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Verdana" svg:font-family="Verdana"/>
    <style:font-face style:name="Calibri (Body)" svg:font-family="&quot;Calibri (Body)&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fo:font-weight="bold" style:font-weight-asian="bold" style:font-weight-complex="bold"/>
    </style:style>
    <style:style style:name="ce3" style:family="table-cell" style:parent-style-name="Default" style:data-style-name="N0">
      <style:table-cell-properties style:vertical-align="automatic" fo:wrap-option="wrap" style:repeat-content="false"/>
      <style:paragraph-properties fo:text-align="start" fo:margin-left="0cm"/>
      <style:text-properties fo:font-size="10pt" style:font-size-asian="10pt" style:font-size-complex="10pt"/>
    </style:style>
    <style:style style:name="ce4" style:family="table-cell" style:parent-style-name="Default" style:data-style-name="N0">
      <style:table-cell-properties style:vertical-align="automatic" fo:wrap-option="wrap" fo:background-color="transparent" style:repeat-content="false"/>
      <style:paragraph-properties fo:text-align="start" fo:margin-left="0cm"/>
      <style:text-properties fo:font-size="10pt" style:font-size-asian="10pt" style:font-size-complex="10pt" fo:font-weight="bold" style:font-weight-asian="bold" style:font-weight-complex="bold"/>
    </style:style>
    <style:style style:name="ce5" style:family="table-cell" style:parent-style-name="Default" style:data-style-name="N0">
      <style:table-cell-properties style:vertical-align="automatic" fo:wrap-option="wrap" style:repeat-content="false"/>
      <style:paragraph-properties fo:text-align="start" fo:margin-left="0cm"/>
      <style:text-properties fo:font-size="10pt" style:font-size-asian="10pt" style:font-size-complex="10pt" fo:font-weight="bold" style:font-weight-asian="bold" style:font-weight-complex="bold"/>
    </style:style>
    <style:style style:name="ce6" style:family="table-cell" style:parent-style-name="Default" style:data-style-name="N0">
      <style:table-cell-properties style:vertical-align="automatic" fo:wrap-option="wrap"/>
      <style:text-properties fo:font-size="10pt" style:font-size-asian="10pt" style:font-size-complex="10pt" fo:font-weight="bold" style:font-weight-asian="bold" style:font-weight-complex="bold"/>
    </style:style>
    <style:style style:name="ce7" style:family="table-cell" style:parent-style-name="Default" style:data-style-name="N0">
      <style:table-cell-properties style:vertical-align="automatic" fo:wrap-option="wrap" style:repeat-content="false"/>
      <style:paragraph-properties fo:text-align="center"/>
      <style:text-properties fo:font-size="10pt" style:font-size-asian="10pt" style:font-size-complex="10pt" fo:font-weight="bold" style:font-weight-asian="bold" style:font-weight-complex="bold"/>
    </style:style>
    <style:style style:name="ce8" style:family="table-cell" style:parent-style-name="Default" style:data-style-name="N36">
      <style:table-cell-properties style:vertical-align="automatic" fo:wrap-option="wrap" style:repeat-content="false"/>
      <style:paragraph-properties fo:text-align="center"/>
      <style:text-properties fo:font-size="10pt" style:font-size-asian="10pt" style:font-size-complex="10pt" fo:font-weight="bold" style:font-weight-asian="bold" style:font-weight-complex="bold"/>
    </style:style>
    <style:style style:name="ce9" style:family="table-cell" style:parent-style-name="Default" style:data-style-name="N0">
      <style:table-cell-properties style:vertical-align="automatic" fo:wrap-option="wrap" fo:background-color="#D9D9D9" style:repeat-content="false"/>
      <style:paragraph-properties fo:text-align="center"/>
      <style:text-properties fo:font-size="10pt" style:font-size-asian="10pt" style:font-size-complex="10pt" fo:font-weight="bold" style:font-weight-asian="bold" style:font-weight-complex="bold"/>
    </style:style>
    <style:style style:name="ce10" style:family="table-cell" style:parent-style-name="Default" style:data-style-name="N0">
      <style:table-cell-properties style:vertical-align="automatic" fo:wrap-option="wrap" fo:background-color="#D9D9D9"/>
      <style:text-properties fo:font-size="10pt" style:font-size-asian="10pt" style:font-size-complex="10pt" fo:font-weight="bold" style:font-weight-asian="bold" style:font-weight-complex="bold"/>
    </style:style>
    <style:style style:name="ce11" style:family="table-cell" style:parent-style-name="Default" style:data-style-name="N0">
      <style:table-cell-properties style:vertical-align="automatic" fo:wrap-option="wrap" fo:background-color="#F2F2F2" style:repeat-content="false"/>
      <style:paragraph-properties fo:text-align="center"/>
      <style:text-properties fo:font-size="10pt" style:font-size-asian="10pt" style:font-size-complex="10pt" fo:font-weight="bold" style:font-weight-asian="bold" style:font-weight-complex="bold"/>
    </style:style>
    <style:style style:name="ce12" style:family="table-cell" style:parent-style-name="Default" style:data-style-name="N0">
      <style:table-cell-properties style:vertical-align="automatic" fo:wrap-option="wrap" fo:background-color="#C6D9F1" style:repeat-content="false"/>
      <style:paragraph-properties fo:text-align="center"/>
      <style:text-properties fo:font-size="10pt" style:font-size-asian="10pt" style:font-size-complex="10pt" fo:font-weight="bold" style:font-weight-asian="bold" style:font-weight-complex="bold"/>
    </style:style>
    <style:style style:name="ce13" style:family="table-cell" style:parent-style-name="Default" style:data-style-name="N0">
      <style:table-cell-properties style:vertical-align="automatic" fo:wrap-option="wrap" fo:background-color="#D7E4BD" style:repeat-content="false"/>
      <style:paragraph-properties fo:text-align="center"/>
      <style:text-properties fo:font-size="10pt" style:font-size-asian="10pt" style:font-size-complex="10pt" fo:font-weight="bold" style:font-weight-asian="bold" style:font-weight-complex="bold"/>
    </style:style>
    <style:style style:name="ce14" style:family="table-cell" style:parent-style-name="Default" style:data-style-name="N0">
      <style:table-cell-properties style:vertical-align="automatic" fo:wrap-option="wrap" fo:background-color="#D7E4BD"/>
      <style:text-properties fo:font-size="10pt" style:font-size-asian="10pt" style:font-size-complex="10pt" fo:font-weight="bold" style:font-weight-asian="bold" style:font-weight-complex="bold"/>
    </style:style>
    <style:style style:name="ce15" style:family="table-cell" style:parent-style-name="Default" style:data-style-name="N0">
      <style:table-cell-properties style:vertical-align="automatic" fo:wrap-option="wrap" fo:background-color="#DDD9C3" style:repeat-content="false"/>
      <style:paragraph-properties fo:text-align="center"/>
      <style:text-properties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automatic" fo:wrap-option="wrap" fo:background-color="#DCE6F2" style:repeat-content="false"/>
      <style:paragraph-properties fo:text-align="center"/>
      <style:text-properties fo:font-size="10pt" style:font-size-asian="10pt" style:font-size-complex="10pt" fo:font-weight="bold" style:font-weight-asian="bold" style:font-weight-complex="bold"/>
    </style:style>
    <style:style style:name="ce17" style:family="table-cell" style:parent-style-name="Default" style:data-style-name="N0">
      <style:table-cell-properties style:vertical-align="automatic" fo:wrap-option="wrap" fo:background-color="#E6B9B8" style:repeat-content="false"/>
      <style:paragraph-properties fo:text-align="center"/>
      <style:text-properties fo:font-size="10pt" style:font-size-asian="10pt" style:font-size-complex="10pt" fo:font-weight="bold" style:font-weight-asian="bold" style:font-weight-complex="bold"/>
    </style:style>
    <style:style style:name="ce18" style:family="table-cell" style:parent-style-name="Default" style:data-style-name="N0">
      <style:table-cell-properties style:vertical-align="automatic" fo:wrap-option="wrap" fo:background-color="#EBF1DE" style:repeat-content="false"/>
      <style:paragraph-properties fo:text-align="center"/>
      <style:text-properties fo:font-size="10pt" style:font-size-asian="10pt" style:font-size-complex="10pt" fo:font-weight="bold" style:font-weight-asian="bold" style:font-weight-complex="bold"/>
    </style:style>
    <style:style style:name="ce19" style:family="table-cell" style:parent-style-name="Default" style:data-style-name="N0">
      <style:table-cell-properties style:vertical-align="automatic" fo:wrap-option="wrap" fo:background-color="#DBEEF4" style:repeat-content="false"/>
      <style:paragraph-properties fo:text-align="center"/>
      <style:text-properties fo:font-size="10pt" style:font-size-asian="10pt" style:font-size-complex="10pt" fo:font-weight="bold" style:font-weight-asian="bold" style:font-weight-complex="bold"/>
    </style:style>
    <style:style style:name="ce20" style:family="table-cell" style:parent-style-name="Default" style:data-style-name="N0">
      <style:table-cell-properties style:vertical-align="automatic" fo:wrap-option="wrap" fo:background-color="#FDEADA" style:repeat-content="false"/>
      <style:paragraph-properties fo:text-align="center"/>
      <style:text-properties fo:font-size="10pt" style:font-size-asian="10pt" style:font-size-complex="10pt" fo:font-weight="bold" style:font-weight-asian="bold" style:font-weight-complex="bold"/>
    </style:style>
    <style:style style:name="ce21" style:family="table-cell" style:parent-style-name="Default" style:data-style-name="N0">
      <style:table-cell-properties style:vertical-align="automatic" fo:wrap-option="wrap" fo:background-color="#F2F2F2" style:repeat-content="false"/>
      <style:paragraph-properties fo:text-align="start" fo:margin-left="0cm"/>
      <style:text-properties fo:font-size="10pt" style:font-size-asian="10pt" style:font-size-complex="10pt" fo:font-weight="bold" style:font-weight-asian="bold" style:font-weight-complex="bold"/>
    </style:style>
    <style:style style:name="ce22" style:family="table-cell" style:parent-style-name="Default" style:data-style-name="N0">
      <style:table-cell-properties style:vertical-align="automatic" fo:wrap-option="wrap" fo:background-color="#F2F2F2" style:repeat-content="false"/>
      <style:paragraph-properties fo:text-align="center"/>
      <style:text-properties fo:font-size="10pt" style:font-size-asian="10pt" style:font-size-complex="10pt" fo:font-style="italic" style:font-style-asian="italic" style:font-style-complex="italic" fo:font-weight="bold" style:font-weight-asian="bold" style:font-weight-complex="bold"/>
    </style:style>
    <style:style style:name="ce23" style:family="table-cell" style:parent-style-name="Default" style:data-style-name="N0">
      <style:table-cell-properties style:vertical-align="automatic" fo:wrap-option="wrap" fo:background-color="#FDEADA" style:repeat-content="false"/>
      <style:paragraph-properties fo:text-align="center"/>
      <style:text-properties fo:color="#FF0000" fo:font-size="10pt" style:font-size-asian="10pt" style:font-size-complex="10pt" fo:font-style="italic" style:font-style-asian="italic" style:font-style-complex="italic" fo:font-weight="bold" style:font-weight-asian="bold" style:font-weight-complex="bold"/>
    </style:style>
    <style:style style:name="ce24" style:family="table-cell" style:parent-style-name="Default" style:data-style-name="N0">
      <style:table-cell-properties style:vertical-align="automatic" fo:wrap-option="wrap" fo:background-color="#FDEADA" style:repeat-content="false"/>
      <style:paragraph-properties fo:text-align="center"/>
      <style:text-properties style:font-name="Calibri (Body)" style:font-name-asian="Calibri (Body)" style:font-name-complex="Calibri (Body)" fo:font-size="10pt" style:font-size-asian="10pt" style:font-size-complex="10pt" fo:font-weight="bold" style:font-weight-asian="bold" style:font-weight-complex="bold"/>
    </style:style>
    <style:style style:name="ce25" style:family="table-cell" style:parent-style-name="Default" style:data-style-name="N0">
      <style:table-cell-properties style:vertical-align="automatic" fo:wrap-option="wrap" fo:background-color="#FCD5B5" style:repeat-content="false"/>
      <style:paragraph-properties fo:text-align="center"/>
      <style:text-properties fo:font-size="10pt" style:font-size-asian="10pt" style:font-size-complex="10pt" fo:font-weight="bold" style:font-weight-asian="bold" style:font-weight-complex="bold"/>
    </style:style>
    <style:style style:name="ce26" style:family="table-cell" style:parent-style-name="Default" style:data-style-name="N0">
      <style:table-cell-properties style:vertical-align="automatic" fo:wrap-option="wrap" fo:background-color="#B9CDE5" style:repeat-content="false"/>
      <style:paragraph-properties fo:text-align="center"/>
      <style:text-properties fo:font-size="10pt" style:font-size-asian="10pt" style:font-size-complex="10pt" fo:font-weight="bold" style:font-weight-asian="bold" style:font-weight-complex="bold"/>
    </style:style>
    <style:style style:name="ce27" style:family="table-cell" style:parent-style-name="Default" style:data-style-name="N0">
      <style:table-cell-properties style:vertical-align="automatic" fo:wrap-option="wrap" fo:background-color="#95B3D7" style:repeat-content="false"/>
      <style:paragraph-properties fo:text-align="center"/>
      <style:text-properties fo:font-size="10pt" style:font-size-asian="10pt" style:font-size-complex="10pt" fo:font-weight="bold" style:font-weight-asian="bold" style:font-weight-complex="bold"/>
    </style:style>
    <style:style style:name="ce28" style:family="table-cell" style:parent-style-name="Default" style:data-style-name="N0">
      <style:table-cell-properties style:vertical-align="automatic" fo:wrap-option="wrap" fo:background-color="#EEECE1" style:repeat-content="false"/>
      <style:paragraph-properties fo:text-align="center"/>
      <style:text-properties fo:font-size="10pt" style:font-size-asian="10pt" style:font-size-complex="10pt" fo:font-weight="bold" style:font-weight-asian="bold" style:font-weight-complex="bold"/>
    </style:style>
    <style:style style:name="ce29" style:family="table-cell" style:parent-style-name="Default" style:data-style-name="N0">
      <style:table-cell-properties style:vertical-align="automatic" fo:wrap-option="wrap" fo:background-color="#EEECE1" style:repeat-content="false"/>
      <style:paragraph-properties fo:text-align="center"/>
      <style:text-properties fo:color="#FF0000" style:font-name="Calibri (Body)" style:font-name-asian="Calibri (Body)" style:font-name-complex="Calibri (Body)" fo:font-size="10pt" style:font-size-asian="10pt" style:font-size-complex="10pt" fo:font-weight="bold" style:font-weight-asian="bold" style:font-weight-complex="bold"/>
    </style:style>
    <style:style style:name="ce30" style:family="table-cell" style:parent-style-name="Default" style:data-style-name="N0">
      <style:table-cell-properties style:vertical-align="automatic" fo:wrap-option="wrap" fo:background-color="#E6E0EC" style:repeat-content="false"/>
      <style:paragraph-properties fo:text-align="center"/>
      <style:text-properties fo:font-size="10pt" style:font-size-asian="10pt" style:font-size-complex="10pt" fo:font-weight="bold" style:font-weight-asian="bold" style:font-weight-complex="bold"/>
    </style:style>
    <style:style style:name="ce31" style:family="table-cell" style:parent-style-name="Default" style:data-style-name="N0">
      <style:table-cell-properties style:vertical-align="automatic" fo:wrap-option="wrap"/>
      <style:text-properties fo:font-size="10pt" style:font-size-asian="10pt" style:font-size-complex="10pt"/>
    </style:style>
    <style:style style:name="ce32" style:family="table-cell" style:parent-style-name="Default" style:data-style-name="N36">
      <style:table-cell-properties style:vertical-align="automatic" fo:wrap-option="wrap" fo:background-color="transparent" style:repeat-content="false"/>
      <style:paragraph-properties fo:text-align="center"/>
      <style:text-properties fo:font-size="10pt" style:font-size-asian="10pt" style:font-size-complex="10pt"/>
    </style:style>
    <style:style style:name="ce33" style:family="table-cell" style:parent-style-name="Default" style:data-style-name="N0">
      <style:table-cell-properties style:vertical-align="automatic" fo:wrap-option="wrap" style:repeat-content="false"/>
      <style:paragraph-properties fo:text-align="center"/>
      <style:text-properties fo:font-size="10pt" style:font-size-asian="10pt" style:font-size-complex="10pt"/>
    </style:style>
    <style:style style:name="ce34" style:family="table-cell" style:parent-style-name="Default" style:data-style-name="N36">
      <style:table-cell-properties style:vertical-align="automatic" fo:wrap-option="wrap" style:repeat-content="false"/>
      <style:paragraph-properties fo:text-align="center"/>
      <style:text-properties fo:font-size="10pt" style:font-size-asian="10pt" style:font-size-complex="10pt"/>
    </style:style>
    <style:style style:name="ce35"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fo:font-weight="bold" style:font-weight-asian="bold" style:font-weight-complex="bold"/>
    </style:style>
    <style:style style:name="ce36" style:family="table-cell" style:parent-style-name="Default" style:data-style-name="N0">
      <style:table-cell-properties style:vertical-align="automatic" fo:wrap-option="wrap" fo:background-color="transparent" style:repeat-content="false"/>
      <style:paragraph-properties fo:text-align="center"/>
      <style:text-properties fo:font-size="10pt" style:font-size-asian="10pt" style:font-size-complex="10pt"/>
    </style:style>
    <style:style style:name="ce37" style:family="table-cell" style:parent-style-name="Default" style:data-style-name="N20">
      <style:table-cell-properties style:vertical-align="automatic" fo:wrap-option="wrap" style:repeat-content="false"/>
      <style:paragraph-properties fo:text-align="start" fo:margin-left="0cm"/>
      <style:text-properties fo:font-size="10pt" style:font-size-asian="10pt" style:font-size-complex="10pt"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text-properties fo:font-size="10pt" style:font-size-asian="10pt" style:font-size-complex="10pt"/>
    </style:style>
    <style:style style:name="ce39"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0" style:family="table-cell" style:parent-style-name="Excel_32_Built-in_32_Hyperlink" style:data-style-name="N0">
      <style:table-cell-properties style:vertical-align="automatic" fo:wrap-option="wrap" fo:background-color="transparent" style:cell-protect="protected" style:repeat-content="false"/>
      <style:paragraph-properties fo:text-align="center"/>
      <style:text-properties fo:color="#0000FF" style:font-name="Calibri" style:font-name-asian="Calibri" style:font-name-complex="Calibri" fo:font-size="10pt" style:font-size-asian="10pt" style:font-size-complex="10pt" style:text-underline-style="none" style:text-underline-type="none"/>
    </style:style>
    <style:style style:name="ce41" style:family="table-cell" style:parent-style-name="Excel_32_Built-in_32_Hyperlink" style:data-style-name="N0">
      <style:table-cell-properties style:vertical-align="automatic" fo:wrap-option="wrap" fo:background-color="transparent" style:cell-protect="protected" style:repeat-content="false"/>
      <style:paragraph-properties fo:text-align="center"/>
      <style:text-properties fo:color="#0000FF" style:font-name="Calibri" style:font-name-asian="Calibri" style:font-name-complex="Calibri" fo:font-size="10pt" style:font-size-asian="10pt" style:font-size-complex="10pt" style:text-underline-style="solid" style:text-underline-type="single"/>
    </style:style>
    <style:style style:name="ce4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43" style:family="table-cell" style:parent-style-name="Default" style:data-style-name="N0">
      <style:table-cell-properties style:vertical-align="automatic" style:repeat-content="false"/>
      <style:paragraph-properties fo:text-align="center"/>
      <style:text-properties fo:font-size="10pt" style:font-size-asian="10pt" style:font-size-complex="10pt"/>
    </style:style>
    <style:style style:name="ce44" style:family="table-cell" style:parent-style-name="Default" style:data-style-name="N0">
      <style:text-properties fo:font-style="italic" style:font-style-asian="italic" style:font-style-complex="italic" fo:font-weight="bold" style:font-weight-asian="bold" style:font-weight-complex="bold"/>
    </style:style>
    <style:style style:name="ce45" style:family="table-cell" style:parent-style-name="Default" style:data-style-name="N0">
      <style:table-cell-properties fo:background-color="#E6E0EC"/>
      <style:text-properties fo:font-style="italic" style:font-style-asian="italic" style:font-style-complex="italic" fo:font-weight="bold" style:font-weight-asian="bold" style:font-weight-complex="bold"/>
    </style:style>
    <style:style style:name="ce46" style:family="table-cell" style:parent-style-name="Default" style:data-style-name="N0">
      <style:table-cell-properties fo:background-color="#E6B9B8"/>
      <style:text-properties fo:font-style="italic" style:font-style-asian="italic" style:font-style-complex="italic" fo:font-weight="bold" style:font-weight-asian="bold" style:font-weight-complex="bold"/>
    </style:style>
    <style:style style:name="ce47" style:family="table-cell" style:parent-style-name="Default" style:data-style-name="N0">
      <style:text-properties fo:font-weight="bold" style:font-weight-asian="bold" style:font-weight-complex="bold"/>
    </style:style>
    <style:style style:name="ce48" style:family="table-cell" style:parent-style-name="Default" style:data-style-name="N0">
      <style:text-properties fo:font-size="10pt" style:font-size-asian="10pt" style:font-size-complex="10pt" fo:font-weight="bold" style:font-weight-asian="bold" style:font-weight-complex="bold"/>
    </style:style>
    <style:style style:name="ce49" style:family="table-cell" style:parent-style-name="Default" style:data-style-name="N0">
      <style:table-cell-properties style:vertical-align="automatic"/>
      <style:text-properties fo:font-size="10pt" style:font-size-asian="10pt" style:font-size-complex="10pt"/>
    </style:style>
    <style:style style:name="ce50" style:family="table-cell" style:parent-style-name="Default" style:data-style-name="N0">
      <style:text-properties fo:font-size="10pt" style:font-size-asian="10pt" style:font-size-complex="10pt"/>
    </style:style>
    <style:style style:name="T1"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87375cm"/>
    </style:style>
    <style:style style:name="co2" style:family="table-column">
      <style:table-column-properties fo:break-before="auto" style:column-width="6.19125cm"/>
    </style:style>
    <style:style style:name="co3" style:family="table-column">
      <style:table-column-properties fo:break-before="auto" style:column-width="2.19604166666667cm"/>
    </style:style>
    <style:style style:name="co4" style:family="table-column">
      <style:table-column-properties fo:break-before="auto" style:column-width="2.43416666666667cm"/>
    </style:style>
    <style:style style:name="co5" style:family="table-column">
      <style:table-column-properties fo:break-before="auto" style:column-width="5.37104166666667cm"/>
    </style:style>
    <style:style style:name="co6" style:family="table-column">
      <style:table-column-properties fo:break-before="auto" style:column-width="2.619375cm"/>
    </style:style>
    <style:style style:name="co7" style:family="table-column">
      <style:table-column-properties fo:break-before="auto" style:column-width="3.413125cm"/>
    </style:style>
    <style:style style:name="co8" style:family="table-column">
      <style:table-column-properties fo:break-before="auto" style:column-width="2.8575cm"/>
    </style:style>
    <style:style style:name="co9" style:family="table-column">
      <style:table-column-properties fo:break-before="auto" style:column-width="9.57791666666667cm"/>
    </style:style>
    <style:style style:name="co10" style:family="table-column">
      <style:table-column-properties fo:break-before="auto" style:column-width="4.47145833333333cm"/>
    </style:style>
    <style:style style:name="co11" style:family="table-column">
      <style:table-column-properties fo:break-before="auto" style:column-width="1.61395833333333cm"/>
    </style:style>
    <style:style style:name="co12" style:family="table-column">
      <style:table-column-properties fo:break-before="auto" style:column-width="2.75166666666667cm"/>
    </style:style>
    <style:style style:name="co13" style:family="table-column">
      <style:table-column-properties fo:break-before="auto" style:column-width="5.55625cm"/>
    </style:style>
    <style:style style:name="co14" style:family="table-column">
      <style:table-column-properties fo:break-before="auto" style:column-width="3.30729166666667cm"/>
    </style:style>
    <style:style style:name="co15" style:family="table-column">
      <style:table-column-properties fo:break-before="auto" style:column-width="3.54541666666667cm"/>
    </style:style>
    <style:style style:name="co16" style:family="table-column">
      <style:table-column-properties fo:break-before="auto" style:column-width="5.26520833333333cm"/>
    </style:style>
    <style:style style:name="co17" style:family="table-column">
      <style:table-column-properties fo:break-before="auto" style:column-width="8.20208333333333cm"/>
    </style:style>
    <style:style style:name="co18" style:family="table-column">
      <style:table-column-properties fo:break-before="auto" style:column-width="3.86291666666667cm"/>
    </style:style>
    <style:style style:name="co19" style:family="table-column">
      <style:table-column-properties fo:break-before="auto" style:column-width="5.34458333333333cm"/>
    </style:style>
    <style:style style:name="co20" style:family="table-column">
      <style:table-column-properties fo:break-before="auto" style:column-width="13.6260416666667cm"/>
    </style:style>
    <style:style style:name="co21" style:family="table-column">
      <style:table-column-properties fo:break-before="auto" style:column-width="11.2183333333333cm"/>
    </style:style>
    <style:style style:name="co22" style:family="table-column">
      <style:table-column-properties fo:break-before="auto" style:column-width="8.28145833333333cm"/>
    </style:style>
    <style:style style:name="co23" style:family="table-column">
      <style:table-column-properties fo:break-before="auto" style:column-width="13.0439583333333cm"/>
    </style:style>
    <style:style style:name="co24" style:family="table-column">
      <style:table-column-properties fo:break-before="auto" style:column-width="5.76791666666667cm"/>
    </style:style>
    <style:style style:name="co25" style:family="table-column">
      <style:table-column-properties fo:break-before="auto" style:column-width="6.85270833333333cm"/>
    </style:style>
    <style:style style:name="co26" style:family="table-column">
      <style:table-column-properties fo:break-before="auto" style:column-width="3.75708333333333cm"/>
    </style:style>
    <style:style style:name="co27" style:family="table-column">
      <style:table-column-properties fo:break-before="auto" style:column-width="3.51895833333333cm"/>
    </style:style>
    <style:style style:name="co28" style:family="table-column">
      <style:table-column-properties fo:break-before="auto" style:column-width="4.365625cm"/>
    </style:style>
    <style:style style:name="co29" style:family="table-column">
      <style:table-column-properties fo:break-before="auto" style:column-width="5.45041666666667cm"/>
    </style:style>
    <style:style style:name="co30" style:family="table-column">
      <style:table-column-properties fo:break-before="auto" style:column-width="6.08541666666667cm"/>
    </style:style>
    <style:style style:name="co31" style:family="table-column">
      <style:table-column-properties fo:break-before="auto" style:column-width="6.588125cm"/>
    </style:style>
    <style:style style:name="co32" style:family="table-column">
      <style:table-column-properties fo:break-before="auto" style:column-width="6.13833333333333cm"/>
    </style:style>
    <style:style style:name="co33" style:family="table-column">
      <style:table-column-properties fo:break-before="auto" style:column-width="6.50875cm"/>
    </style:style>
    <style:style style:name="co34" style:family="table-column">
      <style:table-column-properties fo:break-before="auto" style:column-width="8.22854166666667cm"/>
    </style:style>
    <style:style style:name="co35" style:family="table-column">
      <style:table-column-properties fo:break-before="auto" style:column-width="8.67833333333333cm"/>
    </style:style>
    <style:style style:name="co36" style:family="table-column">
      <style:table-column-properties fo:break-before="auto" style:column-width="5.794375cm"/>
    </style:style>
    <style:style style:name="co37" style:family="table-column">
      <style:table-column-properties fo:break-before="auto" style:column-width="6.40291666666667cm"/>
    </style:style>
    <style:style style:name="co38" style:family="table-column">
      <style:table-column-properties fo:break-before="auto" style:column-width="7.09083333333333cm"/>
    </style:style>
    <style:style style:name="co39" style:family="table-column">
      <style:table-column-properties fo:break-before="auto" style:column-width="8.969375cm"/>
    </style:style>
    <style:style style:name="co40" style:family="table-column">
      <style:table-column-properties fo:break-before="auto" style:column-width="8.09625cm"/>
    </style:style>
    <style:style style:name="co41" style:family="table-column">
      <style:table-column-properties fo:break-before="auto" style:column-width="4.86833333333333cm"/>
    </style:style>
    <style:style style:name="co42" style:family="table-column">
      <style:table-column-properties fo:break-before="auto" style:column-width="4.41854166666667cm"/>
    </style:style>
    <style:style style:name="co43" style:family="table-column">
      <style:table-column-properties fo:break-before="auto" style:column-width="5.23875cm"/>
    </style:style>
    <style:style style:name="co44" style:family="table-column">
      <style:table-column-properties fo:break-before="auto" style:column-width="5.29166666666667cm"/>
    </style:style>
    <style:style style:name="co45" style:family="table-column">
      <style:table-column-properties fo:break-before="auto" style:column-width="4.92125cm"/>
    </style:style>
    <style:style style:name="co46" style:family="table-column">
      <style:table-column-properties fo:break-before="auto" style:column-width="5.13291666666667cm"/>
    </style:style>
    <style:style style:name="co47" style:family="table-column">
      <style:table-column-properties fo:break-before="auto" style:column-width="5.3975cm"/>
    </style:style>
    <style:style style:name="co48" style:family="table-column">
      <style:table-column-properties fo:break-before="auto" style:column-width="5.58270833333333cm"/>
    </style:style>
    <style:style style:name="co49" style:family="table-column">
      <style:table-column-properties fo:break-before="auto" style:column-width="5.68854166666667cm"/>
    </style:style>
    <style:style style:name="co50" style:family="table-column">
      <style:table-column-properties fo:break-before="auto" style:column-width="2.32833333333333cm"/>
    </style:style>
    <style:style style:name="co51" style:family="table-column">
      <style:table-column-properties fo:break-before="auto" style:column-width="1.71979166666667cm"/>
    </style:style>
    <style:style style:name="co52" style:family="table-column">
      <style:table-column-properties fo:break-before="auto" style:column-width="1.69333333333333cm"/>
    </style:style>
    <style:style style:name="co53" style:family="table-column">
      <style:table-column-properties fo:break-before="auto" style:column-width="3.12208333333333cm"/>
    </style:style>
    <style:style style:name="co54" style:family="table-column">
      <style:table-column-properties fo:break-before="auto" style:column-width="4.33916666666667cm"/>
    </style:style>
    <style:style style:name="ro1" style:family="table-row">
      <style:table-row-properties style:row-height="73.5pt" style:use-optimal-row-height="false" fo:break-before="auto"/>
    </style:style>
    <style:style style:name="ro2" style:family="table-row">
      <style:table-row-properties style:row-height="91.5pt" style:use-optimal-row-height="false" fo:break-before="auto"/>
    </style:style>
    <style:style style:name="ro3" style:family="table-row">
      <style:table-row-properties style:row-height="16pt" style:use-optimal-row-height="true" fo:break-before="auto"/>
    </style:style>
    <style:style style:name="ro4" style:family="table-row">
      <style:table-row-properties style:row-height="24.75pt" style:use-optimal-row-height="false" fo:break-before="auto"/>
    </style:style>
    <style:style style:name="ro5" style:family="table-row">
      <style:table-row-properties style:row-height="60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30pt" style:use-optimal-row-height="true" fo:break-before="auto"/>
    </style:style>
    <style:style style:name="ro8" style:family="table-row">
      <style:table-row-properties style:row-height="54pt" style:use-optimal-row-height="false" fo:break-before="auto"/>
    </style:style>
    <style:style style:name="ro9" style:family="table-row">
      <style:table-row-properties style:row-height="75pt" style:use-optimal-row-height="true" fo:break-before="auto"/>
    </style:style>
    <style:style style:name="ro10" style:family="table-row">
      <style:table-row-properties style:row-height="126.75pt" style:use-optimal-row-height="false" fo:break-before="auto"/>
    </style:style>
    <style:style style:name="ro11" style:family="table-row">
      <style:table-row-properties style:row-height="90pt" style:use-optimal-row-height="true" fo:break-before="auto"/>
    </style:style>
    <style:style style:name="ro12" style:family="table-row">
      <style:table-row-properties style:row-height="13.5pt" style:use-optimal-row-height="true" fo:break-before="auto"/>
    </style:style>
    <style:style style:name="ro13" style:family="table-row">
      <style:table-row-properties style:row-height="37.5pt" style:use-optimal-row-height="false" fo:break-before="auto"/>
    </style:style>
    <style:style style:name="ro14" style:family="table-row">
      <style:table-row-properties style:row-height="15.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Data" table:style-name="ta1">
        <table:table-column table:style-name="co1" table:default-cell-style-name="ce31"/>
        <table:table-column table:style-name="co2" table:default-cell-style-name="ce3"/>
        <table:table-column table:style-name="co2" table:default-cell-style-name="ce4"/>
        <table:table-column table:style-name="co3" table:number-columns-repeated="2" table:default-cell-style-name="ce5"/>
        <table:table-column table:style-name="co4" table:default-cell-style-name="ce3"/>
        <table:table-column table:style-name="co5" table:default-cell-style-name="ce3"/>
        <table:table-column table:style-name="co6" table:default-cell-style-name="ce31" table:visibility="collapse"/>
        <table:table-column table:style-name="co7" table:default-cell-style-name="ce31" table:visibility="collapse"/>
        <table:table-column table:style-name="co8" table:default-cell-style-name="ce31" table:visibility="collapse"/>
        <table:table-column table:style-name="co9" table:default-cell-style-name="ce31" table:visibility="collapse"/>
        <table:table-column table:style-name="co10" table:default-cell-style-name="ce31" table:visibility="collapse"/>
        <table:table-column table:style-name="co11" table:default-cell-style-name="ce31" table:visibility="collapse"/>
        <table:table-column table:style-name="co12" table:default-cell-style-name="ce31" table:visibility="collapse"/>
        <table:table-column table:style-name="co13" table:default-cell-style-name="ce31" table:visibility="collapse"/>
        <table:table-column table:style-name="co14" table:default-cell-style-name="ce31" table:visibility="collapse"/>
        <table:table-column table:style-name="co15" table:default-cell-style-name="ce31" table:visibility="collapse"/>
        <table:table-column table:style-name="co16" table:default-cell-style-name="ce31" table:visibility="collapse"/>
        <table:table-column table:style-name="co17" table:default-cell-style-name="ce31" table:visibility="collapse"/>
        <table:table-column table:style-name="co18" table:default-cell-style-name="ce31" table:visibility="collapse"/>
        <table:table-column table:style-name="co19" table:default-cell-style-name="ce31" table:visibility="collapse"/>
        <table:table-column table:style-name="co20" table:default-cell-style-name="ce31" table:visibility="collapse"/>
        <table:table-column table:style-name="co21" table:default-cell-style-name="ce31" table:visibility="collapse"/>
        <table:table-column table:style-name="co22" table:default-cell-style-name="ce31" table:visibility="collapse"/>
        <table:table-column table:style-name="co23" table:default-cell-style-name="ce31" table:visibility="collapse"/>
        <table:table-column table:style-name="co24" table:default-cell-style-name="ce31" table:visibility="collapse"/>
        <table:table-column table:style-name="co25" table:default-cell-style-name="ce3"/>
        <table:table-column table:style-name="co7" table:default-cell-style-name="ce34"/>
        <table:table-column table:style-name="co26" table:default-cell-style-name="ce34"/>
        <table:table-column table:style-name="co27" table:default-cell-style-name="ce33"/>
        <table:table-column table:style-name="co28" table:default-cell-style-name="ce31"/>
        <table:table-column table:style-name="co29" table:number-columns-repeated="3" table:default-cell-style-name="ce31"/>
        <table:table-column table:style-name="co30" table:number-columns-repeated="4" table:default-cell-style-name="ce33"/>
        <table:table-column table:style-name="co19" table:default-cell-style-name="ce31"/>
        <table:table-column table:style-name="co30" table:number-columns-repeated="10" table:default-cell-style-name="ce33"/>
        <table:table-column table:style-name="co31" table:number-columns-repeated="2" table:default-cell-style-name="ce33"/>
        <table:table-column table:style-name="co30" table:number-columns-repeated="3" table:default-cell-style-name="ce33"/>
        <table:table-column table:style-name="co32" table:default-cell-style-name="ce33"/>
        <table:table-column table:style-name="co33" table:default-cell-style-name="ce33"/>
        <table:table-column table:style-name="co30" table:number-columns-repeated="20" table:default-cell-style-name="ce33"/>
        <table:table-column table:style-name="co34" table:default-cell-style-name="ce33"/>
        <table:table-column table:style-name="co30" table:number-columns-repeated="3" table:default-cell-style-name="ce33"/>
        <table:table-column table:style-name="co35" table:default-cell-style-name="ce33"/>
        <table:table-column table:style-name="co30" table:number-columns-repeated="3" table:default-cell-style-name="ce33"/>
        <table:table-column table:style-name="co36" table:default-cell-style-name="ce33"/>
        <table:table-column table:style-name="co30" table:number-columns-repeated="17" table:default-cell-style-name="ce33"/>
        <table:table-column table:style-name="co19" table:default-cell-style-name="ce33"/>
        <table:table-column table:style-name="co30" table:number-columns-repeated="15" table:default-cell-style-name="ce33"/>
        <table:table-column table:style-name="co37" table:default-cell-style-name="ce33"/>
        <table:table-column table:style-name="co30" table:number-columns-repeated="75" table:default-cell-style-name="ce33"/>
        <table:table-column table:style-name="co38" table:default-cell-style-name="ce33"/>
        <table:table-column table:style-name="co30" table:number-columns-repeated="20" table:default-cell-style-name="ce33"/>
        <table:table-column table:style-name="co39" table:default-cell-style-name="ce33"/>
        <table:table-column table:style-name="co30" table:number-columns-repeated="3" table:default-cell-style-name="ce33"/>
        <table:table-column table:style-name="co40" table:default-cell-style-name="ce33"/>
        <table:table-column table:style-name="co41" table:default-cell-style-name="ce33"/>
        <table:table-column table:style-name="co42" table:default-cell-style-name="ce33"/>
        <table:table-column table:style-name="co43" table:default-cell-style-name="ce33"/>
        <table:table-column table:style-name="co30" table:default-cell-style-name="ce33"/>
        <table:table-column table:style-name="co19" table:default-cell-style-name="ce33"/>
        <table:table-column table:style-name="co44" table:default-cell-style-name="ce33"/>
        <table:table-column table:style-name="co19" table:default-cell-style-name="ce33"/>
        <table:table-column table:style-name="co41" table:default-cell-style-name="ce33"/>
        <table:table-column table:style-name="co45" table:default-cell-style-name="ce33"/>
        <table:table-column table:style-name="co46" table:default-cell-style-name="ce33"/>
        <table:table-column table:style-name="co47" table:default-cell-style-name="ce33"/>
        <table:table-column table:style-name="co48" table:default-cell-style-name="ce33"/>
        <table:table-column table:style-name="co30" table:default-cell-style-name="ce33"/>
        <table:table-column table:style-name="co49" table:default-cell-style-name="ce33"/>
        <table:table-column table:style-name="co30" table:number-columns-repeated="9" table:default-cell-style-name="ce33"/>
        <table:table-column table:style-name="co1" table:default-cell-style-name="ce33"/>
        <table:table-column table:style-name="co30" table:default-cell-style-name="ce33"/>
        <table:table-column table:style-name="co50" table:number-columns-repeated="779" table:default-cell-style-name="ce31"/>
        <table:table-column table:style-name="co51" table:number-columns-repeated="15360" table:default-cell-style-name="ce1"/>
        <table:table-row table:style-name="ro1">
          <table:table-cell office:value-type="string" table:style-name="ce2">
            <text:p>Loom characters: Kra-Dai looms. Assembled by Christopher Buckley. July 2024.</text:p>
          </table:table-cell>
          <table:table-cell office:value-type="string" table:style-name="ce3">
            <text:p>"x" or text entry in a cell indicates that the character is present. Blank = absent. "?" = uncertain. Data entries are converted to "1", "0" or "?" on the second sheet.</text:p>
          </table:table-cell>
          <table:table-cell table:style-name="ce4"/>
          <table:table-cell table:number-columns-repeated="2" table:style-name="ce5"/>
          <table:table-cell table:style-name="ce6"/>
          <table:table-cell table:style-name="ce5"/>
          <table:table-cell table:number-columns-repeated="3" table:style-name="ce7"/>
          <table:table-cell table:style-name="ce6"/>
          <table:table-cell office:value-type="string" table:style-name="ce6">
            <text:p>Human Area Files Data</text:p>
          </table:table-cell>
          <table:table-cell table:number-columns-repeated="3" table:style-name="ce6"/>
          <table:table-cell table:style-name="ce7"/>
          <table:table-cell table:number-columns-repeated="10" table:style-name="ce6"/>
          <table:table-cell table:style-name="ce5"/>
          <table:table-cell table:number-columns-repeated="2" table:style-name="ce8"/>
          <table:table-cell office:value-type="string" table:style-name="ce9">
            <text:p>Warp configuration/ orientation</text:p>
          </table:table-cell>
          <table:table-cell table:number-columns-repeated="3" table:style-name="ce10"/>
          <table:table-cell office:value-type="string" table:style-name="ce11">
            <text:p>Cloth/web fixing (fixing located nearest to leading edge of web). For cloth beams attached to weaver's waist, include entry under Warp fixing - body tensioning.</text:p>
          </table:table-cell>
          <table:table-cell office:value-type="string" table:style-name="ce12">
            <text:p>Warp fixing and tensioning</text:p>
          </table:table-cell>
          <table:table-cell table:number-columns-repeated="2" table:style-name="ce12"/>
          <table:table-cell office:value-type="string" table:style-name="ce13">
            <text:p>Body-tensioning</text:p>
          </table:table-cell>
          <table:table-cell table:style-name="ce14"/>
          <table:table-cell office:value-type="string" table:style-name="ce15">
            <text:p>Horizontal base frame</text:p>
          </table:table-cell>
          <table:table-cell table:style-name="ce15"/>
          <table:table-cell office:value-type="string" table:style-name="ce16">
            <text:p>Horizontal base frame supports</text:p>
          </table:table-cell>
          <table:table-cell table:style-name="ce16"/>
          <table:table-cell office:value-type="string" table:style-name="ce17">
            <text:p>Horizontal base frame characters</text:p>
          </table:table-cell>
          <table:table-cell table:style-name="ce17"/>
          <table:table-cell office:value-type="string" table:style-name="ce18">
            <text:p>Rear uprights</text:p>
          </table:table-cell>
          <table:table-cell table:number-columns-repeated="2" table:style-name="ce18"/>
          <table:table-cell office:value-type="string" table:style-name="ce13">
            <text:p>Elaboration of rear uprights: H-frame character (redundant for some analyses)</text:p>
          </table:table-cell>
          <table:table-cell office:value-type="string" table:style-name="ce13">
            <text:p>Rear supports with additional features (usually linked by one or more horizontal bars = H-frame)</text:p>
          </table:table-cell>
          <table:table-cell table:number-columns-repeated="4" table:style-name="ce13"/>
          <table:table-cell office:value-type="string" table:style-name="ce9">
            <text:p>Warp beams located behind rear uprights</text:p>
          </table:table-cell>
          <table:table-cell table:number-columns-repeated="5" table:style-name="ce9"/>
          <table:table-cell office:value-type="string" table:style-name="ce17">
            <text:p>Front uprights (above base frame)</text:p>
          </table:table-cell>
          <table:table-cell table:style-name="ce17"/>
          <table:table-cell office:value-type="string" table:style-name="ce19">
            <text:p>Top bars</text:p>
          </table:table-cell>
          <table:table-cell table:number-columns-repeated="4" table:style-name="ce19"/>
          <table:table-cell office:value-type="string" table:style-name="ce11">
            <text:p>Cloth beam support features in loom frame (see also cloth beam features)</text:p>
          </table:table-cell>
          <table:table-cell table:style-name="ce11"/>
          <table:table-cell office:value-type="string" table:style-name="ce20">
            <text:p>Frame extensions</text:p>
          </table:table-cell>
          <table:table-cell table:number-columns-repeated="2" table:style-name="ce16"/>
          <table:table-cell office:value-type="string" table:style-name="ce11">
            <text:p>Warp beam details (all loom types)</text:p>
          </table:table-cell>
          <table:table-cell table:number-columns-repeated="2" table:style-name="ce11"/>
          <table:table-cell office:value-type="string" table:style-name="ce11">
            <text:p>Warp beam shapes and features</text:p>
          </table:table-cell>
          <table:table-cell table:number-columns-repeated="4" table:style-name="ce11"/>
          <table:table-cell office:value-type="string" table:style-name="ce20">
            <text:p>Fixed beams (set into loom frames) that bend the warp before it reaches the warp beam or warp fixing (excluding warp depression bars related to shed opening)</text:p>
          </table:table-cell>
          <table:table-cell table:number-columns-repeated="5" table:style-name="ce20"/>
          <table:table-cell office:value-type="string" table:style-name="ce21">
            <text:p>Cloth beam details (all loom types)</text:p>
          </table:table-cell>
          <table:table-cell table:number-columns-repeated="6" table:style-name="ce11"/>
          <table:table-cell table:style-name="ce22"/>
          <table:table-cell table:number-columns-repeated="8" table:style-name="ce11"/>
          <table:table-cell office:value-type="string" table:style-name="ce19">
            <text:p>Weaver position</text:p>
          </table:table-cell>
          <table:table-cell table:style-name="ce19"/>
          <table:table-cell office:value-type="string" table:style-name="ce20">
            <text:p>Ground-weave heddle configuration</text:p>
          </table:table-cell>
          <table:table-cell table:style-name="ce23"/>
          <table:table-cell table:number-columns-repeated="2" table:style-name="ce20"/>
          <table:table-cell office:value-type="string" table:style-name="ce20">
            <text:p>Simple heddles - ground weave</text:p>
          </table:table-cell>
          <table:table-cell office:value-type="string" table:style-name="ce24">
            <text:p>Double sided heddles - ground weave</text:p>
          </table:table-cell>
          <table:table-cell table:number-columns-repeated="3" table:style-name="ce20"/>
          <table:table-cell office:value-type="string" table:style-name="ce20">
            <text:p>Heddle construction</text:p>
          </table:table-cell>
          <table:table-cell table:number-columns-repeated="10" table:style-name="ce20"/>
          <table:table-cell office:value-type="string" table:style-name="ce25">
            <text:p>Treadle systems for raising groundweave heddles</text:p>
          </table:table-cell>
          <table:table-cell office:value-type="string" table:style-name="ce25">
            <text:p>Y-rocker treadle systems</text:p>
          </table:table-cell>
          <table:table-cell table:number-columns-repeated="8" table:style-name="ce25"/>
          <table:table-cell office:value-type="string" table:style-name="ce25">
            <text:p>Heddle-treadle linkages</text:p>
          </table:table-cell>
          <table:table-cell table:number-columns-repeated="12" table:style-name="ce25"/>
          <table:table-cell office:value-type="string" table:style-name="ce26">
            <text:p>Natural shed opening aids (shed sticks etc)</text:p>
          </table:table-cell>
          <table:table-cell table:number-columns-repeated="8" table:style-name="ce26"/>
          <table:table-cell office:value-type="string" table:style-name="ce27">
            <text:p>Warp depression bars</text:p>
          </table:table-cell>
          <table:table-cell table:number-columns-repeated="3" table:style-name="ce27"/>
          <table:table-cell office:value-type="string" table:style-name="ce28">
            <text:p>Warp opening and beating aids, other weaving aids</text:p>
          </table:table-cell>
          <table:table-cell table:number-columns-repeated="2" table:style-name="ce28"/>
          <table:table-cell table:style-name="ce29"/>
          <table:table-cell table:style-name="ce28"/>
          <table:table-cell office:value-type="string" table:style-name="ce20">
            <text:p>Temples and width controlling devices</text:p>
          </table:table-cell>
          <table:table-cell table:number-columns-repeated="3" table:style-name="ce20"/>
          <table:table-cell office:value-type="string" table:style-name="ce19">
            <text:p>Reeds, coil rods and other warp spacers and ordering devices</text:p>
          </table:table-cell>
          <table:table-cell table:number-columns-repeated="8" table:style-name="ce19"/>
          <table:table-cell office:value-type="string" table:style-name="ce7">
            <text:p>Other</text:p>
          </table:table-cell>
          <table:table-cell office:value-type="string" table:style-name="ce13">
            <text:p>Yarn insertion</text:p>
          </table:table-cell>
          <table:table-cell table:number-columns-repeated="8" table:style-name="ce13"/>
          <table:table-cell office:value-type="string" table:style-name="ce30">
            <text:p>Pickup stick/ warps raised manually (used for patterning)</text:p>
          </table:table-cell>
          <table:table-cell table:number-columns-repeated="5" table:style-name="ce30"/>
          <table:table-cell office:value-type="string" table:style-name="ce30">
            <text:p>Simple (one-sided) heddles - patterning and twills</text:p>
          </table:table-cell>
          <table:table-cell table:number-columns-repeated="6" table:style-name="ce30"/>
          <table:table-cell office:value-type="string" table:style-name="ce30">
            <text:p>Bidirectional heddles - patterning and twills</text:p>
          </table:table-cell>
          <table:table-cell table:style-name="ce30"/>
          <table:table-cell office:value-type="string" table:style-name="ce30">
            <text:p>Location of additional heddles</text:p>
          </table:table-cell>
          <table:table-cell table:number-columns-repeated="2" table:style-name="ce30"/>
          <table:table-cell office:value-type="string" table:style-name="ce30">
            <text:p>Warp opening rods - patterning</text:p>
          </table:table-cell>
          <table:table-cell table:style-name="ce30"/>
          <table:table-cell office:value-type="string" table:style-name="ce30">
            <text:p>Temporary warp opening rods - patterning (not including temporary rods used in conjunction with complex patterning systems)</text:p>
          </table:table-cell>
          <table:table-cell table:number-columns-repeated="3" table:style-name="ce30"/>
          <table:table-cell office:value-type="string" table:style-name="ce30">
            <text:p>Warp patterning: arrangements that separate pattern warp from main warp</text:p>
          </table:table-cell>
          <table:table-cell table:style-name="ce30"/>
          <table:table-cell office:value-type="string" table:style-name="ce30">
            <text:p>Multi-heddle pattern recording system</text:p>
          </table:table-cell>
          <table:table-cell office:value-type="string" table:style-name="ce17">
            <text:p>Complex pattern recording systems</text:p>
          </table:table-cell>
          <table:table-cell table:number-columns-repeated="18" table:style-name="ce17"/>
          <table:table-cell office:value-type="string" table:style-name="ce17">
            <text:p>Mechanical systems for raising complex pattern heddles</text:p>
          </table:table-cell>
          <table:table-cell table:number-columns-repeated="10" table:style-name="ce17"/>
          <table:table-cell table:number-columns-repeated="16139" table:style-name="ce6"/>
        </table:table-row>
        <table:table-row table:style-name="ro2">
          <table:table-cell table:style-name="ce31"/>
          <table:table-cell office:value-type="string" table:style-name="ce3">
            <text:p>Old loom name (used in Boudot and Buckley 2016, Buckley and Boudot 2017)</text:p>
          </table:table-cell>
          <table:table-cell office:value-type="string" table:style-name="ce4">
            <text:p>Name used in this study</text:p>
          </table:table-cell>
          <table:table-cell office:value-type="string" table:style-name="ce3">
            <text:p>Loom basic type</text:p>
          </table:table-cell>
          <table:table-cell office:value-type="string" table:style-name="ce3">
            <text:p>Complex patterning system</text:p>
          </table:table-cell>
          <table:table-cell office:value-type="string" table:style-name="ce3">
            <text:p>Region/ country</text:p>
          </table:table-cell>
          <table:table-cell office:value-type="string" table:style-name="ce3">
            <text:p>Sub-region</text:p>
          </table:table-cell>
          <table:table-cell office:value-type="string" table:style-name="ce3">
            <text:p>Ethnographic Atlas (code)</text:p>
          </table:table-cell>
          <table:table-cell office:value-type="string" table:style-name="ce3">
            <text:p>EA political complexity (col 32) 0= stateless, 1,2=chiefdoms, 3,4 = larger states</text:p>
          </table:table-cell>
          <table:table-cell office:value-type="string" table:style-name="ce3">
            <text:p>EA weaving (col 44)</text:p>
          </table:table-cell>
          <table:table-cell office:value-type="string" table:style-name="ce3">
            <text:p>EA notes</text:p>
          </table:table-cell>
          <table:table-cell table:style-name="ce3"/>
          <table:table-cell office:value-type="string" table:style-name="ce3">
            <text:p>Code</text:p>
          </table:table-cell>
          <table:table-cell office:value-type="string" table:style-name="ce3">
            <text:p>Name</text:p>
          </table:table-cell>
          <table:table-cell table:style-name="ce3"/>
          <table:table-cell office:value-type="string" table:style-name="ce31">
            <text:p>Island size (square kilometers)</text:p>
          </table:table-cell>
          <table:table-cell office:value-type="string" table:style-name="ce3">
            <text:p>population</text:p>
          </table:table-cell>
          <table:table-cell office:value-type="string" table:style-name="ce3">
            <text:p>village size (largest, persons)</text:p>
          </table:table-cell>
          <table:table-cell office:value-type="string" table:style-name="ce3">
            <text:p>household</text:p>
          </table:table-cell>
          <table:table-cell office:value-type="string" table:style-name="ce3">
            <text:p>subsistence</text:p>
          </table:table-cell>
          <table:table-cell office:value-type="string" table:style-name="ce3">
            <text:p>craft organization (weaving)</text:p>
          </table:table-cell>
          <table:table-cell office:value-type="string" table:style-name="ce3">
            <text:p>kinship</text:p>
          </table:table-cell>
          <table:table-cell office:value-type="string" table:style-name="ce3">
            <text:p>societal ranks/ stratification</text:p>
          </table:table-cell>
          <table:table-cell office:value-type="string" table:style-name="ce3">
            <text:p>political organization (traditional)</text:p>
          </table:table-cell>
          <table:table-cell office:value-type="string" table:style-name="ce3">
            <text:p>Other information on political complexity</text:p>
          </table:table-cell>
          <table:table-cell office:value-type="string" table:style-name="ce3">
            <text:p>Sources</text:p>
          </table:table-cell>
          <table:table-cell office:value-type="string" table:style-name="ce3">
            <text:p>Sources</text:p>
          </table:table-cell>
          <table:table-cell office:value-type="string" table:style-name="ce32">
            <text:p>Latitude</text:p>
          </table:table-cell>
          <table:table-cell office:value-type="string" table:style-name="ce32">
            <text:p>Longitude</text:p>
          </table:table-cell>
          <table:table-cell office:value-type="string" table:style-name="ce33">
            <text:p>Continuous warp</text:p>
          </table:table-cell>
          <table:table-cell office:value-type="string" table:style-name="ce33">
            <text:p>Warp and web are circular</text:p>
          </table:table-cell>
          <table:table-cell office:value-type="string" table:style-name="ce3">
            <text:p>Warp and web are used 'flat' (warp may be wound in a continuous fashion, but it is used flat and a flat web is produced)</text:p>
          </table:table-cell>
          <table:table-cell office:value-type="string" table:style-name="ce3">
            <text:p>Horizontal or near-horizontal orientation</text:p>
          </table:table-cell>
          <table:table-cell office:value-type="string" table:style-name="ce33">
            <text:p>Cloth beam is present (warp and/or web are attached to or wound around this rod)</text:p>
          </table:table-cell>
          <table:table-cell office:value-type="string" table:style-name="ce33">
            <text:p>Position of cloth beam is fixed by attachment to (or being wedged behind, for example) a fixed support (eg stakes in ground, loom frame)</text:p>
          </table:table-cell>
          <table:table-cell office:value-type="string" table:style-name="ce33">
            <text:p>Warp, or a cord attached to the warp, is tied in a bunch to an external point (not secured to warp beam)</text:p>
          </table:table-cell>
          <table:table-cell office:value-type="string" table:style-name="ce33">
            <text:p>Warp beam is present: the warp is attached to or wound around this beam, or passes around this beam before being secured to another point or beam.</text:p>
          </table:table-cell>
          <table:table-cell office:value-type="string" table:style-name="ce33">
            <text:p>Warp is tensioned by the weaver's body by attaching cloth beam to a backstrap (a type of body tensioning)</text:p>
          </table:table-cell>
          <table:table-cell office:value-type="string" table:style-name="ce3">
            <text:p>Warp beam is braced behind the weaver's feet (subset of back-tensioned looms). If this character is not present, the warp beam is assumed to be fixed externally.</text:p>
          </table:table-cell>
          <table:table-cell office:value-type="string" table:style-name="ce33">
            <text:p>Rigid rectangular frame or frame-base, approximately horizontal, usually (but not always) supported on pillars. May form base of overhead frame components. Not including simple types that rest directly on the ground</text:p>
          </table:table-cell>
          <table:table-cell office:value-type="string" table:style-name="ce33">
            <text:p>base frame members are doubled along warp direction <text:s/>to provide extra rigidity</text:p>
          </table:table-cell>
          <table:table-cell office:value-type="string" table:style-name="ce33">
            <text:p>2 supporting pillars near warp beam</text:p>
          </table:table-cell>
          <table:table-cell office:value-type="string" table:style-name="ce33">
            <text:p>2 supporting pillars near cloth beam</text:p>
          </table:table-cell>
          <table:table-cell office:value-type="string" table:style-name="ce33">
            <text:p>base frame is strictly horizontal</text:p>
          </table:table-cell>
          <table:table-cell office:value-type="string" table:style-name="ce33">
            <text:p>base frame slopes upward to warp beam at slight angle</text:p>
          </table:table-cell>
          <table:table-cell office:value-type="string" table:style-name="ce33">
            <text:p>Two uprights at the back of the loom. May be vertical, or may slope slightly towards weaver</text:p>
          </table:table-cell>
          <table:table-cell office:value-type="string" table:style-name="ce33">
            <text:p>2 upgrights by warp beam are contiguous with rear supports of loom</text:p>
          </table:table-cell>
          <table:table-cell office:value-type="string" table:style-name="ce33">
            <text:p>Two additional uprights by warp beam (usually placed close to the first pair) provide additional support for the top of the loom frame or cantilever</text:p>
          </table:table-cell>
          <table:table-cell office:value-type="string" table:style-name="ce33">
            <text:p>H-frame: two uprights at the back of the loom, joined by one or more horizontal spars, that may not support any upper frame, but may support various rockers and other devices. Note: if more than one set of uprights is present, primary H-frame (for classification purposes) is the rearmost one.</text:p>
          </table:table-cell>
          <table:table-cell office:value-type="string" table:style-name="ce33">
            <text:p>Rearmost H-frame pillars are located above frame support pillars, but are not contiguous with them (usually lighter spars)</text:p>
          </table:table-cell>
          <table:table-cell office:value-type="string" table:style-name="ce33">
            <text:p>Rearmost H-frame pillars support rocker(s) for heddle(s)</text:p>
          </table:table-cell>
          <table:table-cell office:value-type="string" table:style-name="ce33">
            <text:p>A second set of pillars is present, in front of the main H-frame pillars (ie nearer to weaver, not supporting overhead beams)</text:p>
          </table:table-cell>
          <table:table-cell office:value-type="string" table:style-name="ce33">
            <text:p>Second set of H-frame pillars are contiguous with rear support pillars for horizontal frame</text:p>
          </table:table-cell>
          <table:table-cell office:value-type="string" table:style-name="ce33">
            <text:p>Second set of H-frame pillars: support warp opening rod(s)</text:p>
          </table:table-cell>
          <table:table-cell office:value-type="string" table:style-name="ce33">
            <text:p>Warp beam sits behind uprights at the back of the loom, but has no special slots or holes or pillars (these wb usually have 2 or 4 spokes to stop rotation). May rest on a horizontal support, rest in depressions, or simply hang.</text:p>
          </table:table-cell>
          <table:table-cell office:value-type="string" table:style-name="ce33">
            <text:p>Warp beam is supported by two horizontal or slightly sloping bars rising up behind H-frame pillars</text:p>
          </table:table-cell>
          <table:table-cell office:value-type="string" table:style-name="ce33">
            <text:p>warp beam is set back along the sloping bars (subset of F18)</text:p>
          </table:table-cell>
          <table:table-cell office:value-type="string" table:style-name="ce33">
            <text:p>Warp beam sits in a right-angle behind two upright supports and resting on horizontal bars (as opposed to fitting into holes or slot in the frame, or hanging from cords). Not including Indonesian ground level frames with similar but probably unrelated features</text:p>
          </table:table-cell>
          <table:table-cell office:value-type="string" table:style-name="ce33">
            <text:p>Horizontal bars that support warp beam at the back of the loom are raised above the level of the frame base</text:p>
          </table:table-cell>
          <table:table-cell office:value-type="string" table:style-name="ce33">
            <text:p>Warp beam is hung from cords attached to an upright at the back of a frame, or rests on a couple of nails in the uprights</text:p>
          </table:table-cell>
          <table:table-cell office:value-type="string" table:style-name="ce33">
            <text:p>2 uprights by cloth beam (usually supporting the top part of the loom frame)</text:p>
          </table:table-cell>
          <table:table-cell office:value-type="string" table:style-name="ce33">
            <text:p>2 uprights by cloth beam are contiguous with front supports of loom</text:p>
          </table:table-cell>
          <table:table-cell office:value-type="string" table:style-name="ce33">
            <text:p><text:s/>Horizontal bars at the top of the loom, along the warp direction. Bars are situated approximately above the main horizontal frame. May be supported at both ends, or may be cantilevered.</text:p>
          </table:table-cell>
          <table:table-cell office:value-type="string" table:style-name="ce33">
            <text:p>Cantilever horizontal bars (supported at one end only), supported at warp beam end of the loom</text:p>
          </table:table-cell>
          <table:table-cell office:value-type="string" table:style-name="ce33">
            <text:p>horizontal bars support groundweave heddles</text:p>
          </table:table-cell>
          <table:table-cell office:value-type="string" table:style-name="ce33">
            <text:p>horizontal bars support reed</text:p>
          </table:table-cell>
          <table:table-cell office:value-type="string" table:style-name="ce33">
            <text:p>support bar(s) for heddles and reed are not placed on top of frame, but are slung below it using cords</text:p>
          </table:table-cell>
          <table:table-cell office:value-type="string" table:style-name="ce33">
            <text:p>Cloth beam is set into or attached to pillars attached to horizontal frame elements. Not the same pillars as the rear supports of the loom.</text:p>
          </table:table-cell>
          <table:table-cell office:value-type="string" table:style-name="ce33">
            <text:p>Sub-category of F30: cloth beam has hole in one end and is seated on a peg on a pillar, the other end has another attachment arrangement, eg sits in a cutout slot in a pillar, or a hole in a pillar</text:p>
          </table:table-cell>
          <table:table-cell office:value-type="string" table:style-name="ce33">
            <text:p>Frame extends horizontally behind the rear supports, placing the warp beam some distance further back</text:p>
          </table:table-cell>
          <table:table-cell office:value-type="string" table:style-name="ce33">
            <text:p>Heddles can move along overhead beam as weaving progresses</text:p>
          </table:table-cell>
          <table:table-cell office:value-type="string" table:style-name="ce33">
            <text:p>Heddles/swinging reed bar rest in cup-shaped or V-shaped depressions (subset of F34)</text:p>
          </table:table-cell>
          <table:table-cell office:value-type="string" table:style-name="ce33">
            <text:p>Warp is wound onto the warp beam when weaving commences</text:p>
          </table:table-cell>
          <table:table-cell office:value-type="string" table:style-name="ce33">
            <text:p>Round section warp beam</text:p>
          </table:table-cell>
          <table:table-cell office:value-type="string" table:style-name="ce33">
            <text:p>Square or rectangular section warp beam</text:p>
          </table:table-cell>
          <table:table-cell office:value-type="string" table:style-name="ce33">
            <text:p>Warp beam has paddle-shaped extensions at each end, large and flat, designed to rest on frame behind back uprights and prevent rotation (distinction from some foot-braced looms with small paddles or flattened ends intended for the weaver's feet)</text:p>
          </table:table-cell>
          <table:table-cell office:value-type="string" table:style-name="ce33">
            <text:p>Warp beam is equipped with lightweight spokes which allow the rotation of the beam to be stopped (eg by jamming a stick between the spokes and the loom frame) in order to tension the warp, also used for winding warp threads onto the warp beam (excludes spokes used for other purposes, eg handles for turning the warp beam, and paddle-shaped warp beams)</text:p>
          </table:table-cell>
          <table:table-cell office:value-type="string" table:style-name="ce33">
            <text:p>simple, flat spokes (subset of F55)</text:p>
          </table:table-cell>
          <table:table-cell office:value-type="string" table:style-name="ce33">
            <text:p>Warp beam rotation is stopped against a bar, which has a handle attached that is reach-able by the weaver from the seat at the front of the loom</text:p>
          </table:table-cell>
          <table:table-cell office:value-type="string" table:style-name="ce33">
            <text:p>Warp is padded with sticks or paper or similar</text:p>
          </table:table-cell>
          <table:table-cell office:value-type="string" table:style-name="ce33">
            <text:p>Warp passes over or under a beam that it is not attached to, making an angle in the warp, before it continues to the warp beam or other fixing arrangement</text:p>
          </table:table-cell>
          <table:table-cell office:value-type="string" table:style-name="ce33">
            <text:p>Warp passes around warp beam at the back of frame loom, then around a second beam above.</text:p>
          </table:table-cell>
          <table:table-cell office:value-type="string" table:style-name="ce33">
            <text:p>Warp is fixed to a beam over the weaver's head (subset of F64)</text:p>
          </table:table-cell>
          <table:table-cell office:value-type="string" table:style-name="ce33">
            <text:p>Warp passes around warp beam at the back of the loom, at roughly the same height as the cloth beam, then to a second warp beam that collects the warp, which may be above or below the first beam. Compare "Third Beam" character</text:p>
          </table:table-cell>
          <table:table-cell office:value-type="string" table:style-name="ce33">
            <text:p>second warp beam is below the warp</text:p>
          </table:table-cell>
          <table:table-cell office:value-type="string" table:style-name="ce33">
            <text:p>second warp beam is above the warp</text:p>
          </table:table-cell>
          <table:table-cell office:value-type="string" table:style-name="ce33">
            <text:p>Single cloth beam, not split or doubled</text:p>
          </table:table-cell>
          <table:table-cell office:value-type="string" table:style-name="ce33">
            <text:p>Cloth beam - square section (including split types)</text:p>
          </table:table-cell>
          <table:table-cell office:value-type="string" table:style-name="ce33">
            <text:p>Cloth beam - round section (including split types)</text:p>
          </table:table-cell>
          <table:table-cell office:value-type="string" table:style-name="ce33">
            <text:p>Cloth beam - split or double</text:p>
          </table:table-cell>
          <table:table-cell office:value-type="string" table:style-name="ce33">
            <text:p>offset' clamp</text:p>
          </table:table-cell>
          <table:table-cell office:value-type="string" table:style-name="ce33">
            <text:p>pair of rods, no special adaptation for clamping the warp</text:p>
          </table:table-cell>
          <table:table-cell office:value-type="string" table:style-name="ce33">
            <text:p>Cloth beam - pair of beams that can be used singly or as a pair</text:p>
          </table:table-cell>
          <table:table-cell office:value-type="string" table:style-name="ce33">
            <text:p>Cloth beam - grooved, with narrow stick set into it to secure the warp</text:p>
          </table:table-cell>
          <table:table-cell office:value-type="string" table:style-name="ce33">
            <text:p>Cloth beam - one or more forks at the ends for attaching cloth beam cords</text:p>
          </table:table-cell>
          <table:table-cell office:value-type="string" table:style-name="ce33">
            <text:p>2 forks on one beam</text:p>
          </table:table-cell>
          <table:table-cell office:value-type="string" table:style-name="ce33">
            <text:p>Cloth beam - back strap is secured by a knob behind two forks, cord sits on outer edge of the knob</text:p>
          </table:table-cell>
          <table:table-cell office:value-type="string" table:style-name="ce33">
            <text:p>Cloth beam - square ends, two wooden pieces attached to backstrap fit over the ends to fix backstrap in place</text:p>
          </table:table-cell>
          <table:table-cell office:value-type="string" table:style-name="ce33">
            <text:p>Short length of cloth is wound around cloth beam to help secure it (not all of the finished cloth)</text:p>
          </table:table-cell>
          <table:table-cell office:value-type="string" table:style-name="ce33">
            <text:p>All of the finished cloth is wound onto cloth beam</text:p>
          </table:table-cell>
          <table:table-cell office:value-type="string" table:style-name="ce33">
            <text:p>Cloth beam - <text:s/>holes pierced from 2 directions, so beam can be placed on pegs and rotated 90 degrees to wind cloth</text:p>
          </table:table-cell>
          <table:table-cell office:value-type="string" table:style-name="ce33">
            <text:p>Cloth beam rotation is stopped by a peg sticking out, secured to frame via cord or other obstruction (frame looms)</text:p>
          </table:table-cell>
          <table:table-cell office:value-type="string" table:style-name="ce33">
            <text:p>On the ground (or close to it)</text:p>
          </table:table-cell>
          <table:table-cell office:value-type="string" table:style-name="ce33">
            <text:p>Seat is integral to loom (not including planks laid across ground-level Indonesian frames)</text:p>
          </table:table-cell>
          <table:table-cell office:value-type="string" table:style-name="ce33">
            <text:p>1A lower warp heddle- up</text:p>
          </table:table-cell>
          <table:table-cell office:value-type="string" table:style-name="ce33">
            <text:p>1B lower warp heddle - down</text:p>
          </table:table-cell>
          <table:table-cell office:value-type="string" table:style-name="ce33">
            <text:p>2A upper warp heddle - up</text:p>
          </table:table-cell>
          <table:table-cell office:value-type="string" table:style-name="ce33">
            <text:p>2B upper warp heddle - down</text:p>
          </table:table-cell>
          <table:table-cell office:value-type="string" table:style-name="ce33">
            <text:p>Heddle - simple only (heddle loops attached to one side of warp only, no bidirectional heddles)</text:p>
          </table:table-cell>
          <table:table-cell office:value-type="string" table:style-name="ce33">
            <text:p>Heddle - double sided (two sets of heddle loops, one above the warp and one below, attached to the same warps)</text:p>
          </table:table-cell>
          <table:table-cell office:value-type="string" table:style-name="ce33">
            <text:p>Double sided heddles pull in both directions (ie warp passes through loop or eye at the center of the heddle - also called a clasped heddle)</text:p>
          </table:table-cell>
          <table:table-cell office:value-type="string" table:style-name="ce33">
            <text:p>One or two pair(s) of double-sided heddles are joined together</text:p>
          </table:table-cell>
          <table:table-cell office:value-type="string" table:style-name="ce33">
            <text:p>Heddle type: movable simple heddle raised directly by hand, no external support</text:p>
          </table:table-cell>
          <table:table-cell office:value-type="string" table:style-name="ce33">
            <text:p>Heddle: wound continuous heddle</text:p>
          </table:table-cell>
          <table:table-cell office:value-type="string" table:style-name="ce33">
            <text:p>heddle winding: spiral continuous</text:p>
          </table:table-cell>
          <table:table-cell office:value-type="string" table:style-name="ce33">
            <text:p>heddle winding: alternate continuous</text:p>
          </table:table-cell>
          <table:table-cell office:value-type="string" table:style-name="ce33">
            <text:p>Heddle: individual loops</text:p>
          </table:table-cell>
          <table:table-cell office:value-type="string" table:style-name="ce33">
            <text:p>Heddle: tied in bunches to support rod</text:p>
          </table:table-cell>
          <table:table-cell office:value-type="string" table:style-name="ce33">
            <text:p>Additional rods tied tightly on top of heddle rod to secure the heddle threads, control spacing, may also act as handle</text:p>
          </table:table-cell>
          <table:table-cell office:value-type="string" table:style-name="ce33">
            <text:p>heddle rod and "additional rod" on top of heddle may be formed from single bent stick</text:p>
          </table:table-cell>
          <table:table-cell office:value-type="string" table:style-name="ce33">
            <text:p>heddle is wound around upper rod</text:p>
          </table:table-cell>
          <table:table-cell office:value-type="string" table:style-name="ce33">
            <text:p>heddle is wound around lower rod</text:p>
          </table:table-cell>
          <table:table-cell office:value-type="string" table:style-name="ce33">
            <text:p>heddle winding encompasses both rods (not wound around rods individually)</text:p>
          </table:table-cell>
          <table:table-cell office:value-type="string" table:style-name="ce33">
            <text:p>heddle has loose rod inside it, rests on the warp</text:p>
          </table:table-cell>
          <table:table-cell office:value-type="string" table:style-name="ce33">
            <text:p>Foot operated system for raising heddle</text:p>
          </table:table-cell>
          <table:table-cell office:value-type="string" table:style-name="ce33">
            <text:p>Heddle is supported by a two-pronged rocker (Y-rocker) that is attached to the H-frame pillars (primary or secondary set): the back projection is attached to a cord to the weaver's foot allowing it to be raised by depressing the cord</text:p>
          </table:table-cell>
          <table:table-cell office:value-type="string" table:style-name="ce33">
            <text:p>Two parts of rocker are independent (but linked to same foot cord)</text:p>
          </table:table-cell>
          <table:table-cell office:value-type="string" table:style-name="ce33">
            <text:p>Treadle(s) are loops of cord around the weaver's foot</text:p>
          </table:table-cell>
          <table:table-cell office:value-type="string" table:style-name="ce33">
            <text:p>Treadle linkage is pulled around the back of the loom (as opposed to types that pull downwards directly through the loom frame)</text:p>
          </table:table-cell>
          <table:table-cell office:value-type="string" table:style-name="ce33">
            <text:p>Treadle(s) are sticks oriented in same direction as warp (longitudinal)</text:p>
          </table:table-cell>
          <table:table-cell office:value-type="string" table:style-name="ce33">
            <text:p>Short treadles (about same length as weaver's foot)</text:p>
          </table:table-cell>
          <table:table-cell office:value-type="string" table:style-name="ce33">
            <text:p>Long treadles (anything longer than weaver's foot)</text:p>
          </table:table-cell>
          <table:table-cell office:value-type="string" table:style-name="ce33">
            <text:p>Short bars are suspended on cords between heddles and treadles to distribute tension evenly</text:p>
          </table:table-cell>
          <table:table-cell office:value-type="string" table:style-name="ce33">
            <text:p>Treadles are sticks oriented at right angles to warp (transverse)</text:p>
          </table:table-cell>
          <table:table-cell office:value-type="string" table:style-name="ce33">
            <text:p>Heddle(s) are suspended via cords attached to an overhead support (frame, ceiling etc)</text:p>
          </table:table-cell>
          <table:table-cell office:value-type="string" table:style-name="ce33">
            <text:p>Heddle cords pass over a wooden rod</text:p>
          </table:table-cell>
          <table:table-cell office:value-type="string" table:style-name="ce33">
            <text:p>Heddles, which are pulled downwards, are linked together by cords attached to a longitudinal wooden rocker</text:p>
          </table:table-cell>
          <table:table-cell office:value-type="string" table:style-name="ce33">
            <text:p>Single longitudinal rocker (subset of HR13C)</text:p>
          </table:table-cell>
          <table:table-cell office:value-type="string" table:style-name="ce33">
            <text:p>Two separate rockers, side-by-side (subset of HR13C)</text:p>
          </table:table-cell>
          <table:table-cell office:value-type="string" table:style-name="ce33">
            <text:p>Double longitudinal rocker (H-shaped) (subset of HR13C)</text:p>
          </table:table-cell>
          <table:table-cell office:value-type="string" table:style-name="ce33">
            <text:p>Rocker is in a bracket below the level of the top of the loom (subset of HR13C)</text:p>
          </table:table-cell>
          <table:table-cell office:value-type="string" table:style-name="ce33">
            <text:p>Rocker for heddles is the same as that for the reed</text:p>
          </table:table-cell>
          <table:table-cell office:value-type="string" table:style-name="ce33">
            <text:p>Heddle cords pass over pulleys (generally linking pairs together)</text:p>
          </table:table-cell>
          <table:table-cell office:value-type="string" table:style-name="ce33">
            <text:p>Heddles are linked by cords to short bars (heddle horses) just above (generally in pairs)</text:p>
          </table:table-cell>
          <table:table-cell office:value-type="string" table:style-name="ce33">
            <text:p>Short rocker bars system for raising and lowering heddle: short bars (sometimes carved into fish shapes) at the ends, attached to H-frame pillars, that support the heddle on one side and a warp depression bar on the other.</text:p>
          </table:table-cell>
          <table:table-cell office:value-type="string" table:style-name="ce33">
            <text:p>Heddle system incorporates active warp depression bar (so that it is pushed down as the heddle is raised)</text:p>
          </table:table-cell>
          <table:table-cell office:value-type="string" table:style-name="ce33">
            <text:p>Footrest between treadles</text:p>
          </table:table-cell>
          <table:table-cell office:value-type="string" table:style-name="ce33">
            <text:p>Shed stick or other shed holder (inserted into warp) creates a permanent opening in the natural shed for ground weft insertion</text:p>
          </table:table-cell>
          <table:table-cell office:value-type="string" table:style-name="ce33">
            <text:p>Shed stick is cylindrical (not including types fixed to frame)</text:p>
          </table:table-cell>
          <table:table-cell office:value-type="string" table:style-name="ce33">
            <text:p>Shed stick is a frame rather than a simple stick</text:p>
          </table:table-cell>
          <table:table-cell office:value-type="string" table:style-name="ce33">
            <text:p>shed stick is a square section frame</text:p>
          </table:table-cell>
          <table:table-cell office:value-type="string" table:style-name="ce33">
            <text:p>shed stick is an I-section frame</text:p>
          </table:table-cell>
          <table:table-cell office:value-type="string" table:style-name="ce33">
            <text:p>shed opening is created by two rods attached to the loom frame by cords</text:p>
          </table:table-cell>
          <table:table-cell office:value-type="string" table:style-name="ce33">
            <text:p>Shed opener is fixed into horizontal loom frame</text:p>
          </table:table-cell>
          <table:table-cell office:value-type="string" table:style-name="ce33">
            <text:p>Shed stick is attached to a cord or bar, to pull it down to assist in opening natural shed</text:p>
          </table:table-cell>
          <table:table-cell office:value-type="string" table:style-name="ce33">
            <text:p>Shed stick cord is attached to a foot treadle</text:p>
          </table:table-cell>
          <table:table-cell office:value-type="string" table:style-name="ce33">
            <text:p>Warp depression stick: placed on top of warp, just<text:s/><text:span text:style-name="T2">behind</text:span><text:s/>shed stick (used with shed stick when raising heddle shed)</text:p>
          </table:table-cell>
          <table:table-cell office:value-type="string" table:style-name="ce33">
            <text:p>warp depression stick is attached to the frame via cords</text:p>
          </table:table-cell>
          <table:table-cell office:value-type="string" table:style-name="ce33">
            <text:p>warp depression stick is fixed into holes in the loom frame</text:p>
          </table:table-cell>
          <table:table-cell office:value-type="string" table:style-name="ce33">
            <text:p>Weaver's feet rest on a bar in the frame that the warp depression stick is tethered to</text:p>
          </table:table-cell>
          <table:table-cell office:value-type="string" table:style-name="ce33">
            <text:p>Sword beater-shed-opening/widening tool (sometimes referred to as a 'batten'). May be combined with shuttle.</text:p>
          </table:table-cell>
          <table:table-cell office:value-type="string" table:style-name="ce33">
            <text:p>simple sword beater: flat stick</text:p>
          </table:table-cell>
          <table:table-cell office:value-type="string" table:style-name="ce33">
            <text:p>sword beater symmetric</text:p>
          </table:table-cell>
          <table:table-cell office:value-type="string" table:style-name="ce33">
            <text:p>sword beater asymmetric: point at one end, cut off flat at the other end</text:p>
          </table:table-cell>
          <table:table-cell office:value-type="string" table:style-name="ce33">
            <text:p>two-handled beater (symmetrical)</text:p>
          </table:table-cell>
          <table:table-cell office:value-type="string" table:style-name="ce33">
            <text:p>Temple/ tenter: tensioning strip inserted near the leading edge of the web <text:s/>to help maintain constant web width and straight selvedges</text:p>
          </table:table-cell>
          <table:table-cell office:value-type="string" table:style-name="ce33">
            <text:p>Temple type A: simple rod with needles or points at each end (width is not adjustable)</text:p>
          </table:table-cell>
          <table:table-cell office:value-type="string" table:style-name="ce33">
            <text:p>temple is strongly bow-shaped</text:p>
          </table:table-cell>
          <table:table-cell office:value-type="string" table:style-name="ce33">
            <text:p>Temple is below the web (leave blank if above the web)</text:p>
          </table:table-cell>
          <table:table-cell office:value-type="string" table:style-name="ce33">
            <text:p>Coil rod</text:p>
          </table:table-cell>
          <table:table-cell office:value-type="string" table:style-name="ce33">
            <text:p>Reed/ reed beater</text:p>
          </table:table-cell>
          <table:table-cell office:value-type="string" table:style-name="ce33">
            <text:p>Reed is not used for beating (includes types where sword is applied behind beater)</text:p>
          </table:table-cell>
          <table:table-cell office:value-type="string" table:style-name="ce33">
            <text:p>Reed is used for tamping-in weft lightly, prior to beating-in with another implement</text:p>
          </table:table-cell>
          <table:table-cell office:value-type="string" table:style-name="ce33">
            <text:p>Reed is the main beating implement</text:p>
          </table:table-cell>
          <table:table-cell office:value-type="string" table:style-name="ce33">
            <text:p>Reed beater with frame around it</text:p>
          </table:table-cell>
          <table:table-cell office:value-type="string" table:style-name="ce33">
            <text:p>Reed beater is suspended, via cords or bars</text:p>
          </table:table-cell>
          <table:table-cell office:value-type="string" table:style-name="ce33">
            <text:p>Reed beater is set into a rigid swinging bar, suspended overhead</text:p>
          </table:table-cell>
          <table:table-cell office:value-type="string" table:style-name="ce33">
            <text:p>Reed-beater is supported by two bamboo rods, attached at the back of the frame, bent over and meeting at a point just above the heddle. Two cords extend from the meeting point to the reed-beater.</text:p>
          </table:table-cell>
          <table:table-cell office:value-type="string" table:style-name="ce33">
            <text:p>Additional sticks added near warp beam to maintain tension in the warp selectively</text:p>
          </table:table-cell>
          <table:table-cell office:value-type="string" table:style-name="ce33">
            <text:p>Yarn inserted by hand as a small ball or butterfly, without use of shuttle</text:p>
          </table:table-cell>
          <table:table-cell office:value-type="string" table:style-name="ce33">
            <text:p>Yarn inserted with a hook (usually used for discontinuous supplementary weft)</text:p>
          </table:table-cell>
          <table:table-cell office:value-type="string" table:style-name="ce33">
            <text:p>Yarn wound on stick (pirn). Includes types that are used with no other support, and types embedded in eg boat-shaped shuttles.</text:p>
          </table:table-cell>
          <table:table-cell office:value-type="string" table:style-name="ce33">
            <text:p>Thread wound on stick in circular fashion</text:p>
          </table:table-cell>
          <table:table-cell office:value-type="string" table:style-name="ce33">
            <text:p>Thread wound lengthways on a long stick</text:p>
          </table:table-cell>
          <table:table-cell office:value-type="string" table:style-name="ce33">
            <text:p>H-shaped shuttle: thread wound lengthways on elongated H-shaped shuttle</text:p>
          </table:table-cell>
          <table:table-cell office:value-type="string" table:style-name="ce33">
            <text:p>Boat-shaped shuttle, stick in the center on which the yarn is wound</text:p>
          </table:table-cell>
          <table:table-cell office:value-type="string" table:style-name="ce33">
            <text:p>Hainan-type shuttle: square section rod with small cut-out at center, with a pair of metal discs inset</text:p>
          </table:table-cell>
          <table:table-cell office:value-type="string" table:style-name="ce33">
            <text:p>Beater shuttle (combines yarn insertion and beating), with two handles <text:s text:c="2"/>[beater function must also be listed in sword-beater section]</text:p>
          </table:table-cell>
          <table:table-cell office:value-type="string" table:style-name="ce33">
            <text:p>Warps raised with fingers, no stick used</text:p>
          </table:table-cell>
          <table:table-cell office:value-type="string" table:style-name="ce33">
            <text:p>Pickup stick: pointed stick(s) similar to sword used for opening up pattern sheds</text:p>
          </table:table-cell>
          <table:table-cell office:value-type="string" table:style-name="ce33">
            <text:p>Warp patterning inserted using pickup stick</text:p>
          </table:table-cell>
          <table:table-cell office:value-type="string" table:style-name="ce33">
            <text:p>Supplementary weft inserted using pickup stick</text:p>
          </table:table-cell>
          <table:table-cell office:value-type="string" table:style-name="ce33">
            <text:p>continuous</text:p>
          </table:table-cell>
          <table:table-cell office:value-type="string" table:style-name="ce33">
            <text:p>discontinuous</text:p>
          </table:table-cell>
          <table:table-cell office:value-type="string" table:style-name="ce33">
            <text:p>Extra simple heddles for supplementary weft, or warp patterning or twills (one or more). Not including compound patterning heddles (many rods in one heddle)</text:p>
          </table:table-cell>
          <table:table-cell office:value-type="string" table:style-name="ce33">
            <text:p>plus one (or more) simple heddles</text:p>
          </table:table-cell>
          <table:table-cell office:value-type="string" table:style-name="ce33">
            <text:p>plus two (or more) simple heddles</text:p>
          </table:table-cell>
          <table:table-cell office:value-type="string" table:style-name="ce33">
            <text:p>plus 3 (or more) individual heddles for complex warp or weft patterning</text:p>
          </table:table-cell>
          <table:table-cell office:value-type="string" table:style-name="ce33">
            <text:p>extra heddles are used for twills</text:p>
          </table:table-cell>
          <table:table-cell office:value-type="string" table:style-name="ce33">
            <text:p>extra heddles are used for warp patterning</text:p>
          </table:table-cell>
          <table:table-cell office:value-type="string" table:style-name="ce33">
            <text:p>extra heddles are used for weft patterning</text:p>
          </table:table-cell>
          <table:table-cell office:value-type="string" table:style-name="ce33">
            <text:p>plus 1 heddle for twills</text:p>
          </table:table-cell>
          <table:table-cell office:value-type="string" table:style-name="ce33">
            <text:p>plus 2 heddles for twills</text:p>
          </table:table-cell>
          <table:table-cell office:value-type="string" table:style-name="ce33">
            <text:p>additional heddles are located behind main heddles</text:p>
          </table:table-cell>
          <table:table-cell office:value-type="string" table:style-name="ce33">
            <text:p>used for warp patterning</text:p>
          </table:table-cell>
          <table:table-cell office:value-type="string" table:style-name="ce33">
            <text:p>used for supplementary weft patterning</text:p>
          </table:table-cell>
          <table:table-cell office:value-type="string" table:style-name="ce33">
            <text:p>Sticks that remain in the warp permanently, to assist with lifting subsets of the warp (for warp or for weft patterning)</text:p>
          </table:table-cell>
          <table:table-cell office:value-type="string" table:style-name="ce33">
            <text:p>above types associated with warp patterning</text:p>
          </table:table-cell>
          <table:table-cell office:value-type="string" table:style-name="ce33">
            <text:p>Set of pattern rods inserted by the weaver behind the main heddle, to mark out and save pattern sheds on a temporary basis (usually inserted in sequence and then removed in reverse order)</text:p>
          </table:table-cell>
          <table:table-cell office:value-type="string" table:style-name="ce33">
            <text:p>pattern rods are inserted as weaving progresses, then removed in reverse order to make symmetrical design</text:p>
          </table:table-cell>
          <table:table-cell office:value-type="string" table:style-name="ce33">
            <text:p>batten used with pattern rods to transfer shed opening forwards</text:p>
          </table:table-cell>
          <table:table-cell office:value-type="string" table:style-name="ce33">
            <text:p>temporary pattern rods are used for weft patterning</text:p>
          </table:table-cell>
          <table:table-cell office:value-type="string" table:style-name="ce33">
            <text:p>Pattern warp is separated from main warp in some way</text:p>
          </table:table-cell>
          <table:table-cell office:value-type="string" table:style-name="ce33">
            <text:p>Pattern warp is held below main warp and tensioned with bars/weights system, tied off in separate bunch above weaver's head</text:p>
          </table:table-cell>
          <table:table-cell office:value-type="string" table:style-name="ce33">
            <text:p>Set of individual heddles for pattern sheds: pattern is recorded via the order of the heddles (either loose in warp or suspended in some way)</text:p>
          </table:table-cell>
          <table:table-cell office:value-type="string" table:style-name="ce33">
            <text:p>Loom-integrated pattern recording system: (a heddle system that includes a set of sticks or cords embedded in a set of leashes connected to warps (the simple) <text:s/>that directly define a sequence of pattern sheds and forms an integral part of the loom. Also called drawlooms.</text:p>
          </table:table-cell>
          <table:table-cell office:value-type="string" table:style-name="ce33">
            <text:p>Stick resting on the warp between the pattern sheds, used to help separate the two sets of sheds</text:p>
          </table:table-cell>
          <table:table-cell office:value-type="string" table:style-name="ce33">
            <text:p>Batten, not used for beating-in weft, but for holding shed open and for bringing shed opening forward to weft insertion point</text:p>
          </table:table-cell>
          <table:table-cell office:value-type="string" table:style-name="ce33">
            <text:p>Helper-rod(s) inserted into pattern shed to widen it before weft insertion</text:p>
          </table:table-cell>
          <table:table-cell office:value-type="string" table:style-name="ce33">
            <text:p>Flat heddle system that extends above and below the warp: strings or sticks are transferred from above to below or vice versa</text:p>
          </table:table-cell>
          <table:table-cell office:value-type="string" table:style-name="ce33">
            <text:p>Pattern is saved on sticks</text:p>
          </table:table-cell>
          <table:table-cell office:value-type="string" table:style-name="ce33">
            <text:p>Pattern is saved on strings</text:p>
          </table:table-cell>
          <table:table-cell office:value-type="string" table:style-name="ce33">
            <text:p>Heddle strings are tied to one or more rods at the top</text:p>
          </table:table-cell>
          <table:table-cell office:value-type="string" table:style-name="ce33">
            <text:p>Pattern system is held in fixed position by being attached to the loom frame</text:p>
          </table:table-cell>
          <table:table-cell office:value-type="string" table:style-name="ce33">
            <text:p>Pattern sticks or strings are linked to a cord alongside, either by being tied to it in bunches or secured to rings (helps keep the strings in sequence)</text:p>
          </table:table-cell>
          <table:table-cell office:value-type="string" table:style-name="ce33">
            <text:p>Cord alongside is attached to a hook on the bar that supports the pattern heddle</text:p>
          </table:table-cell>
          <table:table-cell office:value-type="string" table:style-name="ce33">
            <text:p>Pattern sticks are enveloped by two cords which keep the group of sticks together (may or may not support them)</text:p>
          </table:table-cell>
          <table:table-cell office:value-type="string" table:style-name="ce33">
            <text:p>Pattern sticks or strings are held in place by being tied to a vertical wooden frame</text:p>
          </table:table-cell>
          <table:table-cell office:value-type="string" table:style-name="ce33">
            <text:p>Pattern sticks are all above the warp <text:s/>(not paggia systems as these do not connect directly with the warp)</text:p>
          </table:table-cell>
          <table:table-cell office:value-type="string" table:style-name="ce33">
            <text:p>Pattern sticks in a circular arrangement <text:s/>(may or may not have central divider, marking the point where the pattern stick usage reverses)</text:p>
          </table:table-cell>
          <table:table-cell office:value-type="string" table:style-name="ce33">
            <text:p>Circular heddle moves in one direction only while making patterns (left blank used in reversing fashion)</text:p>
          </table:table-cell>
          <table:table-cell office:value-type="string" table:style-name="ce33">
            <text:p>Both front and back sheds are used for inserting patterning wefts</text:p>
          </table:table-cell>
          <table:table-cell office:value-type="string" table:style-name="ce33">
            <text:p>Pattern heddle is divided into two parts</text:p>
          </table:table-cell>
          <table:table-cell office:value-type="string" table:style-name="ce33">
            <text:p>Two parts of pattern system consist of separate sets of leashes (but may overlap at warp, with warp passing through an "eye" formed by the overlap) (V, VB systems)</text:p>
          </table:table-cell>
          <table:table-cell office:value-type="string" table:style-name="ce33">
            <text:p>Treadle for raising pattern heddle linked to V-shaped rocker bar at the back of the loom</text:p>
          </table:table-cell>
          <table:table-cell office:value-type="string" table:style-name="ce33">
            <text:p><text:s text:c="2"/>(subset PS16) treadle bar</text:p>
          </table:table-cell>
          <table:table-cell office:value-type="string" table:style-name="ce33">
            <text:p><text:s/>(subset PS16) foot loop</text:p>
          </table:table-cell>
          <table:table-cell office:value-type="string" table:style-name="ce33">
            <text:p><text:s/>(subsetPS16) with counterweight</text:p>
          </table:table-cell>
          <table:table-cell office:value-type="string" table:style-name="ce33">
            <text:p>Spacer rod hung in center of pattern sticks (does not support the heddle and sticks)</text:p>
          </table:table-cell>
          <table:table-cell office:value-type="string" table:style-name="ce33">
            <text:p>Pattern heddle is supported by a drum or tube (but not attached to it)</text:p>
          </table:table-cell>
          <table:table-cell office:value-type="string" table:style-name="ce33">
            <text:p>Drum or tube rests on a rod that passes through the center of the drum (in weft direction), which is in turn supported by cords</text:p>
          </table:table-cell>
          <table:table-cell office:value-type="string" table:style-name="ce33">
            <text:p>Drum or tube supported by cords that penetrate the drum</text:p>
          </table:table-cell>
          <table:table-cell office:value-type="string" table:style-name="ce33">
            <text:p>Drum in the center is large and made of (eg) basketwork: pattern sticks are held tightly against this drum</text:p>
          </table:table-cell>
          <table:table-cell office:value-type="string" table:style-name="ce33">
            <text:p>Pattern system is located behind ground weave heddles (ie further from weaver, if blank, pattern system is located in front).</text:p>
          </table:table-cell>
          <table:table-cell office:value-type="string" table:style-name="ce33">
            <text:p>Weaver does not use pattern lifts directly, but uses them to insert a set of pattern sticks in the warp, which are then used for pattern lifts, removing each stick as each pattern weft is inserted</text:p>
          </table:table-cell>
          <table:table-cell table:number-columns-repeated="16139"/>
        </table:table-row>
        <table:table-row table:style-name="ro3">
          <table:table-cell table:style-name="ce31"/>
          <table:table-cell table:style-name="ce3"/>
          <table:table-cell table:style-name="ce4"/>
          <table:table-cell table:number-columns-repeated="2" table:style-name="ce5"/>
          <table:table-cell table:number-columns-repeated="10" table:style-name="ce3"/>
          <table:table-cell table:style-name="ce31"/>
          <table:table-cell table:number-columns-repeated="11" table:style-name="ce3"/>
          <table:table-cell table:number-columns-repeated="2" table:style-name="ce34"/>
          <table:table-cell table:number-columns-repeated="2" table:style-name="ce33"/>
          <table:table-cell table:number-columns-repeated="2" table:style-name="ce3"/>
          <table:table-cell table:number-columns-repeated="5" table:style-name="ce33"/>
          <table:table-cell table:style-name="ce3"/>
          <table:table-cell office:value-type="float" office:value="76" table:style-name="ce33">
            <text:p>76</text:p>
          </table:table-cell>
          <table:table-cell table:number-columns-repeated="205" table:style-name="ce33"/>
          <table:table-cell table:number-columns-repeated="16139"/>
        </table:table-row>
        <table:table-row table:style-name="ro4">
          <table:table-cell office:value-type="string" table:style-name="ce35">
            <text:p>Character type example</text:p>
          </table:table-cell>
          <table:table-cell table:style-name="ce33"/>
          <table:table-cell table:style-name="ce36"/>
          <table:table-cell table:number-columns-repeated="2" table:style-name="ce7"/>
          <table:table-cell table:number-columns-repeated="22" table:style-name="ce33"/>
          <table:table-cell table:number-columns-repeated="2" table:style-name="ce34"/>
          <table:table-cell table:number-columns-repeated="6" table:style-name="ce33"/>
          <table:table-cell office:value-type="string" table:style-name="ce33">
            <text:p>Himachal Pit loom, some Tai looms and Indian looms</text:p>
          </table:table-cell>
          <table:table-cell table:number-columns-repeated="2" table:style-name="ce33"/>
          <table:table-cell office:value-type="string" table:style-name="ce33">
            <text:p>Hainan Meifu Li</text:p>
          </table:table-cell>
          <table:table-cell table:style-name="ce33"/>
          <table:table-cell office:value-type="string" table:style-name="ce33">
            <text:p>Tay Ban Rang</text:p>
          </table:table-cell>
          <table:table-cell table:number-columns-repeated="4" table:style-name="ce33"/>
          <table:table-cell office:value-type="string" table:style-name="ce33">
            <text:p>Miao Xijiang (eg photo Xijang-015)</text:p>
          </table:table-cell>
          <table:table-cell office:value-type="string" table:style-name="ce33">
            <text:p>Baiku Yao loom at Yaoshan, Dai Huayao loom</text:p>
          </table:table-cell>
          <table:table-cell office:value-type="string" table:style-name="ce33">
            <text:p>Tay Ban Rang</text:p>
          </table:table-cell>
          <table:table-cell office:value-type="string" table:style-name="ce33">
            <text:p>Miao Antai</text:p>
          </table:table-cell>
          <table:table-cell office:value-type="string" table:style-name="ce33">
            <text:p>Miao Geyi</text:p>
          </table:table-cell>
          <table:table-cell office:value-type="string" table:style-name="ce33">
            <text:p>Dai Jinghong</text:p>
          </table:table-cell>
          <table:table-cell office:value-type="string" table:style-name="ce33">
            <text:p>Hong Yao Longji loom</text:p>
          </table:table-cell>
          <table:table-cell office:value-type="string" table:style-name="ce33">
            <text:p>Hong Yao Longji loom</text:p>
          </table:table-cell>
          <table:table-cell office:value-type="string" table:style-name="ce33">
            <text:p>Tujia Longshan</text:p>
          </table:table-cell>
          <table:table-cell table:style-name="ce33"/>
          <table:table-cell office:value-type="string" table:style-name="ce33">
            <text:p>Zhuang Napo loom</text:p>
          </table:table-cell>
          <table:table-cell table:style-name="ce33"/>
          <table:table-cell office:value-type="string" table:style-name="ce33">
            <text:p>Zhuang Jingxi loom</text:p>
          </table:table-cell>
          <table:table-cell office:value-type="string" table:style-name="ce33">
            <text:p>Zhuang Jingxi, Buyi Xingyi looms</text:p>
          </table:table-cell>
          <table:table-cell office:value-type="string" table:style-name="ce33">
            <text:p>Dai Jinghong Mengyangzhen</text:p>
          </table:table-cell>
          <table:table-cell table:number-columns-repeated="6" table:style-name="ce33"/>
          <table:table-cell office:value-type="string" table:style-name="ce33">
            <text:p>Tai Isan loom</text:p>
          </table:table-cell>
          <table:table-cell office:value-type="string" table:style-name="ce33">
            <text:p>Minang TI loom</text:p>
          </table:table-cell>
          <table:table-cell office:value-type="string" table:style-name="ce33">
            <text:p>Tai Trang Quan Son</text:p>
          </table:table-cell>
          <table:table-cell office:value-type="string" table:style-name="ce33">
            <text:p>Cambodian frame loom</text:p>
          </table:table-cell>
          <table:table-cell office:value-type="string" table:style-name="ce33">
            <text:p>Tay Ban Rang</text:p>
          </table:table-cell>
          <table:table-cell table:number-columns-repeated="4" table:style-name="ce33"/>
          <table:table-cell office:value-type="string" table:style-name="ce33">
            <text:p>Hong Yao Longji loom</text:p>
          </table:table-cell>
          <table:table-cell office:value-type="string" table:style-name="ce33">
            <text:p>SW China frame looms, eg Xijiang Miao loom</text:p>
          </table:table-cell>
          <table:table-cell table:style-name="ce33"/>
          <table:table-cell office:value-type="string" table:style-name="ce33">
            <text:p>Tai Mai Chau</text:p>
          </table:table-cell>
          <table:table-cell office:value-type="string" table:style-name="ce33">
            <text:p>Miao Xijiang (eg photo Xijang-015)</text:p>
          </table:table-cell>
          <table:table-cell office:value-type="string" table:style-name="ce33">
            <text:p>some Tai, Miao and Chinese full-frame looms</text:p>
          </table:table-cell>
          <table:table-cell office:value-type="string" table:style-name="ce33">
            <text:p>Some Tai looms</text:p>
          </table:table-cell>
          <table:table-cell office:value-type="string" table:style-name="ce33">
            <text:p>SomeTai looms</text:p>
          </table:table-cell>
          <table:table-cell office:value-type="string" table:style-name="ce33">
            <text:p>Tai Mai Chau</text:p>
          </table:table-cell>
          <table:table-cell office:value-type="string" table:style-name="ce33">
            <text:p>Tai Mai Chau</text:p>
          </table:table-cell>
          <table:table-cell office:value-type="string" table:style-name="ce33">
            <text:p>Baiku Yao frame loom</text:p>
          </table:table-cell>
          <table:table-cell table:number-columns-repeated="4" table:style-name="ce33"/>
          <table:table-cell office:value-type="string" table:style-name="ce33">
            <text:p>Liangzhu loom</text:p>
          </table:table-cell>
          <table:table-cell office:value-type="string" table:style-name="ce33">
            <text:p>Apatani</text:p>
          </table:table-cell>
          <table:table-cell office:value-type="string" table:style-name="ce33">
            <text:p>Hainan Meifu Li</text:p>
          </table:table-cell>
          <table:table-cell office:value-type="string" table:style-name="ce33">
            <text:p>Lombok</text:p>
          </table:table-cell>
          <table:table-cell office:value-type="string" table:style-name="ce33">
            <text:p>Hainan Meifu Li</text:p>
          </table:table-cell>
          <table:table-cell table:style-name="ce33"/>
          <table:table-cell office:value-type="string" table:style-name="ce33">
            <text:p>Lamalera</text:p>
          </table:table-cell>
          <table:table-cell office:value-type="string" table:style-name="ce33">
            <text:p>Miao Antai</text:p>
          </table:table-cell>
          <table:table-cell table:number-columns-repeated="2" table:style-name="ce33"/>
          <table:table-cell office:value-type="string" table:style-name="ce33">
            <text:p>Vietnam Cham narrow band loom</text:p>
          </table:table-cell>
          <table:table-cell table:number-columns-repeated="2" table:style-name="ce33"/>
          <table:table-cell office:value-type="string" table:style-name="ce33">
            <text:p>Miao Xijiang (eg photo Xijang-015)</text:p>
          </table:table-cell>
          <table:table-cell table:number-columns-repeated="4" table:style-name="ce33"/>
          <table:table-cell office:value-type="string" table:style-name="ce33">
            <text:p>eg most Asian backstrap looms</text:p>
          </table:table-cell>
          <table:table-cell office:value-type="string" table:style-name="ce33">
            <text:p>some Nepalese looms eg Dunsmore 1993 pp94-100 Kiranti</text:p>
          </table:table-cell>
          <table:table-cell office:value-type="string" table:style-name="ce33">
            <text:p>Most simple frame looms with two linked clasped heddles</text:p>
          </table:table-cell>
          <table:table-cell office:value-type="string" table:style-name="ce33">
            <text:p>Many looms worldwide</text:p>
          </table:table-cell>
          <table:table-cell table:number-columns-repeated="2" table:style-name="ce33"/>
          <table:table-cell office:value-type="string" table:style-name="ce33">
            <text:p>Hainan Meifu Li</text:p>
          </table:table-cell>
          <table:table-cell office:value-type="string" table:style-name="ce33">
            <text:p>Batak</text:p>
          </table:table-cell>
          <table:table-cell table:style-name="ce33"/>
          <table:table-cell office:value-type="string" table:style-name="ce33">
            <text:p>Yunnan Yuxi Huayao Dai</text:p>
          </table:table-cell>
          <table:table-cell office:value-type="string" table:style-name="ce33">
            <text:p>Hainan backstrap loom</text:p>
          </table:table-cell>
          <table:table-cell office:value-type="string" table:style-name="ce33">
            <text:p>Hainan Meifu Li</text:p>
          </table:table-cell>
          <table:table-cell table:number-columns-repeated="3" table:style-name="ce33"/>
          <table:table-cell office:value-type="string" table:style-name="ce33">
            <text:p>Japan Maebashi loom</text:p>
          </table:table-cell>
          <table:table-cell table:style-name="ce33"/>
          <table:table-cell office:value-type="string" table:style-name="ce33">
            <text:p>Miao Weijing (photo Shimen103)</text:p>
          </table:table-cell>
          <table:table-cell office:value-type="string" table:style-name="ce33">
            <text:p>Tai Phake</text:p>
          </table:table-cell>
          <table:table-cell table:number-columns-repeated="5" table:style-name="ce33"/>
          <table:table-cell office:value-type="string" table:style-name="ce33">
            <text:p>Miao Leshan</text:p>
          </table:table-cell>
          <table:table-cell office:value-type="string" table:style-name="ce33">
            <text:p>Muong 1H FL loom</text:p>
          </table:table-cell>
          <table:table-cell table:style-name="ce33"/>
          <table:table-cell office:value-type="string" table:style-name="ce33">
            <text:p>Tibetan trestle loom Dunsmore 1993 p159</text:p>
          </table:table-cell>
          <table:table-cell office:value-type="string" table:style-name="ce33">
            <text:p>Miao Xijiang (eg photo Xijang-015)</text:p>
          </table:table-cell>
          <table:table-cell office:value-type="string" table:style-name="ce33">
            <text:p>Guizhou BaiKu Yao</text:p>
          </table:table-cell>
          <table:table-cell table:number-columns-repeated="3" table:style-name="ce33"/>
          <table:table-cell office:value-type="string" table:style-name="ce33">
            <text:p>Tai Mai Chau</text:p>
          </table:table-cell>
          <table:table-cell office:value-type="string" table:style-name="ce33">
            <text:p>Kanchipuram Loom VA 2008 Fig 6.22 p142</text:p>
          </table:table-cell>
          <table:table-cell office:value-type="string" table:style-name="ce33">
            <text:p>Sumatra Pandai Sikek loom</text:p>
          </table:table-cell>
          <table:table-cell office:value-type="string" table:style-name="ce33">
            <text:p>Tujia Longshan</text:p>
          </table:table-cell>
          <table:table-cell office:value-type="string" table:style-name="ce33">
            <text:p>Tujia Longshan</text:p>
          </table:table-cell>
          <table:table-cell office:value-type="string" table:style-name="ce33">
            <text:p>Dai Mengyangzhen loom</text:p>
          </table:table-cell>
          <table:table-cell office:value-type="string" table:style-name="ce33">
            <text:p>Guarani VL</text:p>
          </table:table-cell>
          <table:table-cell table:style-name="ce33"/>
          <table:table-cell office:value-type="string" table:style-name="ce33">
            <text:p>Miao Bakai</text:p>
          </table:table-cell>
          <table:table-cell office:value-type="string" table:style-name="ce33">
            <text:p>Ainu frame loom</text:p>
          </table:table-cell>
          <table:table-cell office:value-type="string" table:style-name="ce33">
            <text:p>Dong Tongdao</text:p>
          </table:table-cell>
          <table:table-cell office:value-type="string" table:style-name="ce33">
            <text:p>Maonan Hechi</text:p>
          </table:table-cell>
          <table:table-cell office:value-type="string" table:style-name="ce33">
            <text:p>Tujia Longshan</text:p>
          </table:table-cell>
          <table:table-cell office:value-type="string" table:style-name="ce33">
            <text:p>Miao Zhaoxing</text:p>
          </table:table-cell>
          <table:table-cell table:style-name="ce33"/>
          <table:table-cell office:value-type="string" table:style-name="ce33">
            <text:p>Lembata</text:p>
          </table:table-cell>
          <table:table-cell table:style-name="ce33"/>
          <table:table-cell office:value-type="string" table:style-name="ce33">
            <text:p>Dong Tongdao</text:p>
          </table:table-cell>
          <table:table-cell office:value-type="string" table:style-name="ce33">
            <text:p>Tai Phake</text:p>
          </table:table-cell>
          <table:table-cell table:number-columns-repeated="6" table:style-name="ce33"/>
          <table:table-cell office:value-type="string" table:style-name="ce33">
            <text:p>Pantar</text:p>
          </table:table-cell>
          <table:table-cell table:number-columns-repeated="2" table:style-name="ce33"/>
          <table:table-cell office:value-type="string" table:style-name="ce33">
            <text:p>Hainan Meifu Li</text:p>
          </table:table-cell>
          <table:table-cell office:value-type="string" table:style-name="ce33">
            <text:p>Lombok</text:p>
          </table:table-cell>
          <table:table-cell table:number-columns-repeated="3" table:style-name="ce33"/>
          <table:table-cell office:value-type="string" table:style-name="ce33">
            <text:p>Kiranti Dunsmore 1993 p96 Figure</text:p>
          </table:table-cell>
          <table:table-cell table:style-name="ce33"/>
          <table:table-cell office:value-type="string" table:style-name="ce33">
            <text:p>Kutch pit loom</text:p>
          </table:table-cell>
          <table:table-cell office:value-type="string" table:style-name="ce33">
            <text:p>Zhuang Napo</text:p>
          </table:table-cell>
          <table:table-cell office:value-type="string" table:style-name="ce33">
            <text:p>Hainan Meifu Li</text:p>
          </table:table-cell>
          <table:table-cell table:style-name="ce33"/>
          <table:table-cell office:value-type="string" table:style-name="ce33">
            <text:p>Miao Antai</text:p>
          </table:table-cell>
          <table:table-cell table:number-columns-repeated="2" table:style-name="ce33"/>
          <table:table-cell office:value-type="string" table:style-name="ce33">
            <text:p>Nepal Chitre</text:p>
          </table:table-cell>
          <table:table-cell table:number-columns-repeated="2" table:style-name="ce33"/>
          <table:table-cell office:value-type="string" table:style-name="ce33">
            <text:p>Hainan Meifu Li</text:p>
          </table:table-cell>
          <table:table-cell office:value-type="string" table:style-name="ce33">
            <text:p>Miao Antai, Hmong N Thailand</text:p>
          </table:table-cell>
          <table:table-cell table:style-name="ce33"/>
          <table:table-cell office:value-type="string" table:style-name="ce33">
            <text:p>Hainan ShuiMianQiao</text:p>
          </table:table-cell>
          <table:table-cell table:number-columns-repeated="11" table:style-name="ce33"/>
          <table:table-cell office:value-type="string" table:style-name="ce33">
            <text:p>Cambodian frame looms</text:p>
          </table:table-cell>
          <table:table-cell table:number-columns-repeated="6" table:style-name="ce33"/>
          <table:table-cell office:value-type="string" table:style-name="ce33">
            <text:p>Tai Lu Nà Tăm</text:p>
          </table:table-cell>
          <table:table-cell table:number-columns-repeated="2" table:style-name="ce33"/>
          <table:table-cell office:value-type="string" table:style-name="ce33">
            <text:p>Batak</text:p>
          </table:table-cell>
          <table:table-cell table:style-name="ce33"/>
          <table:table-cell office:value-type="string" table:style-name="ce33">
            <text:p>Tai Ky Son photo VN2017-306</text:p>
          </table:table-cell>
          <table:table-cell table:number-columns-repeated="4" table:style-name="ce33"/>
          <table:table-cell office:value-type="string" table:style-name="ce33">
            <text:p>Maonan Hechi/ Subang</text:p>
          </table:table-cell>
          <table:table-cell office:value-type="string" table:style-name="ce33">
            <text:p>Lao Tai</text:p>
          </table:table-cell>
          <table:table-cell table:number-columns-repeated="3" table:style-name="ce33"/>
          <table:table-cell office:value-type="string" table:style-name="ce33">
            <text:p>Tai Xam Nuea</text:p>
          </table:table-cell>
          <table:table-cell office:value-type="string" table:style-name="ce33">
            <text:p>Dai loom, Chinese drawloom</text:p>
          </table:table-cell>
          <table:table-cell table:style-name="ce33"/>
          <table:table-cell office:value-type="string" table:style-name="ce33">
            <text:p>Dong Tongdao</text:p>
          </table:table-cell>
          <table:table-cell office:value-type="string" table:style-name="ce33">
            <text:p>Lao Tai</text:p>
          </table:table-cell>
          <table:table-cell office:value-type="string" table:style-name="ce33">
            <text:p>Buyi Libo and Maonan Hechi</text:p>
          </table:table-cell>
          <table:table-cell office:value-type="string" table:style-name="ce33">
            <text:p>Dong Tongdao</text:p>
          </table:table-cell>
          <table:table-cell office:value-type="string" table:style-name="ce33">
            <text:p>Maonan</text:p>
          </table:table-cell>
          <table:table-cell office:value-type="string" table:style-name="ce33">
            <text:p>Maonan Hechi/ Subang</text:p>
          </table:table-cell>
          <table:table-cell table:style-name="ce33"/>
          <table:table-cell office:value-type="string" table:style-name="ce33">
            <text:p>Tai Quan Son</text:p>
          </table:table-cell>
          <table:table-cell table:number-columns-repeated="2" table:style-name="ce33"/>
          <table:table-cell office:value-type="string" table:style-name="ce33">
            <text:p>Dong Tongdao</text:p>
          </table:table-cell>
          <table:table-cell office:value-type="string" table:style-name="ce33">
            <text:p>Maonan Hechi</text:p>
          </table:table-cell>
          <table:table-cell office:value-type="string" table:style-name="ce33">
            <text:p>Maonan, Tay Lung Noi</text:p>
          </table:table-cell>
          <table:table-cell table:style-name="ce33"/>
          <table:table-cell office:value-type="string" table:style-name="ce33">
            <text:p>Zhuang Longzhou</text:p>
          </table:table-cell>
          <table:table-cell office:value-type="string" table:style-name="ce33">
            <text:p>Tay Ban Rang</text:p>
          </table:table-cell>
          <table:table-cell office:value-type="string" table:style-name="ce33">
            <text:p>Maonan</text:p>
          </table:table-cell>
          <table:table-cell office:value-type="string" table:style-name="ce33">
            <text:p>Lao Tai, Chinese drawloom</text:p>
          </table:table-cell>
          <table:table-cell office:value-type="string" table:style-name="ce33">
            <text:p>Tai Mai Chau</text:p>
          </table:table-cell>
          <table:table-cell table:number-columns-repeated="16139" table:style-name="ce33"/>
        </table:table-row>
        <table:table-row table:style-name="ro3">
          <table:table-cell office:value-type="string" table:style-name="ce35">
            <text:p>Character short code</text:p>
          </table:table-cell>
          <table:table-cell table:style-name="ce3"/>
          <table:table-cell table:style-name="ce4"/>
          <table:table-cell table:number-columns-repeated="2" table:style-name="ce5"/>
          <table:table-cell table:style-name="ce37"/>
          <table:table-cell table:style-name="ce5"/>
          <table:table-cell table:number-columns-repeated="19" table:style-name="ce7"/>
          <table:table-cell table:style-name="ce5"/>
          <table:table-cell table:number-columns-repeated="2" table:style-name="ce8"/>
          <table:table-cell office:value-type="string" table:style-name="ce7">
            <text:p>W01</text:p>
          </table:table-cell>
          <table:table-cell office:value-type="string" table:style-name="ce7">
            <text:p>W02</text:p>
          </table:table-cell>
          <table:table-cell office:value-type="string" table:style-name="ce7">
            <text:p>W04</text:p>
          </table:table-cell>
          <table:table-cell office:value-type="string" table:style-name="ce7">
            <text:p>W10</text:p>
          </table:table-cell>
          <table:table-cell office:value-type="string" table:style-name="ce7">
            <text:p>CBP</text:p>
          </table:table-cell>
          <table:table-cell office:value-type="string" table:style-name="ce7">
            <text:p>CB01</text:p>
          </table:table-cell>
          <table:table-cell office:value-type="string" table:style-name="ce7">
            <text:p>W13</text:p>
          </table:table-cell>
          <table:table-cell office:value-type="string" table:style-name="ce7">
            <text:p>WBP</text:p>
          </table:table-cell>
          <table:table-cell office:value-type="string" table:style-name="ce7">
            <text:p>W15</text:p>
          </table:table-cell>
          <table:table-cell office:value-type="string" table:style-name="ce7">
            <text:p>W16</text:p>
          </table:table-cell>
          <table:table-cell office:value-type="string" table:style-name="ce7">
            <text:p>F01</text:p>
          </table:table-cell>
          <table:table-cell office:value-type="string" table:style-name="ce7">
            <text:p>F01A</text:p>
          </table:table-cell>
          <table:table-cell office:value-type="string" table:style-name="ce7">
            <text:p>F02</text:p>
          </table:table-cell>
          <table:table-cell office:value-type="string" table:style-name="ce7">
            <text:p>F03</text:p>
          </table:table-cell>
          <table:table-cell office:value-type="string" table:style-name="ce7">
            <text:p>F04</text:p>
          </table:table-cell>
          <table:table-cell office:value-type="string" table:style-name="ce7">
            <text:p>F05</text:p>
          </table:table-cell>
          <table:table-cell office:value-type="string" table:style-name="ce7">
            <text:p>F07</text:p>
          </table:table-cell>
          <table:table-cell office:value-type="string" table:style-name="ce7">
            <text:p>F08</text:p>
          </table:table-cell>
          <table:table-cell office:value-type="string" table:style-name="ce7">
            <text:p>F09</text:p>
          </table:table-cell>
          <table:table-cell office:value-type="string" table:style-name="ce7">
            <text:p>F11</text:p>
          </table:table-cell>
          <table:table-cell office:value-type="string" table:style-name="ce7">
            <text:p>F12</text:p>
          </table:table-cell>
          <table:table-cell office:value-type="string" table:style-name="ce7">
            <text:p>F13</text:p>
          </table:table-cell>
          <table:table-cell office:value-type="string" table:style-name="ce7">
            <text:p>F14</text:p>
          </table:table-cell>
          <table:table-cell office:value-type="string" table:style-name="ce7">
            <text:p>F15</text:p>
          </table:table-cell>
          <table:table-cell office:value-type="string" table:style-name="ce7">
            <text:p>F15B</text:p>
          </table:table-cell>
          <table:table-cell office:value-type="string" table:style-name="ce7">
            <text:p>F17</text:p>
          </table:table-cell>
          <table:table-cell office:value-type="string" table:style-name="ce7">
            <text:p>F18</text:p>
          </table:table-cell>
          <table:table-cell office:value-type="string" table:style-name="ce7">
            <text:p>F18A</text:p>
          </table:table-cell>
          <table:table-cell office:value-type="string" table:style-name="ce7">
            <text:p>F19</text:p>
          </table:table-cell>
          <table:table-cell office:value-type="string" table:style-name="ce7">
            <text:p>F20</text:p>
          </table:table-cell>
          <table:table-cell office:value-type="string" table:style-name="ce7">
            <text:p>F21</text:p>
          </table:table-cell>
          <table:table-cell office:value-type="string" table:style-name="ce7">
            <text:p>F22</text:p>
          </table:table-cell>
          <table:table-cell office:value-type="string" table:style-name="ce7">
            <text:p>F22A</text:p>
          </table:table-cell>
          <table:table-cell office:value-type="string" table:style-name="ce7">
            <text:p>F23</text:p>
          </table:table-cell>
          <table:table-cell office:value-type="string" table:style-name="ce7">
            <text:p>F24</text:p>
          </table:table-cell>
          <table:table-cell office:value-type="string" table:style-name="ce7">
            <text:p>F25</text:p>
          </table:table-cell>
          <table:table-cell office:value-type="string" table:style-name="ce7">
            <text:p>F26</text:p>
          </table:table-cell>
          <table:table-cell office:value-type="string" table:style-name="ce7">
            <text:p>F27</text:p>
          </table:table-cell>
          <table:table-cell office:value-type="string" table:style-name="ce7">
            <text:p>F30</text:p>
          </table:table-cell>
          <table:table-cell office:value-type="string" table:style-name="ce7">
            <text:p>F30A</text:p>
          </table:table-cell>
          <table:table-cell office:value-type="string" table:style-name="ce7">
            <text:p>F31</text:p>
          </table:table-cell>
          <table:table-cell office:value-type="string" table:style-name="ce7">
            <text:p>F34</text:p>
          </table:table-cell>
          <table:table-cell office:value-type="string" table:style-name="ce7">
            <text:p>F34A</text:p>
          </table:table-cell>
          <table:table-cell office:value-type="string" table:style-name="ce7">
            <text:p>F40</text:p>
          </table:table-cell>
          <table:table-cell office:value-type="string" table:style-name="ce7">
            <text:p>F41</text:p>
          </table:table-cell>
          <table:table-cell office:value-type="string" table:style-name="ce7">
            <text:p>F42</text:p>
          </table:table-cell>
          <table:table-cell office:value-type="string" table:style-name="ce7">
            <text:p>F52</text:p>
          </table:table-cell>
          <table:table-cell office:value-type="string" table:style-name="ce7">
            <text:p>F55</text:p>
          </table:table-cell>
          <table:table-cell office:value-type="string" table:style-name="ce7">
            <text:p>F55A</text:p>
          </table:table-cell>
          <table:table-cell office:value-type="string" table:style-name="ce7">
            <text:p>F56</text:p>
          </table:table-cell>
          <table:table-cell office:value-type="string" table:style-name="ce7">
            <text:p>F60</text:p>
          </table:table-cell>
          <table:table-cell office:value-type="string" table:style-name="ce7">
            <text:p>F64</text:p>
          </table:table-cell>
          <table:table-cell office:value-type="string" table:style-name="ce7">
            <text:p>F64B</text:p>
          </table:table-cell>
          <table:table-cell office:value-type="string" table:style-name="ce7">
            <text:p>F64C</text:p>
          </table:table-cell>
          <table:table-cell office:value-type="string" table:style-name="ce7">
            <text:p>F64D</text:p>
          </table:table-cell>
          <table:table-cell office:value-type="string" table:style-name="ce7">
            <text:p>F64DA</text:p>
          </table:table-cell>
          <table:table-cell office:value-type="string" table:style-name="ce7">
            <text:p>F64DB</text:p>
          </table:table-cell>
          <table:table-cell office:value-type="string" table:style-name="ce7">
            <text:p>CB02</text:p>
          </table:table-cell>
          <table:table-cell office:value-type="string" table:style-name="ce7">
            <text:p>CB03</text:p>
          </table:table-cell>
          <table:table-cell office:value-type="string" table:style-name="ce7">
            <text:p>CB04</text:p>
          </table:table-cell>
          <table:table-cell office:value-type="string" table:style-name="ce7">
            <text:p>CB08</text:p>
          </table:table-cell>
          <table:table-cell office:value-type="string" table:style-name="ce7">
            <text:p>CB08C</text:p>
          </table:table-cell>
          <table:table-cell office:value-type="string" table:style-name="ce7">
            <text:p>CB08D</text:p>
          </table:table-cell>
          <table:table-cell office:value-type="string" table:style-name="ce7">
            <text:p>CB09</text:p>
          </table:table-cell>
          <table:table-cell office:value-type="string" table:style-name="ce7">
            <text:p>CB10</text:p>
          </table:table-cell>
          <table:table-cell office:value-type="string" table:style-name="ce7">
            <text:p>CB11</text:p>
          </table:table-cell>
          <table:table-cell office:value-type="string" table:style-name="ce7">
            <text:p>CB11B</text:p>
          </table:table-cell>
          <table:table-cell office:value-type="string" table:style-name="ce7">
            <text:p>CB12A</text:p>
          </table:table-cell>
          <table:table-cell office:value-type="string" table:style-name="ce7">
            <text:p>CB13</text:p>
          </table:table-cell>
          <table:table-cell office:value-type="string" table:style-name="ce7">
            <text:p>CB14</text:p>
          </table:table-cell>
          <table:table-cell office:value-type="string" table:style-name="ce7">
            <text:p>CB15</text:p>
          </table:table-cell>
          <table:table-cell office:value-type="string" table:style-name="ce7">
            <text:p>CB06</text:p>
          </table:table-cell>
          <table:table-cell office:value-type="string" table:style-name="ce7">
            <text:p>CB20</text:p>
          </table:table-cell>
          <table:table-cell office:value-type="string" table:style-name="ce7">
            <text:p>SR01</text:p>
          </table:table-cell>
          <table:table-cell office:value-type="string" table:style-name="ce7">
            <text:p>SR05</text:p>
          </table:table-cell>
          <table:table-cell office:value-type="string" table:style-name="ce7">
            <text:p>HG01</text:p>
          </table:table-cell>
          <table:table-cell office:value-type="string" table:style-name="ce7">
            <text:p>HG02</text:p>
          </table:table-cell>
          <table:table-cell office:value-type="string" table:style-name="ce7">
            <text:p>HG03</text:p>
          </table:table-cell>
          <table:table-cell office:value-type="string" table:style-name="ce7">
            <text:p>HG04</text:p>
          </table:table-cell>
          <table:table-cell office:value-type="string" table:style-name="ce7">
            <text:p>HG05</text:p>
          </table:table-cell>
          <table:table-cell office:value-type="string" table:style-name="ce7">
            <text:p>HG07</text:p>
          </table:table-cell>
          <table:table-cell office:value-type="string" table:style-name="ce7">
            <text:p>HG09</text:p>
          </table:table-cell>
          <table:table-cell office:value-type="string" table:style-name="ce7">
            <text:p>HG11</text:p>
          </table:table-cell>
          <table:table-cell office:value-type="string" table:style-name="ce7">
            <text:p>HG12</text:p>
          </table:table-cell>
          <table:table-cell office:value-type="string" table:style-name="ce7">
            <text:p>HC03</text:p>
          </table:table-cell>
          <table:table-cell office:value-type="string" table:style-name="ce7">
            <text:p>HC03A</text:p>
          </table:table-cell>
          <table:table-cell office:value-type="string" table:style-name="ce7">
            <text:p>HC03C</text:p>
          </table:table-cell>
          <table:table-cell office:value-type="string" table:style-name="ce7">
            <text:p>HC05</text:p>
          </table:table-cell>
          <table:table-cell office:value-type="string" table:style-name="ce7">
            <text:p>HC06</text:p>
          </table:table-cell>
          <table:table-cell office:value-type="string" table:style-name="ce7">
            <text:p>HC09</text:p>
          </table:table-cell>
          <table:table-cell office:value-type="string" table:style-name="ce7">
            <text:p>HC09A</text:p>
          </table:table-cell>
          <table:table-cell office:value-type="string" table:style-name="ce7">
            <text:p>HC10</text:p>
          </table:table-cell>
          <table:table-cell office:value-type="string" table:style-name="ce7">
            <text:p>HC11</text:p>
          </table:table-cell>
          <table:table-cell office:value-type="string" table:style-name="ce7">
            <text:p>HC12</text:p>
          </table:table-cell>
          <table:table-cell office:value-type="string" table:style-name="ce7">
            <text:p>HC13</text:p>
          </table:table-cell>
          <table:table-cell office:value-type="string" table:style-name="ce7">
            <text:p>HR05</text:p>
          </table:table-cell>
          <table:table-cell office:value-type="string" table:style-name="ce7">
            <text:p>HR06</text:p>
          </table:table-cell>
          <table:table-cell office:value-type="string" table:style-name="ce7">
            <text:p>HR06AA</text:p>
          </table:table-cell>
          <table:table-cell office:value-type="string" table:style-name="ce7">
            <text:p>HR06A</text:p>
          </table:table-cell>
          <table:table-cell office:value-type="string" table:style-name="ce7">
            <text:p>HR06B</text:p>
          </table:table-cell>
          <table:table-cell office:value-type="string" table:style-name="ce7">
            <text:p>HR07</text:p>
          </table:table-cell>
          <table:table-cell office:value-type="string" table:style-name="ce7">
            <text:p>HR08</text:p>
          </table:table-cell>
          <table:table-cell office:value-type="string" table:style-name="ce7">
            <text:p>HR09</text:p>
          </table:table-cell>
          <table:table-cell office:value-type="string" table:style-name="ce7">
            <text:p>HR10</text:p>
          </table:table-cell>
          <table:table-cell office:value-type="string" table:style-name="ce7">
            <text:p>HR12</text:p>
          </table:table-cell>
          <table:table-cell office:value-type="string" table:style-name="ce7">
            <text:p>HR13</text:p>
          </table:table-cell>
          <table:table-cell office:value-type="string" table:style-name="ce7">
            <text:p>HR13A</text:p>
          </table:table-cell>
          <table:table-cell office:value-type="string" table:style-name="ce7">
            <text:p>HR13C</text:p>
          </table:table-cell>
          <table:table-cell office:value-type="string" table:style-name="ce7">
            <text:p>HR13D</text:p>
          </table:table-cell>
          <table:table-cell office:value-type="string" table:style-name="ce7">
            <text:p>HR13E</text:p>
          </table:table-cell>
          <table:table-cell office:value-type="string" table:style-name="ce7">
            <text:p>HR13EE</text:p>
          </table:table-cell>
          <table:table-cell office:value-type="string" table:style-name="ce7">
            <text:p>HR13F</text:p>
          </table:table-cell>
          <table:table-cell office:value-type="string" table:style-name="ce7">
            <text:p>HR13G</text:p>
          </table:table-cell>
          <table:table-cell office:value-type="string" table:style-name="ce7">
            <text:p>HR13H</text:p>
          </table:table-cell>
          <table:table-cell office:value-type="string" table:style-name="ce7">
            <text:p>HR13J</text:p>
          </table:table-cell>
          <table:table-cell office:value-type="string" table:style-name="ce7">
            <text:p>HR14</text:p>
          </table:table-cell>
          <table:table-cell office:value-type="string" table:style-name="ce7">
            <text:p>HR14A</text:p>
          </table:table-cell>
          <table:table-cell office:value-type="string" table:style-name="ce7">
            <text:p>HR15</text:p>
          </table:table-cell>
          <table:table-cell office:value-type="string" table:style-name="ce7">
            <text:p>RR06</text:p>
          </table:table-cell>
          <table:table-cell office:value-type="string" table:style-name="ce7">
            <text:p>RR06A</text:p>
          </table:table-cell>
          <table:table-cell office:value-type="string" table:style-name="ce7">
            <text:p>RR08</text:p>
          </table:table-cell>
          <table:table-cell office:value-type="string" table:style-name="ce7">
            <text:p>RR08A</text:p>
          </table:table-cell>
          <table:table-cell office:value-type="string" table:style-name="ce7">
            <text:p>RR08C</text:p>
          </table:table-cell>
          <table:table-cell office:value-type="string" table:style-name="ce7">
            <text:p>RR08D</text:p>
          </table:table-cell>
          <table:table-cell office:value-type="string" table:style-name="ce7">
            <text:p>RR13</text:p>
          </table:table-cell>
          <table:table-cell office:value-type="string" table:style-name="ce7">
            <text:p>RR14</text:p>
          </table:table-cell>
          <table:table-cell office:value-type="string" table:style-name="ce7">
            <text:p>RR15</text:p>
          </table:table-cell>
          <table:table-cell office:value-type="string" table:style-name="ce7">
            <text:p>RR20</text:p>
          </table:table-cell>
          <table:table-cell office:value-type="string" table:style-name="ce7">
            <text:p>RR20A</text:p>
          </table:table-cell>
          <table:table-cell office:value-type="string" table:style-name="ce7">
            <text:p>RR20B</text:p>
          </table:table-cell>
          <table:table-cell office:value-type="string" table:style-name="ce7">
            <text:p>RR20E</text:p>
          </table:table-cell>
          <table:table-cell office:value-type="string" table:style-name="ce7">
            <text:p>FS01</text:p>
          </table:table-cell>
          <table:table-cell office:value-type="string" table:style-name="ce7">
            <text:p>FS04</text:p>
          </table:table-cell>
          <table:table-cell office:value-type="string" table:style-name="ce7">
            <text:p>FS05</text:p>
          </table:table-cell>
          <table:table-cell office:value-type="string" table:style-name="ce7">
            <text:p>FS06</text:p>
          </table:table-cell>
          <table:table-cell office:value-type="string" table:style-name="ce7">
            <text:p>FS10</text:p>
          </table:table-cell>
          <table:table-cell office:value-type="string" table:style-name="ce7">
            <text:p>TP01</text:p>
          </table:table-cell>
          <table:table-cell office:value-type="string" table:style-name="ce7">
            <text:p>TP02</text:p>
          </table:table-cell>
          <table:table-cell office:value-type="string" table:style-name="ce7">
            <text:p>TP02A</text:p>
          </table:table-cell>
          <table:table-cell office:value-type="string" table:style-name="ce7">
            <text:p>TP04</text:p>
          </table:table-cell>
          <table:table-cell office:value-type="string" table:style-name="ce7">
            <text:p>SP01</text:p>
          </table:table-cell>
          <table:table-cell office:value-type="string" table:style-name="ce7">
            <text:p>SP04</text:p>
          </table:table-cell>
          <table:table-cell office:value-type="string" table:style-name="ce7">
            <text:p>SP04C</text:p>
          </table:table-cell>
          <table:table-cell office:value-type="string" table:style-name="ce7">
            <text:p>SP04D</text:p>
          </table:table-cell>
          <table:table-cell office:value-type="string" table:style-name="ce7">
            <text:p>SP04A</text:p>
          </table:table-cell>
          <table:table-cell office:value-type="string" table:style-name="ce7">
            <text:p>SP05</text:p>
          </table:table-cell>
          <table:table-cell office:value-type="string" table:style-name="ce7">
            <text:p>SP06</text:p>
          </table:table-cell>
          <table:table-cell office:value-type="string" table:style-name="ce7">
            <text:p>SP07</text:p>
          </table:table-cell>
          <table:table-cell office:value-type="string" table:style-name="ce7">
            <text:p>SP11</text:p>
          </table:table-cell>
          <table:table-cell office:value-type="string" table:style-name="ce7">
            <text:p>MC01</text:p>
          </table:table-cell>
          <table:table-cell office:value-type="string" table:style-name="ce7">
            <text:p>YS02</text:p>
          </table:table-cell>
          <table:table-cell office:value-type="string" table:style-name="ce7">
            <text:p>YS03</text:p>
          </table:table-cell>
          <table:table-cell office:value-type="string" table:style-name="ce7">
            <text:p>YS05</text:p>
          </table:table-cell>
          <table:table-cell office:value-type="string" table:style-name="ce7">
            <text:p>YS06</text:p>
          </table:table-cell>
          <table:table-cell office:value-type="string" table:style-name="ce7">
            <text:p>YS07</text:p>
          </table:table-cell>
          <table:table-cell office:value-type="string" table:style-name="ce7">
            <text:p>YS08</text:p>
          </table:table-cell>
          <table:table-cell office:value-type="string" table:style-name="ce7">
            <text:p>YS10</text:p>
          </table:table-cell>
          <table:table-cell office:value-type="string" table:style-name="ce7">
            <text:p>YS10A</text:p>
          </table:table-cell>
          <table:table-cell office:value-type="string" table:style-name="ce7">
            <text:p>YS11</text:p>
          </table:table-cell>
          <table:table-cell office:value-type="string" table:style-name="ce7">
            <text:p>FM01</text:p>
          </table:table-cell>
          <table:table-cell office:value-type="string" table:style-name="ce7">
            <text:p>FM02</text:p>
          </table:table-cell>
          <table:table-cell office:value-type="string" table:style-name="ce7">
            <text:p>FM03</text:p>
          </table:table-cell>
          <table:table-cell office:value-type="string" table:style-name="ce7">
            <text:p>FM04</text:p>
          </table:table-cell>
          <table:table-cell office:value-type="string" table:style-name="ce7">
            <text:p>FM05</text:p>
          </table:table-cell>
          <table:table-cell office:value-type="string" table:style-name="ce7">
            <text:p>FM06</text:p>
          </table:table-cell>
          <table:table-cell office:value-type="string" table:style-name="ce7">
            <text:p>HP01</text:p>
          </table:table-cell>
          <table:table-cell office:value-type="string" table:style-name="ce7">
            <text:p>HP02</text:p>
          </table:table-cell>
          <table:table-cell office:value-type="string" table:style-name="ce7">
            <text:p>HP03</text:p>
          </table:table-cell>
          <table:table-cell office:value-type="string" table:style-name="ce7">
            <text:p>HP04</text:p>
          </table:table-cell>
          <table:table-cell office:value-type="string" table:style-name="ce7">
            <text:p>HP06</text:p>
          </table:table-cell>
          <table:table-cell office:value-type="string" table:style-name="ce7">
            <text:p>HP07</text:p>
          </table:table-cell>
          <table:table-cell office:value-type="string" table:style-name="ce7">
            <text:p>HP08</text:p>
          </table:table-cell>
          <table:table-cell office:value-type="string" table:style-name="ce7">
            <text:p>HP19</text:p>
          </table:table-cell>
          <table:table-cell office:value-type="string" table:style-name="ce7">
            <text:p>HP20</text:p>
          </table:table-cell>
          <table:table-cell office:value-type="string" table:style-name="ce7">
            <text:p>HP22</text:p>
          </table:table-cell>
          <table:table-cell office:value-type="string" table:style-name="ce7">
            <text:p>HP24</text:p>
          </table:table-cell>
          <table:table-cell office:value-type="string" table:style-name="ce7">
            <text:p>HP25</text:p>
          </table:table-cell>
          <table:table-cell office:value-type="string" table:style-name="ce7">
            <text:p>RP01</text:p>
          </table:table-cell>
          <table:table-cell office:value-type="string" table:style-name="ce7">
            <text:p>RP06</text:p>
          </table:table-cell>
          <table:table-cell office:value-type="string" table:style-name="ce7">
            <text:p>RT01</text:p>
          </table:table-cell>
          <table:table-cell office:value-type="string" table:style-name="ce7">
            <text:p>RT02</text:p>
          </table:table-cell>
          <table:table-cell office:value-type="string" table:style-name="ce7">
            <text:p>RT03</text:p>
          </table:table-cell>
          <table:table-cell office:value-type="string" table:style-name="ce7">
            <text:p>RT07</text:p>
          </table:table-cell>
          <table:table-cell office:value-type="string" table:style-name="ce7">
            <text:p>RW01</text:p>
          </table:table-cell>
          <table:table-cell office:value-type="string" table:style-name="ce7">
            <text:p>RW02</text:p>
          </table:table-cell>
          <table:table-cell office:value-type="string" table:style-name="ce7">
            <text:p>MH01</text:p>
          </table:table-cell>
          <table:table-cell office:value-type="string" table:style-name="ce7">
            <text:p>PS01</text:p>
          </table:table-cell>
          <table:table-cell office:value-type="string" table:style-name="ce7">
            <text:p>PS02</text:p>
          </table:table-cell>
          <table:table-cell office:value-type="string" table:style-name="ce7">
            <text:p>PS03</text:p>
          </table:table-cell>
          <table:table-cell office:value-type="string" table:style-name="ce7">
            <text:p>PS04</text:p>
          </table:table-cell>
          <table:table-cell office:value-type="string" table:style-name="ce7">
            <text:p>PS05</text:p>
          </table:table-cell>
          <table:table-cell office:value-type="string" table:style-name="ce7">
            <text:p>PS05A</text:p>
          </table:table-cell>
          <table:table-cell office:value-type="string" table:style-name="ce7">
            <text:p>PS05B</text:p>
          </table:table-cell>
          <table:table-cell office:value-type="string" table:style-name="ce7">
            <text:p>PS06</text:p>
          </table:table-cell>
          <table:table-cell office:value-type="string" table:style-name="ce7">
            <text:p>PS07</text:p>
          </table:table-cell>
          <table:table-cell office:value-type="string" table:style-name="ce7">
            <text:p>PS08</text:p>
          </table:table-cell>
          <table:table-cell office:value-type="string" table:style-name="ce7">
            <text:p>PS08A</text:p>
          </table:table-cell>
          <table:table-cell office:value-type="string" table:style-name="ce7">
            <text:p>PS09</text:p>
          </table:table-cell>
          <table:table-cell office:value-type="string" table:style-name="ce7">
            <text:p>PS10</text:p>
          </table:table-cell>
          <table:table-cell office:value-type="string" table:style-name="ce7">
            <text:p>PS11</text:p>
          </table:table-cell>
          <table:table-cell office:value-type="string" table:style-name="ce7">
            <text:p>PS12</text:p>
          </table:table-cell>
          <table:table-cell office:value-type="string" table:style-name="ce7">
            <text:p>PS13</text:p>
          </table:table-cell>
          <table:table-cell office:value-type="string" table:style-name="ce7">
            <text:p>PS14</text:p>
          </table:table-cell>
          <table:table-cell office:value-type="string" table:style-name="ce7">
            <text:p>PS15</text:p>
          </table:table-cell>
          <table:table-cell office:value-type="string" table:style-name="ce7">
            <text:p>PS15A</text:p>
          </table:table-cell>
          <table:table-cell office:value-type="string" table:style-name="ce7">
            <text:p>PS16</text:p>
          </table:table-cell>
          <table:table-cell office:value-type="string" table:style-name="ce7">
            <text:p>PS16A</text:p>
          </table:table-cell>
          <table:table-cell office:value-type="string" table:style-name="ce7">
            <text:p>PS16B</text:p>
          </table:table-cell>
          <table:table-cell office:value-type="string" table:style-name="ce7">
            <text:p>PS16C</text:p>
          </table:table-cell>
          <table:table-cell office:value-type="string" table:style-name="ce7">
            <text:p>PS17</text:p>
          </table:table-cell>
          <table:table-cell office:value-type="string" table:style-name="ce7">
            <text:p>PS18</text:p>
          </table:table-cell>
          <table:table-cell office:value-type="string" table:style-name="ce7">
            <text:p>PS18A</text:p>
          </table:table-cell>
          <table:table-cell office:value-type="string" table:style-name="ce7">
            <text:p>PS18B</text:p>
          </table:table-cell>
          <table:table-cell office:value-type="string" table:style-name="ce7">
            <text:p>PS18C</text:p>
          </table:table-cell>
          <table:table-cell office:value-type="string" table:style-name="ce7">
            <text:p>PS19</text:p>
          </table:table-cell>
          <table:table-cell office:value-type="string" table:style-name="ce7">
            <text:p>PS20</text:p>
          </table:table-cell>
          <table:table-cell table:number-columns-repeated="16139"/>
        </table:table-row>
        <table:table-row table:style-name="ro3">
          <table:table-cell office:value-type="string" table:style-name="ce35">
            <text:p>Character nested level</text:p>
          </table:table-cell>
          <table:table-cell table:style-name="ce31"/>
          <table:table-cell table:style-name="ce38"/>
          <table:table-cell table:number-columns-repeated="2" table:style-name="ce5"/>
          <table:table-cell table:style-name="ce37"/>
          <table:table-cell table:style-name="ce5"/>
          <table:table-cell table:number-columns-repeated="19" table:style-name="ce7"/>
          <table:table-cell table:style-name="ce5"/>
          <table:table-cell table:number-columns-repeated="2" table:style-name="ce8"/>
          <table:table-cell office:value-type="float" office:value="1" table:style-name="ce7">
            <text:p>1</text:p>
          </table:table-cell>
          <table:table-cell office:value-type="float" office:value="1" table:style-name="ce7">
            <text:p>1</text:p>
          </table:table-cell>
          <table:table-cell office:value-type="float" office:value="1" table:style-name="ce7">
            <text:p>1</text:p>
          </table:table-cell>
          <table:table-cell office:value-type="float" office:value="1" table:style-name="ce7">
            <text:p>1</text:p>
          </table:table-cell>
          <table:table-cell office:value-type="float" office:value="1" table:style-name="ce7">
            <text:p>1</text:p>
          </table:table-cell>
          <table:table-cell office:value-type="float" office:value="2" table:style-name="ce7">
            <text:p>2</text:p>
          </table:table-cell>
          <table:table-cell office:value-type="float" office:value="1" table:style-name="ce7">
            <text:p>1</text:p>
          </table:table-cell>
          <table:table-cell office:value-type="float" office:value="1" table:style-name="ce7">
            <text:p>1</text:p>
          </table:table-cell>
          <table:table-cell office:value-type="float" office:value="1" table:style-name="ce7">
            <text:p>1</text:p>
          </table:table-cell>
          <table:table-cell office:value-type="float" office:value="2" table:style-name="ce7">
            <text:p>2</text:p>
          </table:table-cell>
          <table:table-cell office:value-type="float" office:value="1" table:style-name="ce7">
            <text:p>1</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1" table:style-name="ce7">
            <text:p>1</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3" table:style-name="ce7">
            <text:p>3</text:p>
          </table:table-cell>
          <table:table-cell office:value-type="float" office:value="2" table:style-name="ce7">
            <text:p>2</text:p>
          </table:table-cell>
          <table:table-cell office:value-type="float" office:value="3" table:style-name="ce7">
            <text:p>3</text:p>
          </table:table-cell>
          <table:table-cell office:value-type="float" office:value="4" table:style-name="ce7">
            <text:p>4</text:p>
          </table:table-cell>
          <table:table-cell office:value-type="float" office:value="3" table:style-name="ce7">
            <text:p>3</text:p>
          </table:table-cell>
          <table:table-cell office:value-type="float" office:value="4" table:style-name="ce7">
            <text:p>4</text:p>
          </table:table-cell>
          <table:table-cell office:value-type="float" office:value="3" table:style-name="ce7">
            <text:p>3</text:p>
          </table:table-cell>
          <table:table-cell office:value-type="float" office:value="2" table:style-name="ce7">
            <text:p>2</text:p>
          </table:table-cell>
          <table:table-cell office:value-type="float" office:value="3" table:style-name="ce7">
            <text:p>3</text:p>
          </table:table-cell>
          <table:table-cell office:value-type="float" office:value="2" table:style-name="ce7">
            <text:p>2</text:p>
          </table:table-cell>
          <table:table-cell office:value-type="float" office:value="3" table:style-name="ce7">
            <text:p>3</text:p>
          </table:table-cell>
          <table:table-cell office:value-type="float" office:value="3" table:style-name="ce7">
            <text:p>3</text:p>
          </table:table-cell>
          <table:table-cell office:value-type="float" office:value="3" table:style-name="ce7">
            <text:p>3</text:p>
          </table:table-cell>
          <table:table-cell office:value-type="float" office:value="3" table:style-name="ce7">
            <text:p>3</text:p>
          </table:table-cell>
          <table:table-cell office:value-type="float" office:value="3" table:style-name="ce7">
            <text:p>3</text:p>
          </table:table-cell>
          <table:table-cell office:value-type="float" office:value="4" table:style-name="ce7">
            <text:p>4</text:p>
          </table:table-cell>
          <table:table-cell office:value-type="float" office:value="2" table:style-name="ce7">
            <text:p>2</text:p>
          </table:table-cell>
          <table:table-cell office:value-type="float" office:value="3" table:style-name="ce7">
            <text:p>3</text:p>
          </table:table-cell>
          <table:table-cell office:value-type="float" office:value="4" table:style-name="ce7">
            <text:p>4</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3" table:style-name="ce7">
            <text:p>3</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3" table:style-name="ce7">
            <text:p>3</text:p>
          </table:table-cell>
          <table:table-cell office:value-type="float" office:value="3" table:style-name="ce7">
            <text:p>3</text:p>
          </table:table-cell>
          <table:table-cell office:value-type="float" office:value="3" table:style-name="ce7">
            <text:p>3</text:p>
          </table:table-cell>
          <table:table-cell office:value-type="float" office:value="4" table:style-name="ce7">
            <text:p>4</text:p>
          </table:table-cell>
          <table:table-cell office:value-type="float" office:value="4" table:style-name="ce7">
            <text:p>4</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3" table:style-name="ce7">
            <text:p>3</text:p>
          </table:table-cell>
          <table:table-cell office:value-type="float" office:value="3" table:style-name="ce7">
            <text:p>3</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3" table:style-name="ce7">
            <text:p>3</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1" table:style-name="ce7">
            <text:p>1</text:p>
          </table:table-cell>
          <table:table-cell office:value-type="float" office:value="2" table:style-name="ce7">
            <text:p>2</text:p>
          </table:table-cell>
          <table:table-cell office:value-type="float" office:value="1" table:style-name="ce7">
            <text:p>1</text:p>
          </table:table-cell>
          <table:table-cell office:value-type="float" office:value="1" table:style-name="ce7">
            <text:p>1</text:p>
          </table:table-cell>
          <table:table-cell office:value-type="float" office:value="1" table:style-name="ce7">
            <text:p>1</text:p>
          </table:table-cell>
          <table:table-cell office:value-type="float" office:value="1" table:style-name="ce7">
            <text:p>1</text:p>
          </table:table-cell>
          <table:table-cell office:value-type="float" office:value="1" table:style-name="ce7">
            <text:p>1</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1" table:style-name="ce7">
            <text:p>1</text:p>
          </table:table-cell>
          <table:table-cell office:value-type="float" office:value="1" table:style-name="ce7">
            <text:p>1</text:p>
          </table:table-cell>
          <table:table-cell office:value-type="float" office:value="2" table:style-name="ce7">
            <text:p>2</text:p>
          </table:table-cell>
          <table:table-cell office:value-type="float" office:value="2" table:style-name="ce7">
            <text:p>2</text:p>
          </table:table-cell>
          <table:table-cell office:value-type="float" office:value="1" table:style-name="ce7">
            <text:p>1</text:p>
          </table:table-cell>
          <table:table-cell office:value-type="float" office:value="1" table:style-name="ce7">
            <text:p>1</text:p>
          </table:table-cell>
          <table:table-cell office:value-type="float" office:value="1" table:style-name="ce7">
            <text:p>1</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1" table:style-name="ce7">
            <text:p>1</text:p>
          </table:table-cell>
          <table:table-cell office:value-type="float" office:value="2" table:style-name="ce7">
            <text:p>2</text:p>
          </table:table-cell>
          <table:table-cell office:value-type="float" office:value="3" table:style-name="ce7">
            <text:p>3</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3" table:style-name="ce7">
            <text:p>3</text:p>
          </table:table-cell>
          <table:table-cell office:value-type="float" office:value="3" table:style-name="ce7">
            <text:p>3</text:p>
          </table:table-cell>
          <table:table-cell office:value-type="float" office:value="3" table:style-name="ce7">
            <text:p>3</text:p>
          </table:table-cell>
          <table:table-cell office:value-type="float" office:value="2" table:style-name="ce7">
            <text:p>2</text:p>
          </table:table-cell>
          <table:table-cell office:value-type="float" office:value="2" table:style-name="ce7">
            <text:p>2</text:p>
          </table:table-cell>
          <table:table-cell office:value-type="float" office:value="3" table:style-name="ce7">
            <text:p>3</text:p>
          </table:table-cell>
          <table:table-cell office:value-type="float" office:value="3" table:style-name="ce7">
            <text:p>3</text:p>
          </table:table-cell>
          <table:table-cell office:value-type="float" office:value="4" table:style-name="ce7">
            <text:p>4</text:p>
          </table:table-cell>
          <table:table-cell office:value-type="float" office:value="4" table:style-name="ce7">
            <text:p>4</text:p>
          </table:table-cell>
          <table:table-cell office:value-type="float" office:value="4" table:style-name="ce7">
            <text:p>4</text:p>
          </table:table-cell>
          <table:table-cell office:value-type="float" office:value="4" table:style-name="ce7">
            <text:p>4</text:p>
          </table:table-cell>
          <table:table-cell office:value-type="float" office:value="3" table:style-name="ce7">
            <text:p>3</text:p>
          </table:table-cell>
          <table:table-cell office:value-type="float" office:value="3" table:style-name="ce7">
            <text:p>3</text:p>
          </table:table-cell>
          <table:table-cell office:value-type="float" office:value="3" table:style-name="ce7">
            <text:p>3</text:p>
          </table:table-cell>
          <table:table-cell office:value-type="float" office:value="2" table:style-name="ce7">
            <text:p>2</text:p>
          </table:table-cell>
          <table:table-cell office:value-type="float" office:value="1" table:style-name="ce7">
            <text:p>1</text:p>
          </table:table-cell>
          <table:table-cell office:value-type="float" office:value="3" table:style-name="ce7">
            <text:p>3</text:p>
          </table:table-cell>
          <table:table-cell office:value-type="float" office:value="1" table:style-name="ce7">
            <text:p>1</text:p>
          </table:table-cell>
          <table:table-cell office:value-type="float" office:value="2" table:style-name="ce7">
            <text:p>2</text:p>
          </table:table-cell>
          <table:table-cell office:value-type="float" office:value="2" table:style-name="ce7">
            <text:p>2</text:p>
          </table:table-cell>
          <table:table-cell office:value-type="float" office:value="3" table:style-name="ce7">
            <text:p>3</text:p>
          </table:table-cell>
          <table:table-cell office:value-type="float" office:value="3" table:style-name="ce7">
            <text:p>3</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3" table:style-name="ce7">
            <text:p>3</text:p>
          </table:table-cell>
          <table:table-cell office:value-type="float" office:value="2" table:style-name="ce7">
            <text:p>2</text:p>
          </table:table-cell>
          <table:table-cell office:value-type="float" office:value="3" table:style-name="ce7">
            <text:p>3</text:p>
          </table:table-cell>
          <table:table-cell office:value-type="float" office:value="3" table:style-name="ce7">
            <text:p>3</text:p>
          </table:table-cell>
          <table:table-cell office:value-type="float" office:value="4" table:style-name="ce7">
            <text:p>4</text:p>
          </table:table-cell>
          <table:table-cell office:value-type="float" office:value="1" table:style-name="ce7">
            <text:p>1</text:p>
          </table:table-cell>
          <table:table-cell office:value-type="float" office:value="2" table:style-name="ce7">
            <text:p>2</text:p>
          </table:table-cell>
          <table:table-cell office:value-type="float" office:value="3" table:style-name="ce7">
            <text:p>3</text:p>
          </table:table-cell>
          <table:table-cell office:value-type="float" office:value="3" table:style-name="ce7">
            <text:p>3</text:p>
          </table:table-cell>
          <table:table-cell office:value-type="float" office:value="3" table:style-name="ce7">
            <text:p>3</text:p>
          </table:table-cell>
          <table:table-cell office:value-type="float" office:value="1" table:style-name="ce7">
            <text:p>1</text:p>
          </table:table-cell>
          <table:table-cell office:value-type="float" office:value="2" table:style-name="ce7">
            <text:p>2</text:p>
          </table:table-cell>
          <table:table-cell office:value-type="float" office:value="3" table:style-name="ce7">
            <text:p>3</text:p>
          </table:table-cell>
          <table:table-cell office:value-type="float" office:value="2" table:style-name="ce7">
            <text:p>2</text:p>
          </table:table-cell>
          <table:table-cell office:value-type="float" office:value="1" table:style-name="ce7">
            <text:p>1</text:p>
          </table:table-cell>
          <table:table-cell office:value-type="float" office:value="1" table:style-name="ce7">
            <text:p>1</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3" table:style-name="ce7">
            <text:p>3</text:p>
          </table:table-cell>
          <table:table-cell office:value-type="float" office:value="2" table:style-name="ce7">
            <text:p>2</text:p>
          </table:table-cell>
          <table:table-cell office:value-type="float" office:value="1" table:style-name="ce7">
            <text:p>1</text:p>
          </table:table-cell>
          <table:table-cell office:value-type="float" office:value="1" table:style-name="ce7">
            <text:p>1</text:p>
          </table:table-cell>
          <table:table-cell office:value-type="float" office:value="1" table:style-name="ce7">
            <text:p>1</text:p>
          </table:table-cell>
          <table:table-cell office:value-type="float" office:value="1" table:style-name="ce7">
            <text:p>1</text:p>
          </table:table-cell>
          <table:table-cell office:value-type="float" office:value="2" table:style-name="ce7">
            <text:p>2</text:p>
          </table:table-cell>
          <table:table-cell office:value-type="float" office:value="2" table:style-name="ce7">
            <text:p>2</text:p>
          </table:table-cell>
          <table:table-cell office:value-type="float" office:value="1" table:style-name="ce7">
            <text:p>1</text:p>
          </table:table-cell>
          <table:table-cell office:value-type="float" office:value="2" table:style-name="ce7">
            <text:p>2</text:p>
          </table:table-cell>
          <table:table-cell office:value-type="float" office:value="1" table:style-name="ce7">
            <text:p>1</text:p>
          </table:table-cell>
          <table:table-cell office:value-type="float" office:value="2" table:style-name="ce7">
            <text:p>2</text:p>
          </table:table-cell>
          <table:table-cell office:value-type="float" office:value="1" table:style-name="ce7">
            <text:p>1</text:p>
          </table:table-cell>
          <table:table-cell office:value-type="float" office:value="1" table:style-name="ce7">
            <text:p>1</text:p>
          </table:table-cell>
          <table:table-cell office:value-type="float" office:value="2" table:style-name="ce7">
            <text:p>2</text:p>
          </table:table-cell>
          <table:table-cell office:value-type="float" office:value="2" table:style-name="ce7">
            <text:p>2</text:p>
          </table:table-cell>
          <table:table-cell office:value-type="float" office:value="3" table:style-name="ce7">
            <text:p>3</text:p>
          </table:table-cell>
          <table:table-cell office:value-type="float" office:value="3" table:style-name="ce7">
            <text:p>3</text:p>
          </table:table-cell>
          <table:table-cell office:value-type="float" office:value="2" table:style-name="ce7">
            <text:p>2</text:p>
          </table:table-cell>
          <table:table-cell office:value-type="float" office:value="3" table:style-name="ce7">
            <text:p>3</text:p>
          </table:table-cell>
          <table:table-cell office:value-type="float" office:value="3" table:style-name="ce7">
            <text:p>3</text:p>
          </table:table-cell>
          <table:table-cell office:value-type="float" office:value="3" table:style-name="ce7">
            <text:p>3</text:p>
          </table:table-cell>
          <table:table-cell office:value-type="float" office:value="3" table:style-name="ce7">
            <text:p>3</text:p>
          </table:table-cell>
          <table:table-cell office:value-type="float" office:value="3" table:style-name="ce7">
            <text:p>3</text:p>
          </table:table-cell>
          <table:table-cell office:value-type="float" office:value="3" table:style-name="ce7">
            <text:p>3</text:p>
          </table:table-cell>
          <table:table-cell office:value-type="float" office:value="3" table:style-name="ce7">
            <text:p>3</text:p>
          </table:table-cell>
          <table:table-cell office:value-type="float" office:value="3" table:style-name="ce7">
            <text:p>3</text:p>
          </table:table-cell>
          <table:table-cell office:value-type="float" office:value="3" table:style-name="ce7">
            <text:p>3</text:p>
          </table:table-cell>
          <table:table-cell office:value-type="float" office:value="3" table:style-name="ce7">
            <text:p>3</text:p>
          </table:table-cell>
          <table:table-cell office:value-type="float" office:value="3" table:style-name="ce7">
            <text:p>3</text:p>
          </table:table-cell>
          <table:table-cell office:value-type="float" office:value="2" table:style-name="ce7">
            <text:p>2</text:p>
          </table:table-cell>
          <table:table-cell office:value-type="float" office:value="4" table:style-name="ce7">
            <text:p>4</text:p>
          </table:table-cell>
          <table:table-cell office:value-type="float" office:value="2" table:style-name="ce7">
            <text:p>2</text:p>
          </table:table-cell>
          <table:table-cell office:value-type="float" office:value="3" table:style-name="ce7">
            <text:p>3</text:p>
          </table:table-cell>
          <table:table-cell office:value-type="float" office:value="3" table:style-name="ce7">
            <text:p>3</text:p>
          </table:table-cell>
          <table:table-cell office:value-type="float" office:value="4" table:style-name="ce7">
            <text:p>4</text:p>
          </table:table-cell>
          <table:table-cell office:value-type="float" office:value="2" table:style-name="ce7">
            <text:p>2</text:p>
          </table:table-cell>
          <table:table-cell office:value-type="float" office:value="3" table:style-name="ce7">
            <text:p>3</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3" table:style-name="ce7">
            <text:p>3</text:p>
          </table:table-cell>
          <table:table-cell office:value-type="float" office:value="3" table:style-name="ce7">
            <text:p>3</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3" table:style-name="ce7">
            <text:p>3</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2" table:style-name="ce7">
            <text:p>2</text:p>
          </table:table-cell>
          <table:table-cell office:value-type="float" office:value="3" table:style-name="ce7">
            <text:p>3</text:p>
          </table:table-cell>
          <table:table-cell office:value-type="float" office:value="2" table:style-name="ce7">
            <text:p>2</text:p>
          </table:table-cell>
          <table:table-cell office:value-type="float" office:value="2" table:style-name="ce7">
            <text:p>2</text:p>
          </table:table-cell>
          <table:table-cell office:value-type="float" office:value="3" table:style-name="ce7">
            <text:p>3</text:p>
          </table:table-cell>
          <table:table-cell office:value-type="float" office:value="2" table:style-name="ce7">
            <text:p>2</text:p>
          </table:table-cell>
          <table:table-cell office:value-type="float" office:value="3" table:style-name="ce7">
            <text:p>3</text:p>
          </table:table-cell>
          <table:table-cell office:value-type="float" office:value="3" table:style-name="ce7">
            <text:p>3</text:p>
          </table:table-cell>
          <table:table-cell office:value-type="float" office:value="3" table:style-name="ce7">
            <text:p>3</text:p>
          </table:table-cell>
          <table:table-cell office:value-type="float" office:value="2" table:style-name="ce7">
            <text:p>2</text:p>
          </table:table-cell>
          <table:table-cell office:value-type="float" office:value="2" table:style-name="ce7">
            <text:p>2</text:p>
          </table:table-cell>
          <table:table-cell office:value-type="float" office:value="3" table:style-name="ce7">
            <text:p>3</text:p>
          </table:table-cell>
          <table:table-cell office:value-type="float" office:value="3" table:style-name="ce7">
            <text:p>3</text:p>
          </table:table-cell>
          <table:table-cell office:value-type="float" office:value="3" table:style-name="ce7">
            <text:p>3</text:p>
          </table:table-cell>
          <table:table-cell office:value-type="float" office:value="2" table:style-name="ce7">
            <text:p>2</text:p>
          </table:table-cell>
          <table:table-cell office:value-type="float" office:value="2" table:style-name="ce7">
            <text:p>2</text:p>
          </table:table-cell>
          <table:table-cell table:number-columns-repeated="16139"/>
        </table:table-row>
        <table:table-row table:style-name="ro5">
          <table:table-cell table:style-name="ce31"/>
          <table:table-cell office:value-type="string" table:style-name="ce3">
            <text:p>Liangzhu</text:p>
          </table:table-cell>
          <table:table-cell office:value-type="string" table:style-name="ce4">
            <text:p>Liangzhu</text:p>
          </table:table-cell>
          <table:table-cell office:value-type="string" table:style-name="ce5">
            <text:p>FBBS</text:p>
          </table:table-cell>
          <table:table-cell table:style-name="ce5"/>
          <table:table-cell office:value-type="string" table:style-name="ce3">
            <text:p>China</text:p>
          </table:table-cell>
          <table:table-cell office:value-type="string" table:style-name="ce3">
            <text:p>China, Zhejiang province, Yuhang district</text:p>
          </table:table-cell>
          <table:table-cell table:number-columns-repeated="19" table:style-name="ce33"/>
          <table:table-cell office:value-type="string" table:style-name="ce3">
            <text:p>Kuhn 2012, Zhao et al 2019</text:p>
          </table:table-cell>
          <table:table-cell office:value-type="float" office:value="30.419039999999999" table:style-name="ce34">
            <text:p>30,4190</text:p>
          </table:table-cell>
          <table:table-cell office:value-type="float" office:value="120.29940000000001" table:style-name="ce34">
            <text:p>120,2994</text:p>
          </table:table-cell>
          <table:table-cell office:value-type="string" table:style-name="ce33">
            <text:p>x</text:p>
          </table:table-cell>
          <table:table-cell office:value-type="string" table:style-name="ce33">
            <text:p>presumably</text:p>
          </table:table-cell>
          <table:table-cell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Beam is flat on one side and slightly rounded on the other. Would work well with the flat ends braced against the feet, but not suitable for mounting in a frame (too short in any case).</text:p>
          </table:table-cell>
          <table:table-cell office:value-type="string" table:style-name="ce33">
            <text:p>Cloth beam has attachment points for backstrap cords</text:p>
          </table:table-cell>
          <table:table-cell office:value-type="string" table:style-name="ce33">
            <text:p>Profile fits this mode of use</text:p>
          </table:table-cell>
          <table:table-cell table:number-columns-repeated="49" table:style-name="ce33"/>
          <table:table-cell office:value-type="string" table:style-name="ce33">
            <text:p>oval</text:p>
          </table:table-cell>
          <table:table-cell office:value-type="string" table:style-name="ce33">
            <text:p>split, probably to clamp cloth</text:p>
          </table:table-cell>
          <table:table-cell office:value-type="string" table:style-name="ce33">
            <text:p>type</text:p>
          </table:table-cell>
          <table:table-cell table:number-columns-repeated="3" table:style-name="ce33"/>
          <table:table-cell office:value-type="string" table:style-name="ce33">
            <text:p>appears to have had two extensions into which a pair of forks fitted, at each end of cloth beam</text:p>
          </table:table-cell>
          <table:table-cell table:style-name="ce33"/>
          <table:table-cell office:value-type="string" table:style-name="ce33">
            <text:p>x</text:p>
          </table:table-cell>
          <table:table-cell table:style-name="ce33"/>
          <table:table-cell office:value-type="string" table:style-name="ce33">
            <text:p>presumably</text:p>
          </table:table-cell>
          <table:table-cell table:number-columns-repeated="3" table:style-name="ce33"/>
          <table:table-cell office:value-type="string" table:style-name="ce33">
            <text:p>x</text:p>
          </table:table-cell>
          <table:table-cell table:style-name="ce33"/>
          <table:table-cell office:value-type="string" table:style-name="ce33">
            <text:p>This loom must have at least one heddle since the beater is unsuitable for making warp openings</text:p>
          </table:table-cell>
          <table:table-cell table:number-columns-repeated="3" table:style-name="ce33"/>
          <table:table-cell office:value-type="string" table:style-name="ce33">
            <text:p>presumably</text:p>
          </table:table-cell>
          <table:table-cell table:number-columns-repeated="3" table:style-name="ce33"/>
          <table:table-cell office:value-type="string" table:style-name="ce33">
            <text:p>x</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table:number-columns-repeated="31" table:style-name="ce33"/>
          <table:table-cell office:value-type="string" table:style-name="ce33">
            <text:p>x</text:p>
          </table:table-cell>
          <table:table-cell office:value-type="string" table:style-name="ce33">
            <text:p>?</text:p>
          </table:table-cell>
          <table:table-cell table:number-columns-repeated="11"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6" table:style-name="ce33"/>
          <table:table-cell office:value-type="string" table:style-name="ce33">
            <text:p>?</text:p>
          </table:table-cell>
          <table:table-cell table:number-columns-repeated="11" table:style-name="ce33"/>
          <table:table-cell office:value-type="string" table:style-name="ce33">
            <text:p>presumably</text:p>
          </table:table-cell>
          <table:table-cell office:value-type="string" table:style-name="ce33">
            <text:p>?</text:p>
          </table:table-cell>
          <table:table-cell table:number-columns-repeated="62" table:style-name="ce33"/>
          <table:table-cell table:number-columns-repeated="16139"/>
        </table:table-row>
        <table:table-row table:style-name="ro6">
          <table:table-cell table:style-name="ce31"/>
          <table:table-cell office:value-type="string" table:style-name="ce3">
            <text:p>MeifuLi</text:p>
          </table:table-cell>
          <table:table-cell office:value-type="string" table:style-name="ce39">
            <text:p>HlaiXifang</text:p>
          </table:table-cell>
          <table:table-cell office:value-type="string" table:style-name="ce5">
            <text:p>FBBS</text:p>
          </table:table-cell>
          <table:table-cell table:style-name="ce5"/>
          <table:table-cell office:value-type="string" table:style-name="ce3">
            <text:p>China</text:p>
          </table:table-cell>
          <table:table-cell office:value-type="string" table:style-name="ce3">
            <text:p>Hainan, Donghezhen</text:p>
          </table:table-cell>
          <table:table-cell office:value-type="string" table:style-name="ce33">
            <text:p>Ed9</text:p>
          </table:table-cell>
          <table:table-cell office:value-type="float" office:value="2" table:style-name="ce33">
            <text:p>2</text:p>
          </table:table-cell>
          <table:table-cell office:value-type="string" table:style-name="ce33">
            <text:p>F</text:p>
          </table:table-cell>
          <table:table-cell table:number-columns-repeated="16" table:style-name="ce33"/>
          <table:table-cell office:value-type="string" table:style-name="ce3">
            <text:p>Boudot and Buckley 2016</text:p>
          </table:table-cell>
          <table:table-cell office:value-type="float" office:value="19.045000000000002" table:style-name="ce34">
            <text:p>19,0450</text:p>
          </table:table-cell>
          <table:table-cell office:value-type="float" office:value="108.944" table:style-name="ce34">
            <text:p>108,9440</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bar with flat foot-rests</text:p>
          </table:table-cell>
          <table:table-cell office:value-type="string" table:style-name="ce33">
            <text:p>woven palm fiber</text:p>
          </table:table-cell>
          <table:table-cell office:value-type="string" table:style-name="ce33">
            <text:p>x</text:p>
          </table:table-cell>
          <table:table-cell table:number-columns-repeated="48" table:style-name="ce33"/>
          <table:table-cell office:value-type="string" table:style-name="ce33">
            <text:p>x</text:p>
          </table:table-cell>
          <table:table-cell table:style-name="ce33"/>
          <table:table-cell office:value-type="string" table:style-name="ce33">
            <text:p>nearly all contemporary examples of Meifu Li weaving show the use of a pair of sticks for the breast beam, with cloth wrapped around</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2-fork/ 4fork</text:p>
          </table:table-cell>
          <table:table-cell office:value-type="string" table:style-name="ce33">
            <text:p>x</text:p>
          </table:table-cell>
          <table:table-cell table:number-columns-repeated="2" table:style-name="ce33"/>
          <table:table-cell office:value-type="string" table:style-name="ce33">
            <text:p>DongHeZhen photos: several turns (cloth length can be around 4x distance between cloth beam and warp beam)</text:p>
          </table:table-cell>
          <table:table-cell table:number-columns-repeated="3" table:style-name="ce33"/>
          <table:table-cell office:value-type="string" table:style-name="ce33">
            <text:p>x</text:p>
          </table:table-cell>
          <table:table-cell table:style-name="ce33"/>
          <table:table-cell office:value-type="string" table:style-name="ce33">
            <text:p>x</text:p>
          </table:table-cell>
          <table:table-cell table:number-columns-repeated="3" table:style-name="ce33"/>
          <table:table-cell office:value-type="string" table:style-name="ce33">
            <text:p>x</text:p>
          </table:table-cell>
          <table:table-cell table:number-columns-repeated="3"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two sticks bound together (or cane doubled over), top stick keeps heddle spacing even</text:p>
          </table:table-cell>
          <table:table-cell office:value-type="string" table:style-name="ce33">
            <text:p>type</text:p>
          </table:table-cell>
          <table:table-cell table:style-name="ce33"/>
          <table:table-cell office:value-type="string" table:style-name="ce33">
            <text:p>x</text:p>
          </table:table-cell>
          <table:table-cell table:number-columns-repeated="25" table:style-name="ce33"/>
          <table:table-cell office:value-type="string" table:style-name="ce33">
            <text:p>bamboo rod</text:p>
          </table:table-cell>
          <table:table-cell office:value-type="string" table:style-name="ce33">
            <text:p>x</text:p>
          </table:table-cell>
          <table:table-cell table:number-columns-repeated="11" table:style-name="ce33"/>
          <table:table-cell office:value-type="string" table:style-name="ce33">
            <text:p>tsai fut</text:p>
          </table:table-cell>
          <table:table-cell office:value-type="string" table:style-name="ce33">
            <text:p>x</text:p>
          </table:table-cell>
          <table:table-cell table:style-name="ce33"/>
          <table:table-cell office:value-type="string" table:style-name="ce33">
            <text:p>x</text:p>
          </table:table-cell>
          <table:table-cell table:number-columns-repeated="5" table:style-name="ce33"/>
          <table:table-cell office:value-type="string" table:style-name="ce33">
            <text:p>DongHeZhen photos</text:p>
          </table:table-cell>
          <table:table-cell table:number-columns-repeated="8" table:style-name="ce33"/>
          <table:table-cell office:value-type="string" table:style-name="ce33">
            <text:p>Meifu weavers have a stick with arrow head shapes at each end for this purpose (see DongHeZhen photos)</text:p>
          </table:table-cell>
          <table:table-cell table:number-columns-repeated="2" table:style-name="ce33"/>
          <table:table-cell office:value-type="string" table:style-name="ce33">
            <text:p>used for ikat weft and supplementary weft insertion</text:p>
          </table:table-cell>
          <table:table-cell office:value-type="string" table:style-name="ce33">
            <text:p>x</text:p>
          </table:table-cell>
          <table:table-cell table:number-columns-repeated="3" table:style-name="ce33"/>
          <table:table-cell office:value-type="string" table:style-name="ce33">
            <text:p>type</text:p>
          </table:table-cell>
          <table:table-cell table:number-columns-repeated="2" table:style-name="ce33"/>
          <table:table-cell office:value-type="string" table:style-name="ce33">
            <text:p>similar to sword, slightly smaller</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number-columns-repeated="3" table:style-name="ce33"/>
          <table:table-cell office:value-type="string" table:style-name="ce33">
            <text:p>x</text:p>
          </table:table-cell>
          <table:table-cell table:number-columns-repeated="2" table:style-name="ce33"/>
          <table:table-cell office:value-type="string" table:style-name="ce33">
            <text:p>x</text:p>
          </table:table-cell>
          <table:table-cell office:value-type="string" table:style-name="ce33">
            <text:p>x</text:p>
          </table:table-cell>
          <table:table-cell table:number-columns-repeated="37" table:style-name="ce33"/>
          <table:table-cell table:number-columns-repeated="16139"/>
        </table:table-row>
        <table:table-row table:style-name="ro7">
          <table:table-cell table:style-name="ce31"/>
          <table:table-cell office:value-type="string" table:style-name="ce3">
            <text:p>QiLi</text:p>
          </table:table-cell>
          <table:table-cell office:value-type="string" table:style-name="ce39">
            <text:p>HlaiQiandui</text:p>
          </table:table-cell>
          <table:table-cell office:value-type="string" table:style-name="ce5">
            <text:p>FBBS</text:p>
          </table:table-cell>
          <table:table-cell table:style-name="ce5"/>
          <table:table-cell office:value-type="string" table:style-name="ce3">
            <text:p>China</text:p>
          </table:table-cell>
          <table:table-cell office:value-type="string" table:style-name="ce3">
            <text:p>Hainan, Wu zhi shan</text:p>
          </table:table-cell>
          <table:table-cell office:value-type="string" table:style-name="ce33">
            <text:p>Ed9</text:p>
          </table:table-cell>
          <table:table-cell office:value-type="float" office:value="2" table:style-name="ce33">
            <text:p>2</text:p>
          </table:table-cell>
          <table:table-cell office:value-type="string" table:style-name="ce33">
            <text:p>F</text:p>
          </table:table-cell>
          <table:table-cell table:number-columns-repeated="16" table:style-name="ce33"/>
          <table:table-cell office:value-type="string" table:style-name="ce3">
            <text:p>Boudot and Buckley 2016</text:p>
          </table:table-cell>
          <table:table-cell office:value-type="float" office:value="18.86" table:style-name="ce34">
            <text:p>18,8600</text:p>
          </table:table-cell>
          <table:table-cell office:value-type="float" office:value="109.66" table:style-name="ce34">
            <text:p>109,6600</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round cane</text:p>
          </table:table-cell>
          <table:table-cell office:value-type="string" table:style-name="ce33">
            <text:p>woven palm fiber</text:p>
          </table:table-cell>
          <table:table-cell office:value-type="string" table:style-name="ce33">
            <text:p>x</text:p>
          </table:table-cell>
          <table:table-cell table:number-columns-repeated="34" table:style-name="ce33"/>
          <table:table-cell office:value-type="string" table:style-name="ce33">
            <text:p>x</text:p>
          </table:table-cell>
          <table:table-cell table:number-columns-repeated="13" table:style-name="ce33"/>
          <table:table-cell office:value-type="string" table:style-name="ce33">
            <text:p>Pair of flat sticks, make square profile cloth beam when clamped together</text:p>
          </table:table-cell>
          <table:table-cell table:style-name="ce33"/>
          <table:table-cell office:value-type="string" table:style-name="ce33">
            <text:p>Pair of flat sticks, two prongs at ends of each</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2-fork</text:p>
          </table:table-cell>
          <table:table-cell office:value-type="string" table:style-name="ce33">
            <text:p>x</text:p>
          </table:table-cell>
          <table:table-cell table:number-columns-repeated="2" table:style-name="ce33"/>
          <table:table-cell office:value-type="string" table:style-name="ce33">
            <text:p>ShuiMianQiao photos</text:p>
          </table:table-cell>
          <table:table-cell table:number-columns-repeated="3" table:style-name="ce33"/>
          <table:table-cell office:value-type="string" table:style-name="ce33">
            <text:p>x</text:p>
          </table:table-cell>
          <table:table-cell table:style-name="ce33"/>
          <table:table-cell office:value-type="string" table:style-name="ce33">
            <text:p>x</text:p>
          </table:table-cell>
          <table:table-cell table:number-columns-repeated="3" table:style-name="ce33"/>
          <table:table-cell office:value-type="string" table:style-name="ce33">
            <text:p>x</text:p>
          </table:table-cell>
          <table:table-cell table:number-columns-repeated="3"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two sticks bound together (or cane doubled over), heddle is only wound around lower stick</text:p>
          </table:table-cell>
          <table:table-cell office:value-type="string" table:style-name="ce33">
            <text:p>x</text:p>
          </table:table-cell>
          <table:table-cell table:style-name="ce33"/>
          <table:table-cell office:value-type="string" table:style-name="ce33">
            <text:p>x</text:p>
          </table:table-cell>
          <table:table-cell table:number-columns-repeated="25" table:style-name="ce33"/>
          <table:table-cell office:value-type="string" table:style-name="ce33">
            <text:p>bamboo rod</text:p>
          </table:table-cell>
          <table:table-cell office:value-type="string" table:style-name="ce33">
            <text:p>x</text:p>
          </table:table-cell>
          <table:table-cell table:number-columns-repeated="11" table:style-name="ce33"/>
          <table:table-cell office:value-type="string" table:style-name="ce33">
            <text:p>same shape as Meifu Li sword</text:p>
          </table:table-cell>
          <table:table-cell office:value-type="string" table:style-name="ce33">
            <text:p>x</text:p>
          </table:table-cell>
          <table:table-cell table:style-name="ce33"/>
          <table:table-cell office:value-type="string" table:style-name="ce33">
            <text:p>x</text:p>
          </table:table-cell>
          <table:table-cell table:number-columns-repeated="5" table:style-name="ce33"/>
          <table:table-cell office:value-type="string" table:style-name="ce33">
            <text:p>ShuiMianQiao photos</text:p>
          </table:table-cell>
          <table:table-cell table:number-columns-repeated="8" table:style-name="ce33"/>
          <table:table-cell office:value-type="string" table:style-name="ce33">
            <text:p>x</text:p>
          </table:table-cell>
          <table:table-cell office:value-type="string" table:style-name="ce33">
            <text:p>used for pattern weft insertion (ShuiMianQiao photos)</text:p>
          </table:table-cell>
          <table:table-cell table:style-name="ce33"/>
          <table:table-cell office:value-type="string" table:style-name="ce33">
            <text:p>x</text:p>
          </table:table-cell>
          <table:table-cell table:style-name="ce33"/>
          <table:table-cell office:value-type="string" table:style-name="ce33">
            <text:p>x</text:p>
          </table:table-cell>
          <table:table-cell table:number-columns-repeated="2" table:style-name="ce33"/>
          <table:table-cell office:value-type="string" table:style-name="ce33">
            <text:p>?</text:p>
          </table:table-cell>
          <table:table-cell table:number-columns-repeated="2" table:style-name="ce33"/>
          <table:table-cell office:value-type="string" table:style-name="ce33">
            <text:p>two in use in ShuiMianQiao photos</text:p>
          </table:table-cell>
          <table:table-cell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2 or more additional heddles with corresponding shed sticks, for warp patterning (ShuiMianQiao photo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number-columns-repeated="3" table:style-name="ce33"/>
          <table:table-cell office:value-type="string" table:style-name="ce33">
            <text:p>x</text:p>
          </table:table-cell>
          <table:table-cell table:number-columns-repeated="2" table:style-name="ce33"/>
          <table:table-cell office:value-type="string" table:style-name="ce33">
            <text:p>x</text:p>
          </table:table-cell>
          <table:table-cell office:value-type="string" table:style-name="ce33">
            <text:p>x</text:p>
          </table:table-cell>
          <table:table-cell table:number-columns-repeated="37" table:style-name="ce33"/>
          <table:table-cell table:number-columns-repeated="16139"/>
        </table:table-row>
        <table:table-row table:style-name="ro7">
          <table:table-cell table:style-name="ce31"/>
          <table:table-cell office:value-type="string" table:style-name="ce3">
            <text:p>HaLi</text:p>
          </table:table-cell>
          <table:table-cell office:value-type="string" table:style-name="ce39">
            <text:p>HlaiZhongsha</text:p>
          </table:table-cell>
          <table:table-cell office:value-type="string" table:style-name="ce5">
            <text:p>FBBS</text:p>
          </table:table-cell>
          <table:table-cell table:style-name="ce5"/>
          <table:table-cell office:value-type="string" table:style-name="ce3">
            <text:p>China</text:p>
          </table:table-cell>
          <table:table-cell office:value-type="string" table:style-name="ce3">
            <text:p>Hainan, Ledong</text:p>
          </table:table-cell>
          <table:table-cell office:value-type="string" table:style-name="ce33">
            <text:p>Ed9</text:p>
          </table:table-cell>
          <table:table-cell office:value-type="float" office:value="2" table:style-name="ce33">
            <text:p>2</text:p>
          </table:table-cell>
          <table:table-cell office:value-type="string" table:style-name="ce33">
            <text:p>F</text:p>
          </table:table-cell>
          <table:table-cell table:number-columns-repeated="16" table:style-name="ce33"/>
          <table:table-cell office:value-type="string" table:style-name="ce3">
            <text:p>Boudot and Buckley 2016</text:p>
          </table:table-cell>
          <table:table-cell office:value-type="float" office:value="18.75" table:style-name="ce34">
            <text:p>18,7500</text:p>
          </table:table-cell>
          <table:table-cell office:value-type="float" office:value="109.18" table:style-name="ce34">
            <text:p>109,1800</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pair of round canes</text:p>
          </table:table-cell>
          <table:table-cell table:number-columns-repeated="2" table:style-name="ce33"/>
          <table:table-cell office:value-type="string" table:style-name="ce33">
            <text:p>round cane</text:p>
          </table:table-cell>
          <table:table-cell office:value-type="string" table:style-name="ce33">
            <text:p>cloth backstrap, probably used woven palm fiber in former times</text:p>
          </table:table-cell>
          <table:table-cell office:value-type="string" table:style-name="ce33">
            <text:p>x</text:p>
          </table:table-cell>
          <table:table-cell table:number-columns-repeated="34" table:style-name="ce33"/>
          <table:table-cell office:value-type="string" table:style-name="ce33">
            <text:p>x</text:p>
          </table:table-cell>
          <table:table-cell table:number-columns-repeated="13" table:style-name="ce33"/>
          <table:table-cell office:value-type="string" table:style-name="ce33">
            <text:p>x</text:p>
          </table:table-cell>
          <table:table-cell table:style-name="ce33"/>
          <table:table-cell office:value-type="string" table:style-name="ce33">
            <text:p>pair of sticks</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2-fork</text:p>
          </table:table-cell>
          <table:table-cell office:value-type="string" table:style-name="ce33">
            <text:p>x</text:p>
          </table:table-cell>
          <table:table-cell table:number-columns-repeated="2" table:style-name="ce33"/>
          <table:table-cell office:value-type="string" table:style-name="ce33">
            <text:p>x</text:p>
          </table:table-cell>
          <table:table-cell table:number-columns-repeated="3" table:style-name="ce33"/>
          <table:table-cell office:value-type="string" table:style-name="ce33">
            <text:p>x</text:p>
          </table:table-cell>
          <table:table-cell table:style-name="ce33"/>
          <table:table-cell office:value-type="string" table:style-name="ce33">
            <text:p>x</text:p>
          </table:table-cell>
          <table:table-cell table:number-columns-repeated="3" table:style-name="ce33"/>
          <table:table-cell office:value-type="string" table:style-name="ce33">
            <text:p>x</text:p>
          </table:table-cell>
          <table:table-cell table:number-columns-repeated="3"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two sticks bound together: heddle is only wound around lower stick</text:p>
          </table:table-cell>
          <table:table-cell office:value-type="string" table:style-name="ce33">
            <text:p>x</text:p>
          </table:table-cell>
          <table:table-cell table:style-name="ce33"/>
          <table:table-cell office:value-type="string" table:style-name="ce33">
            <text:p>x</text:p>
          </table:table-cell>
          <table:table-cell table:number-columns-repeated="25" table:style-name="ce33"/>
          <table:table-cell office:value-type="string" table:style-name="ce33">
            <text:p>bamboo rod</text:p>
          </table:table-cell>
          <table:table-cell office:value-type="string" table:style-name="ce33">
            <text:p>x</text:p>
          </table:table-cell>
          <table:table-cell table:number-columns-repeated="11" table:style-name="ce33"/>
          <table:table-cell office:value-type="string" table:style-name="ce33">
            <text:p>hardwood sword</text:p>
          </table:table-cell>
          <table:table-cell office:value-type="string" table:style-name="ce33">
            <text:p>x</text:p>
          </table:table-cell>
          <table:table-cell table:style-name="ce33"/>
          <table:table-cell office:value-type="string" table:style-name="ce33">
            <text:p>x</text:p>
          </table:table-cell>
          <table:table-cell table:number-columns-repeated="5" table:style-name="ce33"/>
          <table:table-cell office:value-type="string" table:style-name="ce33">
            <text:p>x</text:p>
          </table:table-cell>
          <table:table-cell table:number-columns-repeated="8" table:style-name="ce33"/>
          <table:table-cell office:value-type="string" table:style-name="ce33">
            <text:p>x</text:p>
          </table:table-cell>
          <table:table-cell office:value-type="string" table:style-name="ce33">
            <text:p>used for pattern weft insertion</text:p>
          </table:table-cell>
          <table:table-cell table:style-name="ce33"/>
          <table:table-cell office:value-type="string" table:style-name="ce33">
            <text:p>used for ground weft insertion</text:p>
          </table:table-cell>
          <table:table-cell table:style-name="ce33"/>
          <table:table-cell office:value-type="string" table:style-name="ce33">
            <text:p>x</text:p>
          </table:table-cell>
          <table:table-cell table:number-columns-repeated="2" table:style-name="ce33"/>
          <table:table-cell office:value-type="string" table:style-name="ce33">
            <text:p>?</text:p>
          </table:table-cell>
          <table:table-cell table:number-columns-repeated="2" table:style-name="ce33"/>
          <table:table-cell office:value-type="string" table:style-name="ce33">
            <text:p>single pickup stick used for opening pattern sheds</text:p>
          </table:table-cell>
          <table:table-cell table:number-columns-repeated="4" table:style-name="ce33"/>
          <table:table-cell office:value-type="string" table:style-name="ce33">
            <text:p>group of 10-30 additional heddles for supplementary weft motif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occasionally</text:p>
          </table:table-cell>
          <table:table-cell office:value-type="string" table:style-name="ce33">
            <text:p>x</text:p>
          </table:table-cell>
          <table:table-cell table:number-columns-repeated="2" table:style-name="ce33"/>
          <table:table-cell office:value-type="string" table:style-name="ce33">
            <text:p>x</text:p>
          </table:table-cell>
          <table:table-cell table:number-columns-repeated="10" table:style-name="ce33"/>
          <table:table-cell office:value-type="string" table:style-name="ce33">
            <text:p>small supplementary weft motifs are defined by the group of heddles and their ordering</text:p>
          </table:table-cell>
          <table:table-cell table:number-columns-repeated="30" table:style-name="ce33"/>
          <table:table-cell table:number-columns-repeated="16139"/>
        </table:table-row>
        <table:table-row table:style-name="ro7">
          <table:table-cell table:style-name="ce31"/>
          <table:table-cell office:value-type="string" table:style-name="ce3">
            <text:p>RunLi</text:p>
          </table:table-cell>
          <table:table-cell office:value-type="string" table:style-name="ce39">
            <text:p>HlaiBaisha</text:p>
          </table:table-cell>
          <table:table-cell office:value-type="string" table:style-name="ce5">
            <text:p>FBBS</text:p>
          </table:table-cell>
          <table:table-cell table:style-name="ce5"/>
          <table:table-cell office:value-type="string" table:style-name="ce3">
            <text:p>China</text:p>
          </table:table-cell>
          <table:table-cell office:value-type="string" table:style-name="ce3">
            <text:p>Hainan, Baisha</text:p>
          </table:table-cell>
          <table:table-cell table:number-columns-repeated="19" table:style-name="ce33"/>
          <table:table-cell office:value-type="string" table:style-name="ce3">
            <text:p>Steubel 1937</text:p>
          </table:table-cell>
          <table:table-cell office:value-type="float" office:value="19.199000000000002" table:style-name="ce34">
            <text:p>19,1990</text:p>
          </table:table-cell>
          <table:table-cell office:value-type="float" office:value="109.38200000000001" table:style-name="ce34">
            <text:p>109,3820</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round cane</text:p>
          </table:table-cell>
          <table:table-cell office:value-type="string" table:style-name="ce33">
            <text:p>woven palm fiber</text:p>
          </table:table-cell>
          <table:table-cell office:value-type="string" table:style-name="ce33">
            <text:p>x</text:p>
          </table:table-cell>
          <table:table-cell table:number-columns-repeated="34" table:style-name="ce33"/>
          <table:table-cell office:value-type="string" table:style-name="ce33">
            <text:p>x</text:p>
          </table:table-cell>
          <table:table-cell table:number-columns-repeated="13" table:style-name="ce33"/>
          <table:table-cell office:value-type="string" table:style-name="ce33">
            <text:p>x</text:p>
          </table:table-cell>
          <table:table-cell table:style-name="ce33"/>
          <table:table-cell office:value-type="string" table:style-name="ce33">
            <text:p>pair of beams</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2-fork/ 4 -fork</text:p>
          </table:table-cell>
          <table:table-cell office:value-type="string" table:style-name="ce33">
            <text:p>x</text:p>
          </table:table-cell>
          <table:table-cell table:number-columns-repeated="2" table:style-name="ce33"/>
          <table:table-cell office:value-type="string" table:style-name="ce33">
            <text:p>x</text:p>
          </table:table-cell>
          <table:table-cell table:number-columns-repeated="3" table:style-name="ce33"/>
          <table:table-cell office:value-type="string" table:style-name="ce33">
            <text:p>x</text:p>
          </table:table-cell>
          <table:table-cell table:style-name="ce33"/>
          <table:table-cell office:value-type="string" table:style-name="ce33">
            <text:p>x</text:p>
          </table:table-cell>
          <table:table-cell table:number-columns-repeated="3" table:style-name="ce33"/>
          <table:table-cell office:value-type="string" table:style-name="ce33">
            <text:p>x</text:p>
          </table:table-cell>
          <table:table-cell table:number-columns-repeated="3"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32" table:style-name="ce33"/>
          <table:table-cell office:value-type="string" table:style-name="ce33">
            <text:p>bamboo rod</text:p>
          </table:table-cell>
          <table:table-cell office:value-type="string" table:style-name="ce33">
            <text:p>x</text:p>
          </table:table-cell>
          <table:table-cell table:number-columns-repeated="11" table:style-name="ce33"/>
          <table:table-cell office:value-type="string" table:style-name="ce33">
            <text:p>hardwood sword</text:p>
          </table:table-cell>
          <table:table-cell office:value-type="string" table:style-name="ce33">
            <text:p>x</text:p>
          </table:table-cell>
          <table:table-cell table:style-name="ce33"/>
          <table:table-cell office:value-type="string" table:style-name="ce33">
            <text:p>x</text:p>
          </table:table-cell>
          <table:table-cell table:number-columns-repeated="5" table:style-name="ce33"/>
          <table:table-cell office:value-type="string" table:style-name="ce33">
            <text:p>x</text:p>
          </table:table-cell>
          <table:table-cell table:number-columns-repeated="8" table:style-name="ce33"/>
          <table:table-cell office:value-type="string" table:style-name="ce33">
            <text:p>x</text:p>
          </table:table-cell>
          <table:table-cell table:number-columns-repeated="2"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table:number-columns-repeated="2" table:style-name="ce33"/>
          <table:table-cell office:value-type="string" table:style-name="ce33">
            <text:p>one or two sticks, resembling narrower versions of sword</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table:number-columns-repeated="2" table:style-name="ce33"/>
          <table:table-cell office:value-type="string" table:style-name="ce33">
            <text:p>x</text:p>
          </table:table-cell>
          <table:table-cell office:value-type="string" table:style-name="ce33">
            <text:p>x</text:p>
          </table:table-cell>
          <table:table-cell table:number-columns-repeated="37" table:style-name="ce33"/>
          <table:table-cell table:number-columns-repeated="16139"/>
        </table:table-row>
        <table:table-row table:style-name="ro5">
          <table:table-cell table:style-name="ce31"/>
          <table:table-cell office:value-type="string" table:style-name="ce3">
            <text:p>TaiYuan</text:p>
          </table:table-cell>
          <table:table-cell office:value-type="string" table:style-name="ce39">
            <text:p>TswChiangmai</text:p>
          </table:table-cell>
          <table:table-cell office:value-type="string" table:style-name="ce5">
            <text:p>FCB</text:p>
          </table:table-cell>
          <table:table-cell table:style-name="ce5"/>
          <table:table-cell office:value-type="string" table:style-name="ce3">
            <text:p>Thailand</text:p>
          </table:table-cell>
          <table:table-cell office:value-type="string" table:style-name="ce3">
            <text:p>N Thailand</text:p>
          </table:table-cell>
          <table:table-cell table:number-columns-repeated="19" table:style-name="ce33"/>
          <table:table-cell office:value-type="string" table:style-name="ce3">
            <text:p>Loom in the Chiang Mai Historical Museum</text:p>
          </table:table-cell>
          <table:table-cell office:value-type="float" office:value="18.789000000000001" table:style-name="ce34">
            <text:p>18,7890</text:p>
          </table:table-cell>
          <table:table-cell office:value-type="float" office:value="98.986000000000004" table:style-name="ce34">
            <text:p>98,9860</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cuboid frame with extension at the back for the warp beam</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joined by three horizontal bars, one of which warp passes over</text:p>
          </table:table-cell>
          <table:table-cell table:number-columns-repeated="11"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pillars</text:p>
          </table:table-cell>
          <table:table-cell office:value-type="string" table:style-name="ce33">
            <text:p>peg at one end, beam inserted in hole in pillar at the other end</text:p>
          </table:table-cell>
          <table:table-cell office:value-type="string" table:style-name="ce33">
            <text:p>main horizontal members of the frame extend backwards (without additional vertical supports), and enclose the "warp beam", around which the warp passes</text:p>
          </table:table-cell>
          <table:table-cell office:value-type="string" table:style-name="ce33">
            <text:p>the heddles and reed are attached to a bar that rests on top of the frame and that can be moved, though it is probably not adjusted very often during weaving</text:p>
          </table:table-cell>
          <table:table-cell table:number-columns-repeated="2" table:style-name="ce33"/>
          <table:table-cell office:value-type="string" table:style-name="ce33">
            <text:p>furthest warp beam</text:p>
          </table:table-cell>
          <table:table-cell office:value-type="string" table:style-name="ce33">
            <text:p>warp beam in the frame</text:p>
          </table:table-cell>
          <table:table-cell table:number-columns-repeated="5" table:style-name="ce33"/>
          <table:table-cell office:value-type="string" table:style-name="ce33">
            <text:p>x</text:p>
          </table:table-cell>
          <table:table-cell office:value-type="string" table:style-name="ce33">
            <text:p>the warp makes a right angle bend around the "warp beam" rather than being attached to it, then passes over second (square section) bar set into the main part of the frame</text:p>
          </table:table-cell>
          <table:table-cell office:value-type="string" table:style-name="ce33">
            <text:p>x</text:p>
          </table:table-cell>
          <table:table-cell table:number-columns-repeated="3" table:style-name="ce33"/>
          <table:table-cell office:value-type="string" table:style-name="ce33">
            <text:p>x</text:p>
          </table:table-cell>
          <table:table-cell office:value-type="string" table:style-name="ce33">
            <text:p>x</text:p>
          </table:table-cell>
          <table:table-cell table:number-columns-repeated="5" table:style-name="ce33"/>
          <table:table-cell office:value-type="string" table:style-name="ce33">
            <text:p>grooved with stick</text:p>
          </table:table-cell>
          <table:table-cell table:number-columns-repeated="5" table:style-name="ce33"/>
          <table:table-cell office:value-type="string" table:style-name="ce33">
            <text:p>x</text:p>
          </table:table-cell>
          <table:table-cell office:value-type="string" table:style-name="ce33">
            <text:p>one end of the beam is square section with holes that fit over a peg, the other end is round and sits in a hole</text:p>
          </table:table-cell>
          <table:table-cell table:number-columns-repeated="2"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via pulleys</text:p>
          </table:table-cell>
          <table:table-cell table:style-name="ce33"/>
          <table:table-cell office:value-type="string" table:style-name="ce33">
            <text:p>x</text:p>
          </table:table-cell>
          <table:table-cell office:value-type="string" table:style-name="ce33">
            <text:p>appears to be spiral continuous</text:p>
          </table:table-cell>
          <table:table-cell table:number-columns-repeated="3" table:style-name="ce33"/>
          <table:table-cell office:value-type="string" table:style-name="ce33">
            <text:p>x</text:p>
          </table:table-cell>
          <table:table-cell table:style-name="ce33"/>
          <table:table-cell office:value-type="string" table:style-name="ce33">
            <text:p>x</text:p>
          </table:table-cell>
          <table:table-cell table:number-columns-repeated="3" table:style-name="ce33"/>
          <table:table-cell office:value-type="string" table:style-name="ce33">
            <text:p>heddles are attached to two bars operated by the feet</text:p>
          </table:table-cell>
          <table:table-cell table:number-columns-repeated="4" table:style-name="ce33"/>
          <table:table-cell office:value-type="string" table:style-name="ce33">
            <text:p>x</text:p>
          </table:table-cell>
          <table:table-cell table:style-name="ce33"/>
          <table:table-cell office:value-type="string" table:style-name="ce33">
            <text:p>x</text:p>
          </table:table-cell>
          <table:table-cell table:number-columns-repeated="2" table:style-name="ce33"/>
          <table:table-cell office:value-type="string" table:style-name="ce33">
            <text:p>heddles attached to two pulleys, suspended by cords from a rod that rests on top of the loom</text:p>
          </table:table-cell>
          <table:table-cell table:number-columns-repeated="7" table:style-name="ce33"/>
          <table:table-cell office:value-type="string" table:style-name="ce33">
            <text:p>two pulleys</text:p>
          </table:table-cell>
          <table:table-cell table:number-columns-repeated="22"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style-name="ce33"/>
          <table:table-cell office:value-type="string" table:style-name="ce33">
            <text:p>x</text:p>
          </table:table-cell>
          <table:table-cell table:number-columns-repeated="2"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some probably inserted this way</text:p>
          </table:table-cell>
          <table:table-cell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boat-shaped shuttle</text:p>
          </table:table-cell>
          <table:table-cell table:number-columns-repeated="3" table:style-name="ce33"/>
          <table:table-cell office:value-type="string" table:style-name="ce33">
            <text:p>probably pickup stick</text:p>
          </table:table-cell>
          <table:table-cell table:style-name="ce33"/>
          <table:table-cell office:value-type="string" table:style-name="ce33">
            <text:p>x</text:p>
          </table:table-cell>
          <table:table-cell table:style-name="ce33"/>
          <table:table-cell office:value-type="string" table:style-name="ce33">
            <text:p>x</text:p>
          </table:table-cell>
          <table:table-cell table:number-columns-repeated="51" table:style-name="ce33"/>
          <table:table-cell table:number-columns-repeated="16139"/>
        </table:table-row>
        <table:table-row table:style-name="ro8">
          <table:table-cell table:style-name="ce31"/>
          <table:table-cell office:value-type="string" table:style-name="ce3">
            <text:p>TaiXamNuea</text:p>
          </table:table-cell>
          <table:table-cell office:value-type="string" table:style-name="ce39">
            <text:p>TswXamNuea</text:p>
          </table:table-cell>
          <table:table-cell office:value-type="string" table:style-name="ce5">
            <text:p>FCB</text:p>
          </table:table-cell>
          <table:table-cell office:value-type="string" table:style-name="ce5">
            <text:p>yes</text:p>
          </table:table-cell>
          <table:table-cell office:value-type="string" table:style-name="ce3">
            <text:p>Laos</text:p>
          </table:table-cell>
          <table:table-cell office:value-type="string" table:style-name="ce3">
            <text:p>Northern Laos, near Vietnam border</text:p>
          </table:table-cell>
          <table:table-cell table:number-columns-repeated="19" table:style-name="ce33"/>
          <table:table-cell office:value-type="string" table:style-name="ce3">
            <text:p>Cheesman 2004 p245 Fig 10.54</text:p>
          </table:table-cell>
          <table:table-cell office:value-type="float" office:value="20.420000000000002" table:style-name="ce34">
            <text:p>20,4200</text:p>
          </table:table-cell>
          <table:table-cell office:value-type="float" office:value="104.07" table:style-name="ce34">
            <text:p>104,0700</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3-4 horizontal bars, warp passes under one of them, up and back around to a bar over the weaver's head</text:p>
          </table:table-cell>
          <table:table-cell table:number-columns-repeated="11"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some looms</text:p>
          </table:table-cell>
          <table:table-cell office:value-type="string" table:style-name="ce33">
            <text:p>Cheeseman 2004 Fig 10.55 p246</text:p>
          </table:table-cell>
          <table:table-cell table:style-name="ce33"/>
          <table:table-cell office:value-type="string" table:style-name="ce33">
            <text:p>x</text:p>
          </table:table-cell>
          <table:table-cell table:number-columns-repeated="2" table:style-name="ce33"/>
          <table:table-cell office:value-type="string" table:style-name="ce33">
            <text:p>beam that the warp bends around</text:p>
          </table:table-cell>
          <table:table-cell table:number-columns-repeated="6" table:style-name="ce33"/>
          <table:table-cell office:value-type="string" table:style-name="ce33">
            <text:p>x</text:p>
          </table:table-cell>
          <table:table-cell office:value-type="string" table:style-name="ce33">
            <text:p>Cheesman 2004 p245 Fig10.54: warp is tied with a slipknot over the weaver's head so that it can easily be released to extend it</text:p>
          </table:table-cell>
          <table:table-cell office:value-type="string" table:style-name="ce33">
            <text:p>x</text:p>
          </table:table-cell>
          <table:table-cell table:number-columns-repeated="3" table:style-name="ce33"/>
          <table:table-cell office:value-type="string" table:style-name="ce33">
            <text:p>x</text:p>
          </table:table-cell>
          <table:table-cell office:value-type="string" table:style-name="ce33">
            <text:p>some variation, but often square bar</text:p>
          </table:table-cell>
          <table:table-cell table:number-columns-repeated="5" table:style-name="ce33"/>
          <table:table-cell office:value-type="string" table:style-name="ce33">
            <text:p>x</text:p>
          </table:table-cell>
          <table:table-cell table:number-columns-repeated="5" table:style-name="ce33"/>
          <table:table-cell office:value-type="string" table:style-name="ce33">
            <text:p>Cheesman 2004 p245 Fig 10.54</text:p>
          </table:table-cell>
          <table:table-cell office:value-type="string" table:style-name="ce33">
            <text:p>some looms</text:p>
          </table:table-cell>
          <table:table-cell table:number-columns-repeated="2"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pair of double heddles, attached to poles on top of the loom frame and treadles below</text:p>
          </table:table-cell>
          <table:table-cell table:style-name="ce33"/>
          <table:table-cell office:value-type="string" table:style-name="ce33">
            <text:p>x</text:p>
          </table:table-cell>
          <table:table-cell office:value-type="string" table:style-name="ce33">
            <text:p>presumably spiral</text:p>
          </table:table-cell>
          <table:table-cell table:number-columns-repeated="3" table:style-name="ce33"/>
          <table:table-cell office:value-type="string" table:style-name="ce33">
            <text:p>x</text:p>
          </table:table-cell>
          <table:table-cell table:style-name="ce33"/>
          <table:table-cell office:value-type="string" table:style-name="ce33">
            <text:p>x</text:p>
          </table:table-cell>
          <table:table-cell table:number-columns-repeated="3" table:style-name="ce33"/>
          <table:table-cell office:value-type="string" table:style-name="ce33">
            <text:p>heddles are attached to two bars operated by the feet</text:p>
          </table:table-cell>
          <table:table-cell table:number-columns-repeated="4" table:style-name="ce33"/>
          <table:table-cell office:value-type="string" table:style-name="ce33">
            <text:p>x</text:p>
          </table:table-cell>
          <table:table-cell table:style-name="ce33"/>
          <table:table-cell office:value-type="string" table:style-name="ce33">
            <text:p>x</text:p>
          </table:table-cell>
          <table:table-cell table:number-columns-repeated="2" table:style-name="ce33"/>
          <table:table-cell office:value-type="string" table:style-name="ce33">
            <text:p>x</text:p>
          </table:table-cell>
          <table:table-cell office:value-type="string" table:style-name="ce33">
            <text:p>pass over a round bamboo rod that rests on top of the loom</text:p>
          </table:table-cell>
          <table:table-cell table:number-columns-repeated="29" table:style-name="ce33"/>
          <table:table-cell office:value-type="string" table:style-name="ce33">
            <text:p>x</text:p>
          </table:table-cell>
          <table:table-cell office:value-type="string" table:style-name="ce33">
            <text:p>x</text:p>
          </table:table-cell>
          <table:table-cell office:value-type="string" table:style-name="ce33">
            <text:p>bow-shaped piece of bamboo</text:p>
          </table:table-cell>
          <table:table-cell office:value-type="string" table:style-name="ce33">
            <text:p>x</text:p>
          </table:table-cell>
          <table:table-cell table:style-name="ce33"/>
          <table:table-cell office:value-type="string" table:style-name="ce33">
            <text:p>fuem noi = small reed/comb</text:p>
          </table:table-cell>
          <table:table-cell table:style-name="ce33"/>
          <table:table-cell office:value-type="string" table:style-name="ce33">
            <text:p>x</text:p>
          </table:table-cell>
          <table:table-cell table:style-name="ce33"/>
          <table:table-cell office:value-type="string" table:style-name="ce33">
            <text:p>Reed can be used as a beater, though not as heavy as Kiranti version</text:p>
          </table:table-cell>
          <table:table-cell office:value-type="string" table:style-name="ce33">
            <text:p>x</text:p>
          </table:table-cell>
          <table:table-cell table:number-columns-repeated="3" table:style-name="ce33"/>
          <table:table-cell office:value-type="string" table:style-name="ce33">
            <text:p>used for some discontinuous supplementary weft designs</text:p>
          </table:table-cell>
          <table:table-cell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40cm long boat-shaped shuttle</text:p>
          </table:table-cell>
          <table:table-cell table:number-columns-repeated="3" table:style-name="ce33"/>
          <table:table-cell office:value-type="string" table:style-name="ce33">
            <text:p>Cheesman 2004 p249 Fig 10.63</text:p>
          </table:table-cell>
          <table:table-cell table:style-name="ce33"/>
          <table:table-cell office:value-type="string" table:style-name="ce33">
            <text:p>koh technique</text:p>
          </table:table-cell>
          <table:table-cell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khao nyueng: Cheesman 2004 p251. Sometimes the heddles sit unsupported in the warp, but they can also be cantilevered and supported with weights (Fig 10.73)</text:p>
          </table:table-cell>
          <table:table-cell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table:number-columns-repeated="4" table:style-name="ce33"/>
          <table:table-cell office:value-type="string" table:style-name="ce33">
            <text:p>diu (pattern sticks) are placed in the warp one by one then removed in reverse sequence to make symmetric design (Cheeseman 2004 p248). This is a separate technique from the use of a complex patterning system, they are not used together.</text:p>
          </table:table-cell>
          <table:table-cell office:value-type="string" table:style-name="ce33">
            <text:p>x</text:p>
          </table:table-cell>
          <table:table-cell table:style-name="ce33"/>
          <table:table-cell office:value-type="string" table:style-name="ce33">
            <text:p>used for lai kep (continuous supplementary weft), sometimes also for parts of discontinuous supplementary weft designs</text:p>
          </table:table-cell>
          <table:table-cell table:number-columns-repeated="3" table:style-name="ce33"/>
          <table:table-cell office:value-type="string" table:style-name="ce33">
            <text:p>Vertical system above and below warp</text:p>
          </table:table-cell>
          <table:table-cell table:style-name="ce33"/>
          <table:table-cell office:value-type="string" table:style-name="ce33">
            <text:p>flat hardwood stick with slightly pointed ends - not used for beating, but for opening pattern sheds behind the ground weave heddles, propping them open wide enough for the weaver to use them for inserting supplementary weft yarns</text:p>
          </table:table-cell>
          <table:table-cell table:style-name="ce33"/>
          <table:table-cell office:value-type="string" table:style-name="ce33">
            <text:p>Type <text:s/>Pattern is stored on sticks or threads placed in heddles that extend from above the warp to below it, attached to the frame at both ends. After completion of each row of supplementary weft (continuous) the pattern stick is taken from above the warp and replaced in the heddle below the warp. Complex patterns with up to 1000 lines may be stored by using strings instead of sticks (Cheesman 2004 p250)</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two square frames, above and below the warp, provide support</text:p>
          </table:table-cell>
          <table:table-cell table:number-columns-repeated="4" table:style-name="ce33"/>
          <table:table-cell office:value-type="string" table:style-name="ce33">
            <text:p>x</text:p>
          </table:table-cell>
          <table:table-cell office:value-type="string" table:style-name="ce33">
            <text:p>x</text:p>
          </table:table-cell>
          <table:table-cell table:number-columns-repeated="9" table:style-name="ce33"/>
          <table:table-cell office:value-type="string" table:style-name="ce33">
            <text:p>x</text:p>
          </table:table-cell>
          <table:table-cell table:style-name="ce33"/>
          <table:table-cell table:number-columns-repeated="16139"/>
        </table:table-row>
        <table:table-row table:style-name="ro7">
          <table:table-cell table:style-name="ce31"/>
          <table:table-cell office:value-type="string" table:style-name="ce3">
            <text:p>TaiIsan</text:p>
          </table:table-cell>
          <table:table-cell office:value-type="string" table:style-name="ce39">
            <text:p>TswKorat</text:p>
          </table:table-cell>
          <table:table-cell office:value-type="string" table:style-name="ce5">
            <text:p>FCB</text:p>
          </table:table-cell>
          <table:table-cell table:style-name="ce5"/>
          <table:table-cell office:value-type="string" table:style-name="ce3">
            <text:p>Thailand</text:p>
          </table:table-cell>
          <table:table-cell office:value-type="string" table:style-name="ce3">
            <text:p>NE Thailand</text:p>
          </table:table-cell>
          <table:table-cell table:number-columns-repeated="19" table:style-name="ce33"/>
          <table:table-cell office:value-type="string" table:style-name="ce3">
            <text:p>Loom in the Chiang Mai Historical Museum</text:p>
          </table:table-cell>
          <table:table-cell office:value-type="float" office:value="16.0458" table:style-name="ce34">
            <text:p>16,0458</text:p>
          </table:table-cell>
          <table:table-cell office:value-type="float" office:value="103.667" table:style-name="ce34">
            <text:p>103,6670</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mai na dak</text:p>
          </table:table-cell>
          <table:table-cell table:number-columns-repeated="2"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number-columns-repeated="11"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type <text:s/>one or two bars slung below top of frame</text:p>
          </table:table-cell>
          <table:table-cell office:value-type="string" table:style-name="ce33">
            <text:p>x</text:p>
          </table:table-cell>
          <table:table-cell office:value-type="string" table:style-name="ce33">
            <text:p>identical to type example</text:p>
          </table:table-cell>
          <table:table-cell table:style-name="ce33"/>
          <table:table-cell office:value-type="string" table:style-name="ce33">
            <text:p>x</text:p>
          </table:table-cell>
          <table:table-cell table:number-columns-repeated="3" table:style-name="ce33"/>
          <table:table-cell office:value-type="string" table:style-name="ce33">
            <text:p>x</text:p>
          </table:table-cell>
          <table:table-cell table:number-columns-repeated="5" table:style-name="ce33"/>
          <table:table-cell office:value-type="string" table:style-name="ce33">
            <text:p>Warp passes over a bar near the back of the loom, then down to a warp beam at the back of the loom, below it. Several different versions of this system.</text:p>
          </table:table-cell>
          <table:table-cell table:number-columns-repeated="2"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mai kam pan</text:p>
          </table:table-cell>
          <table:table-cell office:value-type="string" table:style-name="ce33">
            <text:p>x</text:p>
          </table:table-cell>
          <table:table-cell table:number-columns-repeated="5" table:style-name="ce33"/>
          <table:table-cell office:value-type="string" table:style-name="ce33">
            <text:p>groove visible in photos from Baan Pon, presumably has retaining stick too</text:p>
          </table:table-cell>
          <table:table-cell table:number-columns-repeated="5"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kao feum</text:p>
          </table:table-cell>
          <table:table-cell office:value-type="string" table:style-name="ce33">
            <text:p>x</text:p>
          </table:table-cell>
          <table:table-cell office:value-type="string" table:style-name="ce33">
            <text:p>khao/ takor</text:p>
          </table:table-cell>
          <table:table-cell table:style-name="ce33"/>
          <table:table-cell office:value-type="string" table:style-name="ce33">
            <text:p>x</text:p>
          </table:table-cell>
          <table:table-cell office:value-type="string" table:style-name="ce33">
            <text:p>presumably spiral</text:p>
          </table:table-cell>
          <table:table-cell table:number-columns-repeated="3" table:style-name="ce33"/>
          <table:table-cell office:value-type="string" table:style-name="ce33">
            <text:p>x</text:p>
          </table:table-cell>
          <table:table-cell table:style-name="ce33"/>
          <table:table-cell office:value-type="string" table:style-name="ce33">
            <text:p>x</text:p>
          </table:table-cell>
          <table:table-cell table:number-columns-repeated="3" table:style-name="ce33"/>
          <table:table-cell office:value-type="string" table:style-name="ce33">
            <text:p>mai yeab hook (treadles), ma yap</text:p>
          </table:table-cell>
          <table:table-cell table:number-columns-repeated="4" table:style-name="ce33"/>
          <table:table-cell office:value-type="string" table:style-name="ce33">
            <text:p>x</text:p>
          </table:table-cell>
          <table:table-cell table:style-name="ce33"/>
          <table:table-cell office:value-type="string" table:style-name="ce33">
            <text:p>x</text:p>
          </table:table-cell>
          <table:table-cell table:number-columns-repeated="2" table:style-name="ce33"/>
          <table:table-cell office:value-type="string" table:style-name="ce33">
            <text:p>x</text:p>
          </table:table-cell>
          <table:table-cell office:value-type="string" table:style-name="ce33">
            <text:p>pass over a round bamboo rod that is suspended just below the frame</text:p>
          </table:table-cell>
          <table:table-cell table:number-columns-repeated="29" table:style-name="ce33"/>
          <table:table-cell office:value-type="string" table:style-name="ce33">
            <text:p>seems to be used in some looms for narrower fabric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feom, fun wee = reed teeth</text:p>
          </table:table-cell>
          <table:table-cell table:number-columns-repeated="2" table:style-name="ce33"/>
          <table:table-cell office:value-type="string" table:style-name="ce33">
            <text:p>x</text:p>
          </table:table-cell>
          <table:table-cell office:value-type="string" table:style-name="ce33">
            <text:p>kob fuem</text:p>
          </table:table-cell>
          <table:table-cell office:value-type="string" table:style-name="ce33">
            <text:p>x</text:p>
          </table:table-cell>
          <table:table-cell table:number-columns-repeated="3" table:style-name="ce33"/>
          <table:table-cell office:value-type="string" table:style-name="ce33">
            <text:p>used for some discontinuous supplementary weft designs</text:p>
          </table:table-cell>
          <table:table-cell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20-30cm long boat shaped shuttle</text:p>
          </table:table-cell>
          <table:table-cell table:number-columns-repeated="2" table:style-name="ce33"/>
          <table:table-cell office:value-type="string" table:style-name="ce33">
            <text:p>sometimes (Baan Pon photos)</text:p>
          </table:table-cell>
          <table:table-cell office:value-type="string" table:style-name="ce33">
            <text:p>?</text:p>
          </table:table-cell>
          <table:table-cell table:number-columns-repeated="4"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group of simple heddles hanging below the warp, raised by an assisstant (pha kit weaving)</text:p>
          </table:table-cell>
          <table:table-cell table:number-columns-repeated="2" table:style-name="ce33"/>
          <table:table-cell office:value-type="string" table:style-name="ce33">
            <text:p>x</text:p>
          </table:table-cell>
          <table:table-cell table:number-columns-repeated="2" table:style-name="ce33"/>
          <table:table-cell office:value-type="string" table:style-name="ce33">
            <text:p>x</text:p>
          </table:table-cell>
          <table:table-cell office:value-type="string" table:style-name="ce33">
            <text:p>x</text:p>
          </table:table-cell>
          <table:table-cell table:number-columns-repeated="10" table:style-name="ce33"/>
          <table:table-cell office:value-type="string" table:style-name="ce33">
            <text:p>mai lai = pattern heddles</text:p>
          </table:table-cell>
          <table:table-cell table:style-name="ce33"/>
          <table:table-cell office:value-type="string" table:style-name="ce33">
            <text:p>mai tam <text:s/>flat hardwood stick, pointed at one end, flat at the other</text:p>
          </table:table-cell>
          <table:table-cell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table:number-columns-repeated="3" table:style-name="ce33"/>
          <table:table-cell office:value-type="string" table:style-name="ce33">
            <text:p>x</text:p>
          </table:table-cell>
          <table:table-cell table:number-columns-repeated="4" table:style-name="ce33"/>
          <table:table-cell office:value-type="string" table:style-name="ce33">
            <text:p>x</text:p>
          </table:table-cell>
          <table:table-cell office:value-type="string" table:style-name="ce33">
            <text:p>x</text:p>
          </table:table-cell>
          <table:table-cell table:number-columns-repeated="9" table:style-name="ce33"/>
          <table:table-cell office:value-type="string" table:style-name="ce33">
            <text:p>x</text:p>
          </table:table-cell>
          <table:table-cell table:style-name="ce33"/>
          <table:table-cell table:number-columns-repeated="16139"/>
        </table:table-row>
        <table:table-row table:style-name="ro5">
          <table:table-cell table:style-name="ce31"/>
          <table:table-cell office:value-type="string" table:style-name="ce3">
            <text:p>TaiMaiChau</text:p>
          </table:table-cell>
          <table:table-cell office:value-type="string" table:style-name="ce39">
            <text:p>TswMaiChau</text:p>
          </table:table-cell>
          <table:table-cell office:value-type="string" table:style-name="ce5">
            <text:p>FCB</text:p>
          </table:table-cell>
          <table:table-cell table:style-name="ce5"/>
          <table:table-cell office:value-type="string" table:style-name="ce3">
            <text:p>Vietnam</text:p>
          </table:table-cell>
          <table:table-cell office:value-type="string" table:style-name="ce3">
            <text:p>Northwest Vietnam</text:p>
          </table:table-cell>
          <table:table-cell table:number-columns-repeated="19" table:style-name="ce33"/>
          <table:table-cell office:value-type="string" table:style-name="ce3">
            <text:p>McClintock 2013</text:p>
          </table:table-cell>
          <table:table-cell office:value-type="float" office:value="20.6739" table:style-name="ce34">
            <text:p>20,6739</text:p>
          </table:table-cell>
          <table:table-cell office:value-type="float" office:value="105.0128" table:style-name="ce34">
            <text:p>105,0128</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number-columns-repeated="2"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number-columns-repeated="11"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Cloth beam fits into holes in two pillars with rounded tops</text:p>
          </table:table-cell>
          <table:table-cell table:number-columns-repeated="2" table:style-name="ce33"/>
          <table:table-cell office:value-type="string" table:style-name="ce33">
            <text:p>the heddles and reed are attached to a bar that rests on top of the frame and that can be moved, thought it is probably not adjusted very often during weaving</text:p>
          </table:table-cell>
          <table:table-cell table:style-name="ce33"/>
          <table:table-cell office:value-type="string" table:style-name="ce33">
            <text:p>x</text:p>
          </table:table-cell>
          <table:table-cell office:value-type="string" table:style-name="ce33">
            <text:p>some looms</text:p>
          </table:table-cell>
          <table:table-cell office:value-type="string" table:style-name="ce33">
            <text:p>some looms</text:p>
          </table:table-cell>
          <table:table-cell table:style-name="ce33"/>
          <table:table-cell office:value-type="string" table:style-name="ce33">
            <text:p>x</text:p>
          </table:table-cell>
          <table:table-cell office:value-type="string" table:style-name="ce33">
            <text:p>4 spokes</text:p>
          </table:table-cell>
          <table:table-cell office:value-type="string" table:style-name="ce33">
            <text:p>Type</text:p>
          </table:table-cell>
          <table:table-cell office:value-type="string" table:style-name="ce33">
            <text:p>Padded with sticks. The neat pattern of stacked flat sticks resembles that on Nung looms in Cao Bang province.</text:p>
          </table:table-cell>
          <table:table-cell office:value-type="string" table:style-name="ce33">
            <text:p>x</text:p>
          </table:table-cell>
          <table:table-cell table:number-columns-repeated="2" table:style-name="ce33"/>
          <table:table-cell office:value-type="string" table:style-name="ce33">
            <text:p>warp passes around warp beam lodged behind back pillars, supported by notched brackets, then is collected on second warp beam below the loom, equipped with spokes to stop rotation</text:p>
          </table:table-cell>
          <table:table-cell office:value-type="string" table:style-name="ce33">
            <text:p>type</text:p>
          </table:table-cell>
          <table:table-cell table:style-name="ce33"/>
          <table:table-cell office:value-type="string" table:style-name="ce33">
            <text:p>x</text:p>
          </table:table-cell>
          <table:table-cell office:value-type="string" table:style-name="ce33">
            <text:p>some looms</text:p>
          </table:table-cell>
          <table:table-cell office:value-type="string" table:style-name="ce33">
            <text:p>some looms</text:p>
          </table:table-cell>
          <table:table-cell table:number-columns-repeated="4" table:style-name="ce33"/>
          <table:table-cell office:value-type="string" table:style-name="ce33">
            <text:p>stick-and-groove (not all looms?)</text:p>
          </table:table-cell>
          <table:table-cell table:number-columns-repeated="5" table:style-name="ce33"/>
          <table:table-cell office:value-type="string" table:style-name="ce33">
            <text:p>x</text:p>
          </table:table-cell>
          <table:table-cell office:value-type="string" table:style-name="ce33">
            <text:p>some looms (square section warp beams). In other looms the rotation of the cloth beam is stopped by a peg sticking out of it, which is tied off to the loom frame below.</text:p>
          </table:table-cell>
          <table:table-cell office:value-type="string" table:style-name="ce33">
            <text:p>some looms: peg sticking out of cloth beam with a cord attached that is tied to the frame</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pair of double heddles</text:p>
          </table:table-cell>
          <table:table-cell table:style-name="ce33"/>
          <table:table-cell office:value-type="string" table:style-name="ce33">
            <text:p>x</text:p>
          </table:table-cell>
          <table:table-cell office:value-type="string" table:style-name="ce33">
            <text:p>presumably spiral</text:p>
          </table:table-cell>
          <table:table-cell table:number-columns-repeated="3" table:style-name="ce33"/>
          <table:table-cell office:value-type="string" table:style-name="ce33">
            <text:p>narrow rod on top</text:p>
          </table:table-cell>
          <table:table-cell table:style-name="ce33"/>
          <table:table-cell office:value-type="string" table:style-name="ce33">
            <text:p>x</text:p>
          </table:table-cell>
          <table:table-cell table:number-columns-repeated="3" table:style-name="ce33"/>
          <table:table-cell office:value-type="string" table:style-name="ce33">
            <text:p>treadles</text:p>
          </table:table-cell>
          <table:table-cell table:number-columns-repeated="4" table:style-name="ce33"/>
          <table:table-cell office:value-type="string" table:style-name="ce33">
            <text:p>x</text:p>
          </table:table-cell>
          <table:table-cell table:style-name="ce33"/>
          <table:table-cell office:value-type="string" table:style-name="ce33">
            <text:p>x</text:p>
          </table:table-cell>
          <table:table-cell table:number-columns-repeated="2" table:style-name="ce33"/>
          <table:table-cell office:value-type="string" table:style-name="ce33">
            <text:p>x</text:p>
          </table:table-cell>
          <table:table-cell table:style-name="ce33"/>
          <table:table-cell office:value-type="string" table:style-name="ce33">
            <text:p>joined to a transverse rod (which also supports the reed) with longitudinal extensions on either side, holding the cords</text:p>
          </table:table-cell>
          <table:table-cell table:number-columns-repeated="2" table:style-name="ce33"/>
          <table:table-cell office:value-type="string" table:style-name="ce33">
            <text:p>Type: H-shaped rocker, pivot is a bar resting on top of the loom frame</text:p>
          </table:table-cell>
          <table:table-cell table:style-name="ce33"/>
          <table:table-cell office:value-type="string" table:style-name="ce33">
            <text:p>Type</text:p>
          </table:table-cell>
          <table:table-cell table:number-columns-repeated="23" table:style-name="ce33"/>
          <table:table-cell office:value-type="string" table:style-name="ce33">
            <text:p>x</text:p>
          </table:table-cell>
          <table:table-cell office:value-type="string" table:style-name="ce33">
            <text:p>x</text:p>
          </table:table-cell>
          <table:table-cell office:value-type="string" table:style-name="ce33">
            <text:p>bow-shaped</text:p>
          </table:table-cell>
          <table:table-cell office:value-type="string" table:style-name="ce33">
            <text:p>x</text:p>
          </table:table-cell>
          <table:table-cell table:style-name="ce33"/>
          <table:table-cell office:value-type="string" table:style-name="ce33">
            <text:p>x</text:p>
          </table:table-cell>
          <table:table-cell table:number-columns-repeated="2" table:style-name="ce33"/>
          <table:table-cell office:value-type="string" table:style-name="ce33">
            <text:p>x</text:p>
          </table:table-cell>
          <table:table-cell office:value-type="string" table:style-name="ce33">
            <text:p>heavy frame suspended by wooden bars</text:p>
          </table:table-cell>
          <table:table-cell office:value-type="string" table:style-name="ce33">
            <text:p>x</text:p>
          </table:table-cell>
          <table:table-cell office:value-type="string" table:style-name="ce33">
            <text:p>swinging bar is sculpted into a distinctive elongated "V" shape with a round bearing at the top</text:p>
          </table:table-cell>
          <table:table-cell table:number-columns-repeated="2" table:style-name="ce33"/>
          <table:table-cell office:value-type="string" table:style-name="ce33">
            <text:p>discontinuous supplementary weft sometimes inserted this way</text:p>
          </table:table-cell>
          <table:table-cell table:style-name="ce33"/>
          <table:table-cell office:value-type="string" table:style-name="ce33">
            <text:p>discontinuous supplementary wefts inserted using small bobbins</text:p>
          </table:table-cell>
          <table:table-cell office:value-type="string" table:style-name="ce33">
            <text:p>x</text:p>
          </table:table-cell>
          <table:table-cell table:number-columns-repeated="2" table:style-name="ce33"/>
          <table:table-cell office:value-type="string" table:style-name="ce33">
            <text:p>20-30cm long boat shaped shuttle, used for ground weave and continuous supplementary wefts</text:p>
          </table:table-cell>
          <table:table-cell table:number-columns-repeated="2" table:style-name="ce33"/>
          <table:table-cell office:value-type="string" table:style-name="ce33">
            <text:p>sometimes</text:p>
          </table:table-cell>
          <table:table-cell table:number-columns-repeated="14" table:style-name="ce33"/>
          <table:table-cell office:value-type="string" table:style-name="ce33">
            <text:p>x</text:p>
          </table:table-cell>
          <table:table-cell table:number-columns-repeated="7" table:style-name="ce33"/>
          <table:table-cell office:value-type="string" table:style-name="ce33">
            <text:p>x</text:p>
          </table:table-cell>
          <table:table-cell table:number-columns-repeated="3" table:style-name="ce33"/>
          <table:table-cell office:value-type="string" table:style-name="ce33">
            <text:p>khau: a compound heddle located above the warp, with a cylinder suspended on a cord to separate front and back sections</text:p>
          </table:table-cell>
          <table:table-cell office:value-type="string" table:style-name="ce33">
            <text:p>x</text:p>
          </table:table-cell>
          <table:table-cell office:value-type="string" table:style-name="ce33">
            <text:p>used for opening pattern shed behind the ground weave heddles so that it can be transferred through the heddles to the leading edge of the web</text:p>
          </table:table-cell>
          <table:table-cell table:number-columns-repeated="2" table:style-name="ce33"/>
          <table:table-cell office:value-type="string" table:style-name="ce33">
            <text:p>x</text:p>
          </table:table-cell>
          <table:table-cell table:style-name="ce33"/>
          <table:table-cell office:value-type="string" table:style-name="ce33">
            <text:p>single rod at the top</text:p>
          </table:table-cell>
          <table:table-cell office:value-type="string" table:style-name="ce33">
            <text:p>x</text:p>
          </table:table-cell>
          <table:table-cell table:number-columns-repeated="4"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table:number-columns-repeated="5" table:style-name="ce33"/>
          <table:table-cell office:value-type="string" table:style-name="ce33">
            <text:p>tube, suspended from the bar that supports the pattern leashes</text:p>
          </table:table-cell>
          <table:table-cell table:number-columns-repeated="4" table:style-name="ce33"/>
          <table:table-cell office:value-type="string" table:style-name="ce33">
            <text:p>x</text:p>
          </table:table-cell>
          <table:table-cell office:value-type="string" table:style-name="ce33">
            <text:p>Type: rear location of pattern systerm and lack of treadle seem to necessitate use of temporary pattern sticks in the warp to transfer the design. Batten also used to bring pattern shed forward.</text:p>
          </table:table-cell>
          <table:table-cell table:number-columns-repeated="16139"/>
        </table:table-row>
        <table:table-row table:style-name="ro9">
          <table:table-cell table:style-name="ce31"/>
          <table:table-cell office:value-type="string" table:style-name="ce3">
            <text:p>TaiLuNaTam</text:p>
          </table:table-cell>
          <table:table-cell office:value-type="string" table:style-name="ce39">
            <text:p>TswTaiLuNaTam</text:p>
          </table:table-cell>
          <table:table-cell office:value-type="string" table:style-name="ce5">
            <text:p>FCB</text:p>
          </table:table-cell>
          <table:table-cell table:style-name="ce5"/>
          <table:table-cell office:value-type="string" table:style-name="ce3">
            <text:p>Vietnam</text:p>
          </table:table-cell>
          <table:table-cell office:value-type="string" table:style-name="ce3">
            <text:p>Northwest Vietnam</text:p>
          </table:table-cell>
          <table:table-cell table:number-columns-repeated="19" table:style-name="ce33"/>
          <table:table-cell office:value-type="string" table:style-name="ce3">
            <text:p>Display in Vietnam Museum of Ethnology, 2017. Ethnographic background see Howard 2002 p133</text:p>
          </table:table-cell>
          <table:table-cell office:value-type="float" office:value="22.273213500000001" table:style-name="ce33">
            <text:p>22,2732135</text:p>
          </table:table-cell>
          <table:table-cell office:value-type="float" office:value="103.6456778" table:style-name="ce33">
            <text:p>103,6456778</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set into notch in two uprigh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number-columns-repeated="11"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rests in fork in two pillars that rise from the main horizontal beams</text:p>
          </table:table-cell>
          <table:table-cell office:value-type="string" table:style-name="ce33">
            <text:p>variation on this system: left hand side is secured with a rod through the cloth beam rather than a peg (?)</text:p>
          </table:table-cell>
          <table:table-cell table:style-name="ce33"/>
          <table:table-cell office:value-type="string" table:style-name="ce33">
            <text:p>heddles and reed hang off a bar that is suspended below the main frame on two loops of cord. Can move, but probably not adjusted very often.</text:p>
          </table:table-cell>
          <table:table-cell table:number-columns-repeated="2" table:style-name="ce33"/>
          <table:table-cell office:value-type="string" table:style-name="ce33">
            <text:p>x</text:p>
          </table:table-cell>
          <table:table-cell table:number-columns-repeated="6" table:style-name="ce33"/>
          <table:table-cell office:value-type="string" table:style-name="ce33">
            <text:p>x</text:p>
          </table:table-cell>
          <table:table-cell office:value-type="string" table:style-name="ce33">
            <text:p>warp passes around a beam lodged at the back of the frame, high up, then passes back over top of loom to a knot above the weaver's head</text:p>
          </table:table-cell>
          <table:table-cell office:value-type="string" table:style-name="ce33">
            <text:p>x</text:p>
          </table:table-cell>
          <table:table-cell table:number-columns-repeated="4" table:style-name="ce33"/>
          <table:table-cell office:value-type="string" table:style-name="ce33">
            <text:p>sometimes</text:p>
          </table:table-cell>
          <table:table-cell office:value-type="string" table:style-name="ce33">
            <text:p>sometimes</text:p>
          </table:table-cell>
          <table:table-cell table:number-columns-repeated="4" table:style-name="ce33"/>
          <table:table-cell office:value-type="string" table:style-name="ce33">
            <text:p>x</text:p>
          </table:table-cell>
          <table:table-cell table:number-columns-repeated="5" table:style-name="ce33"/>
          <table:table-cell office:value-type="string" table:style-name="ce33">
            <text:p>x</text:p>
          </table:table-cell>
          <table:table-cell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pair of double heddles</text:p>
          </table:table-cell>
          <table:table-cell table:style-name="ce33"/>
          <table:table-cell office:value-type="string" table:style-name="ce33">
            <text:p>x</text:p>
          </table:table-cell>
          <table:table-cell office:value-type="string" table:style-name="ce33">
            <text:p>presumably spiral</text:p>
          </table:table-cell>
          <table:table-cell table:number-columns-repeated="3" table:style-name="ce33"/>
          <table:table-cell office:value-type="string" table:style-name="ce33">
            <text:p>slightly narrower rod on top</text:p>
          </table:table-cell>
          <table:table-cell table:style-name="ce33"/>
          <table:table-cell office:value-type="string" table:style-name="ce33">
            <text:p>x</text:p>
          </table:table-cell>
          <table:table-cell table:number-columns-repeated="3" table:style-name="ce33"/>
          <table:table-cell office:value-type="string" table:style-name="ce33">
            <text:p>pair of long treadles</text:p>
          </table:table-cell>
          <table:table-cell table:number-columns-repeated="4" table:style-name="ce33"/>
          <table:table-cell office:value-type="string" table:style-name="ce33">
            <text:p>x</text:p>
          </table:table-cell>
          <table:table-cell table:style-name="ce33"/>
          <table:table-cell office:value-type="string" table:style-name="ce33">
            <text:p>x</text:p>
          </table:table-cell>
          <table:table-cell table:number-columns-repeated="2" table:style-name="ce33"/>
          <table:table-cell office:value-type="string" table:style-name="ce33">
            <text:p>x</text:p>
          </table:table-cell>
          <table:table-cell table:number-columns-repeated="8" table:style-name="ce33"/>
          <table:table-cell office:value-type="string" table:style-name="ce33">
            <text:p>x</text:p>
          </table:table-cell>
          <table:table-cell table:number-columns-repeated="21" table:style-name="ce33"/>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table:style-name="ce33"/>
          <table:table-cell office:value-type="string" table:style-name="ce33">
            <text:p>x</text:p>
          </table:table-cell>
          <table:table-cell table:number-columns-repeated="2"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5"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boat-shaped shuttle, about 30cm long</text:p>
          </table:table-cell>
          <table:table-cell table:number-columns-repeated="2" table:style-name="ce33"/>
          <table:table-cell office:value-type="string" table:style-name="ce33">
            <text:p>x</text:p>
          </table:table-cell>
          <table:table-cell table:number-columns-repeated="19" table:style-name="ce33"/>
          <table:table-cell office:value-type="string" table:style-name="ce33">
            <text:p>Set of pattern rods inserted by the weaver behind the main heddle, as wefts are inserted to mark out and save pattern sheds on a temporary basis.Then used in reverse order to weave symmetrical half of pattern. Complex patterns with large number of rods.</text:p>
          </table:table-cell>
          <table:table-cell office:value-type="string" table:style-name="ce33">
            <text:p>x</text:p>
          </table:table-cell>
          <table:table-cell office:value-type="string" table:style-name="ce33">
            <text:p>large, flat shed opener, holds shed open during supplementary weft insertion</text:p>
          </table:table-cell>
          <table:table-cell office:value-type="string" table:style-name="ce33">
            <text:p>x</text:p>
          </table:table-cell>
          <table:table-cell table:number-columns-repeated="33" table:style-name="ce33"/>
          <table:table-cell table:number-columns-repeated="16139"/>
        </table:table-row>
        <table:table-row table:style-name="ro5">
          <table:table-cell/>
          <table:table-cell office:value-type="string" table:style-name="ce3">
            <text:p>TaiTrangQuanSon</text:p>
          </table:table-cell>
          <table:table-cell office:value-type="string" table:style-name="ce39">
            <text:p>TswQuanSon</text:p>
          </table:table-cell>
          <table:table-cell office:value-type="string" table:style-name="ce5">
            <text:p>FCB</text:p>
          </table:table-cell>
          <table:table-cell office:value-type="string" table:style-name="ce5">
            <text:p>yes</text:p>
          </table:table-cell>
          <table:table-cell office:value-type="string" table:style-name="ce3">
            <text:p>Vietnam</text:p>
          </table:table-cell>
          <table:table-cell office:value-type="string" table:style-name="ce3">
            <text:p>Northwest Vietnam</text:p>
          </table:table-cell>
          <table:table-cell table:number-columns-repeated="19" table:style-name="ce33"/>
          <table:table-cell office:value-type="string" table:style-name="ce3">
            <text:p>Display in Vietnam Museum of Ethnology, 2017.</text:p>
          </table:table-cell>
          <table:table-cell office:value-type="float" office:value="20.271850000000001" table:style-name="ce33">
            <text:p>20,27185</text:p>
          </table:table-cell>
          <table:table-cell office:value-type="float" office:value="104.86793" table:style-name="ce33">
            <text:p>104,86793</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sap pan</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number-columns-repeated="11"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pole resting on top of frame</text:p>
          </table:table-cell>
          <table:table-cell table:number-columns-repeated="2" table:style-name="ce33"/>
          <table:table-cell office:value-type="string" table:style-name="ce33">
            <text:p>on two pillars: fits over peg on one side, on the other side it rests in a slot cut into the pillar</text:p>
          </table:table-cell>
          <table:table-cell office:value-type="string" table:style-name="ce33">
            <text:p>type</text:p>
          </table:table-cell>
          <table:table-cell table:style-name="ce33"/>
          <table:table-cell office:value-type="string" table:style-name="ce33">
            <text:p>can move, probably not adjusted much during weaving</text:p>
          </table:table-cell>
          <table:table-cell table:number-columns-repeated="2" table:style-name="ce33"/>
          <table:table-cell office:value-type="string" table:style-name="ce33">
            <text:p>x</text:p>
          </table:table-cell>
          <table:table-cell table:number-columns-repeated="6" table:style-name="ce33"/>
          <table:table-cell office:value-type="string" table:style-name="ce33">
            <text:p>x</text:p>
          </table:table-cell>
          <table:table-cell office:value-type="string" table:style-name="ce33">
            <text:p>warp passes around a beam lodged at the back of the frame, high up, then passes back over top of loom to a knot above the weaver's head</text:p>
          </table:table-cell>
          <table:table-cell office:value-type="string" table:style-name="ce33">
            <text:p>x</text:p>
          </table:table-cell>
          <table:table-cell table:number-columns-repeated="3" table:style-name="ce33"/>
          <table:table-cell office:value-type="string" table:style-name="ce33">
            <text:p>x</text:p>
          </table:table-cell>
          <table:table-cell office:value-type="string" table:style-name="ce33">
            <text:p>x</text:p>
          </table:table-cell>
          <table:table-cell table:number-columns-repeated="5" table:style-name="ce33"/>
          <table:table-cell office:value-type="string" table:style-name="ce33">
            <text:p>x</text:p>
          </table:table-cell>
          <table:table-cell table:number-columns-repeated="5"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haw</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slightly narrower rod on top</text:p>
          </table:table-cell>
          <table:table-cell table:style-name="ce33"/>
          <table:table-cell office:value-type="string" table:style-name="ce33">
            <text:p>x</text:p>
          </table:table-cell>
          <table:table-cell table:number-columns-repeated="3" table:style-name="ce33"/>
          <table:table-cell office:value-type="string" table:style-name="ce33">
            <text:p>may ngam <text:s/>pair of long treadles</text:p>
          </table:table-cell>
          <table:table-cell table:number-columns-repeated="4" table:style-name="ce33"/>
          <table:table-cell office:value-type="string" table:style-name="ce33">
            <text:p>x</text:p>
          </table:table-cell>
          <table:table-cell table:style-name="ce33"/>
          <table:table-cell office:value-type="string" table:style-name="ce33">
            <text:p>x</text:p>
          </table:table-cell>
          <table:table-cell table:number-columns-repeated="2" table:style-name="ce33"/>
          <table:table-cell office:value-type="string" table:style-name="ce33">
            <text:p>x</text:p>
          </table:table-cell>
          <table:table-cell office:value-type="string" table:style-name="ce33">
            <text:p>x</text:p>
          </table:table-cell>
          <table:table-cell table:number-columns-repeated="29"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text:s/>feum <text:s/>reed, loose in warp</text:p>
          </table:table-cell>
          <table:table-cell table:number-columns-repeated="2" table:style-name="ce33"/>
          <table:table-cell office:value-type="string" table:style-name="ce33">
            <text:p>x</text:p>
          </table:table-cell>
          <table:table-cell office:value-type="string" table:style-name="ce33">
            <text:p>x</text:p>
          </table:table-cell>
          <table:table-cell table:number-columns-repeated="4" table:style-name="ce33"/>
          <table:table-cell office:value-type="string" table:style-name="ce33">
            <text:p>discontinuous supplementary weft inserted as short lengths of yarn, hanging loose in warp (stored on spools near to weaver's hand)</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occasionally seen</text:p>
          </table:table-cell>
          <table:table-cell office:value-type="string" table:style-name="ce33">
            <text:p>x</text:p>
          </table:table-cell>
          <table:table-cell table:number-columns-repeated="3" table:style-name="ce33"/>
          <table:table-cell office:value-type="string" table:style-name="ce33">
            <text:p>sometimes (photo VN2017-200), flat bamboo blade used to select warps</text:p>
          </table:table-cell>
          <table:table-cell table:style-name="ce33"/>
          <table:table-cell office:value-type="string" table:style-name="ce33">
            <text:p>x</text:p>
          </table:table-cell>
          <table:table-cell table:style-name="ce33"/>
          <table:table-cell office:value-type="string" table:style-name="ce33">
            <text:p>x</text:p>
          </table:table-cell>
          <table:table-cell table:number-columns-repeated="14" table:style-name="ce33"/>
          <table:table-cell office:value-type="string" table:style-name="ce33">
            <text:p>Set of pattern rods inserted by the weaver behind the main heddle, to mark out and save pattern sheds on a temporary basis. Complex patterns with large number of rods.</text:p>
          </table:table-cell>
          <table:table-cell office:value-type="string" table:style-name="ce33">
            <text:p>x</text:p>
          </table:table-cell>
          <table:table-cell office:value-type="string" table:style-name="ce33">
            <text:p>large, flat shed opener, holds shed open during supplementary weft insertion</text:p>
          </table:table-cell>
          <table:table-cell office:value-type="string" table:style-name="ce33">
            <text:p>x</text:p>
          </table:table-cell>
          <table:table-cell table:style-name="ce33"/>
          <table:table-cell office:value-type="string" table:style-name="ce33">
            <text:p>certainly used in this area, though I did not see any looms with this setup</text:p>
          </table:table-cell>
          <table:table-cell table:style-name="ce33"/>
          <table:table-cell office:value-type="string" table:style-name="ce33">
            <text:p>V-system</text:p>
          </table:table-cell>
          <table:table-cell table:style-name="ce33"/>
          <table:table-cell office:value-type="string" table:style-name="ce33">
            <text:p>lap lay <text:s/>large flat batten used as a shed opener, has a shaped handle at one end</text:p>
          </table:table-cell>
          <table:table-cell table:number-columns-repeated="2" table:style-name="ce33"/>
          <table:table-cell office:value-type="string" table:style-name="ce33">
            <text:p>x</text:p>
          </table:table-cell>
          <table:table-cell table:style-name="ce33"/>
          <table:table-cell office:value-type="string" table:style-name="ce33">
            <text:p>two rods, one for each half of the pattern</text:p>
          </table:table-cell>
          <table:table-cell office:value-type="string" table:style-name="ce33">
            <text:p>x</text:p>
          </table:table-cell>
          <table:table-cell table:number-columns-repeated="4" table:style-name="ce33"/>
          <table:table-cell office:value-type="string" table:style-name="ce33">
            <text:p>x</text:p>
          </table:table-cell>
          <table:table-cell table:number-columns-repeated="3" table:style-name="ce33"/>
          <table:table-cell office:value-type="string" table:style-name="ce33">
            <text:p>x</text:p>
          </table:table-cell>
          <table:table-cell office:value-type="string" table:style-name="ce33">
            <text:p>x</text:p>
          </table:table-cell>
          <table:table-cell table:number-columns-repeated="9" table:style-name="ce33"/>
          <table:table-cell office:value-type="string" table:style-name="ce33">
            <text:p>x</text:p>
          </table:table-cell>
          <table:table-cell table:number-columns-repeated="16140"/>
        </table:table-row>
        <table:table-row table:style-name="ro5">
          <table:table-cell/>
          <table:table-cell office:value-type="string" table:style-name="ce3">
            <text:p>TaiTrangKySon</text:p>
          </table:table-cell>
          <table:table-cell office:value-type="string" table:style-name="ce39">
            <text:p>TswKySon</text:p>
          </table:table-cell>
          <table:table-cell office:value-type="string" table:style-name="ce5">
            <text:p>FCB</text:p>
          </table:table-cell>
          <table:table-cell office:value-type="string" table:style-name="ce5">
            <text:p>yes</text:p>
          </table:table-cell>
          <table:table-cell office:value-type="string" table:style-name="ce3">
            <text:p>Vietnam</text:p>
          </table:table-cell>
          <table:table-cell office:value-type="string" table:style-name="ce3">
            <text:p>Northwest Vietnam</text:p>
          </table:table-cell>
          <table:table-cell table:number-columns-repeated="19" table:style-name="ce33"/>
          <table:table-cell office:value-type="string" table:style-name="ce3">
            <text:p>Display in Vietnam Museum of Ethnology, 2017.</text:p>
          </table:table-cell>
          <table:table-cell office:value-type="float" office:value="19.440290000000001" table:style-name="ce33">
            <text:p>19,44029</text:p>
          </table:table-cell>
          <table:table-cell office:value-type="float" office:value="104.25122" table:style-name="ce33">
            <text:p>104,25122</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number-columns-repeated="11"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pole resting on top of frame</text:p>
          </table:table-cell>
          <table:table-cell table:number-columns-repeated="2"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can move, probably not adjusted much during weaving</text:p>
          </table:table-cell>
          <table:table-cell table:number-columns-repeated="3" table:style-name="ce33"/>
          <table:table-cell office:value-type="string" table:style-name="ce33">
            <text:p>x</text:p>
          </table:table-cell>
          <table:table-cell table:number-columns-repeated="5" table:style-name="ce33"/>
          <table:table-cell office:value-type="string" table:style-name="ce33">
            <text:p>x</text:p>
          </table:table-cell>
          <table:table-cell office:value-type="string" table:style-name="ce33">
            <text:p>warp passes around a beam lodged at the back of the frame, high up, then passes back over top of loom to a knot above the weaver's head</text:p>
          </table:table-cell>
          <table:table-cell office:value-type="string" table:style-name="ce33">
            <text:p>x</text:p>
          </table:table-cell>
          <table:table-cell table:number-columns-repeated="3" table:style-name="ce33"/>
          <table:table-cell office:value-type="string" table:style-name="ce33">
            <text:p>x</text:p>
          </table:table-cell>
          <table:table-cell office:value-type="string" table:style-name="ce33">
            <text:p>x</text:p>
          </table:table-cell>
          <table:table-cell table:number-columns-repeated="5" table:style-name="ce33"/>
          <table:table-cell office:value-type="string" table:style-name="ce33">
            <text:p>x</text:p>
          </table:table-cell>
          <table:table-cell table:number-columns-repeated="5"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slightly narrower rod on top</text:p>
          </table:table-cell>
          <table:table-cell table:style-name="ce33"/>
          <table:table-cell office:value-type="string" table:style-name="ce33">
            <text:p>x</text:p>
          </table:table-cell>
          <table:table-cell table:number-columns-repeated="3" table:style-name="ce33"/>
          <table:table-cell office:value-type="string" table:style-name="ce33">
            <text:p>x</text:p>
          </table:table-cell>
          <table:table-cell table:number-columns-repeated="4" table:style-name="ce33"/>
          <table:table-cell office:value-type="string" table:style-name="ce33">
            <text:p>x</text:p>
          </table:table-cell>
          <table:table-cell table:style-name="ce33"/>
          <table:table-cell office:value-type="string" table:style-name="ce33">
            <text:p>x</text:p>
          </table:table-cell>
          <table:table-cell table:number-columns-repeated="2" table:style-name="ce33"/>
          <table:table-cell office:value-type="string" table:style-name="ce33">
            <text:p>x</text:p>
          </table:table-cell>
          <table:table-cell office:value-type="string" table:style-name="ce33">
            <text:p>x</text:p>
          </table:table-cell>
          <table:table-cell table:number-columns-repeated="29"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mostly loose in warp (one weaver in the village had her reed suspended with cords, but she appears to have learned this and imported the idea recently as she was making cloth for a trader in Vientiane)</text:p>
          </table:table-cell>
          <table:table-cell table:number-columns-repeated="2" table:style-name="ce33"/>
          <table:table-cell office:value-type="string" table:style-name="ce33">
            <text:p>x</text:p>
          </table:table-cell>
          <table:table-cell office:value-type="string" table:style-name="ce33">
            <text:p>x</text:p>
          </table:table-cell>
          <table:table-cell table:number-columns-repeated="4" table:style-name="ce33"/>
          <table:table-cell office:value-type="string" table:style-name="ce33">
            <text:p>discontinuous supplementary weft inserted as short lengths of yarn, hanging loose in warp (stored on spools near to weaver's hand)</text:p>
          </table:table-cell>
          <table:table-cell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sometimes see variant with 2 yarn bobbins in one boat-shaped shuttle</text:p>
          </table:table-cell>
          <table:table-cell table:number-columns-repeated="8" table:style-name="ce33"/>
          <table:table-cell office:value-type="string" table:style-name="ce33">
            <text:p>set of single-sided heddles suspended behind the main heddle. A group of heddles may be used for supplementary warp patterning, or a larger group for supplementary weft patterning (typically for skirt hem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table:number-columns-repeated="8" table:style-name="ce33"/>
          <table:table-cell office:value-type="string" table:style-name="ce33">
            <text:p>x</text:p>
          </table:table-cell>
          <table:table-cell office:value-type="string" table:style-name="ce33">
            <text:p>type (photo VN2017-306) used for making characteristic bands of warp patterning in white silk on dark background, for sinh</text:p>
          </table:table-cell>
          <table:table-cell table:style-name="ce33"/>
          <table:table-cell office:value-type="string" table:style-name="ce33">
            <text:p>C3 (some weavers also use VB) <text:s/>pattern system is called khao yung</text:p>
          </table:table-cell>
          <table:table-cell office:value-type="string" table:style-name="ce33">
            <text:p>some weavers use this, others omit</text:p>
          </table:table-cell>
          <table:table-cell office:value-type="string" table:style-name="ce33">
            <text:p>large flat batten used as a shed opener, has a shaped handle at one end</text:p>
          </table:table-cell>
          <table:table-cell table:number-columns-repeated="2" table:style-name="ce33"/>
          <table:table-cell office:value-type="string" table:style-name="ce33">
            <text:p>x</text:p>
          </table:table-cell>
          <table:table-cell table:style-name="ce33"/>
          <table:table-cell office:value-type="string" table:style-name="ce33">
            <text:p>single rod</text:p>
          </table:table-cell>
          <table:table-cell office:value-type="string" table:style-name="ce33">
            <text:p>x</text:p>
          </table:table-cell>
          <table:table-cell table:number-columns-repeated="4"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office:value-type="string" table:style-name="ce33">
            <text:p>x</text:p>
          </table:table-cell>
          <table:table-cell table:number-columns-repeated="4" table:style-name="ce33"/>
          <table:table-cell office:value-type="string" table:style-name="ce33">
            <text:p>tube acts as a separator</text:p>
          </table:table-cell>
          <table:table-cell table:number-columns-repeated="4" table:style-name="ce33"/>
          <table:table-cell office:value-type="string" table:style-name="ce33">
            <text:p>x</text:p>
          </table:table-cell>
          <table:table-cell table:number-columns-repeated="16140"/>
        </table:table-row>
        <table:table-row table:style-name="ro10">
          <table:table-cell/>
          <table:table-cell office:value-type="string" table:style-name="ce3">
            <text:p>BuyiXingyi</text:p>
          </table:table-cell>
          <table:table-cell office:value-type="string" table:style-name="ce39">
            <text:p>TnQianxi</text:p>
          </table:table-cell>
          <table:table-cell office:value-type="string" table:style-name="ce5">
            <text:p>FCB cantilever</text:p>
          </table:table-cell>
          <table:table-cell table:style-name="ce5"/>
          <table:table-cell office:value-type="string" table:style-name="ce3">
            <text:p>China</text:p>
          </table:table-cell>
          <table:table-cell office:value-type="string" table:style-name="ce3">
            <text:p>Guizhou, Xingyi county</text:p>
          </table:table-cell>
          <table:table-cell table:number-columns-repeated="3" table:style-name="ce40"/>
          <table:table-cell table:number-columns-repeated="3" table:style-name="ce41"/>
          <table:table-cell table:number-columns-repeated="10" table:style-name="ce40"/>
          <table:table-cell table:style-name="ce41"/>
          <table:table-cell table:number-columns-repeated="2" table:style-name="ce40"/>
          <table:table-cell office:value-type="string" table:style-name="ce3">
            <text:p>Boudot and Buckley 2016, p233</text:p>
          </table:table-cell>
          <table:table-cell office:value-type="float" office:value="24.8872" table:style-name="ce34">
            <text:p>24,8872</text:p>
          </table:table-cell>
          <table:table-cell office:value-type="float" office:value="104.99679999999999" table:style-name="ce34">
            <text:p>104,9968</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Round rod set in two uprights in front of the weaver. Warp tension is maintained with peg-and-notch system.</text:p>
          </table:table-cell>
          <table:table-cell office:value-type="string" table:style-name="ce33">
            <text:p>x</text:p>
          </table:table-cell>
          <table:table-cell table:style-name="ce33"/>
          <table:table-cell office:value-type="string" table:style-name="ce33">
            <text:p>na</text:p>
          </table:table-cell>
          <table:table-cell table:number-columns-repeated="2"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well-constructed cantilever with upright post and double-cantilever arms, supporting heddles and heavy swinging reed-beater frame</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5" table:style-name="ce33"/>
          <table:table-cell office:value-type="string" table:style-name="ce33">
            <text:p>x</text:p>
          </table:table-cell>
          <table:table-cell table:number-columns-repeated="2" table:style-name="ce33"/>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number-columns-repeated="4"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6 spokes in round beam</text:p>
          </table:table-cell>
          <table:table-cell office:value-type="string" table:style-name="ce33">
            <text:p>x</text:p>
          </table:table-cell>
          <table:table-cell table:style-name="ce33"/>
          <table:table-cell office:value-type="string" table:style-name="ce33">
            <text:p>padded with flat sticks</text:p>
          </table:table-cell>
          <table:table-cell office:value-type="string" table:style-name="ce33">
            <text:p>x</text:p>
          </table:table-cell>
          <table:table-cell table:number-columns-repeated="2" table:style-name="ce33"/>
          <table:table-cell office:value-type="string" table:style-name="ce33">
            <text:p>x</text:p>
          </table:table-cell>
          <table:table-cell table:style-name="ce33"/>
          <table:table-cell office:value-type="string" table:style-name="ce33">
            <text:p>spoked warp beam, level with the top of the cantilever, resting on a shelf</text:p>
          </table:table-cell>
          <table:table-cell office:value-type="string" table:style-name="ce33">
            <text:p>x</text:p>
          </table:table-cell>
          <table:table-cell table:style-name="ce33"/>
          <table:table-cell office:value-type="string" table:style-name="ce33">
            <text:p>x</text:p>
          </table:table-cell>
          <table:table-cell table:number-columns-repeated="4" table:style-name="ce33"/>
          <table:table-cell office:value-type="string" table:style-name="ce33">
            <text:p>stick-and-groove</text:p>
          </table:table-cell>
          <table:table-cell table:number-columns-repeated="5" table:style-name="ce33"/>
          <table:table-cell office:value-type="string" table:style-name="ce33">
            <text:p>x</text:p>
          </table:table-cell>
          <table:table-cell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gao</text:p>
          </table:table-cell>
          <table:table-cell table:style-name="ce33"/>
          <table:table-cell office:value-type="string" table:style-name="ce33">
            <text:p>lashed around two rods, with hitches</text:p>
          </table:table-cell>
          <table:table-cell office:value-type="string" table:style-name="ce33">
            <text:p>x</text:p>
          </table:table-cell>
          <table:table-cell table:number-columns-repeated="3" table:style-name="ce33"/>
          <table:table-cell office:value-type="string" table:style-name="ce33">
            <text:p>pair of rods, top and bottom, same size</text:p>
          </table:table-cell>
          <table:table-cell table:style-name="ce33"/>
          <table:table-cell office:value-type="string" table:style-name="ce33">
            <text:p>x</text:p>
          </table:table-cell>
          <table:table-cell table:number-columns-repeated="3" table:style-name="ce33"/>
          <table:table-cell office:value-type="string" table:style-name="ce33">
            <text:p>pair of treadles attached to heddles via cords and V-shaped wooden bars</text:p>
          </table:table-cell>
          <table:table-cell table:number-columns-repeated="4"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pair of V-shaped bars</text:p>
          </table:table-cell>
          <table:table-cell table:style-name="ce33"/>
          <table:table-cell office:value-type="string" table:style-name="ce33">
            <text:p>In some looms heddles are attached to a pair of flat bamboo laths that sit on top of the loom and act as "springs", returning the heddles to the ground position after they have been pulled downwards. Other looms, presumably of more recent origin, have heddles attached to an H-shaped rocker.</text:p>
          </table:table-cell>
          <table:table-cell table:style-name="ce33"/>
          <table:table-cell office:value-type="string" table:style-name="ce33">
            <text:p>H-shaped rocker in a bracket below loom frame (some looms, eg loom in He Haiyan collection in Beijing)</text:p>
          </table:table-cell>
          <table:table-cell table:number-columns-repeated="2" table:style-name="ce33"/>
          <table:table-cell office:value-type="string" table:style-name="ce33">
            <text:p>x</text:p>
          </table:table-cell>
          <table:table-cell office:value-type="string" table:style-name="ce33">
            <text:p>x</text:p>
          </table:table-cell>
          <table:table-cell table:number-columns-repeated="29" table:style-name="ce33"/>
          <table:table-cell office:value-type="string" table:style-name="ce33">
            <text:p>fu'r</text:p>
          </table:table-cell>
          <table:table-cell table:number-columns-repeated="2" table:style-name="ce33"/>
          <table:table-cell office:value-type="string" table:style-name="ce33">
            <text:p>x</text:p>
          </table:table-cell>
          <table:table-cell office:value-type="string" table:style-name="ce33">
            <text:p>x</text:p>
          </table:table-cell>
          <table:table-cell office:value-type="string" table:style-name="ce33">
            <text:p>bars</text:p>
          </table:table-cell>
          <table:table-cell office:value-type="string" table:style-name="ce33">
            <text:p>wooden swinging frame</text:p>
          </table:table-cell>
          <table:table-cell table:number-columns-repeated="4"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H-shaped shuttle used for ground weave insertion</text:p>
          </table:table-cell>
          <table:table-cell office:value-type="string" table:style-name="ce33">
            <text:p>?</text:p>
          </table:table-cell>
          <table:table-cell table:number-columns-repeated="3" table:style-name="ce33"/>
          <table:table-cell office:value-type="string" table:style-name="ce33">
            <text:p>Supplementary wefts are inserted entirely by hand using a pair of flat sticks in front of the reed. Not used for beating.</text:p>
          </table:table-cell>
          <table:table-cell office:value-type="string" table:style-name="ce33">
            <text:p>x</text:p>
          </table:table-cell>
          <table:table-cell table:number-columns-repeated="2" table:style-name="ce33"/>
          <table:table-cell office:value-type="string" table:style-name="ce33">
            <text:p>x</text:p>
          </table:table-cell>
          <table:table-cell table:number-columns-repeated="7" table:style-name="ce33"/>
          <table:table-cell office:value-type="string" table:style-name="ce33">
            <text:p>x</text:p>
          </table:table-cell>
          <table:table-cell office:value-type="string" table:style-name="ce33">
            <text:p>additional pair of heddles is added for twill weaves</text:p>
          </table:table-cell>
          <table:table-cell table:number-columns-repeated="42" table:style-name="ce33"/>
          <table:table-cell table:number-columns-repeated="16139"/>
        </table:table-row>
        <table:table-row table:style-name="ro11">
          <table:table-cell/>
          <table:table-cell office:value-type="string" table:style-name="ce3">
            <text:p>ZhuangJingxi</text:p>
          </table:table-cell>
          <table:table-cell office:value-type="string" table:style-name="ce39">
            <text:p>TcDebao</text:p>
          </table:table-cell>
          <table:table-cell office:value-type="string" table:style-name="ce5">
            <text:p>FCB cantilever</text:p>
          </table:table-cell>
          <table:table-cell table:style-name="ce5"/>
          <table:table-cell office:value-type="string" table:style-name="ce3">
            <text:p>China</text:p>
          </table:table-cell>
          <table:table-cell office:value-type="string" table:style-name="ce3">
            <text:p>Guangxi, Jingxi county</text:p>
          </table:table-cell>
          <table:table-cell table:number-columns-repeated="3" table:style-name="ce40"/>
          <table:table-cell table:number-columns-repeated="3" table:style-name="ce41"/>
          <table:table-cell table:number-columns-repeated="10" table:style-name="ce40"/>
          <table:table-cell table:style-name="ce41"/>
          <table:table-cell table:number-columns-repeated="2" table:style-name="ce40"/>
          <table:table-cell office:value-type="string" table:style-name="ce3">
            <text:p>Boudot and Buckley 2016, p329</text:p>
          </table:table-cell>
          <table:table-cell office:value-type="float" office:value="23.13" table:style-name="ce34">
            <text:p>23,1300</text:p>
          </table:table-cell>
          <table:table-cell office:value-type="float" office:value="106.42" table:style-name="ce34">
            <text:p>106,4200</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tiko <text:s/>Round rod set in two uprights in front of the weaver. Warp tension is maintained with peg-and-notch system.</text:p>
          </table:table-cell>
          <table:table-cell office:value-type="string" table:style-name="ce33">
            <text:p>x</text:p>
          </table:table-cell>
          <table:table-cell table:style-name="ce33"/>
          <table:table-cell office:value-type="string" table:style-name="ce33">
            <text:p>gouk nap</text:p>
          </table:table-cell>
          <table:table-cell table:number-columns-repeated="2"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well-constructed cantilever with double upright posts supporting heddles and a swinging reed-beater frame</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5" table:style-name="ce33"/>
          <table:table-cell office:value-type="string" table:style-name="ce33">
            <text:p>x</text:p>
          </table:table-cell>
          <table:table-cell table:number-columns-repeated="2" table:style-name="ce33"/>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number-columns-repeated="4"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4 spokes in a round beam</text:p>
          </table:table-cell>
          <table:table-cell office:value-type="string" table:style-name="ce33">
            <text:p>x</text:p>
          </table:table-cell>
          <table:table-cell table:style-name="ce33"/>
          <table:table-cell office:value-type="string" table:style-name="ce33">
            <text:p>padded with flat sticks</text:p>
          </table:table-cell>
          <table:table-cell office:value-type="string" table:style-name="ce33">
            <text:p>x</text:p>
          </table:table-cell>
          <table:table-cell table:number-columns-repeated="2" table:style-name="ce33"/>
          <table:table-cell office:value-type="string" table:style-name="ce33">
            <text:p>x</text:p>
          </table:table-cell>
          <table:table-cell table:style-name="ce33"/>
          <table:table-cell office:value-type="string" table:style-name="ce33">
            <text:p>spoked warp beam, not embedded in the frame but resting on a shelf attached to the cantilever supports</text:p>
          </table:table-cell>
          <table:table-cell office:value-type="string" table:style-name="ce33">
            <text:p>x</text:p>
          </table:table-cell>
          <table:table-cell table:style-name="ce33"/>
          <table:table-cell office:value-type="string" table:style-name="ce33">
            <text:p>x</text:p>
          </table:table-cell>
          <table:table-cell table:number-columns-repeated="4" table:style-name="ce33"/>
          <table:table-cell office:value-type="string" table:style-name="ce33">
            <text:p>stick-and-groove</text:p>
          </table:table-cell>
          <table:table-cell table:number-columns-repeated="5" table:style-name="ce33"/>
          <table:table-cell office:value-type="string" table:style-name="ce33">
            <text:p>x</text:p>
          </table:table-cell>
          <table:table-cell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wound around pair of rods</text:p>
          </table:table-cell>
          <table:table-cell office:value-type="string" table:style-name="ce33">
            <text:p>x</text:p>
          </table:table-cell>
          <table:table-cell table:number-columns-repeated="3" table:style-name="ce33"/>
          <table:table-cell office:value-type="string" table:style-name="ce33">
            <text:p>pair of rods, top and bottom, same size</text:p>
          </table:table-cell>
          <table:table-cell table:style-name="ce33"/>
          <table:table-cell office:value-type="string" table:style-name="ce33">
            <text:p>x</text:p>
          </table:table-cell>
          <table:table-cell table:number-columns-repeated="3" table:style-name="ce33"/>
          <table:table-cell office:value-type="string" table:style-name="ce33">
            <text:p>pair of treadles attached to heddles via cords and V-shaped wooden bars</text:p>
          </table:table-cell>
          <table:table-cell table:number-columns-repeated="4"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pair of V-shaped bars</text:p>
          </table:table-cell>
          <table:table-cell table:style-name="ce33"/>
          <table:table-cell office:value-type="string" table:style-name="ce33">
            <text:p>x</text:p>
          </table:table-cell>
          <table:table-cell table:style-name="ce33"/>
          <table:table-cell office:value-type="string" table:style-name="ce33">
            <text:p>x</text:p>
          </table:table-cell>
          <table:table-cell table:style-name="ce33"/>
          <table:table-cell office:value-type="string" table:style-name="ce33">
            <text:p>Type. Pair of bird-shaped rockers (He Haiyan loom in Beijing)</text:p>
          </table:table-cell>
          <table:table-cell table:style-name="ce33"/>
          <table:table-cell office:value-type="string" table:style-name="ce33">
            <text:p>x</text:p>
          </table:table-cell>
          <table:table-cell office:value-type="string" table:style-name="ce33">
            <text:p>heddle rockers are attached to reed pivot</text:p>
          </table:table-cell>
          <table:table-cell table:number-columns-repeated="28" table:style-name="ce33"/>
          <table:table-cell office:value-type="string" table:style-name="ce33">
            <text:p>an fi <text:s/>Used for beating in weft</text:p>
          </table:table-cell>
          <table:table-cell table:number-columns-repeated="2" table:style-name="ce33"/>
          <table:table-cell office:value-type="string" table:style-name="ce33">
            <text:p>x</text:p>
          </table:table-cell>
          <table:table-cell office:value-type="string" table:style-name="ce33">
            <text:p>x</text:p>
          </table:table-cell>
          <table:table-cell office:value-type="string" table:style-name="ce33">
            <text:p>bars</text:p>
          </table:table-cell>
          <table:table-cell office:value-type="string" table:style-name="ce33">
            <text:p>x</text:p>
          </table:table-cell>
          <table:table-cell table:number-columns-repeated="2" table:style-name="ce33"/>
          <table:table-cell office:value-type="string" table:style-name="ce33">
            <text:p>discontinuous supplementary weft</text:p>
          </table:table-cell>
          <table:table-cell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an tao <text:s/>used for ground wefts</text:p>
          </table:table-cell>
          <table:table-cell table:number-columns-repeated="8" table:style-name="ce33"/>
          <table:table-cell office:value-type="string" table:style-name="ce33">
            <text:p>kao wa <text:s/>Group of simple heddles attached to rods, suspended from a bar that is hung below the cantilever, aligned with the warp. Can be up to 50 of these. Rods are moved from back to front for half the pattern, then moved back in reverse order to create symmetrical design. A bamboo helper tube is inserted to aid with opening pattern shed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table:number-columns-repeated="13" table:style-name="ce33"/>
          <table:table-cell office:value-type="string" table:style-name="ce33">
            <text:p>simple heddles placed in order, attached to cords looped over a bar</text:p>
          </table:table-cell>
          <table:table-cell table:number-columns-repeated="30" table:style-name="ce33"/>
          <table:table-cell table:number-columns-repeated="16139"/>
        </table:table-row>
        <table:table-row table:style-name="ro7">
          <table:table-cell/>
          <table:table-cell office:value-type="string" table:style-name="ce3">
            <text:p>Dai Huayao</text:p>
          </table:table-cell>
          <table:table-cell office:value-type="string" table:style-name="ce39">
            <text:p>TswHuayao</text:p>
          </table:table-cell>
          <table:table-cell office:value-type="string" table:style-name="ce5">
            <text:p>BFYRH</text:p>
          </table:table-cell>
          <table:table-cell table:style-name="ce5"/>
          <table:table-cell office:value-type="string" table:style-name="ce3">
            <text:p>China</text:p>
          </table:table-cell>
          <table:table-cell office:value-type="string" table:style-name="ce3">
            <text:p>Yunnan, Yuxi</text:p>
          </table:table-cell>
          <table:table-cell table:number-columns-repeated="3" table:style-name="ce40"/>
          <table:table-cell table:number-columns-repeated="3" table:style-name="ce41"/>
          <table:table-cell table:number-columns-repeated="10" table:style-name="ce40"/>
          <table:table-cell table:style-name="ce41"/>
          <table:table-cell table:number-columns-repeated="2" table:style-name="ce40"/>
          <table:table-cell office:value-type="string" table:style-name="ce3">
            <text:p>Yoshimoto 2013 L-46</text:p>
          </table:table-cell>
          <table:table-cell office:value-type="float" office:value="24.350999999999999" table:style-name="ce34">
            <text:p>24,3510</text:p>
          </table:table-cell>
          <table:table-cell office:value-type="float" office:value="102.548" table:style-name="ce34">
            <text:p>102,5480</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type</text:p>
          </table:table-cell>
          <table:table-cell table:style-name="ce33"/>
          <table:table-cell office:value-type="string" table:style-name="ce33">
            <text:p>relatively tall, about 1.3m high</text:p>
          </table:table-cell>
          <table:table-cell table:style-name="ce33"/>
          <table:table-cell office:value-type="string" table:style-name="ce33">
            <text:p>support set of 4 heddles</text:p>
          </table:table-cell>
          <table:table-cell table:number-columns-repeated="3" table:style-name="ce33"/>
          <table:table-cell office:value-type="string" table:style-name="ce33">
            <text:p>may hang from cord, or supported by two pegs set into H-frame</text:p>
          </table:table-cell>
          <table:table-cell table:number-columns-repeated="4" table:style-name="ce33"/>
          <table:table-cell office:value-type="string" table:style-name="ce33">
            <text:p>some variants have the warp beam sitting on small pegs behind the upgright supports</text:p>
          </table:table-cell>
          <table:table-cell table:number-columns-repeated="12"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rod sits in cup-shaped bar behind the loop to stop the warp beam rotation</text:p>
          </table:table-cell>
          <table:table-cell office:value-type="string" table:style-name="ce33">
            <text:p>x</text:p>
          </table:table-cell>
          <table:table-cell table:style-name="ce33"/>
          <table:table-cell office:value-type="string" table:style-name="ce33">
            <text:p>x</text:p>
          </table:table-cell>
          <table:table-cell table:number-columns-repeated="6" table:style-name="ce33"/>
          <table:table-cell office:value-type="string" table:style-name="ce33">
            <text:p>x</text:p>
          </table:table-cell>
          <table:table-cell table:style-name="ce33"/>
          <table:table-cell office:value-type="string" table:style-name="ce33">
            <text:p>x</text:p>
          </table:table-cell>
          <table:table-cell table:number-columns-repeated="4"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x</text:p>
          </table:table-cell>
          <table:table-cell table:number-columns-repeated="3"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style-name="ce33"/>
          <table:table-cell office:value-type="string" table:style-name="ce33">
            <text:p>x</text:p>
          </table:table-cell>
          <table:table-cell table:number-columns-repeated="4" table:style-name="ce33"/>
          <table:table-cell office:value-type="string" table:style-name="ce33">
            <text:p>x</text:p>
          </table:table-cell>
          <table:table-cell office:value-type="string" table:style-name="ce33">
            <text:p>?</text:p>
          </table:table-cell>
          <table:table-cell office:value-type="string" table:style-name="ce33">
            <text:p>?</text:p>
          </table:table-cell>
          <table:table-cell table:style-name="ce33"/>
          <table:table-cell office:value-type="string" table:style-name="ce33">
            <text:p>x</text:p>
          </table:table-cell>
          <table:table-cell table:number-columns-repeated="6"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number-columns-repeated="24" table:style-name="ce33"/>
          <table:table-cell office:value-type="string" table:style-name="ce33">
            <text:p>some looms</text:p>
          </table:table-cell>
          <table:table-cell office:value-type="string" table:style-name="ce33">
            <text:p>x</text:p>
          </table:table-cell>
          <table:table-cell table:number-columns-repeated="2" table:style-name="ce33"/>
          <table:table-cell office:value-type="string" table:style-name="ce33">
            <text:p>x</text:p>
          </table:table-cell>
          <table:table-cell table:number-columns-repeated="3" table:style-name="ce33"/>
          <table:table-cell office:value-type="string" table:style-name="ce33">
            <text:p>beater-shuttle</text:p>
          </table:table-cell>
          <table:table-cell table:number-columns-repeated="5" table:style-name="ce33"/>
          <table:table-cell office:value-type="string" table:style-name="ce33">
            <text:p>YS shows the reed positioned behind the beater, so presumably not used for beating</text:p>
          </table:table-cell>
          <table:table-cell table:style-name="ce33"/>
          <table:table-cell office:value-type="string" table:style-name="ce33">
            <text:p>x</text:p>
          </table:table-cell>
          <table:table-cell table:number-columns-repeated="8" table:style-name="ce33"/>
          <table:table-cell office:value-type="string" table:style-name="ce33">
            <text:p>x</text:p>
          </table:table-cell>
          <table:table-cell office:value-type="string" table:style-name="ce33">
            <text:p>x</text:p>
          </table:table-cell>
          <table:table-cell table:number-columns-repeated="4" table:style-name="ce33"/>
          <table:table-cell office:value-type="string" table:style-name="ce33">
            <text:p>x</text:p>
          </table:table-cell>
          <table:table-cell table:number-columns-repeated="7" table:style-name="ce33"/>
          <table:table-cell office:value-type="string" table:style-name="ce33">
            <text:p>x</text:p>
          </table:table-cell>
          <table:table-cell office:value-type="string" table:style-name="ce33">
            <text:p>twill ground</text:p>
          </table:table-cell>
          <table:table-cell office:value-type="string" table:style-name="ce33">
            <text:p>variable number, up to around 6 for twill patterns</text:p>
          </table:table-cell>
          <table:table-cell office:value-type="string" table:style-name="ce33">
            <text:p>x</text:p>
          </table:table-cell>
          <table:table-cell table:number-columns-repeated="46" table:style-name="ce33"/>
          <table:table-cell table:number-columns-repeated="16139"/>
        </table:table-row>
        <table:table-row table:style-name="ro7">
          <table:table-cell/>
          <table:table-cell office:value-type="string" table:style-name="ce3">
            <text:p>DaiYuanjiang</text:p>
          </table:table-cell>
          <table:table-cell office:value-type="string" table:style-name="ce39">
            <text:p>TswYuanjiang</text:p>
          </table:table-cell>
          <table:table-cell office:value-type="string" table:style-name="ce5">
            <text:p>BFYRH</text:p>
          </table:table-cell>
          <table:table-cell office:value-type="string" table:style-name="ce5">
            <text:p>yes</text:p>
          </table:table-cell>
          <table:table-cell office:value-type="string" table:style-name="ce3">
            <text:p>China</text:p>
          </table:table-cell>
          <table:table-cell office:value-type="string" table:style-name="ce3">
            <text:p>Yunnan, Yuanjiang region (south of Yuxi)</text:p>
          </table:table-cell>
          <table:table-cell table:number-columns-repeated="3" table:style-name="ce40"/>
          <table:table-cell table:number-columns-repeated="3" table:style-name="ce41"/>
          <table:table-cell table:number-columns-repeated="10" table:style-name="ce40"/>
          <table:table-cell table:style-name="ce41"/>
          <table:table-cell table:number-columns-repeated="2" table:style-name="ce40"/>
          <table:table-cell office:value-type="string" table:style-name="ce3">
            <text:p>Long 2012</text:p>
          </table:table-cell>
          <table:table-cell office:value-type="float" office:value="23.576809999999998" table:style-name="ce33">
            <text:p>23,57681</text:p>
          </table:table-cell>
          <table:table-cell office:value-type="float" office:value="101.99891" table:style-name="ce33">
            <text:p>101,99891</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style-name="ce33"/>
          <table:table-cell office:value-type="string" table:style-name="ce33">
            <text:p>pillars support both ground weave and pattern heddles</text:p>
          </table:table-cell>
          <table:table-cell table:number-columns-repeated="3" table:style-name="ce33"/>
          <table:table-cell office:value-type="string" table:style-name="ce33">
            <text:p>hangs from cords</text:p>
          </table:table-cell>
          <table:table-cell table:number-columns-repeated="4" table:style-name="ce33"/>
          <table:table-cell office:value-type="string" table:style-name="ce33">
            <text:p>hung from cords</text:p>
          </table:table-cell>
          <table:table-cell table:number-columns-repeated="12" table:style-name="ce33"/>
          <table:table-cell office:value-type="string" table:style-name="ce33">
            <text:p>x</text:p>
          </table:table-cell>
          <table:table-cell office:value-type="string" table:style-name="ce33">
            <text:p>round with 4 long spokes, one or more of which is tied to the frame with a cord to prevent rotation</text:p>
          </table:table-cell>
          <table:table-cell table:number-columns-repeated="2" table:style-name="ce33"/>
          <table:table-cell office:value-type="string" table:style-name="ce33">
            <text:p>4-spokes</text:p>
          </table:table-cell>
          <table:table-cell office:value-type="string" table:style-name="ce33">
            <text:p>x</text:p>
          </table:table-cell>
          <table:table-cell table:style-name="ce33"/>
          <table:table-cell office:value-type="string" table:style-name="ce33">
            <text:p>many flat sticks</text:p>
          </table:table-cell>
          <table:table-cell table:number-columns-repeated="6" table:style-name="ce33"/>
          <table:table-cell office:value-type="string" table:style-name="ce33">
            <text:p>x</text:p>
          </table:table-cell>
          <table:table-cell table:style-name="ce33"/>
          <table:table-cell office:value-type="string" table:style-name="ce33">
            <text:p>x</text:p>
          </table:table-cell>
          <table:table-cell table:number-columns-repeated="4" table:style-name="ce33"/>
          <table:table-cell office:value-type="string" table:style-name="ce33">
            <text:p>presumably</text:p>
          </table:table-cell>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x</text:p>
          </table:table-cell>
          <table:table-cell table:number-columns-repeated="3" table:style-name="ce33"/>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x</text:p>
          </table:table-cell>
          <table:table-cell table:number-columns-repeated="4" table:style-name="ce33"/>
          <table:table-cell office:value-type="string" table:style-name="ce33">
            <text:p>x</text:p>
          </table:table-cell>
          <table:table-cell office:value-type="string" table:style-name="ce33">
            <text:p>?</text:p>
          </table:table-cell>
          <table:table-cell office:value-type="string" table:style-name="ce33">
            <text:p>?</text:p>
          </table:table-cell>
          <table:table-cell table:style-name="ce33"/>
          <table:table-cell office:value-type="string" table:style-name="ce33">
            <text:p>seem to be in bunches</text:p>
          </table:table-cell>
          <table:table-cell table:number-columns-repeated="6"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number-columns-repeated="14" table:style-name="ce33"/>
          <table:table-cell office:value-type="string" table:style-name="ce33">
            <text:p>x</text:p>
          </table:table-cell>
          <table:table-cell office:value-type="string" table:style-name="ce33">
            <text:p>large bamboo tube</text:p>
          </table:table-cell>
          <table:table-cell office:value-type="string" table:style-name="ce33">
            <text:p>x</text:p>
          </table:table-cell>
          <table:table-cell table:number-columns-repeated="7" table:style-name="ce33"/>
          <table:table-cell office:value-type="string" table:style-name="ce33">
            <text:p>sits in front of shed stick, attached to loom frame via a cord</text:p>
          </table:table-cell>
          <table:table-cell office:value-type="string" table:style-name="ce33">
            <text:p>x</text:p>
          </table:table-cell>
          <table:table-cell table:number-columns-repeated="2" table:style-name="ce33"/>
          <table:table-cell office:value-type="string" table:style-name="ce33">
            <text:p>long beater shuttle</text:p>
          </table:table-cell>
          <table:table-cell table:number-columns-repeated="3" table:style-name="ce33"/>
          <table:table-cell office:value-type="string" table:style-name="ce33">
            <text:p>beater-shuttle</text:p>
          </table:table-cell>
          <table:table-cell table:number-columns-repeated="5" table:style-name="ce33"/>
          <table:table-cell office:value-type="string" table:style-name="ce33">
            <text:p>lightweight reed just in front of weaver, no suspension</text:p>
          </table:table-cell>
          <table:table-cell table:style-name="ce33"/>
          <table:table-cell office:value-type="string" table:style-name="ce33">
            <text:p>x</text:p>
          </table:table-cell>
          <table:table-cell table:number-columns-repeated="8"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table:style-name="ce33"/>
          <table:table-cell office:value-type="string" table:style-name="ce33">
            <text:p>long, boat-shaped beater shuttle</text:p>
          </table:table-cell>
          <table:table-cell table:number-columns-repeated="27"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10" table:style-name="ce33"/>
          <table:table-cell office:value-type="string" table:style-name="ce33">
            <text:p>x</text:p>
          </table:table-cell>
          <table:table-cell table:number-columns-repeated="3" table:style-name="ce33"/>
          <table:table-cell office:value-type="string" table:style-name="ce33">
            <text:p>Not entirely clear from photos, but seems to be this arrangement</text:p>
          </table:table-cell>
          <table:table-cell table:style-name="ce33"/>
          <table:table-cell office:value-type="string" table:style-name="ce33">
            <text:p>x</text:p>
          </table:table-cell>
          <table:table-cell office:value-type="string" table:style-name="ce33">
            <text:p>long treadle bar</text:p>
          </table:table-cell>
          <table:table-cell table:number-columns-repeated="2" table:style-name="ce33"/>
          <table:table-cell office:value-type="string" table:style-name="ce33">
            <text:p>small bamboo tube acts as separator, but the pattern system is flattened rather than held around a drum</text:p>
          </table:table-cell>
          <table:table-cell office:value-type="string" table:style-name="ce33">
            <text:p>x</text:p>
          </table:table-cell>
          <table:table-cell table:number-columns-repeated="5" table:style-name="ce33"/>
          <table:table-cell table:number-columns-repeated="16139"/>
        </table:table-row>
        <table:table-row table:style-name="ro9">
          <table:table-cell/>
          <table:table-cell office:value-type="string" table:style-name="ce3">
            <text:p>DaiJinghong (Mangshi)</text:p>
          </table:table-cell>
          <table:table-cell office:value-type="string" table:style-name="ce39">
            <text:p>TswMangshi</text:p>
          </table:table-cell>
          <table:table-cell office:value-type="string" table:style-name="ce5">
            <text:p>BFYRH</text:p>
          </table:table-cell>
          <table:table-cell office:value-type="string" table:style-name="ce5">
            <text:p>yes</text:p>
          </table:table-cell>
          <table:table-cell office:value-type="string" table:style-name="ce3">
            <text:p>China</text:p>
          </table:table-cell>
          <table:table-cell office:value-type="string" table:style-name="ce3">
            <text:p>Yunnan Xishuangbanna Jinghong Mangshi region - Mengyangzhen 勐养镇傣族织锦</text:p>
          </table:table-cell>
          <table:table-cell table:number-columns-repeated="3" table:style-name="ce40"/>
          <table:table-cell table:number-columns-repeated="3" table:style-name="ce41"/>
          <table:table-cell table:number-columns-repeated="10" table:style-name="ce40"/>
          <table:table-cell table:style-name="ce41"/>
          <table:table-cell table:number-columns-repeated="2" table:style-name="ce40"/>
          <table:table-cell office:value-type="string" table:style-name="ce3">
            <text:p>Loom on display in the China National Silk Museum, Hangzhou. Also Yoshimoto 2013 L-47 (incorrectly labeled 'Bulan').</text:p>
          </table:table-cell>
          <table:table-cell office:value-type="float" office:value="24.429349999999999" table:style-name="ce42">
            <text:p>24,42935</text:p>
          </table:table-cell>
          <table:table-cell office:value-type="float" office:value="98.590590000000006" table:style-name="ce42">
            <text:p>98,59059</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two large uprights with three linking spars, set of rockers at the top</text:p>
          </table:table-cell>
          <table:table-cell table:style-name="ce33"/>
          <table:table-cell office:value-type="string" table:style-name="ce33">
            <text:p>pillars support both ground weave and pattern heddles (nested)</text:p>
          </table:table-cell>
          <table:table-cell table:number-columns-repeated="3" table:style-name="ce33"/>
          <table:table-cell office:value-type="string" table:style-name="ce33">
            <text:p>hangs from cords</text:p>
          </table:table-cell>
          <table:table-cell table:number-columns-repeated="4" table:style-name="ce33"/>
          <table:table-cell office:value-type="string" table:style-name="ce33">
            <text:p>hung from cords</text:p>
          </table:table-cell>
          <table:table-cell table:number-columns-repeated="12" table:style-name="ce33"/>
          <table:table-cell office:value-type="string" table:style-name="ce33">
            <text:p>x</text:p>
          </table:table-cell>
          <table:table-cell table:style-name="ce33"/>
          <table:table-cell office:value-type="string" table:style-name="ce33">
            <text:p>square-ish beam</text:p>
          </table:table-cell>
          <table:table-cell table:style-name="ce33"/>
          <table:table-cell office:value-type="string" table:style-name="ce33">
            <text:p>2-spokes</text:p>
          </table:table-cell>
          <table:table-cell office:value-type="string" table:style-name="ce33">
            <text:p>x</text:p>
          </table:table-cell>
          <table:table-cell table:style-name="ce33"/>
          <table:table-cell office:value-type="string" table:style-name="ce33">
            <text:p>many flat sticks</text:p>
          </table:table-cell>
          <table:table-cell table:number-columns-repeated="6" table:style-name="ce33"/>
          <table:table-cell office:value-type="string" table:style-name="ce33">
            <text:p>x</text:p>
          </table:table-cell>
          <table:table-cell table:style-name="ce33"/>
          <table:table-cell office:value-type="string" table:style-name="ce33">
            <text:p>x</text:p>
          </table:table-cell>
          <table:table-cell table:number-columns-repeated="4"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x</text:p>
          </table:table-cell>
          <table:table-cell table:number-columns-repeated="3" table:style-name="ce33"/>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x</text:p>
          </table:table-cell>
          <table:table-cell table:number-columns-repeated="4"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bunches</text:p>
          </table:table-cell>
          <table:table-cell office:value-type="string" table:style-name="ce33">
            <text:p>two rods of similar size</text:p>
          </table:table-cell>
          <table:table-cell table:style-name="ce33"/>
          <table:table-cell office:value-type="string" table:style-name="ce33">
            <text:p>lower rod seems merely to act as spacer</text:p>
          </table:table-cell>
          <table:table-cell table:number-columns-repeated="3"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number-columns-repeated="14" table:style-name="ce33"/>
          <table:table-cell office:value-type="string" table:style-name="ce33">
            <text:p>Museum example lacks this, but it can be seen on loom of a vilage weaver in online photos</text:p>
          </table:table-cell>
          <table:table-cell office:value-type="string" table:style-name="ce33">
            <text:p>large frame with 4 bars, sits close to warp beam</text:p>
          </table:table-cell>
          <table:table-cell table:style-name="ce33"/>
          <table:table-cell office:value-type="string" table:style-name="ce33">
            <text:p>4-bar frame</text:p>
          </table:table-cell>
          <table:table-cell table:number-columns-repeated="6" table:style-name="ce33"/>
          <table:table-cell office:value-type="string" table:style-name="ce33">
            <text:p>sits in front of shed stick, attached to loom frame via a cord</text:p>
          </table:table-cell>
          <table:table-cell office:value-type="string" table:style-name="ce33">
            <text:p>x</text:p>
          </table:table-cell>
          <table:table-cell table:number-columns-repeated="2" table:style-name="ce33"/>
          <table:table-cell office:value-type="string" table:style-name="ce33">
            <text:p>long beater shuttle</text:p>
          </table:table-cell>
          <table:table-cell table:number-columns-repeated="3" table:style-name="ce33"/>
          <table:table-cell office:value-type="string" table:style-name="ce33">
            <text:p>beater-shuttle</text:p>
          </table:table-cell>
          <table:table-cell table:number-columns-repeated="5" table:style-name="ce33"/>
          <table:table-cell office:value-type="string" table:style-name="ce33">
            <text:p>hangs loose in warp</text:p>
          </table:table-cell>
          <table:table-cell table:style-name="ce33"/>
          <table:table-cell office:value-type="string" table:style-name="ce33">
            <text:p>x</text:p>
          </table:table-cell>
          <table:table-cell table:number-columns-repeated="8"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table:style-name="ce33"/>
          <table:table-cell office:value-type="string" table:style-name="ce33">
            <text:p>long, boat-shaped beater shuttle</text:p>
          </table:table-cell>
          <table:table-cell table:number-columns-repeated="27"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single rod, with unique horn-shaped piece below that supports the organizing system of cord and woven rings</text:p>
          </table:table-cell>
          <table:table-cell table:style-name="ce33"/>
          <table:table-cell office:value-type="string" table:style-name="ce33">
            <text:p>each pattern string is attached to a woven ring at one side, slides up and down cord beside the pattern heddle</text:p>
          </table:table-cell>
          <table:table-cell office:value-type="string" table:style-name="ce33">
            <text:p>The pattern heddle support bar has a hook at either end, cord is attached to one end. Two more sticks above, PH is wound around the top one (structure is similar to a ground weave heddle with two sticks)</text:p>
          </table:table-cell>
          <table:table-cell table:number-columns-repeated="6"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long treadle bar</text:p>
          </table:table-cell>
          <table:table-cell table:number-columns-repeated="9" table:style-name="ce33"/>
          <table:table-cell table:number-columns-repeated="16139"/>
        </table:table-row>
        <table:table-row table:style-name="ro5">
          <table:table-cell/>
          <table:table-cell office:value-type="string" table:style-name="ce3">
            <text:p>TaiPhake</text:p>
          </table:table-cell>
          <table:table-cell office:value-type="string" table:style-name="ce39">
            <text:p>TswPhake</text:p>
          </table:table-cell>
          <table:table-cell office:value-type="string" table:style-name="ce5">
            <text:p>BFYRH</text:p>
          </table:table-cell>
          <table:table-cell table:style-name="ce5"/>
          <table:table-cell office:value-type="string" table:style-name="ce3">
            <text:p>India</text:p>
          </table:table-cell>
          <table:table-cell office:value-type="string" table:style-name="ce3">
            <text:p>Assam, Dibruargh district</text:p>
          </table:table-cell>
          <table:table-cell table:number-columns-repeated="3" table:style-name="ce40"/>
          <table:table-cell table:number-columns-repeated="3" table:style-name="ce41"/>
          <table:table-cell table:number-columns-repeated="10" table:style-name="ce40"/>
          <table:table-cell table:style-name="ce41"/>
          <table:table-cell table:number-columns-repeated="2" table:style-name="ce40"/>
          <table:table-cell office:value-type="string" table:style-name="ce31">
            <text:p>Thakur 1982</text:p>
          </table:table-cell>
          <table:table-cell office:value-type="float" office:value="27.472832700000001" table:style-name="ce33">
            <text:p>27,4728327</text:p>
          </table:table-cell>
          <table:table-cell office:value-type="float" office:value="94.911962099999997" table:style-name="ce33">
            <text:p>94,9119621</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Unusual cloth beam: a round rod (around which the warp and web are wound) sits against a flat beam, clamping the warp. The flat beam has two projections at each end for fixing the backstrap.</text:p>
          </table:table-cell>
          <table:table-cell table:number-columns-repeated="2" table:style-name="ce33"/>
          <table:table-cell office:value-type="string" table:style-name="ce33">
            <text:p>beam with two large paddles, which are hollow frames set into the beam</text:p>
          </table:table-cell>
          <table:table-cell office:value-type="string" table:style-name="ce33">
            <text:p>x</text:p>
          </table:table-cell>
          <table:table-cell table:style-name="ce33"/>
          <table:table-cell office:value-type="string" table:style-name="ce33">
            <text:p>nearly horizontal</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slight upward slope</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H-frame made of stocky wooden uprights, or bamboo</text:p>
          </table:table-cell>
          <table:table-cell table:style-name="ce33"/>
          <table:table-cell office:value-type="string" table:style-name="ce33">
            <text:p>pair of short rockers, connected by cords to single bamboo treadle below loom</text:p>
          </table:table-cell>
          <table:table-cell table:number-columns-repeated="3" table:style-name="ce33"/>
          <table:table-cell office:value-type="string" table:style-name="ce33">
            <text:p>supported on a ledge created by the horizontal bars which extend beyond the H-frame</text:p>
          </table:table-cell>
          <table:table-cell table:number-columns-repeated="2" table:style-name="ce33"/>
          <table:table-cell office:value-type="string" table:style-name="ce33">
            <text:p>right angle between horizontal part of frame and H-frame pillars</text:p>
          </table:table-cell>
          <table:table-cell table:number-columns-repeated="14" table:style-name="ce33"/>
          <table:table-cell office:value-type="string" table:style-name="ce33">
            <text:p>x</text:p>
          </table:table-cell>
          <table:table-cell table:number-columns-repeated="2" table:style-name="ce33"/>
          <table:table-cell office:value-type="string" table:style-name="ce33">
            <text:p>Large padde-shaped extensions consisting of open frames</text:p>
          </table:table-cell>
          <table:table-cell table:number-columns-repeated="3" table:style-name="ce33"/>
          <table:table-cell office:value-type="string" table:style-name="ce33">
            <text:p>padded with sections of bamboo</text:p>
          </table:table-cell>
          <table:table-cell table:number-columns-repeated="7" table:style-name="ce33"/>
          <table:table-cell office:value-type="string" table:style-name="ce33">
            <text:p>Unusual cloth beam, consists of two parts: a flat section and a round section that together clamp the warp. The warp/web is wrapped around the round section</text:p>
          </table:table-cell>
          <table:table-cell office:value-type="string" table:style-name="ce33">
            <text:p>one round piece</text:p>
          </table:table-cell>
          <table:table-cell office:value-type="string" table:style-name="ce33">
            <text:p>two components</text:p>
          </table:table-cell>
          <table:table-cell table:style-name="ce33"/>
          <table:table-cell office:value-type="string" table:style-name="ce33">
            <text:p>does not appear to be any special clamping arrangement, pressure only</text:p>
          </table:table-cell>
          <table:table-cell table:number-columns-repeated="2" table:style-name="ce33"/>
          <table:table-cell office:value-type="string" table:style-name="ce33">
            <text:p>2-forks on flat component</text:p>
          </table:table-cell>
          <table:table-cell office:value-type="string" table:style-name="ce33">
            <text:p>x</text:p>
          </table:table-cell>
          <table:table-cell table:number-columns-repeated="3" table:style-name="ce33"/>
          <table:table-cell office:value-type="string" table:style-name="ce33">
            <text:p>x</text:p>
          </table:table-cell>
          <table:table-cell table:number-columns-repeated="3" table:style-name="ce33"/>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x</text:p>
          </table:table-cell>
          <table:table-cell table:number-columns-repeated="4" table:style-name="ce33"/>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two rods</text:p>
          </table:table-cell>
          <table:table-cell table:style-name="ce33"/>
          <table:table-cell office:value-type="string" table:style-name="ce33">
            <text:p>x</text:p>
          </table:table-cell>
          <table:table-cell table:number-columns-repeated="2" table:style-name="ce33"/>
          <table:table-cell office:value-type="string" table:style-name="ce33">
            <text:p>single loose cane (function?)</text:p>
          </table:table-cell>
          <table:table-cell office:value-type="string" table:style-name="ce33">
            <text:p>long wood treadle, attached to cords at the back of the loom</text:p>
          </table:table-cell>
          <table:table-cell office:value-type="string" table:style-name="ce33">
            <text:p>two independent rockers, bird-shaped</text:p>
          </table:table-cell>
          <table:table-cell office:value-type="string" table:style-name="ce33">
            <text:p>type example of this feature</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number-columns-repeated="15" table:style-name="ce33"/>
          <table:table-cell office:value-type="string" table:style-name="ce33">
            <text:p>Four rods on X-shaped frame</text:p>
          </table:table-cell>
          <table:table-cell table:style-name="ce33"/>
          <table:table-cell office:value-type="string" table:style-name="ce33">
            <text:p>x</text:p>
          </table:table-cell>
          <table:table-cell office:value-type="string" table:style-name="ce33">
            <text:p>x</text:p>
          </table:table-cell>
          <table:table-cell table:number-columns-repeated="5" table:style-name="ce33"/>
          <table:table-cell office:value-type="string" table:style-name="ce33">
            <text:p>Bar, attached by cords to a bar that the weaver's feet rest upon</text:p>
          </table:table-cell>
          <table:table-cell office:value-type="string" table:style-name="ce33">
            <text:p>x</text:p>
          </table:table-cell>
          <table:table-cell table:style-name="ce33"/>
          <table:table-cell office:value-type="string" table:style-name="ce33">
            <text:p>type example</text:p>
          </table:table-cell>
          <table:table-cell office:value-type="string" table:style-name="ce33">
            <text:p>symmetrical sword with pointed ends and unusual "handle" in the middle, perhaps copied from reed beater designs from north India (pit looms)</text:p>
          </table:table-cell>
          <table:table-cell table:number-columns-repeated="3" table:style-name="ce33"/>
          <table:table-cell office:value-type="string" table:style-name="ce33">
            <text:p>beater-shuttle</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style-name="ce33"/>
          <table:table-cell office:value-type="string" table:style-name="ce33">
            <text:p>Simple reed, hanging loosely in warp</text:p>
          </table:table-cell>
          <table:table-cell table:style-name="ce33"/>
          <table:table-cell office:value-type="string" table:style-name="ce33">
            <text:p>seems to be used for light tamping-in</text:p>
          </table:table-cell>
          <table:table-cell table:number-columns-repeated="8" table:style-name="ce33"/>
          <table:table-cell office:value-type="string" table:style-name="ce33">
            <text:p>short stick embedded in long shuttle</text:p>
          </table:table-cell>
          <table:table-cell office:value-type="string" table:style-name="ce33">
            <text:p>x</text:p>
          </table:table-cell>
          <table:table-cell table:number-columns-repeated="2" table:style-name="ce33"/>
          <table:table-cell office:value-type="string" table:style-name="ce33">
            <text:p>very long boat-shaped shuttle, also used as beater</text:p>
          </table:table-cell>
          <table:table-cell table:style-name="ce33"/>
          <table:table-cell office:value-type="string" table:style-name="ce33">
            <text:p>x</text:p>
          </table:table-cell>
          <table:table-cell table:number-columns-repeated="57" table:style-name="ce33"/>
          <table:table-cell table:number-columns-repeated="16139"/>
        </table:table-row>
        <table:table-row table:style-name="ro5">
          <table:table-cell/>
          <table:table-cell office:value-type="string" table:style-name="ce3">
            <text:p>DaiTengchong</text:p>
          </table:table-cell>
          <table:table-cell office:value-type="string" table:style-name="ce39">
            <text:p>TswTengchong</text:p>
          </table:table-cell>
          <table:table-cell office:value-type="string" table:style-name="ce5">
            <text:p>FCB</text:p>
          </table:table-cell>
          <table:table-cell office:value-type="string" table:style-name="ce5">
            <text:p>yes</text:p>
          </table:table-cell>
          <table:table-cell office:value-type="string" table:style-name="ce3">
            <text:p>China</text:p>
          </table:table-cell>
          <table:table-cell office:value-type="string" table:style-name="ce31">
            <text:p>Yunnan Baoshan region, north of Jinghong</text:p>
          </table:table-cell>
          <table:table-cell table:number-columns-repeated="3" table:style-name="ce40"/>
          <table:table-cell table:number-columns-repeated="3" table:style-name="ce41"/>
          <table:table-cell table:number-columns-repeated="10" table:style-name="ce40"/>
          <table:table-cell table:style-name="ce41"/>
          <table:table-cell table:number-columns-repeated="2" table:style-name="ce40"/>
          <table:table-cell office:value-type="string" table:style-name="ce3">
            <text:p>Report and photographs in China Daily newspaper online edition: https://www.chinadaily.com.cn/a/202105/21/WS60a75fd6a31024ad0bac0a07.html, accessed June 2024.</text:p>
          </table:table-cell>
          <table:table-cell office:value-type="float" office:value="24.858779999999999" table:style-name="ce33">
            <text:p>24,85878</text:p>
          </table:table-cell>
          <table:table-cell office:value-type="float" office:value="98.667320000000004" table:style-name="ce33">
            <text:p>98,66732</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round beam with spokes, hung at the back of the loom</text:p>
          </table:table-cell>
          <table:table-cell table:number-columns-repeated="2"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slight upward slope</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two large uprights with three linking spars, set of rockers at the top</text:p>
          </table:table-cell>
          <table:table-cell table:style-name="ce33"/>
          <table:table-cell office:value-type="string" table:style-name="ce33">
            <text:p>pillars support both ground weave and pattern heddles (nested)</text:p>
          </table:table-cell>
          <table:table-cell table:number-columns-repeated="3" table:style-name="ce33"/>
          <table:table-cell office:value-type="string" table:style-name="ce33">
            <text:p>hangs from cords</text:p>
          </table:table-cell>
          <table:table-cell table:number-columns-repeated="4" table:style-name="ce33"/>
          <table:table-cell office:value-type="string" table:style-name="ce33">
            <text:p>hung from cords</text:p>
          </table:table-cell>
          <table:table-cell table:number-columns-repeated="7" table:style-name="ce33"/>
          <table:table-cell office:value-type="string" table:style-name="ce33">
            <text:p>two short pillars in front of weaver</text:p>
          </table:table-cell>
          <table:table-cell table:number-columns-repeated="4"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2-spokes</text:p>
          </table:table-cell>
          <table:table-cell office:value-type="string" table:style-name="ce33">
            <text:p>x</text:p>
          </table:table-cell>
          <table:table-cell table:style-name="ce33"/>
          <table:table-cell office:value-type="string" table:style-name="ce33">
            <text:p>many flat sticks</text:p>
          </table:table-cell>
          <table:table-cell table:number-columns-repeated="6" table:style-name="ce33"/>
          <table:table-cell office:value-type="string" table:style-name="ce33">
            <text:p>x</text:p>
          </table:table-cell>
          <table:table-cell table:style-name="ce33"/>
          <table:table-cell office:value-type="string" table:style-name="ce33">
            <text:p>x</text:p>
          </table:table-cell>
          <table:table-cell table:number-columns-repeated="4" table:style-name="ce33"/>
          <table:table-cell office:value-type="string" table:style-name="ce33">
            <text:p>x</text:p>
          </table:table-cell>
          <table:table-cell table:number-columns-repeated="5" table:style-name="ce33"/>
          <table:table-cell office:value-type="string" table:style-name="ce33">
            <text:p>x</text:p>
          </table:table-cell>
          <table:table-cell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heddles are pulled upwards by rockers, weights return them to down position (ie not linked)</text:p>
          </table:table-cell>
          <table:table-cell table:number-columns-repeated="2" table:style-name="ce33"/>
          <table:table-cell office:value-type="string" table:style-name="ce33">
            <text:p>x</text:p>
          </table:table-cell>
          <table:table-cell office:value-type="string" table:style-name="ce33">
            <text:p>x</text:p>
          </table:table-cell>
          <table:table-cell table:number-columns-repeated="9" table:style-name="ce33"/>
          <table:table-cell office:value-type="string" table:style-name="ce33">
            <text:p>Each heddle (3 or 4) linked to its own treadle and rocker</text:p>
          </table:table-cell>
          <table:table-cell office:value-type="string" table:style-name="ce33">
            <text:p>x</text:p>
          </table:table-cell>
          <table:table-cell table:number-columns-repeated="2"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number-columns-repeated="28" table:style-name="ce33"/>
          <table:table-cell office:value-type="string" table:style-name="ce33">
            <text:p>long beater shuttle</text:p>
          </table:table-cell>
          <table:table-cell table:number-columns-repeated="3" table:style-name="ce33"/>
          <table:table-cell office:value-type="string" table:style-name="ce33">
            <text:p>beater-shuttle</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hangs loose in warp</text:p>
          </table:table-cell>
          <table:table-cell table:style-name="ce33"/>
          <table:table-cell office:value-type="string" table:style-name="ce33">
            <text:p>x</text:p>
          </table:table-cell>
          <table:table-cell table:number-columns-repeated="8"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table:style-name="ce33"/>
          <table:table-cell office:value-type="string" table:style-name="ce33">
            <text:p>long, boat-shaped beater shuttle</text:p>
          </table:table-cell>
          <table:table-cell table:number-columns-repeated="10" table:style-name="ce33"/>
          <table:table-cell office:value-type="string" table:style-name="ce33">
            <text:p>x</text:p>
          </table:table-cell>
          <table:table-cell table:number-columns-repeated="2" table:style-name="ce33"/>
          <table:table-cell office:value-type="string" table:style-name="ce33">
            <text:p>x</text:p>
          </table:table-cell>
          <table:table-cell office:value-type="string" table:style-name="ce33">
            <text:p>x</text:p>
          </table:table-cell>
          <table:table-cell table:number-columns-repeated="12"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pair of rods</text:p>
          </table:table-cell>
          <table:table-cell table:style-name="ce33"/>
          <table:table-cell office:value-type="string" table:style-name="ce33">
            <text:p>x</text:p>
          </table:table-cell>
          <table:table-cell table:number-columns-repeated="7"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long treadle bar</text:p>
          </table:table-cell>
          <table:table-cell table:number-columns-repeated="9" table:style-name="ce33"/>
          <table:table-cell table:number-columns-repeated="16139"/>
        </table:table-row>
        <table:table-row table:style-name="ro5">
          <table:table-cell/>
          <table:table-cell office:value-type="string" table:style-name="ce3">
            <text:p>ZhuangNapo</text:p>
          </table:table-cell>
          <table:table-cell office:value-type="string" table:style-name="ce39">
            <text:p>TcNapo</text:p>
          </table:table-cell>
          <table:table-cell office:value-type="string" table:style-name="ce5">
            <text:p>BFSRH</text:p>
          </table:table-cell>
          <table:table-cell table:style-name="ce5"/>
          <table:table-cell office:value-type="string" table:style-name="ce3">
            <text:p>China</text:p>
          </table:table-cell>
          <table:table-cell office:value-type="string" table:style-name="ce3">
            <text:p>Northwest Guangxi, Napo county</text:p>
          </table:table-cell>
          <table:table-cell table:number-columns-repeated="3" table:style-name="ce40"/>
          <table:table-cell table:number-columns-repeated="3" table:style-name="ce41"/>
          <table:table-cell table:number-columns-repeated="10" table:style-name="ce40"/>
          <table:table-cell table:style-name="ce41"/>
          <table:table-cell table:number-columns-repeated="2" table:style-name="ce40"/>
          <table:table-cell office:value-type="string" table:style-name="ce3">
            <text:p>Boudot and Buckley 2016, p339</text:p>
          </table:table-cell>
          <table:table-cell office:value-type="float" office:value="23.485099999999999" table:style-name="ce34">
            <text:p>23,4851</text:p>
          </table:table-cell>
          <table:table-cell office:value-type="float" office:value="105.87211000000001" table:style-name="ce34">
            <text:p>105,8721</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mai bam</text:p>
          </table:table-cell>
          <table:table-cell table:number-columns-repeated="2" table:style-name="ce33"/>
          <table:table-cell office:value-type="string" table:style-name="ce33">
            <text:p>ana <text:s/>Round beam with spokes, appears to rest in a depression in two bars extending upwards and backwards from the rear pillars of the loom frame.</text:p>
          </table:table-cell>
          <table:table-cell office:value-type="string" table:style-name="ce33">
            <text:p>dam nang</text:p>
          </table:table-cell>
          <table:table-cell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supports at the front of the loom are much smaller than those at the back by the warp beam</text:p>
          </table:table-cell>
          <table:table-cell table:style-name="ce33"/>
          <table:table-cell office:value-type="string" table:style-name="ce33">
            <text:p>pronounced slope</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two stocky, tapering uprights</text:p>
          </table:table-cell>
          <table:table-cell table:style-name="ce33"/>
          <table:table-cell office:value-type="string" table:style-name="ce33">
            <text:p>short, bird-shaped rockers</text:p>
          </table:table-cell>
          <table:table-cell table:number-columns-repeated="3" table:style-name="ce33"/>
          <table:table-cell office:value-type="string" table:style-name="ce33">
            <text:p>x</text:p>
          </table:table-cell>
          <table:table-cell office:value-type="string" table:style-name="ce33">
            <text:p>Type <text:s/>Warp beam sits in depressions in two bars that slope gently upwards from the H-frame pillars</text:p>
          </table:table-cell>
          <table:table-cell office:value-type="string" table:style-name="ce33">
            <text:p>x</text:p>
          </table:table-cell>
          <table:table-cell table:number-columns-repeated="15"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4-spokes</text:p>
          </table:table-cell>
          <table:table-cell office:value-type="string" table:style-name="ce33">
            <text:p>x</text:p>
          </table:table-cell>
          <table:table-cell table:style-name="ce33"/>
          <table:table-cell office:value-type="string" table:style-name="ce33">
            <text:p>padded with sticks, half-round section (probably originally used halved bamboo rods)</text:p>
          </table:table-cell>
          <table:table-cell table:number-columns-repeated="6"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split-clamp type: two halves joined with a nail at one end.</text:p>
          </table:table-cell>
          <table:table-cell table:number-columns-repeated="7" table:style-name="ce33"/>
          <table:table-cell office:value-type="string" table:style-name="ce33">
            <text:p>x</text:p>
          </table:table-cell>
          <table:table-cell table:style-name="ce33"/>
          <table:table-cell office:value-type="string" table:style-name="ce33">
            <text:p>x</text:p>
          </table:table-cell>
          <table:table-cell table:number-columns-repeated="3" table:style-name="ce33"/>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kao tok</text:p>
          </table:table-cell>
          <table:table-cell table:number-columns-repeated="4" table:style-name="ce33"/>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Three rods: main rod in center, one rod above and one rod below. Function of rod below not clear since the heddle string is not wound around it.</text:p>
          </table:table-cell>
          <table:table-cell table:style-name="ce33"/>
          <table:table-cell office:value-type="string" table:style-name="ce33">
            <text:p>x</text:p>
          </table:table-cell>
          <table:table-cell table:number-columns-repeated="3" table:style-name="ce33"/>
          <table:table-cell office:value-type="string" table:style-name="ce33">
            <text:p>wood treadle</text:p>
          </table:table-cell>
          <table:table-cell table:number-columns-repeated="8" table:style-name="ce33"/>
          <table:table-cell office:value-type="string" table:style-name="ce33">
            <text:p>1.5m long treadle at right angles to warp</text:p>
          </table:table-cell>
          <table:table-cell table:number-columns-repeated="10" table:style-name="ce33"/>
          <table:table-cell office:value-type="string" table:style-name="ce33">
            <text:p>Two pairs of fish-shaped rocker bars linked together with cords, supporting heddle. Warp depression bar is linked to middle rocker (floating) and is pulled down when the heddle is pulled up.</text:p>
          </table:table-cell>
          <table:table-cell office:value-type="string" table:style-name="ce33">
            <text:p>x</text:p>
          </table:table-cell>
          <table:table-cell table:style-name="ce33"/>
          <table:table-cell office:value-type="string" table:style-name="ce33">
            <text:p>Very large shed opening is maintained with a rod fixed to the frame, below the warp beam.</text:p>
          </table:table-cell>
          <table:table-cell table:number-columns-repeated="5" table:style-name="ce33"/>
          <table:table-cell office:value-type="string" table:style-name="ce33">
            <text:p>bar below warp beam</text:p>
          </table:table-cell>
          <table:table-cell table:number-columns-repeated="2" table:style-name="ce33"/>
          <table:table-cell office:value-type="string" table:style-name="ce33">
            <text:p>bar attached to rockers, moves with treadle</text:p>
          </table:table-cell>
          <table:table-cell table:number-columns-repeated="3" table:style-name="ce33"/>
          <table:table-cell office:value-type="string" table:style-name="ce33">
            <text:p>x</text:p>
          </table:table-cell>
          <table:table-cell table:number-columns-repeated="4"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pu bak fam <text:s/>Note suspension arrangement. Appears to be the main beating implement.</text:p>
          </table:table-cell>
          <table:table-cell table:number-columns-repeated="2" table:style-name="ce33"/>
          <table:table-cell office:value-type="string" table:style-name="ce33">
            <text:p>x</text:p>
          </table:table-cell>
          <table:table-cell office:value-type="string" table:style-name="ce33">
            <text:p>x</text:p>
          </table:table-cell>
          <table:table-cell office:value-type="string" table:style-name="ce33">
            <text:p>cords</text:p>
          </table:table-cell>
          <table:table-cell table:style-name="ce33"/>
          <table:table-cell office:value-type="string" table:style-name="ce33">
            <text:p>Type</text:p>
          </table:table-cell>
          <table:table-cell table:number-columns-repeated="3"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an pao</text:p>
          </table:table-cell>
          <table:table-cell table:style-name="ce33"/>
          <table:table-cell office:value-type="string" table:style-name="ce33">
            <text:p>sometimes used</text:p>
          </table:table-cell>
          <table:table-cell table:number-columns-repeated="57" table:style-name="ce33"/>
          <table:table-cell table:number-columns-repeated="16139"/>
        </table:table-row>
        <table:table-row table:style-name="ro5">
          <table:table-cell/>
          <table:table-cell office:value-type="string" table:style-name="ce3">
            <text:p>ZhuangLongzhou</text:p>
          </table:table-cell>
          <table:table-cell office:value-type="string" table:style-name="ce39">
            <text:p>TcLongzhou</text:p>
          </table:table-cell>
          <table:table-cell office:value-type="string" table:style-name="ce5">
            <text:p>BFSRH</text:p>
          </table:table-cell>
          <table:table-cell office:value-type="string" table:style-name="ce5">
            <text:p>yes</text:p>
          </table:table-cell>
          <table:table-cell office:value-type="string" table:style-name="ce3">
            <text:p>China</text:p>
          </table:table-cell>
          <table:table-cell office:value-type="string" table:style-name="ce3">
            <text:p>West Guangxi, Longzhou (near Vietnam border)</text:p>
          </table:table-cell>
          <table:table-cell table:number-columns-repeated="3" table:style-name="ce40"/>
          <table:table-cell table:number-columns-repeated="3" table:style-name="ce41"/>
          <table:table-cell table:number-columns-repeated="10" table:style-name="ce40"/>
          <table:table-cell table:style-name="ce41"/>
          <table:table-cell table:number-columns-repeated="2" table:style-name="ce40"/>
          <table:table-cell office:value-type="string" table:style-name="ce3">
            <text:p>Many online newspaper reports in China Daily and other PRC newspapers.</text:p>
          </table:table-cell>
          <table:table-cell office:value-type="float" office:value="22.342770000000002" table:style-name="ce34">
            <text:p>22,3428</text:p>
          </table:table-cell>
          <table:table-cell office:value-type="float" office:value="106.85437" table:style-name="ce34">
            <text:p>106,8544</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Square section beam with spokes. Rests in cleft above intersection between two bars, one extending vertically up from the loom frame, the other <text:s/>at 45 degrees to the loom frame.</text:p>
          </table:table-cell>
          <table:table-cell office:value-type="string" table:style-name="ce33">
            <text:p>x</text:p>
          </table:table-cell>
          <table:table-cell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supports at the front of the loom are much smaller than those at the back by the warp beam</text:p>
          </table:table-cell>
          <table:table-cell table:style-name="ce33"/>
          <table:table-cell office:value-type="string" table:style-name="ce33">
            <text:p>pronounced slope</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style-name="ce33"/>
          <table:table-cell office:value-type="string" table:style-name="ce33">
            <text:p>short, bird-shaped rockers</text:p>
          </table:table-cell>
          <table:table-cell table:number-columns-repeated="3" table:style-name="ce33"/>
          <table:table-cell office:value-type="string" table:style-name="ce33">
            <text:p>x</text:p>
          </table:table-cell>
          <table:table-cell office:value-type="string" table:style-name="ce33">
            <text:p>Warp beam sits in cleft between two bars that slope upwards at 45 degrees from the loom, and a pair of vertical uprights that extend from the back of the frame (distinction vs Zhang Napo loom)</text:p>
          </table:table-cell>
          <table:table-cell office:value-type="string" table:style-name="ce33">
            <text:p>x</text:p>
          </table:table-cell>
          <table:table-cell table:number-columns-repeated="15" table:style-name="ce33"/>
          <table:table-cell office:value-type="string" table:style-name="ce33">
            <text:p>x</text:p>
          </table:table-cell>
          <table:table-cell table:style-name="ce33"/>
          <table:table-cell office:value-type="string" table:style-name="ce33">
            <text:p>square-ish beam</text:p>
          </table:table-cell>
          <table:table-cell table:style-name="ce33"/>
          <table:table-cell office:value-type="string" table:style-name="ce33">
            <text:p>4-spokes</text:p>
          </table:table-cell>
          <table:table-cell office:value-type="string" table:style-name="ce33">
            <text:p>x</text:p>
          </table:table-cell>
          <table:table-cell table:style-name="ce33"/>
          <table:table-cell office:value-type="string" table:style-name="ce33">
            <text:p>padded with sections of bamboo</text:p>
          </table:table-cell>
          <table:table-cell table:number-columns-repeated="6"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number-columns-repeated="7" table:style-name="ce33"/>
          <table:table-cell office:value-type="string" table:style-name="ce33">
            <text:p>x</text:p>
          </table:table-cell>
          <table:table-cell table:style-name="ce33"/>
          <table:table-cell office:value-type="string" table:style-name="ce33">
            <text:p>x</text:p>
          </table:table-cell>
          <table:table-cell table:number-columns-repeated="3" table:style-name="ce33"/>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x</text:p>
          </table:table-cell>
          <table:table-cell table:number-columns-repeated="4" table:style-name="ce33"/>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Single narrow rod on top of main rod, not sure if there is one underneath as well</text:p>
          </table:table-cell>
          <table:table-cell table:style-name="ce33"/>
          <table:table-cell office:value-type="string" table:style-name="ce33">
            <text:p>x</text:p>
          </table:table-cell>
          <table:table-cell table:number-columns-repeated="3" table:style-name="ce33"/>
          <table:table-cell office:value-type="string" table:style-name="ce33">
            <text:p>wood treadle</text:p>
          </table:table-cell>
          <table:table-cell table:number-columns-repeated="8" table:style-name="ce33"/>
          <table:table-cell office:value-type="string" table:style-name="ce33">
            <text:p>long treadle at right angles to warp</text:p>
          </table:table-cell>
          <table:table-cell table:number-columns-repeated="10" table:style-name="ce33"/>
          <table:table-cell office:value-type="string" table:style-name="ce33">
            <text:p>Two pairs of fish-shaped rocker bars linked together with cords, supporting heddle. Warp depression bar is linked to middle rocker (floating) and is pulled down when the heddle is pulled up.</text:p>
          </table:table-cell>
          <table:table-cell office:value-type="string" table:style-name="ce33">
            <text:p>x</text:p>
          </table:table-cell>
          <table:table-cell table:style-name="ce33"/>
          <table:table-cell office:value-type="string" table:style-name="ce33">
            <text:p>Larg cylindrical shed stick, as well as very large shed opening maintained by a rod fixed to the frame, below the warp beam. Only one warp layer interacts with pattern cords (?)</text:p>
          </table:table-cell>
          <table:table-cell office:value-type="string" table:style-name="ce33">
            <text:p>x</text:p>
          </table:table-cell>
          <table:table-cell table:number-columns-repeated="4" table:style-name="ce33"/>
          <table:table-cell office:value-type="string" table:style-name="ce33">
            <text:p>bar below warp beam</text:p>
          </table:table-cell>
          <table:table-cell table:number-columns-repeated="2" table:style-name="ce33"/>
          <table:table-cell office:value-type="string" table:style-name="ce33">
            <text:p>bar attached to rockers, moves with treadle</text:p>
          </table:table-cell>
          <table:table-cell table:number-columns-repeated="3" table:style-name="ce33"/>
          <table:table-cell office:value-type="string" table:style-name="ce33">
            <text:p>Piece of cut bamboo, tapering to a point at one end</text:p>
          </table:table-cell>
          <table:table-cell table:number-columns-repeated="4" table:style-name="ce33"/>
          <table:table-cell office:value-type="string" table:style-name="ce33">
            <text:p>x</text:p>
          </table:table-cell>
          <table:table-cell office:value-type="string" table:style-name="ce33">
            <text:p>x</text:p>
          </table:table-cell>
          <table:table-cell office:value-type="string" table:style-name="ce33">
            <text:p>?</text:p>
          </table:table-cell>
          <table:table-cell office:value-type="string" table:style-name="ce33">
            <text:p>x</text:p>
          </table:table-cell>
          <table:table-cell table:style-name="ce33"/>
          <table:table-cell office:value-type="string" table:style-name="ce33">
            <text:p>Reed hangs loose in warp (not suspended)</text:p>
          </table:table-cell>
          <table:table-cell table:number-columns-repeated="2" table:style-name="ce33"/>
          <table:table-cell office:value-type="string" table:style-name="ce33">
            <text:p>x</text:p>
          </table:table-cell>
          <table:table-cell table:number-columns-repeated="7"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medium length, boat-shaped</text:p>
          </table:table-cell>
          <table:table-cell table:number-columns-repeated="29" table:style-name="ce33"/>
          <table:table-cell office:value-type="string" table:style-name="ce33">
            <text:p>Cylindrical system above warp</text:p>
          </table:table-cell>
          <table:table-cell office:value-type="string" table:style-name="ce33">
            <text:p>x</text:p>
          </table:table-cell>
          <table:table-cell office:value-type="string" table:style-name="ce33">
            <text:p><text:s/>bamboo blade probably used for this purpose (also for tamping-in weft?)</text:p>
          </table:table-cell>
          <table:table-cell table:number-columns-repeated="2" table:style-name="ce33"/>
          <table:table-cell office:value-type="string" table:style-name="ce33">
            <text:p>x</text:p>
          </table:table-cell>
          <table:table-cell table:number-columns-repeated="2" table:style-name="ce33"/>
          <table:table-cell office:value-type="string" table:style-name="ce33">
            <text:p>Despite appearance of being attached to a rocker, the pattern system is fixed and does not move. Support arrangements variable and ad hoc</text:p>
          </table:table-cell>
          <table:table-cell table:number-columns-repeated="4" table:style-name="ce33"/>
          <table:table-cell office:value-type="string" table:style-name="ce33">
            <text:p>around cylinder</text:p>
          </table:table-cell>
          <table:table-cell office:value-type="string" table:style-name="ce33">
            <text:p>x</text:p>
          </table:table-cell>
          <table:table-cell table:number-columns-repeated="8" table:style-name="ce33"/>
          <table:table-cell office:value-type="string" table:style-name="ce33">
            <text:p>Tube In center, also acts as suspension point for the whole assembly, sticks are around the drum</text:p>
          </table:table-cell>
          <table:table-cell office:value-type="string" table:style-name="ce33">
            <text:p>large tube</text:p>
          </table:table-cell>
          <table:table-cell office:value-type="string" table:style-name="ce33">
            <text:p>x</text:p>
          </table:table-cell>
          <table:table-cell table:number-columns-repeated="4" table:style-name="ce33"/>
          <table:table-cell table:number-columns-repeated="16139"/>
        </table:table-row>
        <table:table-row table:style-name="ro5">
          <table:table-cell/>
          <table:table-cell office:value-type="string" table:style-name="ce3">
            <text:p>NungAn</text:p>
          </table:table-cell>
          <table:table-cell office:value-type="string" table:style-name="ce39">
            <text:p>TcCaoBanTai</text:p>
          </table:table-cell>
          <table:table-cell office:value-type="string" table:style-name="ce5">
            <text:p>BFSRH</text:p>
          </table:table-cell>
          <table:table-cell table:style-name="ce5"/>
          <table:table-cell office:value-type="string" table:style-name="ce3">
            <text:p>Vietnam</text:p>
          </table:table-cell>
          <table:table-cell office:value-type="string" table:style-name="ce3">
            <text:p>Northeast Vietnam</text:p>
          </table:table-cell>
          <table:table-cell table:number-columns-repeated="3" table:style-name="ce40"/>
          <table:table-cell table:number-columns-repeated="3" table:style-name="ce41"/>
          <table:table-cell table:number-columns-repeated="10" table:style-name="ce40"/>
          <table:table-cell table:style-name="ce41"/>
          <table:table-cell table:number-columns-repeated="2" table:style-name="ce40"/>
          <table:table-cell office:value-type="string" table:style-name="ce3">
            <text:p>Howard 2002 p13, various photos online. Howard 2002 p12 shows a photo of an identical-looking loom of the Nung Phan Sinh, Tam Ren village, Hoa Cu commune, Lao Loc district, Lang Son province.</text:p>
          </table:table-cell>
          <table:table-cell office:value-type="float" office:value="22.638000000000002" table:style-name="ce33">
            <text:p>22,638</text:p>
          </table:table-cell>
          <table:table-cell office:value-type="float" office:value="106.261" table:style-name="ce33">
            <text:p>106,261</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round beam, sits in a cleft in the rising support beams</text:p>
          </table:table-cell>
          <table:table-cell office:value-type="string" table:style-name="ce33">
            <text:p>x</text:p>
          </table:table-cell>
          <table:table-cell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pronounced slope</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style-name="ce33"/>
          <table:table-cell office:value-type="string" table:style-name="ce33">
            <text:p>short rockers</text:p>
          </table:table-cell>
          <table:table-cell table:number-columns-repeated="3" table:style-name="ce33"/>
          <table:table-cell office:value-type="string" table:style-name="ce33">
            <text:p>x</text:p>
          </table:table-cell>
          <table:table-cell office:value-type="string" table:style-name="ce33">
            <text:p>in some versions these bars are connected to the pillars at the back of the loom, in other versions they continue down to the horizontal members of the loom. Functionality is the same in each case</text:p>
          </table:table-cell>
          <table:table-cell office:value-type="string" table:style-name="ce33">
            <text:p>x</text:p>
          </table:table-cell>
          <table:table-cell table:number-columns-repeated="15"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4-spokes</text:p>
          </table:table-cell>
          <table:table-cell office:value-type="string" table:style-name="ce33">
            <text:p>x</text:p>
          </table:table-cell>
          <table:table-cell table:style-name="ce33"/>
          <table:table-cell office:value-type="string" table:style-name="ce33">
            <text:p>very neatly padded with flat sticks stacked on top of one another in 4 groups</text:p>
          </table:table-cell>
          <table:table-cell table:number-columns-repeated="7" table:style-name="ce33"/>
          <table:table-cell office:value-type="string" table:style-name="ce33">
            <text:p>x</text:p>
          </table:table-cell>
          <table:table-cell table:style-name="ce33"/>
          <table:table-cell office:value-type="string" table:style-name="ce33">
            <text:p>?</text:p>
          </table:table-cell>
          <table:table-cell table:number-columns-repeated="7" table:style-name="ce33"/>
          <table:table-cell office:value-type="string" table:style-name="ce33">
            <text:p>x</text:p>
          </table:table-cell>
          <table:table-cell table:style-name="ce33"/>
          <table:table-cell office:value-type="string" table:style-name="ce33">
            <text:p>x</text:p>
          </table:table-cell>
          <table:table-cell table:number-columns-repeated="3" table:style-name="ce33"/>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x</text:p>
          </table:table-cell>
          <table:table-cell table:number-columns-repeated="4" table:style-name="ce33"/>
          <table:table-cell office:value-type="string" table:style-name="ce33">
            <text:p>x</text:p>
          </table:table-cell>
          <table:table-cell office:value-type="string" table:style-name="ce33">
            <text:p>?</text:p>
          </table:table-cell>
          <table:table-cell table:number-columns-repeated="3" table:style-name="ce33"/>
          <table:table-cell office:value-type="string" table:style-name="ce33">
            <text:p>seems identical to Zhuang Napo arrangement (3 rods)</text:p>
          </table:table-cell>
          <table:table-cell table:style-name="ce33"/>
          <table:table-cell office:value-type="string" table:style-name="ce33">
            <text:p>x</text:p>
          </table:table-cell>
          <table:table-cell table:number-columns-repeated="3" table:style-name="ce33"/>
          <table:table-cell office:value-type="string" table:style-name="ce33">
            <text:p>x</text:p>
          </table:table-cell>
          <table:table-cell table:number-columns-repeated="8" table:style-name="ce33"/>
          <table:table-cell office:value-type="string" table:style-name="ce33">
            <text:p>x</text:p>
          </table:table-cell>
          <table:table-cell table:number-columns-repeated="10"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Very large shed opening is maintained with a rod fixed to the frame, below the warp beam.</text:p>
          </table:table-cell>
          <table:table-cell table:number-columns-repeated="5" table:style-name="ce33"/>
          <table:table-cell office:value-type="string" table:style-name="ce33">
            <text:p>bar below warp beam</text:p>
          </table:table-cell>
          <table:table-cell table:number-columns-repeated="2" table:style-name="ce33"/>
          <table:table-cell office:value-type="string" table:style-name="ce33">
            <text:p>x</text:p>
          </table:table-cell>
          <table:table-cell table:number-columns-repeated="3" table:style-name="ce33"/>
          <table:table-cell office:value-type="string" table:style-name="ce33">
            <text:p>?</text:p>
          </table:table-cell>
          <table:table-cell table:number-columns-repeated="3" table:style-name="ce33"/>
          <table:table-cell office:value-type="string" table:style-name="ce33">
            <text:p>?</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as for Zhuang Napo loom</text:p>
          </table:table-cell>
          <table:table-cell table:number-columns-repeated="2" table:style-name="ce33"/>
          <table:table-cell office:value-type="string" table:style-name="ce33">
            <text:p>x</text:p>
          </table:table-cell>
          <table:table-cell office:value-type="string" table:style-name="ce33">
            <text:p>x</text:p>
          </table:table-cell>
          <table:table-cell office:value-type="string" table:style-name="ce33">
            <text:p>cords</text:p>
          </table:table-cell>
          <table:table-cell table:style-name="ce33"/>
          <table:table-cell office:value-type="string" table:style-name="ce33">
            <text:p>two long flexible sticks</text:p>
          </table:table-cell>
          <table:table-cell table:number-columns-repeated="3"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text:p>
          </table:table-cell>
          <table:table-cell table:style-name="ce33"/>
          <table:table-cell office:value-type="string" table:style-name="ce33">
            <text:p>?</text:p>
          </table:table-cell>
          <table:table-cell table:number-columns-repeated="57" table:style-name="ce33"/>
          <table:table-cell table:number-columns-repeated="16139"/>
        </table:table-row>
        <table:table-row table:style-name="ro6">
          <table:table-cell/>
          <table:table-cell office:value-type="string" table:style-name="ce3">
            <text:p>DongTongdao</text:p>
          </table:table-cell>
          <table:table-cell office:value-type="string" table:style-name="ce39">
            <text:p>KsKamLP</text:p>
          </table:table-cell>
          <table:table-cell office:value-type="string" table:style-name="ce5">
            <text:p>BFYRH</text:p>
          </table:table-cell>
          <table:table-cell office:value-type="string" table:style-name="ce5">
            <text:p>yes</text:p>
          </table:table-cell>
          <table:table-cell office:value-type="string" table:style-name="ce3">
            <text:p>China</text:p>
          </table:table-cell>
          <table:table-cell office:value-type="string" table:style-name="ce3">
            <text:p>W Hunan, Tongdao county</text:p>
          </table:table-cell>
          <table:table-cell table:number-columns-repeated="3" table:style-name="ce40"/>
          <table:table-cell table:number-columns-repeated="3" table:style-name="ce41"/>
          <table:table-cell table:number-columns-repeated="10" table:style-name="ce40"/>
          <table:table-cell table:style-name="ce41"/>
          <table:table-cell table:number-columns-repeated="2" table:style-name="ce40"/>
          <table:table-cell office:value-type="string" table:style-name="ce3">
            <text:p>Buckley and Boudot 2016, p261</text:p>
          </table:table-cell>
          <table:table-cell office:value-type="float" office:value="26.1876" table:style-name="ce34">
            <text:p>26,1876</text:p>
          </table:table-cell>
          <table:table-cell office:value-type="float" office:value="109.50790000000001" table:style-name="ce34">
            <text:p>109,5079</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gok ya</text:p>
          </table:table-cell>
          <table:table-cell table:number-columns-repeated="2" table:style-name="ce33"/>
          <table:table-cell office:value-type="string" table:style-name="ce33">
            <text:p>gao da <text:s/>Heavy paddle-shaped beam</text:p>
          </table:table-cell>
          <table:table-cell office:value-type="string" table:style-name="ce33">
            <text:p>ban you</text:p>
          </table:table-cell>
          <table:table-cell table:style-name="ce33"/>
          <table:table-cell office:value-type="string" table:style-name="ce33">
            <text:p>sloping</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H-frame, but the two sets of rockers for heddles are placed further back on a second pair of pillar-supports</text:p>
          </table:table-cell>
          <table:table-cell table:style-name="ce33"/>
          <table:table-cell office:value-type="string" table:style-name="ce33">
            <text:p>groundweave and pattern heddle rocker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x</text:p>
          </table:table-cell>
          <table:table-cell table:number-columns-repeated="14" table:style-name="ce33"/>
          <table:table-cell office:value-type="string" table:style-name="ce33">
            <text:p>x</text:p>
          </table:table-cell>
          <table:table-cell table:number-columns-repeated="2" table:style-name="ce33"/>
          <table:table-cell office:value-type="string" table:style-name="ce33">
            <text:p>x</text:p>
          </table:table-cell>
          <table:table-cell table:number-columns-repeated="3" table:style-name="ce33"/>
          <table:table-cell office:value-type="string" table:style-name="ce33">
            <text:p>thin bamboo sticks</text:p>
          </table:table-cell>
          <table:table-cell table:number-columns-repeated="6" table:style-name="ce33"/>
          <table:table-cell office:value-type="string" table:style-name="ce33">
            <text:p>x</text:p>
          </table:table-cell>
          <table:table-cell table:style-name="ce33"/>
          <table:table-cell office:value-type="string" table:style-name="ce33">
            <text:p>x</text:p>
          </table:table-cell>
          <table:table-cell table:number-columns-repeated="4" table:style-name="ce33"/>
          <table:table-cell office:value-type="string" table:style-name="ce33">
            <text:p>stick-and-groove</text:p>
          </table:table-cell>
          <table:table-cell office:value-type="string" table:style-name="ce33">
            <text:p>2-forked ends</text:p>
          </table:table-cell>
          <table:table-cell office:value-type="string" table:style-name="ce33">
            <text:p>x</text:p>
          </table:table-cell>
          <table:table-cell table:number-columns-repeated="3" table:style-name="ce33"/>
          <table:table-cell office:value-type="string" table:style-name="ce33">
            <text:p>x</text:p>
          </table:table-cell>
          <table:table-cell table:number-columns-repeated="3" table:style-name="ce33"/>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gao</text:p>
          </table:table-cell>
          <table:table-cell table:number-columns-repeated="4" table:style-name="ce33"/>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two small rods on top of large rod</text:p>
          </table:table-cell>
          <table:table-cell table:style-name="ce33"/>
          <table:table-cell office:value-type="string" table:style-name="ce33">
            <text:p>x</text:p>
          </table:table-cell>
          <table:table-cell table:number-columns-repeated="3" table:style-name="ce33"/>
          <table:table-cell office:value-type="string" table:style-name="ce33">
            <text:p>single loop around weaver's foot attached to cord</text:p>
          </table:table-cell>
          <table:table-cell office:value-type="string" table:style-name="ce33">
            <text:p>2 sticks (ga meou) joined in V shape on pivot</text:p>
          </table:table-cell>
          <table:table-cell table:style-name="ce33"/>
          <table:table-cell office:value-type="string" table:style-name="ce33">
            <text:p>x</text:p>
          </table:table-cell>
          <table:table-cell office:value-type="string" table:style-name="ce33">
            <text:p>x</text:p>
          </table:table-cell>
          <table:table-cell table:number-columns-repeated="18" table:style-name="ce33"/>
          <table:table-cell office:value-type="string" table:style-name="ce33">
            <text:p>mei kong <text:s/>Two bamboo slats joined by cross-pieces</text:p>
          </table:table-cell>
          <table:table-cell table:style-name="ce33"/>
          <table:table-cell office:value-type="string" table:style-name="ce33">
            <text:p>x</text:p>
          </table:table-cell>
          <table:table-cell table:style-name="ce33"/>
          <table:table-cell office:value-type="string" table:style-name="ce33">
            <text:p>Type</text:p>
          </table:table-cell>
          <table:table-cell table:number-columns-repeated="4" table:style-name="ce33"/>
          <table:table-cell office:value-type="string" table:style-name="ce33">
            <text:p>Bar fixed to loom, located between heddle and shed stick</text:p>
          </table:table-cell>
          <table:table-cell table:style-name="ce33"/>
          <table:table-cell office:value-type="string" table:style-name="ce33">
            <text:p>type</text:p>
          </table:table-cell>
          <table:table-cell table:style-name="ce33"/>
          <table:table-cell office:value-type="string" table:style-name="ce33">
            <text:p>beater-shuttle</text:p>
          </table:table-cell>
          <table:table-cell table:number-columns-repeated="3" table:style-name="ce33"/>
          <table:table-cell office:value-type="string" table:style-name="ce33">
            <text:p>main beating implement</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ngo</text:p>
          </table:table-cell>
          <table:table-cell table:style-name="ce33"/>
          <table:table-cell office:value-type="string" table:style-name="ce33">
            <text:p>x</text:p>
          </table:table-cell>
          <table:table-cell table:number-columns-repeated="7" table:style-name="ce33"/>
          <table:table-cell office:value-type="string" table:style-name="ce33">
            <text:p>discontinuous supplementary wefts</text:p>
          </table:table-cell>
          <table:table-cell office:value-type="string" table:style-name="ce33">
            <text:p>x</text:p>
          </table:table-cell>
          <table:table-cell office:value-type="string" table:style-name="ce33">
            <text:p>x</text:p>
          </table:table-cell>
          <table:table-cell table:number-columns-repeated="4" table:style-name="ce33"/>
          <table:table-cell office:value-type="string" table:style-name="ce33">
            <text:p>mei da <text:s/>Two wooden beater shuttles used, one for ground weft and one for continuous supplementary weft</text:p>
          </table:table-cell>
          <table:table-cell table:style-name="ce33"/>
          <table:table-cell office:value-type="string" table:style-name="ce33">
            <text:p>Copper hook used to pickup discontinuous supplementary weft sheds</text:p>
          </table:table-cell>
          <table:table-cell table:style-name="ce33"/>
          <table:table-cell office:value-type="string" table:style-name="ce33">
            <text:p>x</text:p>
          </table:table-cell>
          <table:table-cell table:number-columns-repeated="23" table:style-name="ce33"/>
          <table:table-cell office:value-type="string" table:style-name="ce33">
            <text:p>mei ling <text:s/>Set of pattern sticks in a roll supported by a heddle rocker, nothing in the center. Adds continous supplementary wefts. Pattern rod system rotates first in one direction, then back again to make two symmetrical halves of the design.</text:p>
          </table:table-cell>
          <table:table-cell table:style-name="ce33"/>
          <table:table-cell office:value-type="string" table:style-name="ce33">
            <text:p>flat bamboo stick with pointed end</text:p>
          </table:table-cell>
          <table:table-cell table:number-columns-repeated="2" table:style-name="ce33"/>
          <table:table-cell office:value-type="string" table:style-name="ce33">
            <text:p>x</text:p>
          </table:table-cell>
          <table:table-cell table:style-name="ce33"/>
          <table:table-cell office:value-type="string" table:style-name="ce33">
            <text:p>single rod, supported by rocker system</text:p>
          </table:table-cell>
          <table:table-cell table:number-columns-repeated="3" table:style-name="ce33"/>
          <table:table-cell office:value-type="string" table:style-name="ce33">
            <text:p>type</text:p>
          </table:table-cell>
          <table:table-cell table:style-name="ce33"/>
          <table:table-cell office:value-type="string" table:style-name="ce33">
            <text:p>x</text:p>
          </table:table-cell>
          <table:table-cell office:value-type="string" table:style-name="ce33">
            <text:p>no center rod or divider within the pattern sticks</text:p>
          </table:table-cell>
          <table:table-cell table:number-columns-repeated="4" table:style-name="ce33"/>
          <table:table-cell office:value-type="string" table:style-name="ce33">
            <text:p>x</text:p>
          </table:table-cell>
          <table:table-cell table:style-name="ce33"/>
          <table:table-cell office:value-type="string" table:style-name="ce33">
            <text:p>Type <text:s/>System is same as for raising ground-weave heddle, both heddles are attached to the same pair of uprights and are pulled via two foot-loops</text:p>
          </table:table-cell>
          <table:table-cell table:style-name="ce33"/>
          <table:table-cell office:value-type="string" table:style-name="ce33">
            <text:p>Small diameter bamboo tube, hangs down near warp</text:p>
          </table:table-cell>
          <table:table-cell office:value-type="string" table:style-name="ce33">
            <text:p>small bamboo rod</text:p>
          </table:table-cell>
          <table:table-cell table:number-columns-repeated="5" table:style-name="ce33"/>
          <table:table-cell table:number-columns-repeated="16139"/>
        </table:table-row>
        <table:table-row table:style-name="ro6">
          <table:table-cell/>
          <table:table-cell office:value-type="string" table:style-name="ce3">
            <text:p>MiaoZhaoxing</text:p>
          </table:table-cell>
          <table:table-cell office:value-type="string" table:style-name="ce39">
            <text:p>KsKamRJ</text:p>
          </table:table-cell>
          <table:table-cell office:value-type="string" table:style-name="ce5">
            <text:p>FCB unique type</text:p>
          </table:table-cell>
          <table:table-cell table:style-name="ce5"/>
          <table:table-cell office:value-type="string" table:style-name="ce3">
            <text:p>China</text:p>
          </table:table-cell>
          <table:table-cell office:value-type="string" table:style-name="ce3">
            <text:p>Guizhou, Liping county</text:p>
          </table:table-cell>
          <table:table-cell table:number-columns-repeated="3" table:style-name="ce40"/>
          <table:table-cell table:number-columns-repeated="3" table:style-name="ce41"/>
          <table:table-cell table:number-columns-repeated="10" table:style-name="ce40"/>
          <table:table-cell table:style-name="ce41"/>
          <table:table-cell table:number-columns-repeated="2" table:style-name="ce40"/>
          <table:table-cell office:value-type="string" table:style-name="ce3">
            <text:p>Buckley and Boudot 2016, p79</text:p>
          </table:table-cell>
          <table:table-cell office:value-type="float" office:value="25.923999999999999" table:style-name="ce34">
            <text:p>25,9240</text:p>
          </table:table-cell>
          <table:table-cell office:value-type="float" office:value="109.15300000000001" table:style-name="ce34">
            <text:p>109,1530</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Round cloth beam, set in frame. Cloth beam tension maintained with peg-and-notch system.</text:p>
          </table:table-cell>
          <table:table-cell office:value-type="string" table:style-name="ce33">
            <text:p>x</text:p>
          </table:table-cell>
          <table:table-cell table:style-name="ce33"/>
          <table:table-cell office:value-type="string" table:style-name="ce33">
            <text:p>mei song <text:s/>Round with two spokes</text:p>
          </table:table-cell>
          <table:table-cell table:number-columns-repeated="2"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slight slope</text:p>
          </table:table-cell>
          <table:table-cell office:value-type="string" table:style-name="ce33">
            <text:p>steeply canted toward the weaver</text:p>
          </table:table-cell>
          <table:table-cell office:value-type="string" table:style-name="ce33">
            <text:p>x</text:p>
          </table:table-cell>
          <table:table-cell table:style-name="ce33"/>
          <table:table-cell office:value-type="string" table:style-name="ce33">
            <text:p>x</text:p>
          </table:table-cell>
          <table:table-cell table:style-name="ce33"/>
          <table:table-cell office:value-type="string" table:style-name="ce33">
            <text:p>support a pair of short rockers above, and (unusually) a rocker below attached to a warp depression bar, operated by a second treadle</text:p>
          </table:table-cell>
          <table:table-cell table:number-columns-repeated="3" table:style-name="ce33"/>
          <table:table-cell office:value-type="string" table:style-name="ce33">
            <text:p>supported on a ledge created by a pair of horizontal bars attached to the H-frame, which also hold a warp deflection rod</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number-columns-repeated="8" table:style-name="ce33"/>
          <table:table-cell office:value-type="string" table:style-name="ce33">
            <text:p>set in holes cut in two pillars, beam rotation is stopped with a peg that fits into holes cut in the beam near to one of the pillars</text:p>
          </table:table-cell>
          <table:table-cell table:number-columns-repeated="4"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2 spokes</text:p>
          </table:table-cell>
          <table:table-cell office:value-type="string" table:style-name="ce33">
            <text:p>x</text:p>
          </table:table-cell>
          <table:table-cell table:style-name="ce33"/>
          <table:table-cell office:value-type="string" table:style-name="ce33">
            <text:p>x</text:p>
          </table:table-cell>
          <table:table-cell table:number-columns-repeated="6" table:style-name="ce33"/>
          <table:table-cell office:value-type="string" table:style-name="ce33">
            <text:p>solid, round wooden rod</text:p>
          </table:table-cell>
          <table:table-cell table:style-name="ce33"/>
          <table:table-cell office:value-type="string" table:style-name="ce33">
            <text:p>x</text:p>
          </table:table-cell>
          <table:table-cell table:number-columns-repeated="4" table:style-name="ce33"/>
          <table:table-cell office:value-type="string" table:style-name="ce33">
            <text:p>stick-and-groove</text:p>
          </table:table-cell>
          <table:table-cell table:number-columns-repeated="5" table:style-name="ce33"/>
          <table:table-cell office:value-type="string" table:style-name="ce33">
            <text:p>x</text:p>
          </table:table-cell>
          <table:table-cell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gao</text:p>
          </table:table-cell>
          <table:table-cell table:number-columns-repeated="4" table:style-name="ce33"/>
          <table:table-cell office:value-type="string" table:style-name="ce33">
            <text:p>x</text:p>
          </table:table-cell>
          <table:table-cell office:value-type="string" table:style-name="ce33">
            <text:p>heddle is wound over a pair of rods</text:p>
          </table:table-cell>
          <table:table-cell table:number-columns-repeated="3" table:style-name="ce33"/>
          <table:table-cell office:value-type="string" table:style-name="ce33">
            <text:p>two rods, upper is smaller</text:p>
          </table:table-cell>
          <table:table-cell table:style-name="ce33"/>
          <table:table-cell office:value-type="string" table:style-name="ce33">
            <text:p>x</text:p>
          </table:table-cell>
          <table:table-cell table:number-columns-repeated="3" table:style-name="ce33"/>
          <table:table-cell office:value-type="string" table:style-name="ce33">
            <text:p>long wood treadles</text:p>
          </table:table-cell>
          <table:table-cell office:value-type="string" table:style-name="ce33">
            <text:p>3 sticks joined on pivot rod</text:p>
          </table:table-cell>
          <table:table-cell table:number-columns-repeated="3" table:style-name="ce33"/>
          <table:table-cell office:value-type="string" table:style-name="ce33">
            <text:p>x</text:p>
          </table:table-cell>
          <table:table-cell table:style-name="ce33"/>
          <table:table-cell office:value-type="string" table:style-name="ce33">
            <text:p>x</text:p>
          </table:table-cell>
          <table:table-cell table:number-columns-repeated="15" table:style-name="ce33"/>
          <table:table-cell office:value-type="string" table:style-name="ce33">
            <text:p>Narrow rod, with treadle-operated opening mechanism</text:p>
          </table:table-cell>
          <table:table-cell table:number-columns-repeated="6" table:style-name="ce33"/>
          <table:table-cell office:value-type="string" table:style-name="ce33">
            <text:p>Type: <text:s/>shed stick is attached to two cords, which are fixed to two prongs on a rocker bar near the base of the H-frame</text:p>
          </table:table-cell>
          <table:table-cell office:value-type="string" table:style-name="ce33">
            <text:p>Type: <text:s/>rocker bar is attached to foot treadle</text:p>
          </table:table-cell>
          <table:table-cell office:value-type="string" table:style-name="ce33">
            <text:p>Bar fixed to loom, goes across top of the warp just behind the shed stick. The position of this stick can be changed depending on the type of fabric being woven.</text:p>
          </table:table-cell>
          <table:table-cell table:style-name="ce33"/>
          <table:table-cell office:value-type="string" table:style-name="ce33">
            <text:p>2 positions</text:p>
          </table:table-cell>
          <table:table-cell table:style-name="ce33"/>
          <table:table-cell office:value-type="string" table:style-name="ce33">
            <text:p>mei da</text:p>
          </table:table-cell>
          <table:table-cell table:number-columns-repeated="3" table:style-name="ce33"/>
          <table:table-cell office:value-type="string" table:style-name="ce33">
            <text:p>main beating implement</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ngo</text:p>
          </table:table-cell>
          <table:table-cell office:value-type="string" table:style-name="ce33">
            <text:p>x</text:p>
          </table:table-cell>
          <table:table-cell table:number-columns-repeated="7" table:style-name="ce33"/>
          <table:table-cell office:value-type="string" table:style-name="ce33">
            <text:p>ground wefts and continuous supplementary wefts inserted by hand (the end of the beater is used to pull weft through the shed)</text:p>
          </table:table-cell>
          <table:table-cell office:value-type="string" table:style-name="ce33">
            <text:p>bi qiu/ be tieo <text:s/>used for discontinuous supplememtary wefts</text:p>
          </table:table-cell>
          <table:table-cell table:number-columns-repeated="6" table:style-name="ce33"/>
          <table:table-cell office:value-type="string" table:style-name="ce33">
            <text:p>arguably this is a type of beater-shuttle, since the end of the shuttle is used to pull the pre-cut lengths of weft through the shed</text:p>
          </table:table-cell>
          <table:table-cell table:style-name="ce33"/>
          <table:table-cell office:value-type="string" table:style-name="ce33">
            <text:p>Copper hook used to pickup discontinuous supplementary weft sheds</text:p>
          </table:table-cell>
          <table:table-cell table:style-name="ce33"/>
          <table:table-cell office:value-type="string" table:style-name="ce33">
            <text:p>x</text:p>
          </table:table-cell>
          <table:table-cell table:number-columns-repeated="53" table:style-name="ce33"/>
          <table:table-cell table:number-columns-repeated="16139"/>
        </table:table-row>
        <table:table-row table:style-name="ro11">
          <table:table-cell/>
          <table:table-cell office:value-type="string" table:style-name="ce3">
            <text:p>MaonanHechi</text:p>
          </table:table-cell>
          <table:table-cell office:value-type="string" table:style-name="ce39">
            <text:p>KsMaonan</text:p>
          </table:table-cell>
          <table:table-cell office:value-type="string" table:style-name="ce5">
            <text:p>BFYRH</text:p>
          </table:table-cell>
          <table:table-cell office:value-type="string" table:style-name="ce5">
            <text:p>yes</text:p>
          </table:table-cell>
          <table:table-cell office:value-type="string" table:style-name="ce3">
            <text:p>China</text:p>
          </table:table-cell>
          <table:table-cell office:value-type="string" table:style-name="ce3">
            <text:p>Guangxi, Huanjiang</text:p>
          </table:table-cell>
          <table:table-cell table:number-columns-repeated="3" table:style-name="ce40"/>
          <table:table-cell table:number-columns-repeated="3" table:style-name="ce41"/>
          <table:table-cell table:number-columns-repeated="10" table:style-name="ce40"/>
          <table:table-cell table:style-name="ce41"/>
          <table:table-cell table:number-columns-repeated="2" table:style-name="ce40"/>
          <table:table-cell office:value-type="string" table:style-name="ce3">
            <text:p>Buckley and Boudot 2016, p295</text:p>
          </table:table-cell>
          <table:table-cell office:value-type="float" office:value="24.888999999999999" table:style-name="ce34">
            <text:p>24,8890</text:p>
          </table:table-cell>
          <table:table-cell office:value-type="float" office:value="108.136" table:style-name="ce34">
            <text:p>108,1360</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bap bit, bamboo</text:p>
          </table:table-cell>
          <table:table-cell table:number-columns-repeated="2" table:style-name="ce33"/>
          <table:table-cell office:value-type="string" table:style-name="ce33">
            <text:p>na <text:s/>Heavy paddle-shaped beam</text:p>
          </table:table-cell>
          <table:table-cell office:value-type="string" table:style-name="ce33">
            <text:p>x</text:p>
          </table:table-cell>
          <table:table-cell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slightly canted towards weaver</text:p>
          </table:table-cell>
          <table:table-cell office:value-type="string" table:style-name="ce33">
            <text:p>x</text:p>
          </table:table-cell>
          <table:table-cell table:style-name="ce33"/>
          <table:table-cell office:value-type="string" table:style-name="ce33">
            <text:p>H-frame with two sets of rockers for heddles</text:p>
          </table:table-cell>
          <table:table-cell table:style-name="ce33"/>
          <table:table-cell office:value-type="string" table:style-name="ce33">
            <text:p>groundweave and pattern heddle rockers</text:p>
          </table:table-cell>
          <table:table-cell table:number-columns-repeated="3" table:style-name="ce33"/>
          <table:table-cell office:value-type="string" table:style-name="ce33">
            <text:p>x</text:p>
          </table:table-cell>
          <table:table-cell table:number-columns-repeated="2" table:style-name="ce33"/>
          <table:table-cell office:value-type="string" table:style-name="ce33">
            <text:p>x</text:p>
          </table:table-cell>
          <table:table-cell table:number-columns-repeated="14" table:style-name="ce33"/>
          <table:table-cell office:value-type="string" table:style-name="ce33">
            <text:p>x</text:p>
          </table:table-cell>
          <table:table-cell table:number-columns-repeated="2" table:style-name="ce33"/>
          <table:table-cell office:value-type="string" table:style-name="ce33">
            <text:p>x</text:p>
          </table:table-cell>
          <table:table-cell table:number-columns-repeated="3" table:style-name="ce33"/>
          <table:table-cell office:value-type="string" table:style-name="ce33">
            <text:p>x</text:p>
          </table:table-cell>
          <table:table-cell table:number-columns-repeated="6" table:style-name="ce33"/>
          <table:table-cell office:value-type="string" table:style-name="ce33">
            <text:p>x</text:p>
          </table:table-cell>
          <table:table-cell table:style-name="ce33"/>
          <table:table-cell office:value-type="string" table:style-name="ce33">
            <text:p>x</text:p>
          </table:table-cell>
          <table:table-cell table:number-columns-repeated="4" table:style-name="ce33"/>
          <table:table-cell office:value-type="string" table:style-name="ce33">
            <text:p>stick-and-groove</text:p>
          </table:table-cell>
          <table:table-cell office:value-type="string" table:style-name="ce33">
            <text:p>2-forked ends</text:p>
          </table:table-cell>
          <table:table-cell office:value-type="string" table:style-name="ce33">
            <text:p>x</text:p>
          </table:table-cell>
          <table:table-cell table:number-columns-repeated="3" table:style-name="ce33"/>
          <table:table-cell office:value-type="string" table:style-name="ce33">
            <text:p>x</text:p>
          </table:table-cell>
          <table:table-cell table:number-columns-repeated="3" table:style-name="ce33"/>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gao <text:s/>Heddle is wound around two similarly sized rods</text:p>
          </table:table-cell>
          <table:table-cell table:number-columns-repeated="7" table:style-name="ce33"/>
          <table:table-cell office:value-type="string" table:style-name="ce33">
            <text:p>short lengths of thread with a few loops in (Hechi) or individual loops (Subang)</text:p>
          </table:table-cell>
          <table:table-cell table:style-name="ce33"/>
          <table:table-cell office:value-type="string" table:style-name="ce33">
            <text:p>x</text:p>
          </table:table-cell>
          <table:table-cell table:number-columns-repeated="3"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2 sticks joined in V-shape on a pivot</text:p>
          </table:table-cell>
          <table:table-cell table:number-columns-repeated="2"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number-columns-repeated="15" table:style-name="ce33"/>
          <table:table-cell office:value-type="string" table:style-name="ce33">
            <text:p>Two sticks attached to the loom frame via cords, holding open a wide aperture in the warp. Lower stick is lashed to loom frame, upper stick hangs from rocker pivot.</text:p>
          </table:table-cell>
          <table:table-cell table:style-name="ce33"/>
          <table:table-cell office:value-type="string" table:style-name="ce33">
            <text:p>x</text:p>
          </table:table-cell>
          <table:table-cell table:number-columns-repeated="2" table:style-name="ce33"/>
          <table:table-cell office:value-type="string" table:style-name="ce33">
            <text:p>Type</text:p>
          </table:table-cell>
          <table:table-cell office:value-type="string" table:style-name="ce33">
            <text:p>x</text:p>
          </table:table-cell>
          <table:table-cell table:number-columns-repeated="6" table:style-name="ce33"/>
          <table:table-cell office:value-type="string" table:style-name="ce33">
            <text:p>beater-shuttle</text:p>
          </table:table-cell>
          <table:table-cell table:number-columns-repeated="3" table:style-name="ce33"/>
          <table:table-cell office:value-type="string" table:style-name="ce33">
            <text:p>seems to be main beating implement</text:p>
          </table:table-cell>
          <table:table-cell table:number-columns-repeated="5" table:style-name="ce33"/>
          <table:table-cell office:value-type="string" table:style-name="ce33">
            <text:p>fei <text:s/>Used to beat in continuous and discontinuous supplementary wefts</text:p>
          </table:table-cell>
          <table:table-cell table:style-name="ce33"/>
          <table:table-cell office:value-type="string" table:style-name="ce33">
            <text:p>x</text:p>
          </table:table-cell>
          <table:table-cell table:number-columns-repeated="6" table:style-name="ce33"/>
          <table:table-cell office:value-type="string" table:style-name="ce33">
            <text:p>discontinous supplementary wefts added by hand in pre-cut lengths</text:p>
          </table:table-cell>
          <table:table-cell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doll/dull used for continuous supplementary weft</text:p>
          </table:table-cell>
          <table:table-cell table:style-name="ce33"/>
          <table:table-cell office:value-type="string" table:style-name="ce33">
            <text:p>doll/ dull (same word for shuttle and beater-shuttle). Used for ground weft.</text:p>
          </table:table-cell>
          <table:table-cell table:number-columns-repeated="27" table:style-name="ce33"/>
          <table:table-cell office:value-type="string" table:style-name="ce33">
            <text:p>Set of pattern sticks on a bamboo drum supported by heddle rocker. Adds continuous supplementary wefts (back shed) and discontinuous supplementary wefts (front shed). One rod corresponds to one row, with one continuous and one discontinuous supplementary weft. Pattern is not composed of two symmetric halves, so the drum rotates in one direction only. Pair of bamboo sticks is used to hold open the two pattern sheds.</text:p>
          </table:table-cell>
          <table:table-cell office:value-type="string" table:style-name="ce33">
            <text:p>additional rod - not a pattern stick</text:p>
          </table:table-cell>
          <table:table-cell table:style-name="ce33"/>
          <table:table-cell office:value-type="string" table:style-name="ce33">
            <text:p>type <text:s/>large bamboo tubes are inserted into both sheds before yarn insertion. These serve a similar purpose to the battens used on some pattern heddles, but are morphologically distinct</text:p>
          </table:table-cell>
          <table:table-cell table:style-name="ce33"/>
          <table:table-cell office:value-type="string" table:style-name="ce33">
            <text:p>x</text:p>
          </table:table-cell>
          <table:table-cell table:number-columns-repeated="5" table:style-name="ce33"/>
          <table:table-cell office:value-type="string" table:style-name="ce33">
            <text:p>thick cords keep the pattern sticks against the bamboo cylinder</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type</text:p>
          </table:table-cell>
          <table:table-cell office:value-type="string" table:style-name="ce33">
            <text:p>type</text:p>
          </table:table-cell>
          <table:table-cell table:number-columns-repeated="2"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Type <text:s/>counterweight used to counterbalance weight of the pattern drum.</text:p>
          </table:table-cell>
          <table:table-cell office:value-type="string" table:style-name="ce33">
            <text:p>spacer rod hangs down about half way between cylinder and warp</text:p>
          </table:table-cell>
          <table:table-cell office:value-type="string" table:style-name="ce33">
            <text:p>drum made of bamboo, <text:s/>loosely woven together at both ends</text:p>
          </table:table-cell>
          <table:table-cell table:number-columns-repeated="2" table:style-name="ce33"/>
          <table:table-cell office:value-type="string" table:style-name="ce33">
            <text:p>x</text:p>
          </table:table-cell>
          <table:table-cell table:number-columns-repeated="2" table:style-name="ce33"/>
          <table:table-cell table:number-columns-repeated="16139"/>
        </table:table-row>
        <table:table-row table:style-name="ro5">
          <table:table-cell/>
          <table:table-cell office:value-type="string" table:style-name="ce3">
            <text:p>ZhuangBinyang</text:p>
          </table:table-cell>
          <table:table-cell office:value-type="string" table:style-name="ce39">
            <text:p>TnWuming</text:p>
          </table:table-cell>
          <table:table-cell office:value-type="string" table:style-name="ce5">
            <text:p>BFYRH</text:p>
          </table:table-cell>
          <table:table-cell office:value-type="string" table:style-name="ce5">
            <text:p>yes</text:p>
          </table:table-cell>
          <table:table-cell office:value-type="string" table:style-name="ce3">
            <text:p>China</text:p>
          </table:table-cell>
          <table:table-cell office:value-type="string" table:style-name="ce3">
            <text:p>Guangxi</text:p>
          </table:table-cell>
          <table:table-cell table:number-columns-repeated="3" table:style-name="ce40"/>
          <table:table-cell table:number-columns-repeated="3" table:style-name="ce41"/>
          <table:table-cell table:number-columns-repeated="10" table:style-name="ce40"/>
          <table:table-cell table:style-name="ce41"/>
          <table:table-cell table:number-columns-repeated="2" table:style-name="ce40"/>
          <table:table-cell office:value-type="string" table:style-name="ce3">
            <text:p>Buckley and Boudot 2016,p315, Yoshimoto 2013 L-48</text:p>
          </table:table-cell>
          <table:table-cell office:value-type="float" office:value="23.21" table:style-name="ce34">
            <text:p>23,2100</text:p>
          </table:table-cell>
          <table:table-cell office:value-type="float" office:value="108.81" table:style-name="ce34">
            <text:p>108,8100</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a lot of variation, factory versions have squared ends with wooden pieces to fit over, but Yoshimoto's version (which looks older) does not</text:p>
          </table:table-cell>
          <table:table-cell table:number-columns-repeated="2" table:style-name="ce33"/>
          <table:table-cell office:value-type="string" table:style-name="ce33">
            <text:p>Square-section rod with two very large paddles, wedged behind the back supports. Sometimes replaced with round-section rod with two plank-like spokes on more recent versions of this loom.</text:p>
          </table:table-cell>
          <table:table-cell office:value-type="string" table:style-name="ce33">
            <text:p>cloth backstrap</text:p>
          </table:table-cell>
          <table:table-cell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slight slope</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H-frame with two sets of rockers for heddles</text:p>
          </table:table-cell>
          <table:table-cell table:style-name="ce33"/>
          <table:table-cell office:value-type="string" table:style-name="ce33">
            <text:p>groundweave and pattern heddle rockers</text:p>
          </table:table-cell>
          <table:table-cell table:number-columns-repeated="3" table:style-name="ce33"/>
          <table:table-cell office:value-type="string" table:style-name="ce33">
            <text:p>x</text:p>
          </table:table-cell>
          <table:table-cell table:number-columns-repeated="2" table:style-name="ce33"/>
          <table:table-cell office:value-type="string" table:style-name="ce33">
            <text:p>x</text:p>
          </table:table-cell>
          <table:table-cell table:number-columns-repeated="14" table:style-name="ce33"/>
          <table:table-cell office:value-type="string" table:style-name="ce33">
            <text:p>x</text:p>
          </table:table-cell>
          <table:table-cell table:number-columns-repeated="2" table:style-name="ce33"/>
          <table:table-cell office:value-type="string" table:style-name="ce33">
            <text:p>very long heavy paddles</text:p>
          </table:table-cell>
          <table:table-cell table:number-columns-repeated="3" table:style-name="ce33"/>
          <table:table-cell office:value-type="string" table:style-name="ce33">
            <text:p>x</text:p>
          </table:table-cell>
          <table:table-cell table:number-columns-repeated="6" table:style-name="ce33"/>
          <table:table-cell office:value-type="string" table:style-name="ce33">
            <text:p>x</text:p>
          </table:table-cell>
          <table:table-cell table:style-name="ce33"/>
          <table:table-cell office:value-type="string" table:style-name="ce33">
            <text:p>x</text:p>
          </table:table-cell>
          <table:table-cell table:number-columns-repeated="4" table:style-name="ce33"/>
          <table:table-cell office:value-type="string" table:style-name="ce33">
            <text:p>stick-and-groove</text:p>
          </table:table-cell>
          <table:table-cell table:number-columns-repeated="3" table:style-name="ce33"/>
          <table:table-cell office:value-type="string" table:style-name="ce33">
            <text:p>x</text:p>
          </table:table-cell>
          <table:table-cell table:style-name="ce33"/>
          <table:table-cell office:value-type="string" table:style-name="ce33">
            <text:p>x</text:p>
          </table:table-cell>
          <table:table-cell table:number-columns-repeated="3" table:style-name="ce33"/>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typical heddle, spiral wound on 2 rods</text:p>
          </table:table-cell>
          <table:table-cell table:number-columns-repeated="4" table:style-name="ce33"/>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small rod on top of larger rod</text:p>
          </table:table-cell>
          <table:table-cell table:style-name="ce33"/>
          <table:table-cell office:value-type="string" table:style-name="ce33">
            <text:p>x</text:p>
          </table:table-cell>
          <table:table-cell table:number-columns-repeated="3" table:style-name="ce33"/>
          <table:table-cell office:value-type="string" table:style-name="ce33">
            <text:p>x</text:p>
          </table:table-cell>
          <table:table-cell office:value-type="string" table:style-name="ce33">
            <text:p>2 sticks joined in V-shape on a pivot</text:p>
          </table:table-cell>
          <table:table-cell table:number-columns-repeated="2"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number-columns-repeated="15" table:style-name="ce33"/>
          <table:table-cell office:value-type="string" table:style-name="ce33">
            <text:p>large diameter tube with sticks around the edge, linked loosely to the loom via a cord (not classified as fixed).</text:p>
          </table:table-cell>
          <table:table-cell office:value-type="string" table:style-name="ce33">
            <text:p>x</text:p>
          </table:table-cell>
          <table:table-cell office:value-type="string" table:style-name="ce33">
            <text:p>x</text:p>
          </table:table-cell>
          <table:table-cell table:number-columns-repeated="6" table:style-name="ce33"/>
          <table:table-cell office:value-type="string" table:style-name="ce33">
            <text:p>Not shown on EB's drawing, but can be seen in some photographs</text:p>
          </table:table-cell>
          <table:table-cell office:value-type="string" table:style-name="ce33">
            <text:p>x</text:p>
          </table:table-cell>
          <table:table-cell table:number-columns-repeated="7" table:style-name="ce33"/>
          <table:table-cell office:value-type="string" table:style-name="ce33">
            <text:p>Flat bamboo temple, above the web</text:p>
          </table:table-cell>
          <table:table-cell office:value-type="string" table:style-name="ce33">
            <text:p>x</text:p>
          </table:table-cell>
          <table:table-cell table:number-columns-repeated="3" table:style-name="ce33"/>
          <table:table-cell office:value-type="string" table:style-name="ce33">
            <text:p>weft is beaten in using reed</text:p>
          </table:table-cell>
          <table:table-cell table:number-columns-repeated="2" table:style-name="ce33"/>
          <table:table-cell office:value-type="string" table:style-name="ce33">
            <text:p>x</text:p>
          </table:table-cell>
          <table:table-cell office:value-type="string" table:style-name="ce33">
            <text:p>x</text:p>
          </table:table-cell>
          <table:table-cell table:number-columns-repeated="4" table:style-name="ce33"/>
          <table:table-cell office:value-type="string" table:style-name="ce33">
            <text:p>discontinous supplementary wefts added by hand in pre-cut lengths</text:p>
          </table:table-cell>
          <table:table-cell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used for ground weft</text:p>
          </table:table-cell>
          <table:table-cell table:number-columns-repeated="29" table:style-name="ce33"/>
          <table:table-cell office:value-type="string" table:style-name="ce33">
            <text:p>Set of pattern sticks on a bamboo drum supported by heddle rocker. Adds supplementary wefts (front shed). Pattern rod system rotates first in one direction, then back again to make two symmetrical halves of the design.</text:p>
          </table:table-cell>
          <table:table-cell office:value-type="string" table:style-name="ce33">
            <text:p>x</text:p>
          </table:table-cell>
          <table:table-cell table:style-name="ce33"/>
          <table:table-cell office:value-type="string" table:style-name="ce33">
            <text:p>bamboo tube inserted into front shed before yarn insertion</text:p>
          </table:table-cell>
          <table:table-cell table:style-name="ce33"/>
          <table:table-cell office:value-type="string" table:style-name="ce33">
            <text:p>x</text:p>
          </table:table-cell>
          <table:table-cell table:number-columns-repeated="5" table:style-name="ce33"/>
          <table:table-cell office:value-type="string" table:style-name="ce33">
            <text:p>thick cords keep the pattern sticks against the bamboo cylinder</text:p>
          </table:table-cell>
          <table:table-cell table:style-name="ce33"/>
          <table:table-cell office:value-type="string" table:style-name="ce33">
            <text:p>x</text:p>
          </table:table-cell>
          <table:table-cell office:value-type="string" table:style-name="ce33">
            <text:p>x</text:p>
          </table:table-cell>
          <table:table-cell table:number-columns-repeated="4"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stone counterweight</text:p>
          </table:table-cell>
          <table:table-cell office:value-type="string" table:style-name="ce33">
            <text:p>seems to be present (not entirely clear)</text:p>
          </table:table-cell>
          <table:table-cell office:value-type="string" table:style-name="ce33">
            <text:p>well-made drum consisting of woven bamboo (on some looms this resembles a pig-transporting basket)</text:p>
          </table:table-cell>
          <table:table-cell table:number-columns-repeated="2" table:style-name="ce33"/>
          <table:table-cell office:value-type="string" table:style-name="ce33">
            <text:p>x</text:p>
          </table:table-cell>
          <table:table-cell table:number-columns-repeated="2" table:style-name="ce33"/>
          <table:table-cell table:number-columns-repeated="16139"/>
        </table:table-row>
        <table:table-row table:style-name="ro6">
          <table:table-cell/>
          <table:table-cell office:value-type="string" table:style-name="ce3">
            <text:p>BuyiLibo</text:p>
          </table:table-cell>
          <table:table-cell office:value-type="string" table:style-name="ce39">
            <text:p>TnLibo</text:p>
          </table:table-cell>
          <table:table-cell office:value-type="string" table:style-name="ce5">
            <text:p>BF cantilever</text:p>
          </table:table-cell>
          <table:table-cell office:value-type="string" table:style-name="ce5">
            <text:p>yes</text:p>
          </table:table-cell>
          <table:table-cell office:value-type="string" table:style-name="ce3">
            <text:p>China</text:p>
          </table:table-cell>
          <table:table-cell office:value-type="string" table:style-name="ce3">
            <text:p>Guizhou, Libo county</text:p>
          </table:table-cell>
          <table:table-cell table:number-columns-repeated="3" table:style-name="ce40"/>
          <table:table-cell table:number-columns-repeated="3" table:style-name="ce41"/>
          <table:table-cell table:number-columns-repeated="10" table:style-name="ce40"/>
          <table:table-cell table:style-name="ce41"/>
          <table:table-cell table:number-columns-repeated="2" table:style-name="ce40"/>
          <table:table-cell office:value-type="string" table:style-name="ce3">
            <text:p>Buckley and Boudot 2016, p219</text:p>
          </table:table-cell>
          <table:table-cell office:value-type="float" office:value="25.464600000000001" table:style-name="ce34">
            <text:p>25,4646</text:p>
          </table:table-cell>
          <table:table-cell office:value-type="float" office:value="108.2118" table:style-name="ce34">
            <text:p>108,2118</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Square-section rod with 4 spokes, wedged behind 2 nails driven into horizontal part of frame, slightly set back from cantilever uprights</text:p>
          </table:table-cell>
          <table:table-cell office:value-type="string" table:style-name="ce33">
            <text:p>ra/ja <text:s/>cloth backstrap</text:p>
          </table:table-cell>
          <table:table-cell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cantilever, supports pair of heddles (though not on horizontal part) and patterning system. Reed is free-floating.</text:p>
          </table:table-cell>
          <table:table-cell table:number-columns-repeated="2" table:style-name="ce33"/>
          <table:table-cell office:value-type="string" table:style-name="ce33">
            <text:p>x</text:p>
          </table:table-cell>
          <table:table-cell office:value-type="string" table:style-name="ce33">
            <text:p>slight offset</text:p>
          </table:table-cell>
          <table:table-cell table:number-columns-repeated="4" table:style-name="ce33"/>
          <table:table-cell office:value-type="string" table:style-name="ce33">
            <text:p>warp beam sits on horizontal extensions of frame, behind two nails</text:p>
          </table:table-cell>
          <table:table-cell table:number-columns-repeated="2" table:style-name="ce33"/>
          <table:table-cell office:value-type="string" table:style-name="ce33">
            <text:p>warp beam is set a bit further back than the right angle, it is lodged behind two nails in the horizontal beams</text:p>
          </table:table-cell>
          <table:table-cell table:number-columns-repeated="4" table:style-name="ce33"/>
          <table:table-cell office:value-type="string" table:style-name="ce33">
            <text:p>cantilever bars support pattern heddle, but not groundweave heddles</text:p>
          </table:table-cell>
          <table:table-cell office:value-type="string" table:style-name="ce33">
            <text:p>x</text:p>
          </table:table-cell>
          <table:table-cell table:number-columns-repeated="8" table:style-name="ce33"/>
          <table:table-cell office:value-type="string" table:style-name="ce33">
            <text:p>x</text:p>
          </table:table-cell>
          <table:table-cell table:style-name="ce33"/>
          <table:table-cell office:value-type="string" table:style-name="ce33">
            <text:p>x</text:p>
          </table:table-cell>
          <table:table-cell table:style-name="ce33"/>
          <table:table-cell office:value-type="string" table:style-name="ce33">
            <text:p>4 long spokes, 2 of which are wedged behind bamboo rod placed across the horizontal frame</text:p>
          </table:table-cell>
          <table:table-cell office:value-type="string" table:style-name="ce33">
            <text:p>x</text:p>
          </table:table-cell>
          <table:table-cell table:style-name="ce33"/>
          <table:table-cell office:value-type="string" table:style-name="ce33">
            <text:p>sticks</text:p>
          </table:table-cell>
          <table:table-cell table:number-columns-repeated="6" table:style-name="ce33"/>
          <table:table-cell office:value-type="string" table:style-name="ce33">
            <text:p>bamboo rod</text:p>
          </table:table-cell>
          <table:table-cell table:style-name="ce33"/>
          <table:table-cell office:value-type="string" table:style-name="ce33">
            <text:p>x</text:p>
          </table:table-cell>
          <table:table-cell table:number-columns-repeated="4" table:style-name="ce33"/>
          <table:table-cell office:value-type="string" table:style-name="ce33">
            <text:p>stick-and-groove</text:p>
          </table:table-cell>
          <table:table-cell office:value-type="string" table:style-name="ce33">
            <text:p>2-fork</text:p>
          </table:table-cell>
          <table:table-cell office:value-type="string" table:style-name="ce33">
            <text:p>x</text:p>
          </table:table-cell>
          <table:table-cell table:number-columns-repeated="3" table:style-name="ce33"/>
          <table:table-cell office:value-type="string" table:style-name="ce33">
            <text:p>x</text:p>
          </table:table-cell>
          <table:table-cell table:number-columns-repeated="3"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gao</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two equal sized rods</text:p>
          </table:table-cell>
          <table:table-cell table:style-name="ce33"/>
          <table:table-cell office:value-type="string" table:style-name="ce33">
            <text:p>x</text:p>
          </table:table-cell>
          <table:table-cell table:number-columns-repeated="3" table:style-name="ce33"/>
          <table:table-cell office:value-type="string" table:style-name="ce33">
            <text:p>x</text:p>
          </table:table-cell>
          <table:table-cell table:number-columns-repeated="2" table:style-name="ce33"/>
          <table:table-cell office:value-type="string" table:style-name="ce33">
            <text:p>x</text:p>
          </table:table-cell>
          <table:table-cell table:number-columns-repeated="6" table:style-name="ce33"/>
          <table:table-cell office:value-type="string" table:style-name="ce33">
            <text:p>Heddles are attached via a cord to a horizontal bar in the H-frame (a convenient central point)</text:p>
          </table:table-cell>
          <table:table-cell table:style-name="ce33"/>
          <table:table-cell office:value-type="string" table:style-name="ce33">
            <text:p>Simplest possible type: a single pivot stick with heddle cords attached at either end</text:p>
          </table:table-cell>
          <table:table-cell office:value-type="string" table:style-name="ce33">
            <text:p>x</text:p>
          </table:table-cell>
          <table:table-cell table:number-columns-repeated="22" table:style-name="ce33"/>
          <table:table-cell office:value-type="string" table:style-name="ce33">
            <text:p>da ou <text:s/>beater-shuttle</text:p>
          </table:table-cell>
          <table:table-cell table:number-columns-repeated="3" table:style-name="ce33"/>
          <table:table-cell office:value-type="string" table:style-name="ce33">
            <text:p>x</text:p>
          </table:table-cell>
          <table:table-cell table:number-columns-repeated="5" table:style-name="ce33"/>
          <table:table-cell office:value-type="string" table:style-name="ce33">
            <text:p>feng <text:s/>free-floating reed</text:p>
          </table:table-cell>
          <table:table-cell table:style-name="ce33"/>
          <table:table-cell office:value-type="string" table:style-name="ce33">
            <text:p>x</text:p>
          </table:table-cell>
          <table:table-cell table:number-columns-repeated="8" table:style-name="ce33"/>
          <table:table-cell office:value-type="string" table:style-name="ce33">
            <text:p>x</text:p>
          </table:table-cell>
          <table:table-cell office:value-type="string" table:style-name="ce33">
            <text:p>x</text:p>
          </table:table-cell>
          <table:table-cell table:number-columns-repeated="4" table:style-name="ce33"/>
          <table:table-cell office:value-type="string" table:style-name="ce33">
            <text:p>da ou <text:s/>used for ground weft, presumably</text:p>
          </table:table-cell>
          <table:table-cell table:number-columns-repeated="27" table:style-name="ce33"/>
          <table:table-cell office:value-type="string" table:style-name="ce33">
            <text:p>Cradle heddle with pattern sticks (up to 50), supported by cantilever frame horizontal members above the weaver</text:p>
          </table:table-cell>
          <table:table-cell office:value-type="string" table:style-name="ce33">
            <text:p>x</text:p>
          </table:table-cell>
          <table:table-cell table:style-name="ce33"/>
          <table:table-cell office:value-type="string" table:style-name="ce33">
            <text:p>dong <text:s/>bamboo tube with "pointed" end inserted into front shed before yarn insertion</text:p>
          </table:table-cell>
          <table:table-cell table:style-name="ce33"/>
          <table:table-cell office:value-type="string" table:style-name="ce33">
            <text:p>x</text:p>
          </table:table-cell>
          <table:table-cell table:number-columns-repeated="2" table:style-name="ce33"/>
          <table:table-cell office:value-type="string" table:style-name="ce33">
            <text:p>pattern stick = seï</text:p>
          </table:table-cell>
          <table:table-cell table:number-columns-repeated="2" table:style-name="ce33"/>
          <table:table-cell office:value-type="string" table:style-name="ce33">
            <text:p>pair of cords cradle the group of pattern sticks</text:p>
          </table:table-cell>
          <table:table-cell table:style-name="ce33"/>
          <table:table-cell office:value-type="string" table:style-name="ce33">
            <text:p>x</text:p>
          </table:table-cell>
          <table:table-cell office:value-type="string" table:style-name="ce33">
            <text:p>x</text:p>
          </table:table-cell>
          <table:table-cell table:number-columns-repeated="8" table:style-name="ce33"/>
          <table:table-cell office:value-type="string" table:style-name="ce33">
            <text:p>x</text:p>
          </table:table-cell>
          <table:table-cell table:number-columns-repeated="6" table:style-name="ce33"/>
          <table:table-cell table:number-columns-repeated="16139"/>
        </table:table-row>
        <table:table-row table:style-name="ro6">
          <table:table-cell table:style-name="ce33"/>
          <table:table-cell office:value-type="string" table:style-name="ce3">
            <text:p>TayBanRang</text:p>
          </table:table-cell>
          <table:table-cell office:value-type="string" table:style-name="ce39">
            <text:p>TcTayBanRang</text:p>
          </table:table-cell>
          <table:table-cell office:value-type="string" table:style-name="ce5">
            <text:p>FCB cantilever</text:p>
          </table:table-cell>
          <table:table-cell office:value-type="string" table:style-name="ce5">
            <text:p>yes</text:p>
          </table:table-cell>
          <table:table-cell office:value-type="string" table:style-name="ce3">
            <text:p>Vietnam</text:p>
          </table:table-cell>
          <table:table-cell office:value-type="string" table:style-name="ce3">
            <text:p>Northeast Vietnam</text:p>
          </table:table-cell>
          <table:table-cell table:number-columns-repeated="19" table:style-name="ce3"/>
          <table:table-cell office:value-type="string" table:style-name="ce3">
            <text:p>Display in Vietnam Museum of Ethnology, 2017</text:p>
          </table:table-cell>
          <table:table-cell office:value-type="float" office:value="22.24457" table:style-name="ce43">
            <text:p>22,24457</text:p>
          </table:table-cell>
          <table:table-cell office:value-type="float" office:value="104.47815" table:style-name="ce43">
            <text:p>104,47815</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circular, fixed to loom frame</text:p>
          </table:table-cell>
          <table:table-cell office:value-type="string" table:style-name="ce33">
            <text:p>x</text:p>
          </table:table-cell>
          <table:table-cell table:style-name="ce33"/>
          <table:table-cell office:value-type="string" table:style-name="ce33">
            <text:p>round warp beam with 4 spokes, on raised bars at the back of the loom</text:p>
          </table:table-cell>
          <table:table-cell table:number-columns-repeated="2" table:style-name="ce33"/>
          <table:table-cell office:value-type="string" table:style-name="ce33">
            <text:p>x</text:p>
          </table:table-cell>
          <table:table-cell office:value-type="string" table:style-name="ce33">
            <text:p>type</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cantilever support</text:p>
          </table:table-cell>
          <table:table-cell office:value-type="string" table:style-name="ce33">
            <text:p>x</text:p>
          </table:table-cell>
          <table:table-cell office:value-type="string" table:style-name="ce33">
            <text:p>type</text:p>
          </table:table-cell>
          <table:table-cell office:value-type="string" table:style-name="ce33">
            <text:p>joined by two horizontal bars</text:p>
          </table:table-cell>
          <table:table-cell table:number-columns-repeated="5" table:style-name="ce33"/>
          <table:table-cell office:value-type="string" table:style-name="ce33">
            <text:p>warp beam sits on two raised horizontal bars behind the rear uprights: there are slight cup-shaped depressions, but this is a minor variation on this basic character</text:p>
          </table:table-cell>
          <table:table-cell table:number-columns-repeated="7"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set into holes cut into two pillars, beam rotation is stopped with a peg that passes through the cb and fits into slots cut into the frame near to one of the pillars</text:p>
          </table:table-cell>
          <table:table-cell table:number-columns-repeated="2" table:style-name="ce33"/>
          <table:table-cell office:value-type="string" table:style-name="ce33">
            <text:p>Heddles can move along series of V-shaped grooves in top beam</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4 spokes</text:p>
          </table:table-cell>
          <table:table-cell office:value-type="string" table:style-name="ce33">
            <text:p>x</text:p>
          </table:table-cell>
          <table:table-cell table:style-name="ce33"/>
          <table:table-cell office:value-type="string" table:style-name="ce33">
            <text:p>sticks</text:p>
          </table:table-cell>
          <table:table-cell office:value-type="string" table:style-name="ce33">
            <text:p>passes under one beam at the back of the loom, then to warp beam supported directly above</text:p>
          </table:table-cell>
          <table:table-cell table:number-columns-repeated="2"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number-columns-repeated="4" table:style-name="ce33"/>
          <table:table-cell office:value-type="string" table:style-name="ce33">
            <text:p>stick-and-groove</text:p>
          </table:table-cell>
          <table:table-cell table:number-columns-repeated="5" table:style-name="ce33"/>
          <table:table-cell office:value-type="string" table:style-name="ce33">
            <text:p>x</text:p>
          </table:table-cell>
          <table:table-cell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single rod on top of larger rod</text:p>
          </table:table-cell>
          <table:table-cell table:style-name="ce33"/>
          <table:table-cell office:value-type="string" table:style-name="ce33">
            <text:p>x</text:p>
          </table:table-cell>
          <table:table-cell table:number-columns-repeated="3" table:style-name="ce33"/>
          <table:table-cell office:value-type="string" table:style-name="ce33">
            <text:p>x</text:p>
          </table:table-cell>
          <table:table-cell table:number-columns-repeated="4" table:style-name="ce33"/>
          <table:table-cell office:value-type="string" table:style-name="ce33">
            <text:p>x</text:p>
          </table:table-cell>
          <table:table-cell table:number-columns-repeated="2" table:style-name="ce33"/>
          <table:table-cell office:value-type="string" table:style-name="ce33">
            <text:p>Two V-shaped bars</text:p>
          </table:table-cell>
          <table:table-cell table:number-columns-repeated="3" table:style-name="ce33"/>
          <table:table-cell office:value-type="string" table:style-name="ce33">
            <text:p>x</text:p>
          </table:table-cell>
          <table:table-cell table:number-columns-repeated="2" table:style-name="ce33"/>
          <table:table-cell office:value-type="string" table:style-name="ce33">
            <text:p>x</text:p>
          </table:table-cell>
          <table:table-cell table:number-columns-repeated="20" table:style-name="ce33"/>
          <table:table-cell office:value-type="string" table:style-name="ce33">
            <text:p>Long beater-shuttle used for ground weave insertion and beating-in</text:p>
          </table:table-cell>
          <table:table-cell table:number-columns-repeated="4"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free floating reed, used only for clearing the warp, not beating-in</text:p>
          </table:table-cell>
          <table:table-cell office:value-type="string" table:style-name="ce33">
            <text:p>x</text:p>
          </table:table-cell>
          <table:table-cell table:number-columns-repeated="7" table:style-name="ce33"/>
          <table:table-cell office:value-type="string" table:style-name="ce33">
            <text:p>discontinous supplementary wefts added by hand, using 'butterfly' skeins that hang below the warp</text:p>
          </table:table-cell>
          <table:table-cell table:style-name="ce33"/>
          <table:table-cell office:value-type="string" table:style-name="ce33">
            <text:p>ground weave</text:p>
          </table:table-cell>
          <table:table-cell office:value-type="string" table:style-name="ce33">
            <text:p>x</text:p>
          </table:table-cell>
          <table:table-cell table:number-columns-repeated="2" table:style-name="ce33"/>
          <table:table-cell office:value-type="string" table:style-name="ce33">
            <text:p>x</text:p>
          </table:table-cell>
          <table:table-cell table:style-name="ce33"/>
          <table:table-cell office:value-type="string" table:style-name="ce33">
            <text:p>x</text:p>
          </table:table-cell>
          <table:table-cell table:number-columns-repeated="27" table:style-name="ce33"/>
          <table:table-cell office:value-type="string" table:style-name="ce33">
            <text:p>Set of pattern sticks around cylindrical system</text:p>
          </table:table-cell>
          <table:table-cell office:value-type="string" table:style-name="ce33">
            <text:p>x</text:p>
          </table:table-cell>
          <table:table-cell table:number-columns-repeated="3" table:style-name="ce33"/>
          <table:table-cell office:value-type="string" table:style-name="ce33">
            <text:p>x</text:p>
          </table:table-cell>
          <table:table-cell table:number-columns-repeated="7"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System is divided into two halves by central divider stick</text:p>
          </table:table-cell>
          <table:table-cell table:style-name="ce33"/>
          <table:table-cell office:value-type="string" table:style-name="ce33">
            <text:p>long bamboo treadle linked to V-shaped rocker, balanced on top bar, near back of loom</text:p>
          </table:table-cell>
          <table:table-cell office:value-type="string" table:style-name="ce33">
            <text:p>x</text:p>
          </table:table-cell>
          <table:table-cell table:number-columns-repeated="2" table:style-name="ce33"/>
          <table:table-cell office:value-type="string" table:style-name="ce33">
            <text:p>tube, originally bamboo, now use piece of plastic piping</text:p>
          </table:table-cell>
          <table:table-cell table:number-columns-repeated="2" table:style-name="ce33"/>
          <table:table-cell office:value-type="string" table:style-name="ce33">
            <text:p>type</text:p>
          </table:table-cell>
          <table:table-cell table:number-columns-repeated="16142" table:style-name="ce33"/>
        </table:table-row>
        <table:table-row table:style-name="ro6">
          <table:table-cell table:style-name="ce33"/>
          <table:table-cell office:value-type="string" table:style-name="ce3">
            <text:p>TayLungNoi</text:p>
          </table:table-cell>
          <table:table-cell office:value-type="string" table:style-name="ce39">
            <text:p>TcTayLungNoi</text:p>
          </table:table-cell>
          <table:table-cell office:value-type="string" table:style-name="ce5">
            <text:p>FCB cantilever</text:p>
          </table:table-cell>
          <table:table-cell office:value-type="string" table:style-name="ce5">
            <text:p>yes</text:p>
          </table:table-cell>
          <table:table-cell office:value-type="string" table:style-name="ce3">
            <text:p>Vietnam</text:p>
          </table:table-cell>
          <table:table-cell office:value-type="string" table:style-name="ce3">
            <text:p>Northeast Vietnam</text:p>
          </table:table-cell>
          <table:table-cell table:number-columns-repeated="19" table:style-name="ce3"/>
          <table:table-cell office:value-type="string" table:style-name="ce3">
            <text:p>Display in Vietnam Museum of Ethnology, 2017</text:p>
          </table:table-cell>
          <table:table-cell office:value-type="float" office:value="22.897580000000001" table:style-name="ce43">
            <text:p>22,89758</text:p>
          </table:table-cell>
          <table:table-cell office:value-type="float" office:value="105.8154" table:style-name="ce43">
            <text:p>105,8154</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circular, fixed to loom frame</text:p>
          </table:table-cell>
          <table:table-cell office:value-type="string" table:style-name="ce33">
            <text:p>x</text:p>
          </table:table-cell>
          <table:table-cell table:style-name="ce33"/>
          <table:table-cell office:value-type="string" table:style-name="ce33">
            <text:p>round warp beam with 4 spokes, on raised bars at the back of the loom</text:p>
          </table:table-cell>
          <table:table-cell table:number-columns-repeated="2"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cantilever support</text:p>
          </table:table-cell>
          <table:table-cell office:value-type="string" table:style-name="ce33">
            <text:p>x</text:p>
          </table:table-cell>
          <table:table-cell office:value-type="string" table:style-name="ce33">
            <text:p>x</text:p>
          </table:table-cell>
          <table:table-cell office:value-type="string" table:style-name="ce33">
            <text:p>joined by two horizontal bars</text:p>
          </table:table-cell>
          <table:table-cell table:number-columns-repeated="5" table:style-name="ce33"/>
          <table:table-cell office:value-type="string" table:style-name="ce33">
            <text:p>warp beam sits on two raised horizontal bars behind the rear uprights: there are slight cup-shaped depressions, but this is a minor variation on this basic character</text:p>
          </table:table-cell>
          <table:table-cell table:number-columns-repeated="7"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set into holes cut into two pillars, beam rotation is stopped with a peg that passes through the cb and is lashed to horizontal spars of loom frame</text:p>
          </table:table-cell>
          <table:table-cell table:number-columns-repeated="2" table:style-name="ce33"/>
          <table:table-cell office:value-type="string" table:style-name="ce33">
            <text:p>Heddles can move along series of V-shaped grooves in top beam</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4 spokes</text:p>
          </table:table-cell>
          <table:table-cell office:value-type="string" table:style-name="ce33">
            <text:p>x</text:p>
          </table:table-cell>
          <table:table-cell table:style-name="ce33"/>
          <table:table-cell office:value-type="string" table:style-name="ce33">
            <text:p>sticks</text:p>
          </table:table-cell>
          <table:table-cell office:value-type="string" table:style-name="ce33">
            <text:p>passes under one beam at the back of the loom, then to warp beam supported directly above</text:p>
          </table:table-cell>
          <table:table-cell table:number-columns-repeated="2"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table:number-columns-repeated="4" table:style-name="ce33"/>
          <table:table-cell office:value-type="string" table:style-name="ce33">
            <text:p>stick-and-groove</text:p>
          </table:table-cell>
          <table:table-cell table:number-columns-repeated="5" table:style-name="ce33"/>
          <table:table-cell office:value-type="string" table:style-name="ce33">
            <text:p>x</text:p>
          </table:table-cell>
          <table:table-cell table:style-name="ce33"/>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office:value-type="string" table:style-name="ce33">
            <text:p>x</text:p>
          </table:table-cell>
          <table:table-cell table:style-name="ce33"/>
          <table:table-cell office:value-type="string" table:style-name="ce33">
            <text:p>x</text:p>
          </table:table-cell>
          <table:table-cell office:value-type="string" table:style-name="ce33">
            <text:p>x</text:p>
          </table:table-cell>
          <table:table-cell table:number-columns-repeated="3" table:style-name="ce33"/>
          <table:table-cell office:value-type="string" table:style-name="ce33">
            <text:p>single rod on top of larger rod</text:p>
          </table:table-cell>
          <table:table-cell table:style-name="ce33"/>
          <table:table-cell office:value-type="string" table:style-name="ce33">
            <text:p>x</text:p>
          </table:table-cell>
          <table:table-cell table:number-columns-repeated="3" table:style-name="ce33"/>
          <table:table-cell office:value-type="string" table:style-name="ce33">
            <text:p>x</text:p>
          </table:table-cell>
          <table:table-cell table:number-columns-repeated="4" table:style-name="ce33"/>
          <table:table-cell office:value-type="string" table:style-name="ce33">
            <text:p>x</text:p>
          </table:table-cell>
          <table:table-cell table:number-columns-repeated="2" table:style-name="ce33"/>
          <table:table-cell office:value-type="string" table:style-name="ce33">
            <text:p>Two V-shaped bars</text:p>
          </table:table-cell>
          <table:table-cell table:number-columns-repeated="3" table:style-name="ce33"/>
          <table:table-cell office:value-type="string" table:style-name="ce33">
            <text:p>x</text:p>
          </table:table-cell>
          <table:table-cell table:number-columns-repeated="2" table:style-name="ce33"/>
          <table:table-cell office:value-type="string" table:style-name="ce33">
            <text:p>x</text:p>
          </table:table-cell>
          <table:table-cell table:number-columns-repeated="20" table:style-name="ce33"/>
          <table:table-cell office:value-type="string" table:style-name="ce33">
            <text:p>Long beater-shuttle used for ground weave insertion and beating-in</text:p>
          </table:table-cell>
          <table:table-cell table:number-columns-repeated="9" table:style-name="ce33"/>
          <table:table-cell office:value-type="string" table:style-name="ce33">
            <text:p>free floating reed, used for clearing warp and light beating-in</text:p>
          </table:table-cell>
          <table:table-cell table:style-name="ce33"/>
          <table:table-cell office:value-type="string" table:style-name="ce33">
            <text:p>x</text:p>
          </table:table-cell>
          <table:table-cell table:number-columns-repeated="6" table:style-name="ce33"/>
          <table:table-cell office:value-type="string" table:style-name="ce33">
            <text:p>discontinous supplementary wefts added by hand, using 'butterfly' skeins that hang below the warp</text:p>
          </table:table-cell>
          <table:table-cell table:style-name="ce33"/>
          <table:table-cell office:value-type="string" table:style-name="ce33">
            <text:p>ground weave</text:p>
          </table:table-cell>
          <table:table-cell office:value-type="string" table:style-name="ce33">
            <text:p>x</text:p>
          </table:table-cell>
          <table:table-cell table:number-columns-repeated="2" table:style-name="ce33"/>
          <table:table-cell office:value-type="string" table:style-name="ce33">
            <text:p>x</text:p>
          </table:table-cell>
          <table:table-cell table:style-name="ce33"/>
          <table:table-cell office:value-type="string" table:style-name="ce33">
            <text:p>x</text:p>
          </table:table-cell>
          <table:table-cell table:number-columns-repeated="27" table:style-name="ce33"/>
          <table:table-cell office:value-type="string" table:style-name="ce33">
            <text:p>Set of pattern sticks suspended from bamboo rocker, with cylinder hanging in the middle (sticks are not around the cylinder)</text:p>
          </table:table-cell>
          <table:table-cell office:value-type="string" table:style-name="ce33">
            <text:p>x</text:p>
          </table:table-cell>
          <table:table-cell office:value-type="string" table:style-name="ce33">
            <text:p>Flat stick used to bring pattern lift forward</text:p>
          </table:table-cell>
          <table:table-cell table:number-columns-repeated="2" table:style-name="ce33"/>
          <table:table-cell office:value-type="string" table:style-name="ce33">
            <text:p>x</text:p>
          </table:table-cell>
          <table:table-cell table:number-columns-repeated="7" table:style-name="ce33"/>
          <table:table-cell office:value-type="string" table:style-name="ce33">
            <text:p>x</text:p>
          </table:table-cell>
          <table:table-cell office:value-type="string" table:style-name="ce33">
            <text:p>x</text:p>
          </table:table-cell>
          <table:table-cell table:number-columns-repeated="2" table:style-name="ce33"/>
          <table:table-cell office:value-type="string" table:style-name="ce33">
            <text:p>System is divided into two halves, on either side of the bamboo rocker support</text:p>
          </table:table-cell>
          <table:table-cell table:style-name="ce33"/>
          <table:table-cell office:value-type="string" table:style-name="ce33">
            <text:p>long bamboo treadle linked to V-shaped rocker, balanced on top bar, near back of loom</text:p>
          </table:table-cell>
          <table:table-cell office:value-type="string" table:style-name="ce33">
            <text:p>x</text:p>
          </table:table-cell>
          <table:table-cell table:number-columns-repeated="2" table:style-name="ce33"/>
          <table:table-cell office:value-type="string" table:style-name="ce33">
            <text:p>Bamboo spacer tube</text:p>
          </table:table-cell>
          <table:table-cell office:value-type="string" table:style-name="ce33">
            <text:p>short length of bamboo that the heddle passes over, embedded in rocker, is conceptually equivalent to a drum</text:p>
          </table:table-cell>
          <table:table-cell table:number-columns-repeated="16144" table:style-name="ce33"/>
        </table:table-row>
        <table:table-row table:number-rows-repeated="1048541" table:style-name="ro12">
          <table:table-cell table:number-columns-repeated="16384"/>
        </table:table-row>
      </table:table>
      <table:table table:name="Digit" table:style-name="ta1">
        <table:table-column table:style-name="co18" table:default-cell-style-name="ce1"/>
        <table:table-column table:style-name="co52" table:number-columns-repeated="217" table:default-cell-style-name="ce1"/>
        <table:table-column table:style-name="co53" table:default-cell-style-name="ce1"/>
        <table:table-column table:style-name="co52" table:number-columns-repeated="5" table:default-cell-style-name="ce1"/>
        <table:table-column table:style-name="co42" table:default-cell-style-name="ce1"/>
        <table:table-column table:style-name="co52" table:number-columns-repeated="799" table:default-cell-style-name="ce1"/>
        <table:table-column table:style-name="co51" table:number-columns-repeated="15360" table:default-cell-style-name="ce1"/>
        <table:table-row table:style-name="ro13">
          <table:table-cell table:style-name="ce44"/>
          <table:table-cell office:value-type="string" table:style-name="ce44">
            <text:p>Loom basics</text:p>
          </table:table-cell>
          <table:table-cell table:number-columns-repeated="158" table:style-name="ce44"/>
          <table:table-cell office:value-type="string" table:style-name="ce45">
            <text:p>Patterning features, simple</text:p>
          </table:table-cell>
          <table:table-cell table:number-columns-repeated="26" table:style-name="ce45"/>
          <table:table-cell office:value-type="string" table:style-name="ce46">
            <text:p>Complex patterning systems</text:p>
          </table:table-cell>
          <table:table-cell table:number-columns-repeated="29" table:style-name="ce46"/>
          <table:table-cell table:number-columns-repeated="2" table:style-name="ce44"/>
          <table:table-cell office:value-type="string" table:style-name="ce44">
            <text:p>Total positive characters</text:p>
          </table:table-cell>
          <table:table-cell table:number-columns-repeated="16164" table:style-name="ce44"/>
        </table:table-row>
        <table:table-row table:style-name="ro3">
          <table:table-cell table:style-name="ce47"/>
          <table:table-cell office:value-type="string" office:string-value="W01" table:formula="of:=[Data.AD5]" table:style-name="ce47">
            <text:p>W01</text:p>
          </table:table-cell>
          <table:table-cell office:value-type="string" office:string-value="W02" table:formula="of:=[Data.AE5]" table:style-name="ce47">
            <text:p>W02</text:p>
          </table:table-cell>
          <table:table-cell office:value-type="string" office:string-value="W04" table:formula="of:=[Data.AF5]" table:style-name="ce47">
            <text:p>W04</text:p>
          </table:table-cell>
          <table:table-cell office:value-type="string" office:string-value="W10" table:formula="of:=[Data.AG5]" table:style-name="ce47">
            <text:p>W10</text:p>
          </table:table-cell>
          <table:table-cell office:value-type="string" office:string-value="CBP" table:formula="of:=[Data.AH5]" table:style-name="ce47">
            <text:p>CBP</text:p>
          </table:table-cell>
          <table:table-cell office:value-type="string" office:string-value="CB01" table:formula="of:=[Data.AI5]" table:style-name="ce47">
            <text:p>CB01</text:p>
          </table:table-cell>
          <table:table-cell office:value-type="string" office:string-value="W13" table:formula="of:=[Data.AJ5]" table:style-name="ce47">
            <text:p>W13</text:p>
          </table:table-cell>
          <table:table-cell office:value-type="string" office:string-value="WBP" table:formula="of:=[Data.AK5]" table:style-name="ce47">
            <text:p>WBP</text:p>
          </table:table-cell>
          <table:table-cell office:value-type="string" office:string-value="W15" table:formula="of:=[Data.AL5]" table:style-name="ce47">
            <text:p>W15</text:p>
          </table:table-cell>
          <table:table-cell office:value-type="string" office:string-value="W16" table:formula="of:=[Data.AM5]" table:style-name="ce47">
            <text:p>W16</text:p>
          </table:table-cell>
          <table:table-cell office:value-type="string" office:string-value="F01" table:formula="of:=[Data.AN5]" table:style-name="ce47">
            <text:p>F01</text:p>
          </table:table-cell>
          <table:table-cell office:value-type="string" office:string-value="F01A" table:formula="of:=[Data.AO5]" table:style-name="ce47">
            <text:p>F01A</text:p>
          </table:table-cell>
          <table:table-cell office:value-type="string" office:string-value="F02" table:formula="of:=[Data.AP5]" table:style-name="ce47">
            <text:p>F02</text:p>
          </table:table-cell>
          <table:table-cell office:value-type="string" office:string-value="F03" table:formula="of:=[Data.AQ5]" table:style-name="ce47">
            <text:p>F03</text:p>
          </table:table-cell>
          <table:table-cell office:value-type="string" office:string-value="F04" table:formula="of:=[Data.AR5]" table:style-name="ce47">
            <text:p>F04</text:p>
          </table:table-cell>
          <table:table-cell office:value-type="string" office:string-value="F05" table:formula="of:=[Data.AS5]" table:style-name="ce47">
            <text:p>F05</text:p>
          </table:table-cell>
          <table:table-cell office:value-type="string" office:string-value="F07" table:formula="of:=[Data.AT5]" table:style-name="ce47">
            <text:p>F07</text:p>
          </table:table-cell>
          <table:table-cell office:value-type="string" office:string-value="F08" table:formula="of:=[Data.AU5]" table:style-name="ce47">
            <text:p>F08</text:p>
          </table:table-cell>
          <table:table-cell office:value-type="string" office:string-value="F09" table:formula="of:=[Data.AV5]" table:style-name="ce47">
            <text:p>F09</text:p>
          </table:table-cell>
          <table:table-cell office:value-type="string" office:string-value="F11" table:formula="of:=[Data.AW5]" table:style-name="ce47">
            <text:p>F11</text:p>
          </table:table-cell>
          <table:table-cell office:value-type="string" office:string-value="F12" table:formula="of:=[Data.AX5]" table:style-name="ce47">
            <text:p>F12</text:p>
          </table:table-cell>
          <table:table-cell office:value-type="string" office:string-value="F13" table:formula="of:=[Data.AY5]" table:style-name="ce47">
            <text:p>F13</text:p>
          </table:table-cell>
          <table:table-cell office:value-type="string" office:string-value="F14" table:formula="of:=[Data.AZ5]" table:style-name="ce47">
            <text:p>F14</text:p>
          </table:table-cell>
          <table:table-cell office:value-type="string" office:string-value="F15" table:formula="of:=[Data.BA5]" table:style-name="ce47">
            <text:p>F15</text:p>
          </table:table-cell>
          <table:table-cell office:value-type="string" office:string-value="F15B" table:formula="of:=[Data.BB5]" table:style-name="ce47">
            <text:p>F15B</text:p>
          </table:table-cell>
          <table:table-cell office:value-type="string" office:string-value="F17" table:formula="of:=[Data.BC5]" table:style-name="ce47">
            <text:p>F17</text:p>
          </table:table-cell>
          <table:table-cell office:value-type="string" office:string-value="F18" table:formula="of:=[Data.BD5]" table:style-name="ce47">
            <text:p>F18</text:p>
          </table:table-cell>
          <table:table-cell office:value-type="string" office:string-value="F18A" table:formula="of:=[Data.BE5]" table:style-name="ce47">
            <text:p>F18A</text:p>
          </table:table-cell>
          <table:table-cell office:value-type="string" office:string-value="F19" table:formula="of:=[Data.BF5]" table:style-name="ce47">
            <text:p>F19</text:p>
          </table:table-cell>
          <table:table-cell office:value-type="string" office:string-value="F20" table:formula="of:=[Data.BG5]" table:style-name="ce47">
            <text:p>F20</text:p>
          </table:table-cell>
          <table:table-cell office:value-type="string" office:string-value="F21" table:formula="of:=[Data.BH5]" table:style-name="ce47">
            <text:p>F21</text:p>
          </table:table-cell>
          <table:table-cell office:value-type="string" office:string-value="F22" table:formula="of:=[Data.BI5]" table:style-name="ce47">
            <text:p>F22</text:p>
          </table:table-cell>
          <table:table-cell office:value-type="string" office:string-value="F22A" table:formula="of:=[Data.BJ5]" table:style-name="ce47">
            <text:p>F22A</text:p>
          </table:table-cell>
          <table:table-cell office:value-type="string" office:string-value="F23" table:formula="of:=[Data.BK5]" table:style-name="ce47">
            <text:p>F23</text:p>
          </table:table-cell>
          <table:table-cell office:value-type="string" office:string-value="F24" table:formula="of:=[Data.BL5]" table:style-name="ce47">
            <text:p>F24</text:p>
          </table:table-cell>
          <table:table-cell office:value-type="string" office:string-value="F25" table:formula="of:=[Data.BM5]" table:style-name="ce47">
            <text:p>F25</text:p>
          </table:table-cell>
          <table:table-cell office:value-type="string" office:string-value="F26" table:formula="of:=[Data.BN5]" table:style-name="ce47">
            <text:p>F26</text:p>
          </table:table-cell>
          <table:table-cell office:value-type="string" office:string-value="F27" table:formula="of:=[Data.BO5]" table:style-name="ce47">
            <text:p>F27</text:p>
          </table:table-cell>
          <table:table-cell office:value-type="string" office:string-value="F30" table:formula="of:=[Data.BP5]" table:style-name="ce47">
            <text:p>F30</text:p>
          </table:table-cell>
          <table:table-cell office:value-type="string" office:string-value="F30A" table:formula="of:=[Data.BQ5]" table:style-name="ce47">
            <text:p>F30A</text:p>
          </table:table-cell>
          <table:table-cell office:value-type="string" office:string-value="F31" table:formula="of:=[Data.BR5]" table:style-name="ce47">
            <text:p>F31</text:p>
          </table:table-cell>
          <table:table-cell office:value-type="string" office:string-value="F34" table:formula="of:=[Data.BS5]" table:style-name="ce47">
            <text:p>F34</text:p>
          </table:table-cell>
          <table:table-cell office:value-type="string" office:string-value="F34A" table:formula="of:=[Data.BT5]" table:style-name="ce47">
            <text:p>F34A</text:p>
          </table:table-cell>
          <table:table-cell office:value-type="string" office:string-value="F40" table:formula="of:=[Data.BU5]" table:style-name="ce47">
            <text:p>F40</text:p>
          </table:table-cell>
          <table:table-cell office:value-type="string" office:string-value="F41" table:formula="of:=[Data.BV5]" table:style-name="ce47">
            <text:p>F41</text:p>
          </table:table-cell>
          <table:table-cell office:value-type="string" office:string-value="F42" table:formula="of:=[Data.BW5]" table:style-name="ce47">
            <text:p>F42</text:p>
          </table:table-cell>
          <table:table-cell office:value-type="string" office:string-value="F52" table:formula="of:=[Data.BX5]" table:style-name="ce47">
            <text:p>F52</text:p>
          </table:table-cell>
          <table:table-cell office:value-type="string" office:string-value="F55" table:formula="of:=[Data.BY5]" table:style-name="ce47">
            <text:p>F55</text:p>
          </table:table-cell>
          <table:table-cell office:value-type="string" office:string-value="F55A" table:formula="of:=[Data.BZ5]" table:style-name="ce47">
            <text:p>F55A</text:p>
          </table:table-cell>
          <table:table-cell office:value-type="string" office:string-value="F56" table:formula="of:=[Data.CA5]" table:style-name="ce47">
            <text:p>F56</text:p>
          </table:table-cell>
          <table:table-cell office:value-type="string" office:string-value="F60" table:formula="of:=[Data.CB5]" table:style-name="ce47">
            <text:p>F60</text:p>
          </table:table-cell>
          <table:table-cell office:value-type="string" office:string-value="F64" table:formula="of:=[Data.CC5]" table:style-name="ce47">
            <text:p>F64</text:p>
          </table:table-cell>
          <table:table-cell office:value-type="string" office:string-value="F64B" table:formula="of:=[Data.CD5]" table:style-name="ce47">
            <text:p>F64B</text:p>
          </table:table-cell>
          <table:table-cell office:value-type="string" office:string-value="F64C" table:formula="of:=[Data.CE5]" table:style-name="ce47">
            <text:p>F64C</text:p>
          </table:table-cell>
          <table:table-cell office:value-type="string" office:string-value="F64D" table:formula="of:=[Data.CF5]" table:style-name="ce47">
            <text:p>F64D</text:p>
          </table:table-cell>
          <table:table-cell office:value-type="string" office:string-value="F64DA" table:formula="of:=[Data.CG5]" table:style-name="ce47">
            <text:p>F64DA</text:p>
          </table:table-cell>
          <table:table-cell office:value-type="string" office:string-value="F64DB" table:formula="of:=[Data.CH5]" table:style-name="ce47">
            <text:p>F64DB</text:p>
          </table:table-cell>
          <table:table-cell office:value-type="string" office:string-value="CB02" table:formula="of:=[Data.CI5]" table:style-name="ce47">
            <text:p>CB02</text:p>
          </table:table-cell>
          <table:table-cell office:value-type="string" office:string-value="CB03" table:formula="of:=[Data.CJ5]" table:style-name="ce47">
            <text:p>CB03</text:p>
          </table:table-cell>
          <table:table-cell office:value-type="string" office:string-value="CB04" table:formula="of:=[Data.CK5]" table:style-name="ce47">
            <text:p>CB04</text:p>
          </table:table-cell>
          <table:table-cell office:value-type="string" office:string-value="CB08" table:formula="of:=[Data.CL5]" table:style-name="ce47">
            <text:p>CB08</text:p>
          </table:table-cell>
          <table:table-cell office:value-type="string" office:string-value="CB08C" table:formula="of:=[Data.CM5]" table:style-name="ce47">
            <text:p>CB08C</text:p>
          </table:table-cell>
          <table:table-cell office:value-type="string" office:string-value="CB08D" table:formula="of:=[Data.CN5]" table:style-name="ce47">
            <text:p>CB08D</text:p>
          </table:table-cell>
          <table:table-cell office:value-type="string" office:string-value="CB09" table:formula="of:=[Data.CO5]" table:style-name="ce47">
            <text:p>CB09</text:p>
          </table:table-cell>
          <table:table-cell office:value-type="string" office:string-value="CB10" table:formula="of:=[Data.CP5]" table:style-name="ce47">
            <text:p>CB10</text:p>
          </table:table-cell>
          <table:table-cell office:value-type="string" office:string-value="CB11" table:formula="of:=[Data.CQ5]" table:style-name="ce47">
            <text:p>CB11</text:p>
          </table:table-cell>
          <table:table-cell office:value-type="string" office:string-value="CB11B" table:formula="of:=[Data.CR5]" table:style-name="ce47">
            <text:p>CB11B</text:p>
          </table:table-cell>
          <table:table-cell office:value-type="string" office:string-value="CB12A" table:formula="of:=[Data.CS5]" table:style-name="ce47">
            <text:p>CB12A</text:p>
          </table:table-cell>
          <table:table-cell office:value-type="string" office:string-value="CB13" table:formula="of:=[Data.CT5]" table:style-name="ce47">
            <text:p>CB13</text:p>
          </table:table-cell>
          <table:table-cell office:value-type="string" office:string-value="CB14" table:formula="of:=[Data.CU5]" table:style-name="ce47">
            <text:p>CB14</text:p>
          </table:table-cell>
          <table:table-cell office:value-type="string" office:string-value="CB15" table:formula="of:=[Data.CV5]" table:style-name="ce47">
            <text:p>CB15</text:p>
          </table:table-cell>
          <table:table-cell office:value-type="string" office:string-value="CB06" table:formula="of:=[Data.CW5]" table:style-name="ce47">
            <text:p>CB06</text:p>
          </table:table-cell>
          <table:table-cell office:value-type="string" office:string-value="CB20" table:formula="of:=[Data.CX5]" table:style-name="ce47">
            <text:p>CB20</text:p>
          </table:table-cell>
          <table:table-cell office:value-type="string" office:string-value="SR01" table:formula="of:=[Data.CY5]" table:style-name="ce47">
            <text:p>SR01</text:p>
          </table:table-cell>
          <table:table-cell office:value-type="string" office:string-value="SR05" table:formula="of:=[Data.CZ5]" table:style-name="ce47">
            <text:p>SR05</text:p>
          </table:table-cell>
          <table:table-cell office:value-type="string" office:string-value="HG01" table:formula="of:=[Data.DA5]" table:style-name="ce47">
            <text:p>HG01</text:p>
          </table:table-cell>
          <table:table-cell office:value-type="string" office:string-value="HG02" table:formula="of:=[Data.DB5]" table:style-name="ce47">
            <text:p>HG02</text:p>
          </table:table-cell>
          <table:table-cell office:value-type="string" office:string-value="HG03" table:formula="of:=[Data.DC5]" table:style-name="ce47">
            <text:p>HG03</text:p>
          </table:table-cell>
          <table:table-cell office:value-type="string" office:string-value="HG04" table:formula="of:=[Data.DD5]" table:style-name="ce47">
            <text:p>HG04</text:p>
          </table:table-cell>
          <table:table-cell office:value-type="string" office:string-value="HG05" table:formula="of:=[Data.DE5]" table:style-name="ce47">
            <text:p>HG05</text:p>
          </table:table-cell>
          <table:table-cell office:value-type="string" office:string-value="HG07" table:formula="of:=[Data.DF5]" table:style-name="ce47">
            <text:p>HG07</text:p>
          </table:table-cell>
          <table:table-cell office:value-type="string" office:string-value="HG09" table:formula="of:=[Data.DG5]" table:style-name="ce47">
            <text:p>HG09</text:p>
          </table:table-cell>
          <table:table-cell office:value-type="string" office:string-value="HG11" table:formula="of:=[Data.DH5]" table:style-name="ce47">
            <text:p>HG11</text:p>
          </table:table-cell>
          <table:table-cell office:value-type="string" office:string-value="HG12" table:formula="of:=[Data.DI5]" table:style-name="ce47">
            <text:p>HG12</text:p>
          </table:table-cell>
          <table:table-cell office:value-type="string" office:string-value="HC03" table:formula="of:=[Data.DJ5]" table:style-name="ce47">
            <text:p>HC03</text:p>
          </table:table-cell>
          <table:table-cell office:value-type="string" office:string-value="HC03A" table:formula="of:=[Data.DK5]" table:style-name="ce47">
            <text:p>HC03A</text:p>
          </table:table-cell>
          <table:table-cell office:value-type="string" office:string-value="HC03C" table:formula="of:=[Data.DL5]" table:style-name="ce47">
            <text:p>HC03C</text:p>
          </table:table-cell>
          <table:table-cell office:value-type="string" office:string-value="HC05" table:formula="of:=[Data.DM5]" table:style-name="ce47">
            <text:p>HC05</text:p>
          </table:table-cell>
          <table:table-cell office:value-type="string" office:string-value="HC06" table:formula="of:=[Data.DN5]" table:style-name="ce47">
            <text:p>HC06</text:p>
          </table:table-cell>
          <table:table-cell office:value-type="string" office:string-value="HC09" table:formula="of:=[Data.DO5]" table:style-name="ce47">
            <text:p>HC09</text:p>
          </table:table-cell>
          <table:table-cell office:value-type="string" office:string-value="HC09A" table:formula="of:=[Data.DP5]" table:style-name="ce47">
            <text:p>HC09A</text:p>
          </table:table-cell>
          <table:table-cell office:value-type="string" office:string-value="HC10" table:formula="of:=[Data.DQ5]" table:style-name="ce47">
            <text:p>HC10</text:p>
          </table:table-cell>
          <table:table-cell office:value-type="string" office:string-value="HC11" table:formula="of:=[Data.DR5]" table:style-name="ce47">
            <text:p>HC11</text:p>
          </table:table-cell>
          <table:table-cell office:value-type="string" office:string-value="HC12" table:formula="of:=[Data.DS5]" table:style-name="ce47">
            <text:p>HC12</text:p>
          </table:table-cell>
          <table:table-cell office:value-type="string" office:string-value="HC13" table:formula="of:=[Data.DT5]" table:style-name="ce47">
            <text:p>HC13</text:p>
          </table:table-cell>
          <table:table-cell office:value-type="string" office:string-value="HR05" table:formula="of:=[Data.DU5]" table:style-name="ce47">
            <text:p>HR05</text:p>
          </table:table-cell>
          <table:table-cell office:value-type="string" office:string-value="HR06" table:formula="of:=[Data.DV5]" table:style-name="ce47">
            <text:p>HR06</text:p>
          </table:table-cell>
          <table:table-cell office:value-type="string" office:string-value="HR06AA" table:formula="of:=[Data.DW5]" table:style-name="ce47">
            <text:p>HR06AA</text:p>
          </table:table-cell>
          <table:table-cell office:value-type="string" office:string-value="HR06A" table:formula="of:=[Data.DX5]" table:style-name="ce47">
            <text:p>HR06A</text:p>
          </table:table-cell>
          <table:table-cell office:value-type="string" office:string-value="HR06B" table:formula="of:=[Data.DY5]" table:style-name="ce47">
            <text:p>HR06B</text:p>
          </table:table-cell>
          <table:table-cell office:value-type="string" office:string-value="HR07" table:formula="of:=[Data.DZ5]" table:style-name="ce47">
            <text:p>HR07</text:p>
          </table:table-cell>
          <table:table-cell office:value-type="string" office:string-value="HR08" table:formula="of:=[Data.EA5]" table:style-name="ce47">
            <text:p>HR08</text:p>
          </table:table-cell>
          <table:table-cell office:value-type="string" office:string-value="HR09" table:formula="of:=[Data.EB5]" table:style-name="ce47">
            <text:p>HR09</text:p>
          </table:table-cell>
          <table:table-cell office:value-type="string" office:string-value="HR10" table:formula="of:=[Data.EC5]" table:style-name="ce47">
            <text:p>HR10</text:p>
          </table:table-cell>
          <table:table-cell office:value-type="string" office:string-value="HR12" table:formula="of:=[Data.ED5]" table:style-name="ce47">
            <text:p>HR12</text:p>
          </table:table-cell>
          <table:table-cell office:value-type="string" office:string-value="HR13" table:formula="of:=[Data.EE5]" table:style-name="ce47">
            <text:p>HR13</text:p>
          </table:table-cell>
          <table:table-cell office:value-type="string" office:string-value="HR13A" table:formula="of:=[Data.EF5]" table:style-name="ce47">
            <text:p>HR13A</text:p>
          </table:table-cell>
          <table:table-cell office:value-type="string" office:string-value="HR13C" table:formula="of:=[Data.EG5]" table:style-name="ce47">
            <text:p>HR13C</text:p>
          </table:table-cell>
          <table:table-cell office:value-type="string" office:string-value="HR13D" table:formula="of:=[Data.EH5]" table:style-name="ce47">
            <text:p>HR13D</text:p>
          </table:table-cell>
          <table:table-cell office:value-type="string" office:string-value="HR13E" table:formula="of:=[Data.EI5]" table:style-name="ce47">
            <text:p>HR13E</text:p>
          </table:table-cell>
          <table:table-cell office:value-type="string" office:string-value="HR13EE" table:formula="of:=[Data.EJ5]" table:style-name="ce47">
            <text:p>HR13EE</text:p>
          </table:table-cell>
          <table:table-cell office:value-type="string" office:string-value="HR13F" table:formula="of:=[Data.EK5]" table:style-name="ce47">
            <text:p>HR13F</text:p>
          </table:table-cell>
          <table:table-cell office:value-type="string" office:string-value="HR13G" table:formula="of:=[Data.EL5]" table:style-name="ce47">
            <text:p>HR13G</text:p>
          </table:table-cell>
          <table:table-cell office:value-type="string" office:string-value="HR13H" table:formula="of:=[Data.EM5]" table:style-name="ce47">
            <text:p>HR13H</text:p>
          </table:table-cell>
          <table:table-cell office:value-type="string" office:string-value="HR13J" table:formula="of:=[Data.EN5]" table:style-name="ce47">
            <text:p>HR13J</text:p>
          </table:table-cell>
          <table:table-cell office:value-type="string" office:string-value="HR14" table:formula="of:=[Data.EO5]" table:style-name="ce47">
            <text:p>HR14</text:p>
          </table:table-cell>
          <table:table-cell office:value-type="string" office:string-value="HR14A" table:formula="of:=[Data.EP5]" table:style-name="ce47">
            <text:p>HR14A</text:p>
          </table:table-cell>
          <table:table-cell office:value-type="string" office:string-value="HR15" table:formula="of:=[Data.EQ5]" table:style-name="ce47">
            <text:p>HR15</text:p>
          </table:table-cell>
          <table:table-cell office:value-type="string" office:string-value="RR06" table:formula="of:=[Data.ER5]" table:style-name="ce47">
            <text:p>RR06</text:p>
          </table:table-cell>
          <table:table-cell office:value-type="string" office:string-value="RR06A" table:formula="of:=[Data.ES5]" table:style-name="ce47">
            <text:p>RR06A</text:p>
          </table:table-cell>
          <table:table-cell office:value-type="string" office:string-value="RR08" table:formula="of:=[Data.ET5]" table:style-name="ce47">
            <text:p>RR08</text:p>
          </table:table-cell>
          <table:table-cell office:value-type="string" office:string-value="RR08A" table:formula="of:=[Data.EU5]" table:style-name="ce47">
            <text:p>RR08A</text:p>
          </table:table-cell>
          <table:table-cell office:value-type="string" office:string-value="RR08C" table:formula="of:=[Data.EV5]" table:style-name="ce47">
            <text:p>RR08C</text:p>
          </table:table-cell>
          <table:table-cell office:value-type="string" office:string-value="RR08D" table:formula="of:=[Data.EW5]" table:style-name="ce47">
            <text:p>RR08D</text:p>
          </table:table-cell>
          <table:table-cell office:value-type="string" office:string-value="RR13" table:formula="of:=[Data.EX5]" table:style-name="ce47">
            <text:p>RR13</text:p>
          </table:table-cell>
          <table:table-cell office:value-type="string" office:string-value="RR14" table:formula="of:=[Data.EY5]" table:style-name="ce47">
            <text:p>RR14</text:p>
          </table:table-cell>
          <table:table-cell office:value-type="string" office:string-value="RR15" table:formula="of:=[Data.EZ5]" table:style-name="ce47">
            <text:p>RR15</text:p>
          </table:table-cell>
          <table:table-cell office:value-type="string" office:string-value="RR20" table:formula="of:=[Data.FA5]" table:style-name="ce47">
            <text:p>RR20</text:p>
          </table:table-cell>
          <table:table-cell office:value-type="string" office:string-value="RR20A" table:formula="of:=[Data.FB5]" table:style-name="ce47">
            <text:p>RR20A</text:p>
          </table:table-cell>
          <table:table-cell office:value-type="string" office:string-value="RR20B" table:formula="of:=[Data.FC5]" table:style-name="ce47">
            <text:p>RR20B</text:p>
          </table:table-cell>
          <table:table-cell office:value-type="string" office:string-value="RR20E" table:formula="of:=[Data.FD5]" table:style-name="ce47">
            <text:p>RR20E</text:p>
          </table:table-cell>
          <table:table-cell office:value-type="string" office:string-value="FS01" table:formula="of:=[Data.FE5]" table:style-name="ce47">
            <text:p>FS01</text:p>
          </table:table-cell>
          <table:table-cell office:value-type="string" office:string-value="FS04" table:formula="of:=[Data.FF5]" table:style-name="ce47">
            <text:p>FS04</text:p>
          </table:table-cell>
          <table:table-cell office:value-type="string" office:string-value="FS05" table:formula="of:=[Data.FG5]" table:style-name="ce47">
            <text:p>FS05</text:p>
          </table:table-cell>
          <table:table-cell office:value-type="string" office:string-value="FS06" table:formula="of:=[Data.FH5]" table:style-name="ce47">
            <text:p>FS06</text:p>
          </table:table-cell>
          <table:table-cell office:value-type="string" office:string-value="FS10" table:formula="of:=[Data.FI5]" table:style-name="ce47">
            <text:p>FS10</text:p>
          </table:table-cell>
          <table:table-cell office:value-type="string" office:string-value="TP01" table:formula="of:=[Data.FJ5]" table:style-name="ce47">
            <text:p>TP01</text:p>
          </table:table-cell>
          <table:table-cell office:value-type="string" office:string-value="TP02" table:formula="of:=[Data.FK5]" table:style-name="ce47">
            <text:p>TP02</text:p>
          </table:table-cell>
          <table:table-cell office:value-type="string" office:string-value="TP02A" table:formula="of:=[Data.FL5]" table:style-name="ce47">
            <text:p>TP02A</text:p>
          </table:table-cell>
          <table:table-cell office:value-type="string" office:string-value="TP04" table:formula="of:=[Data.FM5]" table:style-name="ce47">
            <text:p>TP04</text:p>
          </table:table-cell>
          <table:table-cell office:value-type="string" office:string-value="SP01" table:formula="of:=[Data.FN5]" table:style-name="ce47">
            <text:p>SP01</text:p>
          </table:table-cell>
          <table:table-cell office:value-type="string" office:string-value="SP04" table:formula="of:=[Data.FO5]" table:style-name="ce47">
            <text:p>SP04</text:p>
          </table:table-cell>
          <table:table-cell office:value-type="string" office:string-value="SP04C" table:formula="of:=[Data.FP5]" table:style-name="ce47">
            <text:p>SP04C</text:p>
          </table:table-cell>
          <table:table-cell office:value-type="string" office:string-value="SP04D" table:formula="of:=[Data.FQ5]" table:style-name="ce47">
            <text:p>SP04D</text:p>
          </table:table-cell>
          <table:table-cell office:value-type="string" office:string-value="SP04A" table:formula="of:=[Data.FR5]" table:style-name="ce47">
            <text:p>SP04A</text:p>
          </table:table-cell>
          <table:table-cell office:value-type="string" office:string-value="SP05" table:formula="of:=[Data.FS5]" table:style-name="ce47">
            <text:p>SP05</text:p>
          </table:table-cell>
          <table:table-cell office:value-type="string" office:string-value="SP06" table:formula="of:=[Data.FT5]" table:style-name="ce47">
            <text:p>SP06</text:p>
          </table:table-cell>
          <table:table-cell office:value-type="string" office:string-value="SP07" table:formula="of:=[Data.FU5]" table:style-name="ce47">
            <text:p>SP07</text:p>
          </table:table-cell>
          <table:table-cell office:value-type="string" office:string-value="SP11" table:formula="of:=[Data.FV5]" table:style-name="ce47">
            <text:p>SP11</text:p>
          </table:table-cell>
          <table:table-cell office:value-type="string" office:string-value="MC01" table:formula="of:=[Data.FW5]" table:style-name="ce47">
            <text:p>MC01</text:p>
          </table:table-cell>
          <table:table-cell office:value-type="string" office:string-value="YS02" table:formula="of:=[Data.FX5]" table:style-name="ce47">
            <text:p>YS02</text:p>
          </table:table-cell>
          <table:table-cell office:value-type="string" office:string-value="YS03" table:formula="of:=[Data.FY5]" table:style-name="ce47">
            <text:p>YS03</text:p>
          </table:table-cell>
          <table:table-cell office:value-type="string" office:string-value="YS05" table:formula="of:=[Data.FZ5]" table:style-name="ce47">
            <text:p>YS05</text:p>
          </table:table-cell>
          <table:table-cell office:value-type="string" office:string-value="YS06" table:formula="of:=[Data.GA5]" table:style-name="ce47">
            <text:p>YS06</text:p>
          </table:table-cell>
          <table:table-cell office:value-type="string" office:string-value="YS07" table:formula="of:=[Data.GB5]" table:style-name="ce47">
            <text:p>YS07</text:p>
          </table:table-cell>
          <table:table-cell office:value-type="string" office:string-value="YS08" table:formula="of:=[Data.GC5]" table:style-name="ce47">
            <text:p>YS08</text:p>
          </table:table-cell>
          <table:table-cell office:value-type="string" office:string-value="YS10" table:formula="of:=[Data.GD5]" table:style-name="ce47">
            <text:p>YS10</text:p>
          </table:table-cell>
          <table:table-cell office:value-type="string" office:string-value="YS10A" table:formula="of:=[Data.GE5]" table:style-name="ce47">
            <text:p>YS10A</text:p>
          </table:table-cell>
          <table:table-cell office:value-type="string" office:string-value="YS11" table:formula="of:=[Data.GF5]" table:style-name="ce47">
            <text:p>YS11</text:p>
          </table:table-cell>
          <table:table-cell office:value-type="string" office:string-value="FM01" table:formula="of:=[Data.GG5]" table:style-name="ce47">
            <text:p>FM01</text:p>
          </table:table-cell>
          <table:table-cell office:value-type="string" office:string-value="FM02" table:formula="of:=[Data.GH5]" table:style-name="ce47">
            <text:p>FM02</text:p>
          </table:table-cell>
          <table:table-cell office:value-type="string" office:string-value="FM03" table:formula="of:=[Data.GI5]" table:style-name="ce47">
            <text:p>FM03</text:p>
          </table:table-cell>
          <table:table-cell office:value-type="string" office:string-value="FM04" table:formula="of:=[Data.GJ5]" table:style-name="ce47">
            <text:p>FM04</text:p>
          </table:table-cell>
          <table:table-cell office:value-type="string" office:string-value="FM05" table:formula="of:=[Data.GK5]" table:style-name="ce47">
            <text:p>FM05</text:p>
          </table:table-cell>
          <table:table-cell office:value-type="string" office:string-value="FM06" table:formula="of:=[Data.GL5]" table:style-name="ce47">
            <text:p>FM06</text:p>
          </table:table-cell>
          <table:table-cell office:value-type="string" office:string-value="HP01" table:formula="of:=[Data.GM5]" table:style-name="ce47">
            <text:p>HP01</text:p>
          </table:table-cell>
          <table:table-cell office:value-type="string" office:string-value="HP02" table:formula="of:=[Data.GN5]" table:style-name="ce47">
            <text:p>HP02</text:p>
          </table:table-cell>
          <table:table-cell office:value-type="string" office:string-value="HP03" table:formula="of:=[Data.GO5]" table:style-name="ce47">
            <text:p>HP03</text:p>
          </table:table-cell>
          <table:table-cell office:value-type="string" office:string-value="HP04" table:formula="of:=[Data.GP5]" table:style-name="ce47">
            <text:p>HP04</text:p>
          </table:table-cell>
          <table:table-cell office:value-type="string" office:string-value="HP06" table:formula="of:=[Data.GQ5]" table:style-name="ce47">
            <text:p>HP06</text:p>
          </table:table-cell>
          <table:table-cell office:value-type="string" office:string-value="HP07" table:formula="of:=[Data.GR5]" table:style-name="ce47">
            <text:p>HP07</text:p>
          </table:table-cell>
          <table:table-cell office:value-type="string" office:string-value="HP08" table:formula="of:=[Data.GS5]" table:style-name="ce47">
            <text:p>HP08</text:p>
          </table:table-cell>
          <table:table-cell office:value-type="string" office:string-value="HP19" table:formula="of:=[Data.GT5]" table:style-name="ce47">
            <text:p>HP19</text:p>
          </table:table-cell>
          <table:table-cell office:value-type="string" office:string-value="HP20" table:formula="of:=[Data.GU5]" table:style-name="ce47">
            <text:p>HP20</text:p>
          </table:table-cell>
          <table:table-cell office:value-type="string" office:string-value="HP22" table:formula="of:=[Data.GV5]" table:style-name="ce47">
            <text:p>HP22</text:p>
          </table:table-cell>
          <table:table-cell office:value-type="string" office:string-value="HP24" table:formula="of:=[Data.GW5]" table:style-name="ce47">
            <text:p>HP24</text:p>
          </table:table-cell>
          <table:table-cell office:value-type="string" office:string-value="HP25" table:formula="of:=[Data.GX5]" table:style-name="ce47">
            <text:p>HP25</text:p>
          </table:table-cell>
          <table:table-cell office:value-type="string" office:string-value="RP01" table:formula="of:=[Data.GY5]" table:style-name="ce47">
            <text:p>RP01</text:p>
          </table:table-cell>
          <table:table-cell office:value-type="string" office:string-value="RP06" table:formula="of:=[Data.GZ5]" table:style-name="ce47">
            <text:p>RP06</text:p>
          </table:table-cell>
          <table:table-cell office:value-type="string" office:string-value="RT01" table:formula="of:=[Data.HA5]" table:style-name="ce47">
            <text:p>RT01</text:p>
          </table:table-cell>
          <table:table-cell office:value-type="string" office:string-value="RT02" table:formula="of:=[Data.HB5]" table:style-name="ce47">
            <text:p>RT02</text:p>
          </table:table-cell>
          <table:table-cell office:value-type="string" office:string-value="RT03" table:formula="of:=[Data.HC5]" table:style-name="ce47">
            <text:p>RT03</text:p>
          </table:table-cell>
          <table:table-cell office:value-type="string" office:string-value="RT07" table:formula="of:=[Data.HD5]" table:style-name="ce47">
            <text:p>RT07</text:p>
          </table:table-cell>
          <table:table-cell office:value-type="string" office:string-value="RW01" table:formula="of:=[Data.HE5]" table:style-name="ce47">
            <text:p>RW01</text:p>
          </table:table-cell>
          <table:table-cell office:value-type="string" office:string-value="RW02" table:formula="of:=[Data.HF5]" table:style-name="ce47">
            <text:p>RW02</text:p>
          </table:table-cell>
          <table:table-cell office:value-type="string" office:string-value="MH01" table:formula="of:=[Data.HG5]" table:style-name="ce47">
            <text:p>MH01</text:p>
          </table:table-cell>
          <table:table-cell office:value-type="string" office:string-value="PS01" table:formula="of:=[Data.HH5]" table:style-name="ce47">
            <text:p>PS01</text:p>
          </table:table-cell>
          <table:table-cell office:value-type="string" office:string-value="PS02" table:formula="of:=[Data.HI5]" table:style-name="ce47">
            <text:p>PS02</text:p>
          </table:table-cell>
          <table:table-cell office:value-type="string" office:string-value="PS03" table:formula="of:=[Data.HJ5]" table:style-name="ce47">
            <text:p>PS03</text:p>
          </table:table-cell>
          <table:table-cell office:value-type="string" office:string-value="PS04" table:formula="of:=[Data.HK5]" table:style-name="ce47">
            <text:p>PS04</text:p>
          </table:table-cell>
          <table:table-cell office:value-type="string" office:string-value="PS05" table:formula="of:=[Data.HL5]" table:style-name="ce47">
            <text:p>PS05</text:p>
          </table:table-cell>
          <table:table-cell office:value-type="string" office:string-value="PS05A" table:formula="of:=[Data.HM5]" table:style-name="ce47">
            <text:p>PS05A</text:p>
          </table:table-cell>
          <table:table-cell office:value-type="string" office:string-value="PS05B" table:formula="of:=[Data.HN5]" table:style-name="ce47">
            <text:p>PS05B</text:p>
          </table:table-cell>
          <table:table-cell office:value-type="string" office:string-value="PS06" table:formula="of:=[Data.HO5]" table:style-name="ce47">
            <text:p>PS06</text:p>
          </table:table-cell>
          <table:table-cell office:value-type="string" office:string-value="PS07" table:formula="of:=[Data.HP5]" table:style-name="ce47">
            <text:p>PS07</text:p>
          </table:table-cell>
          <table:table-cell office:value-type="string" office:string-value="PS08" table:formula="of:=[Data.HQ5]" table:style-name="ce47">
            <text:p>PS08</text:p>
          </table:table-cell>
          <table:table-cell office:value-type="string" office:string-value="PS08A" table:formula="of:=[Data.HR5]" table:style-name="ce47">
            <text:p>PS08A</text:p>
          </table:table-cell>
          <table:table-cell office:value-type="string" office:string-value="PS09" table:formula="of:=[Data.HS5]" table:style-name="ce47">
            <text:p>PS09</text:p>
          </table:table-cell>
          <table:table-cell office:value-type="string" office:string-value="PS10" table:formula="of:=[Data.HT5]" table:style-name="ce47">
            <text:p>PS10</text:p>
          </table:table-cell>
          <table:table-cell office:value-type="string" office:string-value="PS11" table:formula="of:=[Data.HU5]" table:style-name="ce47">
            <text:p>PS11</text:p>
          </table:table-cell>
          <table:table-cell office:value-type="string" office:string-value="PS12" table:formula="of:=[Data.HV5]" table:style-name="ce47">
            <text:p>PS12</text:p>
          </table:table-cell>
          <table:table-cell office:value-type="string" office:string-value="PS13" table:formula="of:=[Data.HW5]" table:style-name="ce47">
            <text:p>PS13</text:p>
          </table:table-cell>
          <table:table-cell office:value-type="string" office:string-value="PS14" table:formula="of:=[Data.HX5]" table:style-name="ce47">
            <text:p>PS14</text:p>
          </table:table-cell>
          <table:table-cell office:value-type="string" office:string-value="PS15" table:formula="of:=[Data.HY5]" table:style-name="ce47">
            <text:p>PS15</text:p>
          </table:table-cell>
          <table:table-cell office:value-type="string" office:string-value="PS15A" table:formula="of:=[Data.HZ5]" table:style-name="ce47">
            <text:p>PS15A</text:p>
          </table:table-cell>
          <table:table-cell office:value-type="string" office:string-value="PS16" table:formula="of:=[Data.IA5]" table:style-name="ce47">
            <text:p>PS16</text:p>
          </table:table-cell>
          <table:table-cell office:value-type="string" office:string-value="PS16A" table:formula="of:=[Data.IB5]" table:style-name="ce47">
            <text:p>PS16A</text:p>
          </table:table-cell>
          <table:table-cell office:value-type="string" office:string-value="PS16B" table:formula="of:=[Data.IC5]" table:style-name="ce47">
            <text:p>PS16B</text:p>
          </table:table-cell>
          <table:table-cell office:value-type="string" office:string-value="PS16C" table:formula="of:=[Data.ID5]" table:style-name="ce47">
            <text:p>PS16C</text:p>
          </table:table-cell>
          <table:table-cell office:value-type="string" office:string-value="PS17" table:formula="of:=[Data.IE5]" table:style-name="ce47">
            <text:p>PS17</text:p>
          </table:table-cell>
          <table:table-cell office:value-type="string" office:string-value="PS18" table:formula="of:=[Data.IF5]" table:style-name="ce47">
            <text:p>PS18</text:p>
          </table:table-cell>
          <table:table-cell office:value-type="string" office:string-value="PS18A" table:formula="of:=[Data.IG5]" table:style-name="ce47">
            <text:p>PS18A</text:p>
          </table:table-cell>
          <table:table-cell office:value-type="string" office:string-value="PS18B" table:formula="of:=[Data.IH5]" table:style-name="ce47">
            <text:p>PS18B</text:p>
          </table:table-cell>
          <table:table-cell office:value-type="string" office:string-value="PS18C" table:formula="of:=[Data.II5]" table:style-name="ce47">
            <text:p>PS18C</text:p>
          </table:table-cell>
          <table:table-cell office:value-type="string" office:string-value="PS19" table:formula="of:=[Data.IJ5]" table:style-name="ce47">
            <text:p>PS19</text:p>
          </table:table-cell>
          <table:table-cell office:value-type="string" office:string-value="PS20" table:formula="of:=[Data.IK5]" table:style-name="ce47">
            <text:p>PS20</text:p>
          </table:table-cell>
          <table:table-cell table:number-columns-repeated="16167" table:style-name="ce47"/>
        </table:table-row>
        <table:table-row table:style-name="ro3">
          <table:table-cell table:style-name="ce47"/>
          <table:table-cell office:value-type="float" office:value="1" table:style-name="ce47">
            <text:p>1</text:p>
          </table:table-cell>
          <table:table-cell office:value-type="float" office:value="2" table:style-name="ce47">
            <text:p>2</text:p>
          </table:table-cell>
          <table:table-cell office:value-type="float" office:value="3" table:style-name="ce47">
            <text:p>3</text:p>
          </table:table-cell>
          <table:table-cell office:value-type="float" office:value="4" table:style-name="ce47">
            <text:p>4</text:p>
          </table:table-cell>
          <table:table-cell office:value-type="float" office:value="5" table:style-name="ce47">
            <text:p>5</text:p>
          </table:table-cell>
          <table:table-cell office:value-type="float" office:value="6" table:style-name="ce47">
            <text:p>6</text:p>
          </table:table-cell>
          <table:table-cell office:value-type="float" office:value="7" table:style-name="ce47">
            <text:p>7</text:p>
          </table:table-cell>
          <table:table-cell office:value-type="float" office:value="8" table:style-name="ce47">
            <text:p>8</text:p>
          </table:table-cell>
          <table:table-cell office:value-type="float" office:value="9" table:style-name="ce47">
            <text:p>9</text:p>
          </table:table-cell>
          <table:table-cell office:value-type="float" office:value="10" table:style-name="ce47">
            <text:p>10</text:p>
          </table:table-cell>
          <table:table-cell office:value-type="float" office:value="11" table:style-name="ce47">
            <text:p>11</text:p>
          </table:table-cell>
          <table:table-cell office:value-type="float" office:value="12" table:style-name="ce47">
            <text:p>12</text:p>
          </table:table-cell>
          <table:table-cell office:value-type="float" office:value="13" table:style-name="ce47">
            <text:p>13</text:p>
          </table:table-cell>
          <table:table-cell office:value-type="float" office:value="14" table:style-name="ce47">
            <text:p>14</text:p>
          </table:table-cell>
          <table:table-cell office:value-type="float" office:value="15" table:style-name="ce47">
            <text:p>15</text:p>
          </table:table-cell>
          <table:table-cell office:value-type="float" office:value="16" table:style-name="ce47">
            <text:p>16</text:p>
          </table:table-cell>
          <table:table-cell office:value-type="float" office:value="17" table:style-name="ce47">
            <text:p>17</text:p>
          </table:table-cell>
          <table:table-cell office:value-type="float" office:value="18" table:style-name="ce47">
            <text:p>18</text:p>
          </table:table-cell>
          <table:table-cell office:value-type="float" office:value="19" table:style-name="ce47">
            <text:p>19</text:p>
          </table:table-cell>
          <table:table-cell office:value-type="float" office:value="20" table:style-name="ce47">
            <text:p>20</text:p>
          </table:table-cell>
          <table:table-cell office:value-type="float" office:value="21" table:style-name="ce47">
            <text:p>21</text:p>
          </table:table-cell>
          <table:table-cell office:value-type="float" office:value="22" table:style-name="ce47">
            <text:p>22</text:p>
          </table:table-cell>
          <table:table-cell office:value-type="float" office:value="23" table:style-name="ce47">
            <text:p>23</text:p>
          </table:table-cell>
          <table:table-cell office:value-type="float" office:value="24" table:style-name="ce47">
            <text:p>24</text:p>
          </table:table-cell>
          <table:table-cell office:value-type="float" office:value="25" table:style-name="ce47">
            <text:p>25</text:p>
          </table:table-cell>
          <table:table-cell office:value-type="float" office:value="26" table:style-name="ce47">
            <text:p>26</text:p>
          </table:table-cell>
          <table:table-cell office:value-type="float" office:value="27" table:style-name="ce47">
            <text:p>27</text:p>
          </table:table-cell>
          <table:table-cell office:value-type="float" office:value="28" table:style-name="ce47">
            <text:p>28</text:p>
          </table:table-cell>
          <table:table-cell office:value-type="float" office:value="29" table:style-name="ce47">
            <text:p>29</text:p>
          </table:table-cell>
          <table:table-cell office:value-type="float" office:value="30" table:style-name="ce47">
            <text:p>30</text:p>
          </table:table-cell>
          <table:table-cell office:value-type="float" office:value="31" table:style-name="ce47">
            <text:p>31</text:p>
          </table:table-cell>
          <table:table-cell office:value-type="float" office:value="32" table:style-name="ce47">
            <text:p>32</text:p>
          </table:table-cell>
          <table:table-cell office:value-type="float" office:value="33" table:style-name="ce47">
            <text:p>33</text:p>
          </table:table-cell>
          <table:table-cell office:value-type="float" office:value="34" table:style-name="ce47">
            <text:p>34</text:p>
          </table:table-cell>
          <table:table-cell office:value-type="float" office:value="35" table:style-name="ce47">
            <text:p>35</text:p>
          </table:table-cell>
          <table:table-cell office:value-type="float" office:value="36" table:style-name="ce47">
            <text:p>36</text:p>
          </table:table-cell>
          <table:table-cell office:value-type="float" office:value="37" table:style-name="ce47">
            <text:p>37</text:p>
          </table:table-cell>
          <table:table-cell office:value-type="float" office:value="38" table:style-name="ce47">
            <text:p>38</text:p>
          </table:table-cell>
          <table:table-cell office:value-type="float" office:value="39" table:style-name="ce47">
            <text:p>39</text:p>
          </table:table-cell>
          <table:table-cell office:value-type="float" office:value="40" table:style-name="ce47">
            <text:p>40</text:p>
          </table:table-cell>
          <table:table-cell office:value-type="float" office:value="41" table:style-name="ce47">
            <text:p>41</text:p>
          </table:table-cell>
          <table:table-cell office:value-type="float" office:value="42" table:style-name="ce47">
            <text:p>42</text:p>
          </table:table-cell>
          <table:table-cell office:value-type="float" office:value="43" table:style-name="ce47">
            <text:p>43</text:p>
          </table:table-cell>
          <table:table-cell office:value-type="float" office:value="44" table:style-name="ce47">
            <text:p>44</text:p>
          </table:table-cell>
          <table:table-cell office:value-type="float" office:value="45" table:style-name="ce47">
            <text:p>45</text:p>
          </table:table-cell>
          <table:table-cell office:value-type="float" office:value="46" table:style-name="ce47">
            <text:p>46</text:p>
          </table:table-cell>
          <table:table-cell office:value-type="float" office:value="47" table:style-name="ce47">
            <text:p>47</text:p>
          </table:table-cell>
          <table:table-cell office:value-type="float" office:value="48" table:style-name="ce47">
            <text:p>48</text:p>
          </table:table-cell>
          <table:table-cell office:value-type="float" office:value="49" table:style-name="ce47">
            <text:p>49</text:p>
          </table:table-cell>
          <table:table-cell office:value-type="float" office:value="50" table:style-name="ce47">
            <text:p>50</text:p>
          </table:table-cell>
          <table:table-cell office:value-type="float" office:value="51" table:style-name="ce47">
            <text:p>51</text:p>
          </table:table-cell>
          <table:table-cell office:value-type="float" office:value="52" table:style-name="ce47">
            <text:p>52</text:p>
          </table:table-cell>
          <table:table-cell office:value-type="float" office:value="53" table:style-name="ce47">
            <text:p>53</text:p>
          </table:table-cell>
          <table:table-cell office:value-type="float" office:value="54" table:style-name="ce47">
            <text:p>54</text:p>
          </table:table-cell>
          <table:table-cell office:value-type="float" office:value="55" table:style-name="ce47">
            <text:p>55</text:p>
          </table:table-cell>
          <table:table-cell office:value-type="float" office:value="56" table:style-name="ce47">
            <text:p>56</text:p>
          </table:table-cell>
          <table:table-cell office:value-type="float" office:value="57" table:style-name="ce47">
            <text:p>57</text:p>
          </table:table-cell>
          <table:table-cell office:value-type="float" office:value="58" table:style-name="ce47">
            <text:p>58</text:p>
          </table:table-cell>
          <table:table-cell office:value-type="float" office:value="59" table:style-name="ce47">
            <text:p>59</text:p>
          </table:table-cell>
          <table:table-cell office:value-type="float" office:value="60" table:style-name="ce47">
            <text:p>60</text:p>
          </table:table-cell>
          <table:table-cell office:value-type="float" office:value="61" table:style-name="ce47">
            <text:p>61</text:p>
          </table:table-cell>
          <table:table-cell office:value-type="float" office:value="62" table:style-name="ce47">
            <text:p>62</text:p>
          </table:table-cell>
          <table:table-cell office:value-type="float" office:value="63" table:style-name="ce47">
            <text:p>63</text:p>
          </table:table-cell>
          <table:table-cell office:value-type="float" office:value="64" table:style-name="ce47">
            <text:p>64</text:p>
          </table:table-cell>
          <table:table-cell office:value-type="float" office:value="65" table:style-name="ce47">
            <text:p>65</text:p>
          </table:table-cell>
          <table:table-cell office:value-type="float" office:value="66" table:style-name="ce47">
            <text:p>66</text:p>
          </table:table-cell>
          <table:table-cell office:value-type="float" office:value="67" table:style-name="ce47">
            <text:p>67</text:p>
          </table:table-cell>
          <table:table-cell office:value-type="float" office:value="68" table:style-name="ce47">
            <text:p>68</text:p>
          </table:table-cell>
          <table:table-cell office:value-type="float" office:value="69" table:style-name="ce47">
            <text:p>69</text:p>
          </table:table-cell>
          <table:table-cell office:value-type="float" office:value="70" table:style-name="ce47">
            <text:p>70</text:p>
          </table:table-cell>
          <table:table-cell office:value-type="float" office:value="71" table:style-name="ce47">
            <text:p>71</text:p>
          </table:table-cell>
          <table:table-cell office:value-type="float" office:value="72" table:style-name="ce47">
            <text:p>72</text:p>
          </table:table-cell>
          <table:table-cell office:value-type="float" office:value="73" table:style-name="ce47">
            <text:p>73</text:p>
          </table:table-cell>
          <table:table-cell office:value-type="float" office:value="74" table:style-name="ce47">
            <text:p>74</text:p>
          </table:table-cell>
          <table:table-cell office:value-type="float" office:value="75" table:style-name="ce47">
            <text:p>75</text:p>
          </table:table-cell>
          <table:table-cell office:value-type="float" office:value="76" table:style-name="ce47">
            <text:p>76</text:p>
          </table:table-cell>
          <table:table-cell office:value-type="float" office:value="77" table:style-name="ce47">
            <text:p>77</text:p>
          </table:table-cell>
          <table:table-cell office:value-type="float" office:value="78" table:style-name="ce47">
            <text:p>78</text:p>
          </table:table-cell>
          <table:table-cell office:value-type="float" office:value="79" table:style-name="ce47">
            <text:p>79</text:p>
          </table:table-cell>
          <table:table-cell office:value-type="float" office:value="80" table:style-name="ce47">
            <text:p>80</text:p>
          </table:table-cell>
          <table:table-cell office:value-type="float" office:value="81" table:style-name="ce47">
            <text:p>81</text:p>
          </table:table-cell>
          <table:table-cell office:value-type="float" office:value="82" table:style-name="ce47">
            <text:p>82</text:p>
          </table:table-cell>
          <table:table-cell office:value-type="float" office:value="83" table:style-name="ce47">
            <text:p>83</text:p>
          </table:table-cell>
          <table:table-cell office:value-type="float" office:value="84" table:style-name="ce47">
            <text:p>84</text:p>
          </table:table-cell>
          <table:table-cell office:value-type="float" office:value="85" table:style-name="ce47">
            <text:p>85</text:p>
          </table:table-cell>
          <table:table-cell office:value-type="float" office:value="86" table:style-name="ce47">
            <text:p>86</text:p>
          </table:table-cell>
          <table:table-cell office:value-type="float" office:value="87" table:style-name="ce47">
            <text:p>87</text:p>
          </table:table-cell>
          <table:table-cell office:value-type="float" office:value="88" table:style-name="ce47">
            <text:p>88</text:p>
          </table:table-cell>
          <table:table-cell office:value-type="float" office:value="89" table:style-name="ce47">
            <text:p>89</text:p>
          </table:table-cell>
          <table:table-cell office:value-type="float" office:value="90" table:style-name="ce47">
            <text:p>90</text:p>
          </table:table-cell>
          <table:table-cell office:value-type="float" office:value="91" table:style-name="ce47">
            <text:p>91</text:p>
          </table:table-cell>
          <table:table-cell office:value-type="float" office:value="92" table:style-name="ce47">
            <text:p>92</text:p>
          </table:table-cell>
          <table:table-cell office:value-type="float" office:value="93" table:style-name="ce47">
            <text:p>93</text:p>
          </table:table-cell>
          <table:table-cell office:value-type="float" office:value="94" table:style-name="ce47">
            <text:p>94</text:p>
          </table:table-cell>
          <table:table-cell office:value-type="float" office:value="95" table:style-name="ce47">
            <text:p>95</text:p>
          </table:table-cell>
          <table:table-cell office:value-type="float" office:value="96" table:style-name="ce47">
            <text:p>96</text:p>
          </table:table-cell>
          <table:table-cell office:value-type="float" office:value="97" table:style-name="ce47">
            <text:p>97</text:p>
          </table:table-cell>
          <table:table-cell office:value-type="float" office:value="98" table:style-name="ce47">
            <text:p>98</text:p>
          </table:table-cell>
          <table:table-cell office:value-type="float" office:value="99" table:style-name="ce47">
            <text:p>99</text:p>
          </table:table-cell>
          <table:table-cell office:value-type="float" office:value="100" table:style-name="ce47">
            <text:p>100</text:p>
          </table:table-cell>
          <table:table-cell office:value-type="float" office:value="101" table:style-name="ce47">
            <text:p>101</text:p>
          </table:table-cell>
          <table:table-cell office:value-type="float" office:value="102" table:style-name="ce47">
            <text:p>102</text:p>
          </table:table-cell>
          <table:table-cell office:value-type="float" office:value="103" table:style-name="ce47">
            <text:p>103</text:p>
          </table:table-cell>
          <table:table-cell office:value-type="float" office:value="104" table:style-name="ce47">
            <text:p>104</text:p>
          </table:table-cell>
          <table:table-cell office:value-type="float" office:value="105" table:style-name="ce47">
            <text:p>105</text:p>
          </table:table-cell>
          <table:table-cell office:value-type="float" office:value="106" table:style-name="ce47">
            <text:p>106</text:p>
          </table:table-cell>
          <table:table-cell office:value-type="float" office:value="107" table:style-name="ce47">
            <text:p>107</text:p>
          </table:table-cell>
          <table:table-cell office:value-type="float" office:value="108" table:style-name="ce47">
            <text:p>108</text:p>
          </table:table-cell>
          <table:table-cell office:value-type="float" office:value="109" table:style-name="ce47">
            <text:p>109</text:p>
          </table:table-cell>
          <table:table-cell office:value-type="float" office:value="110" table:style-name="ce47">
            <text:p>110</text:p>
          </table:table-cell>
          <table:table-cell office:value-type="float" office:value="111" table:style-name="ce47">
            <text:p>111</text:p>
          </table:table-cell>
          <table:table-cell office:value-type="float" office:value="112" table:style-name="ce47">
            <text:p>112</text:p>
          </table:table-cell>
          <table:table-cell office:value-type="float" office:value="113" table:style-name="ce47">
            <text:p>113</text:p>
          </table:table-cell>
          <table:table-cell office:value-type="float" office:value="114" table:style-name="ce47">
            <text:p>114</text:p>
          </table:table-cell>
          <table:table-cell office:value-type="float" office:value="115" table:style-name="ce47">
            <text:p>115</text:p>
          </table:table-cell>
          <table:table-cell office:value-type="float" office:value="116" table:style-name="ce47">
            <text:p>116</text:p>
          </table:table-cell>
          <table:table-cell office:value-type="float" office:value="117" table:style-name="ce47">
            <text:p>117</text:p>
          </table:table-cell>
          <table:table-cell office:value-type="float" office:value="118" table:style-name="ce47">
            <text:p>118</text:p>
          </table:table-cell>
          <table:table-cell office:value-type="float" office:value="119" table:style-name="ce47">
            <text:p>119</text:p>
          </table:table-cell>
          <table:table-cell office:value-type="float" office:value="120" table:style-name="ce47">
            <text:p>120</text:p>
          </table:table-cell>
          <table:table-cell office:value-type="float" office:value="121" table:style-name="ce47">
            <text:p>121</text:p>
          </table:table-cell>
          <table:table-cell office:value-type="float" office:value="122" table:style-name="ce47">
            <text:p>122</text:p>
          </table:table-cell>
          <table:table-cell office:value-type="float" office:value="123" table:style-name="ce47">
            <text:p>123</text:p>
          </table:table-cell>
          <table:table-cell office:value-type="float" office:value="124" table:style-name="ce47">
            <text:p>124</text:p>
          </table:table-cell>
          <table:table-cell office:value-type="float" office:value="125" table:style-name="ce47">
            <text:p>125</text:p>
          </table:table-cell>
          <table:table-cell office:value-type="float" office:value="126" table:style-name="ce47">
            <text:p>126</text:p>
          </table:table-cell>
          <table:table-cell office:value-type="float" office:value="127" table:style-name="ce47">
            <text:p>127</text:p>
          </table:table-cell>
          <table:table-cell office:value-type="float" office:value="128" table:style-name="ce47">
            <text:p>128</text:p>
          </table:table-cell>
          <table:table-cell office:value-type="float" office:value="129" table:style-name="ce47">
            <text:p>129</text:p>
          </table:table-cell>
          <table:table-cell office:value-type="float" office:value="130" table:style-name="ce47">
            <text:p>130</text:p>
          </table:table-cell>
          <table:table-cell office:value-type="float" office:value="131" table:style-name="ce47">
            <text:p>131</text:p>
          </table:table-cell>
          <table:table-cell office:value-type="float" office:value="132" table:style-name="ce47">
            <text:p>132</text:p>
          </table:table-cell>
          <table:table-cell office:value-type="float" office:value="133" table:style-name="ce47">
            <text:p>133</text:p>
          </table:table-cell>
          <table:table-cell office:value-type="float" office:value="134" table:style-name="ce47">
            <text:p>134</text:p>
          </table:table-cell>
          <table:table-cell office:value-type="float" office:value="135" table:style-name="ce47">
            <text:p>135</text:p>
          </table:table-cell>
          <table:table-cell office:value-type="float" office:value="136" table:style-name="ce47">
            <text:p>136</text:p>
          </table:table-cell>
          <table:table-cell office:value-type="float" office:value="137" table:style-name="ce47">
            <text:p>137</text:p>
          </table:table-cell>
          <table:table-cell office:value-type="float" office:value="138" table:style-name="ce47">
            <text:p>138</text:p>
          </table:table-cell>
          <table:table-cell office:value-type="float" office:value="139" table:style-name="ce47">
            <text:p>139</text:p>
          </table:table-cell>
          <table:table-cell office:value-type="float" office:value="140" table:style-name="ce47">
            <text:p>140</text:p>
          </table:table-cell>
          <table:table-cell office:value-type="float" office:value="141" table:style-name="ce47">
            <text:p>141</text:p>
          </table:table-cell>
          <table:table-cell office:value-type="float" office:value="142" table:style-name="ce47">
            <text:p>142</text:p>
          </table:table-cell>
          <table:table-cell office:value-type="float" office:value="143" table:style-name="ce47">
            <text:p>143</text:p>
          </table:table-cell>
          <table:table-cell office:value-type="float" office:value="144" table:style-name="ce47">
            <text:p>144</text:p>
          </table:table-cell>
          <table:table-cell office:value-type="float" office:value="145" table:style-name="ce47">
            <text:p>145</text:p>
          </table:table-cell>
          <table:table-cell office:value-type="float" office:value="146" table:style-name="ce47">
            <text:p>146</text:p>
          </table:table-cell>
          <table:table-cell office:value-type="float" office:value="147" table:style-name="ce47">
            <text:p>147</text:p>
          </table:table-cell>
          <table:table-cell office:value-type="float" office:value="148" table:style-name="ce47">
            <text:p>148</text:p>
          </table:table-cell>
          <table:table-cell office:value-type="float" office:value="149" table:style-name="ce47">
            <text:p>149</text:p>
          </table:table-cell>
          <table:table-cell office:value-type="float" office:value="150" table:style-name="ce47">
            <text:p>150</text:p>
          </table:table-cell>
          <table:table-cell office:value-type="float" office:value="151" table:style-name="ce47">
            <text:p>151</text:p>
          </table:table-cell>
          <table:table-cell office:value-type="float" office:value="152" table:style-name="ce47">
            <text:p>152</text:p>
          </table:table-cell>
          <table:table-cell office:value-type="float" office:value="153" table:style-name="ce47">
            <text:p>153</text:p>
          </table:table-cell>
          <table:table-cell office:value-type="float" office:value="154" table:style-name="ce47">
            <text:p>154</text:p>
          </table:table-cell>
          <table:table-cell office:value-type="float" office:value="155" table:style-name="ce47">
            <text:p>155</text:p>
          </table:table-cell>
          <table:table-cell office:value-type="float" office:value="156" table:style-name="ce47">
            <text:p>156</text:p>
          </table:table-cell>
          <table:table-cell office:value-type="float" office:value="157" table:style-name="ce47">
            <text:p>157</text:p>
          </table:table-cell>
          <table:table-cell office:value-type="float" office:value="158" table:style-name="ce47">
            <text:p>158</text:p>
          </table:table-cell>
          <table:table-cell office:value-type="float" office:value="159" table:style-name="ce47">
            <text:p>159</text:p>
          </table:table-cell>
          <table:table-cell office:value-type="float" office:value="160" table:style-name="ce47">
            <text:p>160</text:p>
          </table:table-cell>
          <table:table-cell office:value-type="float" office:value="161" table:style-name="ce47">
            <text:p>161</text:p>
          </table:table-cell>
          <table:table-cell office:value-type="float" office:value="162" table:style-name="ce47">
            <text:p>162</text:p>
          </table:table-cell>
          <table:table-cell office:value-type="float" office:value="163" table:style-name="ce47">
            <text:p>163</text:p>
          </table:table-cell>
          <table:table-cell office:value-type="float" office:value="164" table:style-name="ce47">
            <text:p>164</text:p>
          </table:table-cell>
          <table:table-cell office:value-type="float" office:value="165" table:style-name="ce47">
            <text:p>165</text:p>
          </table:table-cell>
          <table:table-cell office:value-type="float" office:value="166" table:style-name="ce47">
            <text:p>166</text:p>
          </table:table-cell>
          <table:table-cell office:value-type="float" office:value="167" table:style-name="ce47">
            <text:p>167</text:p>
          </table:table-cell>
          <table:table-cell office:value-type="float" office:value="168" table:style-name="ce47">
            <text:p>168</text:p>
          </table:table-cell>
          <table:table-cell office:value-type="float" office:value="169" table:style-name="ce47">
            <text:p>169</text:p>
          </table:table-cell>
          <table:table-cell office:value-type="float" office:value="170" table:style-name="ce47">
            <text:p>170</text:p>
          </table:table-cell>
          <table:table-cell office:value-type="float" office:value="171" table:style-name="ce47">
            <text:p>171</text:p>
          </table:table-cell>
          <table:table-cell office:value-type="float" office:value="172" table:style-name="ce47">
            <text:p>172</text:p>
          </table:table-cell>
          <table:table-cell office:value-type="float" office:value="173" table:style-name="ce47">
            <text:p>173</text:p>
          </table:table-cell>
          <table:table-cell office:value-type="float" office:value="174" table:style-name="ce47">
            <text:p>174</text:p>
          </table:table-cell>
          <table:table-cell office:value-type="float" office:value="175" table:style-name="ce47">
            <text:p>175</text:p>
          </table:table-cell>
          <table:table-cell office:value-type="float" office:value="176" table:style-name="ce47">
            <text:p>176</text:p>
          </table:table-cell>
          <table:table-cell office:value-type="float" office:value="177" table:style-name="ce47">
            <text:p>177</text:p>
          </table:table-cell>
          <table:table-cell office:value-type="float" office:value="178" table:style-name="ce47">
            <text:p>178</text:p>
          </table:table-cell>
          <table:table-cell office:value-type="float" office:value="179" table:style-name="ce47">
            <text:p>179</text:p>
          </table:table-cell>
          <table:table-cell office:value-type="float" office:value="180" table:style-name="ce47">
            <text:p>180</text:p>
          </table:table-cell>
          <table:table-cell office:value-type="float" office:value="181" table:style-name="ce47">
            <text:p>181</text:p>
          </table:table-cell>
          <table:table-cell office:value-type="float" office:value="182" table:style-name="ce47">
            <text:p>182</text:p>
          </table:table-cell>
          <table:table-cell office:value-type="float" office:value="183" table:style-name="ce47">
            <text:p>183</text:p>
          </table:table-cell>
          <table:table-cell office:value-type="float" office:value="184" table:style-name="ce47">
            <text:p>184</text:p>
          </table:table-cell>
          <table:table-cell office:value-type="float" office:value="185" table:style-name="ce47">
            <text:p>185</text:p>
          </table:table-cell>
          <table:table-cell office:value-type="float" office:value="186" table:style-name="ce47">
            <text:p>186</text:p>
          </table:table-cell>
          <table:table-cell office:value-type="float" office:value="187" table:style-name="ce47">
            <text:p>187</text:p>
          </table:table-cell>
          <table:table-cell office:value-type="float" office:value="188" table:style-name="ce47">
            <text:p>188</text:p>
          </table:table-cell>
          <table:table-cell office:value-type="float" office:value="189" table:style-name="ce47">
            <text:p>189</text:p>
          </table:table-cell>
          <table:table-cell office:value-type="float" office:value="190" table:style-name="ce47">
            <text:p>190</text:p>
          </table:table-cell>
          <table:table-cell office:value-type="float" office:value="191" table:style-name="ce47">
            <text:p>191</text:p>
          </table:table-cell>
          <table:table-cell office:value-type="float" office:value="192" table:style-name="ce47">
            <text:p>192</text:p>
          </table:table-cell>
          <table:table-cell office:value-type="float" office:value="193" table:style-name="ce47">
            <text:p>193</text:p>
          </table:table-cell>
          <table:table-cell office:value-type="float" office:value="194" table:style-name="ce47">
            <text:p>194</text:p>
          </table:table-cell>
          <table:table-cell office:value-type="float" office:value="195" table:style-name="ce47">
            <text:p>195</text:p>
          </table:table-cell>
          <table:table-cell office:value-type="float" office:value="196" table:style-name="ce47">
            <text:p>196</text:p>
          </table:table-cell>
          <table:table-cell office:value-type="float" office:value="197" table:style-name="ce47">
            <text:p>197</text:p>
          </table:table-cell>
          <table:table-cell office:value-type="float" office:value="198" table:style-name="ce47">
            <text:p>198</text:p>
          </table:table-cell>
          <table:table-cell office:value-type="float" office:value="199" table:style-name="ce47">
            <text:p>199</text:p>
          </table:table-cell>
          <table:table-cell office:value-type="float" office:value="200" table:style-name="ce47">
            <text:p>200</text:p>
          </table:table-cell>
          <table:table-cell office:value-type="float" office:value="201" table:style-name="ce47">
            <text:p>201</text:p>
          </table:table-cell>
          <table:table-cell office:value-type="float" office:value="202" table:style-name="ce47">
            <text:p>202</text:p>
          </table:table-cell>
          <table:table-cell office:value-type="float" office:value="203" table:style-name="ce47">
            <text:p>203</text:p>
          </table:table-cell>
          <table:table-cell office:value-type="float" office:value="204" table:style-name="ce47">
            <text:p>204</text:p>
          </table:table-cell>
          <table:table-cell office:value-type="float" office:value="205" table:style-name="ce47">
            <text:p>205</text:p>
          </table:table-cell>
          <table:table-cell office:value-type="float" office:value="206" table:style-name="ce47">
            <text:p>206</text:p>
          </table:table-cell>
          <table:table-cell office:value-type="float" office:value="207" table:style-name="ce47">
            <text:p>207</text:p>
          </table:table-cell>
          <table:table-cell office:value-type="float" office:value="208" table:style-name="ce47">
            <text:p>208</text:p>
          </table:table-cell>
          <table:table-cell office:value-type="float" office:value="209" table:style-name="ce47">
            <text:p>209</text:p>
          </table:table-cell>
          <table:table-cell office:value-type="float" office:value="210" table:style-name="ce47">
            <text:p>210</text:p>
          </table:table-cell>
          <table:table-cell office:value-type="float" office:value="211" table:style-name="ce47">
            <text:p>211</text:p>
          </table:table-cell>
          <table:table-cell office:value-type="float" office:value="212" table:style-name="ce47">
            <text:p>212</text:p>
          </table:table-cell>
          <table:table-cell office:value-type="float" office:value="213" table:style-name="ce47">
            <text:p>213</text:p>
          </table:table-cell>
          <table:table-cell office:value-type="float" office:value="214" table:style-name="ce47">
            <text:p>214</text:p>
          </table:table-cell>
          <table:table-cell office:value-type="float" office:value="215" table:style-name="ce47">
            <text:p>215</text:p>
          </table:table-cell>
          <table:table-cell office:value-type="float" office:value="216" table:style-name="ce47">
            <text:p>216</text:p>
          </table:table-cell>
          <table:table-cell table:number-columns-repeated="16167" table:style-name="ce47"/>
        </table:table-row>
        <table:table-row table:style-name="ro3">
          <table:table-cell office:value-type="string" table:style-name="ce47">
            <text:p>Level</text:p>
          </table:table-cell>
          <table:table-cell office:value-type="float" office:value="1" table:formula="of:=[Data.AD6]" table:style-name="ce47">
            <text:p>1</text:p>
          </table:table-cell>
          <table:table-cell office:value-type="float" office:value="1" table:formula="of:=[Data.AE6]" table:style-name="ce47">
            <text:p>1</text:p>
          </table:table-cell>
          <table:table-cell office:value-type="float" office:value="1" table:formula="of:=[Data.AF6]" table:style-name="ce47">
            <text:p>1</text:p>
          </table:table-cell>
          <table:table-cell office:value-type="float" office:value="1" table:formula="of:=[Data.AG6]" table:style-name="ce47">
            <text:p>1</text:p>
          </table:table-cell>
          <table:table-cell office:value-type="float" office:value="1" table:formula="of:=[Data.AH6]" table:style-name="ce47">
            <text:p>1</text:p>
          </table:table-cell>
          <table:table-cell office:value-type="float" office:value="2" table:formula="of:=[Data.AI6]" table:style-name="ce47">
            <text:p>2</text:p>
          </table:table-cell>
          <table:table-cell office:value-type="float" office:value="1" table:formula="of:=[Data.AJ6]" table:style-name="ce47">
            <text:p>1</text:p>
          </table:table-cell>
          <table:table-cell office:value-type="float" office:value="1" table:formula="of:=[Data.AK6]" table:style-name="ce47">
            <text:p>1</text:p>
          </table:table-cell>
          <table:table-cell office:value-type="float" office:value="1" table:formula="of:=[Data.AL6]" table:style-name="ce47">
            <text:p>1</text:p>
          </table:table-cell>
          <table:table-cell office:value-type="float" office:value="2" table:formula="of:=[Data.AM6]" table:style-name="ce47">
            <text:p>2</text:p>
          </table:table-cell>
          <table:table-cell office:value-type="float" office:value="1" table:formula="of:=[Data.AN6]" table:style-name="ce47">
            <text:p>1</text:p>
          </table:table-cell>
          <table:table-cell office:value-type="float" office:value="2" table:formula="of:=[Data.AO6]" table:style-name="ce47">
            <text:p>2</text:p>
          </table:table-cell>
          <table:table-cell office:value-type="float" office:value="2" table:formula="of:=[Data.AP6]" table:style-name="ce47">
            <text:p>2</text:p>
          </table:table-cell>
          <table:table-cell office:value-type="float" office:value="2" table:formula="of:=[Data.AQ6]" table:style-name="ce47">
            <text:p>2</text:p>
          </table:table-cell>
          <table:table-cell office:value-type="float" office:value="2" table:formula="of:=[Data.AR6]" table:style-name="ce47">
            <text:p>2</text:p>
          </table:table-cell>
          <table:table-cell office:value-type="float" office:value="2" table:formula="of:=[Data.AS6]" table:style-name="ce47">
            <text:p>2</text:p>
          </table:table-cell>
          <table:table-cell office:value-type="float" office:value="1" table:formula="of:=[Data.AT6]" table:style-name="ce47">
            <text:p>1</text:p>
          </table:table-cell>
          <table:table-cell office:value-type="float" office:value="2" table:formula="of:=[Data.AU6]" table:style-name="ce47">
            <text:p>2</text:p>
          </table:table-cell>
          <table:table-cell office:value-type="float" office:value="2" table:formula="of:=[Data.AV6]" table:style-name="ce47">
            <text:p>2</text:p>
          </table:table-cell>
          <table:table-cell office:value-type="float" office:value="2" table:formula="of:=[Data.AW6]" table:style-name="ce47">
            <text:p>2</text:p>
          </table:table-cell>
          <table:table-cell office:value-type="float" office:value="2" table:formula="of:=[Data.AX6]" table:style-name="ce47">
            <text:p>2</text:p>
          </table:table-cell>
          <table:table-cell office:value-type="float" office:value="2" table:formula="of:=[Data.AY6]" table:style-name="ce47">
            <text:p>2</text:p>
          </table:table-cell>
          <table:table-cell office:value-type="float" office:value="2" table:formula="of:=[Data.AZ6]" table:style-name="ce47">
            <text:p>2</text:p>
          </table:table-cell>
          <table:table-cell office:value-type="float" office:value="2" table:formula="of:=[Data.BA6]" table:style-name="ce47">
            <text:p>2</text:p>
          </table:table-cell>
          <table:table-cell office:value-type="float" office:value="3" table:formula="of:=[Data.BB6]" table:style-name="ce47">
            <text:p>3</text:p>
          </table:table-cell>
          <table:table-cell office:value-type="float" office:value="2" table:formula="of:=[Data.BC6]" table:style-name="ce47">
            <text:p>2</text:p>
          </table:table-cell>
          <table:table-cell office:value-type="float" office:value="3" table:formula="of:=[Data.BD6]" table:style-name="ce47">
            <text:p>3</text:p>
          </table:table-cell>
          <table:table-cell office:value-type="float" office:value="4" table:formula="of:=[Data.BE6]" table:style-name="ce47">
            <text:p>4</text:p>
          </table:table-cell>
          <table:table-cell office:value-type="float" office:value="3" table:formula="of:=[Data.BF6]" table:style-name="ce47">
            <text:p>3</text:p>
          </table:table-cell>
          <table:table-cell office:value-type="float" office:value="4" table:formula="of:=[Data.BG6]" table:style-name="ce47">
            <text:p>4</text:p>
          </table:table-cell>
          <table:table-cell office:value-type="float" office:value="3" table:formula="of:=[Data.BH6]" table:style-name="ce47">
            <text:p>3</text:p>
          </table:table-cell>
          <table:table-cell office:value-type="float" office:value="2" table:formula="of:=[Data.BI6]" table:style-name="ce47">
            <text:p>2</text:p>
          </table:table-cell>
          <table:table-cell office:value-type="float" office:value="3" table:formula="of:=[Data.BJ6]" table:style-name="ce47">
            <text:p>3</text:p>
          </table:table-cell>
          <table:table-cell office:value-type="float" office:value="2" table:formula="of:=[Data.BK6]" table:style-name="ce47">
            <text:p>2</text:p>
          </table:table-cell>
          <table:table-cell office:value-type="float" office:value="3" table:formula="of:=[Data.BL6]" table:style-name="ce47">
            <text:p>3</text:p>
          </table:table-cell>
          <table:table-cell office:value-type="float" office:value="3" table:formula="of:=[Data.BM6]" table:style-name="ce47">
            <text:p>3</text:p>
          </table:table-cell>
          <table:table-cell office:value-type="float" office:value="3" table:formula="of:=[Data.BN6]" table:style-name="ce47">
            <text:p>3</text:p>
          </table:table-cell>
          <table:table-cell office:value-type="float" office:value="3" table:formula="of:=[Data.BO6]" table:style-name="ce47">
            <text:p>3</text:p>
          </table:table-cell>
          <table:table-cell office:value-type="float" office:value="3" table:formula="of:=[Data.BP6]" table:style-name="ce47">
            <text:p>3</text:p>
          </table:table-cell>
          <table:table-cell office:value-type="float" office:value="4" table:formula="of:=[Data.BQ6]" table:style-name="ce47">
            <text:p>4</text:p>
          </table:table-cell>
          <table:table-cell office:value-type="float" office:value="2" table:formula="of:=[Data.BR6]" table:style-name="ce47">
            <text:p>2</text:p>
          </table:table-cell>
          <table:table-cell office:value-type="float" office:value="3" table:formula="of:=[Data.BS6]" table:style-name="ce47">
            <text:p>3</text:p>
          </table:table-cell>
          <table:table-cell office:value-type="float" office:value="4" table:formula="of:=[Data.BT6]" table:style-name="ce47">
            <text:p>4</text:p>
          </table:table-cell>
          <table:table-cell office:value-type="float" office:value="2" table:formula="of:=[Data.BU6]" table:style-name="ce47">
            <text:p>2</text:p>
          </table:table-cell>
          <table:table-cell office:value-type="float" office:value="2" table:formula="of:=[Data.BV6]" table:style-name="ce47">
            <text:p>2</text:p>
          </table:table-cell>
          <table:table-cell office:value-type="float" office:value="2" table:formula="of:=[Data.BW6]" table:style-name="ce47">
            <text:p>2</text:p>
          </table:table-cell>
          <table:table-cell office:value-type="float" office:value="2" table:formula="of:=[Data.BX6]" table:style-name="ce47">
            <text:p>2</text:p>
          </table:table-cell>
          <table:table-cell office:value-type="float" office:value="2" table:formula="of:=[Data.BY6]" table:style-name="ce47">
            <text:p>2</text:p>
          </table:table-cell>
          <table:table-cell office:value-type="float" office:value="3" table:formula="of:=[Data.BZ6]" table:style-name="ce47">
            <text:p>3</text:p>
          </table:table-cell>
          <table:table-cell office:value-type="float" office:value="2" table:formula="of:=[Data.CA6]" table:style-name="ce47">
            <text:p>2</text:p>
          </table:table-cell>
          <table:table-cell office:value-type="float" office:value="2" table:formula="of:=[Data.CB6]" table:style-name="ce47">
            <text:p>2</text:p>
          </table:table-cell>
          <table:table-cell office:value-type="float" office:value="2" table:formula="of:=[Data.CC6]" table:style-name="ce47">
            <text:p>2</text:p>
          </table:table-cell>
          <table:table-cell office:value-type="float" office:value="3" table:formula="of:=[Data.CD6]" table:style-name="ce47">
            <text:p>3</text:p>
          </table:table-cell>
          <table:table-cell office:value-type="float" office:value="3" table:formula="of:=[Data.CE6]" table:style-name="ce47">
            <text:p>3</text:p>
          </table:table-cell>
          <table:table-cell office:value-type="float" office:value="3" table:formula="of:=[Data.CF6]" table:style-name="ce47">
            <text:p>3</text:p>
          </table:table-cell>
          <table:table-cell office:value-type="float" office:value="4" table:formula="of:=[Data.CG6]" table:style-name="ce47">
            <text:p>4</text:p>
          </table:table-cell>
          <table:table-cell office:value-type="float" office:value="4" table:formula="of:=[Data.CH6]" table:style-name="ce47">
            <text:p>4</text:p>
          </table:table-cell>
          <table:table-cell office:value-type="float" office:value="2" table:formula="of:=[Data.CI6]" table:style-name="ce47">
            <text:p>2</text:p>
          </table:table-cell>
          <table:table-cell office:value-type="float" office:value="2" table:formula="of:=[Data.CJ6]" table:style-name="ce47">
            <text:p>2</text:p>
          </table:table-cell>
          <table:table-cell office:value-type="float" office:value="2" table:formula="of:=[Data.CK6]" table:style-name="ce47">
            <text:p>2</text:p>
          </table:table-cell>
          <table:table-cell office:value-type="float" office:value="2" table:formula="of:=[Data.CL6]" table:style-name="ce47">
            <text:p>2</text:p>
          </table:table-cell>
          <table:table-cell office:value-type="float" office:value="3" table:formula="of:=[Data.CM6]" table:style-name="ce47">
            <text:p>3</text:p>
          </table:table-cell>
          <table:table-cell office:value-type="float" office:value="3" table:formula="of:=[Data.CN6]" table:style-name="ce47">
            <text:p>3</text:p>
          </table:table-cell>
          <table:table-cell office:value-type="float" office:value="2" table:formula="of:=[Data.CO6]" table:style-name="ce47">
            <text:p>2</text:p>
          </table:table-cell>
          <table:table-cell office:value-type="float" office:value="2" table:formula="of:=[Data.CP6]" table:style-name="ce47">
            <text:p>2</text:p>
          </table:table-cell>
          <table:table-cell office:value-type="float" office:value="2" table:formula="of:=[Data.CQ6]" table:style-name="ce47">
            <text:p>2</text:p>
          </table:table-cell>
          <table:table-cell office:value-type="float" office:value="3" table:formula="of:=[Data.CR6]" table:style-name="ce47">
            <text:p>3</text:p>
          </table:table-cell>
          <table:table-cell office:value-type="float" office:value="2" table:formula="of:=[Data.CS6]" table:style-name="ce47">
            <text:p>2</text:p>
          </table:table-cell>
          <table:table-cell office:value-type="float" office:value="2" table:formula="of:=[Data.CT6]" table:style-name="ce47">
            <text:p>2</text:p>
          </table:table-cell>
          <table:table-cell office:value-type="float" office:value="2" table:formula="of:=[Data.CU6]" table:style-name="ce47">
            <text:p>2</text:p>
          </table:table-cell>
          <table:table-cell office:value-type="float" office:value="2" table:formula="of:=[Data.CV6]" table:style-name="ce47">
            <text:p>2</text:p>
          </table:table-cell>
          <table:table-cell office:value-type="float" office:value="2" table:formula="of:=[Data.CW6]" table:style-name="ce47">
            <text:p>2</text:p>
          </table:table-cell>
          <table:table-cell office:value-type="float" office:value="2" table:formula="of:=[Data.CX6]" table:style-name="ce47">
            <text:p>2</text:p>
          </table:table-cell>
          <table:table-cell office:value-type="float" office:value="1" table:formula="of:=[Data.CY6]" table:style-name="ce47">
            <text:p>1</text:p>
          </table:table-cell>
          <table:table-cell office:value-type="float" office:value="2" table:formula="of:=[Data.CZ6]" table:style-name="ce47">
            <text:p>2</text:p>
          </table:table-cell>
          <table:table-cell office:value-type="float" office:value="1" table:formula="of:=[Data.DA6]" table:style-name="ce47">
            <text:p>1</text:p>
          </table:table-cell>
          <table:table-cell office:value-type="float" office:value="1" table:formula="of:=[Data.DB6]" table:style-name="ce47">
            <text:p>1</text:p>
          </table:table-cell>
          <table:table-cell office:value-type="float" office:value="1" table:formula="of:=[Data.DC6]" table:style-name="ce47">
            <text:p>1</text:p>
          </table:table-cell>
          <table:table-cell office:value-type="float" office:value="1" table:formula="of:=[Data.DD6]" table:style-name="ce47">
            <text:p>1</text:p>
          </table:table-cell>
          <table:table-cell office:value-type="float" office:value="1" table:formula="of:=[Data.DE6]" table:style-name="ce47">
            <text:p>1</text:p>
          </table:table-cell>
          <table:table-cell office:value-type="float" office:value="2" table:formula="of:=[Data.DF6]" table:style-name="ce47">
            <text:p>2</text:p>
          </table:table-cell>
          <table:table-cell office:value-type="float" office:value="2" table:formula="of:=[Data.DG6]" table:style-name="ce47">
            <text:p>2</text:p>
          </table:table-cell>
          <table:table-cell office:value-type="float" office:value="2" table:formula="of:=[Data.DH6]" table:style-name="ce47">
            <text:p>2</text:p>
          </table:table-cell>
          <table:table-cell office:value-type="float" office:value="1" table:formula="of:=[Data.DI6]" table:style-name="ce47">
            <text:p>1</text:p>
          </table:table-cell>
          <table:table-cell office:value-type="float" office:value="1" table:formula="of:=[Data.DJ6]" table:style-name="ce47">
            <text:p>1</text:p>
          </table:table-cell>
          <table:table-cell office:value-type="float" office:value="2" table:formula="of:=[Data.DK6]" table:style-name="ce47">
            <text:p>2</text:p>
          </table:table-cell>
          <table:table-cell office:value-type="float" office:value="2" table:formula="of:=[Data.DL6]" table:style-name="ce47">
            <text:p>2</text:p>
          </table:table-cell>
          <table:table-cell office:value-type="float" office:value="1" table:formula="of:=[Data.DM6]" table:style-name="ce47">
            <text:p>1</text:p>
          </table:table-cell>
          <table:table-cell office:value-type="float" office:value="1" table:formula="of:=[Data.DN6]" table:style-name="ce47">
            <text:p>1</text:p>
          </table:table-cell>
          <table:table-cell office:value-type="float" office:value="1" table:formula="of:=[Data.DO6]" table:style-name="ce47">
            <text:p>1</text:p>
          </table:table-cell>
          <table:table-cell office:value-type="float" office:value="2" table:formula="of:=[Data.DP6]" table:style-name="ce47">
            <text:p>2</text:p>
          </table:table-cell>
          <table:table-cell office:value-type="float" office:value="2" table:formula="of:=[Data.DQ6]" table:style-name="ce47">
            <text:p>2</text:p>
          </table:table-cell>
          <table:table-cell office:value-type="float" office:value="2" table:formula="of:=[Data.DR6]" table:style-name="ce47">
            <text:p>2</text:p>
          </table:table-cell>
          <table:table-cell office:value-type="float" office:value="2" table:formula="of:=[Data.DS6]" table:style-name="ce47">
            <text:p>2</text:p>
          </table:table-cell>
          <table:table-cell office:value-type="float" office:value="2" table:formula="of:=[Data.DT6]" table:style-name="ce47">
            <text:p>2</text:p>
          </table:table-cell>
          <table:table-cell office:value-type="float" office:value="1" table:formula="of:=[Data.DU6]" table:style-name="ce47">
            <text:p>1</text:p>
          </table:table-cell>
          <table:table-cell office:value-type="float" office:value="2" table:formula="of:=[Data.DV6]" table:style-name="ce47">
            <text:p>2</text:p>
          </table:table-cell>
          <table:table-cell office:value-type="float" office:value="3" table:formula="of:=[Data.DW6]" table:style-name="ce47">
            <text:p>3</text:p>
          </table:table-cell>
          <table:table-cell office:value-type="float" office:value="2" table:formula="of:=[Data.DX6]" table:style-name="ce47">
            <text:p>2</text:p>
          </table:table-cell>
          <table:table-cell office:value-type="float" office:value="2" table:formula="of:=[Data.DY6]" table:style-name="ce47">
            <text:p>2</text:p>
          </table:table-cell>
          <table:table-cell office:value-type="float" office:value="2" table:formula="of:=[Data.DZ6]" table:style-name="ce47">
            <text:p>2</text:p>
          </table:table-cell>
          <table:table-cell office:value-type="float" office:value="3" table:formula="of:=[Data.EA6]" table:style-name="ce47">
            <text:p>3</text:p>
          </table:table-cell>
          <table:table-cell office:value-type="float" office:value="3" table:formula="of:=[Data.EB6]" table:style-name="ce47">
            <text:p>3</text:p>
          </table:table-cell>
          <table:table-cell office:value-type="float" office:value="3" table:formula="of:=[Data.EC6]" table:style-name="ce47">
            <text:p>3</text:p>
          </table:table-cell>
          <table:table-cell office:value-type="float" office:value="2" table:formula="of:=[Data.ED6]" table:style-name="ce47">
            <text:p>2</text:p>
          </table:table-cell>
          <table:table-cell office:value-type="float" office:value="2" table:formula="of:=[Data.EE6]" table:style-name="ce47">
            <text:p>2</text:p>
          </table:table-cell>
          <table:table-cell office:value-type="float" office:value="3" table:formula="of:=[Data.EF6]" table:style-name="ce47">
            <text:p>3</text:p>
          </table:table-cell>
          <table:table-cell office:value-type="float" office:value="3" table:formula="of:=[Data.EG6]" table:style-name="ce47">
            <text:p>3</text:p>
          </table:table-cell>
          <table:table-cell office:value-type="float" office:value="4" table:formula="of:=[Data.EH6]" table:style-name="ce47">
            <text:p>4</text:p>
          </table:table-cell>
          <table:table-cell office:value-type="float" office:value="4" table:formula="of:=[Data.EI6]" table:style-name="ce47">
            <text:p>4</text:p>
          </table:table-cell>
          <table:table-cell office:value-type="float" office:value="4" table:formula="of:=[Data.EJ6]" table:style-name="ce47">
            <text:p>4</text:p>
          </table:table-cell>
          <table:table-cell office:value-type="float" office:value="4" table:formula="of:=[Data.EK6]" table:style-name="ce47">
            <text:p>4</text:p>
          </table:table-cell>
          <table:table-cell office:value-type="float" office:value="3" table:formula="of:=[Data.EL6]" table:style-name="ce47">
            <text:p>3</text:p>
          </table:table-cell>
          <table:table-cell office:value-type="float" office:value="3" table:formula="of:=[Data.EM6]" table:style-name="ce47">
            <text:p>3</text:p>
          </table:table-cell>
          <table:table-cell office:value-type="float" office:value="3" table:formula="of:=[Data.EN6]" table:style-name="ce47">
            <text:p>3</text:p>
          </table:table-cell>
          <table:table-cell office:value-type="float" office:value="2" table:formula="of:=[Data.EO6]" table:style-name="ce47">
            <text:p>2</text:p>
          </table:table-cell>
          <table:table-cell office:value-type="float" office:value="1" table:formula="of:=[Data.EP6]" table:style-name="ce47">
            <text:p>1</text:p>
          </table:table-cell>
          <table:table-cell office:value-type="float" office:value="3" table:formula="of:=[Data.EQ6]" table:style-name="ce47">
            <text:p>3</text:p>
          </table:table-cell>
          <table:table-cell office:value-type="float" office:value="1" table:formula="of:=[Data.ER6]" table:style-name="ce47">
            <text:p>1</text:p>
          </table:table-cell>
          <table:table-cell office:value-type="float" office:value="2" table:formula="of:=[Data.ES6]" table:style-name="ce47">
            <text:p>2</text:p>
          </table:table-cell>
          <table:table-cell office:value-type="float" office:value="2" table:formula="of:=[Data.ET6]" table:style-name="ce47">
            <text:p>2</text:p>
          </table:table-cell>
          <table:table-cell office:value-type="float" office:value="3" table:formula="of:=[Data.EU6]" table:style-name="ce47">
            <text:p>3</text:p>
          </table:table-cell>
          <table:table-cell office:value-type="float" office:value="3" table:formula="of:=[Data.EV6]" table:style-name="ce47">
            <text:p>3</text:p>
          </table:table-cell>
          <table:table-cell office:value-type="float" office:value="2" table:formula="of:=[Data.EW6]" table:style-name="ce47">
            <text:p>2</text:p>
          </table:table-cell>
          <table:table-cell office:value-type="float" office:value="2" table:formula="of:=[Data.EX6]" table:style-name="ce47">
            <text:p>2</text:p>
          </table:table-cell>
          <table:table-cell office:value-type="float" office:value="2" table:formula="of:=[Data.EY6]" table:style-name="ce47">
            <text:p>2</text:p>
          </table:table-cell>
          <table:table-cell office:value-type="float" office:value="3" table:formula="of:=[Data.EZ6]" table:style-name="ce47">
            <text:p>3</text:p>
          </table:table-cell>
          <table:table-cell office:value-type="float" office:value="2" table:formula="of:=[Data.FA6]" table:style-name="ce47">
            <text:p>2</text:p>
          </table:table-cell>
          <table:table-cell office:value-type="float" office:value="3" table:formula="of:=[Data.FB6]" table:style-name="ce47">
            <text:p>3</text:p>
          </table:table-cell>
          <table:table-cell office:value-type="float" office:value="3" table:formula="of:=[Data.FC6]" table:style-name="ce47">
            <text:p>3</text:p>
          </table:table-cell>
          <table:table-cell office:value-type="float" office:value="4" table:formula="of:=[Data.FD6]" table:style-name="ce47">
            <text:p>4</text:p>
          </table:table-cell>
          <table:table-cell office:value-type="float" office:value="1" table:formula="of:=[Data.FE6]" table:style-name="ce47">
            <text:p>1</text:p>
          </table:table-cell>
          <table:table-cell office:value-type="float" office:value="2" table:formula="of:=[Data.FF6]" table:style-name="ce47">
            <text:p>2</text:p>
          </table:table-cell>
          <table:table-cell office:value-type="float" office:value="3" table:formula="of:=[Data.FG6]" table:style-name="ce47">
            <text:p>3</text:p>
          </table:table-cell>
          <table:table-cell office:value-type="float" office:value="3" table:formula="of:=[Data.FH6]" table:style-name="ce47">
            <text:p>3</text:p>
          </table:table-cell>
          <table:table-cell office:value-type="float" office:value="3" table:formula="of:=[Data.FI6]" table:style-name="ce47">
            <text:p>3</text:p>
          </table:table-cell>
          <table:table-cell office:value-type="float" office:value="1" table:formula="of:=[Data.FJ6]" table:style-name="ce47">
            <text:p>1</text:p>
          </table:table-cell>
          <table:table-cell office:value-type="float" office:value="2" table:formula="of:=[Data.FK6]" table:style-name="ce47">
            <text:p>2</text:p>
          </table:table-cell>
          <table:table-cell office:value-type="float" office:value="3" table:formula="of:=[Data.FL6]" table:style-name="ce47">
            <text:p>3</text:p>
          </table:table-cell>
          <table:table-cell office:value-type="float" office:value="2" table:formula="of:=[Data.FM6]" table:style-name="ce47">
            <text:p>2</text:p>
          </table:table-cell>
          <table:table-cell office:value-type="float" office:value="1" table:formula="of:=[Data.FN6]" table:style-name="ce47">
            <text:p>1</text:p>
          </table:table-cell>
          <table:table-cell office:value-type="float" office:value="1" table:formula="of:=[Data.FO6]" table:style-name="ce47">
            <text:p>1</text:p>
          </table:table-cell>
          <table:table-cell office:value-type="float" office:value="2" table:formula="of:=[Data.FP6]" table:style-name="ce47">
            <text:p>2</text:p>
          </table:table-cell>
          <table:table-cell office:value-type="float" office:value="2" table:formula="of:=[Data.FQ6]" table:style-name="ce47">
            <text:p>2</text:p>
          </table:table-cell>
          <table:table-cell office:value-type="float" office:value="2" table:formula="of:=[Data.FR6]" table:style-name="ce47">
            <text:p>2</text:p>
          </table:table-cell>
          <table:table-cell office:value-type="float" office:value="2" table:formula="of:=[Data.FS6]" table:style-name="ce47">
            <text:p>2</text:p>
          </table:table-cell>
          <table:table-cell office:value-type="float" office:value="2" table:formula="of:=[Data.FT6]" table:style-name="ce47">
            <text:p>2</text:p>
          </table:table-cell>
          <table:table-cell office:value-type="float" office:value="3" table:formula="of:=[Data.FU6]" table:style-name="ce47">
            <text:p>3</text:p>
          </table:table-cell>
          <table:table-cell office:value-type="float" office:value="2" table:formula="of:=[Data.FV6]" table:style-name="ce47">
            <text:p>2</text:p>
          </table:table-cell>
          <table:table-cell office:value-type="float" office:value="1" table:formula="of:=[Data.FW6]" table:style-name="ce47">
            <text:p>1</text:p>
          </table:table-cell>
          <table:table-cell office:value-type="float" office:value="1" table:formula="of:=[Data.FX6]" table:style-name="ce47">
            <text:p>1</text:p>
          </table:table-cell>
          <table:table-cell office:value-type="float" office:value="1" table:formula="of:=[Data.FY6]" table:style-name="ce47">
            <text:p>1</text:p>
          </table:table-cell>
          <table:table-cell office:value-type="float" office:value="1" table:formula="of:=[Data.FZ6]" table:style-name="ce47">
            <text:p>1</text:p>
          </table:table-cell>
          <table:table-cell office:value-type="float" office:value="2" table:formula="of:=[Data.GA6]" table:style-name="ce47">
            <text:p>2</text:p>
          </table:table-cell>
          <table:table-cell office:value-type="float" office:value="2" table:formula="of:=[Data.GB6]" table:style-name="ce47">
            <text:p>2</text:p>
          </table:table-cell>
          <table:table-cell office:value-type="float" office:value="1" table:formula="of:=[Data.GC6]" table:style-name="ce47">
            <text:p>1</text:p>
          </table:table-cell>
          <table:table-cell office:value-type="float" office:value="2" table:formula="of:=[Data.GD6]" table:style-name="ce47">
            <text:p>2</text:p>
          </table:table-cell>
          <table:table-cell office:value-type="float" office:value="1" table:formula="of:=[Data.GE6]" table:style-name="ce47">
            <text:p>1</text:p>
          </table:table-cell>
          <table:table-cell office:value-type="float" office:value="2" table:formula="of:=[Data.GF6]" table:style-name="ce47">
            <text:p>2</text:p>
          </table:table-cell>
          <table:table-cell office:value-type="float" office:value="1" table:formula="of:=[Data.GG6]" table:style-name="ce47">
            <text:p>1</text:p>
          </table:table-cell>
          <table:table-cell office:value-type="float" office:value="1" table:formula="of:=[Data.GH6]" table:style-name="ce47">
            <text:p>1</text:p>
          </table:table-cell>
          <table:table-cell office:value-type="float" office:value="2" table:formula="of:=[Data.GI6]" table:style-name="ce47">
            <text:p>2</text:p>
          </table:table-cell>
          <table:table-cell office:value-type="float" office:value="2" table:formula="of:=[Data.GJ6]" table:style-name="ce47">
            <text:p>2</text:p>
          </table:table-cell>
          <table:table-cell office:value-type="float" office:value="3" table:formula="of:=[Data.GK6]" table:style-name="ce47">
            <text:p>3</text:p>
          </table:table-cell>
          <table:table-cell office:value-type="float" office:value="3" table:formula="of:=[Data.GL6]" table:style-name="ce47">
            <text:p>3</text:p>
          </table:table-cell>
          <table:table-cell office:value-type="float" office:value="2" table:formula="of:=[Data.GM6]" table:style-name="ce47">
            <text:p>2</text:p>
          </table:table-cell>
          <table:table-cell office:value-type="float" office:value="3" table:formula="of:=[Data.GN6]" table:style-name="ce47">
            <text:p>3</text:p>
          </table:table-cell>
          <table:table-cell office:value-type="float" office:value="3" table:formula="of:=[Data.GO6]" table:style-name="ce47">
            <text:p>3</text:p>
          </table:table-cell>
          <table:table-cell office:value-type="float" office:value="3" table:formula="of:=[Data.GP6]" table:style-name="ce47">
            <text:p>3</text:p>
          </table:table-cell>
          <table:table-cell office:value-type="float" office:value="3" table:formula="of:=[Data.GQ6]" table:style-name="ce47">
            <text:p>3</text:p>
          </table:table-cell>
          <table:table-cell office:value-type="float" office:value="3" table:formula="of:=[Data.GR6]" table:style-name="ce47">
            <text:p>3</text:p>
          </table:table-cell>
          <table:table-cell office:value-type="float" office:value="3" table:formula="of:=[Data.GS6]" table:style-name="ce47">
            <text:p>3</text:p>
          </table:table-cell>
          <table:table-cell office:value-type="float" office:value="3" table:formula="of:=[Data.GT6]" table:style-name="ce47">
            <text:p>3</text:p>
          </table:table-cell>
          <table:table-cell office:value-type="float" office:value="3" table:formula="of:=[Data.GU6]" table:style-name="ce47">
            <text:p>3</text:p>
          </table:table-cell>
          <table:table-cell office:value-type="float" office:value="3" table:formula="of:=[Data.GV6]" table:style-name="ce47">
            <text:p>3</text:p>
          </table:table-cell>
          <table:table-cell office:value-type="float" office:value="3" table:formula="of:=[Data.GW6]" table:style-name="ce47">
            <text:p>3</text:p>
          </table:table-cell>
          <table:table-cell office:value-type="float" office:value="3" table:formula="of:=[Data.GX6]" table:style-name="ce47">
            <text:p>3</text:p>
          </table:table-cell>
          <table:table-cell office:value-type="float" office:value="2" table:formula="of:=[Data.GY6]" table:style-name="ce47">
            <text:p>2</text:p>
          </table:table-cell>
          <table:table-cell office:value-type="float" office:value="4" table:formula="of:=[Data.GZ6]" table:style-name="ce47">
            <text:p>4</text:p>
          </table:table-cell>
          <table:table-cell office:value-type="float" office:value="2" table:formula="of:=[Data.HA6]" table:style-name="ce47">
            <text:p>2</text:p>
          </table:table-cell>
          <table:table-cell office:value-type="float" office:value="3" table:formula="of:=[Data.HB6]" table:style-name="ce47">
            <text:p>3</text:p>
          </table:table-cell>
          <table:table-cell office:value-type="float" office:value="3" table:formula="of:=[Data.HC6]" table:style-name="ce47">
            <text:p>3</text:p>
          </table:table-cell>
          <table:table-cell office:value-type="float" office:value="4" table:formula="of:=[Data.HD6]" table:style-name="ce47">
            <text:p>4</text:p>
          </table:table-cell>
          <table:table-cell office:value-type="float" office:value="2" table:formula="of:=[Data.HE6]" table:style-name="ce47">
            <text:p>2</text:p>
          </table:table-cell>
          <table:table-cell office:value-type="float" office:value="3" table:formula="of:=[Data.HF6]" table:style-name="ce47">
            <text:p>3</text:p>
          </table:table-cell>
          <table:table-cell office:value-type="float" office:value="2" table:formula="of:=[Data.HG6]" table:style-name="ce47">
            <text:p>2</text:p>
          </table:table-cell>
          <table:table-cell office:value-type="float" office:value="2" table:formula="of:=[Data.HH6]" table:style-name="ce47">
            <text:p>2</text:p>
          </table:table-cell>
          <table:table-cell office:value-type="float" office:value="2" table:formula="of:=[Data.HI6]" table:style-name="ce47">
            <text:p>2</text:p>
          </table:table-cell>
          <table:table-cell office:value-type="float" office:value="2" table:formula="of:=[Data.HJ6]" table:style-name="ce47">
            <text:p>2</text:p>
          </table:table-cell>
          <table:table-cell office:value-type="float" office:value="2" table:formula="of:=[Data.HK6]" table:style-name="ce47">
            <text:p>2</text:p>
          </table:table-cell>
          <table:table-cell office:value-type="float" office:value="2" table:formula="of:=[Data.HL6]" table:style-name="ce47">
            <text:p>2</text:p>
          </table:table-cell>
          <table:table-cell office:value-type="float" office:value="3" table:formula="of:=[Data.HM6]" table:style-name="ce47">
            <text:p>3</text:p>
          </table:table-cell>
          <table:table-cell office:value-type="float" office:value="3" table:formula="of:=[Data.HN6]" table:style-name="ce47">
            <text:p>3</text:p>
          </table:table-cell>
          <table:table-cell office:value-type="float" office:value="2" table:formula="of:=[Data.HO6]" table:style-name="ce47">
            <text:p>2</text:p>
          </table:table-cell>
          <table:table-cell office:value-type="float" office:value="2" table:formula="of:=[Data.HP6]" table:style-name="ce47">
            <text:p>2</text:p>
          </table:table-cell>
          <table:table-cell office:value-type="float" office:value="2" table:formula="of:=[Data.HQ6]" table:style-name="ce47">
            <text:p>2</text:p>
          </table:table-cell>
          <table:table-cell office:value-type="float" office:value="3" table:formula="of:=[Data.HR6]" table:style-name="ce47">
            <text:p>3</text:p>
          </table:table-cell>
          <table:table-cell office:value-type="float" office:value="2" table:formula="of:=[Data.HS6]" table:style-name="ce47">
            <text:p>2</text:p>
          </table:table-cell>
          <table:table-cell office:value-type="float" office:value="2" table:formula="of:=[Data.HT6]" table:style-name="ce47">
            <text:p>2</text:p>
          </table:table-cell>
          <table:table-cell office:value-type="float" office:value="2" table:formula="of:=[Data.HU6]" table:style-name="ce47">
            <text:p>2</text:p>
          </table:table-cell>
          <table:table-cell office:value-type="float" office:value="2" table:formula="of:=[Data.HV6]" table:style-name="ce47">
            <text:p>2</text:p>
          </table:table-cell>
          <table:table-cell office:value-type="float" office:value="3" table:formula="of:=[Data.HW6]" table:style-name="ce47">
            <text:p>3</text:p>
          </table:table-cell>
          <table:table-cell office:value-type="float" office:value="2" table:formula="of:=[Data.HX6]" table:style-name="ce47">
            <text:p>2</text:p>
          </table:table-cell>
          <table:table-cell office:value-type="float" office:value="2" table:formula="of:=[Data.HY6]" table:style-name="ce47">
            <text:p>2</text:p>
          </table:table-cell>
          <table:table-cell office:value-type="float" office:value="3" table:formula="of:=[Data.HZ6]" table:style-name="ce47">
            <text:p>3</text:p>
          </table:table-cell>
          <table:table-cell office:value-type="float" office:value="2" table:formula="of:=[Data.IA6]" table:style-name="ce47">
            <text:p>2</text:p>
          </table:table-cell>
          <table:table-cell office:value-type="float" office:value="3" table:formula="of:=[Data.IB6]" table:style-name="ce47">
            <text:p>3</text:p>
          </table:table-cell>
          <table:table-cell office:value-type="float" office:value="3" table:formula="of:=[Data.IC6]" table:style-name="ce47">
            <text:p>3</text:p>
          </table:table-cell>
          <table:table-cell office:value-type="float" office:value="3" table:formula="of:=[Data.ID6]" table:style-name="ce47">
            <text:p>3</text:p>
          </table:table-cell>
          <table:table-cell office:value-type="float" office:value="2" table:formula="of:=[Data.IE6]" table:style-name="ce47">
            <text:p>2</text:p>
          </table:table-cell>
          <table:table-cell office:value-type="float" office:value="2" table:formula="of:=[Data.IF6]" table:style-name="ce47">
            <text:p>2</text:p>
          </table:table-cell>
          <table:table-cell office:value-type="float" office:value="3" table:formula="of:=[Data.IG6]" table:style-name="ce47">
            <text:p>3</text:p>
          </table:table-cell>
          <table:table-cell office:value-type="float" office:value="3" table:formula="of:=[Data.IH6]" table:style-name="ce47">
            <text:p>3</text:p>
          </table:table-cell>
          <table:table-cell office:value-type="float" office:value="3" table:formula="of:=[Data.II6]" table:style-name="ce47">
            <text:p>3</text:p>
          </table:table-cell>
          <table:table-cell office:value-type="float" office:value="2" table:formula="of:=[Data.IJ6]" table:style-name="ce47">
            <text:p>2</text:p>
          </table:table-cell>
          <table:table-cell office:value-type="float" office:value="2" table:formula="of:=[Data.IK6]" table:style-name="ce47">
            <text:p>2</text:p>
          </table:table-cell>
          <table:table-cell table:number-columns-repeated="16167" table:style-name="ce47"/>
        </table:table-row>
        <table:table-row table:style-name="ro3">
          <table:table-cell office:value-type="string" office:string-value="Liangzhu" table:formula="of:=[Data.C7]" table:style-name="ce1">
            <text:p>Liangzhu</text:p>
          </table:table-cell>
          <table:table-cell office:value-type="float" office:value="1" table:formula="of:=IF([Data.AD7]=&quot;&quot;;0;(IF([Data.AD7]=&quot;?&quot;;&quot;?&quot;;1)))" table:style-name="ce1">
            <text:p>1</text:p>
          </table:table-cell>
          <table:table-cell office:value-type="float" office:value="1" table:formula="of:=IF([Data.AE7]=&quot;&quot;;0;(IF([Data.AE7]=&quot;?&quot;;&quot;?&quot;;1)))" table:style-name="ce1">
            <text:p>1</text:p>
          </table:table-cell>
          <table:table-cell office:value-type="float" office:value="0" table:formula="of:=IF([Data.AF7]=&quot;&quot;;0;(IF([Data.AF7]=&quot;?&quot;;&quot;?&quot;;1)))" table:style-name="ce1">
            <text:p>0</text:p>
          </table:table-cell>
          <table:table-cell office:value-type="float" office:value="1" table:formula="of:=IF([Data.AG7]=&quot;&quot;;0;(IF([Data.AG7]=&quot;?&quot;;&quot;?&quot;;1)))" table:style-name="ce1">
            <text:p>1</text:p>
          </table:table-cell>
          <table:table-cell office:value-type="float" office:value="1" table:formula="of:=IF([Data.AH7]=&quot;&quot;;0;(IF([Data.AH7]=&quot;?&quot;;&quot;?&quot;;1)))" table:style-name="ce1">
            <text:p>1</text:p>
          </table:table-cell>
          <table:table-cell office:value-type="float" office:value="0" table:formula="of:=IF([Data.AI7]=&quot;&quot;;0;(IF([Data.AI7]=&quot;?&quot;;&quot;?&quot;;1)))" table:style-name="ce1">
            <text:p>0</text:p>
          </table:table-cell>
          <table:table-cell office:value-type="float" office:value="0" table:formula="of:=IF([Data.AJ7]=&quot;&quot;;0;(IF([Data.AJ7]=&quot;?&quot;;&quot;?&quot;;1)))" table:style-name="ce1">
            <text:p>0</text:p>
          </table:table-cell>
          <table:table-cell office:value-type="float" office:value="1" table:formula="of:=IF([Data.AK7]=&quot;&quot;;0;(IF([Data.AK7]=&quot;?&quot;;&quot;?&quot;;1)))" table:style-name="ce1">
            <text:p>1</text:p>
          </table:table-cell>
          <table:table-cell office:value-type="float" office:value="1" table:formula="of:=IF([Data.AL7]=&quot;&quot;;0;(IF([Data.AL7]=&quot;?&quot;;&quot;?&quot;;1)))" table:style-name="ce1">
            <text:p>1</text:p>
          </table:table-cell>
          <table:table-cell office:value-type="float" office:value="1" table:formula="of:=IF([Data.AM7]=&quot;&quot;;0;(IF([Data.AM7]=&quot;?&quot;;&quot;?&quot;;1)))" table:style-name="ce1">
            <text:p>1</text:p>
          </table:table-cell>
          <table:table-cell office:value-type="float" office:value="0" table:formula="of:=IF([Data.AN7]=&quot;&quot;;0;(IF([Data.AN7]=&quot;?&quot;;&quot;?&quot;;1)))" table:style-name="ce1">
            <text:p>0</text:p>
          </table:table-cell>
          <table:table-cell office:value-type="float" office:value="0" table:formula="of:=IF([Data.AO7]=&quot;&quot;;0;(IF([Data.AO7]=&quot;?&quot;;&quot;?&quot;;1)))" table:style-name="ce1">
            <text:p>0</text:p>
          </table:table-cell>
          <table:table-cell office:value-type="float" office:value="0" table:formula="of:=IF([Data.AP7]=&quot;&quot;;0;(IF([Data.AP7]=&quot;?&quot;;&quot;?&quot;;1)))" table:style-name="ce1">
            <text:p>0</text:p>
          </table:table-cell>
          <table:table-cell office:value-type="float" office:value="0" table:formula="of:=IF([Data.AQ7]=&quot;&quot;;0;(IF([Data.AQ7]=&quot;?&quot;;&quot;?&quot;;1)))" table:style-name="ce1">
            <text:p>0</text:p>
          </table:table-cell>
          <table:table-cell office:value-type="float" office:value="0" table:formula="of:=IF([Data.AR7]=&quot;&quot;;0;(IF([Data.AR7]=&quot;?&quot;;&quot;?&quot;;1)))" table:style-name="ce1">
            <text:p>0</text:p>
          </table:table-cell>
          <table:table-cell office:value-type="float" office:value="0" table:formula="of:=IF([Data.AS7]=&quot;&quot;;0;(IF([Data.AS7]=&quot;?&quot;;&quot;?&quot;;1)))" table:style-name="ce1">
            <text:p>0</text:p>
          </table:table-cell>
          <table:table-cell office:value-type="float" office:value="0" table:formula="of:=IF([Data.AT7]=&quot;&quot;;0;(IF([Data.AT7]=&quot;?&quot;;&quot;?&quot;;1)))" table:style-name="ce1">
            <text:p>0</text:p>
          </table:table-cell>
          <table:table-cell office:value-type="float" office:value="0" table:formula="of:=IF([Data.AU7]=&quot;&quot;;0;(IF([Data.AU7]=&quot;?&quot;;&quot;?&quot;;1)))" table:style-name="ce1">
            <text:p>0</text:p>
          </table:table-cell>
          <table:table-cell office:value-type="float" office:value="0" table:formula="of:=IF([Data.AV7]=&quot;&quot;;0;(IF([Data.AV7]=&quot;?&quot;;&quot;?&quot;;1)))" table:style-name="ce1">
            <text:p>0</text:p>
          </table:table-cell>
          <table:table-cell office:value-type="float" office:value="0" table:formula="of:=IF([Data.AW7]=&quot;&quot;;0;(IF([Data.AW7]=&quot;?&quot;;&quot;?&quot;;1)))" table:style-name="ce1">
            <text:p>0</text:p>
          </table:table-cell>
          <table:table-cell office:value-type="float" office:value="0" table:formula="of:=IF([Data.AX7]=&quot;&quot;;0;(IF([Data.AX7]=&quot;?&quot;;&quot;?&quot;;1)))" table:style-name="ce1">
            <text:p>0</text:p>
          </table:table-cell>
          <table:table-cell office:value-type="float" office:value="0" table:formula="of:=IF([Data.AY7]=&quot;&quot;;0;(IF([Data.AY7]=&quot;?&quot;;&quot;?&quot;;1)))" table:style-name="ce1">
            <text:p>0</text:p>
          </table:table-cell>
          <table:table-cell office:value-type="float" office:value="0" table:formula="of:=IF([Data.AZ7]=&quot;&quot;;0;(IF([Data.AZ7]=&quot;?&quot;;&quot;?&quot;;1)))" table:style-name="ce1">
            <text:p>0</text:p>
          </table:table-cell>
          <table:table-cell office:value-type="float" office:value="0" table:formula="of:=IF([Data.BA7]=&quot;&quot;;0;(IF([Data.BA7]=&quot;?&quot;;&quot;?&quot;;1)))" table:style-name="ce1">
            <text:p>0</text:p>
          </table:table-cell>
          <table:table-cell office:value-type="float" office:value="0" table:formula="of:=IF([Data.BB7]=&quot;&quot;;0;(IF([Data.BB7]=&quot;?&quot;;&quot;?&quot;;1)))" table:style-name="ce1">
            <text:p>0</text:p>
          </table:table-cell>
          <table:table-cell office:value-type="float" office:value="0" table:formula="of:=IF([Data.BC7]=&quot;&quot;;0;(IF([Data.BC7]=&quot;?&quot;;&quot;?&quot;;1)))" table:style-name="ce1">
            <text:p>0</text:p>
          </table:table-cell>
          <table:table-cell office:value-type="float" office:value="0" table:formula="of:=IF([Data.BD7]=&quot;&quot;;0;(IF([Data.BD7]=&quot;?&quot;;&quot;?&quot;;1)))" table:style-name="ce1">
            <text:p>0</text:p>
          </table:table-cell>
          <table:table-cell office:value-type="float" office:value="0" table:formula="of:=IF([Data.BE7]=&quot;&quot;;0;(IF([Data.BE7]=&quot;?&quot;;&quot;?&quot;;1)))" table:style-name="ce1">
            <text:p>0</text:p>
          </table:table-cell>
          <table:table-cell office:value-type="float" office:value="0" table:formula="of:=IF([Data.BF7]=&quot;&quot;;0;(IF([Data.BF7]=&quot;?&quot;;&quot;?&quot;;1)))" table:style-name="ce1">
            <text:p>0</text:p>
          </table:table-cell>
          <table:table-cell office:value-type="float" office:value="0" table:formula="of:=IF([Data.BG7]=&quot;&quot;;0;(IF([Data.BG7]=&quot;?&quot;;&quot;?&quot;;1)))" table:style-name="ce1">
            <text:p>0</text:p>
          </table:table-cell>
          <table:table-cell office:value-type="float" office:value="0" table:formula="of:=IF([Data.BH7]=&quot;&quot;;0;(IF([Data.BH7]=&quot;?&quot;;&quot;?&quot;;1)))" table:style-name="ce1">
            <text:p>0</text:p>
          </table:table-cell>
          <table:table-cell office:value-type="float" office:value="0" table:formula="of:=IF([Data.BI7]=&quot;&quot;;0;(IF([Data.BI7]=&quot;?&quot;;&quot;?&quot;;1)))" table:style-name="ce1">
            <text:p>0</text:p>
          </table:table-cell>
          <table:table-cell office:value-type="float" office:value="0" table:formula="of:=IF([Data.BJ7]=&quot;&quot;;0;(IF([Data.BJ7]=&quot;?&quot;;&quot;?&quot;;1)))" table:style-name="ce1">
            <text:p>0</text:p>
          </table:table-cell>
          <table:table-cell office:value-type="float" office:value="0" table:formula="of:=IF([Data.BK7]=&quot;&quot;;0;(IF([Data.BK7]=&quot;?&quot;;&quot;?&quot;;1)))" table:style-name="ce1">
            <text:p>0</text:p>
          </table:table-cell>
          <table:table-cell office:value-type="float" office:value="0" table:formula="of:=IF([Data.BL7]=&quot;&quot;;0;(IF([Data.BL7]=&quot;?&quot;;&quot;?&quot;;1)))" table:style-name="ce1">
            <text:p>0</text:p>
          </table:table-cell>
          <table:table-cell office:value-type="float" office:value="0" table:formula="of:=IF([Data.BM7]=&quot;&quot;;0;(IF([Data.BM7]=&quot;?&quot;;&quot;?&quot;;1)))" table:style-name="ce1">
            <text:p>0</text:p>
          </table:table-cell>
          <table:table-cell office:value-type="float" office:value="0" table:formula="of:=IF([Data.BN7]=&quot;&quot;;0;(IF([Data.BN7]=&quot;?&quot;;&quot;?&quot;;1)))" table:style-name="ce1">
            <text:p>0</text:p>
          </table:table-cell>
          <table:table-cell office:value-type="float" office:value="0" table:formula="of:=IF([Data.BO7]=&quot;&quot;;0;(IF([Data.BO7]=&quot;?&quot;;&quot;?&quot;;1)))" table:style-name="ce1">
            <text:p>0</text:p>
          </table:table-cell>
          <table:table-cell office:value-type="float" office:value="0" table:formula="of:=IF([Data.BP7]=&quot;&quot;;0;(IF([Data.BP7]=&quot;?&quot;;&quot;?&quot;;1)))" table:style-name="ce1">
            <text:p>0</text:p>
          </table:table-cell>
          <table:table-cell office:value-type="float" office:value="0" table:formula="of:=IF([Data.BQ7]=&quot;&quot;;0;(IF([Data.BQ7]=&quot;?&quot;;&quot;?&quot;;1)))" table:style-name="ce1">
            <text:p>0</text:p>
          </table:table-cell>
          <table:table-cell office:value-type="float" office:value="0" table:formula="of:=IF([Data.BR7]=&quot;&quot;;0;(IF([Data.BR7]=&quot;?&quot;;&quot;?&quot;;1)))" table:style-name="ce1">
            <text:p>0</text:p>
          </table:table-cell>
          <table:table-cell office:value-type="float" office:value="0" table:formula="of:=IF([Data.BS7]=&quot;&quot;;0;(IF([Data.BS7]=&quot;?&quot;;&quot;?&quot;;1)))" table:style-name="ce1">
            <text:p>0</text:p>
          </table:table-cell>
          <table:table-cell office:value-type="float" office:value="0" table:formula="of:=IF([Data.BT7]=&quot;&quot;;0;(IF([Data.BT7]=&quot;?&quot;;&quot;?&quot;;1)))" table:style-name="ce1">
            <text:p>0</text:p>
          </table:table-cell>
          <table:table-cell office:value-type="float" office:value="0" table:formula="of:=IF([Data.BU7]=&quot;&quot;;0;(IF([Data.BU7]=&quot;?&quot;;&quot;?&quot;;1)))" table:style-name="ce1">
            <text:p>0</text:p>
          </table:table-cell>
          <table:table-cell office:value-type="float" office:value="0" table:formula="of:=IF([Data.BV7]=&quot;&quot;;0;(IF([Data.BV7]=&quot;?&quot;;&quot;?&quot;;1)))" table:style-name="ce1">
            <text:p>0</text:p>
          </table:table-cell>
          <table:table-cell office:value-type="float" office:value="0" table:formula="of:=IF([Data.BW7]=&quot;&quot;;0;(IF([Data.BW7]=&quot;?&quot;;&quot;?&quot;;1)))" table:style-name="ce1">
            <text:p>0</text:p>
          </table:table-cell>
          <table:table-cell office:value-type="float" office:value="0" table:formula="of:=IF([Data.BX7]=&quot;&quot;;0;(IF([Data.BX7]=&quot;?&quot;;&quot;?&quot;;1)))" table:style-name="ce1">
            <text:p>0</text:p>
          </table:table-cell>
          <table:table-cell office:value-type="float" office:value="0" table:formula="of:=IF([Data.BY7]=&quot;&quot;;0;(IF([Data.BY7]=&quot;?&quot;;&quot;?&quot;;1)))" table:style-name="ce1">
            <text:p>0</text:p>
          </table:table-cell>
          <table:table-cell office:value-type="float" office:value="0" table:formula="of:=IF([Data.BZ7]=&quot;&quot;;0;(IF([Data.BZ7]=&quot;?&quot;;&quot;?&quot;;1)))" table:style-name="ce1">
            <text:p>0</text:p>
          </table:table-cell>
          <table:table-cell office:value-type="float" office:value="0" table:formula="of:=IF([Data.CA7]=&quot;&quot;;0;(IF([Data.CA7]=&quot;?&quot;;&quot;?&quot;;1)))" table:style-name="ce1">
            <text:p>0</text:p>
          </table:table-cell>
          <table:table-cell office:value-type="float" office:value="0" table:formula="of:=IF([Data.CB7]=&quot;&quot;;0;(IF([Data.CB7]=&quot;?&quot;;&quot;?&quot;;1)))" table:style-name="ce1">
            <text:p>0</text:p>
          </table:table-cell>
          <table:table-cell office:value-type="float" office:value="0" table:formula="of:=IF([Data.CC7]=&quot;&quot;;0;(IF([Data.CC7]=&quot;?&quot;;&quot;?&quot;;1)))" table:style-name="ce1">
            <text:p>0</text:p>
          </table:table-cell>
          <table:table-cell office:value-type="float" office:value="0" table:formula="of:=IF([Data.CD7]=&quot;&quot;;0;(IF([Data.CD7]=&quot;?&quot;;&quot;?&quot;;1)))" table:style-name="ce1">
            <text:p>0</text:p>
          </table:table-cell>
          <table:table-cell office:value-type="float" office:value="0" table:formula="of:=IF([Data.CE7]=&quot;&quot;;0;(IF([Data.CE7]=&quot;?&quot;;&quot;?&quot;;1)))" table:style-name="ce1">
            <text:p>0</text:p>
          </table:table-cell>
          <table:table-cell office:value-type="float" office:value="0" table:formula="of:=IF([Data.CF7]=&quot;&quot;;0;(IF([Data.CF7]=&quot;?&quot;;&quot;?&quot;;1)))" table:style-name="ce1">
            <text:p>0</text:p>
          </table:table-cell>
          <table:table-cell office:value-type="float" office:value="0" table:formula="of:=IF([Data.CG7]=&quot;&quot;;0;(IF([Data.CG7]=&quot;?&quot;;&quot;?&quot;;1)))" table:style-name="ce1">
            <text:p>0</text:p>
          </table:table-cell>
          <table:table-cell office:value-type="float" office:value="0" table:formula="of:=IF([Data.CH7]=&quot;&quot;;0;(IF([Data.CH7]=&quot;?&quot;;&quot;?&quot;;1)))" table:style-name="ce1">
            <text:p>0</text:p>
          </table:table-cell>
          <table:table-cell office:value-type="float" office:value="0" table:formula="of:=IF([Data.CI7]=&quot;&quot;;0;(IF([Data.CI7]=&quot;?&quot;;&quot;?&quot;;1)))" table:style-name="ce1">
            <text:p>0</text:p>
          </table:table-cell>
          <table:table-cell office:value-type="float" office:value="0" table:formula="of:=IF([Data.CJ7]=&quot;&quot;;0;(IF([Data.CJ7]=&quot;?&quot;;&quot;?&quot;;1)))" table:style-name="ce1">
            <text:p>0</text:p>
          </table:table-cell>
          <table:table-cell office:value-type="float" office:value="1" table:formula="of:=IF([Data.CK7]=&quot;&quot;;0;(IF([Data.CK7]=&quot;?&quot;;&quot;?&quot;;1)))" table:style-name="ce1">
            <text:p>1</text:p>
          </table:table-cell>
          <table:table-cell office:value-type="float" office:value="1" table:formula="of:=IF([Data.CL7]=&quot;&quot;;0;(IF([Data.CL7]=&quot;?&quot;;&quot;?&quot;;1)))" table:style-name="ce1">
            <text:p>1</text:p>
          </table:table-cell>
          <table:table-cell office:value-type="float" office:value="1" table:formula="of:=IF([Data.CM7]=&quot;&quot;;0;(IF([Data.CM7]=&quot;?&quot;;&quot;?&quot;;1)))" table:style-name="ce1">
            <text:p>1</text:p>
          </table:table-cell>
          <table:table-cell office:value-type="float" office:value="0" table:formula="of:=IF([Data.CN7]=&quot;&quot;;0;(IF([Data.CN7]=&quot;?&quot;;&quot;?&quot;;1)))" table:style-name="ce1">
            <text:p>0</text:p>
          </table:table-cell>
          <table:table-cell office:value-type="float" office:value="0" table:formula="of:=IF([Data.CO7]=&quot;&quot;;0;(IF([Data.CO7]=&quot;?&quot;;&quot;?&quot;;1)))" table:style-name="ce1">
            <text:p>0</text:p>
          </table:table-cell>
          <table:table-cell office:value-type="float" office:value="0" table:formula="of:=IF([Data.CP7]=&quot;&quot;;0;(IF([Data.CP7]=&quot;?&quot;;&quot;?&quot;;1)))" table:style-name="ce1">
            <text:p>0</text:p>
          </table:table-cell>
          <table:table-cell office:value-type="float" office:value="1" table:formula="of:=IF([Data.CQ7]=&quot;&quot;;0;(IF([Data.CQ7]=&quot;?&quot;;&quot;?&quot;;1)))" table:style-name="ce1">
            <text:p>1</text:p>
          </table:table-cell>
          <table:table-cell office:value-type="float" office:value="0" table:formula="of:=IF([Data.CR7]=&quot;&quot;;0;(IF([Data.CR7]=&quot;?&quot;;&quot;?&quot;;1)))" table:style-name="ce1">
            <text:p>0</text:p>
          </table:table-cell>
          <table:table-cell office:value-type="float" office:value="1" table:formula="of:=IF([Data.CS7]=&quot;&quot;;0;(IF([Data.CS7]=&quot;?&quot;;&quot;?&quot;;1)))" table:style-name="ce1">
            <text:p>1</text:p>
          </table:table-cell>
          <table:table-cell office:value-type="float" office:value="0" table:formula="of:=IF([Data.CT7]=&quot;&quot;;0;(IF([Data.CT7]=&quot;?&quot;;&quot;?&quot;;1)))" table:style-name="ce1">
            <text:p>0</text:p>
          </table:table-cell>
          <table:table-cell office:value-type="float" office:value="1" table:formula="of:=IF([Data.CU7]=&quot;&quot;;0;(IF([Data.CU7]=&quot;?&quot;;&quot;?&quot;;1)))" table:style-name="ce1">
            <text:p>1</text:p>
          </table:table-cell>
          <table:table-cell office:value-type="float" office:value="0" table:formula="of:=IF([Data.CV7]=&quot;&quot;;0;(IF([Data.CV7]=&quot;?&quot;;&quot;?&quot;;1)))" table:style-name="ce1">
            <text:p>0</text:p>
          </table:table-cell>
          <table:table-cell office:value-type="float" office:value="0" table:formula="of:=IF([Data.CW7]=&quot;&quot;;0;(IF([Data.CW7]=&quot;?&quot;;&quot;?&quot;;1)))" table:style-name="ce1">
            <text:p>0</text:p>
          </table:table-cell>
          <table:table-cell office:value-type="float" office:value="0" table:formula="of:=IF([Data.CX7]=&quot;&quot;;0;(IF([Data.CX7]=&quot;?&quot;;&quot;?&quot;;1)))" table:style-name="ce1">
            <text:p>0</text:p>
          </table:table-cell>
          <table:table-cell office:value-type="float" office:value="1" table:formula="of:=IF([Data.CY7]=&quot;&quot;;0;(IF([Data.CY7]=&quot;?&quot;;&quot;?&quot;;1)))" table:style-name="ce1">
            <text:p>1</text:p>
          </table:table-cell>
          <table:table-cell office:value-type="float" office:value="0" table:formula="of:=IF([Data.CZ7]=&quot;&quot;;0;(IF([Data.CZ7]=&quot;?&quot;;&quot;?&quot;;1)))" table:style-name="ce1">
            <text:p>0</text:p>
          </table:table-cell>
          <table:table-cell office:value-type="float" office:value="1" table:formula="of:=IF([Data.DA7]=&quot;&quot;;0;(IF([Data.DA7]=&quot;?&quot;;&quot;?&quot;;1)))" table:style-name="ce1">
            <text:p>1</text:p>
          </table:table-cell>
          <table:table-cell office:value-type="float" office:value="0" table:formula="of:=IF([Data.DB7]=&quot;&quot;;0;(IF([Data.DB7]=&quot;?&quot;;&quot;?&quot;;1)))" table:style-name="ce1">
            <text:p>0</text:p>
          </table:table-cell>
          <table:table-cell office:value-type="float" office:value="0" table:formula="of:=IF([Data.DC7]=&quot;&quot;;0;(IF([Data.DC7]=&quot;?&quot;;&quot;?&quot;;1)))" table:style-name="ce1">
            <text:p>0</text:p>
          </table:table-cell>
          <table:table-cell office:value-type="float" office:value="0" table:formula="of:=IF([Data.DD7]=&quot;&quot;;0;(IF([Data.DD7]=&quot;?&quot;;&quot;?&quot;;1)))" table:style-name="ce1">
            <text:p>0</text:p>
          </table:table-cell>
          <table:table-cell office:value-type="float" office:value="1" table:formula="of:=IF([Data.DE7]=&quot;&quot;;0;(IF([Data.DE7]=&quot;?&quot;;&quot;?&quot;;1)))" table:style-name="ce1">
            <text:p>1</text:p>
          </table:table-cell>
          <table:table-cell office:value-type="float" office:value="0" table:formula="of:=IF([Data.DF7]=&quot;&quot;;0;(IF([Data.DF7]=&quot;?&quot;;&quot;?&quot;;1)))" table:style-name="ce1">
            <text:p>0</text:p>
          </table:table-cell>
          <table:table-cell office:value-type="float" office:value="0" table:formula="of:=IF([Data.DG7]=&quot;&quot;;0;(IF([Data.DG7]=&quot;?&quot;;&quot;?&quot;;1)))" table:style-name="ce1">
            <text:p>0</text:p>
          </table:table-cell>
          <table:table-cell office:value-type="float" office:value="0" table:formula="of:=IF([Data.DH7]=&quot;&quot;;0;(IF([Data.DH7]=&quot;?&quot;;&quot;?&quot;;1)))" table:style-name="ce1">
            <text:p>0</text:p>
          </table:table-cell>
          <table:table-cell office:value-type="float" office:value="1" table:formula="of:=IF([Data.DI7]=&quot;&quot;;0;(IF([Data.DI7]=&quot;?&quot;;&quot;?&quot;;1)))" table:style-name="ce1">
            <text:p>1</text:p>
          </table:table-cell>
          <table:table-cell office:value-type="string" office:string-value="?" table:formula="of:=IF([Data.DJ7]=&quot;&quot;;0;(IF([Data.DJ7]=&quot;?&quot;;&quot;?&quot;;1)))" table:style-name="ce1">
            <text:p>?</text:p>
          </table:table-cell>
          <table:table-cell office:value-type="string" office:string-value="?" table:formula="of:=IF([Data.DK7]=&quot;&quot;;0;(IF([Data.DK7]=&quot;?&quot;;&quot;?&quot;;1)))" table:style-name="ce1">
            <text:p>?</text:p>
          </table:table-cell>
          <table:table-cell office:value-type="string" office:string-value="?" table:formula="of:=IF([Data.DL7]=&quot;&quot;;0;(IF([Data.DL7]=&quot;?&quot;;&quot;?&quot;;1)))" table:style-name="ce1">
            <text:p>?</text:p>
          </table:table-cell>
          <table:table-cell office:value-type="float" office:value="0" table:formula="of:=IF([Data.DM7]=&quot;&quot;;0;(IF([Data.DM7]=&quot;?&quot;;&quot;?&quot;;1)))" table:style-name="ce1">
            <text:p>0</text:p>
          </table:table-cell>
          <table:table-cell office:value-type="float" office:value="0" table:formula="of:=IF([Data.DN7]=&quot;&quot;;0;(IF([Data.DN7]=&quot;?&quot;;&quot;?&quot;;1)))" table:style-name="ce1">
            <text:p>0</text:p>
          </table:table-cell>
          <table:table-cell office:value-type="float" office:value="0" table:formula="of:=IF([Data.DO7]=&quot;&quot;;0;(IF([Data.DO7]=&quot;?&quot;;&quot;?&quot;;1)))" table:style-name="ce1">
            <text:p>0</text:p>
          </table:table-cell>
          <table:table-cell office:value-type="float" office:value="0" table:formula="of:=IF([Data.DP7]=&quot;&quot;;0;(IF([Data.DP7]=&quot;?&quot;;&quot;?&quot;;1)))" table:style-name="ce1">
            <text:p>0</text:p>
          </table:table-cell>
          <table:table-cell office:value-type="float" office:value="0" table:formula="of:=IF([Data.DQ7]=&quot;&quot;;0;(IF([Data.DQ7]=&quot;?&quot;;&quot;?&quot;;1)))" table:style-name="ce1">
            <text:p>0</text:p>
          </table:table-cell>
          <table:table-cell office:value-type="float" office:value="0" table:formula="of:=IF([Data.DR7]=&quot;&quot;;0;(IF([Data.DR7]=&quot;?&quot;;&quot;?&quot;;1)))" table:style-name="ce1">
            <text:p>0</text:p>
          </table:table-cell>
          <table:table-cell office:value-type="float" office:value="0" table:formula="of:=IF([Data.DS7]=&quot;&quot;;0;(IF([Data.DS7]=&quot;?&quot;;&quot;?&quot;;1)))" table:style-name="ce1">
            <text:p>0</text:p>
          </table:table-cell>
          <table:table-cell office:value-type="float" office:value="0" table:formula="of:=IF([Data.DT7]=&quot;&quot;;0;(IF([Data.DT7]=&quot;?&quot;;&quot;?&quot;;1)))" table:style-name="ce1">
            <text:p>0</text:p>
          </table:table-cell>
          <table:table-cell office:value-type="float" office:value="0" table:formula="of:=IF([Data.DU7]=&quot;&quot;;0;(IF([Data.DU7]=&quot;?&quot;;&quot;?&quot;;1)))" table:style-name="ce1">
            <text:p>0</text:p>
          </table:table-cell>
          <table:table-cell office:value-type="float" office:value="0" table:formula="of:=IF([Data.DV7]=&quot;&quot;;0;(IF([Data.DV7]=&quot;?&quot;;&quot;?&quot;;1)))" table:style-name="ce1">
            <text:p>0</text:p>
          </table:table-cell>
          <table:table-cell office:value-type="float" office:value="0" table:formula="of:=IF([Data.DW7]=&quot;&quot;;0;(IF([Data.DW7]=&quot;?&quot;;&quot;?&quot;;1)))" table:style-name="ce1">
            <text:p>0</text:p>
          </table:table-cell>
          <table:table-cell office:value-type="float" office:value="0" table:formula="of:=IF([Data.DX7]=&quot;&quot;;0;(IF([Data.DX7]=&quot;?&quot;;&quot;?&quot;;1)))" table:style-name="ce1">
            <text:p>0</text:p>
          </table:table-cell>
          <table:table-cell office:value-type="float" office:value="0" table:formula="of:=IF([Data.DY7]=&quot;&quot;;0;(IF([Data.DY7]=&quot;?&quot;;&quot;?&quot;;1)))" table:style-name="ce1">
            <text:p>0</text:p>
          </table:table-cell>
          <table:table-cell office:value-type="float" office:value="0" table:formula="of:=IF([Data.DZ7]=&quot;&quot;;0;(IF([Data.DZ7]=&quot;?&quot;;&quot;?&quot;;1)))" table:style-name="ce1">
            <text:p>0</text:p>
          </table:table-cell>
          <table:table-cell office:value-type="float" office:value="0" table:formula="of:=IF([Data.EA7]=&quot;&quot;;0;(IF([Data.EA7]=&quot;?&quot;;&quot;?&quot;;1)))" table:style-name="ce1">
            <text:p>0</text:p>
          </table:table-cell>
          <table:table-cell office:value-type="float" office:value="0" table:formula="of:=IF([Data.EB7]=&quot;&quot;;0;(IF([Data.EB7]=&quot;?&quot;;&quot;?&quot;;1)))" table:style-name="ce1">
            <text:p>0</text:p>
          </table:table-cell>
          <table:table-cell office:value-type="float" office:value="0" table:formula="of:=IF([Data.EC7]=&quot;&quot;;0;(IF([Data.EC7]=&quot;?&quot;;&quot;?&quot;;1)))" table:style-name="ce1">
            <text:p>0</text:p>
          </table:table-cell>
          <table:table-cell office:value-type="float" office:value="0" table:formula="of:=IF([Data.ED7]=&quot;&quot;;0;(IF([Data.ED7]=&quot;?&quot;;&quot;?&quot;;1)))" table:style-name="ce1">
            <text:p>0</text:p>
          </table:table-cell>
          <table:table-cell office:value-type="float" office:value="0" table:formula="of:=IF([Data.EE7]=&quot;&quot;;0;(IF([Data.EE7]=&quot;?&quot;;&quot;?&quot;;1)))" table:style-name="ce1">
            <text:p>0</text:p>
          </table:table-cell>
          <table:table-cell office:value-type="float" office:value="0" table:formula="of:=IF([Data.EF7]=&quot;&quot;;0;(IF([Data.EF7]=&quot;?&quot;;&quot;?&quot;;1)))" table:style-name="ce1">
            <text:p>0</text:p>
          </table:table-cell>
          <table:table-cell office:value-type="float" office:value="0" table:formula="of:=IF([Data.EG7]=&quot;&quot;;0;(IF([Data.EG7]=&quot;?&quot;;&quot;?&quot;;1)))" table:style-name="ce1">
            <text:p>0</text:p>
          </table:table-cell>
          <table:table-cell office:value-type="float" office:value="0" table:formula="of:=IF([Data.EH7]=&quot;&quot;;0;(IF([Data.EH7]=&quot;?&quot;;&quot;?&quot;;1)))" table:style-name="ce1">
            <text:p>0</text:p>
          </table:table-cell>
          <table:table-cell office:value-type="float" office:value="0" table:formula="of:=IF([Data.EI7]=&quot;&quot;;0;(IF([Data.EI7]=&quot;?&quot;;&quot;?&quot;;1)))" table:style-name="ce1">
            <text:p>0</text:p>
          </table:table-cell>
          <table:table-cell office:value-type="float" office:value="0" table:formula="of:=IF([Data.EJ7]=&quot;&quot;;0;(IF([Data.EJ7]=&quot;?&quot;;&quot;?&quot;;1)))" table:style-name="ce1">
            <text:p>0</text:p>
          </table:table-cell>
          <table:table-cell office:value-type="float" office:value="0" table:formula="of:=IF([Data.EK7]=&quot;&quot;;0;(IF([Data.EK7]=&quot;?&quot;;&quot;?&quot;;1)))" table:style-name="ce1">
            <text:p>0</text:p>
          </table:table-cell>
          <table:table-cell office:value-type="float" office:value="0" table:formula="of:=IF([Data.EL7]=&quot;&quot;;0;(IF([Data.EL7]=&quot;?&quot;;&quot;?&quot;;1)))" table:style-name="ce1">
            <text:p>0</text:p>
          </table:table-cell>
          <table:table-cell office:value-type="float" office:value="0" table:formula="of:=IF([Data.EM7]=&quot;&quot;;0;(IF([Data.EM7]=&quot;?&quot;;&quot;?&quot;;1)))" table:style-name="ce1">
            <text:p>0</text:p>
          </table:table-cell>
          <table:table-cell office:value-type="float" office:value="0" table:formula="of:=IF([Data.EN7]=&quot;&quot;;0;(IF([Data.EN7]=&quot;?&quot;;&quot;?&quot;;1)))" table:style-name="ce1">
            <text:p>0</text:p>
          </table:table-cell>
          <table:table-cell office:value-type="float" office:value="0" table:formula="of:=IF([Data.EO7]=&quot;&quot;;0;(IF([Data.EO7]=&quot;?&quot;;&quot;?&quot;;1)))" table:style-name="ce1">
            <text:p>0</text:p>
          </table:table-cell>
          <table:table-cell office:value-type="float" office:value="0" table:formula="of:=IF([Data.EP7]=&quot;&quot;;0;(IF([Data.EP7]=&quot;?&quot;;&quot;?&quot;;1)))" table:style-name="ce1">
            <text:p>0</text:p>
          </table:table-cell>
          <table:table-cell office:value-type="float" office:value="0" table:formula="of:=IF([Data.EQ7]=&quot;&quot;;0;(IF([Data.EQ7]=&quot;?&quot;;&quot;?&quot;;1)))" table:style-name="ce1">
            <text:p>0</text:p>
          </table:table-cell>
          <table:table-cell office:value-type="float" office:value="1" table:formula="of:=IF([Data.ER7]=&quot;&quot;;0;(IF([Data.ER7]=&quot;?&quot;;&quot;?&quot;;1)))" table:style-name="ce1">
            <text:p>1</text:p>
          </table:table-cell>
          <table:table-cell office:value-type="string" office:string-value="?" table:formula="of:=IF([Data.ES7]=&quot;&quot;;0;(IF([Data.ES7]=&quot;?&quot;;&quot;?&quot;;1)))" table:style-name="ce1">
            <text:p>?</text:p>
          </table:table-cell>
          <table:table-cell office:value-type="float" office:value="0" table:formula="of:=IF([Data.ET7]=&quot;&quot;;0;(IF([Data.ET7]=&quot;?&quot;;&quot;?&quot;;1)))" table:style-name="ce1">
            <text:p>0</text:p>
          </table:table-cell>
          <table:table-cell office:value-type="float" office:value="0" table:formula="of:=IF([Data.EU7]=&quot;&quot;;0;(IF([Data.EU7]=&quot;?&quot;;&quot;?&quot;;1)))" table:style-name="ce1">
            <text:p>0</text:p>
          </table:table-cell>
          <table:table-cell office:value-type="float" office:value="0" table:formula="of:=IF([Data.EV7]=&quot;&quot;;0;(IF([Data.EV7]=&quot;?&quot;;&quot;?&quot;;1)))" table:style-name="ce1">
            <text:p>0</text:p>
          </table:table-cell>
          <table:table-cell office:value-type="float" office:value="0" table:formula="of:=IF([Data.EW7]=&quot;&quot;;0;(IF([Data.EW7]=&quot;?&quot;;&quot;?&quot;;1)))" table:style-name="ce1">
            <text:p>0</text:p>
          </table:table-cell>
          <table:table-cell office:value-type="float" office:value="0" table:formula="of:=IF([Data.EX7]=&quot;&quot;;0;(IF([Data.EX7]=&quot;?&quot;;&quot;?&quot;;1)))" table:style-name="ce1">
            <text:p>0</text:p>
          </table:table-cell>
          <table:table-cell office:value-type="float" office:value="0" table:formula="of:=IF([Data.EY7]=&quot;&quot;;0;(IF([Data.EY7]=&quot;?&quot;;&quot;?&quot;;1)))" table:style-name="ce1">
            <text:p>0</text:p>
          </table:table-cell>
          <table:table-cell office:value-type="float" office:value="0" table:formula="of:=IF([Data.EZ7]=&quot;&quot;;0;(IF([Data.EZ7]=&quot;?&quot;;&quot;?&quot;;1)))" table:style-name="ce1">
            <text:p>0</text:p>
          </table:table-cell>
          <table:table-cell office:value-type="float" office:value="0" table:formula="of:=IF([Data.FA7]=&quot;&quot;;0;(IF([Data.FA7]=&quot;?&quot;;&quot;?&quot;;1)))" table:style-name="ce1">
            <text:p>0</text:p>
          </table:table-cell>
          <table:table-cell office:value-type="float" office:value="0" table:formula="of:=IF([Data.FB7]=&quot;&quot;;0;(IF([Data.FB7]=&quot;?&quot;;&quot;?&quot;;1)))" table:style-name="ce1">
            <text:p>0</text:p>
          </table:table-cell>
          <table:table-cell office:value-type="float" office:value="0" table:formula="of:=IF([Data.FC7]=&quot;&quot;;0;(IF([Data.FC7]=&quot;?&quot;;&quot;?&quot;;1)))" table:style-name="ce1">
            <text:p>0</text:p>
          </table:table-cell>
          <table:table-cell office:value-type="float" office:value="0" table:formula="of:=IF([Data.FD7]=&quot;&quot;;0;(IF([Data.FD7]=&quot;?&quot;;&quot;?&quot;;1)))" table:style-name="ce1">
            <text:p>0</text:p>
          </table:table-cell>
          <table:table-cell office:value-type="float" office:value="1" table:formula="of:=IF([Data.FE7]=&quot;&quot;;0;(IF([Data.FE7]=&quot;?&quot;;&quot;?&quot;;1)))" table:style-name="ce1">
            <text:p>1</text:p>
          </table:table-cell>
          <table:table-cell office:value-type="float" office:value="1" table:formula="of:=IF([Data.FF7]=&quot;&quot;;0;(IF([Data.FF7]=&quot;?&quot;;&quot;?&quot;;1)))" table:style-name="ce1">
            <text:p>1</text:p>
          </table:table-cell>
          <table:table-cell office:value-type="float" office:value="1" table:formula="of:=IF([Data.FG7]=&quot;&quot;;0;(IF([Data.FG7]=&quot;?&quot;;&quot;?&quot;;1)))" table:style-name="ce1">
            <text:p>1</text:p>
          </table:table-cell>
          <table:table-cell office:value-type="float" office:value="0" table:formula="of:=IF([Data.FH7]=&quot;&quot;;0;(IF([Data.FH7]=&quot;?&quot;;&quot;?&quot;;1)))" table:style-name="ce1">
            <text:p>0</text:p>
          </table:table-cell>
          <table:table-cell office:value-type="float" office:value="0" table:formula="of:=IF([Data.FI7]=&quot;&quot;;0;(IF([Data.FI7]=&quot;?&quot;;&quot;?&quot;;1)))" table:style-name="ce1">
            <text:p>0</text:p>
          </table:table-cell>
          <table:table-cell office:value-type="float" office:value="0" table:formula="of:=IF([Data.FJ7]=&quot;&quot;;0;(IF([Data.FJ7]=&quot;?&quot;;&quot;?&quot;;1)))" table:style-name="ce1">
            <text:p>0</text:p>
          </table:table-cell>
          <table:table-cell office:value-type="float" office:value="0" table:formula="of:=IF([Data.FK7]=&quot;&quot;;0;(IF([Data.FK7]=&quot;?&quot;;&quot;?&quot;;1)))" table:style-name="ce1">
            <text:p>0</text:p>
          </table:table-cell>
          <table:table-cell office:value-type="float" office:value="0" table:formula="of:=IF([Data.FL7]=&quot;&quot;;0;(IF([Data.FL7]=&quot;?&quot;;&quot;?&quot;;1)))" table:style-name="ce1">
            <text:p>0</text:p>
          </table:table-cell>
          <table:table-cell office:value-type="float" office:value="0" table:formula="of:=IF([Data.FM7]=&quot;&quot;;0;(IF([Data.FM7]=&quot;?&quot;;&quot;?&quot;;1)))" table:style-name="ce1">
            <text:p>0</text:p>
          </table:table-cell>
          <table:table-cell office:value-type="string" office:string-value="?" table:formula="of:=IF([Data.FN7]=&quot;&quot;;0;(IF([Data.FN7]=&quot;?&quot;;&quot;?&quot;;1)))" table:style-name="ce1">
            <text:p>?</text:p>
          </table:table-cell>
          <table:table-cell office:value-type="float" office:value="0" table:formula="of:=IF([Data.FO7]=&quot;&quot;;0;(IF([Data.FO7]=&quot;?&quot;;&quot;?&quot;;1)))" table:style-name="ce1">
            <text:p>0</text:p>
          </table:table-cell>
          <table:table-cell office:value-type="float" office:value="0" table:formula="of:=IF([Data.FP7]=&quot;&quot;;0;(IF([Data.FP7]=&quot;?&quot;;&quot;?&quot;;1)))" table:style-name="ce1">
            <text:p>0</text:p>
          </table:table-cell>
          <table:table-cell office:value-type="float" office:value="0" table:formula="of:=IF([Data.FQ7]=&quot;&quot;;0;(IF([Data.FQ7]=&quot;?&quot;;&quot;?&quot;;1)))" table:style-name="ce1">
            <text:p>0</text:p>
          </table:table-cell>
          <table:table-cell office:value-type="float" office:value="0" table:formula="of:=IF([Data.FR7]=&quot;&quot;;0;(IF([Data.FR7]=&quot;?&quot;;&quot;?&quot;;1)))" table:style-name="ce1">
            <text:p>0</text:p>
          </table:table-cell>
          <table:table-cell office:value-type="float" office:value="0" table:formula="of:=IF([Data.FS7]=&quot;&quot;;0;(IF([Data.FS7]=&quot;?&quot;;&quot;?&quot;;1)))" table:style-name="ce1">
            <text:p>0</text:p>
          </table:table-cell>
          <table:table-cell office:value-type="float" office:value="0" table:formula="of:=IF([Data.FT7]=&quot;&quot;;0;(IF([Data.FT7]=&quot;?&quot;;&quot;?&quot;;1)))" table:style-name="ce1">
            <text:p>0</text:p>
          </table:table-cell>
          <table:table-cell office:value-type="float" office:value="0" table:formula="of:=IF([Data.FU7]=&quot;&quot;;0;(IF([Data.FU7]=&quot;?&quot;;&quot;?&quot;;1)))" table:style-name="ce1">
            <text:p>0</text:p>
          </table:table-cell>
          <table:table-cell office:value-type="float" office:value="0" table:formula="of:=IF([Data.FV7]=&quot;&quot;;0;(IF([Data.FV7]=&quot;?&quot;;&quot;?&quot;;1)))" table:style-name="ce1">
            <text:p>0</text:p>
          </table:table-cell>
          <table:table-cell office:value-type="float" office:value="0" table:formula="of:=IF([Data.FW7]=&quot;&quot;;0;(IF([Data.FW7]=&quot;?&quot;;&quot;?&quot;;1)))" table:style-name="ce1">
            <text:p>0</text:p>
          </table:table-cell>
          <table:table-cell office:value-type="float" office:value="0" table:formula="of:=IF([Data.FX7]=&quot;&quot;;0;(IF([Data.FX7]=&quot;?&quot;;&quot;?&quot;;1)))" table:style-name="ce1">
            <text:p>0</text:p>
          </table:table-cell>
          <table:table-cell office:value-type="float" office:value="0" table:formula="of:=IF([Data.FY7]=&quot;&quot;;0;(IF([Data.FY7]=&quot;?&quot;;&quot;?&quot;;1)))" table:style-name="ce1">
            <text:p>0</text:p>
          </table:table-cell>
          <table:table-cell office:value-type="float" office:value="1" table:formula="of:=IF([Data.FZ7]=&quot;&quot;;0;(IF([Data.FZ7]=&quot;?&quot;;&quot;?&quot;;1)))" table:style-name="ce1">
            <text:p>1</text:p>
          </table:table-cell>
          <table:table-cell office:value-type="string" office:string-value="?" table:formula="of:=IF([Data.GA7]=&quot;&quot;;0;(IF([Data.GA7]=&quot;?&quot;;&quot;?&quot;;1)))" table:style-name="ce1">
            <text:p>?</text:p>
          </table:table-cell>
          <table:table-cell office:value-type="float" office:value="0" table:formula="of:=IF([Data.GB7]=&quot;&quot;;0;(IF([Data.GB7]=&quot;?&quot;;&quot;?&quot;;1)))" table:style-name="ce1">
            <text:p>0</text:p>
          </table:table-cell>
          <table:table-cell office:value-type="float" office:value="0" table:formula="of:=IF([Data.GC7]=&quot;&quot;;0;(IF([Data.GC7]=&quot;?&quot;;&quot;?&quot;;1)))" table:style-name="ce1">
            <text:p>0</text:p>
          </table:table-cell>
          <table:table-cell office:value-type="float" office:value="0" table:formula="of:=IF([Data.GD7]=&quot;&quot;;0;(IF([Data.GD7]=&quot;?&quot;;&quot;?&quot;;1)))" table:style-name="ce1">
            <text:p>0</text:p>
          </table:table-cell>
          <table:table-cell office:value-type="float" office:value="0" table:formula="of:=IF([Data.GE7]=&quot;&quot;;0;(IF([Data.GE7]=&quot;?&quot;;&quot;?&quot;;1)))" table:style-name="ce1">
            <text:p>0</text:p>
          </table:table-cell>
          <table:table-cell office:value-type="float" office:value="0" table:formula="of:=IF([Data.GF7]=&quot;&quot;;0;(IF([Data.GF7]=&quot;?&quot;;&quot;?&quot;;1)))" table:style-name="ce1">
            <text:p>0</text:p>
          </table:table-cell>
          <table:table-cell office:value-type="float" office:value="0" table:formula="of:=IF([Data.GG7]=&quot;&quot;;0;(IF([Data.GG7]=&quot;?&quot;;&quot;?&quot;;1)))" table:style-name="ce1">
            <text:p>0</text:p>
          </table:table-cell>
          <table:table-cell office:value-type="float" office:value="0" table:formula="of:=IF([Data.GH7]=&quot;&quot;;0;(IF([Data.GH7]=&quot;?&quot;;&quot;?&quot;;1)))" table:style-name="ce1">
            <text:p>0</text:p>
          </table:table-cell>
          <table:table-cell office:value-type="float" office:value="0" table:formula="of:=IF([Data.GI7]=&quot;&quot;;0;(IF([Data.GI7]=&quot;?&quot;;&quot;?&quot;;1)))" table:style-name="ce1">
            <text:p>0</text:p>
          </table:table-cell>
          <table:table-cell office:value-type="float" office:value="0" table:formula="of:=IF([Data.GJ7]=&quot;&quot;;0;(IF([Data.GJ7]=&quot;?&quot;;&quot;?&quot;;1)))" table:style-name="ce1">
            <text:p>0</text:p>
          </table:table-cell>
          <table:table-cell office:value-type="float" office:value="0" table:formula="of:=IF([Data.GK7]=&quot;&quot;;0;(IF([Data.GK7]=&quot;?&quot;;&quot;?&quot;;1)))" table:style-name="ce1">
            <text:p>0</text:p>
          </table:table-cell>
          <table:table-cell office:value-type="float" office:value="0" table:formula="of:=IF([Data.GL7]=&quot;&quot;;0;(IF([Data.GL7]=&quot;?&quot;;&quot;?&quot;;1)))" table:style-name="ce1">
            <text:p>0</text:p>
          </table:table-cell>
          <table:table-cell office:value-type="float" office:value="0" table:formula="of:=IF([Data.GM7]=&quot;&quot;;0;(IF([Data.GM7]=&quot;?&quot;;&quot;?&quot;;1)))" table:style-name="ce1">
            <text:p>0</text:p>
          </table:table-cell>
          <table:table-cell office:value-type="float" office:value="0" table:formula="of:=IF([Data.GN7]=&quot;&quot;;0;(IF([Data.GN7]=&quot;?&quot;;&quot;?&quot;;1)))" table:style-name="ce1">
            <text:p>0</text:p>
          </table:table-cell>
          <table:table-cell office:value-type="float" office:value="0" table:formula="of:=IF([Data.GO7]=&quot;&quot;;0;(IF([Data.GO7]=&quot;?&quot;;&quot;?&quot;;1)))" table:style-name="ce1">
            <text:p>0</text:p>
          </table:table-cell>
          <table:table-cell office:value-type="float" office:value="0" table:formula="of:=IF([Data.GP7]=&quot;&quot;;0;(IF([Data.GP7]=&quot;?&quot;;&quot;?&quot;;1)))" table:style-name="ce1">
            <text:p>0</text:p>
          </table:table-cell>
          <table:table-cell office:value-type="float" office:value="0" table:formula="of:=IF([Data.GQ7]=&quot;&quot;;0;(IF([Data.GQ7]=&quot;?&quot;;&quot;?&quot;;1)))" table:style-name="ce1">
            <text:p>0</text:p>
          </table:table-cell>
          <table:table-cell office:value-type="float" office:value="0" table:formula="of:=IF([Data.GR7]=&quot;&quot;;0;(IF([Data.GR7]=&quot;?&quot;;&quot;?&quot;;1)))" table:style-name="ce1">
            <text:p>0</text:p>
          </table:table-cell>
          <table:table-cell office:value-type="float" office:value="0" table:formula="of:=IF([Data.GS7]=&quot;&quot;;0;(IF([Data.GS7]=&quot;?&quot;;&quot;?&quot;;1)))" table:style-name="ce1">
            <text:p>0</text:p>
          </table:table-cell>
          <table:table-cell office:value-type="float" office:value="0" table:formula="of:=IF([Data.GT7]=&quot;&quot;;0;(IF([Data.GT7]=&quot;?&quot;;&quot;?&quot;;1)))" table:style-name="ce1">
            <text:p>0</text:p>
          </table:table-cell>
          <table:table-cell office:value-type="float" office:value="0" table:formula="of:=IF([Data.GU7]=&quot;&quot;;0;(IF([Data.GU7]=&quot;?&quot;;&quot;?&quot;;1)))" table:style-name="ce1">
            <text:p>0</text:p>
          </table:table-cell>
          <table:table-cell office:value-type="float" office:value="0" table:formula="of:=IF([Data.GV7]=&quot;&quot;;0;(IF([Data.GV7]=&quot;?&quot;;&quot;?&quot;;1)))" table:style-name="ce1">
            <text:p>0</text:p>
          </table:table-cell>
          <table:table-cell office:value-type="float" office:value="0" table:formula="of:=IF([Data.GW7]=&quot;&quot;;0;(IF([Data.GW7]=&quot;?&quot;;&quot;?&quot;;1)))" table:style-name="ce1">
            <text:p>0</text:p>
          </table:table-cell>
          <table:table-cell office:value-type="float" office:value="0" table:formula="of:=IF([Data.GX7]=&quot;&quot;;0;(IF([Data.GX7]=&quot;?&quot;;&quot;?&quot;;1)))" table:style-name="ce1">
            <text:p>0</text:p>
          </table:table-cell>
          <table:table-cell office:value-type="float" office:value="0" table:formula="of:=IF([Data.GY7]=&quot;&quot;;0;(IF([Data.GY7]=&quot;?&quot;;&quot;?&quot;;1)))" table:style-name="ce1">
            <text:p>0</text:p>
          </table:table-cell>
          <table:table-cell office:value-type="float" office:value="0" table:formula="of:=IF([Data.GZ7]=&quot;&quot;;0;(IF([Data.GZ7]=&quot;?&quot;;&quot;?&quot;;1)))" table:style-name="ce1">
            <text:p>0</text:p>
          </table:table-cell>
          <table:table-cell office:value-type="float" office:value="0" table:formula="of:=IF([Data.HA7]=&quot;&quot;;0;(IF([Data.HA7]=&quot;?&quot;;&quot;?&quot;;1)))" table:style-name="ce1">
            <text:p>0</text:p>
          </table:table-cell>
          <table:table-cell office:value-type="float" office:value="0" table:formula="of:=IF([Data.HB7]=&quot;&quot;;0;(IF([Data.HB7]=&quot;?&quot;;&quot;?&quot;;1)))" table:style-name="ce1">
            <text:p>0</text:p>
          </table:table-cell>
          <table:table-cell office:value-type="float" office:value="0" table:formula="of:=IF([Data.HC7]=&quot;&quot;;0;(IF([Data.HC7]=&quot;?&quot;;&quot;?&quot;;1)))" table:style-name="ce1">
            <text:p>0</text:p>
          </table:table-cell>
          <table:table-cell office:value-type="float" office:value="0" table:formula="of:=IF([Data.HD7]=&quot;&quot;;0;(IF([Data.HD7]=&quot;?&quot;;&quot;?&quot;;1)))" table:style-name="ce1">
            <text:p>0</text:p>
          </table:table-cell>
          <table:table-cell office:value-type="float" office:value="0" table:formula="of:=IF([Data.HE7]=&quot;&quot;;0;(IF([Data.HE7]=&quot;?&quot;;&quot;?&quot;;1)))" table:style-name="ce1">
            <text:p>0</text:p>
          </table:table-cell>
          <table:table-cell office:value-type="float" office:value="0" table:formula="of:=IF([Data.HF7]=&quot;&quot;;0;(IF([Data.HF7]=&quot;?&quot;;&quot;?&quot;;1)))" table:style-name="ce1">
            <text:p>0</text:p>
          </table:table-cell>
          <table:table-cell office:value-type="float" office:value="0" table:formula="of:=IF([Data.HG7]=&quot;&quot;;0;(IF([Data.HG7]=&quot;?&quot;;&quot;?&quot;;1)))" table:style-name="ce1">
            <text:p>0</text:p>
          </table:table-cell>
          <table:table-cell office:value-type="float" office:value="0" table:formula="of:=IF([Data.HH7]=&quot;&quot;;0;(IF([Data.HH7]=&quot;?&quot;;&quot;?&quot;;1)))" table:style-name="ce1">
            <text:p>0</text:p>
          </table:table-cell>
          <table:table-cell office:value-type="float" office:value="0" table:formula="of:=IF([Data.HI7]=&quot;&quot;;0;(IF([Data.HI7]=&quot;?&quot;;&quot;?&quot;;1)))" table:style-name="ce1">
            <text:p>0</text:p>
          </table:table-cell>
          <table:table-cell office:value-type="float" office:value="0" table:formula="of:=IF([Data.HJ7]=&quot;&quot;;0;(IF([Data.HJ7]=&quot;?&quot;;&quot;?&quot;;1)))" table:style-name="ce1">
            <text:p>0</text:p>
          </table:table-cell>
          <table:table-cell office:value-type="float" office:value="0" table:formula="of:=IF([Data.HK7]=&quot;&quot;;0;(IF([Data.HK7]=&quot;?&quot;;&quot;?&quot;;1)))" table:style-name="ce1">
            <text:p>0</text:p>
          </table:table-cell>
          <table:table-cell office:value-type="float" office:value="0" table:formula="of:=IF([Data.HL7]=&quot;&quot;;0;(IF([Data.HL7]=&quot;?&quot;;&quot;?&quot;;1)))" table:style-name="ce1">
            <text:p>0</text:p>
          </table:table-cell>
          <table:table-cell office:value-type="float" office:value="0" table:formula="of:=IF([Data.HM7]=&quot;&quot;;0;(IF([Data.HM7]=&quot;?&quot;;&quot;?&quot;;1)))" table:style-name="ce1">
            <text:p>0</text:p>
          </table:table-cell>
          <table:table-cell office:value-type="float" office:value="0" table:formula="of:=IF([Data.HN7]=&quot;&quot;;0;(IF([Data.HN7]=&quot;?&quot;;&quot;?&quot;;1)))" table:style-name="ce1">
            <text:p>0</text:p>
          </table:table-cell>
          <table:table-cell office:value-type="float" office:value="0" table:formula="of:=IF([Data.HO7]=&quot;&quot;;0;(IF([Data.HO7]=&quot;?&quot;;&quot;?&quot;;1)))" table:style-name="ce1">
            <text:p>0</text:p>
          </table:table-cell>
          <table:table-cell office:value-type="float" office:value="0" table:formula="of:=IF([Data.HP7]=&quot;&quot;;0;(IF([Data.HP7]=&quot;?&quot;;&quot;?&quot;;1)))" table:style-name="ce1">
            <text:p>0</text:p>
          </table:table-cell>
          <table:table-cell office:value-type="float" office:value="0" table:formula="of:=IF([Data.HQ7]=&quot;&quot;;0;(IF([Data.HQ7]=&quot;?&quot;;&quot;?&quot;;1)))" table:style-name="ce1">
            <text:p>0</text:p>
          </table:table-cell>
          <table:table-cell office:value-type="float" office:value="0" table:formula="of:=IF([Data.HR7]=&quot;&quot;;0;(IF([Data.HR7]=&quot;?&quot;;&quot;?&quot;;1)))" table:style-name="ce1">
            <text:p>0</text:p>
          </table:table-cell>
          <table:table-cell office:value-type="float" office:value="0" table:formula="of:=IF([Data.HS7]=&quot;&quot;;0;(IF([Data.HS7]=&quot;?&quot;;&quot;?&quot;;1)))" table:style-name="ce1">
            <text:p>0</text:p>
          </table:table-cell>
          <table:table-cell office:value-type="float" office:value="0" table:formula="of:=IF([Data.HT7]=&quot;&quot;;0;(IF([Data.HT7]=&quot;?&quot;;&quot;?&quot;;1)))" table:style-name="ce1">
            <text:p>0</text:p>
          </table:table-cell>
          <table:table-cell office:value-type="float" office:value="0" table:formula="of:=IF([Data.HU7]=&quot;&quot;;0;(IF([Data.HU7]=&quot;?&quot;;&quot;?&quot;;1)))" table:style-name="ce1">
            <text:p>0</text:p>
          </table:table-cell>
          <table:table-cell office:value-type="float" office:value="0" table:formula="of:=IF([Data.HV7]=&quot;&quot;;0;(IF([Data.HV7]=&quot;?&quot;;&quot;?&quot;;1)))" table:style-name="ce1">
            <text:p>0</text:p>
          </table:table-cell>
          <table:table-cell office:value-type="float" office:value="0" table:formula="of:=IF([Data.HW7]=&quot;&quot;;0;(IF([Data.HW7]=&quot;?&quot;;&quot;?&quot;;1)))" table:style-name="ce1">
            <text:p>0</text:p>
          </table:table-cell>
          <table:table-cell office:value-type="float" office:value="0" table:formula="of:=IF([Data.HX7]=&quot;&quot;;0;(IF([Data.HX7]=&quot;?&quot;;&quot;?&quot;;1)))" table:style-name="ce1">
            <text:p>0</text:p>
          </table:table-cell>
          <table:table-cell office:value-type="float" office:value="0" table:formula="of:=IF([Data.HY7]=&quot;&quot;;0;(IF([Data.HY7]=&quot;?&quot;;&quot;?&quot;;1)))" table:style-name="ce1">
            <text:p>0</text:p>
          </table:table-cell>
          <table:table-cell office:value-type="float" office:value="0" table:formula="of:=IF([Data.HZ7]=&quot;&quot;;0;(IF([Data.HZ7]=&quot;?&quot;;&quot;?&quot;;1)))" table:style-name="ce1">
            <text:p>0</text:p>
          </table:table-cell>
          <table:table-cell office:value-type="float" office:value="0" table:formula="of:=IF([Data.IA7]=&quot;&quot;;0;(IF([Data.IA7]=&quot;?&quot;;&quot;?&quot;;1)))" table:style-name="ce1">
            <text:p>0</text:p>
          </table:table-cell>
          <table:table-cell office:value-type="float" office:value="0" table:formula="of:=IF([Data.IB7]=&quot;&quot;;0;(IF([Data.IB7]=&quot;?&quot;;&quot;?&quot;;1)))" table:style-name="ce1">
            <text:p>0</text:p>
          </table:table-cell>
          <table:table-cell office:value-type="float" office:value="0" table:formula="of:=IF([Data.IC7]=&quot;&quot;;0;(IF([Data.IC7]=&quot;?&quot;;&quot;?&quot;;1)))" table:style-name="ce1">
            <text:p>0</text:p>
          </table:table-cell>
          <table:table-cell office:value-type="float" office:value="0" table:formula="of:=IF([Data.ID7]=&quot;&quot;;0;(IF([Data.ID7]=&quot;?&quot;;&quot;?&quot;;1)))" table:style-name="ce1">
            <text:p>0</text:p>
          </table:table-cell>
          <table:table-cell office:value-type="float" office:value="0" table:formula="of:=IF([Data.IE7]=&quot;&quot;;0;(IF([Data.IE7]=&quot;?&quot;;&quot;?&quot;;1)))" table:style-name="ce1">
            <text:p>0</text:p>
          </table:table-cell>
          <table:table-cell office:value-type="float" office:value="0" table:formula="of:=IF([Data.IF7]=&quot;&quot;;0;(IF([Data.IF7]=&quot;?&quot;;&quot;?&quot;;1)))" table:style-name="ce1">
            <text:p>0</text:p>
          </table:table-cell>
          <table:table-cell office:value-type="float" office:value="0" table:formula="of:=IF([Data.IG7]=&quot;&quot;;0;(IF([Data.IG7]=&quot;?&quot;;&quot;?&quot;;1)))" table:style-name="ce1">
            <text:p>0</text:p>
          </table:table-cell>
          <table:table-cell office:value-type="float" office:value="0" table:formula="of:=IF([Data.IH7]=&quot;&quot;;0;(IF([Data.IH7]=&quot;?&quot;;&quot;?&quot;;1)))" table:style-name="ce1">
            <text:p>0</text:p>
          </table:table-cell>
          <table:table-cell office:value-type="float" office:value="0" table:formula="of:=IF([Data.II7]=&quot;&quot;;0;(IF([Data.II7]=&quot;?&quot;;&quot;?&quot;;1)))" table:style-name="ce1">
            <text:p>0</text:p>
          </table:table-cell>
          <table:table-cell office:value-type="float" office:value="0" table:formula="of:=IF([Data.IJ7]=&quot;&quot;;0;(IF([Data.IJ7]=&quot;?&quot;;&quot;?&quot;;1)))" table:style-name="ce1">
            <text:p>0</text:p>
          </table:table-cell>
          <table:table-cell office:value-type="float" office:value="0" table:formula="of:=IF([Data.IK7]=&quot;&quot;;0;(IF([Data.IK7]=&quot;?&quot;;&quot;?&quot;;1)))" table:style-name="ce1">
            <text:p>0</text:p>
          </table:table-cell>
          <table:table-cell table:number-columns-repeated="2" table:style-name="ce1"/>
          <table:table-cell office:value-type="float" office:value="22" table:formula="of:=SUM([.B5:.HI5])" table:style-name="ce1">
            <text:p>22</text:p>
          </table:table-cell>
          <table:table-cell table:number-columns-repeated="16164"/>
        </table:table-row>
        <table:table-row table:style-name="ro3">
          <table:table-cell office:value-type="string" office:string-value="HlaiXifang" table:formula="of:=[Data.C8]" table:style-name="ce1">
            <text:p>HlaiXifang</text:p>
          </table:table-cell>
          <table:table-cell office:value-type="float" office:value="1" table:formula="of:=IF([Data.AD8]=&quot;&quot;;0;(IF([Data.AD8]=&quot;?&quot;;&quot;?&quot;;1)))" table:style-name="ce1">
            <text:p>1</text:p>
          </table:table-cell>
          <table:table-cell office:value-type="float" office:value="1" table:formula="of:=IF([Data.AE8]=&quot;&quot;;0;(IF([Data.AE8]=&quot;?&quot;;&quot;?&quot;;1)))" table:style-name="ce1">
            <text:p>1</text:p>
          </table:table-cell>
          <table:table-cell office:value-type="float" office:value="0" table:formula="of:=IF([Data.AF8]=&quot;&quot;;0;(IF([Data.AF8]=&quot;?&quot;;&quot;?&quot;;1)))" table:style-name="ce1">
            <text:p>0</text:p>
          </table:table-cell>
          <table:table-cell office:value-type="float" office:value="1" table:formula="of:=IF([Data.AG8]=&quot;&quot;;0;(IF([Data.AG8]=&quot;?&quot;;&quot;?&quot;;1)))" table:style-name="ce1">
            <text:p>1</text:p>
          </table:table-cell>
          <table:table-cell office:value-type="float" office:value="1" table:formula="of:=IF([Data.AH8]=&quot;&quot;;0;(IF([Data.AH8]=&quot;?&quot;;&quot;?&quot;;1)))" table:style-name="ce1">
            <text:p>1</text:p>
          </table:table-cell>
          <table:table-cell office:value-type="float" office:value="0" table:formula="of:=IF([Data.AI8]=&quot;&quot;;0;(IF([Data.AI8]=&quot;?&quot;;&quot;?&quot;;1)))" table:style-name="ce1">
            <text:p>0</text:p>
          </table:table-cell>
          <table:table-cell office:value-type="float" office:value="0" table:formula="of:=IF([Data.AJ8]=&quot;&quot;;0;(IF([Data.AJ8]=&quot;?&quot;;&quot;?&quot;;1)))" table:style-name="ce1">
            <text:p>0</text:p>
          </table:table-cell>
          <table:table-cell office:value-type="float" office:value="1" table:formula="of:=IF([Data.AK8]=&quot;&quot;;0;(IF([Data.AK8]=&quot;?&quot;;&quot;?&quot;;1)))" table:style-name="ce1">
            <text:p>1</text:p>
          </table:table-cell>
          <table:table-cell office:value-type="float" office:value="1" table:formula="of:=IF([Data.AL8]=&quot;&quot;;0;(IF([Data.AL8]=&quot;?&quot;;&quot;?&quot;;1)))" table:style-name="ce1">
            <text:p>1</text:p>
          </table:table-cell>
          <table:table-cell office:value-type="float" office:value="1" table:formula="of:=IF([Data.AM8]=&quot;&quot;;0;(IF([Data.AM8]=&quot;?&quot;;&quot;?&quot;;1)))" table:style-name="ce1">
            <text:p>1</text:p>
          </table:table-cell>
          <table:table-cell office:value-type="float" office:value="0" table:formula="of:=IF([Data.AN8]=&quot;&quot;;0;(IF([Data.AN8]=&quot;?&quot;;&quot;?&quot;;1)))" table:style-name="ce1">
            <text:p>0</text:p>
          </table:table-cell>
          <table:table-cell office:value-type="float" office:value="0" table:formula="of:=IF([Data.AO8]=&quot;&quot;;0;(IF([Data.AO8]=&quot;?&quot;;&quot;?&quot;;1)))" table:style-name="ce1">
            <text:p>0</text:p>
          </table:table-cell>
          <table:table-cell office:value-type="float" office:value="0" table:formula="of:=IF([Data.AP8]=&quot;&quot;;0;(IF([Data.AP8]=&quot;?&quot;;&quot;?&quot;;1)))" table:style-name="ce1">
            <text:p>0</text:p>
          </table:table-cell>
          <table:table-cell office:value-type="float" office:value="0" table:formula="of:=IF([Data.AQ8]=&quot;&quot;;0;(IF([Data.AQ8]=&quot;?&quot;;&quot;?&quot;;1)))" table:style-name="ce1">
            <text:p>0</text:p>
          </table:table-cell>
          <table:table-cell office:value-type="float" office:value="0" table:formula="of:=IF([Data.AR8]=&quot;&quot;;0;(IF([Data.AR8]=&quot;?&quot;;&quot;?&quot;;1)))" table:style-name="ce1">
            <text:p>0</text:p>
          </table:table-cell>
          <table:table-cell office:value-type="float" office:value="0" table:formula="of:=IF([Data.AS8]=&quot;&quot;;0;(IF([Data.AS8]=&quot;?&quot;;&quot;?&quot;;1)))" table:style-name="ce1">
            <text:p>0</text:p>
          </table:table-cell>
          <table:table-cell office:value-type="float" office:value="0" table:formula="of:=IF([Data.AT8]=&quot;&quot;;0;(IF([Data.AT8]=&quot;?&quot;;&quot;?&quot;;1)))" table:style-name="ce1">
            <text:p>0</text:p>
          </table:table-cell>
          <table:table-cell office:value-type="float" office:value="0" table:formula="of:=IF([Data.AU8]=&quot;&quot;;0;(IF([Data.AU8]=&quot;?&quot;;&quot;?&quot;;1)))" table:style-name="ce1">
            <text:p>0</text:p>
          </table:table-cell>
          <table:table-cell office:value-type="float" office:value="0" table:formula="of:=IF([Data.AV8]=&quot;&quot;;0;(IF([Data.AV8]=&quot;?&quot;;&quot;?&quot;;1)))" table:style-name="ce1">
            <text:p>0</text:p>
          </table:table-cell>
          <table:table-cell office:value-type="float" office:value="0" table:formula="of:=IF([Data.AW8]=&quot;&quot;;0;(IF([Data.AW8]=&quot;?&quot;;&quot;?&quot;;1)))" table:style-name="ce1">
            <text:p>0</text:p>
          </table:table-cell>
          <table:table-cell office:value-type="float" office:value="0" table:formula="of:=IF([Data.AX8]=&quot;&quot;;0;(IF([Data.AX8]=&quot;?&quot;;&quot;?&quot;;1)))" table:style-name="ce1">
            <text:p>0</text:p>
          </table:table-cell>
          <table:table-cell office:value-type="float" office:value="0" table:formula="of:=IF([Data.AY8]=&quot;&quot;;0;(IF([Data.AY8]=&quot;?&quot;;&quot;?&quot;;1)))" table:style-name="ce1">
            <text:p>0</text:p>
          </table:table-cell>
          <table:table-cell office:value-type="float" office:value="0" table:formula="of:=IF([Data.AZ8]=&quot;&quot;;0;(IF([Data.AZ8]=&quot;?&quot;;&quot;?&quot;;1)))" table:style-name="ce1">
            <text:p>0</text:p>
          </table:table-cell>
          <table:table-cell office:value-type="float" office:value="0" table:formula="of:=IF([Data.BA8]=&quot;&quot;;0;(IF([Data.BA8]=&quot;?&quot;;&quot;?&quot;;1)))" table:style-name="ce1">
            <text:p>0</text:p>
          </table:table-cell>
          <table:table-cell office:value-type="float" office:value="0" table:formula="of:=IF([Data.BB8]=&quot;&quot;;0;(IF([Data.BB8]=&quot;?&quot;;&quot;?&quot;;1)))" table:style-name="ce1">
            <text:p>0</text:p>
          </table:table-cell>
          <table:table-cell office:value-type="float" office:value="0" table:formula="of:=IF([Data.BC8]=&quot;&quot;;0;(IF([Data.BC8]=&quot;?&quot;;&quot;?&quot;;1)))" table:style-name="ce1">
            <text:p>0</text:p>
          </table:table-cell>
          <table:table-cell office:value-type="float" office:value="0" table:formula="of:=IF([Data.BD8]=&quot;&quot;;0;(IF([Data.BD8]=&quot;?&quot;;&quot;?&quot;;1)))" table:style-name="ce1">
            <text:p>0</text:p>
          </table:table-cell>
          <table:table-cell office:value-type="float" office:value="0" table:formula="of:=IF([Data.BE8]=&quot;&quot;;0;(IF([Data.BE8]=&quot;?&quot;;&quot;?&quot;;1)))" table:style-name="ce1">
            <text:p>0</text:p>
          </table:table-cell>
          <table:table-cell office:value-type="float" office:value="0" table:formula="of:=IF([Data.BF8]=&quot;&quot;;0;(IF([Data.BF8]=&quot;?&quot;;&quot;?&quot;;1)))" table:style-name="ce1">
            <text:p>0</text:p>
          </table:table-cell>
          <table:table-cell office:value-type="float" office:value="0" table:formula="of:=IF([Data.BG8]=&quot;&quot;;0;(IF([Data.BG8]=&quot;?&quot;;&quot;?&quot;;1)))" table:style-name="ce1">
            <text:p>0</text:p>
          </table:table-cell>
          <table:table-cell office:value-type="float" office:value="0" table:formula="of:=IF([Data.BH8]=&quot;&quot;;0;(IF([Data.BH8]=&quot;?&quot;;&quot;?&quot;;1)))" table:style-name="ce1">
            <text:p>0</text:p>
          </table:table-cell>
          <table:table-cell office:value-type="float" office:value="0" table:formula="of:=IF([Data.BI8]=&quot;&quot;;0;(IF([Data.BI8]=&quot;?&quot;;&quot;?&quot;;1)))" table:style-name="ce1">
            <text:p>0</text:p>
          </table:table-cell>
          <table:table-cell office:value-type="float" office:value="0" table:formula="of:=IF([Data.BJ8]=&quot;&quot;;0;(IF([Data.BJ8]=&quot;?&quot;;&quot;?&quot;;1)))" table:style-name="ce1">
            <text:p>0</text:p>
          </table:table-cell>
          <table:table-cell office:value-type="float" office:value="0" table:formula="of:=IF([Data.BK8]=&quot;&quot;;0;(IF([Data.BK8]=&quot;?&quot;;&quot;?&quot;;1)))" table:style-name="ce1">
            <text:p>0</text:p>
          </table:table-cell>
          <table:table-cell office:value-type="float" office:value="0" table:formula="of:=IF([Data.BL8]=&quot;&quot;;0;(IF([Data.BL8]=&quot;?&quot;;&quot;?&quot;;1)))" table:style-name="ce1">
            <text:p>0</text:p>
          </table:table-cell>
          <table:table-cell office:value-type="float" office:value="0" table:formula="of:=IF([Data.BM8]=&quot;&quot;;0;(IF([Data.BM8]=&quot;?&quot;;&quot;?&quot;;1)))" table:style-name="ce1">
            <text:p>0</text:p>
          </table:table-cell>
          <table:table-cell office:value-type="float" office:value="0" table:formula="of:=IF([Data.BN8]=&quot;&quot;;0;(IF([Data.BN8]=&quot;?&quot;;&quot;?&quot;;1)))" table:style-name="ce1">
            <text:p>0</text:p>
          </table:table-cell>
          <table:table-cell office:value-type="float" office:value="0" table:formula="of:=IF([Data.BO8]=&quot;&quot;;0;(IF([Data.BO8]=&quot;?&quot;;&quot;?&quot;;1)))" table:style-name="ce1">
            <text:p>0</text:p>
          </table:table-cell>
          <table:table-cell office:value-type="float" office:value="0" table:formula="of:=IF([Data.BP8]=&quot;&quot;;0;(IF([Data.BP8]=&quot;?&quot;;&quot;?&quot;;1)))" table:style-name="ce1">
            <text:p>0</text:p>
          </table:table-cell>
          <table:table-cell office:value-type="float" office:value="0" table:formula="of:=IF([Data.BQ8]=&quot;&quot;;0;(IF([Data.BQ8]=&quot;?&quot;;&quot;?&quot;;1)))" table:style-name="ce1">
            <text:p>0</text:p>
          </table:table-cell>
          <table:table-cell office:value-type="float" office:value="0" table:formula="of:=IF([Data.BR8]=&quot;&quot;;0;(IF([Data.BR8]=&quot;?&quot;;&quot;?&quot;;1)))" table:style-name="ce1">
            <text:p>0</text:p>
          </table:table-cell>
          <table:table-cell office:value-type="float" office:value="0" table:formula="of:=IF([Data.BS8]=&quot;&quot;;0;(IF([Data.BS8]=&quot;?&quot;;&quot;?&quot;;1)))" table:style-name="ce1">
            <text:p>0</text:p>
          </table:table-cell>
          <table:table-cell office:value-type="float" office:value="0" table:formula="of:=IF([Data.BT8]=&quot;&quot;;0;(IF([Data.BT8]=&quot;?&quot;;&quot;?&quot;;1)))" table:style-name="ce1">
            <text:p>0</text:p>
          </table:table-cell>
          <table:table-cell office:value-type="float" office:value="0" table:formula="of:=IF([Data.BU8]=&quot;&quot;;0;(IF([Data.BU8]=&quot;?&quot;;&quot;?&quot;;1)))" table:style-name="ce1">
            <text:p>0</text:p>
          </table:table-cell>
          <table:table-cell office:value-type="float" office:value="0" table:formula="of:=IF([Data.BV8]=&quot;&quot;;0;(IF([Data.BV8]=&quot;?&quot;;&quot;?&quot;;1)))" table:style-name="ce1">
            <text:p>0</text:p>
          </table:table-cell>
          <table:table-cell office:value-type="float" office:value="0" table:formula="of:=IF([Data.BW8]=&quot;&quot;;0;(IF([Data.BW8]=&quot;?&quot;;&quot;?&quot;;1)))" table:style-name="ce1">
            <text:p>0</text:p>
          </table:table-cell>
          <table:table-cell office:value-type="float" office:value="0" table:formula="of:=IF([Data.BX8]=&quot;&quot;;0;(IF([Data.BX8]=&quot;?&quot;;&quot;?&quot;;1)))" table:style-name="ce1">
            <text:p>0</text:p>
          </table:table-cell>
          <table:table-cell office:value-type="float" office:value="0" table:formula="of:=IF([Data.BY8]=&quot;&quot;;0;(IF([Data.BY8]=&quot;?&quot;;&quot;?&quot;;1)))" table:style-name="ce1">
            <text:p>0</text:p>
          </table:table-cell>
          <table:table-cell office:value-type="float" office:value="0" table:formula="of:=IF([Data.BZ8]=&quot;&quot;;0;(IF([Data.BZ8]=&quot;?&quot;;&quot;?&quot;;1)))" table:style-name="ce1">
            <text:p>0</text:p>
          </table:table-cell>
          <table:table-cell office:value-type="float" office:value="0" table:formula="of:=IF([Data.CA8]=&quot;&quot;;0;(IF([Data.CA8]=&quot;?&quot;;&quot;?&quot;;1)))" table:style-name="ce1">
            <text:p>0</text:p>
          </table:table-cell>
          <table:table-cell office:value-type="float" office:value="0" table:formula="of:=IF([Data.CB8]=&quot;&quot;;0;(IF([Data.CB8]=&quot;?&quot;;&quot;?&quot;;1)))" table:style-name="ce1">
            <text:p>0</text:p>
          </table:table-cell>
          <table:table-cell office:value-type="float" office:value="0" table:formula="of:=IF([Data.CC8]=&quot;&quot;;0;(IF([Data.CC8]=&quot;?&quot;;&quot;?&quot;;1)))" table:style-name="ce1">
            <text:p>0</text:p>
          </table:table-cell>
          <table:table-cell office:value-type="float" office:value="0" table:formula="of:=IF([Data.CD8]=&quot;&quot;;0;(IF([Data.CD8]=&quot;?&quot;;&quot;?&quot;;1)))" table:style-name="ce1">
            <text:p>0</text:p>
          </table:table-cell>
          <table:table-cell office:value-type="float" office:value="0" table:formula="of:=IF([Data.CE8]=&quot;&quot;;0;(IF([Data.CE8]=&quot;?&quot;;&quot;?&quot;;1)))" table:style-name="ce1">
            <text:p>0</text:p>
          </table:table-cell>
          <table:table-cell office:value-type="float" office:value="0" table:formula="of:=IF([Data.CF8]=&quot;&quot;;0;(IF([Data.CF8]=&quot;?&quot;;&quot;?&quot;;1)))" table:style-name="ce1">
            <text:p>0</text:p>
          </table:table-cell>
          <table:table-cell office:value-type="float" office:value="0" table:formula="of:=IF([Data.CG8]=&quot;&quot;;0;(IF([Data.CG8]=&quot;?&quot;;&quot;?&quot;;1)))" table:style-name="ce1">
            <text:p>0</text:p>
          </table:table-cell>
          <table:table-cell office:value-type="float" office:value="0" table:formula="of:=IF([Data.CH8]=&quot;&quot;;0;(IF([Data.CH8]=&quot;?&quot;;&quot;?&quot;;1)))" table:style-name="ce1">
            <text:p>0</text:p>
          </table:table-cell>
          <table:table-cell office:value-type="float" office:value="0" table:formula="of:=IF([Data.CI8]=&quot;&quot;;0;(IF([Data.CI8]=&quot;?&quot;;&quot;?&quot;;1)))" table:style-name="ce1">
            <text:p>0</text:p>
          </table:table-cell>
          <table:table-cell office:value-type="float" office:value="1" table:formula="of:=IF([Data.CJ8]=&quot;&quot;;0;(IF([Data.CJ8]=&quot;?&quot;;&quot;?&quot;;1)))" table:style-name="ce1">
            <text:p>1</text:p>
          </table:table-cell>
          <table:table-cell office:value-type="float" office:value="0" table:formula="of:=IF([Data.CK8]=&quot;&quot;;0;(IF([Data.CK8]=&quot;?&quot;;&quot;?&quot;;1)))" table:style-name="ce1">
            <text:p>0</text:p>
          </table:table-cell>
          <table:table-cell office:value-type="float" office:value="1" table:formula="of:=IF([Data.CL8]=&quot;&quot;;0;(IF([Data.CL8]=&quot;?&quot;;&quot;?&quot;;1)))" table:style-name="ce1">
            <text:p>1</text:p>
          </table:table-cell>
          <table:table-cell office:value-type="float" office:value="0" table:formula="of:=IF([Data.CM8]=&quot;&quot;;0;(IF([Data.CM8]=&quot;?&quot;;&quot;?&quot;;1)))" table:style-name="ce1">
            <text:p>0</text:p>
          </table:table-cell>
          <table:table-cell office:value-type="float" office:value="1" table:formula="of:=IF([Data.CN8]=&quot;&quot;;0;(IF([Data.CN8]=&quot;?&quot;;&quot;?&quot;;1)))" table:style-name="ce1">
            <text:p>1</text:p>
          </table:table-cell>
          <table:table-cell office:value-type="float" office:value="1" table:formula="of:=IF([Data.CO8]=&quot;&quot;;0;(IF([Data.CO8]=&quot;?&quot;;&quot;?&quot;;1)))" table:style-name="ce1">
            <text:p>1</text:p>
          </table:table-cell>
          <table:table-cell office:value-type="float" office:value="0" table:formula="of:=IF([Data.CP8]=&quot;&quot;;0;(IF([Data.CP8]=&quot;?&quot;;&quot;?&quot;;1)))" table:style-name="ce1">
            <text:p>0</text:p>
          </table:table-cell>
          <table:table-cell office:value-type="float" office:value="1" table:formula="of:=IF([Data.CQ8]=&quot;&quot;;0;(IF([Data.CQ8]=&quot;?&quot;;&quot;?&quot;;1)))" table:style-name="ce1">
            <text:p>1</text:p>
          </table:table-cell>
          <table:table-cell office:value-type="float" office:value="1" table:formula="of:=IF([Data.CR8]=&quot;&quot;;0;(IF([Data.CR8]=&quot;?&quot;;&quot;?&quot;;1)))" table:style-name="ce1">
            <text:p>1</text:p>
          </table:table-cell>
          <table:table-cell office:value-type="float" office:value="0" table:formula="of:=IF([Data.CS8]=&quot;&quot;;0;(IF([Data.CS8]=&quot;?&quot;;&quot;?&quot;;1)))" table:style-name="ce1">
            <text:p>0</text:p>
          </table:table-cell>
          <table:table-cell office:value-type="float" office:value="0" table:formula="of:=IF([Data.CT8]=&quot;&quot;;0;(IF([Data.CT8]=&quot;?&quot;;&quot;?&quot;;1)))" table:style-name="ce1">
            <text:p>0</text:p>
          </table:table-cell>
          <table:table-cell office:value-type="float" office:value="1" table:formula="of:=IF([Data.CU8]=&quot;&quot;;0;(IF([Data.CU8]=&quot;?&quot;;&quot;?&quot;;1)))" table:style-name="ce1">
            <text:p>1</text:p>
          </table:table-cell>
          <table:table-cell office:value-type="float" office:value="0" table:formula="of:=IF([Data.CV8]=&quot;&quot;;0;(IF([Data.CV8]=&quot;?&quot;;&quot;?&quot;;1)))" table:style-name="ce1">
            <text:p>0</text:p>
          </table:table-cell>
          <table:table-cell office:value-type="float" office:value="0" table:formula="of:=IF([Data.CW8]=&quot;&quot;;0;(IF([Data.CW8]=&quot;?&quot;;&quot;?&quot;;1)))" table:style-name="ce1">
            <text:p>0</text:p>
          </table:table-cell>
          <table:table-cell office:value-type="float" office:value="0" table:formula="of:=IF([Data.CX8]=&quot;&quot;;0;(IF([Data.CX8]=&quot;?&quot;;&quot;?&quot;;1)))" table:style-name="ce1">
            <text:p>0</text:p>
          </table:table-cell>
          <table:table-cell office:value-type="float" office:value="1" table:formula="of:=IF([Data.CY8]=&quot;&quot;;0;(IF([Data.CY8]=&quot;?&quot;;&quot;?&quot;;1)))" table:style-name="ce1">
            <text:p>1</text:p>
          </table:table-cell>
          <table:table-cell office:value-type="float" office:value="0" table:formula="of:=IF([Data.CZ8]=&quot;&quot;;0;(IF([Data.CZ8]=&quot;?&quot;;&quot;?&quot;;1)))" table:style-name="ce1">
            <text:p>0</text:p>
          </table:table-cell>
          <table:table-cell office:value-type="float" office:value="1" table:formula="of:=IF([Data.DA8]=&quot;&quot;;0;(IF([Data.DA8]=&quot;?&quot;;&quot;?&quot;;1)))" table:style-name="ce1">
            <text:p>1</text:p>
          </table:table-cell>
          <table:table-cell office:value-type="float" office:value="0" table:formula="of:=IF([Data.DB8]=&quot;&quot;;0;(IF([Data.DB8]=&quot;?&quot;;&quot;?&quot;;1)))" table:style-name="ce1">
            <text:p>0</text:p>
          </table:table-cell>
          <table:table-cell office:value-type="float" office:value="0" table:formula="of:=IF([Data.DC8]=&quot;&quot;;0;(IF([Data.DC8]=&quot;?&quot;;&quot;?&quot;;1)))" table:style-name="ce1">
            <text:p>0</text:p>
          </table:table-cell>
          <table:table-cell office:value-type="float" office:value="0" table:formula="of:=IF([Data.DD8]=&quot;&quot;;0;(IF([Data.DD8]=&quot;?&quot;;&quot;?&quot;;1)))" table:style-name="ce1">
            <text:p>0</text:p>
          </table:table-cell>
          <table:table-cell office:value-type="float" office:value="1" table:formula="of:=IF([Data.DE8]=&quot;&quot;;0;(IF([Data.DE8]=&quot;?&quot;;&quot;?&quot;;1)))" table:style-name="ce1">
            <text:p>1</text:p>
          </table:table-cell>
          <table:table-cell office:value-type="float" office:value="0" table:formula="of:=IF([Data.DF8]=&quot;&quot;;0;(IF([Data.DF8]=&quot;?&quot;;&quot;?&quot;;1)))" table:style-name="ce1">
            <text:p>0</text:p>
          </table:table-cell>
          <table:table-cell office:value-type="float" office:value="0" table:formula="of:=IF([Data.DG8]=&quot;&quot;;0;(IF([Data.DG8]=&quot;?&quot;;&quot;?&quot;;1)))" table:style-name="ce1">
            <text:p>0</text:p>
          </table:table-cell>
          <table:table-cell office:value-type="float" office:value="0" table:formula="of:=IF([Data.DH8]=&quot;&quot;;0;(IF([Data.DH8]=&quot;?&quot;;&quot;?&quot;;1)))" table:style-name="ce1">
            <text:p>0</text:p>
          </table:table-cell>
          <table:table-cell office:value-type="float" office:value="1" table:formula="of:=IF([Data.DI8]=&quot;&quot;;0;(IF([Data.DI8]=&quot;?&quot;;&quot;?&quot;;1)))" table:style-name="ce1">
            <text:p>1</text:p>
          </table:table-cell>
          <table:table-cell office:value-type="float" office:value="1" table:formula="of:=IF([Data.DJ8]=&quot;&quot;;0;(IF([Data.DJ8]=&quot;?&quot;;&quot;?&quot;;1)))" table:style-name="ce1">
            <text:p>1</text:p>
          </table:table-cell>
          <table:table-cell office:value-type="float" office:value="1" table:formula="of:=IF([Data.DK8]=&quot;&quot;;0;(IF([Data.DK8]=&quot;?&quot;;&quot;?&quot;;1)))" table:style-name="ce1">
            <text:p>1</text:p>
          </table:table-cell>
          <table:table-cell office:value-type="float" office:value="0" table:formula="of:=IF([Data.DL8]=&quot;&quot;;0;(IF([Data.DL8]=&quot;?&quot;;&quot;?&quot;;1)))" table:style-name="ce1">
            <text:p>0</text:p>
          </table:table-cell>
          <table:table-cell office:value-type="float" office:value="0" table:formula="of:=IF([Data.DM8]=&quot;&quot;;0;(IF([Data.DM8]=&quot;?&quot;;&quot;?&quot;;1)))" table:style-name="ce1">
            <text:p>0</text:p>
          </table:table-cell>
          <table:table-cell office:value-type="float" office:value="0" table:formula="of:=IF([Data.DN8]=&quot;&quot;;0;(IF([Data.DN8]=&quot;?&quot;;&quot;?&quot;;1)))" table:style-name="ce1">
            <text:p>0</text:p>
          </table:table-cell>
          <table:table-cell office:value-type="float" office:value="1" table:formula="of:=IF([Data.DO8]=&quot;&quot;;0;(IF([Data.DO8]=&quot;?&quot;;&quot;?&quot;;1)))" table:style-name="ce1">
            <text:p>1</text:p>
          </table:table-cell>
          <table:table-cell office:value-type="float" office:value="1" table:formula="of:=IF([Data.DP8]=&quot;&quot;;0;(IF([Data.DP8]=&quot;?&quot;;&quot;?&quot;;1)))" table:style-name="ce1">
            <text:p>1</text:p>
          </table:table-cell>
          <table:table-cell office:value-type="float" office:value="0" table:formula="of:=IF([Data.DQ8]=&quot;&quot;;0;(IF([Data.DQ8]=&quot;?&quot;;&quot;?&quot;;1)))" table:style-name="ce1">
            <text:p>0</text:p>
          </table:table-cell>
          <table:table-cell office:value-type="float" office:value="1" table:formula="of:=IF([Data.DR8]=&quot;&quot;;0;(IF([Data.DR8]=&quot;?&quot;;&quot;?&quot;;1)))" table:style-name="ce1">
            <text:p>1</text:p>
          </table:table-cell>
          <table:table-cell office:value-type="float" office:value="0" table:formula="of:=IF([Data.DS8]=&quot;&quot;;0;(IF([Data.DS8]=&quot;?&quot;;&quot;?&quot;;1)))" table:style-name="ce1">
            <text:p>0</text:p>
          </table:table-cell>
          <table:table-cell office:value-type="float" office:value="0" table:formula="of:=IF([Data.DT8]=&quot;&quot;;0;(IF([Data.DT8]=&quot;?&quot;;&quot;?&quot;;1)))" table:style-name="ce1">
            <text:p>0</text:p>
          </table:table-cell>
          <table:table-cell office:value-type="float" office:value="0" table:formula="of:=IF([Data.DU8]=&quot;&quot;;0;(IF([Data.DU8]=&quot;?&quot;;&quot;?&quot;;1)))" table:style-name="ce1">
            <text:p>0</text:p>
          </table:table-cell>
          <table:table-cell office:value-type="float" office:value="0" table:formula="of:=IF([Data.DV8]=&quot;&quot;;0;(IF([Data.DV8]=&quot;?&quot;;&quot;?&quot;;1)))" table:style-name="ce1">
            <text:p>0</text:p>
          </table:table-cell>
          <table:table-cell office:value-type="float" office:value="0" table:formula="of:=IF([Data.DW8]=&quot;&quot;;0;(IF([Data.DW8]=&quot;?&quot;;&quot;?&quot;;1)))" table:style-name="ce1">
            <text:p>0</text:p>
          </table:table-cell>
          <table:table-cell office:value-type="float" office:value="0" table:formula="of:=IF([Data.DX8]=&quot;&quot;;0;(IF([Data.DX8]=&quot;?&quot;;&quot;?&quot;;1)))" table:style-name="ce1">
            <text:p>0</text:p>
          </table:table-cell>
          <table:table-cell office:value-type="float" office:value="0" table:formula="of:=IF([Data.DY8]=&quot;&quot;;0;(IF([Data.DY8]=&quot;?&quot;;&quot;?&quot;;1)))" table:style-name="ce1">
            <text:p>0</text:p>
          </table:table-cell>
          <table:table-cell office:value-type="float" office:value="0" table:formula="of:=IF([Data.DZ8]=&quot;&quot;;0;(IF([Data.DZ8]=&quot;?&quot;;&quot;?&quot;;1)))" table:style-name="ce1">
            <text:p>0</text:p>
          </table:table-cell>
          <table:table-cell office:value-type="float" office:value="0" table:formula="of:=IF([Data.EA8]=&quot;&quot;;0;(IF([Data.EA8]=&quot;?&quot;;&quot;?&quot;;1)))" table:style-name="ce1">
            <text:p>0</text:p>
          </table:table-cell>
          <table:table-cell office:value-type="float" office:value="0" table:formula="of:=IF([Data.EB8]=&quot;&quot;;0;(IF([Data.EB8]=&quot;?&quot;;&quot;?&quot;;1)))" table:style-name="ce1">
            <text:p>0</text:p>
          </table:table-cell>
          <table:table-cell office:value-type="float" office:value="0" table:formula="of:=IF([Data.EC8]=&quot;&quot;;0;(IF([Data.EC8]=&quot;?&quot;;&quot;?&quot;;1)))" table:style-name="ce1">
            <text:p>0</text:p>
          </table:table-cell>
          <table:table-cell office:value-type="float" office:value="0" table:formula="of:=IF([Data.ED8]=&quot;&quot;;0;(IF([Data.ED8]=&quot;?&quot;;&quot;?&quot;;1)))" table:style-name="ce1">
            <text:p>0</text:p>
          </table:table-cell>
          <table:table-cell office:value-type="float" office:value="0" table:formula="of:=IF([Data.EE8]=&quot;&quot;;0;(IF([Data.EE8]=&quot;?&quot;;&quot;?&quot;;1)))" table:style-name="ce1">
            <text:p>0</text:p>
          </table:table-cell>
          <table:table-cell office:value-type="float" office:value="0" table:formula="of:=IF([Data.EF8]=&quot;&quot;;0;(IF([Data.EF8]=&quot;?&quot;;&quot;?&quot;;1)))" table:style-name="ce1">
            <text:p>0</text:p>
          </table:table-cell>
          <table:table-cell office:value-type="float" office:value="0" table:formula="of:=IF([Data.EG8]=&quot;&quot;;0;(IF([Data.EG8]=&quot;?&quot;;&quot;?&quot;;1)))" table:style-name="ce1">
            <text:p>0</text:p>
          </table:table-cell>
          <table:table-cell office:value-type="float" office:value="0" table:formula="of:=IF([Data.EH8]=&quot;&quot;;0;(IF([Data.EH8]=&quot;?&quot;;&quot;?&quot;;1)))" table:style-name="ce1">
            <text:p>0</text:p>
          </table:table-cell>
          <table:table-cell office:value-type="float" office:value="0" table:formula="of:=IF([Data.EI8]=&quot;&quot;;0;(IF([Data.EI8]=&quot;?&quot;;&quot;?&quot;;1)))" table:style-name="ce1">
            <text:p>0</text:p>
          </table:table-cell>
          <table:table-cell office:value-type="float" office:value="0" table:formula="of:=IF([Data.EJ8]=&quot;&quot;;0;(IF([Data.EJ8]=&quot;?&quot;;&quot;?&quot;;1)))" table:style-name="ce1">
            <text:p>0</text:p>
          </table:table-cell>
          <table:table-cell office:value-type="float" office:value="0" table:formula="of:=IF([Data.EK8]=&quot;&quot;;0;(IF([Data.EK8]=&quot;?&quot;;&quot;?&quot;;1)))" table:style-name="ce1">
            <text:p>0</text:p>
          </table:table-cell>
          <table:table-cell office:value-type="float" office:value="0" table:formula="of:=IF([Data.EL8]=&quot;&quot;;0;(IF([Data.EL8]=&quot;?&quot;;&quot;?&quot;;1)))" table:style-name="ce1">
            <text:p>0</text:p>
          </table:table-cell>
          <table:table-cell office:value-type="float" office:value="0" table:formula="of:=IF([Data.EM8]=&quot;&quot;;0;(IF([Data.EM8]=&quot;?&quot;;&quot;?&quot;;1)))" table:style-name="ce1">
            <text:p>0</text:p>
          </table:table-cell>
          <table:table-cell office:value-type="float" office:value="0" table:formula="of:=IF([Data.EN8]=&quot;&quot;;0;(IF([Data.EN8]=&quot;?&quot;;&quot;?&quot;;1)))" table:style-name="ce1">
            <text:p>0</text:p>
          </table:table-cell>
          <table:table-cell office:value-type="float" office:value="0" table:formula="of:=IF([Data.EO8]=&quot;&quot;;0;(IF([Data.EO8]=&quot;?&quot;;&quot;?&quot;;1)))" table:style-name="ce1">
            <text:p>0</text:p>
          </table:table-cell>
          <table:table-cell office:value-type="float" office:value="0" table:formula="of:=IF([Data.EP8]=&quot;&quot;;0;(IF([Data.EP8]=&quot;?&quot;;&quot;?&quot;;1)))" table:style-name="ce1">
            <text:p>0</text:p>
          </table:table-cell>
          <table:table-cell office:value-type="float" office:value="0" table:formula="of:=IF([Data.EQ8]=&quot;&quot;;0;(IF([Data.EQ8]=&quot;?&quot;;&quot;?&quot;;1)))" table:style-name="ce1">
            <text:p>0</text:p>
          </table:table-cell>
          <table:table-cell office:value-type="float" office:value="1" table:formula="of:=IF([Data.ER8]=&quot;&quot;;0;(IF([Data.ER8]=&quot;?&quot;;&quot;?&quot;;1)))" table:style-name="ce1">
            <text:p>1</text:p>
          </table:table-cell>
          <table:table-cell office:value-type="float" office:value="1" table:formula="of:=IF([Data.ES8]=&quot;&quot;;0;(IF([Data.ES8]=&quot;?&quot;;&quot;?&quot;;1)))" table:style-name="ce1">
            <text:p>1</text:p>
          </table:table-cell>
          <table:table-cell office:value-type="float" office:value="0" table:formula="of:=IF([Data.ET8]=&quot;&quot;;0;(IF([Data.ET8]=&quot;?&quot;;&quot;?&quot;;1)))" table:style-name="ce1">
            <text:p>0</text:p>
          </table:table-cell>
          <table:table-cell office:value-type="float" office:value="0" table:formula="of:=IF([Data.EU8]=&quot;&quot;;0;(IF([Data.EU8]=&quot;?&quot;;&quot;?&quot;;1)))" table:style-name="ce1">
            <text:p>0</text:p>
          </table:table-cell>
          <table:table-cell office:value-type="float" office:value="0" table:formula="of:=IF([Data.EV8]=&quot;&quot;;0;(IF([Data.EV8]=&quot;?&quot;;&quot;?&quot;;1)))" table:style-name="ce1">
            <text:p>0</text:p>
          </table:table-cell>
          <table:table-cell office:value-type="float" office:value="0" table:formula="of:=IF([Data.EW8]=&quot;&quot;;0;(IF([Data.EW8]=&quot;?&quot;;&quot;?&quot;;1)))" table:style-name="ce1">
            <text:p>0</text:p>
          </table:table-cell>
          <table:table-cell office:value-type="float" office:value="0" table:formula="of:=IF([Data.EX8]=&quot;&quot;;0;(IF([Data.EX8]=&quot;?&quot;;&quot;?&quot;;1)))" table:style-name="ce1">
            <text:p>0</text:p>
          </table:table-cell>
          <table:table-cell office:value-type="float" office:value="0" table:formula="of:=IF([Data.EY8]=&quot;&quot;;0;(IF([Data.EY8]=&quot;?&quot;;&quot;?&quot;;1)))" table:style-name="ce1">
            <text:p>0</text:p>
          </table:table-cell>
          <table:table-cell office:value-type="float" office:value="0" table:formula="of:=IF([Data.EZ8]=&quot;&quot;;0;(IF([Data.EZ8]=&quot;?&quot;;&quot;?&quot;;1)))" table:style-name="ce1">
            <text:p>0</text:p>
          </table:table-cell>
          <table:table-cell office:value-type="float" office:value="0" table:formula="of:=IF([Data.FA8]=&quot;&quot;;0;(IF([Data.FA8]=&quot;?&quot;;&quot;?&quot;;1)))" table:style-name="ce1">
            <text:p>0</text:p>
          </table:table-cell>
          <table:table-cell office:value-type="float" office:value="0" table:formula="of:=IF([Data.FB8]=&quot;&quot;;0;(IF([Data.FB8]=&quot;?&quot;;&quot;?&quot;;1)))" table:style-name="ce1">
            <text:p>0</text:p>
          </table:table-cell>
          <table:table-cell office:value-type="float" office:value="0" table:formula="of:=IF([Data.FC8]=&quot;&quot;;0;(IF([Data.FC8]=&quot;?&quot;;&quot;?&quot;;1)))" table:style-name="ce1">
            <text:p>0</text:p>
          </table:table-cell>
          <table:table-cell office:value-type="float" office:value="0" table:formula="of:=IF([Data.FD8]=&quot;&quot;;0;(IF([Data.FD8]=&quot;?&quot;;&quot;?&quot;;1)))" table:style-name="ce1">
            <text:p>0</text:p>
          </table:table-cell>
          <table:table-cell office:value-type="float" office:value="1" table:formula="of:=IF([Data.FE8]=&quot;&quot;;0;(IF([Data.FE8]=&quot;?&quot;;&quot;?&quot;;1)))" table:style-name="ce1">
            <text:p>1</text:p>
          </table:table-cell>
          <table:table-cell office:value-type="float" office:value="1" table:formula="of:=IF([Data.FF8]=&quot;&quot;;0;(IF([Data.FF8]=&quot;?&quot;;&quot;?&quot;;1)))" table:style-name="ce1">
            <text:p>1</text:p>
          </table:table-cell>
          <table:table-cell office:value-type="float" office:value="0" table:formula="of:=IF([Data.FG8]=&quot;&quot;;0;(IF([Data.FG8]=&quot;?&quot;;&quot;?&quot;;1)))" table:style-name="ce1">
            <text:p>0</text:p>
          </table:table-cell>
          <table:table-cell office:value-type="float" office:value="1" table:formula="of:=IF([Data.FH8]=&quot;&quot;;0;(IF([Data.FH8]=&quot;?&quot;;&quot;?&quot;;1)))" table:style-name="ce1">
            <text:p>1</text:p>
          </table:table-cell>
          <table:table-cell office:value-type="float" office:value="0" table:formula="of:=IF([Data.FI8]=&quot;&quot;;0;(IF([Data.FI8]=&quot;?&quot;;&quot;?&quot;;1)))" table:style-name="ce1">
            <text:p>0</text:p>
          </table:table-cell>
          <table:table-cell office:value-type="float" office:value="0" table:formula="of:=IF([Data.FJ8]=&quot;&quot;;0;(IF([Data.FJ8]=&quot;?&quot;;&quot;?&quot;;1)))" table:style-name="ce1">
            <text:p>0</text:p>
          </table:table-cell>
          <table:table-cell office:value-type="float" office:value="0" table:formula="of:=IF([Data.FK8]=&quot;&quot;;0;(IF([Data.FK8]=&quot;?&quot;;&quot;?&quot;;1)))" table:style-name="ce1">
            <text:p>0</text:p>
          </table:table-cell>
          <table:table-cell office:value-type="float" office:value="0" table:formula="of:=IF([Data.FL8]=&quot;&quot;;0;(IF([Data.FL8]=&quot;?&quot;;&quot;?&quot;;1)))" table:style-name="ce1">
            <text:p>0</text:p>
          </table:table-cell>
          <table:table-cell office:value-type="float" office:value="0" table:formula="of:=IF([Data.FM8]=&quot;&quot;;0;(IF([Data.FM8]=&quot;?&quot;;&quot;?&quot;;1)))" table:style-name="ce1">
            <text:p>0</text:p>
          </table:table-cell>
          <table:table-cell office:value-type="float" office:value="1" table:formula="of:=IF([Data.FN8]=&quot;&quot;;0;(IF([Data.FN8]=&quot;?&quot;;&quot;?&quot;;1)))" table:style-name="ce1">
            <text:p>1</text:p>
          </table:table-cell>
          <table:table-cell office:value-type="float" office:value="0" table:formula="of:=IF([Data.FO8]=&quot;&quot;;0;(IF([Data.FO8]=&quot;?&quot;;&quot;?&quot;;1)))" table:style-name="ce1">
            <text:p>0</text:p>
          </table:table-cell>
          <table:table-cell office:value-type="float" office:value="0" table:formula="of:=IF([Data.FP8]=&quot;&quot;;0;(IF([Data.FP8]=&quot;?&quot;;&quot;?&quot;;1)))" table:style-name="ce1">
            <text:p>0</text:p>
          </table:table-cell>
          <table:table-cell office:value-type="float" office:value="0" table:formula="of:=IF([Data.FQ8]=&quot;&quot;;0;(IF([Data.FQ8]=&quot;?&quot;;&quot;?&quot;;1)))" table:style-name="ce1">
            <text:p>0</text:p>
          </table:table-cell>
          <table:table-cell office:value-type="float" office:value="0" table:formula="of:=IF([Data.FR8]=&quot;&quot;;0;(IF([Data.FR8]=&quot;?&quot;;&quot;?&quot;;1)))" table:style-name="ce1">
            <text:p>0</text:p>
          </table:table-cell>
          <table:table-cell office:value-type="float" office:value="0" table:formula="of:=IF([Data.FS8]=&quot;&quot;;0;(IF([Data.FS8]=&quot;?&quot;;&quot;?&quot;;1)))" table:style-name="ce1">
            <text:p>0</text:p>
          </table:table-cell>
          <table:table-cell office:value-type="float" office:value="0" table:formula="of:=IF([Data.FT8]=&quot;&quot;;0;(IF([Data.FT8]=&quot;?&quot;;&quot;?&quot;;1)))" table:style-name="ce1">
            <text:p>0</text:p>
          </table:table-cell>
          <table:table-cell office:value-type="float" office:value="0" table:formula="of:=IF([Data.FU8]=&quot;&quot;;0;(IF([Data.FU8]=&quot;?&quot;;&quot;?&quot;;1)))" table:style-name="ce1">
            <text:p>0</text:p>
          </table:table-cell>
          <table:table-cell office:value-type="float" office:value="0" table:formula="of:=IF([Data.FV8]=&quot;&quot;;0;(IF([Data.FV8]=&quot;?&quot;;&quot;?&quot;;1)))" table:style-name="ce1">
            <text:p>0</text:p>
          </table:table-cell>
          <table:table-cell office:value-type="float" office:value="1" table:formula="of:=IF([Data.FW8]=&quot;&quot;;0;(IF([Data.FW8]=&quot;?&quot;;&quot;?&quot;;1)))" table:style-name="ce1">
            <text:p>1</text:p>
          </table:table-cell>
          <table:table-cell office:value-type="float" office:value="0" table:formula="of:=IF([Data.FX8]=&quot;&quot;;0;(IF([Data.FX8]=&quot;?&quot;;&quot;?&quot;;1)))" table:style-name="ce1">
            <text:p>0</text:p>
          </table:table-cell>
          <table:table-cell office:value-type="float" office:value="0" table:formula="of:=IF([Data.FY8]=&quot;&quot;;0;(IF([Data.FY8]=&quot;?&quot;;&quot;?&quot;;1)))" table:style-name="ce1">
            <text:p>0</text:p>
          </table:table-cell>
          <table:table-cell office:value-type="float" office:value="1" table:formula="of:=IF([Data.FZ8]=&quot;&quot;;0;(IF([Data.FZ8]=&quot;?&quot;;&quot;?&quot;;1)))" table:style-name="ce1">
            <text:p>1</text:p>
          </table:table-cell>
          <table:table-cell office:value-type="float" office:value="1" table:formula="of:=IF([Data.GA8]=&quot;&quot;;0;(IF([Data.GA8]=&quot;?&quot;;&quot;?&quot;;1)))" table:style-name="ce1">
            <text:p>1</text:p>
          </table:table-cell>
          <table:table-cell office:value-type="float" office:value="0" table:formula="of:=IF([Data.GB8]=&quot;&quot;;0;(IF([Data.GB8]=&quot;?&quot;;&quot;?&quot;;1)))" table:style-name="ce1">
            <text:p>0</text:p>
          </table:table-cell>
          <table:table-cell office:value-type="float" office:value="0" table:formula="of:=IF([Data.GC8]=&quot;&quot;;0;(IF([Data.GC8]=&quot;?&quot;;&quot;?&quot;;1)))" table:style-name="ce1">
            <text:p>0</text:p>
          </table:table-cell>
          <table:table-cell office:value-type="float" office:value="0" table:formula="of:=IF([Data.GD8]=&quot;&quot;;0;(IF([Data.GD8]=&quot;?&quot;;&quot;?&quot;;1)))" table:style-name="ce1">
            <text:p>0</text:p>
          </table:table-cell>
          <table:table-cell office:value-type="float" office:value="1" table:formula="of:=IF([Data.GE8]=&quot;&quot;;0;(IF([Data.GE8]=&quot;?&quot;;&quot;?&quot;;1)))" table:style-name="ce1">
            <text:p>1</text:p>
          </table:table-cell>
          <table:table-cell office:value-type="float" office:value="0" table:formula="of:=IF([Data.GF8]=&quot;&quot;;0;(IF([Data.GF8]=&quot;?&quot;;&quot;?&quot;;1)))" table:style-name="ce1">
            <text:p>0</text:p>
          </table:table-cell>
          <table:table-cell office:value-type="float" office:value="0" table:formula="of:=IF([Data.GG8]=&quot;&quot;;0;(IF([Data.GG8]=&quot;?&quot;;&quot;?&quot;;1)))" table:style-name="ce1">
            <text:p>0</text:p>
          </table:table-cell>
          <table:table-cell office:value-type="float" office:value="1" table:formula="of:=IF([Data.GH8]=&quot;&quot;;0;(IF([Data.GH8]=&quot;?&quot;;&quot;?&quot;;1)))" table:style-name="ce1">
            <text:p>1</text:p>
          </table:table-cell>
          <table:table-cell office:value-type="float" office:value="0" table:formula="of:=IF([Data.GI8]=&quot;&quot;;0;(IF([Data.GI8]=&quot;?&quot;;&quot;?&quot;;1)))" table:style-name="ce1">
            <text:p>0</text:p>
          </table:table-cell>
          <table:table-cell office:value-type="float" office:value="1" table:formula="of:=IF([Data.GJ8]=&quot;&quot;;0;(IF([Data.GJ8]=&quot;?&quot;;&quot;?&quot;;1)))" table:style-name="ce1">
            <text:p>1</text:p>
          </table:table-cell>
          <table:table-cell office:value-type="float" office:value="1" table:formula="of:=IF([Data.GK8]=&quot;&quot;;0;(IF([Data.GK8]=&quot;?&quot;;&quot;?&quot;;1)))" table:style-name="ce1">
            <text:p>1</text:p>
          </table:table-cell>
          <table:table-cell office:value-type="float" office:value="0" table:formula="of:=IF([Data.GL8]=&quot;&quot;;0;(IF([Data.GL8]=&quot;?&quot;;&quot;?&quot;;1)))" table:style-name="ce1">
            <text:p>0</text:p>
          </table:table-cell>
          <table:table-cell office:value-type="float" office:value="1" table:formula="of:=IF([Data.GM8]=&quot;&quot;;0;(IF([Data.GM8]=&quot;?&quot;;&quot;?&quot;;1)))" table:style-name="ce1">
            <text:p>1</text:p>
          </table:table-cell>
          <table:table-cell office:value-type="float" office:value="1" table:formula="of:=IF([Data.GN8]=&quot;&quot;;0;(IF([Data.GN8]=&quot;?&quot;;&quot;?&quot;;1)))" table:style-name="ce1">
            <text:p>1</text:p>
          </table:table-cell>
          <table:table-cell office:value-type="float" office:value="1" table:formula="of:=IF([Data.GO8]=&quot;&quot;;0;(IF([Data.GO8]=&quot;?&quot;;&quot;?&quot;;1)))" table:style-name="ce1">
            <text:p>1</text:p>
          </table:table-cell>
          <table:table-cell office:value-type="float" office:value="1" table:formula="of:=IF([Data.GP8]=&quot;&quot;;0;(IF([Data.GP8]=&quot;?&quot;;&quot;?&quot;;1)))" table:style-name="ce1">
            <text:p>1</text:p>
          </table:table-cell>
          <table:table-cell office:value-type="float" office:value="0" table:formula="of:=IF([Data.GQ8]=&quot;&quot;;0;(IF([Data.GQ8]=&quot;?&quot;;&quot;?&quot;;1)))" table:style-name="ce1">
            <text:p>0</text:p>
          </table:table-cell>
          <table:table-cell office:value-type="float" office:value="1" table:formula="of:=IF([Data.GR8]=&quot;&quot;;0;(IF([Data.GR8]=&quot;?&quot;;&quot;?&quot;;1)))" table:style-name="ce1">
            <text:p>1</text:p>
          </table:table-cell>
          <table:table-cell office:value-type="float" office:value="0" table:formula="of:=IF([Data.GS8]=&quot;&quot;;0;(IF([Data.GS8]=&quot;?&quot;;&quot;?&quot;;1)))" table:style-name="ce1">
            <text:p>0</text:p>
          </table:table-cell>
          <table:table-cell office:value-type="float" office:value="0" table:formula="of:=IF([Data.GT8]=&quot;&quot;;0;(IF([Data.GT8]=&quot;?&quot;;&quot;?&quot;;1)))" table:style-name="ce1">
            <text:p>0</text:p>
          </table:table-cell>
          <table:table-cell office:value-type="float" office:value="0" table:formula="of:=IF([Data.GU8]=&quot;&quot;;0;(IF([Data.GU8]=&quot;?&quot;;&quot;?&quot;;1)))" table:style-name="ce1">
            <text:p>0</text:p>
          </table:table-cell>
          <table:table-cell office:value-type="float" office:value="1" table:formula="of:=IF([Data.GV8]=&quot;&quot;;0;(IF([Data.GV8]=&quot;?&quot;;&quot;?&quot;;1)))" table:style-name="ce1">
            <text:p>1</text:p>
          </table:table-cell>
          <table:table-cell office:value-type="float" office:value="0" table:formula="of:=IF([Data.GW8]=&quot;&quot;;0;(IF([Data.GW8]=&quot;?&quot;;&quot;?&quot;;1)))" table:style-name="ce1">
            <text:p>0</text:p>
          </table:table-cell>
          <table:table-cell office:value-type="float" office:value="0" table:formula="of:=IF([Data.GX8]=&quot;&quot;;0;(IF([Data.GX8]=&quot;?&quot;;&quot;?&quot;;1)))" table:style-name="ce1">
            <text:p>0</text:p>
          </table:table-cell>
          <table:table-cell office:value-type="float" office:value="1" table:formula="of:=IF([Data.GY8]=&quot;&quot;;0;(IF([Data.GY8]=&quot;?&quot;;&quot;?&quot;;1)))" table:style-name="ce1">
            <text:p>1</text:p>
          </table:table-cell>
          <table:table-cell office:value-type="float" office:value="1" table:formula="of:=IF([Data.GZ8]=&quot;&quot;;0;(IF([Data.GZ8]=&quot;?&quot;;&quot;?&quot;;1)))" table:style-name="ce1">
            <text:p>1</text:p>
          </table:table-cell>
          <table:table-cell office:value-type="float" office:value="0" table:formula="of:=IF([Data.HA8]=&quot;&quot;;0;(IF([Data.HA8]=&quot;?&quot;;&quot;?&quot;;1)))" table:style-name="ce1">
            <text:p>0</text:p>
          </table:table-cell>
          <table:table-cell office:value-type="float" office:value="0" table:formula="of:=IF([Data.HB8]=&quot;&quot;;0;(IF([Data.HB8]=&quot;?&quot;;&quot;?&quot;;1)))" table:style-name="ce1">
            <text:p>0</text:p>
          </table:table-cell>
          <table:table-cell office:value-type="float" office:value="0" table:formula="of:=IF([Data.HC8]=&quot;&quot;;0;(IF([Data.HC8]=&quot;?&quot;;&quot;?&quot;;1)))" table:style-name="ce1">
            <text:p>0</text:p>
          </table:table-cell>
          <table:table-cell office:value-type="float" office:value="0" table:formula="of:=IF([Data.HD8]=&quot;&quot;;0;(IF([Data.HD8]=&quot;?&quot;;&quot;?&quot;;1)))" table:style-name="ce1">
            <text:p>0</text:p>
          </table:table-cell>
          <table:table-cell office:value-type="float" office:value="0" table:formula="of:=IF([Data.HE8]=&quot;&quot;;0;(IF([Data.HE8]=&quot;?&quot;;&quot;?&quot;;1)))" table:style-name="ce1">
            <text:p>0</text:p>
          </table:table-cell>
          <table:table-cell office:value-type="float" office:value="0" table:formula="of:=IF([Data.HF8]=&quot;&quot;;0;(IF([Data.HF8]=&quot;?&quot;;&quot;?&quot;;1)))" table:style-name="ce1">
            <text:p>0</text:p>
          </table:table-cell>
          <table:table-cell office:value-type="float" office:value="0" table:formula="of:=IF([Data.HG8]=&quot;&quot;;0;(IF([Data.HG8]=&quot;?&quot;;&quot;?&quot;;1)))" table:style-name="ce1">
            <text:p>0</text:p>
          </table:table-cell>
          <table:table-cell office:value-type="float" office:value="0" table:formula="of:=IF([Data.HH8]=&quot;&quot;;0;(IF([Data.HH8]=&quot;?&quot;;&quot;?&quot;;1)))" table:style-name="ce1">
            <text:p>0</text:p>
          </table:table-cell>
          <table:table-cell office:value-type="float" office:value="0" table:formula="of:=IF([Data.HI8]=&quot;&quot;;0;(IF([Data.HI8]=&quot;?&quot;;&quot;?&quot;;1)))" table:style-name="ce1">
            <text:p>0</text:p>
          </table:table-cell>
          <table:table-cell office:value-type="float" office:value="0" table:formula="of:=IF([Data.HJ8]=&quot;&quot;;0;(IF([Data.HJ8]=&quot;?&quot;;&quot;?&quot;;1)))" table:style-name="ce1">
            <text:p>0</text:p>
          </table:table-cell>
          <table:table-cell office:value-type="float" office:value="0" table:formula="of:=IF([Data.HK8]=&quot;&quot;;0;(IF([Data.HK8]=&quot;?&quot;;&quot;?&quot;;1)))" table:style-name="ce1">
            <text:p>0</text:p>
          </table:table-cell>
          <table:table-cell office:value-type="float" office:value="0" table:formula="of:=IF([Data.HL8]=&quot;&quot;;0;(IF([Data.HL8]=&quot;?&quot;;&quot;?&quot;;1)))" table:style-name="ce1">
            <text:p>0</text:p>
          </table:table-cell>
          <table:table-cell office:value-type="float" office:value="0" table:formula="of:=IF([Data.HM8]=&quot;&quot;;0;(IF([Data.HM8]=&quot;?&quot;;&quot;?&quot;;1)))" table:style-name="ce1">
            <text:p>0</text:p>
          </table:table-cell>
          <table:table-cell office:value-type="float" office:value="0" table:formula="of:=IF([Data.HN8]=&quot;&quot;;0;(IF([Data.HN8]=&quot;?&quot;;&quot;?&quot;;1)))" table:style-name="ce1">
            <text:p>0</text:p>
          </table:table-cell>
          <table:table-cell office:value-type="float" office:value="0" table:formula="of:=IF([Data.HO8]=&quot;&quot;;0;(IF([Data.HO8]=&quot;?&quot;;&quot;?&quot;;1)))" table:style-name="ce1">
            <text:p>0</text:p>
          </table:table-cell>
          <table:table-cell office:value-type="float" office:value="0" table:formula="of:=IF([Data.HP8]=&quot;&quot;;0;(IF([Data.HP8]=&quot;?&quot;;&quot;?&quot;;1)))" table:style-name="ce1">
            <text:p>0</text:p>
          </table:table-cell>
          <table:table-cell office:value-type="float" office:value="0" table:formula="of:=IF([Data.HQ8]=&quot;&quot;;0;(IF([Data.HQ8]=&quot;?&quot;;&quot;?&quot;;1)))" table:style-name="ce1">
            <text:p>0</text:p>
          </table:table-cell>
          <table:table-cell office:value-type="float" office:value="0" table:formula="of:=IF([Data.HR8]=&quot;&quot;;0;(IF([Data.HR8]=&quot;?&quot;;&quot;?&quot;;1)))" table:style-name="ce1">
            <text:p>0</text:p>
          </table:table-cell>
          <table:table-cell office:value-type="float" office:value="0" table:formula="of:=IF([Data.HS8]=&quot;&quot;;0;(IF([Data.HS8]=&quot;?&quot;;&quot;?&quot;;1)))" table:style-name="ce1">
            <text:p>0</text:p>
          </table:table-cell>
          <table:table-cell office:value-type="float" office:value="0" table:formula="of:=IF([Data.HT8]=&quot;&quot;;0;(IF([Data.HT8]=&quot;?&quot;;&quot;?&quot;;1)))" table:style-name="ce1">
            <text:p>0</text:p>
          </table:table-cell>
          <table:table-cell office:value-type="float" office:value="0" table:formula="of:=IF([Data.HU8]=&quot;&quot;;0;(IF([Data.HU8]=&quot;?&quot;;&quot;?&quot;;1)))" table:style-name="ce1">
            <text:p>0</text:p>
          </table:table-cell>
          <table:table-cell office:value-type="float" office:value="0" table:formula="of:=IF([Data.HV8]=&quot;&quot;;0;(IF([Data.HV8]=&quot;?&quot;;&quot;?&quot;;1)))" table:style-name="ce1">
            <text:p>0</text:p>
          </table:table-cell>
          <table:table-cell office:value-type="float" office:value="0" table:formula="of:=IF([Data.HW8]=&quot;&quot;;0;(IF([Data.HW8]=&quot;?&quot;;&quot;?&quot;;1)))" table:style-name="ce1">
            <text:p>0</text:p>
          </table:table-cell>
          <table:table-cell office:value-type="float" office:value="0" table:formula="of:=IF([Data.HX8]=&quot;&quot;;0;(IF([Data.HX8]=&quot;?&quot;;&quot;?&quot;;1)))" table:style-name="ce1">
            <text:p>0</text:p>
          </table:table-cell>
          <table:table-cell office:value-type="float" office:value="0" table:formula="of:=IF([Data.HY8]=&quot;&quot;;0;(IF([Data.HY8]=&quot;?&quot;;&quot;?&quot;;1)))" table:style-name="ce1">
            <text:p>0</text:p>
          </table:table-cell>
          <table:table-cell office:value-type="float" office:value="0" table:formula="of:=IF([Data.HZ8]=&quot;&quot;;0;(IF([Data.HZ8]=&quot;?&quot;;&quot;?&quot;;1)))" table:style-name="ce1">
            <text:p>0</text:p>
          </table:table-cell>
          <table:table-cell office:value-type="float" office:value="0" table:formula="of:=IF([Data.IA8]=&quot;&quot;;0;(IF([Data.IA8]=&quot;?&quot;;&quot;?&quot;;1)))" table:style-name="ce1">
            <text:p>0</text:p>
          </table:table-cell>
          <table:table-cell office:value-type="float" office:value="0" table:formula="of:=IF([Data.IB8]=&quot;&quot;;0;(IF([Data.IB8]=&quot;?&quot;;&quot;?&quot;;1)))" table:style-name="ce1">
            <text:p>0</text:p>
          </table:table-cell>
          <table:table-cell office:value-type="float" office:value="0" table:formula="of:=IF([Data.IC8]=&quot;&quot;;0;(IF([Data.IC8]=&quot;?&quot;;&quot;?&quot;;1)))" table:style-name="ce1">
            <text:p>0</text:p>
          </table:table-cell>
          <table:table-cell office:value-type="float" office:value="0" table:formula="of:=IF([Data.ID8]=&quot;&quot;;0;(IF([Data.ID8]=&quot;?&quot;;&quot;?&quot;;1)))" table:style-name="ce1">
            <text:p>0</text:p>
          </table:table-cell>
          <table:table-cell office:value-type="float" office:value="0" table:formula="of:=IF([Data.IE8]=&quot;&quot;;0;(IF([Data.IE8]=&quot;?&quot;;&quot;?&quot;;1)))" table:style-name="ce1">
            <text:p>0</text:p>
          </table:table-cell>
          <table:table-cell office:value-type="float" office:value="0" table:formula="of:=IF([Data.IF8]=&quot;&quot;;0;(IF([Data.IF8]=&quot;?&quot;;&quot;?&quot;;1)))" table:style-name="ce1">
            <text:p>0</text:p>
          </table:table-cell>
          <table:table-cell office:value-type="float" office:value="0" table:formula="of:=IF([Data.IG8]=&quot;&quot;;0;(IF([Data.IG8]=&quot;?&quot;;&quot;?&quot;;1)))" table:style-name="ce1">
            <text:p>0</text:p>
          </table:table-cell>
          <table:table-cell office:value-type="float" office:value="0" table:formula="of:=IF([Data.IH8]=&quot;&quot;;0;(IF([Data.IH8]=&quot;?&quot;;&quot;?&quot;;1)))" table:style-name="ce1">
            <text:p>0</text:p>
          </table:table-cell>
          <table:table-cell office:value-type="float" office:value="0" table:formula="of:=IF([Data.II8]=&quot;&quot;;0;(IF([Data.II8]=&quot;?&quot;;&quot;?&quot;;1)))" table:style-name="ce1">
            <text:p>0</text:p>
          </table:table-cell>
          <table:table-cell office:value-type="float" office:value="0" table:formula="of:=IF([Data.IJ8]=&quot;&quot;;0;(IF([Data.IJ8]=&quot;?&quot;;&quot;?&quot;;1)))" table:style-name="ce1">
            <text:p>0</text:p>
          </table:table-cell>
          <table:table-cell office:value-type="float" office:value="0" table:formula="of:=IF([Data.IK8]=&quot;&quot;;0;(IF([Data.IK8]=&quot;?&quot;;&quot;?&quot;;1)))" table:style-name="ce1">
            <text:p>0</text:p>
          </table:table-cell>
          <table:table-cell table:number-columns-repeated="2" table:style-name="ce1"/>
          <table:table-cell office:value-type="float" office:value="44" table:formula="of:=SUM([.B6:.HI6])" table:style-name="ce1">
            <text:p>44</text:p>
          </table:table-cell>
          <table:table-cell table:number-columns-repeated="16164"/>
        </table:table-row>
        <table:table-row table:style-name="ro3">
          <table:table-cell office:value-type="string" office:string-value="HlaiQiandui" table:formula="of:=[Data.C9]" table:style-name="ce1">
            <text:p>HlaiQiandui</text:p>
          </table:table-cell>
          <table:table-cell office:value-type="float" office:value="1" table:formula="of:=IF([Data.AD9]=&quot;&quot;;0;(IF([Data.AD9]=&quot;?&quot;;&quot;?&quot;;1)))" table:style-name="ce1">
            <text:p>1</text:p>
          </table:table-cell>
          <table:table-cell office:value-type="float" office:value="1" table:formula="of:=IF([Data.AE9]=&quot;&quot;;0;(IF([Data.AE9]=&quot;?&quot;;&quot;?&quot;;1)))" table:style-name="ce1">
            <text:p>1</text:p>
          </table:table-cell>
          <table:table-cell office:value-type="float" office:value="0" table:formula="of:=IF([Data.AF9]=&quot;&quot;;0;(IF([Data.AF9]=&quot;?&quot;;&quot;?&quot;;1)))" table:style-name="ce1">
            <text:p>0</text:p>
          </table:table-cell>
          <table:table-cell office:value-type="float" office:value="1" table:formula="of:=IF([Data.AG9]=&quot;&quot;;0;(IF([Data.AG9]=&quot;?&quot;;&quot;?&quot;;1)))" table:style-name="ce1">
            <text:p>1</text:p>
          </table:table-cell>
          <table:table-cell office:value-type="float" office:value="1" table:formula="of:=IF([Data.AH9]=&quot;&quot;;0;(IF([Data.AH9]=&quot;?&quot;;&quot;?&quot;;1)))" table:style-name="ce1">
            <text:p>1</text:p>
          </table:table-cell>
          <table:table-cell office:value-type="float" office:value="0" table:formula="of:=IF([Data.AI9]=&quot;&quot;;0;(IF([Data.AI9]=&quot;?&quot;;&quot;?&quot;;1)))" table:style-name="ce1">
            <text:p>0</text:p>
          </table:table-cell>
          <table:table-cell office:value-type="float" office:value="0" table:formula="of:=IF([Data.AJ9]=&quot;&quot;;0;(IF([Data.AJ9]=&quot;?&quot;;&quot;?&quot;;1)))" table:style-name="ce1">
            <text:p>0</text:p>
          </table:table-cell>
          <table:table-cell office:value-type="float" office:value="1" table:formula="of:=IF([Data.AK9]=&quot;&quot;;0;(IF([Data.AK9]=&quot;?&quot;;&quot;?&quot;;1)))" table:style-name="ce1">
            <text:p>1</text:p>
          </table:table-cell>
          <table:table-cell office:value-type="float" office:value="1" table:formula="of:=IF([Data.AL9]=&quot;&quot;;0;(IF([Data.AL9]=&quot;?&quot;;&quot;?&quot;;1)))" table:style-name="ce1">
            <text:p>1</text:p>
          </table:table-cell>
          <table:table-cell office:value-type="float" office:value="1" table:formula="of:=IF([Data.AM9]=&quot;&quot;;0;(IF([Data.AM9]=&quot;?&quot;;&quot;?&quot;;1)))" table:style-name="ce1">
            <text:p>1</text:p>
          </table:table-cell>
          <table:table-cell office:value-type="float" office:value="0" table:formula="of:=IF([Data.AN9]=&quot;&quot;;0;(IF([Data.AN9]=&quot;?&quot;;&quot;?&quot;;1)))" table:style-name="ce1">
            <text:p>0</text:p>
          </table:table-cell>
          <table:table-cell office:value-type="float" office:value="0" table:formula="of:=IF([Data.AO9]=&quot;&quot;;0;(IF([Data.AO9]=&quot;?&quot;;&quot;?&quot;;1)))" table:style-name="ce1">
            <text:p>0</text:p>
          </table:table-cell>
          <table:table-cell office:value-type="float" office:value="0" table:formula="of:=IF([Data.AP9]=&quot;&quot;;0;(IF([Data.AP9]=&quot;?&quot;;&quot;?&quot;;1)))" table:style-name="ce1">
            <text:p>0</text:p>
          </table:table-cell>
          <table:table-cell office:value-type="float" office:value="0" table:formula="of:=IF([Data.AQ9]=&quot;&quot;;0;(IF([Data.AQ9]=&quot;?&quot;;&quot;?&quot;;1)))" table:style-name="ce1">
            <text:p>0</text:p>
          </table:table-cell>
          <table:table-cell office:value-type="float" office:value="0" table:formula="of:=IF([Data.AR9]=&quot;&quot;;0;(IF([Data.AR9]=&quot;?&quot;;&quot;?&quot;;1)))" table:style-name="ce1">
            <text:p>0</text:p>
          </table:table-cell>
          <table:table-cell office:value-type="float" office:value="0" table:formula="of:=IF([Data.AS9]=&quot;&quot;;0;(IF([Data.AS9]=&quot;?&quot;;&quot;?&quot;;1)))" table:style-name="ce1">
            <text:p>0</text:p>
          </table:table-cell>
          <table:table-cell office:value-type="float" office:value="0" table:formula="of:=IF([Data.AT9]=&quot;&quot;;0;(IF([Data.AT9]=&quot;?&quot;;&quot;?&quot;;1)))" table:style-name="ce1">
            <text:p>0</text:p>
          </table:table-cell>
          <table:table-cell office:value-type="float" office:value="0" table:formula="of:=IF([Data.AU9]=&quot;&quot;;0;(IF([Data.AU9]=&quot;?&quot;;&quot;?&quot;;1)))" table:style-name="ce1">
            <text:p>0</text:p>
          </table:table-cell>
          <table:table-cell office:value-type="float" office:value="0" table:formula="of:=IF([Data.AV9]=&quot;&quot;;0;(IF([Data.AV9]=&quot;?&quot;;&quot;?&quot;;1)))" table:style-name="ce1">
            <text:p>0</text:p>
          </table:table-cell>
          <table:table-cell office:value-type="float" office:value="0" table:formula="of:=IF([Data.AW9]=&quot;&quot;;0;(IF([Data.AW9]=&quot;?&quot;;&quot;?&quot;;1)))" table:style-name="ce1">
            <text:p>0</text:p>
          </table:table-cell>
          <table:table-cell office:value-type="float" office:value="0" table:formula="of:=IF([Data.AX9]=&quot;&quot;;0;(IF([Data.AX9]=&quot;?&quot;;&quot;?&quot;;1)))" table:style-name="ce1">
            <text:p>0</text:p>
          </table:table-cell>
          <table:table-cell office:value-type="float" office:value="0" table:formula="of:=IF([Data.AY9]=&quot;&quot;;0;(IF([Data.AY9]=&quot;?&quot;;&quot;?&quot;;1)))" table:style-name="ce1">
            <text:p>0</text:p>
          </table:table-cell>
          <table:table-cell office:value-type="float" office:value="0" table:formula="of:=IF([Data.AZ9]=&quot;&quot;;0;(IF([Data.AZ9]=&quot;?&quot;;&quot;?&quot;;1)))" table:style-name="ce1">
            <text:p>0</text:p>
          </table:table-cell>
          <table:table-cell office:value-type="float" office:value="0" table:formula="of:=IF([Data.BA9]=&quot;&quot;;0;(IF([Data.BA9]=&quot;?&quot;;&quot;?&quot;;1)))" table:style-name="ce1">
            <text:p>0</text:p>
          </table:table-cell>
          <table:table-cell office:value-type="float" office:value="0" table:formula="of:=IF([Data.BB9]=&quot;&quot;;0;(IF([Data.BB9]=&quot;?&quot;;&quot;?&quot;;1)))" table:style-name="ce1">
            <text:p>0</text:p>
          </table:table-cell>
          <table:table-cell office:value-type="float" office:value="0" table:formula="of:=IF([Data.BC9]=&quot;&quot;;0;(IF([Data.BC9]=&quot;?&quot;;&quot;?&quot;;1)))" table:style-name="ce1">
            <text:p>0</text:p>
          </table:table-cell>
          <table:table-cell office:value-type="float" office:value="0" table:formula="of:=IF([Data.BD9]=&quot;&quot;;0;(IF([Data.BD9]=&quot;?&quot;;&quot;?&quot;;1)))" table:style-name="ce1">
            <text:p>0</text:p>
          </table:table-cell>
          <table:table-cell office:value-type="float" office:value="0" table:formula="of:=IF([Data.BE9]=&quot;&quot;;0;(IF([Data.BE9]=&quot;?&quot;;&quot;?&quot;;1)))" table:style-name="ce1">
            <text:p>0</text:p>
          </table:table-cell>
          <table:table-cell office:value-type="float" office:value="0" table:formula="of:=IF([Data.BF9]=&quot;&quot;;0;(IF([Data.BF9]=&quot;?&quot;;&quot;?&quot;;1)))" table:style-name="ce1">
            <text:p>0</text:p>
          </table:table-cell>
          <table:table-cell office:value-type="float" office:value="0" table:formula="of:=IF([Data.BG9]=&quot;&quot;;0;(IF([Data.BG9]=&quot;?&quot;;&quot;?&quot;;1)))" table:style-name="ce1">
            <text:p>0</text:p>
          </table:table-cell>
          <table:table-cell office:value-type="float" office:value="0" table:formula="of:=IF([Data.BH9]=&quot;&quot;;0;(IF([Data.BH9]=&quot;?&quot;;&quot;?&quot;;1)))" table:style-name="ce1">
            <text:p>0</text:p>
          </table:table-cell>
          <table:table-cell office:value-type="float" office:value="0" table:formula="of:=IF([Data.BI9]=&quot;&quot;;0;(IF([Data.BI9]=&quot;?&quot;;&quot;?&quot;;1)))" table:style-name="ce1">
            <text:p>0</text:p>
          </table:table-cell>
          <table:table-cell office:value-type="float" office:value="0" table:formula="of:=IF([Data.BJ9]=&quot;&quot;;0;(IF([Data.BJ9]=&quot;?&quot;;&quot;?&quot;;1)))" table:style-name="ce1">
            <text:p>0</text:p>
          </table:table-cell>
          <table:table-cell office:value-type="float" office:value="0" table:formula="of:=IF([Data.BK9]=&quot;&quot;;0;(IF([Data.BK9]=&quot;?&quot;;&quot;?&quot;;1)))" table:style-name="ce1">
            <text:p>0</text:p>
          </table:table-cell>
          <table:table-cell office:value-type="float" office:value="0" table:formula="of:=IF([Data.BL9]=&quot;&quot;;0;(IF([Data.BL9]=&quot;?&quot;;&quot;?&quot;;1)))" table:style-name="ce1">
            <text:p>0</text:p>
          </table:table-cell>
          <table:table-cell office:value-type="float" office:value="0" table:formula="of:=IF([Data.BM9]=&quot;&quot;;0;(IF([Data.BM9]=&quot;?&quot;;&quot;?&quot;;1)))" table:style-name="ce1">
            <text:p>0</text:p>
          </table:table-cell>
          <table:table-cell office:value-type="float" office:value="0" table:formula="of:=IF([Data.BN9]=&quot;&quot;;0;(IF([Data.BN9]=&quot;?&quot;;&quot;?&quot;;1)))" table:style-name="ce1">
            <text:p>0</text:p>
          </table:table-cell>
          <table:table-cell office:value-type="float" office:value="0" table:formula="of:=IF([Data.BO9]=&quot;&quot;;0;(IF([Data.BO9]=&quot;?&quot;;&quot;?&quot;;1)))" table:style-name="ce1">
            <text:p>0</text:p>
          </table:table-cell>
          <table:table-cell office:value-type="float" office:value="0" table:formula="of:=IF([Data.BP9]=&quot;&quot;;0;(IF([Data.BP9]=&quot;?&quot;;&quot;?&quot;;1)))" table:style-name="ce1">
            <text:p>0</text:p>
          </table:table-cell>
          <table:table-cell office:value-type="float" office:value="0" table:formula="of:=IF([Data.BQ9]=&quot;&quot;;0;(IF([Data.BQ9]=&quot;?&quot;;&quot;?&quot;;1)))" table:style-name="ce1">
            <text:p>0</text:p>
          </table:table-cell>
          <table:table-cell office:value-type="float" office:value="0" table:formula="of:=IF([Data.BR9]=&quot;&quot;;0;(IF([Data.BR9]=&quot;?&quot;;&quot;?&quot;;1)))" table:style-name="ce1">
            <text:p>0</text:p>
          </table:table-cell>
          <table:table-cell office:value-type="float" office:value="0" table:formula="of:=IF([Data.BS9]=&quot;&quot;;0;(IF([Data.BS9]=&quot;?&quot;;&quot;?&quot;;1)))" table:style-name="ce1">
            <text:p>0</text:p>
          </table:table-cell>
          <table:table-cell office:value-type="float" office:value="0" table:formula="of:=IF([Data.BT9]=&quot;&quot;;0;(IF([Data.BT9]=&quot;?&quot;;&quot;?&quot;;1)))" table:style-name="ce1">
            <text:p>0</text:p>
          </table:table-cell>
          <table:table-cell office:value-type="float" office:value="0" table:formula="of:=IF([Data.BU9]=&quot;&quot;;0;(IF([Data.BU9]=&quot;?&quot;;&quot;?&quot;;1)))" table:style-name="ce1">
            <text:p>0</text:p>
          </table:table-cell>
          <table:table-cell office:value-type="float" office:value="1" table:formula="of:=IF([Data.BV9]=&quot;&quot;;0;(IF([Data.BV9]=&quot;?&quot;;&quot;?&quot;;1)))" table:style-name="ce1">
            <text:p>1</text:p>
          </table:table-cell>
          <table:table-cell office:value-type="float" office:value="0" table:formula="of:=IF([Data.BW9]=&quot;&quot;;0;(IF([Data.BW9]=&quot;?&quot;;&quot;?&quot;;1)))" table:style-name="ce1">
            <text:p>0</text:p>
          </table:table-cell>
          <table:table-cell office:value-type="float" office:value="0" table:formula="of:=IF([Data.BX9]=&quot;&quot;;0;(IF([Data.BX9]=&quot;?&quot;;&quot;?&quot;;1)))" table:style-name="ce1">
            <text:p>0</text:p>
          </table:table-cell>
          <table:table-cell office:value-type="float" office:value="0" table:formula="of:=IF([Data.BY9]=&quot;&quot;;0;(IF([Data.BY9]=&quot;?&quot;;&quot;?&quot;;1)))" table:style-name="ce1">
            <text:p>0</text:p>
          </table:table-cell>
          <table:table-cell office:value-type="float" office:value="0" table:formula="of:=IF([Data.BZ9]=&quot;&quot;;0;(IF([Data.BZ9]=&quot;?&quot;;&quot;?&quot;;1)))" table:style-name="ce1">
            <text:p>0</text:p>
          </table:table-cell>
          <table:table-cell office:value-type="float" office:value="0" table:formula="of:=IF([Data.CA9]=&quot;&quot;;0;(IF([Data.CA9]=&quot;?&quot;;&quot;?&quot;;1)))" table:style-name="ce1">
            <text:p>0</text:p>
          </table:table-cell>
          <table:table-cell office:value-type="float" office:value="0" table:formula="of:=IF([Data.CB9]=&quot;&quot;;0;(IF([Data.CB9]=&quot;?&quot;;&quot;?&quot;;1)))" table:style-name="ce1">
            <text:p>0</text:p>
          </table:table-cell>
          <table:table-cell office:value-type="float" office:value="0" table:formula="of:=IF([Data.CC9]=&quot;&quot;;0;(IF([Data.CC9]=&quot;?&quot;;&quot;?&quot;;1)))" table:style-name="ce1">
            <text:p>0</text:p>
          </table:table-cell>
          <table:table-cell office:value-type="float" office:value="0" table:formula="of:=IF([Data.CD9]=&quot;&quot;;0;(IF([Data.CD9]=&quot;?&quot;;&quot;?&quot;;1)))" table:style-name="ce1">
            <text:p>0</text:p>
          </table:table-cell>
          <table:table-cell office:value-type="float" office:value="0" table:formula="of:=IF([Data.CE9]=&quot;&quot;;0;(IF([Data.CE9]=&quot;?&quot;;&quot;?&quot;;1)))" table:style-name="ce1">
            <text:p>0</text:p>
          </table:table-cell>
          <table:table-cell office:value-type="float" office:value="0" table:formula="of:=IF([Data.CF9]=&quot;&quot;;0;(IF([Data.CF9]=&quot;?&quot;;&quot;?&quot;;1)))" table:style-name="ce1">
            <text:p>0</text:p>
          </table:table-cell>
          <table:table-cell office:value-type="float" office:value="0" table:formula="of:=IF([Data.CG9]=&quot;&quot;;0;(IF([Data.CG9]=&quot;?&quot;;&quot;?&quot;;1)))" table:style-name="ce1">
            <text:p>0</text:p>
          </table:table-cell>
          <table:table-cell office:value-type="float" office:value="0" table:formula="of:=IF([Data.CH9]=&quot;&quot;;0;(IF([Data.CH9]=&quot;?&quot;;&quot;?&quot;;1)))" table:style-name="ce1">
            <text:p>0</text:p>
          </table:table-cell>
          <table:table-cell office:value-type="float" office:value="0" table:formula="of:=IF([Data.CI9]=&quot;&quot;;0;(IF([Data.CI9]=&quot;?&quot;;&quot;?&quot;;1)))" table:style-name="ce1">
            <text:p>0</text:p>
          </table:table-cell>
          <table:table-cell office:value-type="float" office:value="1" table:formula="of:=IF([Data.CJ9]=&quot;&quot;;0;(IF([Data.CJ9]=&quot;?&quot;;&quot;?&quot;;1)))" table:style-name="ce1">
            <text:p>1</text:p>
          </table:table-cell>
          <table:table-cell office:value-type="float" office:value="0" table:formula="of:=IF([Data.CK9]=&quot;&quot;;0;(IF([Data.CK9]=&quot;?&quot;;&quot;?&quot;;1)))" table:style-name="ce1">
            <text:p>0</text:p>
          </table:table-cell>
          <table:table-cell office:value-type="float" office:value="1" table:formula="of:=IF([Data.CL9]=&quot;&quot;;0;(IF([Data.CL9]=&quot;?&quot;;&quot;?&quot;;1)))" table:style-name="ce1">
            <text:p>1</text:p>
          </table:table-cell>
          <table:table-cell office:value-type="float" office:value="0" table:formula="of:=IF([Data.CM9]=&quot;&quot;;0;(IF([Data.CM9]=&quot;?&quot;;&quot;?&quot;;1)))" table:style-name="ce1">
            <text:p>0</text:p>
          </table:table-cell>
          <table:table-cell office:value-type="float" office:value="1" table:formula="of:=IF([Data.CN9]=&quot;&quot;;0;(IF([Data.CN9]=&quot;?&quot;;&quot;?&quot;;1)))" table:style-name="ce1">
            <text:p>1</text:p>
          </table:table-cell>
          <table:table-cell office:value-type="float" office:value="1" table:formula="of:=IF([Data.CO9]=&quot;&quot;;0;(IF([Data.CO9]=&quot;?&quot;;&quot;?&quot;;1)))" table:style-name="ce1">
            <text:p>1</text:p>
          </table:table-cell>
          <table:table-cell office:value-type="float" office:value="0" table:formula="of:=IF([Data.CP9]=&quot;&quot;;0;(IF([Data.CP9]=&quot;?&quot;;&quot;?&quot;;1)))" table:style-name="ce1">
            <text:p>0</text:p>
          </table:table-cell>
          <table:table-cell office:value-type="float" office:value="1" table:formula="of:=IF([Data.CQ9]=&quot;&quot;;0;(IF([Data.CQ9]=&quot;?&quot;;&quot;?&quot;;1)))" table:style-name="ce1">
            <text:p>1</text:p>
          </table:table-cell>
          <table:table-cell office:value-type="float" office:value="1" table:formula="of:=IF([Data.CR9]=&quot;&quot;;0;(IF([Data.CR9]=&quot;?&quot;;&quot;?&quot;;1)))" table:style-name="ce1">
            <text:p>1</text:p>
          </table:table-cell>
          <table:table-cell office:value-type="float" office:value="0" table:formula="of:=IF([Data.CS9]=&quot;&quot;;0;(IF([Data.CS9]=&quot;?&quot;;&quot;?&quot;;1)))" table:style-name="ce1">
            <text:p>0</text:p>
          </table:table-cell>
          <table:table-cell office:value-type="float" office:value="0" table:formula="of:=IF([Data.CT9]=&quot;&quot;;0;(IF([Data.CT9]=&quot;?&quot;;&quot;?&quot;;1)))" table:style-name="ce1">
            <text:p>0</text:p>
          </table:table-cell>
          <table:table-cell office:value-type="float" office:value="1" table:formula="of:=IF([Data.CU9]=&quot;&quot;;0;(IF([Data.CU9]=&quot;?&quot;;&quot;?&quot;;1)))" table:style-name="ce1">
            <text:p>1</text:p>
          </table:table-cell>
          <table:table-cell office:value-type="float" office:value="0" table:formula="of:=IF([Data.CV9]=&quot;&quot;;0;(IF([Data.CV9]=&quot;?&quot;;&quot;?&quot;;1)))" table:style-name="ce1">
            <text:p>0</text:p>
          </table:table-cell>
          <table:table-cell office:value-type="float" office:value="0" table:formula="of:=IF([Data.CW9]=&quot;&quot;;0;(IF([Data.CW9]=&quot;?&quot;;&quot;?&quot;;1)))" table:style-name="ce1">
            <text:p>0</text:p>
          </table:table-cell>
          <table:table-cell office:value-type="float" office:value="0" table:formula="of:=IF([Data.CX9]=&quot;&quot;;0;(IF([Data.CX9]=&quot;?&quot;;&quot;?&quot;;1)))" table:style-name="ce1">
            <text:p>0</text:p>
          </table:table-cell>
          <table:table-cell office:value-type="float" office:value="1" table:formula="of:=IF([Data.CY9]=&quot;&quot;;0;(IF([Data.CY9]=&quot;?&quot;;&quot;?&quot;;1)))" table:style-name="ce1">
            <text:p>1</text:p>
          </table:table-cell>
          <table:table-cell office:value-type="float" office:value="0" table:formula="of:=IF([Data.CZ9]=&quot;&quot;;0;(IF([Data.CZ9]=&quot;?&quot;;&quot;?&quot;;1)))" table:style-name="ce1">
            <text:p>0</text:p>
          </table:table-cell>
          <table:table-cell office:value-type="float" office:value="1" table:formula="of:=IF([Data.DA9]=&quot;&quot;;0;(IF([Data.DA9]=&quot;?&quot;;&quot;?&quot;;1)))" table:style-name="ce1">
            <text:p>1</text:p>
          </table:table-cell>
          <table:table-cell office:value-type="float" office:value="0" table:formula="of:=IF([Data.DB9]=&quot;&quot;;0;(IF([Data.DB9]=&quot;?&quot;;&quot;?&quot;;1)))" table:style-name="ce1">
            <text:p>0</text:p>
          </table:table-cell>
          <table:table-cell office:value-type="float" office:value="0" table:formula="of:=IF([Data.DC9]=&quot;&quot;;0;(IF([Data.DC9]=&quot;?&quot;;&quot;?&quot;;1)))" table:style-name="ce1">
            <text:p>0</text:p>
          </table:table-cell>
          <table:table-cell office:value-type="float" office:value="0" table:formula="of:=IF([Data.DD9]=&quot;&quot;;0;(IF([Data.DD9]=&quot;?&quot;;&quot;?&quot;;1)))" table:style-name="ce1">
            <text:p>0</text:p>
          </table:table-cell>
          <table:table-cell office:value-type="float" office:value="1" table:formula="of:=IF([Data.DE9]=&quot;&quot;;0;(IF([Data.DE9]=&quot;?&quot;;&quot;?&quot;;1)))" table:style-name="ce1">
            <text:p>1</text:p>
          </table:table-cell>
          <table:table-cell office:value-type="float" office:value="0" table:formula="of:=IF([Data.DF9]=&quot;&quot;;0;(IF([Data.DF9]=&quot;?&quot;;&quot;?&quot;;1)))" table:style-name="ce1">
            <text:p>0</text:p>
          </table:table-cell>
          <table:table-cell office:value-type="float" office:value="0" table:formula="of:=IF([Data.DG9]=&quot;&quot;;0;(IF([Data.DG9]=&quot;?&quot;;&quot;?&quot;;1)))" table:style-name="ce1">
            <text:p>0</text:p>
          </table:table-cell>
          <table:table-cell office:value-type="float" office:value="0" table:formula="of:=IF([Data.DH9]=&quot;&quot;;0;(IF([Data.DH9]=&quot;?&quot;;&quot;?&quot;;1)))" table:style-name="ce1">
            <text:p>0</text:p>
          </table:table-cell>
          <table:table-cell office:value-type="float" office:value="1" table:formula="of:=IF([Data.DI9]=&quot;&quot;;0;(IF([Data.DI9]=&quot;?&quot;;&quot;?&quot;;1)))" table:style-name="ce1">
            <text:p>1</text:p>
          </table:table-cell>
          <table:table-cell office:value-type="float" office:value="1" table:formula="of:=IF([Data.DJ9]=&quot;&quot;;0;(IF([Data.DJ9]=&quot;?&quot;;&quot;?&quot;;1)))" table:style-name="ce1">
            <text:p>1</text:p>
          </table:table-cell>
          <table:table-cell office:value-type="float" office:value="1" table:formula="of:=IF([Data.DK9]=&quot;&quot;;0;(IF([Data.DK9]=&quot;?&quot;;&quot;?&quot;;1)))" table:style-name="ce1">
            <text:p>1</text:p>
          </table:table-cell>
          <table:table-cell office:value-type="float" office:value="0" table:formula="of:=IF([Data.DL9]=&quot;&quot;;0;(IF([Data.DL9]=&quot;?&quot;;&quot;?&quot;;1)))" table:style-name="ce1">
            <text:p>0</text:p>
          </table:table-cell>
          <table:table-cell office:value-type="float" office:value="0" table:formula="of:=IF([Data.DM9]=&quot;&quot;;0;(IF([Data.DM9]=&quot;?&quot;;&quot;?&quot;;1)))" table:style-name="ce1">
            <text:p>0</text:p>
          </table:table-cell>
          <table:table-cell office:value-type="float" office:value="0" table:formula="of:=IF([Data.DN9]=&quot;&quot;;0;(IF([Data.DN9]=&quot;?&quot;;&quot;?&quot;;1)))" table:style-name="ce1">
            <text:p>0</text:p>
          </table:table-cell>
          <table:table-cell office:value-type="float" office:value="1" table:formula="of:=IF([Data.DO9]=&quot;&quot;;0;(IF([Data.DO9]=&quot;?&quot;;&quot;?&quot;;1)))" table:style-name="ce1">
            <text:p>1</text:p>
          </table:table-cell>
          <table:table-cell office:value-type="float" office:value="1" table:formula="of:=IF([Data.DP9]=&quot;&quot;;0;(IF([Data.DP9]=&quot;?&quot;;&quot;?&quot;;1)))" table:style-name="ce1">
            <text:p>1</text:p>
          </table:table-cell>
          <table:table-cell office:value-type="float" office:value="0" table:formula="of:=IF([Data.DQ9]=&quot;&quot;;0;(IF([Data.DQ9]=&quot;?&quot;;&quot;?&quot;;1)))" table:style-name="ce1">
            <text:p>0</text:p>
          </table:table-cell>
          <table:table-cell office:value-type="float" office:value="1" table:formula="of:=IF([Data.DR9]=&quot;&quot;;0;(IF([Data.DR9]=&quot;?&quot;;&quot;?&quot;;1)))" table:style-name="ce1">
            <text:p>1</text:p>
          </table:table-cell>
          <table:table-cell office:value-type="float" office:value="0" table:formula="of:=IF([Data.DS9]=&quot;&quot;;0;(IF([Data.DS9]=&quot;?&quot;;&quot;?&quot;;1)))" table:style-name="ce1">
            <text:p>0</text:p>
          </table:table-cell>
          <table:table-cell office:value-type="float" office:value="0" table:formula="of:=IF([Data.DT9]=&quot;&quot;;0;(IF([Data.DT9]=&quot;?&quot;;&quot;?&quot;;1)))" table:style-name="ce1">
            <text:p>0</text:p>
          </table:table-cell>
          <table:table-cell office:value-type="float" office:value="0" table:formula="of:=IF([Data.DU9]=&quot;&quot;;0;(IF([Data.DU9]=&quot;?&quot;;&quot;?&quot;;1)))" table:style-name="ce1">
            <text:p>0</text:p>
          </table:table-cell>
          <table:table-cell office:value-type="float" office:value="0" table:formula="of:=IF([Data.DV9]=&quot;&quot;;0;(IF([Data.DV9]=&quot;?&quot;;&quot;?&quot;;1)))" table:style-name="ce1">
            <text:p>0</text:p>
          </table:table-cell>
          <table:table-cell office:value-type="float" office:value="0" table:formula="of:=IF([Data.DW9]=&quot;&quot;;0;(IF([Data.DW9]=&quot;?&quot;;&quot;?&quot;;1)))" table:style-name="ce1">
            <text:p>0</text:p>
          </table:table-cell>
          <table:table-cell office:value-type="float" office:value="0" table:formula="of:=IF([Data.DX9]=&quot;&quot;;0;(IF([Data.DX9]=&quot;?&quot;;&quot;?&quot;;1)))" table:style-name="ce1">
            <text:p>0</text:p>
          </table:table-cell>
          <table:table-cell office:value-type="float" office:value="0" table:formula="of:=IF([Data.DY9]=&quot;&quot;;0;(IF([Data.DY9]=&quot;?&quot;;&quot;?&quot;;1)))" table:style-name="ce1">
            <text:p>0</text:p>
          </table:table-cell>
          <table:table-cell office:value-type="float" office:value="0" table:formula="of:=IF([Data.DZ9]=&quot;&quot;;0;(IF([Data.DZ9]=&quot;?&quot;;&quot;?&quot;;1)))" table:style-name="ce1">
            <text:p>0</text:p>
          </table:table-cell>
          <table:table-cell office:value-type="float" office:value="0" table:formula="of:=IF([Data.EA9]=&quot;&quot;;0;(IF([Data.EA9]=&quot;?&quot;;&quot;?&quot;;1)))" table:style-name="ce1">
            <text:p>0</text:p>
          </table:table-cell>
          <table:table-cell office:value-type="float" office:value="0" table:formula="of:=IF([Data.EB9]=&quot;&quot;;0;(IF([Data.EB9]=&quot;?&quot;;&quot;?&quot;;1)))" table:style-name="ce1">
            <text:p>0</text:p>
          </table:table-cell>
          <table:table-cell office:value-type="float" office:value="0" table:formula="of:=IF([Data.EC9]=&quot;&quot;;0;(IF([Data.EC9]=&quot;?&quot;;&quot;?&quot;;1)))" table:style-name="ce1">
            <text:p>0</text:p>
          </table:table-cell>
          <table:table-cell office:value-type="float" office:value="0" table:formula="of:=IF([Data.ED9]=&quot;&quot;;0;(IF([Data.ED9]=&quot;?&quot;;&quot;?&quot;;1)))" table:style-name="ce1">
            <text:p>0</text:p>
          </table:table-cell>
          <table:table-cell office:value-type="float" office:value="0" table:formula="of:=IF([Data.EE9]=&quot;&quot;;0;(IF([Data.EE9]=&quot;?&quot;;&quot;?&quot;;1)))" table:style-name="ce1">
            <text:p>0</text:p>
          </table:table-cell>
          <table:table-cell office:value-type="float" office:value="0" table:formula="of:=IF([Data.EF9]=&quot;&quot;;0;(IF([Data.EF9]=&quot;?&quot;;&quot;?&quot;;1)))" table:style-name="ce1">
            <text:p>0</text:p>
          </table:table-cell>
          <table:table-cell office:value-type="float" office:value="0" table:formula="of:=IF([Data.EG9]=&quot;&quot;;0;(IF([Data.EG9]=&quot;?&quot;;&quot;?&quot;;1)))" table:style-name="ce1">
            <text:p>0</text:p>
          </table:table-cell>
          <table:table-cell office:value-type="float" office:value="0" table:formula="of:=IF([Data.EH9]=&quot;&quot;;0;(IF([Data.EH9]=&quot;?&quot;;&quot;?&quot;;1)))" table:style-name="ce1">
            <text:p>0</text:p>
          </table:table-cell>
          <table:table-cell office:value-type="float" office:value="0" table:formula="of:=IF([Data.EI9]=&quot;&quot;;0;(IF([Data.EI9]=&quot;?&quot;;&quot;?&quot;;1)))" table:style-name="ce1">
            <text:p>0</text:p>
          </table:table-cell>
          <table:table-cell office:value-type="float" office:value="0" table:formula="of:=IF([Data.EJ9]=&quot;&quot;;0;(IF([Data.EJ9]=&quot;?&quot;;&quot;?&quot;;1)))" table:style-name="ce1">
            <text:p>0</text:p>
          </table:table-cell>
          <table:table-cell office:value-type="float" office:value="0" table:formula="of:=IF([Data.EK9]=&quot;&quot;;0;(IF([Data.EK9]=&quot;?&quot;;&quot;?&quot;;1)))" table:style-name="ce1">
            <text:p>0</text:p>
          </table:table-cell>
          <table:table-cell office:value-type="float" office:value="0" table:formula="of:=IF([Data.EL9]=&quot;&quot;;0;(IF([Data.EL9]=&quot;?&quot;;&quot;?&quot;;1)))" table:style-name="ce1">
            <text:p>0</text:p>
          </table:table-cell>
          <table:table-cell office:value-type="float" office:value="0" table:formula="of:=IF([Data.EM9]=&quot;&quot;;0;(IF([Data.EM9]=&quot;?&quot;;&quot;?&quot;;1)))" table:style-name="ce1">
            <text:p>0</text:p>
          </table:table-cell>
          <table:table-cell office:value-type="float" office:value="0" table:formula="of:=IF([Data.EN9]=&quot;&quot;;0;(IF([Data.EN9]=&quot;?&quot;;&quot;?&quot;;1)))" table:style-name="ce1">
            <text:p>0</text:p>
          </table:table-cell>
          <table:table-cell office:value-type="float" office:value="0" table:formula="of:=IF([Data.EO9]=&quot;&quot;;0;(IF([Data.EO9]=&quot;?&quot;;&quot;?&quot;;1)))" table:style-name="ce1">
            <text:p>0</text:p>
          </table:table-cell>
          <table:table-cell office:value-type="float" office:value="0" table:formula="of:=IF([Data.EP9]=&quot;&quot;;0;(IF([Data.EP9]=&quot;?&quot;;&quot;?&quot;;1)))" table:style-name="ce1">
            <text:p>0</text:p>
          </table:table-cell>
          <table:table-cell office:value-type="float" office:value="0" table:formula="of:=IF([Data.EQ9]=&quot;&quot;;0;(IF([Data.EQ9]=&quot;?&quot;;&quot;?&quot;;1)))" table:style-name="ce1">
            <text:p>0</text:p>
          </table:table-cell>
          <table:table-cell office:value-type="float" office:value="1" table:formula="of:=IF([Data.ER9]=&quot;&quot;;0;(IF([Data.ER9]=&quot;?&quot;;&quot;?&quot;;1)))" table:style-name="ce1">
            <text:p>1</text:p>
          </table:table-cell>
          <table:table-cell office:value-type="float" office:value="1" table:formula="of:=IF([Data.ES9]=&quot;&quot;;0;(IF([Data.ES9]=&quot;?&quot;;&quot;?&quot;;1)))" table:style-name="ce1">
            <text:p>1</text:p>
          </table:table-cell>
          <table:table-cell office:value-type="float" office:value="0" table:formula="of:=IF([Data.ET9]=&quot;&quot;;0;(IF([Data.ET9]=&quot;?&quot;;&quot;?&quot;;1)))" table:style-name="ce1">
            <text:p>0</text:p>
          </table:table-cell>
          <table:table-cell office:value-type="float" office:value="0" table:formula="of:=IF([Data.EU9]=&quot;&quot;;0;(IF([Data.EU9]=&quot;?&quot;;&quot;?&quot;;1)))" table:style-name="ce1">
            <text:p>0</text:p>
          </table:table-cell>
          <table:table-cell office:value-type="float" office:value="0" table:formula="of:=IF([Data.EV9]=&quot;&quot;;0;(IF([Data.EV9]=&quot;?&quot;;&quot;?&quot;;1)))" table:style-name="ce1">
            <text:p>0</text:p>
          </table:table-cell>
          <table:table-cell office:value-type="float" office:value="0" table:formula="of:=IF([Data.EW9]=&quot;&quot;;0;(IF([Data.EW9]=&quot;?&quot;;&quot;?&quot;;1)))" table:style-name="ce1">
            <text:p>0</text:p>
          </table:table-cell>
          <table:table-cell office:value-type="float" office:value="0" table:formula="of:=IF([Data.EX9]=&quot;&quot;;0;(IF([Data.EX9]=&quot;?&quot;;&quot;?&quot;;1)))" table:style-name="ce1">
            <text:p>0</text:p>
          </table:table-cell>
          <table:table-cell office:value-type="float" office:value="0" table:formula="of:=IF([Data.EY9]=&quot;&quot;;0;(IF([Data.EY9]=&quot;?&quot;;&quot;?&quot;;1)))" table:style-name="ce1">
            <text:p>0</text:p>
          </table:table-cell>
          <table:table-cell office:value-type="float" office:value="0" table:formula="of:=IF([Data.EZ9]=&quot;&quot;;0;(IF([Data.EZ9]=&quot;?&quot;;&quot;?&quot;;1)))" table:style-name="ce1">
            <text:p>0</text:p>
          </table:table-cell>
          <table:table-cell office:value-type="float" office:value="0" table:formula="of:=IF([Data.FA9]=&quot;&quot;;0;(IF([Data.FA9]=&quot;?&quot;;&quot;?&quot;;1)))" table:style-name="ce1">
            <text:p>0</text:p>
          </table:table-cell>
          <table:table-cell office:value-type="float" office:value="0" table:formula="of:=IF([Data.FB9]=&quot;&quot;;0;(IF([Data.FB9]=&quot;?&quot;;&quot;?&quot;;1)))" table:style-name="ce1">
            <text:p>0</text:p>
          </table:table-cell>
          <table:table-cell office:value-type="float" office:value="0" table:formula="of:=IF([Data.FC9]=&quot;&quot;;0;(IF([Data.FC9]=&quot;?&quot;;&quot;?&quot;;1)))" table:style-name="ce1">
            <text:p>0</text:p>
          </table:table-cell>
          <table:table-cell office:value-type="float" office:value="0" table:formula="of:=IF([Data.FD9]=&quot;&quot;;0;(IF([Data.FD9]=&quot;?&quot;;&quot;?&quot;;1)))" table:style-name="ce1">
            <text:p>0</text:p>
          </table:table-cell>
          <table:table-cell office:value-type="float" office:value="1" table:formula="of:=IF([Data.FE9]=&quot;&quot;;0;(IF([Data.FE9]=&quot;?&quot;;&quot;?&quot;;1)))" table:style-name="ce1">
            <text:p>1</text:p>
          </table:table-cell>
          <table:table-cell office:value-type="float" office:value="1" table:formula="of:=IF([Data.FF9]=&quot;&quot;;0;(IF([Data.FF9]=&quot;?&quot;;&quot;?&quot;;1)))" table:style-name="ce1">
            <text:p>1</text:p>
          </table:table-cell>
          <table:table-cell office:value-type="float" office:value="0" table:formula="of:=IF([Data.FG9]=&quot;&quot;;0;(IF([Data.FG9]=&quot;?&quot;;&quot;?&quot;;1)))" table:style-name="ce1">
            <text:p>0</text:p>
          </table:table-cell>
          <table:table-cell office:value-type="float" office:value="1" table:formula="of:=IF([Data.FH9]=&quot;&quot;;0;(IF([Data.FH9]=&quot;?&quot;;&quot;?&quot;;1)))" table:style-name="ce1">
            <text:p>1</text:p>
          </table:table-cell>
          <table:table-cell office:value-type="float" office:value="0" table:formula="of:=IF([Data.FI9]=&quot;&quot;;0;(IF([Data.FI9]=&quot;?&quot;;&quot;?&quot;;1)))" table:style-name="ce1">
            <text:p>0</text:p>
          </table:table-cell>
          <table:table-cell office:value-type="float" office:value="0" table:formula="of:=IF([Data.FJ9]=&quot;&quot;;0;(IF([Data.FJ9]=&quot;?&quot;;&quot;?&quot;;1)))" table:style-name="ce1">
            <text:p>0</text:p>
          </table:table-cell>
          <table:table-cell office:value-type="float" office:value="0" table:formula="of:=IF([Data.FK9]=&quot;&quot;;0;(IF([Data.FK9]=&quot;?&quot;;&quot;?&quot;;1)))" table:style-name="ce1">
            <text:p>0</text:p>
          </table:table-cell>
          <table:table-cell office:value-type="float" office:value="0" table:formula="of:=IF([Data.FL9]=&quot;&quot;;0;(IF([Data.FL9]=&quot;?&quot;;&quot;?&quot;;1)))" table:style-name="ce1">
            <text:p>0</text:p>
          </table:table-cell>
          <table:table-cell office:value-type="float" office:value="0" table:formula="of:=IF([Data.FM9]=&quot;&quot;;0;(IF([Data.FM9]=&quot;?&quot;;&quot;?&quot;;1)))" table:style-name="ce1">
            <text:p>0</text:p>
          </table:table-cell>
          <table:table-cell office:value-type="float" office:value="1" table:formula="of:=IF([Data.FN9]=&quot;&quot;;0;(IF([Data.FN9]=&quot;?&quot;;&quot;?&quot;;1)))" table:style-name="ce1">
            <text:p>1</text:p>
          </table:table-cell>
          <table:table-cell office:value-type="float" office:value="0" table:formula="of:=IF([Data.FO9]=&quot;&quot;;0;(IF([Data.FO9]=&quot;?&quot;;&quot;?&quot;;1)))" table:style-name="ce1">
            <text:p>0</text:p>
          </table:table-cell>
          <table:table-cell office:value-type="float" office:value="0" table:formula="of:=IF([Data.FP9]=&quot;&quot;;0;(IF([Data.FP9]=&quot;?&quot;;&quot;?&quot;;1)))" table:style-name="ce1">
            <text:p>0</text:p>
          </table:table-cell>
          <table:table-cell office:value-type="float" office:value="0" table:formula="of:=IF([Data.FQ9]=&quot;&quot;;0;(IF([Data.FQ9]=&quot;?&quot;;&quot;?&quot;;1)))" table:style-name="ce1">
            <text:p>0</text:p>
          </table:table-cell>
          <table:table-cell office:value-type="float" office:value="0" table:formula="of:=IF([Data.FR9]=&quot;&quot;;0;(IF([Data.FR9]=&quot;?&quot;;&quot;?&quot;;1)))" table:style-name="ce1">
            <text:p>0</text:p>
          </table:table-cell>
          <table:table-cell office:value-type="float" office:value="0" table:formula="of:=IF([Data.FS9]=&quot;&quot;;0;(IF([Data.FS9]=&quot;?&quot;;&quot;?&quot;;1)))" table:style-name="ce1">
            <text:p>0</text:p>
          </table:table-cell>
          <table:table-cell office:value-type="float" office:value="0" table:formula="of:=IF([Data.FT9]=&quot;&quot;;0;(IF([Data.FT9]=&quot;?&quot;;&quot;?&quot;;1)))" table:style-name="ce1">
            <text:p>0</text:p>
          </table:table-cell>
          <table:table-cell office:value-type="float" office:value="0" table:formula="of:=IF([Data.FU9]=&quot;&quot;;0;(IF([Data.FU9]=&quot;?&quot;;&quot;?&quot;;1)))" table:style-name="ce1">
            <text:p>0</text:p>
          </table:table-cell>
          <table:table-cell office:value-type="float" office:value="0" table:formula="of:=IF([Data.FV9]=&quot;&quot;;0;(IF([Data.FV9]=&quot;?&quot;;&quot;?&quot;;1)))" table:style-name="ce1">
            <text:p>0</text:p>
          </table:table-cell>
          <table:table-cell office:value-type="float" office:value="1" table:formula="of:=IF([Data.FW9]=&quot;&quot;;0;(IF([Data.FW9]=&quot;?&quot;;&quot;?&quot;;1)))" table:style-name="ce1">
            <text:p>1</text:p>
          </table:table-cell>
          <table:table-cell office:value-type="float" office:value="1" table:formula="of:=IF([Data.FX9]=&quot;&quot;;0;(IF([Data.FX9]=&quot;?&quot;;&quot;?&quot;;1)))" table:style-name="ce1">
            <text:p>1</text:p>
          </table:table-cell>
          <table:table-cell office:value-type="float" office:value="0" table:formula="of:=IF([Data.FY9]=&quot;&quot;;0;(IF([Data.FY9]=&quot;?&quot;;&quot;?&quot;;1)))" table:style-name="ce1">
            <text:p>0</text:p>
          </table:table-cell>
          <table:table-cell office:value-type="float" office:value="1" table:formula="of:=IF([Data.FZ9]=&quot;&quot;;0;(IF([Data.FZ9]=&quot;?&quot;;&quot;?&quot;;1)))" table:style-name="ce1">
            <text:p>1</text:p>
          </table:table-cell>
          <table:table-cell office:value-type="float" office:value="0" table:formula="of:=IF([Data.GA9]=&quot;&quot;;0;(IF([Data.GA9]=&quot;?&quot;;&quot;?&quot;;1)))" table:style-name="ce1">
            <text:p>0</text:p>
          </table:table-cell>
          <table:table-cell office:value-type="float" office:value="1" table:formula="of:=IF([Data.GB9]=&quot;&quot;;0;(IF([Data.GB9]=&quot;?&quot;;&quot;?&quot;;1)))" table:style-name="ce1">
            <text:p>1</text:p>
          </table:table-cell>
          <table:table-cell office:value-type="float" office:value="0" table:formula="of:=IF([Data.GC9]=&quot;&quot;;0;(IF([Data.GC9]=&quot;?&quot;;&quot;?&quot;;1)))" table:style-name="ce1">
            <text:p>0</text:p>
          </table:table-cell>
          <table:table-cell office:value-type="float" office:value="0" table:formula="of:=IF([Data.GD9]=&quot;&quot;;0;(IF([Data.GD9]=&quot;?&quot;;&quot;?&quot;;1)))" table:style-name="ce1">
            <text:p>0</text:p>
          </table:table-cell>
          <table:table-cell office:value-type="string" office:string-value="?" table:formula="of:=IF([Data.GE9]=&quot;&quot;;0;(IF([Data.GE9]=&quot;?&quot;;&quot;?&quot;;1)))" table:style-name="ce1">
            <text:p>?</text:p>
          </table:table-cell>
          <table:table-cell office:value-type="float" office:value="0" table:formula="of:=IF([Data.GF9]=&quot;&quot;;0;(IF([Data.GF9]=&quot;?&quot;;&quot;?&quot;;1)))" table:style-name="ce1">
            <text:p>0</text:p>
          </table:table-cell>
          <table:table-cell office:value-type="float" office:value="0" table:formula="of:=IF([Data.GG9]=&quot;&quot;;0;(IF([Data.GG9]=&quot;?&quot;;&quot;?&quot;;1)))" table:style-name="ce1">
            <text:p>0</text:p>
          </table:table-cell>
          <table:table-cell office:value-type="float" office:value="1" table:formula="of:=IF([Data.GH9]=&quot;&quot;;0;(IF([Data.GH9]=&quot;?&quot;;&quot;?&quot;;1)))" table:style-name="ce1">
            <text:p>1</text:p>
          </table:table-cell>
          <table:table-cell office:value-type="float" office:value="0" table:formula="of:=IF([Data.GI9]=&quot;&quot;;0;(IF([Data.GI9]=&quot;?&quot;;&quot;?&quot;;1)))" table:style-name="ce1">
            <text:p>0</text:p>
          </table:table-cell>
          <table:table-cell office:value-type="float" office:value="1" table:formula="of:=IF([Data.GJ9]=&quot;&quot;;0;(IF([Data.GJ9]=&quot;?&quot;;&quot;?&quot;;1)))" table:style-name="ce1">
            <text:p>1</text:p>
          </table:table-cell>
          <table:table-cell office:value-type="float" office:value="0" table:formula="of:=IF([Data.GK9]=&quot;&quot;;0;(IF([Data.GK9]=&quot;?&quot;;&quot;?&quot;;1)))" table:style-name="ce1">
            <text:p>0</text:p>
          </table:table-cell>
          <table:table-cell office:value-type="float" office:value="1" table:formula="of:=IF([Data.GL9]=&quot;&quot;;0;(IF([Data.GL9]=&quot;?&quot;;&quot;?&quot;;1)))" table:style-name="ce1">
            <text:p>1</text:p>
          </table:table-cell>
          <table:table-cell office:value-type="float" office:value="1" table:formula="of:=IF([Data.GM9]=&quot;&quot;;0;(IF([Data.GM9]=&quot;?&quot;;&quot;?&quot;;1)))" table:style-name="ce1">
            <text:p>1</text:p>
          </table:table-cell>
          <table:table-cell office:value-type="float" office:value="1" table:formula="of:=IF([Data.GN9]=&quot;&quot;;0;(IF([Data.GN9]=&quot;?&quot;;&quot;?&quot;;1)))" table:style-name="ce1">
            <text:p>1</text:p>
          </table:table-cell>
          <table:table-cell office:value-type="float" office:value="1" table:formula="of:=IF([Data.GO9]=&quot;&quot;;0;(IF([Data.GO9]=&quot;?&quot;;&quot;?&quot;;1)))" table:style-name="ce1">
            <text:p>1</text:p>
          </table:table-cell>
          <table:table-cell office:value-type="float" office:value="1" table:formula="of:=IF([Data.GP9]=&quot;&quot;;0;(IF([Data.GP9]=&quot;?&quot;;&quot;?&quot;;1)))" table:style-name="ce1">
            <text:p>1</text:p>
          </table:table-cell>
          <table:table-cell office:value-type="float" office:value="0" table:formula="of:=IF([Data.GQ9]=&quot;&quot;;0;(IF([Data.GQ9]=&quot;?&quot;;&quot;?&quot;;1)))" table:style-name="ce1">
            <text:p>0</text:p>
          </table:table-cell>
          <table:table-cell office:value-type="float" office:value="1" table:formula="of:=IF([Data.GR9]=&quot;&quot;;0;(IF([Data.GR9]=&quot;?&quot;;&quot;?&quot;;1)))" table:style-name="ce1">
            <text:p>1</text:p>
          </table:table-cell>
          <table:table-cell office:value-type="float" office:value="0" table:formula="of:=IF([Data.GS9]=&quot;&quot;;0;(IF([Data.GS9]=&quot;?&quot;;&quot;?&quot;;1)))" table:style-name="ce1">
            <text:p>0</text:p>
          </table:table-cell>
          <table:table-cell office:value-type="float" office:value="0" table:formula="of:=IF([Data.GT9]=&quot;&quot;;0;(IF([Data.GT9]=&quot;?&quot;;&quot;?&quot;;1)))" table:style-name="ce1">
            <text:p>0</text:p>
          </table:table-cell>
          <table:table-cell office:value-type="float" office:value="0" table:formula="of:=IF([Data.GU9]=&quot;&quot;;0;(IF([Data.GU9]=&quot;?&quot;;&quot;?&quot;;1)))" table:style-name="ce1">
            <text:p>0</text:p>
          </table:table-cell>
          <table:table-cell office:value-type="float" office:value="1" table:formula="of:=IF([Data.GV9]=&quot;&quot;;0;(IF([Data.GV9]=&quot;?&quot;;&quot;?&quot;;1)))" table:style-name="ce1">
            <text:p>1</text:p>
          </table:table-cell>
          <table:table-cell office:value-type="float" office:value="0" table:formula="of:=IF([Data.GW9]=&quot;&quot;;0;(IF([Data.GW9]=&quot;?&quot;;&quot;?&quot;;1)))" table:style-name="ce1">
            <text:p>0</text:p>
          </table:table-cell>
          <table:table-cell office:value-type="float" office:value="0" table:formula="of:=IF([Data.GX9]=&quot;&quot;;0;(IF([Data.GX9]=&quot;?&quot;;&quot;?&quot;;1)))" table:style-name="ce1">
            <text:p>0</text:p>
          </table:table-cell>
          <table:table-cell office:value-type="float" office:value="1" table:formula="of:=IF([Data.GY9]=&quot;&quot;;0;(IF([Data.GY9]=&quot;?&quot;;&quot;?&quot;;1)))" table:style-name="ce1">
            <text:p>1</text:p>
          </table:table-cell>
          <table:table-cell office:value-type="float" office:value="1" table:formula="of:=IF([Data.GZ9]=&quot;&quot;;0;(IF([Data.GZ9]=&quot;?&quot;;&quot;?&quot;;1)))" table:style-name="ce1">
            <text:p>1</text:p>
          </table:table-cell>
          <table:table-cell office:value-type="float" office:value="0" table:formula="of:=IF([Data.HA9]=&quot;&quot;;0;(IF([Data.HA9]=&quot;?&quot;;&quot;?&quot;;1)))" table:style-name="ce1">
            <text:p>0</text:p>
          </table:table-cell>
          <table:table-cell office:value-type="float" office:value="0" table:formula="of:=IF([Data.HB9]=&quot;&quot;;0;(IF([Data.HB9]=&quot;?&quot;;&quot;?&quot;;1)))" table:style-name="ce1">
            <text:p>0</text:p>
          </table:table-cell>
          <table:table-cell office:value-type="float" office:value="0" table:formula="of:=IF([Data.HC9]=&quot;&quot;;0;(IF([Data.HC9]=&quot;?&quot;;&quot;?&quot;;1)))" table:style-name="ce1">
            <text:p>0</text:p>
          </table:table-cell>
          <table:table-cell office:value-type="float" office:value="0" table:formula="of:=IF([Data.HD9]=&quot;&quot;;0;(IF([Data.HD9]=&quot;?&quot;;&quot;?&quot;;1)))" table:style-name="ce1">
            <text:p>0</text:p>
          </table:table-cell>
          <table:table-cell office:value-type="float" office:value="0" table:formula="of:=IF([Data.HE9]=&quot;&quot;;0;(IF([Data.HE9]=&quot;?&quot;;&quot;?&quot;;1)))" table:style-name="ce1">
            <text:p>0</text:p>
          </table:table-cell>
          <table:table-cell office:value-type="float" office:value="0" table:formula="of:=IF([Data.HF9]=&quot;&quot;;0;(IF([Data.HF9]=&quot;?&quot;;&quot;?&quot;;1)))" table:style-name="ce1">
            <text:p>0</text:p>
          </table:table-cell>
          <table:table-cell office:value-type="float" office:value="0" table:formula="of:=IF([Data.HG9]=&quot;&quot;;0;(IF([Data.HG9]=&quot;?&quot;;&quot;?&quot;;1)))" table:style-name="ce1">
            <text:p>0</text:p>
          </table:table-cell>
          <table:table-cell office:value-type="float" office:value="0" table:formula="of:=IF([Data.HH9]=&quot;&quot;;0;(IF([Data.HH9]=&quot;?&quot;;&quot;?&quot;;1)))" table:style-name="ce1">
            <text:p>0</text:p>
          </table:table-cell>
          <table:table-cell office:value-type="float" office:value="0" table:formula="of:=IF([Data.HI9]=&quot;&quot;;0;(IF([Data.HI9]=&quot;?&quot;;&quot;?&quot;;1)))" table:style-name="ce1">
            <text:p>0</text:p>
          </table:table-cell>
          <table:table-cell office:value-type="float" office:value="0" table:formula="of:=IF([Data.HJ9]=&quot;&quot;;0;(IF([Data.HJ9]=&quot;?&quot;;&quot;?&quot;;1)))" table:style-name="ce1">
            <text:p>0</text:p>
          </table:table-cell>
          <table:table-cell office:value-type="float" office:value="0" table:formula="of:=IF([Data.HK9]=&quot;&quot;;0;(IF([Data.HK9]=&quot;?&quot;;&quot;?&quot;;1)))" table:style-name="ce1">
            <text:p>0</text:p>
          </table:table-cell>
          <table:table-cell office:value-type="float" office:value="0" table:formula="of:=IF([Data.HL9]=&quot;&quot;;0;(IF([Data.HL9]=&quot;?&quot;;&quot;?&quot;;1)))" table:style-name="ce1">
            <text:p>0</text:p>
          </table:table-cell>
          <table:table-cell office:value-type="float" office:value="0" table:formula="of:=IF([Data.HM9]=&quot;&quot;;0;(IF([Data.HM9]=&quot;?&quot;;&quot;?&quot;;1)))" table:style-name="ce1">
            <text:p>0</text:p>
          </table:table-cell>
          <table:table-cell office:value-type="float" office:value="0" table:formula="of:=IF([Data.HN9]=&quot;&quot;;0;(IF([Data.HN9]=&quot;?&quot;;&quot;?&quot;;1)))" table:style-name="ce1">
            <text:p>0</text:p>
          </table:table-cell>
          <table:table-cell office:value-type="float" office:value="0" table:formula="of:=IF([Data.HO9]=&quot;&quot;;0;(IF([Data.HO9]=&quot;?&quot;;&quot;?&quot;;1)))" table:style-name="ce1">
            <text:p>0</text:p>
          </table:table-cell>
          <table:table-cell office:value-type="float" office:value="0" table:formula="of:=IF([Data.HP9]=&quot;&quot;;0;(IF([Data.HP9]=&quot;?&quot;;&quot;?&quot;;1)))" table:style-name="ce1">
            <text:p>0</text:p>
          </table:table-cell>
          <table:table-cell office:value-type="float" office:value="0" table:formula="of:=IF([Data.HQ9]=&quot;&quot;;0;(IF([Data.HQ9]=&quot;?&quot;;&quot;?&quot;;1)))" table:style-name="ce1">
            <text:p>0</text:p>
          </table:table-cell>
          <table:table-cell office:value-type="float" office:value="0" table:formula="of:=IF([Data.HR9]=&quot;&quot;;0;(IF([Data.HR9]=&quot;?&quot;;&quot;?&quot;;1)))" table:style-name="ce1">
            <text:p>0</text:p>
          </table:table-cell>
          <table:table-cell office:value-type="float" office:value="0" table:formula="of:=IF([Data.HS9]=&quot;&quot;;0;(IF([Data.HS9]=&quot;?&quot;;&quot;?&quot;;1)))" table:style-name="ce1">
            <text:p>0</text:p>
          </table:table-cell>
          <table:table-cell office:value-type="float" office:value="0" table:formula="of:=IF([Data.HT9]=&quot;&quot;;0;(IF([Data.HT9]=&quot;?&quot;;&quot;?&quot;;1)))" table:style-name="ce1">
            <text:p>0</text:p>
          </table:table-cell>
          <table:table-cell office:value-type="float" office:value="0" table:formula="of:=IF([Data.HU9]=&quot;&quot;;0;(IF([Data.HU9]=&quot;?&quot;;&quot;?&quot;;1)))" table:style-name="ce1">
            <text:p>0</text:p>
          </table:table-cell>
          <table:table-cell office:value-type="float" office:value="0" table:formula="of:=IF([Data.HV9]=&quot;&quot;;0;(IF([Data.HV9]=&quot;?&quot;;&quot;?&quot;;1)))" table:style-name="ce1">
            <text:p>0</text:p>
          </table:table-cell>
          <table:table-cell office:value-type="float" office:value="0" table:formula="of:=IF([Data.HW9]=&quot;&quot;;0;(IF([Data.HW9]=&quot;?&quot;;&quot;?&quot;;1)))" table:style-name="ce1">
            <text:p>0</text:p>
          </table:table-cell>
          <table:table-cell office:value-type="float" office:value="0" table:formula="of:=IF([Data.HX9]=&quot;&quot;;0;(IF([Data.HX9]=&quot;?&quot;;&quot;?&quot;;1)))" table:style-name="ce1">
            <text:p>0</text:p>
          </table:table-cell>
          <table:table-cell office:value-type="float" office:value="0" table:formula="of:=IF([Data.HY9]=&quot;&quot;;0;(IF([Data.HY9]=&quot;?&quot;;&quot;?&quot;;1)))" table:style-name="ce1">
            <text:p>0</text:p>
          </table:table-cell>
          <table:table-cell office:value-type="float" office:value="0" table:formula="of:=IF([Data.HZ9]=&quot;&quot;;0;(IF([Data.HZ9]=&quot;?&quot;;&quot;?&quot;;1)))" table:style-name="ce1">
            <text:p>0</text:p>
          </table:table-cell>
          <table:table-cell office:value-type="float" office:value="0" table:formula="of:=IF([Data.IA9]=&quot;&quot;;0;(IF([Data.IA9]=&quot;?&quot;;&quot;?&quot;;1)))" table:style-name="ce1">
            <text:p>0</text:p>
          </table:table-cell>
          <table:table-cell office:value-type="float" office:value="0" table:formula="of:=IF([Data.IB9]=&quot;&quot;;0;(IF([Data.IB9]=&quot;?&quot;;&quot;?&quot;;1)))" table:style-name="ce1">
            <text:p>0</text:p>
          </table:table-cell>
          <table:table-cell office:value-type="float" office:value="0" table:formula="of:=IF([Data.IC9]=&quot;&quot;;0;(IF([Data.IC9]=&quot;?&quot;;&quot;?&quot;;1)))" table:style-name="ce1">
            <text:p>0</text:p>
          </table:table-cell>
          <table:table-cell office:value-type="float" office:value="0" table:formula="of:=IF([Data.ID9]=&quot;&quot;;0;(IF([Data.ID9]=&quot;?&quot;;&quot;?&quot;;1)))" table:style-name="ce1">
            <text:p>0</text:p>
          </table:table-cell>
          <table:table-cell office:value-type="float" office:value="0" table:formula="of:=IF([Data.IE9]=&quot;&quot;;0;(IF([Data.IE9]=&quot;?&quot;;&quot;?&quot;;1)))" table:style-name="ce1">
            <text:p>0</text:p>
          </table:table-cell>
          <table:table-cell office:value-type="float" office:value="0" table:formula="of:=IF([Data.IF9]=&quot;&quot;;0;(IF([Data.IF9]=&quot;?&quot;;&quot;?&quot;;1)))" table:style-name="ce1">
            <text:p>0</text:p>
          </table:table-cell>
          <table:table-cell office:value-type="float" office:value="0" table:formula="of:=IF([Data.IG9]=&quot;&quot;;0;(IF([Data.IG9]=&quot;?&quot;;&quot;?&quot;;1)))" table:style-name="ce1">
            <text:p>0</text:p>
          </table:table-cell>
          <table:table-cell office:value-type="float" office:value="0" table:formula="of:=IF([Data.IH9]=&quot;&quot;;0;(IF([Data.IH9]=&quot;?&quot;;&quot;?&quot;;1)))" table:style-name="ce1">
            <text:p>0</text:p>
          </table:table-cell>
          <table:table-cell office:value-type="float" office:value="0" table:formula="of:=IF([Data.II9]=&quot;&quot;;0;(IF([Data.II9]=&quot;?&quot;;&quot;?&quot;;1)))" table:style-name="ce1">
            <text:p>0</text:p>
          </table:table-cell>
          <table:table-cell office:value-type="float" office:value="0" table:formula="of:=IF([Data.IJ9]=&quot;&quot;;0;(IF([Data.IJ9]=&quot;?&quot;;&quot;?&quot;;1)))" table:style-name="ce1">
            <text:p>0</text:p>
          </table:table-cell>
          <table:table-cell office:value-type="float" office:value="0" table:formula="of:=IF([Data.IK9]=&quot;&quot;;0;(IF([Data.IK9]=&quot;?&quot;;&quot;?&quot;;1)))" table:style-name="ce1">
            <text:p>0</text:p>
          </table:table-cell>
          <table:table-cell table:number-columns-repeated="2" table:style-name="ce1"/>
          <table:table-cell office:value-type="float" office:value="45" table:formula="of:=SUM([.B7:.HI7])" table:style-name="ce1">
            <text:p>45</text:p>
          </table:table-cell>
          <table:table-cell table:number-columns-repeated="16164"/>
        </table:table-row>
        <table:table-row table:style-name="ro3">
          <table:table-cell office:value-type="string" office:string-value="HlaiZhongsha" table:formula="of:=[Data.C10]" table:style-name="ce1">
            <text:p>HlaiZhongsha</text:p>
          </table:table-cell>
          <table:table-cell office:value-type="float" office:value="1" table:formula="of:=IF([Data.AD10]=&quot;&quot;;0;(IF([Data.AD10]=&quot;?&quot;;&quot;?&quot;;1)))" table:style-name="ce1">
            <text:p>1</text:p>
          </table:table-cell>
          <table:table-cell office:value-type="float" office:value="1" table:formula="of:=IF([Data.AE10]=&quot;&quot;;0;(IF([Data.AE10]=&quot;?&quot;;&quot;?&quot;;1)))" table:style-name="ce1">
            <text:p>1</text:p>
          </table:table-cell>
          <table:table-cell office:value-type="float" office:value="0" table:formula="of:=IF([Data.AF10]=&quot;&quot;;0;(IF([Data.AF10]=&quot;?&quot;;&quot;?&quot;;1)))" table:style-name="ce1">
            <text:p>0</text:p>
          </table:table-cell>
          <table:table-cell office:value-type="float" office:value="1" table:formula="of:=IF([Data.AG10]=&quot;&quot;;0;(IF([Data.AG10]=&quot;?&quot;;&quot;?&quot;;1)))" table:style-name="ce1">
            <text:p>1</text:p>
          </table:table-cell>
          <table:table-cell office:value-type="float" office:value="1" table:formula="of:=IF([Data.AH10]=&quot;&quot;;0;(IF([Data.AH10]=&quot;?&quot;;&quot;?&quot;;1)))" table:style-name="ce1">
            <text:p>1</text:p>
          </table:table-cell>
          <table:table-cell office:value-type="float" office:value="0" table:formula="of:=IF([Data.AI10]=&quot;&quot;;0;(IF([Data.AI10]=&quot;?&quot;;&quot;?&quot;;1)))" table:style-name="ce1">
            <text:p>0</text:p>
          </table:table-cell>
          <table:table-cell office:value-type="float" office:value="0" table:formula="of:=IF([Data.AJ10]=&quot;&quot;;0;(IF([Data.AJ10]=&quot;?&quot;;&quot;?&quot;;1)))" table:style-name="ce1">
            <text:p>0</text:p>
          </table:table-cell>
          <table:table-cell office:value-type="float" office:value="1" table:formula="of:=IF([Data.AK10]=&quot;&quot;;0;(IF([Data.AK10]=&quot;?&quot;;&quot;?&quot;;1)))" table:style-name="ce1">
            <text:p>1</text:p>
          </table:table-cell>
          <table:table-cell office:value-type="float" office:value="1" table:formula="of:=IF([Data.AL10]=&quot;&quot;;0;(IF([Data.AL10]=&quot;?&quot;;&quot;?&quot;;1)))" table:style-name="ce1">
            <text:p>1</text:p>
          </table:table-cell>
          <table:table-cell office:value-type="float" office:value="1" table:formula="of:=IF([Data.AM10]=&quot;&quot;;0;(IF([Data.AM10]=&quot;?&quot;;&quot;?&quot;;1)))" table:style-name="ce1">
            <text:p>1</text:p>
          </table:table-cell>
          <table:table-cell office:value-type="float" office:value="0" table:formula="of:=IF([Data.AN10]=&quot;&quot;;0;(IF([Data.AN10]=&quot;?&quot;;&quot;?&quot;;1)))" table:style-name="ce1">
            <text:p>0</text:p>
          </table:table-cell>
          <table:table-cell office:value-type="float" office:value="0" table:formula="of:=IF([Data.AO10]=&quot;&quot;;0;(IF([Data.AO10]=&quot;?&quot;;&quot;?&quot;;1)))" table:style-name="ce1">
            <text:p>0</text:p>
          </table:table-cell>
          <table:table-cell office:value-type="float" office:value="0" table:formula="of:=IF([Data.AP10]=&quot;&quot;;0;(IF([Data.AP10]=&quot;?&quot;;&quot;?&quot;;1)))" table:style-name="ce1">
            <text:p>0</text:p>
          </table:table-cell>
          <table:table-cell office:value-type="float" office:value="0" table:formula="of:=IF([Data.AQ10]=&quot;&quot;;0;(IF([Data.AQ10]=&quot;?&quot;;&quot;?&quot;;1)))" table:style-name="ce1">
            <text:p>0</text:p>
          </table:table-cell>
          <table:table-cell office:value-type="float" office:value="0" table:formula="of:=IF([Data.AR10]=&quot;&quot;;0;(IF([Data.AR10]=&quot;?&quot;;&quot;?&quot;;1)))" table:style-name="ce1">
            <text:p>0</text:p>
          </table:table-cell>
          <table:table-cell office:value-type="float" office:value="0" table:formula="of:=IF([Data.AS10]=&quot;&quot;;0;(IF([Data.AS10]=&quot;?&quot;;&quot;?&quot;;1)))" table:style-name="ce1">
            <text:p>0</text:p>
          </table:table-cell>
          <table:table-cell office:value-type="float" office:value="0" table:formula="of:=IF([Data.AT10]=&quot;&quot;;0;(IF([Data.AT10]=&quot;?&quot;;&quot;?&quot;;1)))" table:style-name="ce1">
            <text:p>0</text:p>
          </table:table-cell>
          <table:table-cell office:value-type="float" office:value="0" table:formula="of:=IF([Data.AU10]=&quot;&quot;;0;(IF([Data.AU10]=&quot;?&quot;;&quot;?&quot;;1)))" table:style-name="ce1">
            <text:p>0</text:p>
          </table:table-cell>
          <table:table-cell office:value-type="float" office:value="0" table:formula="of:=IF([Data.AV10]=&quot;&quot;;0;(IF([Data.AV10]=&quot;?&quot;;&quot;?&quot;;1)))" table:style-name="ce1">
            <text:p>0</text:p>
          </table:table-cell>
          <table:table-cell office:value-type="float" office:value="0" table:formula="of:=IF([Data.AW10]=&quot;&quot;;0;(IF([Data.AW10]=&quot;?&quot;;&quot;?&quot;;1)))" table:style-name="ce1">
            <text:p>0</text:p>
          </table:table-cell>
          <table:table-cell office:value-type="float" office:value="0" table:formula="of:=IF([Data.AX10]=&quot;&quot;;0;(IF([Data.AX10]=&quot;?&quot;;&quot;?&quot;;1)))" table:style-name="ce1">
            <text:p>0</text:p>
          </table:table-cell>
          <table:table-cell office:value-type="float" office:value="0" table:formula="of:=IF([Data.AY10]=&quot;&quot;;0;(IF([Data.AY10]=&quot;?&quot;;&quot;?&quot;;1)))" table:style-name="ce1">
            <text:p>0</text:p>
          </table:table-cell>
          <table:table-cell office:value-type="float" office:value="0" table:formula="of:=IF([Data.AZ10]=&quot;&quot;;0;(IF([Data.AZ10]=&quot;?&quot;;&quot;?&quot;;1)))" table:style-name="ce1">
            <text:p>0</text:p>
          </table:table-cell>
          <table:table-cell office:value-type="float" office:value="0" table:formula="of:=IF([Data.BA10]=&quot;&quot;;0;(IF([Data.BA10]=&quot;?&quot;;&quot;?&quot;;1)))" table:style-name="ce1">
            <text:p>0</text:p>
          </table:table-cell>
          <table:table-cell office:value-type="float" office:value="0" table:formula="of:=IF([Data.BB10]=&quot;&quot;;0;(IF([Data.BB10]=&quot;?&quot;;&quot;?&quot;;1)))" table:style-name="ce1">
            <text:p>0</text:p>
          </table:table-cell>
          <table:table-cell office:value-type="float" office:value="0" table:formula="of:=IF([Data.BC10]=&quot;&quot;;0;(IF([Data.BC10]=&quot;?&quot;;&quot;?&quot;;1)))" table:style-name="ce1">
            <text:p>0</text:p>
          </table:table-cell>
          <table:table-cell office:value-type="float" office:value="0" table:formula="of:=IF([Data.BD10]=&quot;&quot;;0;(IF([Data.BD10]=&quot;?&quot;;&quot;?&quot;;1)))" table:style-name="ce1">
            <text:p>0</text:p>
          </table:table-cell>
          <table:table-cell office:value-type="float" office:value="0" table:formula="of:=IF([Data.BE10]=&quot;&quot;;0;(IF([Data.BE10]=&quot;?&quot;;&quot;?&quot;;1)))" table:style-name="ce1">
            <text:p>0</text:p>
          </table:table-cell>
          <table:table-cell office:value-type="float" office:value="0" table:formula="of:=IF([Data.BF10]=&quot;&quot;;0;(IF([Data.BF10]=&quot;?&quot;;&quot;?&quot;;1)))" table:style-name="ce1">
            <text:p>0</text:p>
          </table:table-cell>
          <table:table-cell office:value-type="float" office:value="0" table:formula="of:=IF([Data.BG10]=&quot;&quot;;0;(IF([Data.BG10]=&quot;?&quot;;&quot;?&quot;;1)))" table:style-name="ce1">
            <text:p>0</text:p>
          </table:table-cell>
          <table:table-cell office:value-type="float" office:value="0" table:formula="of:=IF([Data.BH10]=&quot;&quot;;0;(IF([Data.BH10]=&quot;?&quot;;&quot;?&quot;;1)))" table:style-name="ce1">
            <text:p>0</text:p>
          </table:table-cell>
          <table:table-cell office:value-type="float" office:value="0" table:formula="of:=IF([Data.BI10]=&quot;&quot;;0;(IF([Data.BI10]=&quot;?&quot;;&quot;?&quot;;1)))" table:style-name="ce1">
            <text:p>0</text:p>
          </table:table-cell>
          <table:table-cell office:value-type="float" office:value="0" table:formula="of:=IF([Data.BJ10]=&quot;&quot;;0;(IF([Data.BJ10]=&quot;?&quot;;&quot;?&quot;;1)))" table:style-name="ce1">
            <text:p>0</text:p>
          </table:table-cell>
          <table:table-cell office:value-type="float" office:value="0" table:formula="of:=IF([Data.BK10]=&quot;&quot;;0;(IF([Data.BK10]=&quot;?&quot;;&quot;?&quot;;1)))" table:style-name="ce1">
            <text:p>0</text:p>
          </table:table-cell>
          <table:table-cell office:value-type="float" office:value="0" table:formula="of:=IF([Data.BL10]=&quot;&quot;;0;(IF([Data.BL10]=&quot;?&quot;;&quot;?&quot;;1)))" table:style-name="ce1">
            <text:p>0</text:p>
          </table:table-cell>
          <table:table-cell office:value-type="float" office:value="0" table:formula="of:=IF([Data.BM10]=&quot;&quot;;0;(IF([Data.BM10]=&quot;?&quot;;&quot;?&quot;;1)))" table:style-name="ce1">
            <text:p>0</text:p>
          </table:table-cell>
          <table:table-cell office:value-type="float" office:value="0" table:formula="of:=IF([Data.BN10]=&quot;&quot;;0;(IF([Data.BN10]=&quot;?&quot;;&quot;?&quot;;1)))" table:style-name="ce1">
            <text:p>0</text:p>
          </table:table-cell>
          <table:table-cell office:value-type="float" office:value="0" table:formula="of:=IF([Data.BO10]=&quot;&quot;;0;(IF([Data.BO10]=&quot;?&quot;;&quot;?&quot;;1)))" table:style-name="ce1">
            <text:p>0</text:p>
          </table:table-cell>
          <table:table-cell office:value-type="float" office:value="0" table:formula="of:=IF([Data.BP10]=&quot;&quot;;0;(IF([Data.BP10]=&quot;?&quot;;&quot;?&quot;;1)))" table:style-name="ce1">
            <text:p>0</text:p>
          </table:table-cell>
          <table:table-cell office:value-type="float" office:value="0" table:formula="of:=IF([Data.BQ10]=&quot;&quot;;0;(IF([Data.BQ10]=&quot;?&quot;;&quot;?&quot;;1)))" table:style-name="ce1">
            <text:p>0</text:p>
          </table:table-cell>
          <table:table-cell office:value-type="float" office:value="0" table:formula="of:=IF([Data.BR10]=&quot;&quot;;0;(IF([Data.BR10]=&quot;?&quot;;&quot;?&quot;;1)))" table:style-name="ce1">
            <text:p>0</text:p>
          </table:table-cell>
          <table:table-cell office:value-type="float" office:value="0" table:formula="of:=IF([Data.BS10]=&quot;&quot;;0;(IF([Data.BS10]=&quot;?&quot;;&quot;?&quot;;1)))" table:style-name="ce1">
            <text:p>0</text:p>
          </table:table-cell>
          <table:table-cell office:value-type="float" office:value="0" table:formula="of:=IF([Data.BT10]=&quot;&quot;;0;(IF([Data.BT10]=&quot;?&quot;;&quot;?&quot;;1)))" table:style-name="ce1">
            <text:p>0</text:p>
          </table:table-cell>
          <table:table-cell office:value-type="float" office:value="0" table:formula="of:=IF([Data.BU10]=&quot;&quot;;0;(IF([Data.BU10]=&quot;?&quot;;&quot;?&quot;;1)))" table:style-name="ce1">
            <text:p>0</text:p>
          </table:table-cell>
          <table:table-cell office:value-type="float" office:value="1" table:formula="of:=IF([Data.BV10]=&quot;&quot;;0;(IF([Data.BV10]=&quot;?&quot;;&quot;?&quot;;1)))" table:style-name="ce1">
            <text:p>1</text:p>
          </table:table-cell>
          <table:table-cell office:value-type="float" office:value="0" table:formula="of:=IF([Data.BW10]=&quot;&quot;;0;(IF([Data.BW10]=&quot;?&quot;;&quot;?&quot;;1)))" table:style-name="ce1">
            <text:p>0</text:p>
          </table:table-cell>
          <table:table-cell office:value-type="float" office:value="0" table:formula="of:=IF([Data.BX10]=&quot;&quot;;0;(IF([Data.BX10]=&quot;?&quot;;&quot;?&quot;;1)))" table:style-name="ce1">
            <text:p>0</text:p>
          </table:table-cell>
          <table:table-cell office:value-type="float" office:value="0" table:formula="of:=IF([Data.BY10]=&quot;&quot;;0;(IF([Data.BY10]=&quot;?&quot;;&quot;?&quot;;1)))" table:style-name="ce1">
            <text:p>0</text:p>
          </table:table-cell>
          <table:table-cell office:value-type="float" office:value="0" table:formula="of:=IF([Data.BZ10]=&quot;&quot;;0;(IF([Data.BZ10]=&quot;?&quot;;&quot;?&quot;;1)))" table:style-name="ce1">
            <text:p>0</text:p>
          </table:table-cell>
          <table:table-cell office:value-type="float" office:value="0" table:formula="of:=IF([Data.CA10]=&quot;&quot;;0;(IF([Data.CA10]=&quot;?&quot;;&quot;?&quot;;1)))" table:style-name="ce1">
            <text:p>0</text:p>
          </table:table-cell>
          <table:table-cell office:value-type="float" office:value="0" table:formula="of:=IF([Data.CB10]=&quot;&quot;;0;(IF([Data.CB10]=&quot;?&quot;;&quot;?&quot;;1)))" table:style-name="ce1">
            <text:p>0</text:p>
          </table:table-cell>
          <table:table-cell office:value-type="float" office:value="0" table:formula="of:=IF([Data.CC10]=&quot;&quot;;0;(IF([Data.CC10]=&quot;?&quot;;&quot;?&quot;;1)))" table:style-name="ce1">
            <text:p>0</text:p>
          </table:table-cell>
          <table:table-cell office:value-type="float" office:value="0" table:formula="of:=IF([Data.CD10]=&quot;&quot;;0;(IF([Data.CD10]=&quot;?&quot;;&quot;?&quot;;1)))" table:style-name="ce1">
            <text:p>0</text:p>
          </table:table-cell>
          <table:table-cell office:value-type="float" office:value="0" table:formula="of:=IF([Data.CE10]=&quot;&quot;;0;(IF([Data.CE10]=&quot;?&quot;;&quot;?&quot;;1)))" table:style-name="ce1">
            <text:p>0</text:p>
          </table:table-cell>
          <table:table-cell office:value-type="float" office:value="0" table:formula="of:=IF([Data.CF10]=&quot;&quot;;0;(IF([Data.CF10]=&quot;?&quot;;&quot;?&quot;;1)))" table:style-name="ce1">
            <text:p>0</text:p>
          </table:table-cell>
          <table:table-cell office:value-type="float" office:value="0" table:formula="of:=IF([Data.CG10]=&quot;&quot;;0;(IF([Data.CG10]=&quot;?&quot;;&quot;?&quot;;1)))" table:style-name="ce1">
            <text:p>0</text:p>
          </table:table-cell>
          <table:table-cell office:value-type="float" office:value="0" table:formula="of:=IF([Data.CH10]=&quot;&quot;;0;(IF([Data.CH10]=&quot;?&quot;;&quot;?&quot;;1)))" table:style-name="ce1">
            <text:p>0</text:p>
          </table:table-cell>
          <table:table-cell office:value-type="float" office:value="0" table:formula="of:=IF([Data.CI10]=&quot;&quot;;0;(IF([Data.CI10]=&quot;?&quot;;&quot;?&quot;;1)))" table:style-name="ce1">
            <text:p>0</text:p>
          </table:table-cell>
          <table:table-cell office:value-type="float" office:value="1" table:formula="of:=IF([Data.CJ10]=&quot;&quot;;0;(IF([Data.CJ10]=&quot;?&quot;;&quot;?&quot;;1)))" table:style-name="ce1">
            <text:p>1</text:p>
          </table:table-cell>
          <table:table-cell office:value-type="float" office:value="0" table:formula="of:=IF([Data.CK10]=&quot;&quot;;0;(IF([Data.CK10]=&quot;?&quot;;&quot;?&quot;;1)))" table:style-name="ce1">
            <text:p>0</text:p>
          </table:table-cell>
          <table:table-cell office:value-type="float" office:value="1" table:formula="of:=IF([Data.CL10]=&quot;&quot;;0;(IF([Data.CL10]=&quot;?&quot;;&quot;?&quot;;1)))" table:style-name="ce1">
            <text:p>1</text:p>
          </table:table-cell>
          <table:table-cell office:value-type="float" office:value="0" table:formula="of:=IF([Data.CM10]=&quot;&quot;;0;(IF([Data.CM10]=&quot;?&quot;;&quot;?&quot;;1)))" table:style-name="ce1">
            <text:p>0</text:p>
          </table:table-cell>
          <table:table-cell office:value-type="float" office:value="1" table:formula="of:=IF([Data.CN10]=&quot;&quot;;0;(IF([Data.CN10]=&quot;?&quot;;&quot;?&quot;;1)))" table:style-name="ce1">
            <text:p>1</text:p>
          </table:table-cell>
          <table:table-cell office:value-type="float" office:value="1" table:formula="of:=IF([Data.CO10]=&quot;&quot;;0;(IF([Data.CO10]=&quot;?&quot;;&quot;?&quot;;1)))" table:style-name="ce1">
            <text:p>1</text:p>
          </table:table-cell>
          <table:table-cell office:value-type="float" office:value="0" table:formula="of:=IF([Data.CP10]=&quot;&quot;;0;(IF([Data.CP10]=&quot;?&quot;;&quot;?&quot;;1)))" table:style-name="ce1">
            <text:p>0</text:p>
          </table:table-cell>
          <table:table-cell office:value-type="float" office:value="1" table:formula="of:=IF([Data.CQ10]=&quot;&quot;;0;(IF([Data.CQ10]=&quot;?&quot;;&quot;?&quot;;1)))" table:style-name="ce1">
            <text:p>1</text:p>
          </table:table-cell>
          <table:table-cell office:value-type="float" office:value="1" table:formula="of:=IF([Data.CR10]=&quot;&quot;;0;(IF([Data.CR10]=&quot;?&quot;;&quot;?&quot;;1)))" table:style-name="ce1">
            <text:p>1</text:p>
          </table:table-cell>
          <table:table-cell office:value-type="float" office:value="0" table:formula="of:=IF([Data.CS10]=&quot;&quot;;0;(IF([Data.CS10]=&quot;?&quot;;&quot;?&quot;;1)))" table:style-name="ce1">
            <text:p>0</text:p>
          </table:table-cell>
          <table:table-cell office:value-type="float" office:value="0" table:formula="of:=IF([Data.CT10]=&quot;&quot;;0;(IF([Data.CT10]=&quot;?&quot;;&quot;?&quot;;1)))" table:style-name="ce1">
            <text:p>0</text:p>
          </table:table-cell>
          <table:table-cell office:value-type="float" office:value="1" table:formula="of:=IF([Data.CU10]=&quot;&quot;;0;(IF([Data.CU10]=&quot;?&quot;;&quot;?&quot;;1)))" table:style-name="ce1">
            <text:p>1</text:p>
          </table:table-cell>
          <table:table-cell office:value-type="float" office:value="0" table:formula="of:=IF([Data.CV10]=&quot;&quot;;0;(IF([Data.CV10]=&quot;?&quot;;&quot;?&quot;;1)))" table:style-name="ce1">
            <text:p>0</text:p>
          </table:table-cell>
          <table:table-cell office:value-type="float" office:value="0" table:formula="of:=IF([Data.CW10]=&quot;&quot;;0;(IF([Data.CW10]=&quot;?&quot;;&quot;?&quot;;1)))" table:style-name="ce1">
            <text:p>0</text:p>
          </table:table-cell>
          <table:table-cell office:value-type="float" office:value="0" table:formula="of:=IF([Data.CX10]=&quot;&quot;;0;(IF([Data.CX10]=&quot;?&quot;;&quot;?&quot;;1)))" table:style-name="ce1">
            <text:p>0</text:p>
          </table:table-cell>
          <table:table-cell office:value-type="float" office:value="1" table:formula="of:=IF([Data.CY10]=&quot;&quot;;0;(IF([Data.CY10]=&quot;?&quot;;&quot;?&quot;;1)))" table:style-name="ce1">
            <text:p>1</text:p>
          </table:table-cell>
          <table:table-cell office:value-type="float" office:value="0" table:formula="of:=IF([Data.CZ10]=&quot;&quot;;0;(IF([Data.CZ10]=&quot;?&quot;;&quot;?&quot;;1)))" table:style-name="ce1">
            <text:p>0</text:p>
          </table:table-cell>
          <table:table-cell office:value-type="float" office:value="1" table:formula="of:=IF([Data.DA10]=&quot;&quot;;0;(IF([Data.DA10]=&quot;?&quot;;&quot;?&quot;;1)))" table:style-name="ce1">
            <text:p>1</text:p>
          </table:table-cell>
          <table:table-cell office:value-type="float" office:value="0" table:formula="of:=IF([Data.DB10]=&quot;&quot;;0;(IF([Data.DB10]=&quot;?&quot;;&quot;?&quot;;1)))" table:style-name="ce1">
            <text:p>0</text:p>
          </table:table-cell>
          <table:table-cell office:value-type="float" office:value="0" table:formula="of:=IF([Data.DC10]=&quot;&quot;;0;(IF([Data.DC10]=&quot;?&quot;;&quot;?&quot;;1)))" table:style-name="ce1">
            <text:p>0</text:p>
          </table:table-cell>
          <table:table-cell office:value-type="float" office:value="0" table:formula="of:=IF([Data.DD10]=&quot;&quot;;0;(IF([Data.DD10]=&quot;?&quot;;&quot;?&quot;;1)))" table:style-name="ce1">
            <text:p>0</text:p>
          </table:table-cell>
          <table:table-cell office:value-type="float" office:value="1" table:formula="of:=IF([Data.DE10]=&quot;&quot;;0;(IF([Data.DE10]=&quot;?&quot;;&quot;?&quot;;1)))" table:style-name="ce1">
            <text:p>1</text:p>
          </table:table-cell>
          <table:table-cell office:value-type="float" office:value="0" table:formula="of:=IF([Data.DF10]=&quot;&quot;;0;(IF([Data.DF10]=&quot;?&quot;;&quot;?&quot;;1)))" table:style-name="ce1">
            <text:p>0</text:p>
          </table:table-cell>
          <table:table-cell office:value-type="float" office:value="0" table:formula="of:=IF([Data.DG10]=&quot;&quot;;0;(IF([Data.DG10]=&quot;?&quot;;&quot;?&quot;;1)))" table:style-name="ce1">
            <text:p>0</text:p>
          </table:table-cell>
          <table:table-cell office:value-type="float" office:value="0" table:formula="of:=IF([Data.DH10]=&quot;&quot;;0;(IF([Data.DH10]=&quot;?&quot;;&quot;?&quot;;1)))" table:style-name="ce1">
            <text:p>0</text:p>
          </table:table-cell>
          <table:table-cell office:value-type="float" office:value="1" table:formula="of:=IF([Data.DI10]=&quot;&quot;;0;(IF([Data.DI10]=&quot;?&quot;;&quot;?&quot;;1)))" table:style-name="ce1">
            <text:p>1</text:p>
          </table:table-cell>
          <table:table-cell office:value-type="float" office:value="1" table:formula="of:=IF([Data.DJ10]=&quot;&quot;;0;(IF([Data.DJ10]=&quot;?&quot;;&quot;?&quot;;1)))" table:style-name="ce1">
            <text:p>1</text:p>
          </table:table-cell>
          <table:table-cell office:value-type="float" office:value="1" table:formula="of:=IF([Data.DK10]=&quot;&quot;;0;(IF([Data.DK10]=&quot;?&quot;;&quot;?&quot;;1)))" table:style-name="ce1">
            <text:p>1</text:p>
          </table:table-cell>
          <table:table-cell office:value-type="float" office:value="0" table:formula="of:=IF([Data.DL10]=&quot;&quot;;0;(IF([Data.DL10]=&quot;?&quot;;&quot;?&quot;;1)))" table:style-name="ce1">
            <text:p>0</text:p>
          </table:table-cell>
          <table:table-cell office:value-type="float" office:value="0" table:formula="of:=IF([Data.DM10]=&quot;&quot;;0;(IF([Data.DM10]=&quot;?&quot;;&quot;?&quot;;1)))" table:style-name="ce1">
            <text:p>0</text:p>
          </table:table-cell>
          <table:table-cell office:value-type="float" office:value="0" table:formula="of:=IF([Data.DN10]=&quot;&quot;;0;(IF([Data.DN10]=&quot;?&quot;;&quot;?&quot;;1)))" table:style-name="ce1">
            <text:p>0</text:p>
          </table:table-cell>
          <table:table-cell office:value-type="float" office:value="1" table:formula="of:=IF([Data.DO10]=&quot;&quot;;0;(IF([Data.DO10]=&quot;?&quot;;&quot;?&quot;;1)))" table:style-name="ce1">
            <text:p>1</text:p>
          </table:table-cell>
          <table:table-cell office:value-type="float" office:value="1" table:formula="of:=IF([Data.DP10]=&quot;&quot;;0;(IF([Data.DP10]=&quot;?&quot;;&quot;?&quot;;1)))" table:style-name="ce1">
            <text:p>1</text:p>
          </table:table-cell>
          <table:table-cell office:value-type="float" office:value="0" table:formula="of:=IF([Data.DQ10]=&quot;&quot;;0;(IF([Data.DQ10]=&quot;?&quot;;&quot;?&quot;;1)))" table:style-name="ce1">
            <text:p>0</text:p>
          </table:table-cell>
          <table:table-cell office:value-type="float" office:value="1" table:formula="of:=IF([Data.DR10]=&quot;&quot;;0;(IF([Data.DR10]=&quot;?&quot;;&quot;?&quot;;1)))" table:style-name="ce1">
            <text:p>1</text:p>
          </table:table-cell>
          <table:table-cell office:value-type="float" office:value="0" table:formula="of:=IF([Data.DS10]=&quot;&quot;;0;(IF([Data.DS10]=&quot;?&quot;;&quot;?&quot;;1)))" table:style-name="ce1">
            <text:p>0</text:p>
          </table:table-cell>
          <table:table-cell office:value-type="float" office:value="0" table:formula="of:=IF([Data.DT10]=&quot;&quot;;0;(IF([Data.DT10]=&quot;?&quot;;&quot;?&quot;;1)))" table:style-name="ce1">
            <text:p>0</text:p>
          </table:table-cell>
          <table:table-cell office:value-type="float" office:value="0" table:formula="of:=IF([Data.DU10]=&quot;&quot;;0;(IF([Data.DU10]=&quot;?&quot;;&quot;?&quot;;1)))" table:style-name="ce1">
            <text:p>0</text:p>
          </table:table-cell>
          <table:table-cell office:value-type="float" office:value="0" table:formula="of:=IF([Data.DV10]=&quot;&quot;;0;(IF([Data.DV10]=&quot;?&quot;;&quot;?&quot;;1)))" table:style-name="ce1">
            <text:p>0</text:p>
          </table:table-cell>
          <table:table-cell office:value-type="float" office:value="0" table:formula="of:=IF([Data.DW10]=&quot;&quot;;0;(IF([Data.DW10]=&quot;?&quot;;&quot;?&quot;;1)))" table:style-name="ce1">
            <text:p>0</text:p>
          </table:table-cell>
          <table:table-cell office:value-type="float" office:value="0" table:formula="of:=IF([Data.DX10]=&quot;&quot;;0;(IF([Data.DX10]=&quot;?&quot;;&quot;?&quot;;1)))" table:style-name="ce1">
            <text:p>0</text:p>
          </table:table-cell>
          <table:table-cell office:value-type="float" office:value="0" table:formula="of:=IF([Data.DY10]=&quot;&quot;;0;(IF([Data.DY10]=&quot;?&quot;;&quot;?&quot;;1)))" table:style-name="ce1">
            <text:p>0</text:p>
          </table:table-cell>
          <table:table-cell office:value-type="float" office:value="0" table:formula="of:=IF([Data.DZ10]=&quot;&quot;;0;(IF([Data.DZ10]=&quot;?&quot;;&quot;?&quot;;1)))" table:style-name="ce1">
            <text:p>0</text:p>
          </table:table-cell>
          <table:table-cell office:value-type="float" office:value="0" table:formula="of:=IF([Data.EA10]=&quot;&quot;;0;(IF([Data.EA10]=&quot;?&quot;;&quot;?&quot;;1)))" table:style-name="ce1">
            <text:p>0</text:p>
          </table:table-cell>
          <table:table-cell office:value-type="float" office:value="0" table:formula="of:=IF([Data.EB10]=&quot;&quot;;0;(IF([Data.EB10]=&quot;?&quot;;&quot;?&quot;;1)))" table:style-name="ce1">
            <text:p>0</text:p>
          </table:table-cell>
          <table:table-cell office:value-type="float" office:value="0" table:formula="of:=IF([Data.EC10]=&quot;&quot;;0;(IF([Data.EC10]=&quot;?&quot;;&quot;?&quot;;1)))" table:style-name="ce1">
            <text:p>0</text:p>
          </table:table-cell>
          <table:table-cell office:value-type="float" office:value="0" table:formula="of:=IF([Data.ED10]=&quot;&quot;;0;(IF([Data.ED10]=&quot;?&quot;;&quot;?&quot;;1)))" table:style-name="ce1">
            <text:p>0</text:p>
          </table:table-cell>
          <table:table-cell office:value-type="float" office:value="0" table:formula="of:=IF([Data.EE10]=&quot;&quot;;0;(IF([Data.EE10]=&quot;?&quot;;&quot;?&quot;;1)))" table:style-name="ce1">
            <text:p>0</text:p>
          </table:table-cell>
          <table:table-cell office:value-type="float" office:value="0" table:formula="of:=IF([Data.EF10]=&quot;&quot;;0;(IF([Data.EF10]=&quot;?&quot;;&quot;?&quot;;1)))" table:style-name="ce1">
            <text:p>0</text:p>
          </table:table-cell>
          <table:table-cell office:value-type="float" office:value="0" table:formula="of:=IF([Data.EG10]=&quot;&quot;;0;(IF([Data.EG10]=&quot;?&quot;;&quot;?&quot;;1)))" table:style-name="ce1">
            <text:p>0</text:p>
          </table:table-cell>
          <table:table-cell office:value-type="float" office:value="0" table:formula="of:=IF([Data.EH10]=&quot;&quot;;0;(IF([Data.EH10]=&quot;?&quot;;&quot;?&quot;;1)))" table:style-name="ce1">
            <text:p>0</text:p>
          </table:table-cell>
          <table:table-cell office:value-type="float" office:value="0" table:formula="of:=IF([Data.EI10]=&quot;&quot;;0;(IF([Data.EI10]=&quot;?&quot;;&quot;?&quot;;1)))" table:style-name="ce1">
            <text:p>0</text:p>
          </table:table-cell>
          <table:table-cell office:value-type="float" office:value="0" table:formula="of:=IF([Data.EJ10]=&quot;&quot;;0;(IF([Data.EJ10]=&quot;?&quot;;&quot;?&quot;;1)))" table:style-name="ce1">
            <text:p>0</text:p>
          </table:table-cell>
          <table:table-cell office:value-type="float" office:value="0" table:formula="of:=IF([Data.EK10]=&quot;&quot;;0;(IF([Data.EK10]=&quot;?&quot;;&quot;?&quot;;1)))" table:style-name="ce1">
            <text:p>0</text:p>
          </table:table-cell>
          <table:table-cell office:value-type="float" office:value="0" table:formula="of:=IF([Data.EL10]=&quot;&quot;;0;(IF([Data.EL10]=&quot;?&quot;;&quot;?&quot;;1)))" table:style-name="ce1">
            <text:p>0</text:p>
          </table:table-cell>
          <table:table-cell office:value-type="float" office:value="0" table:formula="of:=IF([Data.EM10]=&quot;&quot;;0;(IF([Data.EM10]=&quot;?&quot;;&quot;?&quot;;1)))" table:style-name="ce1">
            <text:p>0</text:p>
          </table:table-cell>
          <table:table-cell office:value-type="float" office:value="0" table:formula="of:=IF([Data.EN10]=&quot;&quot;;0;(IF([Data.EN10]=&quot;?&quot;;&quot;?&quot;;1)))" table:style-name="ce1">
            <text:p>0</text:p>
          </table:table-cell>
          <table:table-cell office:value-type="float" office:value="0" table:formula="of:=IF([Data.EO10]=&quot;&quot;;0;(IF([Data.EO10]=&quot;?&quot;;&quot;?&quot;;1)))" table:style-name="ce1">
            <text:p>0</text:p>
          </table:table-cell>
          <table:table-cell office:value-type="float" office:value="0" table:formula="of:=IF([Data.EP10]=&quot;&quot;;0;(IF([Data.EP10]=&quot;?&quot;;&quot;?&quot;;1)))" table:style-name="ce1">
            <text:p>0</text:p>
          </table:table-cell>
          <table:table-cell office:value-type="float" office:value="0" table:formula="of:=IF([Data.EQ10]=&quot;&quot;;0;(IF([Data.EQ10]=&quot;?&quot;;&quot;?&quot;;1)))" table:style-name="ce1">
            <text:p>0</text:p>
          </table:table-cell>
          <table:table-cell office:value-type="float" office:value="1" table:formula="of:=IF([Data.ER10]=&quot;&quot;;0;(IF([Data.ER10]=&quot;?&quot;;&quot;?&quot;;1)))" table:style-name="ce1">
            <text:p>1</text:p>
          </table:table-cell>
          <table:table-cell office:value-type="float" office:value="1" table:formula="of:=IF([Data.ES10]=&quot;&quot;;0;(IF([Data.ES10]=&quot;?&quot;;&quot;?&quot;;1)))" table:style-name="ce1">
            <text:p>1</text:p>
          </table:table-cell>
          <table:table-cell office:value-type="float" office:value="0" table:formula="of:=IF([Data.ET10]=&quot;&quot;;0;(IF([Data.ET10]=&quot;?&quot;;&quot;?&quot;;1)))" table:style-name="ce1">
            <text:p>0</text:p>
          </table:table-cell>
          <table:table-cell office:value-type="float" office:value="0" table:formula="of:=IF([Data.EU10]=&quot;&quot;;0;(IF([Data.EU10]=&quot;?&quot;;&quot;?&quot;;1)))" table:style-name="ce1">
            <text:p>0</text:p>
          </table:table-cell>
          <table:table-cell office:value-type="float" office:value="0" table:formula="of:=IF([Data.EV10]=&quot;&quot;;0;(IF([Data.EV10]=&quot;?&quot;;&quot;?&quot;;1)))" table:style-name="ce1">
            <text:p>0</text:p>
          </table:table-cell>
          <table:table-cell office:value-type="float" office:value="0" table:formula="of:=IF([Data.EW10]=&quot;&quot;;0;(IF([Data.EW10]=&quot;?&quot;;&quot;?&quot;;1)))" table:style-name="ce1">
            <text:p>0</text:p>
          </table:table-cell>
          <table:table-cell office:value-type="float" office:value="0" table:formula="of:=IF([Data.EX10]=&quot;&quot;;0;(IF([Data.EX10]=&quot;?&quot;;&quot;?&quot;;1)))" table:style-name="ce1">
            <text:p>0</text:p>
          </table:table-cell>
          <table:table-cell office:value-type="float" office:value="0" table:formula="of:=IF([Data.EY10]=&quot;&quot;;0;(IF([Data.EY10]=&quot;?&quot;;&quot;?&quot;;1)))" table:style-name="ce1">
            <text:p>0</text:p>
          </table:table-cell>
          <table:table-cell office:value-type="float" office:value="0" table:formula="of:=IF([Data.EZ10]=&quot;&quot;;0;(IF([Data.EZ10]=&quot;?&quot;;&quot;?&quot;;1)))" table:style-name="ce1">
            <text:p>0</text:p>
          </table:table-cell>
          <table:table-cell office:value-type="float" office:value="0" table:formula="of:=IF([Data.FA10]=&quot;&quot;;0;(IF([Data.FA10]=&quot;?&quot;;&quot;?&quot;;1)))" table:style-name="ce1">
            <text:p>0</text:p>
          </table:table-cell>
          <table:table-cell office:value-type="float" office:value="0" table:formula="of:=IF([Data.FB10]=&quot;&quot;;0;(IF([Data.FB10]=&quot;?&quot;;&quot;?&quot;;1)))" table:style-name="ce1">
            <text:p>0</text:p>
          </table:table-cell>
          <table:table-cell office:value-type="float" office:value="0" table:formula="of:=IF([Data.FC10]=&quot;&quot;;0;(IF([Data.FC10]=&quot;?&quot;;&quot;?&quot;;1)))" table:style-name="ce1">
            <text:p>0</text:p>
          </table:table-cell>
          <table:table-cell office:value-type="float" office:value="0" table:formula="of:=IF([Data.FD10]=&quot;&quot;;0;(IF([Data.FD10]=&quot;?&quot;;&quot;?&quot;;1)))" table:style-name="ce1">
            <text:p>0</text:p>
          </table:table-cell>
          <table:table-cell office:value-type="float" office:value="1" table:formula="of:=IF([Data.FE10]=&quot;&quot;;0;(IF([Data.FE10]=&quot;?&quot;;&quot;?&quot;;1)))" table:style-name="ce1">
            <text:p>1</text:p>
          </table:table-cell>
          <table:table-cell office:value-type="float" office:value="1" table:formula="of:=IF([Data.FF10]=&quot;&quot;;0;(IF([Data.FF10]=&quot;?&quot;;&quot;?&quot;;1)))" table:style-name="ce1">
            <text:p>1</text:p>
          </table:table-cell>
          <table:table-cell office:value-type="float" office:value="0" table:formula="of:=IF([Data.FG10]=&quot;&quot;;0;(IF([Data.FG10]=&quot;?&quot;;&quot;?&quot;;1)))" table:style-name="ce1">
            <text:p>0</text:p>
          </table:table-cell>
          <table:table-cell office:value-type="float" office:value="1" table:formula="of:=IF([Data.FH10]=&quot;&quot;;0;(IF([Data.FH10]=&quot;?&quot;;&quot;?&quot;;1)))" table:style-name="ce1">
            <text:p>1</text:p>
          </table:table-cell>
          <table:table-cell office:value-type="float" office:value="0" table:formula="of:=IF([Data.FI10]=&quot;&quot;;0;(IF([Data.FI10]=&quot;?&quot;;&quot;?&quot;;1)))" table:style-name="ce1">
            <text:p>0</text:p>
          </table:table-cell>
          <table:table-cell office:value-type="float" office:value="0" table:formula="of:=IF([Data.FJ10]=&quot;&quot;;0;(IF([Data.FJ10]=&quot;?&quot;;&quot;?&quot;;1)))" table:style-name="ce1">
            <text:p>0</text:p>
          </table:table-cell>
          <table:table-cell office:value-type="float" office:value="0" table:formula="of:=IF([Data.FK10]=&quot;&quot;;0;(IF([Data.FK10]=&quot;?&quot;;&quot;?&quot;;1)))" table:style-name="ce1">
            <text:p>0</text:p>
          </table:table-cell>
          <table:table-cell office:value-type="float" office:value="0" table:formula="of:=IF([Data.FL10]=&quot;&quot;;0;(IF([Data.FL10]=&quot;?&quot;;&quot;?&quot;;1)))" table:style-name="ce1">
            <text:p>0</text:p>
          </table:table-cell>
          <table:table-cell office:value-type="float" office:value="0" table:formula="of:=IF([Data.FM10]=&quot;&quot;;0;(IF([Data.FM10]=&quot;?&quot;;&quot;?&quot;;1)))" table:style-name="ce1">
            <text:p>0</text:p>
          </table:table-cell>
          <table:table-cell office:value-type="float" office:value="1" table:formula="of:=IF([Data.FN10]=&quot;&quot;;0;(IF([Data.FN10]=&quot;?&quot;;&quot;?&quot;;1)))" table:style-name="ce1">
            <text:p>1</text:p>
          </table:table-cell>
          <table:table-cell office:value-type="float" office:value="0" table:formula="of:=IF([Data.FO10]=&quot;&quot;;0;(IF([Data.FO10]=&quot;?&quot;;&quot;?&quot;;1)))" table:style-name="ce1">
            <text:p>0</text:p>
          </table:table-cell>
          <table:table-cell office:value-type="float" office:value="0" table:formula="of:=IF([Data.FP10]=&quot;&quot;;0;(IF([Data.FP10]=&quot;?&quot;;&quot;?&quot;;1)))" table:style-name="ce1">
            <text:p>0</text:p>
          </table:table-cell>
          <table:table-cell office:value-type="float" office:value="0" table:formula="of:=IF([Data.FQ10]=&quot;&quot;;0;(IF([Data.FQ10]=&quot;?&quot;;&quot;?&quot;;1)))" table:style-name="ce1">
            <text:p>0</text:p>
          </table:table-cell>
          <table:table-cell office:value-type="float" office:value="0" table:formula="of:=IF([Data.FR10]=&quot;&quot;;0;(IF([Data.FR10]=&quot;?&quot;;&quot;?&quot;;1)))" table:style-name="ce1">
            <text:p>0</text:p>
          </table:table-cell>
          <table:table-cell office:value-type="float" office:value="0" table:formula="of:=IF([Data.FS10]=&quot;&quot;;0;(IF([Data.FS10]=&quot;?&quot;;&quot;?&quot;;1)))" table:style-name="ce1">
            <text:p>0</text:p>
          </table:table-cell>
          <table:table-cell office:value-type="float" office:value="0" table:formula="of:=IF([Data.FT10]=&quot;&quot;;0;(IF([Data.FT10]=&quot;?&quot;;&quot;?&quot;;1)))" table:style-name="ce1">
            <text:p>0</text:p>
          </table:table-cell>
          <table:table-cell office:value-type="float" office:value="0" table:formula="of:=IF([Data.FU10]=&quot;&quot;;0;(IF([Data.FU10]=&quot;?&quot;;&quot;?&quot;;1)))" table:style-name="ce1">
            <text:p>0</text:p>
          </table:table-cell>
          <table:table-cell office:value-type="float" office:value="0" table:formula="of:=IF([Data.FV10]=&quot;&quot;;0;(IF([Data.FV10]=&quot;?&quot;;&quot;?&quot;;1)))" table:style-name="ce1">
            <text:p>0</text:p>
          </table:table-cell>
          <table:table-cell office:value-type="float" office:value="1" table:formula="of:=IF([Data.FW10]=&quot;&quot;;0;(IF([Data.FW10]=&quot;?&quot;;&quot;?&quot;;1)))" table:style-name="ce1">
            <text:p>1</text:p>
          </table:table-cell>
          <table:table-cell office:value-type="float" office:value="1" table:formula="of:=IF([Data.FX10]=&quot;&quot;;0;(IF([Data.FX10]=&quot;?&quot;;&quot;?&quot;;1)))" table:style-name="ce1">
            <text:p>1</text:p>
          </table:table-cell>
          <table:table-cell office:value-type="float" office:value="0" table:formula="of:=IF([Data.FY10]=&quot;&quot;;0;(IF([Data.FY10]=&quot;?&quot;;&quot;?&quot;;1)))" table:style-name="ce1">
            <text:p>0</text:p>
          </table:table-cell>
          <table:table-cell office:value-type="float" office:value="1" table:formula="of:=IF([Data.FZ10]=&quot;&quot;;0;(IF([Data.FZ10]=&quot;?&quot;;&quot;?&quot;;1)))" table:style-name="ce1">
            <text:p>1</text:p>
          </table:table-cell>
          <table:table-cell office:value-type="float" office:value="0" table:formula="of:=IF([Data.GA10]=&quot;&quot;;0;(IF([Data.GA10]=&quot;?&quot;;&quot;?&quot;;1)))" table:style-name="ce1">
            <text:p>0</text:p>
          </table:table-cell>
          <table:table-cell office:value-type="float" office:value="1" table:formula="of:=IF([Data.GB10]=&quot;&quot;;0;(IF([Data.GB10]=&quot;?&quot;;&quot;?&quot;;1)))" table:style-name="ce1">
            <text:p>1</text:p>
          </table:table-cell>
          <table:table-cell office:value-type="float" office:value="0" table:formula="of:=IF([Data.GC10]=&quot;&quot;;0;(IF([Data.GC10]=&quot;?&quot;;&quot;?&quot;;1)))" table:style-name="ce1">
            <text:p>0</text:p>
          </table:table-cell>
          <table:table-cell office:value-type="float" office:value="0" table:formula="of:=IF([Data.GD10]=&quot;&quot;;0;(IF([Data.GD10]=&quot;?&quot;;&quot;?&quot;;1)))" table:style-name="ce1">
            <text:p>0</text:p>
          </table:table-cell>
          <table:table-cell office:value-type="string" office:string-value="?" table:formula="of:=IF([Data.GE10]=&quot;&quot;;0;(IF([Data.GE10]=&quot;?&quot;;&quot;?&quot;;1)))" table:style-name="ce1">
            <text:p>?</text:p>
          </table:table-cell>
          <table:table-cell office:value-type="float" office:value="0" table:formula="of:=IF([Data.GF10]=&quot;&quot;;0;(IF([Data.GF10]=&quot;?&quot;;&quot;?&quot;;1)))" table:style-name="ce1">
            <text:p>0</text:p>
          </table:table-cell>
          <table:table-cell office:value-type="float" office:value="0" table:formula="of:=IF([Data.GG10]=&quot;&quot;;0;(IF([Data.GG10]=&quot;?&quot;;&quot;?&quot;;1)))" table:style-name="ce1">
            <text:p>0</text:p>
          </table:table-cell>
          <table:table-cell office:value-type="float" office:value="1" table:formula="of:=IF([Data.GH10]=&quot;&quot;;0;(IF([Data.GH10]=&quot;?&quot;;&quot;?&quot;;1)))" table:style-name="ce1">
            <text:p>1</text:p>
          </table:table-cell>
          <table:table-cell office:value-type="float" office:value="0" table:formula="of:=IF([Data.GI10]=&quot;&quot;;0;(IF([Data.GI10]=&quot;?&quot;;&quot;?&quot;;1)))" table:style-name="ce1">
            <text:p>0</text:p>
          </table:table-cell>
          <table:table-cell office:value-type="float" office:value="0" table:formula="of:=IF([Data.GJ10]=&quot;&quot;;0;(IF([Data.GJ10]=&quot;?&quot;;&quot;?&quot;;1)))" table:style-name="ce1">
            <text:p>0</text:p>
          </table:table-cell>
          <table:table-cell office:value-type="float" office:value="0" table:formula="of:=IF([Data.GK10]=&quot;&quot;;0;(IF([Data.GK10]=&quot;?&quot;;&quot;?&quot;;1)))" table:style-name="ce1">
            <text:p>0</text:p>
          </table:table-cell>
          <table:table-cell office:value-type="float" office:value="0" table:formula="of:=IF([Data.GL10]=&quot;&quot;;0;(IF([Data.GL10]=&quot;?&quot;;&quot;?&quot;;1)))" table:style-name="ce1">
            <text:p>0</text:p>
          </table:table-cell>
          <table:table-cell office:value-type="float" office:value="1" table:formula="of:=IF([Data.GM10]=&quot;&quot;;0;(IF([Data.GM10]=&quot;?&quot;;&quot;?&quot;;1)))" table:style-name="ce1">
            <text:p>1</text:p>
          </table:table-cell>
          <table:table-cell office:value-type="float" office:value="1" table:formula="of:=IF([Data.GN10]=&quot;&quot;;0;(IF([Data.GN10]=&quot;?&quot;;&quot;?&quot;;1)))" table:style-name="ce1">
            <text:p>1</text:p>
          </table:table-cell>
          <table:table-cell office:value-type="float" office:value="1" table:formula="of:=IF([Data.GO10]=&quot;&quot;;0;(IF([Data.GO10]=&quot;?&quot;;&quot;?&quot;;1)))" table:style-name="ce1">
            <text:p>1</text:p>
          </table:table-cell>
          <table:table-cell office:value-type="float" office:value="1" table:formula="of:=IF([Data.GP10]=&quot;&quot;;0;(IF([Data.GP10]=&quot;?&quot;;&quot;?&quot;;1)))" table:style-name="ce1">
            <text:p>1</text:p>
          </table:table-cell>
          <table:table-cell office:value-type="float" office:value="0" table:formula="of:=IF([Data.GQ10]=&quot;&quot;;0;(IF([Data.GQ10]=&quot;?&quot;;&quot;?&quot;;1)))" table:style-name="ce1">
            <text:p>0</text:p>
          </table:table-cell>
          <table:table-cell office:value-type="float" office:value="1" table:formula="of:=IF([Data.GR10]=&quot;&quot;;0;(IF([Data.GR10]=&quot;?&quot;;&quot;?&quot;;1)))" table:style-name="ce1">
            <text:p>1</text:p>
          </table:table-cell>
          <table:table-cell office:value-type="float" office:value="1" table:formula="of:=IF([Data.GS10]=&quot;&quot;;0;(IF([Data.GS10]=&quot;?&quot;;&quot;?&quot;;1)))" table:style-name="ce1">
            <text:p>1</text:p>
          </table:table-cell>
          <table:table-cell office:value-type="float" office:value="0" table:formula="of:=IF([Data.GT10]=&quot;&quot;;0;(IF([Data.GT10]=&quot;?&quot;;&quot;?&quot;;1)))" table:style-name="ce1">
            <text:p>0</text:p>
          </table:table-cell>
          <table:table-cell office:value-type="float" office:value="0" table:formula="of:=IF([Data.GU10]=&quot;&quot;;0;(IF([Data.GU10]=&quot;?&quot;;&quot;?&quot;;1)))" table:style-name="ce1">
            <text:p>0</text:p>
          </table:table-cell>
          <table:table-cell office:value-type="float" office:value="1" table:formula="of:=IF([Data.GV10]=&quot;&quot;;0;(IF([Data.GV10]=&quot;?&quot;;&quot;?&quot;;1)))" table:style-name="ce1">
            <text:p>1</text:p>
          </table:table-cell>
          <table:table-cell office:value-type="float" office:value="0" table:formula="of:=IF([Data.GW10]=&quot;&quot;;0;(IF([Data.GW10]=&quot;?&quot;;&quot;?&quot;;1)))" table:style-name="ce1">
            <text:p>0</text:p>
          </table:table-cell>
          <table:table-cell office:value-type="float" office:value="0" table:formula="of:=IF([Data.GX10]=&quot;&quot;;0;(IF([Data.GX10]=&quot;?&quot;;&quot;?&quot;;1)))" table:style-name="ce1">
            <text:p>0</text:p>
          </table:table-cell>
          <table:table-cell office:value-type="float" office:value="0" table:formula="of:=IF([Data.GY10]=&quot;&quot;;0;(IF([Data.GY10]=&quot;?&quot;;&quot;?&quot;;1)))" table:style-name="ce1">
            <text:p>0</text:p>
          </table:table-cell>
          <table:table-cell office:value-type="float" office:value="0" table:formula="of:=IF([Data.GZ10]=&quot;&quot;;0;(IF([Data.GZ10]=&quot;?&quot;;&quot;?&quot;;1)))" table:style-name="ce1">
            <text:p>0</text:p>
          </table:table-cell>
          <table:table-cell office:value-type="float" office:value="0" table:formula="of:=IF([Data.HA10]=&quot;&quot;;0;(IF([Data.HA10]=&quot;?&quot;;&quot;?&quot;;1)))" table:style-name="ce1">
            <text:p>0</text:p>
          </table:table-cell>
          <table:table-cell office:value-type="float" office:value="0" table:formula="of:=IF([Data.HB10]=&quot;&quot;;0;(IF([Data.HB10]=&quot;?&quot;;&quot;?&quot;;1)))" table:style-name="ce1">
            <text:p>0</text:p>
          </table:table-cell>
          <table:table-cell office:value-type="float" office:value="0" table:formula="of:=IF([Data.HC10]=&quot;&quot;;0;(IF([Data.HC10]=&quot;?&quot;;&quot;?&quot;;1)))" table:style-name="ce1">
            <text:p>0</text:p>
          </table:table-cell>
          <table:table-cell office:value-type="float" office:value="0" table:formula="of:=IF([Data.HD10]=&quot;&quot;;0;(IF([Data.HD10]=&quot;?&quot;;&quot;?&quot;;1)))" table:style-name="ce1">
            <text:p>0</text:p>
          </table:table-cell>
          <table:table-cell office:value-type="float" office:value="0" table:formula="of:=IF([Data.HE10]=&quot;&quot;;0;(IF([Data.HE10]=&quot;?&quot;;&quot;?&quot;;1)))" table:style-name="ce1">
            <text:p>0</text:p>
          </table:table-cell>
          <table:table-cell office:value-type="float" office:value="0" table:formula="of:=IF([Data.HF10]=&quot;&quot;;0;(IF([Data.HF10]=&quot;?&quot;;&quot;?&quot;;1)))" table:style-name="ce1">
            <text:p>0</text:p>
          </table:table-cell>
          <table:table-cell office:value-type="float" office:value="1" table:formula="of:=IF([Data.HG10]=&quot;&quot;;0;(IF([Data.HG10]=&quot;?&quot;;&quot;?&quot;;1)))" table:style-name="ce1">
            <text:p>1</text:p>
          </table:table-cell>
          <table:table-cell office:value-type="float" office:value="0" table:formula="of:=IF([Data.HH10]=&quot;&quot;;0;(IF([Data.HH10]=&quot;?&quot;;&quot;?&quot;;1)))" table:style-name="ce1">
            <text:p>0</text:p>
          </table:table-cell>
          <table:table-cell office:value-type="float" office:value="0" table:formula="of:=IF([Data.HI10]=&quot;&quot;;0;(IF([Data.HI10]=&quot;?&quot;;&quot;?&quot;;1)))" table:style-name="ce1">
            <text:p>0</text:p>
          </table:table-cell>
          <table:table-cell office:value-type="float" office:value="0" table:formula="of:=IF([Data.HJ10]=&quot;&quot;;0;(IF([Data.HJ10]=&quot;?&quot;;&quot;?&quot;;1)))" table:style-name="ce1">
            <text:p>0</text:p>
          </table:table-cell>
          <table:table-cell office:value-type="float" office:value="0" table:formula="of:=IF([Data.HK10]=&quot;&quot;;0;(IF([Data.HK10]=&quot;?&quot;;&quot;?&quot;;1)))" table:style-name="ce1">
            <text:p>0</text:p>
          </table:table-cell>
          <table:table-cell office:value-type="float" office:value="0" table:formula="of:=IF([Data.HL10]=&quot;&quot;;0;(IF([Data.HL10]=&quot;?&quot;;&quot;?&quot;;1)))" table:style-name="ce1">
            <text:p>0</text:p>
          </table:table-cell>
          <table:table-cell office:value-type="float" office:value="0" table:formula="of:=IF([Data.HM10]=&quot;&quot;;0;(IF([Data.HM10]=&quot;?&quot;;&quot;?&quot;;1)))" table:style-name="ce1">
            <text:p>0</text:p>
          </table:table-cell>
          <table:table-cell office:value-type="float" office:value="0" table:formula="of:=IF([Data.HN10]=&quot;&quot;;0;(IF([Data.HN10]=&quot;?&quot;;&quot;?&quot;;1)))" table:style-name="ce1">
            <text:p>0</text:p>
          </table:table-cell>
          <table:table-cell office:value-type="float" office:value="0" table:formula="of:=IF([Data.HO10]=&quot;&quot;;0;(IF([Data.HO10]=&quot;?&quot;;&quot;?&quot;;1)))" table:style-name="ce1">
            <text:p>0</text:p>
          </table:table-cell>
          <table:table-cell office:value-type="float" office:value="0" table:formula="of:=IF([Data.HP10]=&quot;&quot;;0;(IF([Data.HP10]=&quot;?&quot;;&quot;?&quot;;1)))" table:style-name="ce1">
            <text:p>0</text:p>
          </table:table-cell>
          <table:table-cell office:value-type="float" office:value="0" table:formula="of:=IF([Data.HQ10]=&quot;&quot;;0;(IF([Data.HQ10]=&quot;?&quot;;&quot;?&quot;;1)))" table:style-name="ce1">
            <text:p>0</text:p>
          </table:table-cell>
          <table:table-cell office:value-type="float" office:value="0" table:formula="of:=IF([Data.HR10]=&quot;&quot;;0;(IF([Data.HR10]=&quot;?&quot;;&quot;?&quot;;1)))" table:style-name="ce1">
            <text:p>0</text:p>
          </table:table-cell>
          <table:table-cell office:value-type="float" office:value="0" table:formula="of:=IF([Data.HS10]=&quot;&quot;;0;(IF([Data.HS10]=&quot;?&quot;;&quot;?&quot;;1)))" table:style-name="ce1">
            <text:p>0</text:p>
          </table:table-cell>
          <table:table-cell office:value-type="float" office:value="0" table:formula="of:=IF([Data.HT10]=&quot;&quot;;0;(IF([Data.HT10]=&quot;?&quot;;&quot;?&quot;;1)))" table:style-name="ce1">
            <text:p>0</text:p>
          </table:table-cell>
          <table:table-cell office:value-type="float" office:value="0" table:formula="of:=IF([Data.HU10]=&quot;&quot;;0;(IF([Data.HU10]=&quot;?&quot;;&quot;?&quot;;1)))" table:style-name="ce1">
            <text:p>0</text:p>
          </table:table-cell>
          <table:table-cell office:value-type="float" office:value="0" table:formula="of:=IF([Data.HV10]=&quot;&quot;;0;(IF([Data.HV10]=&quot;?&quot;;&quot;?&quot;;1)))" table:style-name="ce1">
            <text:p>0</text:p>
          </table:table-cell>
          <table:table-cell office:value-type="float" office:value="0" table:formula="of:=IF([Data.HW10]=&quot;&quot;;0;(IF([Data.HW10]=&quot;?&quot;;&quot;?&quot;;1)))" table:style-name="ce1">
            <text:p>0</text:p>
          </table:table-cell>
          <table:table-cell office:value-type="float" office:value="0" table:formula="of:=IF([Data.HX10]=&quot;&quot;;0;(IF([Data.HX10]=&quot;?&quot;;&quot;?&quot;;1)))" table:style-name="ce1">
            <text:p>0</text:p>
          </table:table-cell>
          <table:table-cell office:value-type="float" office:value="0" table:formula="of:=IF([Data.HY10]=&quot;&quot;;0;(IF([Data.HY10]=&quot;?&quot;;&quot;?&quot;;1)))" table:style-name="ce1">
            <text:p>0</text:p>
          </table:table-cell>
          <table:table-cell office:value-type="float" office:value="0" table:formula="of:=IF([Data.HZ10]=&quot;&quot;;0;(IF([Data.HZ10]=&quot;?&quot;;&quot;?&quot;;1)))" table:style-name="ce1">
            <text:p>0</text:p>
          </table:table-cell>
          <table:table-cell office:value-type="float" office:value="0" table:formula="of:=IF([Data.IA10]=&quot;&quot;;0;(IF([Data.IA10]=&quot;?&quot;;&quot;?&quot;;1)))" table:style-name="ce1">
            <text:p>0</text:p>
          </table:table-cell>
          <table:table-cell office:value-type="float" office:value="0" table:formula="of:=IF([Data.IB10]=&quot;&quot;;0;(IF([Data.IB10]=&quot;?&quot;;&quot;?&quot;;1)))" table:style-name="ce1">
            <text:p>0</text:p>
          </table:table-cell>
          <table:table-cell office:value-type="float" office:value="0" table:formula="of:=IF([Data.IC10]=&quot;&quot;;0;(IF([Data.IC10]=&quot;?&quot;;&quot;?&quot;;1)))" table:style-name="ce1">
            <text:p>0</text:p>
          </table:table-cell>
          <table:table-cell office:value-type="float" office:value="0" table:formula="of:=IF([Data.ID10]=&quot;&quot;;0;(IF([Data.ID10]=&quot;?&quot;;&quot;?&quot;;1)))" table:style-name="ce1">
            <text:p>0</text:p>
          </table:table-cell>
          <table:table-cell office:value-type="float" office:value="0" table:formula="of:=IF([Data.IE10]=&quot;&quot;;0;(IF([Data.IE10]=&quot;?&quot;;&quot;?&quot;;1)))" table:style-name="ce1">
            <text:p>0</text:p>
          </table:table-cell>
          <table:table-cell office:value-type="float" office:value="0" table:formula="of:=IF([Data.IF10]=&quot;&quot;;0;(IF([Data.IF10]=&quot;?&quot;;&quot;?&quot;;1)))" table:style-name="ce1">
            <text:p>0</text:p>
          </table:table-cell>
          <table:table-cell office:value-type="float" office:value="0" table:formula="of:=IF([Data.IG10]=&quot;&quot;;0;(IF([Data.IG10]=&quot;?&quot;;&quot;?&quot;;1)))" table:style-name="ce1">
            <text:p>0</text:p>
          </table:table-cell>
          <table:table-cell office:value-type="float" office:value="0" table:formula="of:=IF([Data.IH10]=&quot;&quot;;0;(IF([Data.IH10]=&quot;?&quot;;&quot;?&quot;;1)))" table:style-name="ce1">
            <text:p>0</text:p>
          </table:table-cell>
          <table:table-cell office:value-type="float" office:value="0" table:formula="of:=IF([Data.II10]=&quot;&quot;;0;(IF([Data.II10]=&quot;?&quot;;&quot;?&quot;;1)))" table:style-name="ce1">
            <text:p>0</text:p>
          </table:table-cell>
          <table:table-cell office:value-type="float" office:value="0" table:formula="of:=IF([Data.IJ10]=&quot;&quot;;0;(IF([Data.IJ10]=&quot;?&quot;;&quot;?&quot;;1)))" table:style-name="ce1">
            <text:p>0</text:p>
          </table:table-cell>
          <table:table-cell office:value-type="float" office:value="0" table:formula="of:=IF([Data.IK10]=&quot;&quot;;0;(IF([Data.IK10]=&quot;?&quot;;&quot;?&quot;;1)))" table:style-name="ce1">
            <text:p>0</text:p>
          </table:table-cell>
          <table:table-cell table:number-columns-repeated="2" table:style-name="ce1"/>
          <table:table-cell office:value-type="float" office:value="43" table:formula="of:=SUM([.B8:.HI8])" table:style-name="ce1">
            <text:p>43</text:p>
          </table:table-cell>
          <table:table-cell table:number-columns-repeated="16164"/>
        </table:table-row>
        <table:table-row table:style-name="ro3">
          <table:table-cell office:value-type="string" office:string-value="HlaiBaisha" table:formula="of:=[Data.C11]" table:style-name="ce1">
            <text:p>HlaiBaisha</text:p>
          </table:table-cell>
          <table:table-cell office:value-type="float" office:value="1" table:formula="of:=IF([Data.AD11]=&quot;&quot;;0;(IF([Data.AD11]=&quot;?&quot;;&quot;?&quot;;1)))" table:style-name="ce1">
            <text:p>1</text:p>
          </table:table-cell>
          <table:table-cell office:value-type="float" office:value="1" table:formula="of:=IF([Data.AE11]=&quot;&quot;;0;(IF([Data.AE11]=&quot;?&quot;;&quot;?&quot;;1)))" table:style-name="ce1">
            <text:p>1</text:p>
          </table:table-cell>
          <table:table-cell office:value-type="float" office:value="0" table:formula="of:=IF([Data.AF11]=&quot;&quot;;0;(IF([Data.AF11]=&quot;?&quot;;&quot;?&quot;;1)))" table:style-name="ce1">
            <text:p>0</text:p>
          </table:table-cell>
          <table:table-cell office:value-type="float" office:value="1" table:formula="of:=IF([Data.AG11]=&quot;&quot;;0;(IF([Data.AG11]=&quot;?&quot;;&quot;?&quot;;1)))" table:style-name="ce1">
            <text:p>1</text:p>
          </table:table-cell>
          <table:table-cell office:value-type="float" office:value="1" table:formula="of:=IF([Data.AH11]=&quot;&quot;;0;(IF([Data.AH11]=&quot;?&quot;;&quot;?&quot;;1)))" table:style-name="ce1">
            <text:p>1</text:p>
          </table:table-cell>
          <table:table-cell office:value-type="float" office:value="0" table:formula="of:=IF([Data.AI11]=&quot;&quot;;0;(IF([Data.AI11]=&quot;?&quot;;&quot;?&quot;;1)))" table:style-name="ce1">
            <text:p>0</text:p>
          </table:table-cell>
          <table:table-cell office:value-type="float" office:value="0" table:formula="of:=IF([Data.AJ11]=&quot;&quot;;0;(IF([Data.AJ11]=&quot;?&quot;;&quot;?&quot;;1)))" table:style-name="ce1">
            <text:p>0</text:p>
          </table:table-cell>
          <table:table-cell office:value-type="float" office:value="1" table:formula="of:=IF([Data.AK11]=&quot;&quot;;0;(IF([Data.AK11]=&quot;?&quot;;&quot;?&quot;;1)))" table:style-name="ce1">
            <text:p>1</text:p>
          </table:table-cell>
          <table:table-cell office:value-type="float" office:value="1" table:formula="of:=IF([Data.AL11]=&quot;&quot;;0;(IF([Data.AL11]=&quot;?&quot;;&quot;?&quot;;1)))" table:style-name="ce1">
            <text:p>1</text:p>
          </table:table-cell>
          <table:table-cell office:value-type="float" office:value="1" table:formula="of:=IF([Data.AM11]=&quot;&quot;;0;(IF([Data.AM11]=&quot;?&quot;;&quot;?&quot;;1)))" table:style-name="ce1">
            <text:p>1</text:p>
          </table:table-cell>
          <table:table-cell office:value-type="float" office:value="0" table:formula="of:=IF([Data.AN11]=&quot;&quot;;0;(IF([Data.AN11]=&quot;?&quot;;&quot;?&quot;;1)))" table:style-name="ce1">
            <text:p>0</text:p>
          </table:table-cell>
          <table:table-cell office:value-type="float" office:value="0" table:formula="of:=IF([Data.AO11]=&quot;&quot;;0;(IF([Data.AO11]=&quot;?&quot;;&quot;?&quot;;1)))" table:style-name="ce1">
            <text:p>0</text:p>
          </table:table-cell>
          <table:table-cell office:value-type="float" office:value="0" table:formula="of:=IF([Data.AP11]=&quot;&quot;;0;(IF([Data.AP11]=&quot;?&quot;;&quot;?&quot;;1)))" table:style-name="ce1">
            <text:p>0</text:p>
          </table:table-cell>
          <table:table-cell office:value-type="float" office:value="0" table:formula="of:=IF([Data.AQ11]=&quot;&quot;;0;(IF([Data.AQ11]=&quot;?&quot;;&quot;?&quot;;1)))" table:style-name="ce1">
            <text:p>0</text:p>
          </table:table-cell>
          <table:table-cell office:value-type="float" office:value="0" table:formula="of:=IF([Data.AR11]=&quot;&quot;;0;(IF([Data.AR11]=&quot;?&quot;;&quot;?&quot;;1)))" table:style-name="ce1">
            <text:p>0</text:p>
          </table:table-cell>
          <table:table-cell office:value-type="float" office:value="0" table:formula="of:=IF([Data.AS11]=&quot;&quot;;0;(IF([Data.AS11]=&quot;?&quot;;&quot;?&quot;;1)))" table:style-name="ce1">
            <text:p>0</text:p>
          </table:table-cell>
          <table:table-cell office:value-type="float" office:value="0" table:formula="of:=IF([Data.AT11]=&quot;&quot;;0;(IF([Data.AT11]=&quot;?&quot;;&quot;?&quot;;1)))" table:style-name="ce1">
            <text:p>0</text:p>
          </table:table-cell>
          <table:table-cell office:value-type="float" office:value="0" table:formula="of:=IF([Data.AU11]=&quot;&quot;;0;(IF([Data.AU11]=&quot;?&quot;;&quot;?&quot;;1)))" table:style-name="ce1">
            <text:p>0</text:p>
          </table:table-cell>
          <table:table-cell office:value-type="float" office:value="0" table:formula="of:=IF([Data.AV11]=&quot;&quot;;0;(IF([Data.AV11]=&quot;?&quot;;&quot;?&quot;;1)))" table:style-name="ce1">
            <text:p>0</text:p>
          </table:table-cell>
          <table:table-cell office:value-type="float" office:value="0" table:formula="of:=IF([Data.AW11]=&quot;&quot;;0;(IF([Data.AW11]=&quot;?&quot;;&quot;?&quot;;1)))" table:style-name="ce1">
            <text:p>0</text:p>
          </table:table-cell>
          <table:table-cell office:value-type="float" office:value="0" table:formula="of:=IF([Data.AX11]=&quot;&quot;;0;(IF([Data.AX11]=&quot;?&quot;;&quot;?&quot;;1)))" table:style-name="ce1">
            <text:p>0</text:p>
          </table:table-cell>
          <table:table-cell office:value-type="float" office:value="0" table:formula="of:=IF([Data.AY11]=&quot;&quot;;0;(IF([Data.AY11]=&quot;?&quot;;&quot;?&quot;;1)))" table:style-name="ce1">
            <text:p>0</text:p>
          </table:table-cell>
          <table:table-cell office:value-type="float" office:value="0" table:formula="of:=IF([Data.AZ11]=&quot;&quot;;0;(IF([Data.AZ11]=&quot;?&quot;;&quot;?&quot;;1)))" table:style-name="ce1">
            <text:p>0</text:p>
          </table:table-cell>
          <table:table-cell office:value-type="float" office:value="0" table:formula="of:=IF([Data.BA11]=&quot;&quot;;0;(IF([Data.BA11]=&quot;?&quot;;&quot;?&quot;;1)))" table:style-name="ce1">
            <text:p>0</text:p>
          </table:table-cell>
          <table:table-cell office:value-type="float" office:value="0" table:formula="of:=IF([Data.BB11]=&quot;&quot;;0;(IF([Data.BB11]=&quot;?&quot;;&quot;?&quot;;1)))" table:style-name="ce1">
            <text:p>0</text:p>
          </table:table-cell>
          <table:table-cell office:value-type="float" office:value="0" table:formula="of:=IF([Data.BC11]=&quot;&quot;;0;(IF([Data.BC11]=&quot;?&quot;;&quot;?&quot;;1)))" table:style-name="ce1">
            <text:p>0</text:p>
          </table:table-cell>
          <table:table-cell office:value-type="float" office:value="0" table:formula="of:=IF([Data.BD11]=&quot;&quot;;0;(IF([Data.BD11]=&quot;?&quot;;&quot;?&quot;;1)))" table:style-name="ce1">
            <text:p>0</text:p>
          </table:table-cell>
          <table:table-cell office:value-type="float" office:value="0" table:formula="of:=IF([Data.BE11]=&quot;&quot;;0;(IF([Data.BE11]=&quot;?&quot;;&quot;?&quot;;1)))" table:style-name="ce1">
            <text:p>0</text:p>
          </table:table-cell>
          <table:table-cell office:value-type="float" office:value="0" table:formula="of:=IF([Data.BF11]=&quot;&quot;;0;(IF([Data.BF11]=&quot;?&quot;;&quot;?&quot;;1)))" table:style-name="ce1">
            <text:p>0</text:p>
          </table:table-cell>
          <table:table-cell office:value-type="float" office:value="0" table:formula="of:=IF([Data.BG11]=&quot;&quot;;0;(IF([Data.BG11]=&quot;?&quot;;&quot;?&quot;;1)))" table:style-name="ce1">
            <text:p>0</text:p>
          </table:table-cell>
          <table:table-cell office:value-type="float" office:value="0" table:formula="of:=IF([Data.BH11]=&quot;&quot;;0;(IF([Data.BH11]=&quot;?&quot;;&quot;?&quot;;1)))" table:style-name="ce1">
            <text:p>0</text:p>
          </table:table-cell>
          <table:table-cell office:value-type="float" office:value="0" table:formula="of:=IF([Data.BI11]=&quot;&quot;;0;(IF([Data.BI11]=&quot;?&quot;;&quot;?&quot;;1)))" table:style-name="ce1">
            <text:p>0</text:p>
          </table:table-cell>
          <table:table-cell office:value-type="float" office:value="0" table:formula="of:=IF([Data.BJ11]=&quot;&quot;;0;(IF([Data.BJ11]=&quot;?&quot;;&quot;?&quot;;1)))" table:style-name="ce1">
            <text:p>0</text:p>
          </table:table-cell>
          <table:table-cell office:value-type="float" office:value="0" table:formula="of:=IF([Data.BK11]=&quot;&quot;;0;(IF([Data.BK11]=&quot;?&quot;;&quot;?&quot;;1)))" table:style-name="ce1">
            <text:p>0</text:p>
          </table:table-cell>
          <table:table-cell office:value-type="float" office:value="0" table:formula="of:=IF([Data.BL11]=&quot;&quot;;0;(IF([Data.BL11]=&quot;?&quot;;&quot;?&quot;;1)))" table:style-name="ce1">
            <text:p>0</text:p>
          </table:table-cell>
          <table:table-cell office:value-type="float" office:value="0" table:formula="of:=IF([Data.BM11]=&quot;&quot;;0;(IF([Data.BM11]=&quot;?&quot;;&quot;?&quot;;1)))" table:style-name="ce1">
            <text:p>0</text:p>
          </table:table-cell>
          <table:table-cell office:value-type="float" office:value="0" table:formula="of:=IF([Data.BN11]=&quot;&quot;;0;(IF([Data.BN11]=&quot;?&quot;;&quot;?&quot;;1)))" table:style-name="ce1">
            <text:p>0</text:p>
          </table:table-cell>
          <table:table-cell office:value-type="float" office:value="0" table:formula="of:=IF([Data.BO11]=&quot;&quot;;0;(IF([Data.BO11]=&quot;?&quot;;&quot;?&quot;;1)))" table:style-name="ce1">
            <text:p>0</text:p>
          </table:table-cell>
          <table:table-cell office:value-type="float" office:value="0" table:formula="of:=IF([Data.BP11]=&quot;&quot;;0;(IF([Data.BP11]=&quot;?&quot;;&quot;?&quot;;1)))" table:style-name="ce1">
            <text:p>0</text:p>
          </table:table-cell>
          <table:table-cell office:value-type="float" office:value="0" table:formula="of:=IF([Data.BQ11]=&quot;&quot;;0;(IF([Data.BQ11]=&quot;?&quot;;&quot;?&quot;;1)))" table:style-name="ce1">
            <text:p>0</text:p>
          </table:table-cell>
          <table:table-cell office:value-type="float" office:value="0" table:formula="of:=IF([Data.BR11]=&quot;&quot;;0;(IF([Data.BR11]=&quot;?&quot;;&quot;?&quot;;1)))" table:style-name="ce1">
            <text:p>0</text:p>
          </table:table-cell>
          <table:table-cell office:value-type="float" office:value="0" table:formula="of:=IF([Data.BS11]=&quot;&quot;;0;(IF([Data.BS11]=&quot;?&quot;;&quot;?&quot;;1)))" table:style-name="ce1">
            <text:p>0</text:p>
          </table:table-cell>
          <table:table-cell office:value-type="float" office:value="0" table:formula="of:=IF([Data.BT11]=&quot;&quot;;0;(IF([Data.BT11]=&quot;?&quot;;&quot;?&quot;;1)))" table:style-name="ce1">
            <text:p>0</text:p>
          </table:table-cell>
          <table:table-cell office:value-type="float" office:value="0" table:formula="of:=IF([Data.BU11]=&quot;&quot;;0;(IF([Data.BU11]=&quot;?&quot;;&quot;?&quot;;1)))" table:style-name="ce1">
            <text:p>0</text:p>
          </table:table-cell>
          <table:table-cell office:value-type="float" office:value="1" table:formula="of:=IF([Data.BV11]=&quot;&quot;;0;(IF([Data.BV11]=&quot;?&quot;;&quot;?&quot;;1)))" table:style-name="ce1">
            <text:p>1</text:p>
          </table:table-cell>
          <table:table-cell office:value-type="float" office:value="0" table:formula="of:=IF([Data.BW11]=&quot;&quot;;0;(IF([Data.BW11]=&quot;?&quot;;&quot;?&quot;;1)))" table:style-name="ce1">
            <text:p>0</text:p>
          </table:table-cell>
          <table:table-cell office:value-type="float" office:value="0" table:formula="of:=IF([Data.BX11]=&quot;&quot;;0;(IF([Data.BX11]=&quot;?&quot;;&quot;?&quot;;1)))" table:style-name="ce1">
            <text:p>0</text:p>
          </table:table-cell>
          <table:table-cell office:value-type="float" office:value="0" table:formula="of:=IF([Data.BY11]=&quot;&quot;;0;(IF([Data.BY11]=&quot;?&quot;;&quot;?&quot;;1)))" table:style-name="ce1">
            <text:p>0</text:p>
          </table:table-cell>
          <table:table-cell office:value-type="float" office:value="0" table:formula="of:=IF([Data.BZ11]=&quot;&quot;;0;(IF([Data.BZ11]=&quot;?&quot;;&quot;?&quot;;1)))" table:style-name="ce1">
            <text:p>0</text:p>
          </table:table-cell>
          <table:table-cell office:value-type="float" office:value="0" table:formula="of:=IF([Data.CA11]=&quot;&quot;;0;(IF([Data.CA11]=&quot;?&quot;;&quot;?&quot;;1)))" table:style-name="ce1">
            <text:p>0</text:p>
          </table:table-cell>
          <table:table-cell office:value-type="float" office:value="0" table:formula="of:=IF([Data.CB11]=&quot;&quot;;0;(IF([Data.CB11]=&quot;?&quot;;&quot;?&quot;;1)))" table:style-name="ce1">
            <text:p>0</text:p>
          </table:table-cell>
          <table:table-cell office:value-type="float" office:value="0" table:formula="of:=IF([Data.CC11]=&quot;&quot;;0;(IF([Data.CC11]=&quot;?&quot;;&quot;?&quot;;1)))" table:style-name="ce1">
            <text:p>0</text:p>
          </table:table-cell>
          <table:table-cell office:value-type="float" office:value="0" table:formula="of:=IF([Data.CD11]=&quot;&quot;;0;(IF([Data.CD11]=&quot;?&quot;;&quot;?&quot;;1)))" table:style-name="ce1">
            <text:p>0</text:p>
          </table:table-cell>
          <table:table-cell office:value-type="float" office:value="0" table:formula="of:=IF([Data.CE11]=&quot;&quot;;0;(IF([Data.CE11]=&quot;?&quot;;&quot;?&quot;;1)))" table:style-name="ce1">
            <text:p>0</text:p>
          </table:table-cell>
          <table:table-cell office:value-type="float" office:value="0" table:formula="of:=IF([Data.CF11]=&quot;&quot;;0;(IF([Data.CF11]=&quot;?&quot;;&quot;?&quot;;1)))" table:style-name="ce1">
            <text:p>0</text:p>
          </table:table-cell>
          <table:table-cell office:value-type="float" office:value="0" table:formula="of:=IF([Data.CG11]=&quot;&quot;;0;(IF([Data.CG11]=&quot;?&quot;;&quot;?&quot;;1)))" table:style-name="ce1">
            <text:p>0</text:p>
          </table:table-cell>
          <table:table-cell office:value-type="float" office:value="0" table:formula="of:=IF([Data.CH11]=&quot;&quot;;0;(IF([Data.CH11]=&quot;?&quot;;&quot;?&quot;;1)))" table:style-name="ce1">
            <text:p>0</text:p>
          </table:table-cell>
          <table:table-cell office:value-type="float" office:value="0" table:formula="of:=IF([Data.CI11]=&quot;&quot;;0;(IF([Data.CI11]=&quot;?&quot;;&quot;?&quot;;1)))" table:style-name="ce1">
            <text:p>0</text:p>
          </table:table-cell>
          <table:table-cell office:value-type="float" office:value="1" table:formula="of:=IF([Data.CJ11]=&quot;&quot;;0;(IF([Data.CJ11]=&quot;?&quot;;&quot;?&quot;;1)))" table:style-name="ce1">
            <text:p>1</text:p>
          </table:table-cell>
          <table:table-cell office:value-type="float" office:value="0" table:formula="of:=IF([Data.CK11]=&quot;&quot;;0;(IF([Data.CK11]=&quot;?&quot;;&quot;?&quot;;1)))" table:style-name="ce1">
            <text:p>0</text:p>
          </table:table-cell>
          <table:table-cell office:value-type="float" office:value="1" table:formula="of:=IF([Data.CL11]=&quot;&quot;;0;(IF([Data.CL11]=&quot;?&quot;;&quot;?&quot;;1)))" table:style-name="ce1">
            <text:p>1</text:p>
          </table:table-cell>
          <table:table-cell office:value-type="float" office:value="0" table:formula="of:=IF([Data.CM11]=&quot;&quot;;0;(IF([Data.CM11]=&quot;?&quot;;&quot;?&quot;;1)))" table:style-name="ce1">
            <text:p>0</text:p>
          </table:table-cell>
          <table:table-cell office:value-type="float" office:value="1" table:formula="of:=IF([Data.CN11]=&quot;&quot;;0;(IF([Data.CN11]=&quot;?&quot;;&quot;?&quot;;1)))" table:style-name="ce1">
            <text:p>1</text:p>
          </table:table-cell>
          <table:table-cell office:value-type="float" office:value="1" table:formula="of:=IF([Data.CO11]=&quot;&quot;;0;(IF([Data.CO11]=&quot;?&quot;;&quot;?&quot;;1)))" table:style-name="ce1">
            <text:p>1</text:p>
          </table:table-cell>
          <table:table-cell office:value-type="float" office:value="0" table:formula="of:=IF([Data.CP11]=&quot;&quot;;0;(IF([Data.CP11]=&quot;?&quot;;&quot;?&quot;;1)))" table:style-name="ce1">
            <text:p>0</text:p>
          </table:table-cell>
          <table:table-cell office:value-type="float" office:value="1" table:formula="of:=IF([Data.CQ11]=&quot;&quot;;0;(IF([Data.CQ11]=&quot;?&quot;;&quot;?&quot;;1)))" table:style-name="ce1">
            <text:p>1</text:p>
          </table:table-cell>
          <table:table-cell office:value-type="float" office:value="1" table:formula="of:=IF([Data.CR11]=&quot;&quot;;0;(IF([Data.CR11]=&quot;?&quot;;&quot;?&quot;;1)))" table:style-name="ce1">
            <text:p>1</text:p>
          </table:table-cell>
          <table:table-cell office:value-type="float" office:value="0" table:formula="of:=IF([Data.CS11]=&quot;&quot;;0;(IF([Data.CS11]=&quot;?&quot;;&quot;?&quot;;1)))" table:style-name="ce1">
            <text:p>0</text:p>
          </table:table-cell>
          <table:table-cell office:value-type="float" office:value="0" table:formula="of:=IF([Data.CT11]=&quot;&quot;;0;(IF([Data.CT11]=&quot;?&quot;;&quot;?&quot;;1)))" table:style-name="ce1">
            <text:p>0</text:p>
          </table:table-cell>
          <table:table-cell office:value-type="float" office:value="1" table:formula="of:=IF([Data.CU11]=&quot;&quot;;0;(IF([Data.CU11]=&quot;?&quot;;&quot;?&quot;;1)))" table:style-name="ce1">
            <text:p>1</text:p>
          </table:table-cell>
          <table:table-cell office:value-type="float" office:value="0" table:formula="of:=IF([Data.CV11]=&quot;&quot;;0;(IF([Data.CV11]=&quot;?&quot;;&quot;?&quot;;1)))" table:style-name="ce1">
            <text:p>0</text:p>
          </table:table-cell>
          <table:table-cell office:value-type="float" office:value="0" table:formula="of:=IF([Data.CW11]=&quot;&quot;;0;(IF([Data.CW11]=&quot;?&quot;;&quot;?&quot;;1)))" table:style-name="ce1">
            <text:p>0</text:p>
          </table:table-cell>
          <table:table-cell office:value-type="float" office:value="0" table:formula="of:=IF([Data.CX11]=&quot;&quot;;0;(IF([Data.CX11]=&quot;?&quot;;&quot;?&quot;;1)))" table:style-name="ce1">
            <text:p>0</text:p>
          </table:table-cell>
          <table:table-cell office:value-type="float" office:value="1" table:formula="of:=IF([Data.CY11]=&quot;&quot;;0;(IF([Data.CY11]=&quot;?&quot;;&quot;?&quot;;1)))" table:style-name="ce1">
            <text:p>1</text:p>
          </table:table-cell>
          <table:table-cell office:value-type="float" office:value="0" table:formula="of:=IF([Data.CZ11]=&quot;&quot;;0;(IF([Data.CZ11]=&quot;?&quot;;&quot;?&quot;;1)))" table:style-name="ce1">
            <text:p>0</text:p>
          </table:table-cell>
          <table:table-cell office:value-type="float" office:value="1" table:formula="of:=IF([Data.DA11]=&quot;&quot;;0;(IF([Data.DA11]=&quot;?&quot;;&quot;?&quot;;1)))" table:style-name="ce1">
            <text:p>1</text:p>
          </table:table-cell>
          <table:table-cell office:value-type="float" office:value="0" table:formula="of:=IF([Data.DB11]=&quot;&quot;;0;(IF([Data.DB11]=&quot;?&quot;;&quot;?&quot;;1)))" table:style-name="ce1">
            <text:p>0</text:p>
          </table:table-cell>
          <table:table-cell office:value-type="float" office:value="0" table:formula="of:=IF([Data.DC11]=&quot;&quot;;0;(IF([Data.DC11]=&quot;?&quot;;&quot;?&quot;;1)))" table:style-name="ce1">
            <text:p>0</text:p>
          </table:table-cell>
          <table:table-cell office:value-type="float" office:value="0" table:formula="of:=IF([Data.DD11]=&quot;&quot;;0;(IF([Data.DD11]=&quot;?&quot;;&quot;?&quot;;1)))" table:style-name="ce1">
            <text:p>0</text:p>
          </table:table-cell>
          <table:table-cell office:value-type="float" office:value="1" table:formula="of:=IF([Data.DE11]=&quot;&quot;;0;(IF([Data.DE11]=&quot;?&quot;;&quot;?&quot;;1)))" table:style-name="ce1">
            <text:p>1</text:p>
          </table:table-cell>
          <table:table-cell office:value-type="float" office:value="0" table:formula="of:=IF([Data.DF11]=&quot;&quot;;0;(IF([Data.DF11]=&quot;?&quot;;&quot;?&quot;;1)))" table:style-name="ce1">
            <text:p>0</text:p>
          </table:table-cell>
          <table:table-cell office:value-type="float" office:value="0" table:formula="of:=IF([Data.DG11]=&quot;&quot;;0;(IF([Data.DG11]=&quot;?&quot;;&quot;?&quot;;1)))" table:style-name="ce1">
            <text:p>0</text:p>
          </table:table-cell>
          <table:table-cell office:value-type="float" office:value="0" table:formula="of:=IF([Data.DH11]=&quot;&quot;;0;(IF([Data.DH11]=&quot;?&quot;;&quot;?&quot;;1)))" table:style-name="ce1">
            <text:p>0</text:p>
          </table:table-cell>
          <table:table-cell office:value-type="float" office:value="1" table:formula="of:=IF([Data.DI11]=&quot;&quot;;0;(IF([Data.DI11]=&quot;?&quot;;&quot;?&quot;;1)))" table:style-name="ce1">
            <text:p>1</text:p>
          </table:table-cell>
          <table:table-cell office:value-type="float" office:value="1" table:formula="of:=IF([Data.DJ11]=&quot;&quot;;0;(IF([Data.DJ11]=&quot;?&quot;;&quot;?&quot;;1)))" table:style-name="ce1">
            <text:p>1</text:p>
          </table:table-cell>
          <table:table-cell office:value-type="float" office:value="1" table:formula="of:=IF([Data.DK11]=&quot;&quot;;0;(IF([Data.DK11]=&quot;?&quot;;&quot;?&quot;;1)))" table:style-name="ce1">
            <text:p>1</text:p>
          </table:table-cell>
          <table:table-cell office:value-type="float" office:value="0" table:formula="of:=IF([Data.DL11]=&quot;&quot;;0;(IF([Data.DL11]=&quot;?&quot;;&quot;?&quot;;1)))" table:style-name="ce1">
            <text:p>0</text:p>
          </table:table-cell>
          <table:table-cell office:value-type="float" office:value="0" table:formula="of:=IF([Data.DM11]=&quot;&quot;;0;(IF([Data.DM11]=&quot;?&quot;;&quot;?&quot;;1)))" table:style-name="ce1">
            <text:p>0</text:p>
          </table:table-cell>
          <table:table-cell office:value-type="float" office:value="0" table:formula="of:=IF([Data.DN11]=&quot;&quot;;0;(IF([Data.DN11]=&quot;?&quot;;&quot;?&quot;;1)))" table:style-name="ce1">
            <text:p>0</text:p>
          </table:table-cell>
          <table:table-cell office:value-type="float" office:value="0" table:formula="of:=IF([Data.DO11]=&quot;&quot;;0;(IF([Data.DO11]=&quot;?&quot;;&quot;?&quot;;1)))" table:style-name="ce1">
            <text:p>0</text:p>
          </table:table-cell>
          <table:table-cell office:value-type="float" office:value="0" table:formula="of:=IF([Data.DP11]=&quot;&quot;;0;(IF([Data.DP11]=&quot;?&quot;;&quot;?&quot;;1)))" table:style-name="ce1">
            <text:p>0</text:p>
          </table:table-cell>
          <table:table-cell office:value-type="float" office:value="0" table:formula="of:=IF([Data.DQ11]=&quot;&quot;;0;(IF([Data.DQ11]=&quot;?&quot;;&quot;?&quot;;1)))" table:style-name="ce1">
            <text:p>0</text:p>
          </table:table-cell>
          <table:table-cell office:value-type="float" office:value="0" table:formula="of:=IF([Data.DR11]=&quot;&quot;;0;(IF([Data.DR11]=&quot;?&quot;;&quot;?&quot;;1)))" table:style-name="ce1">
            <text:p>0</text:p>
          </table:table-cell>
          <table:table-cell office:value-type="float" office:value="0" table:formula="of:=IF([Data.DS11]=&quot;&quot;;0;(IF([Data.DS11]=&quot;?&quot;;&quot;?&quot;;1)))" table:style-name="ce1">
            <text:p>0</text:p>
          </table:table-cell>
          <table:table-cell office:value-type="float" office:value="0" table:formula="of:=IF([Data.DT11]=&quot;&quot;;0;(IF([Data.DT11]=&quot;?&quot;;&quot;?&quot;;1)))" table:style-name="ce1">
            <text:p>0</text:p>
          </table:table-cell>
          <table:table-cell office:value-type="float" office:value="0" table:formula="of:=IF([Data.DU11]=&quot;&quot;;0;(IF([Data.DU11]=&quot;?&quot;;&quot;?&quot;;1)))" table:style-name="ce1">
            <text:p>0</text:p>
          </table:table-cell>
          <table:table-cell office:value-type="float" office:value="0" table:formula="of:=IF([Data.DV11]=&quot;&quot;;0;(IF([Data.DV11]=&quot;?&quot;;&quot;?&quot;;1)))" table:style-name="ce1">
            <text:p>0</text:p>
          </table:table-cell>
          <table:table-cell office:value-type="float" office:value="0" table:formula="of:=IF([Data.DW11]=&quot;&quot;;0;(IF([Data.DW11]=&quot;?&quot;;&quot;?&quot;;1)))" table:style-name="ce1">
            <text:p>0</text:p>
          </table:table-cell>
          <table:table-cell office:value-type="float" office:value="0" table:formula="of:=IF([Data.DX11]=&quot;&quot;;0;(IF([Data.DX11]=&quot;?&quot;;&quot;?&quot;;1)))" table:style-name="ce1">
            <text:p>0</text:p>
          </table:table-cell>
          <table:table-cell office:value-type="float" office:value="0" table:formula="of:=IF([Data.DY11]=&quot;&quot;;0;(IF([Data.DY11]=&quot;?&quot;;&quot;?&quot;;1)))" table:style-name="ce1">
            <text:p>0</text:p>
          </table:table-cell>
          <table:table-cell office:value-type="float" office:value="0" table:formula="of:=IF([Data.DZ11]=&quot;&quot;;0;(IF([Data.DZ11]=&quot;?&quot;;&quot;?&quot;;1)))" table:style-name="ce1">
            <text:p>0</text:p>
          </table:table-cell>
          <table:table-cell office:value-type="float" office:value="0" table:formula="of:=IF([Data.EA11]=&quot;&quot;;0;(IF([Data.EA11]=&quot;?&quot;;&quot;?&quot;;1)))" table:style-name="ce1">
            <text:p>0</text:p>
          </table:table-cell>
          <table:table-cell office:value-type="float" office:value="0" table:formula="of:=IF([Data.EB11]=&quot;&quot;;0;(IF([Data.EB11]=&quot;?&quot;;&quot;?&quot;;1)))" table:style-name="ce1">
            <text:p>0</text:p>
          </table:table-cell>
          <table:table-cell office:value-type="float" office:value="0" table:formula="of:=IF([Data.EC11]=&quot;&quot;;0;(IF([Data.EC11]=&quot;?&quot;;&quot;?&quot;;1)))" table:style-name="ce1">
            <text:p>0</text:p>
          </table:table-cell>
          <table:table-cell office:value-type="float" office:value="0" table:formula="of:=IF([Data.ED11]=&quot;&quot;;0;(IF([Data.ED11]=&quot;?&quot;;&quot;?&quot;;1)))" table:style-name="ce1">
            <text:p>0</text:p>
          </table:table-cell>
          <table:table-cell office:value-type="float" office:value="0" table:formula="of:=IF([Data.EE11]=&quot;&quot;;0;(IF([Data.EE11]=&quot;?&quot;;&quot;?&quot;;1)))" table:style-name="ce1">
            <text:p>0</text:p>
          </table:table-cell>
          <table:table-cell office:value-type="float" office:value="0" table:formula="of:=IF([Data.EF11]=&quot;&quot;;0;(IF([Data.EF11]=&quot;?&quot;;&quot;?&quot;;1)))" table:style-name="ce1">
            <text:p>0</text:p>
          </table:table-cell>
          <table:table-cell office:value-type="float" office:value="0" table:formula="of:=IF([Data.EG11]=&quot;&quot;;0;(IF([Data.EG11]=&quot;?&quot;;&quot;?&quot;;1)))" table:style-name="ce1">
            <text:p>0</text:p>
          </table:table-cell>
          <table:table-cell office:value-type="float" office:value="0" table:formula="of:=IF([Data.EH11]=&quot;&quot;;0;(IF([Data.EH11]=&quot;?&quot;;&quot;?&quot;;1)))" table:style-name="ce1">
            <text:p>0</text:p>
          </table:table-cell>
          <table:table-cell office:value-type="float" office:value="0" table:formula="of:=IF([Data.EI11]=&quot;&quot;;0;(IF([Data.EI11]=&quot;?&quot;;&quot;?&quot;;1)))" table:style-name="ce1">
            <text:p>0</text:p>
          </table:table-cell>
          <table:table-cell office:value-type="float" office:value="0" table:formula="of:=IF([Data.EJ11]=&quot;&quot;;0;(IF([Data.EJ11]=&quot;?&quot;;&quot;?&quot;;1)))" table:style-name="ce1">
            <text:p>0</text:p>
          </table:table-cell>
          <table:table-cell office:value-type="float" office:value="0" table:formula="of:=IF([Data.EK11]=&quot;&quot;;0;(IF([Data.EK11]=&quot;?&quot;;&quot;?&quot;;1)))" table:style-name="ce1">
            <text:p>0</text:p>
          </table:table-cell>
          <table:table-cell office:value-type="float" office:value="0" table:formula="of:=IF([Data.EL11]=&quot;&quot;;0;(IF([Data.EL11]=&quot;?&quot;;&quot;?&quot;;1)))" table:style-name="ce1">
            <text:p>0</text:p>
          </table:table-cell>
          <table:table-cell office:value-type="float" office:value="0" table:formula="of:=IF([Data.EM11]=&quot;&quot;;0;(IF([Data.EM11]=&quot;?&quot;;&quot;?&quot;;1)))" table:style-name="ce1">
            <text:p>0</text:p>
          </table:table-cell>
          <table:table-cell office:value-type="float" office:value="0" table:formula="of:=IF([Data.EN11]=&quot;&quot;;0;(IF([Data.EN11]=&quot;?&quot;;&quot;?&quot;;1)))" table:style-name="ce1">
            <text:p>0</text:p>
          </table:table-cell>
          <table:table-cell office:value-type="float" office:value="0" table:formula="of:=IF([Data.EO11]=&quot;&quot;;0;(IF([Data.EO11]=&quot;?&quot;;&quot;?&quot;;1)))" table:style-name="ce1">
            <text:p>0</text:p>
          </table:table-cell>
          <table:table-cell office:value-type="float" office:value="0" table:formula="of:=IF([Data.EP11]=&quot;&quot;;0;(IF([Data.EP11]=&quot;?&quot;;&quot;?&quot;;1)))" table:style-name="ce1">
            <text:p>0</text:p>
          </table:table-cell>
          <table:table-cell office:value-type="float" office:value="0" table:formula="of:=IF([Data.EQ11]=&quot;&quot;;0;(IF([Data.EQ11]=&quot;?&quot;;&quot;?&quot;;1)))" table:style-name="ce1">
            <text:p>0</text:p>
          </table:table-cell>
          <table:table-cell office:value-type="float" office:value="1" table:formula="of:=IF([Data.ER11]=&quot;&quot;;0;(IF([Data.ER11]=&quot;?&quot;;&quot;?&quot;;1)))" table:style-name="ce1">
            <text:p>1</text:p>
          </table:table-cell>
          <table:table-cell office:value-type="float" office:value="1" table:formula="of:=IF([Data.ES11]=&quot;&quot;;0;(IF([Data.ES11]=&quot;?&quot;;&quot;?&quot;;1)))" table:style-name="ce1">
            <text:p>1</text:p>
          </table:table-cell>
          <table:table-cell office:value-type="float" office:value="0" table:formula="of:=IF([Data.ET11]=&quot;&quot;;0;(IF([Data.ET11]=&quot;?&quot;;&quot;?&quot;;1)))" table:style-name="ce1">
            <text:p>0</text:p>
          </table:table-cell>
          <table:table-cell office:value-type="float" office:value="0" table:formula="of:=IF([Data.EU11]=&quot;&quot;;0;(IF([Data.EU11]=&quot;?&quot;;&quot;?&quot;;1)))" table:style-name="ce1">
            <text:p>0</text:p>
          </table:table-cell>
          <table:table-cell office:value-type="float" office:value="0" table:formula="of:=IF([Data.EV11]=&quot;&quot;;0;(IF([Data.EV11]=&quot;?&quot;;&quot;?&quot;;1)))" table:style-name="ce1">
            <text:p>0</text:p>
          </table:table-cell>
          <table:table-cell office:value-type="float" office:value="0" table:formula="of:=IF([Data.EW11]=&quot;&quot;;0;(IF([Data.EW11]=&quot;?&quot;;&quot;?&quot;;1)))" table:style-name="ce1">
            <text:p>0</text:p>
          </table:table-cell>
          <table:table-cell office:value-type="float" office:value="0" table:formula="of:=IF([Data.EX11]=&quot;&quot;;0;(IF([Data.EX11]=&quot;?&quot;;&quot;?&quot;;1)))" table:style-name="ce1">
            <text:p>0</text:p>
          </table:table-cell>
          <table:table-cell office:value-type="float" office:value="0" table:formula="of:=IF([Data.EY11]=&quot;&quot;;0;(IF([Data.EY11]=&quot;?&quot;;&quot;?&quot;;1)))" table:style-name="ce1">
            <text:p>0</text:p>
          </table:table-cell>
          <table:table-cell office:value-type="float" office:value="0" table:formula="of:=IF([Data.EZ11]=&quot;&quot;;0;(IF([Data.EZ11]=&quot;?&quot;;&quot;?&quot;;1)))" table:style-name="ce1">
            <text:p>0</text:p>
          </table:table-cell>
          <table:table-cell office:value-type="float" office:value="0" table:formula="of:=IF([Data.FA11]=&quot;&quot;;0;(IF([Data.FA11]=&quot;?&quot;;&quot;?&quot;;1)))" table:style-name="ce1">
            <text:p>0</text:p>
          </table:table-cell>
          <table:table-cell office:value-type="float" office:value="0" table:formula="of:=IF([Data.FB11]=&quot;&quot;;0;(IF([Data.FB11]=&quot;?&quot;;&quot;?&quot;;1)))" table:style-name="ce1">
            <text:p>0</text:p>
          </table:table-cell>
          <table:table-cell office:value-type="float" office:value="0" table:formula="of:=IF([Data.FC11]=&quot;&quot;;0;(IF([Data.FC11]=&quot;?&quot;;&quot;?&quot;;1)))" table:style-name="ce1">
            <text:p>0</text:p>
          </table:table-cell>
          <table:table-cell office:value-type="float" office:value="0" table:formula="of:=IF([Data.FD11]=&quot;&quot;;0;(IF([Data.FD11]=&quot;?&quot;;&quot;?&quot;;1)))" table:style-name="ce1">
            <text:p>0</text:p>
          </table:table-cell>
          <table:table-cell office:value-type="float" office:value="1" table:formula="of:=IF([Data.FE11]=&quot;&quot;;0;(IF([Data.FE11]=&quot;?&quot;;&quot;?&quot;;1)))" table:style-name="ce1">
            <text:p>1</text:p>
          </table:table-cell>
          <table:table-cell office:value-type="float" office:value="1" table:formula="of:=IF([Data.FF11]=&quot;&quot;;0;(IF([Data.FF11]=&quot;?&quot;;&quot;?&quot;;1)))" table:style-name="ce1">
            <text:p>1</text:p>
          </table:table-cell>
          <table:table-cell office:value-type="float" office:value="0" table:formula="of:=IF([Data.FG11]=&quot;&quot;;0;(IF([Data.FG11]=&quot;?&quot;;&quot;?&quot;;1)))" table:style-name="ce1">
            <text:p>0</text:p>
          </table:table-cell>
          <table:table-cell office:value-type="float" office:value="1" table:formula="of:=IF([Data.FH11]=&quot;&quot;;0;(IF([Data.FH11]=&quot;?&quot;;&quot;?&quot;;1)))" table:style-name="ce1">
            <text:p>1</text:p>
          </table:table-cell>
          <table:table-cell office:value-type="float" office:value="0" table:formula="of:=IF([Data.FI11]=&quot;&quot;;0;(IF([Data.FI11]=&quot;?&quot;;&quot;?&quot;;1)))" table:style-name="ce1">
            <text:p>0</text:p>
          </table:table-cell>
          <table:table-cell office:value-type="float" office:value="0" table:formula="of:=IF([Data.FJ11]=&quot;&quot;;0;(IF([Data.FJ11]=&quot;?&quot;;&quot;?&quot;;1)))" table:style-name="ce1">
            <text:p>0</text:p>
          </table:table-cell>
          <table:table-cell office:value-type="float" office:value="0" table:formula="of:=IF([Data.FK11]=&quot;&quot;;0;(IF([Data.FK11]=&quot;?&quot;;&quot;?&quot;;1)))" table:style-name="ce1">
            <text:p>0</text:p>
          </table:table-cell>
          <table:table-cell office:value-type="float" office:value="0" table:formula="of:=IF([Data.FL11]=&quot;&quot;;0;(IF([Data.FL11]=&quot;?&quot;;&quot;?&quot;;1)))" table:style-name="ce1">
            <text:p>0</text:p>
          </table:table-cell>
          <table:table-cell office:value-type="float" office:value="0" table:formula="of:=IF([Data.FM11]=&quot;&quot;;0;(IF([Data.FM11]=&quot;?&quot;;&quot;?&quot;;1)))" table:style-name="ce1">
            <text:p>0</text:p>
          </table:table-cell>
          <table:table-cell office:value-type="float" office:value="1" table:formula="of:=IF([Data.FN11]=&quot;&quot;;0;(IF([Data.FN11]=&quot;?&quot;;&quot;?&quot;;1)))" table:style-name="ce1">
            <text:p>1</text:p>
          </table:table-cell>
          <table:table-cell office:value-type="float" office:value="0" table:formula="of:=IF([Data.FO11]=&quot;&quot;;0;(IF([Data.FO11]=&quot;?&quot;;&quot;?&quot;;1)))" table:style-name="ce1">
            <text:p>0</text:p>
          </table:table-cell>
          <table:table-cell office:value-type="float" office:value="0" table:formula="of:=IF([Data.FP11]=&quot;&quot;;0;(IF([Data.FP11]=&quot;?&quot;;&quot;?&quot;;1)))" table:style-name="ce1">
            <text:p>0</text:p>
          </table:table-cell>
          <table:table-cell office:value-type="float" office:value="0" table:formula="of:=IF([Data.FQ11]=&quot;&quot;;0;(IF([Data.FQ11]=&quot;?&quot;;&quot;?&quot;;1)))" table:style-name="ce1">
            <text:p>0</text:p>
          </table:table-cell>
          <table:table-cell office:value-type="float" office:value="0" table:formula="of:=IF([Data.FR11]=&quot;&quot;;0;(IF([Data.FR11]=&quot;?&quot;;&quot;?&quot;;1)))" table:style-name="ce1">
            <text:p>0</text:p>
          </table:table-cell>
          <table:table-cell office:value-type="float" office:value="0" table:formula="of:=IF([Data.FS11]=&quot;&quot;;0;(IF([Data.FS11]=&quot;?&quot;;&quot;?&quot;;1)))" table:style-name="ce1">
            <text:p>0</text:p>
          </table:table-cell>
          <table:table-cell office:value-type="float" office:value="0" table:formula="of:=IF([Data.FT11]=&quot;&quot;;0;(IF([Data.FT11]=&quot;?&quot;;&quot;?&quot;;1)))" table:style-name="ce1">
            <text:p>0</text:p>
          </table:table-cell>
          <table:table-cell office:value-type="float" office:value="0" table:formula="of:=IF([Data.FU11]=&quot;&quot;;0;(IF([Data.FU11]=&quot;?&quot;;&quot;?&quot;;1)))" table:style-name="ce1">
            <text:p>0</text:p>
          </table:table-cell>
          <table:table-cell office:value-type="float" office:value="0" table:formula="of:=IF([Data.FV11]=&quot;&quot;;0;(IF([Data.FV11]=&quot;?&quot;;&quot;?&quot;;1)))" table:style-name="ce1">
            <text:p>0</text:p>
          </table:table-cell>
          <table:table-cell office:value-type="float" office:value="1" table:formula="of:=IF([Data.FW11]=&quot;&quot;;0;(IF([Data.FW11]=&quot;?&quot;;&quot;?&quot;;1)))" table:style-name="ce1">
            <text:p>1</text:p>
          </table:table-cell>
          <table:table-cell office:value-type="float" office:value="0" table:formula="of:=IF([Data.FX11]=&quot;&quot;;0;(IF([Data.FX11]=&quot;?&quot;;&quot;?&quot;;1)))" table:style-name="ce1">
            <text:p>0</text:p>
          </table:table-cell>
          <table:table-cell office:value-type="float" office:value="0" table:formula="of:=IF([Data.FY11]=&quot;&quot;;0;(IF([Data.FY11]=&quot;?&quot;;&quot;?&quot;;1)))" table:style-name="ce1">
            <text:p>0</text:p>
          </table:table-cell>
          <table:table-cell office:value-type="float" office:value="1" table:formula="of:=IF([Data.FZ11]=&quot;&quot;;0;(IF([Data.FZ11]=&quot;?&quot;;&quot;?&quot;;1)))" table:style-name="ce1">
            <text:p>1</text:p>
          </table:table-cell>
          <table:table-cell office:value-type="float" office:value="1" table:formula="of:=IF([Data.GA11]=&quot;&quot;;0;(IF([Data.GA11]=&quot;?&quot;;&quot;?&quot;;1)))" table:style-name="ce1">
            <text:p>1</text:p>
          </table:table-cell>
          <table:table-cell office:value-type="float" office:value="1" table:formula="of:=IF([Data.GB11]=&quot;&quot;;0;(IF([Data.GB11]=&quot;?&quot;;&quot;?&quot;;1)))" table:style-name="ce1">
            <text:p>1</text:p>
          </table:table-cell>
          <table:table-cell office:value-type="float" office:value="0" table:formula="of:=IF([Data.GC11]=&quot;&quot;;0;(IF([Data.GC11]=&quot;?&quot;;&quot;?&quot;;1)))" table:style-name="ce1">
            <text:p>0</text:p>
          </table:table-cell>
          <table:table-cell office:value-type="float" office:value="0" table:formula="of:=IF([Data.GD11]=&quot;&quot;;0;(IF([Data.GD11]=&quot;?&quot;;&quot;?&quot;;1)))" table:style-name="ce1">
            <text:p>0</text:p>
          </table:table-cell>
          <table:table-cell office:value-type="float" office:value="1" table:formula="of:=IF([Data.GE11]=&quot;&quot;;0;(IF([Data.GE11]=&quot;?&quot;;&quot;?&quot;;1)))" table:style-name="ce1">
            <text:p>1</text:p>
          </table:table-cell>
          <table:table-cell office:value-type="float" office:value="0" table:formula="of:=IF([Data.GF11]=&quot;&quot;;0;(IF([Data.GF11]=&quot;?&quot;;&quot;?&quot;;1)))" table:style-name="ce1">
            <text:p>0</text:p>
          </table:table-cell>
          <table:table-cell office:value-type="float" office:value="0" table:formula="of:=IF([Data.GG11]=&quot;&quot;;0;(IF([Data.GG11]=&quot;?&quot;;&quot;?&quot;;1)))" table:style-name="ce1">
            <text:p>0</text:p>
          </table:table-cell>
          <table:table-cell office:value-type="float" office:value="1" table:formula="of:=IF([Data.GH11]=&quot;&quot;;0;(IF([Data.GH11]=&quot;?&quot;;&quot;?&quot;;1)))" table:style-name="ce1">
            <text:p>1</text:p>
          </table:table-cell>
          <table:table-cell office:value-type="float" office:value="0" table:formula="of:=IF([Data.GI11]=&quot;&quot;;0;(IF([Data.GI11]=&quot;?&quot;;&quot;?&quot;;1)))" table:style-name="ce1">
            <text:p>0</text:p>
          </table:table-cell>
          <table:table-cell office:value-type="float" office:value="1" table:formula="of:=IF([Data.GJ11]=&quot;&quot;;0;(IF([Data.GJ11]=&quot;?&quot;;&quot;?&quot;;1)))" table:style-name="ce1">
            <text:p>1</text:p>
          </table:table-cell>
          <table:table-cell office:value-type="float" office:value="1" table:formula="of:=IF([Data.GK11]=&quot;&quot;;0;(IF([Data.GK11]=&quot;?&quot;;&quot;?&quot;;1)))" table:style-name="ce1">
            <text:p>1</text:p>
          </table:table-cell>
          <table:table-cell office:value-type="float" office:value="1" table:formula="of:=IF([Data.GL11]=&quot;&quot;;0;(IF([Data.GL11]=&quot;?&quot;;&quot;?&quot;;1)))" table:style-name="ce1">
            <text:p>1</text:p>
          </table:table-cell>
          <table:table-cell office:value-type="float" office:value="1" table:formula="of:=IF([Data.GM11]=&quot;&quot;;0;(IF([Data.GM11]=&quot;?&quot;;&quot;?&quot;;1)))" table:style-name="ce1">
            <text:p>1</text:p>
          </table:table-cell>
          <table:table-cell office:value-type="float" office:value="1" table:formula="of:=IF([Data.GN11]=&quot;&quot;;0;(IF([Data.GN11]=&quot;?&quot;;&quot;?&quot;;1)))" table:style-name="ce1">
            <text:p>1</text:p>
          </table:table-cell>
          <table:table-cell office:value-type="float" office:value="1" table:formula="of:=IF([Data.GO11]=&quot;&quot;;0;(IF([Data.GO11]=&quot;?&quot;;&quot;?&quot;;1)))" table:style-name="ce1">
            <text:p>1</text:p>
          </table:table-cell>
          <table:table-cell office:value-type="float" office:value="0" table:formula="of:=IF([Data.GP11]=&quot;&quot;;0;(IF([Data.GP11]=&quot;?&quot;;&quot;?&quot;;1)))" table:style-name="ce1">
            <text:p>0</text:p>
          </table:table-cell>
          <table:table-cell office:value-type="float" office:value="0" table:formula="of:=IF([Data.GQ11]=&quot;&quot;;0;(IF([Data.GQ11]=&quot;?&quot;;&quot;?&quot;;1)))" table:style-name="ce1">
            <text:p>0</text:p>
          </table:table-cell>
          <table:table-cell office:value-type="float" office:value="1" table:formula="of:=IF([Data.GR11]=&quot;&quot;;0;(IF([Data.GR11]=&quot;?&quot;;&quot;?&quot;;1)))" table:style-name="ce1">
            <text:p>1</text:p>
          </table:table-cell>
          <table:table-cell office:value-type="float" office:value="1" table:formula="of:=IF([Data.GS11]=&quot;&quot;;0;(IF([Data.GS11]=&quot;?&quot;;&quot;?&quot;;1)))" table:style-name="ce1">
            <text:p>1</text:p>
          </table:table-cell>
          <table:table-cell office:value-type="float" office:value="0" table:formula="of:=IF([Data.GT11]=&quot;&quot;;0;(IF([Data.GT11]=&quot;?&quot;;&quot;?&quot;;1)))" table:style-name="ce1">
            <text:p>0</text:p>
          </table:table-cell>
          <table:table-cell office:value-type="float" office:value="0" table:formula="of:=IF([Data.GU11]=&quot;&quot;;0;(IF([Data.GU11]=&quot;?&quot;;&quot;?&quot;;1)))" table:style-name="ce1">
            <text:p>0</text:p>
          </table:table-cell>
          <table:table-cell office:value-type="float" office:value="1" table:formula="of:=IF([Data.GV11]=&quot;&quot;;0;(IF([Data.GV11]=&quot;?&quot;;&quot;?&quot;;1)))" table:style-name="ce1">
            <text:p>1</text:p>
          </table:table-cell>
          <table:table-cell office:value-type="float" office:value="0" table:formula="of:=IF([Data.GW11]=&quot;&quot;;0;(IF([Data.GW11]=&quot;?&quot;;&quot;?&quot;;1)))" table:style-name="ce1">
            <text:p>0</text:p>
          </table:table-cell>
          <table:table-cell office:value-type="float" office:value="0" table:formula="of:=IF([Data.GX11]=&quot;&quot;;0;(IF([Data.GX11]=&quot;?&quot;;&quot;?&quot;;1)))" table:style-name="ce1">
            <text:p>0</text:p>
          </table:table-cell>
          <table:table-cell office:value-type="float" office:value="1" table:formula="of:=IF([Data.GY11]=&quot;&quot;;0;(IF([Data.GY11]=&quot;?&quot;;&quot;?&quot;;1)))" table:style-name="ce1">
            <text:p>1</text:p>
          </table:table-cell>
          <table:table-cell office:value-type="float" office:value="1" table:formula="of:=IF([Data.GZ11]=&quot;&quot;;0;(IF([Data.GZ11]=&quot;?&quot;;&quot;?&quot;;1)))" table:style-name="ce1">
            <text:p>1</text:p>
          </table:table-cell>
          <table:table-cell office:value-type="float" office:value="0" table:formula="of:=IF([Data.HA11]=&quot;&quot;;0;(IF([Data.HA11]=&quot;?&quot;;&quot;?&quot;;1)))" table:style-name="ce1">
            <text:p>0</text:p>
          </table:table-cell>
          <table:table-cell office:value-type="float" office:value="0" table:formula="of:=IF([Data.HB11]=&quot;&quot;;0;(IF([Data.HB11]=&quot;?&quot;;&quot;?&quot;;1)))" table:style-name="ce1">
            <text:p>0</text:p>
          </table:table-cell>
          <table:table-cell office:value-type="float" office:value="0" table:formula="of:=IF([Data.HC11]=&quot;&quot;;0;(IF([Data.HC11]=&quot;?&quot;;&quot;?&quot;;1)))" table:style-name="ce1">
            <text:p>0</text:p>
          </table:table-cell>
          <table:table-cell office:value-type="float" office:value="0" table:formula="of:=IF([Data.HD11]=&quot;&quot;;0;(IF([Data.HD11]=&quot;?&quot;;&quot;?&quot;;1)))" table:style-name="ce1">
            <text:p>0</text:p>
          </table:table-cell>
          <table:table-cell office:value-type="float" office:value="0" table:formula="of:=IF([Data.HE11]=&quot;&quot;;0;(IF([Data.HE11]=&quot;?&quot;;&quot;?&quot;;1)))" table:style-name="ce1">
            <text:p>0</text:p>
          </table:table-cell>
          <table:table-cell office:value-type="float" office:value="0" table:formula="of:=IF([Data.HF11]=&quot;&quot;;0;(IF([Data.HF11]=&quot;?&quot;;&quot;?&quot;;1)))" table:style-name="ce1">
            <text:p>0</text:p>
          </table:table-cell>
          <table:table-cell office:value-type="float" office:value="0" table:formula="of:=IF([Data.HG11]=&quot;&quot;;0;(IF([Data.HG11]=&quot;?&quot;;&quot;?&quot;;1)))" table:style-name="ce1">
            <text:p>0</text:p>
          </table:table-cell>
          <table:table-cell office:value-type="float" office:value="0" table:formula="of:=IF([Data.HH11]=&quot;&quot;;0;(IF([Data.HH11]=&quot;?&quot;;&quot;?&quot;;1)))" table:style-name="ce1">
            <text:p>0</text:p>
          </table:table-cell>
          <table:table-cell office:value-type="float" office:value="0" table:formula="of:=IF([Data.HI11]=&quot;&quot;;0;(IF([Data.HI11]=&quot;?&quot;;&quot;?&quot;;1)))" table:style-name="ce1">
            <text:p>0</text:p>
          </table:table-cell>
          <table:table-cell office:value-type="float" office:value="0" table:formula="of:=IF([Data.HJ11]=&quot;&quot;;0;(IF([Data.HJ11]=&quot;?&quot;;&quot;?&quot;;1)))" table:style-name="ce1">
            <text:p>0</text:p>
          </table:table-cell>
          <table:table-cell office:value-type="float" office:value="0" table:formula="of:=IF([Data.HK11]=&quot;&quot;;0;(IF([Data.HK11]=&quot;?&quot;;&quot;?&quot;;1)))" table:style-name="ce1">
            <text:p>0</text:p>
          </table:table-cell>
          <table:table-cell office:value-type="float" office:value="0" table:formula="of:=IF([Data.HL11]=&quot;&quot;;0;(IF([Data.HL11]=&quot;?&quot;;&quot;?&quot;;1)))" table:style-name="ce1">
            <text:p>0</text:p>
          </table:table-cell>
          <table:table-cell office:value-type="float" office:value="0" table:formula="of:=IF([Data.HM11]=&quot;&quot;;0;(IF([Data.HM11]=&quot;?&quot;;&quot;?&quot;;1)))" table:style-name="ce1">
            <text:p>0</text:p>
          </table:table-cell>
          <table:table-cell office:value-type="float" office:value="0" table:formula="of:=IF([Data.HN11]=&quot;&quot;;0;(IF([Data.HN11]=&quot;?&quot;;&quot;?&quot;;1)))" table:style-name="ce1">
            <text:p>0</text:p>
          </table:table-cell>
          <table:table-cell office:value-type="float" office:value="0" table:formula="of:=IF([Data.HO11]=&quot;&quot;;0;(IF([Data.HO11]=&quot;?&quot;;&quot;?&quot;;1)))" table:style-name="ce1">
            <text:p>0</text:p>
          </table:table-cell>
          <table:table-cell office:value-type="float" office:value="0" table:formula="of:=IF([Data.HP11]=&quot;&quot;;0;(IF([Data.HP11]=&quot;?&quot;;&quot;?&quot;;1)))" table:style-name="ce1">
            <text:p>0</text:p>
          </table:table-cell>
          <table:table-cell office:value-type="float" office:value="0" table:formula="of:=IF([Data.HQ11]=&quot;&quot;;0;(IF([Data.HQ11]=&quot;?&quot;;&quot;?&quot;;1)))" table:style-name="ce1">
            <text:p>0</text:p>
          </table:table-cell>
          <table:table-cell office:value-type="float" office:value="0" table:formula="of:=IF([Data.HR11]=&quot;&quot;;0;(IF([Data.HR11]=&quot;?&quot;;&quot;?&quot;;1)))" table:style-name="ce1">
            <text:p>0</text:p>
          </table:table-cell>
          <table:table-cell office:value-type="float" office:value="0" table:formula="of:=IF([Data.HS11]=&quot;&quot;;0;(IF([Data.HS11]=&quot;?&quot;;&quot;?&quot;;1)))" table:style-name="ce1">
            <text:p>0</text:p>
          </table:table-cell>
          <table:table-cell office:value-type="float" office:value="0" table:formula="of:=IF([Data.HT11]=&quot;&quot;;0;(IF([Data.HT11]=&quot;?&quot;;&quot;?&quot;;1)))" table:style-name="ce1">
            <text:p>0</text:p>
          </table:table-cell>
          <table:table-cell office:value-type="float" office:value="0" table:formula="of:=IF([Data.HU11]=&quot;&quot;;0;(IF([Data.HU11]=&quot;?&quot;;&quot;?&quot;;1)))" table:style-name="ce1">
            <text:p>0</text:p>
          </table:table-cell>
          <table:table-cell office:value-type="float" office:value="0" table:formula="of:=IF([Data.HV11]=&quot;&quot;;0;(IF([Data.HV11]=&quot;?&quot;;&quot;?&quot;;1)))" table:style-name="ce1">
            <text:p>0</text:p>
          </table:table-cell>
          <table:table-cell office:value-type="float" office:value="0" table:formula="of:=IF([Data.HW11]=&quot;&quot;;0;(IF([Data.HW11]=&quot;?&quot;;&quot;?&quot;;1)))" table:style-name="ce1">
            <text:p>0</text:p>
          </table:table-cell>
          <table:table-cell office:value-type="float" office:value="0" table:formula="of:=IF([Data.HX11]=&quot;&quot;;0;(IF([Data.HX11]=&quot;?&quot;;&quot;?&quot;;1)))" table:style-name="ce1">
            <text:p>0</text:p>
          </table:table-cell>
          <table:table-cell office:value-type="float" office:value="0" table:formula="of:=IF([Data.HY11]=&quot;&quot;;0;(IF([Data.HY11]=&quot;?&quot;;&quot;?&quot;;1)))" table:style-name="ce1">
            <text:p>0</text:p>
          </table:table-cell>
          <table:table-cell office:value-type="float" office:value="0" table:formula="of:=IF([Data.HZ11]=&quot;&quot;;0;(IF([Data.HZ11]=&quot;?&quot;;&quot;?&quot;;1)))" table:style-name="ce1">
            <text:p>0</text:p>
          </table:table-cell>
          <table:table-cell office:value-type="float" office:value="0" table:formula="of:=IF([Data.IA11]=&quot;&quot;;0;(IF([Data.IA11]=&quot;?&quot;;&quot;?&quot;;1)))" table:style-name="ce1">
            <text:p>0</text:p>
          </table:table-cell>
          <table:table-cell office:value-type="float" office:value="0" table:formula="of:=IF([Data.IB11]=&quot;&quot;;0;(IF([Data.IB11]=&quot;?&quot;;&quot;?&quot;;1)))" table:style-name="ce1">
            <text:p>0</text:p>
          </table:table-cell>
          <table:table-cell office:value-type="float" office:value="0" table:formula="of:=IF([Data.IC11]=&quot;&quot;;0;(IF([Data.IC11]=&quot;?&quot;;&quot;?&quot;;1)))" table:style-name="ce1">
            <text:p>0</text:p>
          </table:table-cell>
          <table:table-cell office:value-type="float" office:value="0" table:formula="of:=IF([Data.ID11]=&quot;&quot;;0;(IF([Data.ID11]=&quot;?&quot;;&quot;?&quot;;1)))" table:style-name="ce1">
            <text:p>0</text:p>
          </table:table-cell>
          <table:table-cell office:value-type="float" office:value="0" table:formula="of:=IF([Data.IE11]=&quot;&quot;;0;(IF([Data.IE11]=&quot;?&quot;;&quot;?&quot;;1)))" table:style-name="ce1">
            <text:p>0</text:p>
          </table:table-cell>
          <table:table-cell office:value-type="float" office:value="0" table:formula="of:=IF([Data.IF11]=&quot;&quot;;0;(IF([Data.IF11]=&quot;?&quot;;&quot;?&quot;;1)))" table:style-name="ce1">
            <text:p>0</text:p>
          </table:table-cell>
          <table:table-cell office:value-type="float" office:value="0" table:formula="of:=IF([Data.IG11]=&quot;&quot;;0;(IF([Data.IG11]=&quot;?&quot;;&quot;?&quot;;1)))" table:style-name="ce1">
            <text:p>0</text:p>
          </table:table-cell>
          <table:table-cell office:value-type="float" office:value="0" table:formula="of:=IF([Data.IH11]=&quot;&quot;;0;(IF([Data.IH11]=&quot;?&quot;;&quot;?&quot;;1)))" table:style-name="ce1">
            <text:p>0</text:p>
          </table:table-cell>
          <table:table-cell office:value-type="float" office:value="0" table:formula="of:=IF([Data.II11]=&quot;&quot;;0;(IF([Data.II11]=&quot;?&quot;;&quot;?&quot;;1)))" table:style-name="ce1">
            <text:p>0</text:p>
          </table:table-cell>
          <table:table-cell office:value-type="float" office:value="0" table:formula="of:=IF([Data.IJ11]=&quot;&quot;;0;(IF([Data.IJ11]=&quot;?&quot;;&quot;?&quot;;1)))" table:style-name="ce1">
            <text:p>0</text:p>
          </table:table-cell>
          <table:table-cell office:value-type="float" office:value="0" table:formula="of:=IF([Data.IK11]=&quot;&quot;;0;(IF([Data.IK11]=&quot;?&quot;;&quot;?&quot;;1)))" table:style-name="ce1">
            <text:p>0</text:p>
          </table:table-cell>
          <table:table-cell table:number-columns-repeated="2" table:style-name="ce1"/>
          <table:table-cell office:value-type="float" office:value="44" table:formula="of:=SUM([.B9:.HI9])" table:style-name="ce1">
            <text:p>44</text:p>
          </table:table-cell>
          <table:table-cell table:number-columns-repeated="16164"/>
        </table:table-row>
        <table:table-row table:style-name="ro3">
          <table:table-cell office:value-type="string" office:string-value="TswChiangmai" table:formula="of:=[Data.C12]" table:style-name="ce1">
            <text:p>TswChiangmai</text:p>
          </table:table-cell>
          <table:table-cell office:value-type="float" office:value="1" table:formula="of:=IF([Data.AD12]=&quot;&quot;;0;(IF([Data.AD12]=&quot;?&quot;;&quot;?&quot;;1)))" table:style-name="ce1">
            <text:p>1</text:p>
          </table:table-cell>
          <table:table-cell office:value-type="float" office:value="0" table:formula="of:=IF([Data.AE12]=&quot;&quot;;0;(IF([Data.AE12]=&quot;?&quot;;&quot;?&quot;;1)))" table:style-name="ce1">
            <text:p>0</text:p>
          </table:table-cell>
          <table:table-cell office:value-type="float" office:value="1" table:formula="of:=IF([Data.AF12]=&quot;&quot;;0;(IF([Data.AF12]=&quot;?&quot;;&quot;?&quot;;1)))" table:style-name="ce1">
            <text:p>1</text:p>
          </table:table-cell>
          <table:table-cell office:value-type="float" office:value="1" table:formula="of:=IF([Data.AG12]=&quot;&quot;;0;(IF([Data.AG12]=&quot;?&quot;;&quot;?&quot;;1)))" table:style-name="ce1">
            <text:p>1</text:p>
          </table:table-cell>
          <table:table-cell office:value-type="float" office:value="1" table:formula="of:=IF([Data.AH12]=&quot;&quot;;0;(IF([Data.AH12]=&quot;?&quot;;&quot;?&quot;;1)))" table:style-name="ce1">
            <text:p>1</text:p>
          </table:table-cell>
          <table:table-cell office:value-type="float" office:value="1" table:formula="of:=IF([Data.AI12]=&quot;&quot;;0;(IF([Data.AI12]=&quot;?&quot;;&quot;?&quot;;1)))" table:style-name="ce1">
            <text:p>1</text:p>
          </table:table-cell>
          <table:table-cell office:value-type="float" office:value="1" table:formula="of:=IF([Data.AJ12]=&quot;&quot;;0;(IF([Data.AJ12]=&quot;?&quot;;&quot;?&quot;;1)))" table:style-name="ce1">
            <text:p>1</text:p>
          </table:table-cell>
          <table:table-cell office:value-type="float" office:value="1" table:formula="of:=IF([Data.AK12]=&quot;&quot;;0;(IF([Data.AK12]=&quot;?&quot;;&quot;?&quot;;1)))" table:style-name="ce1">
            <text:p>1</text:p>
          </table:table-cell>
          <table:table-cell office:value-type="float" office:value="0" table:formula="of:=IF([Data.AL12]=&quot;&quot;;0;(IF([Data.AL12]=&quot;?&quot;;&quot;?&quot;;1)))" table:style-name="ce1">
            <text:p>0</text:p>
          </table:table-cell>
          <table:table-cell office:value-type="float" office:value="0" table:formula="of:=IF([Data.AM12]=&quot;&quot;;0;(IF([Data.AM12]=&quot;?&quot;;&quot;?&quot;;1)))" table:style-name="ce1">
            <text:p>0</text:p>
          </table:table-cell>
          <table:table-cell office:value-type="float" office:value="1" table:formula="of:=IF([Data.AN12]=&quot;&quot;;0;(IF([Data.AN12]=&quot;?&quot;;&quot;?&quot;;1)))" table:style-name="ce1">
            <text:p>1</text:p>
          </table:table-cell>
          <table:table-cell office:value-type="float" office:value="0" table:formula="of:=IF([Data.AO12]=&quot;&quot;;0;(IF([Data.AO12]=&quot;?&quot;;&quot;?&quot;;1)))" table:style-name="ce1">
            <text:p>0</text:p>
          </table:table-cell>
          <table:table-cell office:value-type="float" office:value="1" table:formula="of:=IF([Data.AP12]=&quot;&quot;;0;(IF([Data.AP12]=&quot;?&quot;;&quot;?&quot;;1)))" table:style-name="ce1">
            <text:p>1</text:p>
          </table:table-cell>
          <table:table-cell office:value-type="float" office:value="1" table:formula="of:=IF([Data.AQ12]=&quot;&quot;;0;(IF([Data.AQ12]=&quot;?&quot;;&quot;?&quot;;1)))" table:style-name="ce1">
            <text:p>1</text:p>
          </table:table-cell>
          <table:table-cell office:value-type="float" office:value="1" table:formula="of:=IF([Data.AR12]=&quot;&quot;;0;(IF([Data.AR12]=&quot;?&quot;;&quot;?&quot;;1)))" table:style-name="ce1">
            <text:p>1</text:p>
          </table:table-cell>
          <table:table-cell office:value-type="float" office:value="0" table:formula="of:=IF([Data.AS12]=&quot;&quot;;0;(IF([Data.AS12]=&quot;?&quot;;&quot;?&quot;;1)))" table:style-name="ce1">
            <text:p>0</text:p>
          </table:table-cell>
          <table:table-cell office:value-type="float" office:value="1" table:formula="of:=IF([Data.AT12]=&quot;&quot;;0;(IF([Data.AT12]=&quot;?&quot;;&quot;?&quot;;1)))" table:style-name="ce1">
            <text:p>1</text:p>
          </table:table-cell>
          <table:table-cell office:value-type="float" office:value="1" table:formula="of:=IF([Data.AU12]=&quot;&quot;;0;(IF([Data.AU12]=&quot;?&quot;;&quot;?&quot;;1)))" table:style-name="ce1">
            <text:p>1</text:p>
          </table:table-cell>
          <table:table-cell office:value-type="float" office:value="0" table:formula="of:=IF([Data.AV12]=&quot;&quot;;0;(IF([Data.AV12]=&quot;?&quot;;&quot;?&quot;;1)))" table:style-name="ce1">
            <text:p>0</text:p>
          </table:table-cell>
          <table:table-cell office:value-type="float" office:value="1" table:formula="of:=IF([Data.AW12]=&quot;&quot;;0;(IF([Data.AW12]=&quot;?&quot;;&quot;?&quot;;1)))" table:style-name="ce1">
            <text:p>1</text:p>
          </table:table-cell>
          <table:table-cell office:value-type="float" office:value="0" table:formula="of:=IF([Data.AX12]=&quot;&quot;;0;(IF([Data.AX12]=&quot;?&quot;;&quot;?&quot;;1)))" table:style-name="ce1">
            <text:p>0</text:p>
          </table:table-cell>
          <table:table-cell office:value-type="float" office:value="0" table:formula="of:=IF([Data.AY12]=&quot;&quot;;0;(IF([Data.AY12]=&quot;?&quot;;&quot;?&quot;;1)))" table:style-name="ce1">
            <text:p>0</text:p>
          </table:table-cell>
          <table:table-cell office:value-type="float" office:value="0" table:formula="of:=IF([Data.AZ12]=&quot;&quot;;0;(IF([Data.AZ12]=&quot;?&quot;;&quot;?&quot;;1)))" table:style-name="ce1">
            <text:p>0</text:p>
          </table:table-cell>
          <table:table-cell office:value-type="float" office:value="0" table:formula="of:=IF([Data.BA12]=&quot;&quot;;0;(IF([Data.BA12]=&quot;?&quot;;&quot;?&quot;;1)))" table:style-name="ce1">
            <text:p>0</text:p>
          </table:table-cell>
          <table:table-cell office:value-type="float" office:value="0" table:formula="of:=IF([Data.BB12]=&quot;&quot;;0;(IF([Data.BB12]=&quot;?&quot;;&quot;?&quot;;1)))" table:style-name="ce1">
            <text:p>0</text:p>
          </table:table-cell>
          <table:table-cell office:value-type="float" office:value="0" table:formula="of:=IF([Data.BC12]=&quot;&quot;;0;(IF([Data.BC12]=&quot;?&quot;;&quot;?&quot;;1)))" table:style-name="ce1">
            <text:p>0</text:p>
          </table:table-cell>
          <table:table-cell office:value-type="float" office:value="0" table:formula="of:=IF([Data.BD12]=&quot;&quot;;0;(IF([Data.BD12]=&quot;?&quot;;&quot;?&quot;;1)))" table:style-name="ce1">
            <text:p>0</text:p>
          </table:table-cell>
          <table:table-cell office:value-type="float" office:value="0" table:formula="of:=IF([Data.BE12]=&quot;&quot;;0;(IF([Data.BE12]=&quot;?&quot;;&quot;?&quot;;1)))" table:style-name="ce1">
            <text:p>0</text:p>
          </table:table-cell>
          <table:table-cell office:value-type="float" office:value="0" table:formula="of:=IF([Data.BF12]=&quot;&quot;;0;(IF([Data.BF12]=&quot;?&quot;;&quot;?&quot;;1)))" table:style-name="ce1">
            <text:p>0</text:p>
          </table:table-cell>
          <table:table-cell office:value-type="float" office:value="0" table:formula="of:=IF([Data.BG12]=&quot;&quot;;0;(IF([Data.BG12]=&quot;?&quot;;&quot;?&quot;;1)))" table:style-name="ce1">
            <text:p>0</text:p>
          </table:table-cell>
          <table:table-cell office:value-type="float" office:value="0" table:formula="of:=IF([Data.BH12]=&quot;&quot;;0;(IF([Data.BH12]=&quot;?&quot;;&quot;?&quot;;1)))" table:style-name="ce1">
            <text:p>0</text:p>
          </table:table-cell>
          <table:table-cell office:value-type="float" office:value="1" table:formula="of:=IF([Data.BI12]=&quot;&quot;;0;(IF([Data.BI12]=&quot;?&quot;;&quot;?&quot;;1)))" table:style-name="ce1">
            <text:p>1</text:p>
          </table:table-cell>
          <table:table-cell office:value-type="float" office:value="1" table:formula="of:=IF([Data.BJ12]=&quot;&quot;;0;(IF([Data.BJ12]=&quot;?&quot;;&quot;?&quot;;1)))" table:style-name="ce1">
            <text:p>1</text:p>
          </table:table-cell>
          <table:table-cell office:value-type="float" office:value="1" table:formula="of:=IF([Data.BK12]=&quot;&quot;;0;(IF([Data.BK12]=&quot;?&quot;;&quot;?&quot;;1)))" table:style-name="ce1">
            <text:p>1</text:p>
          </table:table-cell>
          <table:table-cell office:value-type="float" office:value="0" table:formula="of:=IF([Data.BL12]=&quot;&quot;;0;(IF([Data.BL12]=&quot;?&quot;;&quot;?&quot;;1)))" table:style-name="ce1">
            <text:p>0</text:p>
          </table:table-cell>
          <table:table-cell office:value-type="float" office:value="1" table:formula="of:=IF([Data.BM12]=&quot;&quot;;0;(IF([Data.BM12]=&quot;?&quot;;&quot;?&quot;;1)))" table:style-name="ce1">
            <text:p>1</text:p>
          </table:table-cell>
          <table:table-cell office:value-type="float" office:value="1" table:formula="of:=IF([Data.BN12]=&quot;&quot;;0;(IF([Data.BN12]=&quot;?&quot;;&quot;?&quot;;1)))" table:style-name="ce1">
            <text:p>1</text:p>
          </table:table-cell>
          <table:table-cell office:value-type="float" office:value="0" table:formula="of:=IF([Data.BO12]=&quot;&quot;;0;(IF([Data.BO12]=&quot;?&quot;;&quot;?&quot;;1)))" table:style-name="ce1">
            <text:p>0</text:p>
          </table:table-cell>
          <table:table-cell office:value-type="float" office:value="1" table:formula="of:=IF([Data.BP12]=&quot;&quot;;0;(IF([Data.BP12]=&quot;?&quot;;&quot;?&quot;;1)))" table:style-name="ce1">
            <text:p>1</text:p>
          </table:table-cell>
          <table:table-cell office:value-type="float" office:value="1" table:formula="of:=IF([Data.BQ12]=&quot;&quot;;0;(IF([Data.BQ12]=&quot;?&quot;;&quot;?&quot;;1)))" table:style-name="ce1">
            <text:p>1</text:p>
          </table:table-cell>
          <table:table-cell office:value-type="float" office:value="1" table:formula="of:=IF([Data.BR12]=&quot;&quot;;0;(IF([Data.BR12]=&quot;?&quot;;&quot;?&quot;;1)))" table:style-name="ce1">
            <text:p>1</text:p>
          </table:table-cell>
          <table:table-cell office:value-type="float" office:value="1" table:formula="of:=IF([Data.BS12]=&quot;&quot;;0;(IF([Data.BS12]=&quot;?&quot;;&quot;?&quot;;1)))" table:style-name="ce1">
            <text:p>1</text:p>
          </table:table-cell>
          <table:table-cell office:value-type="float" office:value="0" table:formula="of:=IF([Data.BT12]=&quot;&quot;;0;(IF([Data.BT12]=&quot;?&quot;;&quot;?&quot;;1)))" table:style-name="ce1">
            <text:p>0</text:p>
          </table:table-cell>
          <table:table-cell office:value-type="float" office:value="0" table:formula="of:=IF([Data.BU12]=&quot;&quot;;0;(IF([Data.BU12]=&quot;?&quot;;&quot;?&quot;;1)))" table:style-name="ce1">
            <text:p>0</text:p>
          </table:table-cell>
          <table:table-cell office:value-type="float" office:value="1" table:formula="of:=IF([Data.BV12]=&quot;&quot;;0;(IF([Data.BV12]=&quot;?&quot;;&quot;?&quot;;1)))" table:style-name="ce1">
            <text:p>1</text:p>
          </table:table-cell>
          <table:table-cell office:value-type="float" office:value="1" table:formula="of:=IF([Data.BW12]=&quot;&quot;;0;(IF([Data.BW12]=&quot;?&quot;;&quot;?&quot;;1)))" table:style-name="ce1">
            <text:p>1</text:p>
          </table:table-cell>
          <table:table-cell office:value-type="float" office:value="0" table:formula="of:=IF([Data.BX12]=&quot;&quot;;0;(IF([Data.BX12]=&quot;?&quot;;&quot;?&quot;;1)))" table:style-name="ce1">
            <text:p>0</text:p>
          </table:table-cell>
          <table:table-cell office:value-type="float" office:value="0" table:formula="of:=IF([Data.BY12]=&quot;&quot;;0;(IF([Data.BY12]=&quot;?&quot;;&quot;?&quot;;1)))" table:style-name="ce1">
            <text:p>0</text:p>
          </table:table-cell>
          <table:table-cell office:value-type="float" office:value="0" table:formula="of:=IF([Data.BZ12]=&quot;&quot;;0;(IF([Data.BZ12]=&quot;?&quot;;&quot;?&quot;;1)))" table:style-name="ce1">
            <text:p>0</text:p>
          </table:table-cell>
          <table:table-cell office:value-type="float" office:value="0" table:formula="of:=IF([Data.CA12]=&quot;&quot;;0;(IF([Data.CA12]=&quot;?&quot;;&quot;?&quot;;1)))" table:style-name="ce1">
            <text:p>0</text:p>
          </table:table-cell>
          <table:table-cell office:value-type="float" office:value="0" table:formula="of:=IF([Data.CB12]=&quot;&quot;;0;(IF([Data.CB12]=&quot;?&quot;;&quot;?&quot;;1)))" table:style-name="ce1">
            <text:p>0</text:p>
          </table:table-cell>
          <table:table-cell office:value-type="float" office:value="1" table:formula="of:=IF([Data.CC12]=&quot;&quot;;0;(IF([Data.CC12]=&quot;?&quot;;&quot;?&quot;;1)))" table:style-name="ce1">
            <text:p>1</text:p>
          </table:table-cell>
          <table:table-cell office:value-type="float" office:value="1" table:formula="of:=IF([Data.CD12]=&quot;&quot;;0;(IF([Data.CD12]=&quot;?&quot;;&quot;?&quot;;1)))" table:style-name="ce1">
            <text:p>1</text:p>
          </table:table-cell>
          <table:table-cell office:value-type="float" office:value="1" table:formula="of:=IF([Data.CE12]=&quot;&quot;;0;(IF([Data.CE12]=&quot;?&quot;;&quot;?&quot;;1)))" table:style-name="ce1">
            <text:p>1</text:p>
          </table:table-cell>
          <table:table-cell office:value-type="float" office:value="0" table:formula="of:=IF([Data.CF12]=&quot;&quot;;0;(IF([Data.CF12]=&quot;?&quot;;&quot;?&quot;;1)))" table:style-name="ce1">
            <text:p>0</text:p>
          </table:table-cell>
          <table:table-cell office:value-type="float" office:value="0" table:formula="of:=IF([Data.CG12]=&quot;&quot;;0;(IF([Data.CG12]=&quot;?&quot;;&quot;?&quot;;1)))" table:style-name="ce1">
            <text:p>0</text:p>
          </table:table-cell>
          <table:table-cell office:value-type="float" office:value="0" table:formula="of:=IF([Data.CH12]=&quot;&quot;;0;(IF([Data.CH12]=&quot;?&quot;;&quot;?&quot;;1)))" table:style-name="ce1">
            <text:p>0</text:p>
          </table:table-cell>
          <table:table-cell office:value-type="float" office:value="1" table:formula="of:=IF([Data.CI12]=&quot;&quot;;0;(IF([Data.CI12]=&quot;?&quot;;&quot;?&quot;;1)))" table:style-name="ce1">
            <text:p>1</text:p>
          </table:table-cell>
          <table:table-cell office:value-type="float" office:value="1" table:formula="of:=IF([Data.CJ12]=&quot;&quot;;0;(IF([Data.CJ12]=&quot;?&quot;;&quot;?&quot;;1)))" table:style-name="ce1">
            <text:p>1</text:p>
          </table:table-cell>
          <table:table-cell office:value-type="float" office:value="0" table:formula="of:=IF([Data.CK12]=&quot;&quot;;0;(IF([Data.CK12]=&quot;?&quot;;&quot;?&quot;;1)))" table:style-name="ce1">
            <text:p>0</text:p>
          </table:table-cell>
          <table:table-cell office:value-type="float" office:value="0" table:formula="of:=IF([Data.CL12]=&quot;&quot;;0;(IF([Data.CL12]=&quot;?&quot;;&quot;?&quot;;1)))" table:style-name="ce1">
            <text:p>0</text:p>
          </table:table-cell>
          <table:table-cell office:value-type="float" office:value="0" table:formula="of:=IF([Data.CM12]=&quot;&quot;;0;(IF([Data.CM12]=&quot;?&quot;;&quot;?&quot;;1)))" table:style-name="ce1">
            <text:p>0</text:p>
          </table:table-cell>
          <table:table-cell office:value-type="float" office:value="0" table:formula="of:=IF([Data.CN12]=&quot;&quot;;0;(IF([Data.CN12]=&quot;?&quot;;&quot;?&quot;;1)))" table:style-name="ce1">
            <text:p>0</text:p>
          </table:table-cell>
          <table:table-cell office:value-type="float" office:value="0" table:formula="of:=IF([Data.CO12]=&quot;&quot;;0;(IF([Data.CO12]=&quot;?&quot;;&quot;?&quot;;1)))" table:style-name="ce1">
            <text:p>0</text:p>
          </table:table-cell>
          <table:table-cell office:value-type="float" office:value="1" table:formula="of:=IF([Data.CP12]=&quot;&quot;;0;(IF([Data.CP12]=&quot;?&quot;;&quot;?&quot;;1)))" table:style-name="ce1">
            <text:p>1</text:p>
          </table:table-cell>
          <table:table-cell office:value-type="float" office:value="0" table:formula="of:=IF([Data.CQ12]=&quot;&quot;;0;(IF([Data.CQ12]=&quot;?&quot;;&quot;?&quot;;1)))" table:style-name="ce1">
            <text:p>0</text:p>
          </table:table-cell>
          <table:table-cell office:value-type="float" office:value="0" table:formula="of:=IF([Data.CR12]=&quot;&quot;;0;(IF([Data.CR12]=&quot;?&quot;;&quot;?&quot;;1)))" table:style-name="ce1">
            <text:p>0</text:p>
          </table:table-cell>
          <table:table-cell office:value-type="float" office:value="0" table:formula="of:=IF([Data.CS12]=&quot;&quot;;0;(IF([Data.CS12]=&quot;?&quot;;&quot;?&quot;;1)))" table:style-name="ce1">
            <text:p>0</text:p>
          </table:table-cell>
          <table:table-cell office:value-type="float" office:value="0" table:formula="of:=IF([Data.CT12]=&quot;&quot;;0;(IF([Data.CT12]=&quot;?&quot;;&quot;?&quot;;1)))" table:style-name="ce1">
            <text:p>0</text:p>
          </table:table-cell>
          <table:table-cell office:value-type="float" office:value="0" table:formula="of:=IF([Data.CU12]=&quot;&quot;;0;(IF([Data.CU12]=&quot;?&quot;;&quot;?&quot;;1)))" table:style-name="ce1">
            <text:p>0</text:p>
          </table:table-cell>
          <table:table-cell office:value-type="float" office:value="1" table:formula="of:=IF([Data.CV12]=&quot;&quot;;0;(IF([Data.CV12]=&quot;?&quot;;&quot;?&quot;;1)))" table:style-name="ce1">
            <text:p>1</text:p>
          </table:table-cell>
          <table:table-cell office:value-type="float" office:value="1" table:formula="of:=IF([Data.CW12]=&quot;&quot;;0;(IF([Data.CW12]=&quot;?&quot;;&quot;?&quot;;1)))" table:style-name="ce1">
            <text:p>1</text:p>
          </table:table-cell>
          <table:table-cell office:value-type="float" office:value="0" table:formula="of:=IF([Data.CX12]=&quot;&quot;;0;(IF([Data.CX12]=&quot;?&quot;;&quot;?&quot;;1)))" table:style-name="ce1">
            <text:p>0</text:p>
          </table:table-cell>
          <table:table-cell office:value-type="float" office:value="0" table:formula="of:=IF([Data.CY12]=&quot;&quot;;0;(IF([Data.CY12]=&quot;?&quot;;&quot;?&quot;;1)))" table:style-name="ce1">
            <text:p>0</text:p>
          </table:table-cell>
          <table:table-cell office:value-type="float" office:value="1" table:formula="of:=IF([Data.CZ12]=&quot;&quot;;0;(IF([Data.CZ12]=&quot;?&quot;;&quot;?&quot;;1)))" table:style-name="ce1">
            <text:p>1</text:p>
          </table:table-cell>
          <table:table-cell office:value-type="float" office:value="1" table:formula="of:=IF([Data.DA12]=&quot;&quot;;0;(IF([Data.DA12]=&quot;?&quot;;&quot;?&quot;;1)))" table:style-name="ce1">
            <text:p>1</text:p>
          </table:table-cell>
          <table:table-cell office:value-type="float" office:value="1" table:formula="of:=IF([Data.DB12]=&quot;&quot;;0;(IF([Data.DB12]=&quot;?&quot;;&quot;?&quot;;1)))" table:style-name="ce1">
            <text:p>1</text:p>
          </table:table-cell>
          <table:table-cell office:value-type="float" office:value="1" table:formula="of:=IF([Data.DC12]=&quot;&quot;;0;(IF([Data.DC12]=&quot;?&quot;;&quot;?&quot;;1)))" table:style-name="ce1">
            <text:p>1</text:p>
          </table:table-cell>
          <table:table-cell office:value-type="float" office:value="1" table:formula="of:=IF([Data.DD12]=&quot;&quot;;0;(IF([Data.DD12]=&quot;?&quot;;&quot;?&quot;;1)))" table:style-name="ce1">
            <text:p>1</text:p>
          </table:table-cell>
          <table:table-cell office:value-type="float" office:value="0" table:formula="of:=IF([Data.DE12]=&quot;&quot;;0;(IF([Data.DE12]=&quot;?&quot;;&quot;?&quot;;1)))" table:style-name="ce1">
            <text:p>0</text:p>
          </table:table-cell>
          <table:table-cell office:value-type="float" office:value="1" table:formula="of:=IF([Data.DF12]=&quot;&quot;;0;(IF([Data.DF12]=&quot;?&quot;;&quot;?&quot;;1)))" table:style-name="ce1">
            <text:p>1</text:p>
          </table:table-cell>
          <table:table-cell office:value-type="float" office:value="1" table:formula="of:=IF([Data.DG12]=&quot;&quot;;0;(IF([Data.DG12]=&quot;?&quot;;&quot;?&quot;;1)))" table:style-name="ce1">
            <text:p>1</text:p>
          </table:table-cell>
          <table:table-cell office:value-type="float" office:value="1" table:formula="of:=IF([Data.DH12]=&quot;&quot;;0;(IF([Data.DH12]=&quot;?&quot;;&quot;?&quot;;1)))" table:style-name="ce1">
            <text:p>1</text:p>
          </table:table-cell>
          <table:table-cell office:value-type="float" office:value="0" table:formula="of:=IF([Data.DI12]=&quot;&quot;;0;(IF([Data.DI12]=&quot;?&quot;;&quot;?&quot;;1)))" table:style-name="ce1">
            <text:p>0</text:p>
          </table:table-cell>
          <table:table-cell office:value-type="float" office:value="1" table:formula="of:=IF([Data.DJ12]=&quot;&quot;;0;(IF([Data.DJ12]=&quot;?&quot;;&quot;?&quot;;1)))" table:style-name="ce1">
            <text:p>1</text:p>
          </table:table-cell>
          <table:table-cell office:value-type="float" office:value="1" table:formula="of:=IF([Data.DK12]=&quot;&quot;;0;(IF([Data.DK12]=&quot;?&quot;;&quot;?&quot;;1)))" table:style-name="ce1">
            <text:p>1</text:p>
          </table:table-cell>
          <table:table-cell office:value-type="float" office:value="0" table:formula="of:=IF([Data.DL12]=&quot;&quot;;0;(IF([Data.DL12]=&quot;?&quot;;&quot;?&quot;;1)))" table:style-name="ce1">
            <text:p>0</text:p>
          </table:table-cell>
          <table:table-cell office:value-type="float" office:value="0" table:formula="of:=IF([Data.DM12]=&quot;&quot;;0;(IF([Data.DM12]=&quot;?&quot;;&quot;?&quot;;1)))" table:style-name="ce1">
            <text:p>0</text:p>
          </table:table-cell>
          <table:table-cell office:value-type="float" office:value="0" table:formula="of:=IF([Data.DN12]=&quot;&quot;;0;(IF([Data.DN12]=&quot;?&quot;;&quot;?&quot;;1)))" table:style-name="ce1">
            <text:p>0</text:p>
          </table:table-cell>
          <table:table-cell office:value-type="float" office:value="1" table:formula="of:=IF([Data.DO12]=&quot;&quot;;0;(IF([Data.DO12]=&quot;?&quot;;&quot;?&quot;;1)))" table:style-name="ce1">
            <text:p>1</text:p>
          </table:table-cell>
          <table:table-cell office:value-type="float" office:value="0" table:formula="of:=IF([Data.DP12]=&quot;&quot;;0;(IF([Data.DP12]=&quot;?&quot;;&quot;?&quot;;1)))" table:style-name="ce1">
            <text:p>0</text:p>
          </table:table-cell>
          <table:table-cell office:value-type="float" office:value="1" table:formula="of:=IF([Data.DQ12]=&quot;&quot;;0;(IF([Data.DQ12]=&quot;?&quot;;&quot;?&quot;;1)))" table:style-name="ce1">
            <text:p>1</text:p>
          </table:table-cell>
          <table:table-cell office:value-type="float" office:value="0" table:formula="of:=IF([Data.DR12]=&quot;&quot;;0;(IF([Data.DR12]=&quot;?&quot;;&quot;?&quot;;1)))" table:style-name="ce1">
            <text:p>0</text:p>
          </table:table-cell>
          <table:table-cell office:value-type="float" office:value="0" table:formula="of:=IF([Data.DS12]=&quot;&quot;;0;(IF([Data.DS12]=&quot;?&quot;;&quot;?&quot;;1)))" table:style-name="ce1">
            <text:p>0</text:p>
          </table:table-cell>
          <table:table-cell office:value-type="float" office:value="0" table:formula="of:=IF([Data.DT12]=&quot;&quot;;0;(IF([Data.DT12]=&quot;?&quot;;&quot;?&quot;;1)))" table:style-name="ce1">
            <text:p>0</text:p>
          </table:table-cell>
          <table:table-cell office:value-type="float" office:value="1" table:formula="of:=IF([Data.DU12]=&quot;&quot;;0;(IF([Data.DU12]=&quot;?&quot;;&quot;?&quot;;1)))" table:style-name="ce1">
            <text:p>1</text:p>
          </table:table-cell>
          <table:table-cell office:value-type="float" office:value="0" table:formula="of:=IF([Data.DV12]=&quot;&quot;;0;(IF([Data.DV12]=&quot;?&quot;;&quot;?&quot;;1)))" table:style-name="ce1">
            <text:p>0</text:p>
          </table:table-cell>
          <table:table-cell office:value-type="float" office:value="0" table:formula="of:=IF([Data.DW12]=&quot;&quot;;0;(IF([Data.DW12]=&quot;?&quot;;&quot;?&quot;;1)))" table:style-name="ce1">
            <text:p>0</text:p>
          </table:table-cell>
          <table:table-cell office:value-type="float" office:value="0" table:formula="of:=IF([Data.DX12]=&quot;&quot;;0;(IF([Data.DX12]=&quot;?&quot;;&quot;?&quot;;1)))" table:style-name="ce1">
            <text:p>0</text:p>
          </table:table-cell>
          <table:table-cell office:value-type="float" office:value="0" table:formula="of:=IF([Data.DY12]=&quot;&quot;;0;(IF([Data.DY12]=&quot;?&quot;;&quot;?&quot;;1)))" table:style-name="ce1">
            <text:p>0</text:p>
          </table:table-cell>
          <table:table-cell office:value-type="float" office:value="1" table:formula="of:=IF([Data.DZ12]=&quot;&quot;;0;(IF([Data.DZ12]=&quot;?&quot;;&quot;?&quot;;1)))" table:style-name="ce1">
            <text:p>1</text:p>
          </table:table-cell>
          <table:table-cell office:value-type="float" office:value="0" table:formula="of:=IF([Data.EA12]=&quot;&quot;;0;(IF([Data.EA12]=&quot;?&quot;;&quot;?&quot;;1)))" table:style-name="ce1">
            <text:p>0</text:p>
          </table:table-cell>
          <table:table-cell office:value-type="float" office:value="1" table:formula="of:=IF([Data.EB12]=&quot;&quot;;0;(IF([Data.EB12]=&quot;?&quot;;&quot;?&quot;;1)))" table:style-name="ce1">
            <text:p>1</text:p>
          </table:table-cell>
          <table:table-cell office:value-type="float" office:value="0" table:formula="of:=IF([Data.EC12]=&quot;&quot;;0;(IF([Data.EC12]=&quot;?&quot;;&quot;?&quot;;1)))" table:style-name="ce1">
            <text:p>0</text:p>
          </table:table-cell>
          <table:table-cell office:value-type="float" office:value="0" table:formula="of:=IF([Data.ED12]=&quot;&quot;;0;(IF([Data.ED12]=&quot;?&quot;;&quot;?&quot;;1)))" table:style-name="ce1">
            <text:p>0</text:p>
          </table:table-cell>
          <table:table-cell office:value-type="float" office:value="1" table:formula="of:=IF([Data.EE12]=&quot;&quot;;0;(IF([Data.EE12]=&quot;?&quot;;&quot;?&quot;;1)))" table:style-name="ce1">
            <text:p>1</text:p>
          </table:table-cell>
          <table:table-cell office:value-type="float" office:value="0" table:formula="of:=IF([Data.EF12]=&quot;&quot;;0;(IF([Data.EF12]=&quot;?&quot;;&quot;?&quot;;1)))" table:style-name="ce1">
            <text:p>0</text:p>
          </table:table-cell>
          <table:table-cell office:value-type="float" office:value="0" table:formula="of:=IF([Data.EG12]=&quot;&quot;;0;(IF([Data.EG12]=&quot;?&quot;;&quot;?&quot;;1)))" table:style-name="ce1">
            <text:p>0</text:p>
          </table:table-cell>
          <table:table-cell office:value-type="float" office:value="0" table:formula="of:=IF([Data.EH12]=&quot;&quot;;0;(IF([Data.EH12]=&quot;?&quot;;&quot;?&quot;;1)))" table:style-name="ce1">
            <text:p>0</text:p>
          </table:table-cell>
          <table:table-cell office:value-type="float" office:value="0" table:formula="of:=IF([Data.EI12]=&quot;&quot;;0;(IF([Data.EI12]=&quot;?&quot;;&quot;?&quot;;1)))" table:style-name="ce1">
            <text:p>0</text:p>
          </table:table-cell>
          <table:table-cell office:value-type="float" office:value="0" table:formula="of:=IF([Data.EJ12]=&quot;&quot;;0;(IF([Data.EJ12]=&quot;?&quot;;&quot;?&quot;;1)))" table:style-name="ce1">
            <text:p>0</text:p>
          </table:table-cell>
          <table:table-cell office:value-type="float" office:value="0" table:formula="of:=IF([Data.EK12]=&quot;&quot;;0;(IF([Data.EK12]=&quot;?&quot;;&quot;?&quot;;1)))" table:style-name="ce1">
            <text:p>0</text:p>
          </table:table-cell>
          <table:table-cell office:value-type="float" office:value="0" table:formula="of:=IF([Data.EL12]=&quot;&quot;;0;(IF([Data.EL12]=&quot;?&quot;;&quot;?&quot;;1)))" table:style-name="ce1">
            <text:p>0</text:p>
          </table:table-cell>
          <table:table-cell office:value-type="float" office:value="1" table:formula="of:=IF([Data.EM12]=&quot;&quot;;0;(IF([Data.EM12]=&quot;?&quot;;&quot;?&quot;;1)))" table:style-name="ce1">
            <text:p>1</text:p>
          </table:table-cell>
          <table:table-cell office:value-type="float" office:value="0" table:formula="of:=IF([Data.EN12]=&quot;&quot;;0;(IF([Data.EN12]=&quot;?&quot;;&quot;?&quot;;1)))" table:style-name="ce1">
            <text:p>0</text:p>
          </table:table-cell>
          <table:table-cell office:value-type="float" office:value="0" table:formula="of:=IF([Data.EO12]=&quot;&quot;;0;(IF([Data.EO12]=&quot;?&quot;;&quot;?&quot;;1)))" table:style-name="ce1">
            <text:p>0</text:p>
          </table:table-cell>
          <table:table-cell office:value-type="float" office:value="0" table:formula="of:=IF([Data.EP12]=&quot;&quot;;0;(IF([Data.EP12]=&quot;?&quot;;&quot;?&quot;;1)))" table:style-name="ce1">
            <text:p>0</text:p>
          </table:table-cell>
          <table:table-cell office:value-type="float" office:value="0" table:formula="of:=IF([Data.EQ12]=&quot;&quot;;0;(IF([Data.EQ12]=&quot;?&quot;;&quot;?&quot;;1)))" table:style-name="ce1">
            <text:p>0</text:p>
          </table:table-cell>
          <table:table-cell office:value-type="float" office:value="0" table:formula="of:=IF([Data.ER12]=&quot;&quot;;0;(IF([Data.ER12]=&quot;?&quot;;&quot;?&quot;;1)))" table:style-name="ce1">
            <text:p>0</text:p>
          </table:table-cell>
          <table:table-cell office:value-type="float" office:value="0" table:formula="of:=IF([Data.ES12]=&quot;&quot;;0;(IF([Data.ES12]=&quot;?&quot;;&quot;?&quot;;1)))" table:style-name="ce1">
            <text:p>0</text:p>
          </table:table-cell>
          <table:table-cell office:value-type="float" office:value="0" table:formula="of:=IF([Data.ET12]=&quot;&quot;;0;(IF([Data.ET12]=&quot;?&quot;;&quot;?&quot;;1)))" table:style-name="ce1">
            <text:p>0</text:p>
          </table:table-cell>
          <table:table-cell office:value-type="float" office:value="0" table:formula="of:=IF([Data.EU12]=&quot;&quot;;0;(IF([Data.EU12]=&quot;?&quot;;&quot;?&quot;;1)))" table:style-name="ce1">
            <text:p>0</text:p>
          </table:table-cell>
          <table:table-cell office:value-type="float" office:value="0" table:formula="of:=IF([Data.EV12]=&quot;&quot;;0;(IF([Data.EV12]=&quot;?&quot;;&quot;?&quot;;1)))" table:style-name="ce1">
            <text:p>0</text:p>
          </table:table-cell>
          <table:table-cell office:value-type="float" office:value="0" table:formula="of:=IF([Data.EW12]=&quot;&quot;;0;(IF([Data.EW12]=&quot;?&quot;;&quot;?&quot;;1)))" table:style-name="ce1">
            <text:p>0</text:p>
          </table:table-cell>
          <table:table-cell office:value-type="float" office:value="0" table:formula="of:=IF([Data.EX12]=&quot;&quot;;0;(IF([Data.EX12]=&quot;?&quot;;&quot;?&quot;;1)))" table:style-name="ce1">
            <text:p>0</text:p>
          </table:table-cell>
          <table:table-cell office:value-type="float" office:value="0" table:formula="of:=IF([Data.EY12]=&quot;&quot;;0;(IF([Data.EY12]=&quot;?&quot;;&quot;?&quot;;1)))" table:style-name="ce1">
            <text:p>0</text:p>
          </table:table-cell>
          <table:table-cell office:value-type="float" office:value="0" table:formula="of:=IF([Data.EZ12]=&quot;&quot;;0;(IF([Data.EZ12]=&quot;?&quot;;&quot;?&quot;;1)))" table:style-name="ce1">
            <text:p>0</text:p>
          </table:table-cell>
          <table:table-cell office:value-type="float" office:value="0" table:formula="of:=IF([Data.FA12]=&quot;&quot;;0;(IF([Data.FA12]=&quot;?&quot;;&quot;?&quot;;1)))" table:style-name="ce1">
            <text:p>0</text:p>
          </table:table-cell>
          <table:table-cell office:value-type="float" office:value="0" table:formula="of:=IF([Data.FB12]=&quot;&quot;;0;(IF([Data.FB12]=&quot;?&quot;;&quot;?&quot;;1)))" table:style-name="ce1">
            <text:p>0</text:p>
          </table:table-cell>
          <table:table-cell office:value-type="float" office:value="0" table:formula="of:=IF([Data.FC12]=&quot;&quot;;0;(IF([Data.FC12]=&quot;?&quot;;&quot;?&quot;;1)))" table:style-name="ce1">
            <text:p>0</text:p>
          </table:table-cell>
          <table:table-cell office:value-type="float" office:value="0" table:formula="of:=IF([Data.FD12]=&quot;&quot;;0;(IF([Data.FD12]=&quot;?&quot;;&quot;?&quot;;1)))" table:style-name="ce1">
            <text:p>0</text:p>
          </table:table-cell>
          <table:table-cell office:value-type="float" office:value="0" table:formula="of:=IF([Data.FE12]=&quot;&quot;;0;(IF([Data.FE12]=&quot;?&quot;;&quot;?&quot;;1)))" table:style-name="ce1">
            <text:p>0</text:p>
          </table:table-cell>
          <table:table-cell office:value-type="float" office:value="0" table:formula="of:=IF([Data.FF12]=&quot;&quot;;0;(IF([Data.FF12]=&quot;?&quot;;&quot;?&quot;;1)))" table:style-name="ce1">
            <text:p>0</text:p>
          </table:table-cell>
          <table:table-cell office:value-type="float" office:value="0" table:formula="of:=IF([Data.FG12]=&quot;&quot;;0;(IF([Data.FG12]=&quot;?&quot;;&quot;?&quot;;1)))" table:style-name="ce1">
            <text:p>0</text:p>
          </table:table-cell>
          <table:table-cell office:value-type="float" office:value="0" table:formula="of:=IF([Data.FH12]=&quot;&quot;;0;(IF([Data.FH12]=&quot;?&quot;;&quot;?&quot;;1)))" table:style-name="ce1">
            <text:p>0</text:p>
          </table:table-cell>
          <table:table-cell office:value-type="float" office:value="0" table:formula="of:=IF([Data.FI12]=&quot;&quot;;0;(IF([Data.FI12]=&quot;?&quot;;&quot;?&quot;;1)))" table:style-name="ce1">
            <text:p>0</text:p>
          </table:table-cell>
          <table:table-cell office:value-type="float" office:value="1" table:formula="of:=IF([Data.FJ12]=&quot;&quot;;0;(IF([Data.FJ12]=&quot;?&quot;;&quot;?&quot;;1)))" table:style-name="ce1">
            <text:p>1</text:p>
          </table:table-cell>
          <table:table-cell office:value-type="float" office:value="1" table:formula="of:=IF([Data.FK12]=&quot;&quot;;0;(IF([Data.FK12]=&quot;?&quot;;&quot;?&quot;;1)))" table:style-name="ce1">
            <text:p>1</text:p>
          </table:table-cell>
          <table:table-cell office:value-type="float" office:value="0" table:formula="of:=IF([Data.FL12]=&quot;&quot;;0;(IF([Data.FL12]=&quot;?&quot;;&quot;?&quot;;1)))" table:style-name="ce1">
            <text:p>0</text:p>
          </table:table-cell>
          <table:table-cell office:value-type="float" office:value="1" table:formula="of:=IF([Data.FM12]=&quot;&quot;;0;(IF([Data.FM12]=&quot;?&quot;;&quot;?&quot;;1)))" table:style-name="ce1">
            <text:p>1</text:p>
          </table:table-cell>
          <table:table-cell office:value-type="float" office:value="0" table:formula="of:=IF([Data.FN12]=&quot;&quot;;0;(IF([Data.FN12]=&quot;?&quot;;&quot;?&quot;;1)))" table:style-name="ce1">
            <text:p>0</text:p>
          </table:table-cell>
          <table:table-cell office:value-type="float" office:value="1" table:formula="of:=IF([Data.FO12]=&quot;&quot;;0;(IF([Data.FO12]=&quot;?&quot;;&quot;?&quot;;1)))" table:style-name="ce1">
            <text:p>1</text:p>
          </table:table-cell>
          <table:table-cell office:value-type="float" office:value="0" table:formula="of:=IF([Data.FP12]=&quot;&quot;;0;(IF([Data.FP12]=&quot;?&quot;;&quot;?&quot;;1)))" table:style-name="ce1">
            <text:p>0</text:p>
          </table:table-cell>
          <table:table-cell office:value-type="float" office:value="0" table:formula="of:=IF([Data.FQ12]=&quot;&quot;;0;(IF([Data.FQ12]=&quot;?&quot;;&quot;?&quot;;1)))" table:style-name="ce1">
            <text:p>0</text:p>
          </table:table-cell>
          <table:table-cell office:value-type="float" office:value="1" table:formula="of:=IF([Data.FR12]=&quot;&quot;;0;(IF([Data.FR12]=&quot;?&quot;;&quot;?&quot;;1)))" table:style-name="ce1">
            <text:p>1</text:p>
          </table:table-cell>
          <table:table-cell office:value-type="float" office:value="1" table:formula="of:=IF([Data.FS12]=&quot;&quot;;0;(IF([Data.FS12]=&quot;?&quot;;&quot;?&quot;;1)))" table:style-name="ce1">
            <text:p>1</text:p>
          </table:table-cell>
          <table:table-cell office:value-type="float" office:value="1" table:formula="of:=IF([Data.FT12]=&quot;&quot;;0;(IF([Data.FT12]=&quot;?&quot;;&quot;?&quot;;1)))" table:style-name="ce1">
            <text:p>1</text:p>
          </table:table-cell>
          <table:table-cell office:value-type="float" office:value="0" table:formula="of:=IF([Data.FU12]=&quot;&quot;;0;(IF([Data.FU12]=&quot;?&quot;;&quot;?&quot;;1)))" table:style-name="ce1">
            <text:p>0</text:p>
          </table:table-cell>
          <table:table-cell office:value-type="float" office:value="0" table:formula="of:=IF([Data.FV12]=&quot;&quot;;0;(IF([Data.FV12]=&quot;?&quot;;&quot;?&quot;;1)))" table:style-name="ce1">
            <text:p>0</text:p>
          </table:table-cell>
          <table:table-cell office:value-type="float" office:value="0" table:formula="of:=IF([Data.FW12]=&quot;&quot;;0;(IF([Data.FW12]=&quot;?&quot;;&quot;?&quot;;1)))" table:style-name="ce1">
            <text:p>0</text:p>
          </table:table-cell>
          <table:table-cell office:value-type="float" office:value="1" table:formula="of:=IF([Data.FX12]=&quot;&quot;;0;(IF([Data.FX12]=&quot;?&quot;;&quot;?&quot;;1)))" table:style-name="ce1">
            <text:p>1</text:p>
          </table:table-cell>
          <table:table-cell office:value-type="float" office:value="0" table:formula="of:=IF([Data.FY12]=&quot;&quot;;0;(IF([Data.FY12]=&quot;?&quot;;&quot;?&quot;;1)))" table:style-name="ce1">
            <text:p>0</text:p>
          </table:table-cell>
          <table:table-cell office:value-type="float" office:value="1" table:formula="of:=IF([Data.FZ12]=&quot;&quot;;0;(IF([Data.FZ12]=&quot;?&quot;;&quot;?&quot;;1)))" table:style-name="ce1">
            <text:p>1</text:p>
          </table:table-cell>
          <table:table-cell office:value-type="float" office:value="1" table:formula="of:=IF([Data.GA12]=&quot;&quot;;0;(IF([Data.GA12]=&quot;?&quot;;&quot;?&quot;;1)))" table:style-name="ce1">
            <text:p>1</text:p>
          </table:table-cell>
          <table:table-cell office:value-type="float" office:value="0" table:formula="of:=IF([Data.GB12]=&quot;&quot;;0;(IF([Data.GB12]=&quot;?&quot;;&quot;?&quot;;1)))" table:style-name="ce1">
            <text:p>0</text:p>
          </table:table-cell>
          <table:table-cell office:value-type="float" office:value="0" table:formula="of:=IF([Data.GC12]=&quot;&quot;;0;(IF([Data.GC12]=&quot;?&quot;;&quot;?&quot;;1)))" table:style-name="ce1">
            <text:p>0</text:p>
          </table:table-cell>
          <table:table-cell office:value-type="float" office:value="1" table:formula="of:=IF([Data.GD12]=&quot;&quot;;0;(IF([Data.GD12]=&quot;?&quot;;&quot;?&quot;;1)))" table:style-name="ce1">
            <text:p>1</text:p>
          </table:table-cell>
          <table:table-cell office:value-type="float" office:value="0" table:formula="of:=IF([Data.GE12]=&quot;&quot;;0;(IF([Data.GE12]=&quot;?&quot;;&quot;?&quot;;1)))" table:style-name="ce1">
            <text:p>0</text:p>
          </table:table-cell>
          <table:table-cell office:value-type="float" office:value="0" table:formula="of:=IF([Data.GF12]=&quot;&quot;;0;(IF([Data.GF12]=&quot;?&quot;;&quot;?&quot;;1)))" table:style-name="ce1">
            <text:p>0</text:p>
          </table:table-cell>
          <table:table-cell office:value-type="float" office:value="0" table:formula="of:=IF([Data.GG12]=&quot;&quot;;0;(IF([Data.GG12]=&quot;?&quot;;&quot;?&quot;;1)))" table:style-name="ce1">
            <text:p>0</text:p>
          </table:table-cell>
          <table:table-cell office:value-type="float" office:value="1" table:formula="of:=IF([Data.GH12]=&quot;&quot;;0;(IF([Data.GH12]=&quot;?&quot;;&quot;?&quot;;1)))" table:style-name="ce1">
            <text:p>1</text:p>
          </table:table-cell>
          <table:table-cell office:value-type="float" office:value="0" table:formula="of:=IF([Data.GI12]=&quot;&quot;;0;(IF([Data.GI12]=&quot;?&quot;;&quot;?&quot;;1)))" table:style-name="ce1">
            <text:p>0</text:p>
          </table:table-cell>
          <table:table-cell office:value-type="float" office:value="1" table:formula="of:=IF([Data.GJ12]=&quot;&quot;;0;(IF([Data.GJ12]=&quot;?&quot;;&quot;?&quot;;1)))" table:style-name="ce1">
            <text:p>1</text:p>
          </table:table-cell>
          <table:table-cell office:value-type="float" office:value="0" table:formula="of:=IF([Data.GK12]=&quot;&quot;;0;(IF([Data.GK12]=&quot;?&quot;;&quot;?&quot;;1)))" table:style-name="ce1">
            <text:p>0</text:p>
          </table:table-cell>
          <table:table-cell office:value-type="float" office:value="1" table:formula="of:=IF([Data.GL12]=&quot;&quot;;0;(IF([Data.GL12]=&quot;?&quot;;&quot;?&quot;;1)))" table:style-name="ce1">
            <text:p>1</text:p>
          </table:table-cell>
          <table:table-cell office:value-type="float" office:value="0" table:formula="of:=IF([Data.GM12]=&quot;&quot;;0;(IF([Data.GM12]=&quot;?&quot;;&quot;?&quot;;1)))" table:style-name="ce1">
            <text:p>0</text:p>
          </table:table-cell>
          <table:table-cell office:value-type="float" office:value="0" table:formula="of:=IF([Data.GN12]=&quot;&quot;;0;(IF([Data.GN12]=&quot;?&quot;;&quot;?&quot;;1)))" table:style-name="ce1">
            <text:p>0</text:p>
          </table:table-cell>
          <table:table-cell office:value-type="float" office:value="0" table:formula="of:=IF([Data.GO12]=&quot;&quot;;0;(IF([Data.GO12]=&quot;?&quot;;&quot;?&quot;;1)))" table:style-name="ce1">
            <text:p>0</text:p>
          </table:table-cell>
          <table:table-cell office:value-type="float" office:value="0" table:formula="of:=IF([Data.GP12]=&quot;&quot;;0;(IF([Data.GP12]=&quot;?&quot;;&quot;?&quot;;1)))" table:style-name="ce1">
            <text:p>0</text:p>
          </table:table-cell>
          <table:table-cell office:value-type="float" office:value="0" table:formula="of:=IF([Data.GQ12]=&quot;&quot;;0;(IF([Data.GQ12]=&quot;?&quot;;&quot;?&quot;;1)))" table:style-name="ce1">
            <text:p>0</text:p>
          </table:table-cell>
          <table:table-cell office:value-type="float" office:value="0" table:formula="of:=IF([Data.GR12]=&quot;&quot;;0;(IF([Data.GR12]=&quot;?&quot;;&quot;?&quot;;1)))" table:style-name="ce1">
            <text:p>0</text:p>
          </table:table-cell>
          <table:table-cell office:value-type="float" office:value="0" table:formula="of:=IF([Data.GS12]=&quot;&quot;;0;(IF([Data.GS12]=&quot;?&quot;;&quot;?&quot;;1)))" table:style-name="ce1">
            <text:p>0</text:p>
          </table:table-cell>
          <table:table-cell office:value-type="float" office:value="0" table:formula="of:=IF([Data.GT12]=&quot;&quot;;0;(IF([Data.GT12]=&quot;?&quot;;&quot;?&quot;;1)))" table:style-name="ce1">
            <text:p>0</text:p>
          </table:table-cell>
          <table:table-cell office:value-type="float" office:value="0" table:formula="of:=IF([Data.GU12]=&quot;&quot;;0;(IF([Data.GU12]=&quot;?&quot;;&quot;?&quot;;1)))" table:style-name="ce1">
            <text:p>0</text:p>
          </table:table-cell>
          <table:table-cell office:value-type="float" office:value="0" table:formula="of:=IF([Data.GV12]=&quot;&quot;;0;(IF([Data.GV12]=&quot;?&quot;;&quot;?&quot;;1)))" table:style-name="ce1">
            <text:p>0</text:p>
          </table:table-cell>
          <table:table-cell office:value-type="float" office:value="0" table:formula="of:=IF([Data.GW12]=&quot;&quot;;0;(IF([Data.GW12]=&quot;?&quot;;&quot;?&quot;;1)))" table:style-name="ce1">
            <text:p>0</text:p>
          </table:table-cell>
          <table:table-cell office:value-type="float" office:value="0" table:formula="of:=IF([Data.GX12]=&quot;&quot;;0;(IF([Data.GX12]=&quot;?&quot;;&quot;?&quot;;1)))" table:style-name="ce1">
            <text:p>0</text:p>
          </table:table-cell>
          <table:table-cell office:value-type="float" office:value="0" table:formula="of:=IF([Data.GY12]=&quot;&quot;;0;(IF([Data.GY12]=&quot;?&quot;;&quot;?&quot;;1)))" table:style-name="ce1">
            <text:p>0</text:p>
          </table:table-cell>
          <table:table-cell office:value-type="float" office:value="0" table:formula="of:=IF([Data.GZ12]=&quot;&quot;;0;(IF([Data.GZ12]=&quot;?&quot;;&quot;?&quot;;1)))" table:style-name="ce1">
            <text:p>0</text:p>
          </table:table-cell>
          <table:table-cell office:value-type="float" office:value="0" table:formula="of:=IF([Data.HA12]=&quot;&quot;;0;(IF([Data.HA12]=&quot;?&quot;;&quot;?&quot;;1)))" table:style-name="ce1">
            <text:p>0</text:p>
          </table:table-cell>
          <table:table-cell office:value-type="float" office:value="0" table:formula="of:=IF([Data.HB12]=&quot;&quot;;0;(IF([Data.HB12]=&quot;?&quot;;&quot;?&quot;;1)))" table:style-name="ce1">
            <text:p>0</text:p>
          </table:table-cell>
          <table:table-cell office:value-type="float" office:value="0" table:formula="of:=IF([Data.HC12]=&quot;&quot;;0;(IF([Data.HC12]=&quot;?&quot;;&quot;?&quot;;1)))" table:style-name="ce1">
            <text:p>0</text:p>
          </table:table-cell>
          <table:table-cell office:value-type="float" office:value="0" table:formula="of:=IF([Data.HD12]=&quot;&quot;;0;(IF([Data.HD12]=&quot;?&quot;;&quot;?&quot;;1)))" table:style-name="ce1">
            <text:p>0</text:p>
          </table:table-cell>
          <table:table-cell office:value-type="float" office:value="0" table:formula="of:=IF([Data.HE12]=&quot;&quot;;0;(IF([Data.HE12]=&quot;?&quot;;&quot;?&quot;;1)))" table:style-name="ce1">
            <text:p>0</text:p>
          </table:table-cell>
          <table:table-cell office:value-type="float" office:value="0" table:formula="of:=IF([Data.HF12]=&quot;&quot;;0;(IF([Data.HF12]=&quot;?&quot;;&quot;?&quot;;1)))" table:style-name="ce1">
            <text:p>0</text:p>
          </table:table-cell>
          <table:table-cell office:value-type="float" office:value="0" table:formula="of:=IF([Data.HG12]=&quot;&quot;;0;(IF([Data.HG12]=&quot;?&quot;;&quot;?&quot;;1)))" table:style-name="ce1">
            <text:p>0</text:p>
          </table:table-cell>
          <table:table-cell office:value-type="float" office:value="0" table:formula="of:=IF([Data.HH12]=&quot;&quot;;0;(IF([Data.HH12]=&quot;?&quot;;&quot;?&quot;;1)))" table:style-name="ce1">
            <text:p>0</text:p>
          </table:table-cell>
          <table:table-cell office:value-type="float" office:value="0" table:formula="of:=IF([Data.HI12]=&quot;&quot;;0;(IF([Data.HI12]=&quot;?&quot;;&quot;?&quot;;1)))" table:style-name="ce1">
            <text:p>0</text:p>
          </table:table-cell>
          <table:table-cell office:value-type="float" office:value="0" table:formula="of:=IF([Data.HJ12]=&quot;&quot;;0;(IF([Data.HJ12]=&quot;?&quot;;&quot;?&quot;;1)))" table:style-name="ce1">
            <text:p>0</text:p>
          </table:table-cell>
          <table:table-cell office:value-type="float" office:value="0" table:formula="of:=IF([Data.HK12]=&quot;&quot;;0;(IF([Data.HK12]=&quot;?&quot;;&quot;?&quot;;1)))" table:style-name="ce1">
            <text:p>0</text:p>
          </table:table-cell>
          <table:table-cell office:value-type="float" office:value="0" table:formula="of:=IF([Data.HL12]=&quot;&quot;;0;(IF([Data.HL12]=&quot;?&quot;;&quot;?&quot;;1)))" table:style-name="ce1">
            <text:p>0</text:p>
          </table:table-cell>
          <table:table-cell office:value-type="float" office:value="0" table:formula="of:=IF([Data.HM12]=&quot;&quot;;0;(IF([Data.HM12]=&quot;?&quot;;&quot;?&quot;;1)))" table:style-name="ce1">
            <text:p>0</text:p>
          </table:table-cell>
          <table:table-cell office:value-type="float" office:value="0" table:formula="of:=IF([Data.HN12]=&quot;&quot;;0;(IF([Data.HN12]=&quot;?&quot;;&quot;?&quot;;1)))" table:style-name="ce1">
            <text:p>0</text:p>
          </table:table-cell>
          <table:table-cell office:value-type="float" office:value="0" table:formula="of:=IF([Data.HO12]=&quot;&quot;;0;(IF([Data.HO12]=&quot;?&quot;;&quot;?&quot;;1)))" table:style-name="ce1">
            <text:p>0</text:p>
          </table:table-cell>
          <table:table-cell office:value-type="float" office:value="0" table:formula="of:=IF([Data.HP12]=&quot;&quot;;0;(IF([Data.HP12]=&quot;?&quot;;&quot;?&quot;;1)))" table:style-name="ce1">
            <text:p>0</text:p>
          </table:table-cell>
          <table:table-cell office:value-type="float" office:value="0" table:formula="of:=IF([Data.HQ12]=&quot;&quot;;0;(IF([Data.HQ12]=&quot;?&quot;;&quot;?&quot;;1)))" table:style-name="ce1">
            <text:p>0</text:p>
          </table:table-cell>
          <table:table-cell office:value-type="float" office:value="0" table:formula="of:=IF([Data.HR12]=&quot;&quot;;0;(IF([Data.HR12]=&quot;?&quot;;&quot;?&quot;;1)))" table:style-name="ce1">
            <text:p>0</text:p>
          </table:table-cell>
          <table:table-cell office:value-type="float" office:value="0" table:formula="of:=IF([Data.HS12]=&quot;&quot;;0;(IF([Data.HS12]=&quot;?&quot;;&quot;?&quot;;1)))" table:style-name="ce1">
            <text:p>0</text:p>
          </table:table-cell>
          <table:table-cell office:value-type="float" office:value="0" table:formula="of:=IF([Data.HT12]=&quot;&quot;;0;(IF([Data.HT12]=&quot;?&quot;;&quot;?&quot;;1)))" table:style-name="ce1">
            <text:p>0</text:p>
          </table:table-cell>
          <table:table-cell office:value-type="float" office:value="0" table:formula="of:=IF([Data.HU12]=&quot;&quot;;0;(IF([Data.HU12]=&quot;?&quot;;&quot;?&quot;;1)))" table:style-name="ce1">
            <text:p>0</text:p>
          </table:table-cell>
          <table:table-cell office:value-type="float" office:value="0" table:formula="of:=IF([Data.HV12]=&quot;&quot;;0;(IF([Data.HV12]=&quot;?&quot;;&quot;?&quot;;1)))" table:style-name="ce1">
            <text:p>0</text:p>
          </table:table-cell>
          <table:table-cell office:value-type="float" office:value="0" table:formula="of:=IF([Data.HW12]=&quot;&quot;;0;(IF([Data.HW12]=&quot;?&quot;;&quot;?&quot;;1)))" table:style-name="ce1">
            <text:p>0</text:p>
          </table:table-cell>
          <table:table-cell office:value-type="float" office:value="0" table:formula="of:=IF([Data.HX12]=&quot;&quot;;0;(IF([Data.HX12]=&quot;?&quot;;&quot;?&quot;;1)))" table:style-name="ce1">
            <text:p>0</text:p>
          </table:table-cell>
          <table:table-cell office:value-type="float" office:value="0" table:formula="of:=IF([Data.HY12]=&quot;&quot;;0;(IF([Data.HY12]=&quot;?&quot;;&quot;?&quot;;1)))" table:style-name="ce1">
            <text:p>0</text:p>
          </table:table-cell>
          <table:table-cell office:value-type="float" office:value="0" table:formula="of:=IF([Data.HZ12]=&quot;&quot;;0;(IF([Data.HZ12]=&quot;?&quot;;&quot;?&quot;;1)))" table:style-name="ce1">
            <text:p>0</text:p>
          </table:table-cell>
          <table:table-cell office:value-type="float" office:value="0" table:formula="of:=IF([Data.IA12]=&quot;&quot;;0;(IF([Data.IA12]=&quot;?&quot;;&quot;?&quot;;1)))" table:style-name="ce1">
            <text:p>0</text:p>
          </table:table-cell>
          <table:table-cell office:value-type="float" office:value="0" table:formula="of:=IF([Data.IB12]=&quot;&quot;;0;(IF([Data.IB12]=&quot;?&quot;;&quot;?&quot;;1)))" table:style-name="ce1">
            <text:p>0</text:p>
          </table:table-cell>
          <table:table-cell office:value-type="float" office:value="0" table:formula="of:=IF([Data.IC12]=&quot;&quot;;0;(IF([Data.IC12]=&quot;?&quot;;&quot;?&quot;;1)))" table:style-name="ce1">
            <text:p>0</text:p>
          </table:table-cell>
          <table:table-cell office:value-type="float" office:value="0" table:formula="of:=IF([Data.ID12]=&quot;&quot;;0;(IF([Data.ID12]=&quot;?&quot;;&quot;?&quot;;1)))" table:style-name="ce1">
            <text:p>0</text:p>
          </table:table-cell>
          <table:table-cell office:value-type="float" office:value="0" table:formula="of:=IF([Data.IE12]=&quot;&quot;;0;(IF([Data.IE12]=&quot;?&quot;;&quot;?&quot;;1)))" table:style-name="ce1">
            <text:p>0</text:p>
          </table:table-cell>
          <table:table-cell office:value-type="float" office:value="0" table:formula="of:=IF([Data.IF12]=&quot;&quot;;0;(IF([Data.IF12]=&quot;?&quot;;&quot;?&quot;;1)))" table:style-name="ce1">
            <text:p>0</text:p>
          </table:table-cell>
          <table:table-cell office:value-type="float" office:value="0" table:formula="of:=IF([Data.IG12]=&quot;&quot;;0;(IF([Data.IG12]=&quot;?&quot;;&quot;?&quot;;1)))" table:style-name="ce1">
            <text:p>0</text:p>
          </table:table-cell>
          <table:table-cell office:value-type="float" office:value="0" table:formula="of:=IF([Data.IH12]=&quot;&quot;;0;(IF([Data.IH12]=&quot;?&quot;;&quot;?&quot;;1)))" table:style-name="ce1">
            <text:p>0</text:p>
          </table:table-cell>
          <table:table-cell office:value-type="float" office:value="0" table:formula="of:=IF([Data.II12]=&quot;&quot;;0;(IF([Data.II12]=&quot;?&quot;;&quot;?&quot;;1)))" table:style-name="ce1">
            <text:p>0</text:p>
          </table:table-cell>
          <table:table-cell office:value-type="float" office:value="0" table:formula="of:=IF([Data.IJ12]=&quot;&quot;;0;(IF([Data.IJ12]=&quot;?&quot;;&quot;?&quot;;1)))" table:style-name="ce1">
            <text:p>0</text:p>
          </table:table-cell>
          <table:table-cell office:value-type="float" office:value="0" table:formula="of:=IF([Data.IK12]=&quot;&quot;;0;(IF([Data.IK12]=&quot;?&quot;;&quot;?&quot;;1)))" table:style-name="ce1">
            <text:p>0</text:p>
          </table:table-cell>
          <table:table-cell table:number-columns-repeated="2" table:style-name="ce1"/>
          <table:table-cell office:value-type="float" office:value="64" table:formula="of:=SUM([.B10:.HI10])" table:style-name="ce1">
            <text:p>64</text:p>
          </table:table-cell>
          <table:table-cell table:number-columns-repeated="16164"/>
        </table:table-row>
        <table:table-row table:style-name="ro3">
          <table:table-cell office:value-type="string" office:string-value="TswXamNuea" table:formula="of:=[Data.C13]" table:style-name="ce1">
            <text:p>TswXamNuea</text:p>
          </table:table-cell>
          <table:table-cell office:value-type="float" office:value="1" table:formula="of:=IF([Data.AD13]=&quot;&quot;;0;(IF([Data.AD13]=&quot;?&quot;;&quot;?&quot;;1)))" table:style-name="ce1">
            <text:p>1</text:p>
          </table:table-cell>
          <table:table-cell office:value-type="float" office:value="0" table:formula="of:=IF([Data.AE13]=&quot;&quot;;0;(IF([Data.AE13]=&quot;?&quot;;&quot;?&quot;;1)))" table:style-name="ce1">
            <text:p>0</text:p>
          </table:table-cell>
          <table:table-cell office:value-type="float" office:value="1" table:formula="of:=IF([Data.AF13]=&quot;&quot;;0;(IF([Data.AF13]=&quot;?&quot;;&quot;?&quot;;1)))" table:style-name="ce1">
            <text:p>1</text:p>
          </table:table-cell>
          <table:table-cell office:value-type="float" office:value="1" table:formula="of:=IF([Data.AG13]=&quot;&quot;;0;(IF([Data.AG13]=&quot;?&quot;;&quot;?&quot;;1)))" table:style-name="ce1">
            <text:p>1</text:p>
          </table:table-cell>
          <table:table-cell office:value-type="float" office:value="1" table:formula="of:=IF([Data.AH13]=&quot;&quot;;0;(IF([Data.AH13]=&quot;?&quot;;&quot;?&quot;;1)))" table:style-name="ce1">
            <text:p>1</text:p>
          </table:table-cell>
          <table:table-cell office:value-type="float" office:value="1" table:formula="of:=IF([Data.AI13]=&quot;&quot;;0;(IF([Data.AI13]=&quot;?&quot;;&quot;?&quot;;1)))" table:style-name="ce1">
            <text:p>1</text:p>
          </table:table-cell>
          <table:table-cell office:value-type="float" office:value="1" table:formula="of:=IF([Data.AJ13]=&quot;&quot;;0;(IF([Data.AJ13]=&quot;?&quot;;&quot;?&quot;;1)))" table:style-name="ce1">
            <text:p>1</text:p>
          </table:table-cell>
          <table:table-cell office:value-type="float" office:value="1" table:formula="of:=IF([Data.AK13]=&quot;&quot;;0;(IF([Data.AK13]=&quot;?&quot;;&quot;?&quot;;1)))" table:style-name="ce1">
            <text:p>1</text:p>
          </table:table-cell>
          <table:table-cell office:value-type="float" office:value="0" table:formula="of:=IF([Data.AL13]=&quot;&quot;;0;(IF([Data.AL13]=&quot;?&quot;;&quot;?&quot;;1)))" table:style-name="ce1">
            <text:p>0</text:p>
          </table:table-cell>
          <table:table-cell office:value-type="float" office:value="0" table:formula="of:=IF([Data.AM13]=&quot;&quot;;0;(IF([Data.AM13]=&quot;?&quot;;&quot;?&quot;;1)))" table:style-name="ce1">
            <text:p>0</text:p>
          </table:table-cell>
          <table:table-cell office:value-type="float" office:value="1" table:formula="of:=IF([Data.AN13]=&quot;&quot;;0;(IF([Data.AN13]=&quot;?&quot;;&quot;?&quot;;1)))" table:style-name="ce1">
            <text:p>1</text:p>
          </table:table-cell>
          <table:table-cell office:value-type="float" office:value="0" table:formula="of:=IF([Data.AO13]=&quot;&quot;;0;(IF([Data.AO13]=&quot;?&quot;;&quot;?&quot;;1)))" table:style-name="ce1">
            <text:p>0</text:p>
          </table:table-cell>
          <table:table-cell office:value-type="float" office:value="1" table:formula="of:=IF([Data.AP13]=&quot;&quot;;0;(IF([Data.AP13]=&quot;?&quot;;&quot;?&quot;;1)))" table:style-name="ce1">
            <text:p>1</text:p>
          </table:table-cell>
          <table:table-cell office:value-type="float" office:value="1" table:formula="of:=IF([Data.AQ13]=&quot;&quot;;0;(IF([Data.AQ13]=&quot;?&quot;;&quot;?&quot;;1)))" table:style-name="ce1">
            <text:p>1</text:p>
          </table:table-cell>
          <table:table-cell office:value-type="float" office:value="1" table:formula="of:=IF([Data.AR13]=&quot;&quot;;0;(IF([Data.AR13]=&quot;?&quot;;&quot;?&quot;;1)))" table:style-name="ce1">
            <text:p>1</text:p>
          </table:table-cell>
          <table:table-cell office:value-type="float" office:value="0" table:formula="of:=IF([Data.AS13]=&quot;&quot;;0;(IF([Data.AS13]=&quot;?&quot;;&quot;?&quot;;1)))" table:style-name="ce1">
            <text:p>0</text:p>
          </table:table-cell>
          <table:table-cell office:value-type="float" office:value="1" table:formula="of:=IF([Data.AT13]=&quot;&quot;;0;(IF([Data.AT13]=&quot;?&quot;;&quot;?&quot;;1)))" table:style-name="ce1">
            <text:p>1</text:p>
          </table:table-cell>
          <table:table-cell office:value-type="float" office:value="1" table:formula="of:=IF([Data.AU13]=&quot;&quot;;0;(IF([Data.AU13]=&quot;?&quot;;&quot;?&quot;;1)))" table:style-name="ce1">
            <text:p>1</text:p>
          </table:table-cell>
          <table:table-cell office:value-type="float" office:value="0" table:formula="of:=IF([Data.AV13]=&quot;&quot;;0;(IF([Data.AV13]=&quot;?&quot;;&quot;?&quot;;1)))" table:style-name="ce1">
            <text:p>0</text:p>
          </table:table-cell>
          <table:table-cell office:value-type="float" office:value="1" table:formula="of:=IF([Data.AW13]=&quot;&quot;;0;(IF([Data.AW13]=&quot;?&quot;;&quot;?&quot;;1)))" table:style-name="ce1">
            <text:p>1</text:p>
          </table:table-cell>
          <table:table-cell office:value-type="float" office:value="0" table:formula="of:=IF([Data.AX13]=&quot;&quot;;0;(IF([Data.AX13]=&quot;?&quot;;&quot;?&quot;;1)))" table:style-name="ce1">
            <text:p>0</text:p>
          </table:table-cell>
          <table:table-cell office:value-type="float" office:value="0" table:formula="of:=IF([Data.AY13]=&quot;&quot;;0;(IF([Data.AY13]=&quot;?&quot;;&quot;?&quot;;1)))" table:style-name="ce1">
            <text:p>0</text:p>
          </table:table-cell>
          <table:table-cell office:value-type="float" office:value="0" table:formula="of:=IF([Data.AZ13]=&quot;&quot;;0;(IF([Data.AZ13]=&quot;?&quot;;&quot;?&quot;;1)))" table:style-name="ce1">
            <text:p>0</text:p>
          </table:table-cell>
          <table:table-cell office:value-type="float" office:value="0" table:formula="of:=IF([Data.BA13]=&quot;&quot;;0;(IF([Data.BA13]=&quot;?&quot;;&quot;?&quot;;1)))" table:style-name="ce1">
            <text:p>0</text:p>
          </table:table-cell>
          <table:table-cell office:value-type="float" office:value="0" table:formula="of:=IF([Data.BB13]=&quot;&quot;;0;(IF([Data.BB13]=&quot;?&quot;;&quot;?&quot;;1)))" table:style-name="ce1">
            <text:p>0</text:p>
          </table:table-cell>
          <table:table-cell office:value-type="float" office:value="0" table:formula="of:=IF([Data.BC13]=&quot;&quot;;0;(IF([Data.BC13]=&quot;?&quot;;&quot;?&quot;;1)))" table:style-name="ce1">
            <text:p>0</text:p>
          </table:table-cell>
          <table:table-cell office:value-type="float" office:value="0" table:formula="of:=IF([Data.BD13]=&quot;&quot;;0;(IF([Data.BD13]=&quot;?&quot;;&quot;?&quot;;1)))" table:style-name="ce1">
            <text:p>0</text:p>
          </table:table-cell>
          <table:table-cell office:value-type="float" office:value="0" table:formula="of:=IF([Data.BE13]=&quot;&quot;;0;(IF([Data.BE13]=&quot;?&quot;;&quot;?&quot;;1)))" table:style-name="ce1">
            <text:p>0</text:p>
          </table:table-cell>
          <table:table-cell office:value-type="float" office:value="0" table:formula="of:=IF([Data.BF13]=&quot;&quot;;0;(IF([Data.BF13]=&quot;?&quot;;&quot;?&quot;;1)))" table:style-name="ce1">
            <text:p>0</text:p>
          </table:table-cell>
          <table:table-cell office:value-type="float" office:value="0" table:formula="of:=IF([Data.BG13]=&quot;&quot;;0;(IF([Data.BG13]=&quot;?&quot;;&quot;?&quot;;1)))" table:style-name="ce1">
            <text:p>0</text:p>
          </table:table-cell>
          <table:table-cell office:value-type="float" office:value="0" table:formula="of:=IF([Data.BH13]=&quot;&quot;;0;(IF([Data.BH13]=&quot;?&quot;;&quot;?&quot;;1)))" table:style-name="ce1">
            <text:p>0</text:p>
          </table:table-cell>
          <table:table-cell office:value-type="float" office:value="1" table:formula="of:=IF([Data.BI13]=&quot;&quot;;0;(IF([Data.BI13]=&quot;?&quot;;&quot;?&quot;;1)))" table:style-name="ce1">
            <text:p>1</text:p>
          </table:table-cell>
          <table:table-cell office:value-type="float" office:value="1" table:formula="of:=IF([Data.BJ13]=&quot;&quot;;0;(IF([Data.BJ13]=&quot;?&quot;;&quot;?&quot;;1)))" table:style-name="ce1">
            <text:p>1</text:p>
          </table:table-cell>
          <table:table-cell office:value-type="float" office:value="1" table:formula="of:=IF([Data.BK13]=&quot;&quot;;0;(IF([Data.BK13]=&quot;?&quot;;&quot;?&quot;;1)))" table:style-name="ce1">
            <text:p>1</text:p>
          </table:table-cell>
          <table:table-cell office:value-type="float" office:value="0" table:formula="of:=IF([Data.BL13]=&quot;&quot;;0;(IF([Data.BL13]=&quot;?&quot;;&quot;?&quot;;1)))" table:style-name="ce1">
            <text:p>0</text:p>
          </table:table-cell>
          <table:table-cell office:value-type="float" office:value="1" table:formula="of:=IF([Data.BM13]=&quot;&quot;;0;(IF([Data.BM13]=&quot;?&quot;;&quot;?&quot;;1)))" table:style-name="ce1">
            <text:p>1</text:p>
          </table:table-cell>
          <table:table-cell office:value-type="float" office:value="1" table:formula="of:=IF([Data.BN13]=&quot;&quot;;0;(IF([Data.BN13]=&quot;?&quot;;&quot;?&quot;;1)))" table:style-name="ce1">
            <text:p>1</text:p>
          </table:table-cell>
          <table:table-cell office:value-type="float" office:value="0" table:formula="of:=IF([Data.BO13]=&quot;&quot;;0;(IF([Data.BO13]=&quot;?&quot;;&quot;?&quot;;1)))" table:style-name="ce1">
            <text:p>0</text:p>
          </table:table-cell>
          <table:table-cell office:value-type="float" office:value="1" table:formula="of:=IF([Data.BP13]=&quot;&quot;;0;(IF([Data.BP13]=&quot;?&quot;;&quot;?&quot;;1)))" table:style-name="ce1">
            <text:p>1</text:p>
          </table:table-cell>
          <table:table-cell office:value-type="float" office:value="1" table:formula="of:=IF([Data.BQ13]=&quot;&quot;;0;(IF([Data.BQ13]=&quot;?&quot;;&quot;?&quot;;1)))" table:style-name="ce1">
            <text:p>1</text:p>
          </table:table-cell>
          <table:table-cell office:value-type="float" office:value="0" table:formula="of:=IF([Data.BR13]=&quot;&quot;;0;(IF([Data.BR13]=&quot;?&quot;;&quot;?&quot;;1)))" table:style-name="ce1">
            <text:p>0</text:p>
          </table:table-cell>
          <table:table-cell office:value-type="float" office:value="1" table:formula="of:=IF([Data.BS13]=&quot;&quot;;0;(IF([Data.BS13]=&quot;?&quot;;&quot;?&quot;;1)))" table:style-name="ce1">
            <text:p>1</text:p>
          </table:table-cell>
          <table:table-cell office:value-type="float" office:value="0" table:formula="of:=IF([Data.BT13]=&quot;&quot;;0;(IF([Data.BT13]=&quot;?&quot;;&quot;?&quot;;1)))" table:style-name="ce1">
            <text:p>0</text:p>
          </table:table-cell>
          <table:table-cell office:value-type="float" office:value="0" table:formula="of:=IF([Data.BU13]=&quot;&quot;;0;(IF([Data.BU13]=&quot;?&quot;;&quot;?&quot;;1)))" table:style-name="ce1">
            <text:p>0</text:p>
          </table:table-cell>
          <table:table-cell office:value-type="float" office:value="1" table:formula="of:=IF([Data.BV13]=&quot;&quot;;0;(IF([Data.BV13]=&quot;?&quot;;&quot;?&quot;;1)))" table:style-name="ce1">
            <text:p>1</text:p>
          </table:table-cell>
          <table:table-cell office:value-type="float" office:value="0" table:formula="of:=IF([Data.BW13]=&quot;&quot;;0;(IF([Data.BW13]=&quot;?&quot;;&quot;?&quot;;1)))" table:style-name="ce1">
            <text:p>0</text:p>
          </table:table-cell>
          <table:table-cell office:value-type="float" office:value="0" table:formula="of:=IF([Data.BX13]=&quot;&quot;;0;(IF([Data.BX13]=&quot;?&quot;;&quot;?&quot;;1)))" table:style-name="ce1">
            <text:p>0</text:p>
          </table:table-cell>
          <table:table-cell office:value-type="float" office:value="0" table:formula="of:=IF([Data.BY13]=&quot;&quot;;0;(IF([Data.BY13]=&quot;?&quot;;&quot;?&quot;;1)))" table:style-name="ce1">
            <text:p>0</text:p>
          </table:table-cell>
          <table:table-cell office:value-type="float" office:value="0" table:formula="of:=IF([Data.BZ13]=&quot;&quot;;0;(IF([Data.BZ13]=&quot;?&quot;;&quot;?&quot;;1)))" table:style-name="ce1">
            <text:p>0</text:p>
          </table:table-cell>
          <table:table-cell office:value-type="float" office:value="0" table:formula="of:=IF([Data.CA13]=&quot;&quot;;0;(IF([Data.CA13]=&quot;?&quot;;&quot;?&quot;;1)))" table:style-name="ce1">
            <text:p>0</text:p>
          </table:table-cell>
          <table:table-cell office:value-type="float" office:value="0" table:formula="of:=IF([Data.CB13]=&quot;&quot;;0;(IF([Data.CB13]=&quot;?&quot;;&quot;?&quot;;1)))" table:style-name="ce1">
            <text:p>0</text:p>
          </table:table-cell>
          <table:table-cell office:value-type="float" office:value="1" table:formula="of:=IF([Data.CC13]=&quot;&quot;;0;(IF([Data.CC13]=&quot;?&quot;;&quot;?&quot;;1)))" table:style-name="ce1">
            <text:p>1</text:p>
          </table:table-cell>
          <table:table-cell office:value-type="float" office:value="1" table:formula="of:=IF([Data.CD13]=&quot;&quot;;0;(IF([Data.CD13]=&quot;?&quot;;&quot;?&quot;;1)))" table:style-name="ce1">
            <text:p>1</text:p>
          </table:table-cell>
          <table:table-cell office:value-type="float" office:value="1" table:formula="of:=IF([Data.CE13]=&quot;&quot;;0;(IF([Data.CE13]=&quot;?&quot;;&quot;?&quot;;1)))" table:style-name="ce1">
            <text:p>1</text:p>
          </table:table-cell>
          <table:table-cell office:value-type="float" office:value="0" table:formula="of:=IF([Data.CF13]=&quot;&quot;;0;(IF([Data.CF13]=&quot;?&quot;;&quot;?&quot;;1)))" table:style-name="ce1">
            <text:p>0</text:p>
          </table:table-cell>
          <table:table-cell office:value-type="float" office:value="0" table:formula="of:=IF([Data.CG13]=&quot;&quot;;0;(IF([Data.CG13]=&quot;?&quot;;&quot;?&quot;;1)))" table:style-name="ce1">
            <text:p>0</text:p>
          </table:table-cell>
          <table:table-cell office:value-type="float" office:value="0" table:formula="of:=IF([Data.CH13]=&quot;&quot;;0;(IF([Data.CH13]=&quot;?&quot;;&quot;?&quot;;1)))" table:style-name="ce1">
            <text:p>0</text:p>
          </table:table-cell>
          <table:table-cell office:value-type="float" office:value="1" table:formula="of:=IF([Data.CI13]=&quot;&quot;;0;(IF([Data.CI13]=&quot;?&quot;;&quot;?&quot;;1)))" table:style-name="ce1">
            <text:p>1</text:p>
          </table:table-cell>
          <table:table-cell office:value-type="float" office:value="1" table:formula="of:=IF([Data.CJ13]=&quot;&quot;;0;(IF([Data.CJ13]=&quot;?&quot;;&quot;?&quot;;1)))" table:style-name="ce1">
            <text:p>1</text:p>
          </table:table-cell>
          <table:table-cell office:value-type="float" office:value="0" table:formula="of:=IF([Data.CK13]=&quot;&quot;;0;(IF([Data.CK13]=&quot;?&quot;;&quot;?&quot;;1)))" table:style-name="ce1">
            <text:p>0</text:p>
          </table:table-cell>
          <table:table-cell office:value-type="float" office:value="0" table:formula="of:=IF([Data.CL13]=&quot;&quot;;0;(IF([Data.CL13]=&quot;?&quot;;&quot;?&quot;;1)))" table:style-name="ce1">
            <text:p>0</text:p>
          </table:table-cell>
          <table:table-cell office:value-type="float" office:value="0" table:formula="of:=IF([Data.CM13]=&quot;&quot;;0;(IF([Data.CM13]=&quot;?&quot;;&quot;?&quot;;1)))" table:style-name="ce1">
            <text:p>0</text:p>
          </table:table-cell>
          <table:table-cell office:value-type="float" office:value="0" table:formula="of:=IF([Data.CN13]=&quot;&quot;;0;(IF([Data.CN13]=&quot;?&quot;;&quot;?&quot;;1)))" table:style-name="ce1">
            <text:p>0</text:p>
          </table:table-cell>
          <table:table-cell office:value-type="float" office:value="0" table:formula="of:=IF([Data.CO13]=&quot;&quot;;0;(IF([Data.CO13]=&quot;?&quot;;&quot;?&quot;;1)))" table:style-name="ce1">
            <text:p>0</text:p>
          </table:table-cell>
          <table:table-cell office:value-type="float" office:value="1" table:formula="of:=IF([Data.CP13]=&quot;&quot;;0;(IF([Data.CP13]=&quot;?&quot;;&quot;?&quot;;1)))" table:style-name="ce1">
            <text:p>1</text:p>
          </table:table-cell>
          <table:table-cell office:value-type="float" office:value="0" table:formula="of:=IF([Data.CQ13]=&quot;&quot;;0;(IF([Data.CQ13]=&quot;?&quot;;&quot;?&quot;;1)))" table:style-name="ce1">
            <text:p>0</text:p>
          </table:table-cell>
          <table:table-cell office:value-type="float" office:value="0" table:formula="of:=IF([Data.CR13]=&quot;&quot;;0;(IF([Data.CR13]=&quot;?&quot;;&quot;?&quot;;1)))" table:style-name="ce1">
            <text:p>0</text:p>
          </table:table-cell>
          <table:table-cell office:value-type="float" office:value="0" table:formula="of:=IF([Data.CS13]=&quot;&quot;;0;(IF([Data.CS13]=&quot;?&quot;;&quot;?&quot;;1)))" table:style-name="ce1">
            <text:p>0</text:p>
          </table:table-cell>
          <table:table-cell office:value-type="float" office:value="0" table:formula="of:=IF([Data.CT13]=&quot;&quot;;0;(IF([Data.CT13]=&quot;?&quot;;&quot;?&quot;;1)))" table:style-name="ce1">
            <text:p>0</text:p>
          </table:table-cell>
          <table:table-cell office:value-type="float" office:value="0" table:formula="of:=IF([Data.CU13]=&quot;&quot;;0;(IF([Data.CU13]=&quot;?&quot;;&quot;?&quot;;1)))" table:style-name="ce1">
            <text:p>0</text:p>
          </table:table-cell>
          <table:table-cell office:value-type="float" office:value="1" table:formula="of:=IF([Data.CV13]=&quot;&quot;;0;(IF([Data.CV13]=&quot;?&quot;;&quot;?&quot;;1)))" table:style-name="ce1">
            <text:p>1</text:p>
          </table:table-cell>
          <table:table-cell office:value-type="float" office:value="1" table:formula="of:=IF([Data.CW13]=&quot;&quot;;0;(IF([Data.CW13]=&quot;?&quot;;&quot;?&quot;;1)))" table:style-name="ce1">
            <text:p>1</text:p>
          </table:table-cell>
          <table:table-cell office:value-type="float" office:value="0" table:formula="of:=IF([Data.CX13]=&quot;&quot;;0;(IF([Data.CX13]=&quot;?&quot;;&quot;?&quot;;1)))" table:style-name="ce1">
            <text:p>0</text:p>
          </table:table-cell>
          <table:table-cell office:value-type="float" office:value="0" table:formula="of:=IF([Data.CY13]=&quot;&quot;;0;(IF([Data.CY13]=&quot;?&quot;;&quot;?&quot;;1)))" table:style-name="ce1">
            <text:p>0</text:p>
          </table:table-cell>
          <table:table-cell office:value-type="float" office:value="1" table:formula="of:=IF([Data.CZ13]=&quot;&quot;;0;(IF([Data.CZ13]=&quot;?&quot;;&quot;?&quot;;1)))" table:style-name="ce1">
            <text:p>1</text:p>
          </table:table-cell>
          <table:table-cell office:value-type="float" office:value="1" table:formula="of:=IF([Data.DA13]=&quot;&quot;;0;(IF([Data.DA13]=&quot;?&quot;;&quot;?&quot;;1)))" table:style-name="ce1">
            <text:p>1</text:p>
          </table:table-cell>
          <table:table-cell office:value-type="float" office:value="1" table:formula="of:=IF([Data.DB13]=&quot;&quot;;0;(IF([Data.DB13]=&quot;?&quot;;&quot;?&quot;;1)))" table:style-name="ce1">
            <text:p>1</text:p>
          </table:table-cell>
          <table:table-cell office:value-type="float" office:value="1" table:formula="of:=IF([Data.DC13]=&quot;&quot;;0;(IF([Data.DC13]=&quot;?&quot;;&quot;?&quot;;1)))" table:style-name="ce1">
            <text:p>1</text:p>
          </table:table-cell>
          <table:table-cell office:value-type="float" office:value="1" table:formula="of:=IF([Data.DD13]=&quot;&quot;;0;(IF([Data.DD13]=&quot;?&quot;;&quot;?&quot;;1)))" table:style-name="ce1">
            <text:p>1</text:p>
          </table:table-cell>
          <table:table-cell office:value-type="float" office:value="0" table:formula="of:=IF([Data.DE13]=&quot;&quot;;0;(IF([Data.DE13]=&quot;?&quot;;&quot;?&quot;;1)))" table:style-name="ce1">
            <text:p>0</text:p>
          </table:table-cell>
          <table:table-cell office:value-type="float" office:value="1" table:formula="of:=IF([Data.DF13]=&quot;&quot;;0;(IF([Data.DF13]=&quot;?&quot;;&quot;?&quot;;1)))" table:style-name="ce1">
            <text:p>1</text:p>
          </table:table-cell>
          <table:table-cell office:value-type="float" office:value="1" table:formula="of:=IF([Data.DG13]=&quot;&quot;;0;(IF([Data.DG13]=&quot;?&quot;;&quot;?&quot;;1)))" table:style-name="ce1">
            <text:p>1</text:p>
          </table:table-cell>
          <table:table-cell office:value-type="float" office:value="1" table:formula="of:=IF([Data.DH13]=&quot;&quot;;0;(IF([Data.DH13]=&quot;?&quot;;&quot;?&quot;;1)))" table:style-name="ce1">
            <text:p>1</text:p>
          </table:table-cell>
          <table:table-cell office:value-type="float" office:value="0" table:formula="of:=IF([Data.DI13]=&quot;&quot;;0;(IF([Data.DI13]=&quot;?&quot;;&quot;?&quot;;1)))" table:style-name="ce1">
            <text:p>0</text:p>
          </table:table-cell>
          <table:table-cell office:value-type="float" office:value="1" table:formula="of:=IF([Data.DJ13]=&quot;&quot;;0;(IF([Data.DJ13]=&quot;?&quot;;&quot;?&quot;;1)))" table:style-name="ce1">
            <text:p>1</text:p>
          </table:table-cell>
          <table:table-cell office:value-type="float" office:value="1" table:formula="of:=IF([Data.DK13]=&quot;&quot;;0;(IF([Data.DK13]=&quot;?&quot;;&quot;?&quot;;1)))" table:style-name="ce1">
            <text:p>1</text:p>
          </table:table-cell>
          <table:table-cell office:value-type="float" office:value="0" table:formula="of:=IF([Data.DL13]=&quot;&quot;;0;(IF([Data.DL13]=&quot;?&quot;;&quot;?&quot;;1)))" table:style-name="ce1">
            <text:p>0</text:p>
          </table:table-cell>
          <table:table-cell office:value-type="float" office:value="0" table:formula="of:=IF([Data.DM13]=&quot;&quot;;0;(IF([Data.DM13]=&quot;?&quot;;&quot;?&quot;;1)))" table:style-name="ce1">
            <text:p>0</text:p>
          </table:table-cell>
          <table:table-cell office:value-type="float" office:value="0" table:formula="of:=IF([Data.DN13]=&quot;&quot;;0;(IF([Data.DN13]=&quot;?&quot;;&quot;?&quot;;1)))" table:style-name="ce1">
            <text:p>0</text:p>
          </table:table-cell>
          <table:table-cell office:value-type="float" office:value="1" table:formula="of:=IF([Data.DO13]=&quot;&quot;;0;(IF([Data.DO13]=&quot;?&quot;;&quot;?&quot;;1)))" table:style-name="ce1">
            <text:p>1</text:p>
          </table:table-cell>
          <table:table-cell office:value-type="float" office:value="0" table:formula="of:=IF([Data.DP13]=&quot;&quot;;0;(IF([Data.DP13]=&quot;?&quot;;&quot;?&quot;;1)))" table:style-name="ce1">
            <text:p>0</text:p>
          </table:table-cell>
          <table:table-cell office:value-type="float" office:value="1" table:formula="of:=IF([Data.DQ13]=&quot;&quot;;0;(IF([Data.DQ13]=&quot;?&quot;;&quot;?&quot;;1)))" table:style-name="ce1">
            <text:p>1</text:p>
          </table:table-cell>
          <table:table-cell office:value-type="float" office:value="0" table:formula="of:=IF([Data.DR13]=&quot;&quot;;0;(IF([Data.DR13]=&quot;?&quot;;&quot;?&quot;;1)))" table:style-name="ce1">
            <text:p>0</text:p>
          </table:table-cell>
          <table:table-cell office:value-type="float" office:value="0" table:formula="of:=IF([Data.DS13]=&quot;&quot;;0;(IF([Data.DS13]=&quot;?&quot;;&quot;?&quot;;1)))" table:style-name="ce1">
            <text:p>0</text:p>
          </table:table-cell>
          <table:table-cell office:value-type="float" office:value="0" table:formula="of:=IF([Data.DT13]=&quot;&quot;;0;(IF([Data.DT13]=&quot;?&quot;;&quot;?&quot;;1)))" table:style-name="ce1">
            <text:p>0</text:p>
          </table:table-cell>
          <table:table-cell office:value-type="float" office:value="1" table:formula="of:=IF([Data.DU13]=&quot;&quot;;0;(IF([Data.DU13]=&quot;?&quot;;&quot;?&quot;;1)))" table:style-name="ce1">
            <text:p>1</text:p>
          </table:table-cell>
          <table:table-cell office:value-type="float" office:value="0" table:formula="of:=IF([Data.DV13]=&quot;&quot;;0;(IF([Data.DV13]=&quot;?&quot;;&quot;?&quot;;1)))" table:style-name="ce1">
            <text:p>0</text:p>
          </table:table-cell>
          <table:table-cell office:value-type="float" office:value="0" table:formula="of:=IF([Data.DW13]=&quot;&quot;;0;(IF([Data.DW13]=&quot;?&quot;;&quot;?&quot;;1)))" table:style-name="ce1">
            <text:p>0</text:p>
          </table:table-cell>
          <table:table-cell office:value-type="float" office:value="0" table:formula="of:=IF([Data.DX13]=&quot;&quot;;0;(IF([Data.DX13]=&quot;?&quot;;&quot;?&quot;;1)))" table:style-name="ce1">
            <text:p>0</text:p>
          </table:table-cell>
          <table:table-cell office:value-type="float" office:value="0" table:formula="of:=IF([Data.DY13]=&quot;&quot;;0;(IF([Data.DY13]=&quot;?&quot;;&quot;?&quot;;1)))" table:style-name="ce1">
            <text:p>0</text:p>
          </table:table-cell>
          <table:table-cell office:value-type="float" office:value="1" table:formula="of:=IF([Data.DZ13]=&quot;&quot;;0;(IF([Data.DZ13]=&quot;?&quot;;&quot;?&quot;;1)))" table:style-name="ce1">
            <text:p>1</text:p>
          </table:table-cell>
          <table:table-cell office:value-type="float" office:value="0" table:formula="of:=IF([Data.EA13]=&quot;&quot;;0;(IF([Data.EA13]=&quot;?&quot;;&quot;?&quot;;1)))" table:style-name="ce1">
            <text:p>0</text:p>
          </table:table-cell>
          <table:table-cell office:value-type="float" office:value="1" table:formula="of:=IF([Data.EB13]=&quot;&quot;;0;(IF([Data.EB13]=&quot;?&quot;;&quot;?&quot;;1)))" table:style-name="ce1">
            <text:p>1</text:p>
          </table:table-cell>
          <table:table-cell office:value-type="float" office:value="0" table:formula="of:=IF([Data.EC13]=&quot;&quot;;0;(IF([Data.EC13]=&quot;?&quot;;&quot;?&quot;;1)))" table:style-name="ce1">
            <text:p>0</text:p>
          </table:table-cell>
          <table:table-cell office:value-type="float" office:value="0" table:formula="of:=IF([Data.ED13]=&quot;&quot;;0;(IF([Data.ED13]=&quot;?&quot;;&quot;?&quot;;1)))" table:style-name="ce1">
            <text:p>0</text:p>
          </table:table-cell>
          <table:table-cell office:value-type="float" office:value="1" table:formula="of:=IF([Data.EE13]=&quot;&quot;;0;(IF([Data.EE13]=&quot;?&quot;;&quot;?&quot;;1)))" table:style-name="ce1">
            <text:p>1</text:p>
          </table:table-cell>
          <table:table-cell office:value-type="float" office:value="1" table:formula="of:=IF([Data.EF13]=&quot;&quot;;0;(IF([Data.EF13]=&quot;?&quot;;&quot;?&quot;;1)))" table:style-name="ce1">
            <text:p>1</text:p>
          </table:table-cell>
          <table:table-cell office:value-type="float" office:value="0" table:formula="of:=IF([Data.EG13]=&quot;&quot;;0;(IF([Data.EG13]=&quot;?&quot;;&quot;?&quot;;1)))" table:style-name="ce1">
            <text:p>0</text:p>
          </table:table-cell>
          <table:table-cell office:value-type="float" office:value="0" table:formula="of:=IF([Data.EH13]=&quot;&quot;;0;(IF([Data.EH13]=&quot;?&quot;;&quot;?&quot;;1)))" table:style-name="ce1">
            <text:p>0</text:p>
          </table:table-cell>
          <table:table-cell office:value-type="float" office:value="0" table:formula="of:=IF([Data.EI13]=&quot;&quot;;0;(IF([Data.EI13]=&quot;?&quot;;&quot;?&quot;;1)))" table:style-name="ce1">
            <text:p>0</text:p>
          </table:table-cell>
          <table:table-cell office:value-type="float" office:value="0" table:formula="of:=IF([Data.EJ13]=&quot;&quot;;0;(IF([Data.EJ13]=&quot;?&quot;;&quot;?&quot;;1)))" table:style-name="ce1">
            <text:p>0</text:p>
          </table:table-cell>
          <table:table-cell office:value-type="float" office:value="0" table:formula="of:=IF([Data.EK13]=&quot;&quot;;0;(IF([Data.EK13]=&quot;?&quot;;&quot;?&quot;;1)))" table:style-name="ce1">
            <text:p>0</text:p>
          </table:table-cell>
          <table:table-cell office:value-type="float" office:value="0" table:formula="of:=IF([Data.EL13]=&quot;&quot;;0;(IF([Data.EL13]=&quot;?&quot;;&quot;?&quot;;1)))" table:style-name="ce1">
            <text:p>0</text:p>
          </table:table-cell>
          <table:table-cell office:value-type="float" office:value="0" table:formula="of:=IF([Data.EM13]=&quot;&quot;;0;(IF([Data.EM13]=&quot;?&quot;;&quot;?&quot;;1)))" table:style-name="ce1">
            <text:p>0</text:p>
          </table:table-cell>
          <table:table-cell office:value-type="float" office:value="0" table:formula="of:=IF([Data.EN13]=&quot;&quot;;0;(IF([Data.EN13]=&quot;?&quot;;&quot;?&quot;;1)))" table:style-name="ce1">
            <text:p>0</text:p>
          </table:table-cell>
          <table:table-cell office:value-type="float" office:value="0" table:formula="of:=IF([Data.EO13]=&quot;&quot;;0;(IF([Data.EO13]=&quot;?&quot;;&quot;?&quot;;1)))" table:style-name="ce1">
            <text:p>0</text:p>
          </table:table-cell>
          <table:table-cell office:value-type="float" office:value="0" table:formula="of:=IF([Data.EP13]=&quot;&quot;;0;(IF([Data.EP13]=&quot;?&quot;;&quot;?&quot;;1)))" table:style-name="ce1">
            <text:p>0</text:p>
          </table:table-cell>
          <table:table-cell office:value-type="float" office:value="0" table:formula="of:=IF([Data.EQ13]=&quot;&quot;;0;(IF([Data.EQ13]=&quot;?&quot;;&quot;?&quot;;1)))" table:style-name="ce1">
            <text:p>0</text:p>
          </table:table-cell>
          <table:table-cell office:value-type="float" office:value="0" table:formula="of:=IF([Data.ER13]=&quot;&quot;;0;(IF([Data.ER13]=&quot;?&quot;;&quot;?&quot;;1)))" table:style-name="ce1">
            <text:p>0</text:p>
          </table:table-cell>
          <table:table-cell office:value-type="float" office:value="0" table:formula="of:=IF([Data.ES13]=&quot;&quot;;0;(IF([Data.ES13]=&quot;?&quot;;&quot;?&quot;;1)))" table:style-name="ce1">
            <text:p>0</text:p>
          </table:table-cell>
          <table:table-cell office:value-type="float" office:value="0" table:formula="of:=IF([Data.ET13]=&quot;&quot;;0;(IF([Data.ET13]=&quot;?&quot;;&quot;?&quot;;1)))" table:style-name="ce1">
            <text:p>0</text:p>
          </table:table-cell>
          <table:table-cell office:value-type="float" office:value="0" table:formula="of:=IF([Data.EU13]=&quot;&quot;;0;(IF([Data.EU13]=&quot;?&quot;;&quot;?&quot;;1)))" table:style-name="ce1">
            <text:p>0</text:p>
          </table:table-cell>
          <table:table-cell office:value-type="float" office:value="0" table:formula="of:=IF([Data.EV13]=&quot;&quot;;0;(IF([Data.EV13]=&quot;?&quot;;&quot;?&quot;;1)))" table:style-name="ce1">
            <text:p>0</text:p>
          </table:table-cell>
          <table:table-cell office:value-type="float" office:value="0" table:formula="of:=IF([Data.EW13]=&quot;&quot;;0;(IF([Data.EW13]=&quot;?&quot;;&quot;?&quot;;1)))" table:style-name="ce1">
            <text:p>0</text:p>
          </table:table-cell>
          <table:table-cell office:value-type="float" office:value="0" table:formula="of:=IF([Data.EX13]=&quot;&quot;;0;(IF([Data.EX13]=&quot;?&quot;;&quot;?&quot;;1)))" table:style-name="ce1">
            <text:p>0</text:p>
          </table:table-cell>
          <table:table-cell office:value-type="float" office:value="0" table:formula="of:=IF([Data.EY13]=&quot;&quot;;0;(IF([Data.EY13]=&quot;?&quot;;&quot;?&quot;;1)))" table:style-name="ce1">
            <text:p>0</text:p>
          </table:table-cell>
          <table:table-cell office:value-type="float" office:value="0" table:formula="of:=IF([Data.EZ13]=&quot;&quot;;0;(IF([Data.EZ13]=&quot;?&quot;;&quot;?&quot;;1)))" table:style-name="ce1">
            <text:p>0</text:p>
          </table:table-cell>
          <table:table-cell office:value-type="float" office:value="0" table:formula="of:=IF([Data.FA13]=&quot;&quot;;0;(IF([Data.FA13]=&quot;?&quot;;&quot;?&quot;;1)))" table:style-name="ce1">
            <text:p>0</text:p>
          </table:table-cell>
          <table:table-cell office:value-type="float" office:value="0" table:formula="of:=IF([Data.FB13]=&quot;&quot;;0;(IF([Data.FB13]=&quot;?&quot;;&quot;?&quot;;1)))" table:style-name="ce1">
            <text:p>0</text:p>
          </table:table-cell>
          <table:table-cell office:value-type="float" office:value="0" table:formula="of:=IF([Data.FC13]=&quot;&quot;;0;(IF([Data.FC13]=&quot;?&quot;;&quot;?&quot;;1)))" table:style-name="ce1">
            <text:p>0</text:p>
          </table:table-cell>
          <table:table-cell office:value-type="float" office:value="0" table:formula="of:=IF([Data.FD13]=&quot;&quot;;0;(IF([Data.FD13]=&quot;?&quot;;&quot;?&quot;;1)))" table:style-name="ce1">
            <text:p>0</text:p>
          </table:table-cell>
          <table:table-cell office:value-type="float" office:value="0" table:formula="of:=IF([Data.FE13]=&quot;&quot;;0;(IF([Data.FE13]=&quot;?&quot;;&quot;?&quot;;1)))" table:style-name="ce1">
            <text:p>0</text:p>
          </table:table-cell>
          <table:table-cell office:value-type="float" office:value="0" table:formula="of:=IF([Data.FF13]=&quot;&quot;;0;(IF([Data.FF13]=&quot;?&quot;;&quot;?&quot;;1)))" table:style-name="ce1">
            <text:p>0</text:p>
          </table:table-cell>
          <table:table-cell office:value-type="float" office:value="0" table:formula="of:=IF([Data.FG13]=&quot;&quot;;0;(IF([Data.FG13]=&quot;?&quot;;&quot;?&quot;;1)))" table:style-name="ce1">
            <text:p>0</text:p>
          </table:table-cell>
          <table:table-cell office:value-type="float" office:value="0" table:formula="of:=IF([Data.FH13]=&quot;&quot;;0;(IF([Data.FH13]=&quot;?&quot;;&quot;?&quot;;1)))" table:style-name="ce1">
            <text:p>0</text:p>
          </table:table-cell>
          <table:table-cell office:value-type="float" office:value="0" table:formula="of:=IF([Data.FI13]=&quot;&quot;;0;(IF([Data.FI13]=&quot;?&quot;;&quot;?&quot;;1)))" table:style-name="ce1">
            <text:p>0</text:p>
          </table:table-cell>
          <table:table-cell office:value-type="float" office:value="1" table:formula="of:=IF([Data.FJ13]=&quot;&quot;;0;(IF([Data.FJ13]=&quot;?&quot;;&quot;?&quot;;1)))" table:style-name="ce1">
            <text:p>1</text:p>
          </table:table-cell>
          <table:table-cell office:value-type="float" office:value="1" table:formula="of:=IF([Data.FK13]=&quot;&quot;;0;(IF([Data.FK13]=&quot;?&quot;;&quot;?&quot;;1)))" table:style-name="ce1">
            <text:p>1</text:p>
          </table:table-cell>
          <table:table-cell office:value-type="float" office:value="1" table:formula="of:=IF([Data.FL13]=&quot;&quot;;0;(IF([Data.FL13]=&quot;?&quot;;&quot;?&quot;;1)))" table:style-name="ce1">
            <text:p>1</text:p>
          </table:table-cell>
          <table:table-cell office:value-type="float" office:value="1" table:formula="of:=IF([Data.FM13]=&quot;&quot;;0;(IF([Data.FM13]=&quot;?&quot;;&quot;?&quot;;1)))" table:style-name="ce1">
            <text:p>1</text:p>
          </table:table-cell>
          <table:table-cell office:value-type="float" office:value="0" table:formula="of:=IF([Data.FN13]=&quot;&quot;;0;(IF([Data.FN13]=&quot;?&quot;;&quot;?&quot;;1)))" table:style-name="ce1">
            <text:p>0</text:p>
          </table:table-cell>
          <table:table-cell office:value-type="float" office:value="1" table:formula="of:=IF([Data.FO13]=&quot;&quot;;0;(IF([Data.FO13]=&quot;?&quot;;&quot;?&quot;;1)))" table:style-name="ce1">
            <text:p>1</text:p>
          </table:table-cell>
          <table:table-cell office:value-type="float" office:value="0" table:formula="of:=IF([Data.FP13]=&quot;&quot;;0;(IF([Data.FP13]=&quot;?&quot;;&quot;?&quot;;1)))" table:style-name="ce1">
            <text:p>0</text:p>
          </table:table-cell>
          <table:table-cell office:value-type="float" office:value="1" table:formula="of:=IF([Data.FQ13]=&quot;&quot;;0;(IF([Data.FQ13]=&quot;?&quot;;&quot;?&quot;;1)))" table:style-name="ce1">
            <text:p>1</text:p>
          </table:table-cell>
          <table:table-cell office:value-type="float" office:value="0" table:formula="of:=IF([Data.FR13]=&quot;&quot;;0;(IF([Data.FR13]=&quot;?&quot;;&quot;?&quot;;1)))" table:style-name="ce1">
            <text:p>0</text:p>
          </table:table-cell>
          <table:table-cell office:value-type="float" office:value="1" table:formula="of:=IF([Data.FS13]=&quot;&quot;;0;(IF([Data.FS13]=&quot;?&quot;;&quot;?&quot;;1)))" table:style-name="ce1">
            <text:p>1</text:p>
          </table:table-cell>
          <table:table-cell office:value-type="float" office:value="1" table:formula="of:=IF([Data.FT13]=&quot;&quot;;0;(IF([Data.FT13]=&quot;?&quot;;&quot;?&quot;;1)))" table:style-name="ce1">
            <text:p>1</text:p>
          </table:table-cell>
          <table:table-cell office:value-type="float" office:value="0" table:formula="of:=IF([Data.FU13]=&quot;&quot;;0;(IF([Data.FU13]=&quot;?&quot;;&quot;?&quot;;1)))" table:style-name="ce1">
            <text:p>0</text:p>
          </table:table-cell>
          <table:table-cell office:value-type="float" office:value="0" table:formula="of:=IF([Data.FV13]=&quot;&quot;;0;(IF([Data.FV13]=&quot;?&quot;;&quot;?&quot;;1)))" table:style-name="ce1">
            <text:p>0</text:p>
          </table:table-cell>
          <table:table-cell office:value-type="float" office:value="0" table:formula="of:=IF([Data.FW13]=&quot;&quot;;0;(IF([Data.FW13]=&quot;?&quot;;&quot;?&quot;;1)))" table:style-name="ce1">
            <text:p>0</text:p>
          </table:table-cell>
          <table:table-cell office:value-type="float" office:value="1" table:formula="of:=IF([Data.FX13]=&quot;&quot;;0;(IF([Data.FX13]=&quot;?&quot;;&quot;?&quot;;1)))" table:style-name="ce1">
            <text:p>1</text:p>
          </table:table-cell>
          <table:table-cell office:value-type="float" office:value="0" table:formula="of:=IF([Data.FY13]=&quot;&quot;;0;(IF([Data.FY13]=&quot;?&quot;;&quot;?&quot;;1)))" table:style-name="ce1">
            <text:p>0</text:p>
          </table:table-cell>
          <table:table-cell office:value-type="float" office:value="1" table:formula="of:=IF([Data.FZ13]=&quot;&quot;;0;(IF([Data.FZ13]=&quot;?&quot;;&quot;?&quot;;1)))" table:style-name="ce1">
            <text:p>1</text:p>
          </table:table-cell>
          <table:table-cell office:value-type="float" office:value="1" table:formula="of:=IF([Data.GA13]=&quot;&quot;;0;(IF([Data.GA13]=&quot;?&quot;;&quot;?&quot;;1)))" table:style-name="ce1">
            <text:p>1</text:p>
          </table:table-cell>
          <table:table-cell office:value-type="float" office:value="0" table:formula="of:=IF([Data.GB13]=&quot;&quot;;0;(IF([Data.GB13]=&quot;?&quot;;&quot;?&quot;;1)))" table:style-name="ce1">
            <text:p>0</text:p>
          </table:table-cell>
          <table:table-cell office:value-type="float" office:value="0" table:formula="of:=IF([Data.GC13]=&quot;&quot;;0;(IF([Data.GC13]=&quot;?&quot;;&quot;?&quot;;1)))" table:style-name="ce1">
            <text:p>0</text:p>
          </table:table-cell>
          <table:table-cell office:value-type="float" office:value="1" table:formula="of:=IF([Data.GD13]=&quot;&quot;;0;(IF([Data.GD13]=&quot;?&quot;;&quot;?&quot;;1)))" table:style-name="ce1">
            <text:p>1</text:p>
          </table:table-cell>
          <table:table-cell office:value-type="float" office:value="0" table:formula="of:=IF([Data.GE13]=&quot;&quot;;0;(IF([Data.GE13]=&quot;?&quot;;&quot;?&quot;;1)))" table:style-name="ce1">
            <text:p>0</text:p>
          </table:table-cell>
          <table:table-cell office:value-type="float" office:value="0" table:formula="of:=IF([Data.GF13]=&quot;&quot;;0;(IF([Data.GF13]=&quot;?&quot;;&quot;?&quot;;1)))" table:style-name="ce1">
            <text:p>0</text:p>
          </table:table-cell>
          <table:table-cell office:value-type="float" office:value="0" table:formula="of:=IF([Data.GG13]=&quot;&quot;;0;(IF([Data.GG13]=&quot;?&quot;;&quot;?&quot;;1)))" table:style-name="ce1">
            <text:p>0</text:p>
          </table:table-cell>
          <table:table-cell office:value-type="float" office:value="1" table:formula="of:=IF([Data.GH13]=&quot;&quot;;0;(IF([Data.GH13]=&quot;?&quot;;&quot;?&quot;;1)))" table:style-name="ce1">
            <text:p>1</text:p>
          </table:table-cell>
          <table:table-cell office:value-type="float" office:value="0" table:formula="of:=IF([Data.GI13]=&quot;&quot;;0;(IF([Data.GI13]=&quot;?&quot;;&quot;?&quot;;1)))" table:style-name="ce1">
            <text:p>0</text:p>
          </table:table-cell>
          <table:table-cell office:value-type="float" office:value="1" table:formula="of:=IF([Data.GJ13]=&quot;&quot;;0;(IF([Data.GJ13]=&quot;?&quot;;&quot;?&quot;;1)))" table:style-name="ce1">
            <text:p>1</text:p>
          </table:table-cell>
          <table:table-cell office:value-type="float" office:value="0" table:formula="of:=IF([Data.GK13]=&quot;&quot;;0;(IF([Data.GK13]=&quot;?&quot;;&quot;?&quot;;1)))" table:style-name="ce1">
            <text:p>0</text:p>
          </table:table-cell>
          <table:table-cell office:value-type="float" office:value="1" table:formula="of:=IF([Data.GL13]=&quot;&quot;;0;(IF([Data.GL13]=&quot;?&quot;;&quot;?&quot;;1)))" table:style-name="ce1">
            <text:p>1</text:p>
          </table:table-cell>
          <table:table-cell office:value-type="float" office:value="1" table:formula="of:=IF([Data.GM13]=&quot;&quot;;0;(IF([Data.GM13]=&quot;?&quot;;&quot;?&quot;;1)))" table:style-name="ce1">
            <text:p>1</text:p>
          </table:table-cell>
          <table:table-cell office:value-type="float" office:value="0" table:formula="of:=IF([Data.GN13]=&quot;&quot;;0;(IF([Data.GN13]=&quot;?&quot;;&quot;?&quot;;1)))" table:style-name="ce1">
            <text:p>0</text:p>
          </table:table-cell>
          <table:table-cell office:value-type="float" office:value="0" table:formula="of:=IF([Data.GO13]=&quot;&quot;;0;(IF([Data.GO13]=&quot;?&quot;;&quot;?&quot;;1)))" table:style-name="ce1">
            <text:p>0</text:p>
          </table:table-cell>
          <table:table-cell office:value-type="float" office:value="1" table:formula="of:=IF([Data.GP13]=&quot;&quot;;0;(IF([Data.GP13]=&quot;?&quot;;&quot;?&quot;;1)))" table:style-name="ce1">
            <text:p>1</text:p>
          </table:table-cell>
          <table:table-cell office:value-type="float" office:value="0" table:formula="of:=IF([Data.GQ13]=&quot;&quot;;0;(IF([Data.GQ13]=&quot;?&quot;;&quot;?&quot;;1)))" table:style-name="ce1">
            <text:p>0</text:p>
          </table:table-cell>
          <table:table-cell office:value-type="float" office:value="1" table:formula="of:=IF([Data.GR13]=&quot;&quot;;0;(IF([Data.GR13]=&quot;?&quot;;&quot;?&quot;;1)))" table:style-name="ce1">
            <text:p>1</text:p>
          </table:table-cell>
          <table:table-cell office:value-type="float" office:value="1" table:formula="of:=IF([Data.GS13]=&quot;&quot;;0;(IF([Data.GS13]=&quot;?&quot;;&quot;?&quot;;1)))" table:style-name="ce1">
            <text:p>1</text:p>
          </table:table-cell>
          <table:table-cell office:value-type="float" office:value="0" table:formula="of:=IF([Data.GT13]=&quot;&quot;;0;(IF([Data.GT13]=&quot;?&quot;;&quot;?&quot;;1)))" table:style-name="ce1">
            <text:p>0</text:p>
          </table:table-cell>
          <table:table-cell office:value-type="float" office:value="0" table:formula="of:=IF([Data.GU13]=&quot;&quot;;0;(IF([Data.GU13]=&quot;?&quot;;&quot;?&quot;;1)))" table:style-name="ce1">
            <text:p>0</text:p>
          </table:table-cell>
          <table:table-cell office:value-type="float" office:value="1" table:formula="of:=IF([Data.GV13]=&quot;&quot;;0;(IF([Data.GV13]=&quot;?&quot;;&quot;?&quot;;1)))" table:style-name="ce1">
            <text:p>1</text:p>
          </table:table-cell>
          <table:table-cell office:value-type="float" office:value="0" table:formula="of:=IF([Data.GW13]=&quot;&quot;;0;(IF([Data.GW13]=&quot;?&quot;;&quot;?&quot;;1)))" table:style-name="ce1">
            <text:p>0</text:p>
          </table:table-cell>
          <table:table-cell office:value-type="float" office:value="0" table:formula="of:=IF([Data.GX13]=&quot;&quot;;0;(IF([Data.GX13]=&quot;?&quot;;&quot;?&quot;;1)))" table:style-name="ce1">
            <text:p>0</text:p>
          </table:table-cell>
          <table:table-cell office:value-type="float" office:value="0" table:formula="of:=IF([Data.GY13]=&quot;&quot;;0;(IF([Data.GY13]=&quot;?&quot;;&quot;?&quot;;1)))" table:style-name="ce1">
            <text:p>0</text:p>
          </table:table-cell>
          <table:table-cell office:value-type="float" office:value="0" table:formula="of:=IF([Data.GZ13]=&quot;&quot;;0;(IF([Data.GZ13]=&quot;?&quot;;&quot;?&quot;;1)))" table:style-name="ce1">
            <text:p>0</text:p>
          </table:table-cell>
          <table:table-cell office:value-type="float" office:value="1" table:formula="of:=IF([Data.HA13]=&quot;&quot;;0;(IF([Data.HA13]=&quot;?&quot;;&quot;?&quot;;1)))" table:style-name="ce1">
            <text:p>1</text:p>
          </table:table-cell>
          <table:table-cell office:value-type="float" office:value="1" table:formula="of:=IF([Data.HB13]=&quot;&quot;;0;(IF([Data.HB13]=&quot;?&quot;;&quot;?&quot;;1)))" table:style-name="ce1">
            <text:p>1</text:p>
          </table:table-cell>
          <table:table-cell office:value-type="float" office:value="0" table:formula="of:=IF([Data.HC13]=&quot;&quot;;0;(IF([Data.HC13]=&quot;?&quot;;&quot;?&quot;;1)))" table:style-name="ce1">
            <text:p>0</text:p>
          </table:table-cell>
          <table:table-cell office:value-type="float" office:value="1" table:formula="of:=IF([Data.HD13]=&quot;&quot;;0;(IF([Data.HD13]=&quot;?&quot;;&quot;?&quot;;1)))" table:style-name="ce1">
            <text:p>1</text:p>
          </table:table-cell>
          <table:table-cell office:value-type="float" office:value="0" table:formula="of:=IF([Data.HE13]=&quot;&quot;;0;(IF([Data.HE13]=&quot;?&quot;;&quot;?&quot;;1)))" table:style-name="ce1">
            <text:p>0</text:p>
          </table:table-cell>
          <table:table-cell office:value-type="float" office:value="0" table:formula="of:=IF([Data.HF13]=&quot;&quot;;0;(IF([Data.HF13]=&quot;?&quot;;&quot;?&quot;;1)))" table:style-name="ce1">
            <text:p>0</text:p>
          </table:table-cell>
          <table:table-cell office:value-type="float" office:value="0" table:formula="of:=IF([Data.HG13]=&quot;&quot;;0;(IF([Data.HG13]=&quot;?&quot;;&quot;?&quot;;1)))" table:style-name="ce1">
            <text:p>0</text:p>
          </table:table-cell>
          <table:table-cell office:value-type="float" office:value="1" table:formula="of:=IF([Data.HH13]=&quot;&quot;;0;(IF([Data.HH13]=&quot;?&quot;;&quot;?&quot;;1)))" table:style-name="ce1">
            <text:p>1</text:p>
          </table:table-cell>
          <table:table-cell office:value-type="float" office:value="0" table:formula="of:=IF([Data.HI13]=&quot;&quot;;0;(IF([Data.HI13]=&quot;?&quot;;&quot;?&quot;;1)))" table:style-name="ce1">
            <text:p>0</text:p>
          </table:table-cell>
          <table:table-cell office:value-type="float" office:value="1" table:formula="of:=IF([Data.HJ13]=&quot;&quot;;0;(IF([Data.HJ13]=&quot;?&quot;;&quot;?&quot;;1)))" table:style-name="ce1">
            <text:p>1</text:p>
          </table:table-cell>
          <table:table-cell office:value-type="float" office:value="0" table:formula="of:=IF([Data.HK13]=&quot;&quot;;0;(IF([Data.HK13]=&quot;?&quot;;&quot;?&quot;;1)))" table:style-name="ce1">
            <text:p>0</text:p>
          </table:table-cell>
          <table:table-cell office:value-type="float" office:value="1" table:formula="of:=IF([Data.HL13]=&quot;&quot;;0;(IF([Data.HL13]=&quot;?&quot;;&quot;?&quot;;1)))" table:style-name="ce1">
            <text:p>1</text:p>
          </table:table-cell>
          <table:table-cell office:value-type="float" office:value="0" table:formula="of:=IF([Data.HM13]=&quot;&quot;;0;(IF([Data.HM13]=&quot;?&quot;;&quot;?&quot;;1)))" table:style-name="ce1">
            <text:p>0</text:p>
          </table:table-cell>
          <table:table-cell office:value-type="float" office:value="1" table:formula="of:=IF([Data.HN13]=&quot;&quot;;0;(IF([Data.HN13]=&quot;?&quot;;&quot;?&quot;;1)))" table:style-name="ce1">
            <text:p>1</text:p>
          </table:table-cell>
          <table:table-cell office:value-type="float" office:value="1" table:formula="of:=IF([Data.HO13]=&quot;&quot;;0;(IF([Data.HO13]=&quot;?&quot;;&quot;?&quot;;1)))" table:style-name="ce1">
            <text:p>1</text:p>
          </table:table-cell>
          <table:table-cell office:value-type="float" office:value="1" table:formula="of:=IF([Data.HP13]=&quot;&quot;;0;(IF([Data.HP13]=&quot;?&quot;;&quot;?&quot;;1)))" table:style-name="ce1">
            <text:p>1</text:p>
          </table:table-cell>
          <table:table-cell office:value-type="float" office:value="0" table:formula="of:=IF([Data.HQ13]=&quot;&quot;;0;(IF([Data.HQ13]=&quot;?&quot;;&quot;?&quot;;1)))" table:style-name="ce1">
            <text:p>0</text:p>
          </table:table-cell>
          <table:table-cell office:value-type="float" office:value="0" table:formula="of:=IF([Data.HR13]=&quot;&quot;;0;(IF([Data.HR13]=&quot;?&quot;;&quot;?&quot;;1)))" table:style-name="ce1">
            <text:p>0</text:p>
          </table:table-cell>
          <table:table-cell office:value-type="float" office:value="0" table:formula="of:=IF([Data.HS13]=&quot;&quot;;0;(IF([Data.HS13]=&quot;?&quot;;&quot;?&quot;;1)))" table:style-name="ce1">
            <text:p>0</text:p>
          </table:table-cell>
          <table:table-cell office:value-type="float" office:value="1" table:formula="of:=IF([Data.HT13]=&quot;&quot;;0;(IF([Data.HT13]=&quot;?&quot;;&quot;?&quot;;1)))" table:style-name="ce1">
            <text:p>1</text:p>
          </table:table-cell>
          <table:table-cell office:value-type="float" office:value="0" table:formula="of:=IF([Data.HU13]=&quot;&quot;;0;(IF([Data.HU13]=&quot;?&quot;;&quot;?&quot;;1)))" table:style-name="ce1">
            <text:p>0</text:p>
          </table:table-cell>
          <table:table-cell office:value-type="float" office:value="0" table:formula="of:=IF([Data.HV13]=&quot;&quot;;0;(IF([Data.HV13]=&quot;?&quot;;&quot;?&quot;;1)))" table:style-name="ce1">
            <text:p>0</text:p>
          </table:table-cell>
          <table:table-cell office:value-type="float" office:value="0" table:formula="of:=IF([Data.HW13]=&quot;&quot;;0;(IF([Data.HW13]=&quot;?&quot;;&quot;?&quot;;1)))" table:style-name="ce1">
            <text:p>0</text:p>
          </table:table-cell>
          <table:table-cell office:value-type="float" office:value="0" table:formula="of:=IF([Data.HX13]=&quot;&quot;;0;(IF([Data.HX13]=&quot;?&quot;;&quot;?&quot;;1)))" table:style-name="ce1">
            <text:p>0</text:p>
          </table:table-cell>
          <table:table-cell office:value-type="float" office:value="1" table:formula="of:=IF([Data.HY13]=&quot;&quot;;0;(IF([Data.HY13]=&quot;?&quot;;&quot;?&quot;;1)))" table:style-name="ce1">
            <text:p>1</text:p>
          </table:table-cell>
          <table:table-cell office:value-type="float" office:value="1" table:formula="of:=IF([Data.HZ13]=&quot;&quot;;0;(IF([Data.HZ13]=&quot;?&quot;;&quot;?&quot;;1)))" table:style-name="ce1">
            <text:p>1</text:p>
          </table:table-cell>
          <table:table-cell office:value-type="float" office:value="0" table:formula="of:=IF([Data.IA13]=&quot;&quot;;0;(IF([Data.IA13]=&quot;?&quot;;&quot;?&quot;;1)))" table:style-name="ce1">
            <text:p>0</text:p>
          </table:table-cell>
          <table:table-cell office:value-type="float" office:value="0" table:formula="of:=IF([Data.IB13]=&quot;&quot;;0;(IF([Data.IB13]=&quot;?&quot;;&quot;?&quot;;1)))" table:style-name="ce1">
            <text:p>0</text:p>
          </table:table-cell>
          <table:table-cell office:value-type="float" office:value="0" table:formula="of:=IF([Data.IC13]=&quot;&quot;;0;(IF([Data.IC13]=&quot;?&quot;;&quot;?&quot;;1)))" table:style-name="ce1">
            <text:p>0</text:p>
          </table:table-cell>
          <table:table-cell office:value-type="float" office:value="0" table:formula="of:=IF([Data.ID13]=&quot;&quot;;0;(IF([Data.ID13]=&quot;?&quot;;&quot;?&quot;;1)))" table:style-name="ce1">
            <text:p>0</text:p>
          </table:table-cell>
          <table:table-cell office:value-type="float" office:value="0" table:formula="of:=IF([Data.IE13]=&quot;&quot;;0;(IF([Data.IE13]=&quot;?&quot;;&quot;?&quot;;1)))" table:style-name="ce1">
            <text:p>0</text:p>
          </table:table-cell>
          <table:table-cell office:value-type="float" office:value="0" table:formula="of:=IF([Data.IF13]=&quot;&quot;;0;(IF([Data.IF13]=&quot;?&quot;;&quot;?&quot;;1)))" table:style-name="ce1">
            <text:p>0</text:p>
          </table:table-cell>
          <table:table-cell office:value-type="float" office:value="0" table:formula="of:=IF([Data.IG13]=&quot;&quot;;0;(IF([Data.IG13]=&quot;?&quot;;&quot;?&quot;;1)))" table:style-name="ce1">
            <text:p>0</text:p>
          </table:table-cell>
          <table:table-cell office:value-type="float" office:value="0" table:formula="of:=IF([Data.IH13]=&quot;&quot;;0;(IF([Data.IH13]=&quot;?&quot;;&quot;?&quot;;1)))" table:style-name="ce1">
            <text:p>0</text:p>
          </table:table-cell>
          <table:table-cell office:value-type="float" office:value="0" table:formula="of:=IF([Data.II13]=&quot;&quot;;0;(IF([Data.II13]=&quot;?&quot;;&quot;?&quot;;1)))" table:style-name="ce1">
            <text:p>0</text:p>
          </table:table-cell>
          <table:table-cell office:value-type="float" office:value="1" table:formula="of:=IF([Data.IJ13]=&quot;&quot;;0;(IF([Data.IJ13]=&quot;?&quot;;&quot;?&quot;;1)))" table:style-name="ce1">
            <text:p>1</text:p>
          </table:table-cell>
          <table:table-cell office:value-type="float" office:value="0" table:formula="of:=IF([Data.IK13]=&quot;&quot;;0;(IF([Data.IK13]=&quot;?&quot;;&quot;?&quot;;1)))" table:style-name="ce1">
            <text:p>0</text:p>
          </table:table-cell>
          <table:table-cell table:number-columns-repeated="2" table:style-name="ce1"/>
          <table:table-cell office:value-type="float" office:value="81" table:formula="of:=SUM([.B11:.HI11])" table:style-name="ce1">
            <text:p>81</text:p>
          </table:table-cell>
          <table:table-cell table:number-columns-repeated="16164"/>
        </table:table-row>
        <table:table-row table:style-name="ro3">
          <table:table-cell office:value-type="string" office:string-value="TswKorat" table:formula="of:=[Data.C14]" table:style-name="ce1">
            <text:p>TswKorat</text:p>
          </table:table-cell>
          <table:table-cell office:value-type="float" office:value="1" table:formula="of:=IF([Data.AD14]=&quot;&quot;;0;(IF([Data.AD14]=&quot;?&quot;;&quot;?&quot;;1)))" table:style-name="ce1">
            <text:p>1</text:p>
          </table:table-cell>
          <table:table-cell office:value-type="float" office:value="0" table:formula="of:=IF([Data.AE14]=&quot;&quot;;0;(IF([Data.AE14]=&quot;?&quot;;&quot;?&quot;;1)))" table:style-name="ce1">
            <text:p>0</text:p>
          </table:table-cell>
          <table:table-cell office:value-type="float" office:value="1" table:formula="of:=IF([Data.AF14]=&quot;&quot;;0;(IF([Data.AF14]=&quot;?&quot;;&quot;?&quot;;1)))" table:style-name="ce1">
            <text:p>1</text:p>
          </table:table-cell>
          <table:table-cell office:value-type="float" office:value="1" table:formula="of:=IF([Data.AG14]=&quot;&quot;;0;(IF([Data.AG14]=&quot;?&quot;;&quot;?&quot;;1)))" table:style-name="ce1">
            <text:p>1</text:p>
          </table:table-cell>
          <table:table-cell office:value-type="float" office:value="1" table:formula="of:=IF([Data.AH14]=&quot;&quot;;0;(IF([Data.AH14]=&quot;?&quot;;&quot;?&quot;;1)))" table:style-name="ce1">
            <text:p>1</text:p>
          </table:table-cell>
          <table:table-cell office:value-type="float" office:value="1" table:formula="of:=IF([Data.AI14]=&quot;&quot;;0;(IF([Data.AI14]=&quot;?&quot;;&quot;?&quot;;1)))" table:style-name="ce1">
            <text:p>1</text:p>
          </table:table-cell>
          <table:table-cell office:value-type="float" office:value="0" table:formula="of:=IF([Data.AJ14]=&quot;&quot;;0;(IF([Data.AJ14]=&quot;?&quot;;&quot;?&quot;;1)))" table:style-name="ce1">
            <text:p>0</text:p>
          </table:table-cell>
          <table:table-cell office:value-type="float" office:value="1" table:formula="of:=IF([Data.AK14]=&quot;&quot;;0;(IF([Data.AK14]=&quot;?&quot;;&quot;?&quot;;1)))" table:style-name="ce1">
            <text:p>1</text:p>
          </table:table-cell>
          <table:table-cell office:value-type="float" office:value="0" table:formula="of:=IF([Data.AL14]=&quot;&quot;;0;(IF([Data.AL14]=&quot;?&quot;;&quot;?&quot;;1)))" table:style-name="ce1">
            <text:p>0</text:p>
          </table:table-cell>
          <table:table-cell office:value-type="float" office:value="0" table:formula="of:=IF([Data.AM14]=&quot;&quot;;0;(IF([Data.AM14]=&quot;?&quot;;&quot;?&quot;;1)))" table:style-name="ce1">
            <text:p>0</text:p>
          </table:table-cell>
          <table:table-cell office:value-type="float" office:value="1" table:formula="of:=IF([Data.AN14]=&quot;&quot;;0;(IF([Data.AN14]=&quot;?&quot;;&quot;?&quot;;1)))" table:style-name="ce1">
            <text:p>1</text:p>
          </table:table-cell>
          <table:table-cell office:value-type="float" office:value="0" table:formula="of:=IF([Data.AO14]=&quot;&quot;;0;(IF([Data.AO14]=&quot;?&quot;;&quot;?&quot;;1)))" table:style-name="ce1">
            <text:p>0</text:p>
          </table:table-cell>
          <table:table-cell office:value-type="float" office:value="1" table:formula="of:=IF([Data.AP14]=&quot;&quot;;0;(IF([Data.AP14]=&quot;?&quot;;&quot;?&quot;;1)))" table:style-name="ce1">
            <text:p>1</text:p>
          </table:table-cell>
          <table:table-cell office:value-type="float" office:value="1" table:formula="of:=IF([Data.AQ14]=&quot;&quot;;0;(IF([Data.AQ14]=&quot;?&quot;;&quot;?&quot;;1)))" table:style-name="ce1">
            <text:p>1</text:p>
          </table:table-cell>
          <table:table-cell office:value-type="float" office:value="1" table:formula="of:=IF([Data.AR14]=&quot;&quot;;0;(IF([Data.AR14]=&quot;?&quot;;&quot;?&quot;;1)))" table:style-name="ce1">
            <text:p>1</text:p>
          </table:table-cell>
          <table:table-cell office:value-type="float" office:value="0" table:formula="of:=IF([Data.AS14]=&quot;&quot;;0;(IF([Data.AS14]=&quot;?&quot;;&quot;?&quot;;1)))" table:style-name="ce1">
            <text:p>0</text:p>
          </table:table-cell>
          <table:table-cell office:value-type="float" office:value="1" table:formula="of:=IF([Data.AT14]=&quot;&quot;;0;(IF([Data.AT14]=&quot;?&quot;;&quot;?&quot;;1)))" table:style-name="ce1">
            <text:p>1</text:p>
          </table:table-cell>
          <table:table-cell office:value-type="float" office:value="1" table:formula="of:=IF([Data.AU14]=&quot;&quot;;0;(IF([Data.AU14]=&quot;?&quot;;&quot;?&quot;;1)))" table:style-name="ce1">
            <text:p>1</text:p>
          </table:table-cell>
          <table:table-cell office:value-type="float" office:value="0" table:formula="of:=IF([Data.AV14]=&quot;&quot;;0;(IF([Data.AV14]=&quot;?&quot;;&quot;?&quot;;1)))" table:style-name="ce1">
            <text:p>0</text:p>
          </table:table-cell>
          <table:table-cell office:value-type="float" office:value="1" table:formula="of:=IF([Data.AW14]=&quot;&quot;;0;(IF([Data.AW14]=&quot;?&quot;;&quot;?&quot;;1)))" table:style-name="ce1">
            <text:p>1</text:p>
          </table:table-cell>
          <table:table-cell office:value-type="float" office:value="0" table:formula="of:=IF([Data.AX14]=&quot;&quot;;0;(IF([Data.AX14]=&quot;?&quot;;&quot;?&quot;;1)))" table:style-name="ce1">
            <text:p>0</text:p>
          </table:table-cell>
          <table:table-cell office:value-type="float" office:value="0" table:formula="of:=IF([Data.AY14]=&quot;&quot;;0;(IF([Data.AY14]=&quot;?&quot;;&quot;?&quot;;1)))" table:style-name="ce1">
            <text:p>0</text:p>
          </table:table-cell>
          <table:table-cell office:value-type="float" office:value="0" table:formula="of:=IF([Data.AZ14]=&quot;&quot;;0;(IF([Data.AZ14]=&quot;?&quot;;&quot;?&quot;;1)))" table:style-name="ce1">
            <text:p>0</text:p>
          </table:table-cell>
          <table:table-cell office:value-type="float" office:value="0" table:formula="of:=IF([Data.BA14]=&quot;&quot;;0;(IF([Data.BA14]=&quot;?&quot;;&quot;?&quot;;1)))" table:style-name="ce1">
            <text:p>0</text:p>
          </table:table-cell>
          <table:table-cell office:value-type="float" office:value="0" table:formula="of:=IF([Data.BB14]=&quot;&quot;;0;(IF([Data.BB14]=&quot;?&quot;;&quot;?&quot;;1)))" table:style-name="ce1">
            <text:p>0</text:p>
          </table:table-cell>
          <table:table-cell office:value-type="float" office:value="0" table:formula="of:=IF([Data.BC14]=&quot;&quot;;0;(IF([Data.BC14]=&quot;?&quot;;&quot;?&quot;;1)))" table:style-name="ce1">
            <text:p>0</text:p>
          </table:table-cell>
          <table:table-cell office:value-type="float" office:value="0" table:formula="of:=IF([Data.BD14]=&quot;&quot;;0;(IF([Data.BD14]=&quot;?&quot;;&quot;?&quot;;1)))" table:style-name="ce1">
            <text:p>0</text:p>
          </table:table-cell>
          <table:table-cell office:value-type="float" office:value="0" table:formula="of:=IF([Data.BE14]=&quot;&quot;;0;(IF([Data.BE14]=&quot;?&quot;;&quot;?&quot;;1)))" table:style-name="ce1">
            <text:p>0</text:p>
          </table:table-cell>
          <table:table-cell office:value-type="float" office:value="0" table:formula="of:=IF([Data.BF14]=&quot;&quot;;0;(IF([Data.BF14]=&quot;?&quot;;&quot;?&quot;;1)))" table:style-name="ce1">
            <text:p>0</text:p>
          </table:table-cell>
          <table:table-cell office:value-type="float" office:value="0" table:formula="of:=IF([Data.BG14]=&quot;&quot;;0;(IF([Data.BG14]=&quot;?&quot;;&quot;?&quot;;1)))" table:style-name="ce1">
            <text:p>0</text:p>
          </table:table-cell>
          <table:table-cell office:value-type="float" office:value="0" table:formula="of:=IF([Data.BH14]=&quot;&quot;;0;(IF([Data.BH14]=&quot;?&quot;;&quot;?&quot;;1)))" table:style-name="ce1">
            <text:p>0</text:p>
          </table:table-cell>
          <table:table-cell office:value-type="float" office:value="1" table:formula="of:=IF([Data.BI14]=&quot;&quot;;0;(IF([Data.BI14]=&quot;?&quot;;&quot;?&quot;;1)))" table:style-name="ce1">
            <text:p>1</text:p>
          </table:table-cell>
          <table:table-cell office:value-type="float" office:value="1" table:formula="of:=IF([Data.BJ14]=&quot;&quot;;0;(IF([Data.BJ14]=&quot;?&quot;;&quot;?&quot;;1)))" table:style-name="ce1">
            <text:p>1</text:p>
          </table:table-cell>
          <table:table-cell office:value-type="float" office:value="1" table:formula="of:=IF([Data.BK14]=&quot;&quot;;0;(IF([Data.BK14]=&quot;?&quot;;&quot;?&quot;;1)))" table:style-name="ce1">
            <text:p>1</text:p>
          </table:table-cell>
          <table:table-cell office:value-type="float" office:value="0" table:formula="of:=IF([Data.BL14]=&quot;&quot;;0;(IF([Data.BL14]=&quot;?&quot;;&quot;?&quot;;1)))" table:style-name="ce1">
            <text:p>0</text:p>
          </table:table-cell>
          <table:table-cell office:value-type="float" office:value="1" table:formula="of:=IF([Data.BM14]=&quot;&quot;;0;(IF([Data.BM14]=&quot;?&quot;;&quot;?&quot;;1)))" table:style-name="ce1">
            <text:p>1</text:p>
          </table:table-cell>
          <table:table-cell office:value-type="float" office:value="1" table:formula="of:=IF([Data.BN14]=&quot;&quot;;0;(IF([Data.BN14]=&quot;?&quot;;&quot;?&quot;;1)))" table:style-name="ce1">
            <text:p>1</text:p>
          </table:table-cell>
          <table:table-cell office:value-type="float" office:value="1" table:formula="of:=IF([Data.BO14]=&quot;&quot;;0;(IF([Data.BO14]=&quot;?&quot;;&quot;?&quot;;1)))" table:style-name="ce1">
            <text:p>1</text:p>
          </table:table-cell>
          <table:table-cell office:value-type="float" office:value="1" table:formula="of:=IF([Data.BP14]=&quot;&quot;;0;(IF([Data.BP14]=&quot;?&quot;;&quot;?&quot;;1)))" table:style-name="ce1">
            <text:p>1</text:p>
          </table:table-cell>
          <table:table-cell office:value-type="float" office:value="1" table:formula="of:=IF([Data.BQ14]=&quot;&quot;;0;(IF([Data.BQ14]=&quot;?&quot;;&quot;?&quot;;1)))" table:style-name="ce1">
            <text:p>1</text:p>
          </table:table-cell>
          <table:table-cell office:value-type="float" office:value="0" table:formula="of:=IF([Data.BR14]=&quot;&quot;;0;(IF([Data.BR14]=&quot;?&quot;;&quot;?&quot;;1)))" table:style-name="ce1">
            <text:p>0</text:p>
          </table:table-cell>
          <table:table-cell office:value-type="float" office:value="1" table:formula="of:=IF([Data.BS14]=&quot;&quot;;0;(IF([Data.BS14]=&quot;?&quot;;&quot;?&quot;;1)))" table:style-name="ce1">
            <text:p>1</text:p>
          </table:table-cell>
          <table:table-cell office:value-type="float" office:value="0" table:formula="of:=IF([Data.BT14]=&quot;&quot;;0;(IF([Data.BT14]=&quot;?&quot;;&quot;?&quot;;1)))" table:style-name="ce1">
            <text:p>0</text:p>
          </table:table-cell>
          <table:table-cell office:value-type="float" office:value="0" table:formula="of:=IF([Data.BU14]=&quot;&quot;;0;(IF([Data.BU14]=&quot;?&quot;;&quot;?&quot;;1)))" table:style-name="ce1">
            <text:p>0</text:p>
          </table:table-cell>
          <table:table-cell office:value-type="float" office:value="0" table:formula="of:=IF([Data.BV14]=&quot;&quot;;0;(IF([Data.BV14]=&quot;?&quot;;&quot;?&quot;;1)))" table:style-name="ce1">
            <text:p>0</text:p>
          </table:table-cell>
          <table:table-cell office:value-type="float" office:value="1" table:formula="of:=IF([Data.BW14]=&quot;&quot;;0;(IF([Data.BW14]=&quot;?&quot;;&quot;?&quot;;1)))" table:style-name="ce1">
            <text:p>1</text:p>
          </table:table-cell>
          <table:table-cell office:value-type="float" office:value="0" table:formula="of:=IF([Data.BX14]=&quot;&quot;;0;(IF([Data.BX14]=&quot;?&quot;;&quot;?&quot;;1)))" table:style-name="ce1">
            <text:p>0</text:p>
          </table:table-cell>
          <table:table-cell office:value-type="float" office:value="0" table:formula="of:=IF([Data.BY14]=&quot;&quot;;0;(IF([Data.BY14]=&quot;?&quot;;&quot;?&quot;;1)))" table:style-name="ce1">
            <text:p>0</text:p>
          </table:table-cell>
          <table:table-cell office:value-type="float" office:value="0" table:formula="of:=IF([Data.BZ14]=&quot;&quot;;0;(IF([Data.BZ14]=&quot;?&quot;;&quot;?&quot;;1)))" table:style-name="ce1">
            <text:p>0</text:p>
          </table:table-cell>
          <table:table-cell office:value-type="float" office:value="0" table:formula="of:=IF([Data.CA14]=&quot;&quot;;0;(IF([Data.CA14]=&quot;?&quot;;&quot;?&quot;;1)))" table:style-name="ce1">
            <text:p>0</text:p>
          </table:table-cell>
          <table:table-cell office:value-type="float" office:value="0" table:formula="of:=IF([Data.CB14]=&quot;&quot;;0;(IF([Data.CB14]=&quot;?&quot;;&quot;?&quot;;1)))" table:style-name="ce1">
            <text:p>0</text:p>
          </table:table-cell>
          <table:table-cell office:value-type="float" office:value="1" table:formula="of:=IF([Data.CC14]=&quot;&quot;;0;(IF([Data.CC14]=&quot;?&quot;;&quot;?&quot;;1)))" table:style-name="ce1">
            <text:p>1</text:p>
          </table:table-cell>
          <table:table-cell office:value-type="float" office:value="0" table:formula="of:=IF([Data.CD14]=&quot;&quot;;0;(IF([Data.CD14]=&quot;?&quot;;&quot;?&quot;;1)))" table:style-name="ce1">
            <text:p>0</text:p>
          </table:table-cell>
          <table:table-cell office:value-type="float" office:value="0" table:formula="of:=IF([Data.CE14]=&quot;&quot;;0;(IF([Data.CE14]=&quot;?&quot;;&quot;?&quot;;1)))" table:style-name="ce1">
            <text:p>0</text:p>
          </table:table-cell>
          <table:table-cell office:value-type="float" office:value="1" table:formula="of:=IF([Data.CF14]=&quot;&quot;;0;(IF([Data.CF14]=&quot;?&quot;;&quot;?&quot;;1)))" table:style-name="ce1">
            <text:p>1</text:p>
          </table:table-cell>
          <table:table-cell office:value-type="float" office:value="1" table:formula="of:=IF([Data.CG14]=&quot;&quot;;0;(IF([Data.CG14]=&quot;?&quot;;&quot;?&quot;;1)))" table:style-name="ce1">
            <text:p>1</text:p>
          </table:table-cell>
          <table:table-cell office:value-type="float" office:value="0" table:formula="of:=IF([Data.CH14]=&quot;&quot;;0;(IF([Data.CH14]=&quot;?&quot;;&quot;?&quot;;1)))" table:style-name="ce1">
            <text:p>0</text:p>
          </table:table-cell>
          <table:table-cell office:value-type="float" office:value="1" table:formula="of:=IF([Data.CI14]=&quot;&quot;;0;(IF([Data.CI14]=&quot;?&quot;;&quot;?&quot;;1)))" table:style-name="ce1">
            <text:p>1</text:p>
          </table:table-cell>
          <table:table-cell office:value-type="float" office:value="1" table:formula="of:=IF([Data.CJ14]=&quot;&quot;;0;(IF([Data.CJ14]=&quot;?&quot;;&quot;?&quot;;1)))" table:style-name="ce1">
            <text:p>1</text:p>
          </table:table-cell>
          <table:table-cell office:value-type="float" office:value="0" table:formula="of:=IF([Data.CK14]=&quot;&quot;;0;(IF([Data.CK14]=&quot;?&quot;;&quot;?&quot;;1)))" table:style-name="ce1">
            <text:p>0</text:p>
          </table:table-cell>
          <table:table-cell office:value-type="float" office:value="0" table:formula="of:=IF([Data.CL14]=&quot;&quot;;0;(IF([Data.CL14]=&quot;?&quot;;&quot;?&quot;;1)))" table:style-name="ce1">
            <text:p>0</text:p>
          </table:table-cell>
          <table:table-cell office:value-type="float" office:value="0" table:formula="of:=IF([Data.CM14]=&quot;&quot;;0;(IF([Data.CM14]=&quot;?&quot;;&quot;?&quot;;1)))" table:style-name="ce1">
            <text:p>0</text:p>
          </table:table-cell>
          <table:table-cell office:value-type="float" office:value="0" table:formula="of:=IF([Data.CN14]=&quot;&quot;;0;(IF([Data.CN14]=&quot;?&quot;;&quot;?&quot;;1)))" table:style-name="ce1">
            <text:p>0</text:p>
          </table:table-cell>
          <table:table-cell office:value-type="float" office:value="0" table:formula="of:=IF([Data.CO14]=&quot;&quot;;0;(IF([Data.CO14]=&quot;?&quot;;&quot;?&quot;;1)))" table:style-name="ce1">
            <text:p>0</text:p>
          </table:table-cell>
          <table:table-cell office:value-type="float" office:value="1" table:formula="of:=IF([Data.CP14]=&quot;&quot;;0;(IF([Data.CP14]=&quot;?&quot;;&quot;?&quot;;1)))" table:style-name="ce1">
            <text:p>1</text:p>
          </table:table-cell>
          <table:table-cell office:value-type="float" office:value="0" table:formula="of:=IF([Data.CQ14]=&quot;&quot;;0;(IF([Data.CQ14]=&quot;?&quot;;&quot;?&quot;;1)))" table:style-name="ce1">
            <text:p>0</text:p>
          </table:table-cell>
          <table:table-cell office:value-type="float" office:value="0" table:formula="of:=IF([Data.CR14]=&quot;&quot;;0;(IF([Data.CR14]=&quot;?&quot;;&quot;?&quot;;1)))" table:style-name="ce1">
            <text:p>0</text:p>
          </table:table-cell>
          <table:table-cell office:value-type="float" office:value="0" table:formula="of:=IF([Data.CS14]=&quot;&quot;;0;(IF([Data.CS14]=&quot;?&quot;;&quot;?&quot;;1)))" table:style-name="ce1">
            <text:p>0</text:p>
          </table:table-cell>
          <table:table-cell office:value-type="float" office:value="0" table:formula="of:=IF([Data.CT14]=&quot;&quot;;0;(IF([Data.CT14]=&quot;?&quot;;&quot;?&quot;;1)))" table:style-name="ce1">
            <text:p>0</text:p>
          </table:table-cell>
          <table:table-cell office:value-type="float" office:value="0" table:formula="of:=IF([Data.CU14]=&quot;&quot;;0;(IF([Data.CU14]=&quot;?&quot;;&quot;?&quot;;1)))" table:style-name="ce1">
            <text:p>0</text:p>
          </table:table-cell>
          <table:table-cell office:value-type="float" office:value="1" table:formula="of:=IF([Data.CV14]=&quot;&quot;;0;(IF([Data.CV14]=&quot;?&quot;;&quot;?&quot;;1)))" table:style-name="ce1">
            <text:p>1</text:p>
          </table:table-cell>
          <table:table-cell office:value-type="float" office:value="1" table:formula="of:=IF([Data.CW14]=&quot;&quot;;0;(IF([Data.CW14]=&quot;?&quot;;&quot;?&quot;;1)))" table:style-name="ce1">
            <text:p>1</text:p>
          </table:table-cell>
          <table:table-cell office:value-type="float" office:value="0" table:formula="of:=IF([Data.CX14]=&quot;&quot;;0;(IF([Data.CX14]=&quot;?&quot;;&quot;?&quot;;1)))" table:style-name="ce1">
            <text:p>0</text:p>
          </table:table-cell>
          <table:table-cell office:value-type="float" office:value="0" table:formula="of:=IF([Data.CY14]=&quot;&quot;;0;(IF([Data.CY14]=&quot;?&quot;;&quot;?&quot;;1)))" table:style-name="ce1">
            <text:p>0</text:p>
          </table:table-cell>
          <table:table-cell office:value-type="float" office:value="1" table:formula="of:=IF([Data.CZ14]=&quot;&quot;;0;(IF([Data.CZ14]=&quot;?&quot;;&quot;?&quot;;1)))" table:style-name="ce1">
            <text:p>1</text:p>
          </table:table-cell>
          <table:table-cell office:value-type="float" office:value="1" table:formula="of:=IF([Data.DA14]=&quot;&quot;;0;(IF([Data.DA14]=&quot;?&quot;;&quot;?&quot;;1)))" table:style-name="ce1">
            <text:p>1</text:p>
          </table:table-cell>
          <table:table-cell office:value-type="float" office:value="1" table:formula="of:=IF([Data.DB14]=&quot;&quot;;0;(IF([Data.DB14]=&quot;?&quot;;&quot;?&quot;;1)))" table:style-name="ce1">
            <text:p>1</text:p>
          </table:table-cell>
          <table:table-cell office:value-type="float" office:value="1" table:formula="of:=IF([Data.DC14]=&quot;&quot;;0;(IF([Data.DC14]=&quot;?&quot;;&quot;?&quot;;1)))" table:style-name="ce1">
            <text:p>1</text:p>
          </table:table-cell>
          <table:table-cell office:value-type="float" office:value="1" table:formula="of:=IF([Data.DD14]=&quot;&quot;;0;(IF([Data.DD14]=&quot;?&quot;;&quot;?&quot;;1)))" table:style-name="ce1">
            <text:p>1</text:p>
          </table:table-cell>
          <table:table-cell office:value-type="float" office:value="0" table:formula="of:=IF([Data.DE14]=&quot;&quot;;0;(IF([Data.DE14]=&quot;?&quot;;&quot;?&quot;;1)))" table:style-name="ce1">
            <text:p>0</text:p>
          </table:table-cell>
          <table:table-cell office:value-type="float" office:value="1" table:formula="of:=IF([Data.DF14]=&quot;&quot;;0;(IF([Data.DF14]=&quot;?&quot;;&quot;?&quot;;1)))" table:style-name="ce1">
            <text:p>1</text:p>
          </table:table-cell>
          <table:table-cell office:value-type="float" office:value="1" table:formula="of:=IF([Data.DG14]=&quot;&quot;;0;(IF([Data.DG14]=&quot;?&quot;;&quot;?&quot;;1)))" table:style-name="ce1">
            <text:p>1</text:p>
          </table:table-cell>
          <table:table-cell office:value-type="float" office:value="1" table:formula="of:=IF([Data.DH14]=&quot;&quot;;0;(IF([Data.DH14]=&quot;?&quot;;&quot;?&quot;;1)))" table:style-name="ce1">
            <text:p>1</text:p>
          </table:table-cell>
          <table:table-cell office:value-type="float" office:value="0" table:formula="of:=IF([Data.DI14]=&quot;&quot;;0;(IF([Data.DI14]=&quot;?&quot;;&quot;?&quot;;1)))" table:style-name="ce1">
            <text:p>0</text:p>
          </table:table-cell>
          <table:table-cell office:value-type="float" office:value="1" table:formula="of:=IF([Data.DJ14]=&quot;&quot;;0;(IF([Data.DJ14]=&quot;?&quot;;&quot;?&quot;;1)))" table:style-name="ce1">
            <text:p>1</text:p>
          </table:table-cell>
          <table:table-cell office:value-type="float" office:value="1" table:formula="of:=IF([Data.DK14]=&quot;&quot;;0;(IF([Data.DK14]=&quot;?&quot;;&quot;?&quot;;1)))" table:style-name="ce1">
            <text:p>1</text:p>
          </table:table-cell>
          <table:table-cell office:value-type="float" office:value="0" table:formula="of:=IF([Data.DL14]=&quot;&quot;;0;(IF([Data.DL14]=&quot;?&quot;;&quot;?&quot;;1)))" table:style-name="ce1">
            <text:p>0</text:p>
          </table:table-cell>
          <table:table-cell office:value-type="float" office:value="0" table:formula="of:=IF([Data.DM14]=&quot;&quot;;0;(IF([Data.DM14]=&quot;?&quot;;&quot;?&quot;;1)))" table:style-name="ce1">
            <text:p>0</text:p>
          </table:table-cell>
          <table:table-cell office:value-type="float" office:value="0" table:formula="of:=IF([Data.DN14]=&quot;&quot;;0;(IF([Data.DN14]=&quot;?&quot;;&quot;?&quot;;1)))" table:style-name="ce1">
            <text:p>0</text:p>
          </table:table-cell>
          <table:table-cell office:value-type="float" office:value="1" table:formula="of:=IF([Data.DO14]=&quot;&quot;;0;(IF([Data.DO14]=&quot;?&quot;;&quot;?&quot;;1)))" table:style-name="ce1">
            <text:p>1</text:p>
          </table:table-cell>
          <table:table-cell office:value-type="float" office:value="0" table:formula="of:=IF([Data.DP14]=&quot;&quot;;0;(IF([Data.DP14]=&quot;?&quot;;&quot;?&quot;;1)))" table:style-name="ce1">
            <text:p>0</text:p>
          </table:table-cell>
          <table:table-cell office:value-type="float" office:value="1" table:formula="of:=IF([Data.DQ14]=&quot;&quot;;0;(IF([Data.DQ14]=&quot;?&quot;;&quot;?&quot;;1)))" table:style-name="ce1">
            <text:p>1</text:p>
          </table:table-cell>
          <table:table-cell office:value-type="float" office:value="0" table:formula="of:=IF([Data.DR14]=&quot;&quot;;0;(IF([Data.DR14]=&quot;?&quot;;&quot;?&quot;;1)))" table:style-name="ce1">
            <text:p>0</text:p>
          </table:table-cell>
          <table:table-cell office:value-type="float" office:value="0" table:formula="of:=IF([Data.DS14]=&quot;&quot;;0;(IF([Data.DS14]=&quot;?&quot;;&quot;?&quot;;1)))" table:style-name="ce1">
            <text:p>0</text:p>
          </table:table-cell>
          <table:table-cell office:value-type="float" office:value="0" table:formula="of:=IF([Data.DT14]=&quot;&quot;;0;(IF([Data.DT14]=&quot;?&quot;;&quot;?&quot;;1)))" table:style-name="ce1">
            <text:p>0</text:p>
          </table:table-cell>
          <table:table-cell office:value-type="float" office:value="1" table:formula="of:=IF([Data.DU14]=&quot;&quot;;0;(IF([Data.DU14]=&quot;?&quot;;&quot;?&quot;;1)))" table:style-name="ce1">
            <text:p>1</text:p>
          </table:table-cell>
          <table:table-cell office:value-type="float" office:value="0" table:formula="of:=IF([Data.DV14]=&quot;&quot;;0;(IF([Data.DV14]=&quot;?&quot;;&quot;?&quot;;1)))" table:style-name="ce1">
            <text:p>0</text:p>
          </table:table-cell>
          <table:table-cell office:value-type="float" office:value="0" table:formula="of:=IF([Data.DW14]=&quot;&quot;;0;(IF([Data.DW14]=&quot;?&quot;;&quot;?&quot;;1)))" table:style-name="ce1">
            <text:p>0</text:p>
          </table:table-cell>
          <table:table-cell office:value-type="float" office:value="0" table:formula="of:=IF([Data.DX14]=&quot;&quot;;0;(IF([Data.DX14]=&quot;?&quot;;&quot;?&quot;;1)))" table:style-name="ce1">
            <text:p>0</text:p>
          </table:table-cell>
          <table:table-cell office:value-type="float" office:value="0" table:formula="of:=IF([Data.DY14]=&quot;&quot;;0;(IF([Data.DY14]=&quot;?&quot;;&quot;?&quot;;1)))" table:style-name="ce1">
            <text:p>0</text:p>
          </table:table-cell>
          <table:table-cell office:value-type="float" office:value="1" table:formula="of:=IF([Data.DZ14]=&quot;&quot;;0;(IF([Data.DZ14]=&quot;?&quot;;&quot;?&quot;;1)))" table:style-name="ce1">
            <text:p>1</text:p>
          </table:table-cell>
          <table:table-cell office:value-type="float" office:value="0" table:formula="of:=IF([Data.EA14]=&quot;&quot;;0;(IF([Data.EA14]=&quot;?&quot;;&quot;?&quot;;1)))" table:style-name="ce1">
            <text:p>0</text:p>
          </table:table-cell>
          <table:table-cell office:value-type="float" office:value="1" table:formula="of:=IF([Data.EB14]=&quot;&quot;;0;(IF([Data.EB14]=&quot;?&quot;;&quot;?&quot;;1)))" table:style-name="ce1">
            <text:p>1</text:p>
          </table:table-cell>
          <table:table-cell office:value-type="float" office:value="0" table:formula="of:=IF([Data.EC14]=&quot;&quot;;0;(IF([Data.EC14]=&quot;?&quot;;&quot;?&quot;;1)))" table:style-name="ce1">
            <text:p>0</text:p>
          </table:table-cell>
          <table:table-cell office:value-type="float" office:value="0" table:formula="of:=IF([Data.ED14]=&quot;&quot;;0;(IF([Data.ED14]=&quot;?&quot;;&quot;?&quot;;1)))" table:style-name="ce1">
            <text:p>0</text:p>
          </table:table-cell>
          <table:table-cell office:value-type="float" office:value="1" table:formula="of:=IF([Data.EE14]=&quot;&quot;;0;(IF([Data.EE14]=&quot;?&quot;;&quot;?&quot;;1)))" table:style-name="ce1">
            <text:p>1</text:p>
          </table:table-cell>
          <table:table-cell office:value-type="float" office:value="1" table:formula="of:=IF([Data.EF14]=&quot;&quot;;0;(IF([Data.EF14]=&quot;?&quot;;&quot;?&quot;;1)))" table:style-name="ce1">
            <text:p>1</text:p>
          </table:table-cell>
          <table:table-cell office:value-type="float" office:value="0" table:formula="of:=IF([Data.EG14]=&quot;&quot;;0;(IF([Data.EG14]=&quot;?&quot;;&quot;?&quot;;1)))" table:style-name="ce1">
            <text:p>0</text:p>
          </table:table-cell>
          <table:table-cell office:value-type="float" office:value="0" table:formula="of:=IF([Data.EH14]=&quot;&quot;;0;(IF([Data.EH14]=&quot;?&quot;;&quot;?&quot;;1)))" table:style-name="ce1">
            <text:p>0</text:p>
          </table:table-cell>
          <table:table-cell office:value-type="float" office:value="0" table:formula="of:=IF([Data.EI14]=&quot;&quot;;0;(IF([Data.EI14]=&quot;?&quot;;&quot;?&quot;;1)))" table:style-name="ce1">
            <text:p>0</text:p>
          </table:table-cell>
          <table:table-cell office:value-type="float" office:value="0" table:formula="of:=IF([Data.EJ14]=&quot;&quot;;0;(IF([Data.EJ14]=&quot;?&quot;;&quot;?&quot;;1)))" table:style-name="ce1">
            <text:p>0</text:p>
          </table:table-cell>
          <table:table-cell office:value-type="float" office:value="0" table:formula="of:=IF([Data.EK14]=&quot;&quot;;0;(IF([Data.EK14]=&quot;?&quot;;&quot;?&quot;;1)))" table:style-name="ce1">
            <text:p>0</text:p>
          </table:table-cell>
          <table:table-cell office:value-type="float" office:value="0" table:formula="of:=IF([Data.EL14]=&quot;&quot;;0;(IF([Data.EL14]=&quot;?&quot;;&quot;?&quot;;1)))" table:style-name="ce1">
            <text:p>0</text:p>
          </table:table-cell>
          <table:table-cell office:value-type="float" office:value="0" table:formula="of:=IF([Data.EM14]=&quot;&quot;;0;(IF([Data.EM14]=&quot;?&quot;;&quot;?&quot;;1)))" table:style-name="ce1">
            <text:p>0</text:p>
          </table:table-cell>
          <table:table-cell office:value-type="float" office:value="0" table:formula="of:=IF([Data.EN14]=&quot;&quot;;0;(IF([Data.EN14]=&quot;?&quot;;&quot;?&quot;;1)))" table:style-name="ce1">
            <text:p>0</text:p>
          </table:table-cell>
          <table:table-cell office:value-type="float" office:value="0" table:formula="of:=IF([Data.EO14]=&quot;&quot;;0;(IF([Data.EO14]=&quot;?&quot;;&quot;?&quot;;1)))" table:style-name="ce1">
            <text:p>0</text:p>
          </table:table-cell>
          <table:table-cell office:value-type="float" office:value="0" table:formula="of:=IF([Data.EP14]=&quot;&quot;;0;(IF([Data.EP14]=&quot;?&quot;;&quot;?&quot;;1)))" table:style-name="ce1">
            <text:p>0</text:p>
          </table:table-cell>
          <table:table-cell office:value-type="float" office:value="0" table:formula="of:=IF([Data.EQ14]=&quot;&quot;;0;(IF([Data.EQ14]=&quot;?&quot;;&quot;?&quot;;1)))" table:style-name="ce1">
            <text:p>0</text:p>
          </table:table-cell>
          <table:table-cell office:value-type="float" office:value="0" table:formula="of:=IF([Data.ER14]=&quot;&quot;;0;(IF([Data.ER14]=&quot;?&quot;;&quot;?&quot;;1)))" table:style-name="ce1">
            <text:p>0</text:p>
          </table:table-cell>
          <table:table-cell office:value-type="float" office:value="0" table:formula="of:=IF([Data.ES14]=&quot;&quot;;0;(IF([Data.ES14]=&quot;?&quot;;&quot;?&quot;;1)))" table:style-name="ce1">
            <text:p>0</text:p>
          </table:table-cell>
          <table:table-cell office:value-type="float" office:value="0" table:formula="of:=IF([Data.ET14]=&quot;&quot;;0;(IF([Data.ET14]=&quot;?&quot;;&quot;?&quot;;1)))" table:style-name="ce1">
            <text:p>0</text:p>
          </table:table-cell>
          <table:table-cell office:value-type="float" office:value="0" table:formula="of:=IF([Data.EU14]=&quot;&quot;;0;(IF([Data.EU14]=&quot;?&quot;;&quot;?&quot;;1)))" table:style-name="ce1">
            <text:p>0</text:p>
          </table:table-cell>
          <table:table-cell office:value-type="float" office:value="0" table:formula="of:=IF([Data.EV14]=&quot;&quot;;0;(IF([Data.EV14]=&quot;?&quot;;&quot;?&quot;;1)))" table:style-name="ce1">
            <text:p>0</text:p>
          </table:table-cell>
          <table:table-cell office:value-type="float" office:value="0" table:formula="of:=IF([Data.EW14]=&quot;&quot;;0;(IF([Data.EW14]=&quot;?&quot;;&quot;?&quot;;1)))" table:style-name="ce1">
            <text:p>0</text:p>
          </table:table-cell>
          <table:table-cell office:value-type="float" office:value="0" table:formula="of:=IF([Data.EX14]=&quot;&quot;;0;(IF([Data.EX14]=&quot;?&quot;;&quot;?&quot;;1)))" table:style-name="ce1">
            <text:p>0</text:p>
          </table:table-cell>
          <table:table-cell office:value-type="float" office:value="0" table:formula="of:=IF([Data.EY14]=&quot;&quot;;0;(IF([Data.EY14]=&quot;?&quot;;&quot;?&quot;;1)))" table:style-name="ce1">
            <text:p>0</text:p>
          </table:table-cell>
          <table:table-cell office:value-type="float" office:value="0" table:formula="of:=IF([Data.EZ14]=&quot;&quot;;0;(IF([Data.EZ14]=&quot;?&quot;;&quot;?&quot;;1)))" table:style-name="ce1">
            <text:p>0</text:p>
          </table:table-cell>
          <table:table-cell office:value-type="float" office:value="0" table:formula="of:=IF([Data.FA14]=&quot;&quot;;0;(IF([Data.FA14]=&quot;?&quot;;&quot;?&quot;;1)))" table:style-name="ce1">
            <text:p>0</text:p>
          </table:table-cell>
          <table:table-cell office:value-type="float" office:value="0" table:formula="of:=IF([Data.FB14]=&quot;&quot;;0;(IF([Data.FB14]=&quot;?&quot;;&quot;?&quot;;1)))" table:style-name="ce1">
            <text:p>0</text:p>
          </table:table-cell>
          <table:table-cell office:value-type="float" office:value="0" table:formula="of:=IF([Data.FC14]=&quot;&quot;;0;(IF([Data.FC14]=&quot;?&quot;;&quot;?&quot;;1)))" table:style-name="ce1">
            <text:p>0</text:p>
          </table:table-cell>
          <table:table-cell office:value-type="float" office:value="0" table:formula="of:=IF([Data.FD14]=&quot;&quot;;0;(IF([Data.FD14]=&quot;?&quot;;&quot;?&quot;;1)))" table:style-name="ce1">
            <text:p>0</text:p>
          </table:table-cell>
          <table:table-cell office:value-type="float" office:value="0" table:formula="of:=IF([Data.FE14]=&quot;&quot;;0;(IF([Data.FE14]=&quot;?&quot;;&quot;?&quot;;1)))" table:style-name="ce1">
            <text:p>0</text:p>
          </table:table-cell>
          <table:table-cell office:value-type="float" office:value="0" table:formula="of:=IF([Data.FF14]=&quot;&quot;;0;(IF([Data.FF14]=&quot;?&quot;;&quot;?&quot;;1)))" table:style-name="ce1">
            <text:p>0</text:p>
          </table:table-cell>
          <table:table-cell office:value-type="float" office:value="0" table:formula="of:=IF([Data.FG14]=&quot;&quot;;0;(IF([Data.FG14]=&quot;?&quot;;&quot;?&quot;;1)))" table:style-name="ce1">
            <text:p>0</text:p>
          </table:table-cell>
          <table:table-cell office:value-type="float" office:value="0" table:formula="of:=IF([Data.FH14]=&quot;&quot;;0;(IF([Data.FH14]=&quot;?&quot;;&quot;?&quot;;1)))" table:style-name="ce1">
            <text:p>0</text:p>
          </table:table-cell>
          <table:table-cell office:value-type="float" office:value="0" table:formula="of:=IF([Data.FI14]=&quot;&quot;;0;(IF([Data.FI14]=&quot;?&quot;;&quot;?&quot;;1)))" table:style-name="ce1">
            <text:p>0</text:p>
          </table:table-cell>
          <table:table-cell office:value-type="float" office:value="1" table:formula="of:=IF([Data.FJ14]=&quot;&quot;;0;(IF([Data.FJ14]=&quot;?&quot;;&quot;?&quot;;1)))" table:style-name="ce1">
            <text:p>1</text:p>
          </table:table-cell>
          <table:table-cell office:value-type="float" office:value="1" table:formula="of:=IF([Data.FK14]=&quot;&quot;;0;(IF([Data.FK14]=&quot;?&quot;;&quot;?&quot;;1)))" table:style-name="ce1">
            <text:p>1</text:p>
          </table:table-cell>
          <table:table-cell office:value-type="float" office:value="1" table:formula="of:=IF([Data.FL14]=&quot;&quot;;0;(IF([Data.FL14]=&quot;?&quot;;&quot;?&quot;;1)))" table:style-name="ce1">
            <text:p>1</text:p>
          </table:table-cell>
          <table:table-cell office:value-type="float" office:value="1" table:formula="of:=IF([Data.FM14]=&quot;&quot;;0;(IF([Data.FM14]=&quot;?&quot;;&quot;?&quot;;1)))" table:style-name="ce1">
            <text:p>1</text:p>
          </table:table-cell>
          <table:table-cell office:value-type="float" office:value="0" table:formula="of:=IF([Data.FN14]=&quot;&quot;;0;(IF([Data.FN14]=&quot;?&quot;;&quot;?&quot;;1)))" table:style-name="ce1">
            <text:p>0</text:p>
          </table:table-cell>
          <table:table-cell office:value-type="float" office:value="1" table:formula="of:=IF([Data.FO14]=&quot;&quot;;0;(IF([Data.FO14]=&quot;?&quot;;&quot;?&quot;;1)))" table:style-name="ce1">
            <text:p>1</text:p>
          </table:table-cell>
          <table:table-cell office:value-type="float" office:value="0" table:formula="of:=IF([Data.FP14]=&quot;&quot;;0;(IF([Data.FP14]=&quot;?&quot;;&quot;?&quot;;1)))" table:style-name="ce1">
            <text:p>0</text:p>
          </table:table-cell>
          <table:table-cell office:value-type="float" office:value="0" table:formula="of:=IF([Data.FQ14]=&quot;&quot;;0;(IF([Data.FQ14]=&quot;?&quot;;&quot;?&quot;;1)))" table:style-name="ce1">
            <text:p>0</text:p>
          </table:table-cell>
          <table:table-cell office:value-type="float" office:value="1" table:formula="of:=IF([Data.FR14]=&quot;&quot;;0;(IF([Data.FR14]=&quot;?&quot;;&quot;?&quot;;1)))" table:style-name="ce1">
            <text:p>1</text:p>
          </table:table-cell>
          <table:table-cell office:value-type="float" office:value="1" table:formula="of:=IF([Data.FS14]=&quot;&quot;;0;(IF([Data.FS14]=&quot;?&quot;;&quot;?&quot;;1)))" table:style-name="ce1">
            <text:p>1</text:p>
          </table:table-cell>
          <table:table-cell office:value-type="float" office:value="1" table:formula="of:=IF([Data.FT14]=&quot;&quot;;0;(IF([Data.FT14]=&quot;?&quot;;&quot;?&quot;;1)))" table:style-name="ce1">
            <text:p>1</text:p>
          </table:table-cell>
          <table:table-cell office:value-type="float" office:value="0" table:formula="of:=IF([Data.FU14]=&quot;&quot;;0;(IF([Data.FU14]=&quot;?&quot;;&quot;?&quot;;1)))" table:style-name="ce1">
            <text:p>0</text:p>
          </table:table-cell>
          <table:table-cell office:value-type="float" office:value="0" table:formula="of:=IF([Data.FV14]=&quot;&quot;;0;(IF([Data.FV14]=&quot;?&quot;;&quot;?&quot;;1)))" table:style-name="ce1">
            <text:p>0</text:p>
          </table:table-cell>
          <table:table-cell office:value-type="float" office:value="0" table:formula="of:=IF([Data.FW14]=&quot;&quot;;0;(IF([Data.FW14]=&quot;?&quot;;&quot;?&quot;;1)))" table:style-name="ce1">
            <text:p>0</text:p>
          </table:table-cell>
          <table:table-cell office:value-type="float" office:value="1" table:formula="of:=IF([Data.FX14]=&quot;&quot;;0;(IF([Data.FX14]=&quot;?&quot;;&quot;?&quot;;1)))" table:style-name="ce1">
            <text:p>1</text:p>
          </table:table-cell>
          <table:table-cell office:value-type="float" office:value="0" table:formula="of:=IF([Data.FY14]=&quot;&quot;;0;(IF([Data.FY14]=&quot;?&quot;;&quot;?&quot;;1)))" table:style-name="ce1">
            <text:p>0</text:p>
          </table:table-cell>
          <table:table-cell office:value-type="float" office:value="1" table:formula="of:=IF([Data.FZ14]=&quot;&quot;;0;(IF([Data.FZ14]=&quot;?&quot;;&quot;?&quot;;1)))" table:style-name="ce1">
            <text:p>1</text:p>
          </table:table-cell>
          <table:table-cell office:value-type="float" office:value="1" table:formula="of:=IF([Data.GA14]=&quot;&quot;;0;(IF([Data.GA14]=&quot;?&quot;;&quot;?&quot;;1)))" table:style-name="ce1">
            <text:p>1</text:p>
          </table:table-cell>
          <table:table-cell office:value-type="float" office:value="0" table:formula="of:=IF([Data.GB14]=&quot;&quot;;0;(IF([Data.GB14]=&quot;?&quot;;&quot;?&quot;;1)))" table:style-name="ce1">
            <text:p>0</text:p>
          </table:table-cell>
          <table:table-cell office:value-type="float" office:value="0" table:formula="of:=IF([Data.GC14]=&quot;&quot;;0;(IF([Data.GC14]=&quot;?&quot;;&quot;?&quot;;1)))" table:style-name="ce1">
            <text:p>0</text:p>
          </table:table-cell>
          <table:table-cell office:value-type="float" office:value="1" table:formula="of:=IF([Data.GD14]=&quot;&quot;;0;(IF([Data.GD14]=&quot;?&quot;;&quot;?&quot;;1)))" table:style-name="ce1">
            <text:p>1</text:p>
          </table:table-cell>
          <table:table-cell office:value-type="float" office:value="0" table:formula="of:=IF([Data.GE14]=&quot;&quot;;0;(IF([Data.GE14]=&quot;?&quot;;&quot;?&quot;;1)))" table:style-name="ce1">
            <text:p>0</text:p>
          </table:table-cell>
          <table:table-cell office:value-type="float" office:value="0" table:formula="of:=IF([Data.GF14]=&quot;&quot;;0;(IF([Data.GF14]=&quot;?&quot;;&quot;?&quot;;1)))" table:style-name="ce1">
            <text:p>0</text:p>
          </table:table-cell>
          <table:table-cell office:value-type="float" office:value="1" table:formula="of:=IF([Data.GG14]=&quot;&quot;;0;(IF([Data.GG14]=&quot;?&quot;;&quot;?&quot;;1)))" table:style-name="ce1">
            <text:p>1</text:p>
          </table:table-cell>
          <table:table-cell office:value-type="string" office:string-value="?" table:formula="of:=IF([Data.GH14]=&quot;&quot;;0;(IF([Data.GH14]=&quot;?&quot;;&quot;?&quot;;1)))" table:style-name="ce1">
            <text:p>?</text:p>
          </table:table-cell>
          <table:table-cell office:value-type="float" office:value="0" table:formula="of:=IF([Data.GI14]=&quot;&quot;;0;(IF([Data.GI14]=&quot;?&quot;;&quot;?&quot;;1)))" table:style-name="ce1">
            <text:p>0</text:p>
          </table:table-cell>
          <table:table-cell office:value-type="float" office:value="0" table:formula="of:=IF([Data.GJ14]=&quot;&quot;;0;(IF([Data.GJ14]=&quot;?&quot;;&quot;?&quot;;1)))" table:style-name="ce1">
            <text:p>0</text:p>
          </table:table-cell>
          <table:table-cell office:value-type="float" office:value="0" table:formula="of:=IF([Data.GK14]=&quot;&quot;;0;(IF([Data.GK14]=&quot;?&quot;;&quot;?&quot;;1)))" table:style-name="ce1">
            <text:p>0</text:p>
          </table:table-cell>
          <table:table-cell office:value-type="float" office:value="0" table:formula="of:=IF([Data.GL14]=&quot;&quot;;0;(IF([Data.GL14]=&quot;?&quot;;&quot;?&quot;;1)))" table:style-name="ce1">
            <text:p>0</text:p>
          </table:table-cell>
          <table:table-cell office:value-type="float" office:value="1" table:formula="of:=IF([Data.GM14]=&quot;&quot;;0;(IF([Data.GM14]=&quot;?&quot;;&quot;?&quot;;1)))" table:style-name="ce1">
            <text:p>1</text:p>
          </table:table-cell>
          <table:table-cell office:value-type="float" office:value="1" table:formula="of:=IF([Data.GN14]=&quot;&quot;;0;(IF([Data.GN14]=&quot;?&quot;;&quot;?&quot;;1)))" table:style-name="ce1">
            <text:p>1</text:p>
          </table:table-cell>
          <table:table-cell office:value-type="float" office:value="1" table:formula="of:=IF([Data.GO14]=&quot;&quot;;0;(IF([Data.GO14]=&quot;?&quot;;&quot;?&quot;;1)))" table:style-name="ce1">
            <text:p>1</text:p>
          </table:table-cell>
          <table:table-cell office:value-type="float" office:value="1" table:formula="of:=IF([Data.GP14]=&quot;&quot;;0;(IF([Data.GP14]=&quot;?&quot;;&quot;?&quot;;1)))" table:style-name="ce1">
            <text:p>1</text:p>
          </table:table-cell>
          <table:table-cell office:value-type="float" office:value="0" table:formula="of:=IF([Data.GQ14]=&quot;&quot;;0;(IF([Data.GQ14]=&quot;?&quot;;&quot;?&quot;;1)))" table:style-name="ce1">
            <text:p>0</text:p>
          </table:table-cell>
          <table:table-cell office:value-type="float" office:value="0" table:formula="of:=IF([Data.GR14]=&quot;&quot;;0;(IF([Data.GR14]=&quot;?&quot;;&quot;?&quot;;1)))" table:style-name="ce1">
            <text:p>0</text:p>
          </table:table-cell>
          <table:table-cell office:value-type="float" office:value="1" table:formula="of:=IF([Data.GS14]=&quot;&quot;;0;(IF([Data.GS14]=&quot;?&quot;;&quot;?&quot;;1)))" table:style-name="ce1">
            <text:p>1</text:p>
          </table:table-cell>
          <table:table-cell office:value-type="float" office:value="0" table:formula="of:=IF([Data.GT14]=&quot;&quot;;0;(IF([Data.GT14]=&quot;?&quot;;&quot;?&quot;;1)))" table:style-name="ce1">
            <text:p>0</text:p>
          </table:table-cell>
          <table:table-cell office:value-type="float" office:value="0" table:formula="of:=IF([Data.GU14]=&quot;&quot;;0;(IF([Data.GU14]=&quot;?&quot;;&quot;?&quot;;1)))" table:style-name="ce1">
            <text:p>0</text:p>
          </table:table-cell>
          <table:table-cell office:value-type="float" office:value="1" table:formula="of:=IF([Data.GV14]=&quot;&quot;;0;(IF([Data.GV14]=&quot;?&quot;;&quot;?&quot;;1)))" table:style-name="ce1">
            <text:p>1</text:p>
          </table:table-cell>
          <table:table-cell office:value-type="float" office:value="1" table:formula="of:=IF([Data.GW14]=&quot;&quot;;0;(IF([Data.GW14]=&quot;?&quot;;&quot;?&quot;;1)))" table:style-name="ce1">
            <text:p>1</text:p>
          </table:table-cell>
          <table:table-cell office:value-type="float" office:value="0" table:formula="of:=IF([Data.GX14]=&quot;&quot;;0;(IF([Data.GX14]=&quot;?&quot;;&quot;?&quot;;1)))" table:style-name="ce1">
            <text:p>0</text:p>
          </table:table-cell>
          <table:table-cell office:value-type="float" office:value="0" table:formula="of:=IF([Data.GY14]=&quot;&quot;;0;(IF([Data.GY14]=&quot;?&quot;;&quot;?&quot;;1)))" table:style-name="ce1">
            <text:p>0</text:p>
          </table:table-cell>
          <table:table-cell office:value-type="float" office:value="0" table:formula="of:=IF([Data.GZ14]=&quot;&quot;;0;(IF([Data.GZ14]=&quot;?&quot;;&quot;?&quot;;1)))" table:style-name="ce1">
            <text:p>0</text:p>
          </table:table-cell>
          <table:table-cell office:value-type="float" office:value="0" table:formula="of:=IF([Data.HA14]=&quot;&quot;;0;(IF([Data.HA14]=&quot;?&quot;;&quot;?&quot;;1)))" table:style-name="ce1">
            <text:p>0</text:p>
          </table:table-cell>
          <table:table-cell office:value-type="float" office:value="0" table:formula="of:=IF([Data.HB14]=&quot;&quot;;0;(IF([Data.HB14]=&quot;?&quot;;&quot;?&quot;;1)))" table:style-name="ce1">
            <text:p>0</text:p>
          </table:table-cell>
          <table:table-cell office:value-type="float" office:value="0" table:formula="of:=IF([Data.HC14]=&quot;&quot;;0;(IF([Data.HC14]=&quot;?&quot;;&quot;?&quot;;1)))" table:style-name="ce1">
            <text:p>0</text:p>
          </table:table-cell>
          <table:table-cell office:value-type="float" office:value="0" table:formula="of:=IF([Data.HD14]=&quot;&quot;;0;(IF([Data.HD14]=&quot;?&quot;;&quot;?&quot;;1)))" table:style-name="ce1">
            <text:p>0</text:p>
          </table:table-cell>
          <table:table-cell office:value-type="float" office:value="0" table:formula="of:=IF([Data.HE14]=&quot;&quot;;0;(IF([Data.HE14]=&quot;?&quot;;&quot;?&quot;;1)))" table:style-name="ce1">
            <text:p>0</text:p>
          </table:table-cell>
          <table:table-cell office:value-type="float" office:value="0" table:formula="of:=IF([Data.HF14]=&quot;&quot;;0;(IF([Data.HF14]=&quot;?&quot;;&quot;?&quot;;1)))" table:style-name="ce1">
            <text:p>0</text:p>
          </table:table-cell>
          <table:table-cell office:value-type="float" office:value="0" table:formula="of:=IF([Data.HG14]=&quot;&quot;;0;(IF([Data.HG14]=&quot;?&quot;;&quot;?&quot;;1)))" table:style-name="ce1">
            <text:p>0</text:p>
          </table:table-cell>
          <table:table-cell office:value-type="float" office:value="1" table:formula="of:=IF([Data.HH14]=&quot;&quot;;0;(IF([Data.HH14]=&quot;?&quot;;&quot;?&quot;;1)))" table:style-name="ce1">
            <text:p>1</text:p>
          </table:table-cell>
          <table:table-cell office:value-type="float" office:value="0" table:formula="of:=IF([Data.HI14]=&quot;&quot;;0;(IF([Data.HI14]=&quot;?&quot;;&quot;?&quot;;1)))" table:style-name="ce1">
            <text:p>0</text:p>
          </table:table-cell>
          <table:table-cell office:value-type="float" office:value="1" table:formula="of:=IF([Data.HJ14]=&quot;&quot;;0;(IF([Data.HJ14]=&quot;?&quot;;&quot;?&quot;;1)))" table:style-name="ce1">
            <text:p>1</text:p>
          </table:table-cell>
          <table:table-cell office:value-type="float" office:value="0" table:formula="of:=IF([Data.HK14]=&quot;&quot;;0;(IF([Data.HK14]=&quot;?&quot;;&quot;?&quot;;1)))" table:style-name="ce1">
            <text:p>0</text:p>
          </table:table-cell>
          <table:table-cell office:value-type="float" office:value="1" table:formula="of:=IF([Data.HL14]=&quot;&quot;;0;(IF([Data.HL14]=&quot;?&quot;;&quot;?&quot;;1)))" table:style-name="ce1">
            <text:p>1</text:p>
          </table:table-cell>
          <table:table-cell office:value-type="float" office:value="1" table:formula="of:=IF([Data.HM14]=&quot;&quot;;0;(IF([Data.HM14]=&quot;?&quot;;&quot;?&quot;;1)))" table:style-name="ce1">
            <text:p>1</text:p>
          </table:table-cell>
          <table:table-cell office:value-type="float" office:value="0" table:formula="of:=IF([Data.HN14]=&quot;&quot;;0;(IF([Data.HN14]=&quot;?&quot;;&quot;?&quot;;1)))" table:style-name="ce1">
            <text:p>0</text:p>
          </table:table-cell>
          <table:table-cell office:value-type="float" office:value="0" table:formula="of:=IF([Data.HO14]=&quot;&quot;;0;(IF([Data.HO14]=&quot;?&quot;;&quot;?&quot;;1)))" table:style-name="ce1">
            <text:p>0</text:p>
          </table:table-cell>
          <table:table-cell office:value-type="float" office:value="1" table:formula="of:=IF([Data.HP14]=&quot;&quot;;0;(IF([Data.HP14]=&quot;?&quot;;&quot;?&quot;;1)))" table:style-name="ce1">
            <text:p>1</text:p>
          </table:table-cell>
          <table:table-cell office:value-type="float" office:value="0" table:formula="of:=IF([Data.HQ14]=&quot;&quot;;0;(IF([Data.HQ14]=&quot;?&quot;;&quot;?&quot;;1)))" table:style-name="ce1">
            <text:p>0</text:p>
          </table:table-cell>
          <table:table-cell office:value-type="float" office:value="0" table:formula="of:=IF([Data.HR14]=&quot;&quot;;0;(IF([Data.HR14]=&quot;?&quot;;&quot;?&quot;;1)))" table:style-name="ce1">
            <text:p>0</text:p>
          </table:table-cell>
          <table:table-cell office:value-type="float" office:value="0" table:formula="of:=IF([Data.HS14]=&quot;&quot;;0;(IF([Data.HS14]=&quot;?&quot;;&quot;?&quot;;1)))" table:style-name="ce1">
            <text:p>0</text:p>
          </table:table-cell>
          <table:table-cell office:value-type="float" office:value="1" table:formula="of:=IF([Data.HT14]=&quot;&quot;;0;(IF([Data.HT14]=&quot;?&quot;;&quot;?&quot;;1)))" table:style-name="ce1">
            <text:p>1</text:p>
          </table:table-cell>
          <table:table-cell office:value-type="float" office:value="0" table:formula="of:=IF([Data.HU14]=&quot;&quot;;0;(IF([Data.HU14]=&quot;?&quot;;&quot;?&quot;;1)))" table:style-name="ce1">
            <text:p>0</text:p>
          </table:table-cell>
          <table:table-cell office:value-type="float" office:value="0" table:formula="of:=IF([Data.HV14]=&quot;&quot;;0;(IF([Data.HV14]=&quot;?&quot;;&quot;?&quot;;1)))" table:style-name="ce1">
            <text:p>0</text:p>
          </table:table-cell>
          <table:table-cell office:value-type="float" office:value="0" table:formula="of:=IF([Data.HW14]=&quot;&quot;;0;(IF([Data.HW14]=&quot;?&quot;;&quot;?&quot;;1)))" table:style-name="ce1">
            <text:p>0</text:p>
          </table:table-cell>
          <table:table-cell office:value-type="float" office:value="0" table:formula="of:=IF([Data.HX14]=&quot;&quot;;0;(IF([Data.HX14]=&quot;?&quot;;&quot;?&quot;;1)))" table:style-name="ce1">
            <text:p>0</text:p>
          </table:table-cell>
          <table:table-cell office:value-type="float" office:value="1" table:formula="of:=IF([Data.HY14]=&quot;&quot;;0;(IF([Data.HY14]=&quot;?&quot;;&quot;?&quot;;1)))" table:style-name="ce1">
            <text:p>1</text:p>
          </table:table-cell>
          <table:table-cell office:value-type="float" office:value="1" table:formula="of:=IF([Data.HZ14]=&quot;&quot;;0;(IF([Data.HZ14]=&quot;?&quot;;&quot;?&quot;;1)))" table:style-name="ce1">
            <text:p>1</text:p>
          </table:table-cell>
          <table:table-cell office:value-type="float" office:value="0" table:formula="of:=IF([Data.IA14]=&quot;&quot;;0;(IF([Data.IA14]=&quot;?&quot;;&quot;?&quot;;1)))" table:style-name="ce1">
            <text:p>0</text:p>
          </table:table-cell>
          <table:table-cell office:value-type="float" office:value="0" table:formula="of:=IF([Data.IB14]=&quot;&quot;;0;(IF([Data.IB14]=&quot;?&quot;;&quot;?&quot;;1)))" table:style-name="ce1">
            <text:p>0</text:p>
          </table:table-cell>
          <table:table-cell office:value-type="float" office:value="0" table:formula="of:=IF([Data.IC14]=&quot;&quot;;0;(IF([Data.IC14]=&quot;?&quot;;&quot;?&quot;;1)))" table:style-name="ce1">
            <text:p>0</text:p>
          </table:table-cell>
          <table:table-cell office:value-type="float" office:value="0" table:formula="of:=IF([Data.ID14]=&quot;&quot;;0;(IF([Data.ID14]=&quot;?&quot;;&quot;?&quot;;1)))" table:style-name="ce1">
            <text:p>0</text:p>
          </table:table-cell>
          <table:table-cell office:value-type="float" office:value="0" table:formula="of:=IF([Data.IE14]=&quot;&quot;;0;(IF([Data.IE14]=&quot;?&quot;;&quot;?&quot;;1)))" table:style-name="ce1">
            <text:p>0</text:p>
          </table:table-cell>
          <table:table-cell office:value-type="float" office:value="0" table:formula="of:=IF([Data.IF14]=&quot;&quot;;0;(IF([Data.IF14]=&quot;?&quot;;&quot;?&quot;;1)))" table:style-name="ce1">
            <text:p>0</text:p>
          </table:table-cell>
          <table:table-cell office:value-type="float" office:value="0" table:formula="of:=IF([Data.IG14]=&quot;&quot;;0;(IF([Data.IG14]=&quot;?&quot;;&quot;?&quot;;1)))" table:style-name="ce1">
            <text:p>0</text:p>
          </table:table-cell>
          <table:table-cell office:value-type="float" office:value="0" table:formula="of:=IF([Data.IH14]=&quot;&quot;;0;(IF([Data.IH14]=&quot;?&quot;;&quot;?&quot;;1)))" table:style-name="ce1">
            <text:p>0</text:p>
          </table:table-cell>
          <table:table-cell office:value-type="float" office:value="0" table:formula="of:=IF([Data.II14]=&quot;&quot;;0;(IF([Data.II14]=&quot;?&quot;;&quot;?&quot;;1)))" table:style-name="ce1">
            <text:p>0</text:p>
          </table:table-cell>
          <table:table-cell office:value-type="float" office:value="1" table:formula="of:=IF([Data.IJ14]=&quot;&quot;;0;(IF([Data.IJ14]=&quot;?&quot;;&quot;?&quot;;1)))" table:style-name="ce1">
            <text:p>1</text:p>
          </table:table-cell>
          <table:table-cell office:value-type="float" office:value="0" table:formula="of:=IF([Data.IK14]=&quot;&quot;;0;(IF([Data.IK14]=&quot;?&quot;;&quot;?&quot;;1)))" table:style-name="ce1">
            <text:p>0</text:p>
          </table:table-cell>
          <table:table-cell table:number-columns-repeated="2" table:style-name="ce1"/>
          <table:table-cell office:value-type="float" office:value="77" table:formula="of:=SUM([.B12:.HI12])" table:style-name="ce1">
            <text:p>77</text:p>
          </table:table-cell>
          <table:table-cell table:number-columns-repeated="16164"/>
        </table:table-row>
        <table:table-row table:style-name="ro3">
          <table:table-cell office:value-type="string" office:string-value="TswMaiChau" table:formula="of:=[Data.C15]" table:style-name="ce1">
            <text:p>TswMaiChau</text:p>
          </table:table-cell>
          <table:table-cell office:value-type="float" office:value="1" table:formula="of:=IF([Data.AD15]=&quot;&quot;;0;(IF([Data.AD15]=&quot;?&quot;;&quot;?&quot;;1)))" table:style-name="ce1">
            <text:p>1</text:p>
          </table:table-cell>
          <table:table-cell office:value-type="float" office:value="0" table:formula="of:=IF([Data.AE15]=&quot;&quot;;0;(IF([Data.AE15]=&quot;?&quot;;&quot;?&quot;;1)))" table:style-name="ce1">
            <text:p>0</text:p>
          </table:table-cell>
          <table:table-cell office:value-type="float" office:value="1" table:formula="of:=IF([Data.AF15]=&quot;&quot;;0;(IF([Data.AF15]=&quot;?&quot;;&quot;?&quot;;1)))" table:style-name="ce1">
            <text:p>1</text:p>
          </table:table-cell>
          <table:table-cell office:value-type="float" office:value="1" table:formula="of:=IF([Data.AG15]=&quot;&quot;;0;(IF([Data.AG15]=&quot;?&quot;;&quot;?&quot;;1)))" table:style-name="ce1">
            <text:p>1</text:p>
          </table:table-cell>
          <table:table-cell office:value-type="float" office:value="1" table:formula="of:=IF([Data.AH15]=&quot;&quot;;0;(IF([Data.AH15]=&quot;?&quot;;&quot;?&quot;;1)))" table:style-name="ce1">
            <text:p>1</text:p>
          </table:table-cell>
          <table:table-cell office:value-type="float" office:value="1" table:formula="of:=IF([Data.AI15]=&quot;&quot;;0;(IF([Data.AI15]=&quot;?&quot;;&quot;?&quot;;1)))" table:style-name="ce1">
            <text:p>1</text:p>
          </table:table-cell>
          <table:table-cell office:value-type="float" office:value="0" table:formula="of:=IF([Data.AJ15]=&quot;&quot;;0;(IF([Data.AJ15]=&quot;?&quot;;&quot;?&quot;;1)))" table:style-name="ce1">
            <text:p>0</text:p>
          </table:table-cell>
          <table:table-cell office:value-type="float" office:value="1" table:formula="of:=IF([Data.AK15]=&quot;&quot;;0;(IF([Data.AK15]=&quot;?&quot;;&quot;?&quot;;1)))" table:style-name="ce1">
            <text:p>1</text:p>
          </table:table-cell>
          <table:table-cell office:value-type="float" office:value="0" table:formula="of:=IF([Data.AL15]=&quot;&quot;;0;(IF([Data.AL15]=&quot;?&quot;;&quot;?&quot;;1)))" table:style-name="ce1">
            <text:p>0</text:p>
          </table:table-cell>
          <table:table-cell office:value-type="float" office:value="0" table:formula="of:=IF([Data.AM15]=&quot;&quot;;0;(IF([Data.AM15]=&quot;?&quot;;&quot;?&quot;;1)))" table:style-name="ce1">
            <text:p>0</text:p>
          </table:table-cell>
          <table:table-cell office:value-type="float" office:value="1" table:formula="of:=IF([Data.AN15]=&quot;&quot;;0;(IF([Data.AN15]=&quot;?&quot;;&quot;?&quot;;1)))" table:style-name="ce1">
            <text:p>1</text:p>
          </table:table-cell>
          <table:table-cell office:value-type="float" office:value="0" table:formula="of:=IF([Data.AO15]=&quot;&quot;;0;(IF([Data.AO15]=&quot;?&quot;;&quot;?&quot;;1)))" table:style-name="ce1">
            <text:p>0</text:p>
          </table:table-cell>
          <table:table-cell office:value-type="float" office:value="1" table:formula="of:=IF([Data.AP15]=&quot;&quot;;0;(IF([Data.AP15]=&quot;?&quot;;&quot;?&quot;;1)))" table:style-name="ce1">
            <text:p>1</text:p>
          </table:table-cell>
          <table:table-cell office:value-type="float" office:value="1" table:formula="of:=IF([Data.AQ15]=&quot;&quot;;0;(IF([Data.AQ15]=&quot;?&quot;;&quot;?&quot;;1)))" table:style-name="ce1">
            <text:p>1</text:p>
          </table:table-cell>
          <table:table-cell office:value-type="float" office:value="0" table:formula="of:=IF([Data.AR15]=&quot;&quot;;0;(IF([Data.AR15]=&quot;?&quot;;&quot;?&quot;;1)))" table:style-name="ce1">
            <text:p>0</text:p>
          </table:table-cell>
          <table:table-cell office:value-type="float" office:value="1" table:formula="of:=IF([Data.AS15]=&quot;&quot;;0;(IF([Data.AS15]=&quot;?&quot;;&quot;?&quot;;1)))" table:style-name="ce1">
            <text:p>1</text:p>
          </table:table-cell>
          <table:table-cell office:value-type="float" office:value="1" table:formula="of:=IF([Data.AT15]=&quot;&quot;;0;(IF([Data.AT15]=&quot;?&quot;;&quot;?&quot;;1)))" table:style-name="ce1">
            <text:p>1</text:p>
          </table:table-cell>
          <table:table-cell office:value-type="float" office:value="1" table:formula="of:=IF([Data.AU15]=&quot;&quot;;0;(IF([Data.AU15]=&quot;?&quot;;&quot;?&quot;;1)))" table:style-name="ce1">
            <text:p>1</text:p>
          </table:table-cell>
          <table:table-cell office:value-type="float" office:value="0" table:formula="of:=IF([Data.AV15]=&quot;&quot;;0;(IF([Data.AV15]=&quot;?&quot;;&quot;?&quot;;1)))" table:style-name="ce1">
            <text:p>0</text:p>
          </table:table-cell>
          <table:table-cell office:value-type="float" office:value="1" table:formula="of:=IF([Data.AW15]=&quot;&quot;;0;(IF([Data.AW15]=&quot;?&quot;;&quot;?&quot;;1)))" table:style-name="ce1">
            <text:p>1</text:p>
          </table:table-cell>
          <table:table-cell office:value-type="float" office:value="0" table:formula="of:=IF([Data.AX15]=&quot;&quot;;0;(IF([Data.AX15]=&quot;?&quot;;&quot;?&quot;;1)))" table:style-name="ce1">
            <text:p>0</text:p>
          </table:table-cell>
          <table:table-cell office:value-type="float" office:value="0" table:formula="of:=IF([Data.AY15]=&quot;&quot;;0;(IF([Data.AY15]=&quot;?&quot;;&quot;?&quot;;1)))" table:style-name="ce1">
            <text:p>0</text:p>
          </table:table-cell>
          <table:table-cell office:value-type="float" office:value="0" table:formula="of:=IF([Data.AZ15]=&quot;&quot;;0;(IF([Data.AZ15]=&quot;?&quot;;&quot;?&quot;;1)))" table:style-name="ce1">
            <text:p>0</text:p>
          </table:table-cell>
          <table:table-cell office:value-type="float" office:value="0" table:formula="of:=IF([Data.BA15]=&quot;&quot;;0;(IF([Data.BA15]=&quot;?&quot;;&quot;?&quot;;1)))" table:style-name="ce1">
            <text:p>0</text:p>
          </table:table-cell>
          <table:table-cell office:value-type="float" office:value="0" table:formula="of:=IF([Data.BB15]=&quot;&quot;;0;(IF([Data.BB15]=&quot;?&quot;;&quot;?&quot;;1)))" table:style-name="ce1">
            <text:p>0</text:p>
          </table:table-cell>
          <table:table-cell office:value-type="float" office:value="0" table:formula="of:=IF([Data.BC15]=&quot;&quot;;0;(IF([Data.BC15]=&quot;?&quot;;&quot;?&quot;;1)))" table:style-name="ce1">
            <text:p>0</text:p>
          </table:table-cell>
          <table:table-cell office:value-type="float" office:value="0" table:formula="of:=IF([Data.BD15]=&quot;&quot;;0;(IF([Data.BD15]=&quot;?&quot;;&quot;?&quot;;1)))" table:style-name="ce1">
            <text:p>0</text:p>
          </table:table-cell>
          <table:table-cell office:value-type="float" office:value="0" table:formula="of:=IF([Data.BE15]=&quot;&quot;;0;(IF([Data.BE15]=&quot;?&quot;;&quot;?&quot;;1)))" table:style-name="ce1">
            <text:p>0</text:p>
          </table:table-cell>
          <table:table-cell office:value-type="float" office:value="0" table:formula="of:=IF([Data.BF15]=&quot;&quot;;0;(IF([Data.BF15]=&quot;?&quot;;&quot;?&quot;;1)))" table:style-name="ce1">
            <text:p>0</text:p>
          </table:table-cell>
          <table:table-cell office:value-type="float" office:value="0" table:formula="of:=IF([Data.BG15]=&quot;&quot;;0;(IF([Data.BG15]=&quot;?&quot;;&quot;?&quot;;1)))" table:style-name="ce1">
            <text:p>0</text:p>
          </table:table-cell>
          <table:table-cell office:value-type="float" office:value="0" table:formula="of:=IF([Data.BH15]=&quot;&quot;;0;(IF([Data.BH15]=&quot;?&quot;;&quot;?&quot;;1)))" table:style-name="ce1">
            <text:p>0</text:p>
          </table:table-cell>
          <table:table-cell office:value-type="float" office:value="1" table:formula="of:=IF([Data.BI15]=&quot;&quot;;0;(IF([Data.BI15]=&quot;?&quot;;&quot;?&quot;;1)))" table:style-name="ce1">
            <text:p>1</text:p>
          </table:table-cell>
          <table:table-cell office:value-type="float" office:value="1" table:formula="of:=IF([Data.BJ15]=&quot;&quot;;0;(IF([Data.BJ15]=&quot;?&quot;;&quot;?&quot;;1)))" table:style-name="ce1">
            <text:p>1</text:p>
          </table:table-cell>
          <table:table-cell office:value-type="float" office:value="1" table:formula="of:=IF([Data.BK15]=&quot;&quot;;0;(IF([Data.BK15]=&quot;?&quot;;&quot;?&quot;;1)))" table:style-name="ce1">
            <text:p>1</text:p>
          </table:table-cell>
          <table:table-cell office:value-type="float" office:value="0" table:formula="of:=IF([Data.BL15]=&quot;&quot;;0;(IF([Data.BL15]=&quot;?&quot;;&quot;?&quot;;1)))" table:style-name="ce1">
            <text:p>0</text:p>
          </table:table-cell>
          <table:table-cell office:value-type="float" office:value="1" table:formula="of:=IF([Data.BM15]=&quot;&quot;;0;(IF([Data.BM15]=&quot;?&quot;;&quot;?&quot;;1)))" table:style-name="ce1">
            <text:p>1</text:p>
          </table:table-cell>
          <table:table-cell office:value-type="float" office:value="1" table:formula="of:=IF([Data.BN15]=&quot;&quot;;0;(IF([Data.BN15]=&quot;?&quot;;&quot;?&quot;;1)))" table:style-name="ce1">
            <text:p>1</text:p>
          </table:table-cell>
          <table:table-cell office:value-type="float" office:value="0" table:formula="of:=IF([Data.BO15]=&quot;&quot;;0;(IF([Data.BO15]=&quot;?&quot;;&quot;?&quot;;1)))" table:style-name="ce1">
            <text:p>0</text:p>
          </table:table-cell>
          <table:table-cell office:value-type="float" office:value="1" table:formula="of:=IF([Data.BP15]=&quot;&quot;;0;(IF([Data.BP15]=&quot;?&quot;;&quot;?&quot;;1)))" table:style-name="ce1">
            <text:p>1</text:p>
          </table:table-cell>
          <table:table-cell office:value-type="float" office:value="0" table:formula="of:=IF([Data.BQ15]=&quot;&quot;;0;(IF([Data.BQ15]=&quot;?&quot;;&quot;?&quot;;1)))" table:style-name="ce1">
            <text:p>0</text:p>
          </table:table-cell>
          <table:table-cell office:value-type="float" office:value="0" table:formula="of:=IF([Data.BR15]=&quot;&quot;;0;(IF([Data.BR15]=&quot;?&quot;;&quot;?&quot;;1)))" table:style-name="ce1">
            <text:p>0</text:p>
          </table:table-cell>
          <table:table-cell office:value-type="float" office:value="1" table:formula="of:=IF([Data.BS15]=&quot;&quot;;0;(IF([Data.BS15]=&quot;?&quot;;&quot;?&quot;;1)))" table:style-name="ce1">
            <text:p>1</text:p>
          </table:table-cell>
          <table:table-cell office:value-type="float" office:value="0" table:formula="of:=IF([Data.BT15]=&quot;&quot;;0;(IF([Data.BT15]=&quot;?&quot;;&quot;?&quot;;1)))" table:style-name="ce1">
            <text:p>0</text:p>
          </table:table-cell>
          <table:table-cell office:value-type="float" office:value="1" table:formula="of:=IF([Data.BU15]=&quot;&quot;;0;(IF([Data.BU15]=&quot;?&quot;;&quot;?&quot;;1)))" table:style-name="ce1">
            <text:p>1</text:p>
          </table:table-cell>
          <table:table-cell office:value-type="float" office:value="1" table:formula="of:=IF([Data.BV15]=&quot;&quot;;0;(IF([Data.BV15]=&quot;?&quot;;&quot;?&quot;;1)))" table:style-name="ce1">
            <text:p>1</text:p>
          </table:table-cell>
          <table:table-cell office:value-type="float" office:value="1" table:formula="of:=IF([Data.BW15]=&quot;&quot;;0;(IF([Data.BW15]=&quot;?&quot;;&quot;?&quot;;1)))" table:style-name="ce1">
            <text:p>1</text:p>
          </table:table-cell>
          <table:table-cell office:value-type="float" office:value="0" table:formula="of:=IF([Data.BX15]=&quot;&quot;;0;(IF([Data.BX15]=&quot;?&quot;;&quot;?&quot;;1)))" table:style-name="ce1">
            <text:p>0</text:p>
          </table:table-cell>
          <table:table-cell office:value-type="float" office:value="1" table:formula="of:=IF([Data.BY15]=&quot;&quot;;0;(IF([Data.BY15]=&quot;?&quot;;&quot;?&quot;;1)))" table:style-name="ce1">
            <text:p>1</text:p>
          </table:table-cell>
          <table:table-cell office:value-type="float" office:value="1" table:formula="of:=IF([Data.BZ15]=&quot;&quot;;0;(IF([Data.BZ15]=&quot;?&quot;;&quot;?&quot;;1)))" table:style-name="ce1">
            <text:p>1</text:p>
          </table:table-cell>
          <table:table-cell office:value-type="float" office:value="1" table:formula="of:=IF([Data.CA15]=&quot;&quot;;0;(IF([Data.CA15]=&quot;?&quot;;&quot;?&quot;;1)))" table:style-name="ce1">
            <text:p>1</text:p>
          </table:table-cell>
          <table:table-cell office:value-type="float" office:value="1" table:formula="of:=IF([Data.CB15]=&quot;&quot;;0;(IF([Data.CB15]=&quot;?&quot;;&quot;?&quot;;1)))" table:style-name="ce1">
            <text:p>1</text:p>
          </table:table-cell>
          <table:table-cell office:value-type="float" office:value="1" table:formula="of:=IF([Data.CC15]=&quot;&quot;;0;(IF([Data.CC15]=&quot;?&quot;;&quot;?&quot;;1)))" table:style-name="ce1">
            <text:p>1</text:p>
          </table:table-cell>
          <table:table-cell office:value-type="float" office:value="0" table:formula="of:=IF([Data.CD15]=&quot;&quot;;0;(IF([Data.CD15]=&quot;?&quot;;&quot;?&quot;;1)))" table:style-name="ce1">
            <text:p>0</text:p>
          </table:table-cell>
          <table:table-cell office:value-type="float" office:value="0" table:formula="of:=IF([Data.CE15]=&quot;&quot;;0;(IF([Data.CE15]=&quot;?&quot;;&quot;?&quot;;1)))" table:style-name="ce1">
            <text:p>0</text:p>
          </table:table-cell>
          <table:table-cell office:value-type="float" office:value="1" table:formula="of:=IF([Data.CF15]=&quot;&quot;;0;(IF([Data.CF15]=&quot;?&quot;;&quot;?&quot;;1)))" table:style-name="ce1">
            <text:p>1</text:p>
          </table:table-cell>
          <table:table-cell office:value-type="float" office:value="1" table:formula="of:=IF([Data.CG15]=&quot;&quot;;0;(IF([Data.CG15]=&quot;?&quot;;&quot;?&quot;;1)))" table:style-name="ce1">
            <text:p>1</text:p>
          </table:table-cell>
          <table:table-cell office:value-type="float" office:value="0" table:formula="of:=IF([Data.CH15]=&quot;&quot;;0;(IF([Data.CH15]=&quot;?&quot;;&quot;?&quot;;1)))" table:style-name="ce1">
            <text:p>0</text:p>
          </table:table-cell>
          <table:table-cell office:value-type="float" office:value="1" table:formula="of:=IF([Data.CI15]=&quot;&quot;;0;(IF([Data.CI15]=&quot;?&quot;;&quot;?&quot;;1)))" table:style-name="ce1">
            <text:p>1</text:p>
          </table:table-cell>
          <table:table-cell office:value-type="float" office:value="1" table:formula="of:=IF([Data.CJ15]=&quot;&quot;;0;(IF([Data.CJ15]=&quot;?&quot;;&quot;?&quot;;1)))" table:style-name="ce1">
            <text:p>1</text:p>
          </table:table-cell>
          <table:table-cell office:value-type="float" office:value="1" table:formula="of:=IF([Data.CK15]=&quot;&quot;;0;(IF([Data.CK15]=&quot;?&quot;;&quot;?&quot;;1)))" table:style-name="ce1">
            <text:p>1</text:p>
          </table:table-cell>
          <table:table-cell office:value-type="float" office:value="0" table:formula="of:=IF([Data.CL15]=&quot;&quot;;0;(IF([Data.CL15]=&quot;?&quot;;&quot;?&quot;;1)))" table:style-name="ce1">
            <text:p>0</text:p>
          </table:table-cell>
          <table:table-cell office:value-type="float" office:value="0" table:formula="of:=IF([Data.CM15]=&quot;&quot;;0;(IF([Data.CM15]=&quot;?&quot;;&quot;?&quot;;1)))" table:style-name="ce1">
            <text:p>0</text:p>
          </table:table-cell>
          <table:table-cell office:value-type="float" office:value="0" table:formula="of:=IF([Data.CN15]=&quot;&quot;;0;(IF([Data.CN15]=&quot;?&quot;;&quot;?&quot;;1)))" table:style-name="ce1">
            <text:p>0</text:p>
          </table:table-cell>
          <table:table-cell office:value-type="float" office:value="0" table:formula="of:=IF([Data.CO15]=&quot;&quot;;0;(IF([Data.CO15]=&quot;?&quot;;&quot;?&quot;;1)))" table:style-name="ce1">
            <text:p>0</text:p>
          </table:table-cell>
          <table:table-cell office:value-type="float" office:value="1" table:formula="of:=IF([Data.CP15]=&quot;&quot;;0;(IF([Data.CP15]=&quot;?&quot;;&quot;?&quot;;1)))" table:style-name="ce1">
            <text:p>1</text:p>
          </table:table-cell>
          <table:table-cell office:value-type="float" office:value="0" table:formula="of:=IF([Data.CQ15]=&quot;&quot;;0;(IF([Data.CQ15]=&quot;?&quot;;&quot;?&quot;;1)))" table:style-name="ce1">
            <text:p>0</text:p>
          </table:table-cell>
          <table:table-cell office:value-type="float" office:value="0" table:formula="of:=IF([Data.CR15]=&quot;&quot;;0;(IF([Data.CR15]=&quot;?&quot;;&quot;?&quot;;1)))" table:style-name="ce1">
            <text:p>0</text:p>
          </table:table-cell>
          <table:table-cell office:value-type="float" office:value="0" table:formula="of:=IF([Data.CS15]=&quot;&quot;;0;(IF([Data.CS15]=&quot;?&quot;;&quot;?&quot;;1)))" table:style-name="ce1">
            <text:p>0</text:p>
          </table:table-cell>
          <table:table-cell office:value-type="float" office:value="0" table:formula="of:=IF([Data.CT15]=&quot;&quot;;0;(IF([Data.CT15]=&quot;?&quot;;&quot;?&quot;;1)))" table:style-name="ce1">
            <text:p>0</text:p>
          </table:table-cell>
          <table:table-cell office:value-type="float" office:value="0" table:formula="of:=IF([Data.CU15]=&quot;&quot;;0;(IF([Data.CU15]=&quot;?&quot;;&quot;?&quot;;1)))" table:style-name="ce1">
            <text:p>0</text:p>
          </table:table-cell>
          <table:table-cell office:value-type="float" office:value="1" table:formula="of:=IF([Data.CV15]=&quot;&quot;;0;(IF([Data.CV15]=&quot;?&quot;;&quot;?&quot;;1)))" table:style-name="ce1">
            <text:p>1</text:p>
          </table:table-cell>
          <table:table-cell office:value-type="float" office:value="1" table:formula="of:=IF([Data.CW15]=&quot;&quot;;0;(IF([Data.CW15]=&quot;?&quot;;&quot;?&quot;;1)))" table:style-name="ce1">
            <text:p>1</text:p>
          </table:table-cell>
          <table:table-cell office:value-type="float" office:value="1" table:formula="of:=IF([Data.CX15]=&quot;&quot;;0;(IF([Data.CX15]=&quot;?&quot;;&quot;?&quot;;1)))" table:style-name="ce1">
            <text:p>1</text:p>
          </table:table-cell>
          <table:table-cell office:value-type="float" office:value="0" table:formula="of:=IF([Data.CY15]=&quot;&quot;;0;(IF([Data.CY15]=&quot;?&quot;;&quot;?&quot;;1)))" table:style-name="ce1">
            <text:p>0</text:p>
          </table:table-cell>
          <table:table-cell office:value-type="float" office:value="1" table:formula="of:=IF([Data.CZ15]=&quot;&quot;;0;(IF([Data.CZ15]=&quot;?&quot;;&quot;?&quot;;1)))" table:style-name="ce1">
            <text:p>1</text:p>
          </table:table-cell>
          <table:table-cell office:value-type="float" office:value="1" table:formula="of:=IF([Data.DA15]=&quot;&quot;;0;(IF([Data.DA15]=&quot;?&quot;;&quot;?&quot;;1)))" table:style-name="ce1">
            <text:p>1</text:p>
          </table:table-cell>
          <table:table-cell office:value-type="float" office:value="1" table:formula="of:=IF([Data.DB15]=&quot;&quot;;0;(IF([Data.DB15]=&quot;?&quot;;&quot;?&quot;;1)))" table:style-name="ce1">
            <text:p>1</text:p>
          </table:table-cell>
          <table:table-cell office:value-type="float" office:value="1" table:formula="of:=IF([Data.DC15]=&quot;&quot;;0;(IF([Data.DC15]=&quot;?&quot;;&quot;?&quot;;1)))" table:style-name="ce1">
            <text:p>1</text:p>
          </table:table-cell>
          <table:table-cell office:value-type="float" office:value="1" table:formula="of:=IF([Data.DD15]=&quot;&quot;;0;(IF([Data.DD15]=&quot;?&quot;;&quot;?&quot;;1)))" table:style-name="ce1">
            <text:p>1</text:p>
          </table:table-cell>
          <table:table-cell office:value-type="float" office:value="0" table:formula="of:=IF([Data.DE15]=&quot;&quot;;0;(IF([Data.DE15]=&quot;?&quot;;&quot;?&quot;;1)))" table:style-name="ce1">
            <text:p>0</text:p>
          </table:table-cell>
          <table:table-cell office:value-type="float" office:value="1" table:formula="of:=IF([Data.DF15]=&quot;&quot;;0;(IF([Data.DF15]=&quot;?&quot;;&quot;?&quot;;1)))" table:style-name="ce1">
            <text:p>1</text:p>
          </table:table-cell>
          <table:table-cell office:value-type="float" office:value="1" table:formula="of:=IF([Data.DG15]=&quot;&quot;;0;(IF([Data.DG15]=&quot;?&quot;;&quot;?&quot;;1)))" table:style-name="ce1">
            <text:p>1</text:p>
          </table:table-cell>
          <table:table-cell office:value-type="float" office:value="1" table:formula="of:=IF([Data.DH15]=&quot;&quot;;0;(IF([Data.DH15]=&quot;?&quot;;&quot;?&quot;;1)))" table:style-name="ce1">
            <text:p>1</text:p>
          </table:table-cell>
          <table:table-cell office:value-type="float" office:value="0" table:formula="of:=IF([Data.DI15]=&quot;&quot;;0;(IF([Data.DI15]=&quot;?&quot;;&quot;?&quot;;1)))" table:style-name="ce1">
            <text:p>0</text:p>
          </table:table-cell>
          <table:table-cell office:value-type="float" office:value="1" table:formula="of:=IF([Data.DJ15]=&quot;&quot;;0;(IF([Data.DJ15]=&quot;?&quot;;&quot;?&quot;;1)))" table:style-name="ce1">
            <text:p>1</text:p>
          </table:table-cell>
          <table:table-cell office:value-type="float" office:value="1" table:formula="of:=IF([Data.DK15]=&quot;&quot;;0;(IF([Data.DK15]=&quot;?&quot;;&quot;?&quot;;1)))" table:style-name="ce1">
            <text:p>1</text:p>
          </table:table-cell>
          <table:table-cell office:value-type="float" office:value="0" table:formula="of:=IF([Data.DL15]=&quot;&quot;;0;(IF([Data.DL15]=&quot;?&quot;;&quot;?&quot;;1)))" table:style-name="ce1">
            <text:p>0</text:p>
          </table:table-cell>
          <table:table-cell office:value-type="float" office:value="0" table:formula="of:=IF([Data.DM15]=&quot;&quot;;0;(IF([Data.DM15]=&quot;?&quot;;&quot;?&quot;;1)))" table:style-name="ce1">
            <text:p>0</text:p>
          </table:table-cell>
          <table:table-cell office:value-type="float" office:value="0" table:formula="of:=IF([Data.DN15]=&quot;&quot;;0;(IF([Data.DN15]=&quot;?&quot;;&quot;?&quot;;1)))" table:style-name="ce1">
            <text:p>0</text:p>
          </table:table-cell>
          <table:table-cell office:value-type="float" office:value="1" table:formula="of:=IF([Data.DO15]=&quot;&quot;;0;(IF([Data.DO15]=&quot;?&quot;;&quot;?&quot;;1)))" table:style-name="ce1">
            <text:p>1</text:p>
          </table:table-cell>
          <table:table-cell office:value-type="float" office:value="0" table:formula="of:=IF([Data.DP15]=&quot;&quot;;0;(IF([Data.DP15]=&quot;?&quot;;&quot;?&quot;;1)))" table:style-name="ce1">
            <text:p>0</text:p>
          </table:table-cell>
          <table:table-cell office:value-type="float" office:value="1" table:formula="of:=IF([Data.DQ15]=&quot;&quot;;0;(IF([Data.DQ15]=&quot;?&quot;;&quot;?&quot;;1)))" table:style-name="ce1">
            <text:p>1</text:p>
          </table:table-cell>
          <table:table-cell office:value-type="float" office:value="0" table:formula="of:=IF([Data.DR15]=&quot;&quot;;0;(IF([Data.DR15]=&quot;?&quot;;&quot;?&quot;;1)))" table:style-name="ce1">
            <text:p>0</text:p>
          </table:table-cell>
          <table:table-cell office:value-type="float" office:value="0" table:formula="of:=IF([Data.DS15]=&quot;&quot;;0;(IF([Data.DS15]=&quot;?&quot;;&quot;?&quot;;1)))" table:style-name="ce1">
            <text:p>0</text:p>
          </table:table-cell>
          <table:table-cell office:value-type="float" office:value="0" table:formula="of:=IF([Data.DT15]=&quot;&quot;;0;(IF([Data.DT15]=&quot;?&quot;;&quot;?&quot;;1)))" table:style-name="ce1">
            <text:p>0</text:p>
          </table:table-cell>
          <table:table-cell office:value-type="float" office:value="1" table:formula="of:=IF([Data.DU15]=&quot;&quot;;0;(IF([Data.DU15]=&quot;?&quot;;&quot;?&quot;;1)))" table:style-name="ce1">
            <text:p>1</text:p>
          </table:table-cell>
          <table:table-cell office:value-type="float" office:value="0" table:formula="of:=IF([Data.DV15]=&quot;&quot;;0;(IF([Data.DV15]=&quot;?&quot;;&quot;?&quot;;1)))" table:style-name="ce1">
            <text:p>0</text:p>
          </table:table-cell>
          <table:table-cell office:value-type="float" office:value="0" table:formula="of:=IF([Data.DW15]=&quot;&quot;;0;(IF([Data.DW15]=&quot;?&quot;;&quot;?&quot;;1)))" table:style-name="ce1">
            <text:p>0</text:p>
          </table:table-cell>
          <table:table-cell office:value-type="float" office:value="0" table:formula="of:=IF([Data.DX15]=&quot;&quot;;0;(IF([Data.DX15]=&quot;?&quot;;&quot;?&quot;;1)))" table:style-name="ce1">
            <text:p>0</text:p>
          </table:table-cell>
          <table:table-cell office:value-type="float" office:value="0" table:formula="of:=IF([Data.DY15]=&quot;&quot;;0;(IF([Data.DY15]=&quot;?&quot;;&quot;?&quot;;1)))" table:style-name="ce1">
            <text:p>0</text:p>
          </table:table-cell>
          <table:table-cell office:value-type="float" office:value="1" table:formula="of:=IF([Data.DZ15]=&quot;&quot;;0;(IF([Data.DZ15]=&quot;?&quot;;&quot;?&quot;;1)))" table:style-name="ce1">
            <text:p>1</text:p>
          </table:table-cell>
          <table:table-cell office:value-type="float" office:value="0" table:formula="of:=IF([Data.EA15]=&quot;&quot;;0;(IF([Data.EA15]=&quot;?&quot;;&quot;?&quot;;1)))" table:style-name="ce1">
            <text:p>0</text:p>
          </table:table-cell>
          <table:table-cell office:value-type="float" office:value="1" table:formula="of:=IF([Data.EB15]=&quot;&quot;;0;(IF([Data.EB15]=&quot;?&quot;;&quot;?&quot;;1)))" table:style-name="ce1">
            <text:p>1</text:p>
          </table:table-cell>
          <table:table-cell office:value-type="float" office:value="0" table:formula="of:=IF([Data.EC15]=&quot;&quot;;0;(IF([Data.EC15]=&quot;?&quot;;&quot;?&quot;;1)))" table:style-name="ce1">
            <text:p>0</text:p>
          </table:table-cell>
          <table:table-cell office:value-type="float" office:value="0" table:formula="of:=IF([Data.ED15]=&quot;&quot;;0;(IF([Data.ED15]=&quot;?&quot;;&quot;?&quot;;1)))" table:style-name="ce1">
            <text:p>0</text:p>
          </table:table-cell>
          <table:table-cell office:value-type="float" office:value="1" table:formula="of:=IF([Data.EE15]=&quot;&quot;;0;(IF([Data.EE15]=&quot;?&quot;;&quot;?&quot;;1)))" table:style-name="ce1">
            <text:p>1</text:p>
          </table:table-cell>
          <table:table-cell office:value-type="float" office:value="0" table:formula="of:=IF([Data.EF15]=&quot;&quot;;0;(IF([Data.EF15]=&quot;?&quot;;&quot;?&quot;;1)))" table:style-name="ce1">
            <text:p>0</text:p>
          </table:table-cell>
          <table:table-cell office:value-type="float" office:value="1" table:formula="of:=IF([Data.EG15]=&quot;&quot;;0;(IF([Data.EG15]=&quot;?&quot;;&quot;?&quot;;1)))" table:style-name="ce1">
            <text:p>1</text:p>
          </table:table-cell>
          <table:table-cell office:value-type="float" office:value="0" table:formula="of:=IF([Data.EH15]=&quot;&quot;;0;(IF([Data.EH15]=&quot;?&quot;;&quot;?&quot;;1)))" table:style-name="ce1">
            <text:p>0</text:p>
          </table:table-cell>
          <table:table-cell office:value-type="float" office:value="0" table:formula="of:=IF([Data.EI15]=&quot;&quot;;0;(IF([Data.EI15]=&quot;?&quot;;&quot;?&quot;;1)))" table:style-name="ce1">
            <text:p>0</text:p>
          </table:table-cell>
          <table:table-cell office:value-type="float" office:value="1" table:formula="of:=IF([Data.EJ15]=&quot;&quot;;0;(IF([Data.EJ15]=&quot;?&quot;;&quot;?&quot;;1)))" table:style-name="ce1">
            <text:p>1</text:p>
          </table:table-cell>
          <table:table-cell office:value-type="float" office:value="0" table:formula="of:=IF([Data.EK15]=&quot;&quot;;0;(IF([Data.EK15]=&quot;?&quot;;&quot;?&quot;;1)))" table:style-name="ce1">
            <text:p>0</text:p>
          </table:table-cell>
          <table:table-cell office:value-type="float" office:value="1" table:formula="of:=IF([Data.EL15]=&quot;&quot;;0;(IF([Data.EL15]=&quot;?&quot;;&quot;?&quot;;1)))" table:style-name="ce1">
            <text:p>1</text:p>
          </table:table-cell>
          <table:table-cell office:value-type="float" office:value="0" table:formula="of:=IF([Data.EM15]=&quot;&quot;;0;(IF([Data.EM15]=&quot;?&quot;;&quot;?&quot;;1)))" table:style-name="ce1">
            <text:p>0</text:p>
          </table:table-cell>
          <table:table-cell office:value-type="float" office:value="0" table:formula="of:=IF([Data.EN15]=&quot;&quot;;0;(IF([Data.EN15]=&quot;?&quot;;&quot;?&quot;;1)))" table:style-name="ce1">
            <text:p>0</text:p>
          </table:table-cell>
          <table:table-cell office:value-type="float" office:value="0" table:formula="of:=IF([Data.EO15]=&quot;&quot;;0;(IF([Data.EO15]=&quot;?&quot;;&quot;?&quot;;1)))" table:style-name="ce1">
            <text:p>0</text:p>
          </table:table-cell>
          <table:table-cell office:value-type="float" office:value="0" table:formula="of:=IF([Data.EP15]=&quot;&quot;;0;(IF([Data.EP15]=&quot;?&quot;;&quot;?&quot;;1)))" table:style-name="ce1">
            <text:p>0</text:p>
          </table:table-cell>
          <table:table-cell office:value-type="float" office:value="0" table:formula="of:=IF([Data.EQ15]=&quot;&quot;;0;(IF([Data.EQ15]=&quot;?&quot;;&quot;?&quot;;1)))" table:style-name="ce1">
            <text:p>0</text:p>
          </table:table-cell>
          <table:table-cell office:value-type="float" office:value="0" table:formula="of:=IF([Data.ER15]=&quot;&quot;;0;(IF([Data.ER15]=&quot;?&quot;;&quot;?&quot;;1)))" table:style-name="ce1">
            <text:p>0</text:p>
          </table:table-cell>
          <table:table-cell office:value-type="float" office:value="0" table:formula="of:=IF([Data.ES15]=&quot;&quot;;0;(IF([Data.ES15]=&quot;?&quot;;&quot;?&quot;;1)))" table:style-name="ce1">
            <text:p>0</text:p>
          </table:table-cell>
          <table:table-cell office:value-type="float" office:value="0" table:formula="of:=IF([Data.ET15]=&quot;&quot;;0;(IF([Data.ET15]=&quot;?&quot;;&quot;?&quot;;1)))" table:style-name="ce1">
            <text:p>0</text:p>
          </table:table-cell>
          <table:table-cell office:value-type="float" office:value="0" table:formula="of:=IF([Data.EU15]=&quot;&quot;;0;(IF([Data.EU15]=&quot;?&quot;;&quot;?&quot;;1)))" table:style-name="ce1">
            <text:p>0</text:p>
          </table:table-cell>
          <table:table-cell office:value-type="float" office:value="0" table:formula="of:=IF([Data.EV15]=&quot;&quot;;0;(IF([Data.EV15]=&quot;?&quot;;&quot;?&quot;;1)))" table:style-name="ce1">
            <text:p>0</text:p>
          </table:table-cell>
          <table:table-cell office:value-type="float" office:value="0" table:formula="of:=IF([Data.EW15]=&quot;&quot;;0;(IF([Data.EW15]=&quot;?&quot;;&quot;?&quot;;1)))" table:style-name="ce1">
            <text:p>0</text:p>
          </table:table-cell>
          <table:table-cell office:value-type="float" office:value="0" table:formula="of:=IF([Data.EX15]=&quot;&quot;;0;(IF([Data.EX15]=&quot;?&quot;;&quot;?&quot;;1)))" table:style-name="ce1">
            <text:p>0</text:p>
          </table:table-cell>
          <table:table-cell office:value-type="float" office:value="0" table:formula="of:=IF([Data.EY15]=&quot;&quot;;0;(IF([Data.EY15]=&quot;?&quot;;&quot;?&quot;;1)))" table:style-name="ce1">
            <text:p>0</text:p>
          </table:table-cell>
          <table:table-cell office:value-type="float" office:value="0" table:formula="of:=IF([Data.EZ15]=&quot;&quot;;0;(IF([Data.EZ15]=&quot;?&quot;;&quot;?&quot;;1)))" table:style-name="ce1">
            <text:p>0</text:p>
          </table:table-cell>
          <table:table-cell office:value-type="float" office:value="0" table:formula="of:=IF([Data.FA15]=&quot;&quot;;0;(IF([Data.FA15]=&quot;?&quot;;&quot;?&quot;;1)))" table:style-name="ce1">
            <text:p>0</text:p>
          </table:table-cell>
          <table:table-cell office:value-type="float" office:value="0" table:formula="of:=IF([Data.FB15]=&quot;&quot;;0;(IF([Data.FB15]=&quot;?&quot;;&quot;?&quot;;1)))" table:style-name="ce1">
            <text:p>0</text:p>
          </table:table-cell>
          <table:table-cell office:value-type="float" office:value="0" table:formula="of:=IF([Data.FC15]=&quot;&quot;;0;(IF([Data.FC15]=&quot;?&quot;;&quot;?&quot;;1)))" table:style-name="ce1">
            <text:p>0</text:p>
          </table:table-cell>
          <table:table-cell office:value-type="float" office:value="0" table:formula="of:=IF([Data.FD15]=&quot;&quot;;0;(IF([Data.FD15]=&quot;?&quot;;&quot;?&quot;;1)))" table:style-name="ce1">
            <text:p>0</text:p>
          </table:table-cell>
          <table:table-cell office:value-type="float" office:value="0" table:formula="of:=IF([Data.FE15]=&quot;&quot;;0;(IF([Data.FE15]=&quot;?&quot;;&quot;?&quot;;1)))" table:style-name="ce1">
            <text:p>0</text:p>
          </table:table-cell>
          <table:table-cell office:value-type="float" office:value="0" table:formula="of:=IF([Data.FF15]=&quot;&quot;;0;(IF([Data.FF15]=&quot;?&quot;;&quot;?&quot;;1)))" table:style-name="ce1">
            <text:p>0</text:p>
          </table:table-cell>
          <table:table-cell office:value-type="float" office:value="0" table:formula="of:=IF([Data.FG15]=&quot;&quot;;0;(IF([Data.FG15]=&quot;?&quot;;&quot;?&quot;;1)))" table:style-name="ce1">
            <text:p>0</text:p>
          </table:table-cell>
          <table:table-cell office:value-type="float" office:value="0" table:formula="of:=IF([Data.FH15]=&quot;&quot;;0;(IF([Data.FH15]=&quot;?&quot;;&quot;?&quot;;1)))" table:style-name="ce1">
            <text:p>0</text:p>
          </table:table-cell>
          <table:table-cell office:value-type="float" office:value="0" table:formula="of:=IF([Data.FI15]=&quot;&quot;;0;(IF([Data.FI15]=&quot;?&quot;;&quot;?&quot;;1)))" table:style-name="ce1">
            <text:p>0</text:p>
          </table:table-cell>
          <table:table-cell office:value-type="float" office:value="1" table:formula="of:=IF([Data.FJ15]=&quot;&quot;;0;(IF([Data.FJ15]=&quot;?&quot;;&quot;?&quot;;1)))" table:style-name="ce1">
            <text:p>1</text:p>
          </table:table-cell>
          <table:table-cell office:value-type="float" office:value="1" table:formula="of:=IF([Data.FK15]=&quot;&quot;;0;(IF([Data.FK15]=&quot;?&quot;;&quot;?&quot;;1)))" table:style-name="ce1">
            <text:p>1</text:p>
          </table:table-cell>
          <table:table-cell office:value-type="float" office:value="1" table:formula="of:=IF([Data.FL15]=&quot;&quot;;0;(IF([Data.FL15]=&quot;?&quot;;&quot;?&quot;;1)))" table:style-name="ce1">
            <text:p>1</text:p>
          </table:table-cell>
          <table:table-cell office:value-type="float" office:value="1" table:formula="of:=IF([Data.FM15]=&quot;&quot;;0;(IF([Data.FM15]=&quot;?&quot;;&quot;?&quot;;1)))" table:style-name="ce1">
            <text:p>1</text:p>
          </table:table-cell>
          <table:table-cell office:value-type="float" office:value="0" table:formula="of:=IF([Data.FN15]=&quot;&quot;;0;(IF([Data.FN15]=&quot;?&quot;;&quot;?&quot;;1)))" table:style-name="ce1">
            <text:p>0</text:p>
          </table:table-cell>
          <table:table-cell office:value-type="float" office:value="1" table:formula="of:=IF([Data.FO15]=&quot;&quot;;0;(IF([Data.FO15]=&quot;?&quot;;&quot;?&quot;;1)))" table:style-name="ce1">
            <text:p>1</text:p>
          </table:table-cell>
          <table:table-cell office:value-type="float" office:value="0" table:formula="of:=IF([Data.FP15]=&quot;&quot;;0;(IF([Data.FP15]=&quot;?&quot;;&quot;?&quot;;1)))" table:style-name="ce1">
            <text:p>0</text:p>
          </table:table-cell>
          <table:table-cell office:value-type="float" office:value="0" table:formula="of:=IF([Data.FQ15]=&quot;&quot;;0;(IF([Data.FQ15]=&quot;?&quot;;&quot;?&quot;;1)))" table:style-name="ce1">
            <text:p>0</text:p>
          </table:table-cell>
          <table:table-cell office:value-type="float" office:value="1" table:formula="of:=IF([Data.FR15]=&quot;&quot;;0;(IF([Data.FR15]=&quot;?&quot;;&quot;?&quot;;1)))" table:style-name="ce1">
            <text:p>1</text:p>
          </table:table-cell>
          <table:table-cell office:value-type="float" office:value="1" table:formula="of:=IF([Data.FS15]=&quot;&quot;;0;(IF([Data.FS15]=&quot;?&quot;;&quot;?&quot;;1)))" table:style-name="ce1">
            <text:p>1</text:p>
          </table:table-cell>
          <table:table-cell office:value-type="float" office:value="1" table:formula="of:=IF([Data.FT15]=&quot;&quot;;0;(IF([Data.FT15]=&quot;?&quot;;&quot;?&quot;;1)))" table:style-name="ce1">
            <text:p>1</text:p>
          </table:table-cell>
          <table:table-cell office:value-type="float" office:value="1" table:formula="of:=IF([Data.FU15]=&quot;&quot;;0;(IF([Data.FU15]=&quot;?&quot;;&quot;?&quot;;1)))" table:style-name="ce1">
            <text:p>1</text:p>
          </table:table-cell>
          <table:table-cell office:value-type="float" office:value="0" table:formula="of:=IF([Data.FV15]=&quot;&quot;;0;(IF([Data.FV15]=&quot;?&quot;;&quot;?&quot;;1)))" table:style-name="ce1">
            <text:p>0</text:p>
          </table:table-cell>
          <table:table-cell office:value-type="float" office:value="0" table:formula="of:=IF([Data.FW15]=&quot;&quot;;0;(IF([Data.FW15]=&quot;?&quot;;&quot;?&quot;;1)))" table:style-name="ce1">
            <text:p>0</text:p>
          </table:table-cell>
          <table:table-cell office:value-type="float" office:value="1" table:formula="of:=IF([Data.FX15]=&quot;&quot;;0;(IF([Data.FX15]=&quot;?&quot;;&quot;?&quot;;1)))" table:style-name="ce1">
            <text:p>1</text:p>
          </table:table-cell>
          <table:table-cell office:value-type="float" office:value="0" table:formula="of:=IF([Data.FY15]=&quot;&quot;;0;(IF([Data.FY15]=&quot;?&quot;;&quot;?&quot;;1)))" table:style-name="ce1">
            <text:p>0</text:p>
          </table:table-cell>
          <table:table-cell office:value-type="float" office:value="1" table:formula="of:=IF([Data.FZ15]=&quot;&quot;;0;(IF([Data.FZ15]=&quot;?&quot;;&quot;?&quot;;1)))" table:style-name="ce1">
            <text:p>1</text:p>
          </table:table-cell>
          <table:table-cell office:value-type="float" office:value="1" table:formula="of:=IF([Data.GA15]=&quot;&quot;;0;(IF([Data.GA15]=&quot;?&quot;;&quot;?&quot;;1)))" table:style-name="ce1">
            <text:p>1</text:p>
          </table:table-cell>
          <table:table-cell office:value-type="float" office:value="0" table:formula="of:=IF([Data.GB15]=&quot;&quot;;0;(IF([Data.GB15]=&quot;?&quot;;&quot;?&quot;;1)))" table:style-name="ce1">
            <text:p>0</text:p>
          </table:table-cell>
          <table:table-cell office:value-type="float" office:value="0" table:formula="of:=IF([Data.GC15]=&quot;&quot;;0;(IF([Data.GC15]=&quot;?&quot;;&quot;?&quot;;1)))" table:style-name="ce1">
            <text:p>0</text:p>
          </table:table-cell>
          <table:table-cell office:value-type="float" office:value="1" table:formula="of:=IF([Data.GD15]=&quot;&quot;;0;(IF([Data.GD15]=&quot;?&quot;;&quot;?&quot;;1)))" table:style-name="ce1">
            <text:p>1</text:p>
          </table:table-cell>
          <table:table-cell office:value-type="float" office:value="0" table:formula="of:=IF([Data.GE15]=&quot;&quot;;0;(IF([Data.GE15]=&quot;?&quot;;&quot;?&quot;;1)))" table:style-name="ce1">
            <text:p>0</text:p>
          </table:table-cell>
          <table:table-cell office:value-type="float" office:value="0" table:formula="of:=IF([Data.GF15]=&quot;&quot;;0;(IF([Data.GF15]=&quot;?&quot;;&quot;?&quot;;1)))" table:style-name="ce1">
            <text:p>0</text:p>
          </table:table-cell>
          <table:table-cell office:value-type="float" office:value="1" table:formula="of:=IF([Data.GG15]=&quot;&quot;;0;(IF([Data.GG15]=&quot;?&quot;;&quot;?&quot;;1)))" table:style-name="ce1">
            <text:p>1</text:p>
          </table:table-cell>
          <table:table-cell office:value-type="float" office:value="0" table:formula="of:=IF([Data.GH15]=&quot;&quot;;0;(IF([Data.GH15]=&quot;?&quot;;&quot;?&quot;;1)))" table:style-name="ce1">
            <text:p>0</text:p>
          </table:table-cell>
          <table:table-cell office:value-type="float" office:value="0" table:formula="of:=IF([Data.GI15]=&quot;&quot;;0;(IF([Data.GI15]=&quot;?&quot;;&quot;?&quot;;1)))" table:style-name="ce1">
            <text:p>0</text:p>
          </table:table-cell>
          <table:table-cell office:value-type="float" office:value="0" table:formula="of:=IF([Data.GJ15]=&quot;&quot;;0;(IF([Data.GJ15]=&quot;?&quot;;&quot;?&quot;;1)))" table:style-name="ce1">
            <text:p>0</text:p>
          </table:table-cell>
          <table:table-cell office:value-type="float" office:value="0" table:formula="of:=IF([Data.GK15]=&quot;&quot;;0;(IF([Data.GK15]=&quot;?&quot;;&quot;?&quot;;1)))" table:style-name="ce1">
            <text:p>0</text:p>
          </table:table-cell>
          <table:table-cell office:value-type="float" office:value="0" table:formula="of:=IF([Data.GL15]=&quot;&quot;;0;(IF([Data.GL15]=&quot;?&quot;;&quot;?&quot;;1)))" table:style-name="ce1">
            <text:p>0</text:p>
          </table:table-cell>
          <table:table-cell office:value-type="float" office:value="0" table:formula="of:=IF([Data.GM15]=&quot;&quot;;0;(IF([Data.GM15]=&quot;?&quot;;&quot;?&quot;;1)))" table:style-name="ce1">
            <text:p>0</text:p>
          </table:table-cell>
          <table:table-cell office:value-type="float" office:value="0" table:formula="of:=IF([Data.GN15]=&quot;&quot;;0;(IF([Data.GN15]=&quot;?&quot;;&quot;?&quot;;1)))" table:style-name="ce1">
            <text:p>0</text:p>
          </table:table-cell>
          <table:table-cell office:value-type="float" office:value="0" table:formula="of:=IF([Data.GO15]=&quot;&quot;;0;(IF([Data.GO15]=&quot;?&quot;;&quot;?&quot;;1)))" table:style-name="ce1">
            <text:p>0</text:p>
          </table:table-cell>
          <table:table-cell office:value-type="float" office:value="0" table:formula="of:=IF([Data.GP15]=&quot;&quot;;0;(IF([Data.GP15]=&quot;?&quot;;&quot;?&quot;;1)))" table:style-name="ce1">
            <text:p>0</text:p>
          </table:table-cell>
          <table:table-cell office:value-type="float" office:value="0" table:formula="of:=IF([Data.GQ15]=&quot;&quot;;0;(IF([Data.GQ15]=&quot;?&quot;;&quot;?&quot;;1)))" table:style-name="ce1">
            <text:p>0</text:p>
          </table:table-cell>
          <table:table-cell office:value-type="float" office:value="0" table:formula="of:=IF([Data.GR15]=&quot;&quot;;0;(IF([Data.GR15]=&quot;?&quot;;&quot;?&quot;;1)))" table:style-name="ce1">
            <text:p>0</text:p>
          </table:table-cell>
          <table:table-cell office:value-type="float" office:value="0" table:formula="of:=IF([Data.GS15]=&quot;&quot;;0;(IF([Data.GS15]=&quot;?&quot;;&quot;?&quot;;1)))" table:style-name="ce1">
            <text:p>0</text:p>
          </table:table-cell>
          <table:table-cell office:value-type="float" office:value="0" table:formula="of:=IF([Data.GT15]=&quot;&quot;;0;(IF([Data.GT15]=&quot;?&quot;;&quot;?&quot;;1)))" table:style-name="ce1">
            <text:p>0</text:p>
          </table:table-cell>
          <table:table-cell office:value-type="float" office:value="0" table:formula="of:=IF([Data.GU15]=&quot;&quot;;0;(IF([Data.GU15]=&quot;?&quot;;&quot;?&quot;;1)))" table:style-name="ce1">
            <text:p>0</text:p>
          </table:table-cell>
          <table:table-cell office:value-type="float" office:value="1" table:formula="of:=IF([Data.GV15]=&quot;&quot;;0;(IF([Data.GV15]=&quot;?&quot;;&quot;?&quot;;1)))" table:style-name="ce1">
            <text:p>1</text:p>
          </table:table-cell>
          <table:table-cell office:value-type="float" office:value="0" table:formula="of:=IF([Data.GW15]=&quot;&quot;;0;(IF([Data.GW15]=&quot;?&quot;;&quot;?&quot;;1)))" table:style-name="ce1">
            <text:p>0</text:p>
          </table:table-cell>
          <table:table-cell office:value-type="float" office:value="0" table:formula="of:=IF([Data.GX15]=&quot;&quot;;0;(IF([Data.GX15]=&quot;?&quot;;&quot;?&quot;;1)))" table:style-name="ce1">
            <text:p>0</text:p>
          </table:table-cell>
          <table:table-cell office:value-type="float" office:value="0" table:formula="of:=IF([Data.GY15]=&quot;&quot;;0;(IF([Data.GY15]=&quot;?&quot;;&quot;?&quot;;1)))" table:style-name="ce1">
            <text:p>0</text:p>
          </table:table-cell>
          <table:table-cell office:value-type="float" office:value="0" table:formula="of:=IF([Data.GZ15]=&quot;&quot;;0;(IF([Data.GZ15]=&quot;?&quot;;&quot;?&quot;;1)))" table:style-name="ce1">
            <text:p>0</text:p>
          </table:table-cell>
          <table:table-cell office:value-type="float" office:value="0" table:formula="of:=IF([Data.HA15]=&quot;&quot;;0;(IF([Data.HA15]=&quot;?&quot;;&quot;?&quot;;1)))" table:style-name="ce1">
            <text:p>0</text:p>
          </table:table-cell>
          <table:table-cell office:value-type="float" office:value="0" table:formula="of:=IF([Data.HB15]=&quot;&quot;;0;(IF([Data.HB15]=&quot;?&quot;;&quot;?&quot;;1)))" table:style-name="ce1">
            <text:p>0</text:p>
          </table:table-cell>
          <table:table-cell office:value-type="float" office:value="0" table:formula="of:=IF([Data.HC15]=&quot;&quot;;0;(IF([Data.HC15]=&quot;?&quot;;&quot;?&quot;;1)))" table:style-name="ce1">
            <text:p>0</text:p>
          </table:table-cell>
          <table:table-cell office:value-type="float" office:value="1" table:formula="of:=IF([Data.HD15]=&quot;&quot;;0;(IF([Data.HD15]=&quot;?&quot;;&quot;?&quot;;1)))" table:style-name="ce1">
            <text:p>1</text:p>
          </table:table-cell>
          <table:table-cell office:value-type="float" office:value="0" table:formula="of:=IF([Data.HE15]=&quot;&quot;;0;(IF([Data.HE15]=&quot;?&quot;;&quot;?&quot;;1)))" table:style-name="ce1">
            <text:p>0</text:p>
          </table:table-cell>
          <table:table-cell office:value-type="float" office:value="0" table:formula="of:=IF([Data.HF15]=&quot;&quot;;0;(IF([Data.HF15]=&quot;?&quot;;&quot;?&quot;;1)))" table:style-name="ce1">
            <text:p>0</text:p>
          </table:table-cell>
          <table:table-cell office:value-type="float" office:value="0" table:formula="of:=IF([Data.HG15]=&quot;&quot;;0;(IF([Data.HG15]=&quot;?&quot;;&quot;?&quot;;1)))" table:style-name="ce1">
            <text:p>0</text:p>
          </table:table-cell>
          <table:table-cell office:value-type="float" office:value="1" table:formula="of:=IF([Data.HH15]=&quot;&quot;;0;(IF([Data.HH15]=&quot;?&quot;;&quot;?&quot;;1)))" table:style-name="ce1">
            <text:p>1</text:p>
          </table:table-cell>
          <table:table-cell office:value-type="float" office:value="1" table:formula="of:=IF([Data.HI15]=&quot;&quot;;0;(IF([Data.HI15]=&quot;?&quot;;&quot;?&quot;;1)))" table:style-name="ce1">
            <text:p>1</text:p>
          </table:table-cell>
          <table:table-cell office:value-type="float" office:value="1" table:formula="of:=IF([Data.HJ15]=&quot;&quot;;0;(IF([Data.HJ15]=&quot;?&quot;;&quot;?&quot;;1)))" table:style-name="ce1">
            <text:p>1</text:p>
          </table:table-cell>
          <table:table-cell office:value-type="float" office:value="0" table:formula="of:=IF([Data.HK15]=&quot;&quot;;0;(IF([Data.HK15]=&quot;?&quot;;&quot;?&quot;;1)))" table:style-name="ce1">
            <text:p>0</text:p>
          </table:table-cell>
          <table:table-cell office:value-type="float" office:value="0" table:formula="of:=IF([Data.HL15]=&quot;&quot;;0;(IF([Data.HL15]=&quot;?&quot;;&quot;?&quot;;1)))" table:style-name="ce1">
            <text:p>0</text:p>
          </table:table-cell>
          <table:table-cell office:value-type="float" office:value="1" table:formula="of:=IF([Data.HM15]=&quot;&quot;;0;(IF([Data.HM15]=&quot;?&quot;;&quot;?&quot;;1)))" table:style-name="ce1">
            <text:p>1</text:p>
          </table:table-cell>
          <table:table-cell office:value-type="float" office:value="0" table:formula="of:=IF([Data.HN15]=&quot;&quot;;0;(IF([Data.HN15]=&quot;?&quot;;&quot;?&quot;;1)))" table:style-name="ce1">
            <text:p>0</text:p>
          </table:table-cell>
          <table:table-cell office:value-type="float" office:value="1" table:formula="of:=IF([Data.HO15]=&quot;&quot;;0;(IF([Data.HO15]=&quot;?&quot;;&quot;?&quot;;1)))" table:style-name="ce1">
            <text:p>1</text:p>
          </table:table-cell>
          <table:table-cell office:value-type="float" office:value="1" table:formula="of:=IF([Data.HP15]=&quot;&quot;;0;(IF([Data.HP15]=&quot;?&quot;;&quot;?&quot;;1)))" table:style-name="ce1">
            <text:p>1</text:p>
          </table:table-cell>
          <table:table-cell office:value-type="float" office:value="0" table:formula="of:=IF([Data.HQ15]=&quot;&quot;;0;(IF([Data.HQ15]=&quot;?&quot;;&quot;?&quot;;1)))" table:style-name="ce1">
            <text:p>0</text:p>
          </table:table-cell>
          <table:table-cell office:value-type="float" office:value="0" table:formula="of:=IF([Data.HR15]=&quot;&quot;;0;(IF([Data.HR15]=&quot;?&quot;;&quot;?&quot;;1)))" table:style-name="ce1">
            <text:p>0</text:p>
          </table:table-cell>
          <table:table-cell office:value-type="float" office:value="0" table:formula="of:=IF([Data.HS15]=&quot;&quot;;0;(IF([Data.HS15]=&quot;?&quot;;&quot;?&quot;;1)))" table:style-name="ce1">
            <text:p>0</text:p>
          </table:table-cell>
          <table:table-cell office:value-type="float" office:value="0" table:formula="of:=IF([Data.HT15]=&quot;&quot;;0;(IF([Data.HT15]=&quot;?&quot;;&quot;?&quot;;1)))" table:style-name="ce1">
            <text:p>0</text:p>
          </table:table-cell>
          <table:table-cell office:value-type="float" office:value="1" table:formula="of:=IF([Data.HU15]=&quot;&quot;;0;(IF([Data.HU15]=&quot;?&quot;;&quot;?&quot;;1)))" table:style-name="ce1">
            <text:p>1</text:p>
          </table:table-cell>
          <table:table-cell office:value-type="float" office:value="1" table:formula="of:=IF([Data.HV15]=&quot;&quot;;0;(IF([Data.HV15]=&quot;?&quot;;&quot;?&quot;;1)))" table:style-name="ce1">
            <text:p>1</text:p>
          </table:table-cell>
          <table:table-cell office:value-type="float" office:value="0" table:formula="of:=IF([Data.HW15]=&quot;&quot;;0;(IF([Data.HW15]=&quot;?&quot;;&quot;?&quot;;1)))" table:style-name="ce1">
            <text:p>0</text:p>
          </table:table-cell>
          <table:table-cell office:value-type="float" office:value="0" table:formula="of:=IF([Data.HX15]=&quot;&quot;;0;(IF([Data.HX15]=&quot;?&quot;;&quot;?&quot;;1)))" table:style-name="ce1">
            <text:p>0</text:p>
          </table:table-cell>
          <table:table-cell office:value-type="float" office:value="1" table:formula="of:=IF([Data.HY15]=&quot;&quot;;0;(IF([Data.HY15]=&quot;?&quot;;&quot;?&quot;;1)))" table:style-name="ce1">
            <text:p>1</text:p>
          </table:table-cell>
          <table:table-cell office:value-type="float" office:value="0" table:formula="of:=IF([Data.HZ15]=&quot;&quot;;0;(IF([Data.HZ15]=&quot;?&quot;;&quot;?&quot;;1)))" table:style-name="ce1">
            <text:p>0</text:p>
          </table:table-cell>
          <table:table-cell office:value-type="float" office:value="0" table:formula="of:=IF([Data.IA15]=&quot;&quot;;0;(IF([Data.IA15]=&quot;?&quot;;&quot;?&quot;;1)))" table:style-name="ce1">
            <text:p>0</text:p>
          </table:table-cell>
          <table:table-cell office:value-type="float" office:value="0" table:formula="of:=IF([Data.IB15]=&quot;&quot;;0;(IF([Data.IB15]=&quot;?&quot;;&quot;?&quot;;1)))" table:style-name="ce1">
            <text:p>0</text:p>
          </table:table-cell>
          <table:table-cell office:value-type="float" office:value="0" table:formula="of:=IF([Data.IC15]=&quot;&quot;;0;(IF([Data.IC15]=&quot;?&quot;;&quot;?&quot;;1)))" table:style-name="ce1">
            <text:p>0</text:p>
          </table:table-cell>
          <table:table-cell office:value-type="float" office:value="0" table:formula="of:=IF([Data.ID15]=&quot;&quot;;0;(IF([Data.ID15]=&quot;?&quot;;&quot;?&quot;;1)))" table:style-name="ce1">
            <text:p>0</text:p>
          </table:table-cell>
          <table:table-cell office:value-type="float" office:value="1" table:formula="of:=IF([Data.IE15]=&quot;&quot;;0;(IF([Data.IE15]=&quot;?&quot;;&quot;?&quot;;1)))" table:style-name="ce1">
            <text:p>1</text:p>
          </table:table-cell>
          <table:table-cell office:value-type="float" office:value="0" table:formula="of:=IF([Data.IF15]=&quot;&quot;;0;(IF([Data.IF15]=&quot;?&quot;;&quot;?&quot;;1)))" table:style-name="ce1">
            <text:p>0</text:p>
          </table:table-cell>
          <table:table-cell office:value-type="float" office:value="0" table:formula="of:=IF([Data.IG15]=&quot;&quot;;0;(IF([Data.IG15]=&quot;?&quot;;&quot;?&quot;;1)))" table:style-name="ce1">
            <text:p>0</text:p>
          </table:table-cell>
          <table:table-cell office:value-type="float" office:value="0" table:formula="of:=IF([Data.IH15]=&quot;&quot;;0;(IF([Data.IH15]=&quot;?&quot;;&quot;?&quot;;1)))" table:style-name="ce1">
            <text:p>0</text:p>
          </table:table-cell>
          <table:table-cell office:value-type="float" office:value="0" table:formula="of:=IF([Data.II15]=&quot;&quot;;0;(IF([Data.II15]=&quot;?&quot;;&quot;?&quot;;1)))" table:style-name="ce1">
            <text:p>0</text:p>
          </table:table-cell>
          <table:table-cell office:value-type="float" office:value="1" table:formula="of:=IF([Data.IJ15]=&quot;&quot;;0;(IF([Data.IJ15]=&quot;?&quot;;&quot;?&quot;;1)))" table:style-name="ce1">
            <text:p>1</text:p>
          </table:table-cell>
          <table:table-cell office:value-type="float" office:value="1" table:formula="of:=IF([Data.IK15]=&quot;&quot;;0;(IF([Data.IK15]=&quot;?&quot;;&quot;?&quot;;1)))" table:style-name="ce1">
            <text:p>1</text:p>
          </table:table-cell>
          <table:table-cell table:number-columns-repeated="2" table:style-name="ce1"/>
          <table:table-cell office:value-type="float" office:value="84" table:formula="of:=SUM([.B13:.HI13])" table:style-name="ce1">
            <text:p>84</text:p>
          </table:table-cell>
          <table:table-cell table:number-columns-repeated="16164"/>
        </table:table-row>
        <table:table-row table:style-name="ro3">
          <table:table-cell office:value-type="string" office:string-value="TswTaiLuNaTam" table:formula="of:=[Data.C16]" table:style-name="ce1">
            <text:p>TswTaiLuNaTam</text:p>
          </table:table-cell>
          <table:table-cell office:value-type="float" office:value="1" table:formula="of:=IF([Data.AD16]=&quot;&quot;;0;(IF([Data.AD16]=&quot;?&quot;;&quot;?&quot;;1)))" table:style-name="ce1">
            <text:p>1</text:p>
          </table:table-cell>
          <table:table-cell office:value-type="float" office:value="0" table:formula="of:=IF([Data.AE16]=&quot;&quot;;0;(IF([Data.AE16]=&quot;?&quot;;&quot;?&quot;;1)))" table:style-name="ce1">
            <text:p>0</text:p>
          </table:table-cell>
          <table:table-cell office:value-type="float" office:value="1" table:formula="of:=IF([Data.AF16]=&quot;&quot;;0;(IF([Data.AF16]=&quot;?&quot;;&quot;?&quot;;1)))" table:style-name="ce1">
            <text:p>1</text:p>
          </table:table-cell>
          <table:table-cell office:value-type="float" office:value="1" table:formula="of:=IF([Data.AG16]=&quot;&quot;;0;(IF([Data.AG16]=&quot;?&quot;;&quot;?&quot;;1)))" table:style-name="ce1">
            <text:p>1</text:p>
          </table:table-cell>
          <table:table-cell office:value-type="float" office:value="1" table:formula="of:=IF([Data.AH16]=&quot;&quot;;0;(IF([Data.AH16]=&quot;?&quot;;&quot;?&quot;;1)))" table:style-name="ce1">
            <text:p>1</text:p>
          </table:table-cell>
          <table:table-cell office:value-type="float" office:value="1" table:formula="of:=IF([Data.AI16]=&quot;&quot;;0;(IF([Data.AI16]=&quot;?&quot;;&quot;?&quot;;1)))" table:style-name="ce1">
            <text:p>1</text:p>
          </table:table-cell>
          <table:table-cell office:value-type="float" office:value="1" table:formula="of:=IF([Data.AJ16]=&quot;&quot;;0;(IF([Data.AJ16]=&quot;?&quot;;&quot;?&quot;;1)))" table:style-name="ce1">
            <text:p>1</text:p>
          </table:table-cell>
          <table:table-cell office:value-type="float" office:value="1" table:formula="of:=IF([Data.AK16]=&quot;&quot;;0;(IF([Data.AK16]=&quot;?&quot;;&quot;?&quot;;1)))" table:style-name="ce1">
            <text:p>1</text:p>
          </table:table-cell>
          <table:table-cell office:value-type="float" office:value="0" table:formula="of:=IF([Data.AL16]=&quot;&quot;;0;(IF([Data.AL16]=&quot;?&quot;;&quot;?&quot;;1)))" table:style-name="ce1">
            <text:p>0</text:p>
          </table:table-cell>
          <table:table-cell office:value-type="float" office:value="0" table:formula="of:=IF([Data.AM16]=&quot;&quot;;0;(IF([Data.AM16]=&quot;?&quot;;&quot;?&quot;;1)))" table:style-name="ce1">
            <text:p>0</text:p>
          </table:table-cell>
          <table:table-cell office:value-type="float" office:value="1" table:formula="of:=IF([Data.AN16]=&quot;&quot;;0;(IF([Data.AN16]=&quot;?&quot;;&quot;?&quot;;1)))" table:style-name="ce1">
            <text:p>1</text:p>
          </table:table-cell>
          <table:table-cell office:value-type="float" office:value="0" table:formula="of:=IF([Data.AO16]=&quot;&quot;;0;(IF([Data.AO16]=&quot;?&quot;;&quot;?&quot;;1)))" table:style-name="ce1">
            <text:p>0</text:p>
          </table:table-cell>
          <table:table-cell office:value-type="float" office:value="1" table:formula="of:=IF([Data.AP16]=&quot;&quot;;0;(IF([Data.AP16]=&quot;?&quot;;&quot;?&quot;;1)))" table:style-name="ce1">
            <text:p>1</text:p>
          </table:table-cell>
          <table:table-cell office:value-type="float" office:value="1" table:formula="of:=IF([Data.AQ16]=&quot;&quot;;0;(IF([Data.AQ16]=&quot;?&quot;;&quot;?&quot;;1)))" table:style-name="ce1">
            <text:p>1</text:p>
          </table:table-cell>
          <table:table-cell office:value-type="float" office:value="1" table:formula="of:=IF([Data.AR16]=&quot;&quot;;0;(IF([Data.AR16]=&quot;?&quot;;&quot;?&quot;;1)))" table:style-name="ce1">
            <text:p>1</text:p>
          </table:table-cell>
          <table:table-cell office:value-type="float" office:value="0" table:formula="of:=IF([Data.AS16]=&quot;&quot;;0;(IF([Data.AS16]=&quot;?&quot;;&quot;?&quot;;1)))" table:style-name="ce1">
            <text:p>0</text:p>
          </table:table-cell>
          <table:table-cell office:value-type="float" office:value="1" table:formula="of:=IF([Data.AT16]=&quot;&quot;;0;(IF([Data.AT16]=&quot;?&quot;;&quot;?&quot;;1)))" table:style-name="ce1">
            <text:p>1</text:p>
          </table:table-cell>
          <table:table-cell office:value-type="float" office:value="1" table:formula="of:=IF([Data.AU16]=&quot;&quot;;0;(IF([Data.AU16]=&quot;?&quot;;&quot;?&quot;;1)))" table:style-name="ce1">
            <text:p>1</text:p>
          </table:table-cell>
          <table:table-cell office:value-type="float" office:value="0" table:formula="of:=IF([Data.AV16]=&quot;&quot;;0;(IF([Data.AV16]=&quot;?&quot;;&quot;?&quot;;1)))" table:style-name="ce1">
            <text:p>0</text:p>
          </table:table-cell>
          <table:table-cell office:value-type="float" office:value="1" table:formula="of:=IF([Data.AW16]=&quot;&quot;;0;(IF([Data.AW16]=&quot;?&quot;;&quot;?&quot;;1)))" table:style-name="ce1">
            <text:p>1</text:p>
          </table:table-cell>
          <table:table-cell office:value-type="float" office:value="0" table:formula="of:=IF([Data.AX16]=&quot;&quot;;0;(IF([Data.AX16]=&quot;?&quot;;&quot;?&quot;;1)))" table:style-name="ce1">
            <text:p>0</text:p>
          </table:table-cell>
          <table:table-cell office:value-type="float" office:value="0" table:formula="of:=IF([Data.AY16]=&quot;&quot;;0;(IF([Data.AY16]=&quot;?&quot;;&quot;?&quot;;1)))" table:style-name="ce1">
            <text:p>0</text:p>
          </table:table-cell>
          <table:table-cell office:value-type="float" office:value="0" table:formula="of:=IF([Data.AZ16]=&quot;&quot;;0;(IF([Data.AZ16]=&quot;?&quot;;&quot;?&quot;;1)))" table:style-name="ce1">
            <text:p>0</text:p>
          </table:table-cell>
          <table:table-cell office:value-type="float" office:value="0" table:formula="of:=IF([Data.BA16]=&quot;&quot;;0;(IF([Data.BA16]=&quot;?&quot;;&quot;?&quot;;1)))" table:style-name="ce1">
            <text:p>0</text:p>
          </table:table-cell>
          <table:table-cell office:value-type="float" office:value="0" table:formula="of:=IF([Data.BB16]=&quot;&quot;;0;(IF([Data.BB16]=&quot;?&quot;;&quot;?&quot;;1)))" table:style-name="ce1">
            <text:p>0</text:p>
          </table:table-cell>
          <table:table-cell office:value-type="float" office:value="0" table:formula="of:=IF([Data.BC16]=&quot;&quot;;0;(IF([Data.BC16]=&quot;?&quot;;&quot;?&quot;;1)))" table:style-name="ce1">
            <text:p>0</text:p>
          </table:table-cell>
          <table:table-cell office:value-type="float" office:value="0" table:formula="of:=IF([Data.BD16]=&quot;&quot;;0;(IF([Data.BD16]=&quot;?&quot;;&quot;?&quot;;1)))" table:style-name="ce1">
            <text:p>0</text:p>
          </table:table-cell>
          <table:table-cell office:value-type="float" office:value="0" table:formula="of:=IF([Data.BE16]=&quot;&quot;;0;(IF([Data.BE16]=&quot;?&quot;;&quot;?&quot;;1)))" table:style-name="ce1">
            <text:p>0</text:p>
          </table:table-cell>
          <table:table-cell office:value-type="float" office:value="0" table:formula="of:=IF([Data.BF16]=&quot;&quot;;0;(IF([Data.BF16]=&quot;?&quot;;&quot;?&quot;;1)))" table:style-name="ce1">
            <text:p>0</text:p>
          </table:table-cell>
          <table:table-cell office:value-type="float" office:value="0" table:formula="of:=IF([Data.BG16]=&quot;&quot;;0;(IF([Data.BG16]=&quot;?&quot;;&quot;?&quot;;1)))" table:style-name="ce1">
            <text:p>0</text:p>
          </table:table-cell>
          <table:table-cell office:value-type="float" office:value="0" table:formula="of:=IF([Data.BH16]=&quot;&quot;;0;(IF([Data.BH16]=&quot;?&quot;;&quot;?&quot;;1)))" table:style-name="ce1">
            <text:p>0</text:p>
          </table:table-cell>
          <table:table-cell office:value-type="float" office:value="1" table:formula="of:=IF([Data.BI16]=&quot;&quot;;0;(IF([Data.BI16]=&quot;?&quot;;&quot;?&quot;;1)))" table:style-name="ce1">
            <text:p>1</text:p>
          </table:table-cell>
          <table:table-cell office:value-type="float" office:value="1" table:formula="of:=IF([Data.BJ16]=&quot;&quot;;0;(IF([Data.BJ16]=&quot;?&quot;;&quot;?&quot;;1)))" table:style-name="ce1">
            <text:p>1</text:p>
          </table:table-cell>
          <table:table-cell office:value-type="float" office:value="1" table:formula="of:=IF([Data.BK16]=&quot;&quot;;0;(IF([Data.BK16]=&quot;?&quot;;&quot;?&quot;;1)))" table:style-name="ce1">
            <text:p>1</text:p>
          </table:table-cell>
          <table:table-cell office:value-type="float" office:value="0" table:formula="of:=IF([Data.BL16]=&quot;&quot;;0;(IF([Data.BL16]=&quot;?&quot;;&quot;?&quot;;1)))" table:style-name="ce1">
            <text:p>0</text:p>
          </table:table-cell>
          <table:table-cell office:value-type="float" office:value="1" table:formula="of:=IF([Data.BM16]=&quot;&quot;;0;(IF([Data.BM16]=&quot;?&quot;;&quot;?&quot;;1)))" table:style-name="ce1">
            <text:p>1</text:p>
          </table:table-cell>
          <table:table-cell office:value-type="float" office:value="1" table:formula="of:=IF([Data.BN16]=&quot;&quot;;0;(IF([Data.BN16]=&quot;?&quot;;&quot;?&quot;;1)))" table:style-name="ce1">
            <text:p>1</text:p>
          </table:table-cell>
          <table:table-cell office:value-type="float" office:value="1" table:formula="of:=IF([Data.BO16]=&quot;&quot;;0;(IF([Data.BO16]=&quot;?&quot;;&quot;?&quot;;1)))" table:style-name="ce1">
            <text:p>1</text:p>
          </table:table-cell>
          <table:table-cell office:value-type="float" office:value="1" table:formula="of:=IF([Data.BP16]=&quot;&quot;;0;(IF([Data.BP16]=&quot;?&quot;;&quot;?&quot;;1)))" table:style-name="ce1">
            <text:p>1</text:p>
          </table:table-cell>
          <table:table-cell office:value-type="float" office:value="1" table:formula="of:=IF([Data.BQ16]=&quot;&quot;;0;(IF([Data.BQ16]=&quot;?&quot;;&quot;?&quot;;1)))" table:style-name="ce1">
            <text:p>1</text:p>
          </table:table-cell>
          <table:table-cell office:value-type="float" office:value="0" table:formula="of:=IF([Data.BR16]=&quot;&quot;;0;(IF([Data.BR16]=&quot;?&quot;;&quot;?&quot;;1)))" table:style-name="ce1">
            <text:p>0</text:p>
          </table:table-cell>
          <table:table-cell office:value-type="float" office:value="1" table:formula="of:=IF([Data.BS16]=&quot;&quot;;0;(IF([Data.BS16]=&quot;?&quot;;&quot;?&quot;;1)))" table:style-name="ce1">
            <text:p>1</text:p>
          </table:table-cell>
          <table:table-cell office:value-type="float" office:value="0" table:formula="of:=IF([Data.BT16]=&quot;&quot;;0;(IF([Data.BT16]=&quot;?&quot;;&quot;?&quot;;1)))" table:style-name="ce1">
            <text:p>0</text:p>
          </table:table-cell>
          <table:table-cell office:value-type="float" office:value="0" table:formula="of:=IF([Data.BU16]=&quot;&quot;;0;(IF([Data.BU16]=&quot;?&quot;;&quot;?&quot;;1)))" table:style-name="ce1">
            <text:p>0</text:p>
          </table:table-cell>
          <table:table-cell office:value-type="float" office:value="1" table:formula="of:=IF([Data.BV16]=&quot;&quot;;0;(IF([Data.BV16]=&quot;?&quot;;&quot;?&quot;;1)))" table:style-name="ce1">
            <text:p>1</text:p>
          </table:table-cell>
          <table:table-cell office:value-type="float" office:value="0" table:formula="of:=IF([Data.BW16]=&quot;&quot;;0;(IF([Data.BW16]=&quot;?&quot;;&quot;?&quot;;1)))" table:style-name="ce1">
            <text:p>0</text:p>
          </table:table-cell>
          <table:table-cell office:value-type="float" office:value="0" table:formula="of:=IF([Data.BX16]=&quot;&quot;;0;(IF([Data.BX16]=&quot;?&quot;;&quot;?&quot;;1)))" table:style-name="ce1">
            <text:p>0</text:p>
          </table:table-cell>
          <table:table-cell office:value-type="float" office:value="0" table:formula="of:=IF([Data.BY16]=&quot;&quot;;0;(IF([Data.BY16]=&quot;?&quot;;&quot;?&quot;;1)))" table:style-name="ce1">
            <text:p>0</text:p>
          </table:table-cell>
          <table:table-cell office:value-type="float" office:value="0" table:formula="of:=IF([Data.BZ16]=&quot;&quot;;0;(IF([Data.BZ16]=&quot;?&quot;;&quot;?&quot;;1)))" table:style-name="ce1">
            <text:p>0</text:p>
          </table:table-cell>
          <table:table-cell office:value-type="float" office:value="0" table:formula="of:=IF([Data.CA16]=&quot;&quot;;0;(IF([Data.CA16]=&quot;?&quot;;&quot;?&quot;;1)))" table:style-name="ce1">
            <text:p>0</text:p>
          </table:table-cell>
          <table:table-cell office:value-type="float" office:value="0" table:formula="of:=IF([Data.CB16]=&quot;&quot;;0;(IF([Data.CB16]=&quot;?&quot;;&quot;?&quot;;1)))" table:style-name="ce1">
            <text:p>0</text:p>
          </table:table-cell>
          <table:table-cell office:value-type="float" office:value="1" table:formula="of:=IF([Data.CC16]=&quot;&quot;;0;(IF([Data.CC16]=&quot;?&quot;;&quot;?&quot;;1)))" table:style-name="ce1">
            <text:p>1</text:p>
          </table:table-cell>
          <table:table-cell office:value-type="float" office:value="1" table:formula="of:=IF([Data.CD16]=&quot;&quot;;0;(IF([Data.CD16]=&quot;?&quot;;&quot;?&quot;;1)))" table:style-name="ce1">
            <text:p>1</text:p>
          </table:table-cell>
          <table:table-cell office:value-type="float" office:value="1" table:formula="of:=IF([Data.CE16]=&quot;&quot;;0;(IF([Data.CE16]=&quot;?&quot;;&quot;?&quot;;1)))" table:style-name="ce1">
            <text:p>1</text:p>
          </table:table-cell>
          <table:table-cell office:value-type="float" office:value="0" table:formula="of:=IF([Data.CF16]=&quot;&quot;;0;(IF([Data.CF16]=&quot;?&quot;;&quot;?&quot;;1)))" table:style-name="ce1">
            <text:p>0</text:p>
          </table:table-cell>
          <table:table-cell office:value-type="float" office:value="0" table:formula="of:=IF([Data.CG16]=&quot;&quot;;0;(IF([Data.CG16]=&quot;?&quot;;&quot;?&quot;;1)))" table:style-name="ce1">
            <text:p>0</text:p>
          </table:table-cell>
          <table:table-cell office:value-type="float" office:value="0" table:formula="of:=IF([Data.CH16]=&quot;&quot;;0;(IF([Data.CH16]=&quot;?&quot;;&quot;?&quot;;1)))" table:style-name="ce1">
            <text:p>0</text:p>
          </table:table-cell>
          <table:table-cell office:value-type="float" office:value="0" table:formula="of:=IF([Data.CI16]=&quot;&quot;;0;(IF([Data.CI16]=&quot;?&quot;;&quot;?&quot;;1)))" table:style-name="ce1">
            <text:p>0</text:p>
          </table:table-cell>
          <table:table-cell office:value-type="float" office:value="1" table:formula="of:=IF([Data.CJ16]=&quot;&quot;;0;(IF([Data.CJ16]=&quot;?&quot;;&quot;?&quot;;1)))" table:style-name="ce1">
            <text:p>1</text:p>
          </table:table-cell>
          <table:table-cell office:value-type="float" office:value="1" table:formula="of:=IF([Data.CK16]=&quot;&quot;;0;(IF([Data.CK16]=&quot;?&quot;;&quot;?&quot;;1)))" table:style-name="ce1">
            <text:p>1</text:p>
          </table:table-cell>
          <table:table-cell office:value-type="float" office:value="0" table:formula="of:=IF([Data.CL16]=&quot;&quot;;0;(IF([Data.CL16]=&quot;?&quot;;&quot;?&quot;;1)))" table:style-name="ce1">
            <text:p>0</text:p>
          </table:table-cell>
          <table:table-cell office:value-type="float" office:value="0" table:formula="of:=IF([Data.CM16]=&quot;&quot;;0;(IF([Data.CM16]=&quot;?&quot;;&quot;?&quot;;1)))" table:style-name="ce1">
            <text:p>0</text:p>
          </table:table-cell>
          <table:table-cell office:value-type="float" office:value="0" table:formula="of:=IF([Data.CN16]=&quot;&quot;;0;(IF([Data.CN16]=&quot;?&quot;;&quot;?&quot;;1)))" table:style-name="ce1">
            <text:p>0</text:p>
          </table:table-cell>
          <table:table-cell office:value-type="float" office:value="0" table:formula="of:=IF([Data.CO16]=&quot;&quot;;0;(IF([Data.CO16]=&quot;?&quot;;&quot;?&quot;;1)))" table:style-name="ce1">
            <text:p>0</text:p>
          </table:table-cell>
          <table:table-cell office:value-type="float" office:value="1" table:formula="of:=IF([Data.CP16]=&quot;&quot;;0;(IF([Data.CP16]=&quot;?&quot;;&quot;?&quot;;1)))" table:style-name="ce1">
            <text:p>1</text:p>
          </table:table-cell>
          <table:table-cell office:value-type="float" office:value="0" table:formula="of:=IF([Data.CQ16]=&quot;&quot;;0;(IF([Data.CQ16]=&quot;?&quot;;&quot;?&quot;;1)))" table:style-name="ce1">
            <text:p>0</text:p>
          </table:table-cell>
          <table:table-cell office:value-type="float" office:value="0" table:formula="of:=IF([Data.CR16]=&quot;&quot;;0;(IF([Data.CR16]=&quot;?&quot;;&quot;?&quot;;1)))" table:style-name="ce1">
            <text:p>0</text:p>
          </table:table-cell>
          <table:table-cell office:value-type="float" office:value="0" table:formula="of:=IF([Data.CS16]=&quot;&quot;;0;(IF([Data.CS16]=&quot;?&quot;;&quot;?&quot;;1)))" table:style-name="ce1">
            <text:p>0</text:p>
          </table:table-cell>
          <table:table-cell office:value-type="float" office:value="0" table:formula="of:=IF([Data.CT16]=&quot;&quot;;0;(IF([Data.CT16]=&quot;?&quot;;&quot;?&quot;;1)))" table:style-name="ce1">
            <text:p>0</text:p>
          </table:table-cell>
          <table:table-cell office:value-type="float" office:value="0" table:formula="of:=IF([Data.CU16]=&quot;&quot;;0;(IF([Data.CU16]=&quot;?&quot;;&quot;?&quot;;1)))" table:style-name="ce1">
            <text:p>0</text:p>
          </table:table-cell>
          <table:table-cell office:value-type="float" office:value="1" table:formula="of:=IF([Data.CV16]=&quot;&quot;;0;(IF([Data.CV16]=&quot;?&quot;;&quot;?&quot;;1)))" table:style-name="ce1">
            <text:p>1</text:p>
          </table:table-cell>
          <table:table-cell office:value-type="float" office:value="0" table:formula="of:=IF([Data.CW16]=&quot;&quot;;0;(IF([Data.CW16]=&quot;?&quot;;&quot;?&quot;;1)))" table:style-name="ce1">
            <text:p>0</text:p>
          </table:table-cell>
          <table:table-cell office:value-type="float" office:value="1" table:formula="of:=IF([Data.CX16]=&quot;&quot;;0;(IF([Data.CX16]=&quot;?&quot;;&quot;?&quot;;1)))" table:style-name="ce1">
            <text:p>1</text:p>
          </table:table-cell>
          <table:table-cell office:value-type="float" office:value="0" table:formula="of:=IF([Data.CY16]=&quot;&quot;;0;(IF([Data.CY16]=&quot;?&quot;;&quot;?&quot;;1)))" table:style-name="ce1">
            <text:p>0</text:p>
          </table:table-cell>
          <table:table-cell office:value-type="float" office:value="1" table:formula="of:=IF([Data.CZ16]=&quot;&quot;;0;(IF([Data.CZ16]=&quot;?&quot;;&quot;?&quot;;1)))" table:style-name="ce1">
            <text:p>1</text:p>
          </table:table-cell>
          <table:table-cell office:value-type="float" office:value="1" table:formula="of:=IF([Data.DA16]=&quot;&quot;;0;(IF([Data.DA16]=&quot;?&quot;;&quot;?&quot;;1)))" table:style-name="ce1">
            <text:p>1</text:p>
          </table:table-cell>
          <table:table-cell office:value-type="float" office:value="1" table:formula="of:=IF([Data.DB16]=&quot;&quot;;0;(IF([Data.DB16]=&quot;?&quot;;&quot;?&quot;;1)))" table:style-name="ce1">
            <text:p>1</text:p>
          </table:table-cell>
          <table:table-cell office:value-type="float" office:value="1" table:formula="of:=IF([Data.DC16]=&quot;&quot;;0;(IF([Data.DC16]=&quot;?&quot;;&quot;?&quot;;1)))" table:style-name="ce1">
            <text:p>1</text:p>
          </table:table-cell>
          <table:table-cell office:value-type="float" office:value="1" table:formula="of:=IF([Data.DD16]=&quot;&quot;;0;(IF([Data.DD16]=&quot;?&quot;;&quot;?&quot;;1)))" table:style-name="ce1">
            <text:p>1</text:p>
          </table:table-cell>
          <table:table-cell office:value-type="float" office:value="0" table:formula="of:=IF([Data.DE16]=&quot;&quot;;0;(IF([Data.DE16]=&quot;?&quot;;&quot;?&quot;;1)))" table:style-name="ce1">
            <text:p>0</text:p>
          </table:table-cell>
          <table:table-cell office:value-type="float" office:value="1" table:formula="of:=IF([Data.DF16]=&quot;&quot;;0;(IF([Data.DF16]=&quot;?&quot;;&quot;?&quot;;1)))" table:style-name="ce1">
            <text:p>1</text:p>
          </table:table-cell>
          <table:table-cell office:value-type="float" office:value="1" table:formula="of:=IF([Data.DG16]=&quot;&quot;;0;(IF([Data.DG16]=&quot;?&quot;;&quot;?&quot;;1)))" table:style-name="ce1">
            <text:p>1</text:p>
          </table:table-cell>
          <table:table-cell office:value-type="float" office:value="1" table:formula="of:=IF([Data.DH16]=&quot;&quot;;0;(IF([Data.DH16]=&quot;?&quot;;&quot;?&quot;;1)))" table:style-name="ce1">
            <text:p>1</text:p>
          </table:table-cell>
          <table:table-cell office:value-type="float" office:value="0" table:formula="of:=IF([Data.DI16]=&quot;&quot;;0;(IF([Data.DI16]=&quot;?&quot;;&quot;?&quot;;1)))" table:style-name="ce1">
            <text:p>0</text:p>
          </table:table-cell>
          <table:table-cell office:value-type="float" office:value="1" table:formula="of:=IF([Data.DJ16]=&quot;&quot;;0;(IF([Data.DJ16]=&quot;?&quot;;&quot;?&quot;;1)))" table:style-name="ce1">
            <text:p>1</text:p>
          </table:table-cell>
          <table:table-cell office:value-type="float" office:value="1" table:formula="of:=IF([Data.DK16]=&quot;&quot;;0;(IF([Data.DK16]=&quot;?&quot;;&quot;?&quot;;1)))" table:style-name="ce1">
            <text:p>1</text:p>
          </table:table-cell>
          <table:table-cell office:value-type="float" office:value="0" table:formula="of:=IF([Data.DL16]=&quot;&quot;;0;(IF([Data.DL16]=&quot;?&quot;;&quot;?&quot;;1)))" table:style-name="ce1">
            <text:p>0</text:p>
          </table:table-cell>
          <table:table-cell office:value-type="float" office:value="0" table:formula="of:=IF([Data.DM16]=&quot;&quot;;0;(IF([Data.DM16]=&quot;?&quot;;&quot;?&quot;;1)))" table:style-name="ce1">
            <text:p>0</text:p>
          </table:table-cell>
          <table:table-cell office:value-type="float" office:value="0" table:formula="of:=IF([Data.DN16]=&quot;&quot;;0;(IF([Data.DN16]=&quot;?&quot;;&quot;?&quot;;1)))" table:style-name="ce1">
            <text:p>0</text:p>
          </table:table-cell>
          <table:table-cell office:value-type="float" office:value="1" table:formula="of:=IF([Data.DO16]=&quot;&quot;;0;(IF([Data.DO16]=&quot;?&quot;;&quot;?&quot;;1)))" table:style-name="ce1">
            <text:p>1</text:p>
          </table:table-cell>
          <table:table-cell office:value-type="float" office:value="0" table:formula="of:=IF([Data.DP16]=&quot;&quot;;0;(IF([Data.DP16]=&quot;?&quot;;&quot;?&quot;;1)))" table:style-name="ce1">
            <text:p>0</text:p>
          </table:table-cell>
          <table:table-cell office:value-type="float" office:value="1" table:formula="of:=IF([Data.DQ16]=&quot;&quot;;0;(IF([Data.DQ16]=&quot;?&quot;;&quot;?&quot;;1)))" table:style-name="ce1">
            <text:p>1</text:p>
          </table:table-cell>
          <table:table-cell office:value-type="float" office:value="0" table:formula="of:=IF([Data.DR16]=&quot;&quot;;0;(IF([Data.DR16]=&quot;?&quot;;&quot;?&quot;;1)))" table:style-name="ce1">
            <text:p>0</text:p>
          </table:table-cell>
          <table:table-cell office:value-type="float" office:value="0" table:formula="of:=IF([Data.DS16]=&quot;&quot;;0;(IF([Data.DS16]=&quot;?&quot;;&quot;?&quot;;1)))" table:style-name="ce1">
            <text:p>0</text:p>
          </table:table-cell>
          <table:table-cell office:value-type="float" office:value="0" table:formula="of:=IF([Data.DT16]=&quot;&quot;;0;(IF([Data.DT16]=&quot;?&quot;;&quot;?&quot;;1)))" table:style-name="ce1">
            <text:p>0</text:p>
          </table:table-cell>
          <table:table-cell office:value-type="float" office:value="1" table:formula="of:=IF([Data.DU16]=&quot;&quot;;0;(IF([Data.DU16]=&quot;?&quot;;&quot;?&quot;;1)))" table:style-name="ce1">
            <text:p>1</text:p>
          </table:table-cell>
          <table:table-cell office:value-type="float" office:value="0" table:formula="of:=IF([Data.DV16]=&quot;&quot;;0;(IF([Data.DV16]=&quot;?&quot;;&quot;?&quot;;1)))" table:style-name="ce1">
            <text:p>0</text:p>
          </table:table-cell>
          <table:table-cell office:value-type="float" office:value="0" table:formula="of:=IF([Data.DW16]=&quot;&quot;;0;(IF([Data.DW16]=&quot;?&quot;;&quot;?&quot;;1)))" table:style-name="ce1">
            <text:p>0</text:p>
          </table:table-cell>
          <table:table-cell office:value-type="float" office:value="0" table:formula="of:=IF([Data.DX16]=&quot;&quot;;0;(IF([Data.DX16]=&quot;?&quot;;&quot;?&quot;;1)))" table:style-name="ce1">
            <text:p>0</text:p>
          </table:table-cell>
          <table:table-cell office:value-type="float" office:value="0" table:formula="of:=IF([Data.DY16]=&quot;&quot;;0;(IF([Data.DY16]=&quot;?&quot;;&quot;?&quot;;1)))" table:style-name="ce1">
            <text:p>0</text:p>
          </table:table-cell>
          <table:table-cell office:value-type="float" office:value="1" table:formula="of:=IF([Data.DZ16]=&quot;&quot;;0;(IF([Data.DZ16]=&quot;?&quot;;&quot;?&quot;;1)))" table:style-name="ce1">
            <text:p>1</text:p>
          </table:table-cell>
          <table:table-cell office:value-type="float" office:value="0" table:formula="of:=IF([Data.EA16]=&quot;&quot;;0;(IF([Data.EA16]=&quot;?&quot;;&quot;?&quot;;1)))" table:style-name="ce1">
            <text:p>0</text:p>
          </table:table-cell>
          <table:table-cell office:value-type="float" office:value="1" table:formula="of:=IF([Data.EB16]=&quot;&quot;;0;(IF([Data.EB16]=&quot;?&quot;;&quot;?&quot;;1)))" table:style-name="ce1">
            <text:p>1</text:p>
          </table:table-cell>
          <table:table-cell office:value-type="float" office:value="0" table:formula="of:=IF([Data.EC16]=&quot;&quot;;0;(IF([Data.EC16]=&quot;?&quot;;&quot;?&quot;;1)))" table:style-name="ce1">
            <text:p>0</text:p>
          </table:table-cell>
          <table:table-cell office:value-type="float" office:value="0" table:formula="of:=IF([Data.ED16]=&quot;&quot;;0;(IF([Data.ED16]=&quot;?&quot;;&quot;?&quot;;1)))" table:style-name="ce1">
            <text:p>0</text:p>
          </table:table-cell>
          <table:table-cell office:value-type="float" office:value="1" table:formula="of:=IF([Data.EE16]=&quot;&quot;;0;(IF([Data.EE16]=&quot;?&quot;;&quot;?&quot;;1)))" table:style-name="ce1">
            <text:p>1</text:p>
          </table:table-cell>
          <table:table-cell office:value-type="float" office:value="0" table:formula="of:=IF([Data.EF16]=&quot;&quot;;0;(IF([Data.EF16]=&quot;?&quot;;&quot;?&quot;;1)))" table:style-name="ce1">
            <text:p>0</text:p>
          </table:table-cell>
          <table:table-cell office:value-type="float" office:value="0" table:formula="of:=IF([Data.EG16]=&quot;&quot;;0;(IF([Data.EG16]=&quot;?&quot;;&quot;?&quot;;1)))" table:style-name="ce1">
            <text:p>0</text:p>
          </table:table-cell>
          <table:table-cell office:value-type="float" office:value="0" table:formula="of:=IF([Data.EH16]=&quot;&quot;;0;(IF([Data.EH16]=&quot;?&quot;;&quot;?&quot;;1)))" table:style-name="ce1">
            <text:p>0</text:p>
          </table:table-cell>
          <table:table-cell office:value-type="float" office:value="0" table:formula="of:=IF([Data.EI16]=&quot;&quot;;0;(IF([Data.EI16]=&quot;?&quot;;&quot;?&quot;;1)))" table:style-name="ce1">
            <text:p>0</text:p>
          </table:table-cell>
          <table:table-cell office:value-type="float" office:value="0" table:formula="of:=IF([Data.EJ16]=&quot;&quot;;0;(IF([Data.EJ16]=&quot;?&quot;;&quot;?&quot;;1)))" table:style-name="ce1">
            <text:p>0</text:p>
          </table:table-cell>
          <table:table-cell office:value-type="float" office:value="0" table:formula="of:=IF([Data.EK16]=&quot;&quot;;0;(IF([Data.EK16]=&quot;?&quot;;&quot;?&quot;;1)))" table:style-name="ce1">
            <text:p>0</text:p>
          </table:table-cell>
          <table:table-cell office:value-type="float" office:value="0" table:formula="of:=IF([Data.EL16]=&quot;&quot;;0;(IF([Data.EL16]=&quot;?&quot;;&quot;?&quot;;1)))" table:style-name="ce1">
            <text:p>0</text:p>
          </table:table-cell>
          <table:table-cell office:value-type="float" office:value="0" table:formula="of:=IF([Data.EM16]=&quot;&quot;;0;(IF([Data.EM16]=&quot;?&quot;;&quot;?&quot;;1)))" table:style-name="ce1">
            <text:p>0</text:p>
          </table:table-cell>
          <table:table-cell office:value-type="float" office:value="1" table:formula="of:=IF([Data.EN16]=&quot;&quot;;0;(IF([Data.EN16]=&quot;?&quot;;&quot;?&quot;;1)))" table:style-name="ce1">
            <text:p>1</text:p>
          </table:table-cell>
          <table:table-cell office:value-type="float" office:value="0" table:formula="of:=IF([Data.EO16]=&quot;&quot;;0;(IF([Data.EO16]=&quot;?&quot;;&quot;?&quot;;1)))" table:style-name="ce1">
            <text:p>0</text:p>
          </table:table-cell>
          <table:table-cell office:value-type="float" office:value="0" table:formula="of:=IF([Data.EP16]=&quot;&quot;;0;(IF([Data.EP16]=&quot;?&quot;;&quot;?&quot;;1)))" table:style-name="ce1">
            <text:p>0</text:p>
          </table:table-cell>
          <table:table-cell office:value-type="float" office:value="0" table:formula="of:=IF([Data.EQ16]=&quot;&quot;;0;(IF([Data.EQ16]=&quot;?&quot;;&quot;?&quot;;1)))" table:style-name="ce1">
            <text:p>0</text:p>
          </table:table-cell>
          <table:table-cell office:value-type="float" office:value="0" table:formula="of:=IF([Data.ER16]=&quot;&quot;;0;(IF([Data.ER16]=&quot;?&quot;;&quot;?&quot;;1)))" table:style-name="ce1">
            <text:p>0</text:p>
          </table:table-cell>
          <table:table-cell office:value-type="float" office:value="0" table:formula="of:=IF([Data.ES16]=&quot;&quot;;0;(IF([Data.ES16]=&quot;?&quot;;&quot;?&quot;;1)))" table:style-name="ce1">
            <text:p>0</text:p>
          </table:table-cell>
          <table:table-cell office:value-type="float" office:value="0" table:formula="of:=IF([Data.ET16]=&quot;&quot;;0;(IF([Data.ET16]=&quot;?&quot;;&quot;?&quot;;1)))" table:style-name="ce1">
            <text:p>0</text:p>
          </table:table-cell>
          <table:table-cell office:value-type="float" office:value="0" table:formula="of:=IF([Data.EU16]=&quot;&quot;;0;(IF([Data.EU16]=&quot;?&quot;;&quot;?&quot;;1)))" table:style-name="ce1">
            <text:p>0</text:p>
          </table:table-cell>
          <table:table-cell office:value-type="float" office:value="0" table:formula="of:=IF([Data.EV16]=&quot;&quot;;0;(IF([Data.EV16]=&quot;?&quot;;&quot;?&quot;;1)))" table:style-name="ce1">
            <text:p>0</text:p>
          </table:table-cell>
          <table:table-cell office:value-type="float" office:value="0" table:formula="of:=IF([Data.EW16]=&quot;&quot;;0;(IF([Data.EW16]=&quot;?&quot;;&quot;?&quot;;1)))" table:style-name="ce1">
            <text:p>0</text:p>
          </table:table-cell>
          <table:table-cell office:value-type="float" office:value="0" table:formula="of:=IF([Data.EX16]=&quot;&quot;;0;(IF([Data.EX16]=&quot;?&quot;;&quot;?&quot;;1)))" table:style-name="ce1">
            <text:p>0</text:p>
          </table:table-cell>
          <table:table-cell office:value-type="float" office:value="0" table:formula="of:=IF([Data.EY16]=&quot;&quot;;0;(IF([Data.EY16]=&quot;?&quot;;&quot;?&quot;;1)))" table:style-name="ce1">
            <text:p>0</text:p>
          </table:table-cell>
          <table:table-cell office:value-type="float" office:value="0" table:formula="of:=IF([Data.EZ16]=&quot;&quot;;0;(IF([Data.EZ16]=&quot;?&quot;;&quot;?&quot;;1)))" table:style-name="ce1">
            <text:p>0</text:p>
          </table:table-cell>
          <table:table-cell office:value-type="float" office:value="0" table:formula="of:=IF([Data.FA16]=&quot;&quot;;0;(IF([Data.FA16]=&quot;?&quot;;&quot;?&quot;;1)))" table:style-name="ce1">
            <text:p>0</text:p>
          </table:table-cell>
          <table:table-cell office:value-type="float" office:value="0" table:formula="of:=IF([Data.FB16]=&quot;&quot;;0;(IF([Data.FB16]=&quot;?&quot;;&quot;?&quot;;1)))" table:style-name="ce1">
            <text:p>0</text:p>
          </table:table-cell>
          <table:table-cell office:value-type="float" office:value="0" table:formula="of:=IF([Data.FC16]=&quot;&quot;;0;(IF([Data.FC16]=&quot;?&quot;;&quot;?&quot;;1)))" table:style-name="ce1">
            <text:p>0</text:p>
          </table:table-cell>
          <table:table-cell office:value-type="float" office:value="0" table:formula="of:=IF([Data.FD16]=&quot;&quot;;0;(IF([Data.FD16]=&quot;?&quot;;&quot;?&quot;;1)))" table:style-name="ce1">
            <text:p>0</text:p>
          </table:table-cell>
          <table:table-cell office:value-type="float" office:value="0" table:formula="of:=IF([Data.FE16]=&quot;&quot;;0;(IF([Data.FE16]=&quot;?&quot;;&quot;?&quot;;1)))" table:style-name="ce1">
            <text:p>0</text:p>
          </table:table-cell>
          <table:table-cell office:value-type="float" office:value="0" table:formula="of:=IF([Data.FF16]=&quot;&quot;;0;(IF([Data.FF16]=&quot;?&quot;;&quot;?&quot;;1)))" table:style-name="ce1">
            <text:p>0</text:p>
          </table:table-cell>
          <table:table-cell office:value-type="float" office:value="0" table:formula="of:=IF([Data.FG16]=&quot;&quot;;0;(IF([Data.FG16]=&quot;?&quot;;&quot;?&quot;;1)))" table:style-name="ce1">
            <text:p>0</text:p>
          </table:table-cell>
          <table:table-cell office:value-type="float" office:value="0" table:formula="of:=IF([Data.FH16]=&quot;&quot;;0;(IF([Data.FH16]=&quot;?&quot;;&quot;?&quot;;1)))" table:style-name="ce1">
            <text:p>0</text:p>
          </table:table-cell>
          <table:table-cell office:value-type="float" office:value="0" table:formula="of:=IF([Data.FI16]=&quot;&quot;;0;(IF([Data.FI16]=&quot;?&quot;;&quot;?&quot;;1)))" table:style-name="ce1">
            <text:p>0</text:p>
          </table:table-cell>
          <table:table-cell office:value-type="string" office:string-value="?" table:formula="of:=IF([Data.FJ16]=&quot;&quot;;0;(IF([Data.FJ16]=&quot;?&quot;;&quot;?&quot;;1)))" table:style-name="ce1">
            <text:p>?</text:p>
          </table:table-cell>
          <table:table-cell office:value-type="string" office:string-value="?" table:formula="of:=IF([Data.FK16]=&quot;&quot;;0;(IF([Data.FK16]=&quot;?&quot;;&quot;?&quot;;1)))" table:style-name="ce1">
            <text:p>?</text:p>
          </table:table-cell>
          <table:table-cell office:value-type="string" office:string-value="?" table:formula="of:=IF([Data.FL16]=&quot;&quot;;0;(IF([Data.FL16]=&quot;?&quot;;&quot;?&quot;;1)))" table:style-name="ce1">
            <text:p>?</text:p>
          </table:table-cell>
          <table:table-cell office:value-type="string" office:string-value="?" table:formula="of:=IF([Data.FM16]=&quot;&quot;;0;(IF([Data.FM16]=&quot;?&quot;;&quot;?&quot;;1)))" table:style-name="ce1">
            <text:p>?</text:p>
          </table:table-cell>
          <table:table-cell office:value-type="float" office:value="0" table:formula="of:=IF([Data.FN16]=&quot;&quot;;0;(IF([Data.FN16]=&quot;?&quot;;&quot;?&quot;;1)))" table:style-name="ce1">
            <text:p>0</text:p>
          </table:table-cell>
          <table:table-cell office:value-type="float" office:value="1" table:formula="of:=IF([Data.FO16]=&quot;&quot;;0;(IF([Data.FO16]=&quot;?&quot;;&quot;?&quot;;1)))" table:style-name="ce1">
            <text:p>1</text:p>
          </table:table-cell>
          <table:table-cell office:value-type="float" office:value="0" table:formula="of:=IF([Data.FP16]=&quot;&quot;;0;(IF([Data.FP16]=&quot;?&quot;;&quot;?&quot;;1)))" table:style-name="ce1">
            <text:p>0</text:p>
          </table:table-cell>
          <table:table-cell office:value-type="float" office:value="0" table:formula="of:=IF([Data.FQ16]=&quot;&quot;;0;(IF([Data.FQ16]=&quot;?&quot;;&quot;?&quot;;1)))" table:style-name="ce1">
            <text:p>0</text:p>
          </table:table-cell>
          <table:table-cell office:value-type="float" office:value="1" table:formula="of:=IF([Data.FR16]=&quot;&quot;;0;(IF([Data.FR16]=&quot;?&quot;;&quot;?&quot;;1)))" table:style-name="ce1">
            <text:p>1</text:p>
          </table:table-cell>
          <table:table-cell office:value-type="float" office:value="1" table:formula="of:=IF([Data.FS16]=&quot;&quot;;0;(IF([Data.FS16]=&quot;?&quot;;&quot;?&quot;;1)))" table:style-name="ce1">
            <text:p>1</text:p>
          </table:table-cell>
          <table:table-cell office:value-type="float" office:value="1" table:formula="of:=IF([Data.FT16]=&quot;&quot;;0;(IF([Data.FT16]=&quot;?&quot;;&quot;?&quot;;1)))" table:style-name="ce1">
            <text:p>1</text:p>
          </table:table-cell>
          <table:table-cell office:value-type="float" office:value="0" table:formula="of:=IF([Data.FU16]=&quot;&quot;;0;(IF([Data.FU16]=&quot;?&quot;;&quot;?&quot;;1)))" table:style-name="ce1">
            <text:p>0</text:p>
          </table:table-cell>
          <table:table-cell office:value-type="float" office:value="0" table:formula="of:=IF([Data.FV16]=&quot;&quot;;0;(IF([Data.FV16]=&quot;?&quot;;&quot;?&quot;;1)))" table:style-name="ce1">
            <text:p>0</text:p>
          </table:table-cell>
          <table:table-cell office:value-type="float" office:value="0" table:formula="of:=IF([Data.FW16]=&quot;&quot;;0;(IF([Data.FW16]=&quot;?&quot;;&quot;?&quot;;1)))" table:style-name="ce1">
            <text:p>0</text:p>
          </table:table-cell>
          <table:table-cell office:value-type="float" office:value="0" table:formula="of:=IF([Data.FX16]=&quot;&quot;;0;(IF([Data.FX16]=&quot;?&quot;;&quot;?&quot;;1)))" table:style-name="ce1">
            <text:p>0</text:p>
          </table:table-cell>
          <table:table-cell office:value-type="float" office:value="0" table:formula="of:=IF([Data.FY16]=&quot;&quot;;0;(IF([Data.FY16]=&quot;?&quot;;&quot;?&quot;;1)))" table:style-name="ce1">
            <text:p>0</text:p>
          </table:table-cell>
          <table:table-cell office:value-type="float" office:value="1" table:formula="of:=IF([Data.FZ16]=&quot;&quot;;0;(IF([Data.FZ16]=&quot;?&quot;;&quot;?&quot;;1)))" table:style-name="ce1">
            <text:p>1</text:p>
          </table:table-cell>
          <table:table-cell office:value-type="float" office:value="1" table:formula="of:=IF([Data.GA16]=&quot;&quot;;0;(IF([Data.GA16]=&quot;?&quot;;&quot;?&quot;;1)))" table:style-name="ce1">
            <text:p>1</text:p>
          </table:table-cell>
          <table:table-cell office:value-type="float" office:value="0" table:formula="of:=IF([Data.GB16]=&quot;&quot;;0;(IF([Data.GB16]=&quot;?&quot;;&quot;?&quot;;1)))" table:style-name="ce1">
            <text:p>0</text:p>
          </table:table-cell>
          <table:table-cell office:value-type="float" office:value="0" table:formula="of:=IF([Data.GC16]=&quot;&quot;;0;(IF([Data.GC16]=&quot;?&quot;;&quot;?&quot;;1)))" table:style-name="ce1">
            <text:p>0</text:p>
          </table:table-cell>
          <table:table-cell office:value-type="float" office:value="1" table:formula="of:=IF([Data.GD16]=&quot;&quot;;0;(IF([Data.GD16]=&quot;?&quot;;&quot;?&quot;;1)))" table:style-name="ce1">
            <text:p>1</text:p>
          </table:table-cell>
          <table:table-cell office:value-type="float" office:value="0" table:formula="of:=IF([Data.GE16]=&quot;&quot;;0;(IF([Data.GE16]=&quot;?&quot;;&quot;?&quot;;1)))" table:style-name="ce1">
            <text:p>0</text:p>
          </table:table-cell>
          <table:table-cell office:value-type="float" office:value="0" table:formula="of:=IF([Data.GF16]=&quot;&quot;;0;(IF([Data.GF16]=&quot;?&quot;;&quot;?&quot;;1)))" table:style-name="ce1">
            <text:p>0</text:p>
          </table:table-cell>
          <table:table-cell office:value-type="float" office:value="1" table:formula="of:=IF([Data.GG16]=&quot;&quot;;0;(IF([Data.GG16]=&quot;?&quot;;&quot;?&quot;;1)))" table:style-name="ce1">
            <text:p>1</text:p>
          </table:table-cell>
          <table:table-cell office:value-type="float" office:value="0" table:formula="of:=IF([Data.GH16]=&quot;&quot;;0;(IF([Data.GH16]=&quot;?&quot;;&quot;?&quot;;1)))" table:style-name="ce1">
            <text:p>0</text:p>
          </table:table-cell>
          <table:table-cell office:value-type="float" office:value="0" table:formula="of:=IF([Data.GI16]=&quot;&quot;;0;(IF([Data.GI16]=&quot;?&quot;;&quot;?&quot;;1)))" table:style-name="ce1">
            <text:p>0</text:p>
          </table:table-cell>
          <table:table-cell office:value-type="float" office:value="0" table:formula="of:=IF([Data.GJ16]=&quot;&quot;;0;(IF([Data.GJ16]=&quot;?&quot;;&quot;?&quot;;1)))" table:style-name="ce1">
            <text:p>0</text:p>
          </table:table-cell>
          <table:table-cell office:value-type="float" office:value="0" table:formula="of:=IF([Data.GK16]=&quot;&quot;;0;(IF([Data.GK16]=&quot;?&quot;;&quot;?&quot;;1)))" table:style-name="ce1">
            <text:p>0</text:p>
          </table:table-cell>
          <table:table-cell office:value-type="float" office:value="0" table:formula="of:=IF([Data.GL16]=&quot;&quot;;0;(IF([Data.GL16]=&quot;?&quot;;&quot;?&quot;;1)))" table:style-name="ce1">
            <text:p>0</text:p>
          </table:table-cell>
          <table:table-cell office:value-type="float" office:value="0" table:formula="of:=IF([Data.GM16]=&quot;&quot;;0;(IF([Data.GM16]=&quot;?&quot;;&quot;?&quot;;1)))" table:style-name="ce1">
            <text:p>0</text:p>
          </table:table-cell>
          <table:table-cell office:value-type="float" office:value="0" table:formula="of:=IF([Data.GN16]=&quot;&quot;;0;(IF([Data.GN16]=&quot;?&quot;;&quot;?&quot;;1)))" table:style-name="ce1">
            <text:p>0</text:p>
          </table:table-cell>
          <table:table-cell office:value-type="float" office:value="0" table:formula="of:=IF([Data.GO16]=&quot;&quot;;0;(IF([Data.GO16]=&quot;?&quot;;&quot;?&quot;;1)))" table:style-name="ce1">
            <text:p>0</text:p>
          </table:table-cell>
          <table:table-cell office:value-type="float" office:value="0" table:formula="of:=IF([Data.GP16]=&quot;&quot;;0;(IF([Data.GP16]=&quot;?&quot;;&quot;?&quot;;1)))" table:style-name="ce1">
            <text:p>0</text:p>
          </table:table-cell>
          <table:table-cell office:value-type="float" office:value="0" table:formula="of:=IF([Data.GQ16]=&quot;&quot;;0;(IF([Data.GQ16]=&quot;?&quot;;&quot;?&quot;;1)))" table:style-name="ce1">
            <text:p>0</text:p>
          </table:table-cell>
          <table:table-cell office:value-type="float" office:value="0" table:formula="of:=IF([Data.GR16]=&quot;&quot;;0;(IF([Data.GR16]=&quot;?&quot;;&quot;?&quot;;1)))" table:style-name="ce1">
            <text:p>0</text:p>
          </table:table-cell>
          <table:table-cell office:value-type="float" office:value="0" table:formula="of:=IF([Data.GS16]=&quot;&quot;;0;(IF([Data.GS16]=&quot;?&quot;;&quot;?&quot;;1)))" table:style-name="ce1">
            <text:p>0</text:p>
          </table:table-cell>
          <table:table-cell office:value-type="float" office:value="0" table:formula="of:=IF([Data.GT16]=&quot;&quot;;0;(IF([Data.GT16]=&quot;?&quot;;&quot;?&quot;;1)))" table:style-name="ce1">
            <text:p>0</text:p>
          </table:table-cell>
          <table:table-cell office:value-type="float" office:value="0" table:formula="of:=IF([Data.GU16]=&quot;&quot;;0;(IF([Data.GU16]=&quot;?&quot;;&quot;?&quot;;1)))" table:style-name="ce1">
            <text:p>0</text:p>
          </table:table-cell>
          <table:table-cell office:value-type="float" office:value="0" table:formula="of:=IF([Data.GV16]=&quot;&quot;;0;(IF([Data.GV16]=&quot;?&quot;;&quot;?&quot;;1)))" table:style-name="ce1">
            <text:p>0</text:p>
          </table:table-cell>
          <table:table-cell office:value-type="float" office:value="0" table:formula="of:=IF([Data.GW16]=&quot;&quot;;0;(IF([Data.GW16]=&quot;?&quot;;&quot;?&quot;;1)))" table:style-name="ce1">
            <text:p>0</text:p>
          </table:table-cell>
          <table:table-cell office:value-type="float" office:value="0" table:formula="of:=IF([Data.GX16]=&quot;&quot;;0;(IF([Data.GX16]=&quot;?&quot;;&quot;?&quot;;1)))" table:style-name="ce1">
            <text:p>0</text:p>
          </table:table-cell>
          <table:table-cell office:value-type="float" office:value="0" table:formula="of:=IF([Data.GY16]=&quot;&quot;;0;(IF([Data.GY16]=&quot;?&quot;;&quot;?&quot;;1)))" table:style-name="ce1">
            <text:p>0</text:p>
          </table:table-cell>
          <table:table-cell office:value-type="float" office:value="0" table:formula="of:=IF([Data.GZ16]=&quot;&quot;;0;(IF([Data.GZ16]=&quot;?&quot;;&quot;?&quot;;1)))" table:style-name="ce1">
            <text:p>0</text:p>
          </table:table-cell>
          <table:table-cell office:value-type="float" office:value="1" table:formula="of:=IF([Data.HA16]=&quot;&quot;;0;(IF([Data.HA16]=&quot;?&quot;;&quot;?&quot;;1)))" table:style-name="ce1">
            <text:p>1</text:p>
          </table:table-cell>
          <table:table-cell office:value-type="float" office:value="1" table:formula="of:=IF([Data.HB16]=&quot;&quot;;0;(IF([Data.HB16]=&quot;?&quot;;&quot;?&quot;;1)))" table:style-name="ce1">
            <text:p>1</text:p>
          </table:table-cell>
          <table:table-cell office:value-type="float" office:value="1" table:formula="of:=IF([Data.HC16]=&quot;&quot;;0;(IF([Data.HC16]=&quot;?&quot;;&quot;?&quot;;1)))" table:style-name="ce1">
            <text:p>1</text:p>
          </table:table-cell>
          <table:table-cell office:value-type="float" office:value="1" table:formula="of:=IF([Data.HD16]=&quot;&quot;;0;(IF([Data.HD16]=&quot;?&quot;;&quot;?&quot;;1)))" table:style-name="ce1">
            <text:p>1</text:p>
          </table:table-cell>
          <table:table-cell office:value-type="float" office:value="0" table:formula="of:=IF([Data.HE16]=&quot;&quot;;0;(IF([Data.HE16]=&quot;?&quot;;&quot;?&quot;;1)))" table:style-name="ce1">
            <text:p>0</text:p>
          </table:table-cell>
          <table:table-cell office:value-type="float" office:value="0" table:formula="of:=IF([Data.HF16]=&quot;&quot;;0;(IF([Data.HF16]=&quot;?&quot;;&quot;?&quot;;1)))" table:style-name="ce1">
            <text:p>0</text:p>
          </table:table-cell>
          <table:table-cell office:value-type="float" office:value="0" table:formula="of:=IF([Data.HG16]=&quot;&quot;;0;(IF([Data.HG16]=&quot;?&quot;;&quot;?&quot;;1)))" table:style-name="ce1">
            <text:p>0</text:p>
          </table:table-cell>
          <table:table-cell office:value-type="float" office:value="0" table:formula="of:=IF([Data.HH16]=&quot;&quot;;0;(IF([Data.HH16]=&quot;?&quot;;&quot;?&quot;;1)))" table:style-name="ce1">
            <text:p>0</text:p>
          </table:table-cell>
          <table:table-cell office:value-type="float" office:value="0" table:formula="of:=IF([Data.HI16]=&quot;&quot;;0;(IF([Data.HI16]=&quot;?&quot;;&quot;?&quot;;1)))" table:style-name="ce1">
            <text:p>0</text:p>
          </table:table-cell>
          <table:table-cell office:value-type="float" office:value="0" table:formula="of:=IF([Data.HJ16]=&quot;&quot;;0;(IF([Data.HJ16]=&quot;?&quot;;&quot;?&quot;;1)))" table:style-name="ce1">
            <text:p>0</text:p>
          </table:table-cell>
          <table:table-cell office:value-type="float" office:value="0" table:formula="of:=IF([Data.HK16]=&quot;&quot;;0;(IF([Data.HK16]=&quot;?&quot;;&quot;?&quot;;1)))" table:style-name="ce1">
            <text:p>0</text:p>
          </table:table-cell>
          <table:table-cell office:value-type="float" office:value="0" table:formula="of:=IF([Data.HL16]=&quot;&quot;;0;(IF([Data.HL16]=&quot;?&quot;;&quot;?&quot;;1)))" table:style-name="ce1">
            <text:p>0</text:p>
          </table:table-cell>
          <table:table-cell office:value-type="float" office:value="0" table:formula="of:=IF([Data.HM16]=&quot;&quot;;0;(IF([Data.HM16]=&quot;?&quot;;&quot;?&quot;;1)))" table:style-name="ce1">
            <text:p>0</text:p>
          </table:table-cell>
          <table:table-cell office:value-type="float" office:value="0" table:formula="of:=IF([Data.HN16]=&quot;&quot;;0;(IF([Data.HN16]=&quot;?&quot;;&quot;?&quot;;1)))" table:style-name="ce1">
            <text:p>0</text:p>
          </table:table-cell>
          <table:table-cell office:value-type="float" office:value="0" table:formula="of:=IF([Data.HO16]=&quot;&quot;;0;(IF([Data.HO16]=&quot;?&quot;;&quot;?&quot;;1)))" table:style-name="ce1">
            <text:p>0</text:p>
          </table:table-cell>
          <table:table-cell office:value-type="float" office:value="0" table:formula="of:=IF([Data.HP16]=&quot;&quot;;0;(IF([Data.HP16]=&quot;?&quot;;&quot;?&quot;;1)))" table:style-name="ce1">
            <text:p>0</text:p>
          </table:table-cell>
          <table:table-cell office:value-type="float" office:value="0" table:formula="of:=IF([Data.HQ16]=&quot;&quot;;0;(IF([Data.HQ16]=&quot;?&quot;;&quot;?&quot;;1)))" table:style-name="ce1">
            <text:p>0</text:p>
          </table:table-cell>
          <table:table-cell office:value-type="float" office:value="0" table:formula="of:=IF([Data.HR16]=&quot;&quot;;0;(IF([Data.HR16]=&quot;?&quot;;&quot;?&quot;;1)))" table:style-name="ce1">
            <text:p>0</text:p>
          </table:table-cell>
          <table:table-cell office:value-type="float" office:value="0" table:formula="of:=IF([Data.HS16]=&quot;&quot;;0;(IF([Data.HS16]=&quot;?&quot;;&quot;?&quot;;1)))" table:style-name="ce1">
            <text:p>0</text:p>
          </table:table-cell>
          <table:table-cell office:value-type="float" office:value="0" table:formula="of:=IF([Data.HT16]=&quot;&quot;;0;(IF([Data.HT16]=&quot;?&quot;;&quot;?&quot;;1)))" table:style-name="ce1">
            <text:p>0</text:p>
          </table:table-cell>
          <table:table-cell office:value-type="float" office:value="0" table:formula="of:=IF([Data.HU16]=&quot;&quot;;0;(IF([Data.HU16]=&quot;?&quot;;&quot;?&quot;;1)))" table:style-name="ce1">
            <text:p>0</text:p>
          </table:table-cell>
          <table:table-cell office:value-type="float" office:value="0" table:formula="of:=IF([Data.HV16]=&quot;&quot;;0;(IF([Data.HV16]=&quot;?&quot;;&quot;?&quot;;1)))" table:style-name="ce1">
            <text:p>0</text:p>
          </table:table-cell>
          <table:table-cell office:value-type="float" office:value="0" table:formula="of:=IF([Data.HW16]=&quot;&quot;;0;(IF([Data.HW16]=&quot;?&quot;;&quot;?&quot;;1)))" table:style-name="ce1">
            <text:p>0</text:p>
          </table:table-cell>
          <table:table-cell office:value-type="float" office:value="0" table:formula="of:=IF([Data.HX16]=&quot;&quot;;0;(IF([Data.HX16]=&quot;?&quot;;&quot;?&quot;;1)))" table:style-name="ce1">
            <text:p>0</text:p>
          </table:table-cell>
          <table:table-cell office:value-type="float" office:value="0" table:formula="of:=IF([Data.HY16]=&quot;&quot;;0;(IF([Data.HY16]=&quot;?&quot;;&quot;?&quot;;1)))" table:style-name="ce1">
            <text:p>0</text:p>
          </table:table-cell>
          <table:table-cell office:value-type="float" office:value="0" table:formula="of:=IF([Data.HZ16]=&quot;&quot;;0;(IF([Data.HZ16]=&quot;?&quot;;&quot;?&quot;;1)))" table:style-name="ce1">
            <text:p>0</text:p>
          </table:table-cell>
          <table:table-cell office:value-type="float" office:value="0" table:formula="of:=IF([Data.IA16]=&quot;&quot;;0;(IF([Data.IA16]=&quot;?&quot;;&quot;?&quot;;1)))" table:style-name="ce1">
            <text:p>0</text:p>
          </table:table-cell>
          <table:table-cell office:value-type="float" office:value="0" table:formula="of:=IF([Data.IB16]=&quot;&quot;;0;(IF([Data.IB16]=&quot;?&quot;;&quot;?&quot;;1)))" table:style-name="ce1">
            <text:p>0</text:p>
          </table:table-cell>
          <table:table-cell office:value-type="float" office:value="0" table:formula="of:=IF([Data.IC16]=&quot;&quot;;0;(IF([Data.IC16]=&quot;?&quot;;&quot;?&quot;;1)))" table:style-name="ce1">
            <text:p>0</text:p>
          </table:table-cell>
          <table:table-cell office:value-type="float" office:value="0" table:formula="of:=IF([Data.ID16]=&quot;&quot;;0;(IF([Data.ID16]=&quot;?&quot;;&quot;?&quot;;1)))" table:style-name="ce1">
            <text:p>0</text:p>
          </table:table-cell>
          <table:table-cell office:value-type="float" office:value="0" table:formula="of:=IF([Data.IE16]=&quot;&quot;;0;(IF([Data.IE16]=&quot;?&quot;;&quot;?&quot;;1)))" table:style-name="ce1">
            <text:p>0</text:p>
          </table:table-cell>
          <table:table-cell office:value-type="float" office:value="0" table:formula="of:=IF([Data.IF16]=&quot;&quot;;0;(IF([Data.IF16]=&quot;?&quot;;&quot;?&quot;;1)))" table:style-name="ce1">
            <text:p>0</text:p>
          </table:table-cell>
          <table:table-cell office:value-type="float" office:value="0" table:formula="of:=IF([Data.IG16]=&quot;&quot;;0;(IF([Data.IG16]=&quot;?&quot;;&quot;?&quot;;1)))" table:style-name="ce1">
            <text:p>0</text:p>
          </table:table-cell>
          <table:table-cell office:value-type="float" office:value="0" table:formula="of:=IF([Data.IH16]=&quot;&quot;;0;(IF([Data.IH16]=&quot;?&quot;;&quot;?&quot;;1)))" table:style-name="ce1">
            <text:p>0</text:p>
          </table:table-cell>
          <table:table-cell office:value-type="float" office:value="0" table:formula="of:=IF([Data.II16]=&quot;&quot;;0;(IF([Data.II16]=&quot;?&quot;;&quot;?&quot;;1)))" table:style-name="ce1">
            <text:p>0</text:p>
          </table:table-cell>
          <table:table-cell office:value-type="float" office:value="0" table:formula="of:=IF([Data.IJ16]=&quot;&quot;;0;(IF([Data.IJ16]=&quot;?&quot;;&quot;?&quot;;1)))" table:style-name="ce1">
            <text:p>0</text:p>
          </table:table-cell>
          <table:table-cell office:value-type="float" office:value="0" table:formula="of:=IF([Data.IK16]=&quot;&quot;;0;(IF([Data.IK16]=&quot;?&quot;;&quot;?&quot;;1)))" table:style-name="ce1">
            <text:p>0</text:p>
          </table:table-cell>
          <table:table-cell table:number-columns-repeated="2" table:style-name="ce1"/>
          <table:table-cell office:value-type="float" office:value="61" table:formula="of:=SUM([.B14:.HI14])" table:style-name="ce1">
            <text:p>61</text:p>
          </table:table-cell>
          <table:table-cell table:number-columns-repeated="16164"/>
        </table:table-row>
        <table:table-row table:style-name="ro3">
          <table:table-cell office:value-type="string" office:string-value="TswQuanSon" table:formula="of:=[Data.C17]" table:style-name="ce1">
            <text:p>TswQuanSon</text:p>
          </table:table-cell>
          <table:table-cell office:value-type="float" office:value="1" table:formula="of:=IF([Data.AD17]=&quot;&quot;;0;(IF([Data.AD17]=&quot;?&quot;;&quot;?&quot;;1)))" table:style-name="ce1">
            <text:p>1</text:p>
          </table:table-cell>
          <table:table-cell office:value-type="float" office:value="0" table:formula="of:=IF([Data.AE17]=&quot;&quot;;0;(IF([Data.AE17]=&quot;?&quot;;&quot;?&quot;;1)))" table:style-name="ce1">
            <text:p>0</text:p>
          </table:table-cell>
          <table:table-cell office:value-type="float" office:value="1" table:formula="of:=IF([Data.AF17]=&quot;&quot;;0;(IF([Data.AF17]=&quot;?&quot;;&quot;?&quot;;1)))" table:style-name="ce1">
            <text:p>1</text:p>
          </table:table-cell>
          <table:table-cell office:value-type="float" office:value="1" table:formula="of:=IF([Data.AG17]=&quot;&quot;;0;(IF([Data.AG17]=&quot;?&quot;;&quot;?&quot;;1)))" table:style-name="ce1">
            <text:p>1</text:p>
          </table:table-cell>
          <table:table-cell office:value-type="float" office:value="1" table:formula="of:=IF([Data.AH17]=&quot;&quot;;0;(IF([Data.AH17]=&quot;?&quot;;&quot;?&quot;;1)))" table:style-name="ce1">
            <text:p>1</text:p>
          </table:table-cell>
          <table:table-cell office:value-type="float" office:value="1" table:formula="of:=IF([Data.AI17]=&quot;&quot;;0;(IF([Data.AI17]=&quot;?&quot;;&quot;?&quot;;1)))" table:style-name="ce1">
            <text:p>1</text:p>
          </table:table-cell>
          <table:table-cell office:value-type="float" office:value="1" table:formula="of:=IF([Data.AJ17]=&quot;&quot;;0;(IF([Data.AJ17]=&quot;?&quot;;&quot;?&quot;;1)))" table:style-name="ce1">
            <text:p>1</text:p>
          </table:table-cell>
          <table:table-cell office:value-type="float" office:value="1" table:formula="of:=IF([Data.AK17]=&quot;&quot;;0;(IF([Data.AK17]=&quot;?&quot;;&quot;?&quot;;1)))" table:style-name="ce1">
            <text:p>1</text:p>
          </table:table-cell>
          <table:table-cell office:value-type="float" office:value="0" table:formula="of:=IF([Data.AL17]=&quot;&quot;;0;(IF([Data.AL17]=&quot;?&quot;;&quot;?&quot;;1)))" table:style-name="ce1">
            <text:p>0</text:p>
          </table:table-cell>
          <table:table-cell office:value-type="float" office:value="0" table:formula="of:=IF([Data.AM17]=&quot;&quot;;0;(IF([Data.AM17]=&quot;?&quot;;&quot;?&quot;;1)))" table:style-name="ce1">
            <text:p>0</text:p>
          </table:table-cell>
          <table:table-cell office:value-type="float" office:value="1" table:formula="of:=IF([Data.AN17]=&quot;&quot;;0;(IF([Data.AN17]=&quot;?&quot;;&quot;?&quot;;1)))" table:style-name="ce1">
            <text:p>1</text:p>
          </table:table-cell>
          <table:table-cell office:value-type="float" office:value="0" table:formula="of:=IF([Data.AO17]=&quot;&quot;;0;(IF([Data.AO17]=&quot;?&quot;;&quot;?&quot;;1)))" table:style-name="ce1">
            <text:p>0</text:p>
          </table:table-cell>
          <table:table-cell office:value-type="float" office:value="1" table:formula="of:=IF([Data.AP17]=&quot;&quot;;0;(IF([Data.AP17]=&quot;?&quot;;&quot;?&quot;;1)))" table:style-name="ce1">
            <text:p>1</text:p>
          </table:table-cell>
          <table:table-cell office:value-type="float" office:value="1" table:formula="of:=IF([Data.AQ17]=&quot;&quot;;0;(IF([Data.AQ17]=&quot;?&quot;;&quot;?&quot;;1)))" table:style-name="ce1">
            <text:p>1</text:p>
          </table:table-cell>
          <table:table-cell office:value-type="float" office:value="1" table:formula="of:=IF([Data.AR17]=&quot;&quot;;0;(IF([Data.AR17]=&quot;?&quot;;&quot;?&quot;;1)))" table:style-name="ce1">
            <text:p>1</text:p>
          </table:table-cell>
          <table:table-cell office:value-type="float" office:value="0" table:formula="of:=IF([Data.AS17]=&quot;&quot;;0;(IF([Data.AS17]=&quot;?&quot;;&quot;?&quot;;1)))" table:style-name="ce1">
            <text:p>0</text:p>
          </table:table-cell>
          <table:table-cell office:value-type="float" office:value="1" table:formula="of:=IF([Data.AT17]=&quot;&quot;;0;(IF([Data.AT17]=&quot;?&quot;;&quot;?&quot;;1)))" table:style-name="ce1">
            <text:p>1</text:p>
          </table:table-cell>
          <table:table-cell office:value-type="float" office:value="1" table:formula="of:=IF([Data.AU17]=&quot;&quot;;0;(IF([Data.AU17]=&quot;?&quot;;&quot;?&quot;;1)))" table:style-name="ce1">
            <text:p>1</text:p>
          </table:table-cell>
          <table:table-cell office:value-type="float" office:value="0" table:formula="of:=IF([Data.AV17]=&quot;&quot;;0;(IF([Data.AV17]=&quot;?&quot;;&quot;?&quot;;1)))" table:style-name="ce1">
            <text:p>0</text:p>
          </table:table-cell>
          <table:table-cell office:value-type="float" office:value="1" table:formula="of:=IF([Data.AW17]=&quot;&quot;;0;(IF([Data.AW17]=&quot;?&quot;;&quot;?&quot;;1)))" table:style-name="ce1">
            <text:p>1</text:p>
          </table:table-cell>
          <table:table-cell office:value-type="float" office:value="0" table:formula="of:=IF([Data.AX17]=&quot;&quot;;0;(IF([Data.AX17]=&quot;?&quot;;&quot;?&quot;;1)))" table:style-name="ce1">
            <text:p>0</text:p>
          </table:table-cell>
          <table:table-cell office:value-type="float" office:value="0" table:formula="of:=IF([Data.AY17]=&quot;&quot;;0;(IF([Data.AY17]=&quot;?&quot;;&quot;?&quot;;1)))" table:style-name="ce1">
            <text:p>0</text:p>
          </table:table-cell>
          <table:table-cell office:value-type="float" office:value="0" table:formula="of:=IF([Data.AZ17]=&quot;&quot;;0;(IF([Data.AZ17]=&quot;?&quot;;&quot;?&quot;;1)))" table:style-name="ce1">
            <text:p>0</text:p>
          </table:table-cell>
          <table:table-cell office:value-type="float" office:value="0" table:formula="of:=IF([Data.BA17]=&quot;&quot;;0;(IF([Data.BA17]=&quot;?&quot;;&quot;?&quot;;1)))" table:style-name="ce1">
            <text:p>0</text:p>
          </table:table-cell>
          <table:table-cell office:value-type="float" office:value="0" table:formula="of:=IF([Data.BB17]=&quot;&quot;;0;(IF([Data.BB17]=&quot;?&quot;;&quot;?&quot;;1)))" table:style-name="ce1">
            <text:p>0</text:p>
          </table:table-cell>
          <table:table-cell office:value-type="float" office:value="0" table:formula="of:=IF([Data.BC17]=&quot;&quot;;0;(IF([Data.BC17]=&quot;?&quot;;&quot;?&quot;;1)))" table:style-name="ce1">
            <text:p>0</text:p>
          </table:table-cell>
          <table:table-cell office:value-type="float" office:value="0" table:formula="of:=IF([Data.BD17]=&quot;&quot;;0;(IF([Data.BD17]=&quot;?&quot;;&quot;?&quot;;1)))" table:style-name="ce1">
            <text:p>0</text:p>
          </table:table-cell>
          <table:table-cell office:value-type="float" office:value="0" table:formula="of:=IF([Data.BE17]=&quot;&quot;;0;(IF([Data.BE17]=&quot;?&quot;;&quot;?&quot;;1)))" table:style-name="ce1">
            <text:p>0</text:p>
          </table:table-cell>
          <table:table-cell office:value-type="float" office:value="0" table:formula="of:=IF([Data.BF17]=&quot;&quot;;0;(IF([Data.BF17]=&quot;?&quot;;&quot;?&quot;;1)))" table:style-name="ce1">
            <text:p>0</text:p>
          </table:table-cell>
          <table:table-cell office:value-type="float" office:value="0" table:formula="of:=IF([Data.BG17]=&quot;&quot;;0;(IF([Data.BG17]=&quot;?&quot;;&quot;?&quot;;1)))" table:style-name="ce1">
            <text:p>0</text:p>
          </table:table-cell>
          <table:table-cell office:value-type="float" office:value="0" table:formula="of:=IF([Data.BH17]=&quot;&quot;;0;(IF([Data.BH17]=&quot;?&quot;;&quot;?&quot;;1)))" table:style-name="ce1">
            <text:p>0</text:p>
          </table:table-cell>
          <table:table-cell office:value-type="float" office:value="1" table:formula="of:=IF([Data.BI17]=&quot;&quot;;0;(IF([Data.BI17]=&quot;?&quot;;&quot;?&quot;;1)))" table:style-name="ce1">
            <text:p>1</text:p>
          </table:table-cell>
          <table:table-cell office:value-type="float" office:value="1" table:formula="of:=IF([Data.BJ17]=&quot;&quot;;0;(IF([Data.BJ17]=&quot;?&quot;;&quot;?&quot;;1)))" table:style-name="ce1">
            <text:p>1</text:p>
          </table:table-cell>
          <table:table-cell office:value-type="float" office:value="1" table:formula="of:=IF([Data.BK17]=&quot;&quot;;0;(IF([Data.BK17]=&quot;?&quot;;&quot;?&quot;;1)))" table:style-name="ce1">
            <text:p>1</text:p>
          </table:table-cell>
          <table:table-cell office:value-type="float" office:value="0" table:formula="of:=IF([Data.BL17]=&quot;&quot;;0;(IF([Data.BL17]=&quot;?&quot;;&quot;?&quot;;1)))" table:style-name="ce1">
            <text:p>0</text:p>
          </table:table-cell>
          <table:table-cell office:value-type="float" office:value="1" table:formula="of:=IF([Data.BM17]=&quot;&quot;;0;(IF([Data.BM17]=&quot;?&quot;;&quot;?&quot;;1)))" table:style-name="ce1">
            <text:p>1</text:p>
          </table:table-cell>
          <table:table-cell office:value-type="float" office:value="0" table:formula="of:=IF([Data.BN17]=&quot;&quot;;0;(IF([Data.BN17]=&quot;?&quot;;&quot;?&quot;;1)))" table:style-name="ce1">
            <text:p>0</text:p>
          </table:table-cell>
          <table:table-cell office:value-type="float" office:value="0" table:formula="of:=IF([Data.BO17]=&quot;&quot;;0;(IF([Data.BO17]=&quot;?&quot;;&quot;?&quot;;1)))" table:style-name="ce1">
            <text:p>0</text:p>
          </table:table-cell>
          <table:table-cell office:value-type="float" office:value="1" table:formula="of:=IF([Data.BP17]=&quot;&quot;;0;(IF([Data.BP17]=&quot;?&quot;;&quot;?&quot;;1)))" table:style-name="ce1">
            <text:p>1</text:p>
          </table:table-cell>
          <table:table-cell office:value-type="float" office:value="1" table:formula="of:=IF([Data.BQ17]=&quot;&quot;;0;(IF([Data.BQ17]=&quot;?&quot;;&quot;?&quot;;1)))" table:style-name="ce1">
            <text:p>1</text:p>
          </table:table-cell>
          <table:table-cell office:value-type="float" office:value="0" table:formula="of:=IF([Data.BR17]=&quot;&quot;;0;(IF([Data.BR17]=&quot;?&quot;;&quot;?&quot;;1)))" table:style-name="ce1">
            <text:p>0</text:p>
          </table:table-cell>
          <table:table-cell office:value-type="float" office:value="1" table:formula="of:=IF([Data.BS17]=&quot;&quot;;0;(IF([Data.BS17]=&quot;?&quot;;&quot;?&quot;;1)))" table:style-name="ce1">
            <text:p>1</text:p>
          </table:table-cell>
          <table:table-cell office:value-type="float" office:value="0" table:formula="of:=IF([Data.BT17]=&quot;&quot;;0;(IF([Data.BT17]=&quot;?&quot;;&quot;?&quot;;1)))" table:style-name="ce1">
            <text:p>0</text:p>
          </table:table-cell>
          <table:table-cell office:value-type="float" office:value="0" table:formula="of:=IF([Data.BU17]=&quot;&quot;;0;(IF([Data.BU17]=&quot;?&quot;;&quot;?&quot;;1)))" table:style-name="ce1">
            <text:p>0</text:p>
          </table:table-cell>
          <table:table-cell office:value-type="float" office:value="1" table:formula="of:=IF([Data.BV17]=&quot;&quot;;0;(IF([Data.BV17]=&quot;?&quot;;&quot;?&quot;;1)))" table:style-name="ce1">
            <text:p>1</text:p>
          </table:table-cell>
          <table:table-cell office:value-type="float" office:value="0" table:formula="of:=IF([Data.BW17]=&quot;&quot;;0;(IF([Data.BW17]=&quot;?&quot;;&quot;?&quot;;1)))" table:style-name="ce1">
            <text:p>0</text:p>
          </table:table-cell>
          <table:table-cell office:value-type="float" office:value="0" table:formula="of:=IF([Data.BX17]=&quot;&quot;;0;(IF([Data.BX17]=&quot;?&quot;;&quot;?&quot;;1)))" table:style-name="ce1">
            <text:p>0</text:p>
          </table:table-cell>
          <table:table-cell office:value-type="float" office:value="0" table:formula="of:=IF([Data.BY17]=&quot;&quot;;0;(IF([Data.BY17]=&quot;?&quot;;&quot;?&quot;;1)))" table:style-name="ce1">
            <text:p>0</text:p>
          </table:table-cell>
          <table:table-cell office:value-type="float" office:value="0" table:formula="of:=IF([Data.BZ17]=&quot;&quot;;0;(IF([Data.BZ17]=&quot;?&quot;;&quot;?&quot;;1)))" table:style-name="ce1">
            <text:p>0</text:p>
          </table:table-cell>
          <table:table-cell office:value-type="float" office:value="0" table:formula="of:=IF([Data.CA17]=&quot;&quot;;0;(IF([Data.CA17]=&quot;?&quot;;&quot;?&quot;;1)))" table:style-name="ce1">
            <text:p>0</text:p>
          </table:table-cell>
          <table:table-cell office:value-type="float" office:value="0" table:formula="of:=IF([Data.CB17]=&quot;&quot;;0;(IF([Data.CB17]=&quot;?&quot;;&quot;?&quot;;1)))" table:style-name="ce1">
            <text:p>0</text:p>
          </table:table-cell>
          <table:table-cell office:value-type="float" office:value="1" table:formula="of:=IF([Data.CC17]=&quot;&quot;;0;(IF([Data.CC17]=&quot;?&quot;;&quot;?&quot;;1)))" table:style-name="ce1">
            <text:p>1</text:p>
          </table:table-cell>
          <table:table-cell office:value-type="float" office:value="1" table:formula="of:=IF([Data.CD17]=&quot;&quot;;0;(IF([Data.CD17]=&quot;?&quot;;&quot;?&quot;;1)))" table:style-name="ce1">
            <text:p>1</text:p>
          </table:table-cell>
          <table:table-cell office:value-type="float" office:value="1" table:formula="of:=IF([Data.CE17]=&quot;&quot;;0;(IF([Data.CE17]=&quot;?&quot;;&quot;?&quot;;1)))" table:style-name="ce1">
            <text:p>1</text:p>
          </table:table-cell>
          <table:table-cell office:value-type="float" office:value="0" table:formula="of:=IF([Data.CF17]=&quot;&quot;;0;(IF([Data.CF17]=&quot;?&quot;;&quot;?&quot;;1)))" table:style-name="ce1">
            <text:p>0</text:p>
          </table:table-cell>
          <table:table-cell office:value-type="float" office:value="0" table:formula="of:=IF([Data.CG17]=&quot;&quot;;0;(IF([Data.CG17]=&quot;?&quot;;&quot;?&quot;;1)))" table:style-name="ce1">
            <text:p>0</text:p>
          </table:table-cell>
          <table:table-cell office:value-type="float" office:value="0" table:formula="of:=IF([Data.CH17]=&quot;&quot;;0;(IF([Data.CH17]=&quot;?&quot;;&quot;?&quot;;1)))" table:style-name="ce1">
            <text:p>0</text:p>
          </table:table-cell>
          <table:table-cell office:value-type="float" office:value="1" table:formula="of:=IF([Data.CI17]=&quot;&quot;;0;(IF([Data.CI17]=&quot;?&quot;;&quot;?&quot;;1)))" table:style-name="ce1">
            <text:p>1</text:p>
          </table:table-cell>
          <table:table-cell office:value-type="float" office:value="1" table:formula="of:=IF([Data.CJ17]=&quot;&quot;;0;(IF([Data.CJ17]=&quot;?&quot;;&quot;?&quot;;1)))" table:style-name="ce1">
            <text:p>1</text:p>
          </table:table-cell>
          <table:table-cell office:value-type="float" office:value="0" table:formula="of:=IF([Data.CK17]=&quot;&quot;;0;(IF([Data.CK17]=&quot;?&quot;;&quot;?&quot;;1)))" table:style-name="ce1">
            <text:p>0</text:p>
          </table:table-cell>
          <table:table-cell office:value-type="float" office:value="0" table:formula="of:=IF([Data.CL17]=&quot;&quot;;0;(IF([Data.CL17]=&quot;?&quot;;&quot;?&quot;;1)))" table:style-name="ce1">
            <text:p>0</text:p>
          </table:table-cell>
          <table:table-cell office:value-type="float" office:value="0" table:formula="of:=IF([Data.CM17]=&quot;&quot;;0;(IF([Data.CM17]=&quot;?&quot;;&quot;?&quot;;1)))" table:style-name="ce1">
            <text:p>0</text:p>
          </table:table-cell>
          <table:table-cell office:value-type="float" office:value="0" table:formula="of:=IF([Data.CN17]=&quot;&quot;;0;(IF([Data.CN17]=&quot;?&quot;;&quot;?&quot;;1)))" table:style-name="ce1">
            <text:p>0</text:p>
          </table:table-cell>
          <table:table-cell office:value-type="float" office:value="0" table:formula="of:=IF([Data.CO17]=&quot;&quot;;0;(IF([Data.CO17]=&quot;?&quot;;&quot;?&quot;;1)))" table:style-name="ce1">
            <text:p>0</text:p>
          </table:table-cell>
          <table:table-cell office:value-type="float" office:value="1" table:formula="of:=IF([Data.CP17]=&quot;&quot;;0;(IF([Data.CP17]=&quot;?&quot;;&quot;?&quot;;1)))" table:style-name="ce1">
            <text:p>1</text:p>
          </table:table-cell>
          <table:table-cell office:value-type="float" office:value="0" table:formula="of:=IF([Data.CQ17]=&quot;&quot;;0;(IF([Data.CQ17]=&quot;?&quot;;&quot;?&quot;;1)))" table:style-name="ce1">
            <text:p>0</text:p>
          </table:table-cell>
          <table:table-cell office:value-type="float" office:value="0" table:formula="of:=IF([Data.CR17]=&quot;&quot;;0;(IF([Data.CR17]=&quot;?&quot;;&quot;?&quot;;1)))" table:style-name="ce1">
            <text:p>0</text:p>
          </table:table-cell>
          <table:table-cell office:value-type="float" office:value="0" table:formula="of:=IF([Data.CS17]=&quot;&quot;;0;(IF([Data.CS17]=&quot;?&quot;;&quot;?&quot;;1)))" table:style-name="ce1">
            <text:p>0</text:p>
          </table:table-cell>
          <table:table-cell office:value-type="float" office:value="0" table:formula="of:=IF([Data.CT17]=&quot;&quot;;0;(IF([Data.CT17]=&quot;?&quot;;&quot;?&quot;;1)))" table:style-name="ce1">
            <text:p>0</text:p>
          </table:table-cell>
          <table:table-cell office:value-type="float" office:value="0" table:formula="of:=IF([Data.CU17]=&quot;&quot;;0;(IF([Data.CU17]=&quot;?&quot;;&quot;?&quot;;1)))" table:style-name="ce1">
            <text:p>0</text:p>
          </table:table-cell>
          <table:table-cell office:value-type="float" office:value="1" table:formula="of:=IF([Data.CV17]=&quot;&quot;;0;(IF([Data.CV17]=&quot;?&quot;;&quot;?&quot;;1)))" table:style-name="ce1">
            <text:p>1</text:p>
          </table:table-cell>
          <table:table-cell office:value-type="float" office:value="1" table:formula="of:=IF([Data.CW17]=&quot;&quot;;0;(IF([Data.CW17]=&quot;?&quot;;&quot;?&quot;;1)))" table:style-name="ce1">
            <text:p>1</text:p>
          </table:table-cell>
          <table:table-cell office:value-type="float" office:value="1" table:formula="of:=IF([Data.CX17]=&quot;&quot;;0;(IF([Data.CX17]=&quot;?&quot;;&quot;?&quot;;1)))" table:style-name="ce1">
            <text:p>1</text:p>
          </table:table-cell>
          <table:table-cell office:value-type="float" office:value="0" table:formula="of:=IF([Data.CY17]=&quot;&quot;;0;(IF([Data.CY17]=&quot;?&quot;;&quot;?&quot;;1)))" table:style-name="ce1">
            <text:p>0</text:p>
          </table:table-cell>
          <table:table-cell office:value-type="float" office:value="1" table:formula="of:=IF([Data.CZ17]=&quot;&quot;;0;(IF([Data.CZ17]=&quot;?&quot;;&quot;?&quot;;1)))" table:style-name="ce1">
            <text:p>1</text:p>
          </table:table-cell>
          <table:table-cell office:value-type="float" office:value="1" table:formula="of:=IF([Data.DA17]=&quot;&quot;;0;(IF([Data.DA17]=&quot;?&quot;;&quot;?&quot;;1)))" table:style-name="ce1">
            <text:p>1</text:p>
          </table:table-cell>
          <table:table-cell office:value-type="float" office:value="1" table:formula="of:=IF([Data.DB17]=&quot;&quot;;0;(IF([Data.DB17]=&quot;?&quot;;&quot;?&quot;;1)))" table:style-name="ce1">
            <text:p>1</text:p>
          </table:table-cell>
          <table:table-cell office:value-type="float" office:value="1" table:formula="of:=IF([Data.DC17]=&quot;&quot;;0;(IF([Data.DC17]=&quot;?&quot;;&quot;?&quot;;1)))" table:style-name="ce1">
            <text:p>1</text:p>
          </table:table-cell>
          <table:table-cell office:value-type="float" office:value="1" table:formula="of:=IF([Data.DD17]=&quot;&quot;;0;(IF([Data.DD17]=&quot;?&quot;;&quot;?&quot;;1)))" table:style-name="ce1">
            <text:p>1</text:p>
          </table:table-cell>
          <table:table-cell office:value-type="float" office:value="0" table:formula="of:=IF([Data.DE17]=&quot;&quot;;0;(IF([Data.DE17]=&quot;?&quot;;&quot;?&quot;;1)))" table:style-name="ce1">
            <text:p>0</text:p>
          </table:table-cell>
          <table:table-cell office:value-type="float" office:value="1" table:formula="of:=IF([Data.DF17]=&quot;&quot;;0;(IF([Data.DF17]=&quot;?&quot;;&quot;?&quot;;1)))" table:style-name="ce1">
            <text:p>1</text:p>
          </table:table-cell>
          <table:table-cell office:value-type="float" office:value="1" table:formula="of:=IF([Data.DG17]=&quot;&quot;;0;(IF([Data.DG17]=&quot;?&quot;;&quot;?&quot;;1)))" table:style-name="ce1">
            <text:p>1</text:p>
          </table:table-cell>
          <table:table-cell office:value-type="float" office:value="1" table:formula="of:=IF([Data.DH17]=&quot;&quot;;0;(IF([Data.DH17]=&quot;?&quot;;&quot;?&quot;;1)))" table:style-name="ce1">
            <text:p>1</text:p>
          </table:table-cell>
          <table:table-cell office:value-type="float" office:value="0" table:formula="of:=IF([Data.DI17]=&quot;&quot;;0;(IF([Data.DI17]=&quot;?&quot;;&quot;?&quot;;1)))" table:style-name="ce1">
            <text:p>0</text:p>
          </table:table-cell>
          <table:table-cell office:value-type="float" office:value="1" table:formula="of:=IF([Data.DJ17]=&quot;&quot;;0;(IF([Data.DJ17]=&quot;?&quot;;&quot;?&quot;;1)))" table:style-name="ce1">
            <text:p>1</text:p>
          </table:table-cell>
          <table:table-cell office:value-type="float" office:value="1" table:formula="of:=IF([Data.DK17]=&quot;&quot;;0;(IF([Data.DK17]=&quot;?&quot;;&quot;?&quot;;1)))" table:style-name="ce1">
            <text:p>1</text:p>
          </table:table-cell>
          <table:table-cell office:value-type="float" office:value="0" table:formula="of:=IF([Data.DL17]=&quot;&quot;;0;(IF([Data.DL17]=&quot;?&quot;;&quot;?&quot;;1)))" table:style-name="ce1">
            <text:p>0</text:p>
          </table:table-cell>
          <table:table-cell office:value-type="float" office:value="0" table:formula="of:=IF([Data.DM17]=&quot;&quot;;0;(IF([Data.DM17]=&quot;?&quot;;&quot;?&quot;;1)))" table:style-name="ce1">
            <text:p>0</text:p>
          </table:table-cell>
          <table:table-cell office:value-type="float" office:value="0" table:formula="of:=IF([Data.DN17]=&quot;&quot;;0;(IF([Data.DN17]=&quot;?&quot;;&quot;?&quot;;1)))" table:style-name="ce1">
            <text:p>0</text:p>
          </table:table-cell>
          <table:table-cell office:value-type="float" office:value="1" table:formula="of:=IF([Data.DO17]=&quot;&quot;;0;(IF([Data.DO17]=&quot;?&quot;;&quot;?&quot;;1)))" table:style-name="ce1">
            <text:p>1</text:p>
          </table:table-cell>
          <table:table-cell office:value-type="float" office:value="0" table:formula="of:=IF([Data.DP17]=&quot;&quot;;0;(IF([Data.DP17]=&quot;?&quot;;&quot;?&quot;;1)))" table:style-name="ce1">
            <text:p>0</text:p>
          </table:table-cell>
          <table:table-cell office:value-type="float" office:value="1" table:formula="of:=IF([Data.DQ17]=&quot;&quot;;0;(IF([Data.DQ17]=&quot;?&quot;;&quot;?&quot;;1)))" table:style-name="ce1">
            <text:p>1</text:p>
          </table:table-cell>
          <table:table-cell office:value-type="float" office:value="0" table:formula="of:=IF([Data.DR17]=&quot;&quot;;0;(IF([Data.DR17]=&quot;?&quot;;&quot;?&quot;;1)))" table:style-name="ce1">
            <text:p>0</text:p>
          </table:table-cell>
          <table:table-cell office:value-type="float" office:value="0" table:formula="of:=IF([Data.DS17]=&quot;&quot;;0;(IF([Data.DS17]=&quot;?&quot;;&quot;?&quot;;1)))" table:style-name="ce1">
            <text:p>0</text:p>
          </table:table-cell>
          <table:table-cell office:value-type="float" office:value="0" table:formula="of:=IF([Data.DT17]=&quot;&quot;;0;(IF([Data.DT17]=&quot;?&quot;;&quot;?&quot;;1)))" table:style-name="ce1">
            <text:p>0</text:p>
          </table:table-cell>
          <table:table-cell office:value-type="float" office:value="1" table:formula="of:=IF([Data.DU17]=&quot;&quot;;0;(IF([Data.DU17]=&quot;?&quot;;&quot;?&quot;;1)))" table:style-name="ce1">
            <text:p>1</text:p>
          </table:table-cell>
          <table:table-cell office:value-type="float" office:value="0" table:formula="of:=IF([Data.DV17]=&quot;&quot;;0;(IF([Data.DV17]=&quot;?&quot;;&quot;?&quot;;1)))" table:style-name="ce1">
            <text:p>0</text:p>
          </table:table-cell>
          <table:table-cell office:value-type="float" office:value="0" table:formula="of:=IF([Data.DW17]=&quot;&quot;;0;(IF([Data.DW17]=&quot;?&quot;;&quot;?&quot;;1)))" table:style-name="ce1">
            <text:p>0</text:p>
          </table:table-cell>
          <table:table-cell office:value-type="float" office:value="0" table:formula="of:=IF([Data.DX17]=&quot;&quot;;0;(IF([Data.DX17]=&quot;?&quot;;&quot;?&quot;;1)))" table:style-name="ce1">
            <text:p>0</text:p>
          </table:table-cell>
          <table:table-cell office:value-type="float" office:value="0" table:formula="of:=IF([Data.DY17]=&quot;&quot;;0;(IF([Data.DY17]=&quot;?&quot;;&quot;?&quot;;1)))" table:style-name="ce1">
            <text:p>0</text:p>
          </table:table-cell>
          <table:table-cell office:value-type="float" office:value="1" table:formula="of:=IF([Data.DZ17]=&quot;&quot;;0;(IF([Data.DZ17]=&quot;?&quot;;&quot;?&quot;;1)))" table:style-name="ce1">
            <text:p>1</text:p>
          </table:table-cell>
          <table:table-cell office:value-type="float" office:value="0" table:formula="of:=IF([Data.EA17]=&quot;&quot;;0;(IF([Data.EA17]=&quot;?&quot;;&quot;?&quot;;1)))" table:style-name="ce1">
            <text:p>0</text:p>
          </table:table-cell>
          <table:table-cell office:value-type="float" office:value="1" table:formula="of:=IF([Data.EB17]=&quot;&quot;;0;(IF([Data.EB17]=&quot;?&quot;;&quot;?&quot;;1)))" table:style-name="ce1">
            <text:p>1</text:p>
          </table:table-cell>
          <table:table-cell office:value-type="float" office:value="0" table:formula="of:=IF([Data.EC17]=&quot;&quot;;0;(IF([Data.EC17]=&quot;?&quot;;&quot;?&quot;;1)))" table:style-name="ce1">
            <text:p>0</text:p>
          </table:table-cell>
          <table:table-cell office:value-type="float" office:value="0" table:formula="of:=IF([Data.ED17]=&quot;&quot;;0;(IF([Data.ED17]=&quot;?&quot;;&quot;?&quot;;1)))" table:style-name="ce1">
            <text:p>0</text:p>
          </table:table-cell>
          <table:table-cell office:value-type="float" office:value="1" table:formula="of:=IF([Data.EE17]=&quot;&quot;;0;(IF([Data.EE17]=&quot;?&quot;;&quot;?&quot;;1)))" table:style-name="ce1">
            <text:p>1</text:p>
          </table:table-cell>
          <table:table-cell office:value-type="float" office:value="1" table:formula="of:=IF([Data.EF17]=&quot;&quot;;0;(IF([Data.EF17]=&quot;?&quot;;&quot;?&quot;;1)))" table:style-name="ce1">
            <text:p>1</text:p>
          </table:table-cell>
          <table:table-cell office:value-type="float" office:value="0" table:formula="of:=IF([Data.EG17]=&quot;&quot;;0;(IF([Data.EG17]=&quot;?&quot;;&quot;?&quot;;1)))" table:style-name="ce1">
            <text:p>0</text:p>
          </table:table-cell>
          <table:table-cell office:value-type="float" office:value="0" table:formula="of:=IF([Data.EH17]=&quot;&quot;;0;(IF([Data.EH17]=&quot;?&quot;;&quot;?&quot;;1)))" table:style-name="ce1">
            <text:p>0</text:p>
          </table:table-cell>
          <table:table-cell office:value-type="float" office:value="0" table:formula="of:=IF([Data.EI17]=&quot;&quot;;0;(IF([Data.EI17]=&quot;?&quot;;&quot;?&quot;;1)))" table:style-name="ce1">
            <text:p>0</text:p>
          </table:table-cell>
          <table:table-cell office:value-type="float" office:value="0" table:formula="of:=IF([Data.EJ17]=&quot;&quot;;0;(IF([Data.EJ17]=&quot;?&quot;;&quot;?&quot;;1)))" table:style-name="ce1">
            <text:p>0</text:p>
          </table:table-cell>
          <table:table-cell office:value-type="float" office:value="0" table:formula="of:=IF([Data.EK17]=&quot;&quot;;0;(IF([Data.EK17]=&quot;?&quot;;&quot;?&quot;;1)))" table:style-name="ce1">
            <text:p>0</text:p>
          </table:table-cell>
          <table:table-cell office:value-type="float" office:value="0" table:formula="of:=IF([Data.EL17]=&quot;&quot;;0;(IF([Data.EL17]=&quot;?&quot;;&quot;?&quot;;1)))" table:style-name="ce1">
            <text:p>0</text:p>
          </table:table-cell>
          <table:table-cell office:value-type="float" office:value="0" table:formula="of:=IF([Data.EM17]=&quot;&quot;;0;(IF([Data.EM17]=&quot;?&quot;;&quot;?&quot;;1)))" table:style-name="ce1">
            <text:p>0</text:p>
          </table:table-cell>
          <table:table-cell office:value-type="float" office:value="0" table:formula="of:=IF([Data.EN17]=&quot;&quot;;0;(IF([Data.EN17]=&quot;?&quot;;&quot;?&quot;;1)))" table:style-name="ce1">
            <text:p>0</text:p>
          </table:table-cell>
          <table:table-cell office:value-type="float" office:value="0" table:formula="of:=IF([Data.EO17]=&quot;&quot;;0;(IF([Data.EO17]=&quot;?&quot;;&quot;?&quot;;1)))" table:style-name="ce1">
            <text:p>0</text:p>
          </table:table-cell>
          <table:table-cell office:value-type="float" office:value="0" table:formula="of:=IF([Data.EP17]=&quot;&quot;;0;(IF([Data.EP17]=&quot;?&quot;;&quot;?&quot;;1)))" table:style-name="ce1">
            <text:p>0</text:p>
          </table:table-cell>
          <table:table-cell office:value-type="float" office:value="0" table:formula="of:=IF([Data.EQ17]=&quot;&quot;;0;(IF([Data.EQ17]=&quot;?&quot;;&quot;?&quot;;1)))" table:style-name="ce1">
            <text:p>0</text:p>
          </table:table-cell>
          <table:table-cell office:value-type="float" office:value="0" table:formula="of:=IF([Data.ER17]=&quot;&quot;;0;(IF([Data.ER17]=&quot;?&quot;;&quot;?&quot;;1)))" table:style-name="ce1">
            <text:p>0</text:p>
          </table:table-cell>
          <table:table-cell office:value-type="float" office:value="0" table:formula="of:=IF([Data.ES17]=&quot;&quot;;0;(IF([Data.ES17]=&quot;?&quot;;&quot;?&quot;;1)))" table:style-name="ce1">
            <text:p>0</text:p>
          </table:table-cell>
          <table:table-cell office:value-type="float" office:value="0" table:formula="of:=IF([Data.ET17]=&quot;&quot;;0;(IF([Data.ET17]=&quot;?&quot;;&quot;?&quot;;1)))" table:style-name="ce1">
            <text:p>0</text:p>
          </table:table-cell>
          <table:table-cell office:value-type="float" office:value="0" table:formula="of:=IF([Data.EU17]=&quot;&quot;;0;(IF([Data.EU17]=&quot;?&quot;;&quot;?&quot;;1)))" table:style-name="ce1">
            <text:p>0</text:p>
          </table:table-cell>
          <table:table-cell office:value-type="float" office:value="0" table:formula="of:=IF([Data.EV17]=&quot;&quot;;0;(IF([Data.EV17]=&quot;?&quot;;&quot;?&quot;;1)))" table:style-name="ce1">
            <text:p>0</text:p>
          </table:table-cell>
          <table:table-cell office:value-type="float" office:value="0" table:formula="of:=IF([Data.EW17]=&quot;&quot;;0;(IF([Data.EW17]=&quot;?&quot;;&quot;?&quot;;1)))" table:style-name="ce1">
            <text:p>0</text:p>
          </table:table-cell>
          <table:table-cell office:value-type="float" office:value="0" table:formula="of:=IF([Data.EX17]=&quot;&quot;;0;(IF([Data.EX17]=&quot;?&quot;;&quot;?&quot;;1)))" table:style-name="ce1">
            <text:p>0</text:p>
          </table:table-cell>
          <table:table-cell office:value-type="float" office:value="0" table:formula="of:=IF([Data.EY17]=&quot;&quot;;0;(IF([Data.EY17]=&quot;?&quot;;&quot;?&quot;;1)))" table:style-name="ce1">
            <text:p>0</text:p>
          </table:table-cell>
          <table:table-cell office:value-type="float" office:value="0" table:formula="of:=IF([Data.EZ17]=&quot;&quot;;0;(IF([Data.EZ17]=&quot;?&quot;;&quot;?&quot;;1)))" table:style-name="ce1">
            <text:p>0</text:p>
          </table:table-cell>
          <table:table-cell office:value-type="float" office:value="0" table:formula="of:=IF([Data.FA17]=&quot;&quot;;0;(IF([Data.FA17]=&quot;?&quot;;&quot;?&quot;;1)))" table:style-name="ce1">
            <text:p>0</text:p>
          </table:table-cell>
          <table:table-cell office:value-type="float" office:value="0" table:formula="of:=IF([Data.FB17]=&quot;&quot;;0;(IF([Data.FB17]=&quot;?&quot;;&quot;?&quot;;1)))" table:style-name="ce1">
            <text:p>0</text:p>
          </table:table-cell>
          <table:table-cell office:value-type="float" office:value="0" table:formula="of:=IF([Data.FC17]=&quot;&quot;;0;(IF([Data.FC17]=&quot;?&quot;;&quot;?&quot;;1)))" table:style-name="ce1">
            <text:p>0</text:p>
          </table:table-cell>
          <table:table-cell office:value-type="float" office:value="0" table:formula="of:=IF([Data.FD17]=&quot;&quot;;0;(IF([Data.FD17]=&quot;?&quot;;&quot;?&quot;;1)))" table:style-name="ce1">
            <text:p>0</text:p>
          </table:table-cell>
          <table:table-cell office:value-type="float" office:value="0" table:formula="of:=IF([Data.FE17]=&quot;&quot;;0;(IF([Data.FE17]=&quot;?&quot;;&quot;?&quot;;1)))" table:style-name="ce1">
            <text:p>0</text:p>
          </table:table-cell>
          <table:table-cell office:value-type="float" office:value="0" table:formula="of:=IF([Data.FF17]=&quot;&quot;;0;(IF([Data.FF17]=&quot;?&quot;;&quot;?&quot;;1)))" table:style-name="ce1">
            <text:p>0</text:p>
          </table:table-cell>
          <table:table-cell office:value-type="float" office:value="0" table:formula="of:=IF([Data.FG17]=&quot;&quot;;0;(IF([Data.FG17]=&quot;?&quot;;&quot;?&quot;;1)))" table:style-name="ce1">
            <text:p>0</text:p>
          </table:table-cell>
          <table:table-cell office:value-type="float" office:value="0" table:formula="of:=IF([Data.FH17]=&quot;&quot;;0;(IF([Data.FH17]=&quot;?&quot;;&quot;?&quot;;1)))" table:style-name="ce1">
            <text:p>0</text:p>
          </table:table-cell>
          <table:table-cell office:value-type="float" office:value="0" table:formula="of:=IF([Data.FI17]=&quot;&quot;;0;(IF([Data.FI17]=&quot;?&quot;;&quot;?&quot;;1)))" table:style-name="ce1">
            <text:p>0</text:p>
          </table:table-cell>
          <table:table-cell office:value-type="float" office:value="1" table:formula="of:=IF([Data.FJ17]=&quot;&quot;;0;(IF([Data.FJ17]=&quot;?&quot;;&quot;?&quot;;1)))" table:style-name="ce1">
            <text:p>1</text:p>
          </table:table-cell>
          <table:table-cell office:value-type="float" office:value="1" table:formula="of:=IF([Data.FK17]=&quot;&quot;;0;(IF([Data.FK17]=&quot;?&quot;;&quot;?&quot;;1)))" table:style-name="ce1">
            <text:p>1</text:p>
          </table:table-cell>
          <table:table-cell office:value-type="float" office:value="1" table:formula="of:=IF([Data.FL17]=&quot;&quot;;0;(IF([Data.FL17]=&quot;?&quot;;&quot;?&quot;;1)))" table:style-name="ce1">
            <text:p>1</text:p>
          </table:table-cell>
          <table:table-cell office:value-type="float" office:value="1" table:formula="of:=IF([Data.FM17]=&quot;&quot;;0;(IF([Data.FM17]=&quot;?&quot;;&quot;?&quot;;1)))" table:style-name="ce1">
            <text:p>1</text:p>
          </table:table-cell>
          <table:table-cell office:value-type="float" office:value="0" table:formula="of:=IF([Data.FN17]=&quot;&quot;;0;(IF([Data.FN17]=&quot;?&quot;;&quot;?&quot;;1)))" table:style-name="ce1">
            <text:p>0</text:p>
          </table:table-cell>
          <table:table-cell office:value-type="float" office:value="1" table:formula="of:=IF([Data.FO17]=&quot;&quot;;0;(IF([Data.FO17]=&quot;?&quot;;&quot;?&quot;;1)))" table:style-name="ce1">
            <text:p>1</text:p>
          </table:table-cell>
          <table:table-cell office:value-type="float" office:value="0" table:formula="of:=IF([Data.FP17]=&quot;&quot;;0;(IF([Data.FP17]=&quot;?&quot;;&quot;?&quot;;1)))" table:style-name="ce1">
            <text:p>0</text:p>
          </table:table-cell>
          <table:table-cell office:value-type="float" office:value="0" table:formula="of:=IF([Data.FQ17]=&quot;&quot;;0;(IF([Data.FQ17]=&quot;?&quot;;&quot;?&quot;;1)))" table:style-name="ce1">
            <text:p>0</text:p>
          </table:table-cell>
          <table:table-cell office:value-type="float" office:value="1" table:formula="of:=IF([Data.FR17]=&quot;&quot;;0;(IF([Data.FR17]=&quot;?&quot;;&quot;?&quot;;1)))" table:style-name="ce1">
            <text:p>1</text:p>
          </table:table-cell>
          <table:table-cell office:value-type="float" office:value="1" table:formula="of:=IF([Data.FS17]=&quot;&quot;;0;(IF([Data.FS17]=&quot;?&quot;;&quot;?&quot;;1)))" table:style-name="ce1">
            <text:p>1</text:p>
          </table:table-cell>
          <table:table-cell office:value-type="float" office:value="0" table:formula="of:=IF([Data.FT17]=&quot;&quot;;0;(IF([Data.FT17]=&quot;?&quot;;&quot;?&quot;;1)))" table:style-name="ce1">
            <text:p>0</text:p>
          </table:table-cell>
          <table:table-cell office:value-type="float" office:value="0" table:formula="of:=IF([Data.FU17]=&quot;&quot;;0;(IF([Data.FU17]=&quot;?&quot;;&quot;?&quot;;1)))" table:style-name="ce1">
            <text:p>0</text:p>
          </table:table-cell>
          <table:table-cell office:value-type="float" office:value="0" table:formula="of:=IF([Data.FV17]=&quot;&quot;;0;(IF([Data.FV17]=&quot;?&quot;;&quot;?&quot;;1)))" table:style-name="ce1">
            <text:p>0</text:p>
          </table:table-cell>
          <table:table-cell office:value-type="float" office:value="0" table:formula="of:=IF([Data.FW17]=&quot;&quot;;0;(IF([Data.FW17]=&quot;?&quot;;&quot;?&quot;;1)))" table:style-name="ce1">
            <text:p>0</text:p>
          </table:table-cell>
          <table:table-cell office:value-type="float" office:value="1" table:formula="of:=IF([Data.FX17]=&quot;&quot;;0;(IF([Data.FX17]=&quot;?&quot;;&quot;?&quot;;1)))" table:style-name="ce1">
            <text:p>1</text:p>
          </table:table-cell>
          <table:table-cell office:value-type="float" office:value="0" table:formula="of:=IF([Data.FY17]=&quot;&quot;;0;(IF([Data.FY17]=&quot;?&quot;;&quot;?&quot;;1)))" table:style-name="ce1">
            <text:p>0</text:p>
          </table:table-cell>
          <table:table-cell office:value-type="float" office:value="1" table:formula="of:=IF([Data.FZ17]=&quot;&quot;;0;(IF([Data.FZ17]=&quot;?&quot;;&quot;?&quot;;1)))" table:style-name="ce1">
            <text:p>1</text:p>
          </table:table-cell>
          <table:table-cell office:value-type="float" office:value="1" table:formula="of:=IF([Data.GA17]=&quot;&quot;;0;(IF([Data.GA17]=&quot;?&quot;;&quot;?&quot;;1)))" table:style-name="ce1">
            <text:p>1</text:p>
          </table:table-cell>
          <table:table-cell office:value-type="float" office:value="0" table:formula="of:=IF([Data.GB17]=&quot;&quot;;0;(IF([Data.GB17]=&quot;?&quot;;&quot;?&quot;;1)))" table:style-name="ce1">
            <text:p>0</text:p>
          </table:table-cell>
          <table:table-cell office:value-type="float" office:value="1" table:formula="of:=IF([Data.GC17]=&quot;&quot;;0;(IF([Data.GC17]=&quot;?&quot;;&quot;?&quot;;1)))" table:style-name="ce1">
            <text:p>1</text:p>
          </table:table-cell>
          <table:table-cell office:value-type="float" office:value="1" table:formula="of:=IF([Data.GD17]=&quot;&quot;;0;(IF([Data.GD17]=&quot;?&quot;;&quot;?&quot;;1)))" table:style-name="ce1">
            <text:p>1</text:p>
          </table:table-cell>
          <table:table-cell office:value-type="float" office:value="0" table:formula="of:=IF([Data.GE17]=&quot;&quot;;0;(IF([Data.GE17]=&quot;?&quot;;&quot;?&quot;;1)))" table:style-name="ce1">
            <text:p>0</text:p>
          </table:table-cell>
          <table:table-cell office:value-type="float" office:value="0" table:formula="of:=IF([Data.GF17]=&quot;&quot;;0;(IF([Data.GF17]=&quot;?&quot;;&quot;?&quot;;1)))" table:style-name="ce1">
            <text:p>0</text:p>
          </table:table-cell>
          <table:table-cell office:value-type="float" office:value="0" table:formula="of:=IF([Data.GG17]=&quot;&quot;;0;(IF([Data.GG17]=&quot;?&quot;;&quot;?&quot;;1)))" table:style-name="ce1">
            <text:p>0</text:p>
          </table:table-cell>
          <table:table-cell office:value-type="float" office:value="1" table:formula="of:=IF([Data.GH17]=&quot;&quot;;0;(IF([Data.GH17]=&quot;?&quot;;&quot;?&quot;;1)))" table:style-name="ce1">
            <text:p>1</text:p>
          </table:table-cell>
          <table:table-cell office:value-type="float" office:value="0" table:formula="of:=IF([Data.GI17]=&quot;&quot;;0;(IF([Data.GI17]=&quot;?&quot;;&quot;?&quot;;1)))" table:style-name="ce1">
            <text:p>0</text:p>
          </table:table-cell>
          <table:table-cell office:value-type="float" office:value="1" table:formula="of:=IF([Data.GJ17]=&quot;&quot;;0;(IF([Data.GJ17]=&quot;?&quot;;&quot;?&quot;;1)))" table:style-name="ce1">
            <text:p>1</text:p>
          </table:table-cell>
          <table:table-cell office:value-type="float" office:value="0" table:formula="of:=IF([Data.GK17]=&quot;&quot;;0;(IF([Data.GK17]=&quot;?&quot;;&quot;?&quot;;1)))" table:style-name="ce1">
            <text:p>0</text:p>
          </table:table-cell>
          <table:table-cell office:value-type="float" office:value="1" table:formula="of:=IF([Data.GL17]=&quot;&quot;;0;(IF([Data.GL17]=&quot;?&quot;;&quot;?&quot;;1)))" table:style-name="ce1">
            <text:p>1</text:p>
          </table:table-cell>
          <table:table-cell office:value-type="float" office:value="0" table:formula="of:=IF([Data.GM17]=&quot;&quot;;0;(IF([Data.GM17]=&quot;?&quot;;&quot;?&quot;;1)))" table:style-name="ce1">
            <text:p>0</text:p>
          </table:table-cell>
          <table:table-cell office:value-type="float" office:value="0" table:formula="of:=IF([Data.GN17]=&quot;&quot;;0;(IF([Data.GN17]=&quot;?&quot;;&quot;?&quot;;1)))" table:style-name="ce1">
            <text:p>0</text:p>
          </table:table-cell>
          <table:table-cell office:value-type="float" office:value="0" table:formula="of:=IF([Data.GO17]=&quot;&quot;;0;(IF([Data.GO17]=&quot;?&quot;;&quot;?&quot;;1)))" table:style-name="ce1">
            <text:p>0</text:p>
          </table:table-cell>
          <table:table-cell office:value-type="float" office:value="0" table:formula="of:=IF([Data.GP17]=&quot;&quot;;0;(IF([Data.GP17]=&quot;?&quot;;&quot;?&quot;;1)))" table:style-name="ce1">
            <text:p>0</text:p>
          </table:table-cell>
          <table:table-cell office:value-type="float" office:value="0" table:formula="of:=IF([Data.GQ17]=&quot;&quot;;0;(IF([Data.GQ17]=&quot;?&quot;;&quot;?&quot;;1)))" table:style-name="ce1">
            <text:p>0</text:p>
          </table:table-cell>
          <table:table-cell office:value-type="float" office:value="0" table:formula="of:=IF([Data.GR17]=&quot;&quot;;0;(IF([Data.GR17]=&quot;?&quot;;&quot;?&quot;;1)))" table:style-name="ce1">
            <text:p>0</text:p>
          </table:table-cell>
          <table:table-cell office:value-type="float" office:value="0" table:formula="of:=IF([Data.GS17]=&quot;&quot;;0;(IF([Data.GS17]=&quot;?&quot;;&quot;?&quot;;1)))" table:style-name="ce1">
            <text:p>0</text:p>
          </table:table-cell>
          <table:table-cell office:value-type="float" office:value="0" table:formula="of:=IF([Data.GT17]=&quot;&quot;;0;(IF([Data.GT17]=&quot;?&quot;;&quot;?&quot;;1)))" table:style-name="ce1">
            <text:p>0</text:p>
          </table:table-cell>
          <table:table-cell office:value-type="float" office:value="0" table:formula="of:=IF([Data.GU17]=&quot;&quot;;0;(IF([Data.GU17]=&quot;?&quot;;&quot;?&quot;;1)))" table:style-name="ce1">
            <text:p>0</text:p>
          </table:table-cell>
          <table:table-cell office:value-type="float" office:value="0" table:formula="of:=IF([Data.GV17]=&quot;&quot;;0;(IF([Data.GV17]=&quot;?&quot;;&quot;?&quot;;1)))" table:style-name="ce1">
            <text:p>0</text:p>
          </table:table-cell>
          <table:table-cell office:value-type="float" office:value="0" table:formula="of:=IF([Data.GW17]=&quot;&quot;;0;(IF([Data.GW17]=&quot;?&quot;;&quot;?&quot;;1)))" table:style-name="ce1">
            <text:p>0</text:p>
          </table:table-cell>
          <table:table-cell office:value-type="float" office:value="0" table:formula="of:=IF([Data.GX17]=&quot;&quot;;0;(IF([Data.GX17]=&quot;?&quot;;&quot;?&quot;;1)))" table:style-name="ce1">
            <text:p>0</text:p>
          </table:table-cell>
          <table:table-cell office:value-type="float" office:value="0" table:formula="of:=IF([Data.GY17]=&quot;&quot;;0;(IF([Data.GY17]=&quot;?&quot;;&quot;?&quot;;1)))" table:style-name="ce1">
            <text:p>0</text:p>
          </table:table-cell>
          <table:table-cell office:value-type="float" office:value="0" table:formula="of:=IF([Data.GZ17]=&quot;&quot;;0;(IF([Data.GZ17]=&quot;?&quot;;&quot;?&quot;;1)))" table:style-name="ce1">
            <text:p>0</text:p>
          </table:table-cell>
          <table:table-cell office:value-type="float" office:value="1" table:formula="of:=IF([Data.HA17]=&quot;&quot;;0;(IF([Data.HA17]=&quot;?&quot;;&quot;?&quot;;1)))" table:style-name="ce1">
            <text:p>1</text:p>
          </table:table-cell>
          <table:table-cell office:value-type="float" office:value="1" table:formula="of:=IF([Data.HB17]=&quot;&quot;;0;(IF([Data.HB17]=&quot;?&quot;;&quot;?&quot;;1)))" table:style-name="ce1">
            <text:p>1</text:p>
          </table:table-cell>
          <table:table-cell office:value-type="float" office:value="1" table:formula="of:=IF([Data.HC17]=&quot;&quot;;0;(IF([Data.HC17]=&quot;?&quot;;&quot;?&quot;;1)))" table:style-name="ce1">
            <text:p>1</text:p>
          </table:table-cell>
          <table:table-cell office:value-type="float" office:value="1" table:formula="of:=IF([Data.HD17]=&quot;&quot;;0;(IF([Data.HD17]=&quot;?&quot;;&quot;?&quot;;1)))" table:style-name="ce1">
            <text:p>1</text:p>
          </table:table-cell>
          <table:table-cell office:value-type="float" office:value="0" table:formula="of:=IF([Data.HE17]=&quot;&quot;;0;(IF([Data.HE17]=&quot;?&quot;;&quot;?&quot;;1)))" table:style-name="ce1">
            <text:p>0</text:p>
          </table:table-cell>
          <table:table-cell office:value-type="float" office:value="1" table:formula="of:=IF([Data.HF17]=&quot;&quot;;0;(IF([Data.HF17]=&quot;?&quot;;&quot;?&quot;;1)))" table:style-name="ce1">
            <text:p>1</text:p>
          </table:table-cell>
          <table:table-cell office:value-type="float" office:value="0" table:formula="of:=IF([Data.HG17]=&quot;&quot;;0;(IF([Data.HG17]=&quot;?&quot;;&quot;?&quot;;1)))" table:style-name="ce1">
            <text:p>0</text:p>
          </table:table-cell>
          <table:table-cell office:value-type="float" office:value="1" table:formula="of:=IF([Data.HH17]=&quot;&quot;;0;(IF([Data.HH17]=&quot;?&quot;;&quot;?&quot;;1)))" table:style-name="ce1">
            <text:p>1</text:p>
          </table:table-cell>
          <table:table-cell office:value-type="float" office:value="0" table:formula="of:=IF([Data.HI17]=&quot;&quot;;0;(IF([Data.HI17]=&quot;?&quot;;&quot;?&quot;;1)))" table:style-name="ce1">
            <text:p>0</text:p>
          </table:table-cell>
          <table:table-cell office:value-type="float" office:value="1" table:formula="of:=IF([Data.HJ17]=&quot;&quot;;0;(IF([Data.HJ17]=&quot;?&quot;;&quot;?&quot;;1)))" table:style-name="ce1">
            <text:p>1</text:p>
          </table:table-cell>
          <table:table-cell office:value-type="float" office:value="0" table:formula="of:=IF([Data.HK17]=&quot;&quot;;0;(IF([Data.HK17]=&quot;?&quot;;&quot;?&quot;;1)))" table:style-name="ce1">
            <text:p>0</text:p>
          </table:table-cell>
          <table:table-cell office:value-type="float" office:value="0" table:formula="of:=IF([Data.HL17]=&quot;&quot;;0;(IF([Data.HL17]=&quot;?&quot;;&quot;?&quot;;1)))" table:style-name="ce1">
            <text:p>0</text:p>
          </table:table-cell>
          <table:table-cell office:value-type="float" office:value="1" table:formula="of:=IF([Data.HM17]=&quot;&quot;;0;(IF([Data.HM17]=&quot;?&quot;;&quot;?&quot;;1)))" table:style-name="ce1">
            <text:p>1</text:p>
          </table:table-cell>
          <table:table-cell office:value-type="float" office:value="0" table:formula="of:=IF([Data.HN17]=&quot;&quot;;0;(IF([Data.HN17]=&quot;?&quot;;&quot;?&quot;;1)))" table:style-name="ce1">
            <text:p>0</text:p>
          </table:table-cell>
          <table:table-cell office:value-type="float" office:value="1" table:formula="of:=IF([Data.HO17]=&quot;&quot;;0;(IF([Data.HO17]=&quot;?&quot;;&quot;?&quot;;1)))" table:style-name="ce1">
            <text:p>1</text:p>
          </table:table-cell>
          <table:table-cell office:value-type="float" office:value="1" table:formula="of:=IF([Data.HP17]=&quot;&quot;;0;(IF([Data.HP17]=&quot;?&quot;;&quot;?&quot;;1)))" table:style-name="ce1">
            <text:p>1</text:p>
          </table:table-cell>
          <table:table-cell office:value-type="float" office:value="0" table:formula="of:=IF([Data.HQ17]=&quot;&quot;;0;(IF([Data.HQ17]=&quot;?&quot;;&quot;?&quot;;1)))" table:style-name="ce1">
            <text:p>0</text:p>
          </table:table-cell>
          <table:table-cell office:value-type="float" office:value="0" table:formula="of:=IF([Data.HR17]=&quot;&quot;;0;(IF([Data.HR17]=&quot;?&quot;;&quot;?&quot;;1)))" table:style-name="ce1">
            <text:p>0</text:p>
          </table:table-cell>
          <table:table-cell office:value-type="float" office:value="0" table:formula="of:=IF([Data.HS17]=&quot;&quot;;0;(IF([Data.HS17]=&quot;?&quot;;&quot;?&quot;;1)))" table:style-name="ce1">
            <text:p>0</text:p>
          </table:table-cell>
          <table:table-cell office:value-type="float" office:value="0" table:formula="of:=IF([Data.HT17]=&quot;&quot;;0;(IF([Data.HT17]=&quot;?&quot;;&quot;?&quot;;1)))" table:style-name="ce1">
            <text:p>0</text:p>
          </table:table-cell>
          <table:table-cell office:value-type="float" office:value="1" table:formula="of:=IF([Data.HU17]=&quot;&quot;;0;(IF([Data.HU17]=&quot;?&quot;;&quot;?&quot;;1)))" table:style-name="ce1">
            <text:p>1</text:p>
          </table:table-cell>
          <table:table-cell office:value-type="float" office:value="0" table:formula="of:=IF([Data.HV17]=&quot;&quot;;0;(IF([Data.HV17]=&quot;?&quot;;&quot;?&quot;;1)))" table:style-name="ce1">
            <text:p>0</text:p>
          </table:table-cell>
          <table:table-cell office:value-type="float" office:value="0" table:formula="of:=IF([Data.HW17]=&quot;&quot;;0;(IF([Data.HW17]=&quot;?&quot;;&quot;?&quot;;1)))" table:style-name="ce1">
            <text:p>0</text:p>
          </table:table-cell>
          <table:table-cell office:value-type="float" office:value="0" table:formula="of:=IF([Data.HX17]=&quot;&quot;;0;(IF([Data.HX17]=&quot;?&quot;;&quot;?&quot;;1)))" table:style-name="ce1">
            <text:p>0</text:p>
          </table:table-cell>
          <table:table-cell office:value-type="float" office:value="1" table:formula="of:=IF([Data.HY17]=&quot;&quot;;0;(IF([Data.HY17]=&quot;?&quot;;&quot;?&quot;;1)))" table:style-name="ce1">
            <text:p>1</text:p>
          </table:table-cell>
          <table:table-cell office:value-type="float" office:value="1" table:formula="of:=IF([Data.HZ17]=&quot;&quot;;0;(IF([Data.HZ17]=&quot;?&quot;;&quot;?&quot;;1)))" table:style-name="ce1">
            <text:p>1</text:p>
          </table:table-cell>
          <table:table-cell office:value-type="float" office:value="0" table:formula="of:=IF([Data.IA17]=&quot;&quot;;0;(IF([Data.IA17]=&quot;?&quot;;&quot;?&quot;;1)))" table:style-name="ce1">
            <text:p>0</text:p>
          </table:table-cell>
          <table:table-cell office:value-type="float" office:value="0" table:formula="of:=IF([Data.IB17]=&quot;&quot;;0;(IF([Data.IB17]=&quot;?&quot;;&quot;?&quot;;1)))" table:style-name="ce1">
            <text:p>0</text:p>
          </table:table-cell>
          <table:table-cell office:value-type="float" office:value="0" table:formula="of:=IF([Data.IC17]=&quot;&quot;;0;(IF([Data.IC17]=&quot;?&quot;;&quot;?&quot;;1)))" table:style-name="ce1">
            <text:p>0</text:p>
          </table:table-cell>
          <table:table-cell office:value-type="float" office:value="0" table:formula="of:=IF([Data.ID17]=&quot;&quot;;0;(IF([Data.ID17]=&quot;?&quot;;&quot;?&quot;;1)))" table:style-name="ce1">
            <text:p>0</text:p>
          </table:table-cell>
          <table:table-cell office:value-type="float" office:value="0" table:formula="of:=IF([Data.IE17]=&quot;&quot;;0;(IF([Data.IE17]=&quot;?&quot;;&quot;?&quot;;1)))" table:style-name="ce1">
            <text:p>0</text:p>
          </table:table-cell>
          <table:table-cell office:value-type="float" office:value="0" table:formula="of:=IF([Data.IF17]=&quot;&quot;;0;(IF([Data.IF17]=&quot;?&quot;;&quot;?&quot;;1)))" table:style-name="ce1">
            <text:p>0</text:p>
          </table:table-cell>
          <table:table-cell office:value-type="float" office:value="0" table:formula="of:=IF([Data.IG17]=&quot;&quot;;0;(IF([Data.IG17]=&quot;?&quot;;&quot;?&quot;;1)))" table:style-name="ce1">
            <text:p>0</text:p>
          </table:table-cell>
          <table:table-cell office:value-type="float" office:value="0" table:formula="of:=IF([Data.IH17]=&quot;&quot;;0;(IF([Data.IH17]=&quot;?&quot;;&quot;?&quot;;1)))" table:style-name="ce1">
            <text:p>0</text:p>
          </table:table-cell>
          <table:table-cell office:value-type="float" office:value="0" table:formula="of:=IF([Data.II17]=&quot;&quot;;0;(IF([Data.II17]=&quot;?&quot;;&quot;?&quot;;1)))" table:style-name="ce1">
            <text:p>0</text:p>
          </table:table-cell>
          <table:table-cell office:value-type="float" office:value="1" table:formula="of:=IF([Data.IJ17]=&quot;&quot;;0;(IF([Data.IJ17]=&quot;?&quot;;&quot;?&quot;;1)))" table:style-name="ce1">
            <text:p>1</text:p>
          </table:table-cell>
          <table:table-cell office:value-type="float" office:value="0" table:formula="of:=IF([Data.IK17]=&quot;&quot;;0;(IF([Data.IK17]=&quot;?&quot;;&quot;?&quot;;1)))" table:style-name="ce1">
            <text:p>0</text:p>
          </table:table-cell>
          <table:table-cell table:number-columns-repeated="2" table:style-name="ce1"/>
          <table:table-cell office:value-type="float" office:value="77" table:formula="of:=SUM([.B15:.HI15])" table:style-name="ce1">
            <text:p>77</text:p>
          </table:table-cell>
          <table:table-cell table:number-columns-repeated="16164"/>
        </table:table-row>
        <table:table-row table:style-name="ro3">
          <table:table-cell office:value-type="string" office:string-value="TswKySon" table:formula="of:=[Data.C18]" table:style-name="ce1">
            <text:p>TswKySon</text:p>
          </table:table-cell>
          <table:table-cell office:value-type="float" office:value="1" table:formula="of:=IF([Data.AD18]=&quot;&quot;;0;(IF([Data.AD18]=&quot;?&quot;;&quot;?&quot;;1)))" table:style-name="ce1">
            <text:p>1</text:p>
          </table:table-cell>
          <table:table-cell office:value-type="float" office:value="0" table:formula="of:=IF([Data.AE18]=&quot;&quot;;0;(IF([Data.AE18]=&quot;?&quot;;&quot;?&quot;;1)))" table:style-name="ce1">
            <text:p>0</text:p>
          </table:table-cell>
          <table:table-cell office:value-type="float" office:value="1" table:formula="of:=IF([Data.AF18]=&quot;&quot;;0;(IF([Data.AF18]=&quot;?&quot;;&quot;?&quot;;1)))" table:style-name="ce1">
            <text:p>1</text:p>
          </table:table-cell>
          <table:table-cell office:value-type="float" office:value="1" table:formula="of:=IF([Data.AG18]=&quot;&quot;;0;(IF([Data.AG18]=&quot;?&quot;;&quot;?&quot;;1)))" table:style-name="ce1">
            <text:p>1</text:p>
          </table:table-cell>
          <table:table-cell office:value-type="float" office:value="1" table:formula="of:=IF([Data.AH18]=&quot;&quot;;0;(IF([Data.AH18]=&quot;?&quot;;&quot;?&quot;;1)))" table:style-name="ce1">
            <text:p>1</text:p>
          </table:table-cell>
          <table:table-cell office:value-type="float" office:value="1" table:formula="of:=IF([Data.AI18]=&quot;&quot;;0;(IF([Data.AI18]=&quot;?&quot;;&quot;?&quot;;1)))" table:style-name="ce1">
            <text:p>1</text:p>
          </table:table-cell>
          <table:table-cell office:value-type="float" office:value="1" table:formula="of:=IF([Data.AJ18]=&quot;&quot;;0;(IF([Data.AJ18]=&quot;?&quot;;&quot;?&quot;;1)))" table:style-name="ce1">
            <text:p>1</text:p>
          </table:table-cell>
          <table:table-cell office:value-type="float" office:value="1" table:formula="of:=IF([Data.AK18]=&quot;&quot;;0;(IF([Data.AK18]=&quot;?&quot;;&quot;?&quot;;1)))" table:style-name="ce1">
            <text:p>1</text:p>
          </table:table-cell>
          <table:table-cell office:value-type="float" office:value="0" table:formula="of:=IF([Data.AL18]=&quot;&quot;;0;(IF([Data.AL18]=&quot;?&quot;;&quot;?&quot;;1)))" table:style-name="ce1">
            <text:p>0</text:p>
          </table:table-cell>
          <table:table-cell office:value-type="float" office:value="0" table:formula="of:=IF([Data.AM18]=&quot;&quot;;0;(IF([Data.AM18]=&quot;?&quot;;&quot;?&quot;;1)))" table:style-name="ce1">
            <text:p>0</text:p>
          </table:table-cell>
          <table:table-cell office:value-type="float" office:value="1" table:formula="of:=IF([Data.AN18]=&quot;&quot;;0;(IF([Data.AN18]=&quot;?&quot;;&quot;?&quot;;1)))" table:style-name="ce1">
            <text:p>1</text:p>
          </table:table-cell>
          <table:table-cell office:value-type="float" office:value="0" table:formula="of:=IF([Data.AO18]=&quot;&quot;;0;(IF([Data.AO18]=&quot;?&quot;;&quot;?&quot;;1)))" table:style-name="ce1">
            <text:p>0</text:p>
          </table:table-cell>
          <table:table-cell office:value-type="float" office:value="1" table:formula="of:=IF([Data.AP18]=&quot;&quot;;0;(IF([Data.AP18]=&quot;?&quot;;&quot;?&quot;;1)))" table:style-name="ce1">
            <text:p>1</text:p>
          </table:table-cell>
          <table:table-cell office:value-type="float" office:value="1" table:formula="of:=IF([Data.AQ18]=&quot;&quot;;0;(IF([Data.AQ18]=&quot;?&quot;;&quot;?&quot;;1)))" table:style-name="ce1">
            <text:p>1</text:p>
          </table:table-cell>
          <table:table-cell office:value-type="float" office:value="1" table:formula="of:=IF([Data.AR18]=&quot;&quot;;0;(IF([Data.AR18]=&quot;?&quot;;&quot;?&quot;;1)))" table:style-name="ce1">
            <text:p>1</text:p>
          </table:table-cell>
          <table:table-cell office:value-type="float" office:value="0" table:formula="of:=IF([Data.AS18]=&quot;&quot;;0;(IF([Data.AS18]=&quot;?&quot;;&quot;?&quot;;1)))" table:style-name="ce1">
            <text:p>0</text:p>
          </table:table-cell>
          <table:table-cell office:value-type="float" office:value="1" table:formula="of:=IF([Data.AT18]=&quot;&quot;;0;(IF([Data.AT18]=&quot;?&quot;;&quot;?&quot;;1)))" table:style-name="ce1">
            <text:p>1</text:p>
          </table:table-cell>
          <table:table-cell office:value-type="float" office:value="1" table:formula="of:=IF([Data.AU18]=&quot;&quot;;0;(IF([Data.AU18]=&quot;?&quot;;&quot;?&quot;;1)))" table:style-name="ce1">
            <text:p>1</text:p>
          </table:table-cell>
          <table:table-cell office:value-type="float" office:value="0" table:formula="of:=IF([Data.AV18]=&quot;&quot;;0;(IF([Data.AV18]=&quot;?&quot;;&quot;?&quot;;1)))" table:style-name="ce1">
            <text:p>0</text:p>
          </table:table-cell>
          <table:table-cell office:value-type="float" office:value="1" table:formula="of:=IF([Data.AW18]=&quot;&quot;;0;(IF([Data.AW18]=&quot;?&quot;;&quot;?&quot;;1)))" table:style-name="ce1">
            <text:p>1</text:p>
          </table:table-cell>
          <table:table-cell office:value-type="float" office:value="0" table:formula="of:=IF([Data.AX18]=&quot;&quot;;0;(IF([Data.AX18]=&quot;?&quot;;&quot;?&quot;;1)))" table:style-name="ce1">
            <text:p>0</text:p>
          </table:table-cell>
          <table:table-cell office:value-type="float" office:value="0" table:formula="of:=IF([Data.AY18]=&quot;&quot;;0;(IF([Data.AY18]=&quot;?&quot;;&quot;?&quot;;1)))" table:style-name="ce1">
            <text:p>0</text:p>
          </table:table-cell>
          <table:table-cell office:value-type="float" office:value="0" table:formula="of:=IF([Data.AZ18]=&quot;&quot;;0;(IF([Data.AZ18]=&quot;?&quot;;&quot;?&quot;;1)))" table:style-name="ce1">
            <text:p>0</text:p>
          </table:table-cell>
          <table:table-cell office:value-type="float" office:value="0" table:formula="of:=IF([Data.BA18]=&quot;&quot;;0;(IF([Data.BA18]=&quot;?&quot;;&quot;?&quot;;1)))" table:style-name="ce1">
            <text:p>0</text:p>
          </table:table-cell>
          <table:table-cell office:value-type="float" office:value="0" table:formula="of:=IF([Data.BB18]=&quot;&quot;;0;(IF([Data.BB18]=&quot;?&quot;;&quot;?&quot;;1)))" table:style-name="ce1">
            <text:p>0</text:p>
          </table:table-cell>
          <table:table-cell office:value-type="float" office:value="0" table:formula="of:=IF([Data.BC18]=&quot;&quot;;0;(IF([Data.BC18]=&quot;?&quot;;&quot;?&quot;;1)))" table:style-name="ce1">
            <text:p>0</text:p>
          </table:table-cell>
          <table:table-cell office:value-type="float" office:value="0" table:formula="of:=IF([Data.BD18]=&quot;&quot;;0;(IF([Data.BD18]=&quot;?&quot;;&quot;?&quot;;1)))" table:style-name="ce1">
            <text:p>0</text:p>
          </table:table-cell>
          <table:table-cell office:value-type="float" office:value="0" table:formula="of:=IF([Data.BE18]=&quot;&quot;;0;(IF([Data.BE18]=&quot;?&quot;;&quot;?&quot;;1)))" table:style-name="ce1">
            <text:p>0</text:p>
          </table:table-cell>
          <table:table-cell office:value-type="float" office:value="0" table:formula="of:=IF([Data.BF18]=&quot;&quot;;0;(IF([Data.BF18]=&quot;?&quot;;&quot;?&quot;;1)))" table:style-name="ce1">
            <text:p>0</text:p>
          </table:table-cell>
          <table:table-cell office:value-type="float" office:value="0" table:formula="of:=IF([Data.BG18]=&quot;&quot;;0;(IF([Data.BG18]=&quot;?&quot;;&quot;?&quot;;1)))" table:style-name="ce1">
            <text:p>0</text:p>
          </table:table-cell>
          <table:table-cell office:value-type="float" office:value="0" table:formula="of:=IF([Data.BH18]=&quot;&quot;;0;(IF([Data.BH18]=&quot;?&quot;;&quot;?&quot;;1)))" table:style-name="ce1">
            <text:p>0</text:p>
          </table:table-cell>
          <table:table-cell office:value-type="float" office:value="1" table:formula="of:=IF([Data.BI18]=&quot;&quot;;0;(IF([Data.BI18]=&quot;?&quot;;&quot;?&quot;;1)))" table:style-name="ce1">
            <text:p>1</text:p>
          </table:table-cell>
          <table:table-cell office:value-type="float" office:value="1" table:formula="of:=IF([Data.BJ18]=&quot;&quot;;0;(IF([Data.BJ18]=&quot;?&quot;;&quot;?&quot;;1)))" table:style-name="ce1">
            <text:p>1</text:p>
          </table:table-cell>
          <table:table-cell office:value-type="float" office:value="1" table:formula="of:=IF([Data.BK18]=&quot;&quot;;0;(IF([Data.BK18]=&quot;?&quot;;&quot;?&quot;;1)))" table:style-name="ce1">
            <text:p>1</text:p>
          </table:table-cell>
          <table:table-cell office:value-type="float" office:value="0" table:formula="of:=IF([Data.BL18]=&quot;&quot;;0;(IF([Data.BL18]=&quot;?&quot;;&quot;?&quot;;1)))" table:style-name="ce1">
            <text:p>0</text:p>
          </table:table-cell>
          <table:table-cell office:value-type="float" office:value="1" table:formula="of:=IF([Data.BM18]=&quot;&quot;;0;(IF([Data.BM18]=&quot;?&quot;;&quot;?&quot;;1)))" table:style-name="ce1">
            <text:p>1</text:p>
          </table:table-cell>
          <table:table-cell office:value-type="float" office:value="0" table:formula="of:=IF([Data.BN18]=&quot;&quot;;0;(IF([Data.BN18]=&quot;?&quot;;&quot;?&quot;;1)))" table:style-name="ce1">
            <text:p>0</text:p>
          </table:table-cell>
          <table:table-cell office:value-type="float" office:value="0" table:formula="of:=IF([Data.BO18]=&quot;&quot;;0;(IF([Data.BO18]=&quot;?&quot;;&quot;?&quot;;1)))" table:style-name="ce1">
            <text:p>0</text:p>
          </table:table-cell>
          <table:table-cell office:value-type="float" office:value="1" table:formula="of:=IF([Data.BP18]=&quot;&quot;;0;(IF([Data.BP18]=&quot;?&quot;;&quot;?&quot;;1)))" table:style-name="ce1">
            <text:p>1</text:p>
          </table:table-cell>
          <table:table-cell office:value-type="float" office:value="1" table:formula="of:=IF([Data.BQ18]=&quot;&quot;;0;(IF([Data.BQ18]=&quot;?&quot;;&quot;?&quot;;1)))" table:style-name="ce1">
            <text:p>1</text:p>
          </table:table-cell>
          <table:table-cell office:value-type="float" office:value="0" table:formula="of:=IF([Data.BR18]=&quot;&quot;;0;(IF([Data.BR18]=&quot;?&quot;;&quot;?&quot;;1)))" table:style-name="ce1">
            <text:p>0</text:p>
          </table:table-cell>
          <table:table-cell office:value-type="float" office:value="1" table:formula="of:=IF([Data.BS18]=&quot;&quot;;0;(IF([Data.BS18]=&quot;?&quot;;&quot;?&quot;;1)))" table:style-name="ce1">
            <text:p>1</text:p>
          </table:table-cell>
          <table:table-cell office:value-type="float" office:value="0" table:formula="of:=IF([Data.BT18]=&quot;&quot;;0;(IF([Data.BT18]=&quot;?&quot;;&quot;?&quot;;1)))" table:style-name="ce1">
            <text:p>0</text:p>
          </table:table-cell>
          <table:table-cell office:value-type="float" office:value="0" table:formula="of:=IF([Data.BU18]=&quot;&quot;;0;(IF([Data.BU18]=&quot;?&quot;;&quot;?&quot;;1)))" table:style-name="ce1">
            <text:p>0</text:p>
          </table:table-cell>
          <table:table-cell office:value-type="float" office:value="0" table:formula="of:=IF([Data.BV18]=&quot;&quot;;0;(IF([Data.BV18]=&quot;?&quot;;&quot;?&quot;;1)))" table:style-name="ce1">
            <text:p>0</text:p>
          </table:table-cell>
          <table:table-cell office:value-type="float" office:value="1" table:formula="of:=IF([Data.BW18]=&quot;&quot;;0;(IF([Data.BW18]=&quot;?&quot;;&quot;?&quot;;1)))" table:style-name="ce1">
            <text:p>1</text:p>
          </table:table-cell>
          <table:table-cell office:value-type="float" office:value="0" table:formula="of:=IF([Data.BX18]=&quot;&quot;;0;(IF([Data.BX18]=&quot;?&quot;;&quot;?&quot;;1)))" table:style-name="ce1">
            <text:p>0</text:p>
          </table:table-cell>
          <table:table-cell office:value-type="float" office:value="0" table:formula="of:=IF([Data.BY18]=&quot;&quot;;0;(IF([Data.BY18]=&quot;?&quot;;&quot;?&quot;;1)))" table:style-name="ce1">
            <text:p>0</text:p>
          </table:table-cell>
          <table:table-cell office:value-type="float" office:value="0" table:formula="of:=IF([Data.BZ18]=&quot;&quot;;0;(IF([Data.BZ18]=&quot;?&quot;;&quot;?&quot;;1)))" table:style-name="ce1">
            <text:p>0</text:p>
          </table:table-cell>
          <table:table-cell office:value-type="float" office:value="0" table:formula="of:=IF([Data.CA18]=&quot;&quot;;0;(IF([Data.CA18]=&quot;?&quot;;&quot;?&quot;;1)))" table:style-name="ce1">
            <text:p>0</text:p>
          </table:table-cell>
          <table:table-cell office:value-type="float" office:value="0" table:formula="of:=IF([Data.CB18]=&quot;&quot;;0;(IF([Data.CB18]=&quot;?&quot;;&quot;?&quot;;1)))" table:style-name="ce1">
            <text:p>0</text:p>
          </table:table-cell>
          <table:table-cell office:value-type="float" office:value="1" table:formula="of:=IF([Data.CC18]=&quot;&quot;;0;(IF([Data.CC18]=&quot;?&quot;;&quot;?&quot;;1)))" table:style-name="ce1">
            <text:p>1</text:p>
          </table:table-cell>
          <table:table-cell office:value-type="float" office:value="1" table:formula="of:=IF([Data.CD18]=&quot;&quot;;0;(IF([Data.CD18]=&quot;?&quot;;&quot;?&quot;;1)))" table:style-name="ce1">
            <text:p>1</text:p>
          </table:table-cell>
          <table:table-cell office:value-type="float" office:value="1" table:formula="of:=IF([Data.CE18]=&quot;&quot;;0;(IF([Data.CE18]=&quot;?&quot;;&quot;?&quot;;1)))" table:style-name="ce1">
            <text:p>1</text:p>
          </table:table-cell>
          <table:table-cell office:value-type="float" office:value="0" table:formula="of:=IF([Data.CF18]=&quot;&quot;;0;(IF([Data.CF18]=&quot;?&quot;;&quot;?&quot;;1)))" table:style-name="ce1">
            <text:p>0</text:p>
          </table:table-cell>
          <table:table-cell office:value-type="float" office:value="0" table:formula="of:=IF([Data.CG18]=&quot;&quot;;0;(IF([Data.CG18]=&quot;?&quot;;&quot;?&quot;;1)))" table:style-name="ce1">
            <text:p>0</text:p>
          </table:table-cell>
          <table:table-cell office:value-type="float" office:value="0" table:formula="of:=IF([Data.CH18]=&quot;&quot;;0;(IF([Data.CH18]=&quot;?&quot;;&quot;?&quot;;1)))" table:style-name="ce1">
            <text:p>0</text:p>
          </table:table-cell>
          <table:table-cell office:value-type="float" office:value="1" table:formula="of:=IF([Data.CI18]=&quot;&quot;;0;(IF([Data.CI18]=&quot;?&quot;;&quot;?&quot;;1)))" table:style-name="ce1">
            <text:p>1</text:p>
          </table:table-cell>
          <table:table-cell office:value-type="float" office:value="1" table:formula="of:=IF([Data.CJ18]=&quot;&quot;;0;(IF([Data.CJ18]=&quot;?&quot;;&quot;?&quot;;1)))" table:style-name="ce1">
            <text:p>1</text:p>
          </table:table-cell>
          <table:table-cell office:value-type="float" office:value="0" table:formula="of:=IF([Data.CK18]=&quot;&quot;;0;(IF([Data.CK18]=&quot;?&quot;;&quot;?&quot;;1)))" table:style-name="ce1">
            <text:p>0</text:p>
          </table:table-cell>
          <table:table-cell office:value-type="float" office:value="0" table:formula="of:=IF([Data.CL18]=&quot;&quot;;0;(IF([Data.CL18]=&quot;?&quot;;&quot;?&quot;;1)))" table:style-name="ce1">
            <text:p>0</text:p>
          </table:table-cell>
          <table:table-cell office:value-type="float" office:value="0" table:formula="of:=IF([Data.CM18]=&quot;&quot;;0;(IF([Data.CM18]=&quot;?&quot;;&quot;?&quot;;1)))" table:style-name="ce1">
            <text:p>0</text:p>
          </table:table-cell>
          <table:table-cell office:value-type="float" office:value="0" table:formula="of:=IF([Data.CN18]=&quot;&quot;;0;(IF([Data.CN18]=&quot;?&quot;;&quot;?&quot;;1)))" table:style-name="ce1">
            <text:p>0</text:p>
          </table:table-cell>
          <table:table-cell office:value-type="float" office:value="0" table:formula="of:=IF([Data.CO18]=&quot;&quot;;0;(IF([Data.CO18]=&quot;?&quot;;&quot;?&quot;;1)))" table:style-name="ce1">
            <text:p>0</text:p>
          </table:table-cell>
          <table:table-cell office:value-type="float" office:value="1" table:formula="of:=IF([Data.CP18]=&quot;&quot;;0;(IF([Data.CP18]=&quot;?&quot;;&quot;?&quot;;1)))" table:style-name="ce1">
            <text:p>1</text:p>
          </table:table-cell>
          <table:table-cell office:value-type="float" office:value="0" table:formula="of:=IF([Data.CQ18]=&quot;&quot;;0;(IF([Data.CQ18]=&quot;?&quot;;&quot;?&quot;;1)))" table:style-name="ce1">
            <text:p>0</text:p>
          </table:table-cell>
          <table:table-cell office:value-type="float" office:value="0" table:formula="of:=IF([Data.CR18]=&quot;&quot;;0;(IF([Data.CR18]=&quot;?&quot;;&quot;?&quot;;1)))" table:style-name="ce1">
            <text:p>0</text:p>
          </table:table-cell>
          <table:table-cell office:value-type="float" office:value="0" table:formula="of:=IF([Data.CS18]=&quot;&quot;;0;(IF([Data.CS18]=&quot;?&quot;;&quot;?&quot;;1)))" table:style-name="ce1">
            <text:p>0</text:p>
          </table:table-cell>
          <table:table-cell office:value-type="float" office:value="0" table:formula="of:=IF([Data.CT18]=&quot;&quot;;0;(IF([Data.CT18]=&quot;?&quot;;&quot;?&quot;;1)))" table:style-name="ce1">
            <text:p>0</text:p>
          </table:table-cell>
          <table:table-cell office:value-type="float" office:value="0" table:formula="of:=IF([Data.CU18]=&quot;&quot;;0;(IF([Data.CU18]=&quot;?&quot;;&quot;?&quot;;1)))" table:style-name="ce1">
            <text:p>0</text:p>
          </table:table-cell>
          <table:table-cell office:value-type="float" office:value="1" table:formula="of:=IF([Data.CV18]=&quot;&quot;;0;(IF([Data.CV18]=&quot;?&quot;;&quot;?&quot;;1)))" table:style-name="ce1">
            <text:p>1</text:p>
          </table:table-cell>
          <table:table-cell office:value-type="float" office:value="1" table:formula="of:=IF([Data.CW18]=&quot;&quot;;0;(IF([Data.CW18]=&quot;?&quot;;&quot;?&quot;;1)))" table:style-name="ce1">
            <text:p>1</text:p>
          </table:table-cell>
          <table:table-cell office:value-type="float" office:value="1" table:formula="of:=IF([Data.CX18]=&quot;&quot;;0;(IF([Data.CX18]=&quot;?&quot;;&quot;?&quot;;1)))" table:style-name="ce1">
            <text:p>1</text:p>
          </table:table-cell>
          <table:table-cell office:value-type="float" office:value="0" table:formula="of:=IF([Data.CY18]=&quot;&quot;;0;(IF([Data.CY18]=&quot;?&quot;;&quot;?&quot;;1)))" table:style-name="ce1">
            <text:p>0</text:p>
          </table:table-cell>
          <table:table-cell office:value-type="float" office:value="1" table:formula="of:=IF([Data.CZ18]=&quot;&quot;;0;(IF([Data.CZ18]=&quot;?&quot;;&quot;?&quot;;1)))" table:style-name="ce1">
            <text:p>1</text:p>
          </table:table-cell>
          <table:table-cell office:value-type="float" office:value="1" table:formula="of:=IF([Data.DA18]=&quot;&quot;;0;(IF([Data.DA18]=&quot;?&quot;;&quot;?&quot;;1)))" table:style-name="ce1">
            <text:p>1</text:p>
          </table:table-cell>
          <table:table-cell office:value-type="float" office:value="1" table:formula="of:=IF([Data.DB18]=&quot;&quot;;0;(IF([Data.DB18]=&quot;?&quot;;&quot;?&quot;;1)))" table:style-name="ce1">
            <text:p>1</text:p>
          </table:table-cell>
          <table:table-cell office:value-type="float" office:value="1" table:formula="of:=IF([Data.DC18]=&quot;&quot;;0;(IF([Data.DC18]=&quot;?&quot;;&quot;?&quot;;1)))" table:style-name="ce1">
            <text:p>1</text:p>
          </table:table-cell>
          <table:table-cell office:value-type="float" office:value="1" table:formula="of:=IF([Data.DD18]=&quot;&quot;;0;(IF([Data.DD18]=&quot;?&quot;;&quot;?&quot;;1)))" table:style-name="ce1">
            <text:p>1</text:p>
          </table:table-cell>
          <table:table-cell office:value-type="float" office:value="0" table:formula="of:=IF([Data.DE18]=&quot;&quot;;0;(IF([Data.DE18]=&quot;?&quot;;&quot;?&quot;;1)))" table:style-name="ce1">
            <text:p>0</text:p>
          </table:table-cell>
          <table:table-cell office:value-type="float" office:value="1" table:formula="of:=IF([Data.DF18]=&quot;&quot;;0;(IF([Data.DF18]=&quot;?&quot;;&quot;?&quot;;1)))" table:style-name="ce1">
            <text:p>1</text:p>
          </table:table-cell>
          <table:table-cell office:value-type="float" office:value="1" table:formula="of:=IF([Data.DG18]=&quot;&quot;;0;(IF([Data.DG18]=&quot;?&quot;;&quot;?&quot;;1)))" table:style-name="ce1">
            <text:p>1</text:p>
          </table:table-cell>
          <table:table-cell office:value-type="float" office:value="1" table:formula="of:=IF([Data.DH18]=&quot;&quot;;0;(IF([Data.DH18]=&quot;?&quot;;&quot;?&quot;;1)))" table:style-name="ce1">
            <text:p>1</text:p>
          </table:table-cell>
          <table:table-cell office:value-type="float" office:value="0" table:formula="of:=IF([Data.DI18]=&quot;&quot;;0;(IF([Data.DI18]=&quot;?&quot;;&quot;?&quot;;1)))" table:style-name="ce1">
            <text:p>0</text:p>
          </table:table-cell>
          <table:table-cell office:value-type="float" office:value="1" table:formula="of:=IF([Data.DJ18]=&quot;&quot;;0;(IF([Data.DJ18]=&quot;?&quot;;&quot;?&quot;;1)))" table:style-name="ce1">
            <text:p>1</text:p>
          </table:table-cell>
          <table:table-cell office:value-type="float" office:value="1" table:formula="of:=IF([Data.DK18]=&quot;&quot;;0;(IF([Data.DK18]=&quot;?&quot;;&quot;?&quot;;1)))" table:style-name="ce1">
            <text:p>1</text:p>
          </table:table-cell>
          <table:table-cell office:value-type="float" office:value="0" table:formula="of:=IF([Data.DL18]=&quot;&quot;;0;(IF([Data.DL18]=&quot;?&quot;;&quot;?&quot;;1)))" table:style-name="ce1">
            <text:p>0</text:p>
          </table:table-cell>
          <table:table-cell office:value-type="float" office:value="0" table:formula="of:=IF([Data.DM18]=&quot;&quot;;0;(IF([Data.DM18]=&quot;?&quot;;&quot;?&quot;;1)))" table:style-name="ce1">
            <text:p>0</text:p>
          </table:table-cell>
          <table:table-cell office:value-type="float" office:value="0" table:formula="of:=IF([Data.DN18]=&quot;&quot;;0;(IF([Data.DN18]=&quot;?&quot;;&quot;?&quot;;1)))" table:style-name="ce1">
            <text:p>0</text:p>
          </table:table-cell>
          <table:table-cell office:value-type="float" office:value="1" table:formula="of:=IF([Data.DO18]=&quot;&quot;;0;(IF([Data.DO18]=&quot;?&quot;;&quot;?&quot;;1)))" table:style-name="ce1">
            <text:p>1</text:p>
          </table:table-cell>
          <table:table-cell office:value-type="float" office:value="0" table:formula="of:=IF([Data.DP18]=&quot;&quot;;0;(IF([Data.DP18]=&quot;?&quot;;&quot;?&quot;;1)))" table:style-name="ce1">
            <text:p>0</text:p>
          </table:table-cell>
          <table:table-cell office:value-type="float" office:value="1" table:formula="of:=IF([Data.DQ18]=&quot;&quot;;0;(IF([Data.DQ18]=&quot;?&quot;;&quot;?&quot;;1)))" table:style-name="ce1">
            <text:p>1</text:p>
          </table:table-cell>
          <table:table-cell office:value-type="float" office:value="0" table:formula="of:=IF([Data.DR18]=&quot;&quot;;0;(IF([Data.DR18]=&quot;?&quot;;&quot;?&quot;;1)))" table:style-name="ce1">
            <text:p>0</text:p>
          </table:table-cell>
          <table:table-cell office:value-type="float" office:value="0" table:formula="of:=IF([Data.DS18]=&quot;&quot;;0;(IF([Data.DS18]=&quot;?&quot;;&quot;?&quot;;1)))" table:style-name="ce1">
            <text:p>0</text:p>
          </table:table-cell>
          <table:table-cell office:value-type="float" office:value="0" table:formula="of:=IF([Data.DT18]=&quot;&quot;;0;(IF([Data.DT18]=&quot;?&quot;;&quot;?&quot;;1)))" table:style-name="ce1">
            <text:p>0</text:p>
          </table:table-cell>
          <table:table-cell office:value-type="float" office:value="1" table:formula="of:=IF([Data.DU18]=&quot;&quot;;0;(IF([Data.DU18]=&quot;?&quot;;&quot;?&quot;;1)))" table:style-name="ce1">
            <text:p>1</text:p>
          </table:table-cell>
          <table:table-cell office:value-type="float" office:value="0" table:formula="of:=IF([Data.DV18]=&quot;&quot;;0;(IF([Data.DV18]=&quot;?&quot;;&quot;?&quot;;1)))" table:style-name="ce1">
            <text:p>0</text:p>
          </table:table-cell>
          <table:table-cell office:value-type="float" office:value="0" table:formula="of:=IF([Data.DW18]=&quot;&quot;;0;(IF([Data.DW18]=&quot;?&quot;;&quot;?&quot;;1)))" table:style-name="ce1">
            <text:p>0</text:p>
          </table:table-cell>
          <table:table-cell office:value-type="float" office:value="0" table:formula="of:=IF([Data.DX18]=&quot;&quot;;0;(IF([Data.DX18]=&quot;?&quot;;&quot;?&quot;;1)))" table:style-name="ce1">
            <text:p>0</text:p>
          </table:table-cell>
          <table:table-cell office:value-type="float" office:value="0" table:formula="of:=IF([Data.DY18]=&quot;&quot;;0;(IF([Data.DY18]=&quot;?&quot;;&quot;?&quot;;1)))" table:style-name="ce1">
            <text:p>0</text:p>
          </table:table-cell>
          <table:table-cell office:value-type="float" office:value="1" table:formula="of:=IF([Data.DZ18]=&quot;&quot;;0;(IF([Data.DZ18]=&quot;?&quot;;&quot;?&quot;;1)))" table:style-name="ce1">
            <text:p>1</text:p>
          </table:table-cell>
          <table:table-cell office:value-type="float" office:value="0" table:formula="of:=IF([Data.EA18]=&quot;&quot;;0;(IF([Data.EA18]=&quot;?&quot;;&quot;?&quot;;1)))" table:style-name="ce1">
            <text:p>0</text:p>
          </table:table-cell>
          <table:table-cell office:value-type="float" office:value="1" table:formula="of:=IF([Data.EB18]=&quot;&quot;;0;(IF([Data.EB18]=&quot;?&quot;;&quot;?&quot;;1)))" table:style-name="ce1">
            <text:p>1</text:p>
          </table:table-cell>
          <table:table-cell office:value-type="float" office:value="0" table:formula="of:=IF([Data.EC18]=&quot;&quot;;0;(IF([Data.EC18]=&quot;?&quot;;&quot;?&quot;;1)))" table:style-name="ce1">
            <text:p>0</text:p>
          </table:table-cell>
          <table:table-cell office:value-type="float" office:value="0" table:formula="of:=IF([Data.ED18]=&quot;&quot;;0;(IF([Data.ED18]=&quot;?&quot;;&quot;?&quot;;1)))" table:style-name="ce1">
            <text:p>0</text:p>
          </table:table-cell>
          <table:table-cell office:value-type="float" office:value="1" table:formula="of:=IF([Data.EE18]=&quot;&quot;;0;(IF([Data.EE18]=&quot;?&quot;;&quot;?&quot;;1)))" table:style-name="ce1">
            <text:p>1</text:p>
          </table:table-cell>
          <table:table-cell office:value-type="float" office:value="1" table:formula="of:=IF([Data.EF18]=&quot;&quot;;0;(IF([Data.EF18]=&quot;?&quot;;&quot;?&quot;;1)))" table:style-name="ce1">
            <text:p>1</text:p>
          </table:table-cell>
          <table:table-cell office:value-type="float" office:value="0" table:formula="of:=IF([Data.EG18]=&quot;&quot;;0;(IF([Data.EG18]=&quot;?&quot;;&quot;?&quot;;1)))" table:style-name="ce1">
            <text:p>0</text:p>
          </table:table-cell>
          <table:table-cell office:value-type="float" office:value="0" table:formula="of:=IF([Data.EH18]=&quot;&quot;;0;(IF([Data.EH18]=&quot;?&quot;;&quot;?&quot;;1)))" table:style-name="ce1">
            <text:p>0</text:p>
          </table:table-cell>
          <table:table-cell office:value-type="float" office:value="0" table:formula="of:=IF([Data.EI18]=&quot;&quot;;0;(IF([Data.EI18]=&quot;?&quot;;&quot;?&quot;;1)))" table:style-name="ce1">
            <text:p>0</text:p>
          </table:table-cell>
          <table:table-cell office:value-type="float" office:value="0" table:formula="of:=IF([Data.EJ18]=&quot;&quot;;0;(IF([Data.EJ18]=&quot;?&quot;;&quot;?&quot;;1)))" table:style-name="ce1">
            <text:p>0</text:p>
          </table:table-cell>
          <table:table-cell office:value-type="float" office:value="0" table:formula="of:=IF([Data.EK18]=&quot;&quot;;0;(IF([Data.EK18]=&quot;?&quot;;&quot;?&quot;;1)))" table:style-name="ce1">
            <text:p>0</text:p>
          </table:table-cell>
          <table:table-cell office:value-type="float" office:value="0" table:formula="of:=IF([Data.EL18]=&quot;&quot;;0;(IF([Data.EL18]=&quot;?&quot;;&quot;?&quot;;1)))" table:style-name="ce1">
            <text:p>0</text:p>
          </table:table-cell>
          <table:table-cell office:value-type="float" office:value="0" table:formula="of:=IF([Data.EM18]=&quot;&quot;;0;(IF([Data.EM18]=&quot;?&quot;;&quot;?&quot;;1)))" table:style-name="ce1">
            <text:p>0</text:p>
          </table:table-cell>
          <table:table-cell office:value-type="float" office:value="0" table:formula="of:=IF([Data.EN18]=&quot;&quot;;0;(IF([Data.EN18]=&quot;?&quot;;&quot;?&quot;;1)))" table:style-name="ce1">
            <text:p>0</text:p>
          </table:table-cell>
          <table:table-cell office:value-type="float" office:value="0" table:formula="of:=IF([Data.EO18]=&quot;&quot;;0;(IF([Data.EO18]=&quot;?&quot;;&quot;?&quot;;1)))" table:style-name="ce1">
            <text:p>0</text:p>
          </table:table-cell>
          <table:table-cell office:value-type="float" office:value="0" table:formula="of:=IF([Data.EP18]=&quot;&quot;;0;(IF([Data.EP18]=&quot;?&quot;;&quot;?&quot;;1)))" table:style-name="ce1">
            <text:p>0</text:p>
          </table:table-cell>
          <table:table-cell office:value-type="float" office:value="0" table:formula="of:=IF([Data.EQ18]=&quot;&quot;;0;(IF([Data.EQ18]=&quot;?&quot;;&quot;?&quot;;1)))" table:style-name="ce1">
            <text:p>0</text:p>
          </table:table-cell>
          <table:table-cell office:value-type="float" office:value="0" table:formula="of:=IF([Data.ER18]=&quot;&quot;;0;(IF([Data.ER18]=&quot;?&quot;;&quot;?&quot;;1)))" table:style-name="ce1">
            <text:p>0</text:p>
          </table:table-cell>
          <table:table-cell office:value-type="float" office:value="0" table:formula="of:=IF([Data.ES18]=&quot;&quot;;0;(IF([Data.ES18]=&quot;?&quot;;&quot;?&quot;;1)))" table:style-name="ce1">
            <text:p>0</text:p>
          </table:table-cell>
          <table:table-cell office:value-type="float" office:value="0" table:formula="of:=IF([Data.ET18]=&quot;&quot;;0;(IF([Data.ET18]=&quot;?&quot;;&quot;?&quot;;1)))" table:style-name="ce1">
            <text:p>0</text:p>
          </table:table-cell>
          <table:table-cell office:value-type="float" office:value="0" table:formula="of:=IF([Data.EU18]=&quot;&quot;;0;(IF([Data.EU18]=&quot;?&quot;;&quot;?&quot;;1)))" table:style-name="ce1">
            <text:p>0</text:p>
          </table:table-cell>
          <table:table-cell office:value-type="float" office:value="0" table:formula="of:=IF([Data.EV18]=&quot;&quot;;0;(IF([Data.EV18]=&quot;?&quot;;&quot;?&quot;;1)))" table:style-name="ce1">
            <text:p>0</text:p>
          </table:table-cell>
          <table:table-cell office:value-type="float" office:value="0" table:formula="of:=IF([Data.EW18]=&quot;&quot;;0;(IF([Data.EW18]=&quot;?&quot;;&quot;?&quot;;1)))" table:style-name="ce1">
            <text:p>0</text:p>
          </table:table-cell>
          <table:table-cell office:value-type="float" office:value="0" table:formula="of:=IF([Data.EX18]=&quot;&quot;;0;(IF([Data.EX18]=&quot;?&quot;;&quot;?&quot;;1)))" table:style-name="ce1">
            <text:p>0</text:p>
          </table:table-cell>
          <table:table-cell office:value-type="float" office:value="0" table:formula="of:=IF([Data.EY18]=&quot;&quot;;0;(IF([Data.EY18]=&quot;?&quot;;&quot;?&quot;;1)))" table:style-name="ce1">
            <text:p>0</text:p>
          </table:table-cell>
          <table:table-cell office:value-type="float" office:value="0" table:formula="of:=IF([Data.EZ18]=&quot;&quot;;0;(IF([Data.EZ18]=&quot;?&quot;;&quot;?&quot;;1)))" table:style-name="ce1">
            <text:p>0</text:p>
          </table:table-cell>
          <table:table-cell office:value-type="float" office:value="0" table:formula="of:=IF([Data.FA18]=&quot;&quot;;0;(IF([Data.FA18]=&quot;?&quot;;&quot;?&quot;;1)))" table:style-name="ce1">
            <text:p>0</text:p>
          </table:table-cell>
          <table:table-cell office:value-type="float" office:value="0" table:formula="of:=IF([Data.FB18]=&quot;&quot;;0;(IF([Data.FB18]=&quot;?&quot;;&quot;?&quot;;1)))" table:style-name="ce1">
            <text:p>0</text:p>
          </table:table-cell>
          <table:table-cell office:value-type="float" office:value="0" table:formula="of:=IF([Data.FC18]=&quot;&quot;;0;(IF([Data.FC18]=&quot;?&quot;;&quot;?&quot;;1)))" table:style-name="ce1">
            <text:p>0</text:p>
          </table:table-cell>
          <table:table-cell office:value-type="float" office:value="0" table:formula="of:=IF([Data.FD18]=&quot;&quot;;0;(IF([Data.FD18]=&quot;?&quot;;&quot;?&quot;;1)))" table:style-name="ce1">
            <text:p>0</text:p>
          </table:table-cell>
          <table:table-cell office:value-type="float" office:value="0" table:formula="of:=IF([Data.FE18]=&quot;&quot;;0;(IF([Data.FE18]=&quot;?&quot;;&quot;?&quot;;1)))" table:style-name="ce1">
            <text:p>0</text:p>
          </table:table-cell>
          <table:table-cell office:value-type="float" office:value="0" table:formula="of:=IF([Data.FF18]=&quot;&quot;;0;(IF([Data.FF18]=&quot;?&quot;;&quot;?&quot;;1)))" table:style-name="ce1">
            <text:p>0</text:p>
          </table:table-cell>
          <table:table-cell office:value-type="float" office:value="0" table:formula="of:=IF([Data.FG18]=&quot;&quot;;0;(IF([Data.FG18]=&quot;?&quot;;&quot;?&quot;;1)))" table:style-name="ce1">
            <text:p>0</text:p>
          </table:table-cell>
          <table:table-cell office:value-type="float" office:value="0" table:formula="of:=IF([Data.FH18]=&quot;&quot;;0;(IF([Data.FH18]=&quot;?&quot;;&quot;?&quot;;1)))" table:style-name="ce1">
            <text:p>0</text:p>
          </table:table-cell>
          <table:table-cell office:value-type="float" office:value="0" table:formula="of:=IF([Data.FI18]=&quot;&quot;;0;(IF([Data.FI18]=&quot;?&quot;;&quot;?&quot;;1)))" table:style-name="ce1">
            <text:p>0</text:p>
          </table:table-cell>
          <table:table-cell office:value-type="float" office:value="1" table:formula="of:=IF([Data.FJ18]=&quot;&quot;;0;(IF([Data.FJ18]=&quot;?&quot;;&quot;?&quot;;1)))" table:style-name="ce1">
            <text:p>1</text:p>
          </table:table-cell>
          <table:table-cell office:value-type="float" office:value="1" table:formula="of:=IF([Data.FK18]=&quot;&quot;;0;(IF([Data.FK18]=&quot;?&quot;;&quot;?&quot;;1)))" table:style-name="ce1">
            <text:p>1</text:p>
          </table:table-cell>
          <table:table-cell office:value-type="float" office:value="1" table:formula="of:=IF([Data.FL18]=&quot;&quot;;0;(IF([Data.FL18]=&quot;?&quot;;&quot;?&quot;;1)))" table:style-name="ce1">
            <text:p>1</text:p>
          </table:table-cell>
          <table:table-cell office:value-type="float" office:value="1" table:formula="of:=IF([Data.FM18]=&quot;&quot;;0;(IF([Data.FM18]=&quot;?&quot;;&quot;?&quot;;1)))" table:style-name="ce1">
            <text:p>1</text:p>
          </table:table-cell>
          <table:table-cell office:value-type="float" office:value="0" table:formula="of:=IF([Data.FN18]=&quot;&quot;;0;(IF([Data.FN18]=&quot;?&quot;;&quot;?&quot;;1)))" table:style-name="ce1">
            <text:p>0</text:p>
          </table:table-cell>
          <table:table-cell office:value-type="float" office:value="1" table:formula="of:=IF([Data.FO18]=&quot;&quot;;0;(IF([Data.FO18]=&quot;?&quot;;&quot;?&quot;;1)))" table:style-name="ce1">
            <text:p>1</text:p>
          </table:table-cell>
          <table:table-cell office:value-type="float" office:value="0" table:formula="of:=IF([Data.FP18]=&quot;&quot;;0;(IF([Data.FP18]=&quot;?&quot;;&quot;?&quot;;1)))" table:style-name="ce1">
            <text:p>0</text:p>
          </table:table-cell>
          <table:table-cell office:value-type="float" office:value="0" table:formula="of:=IF([Data.FQ18]=&quot;&quot;;0;(IF([Data.FQ18]=&quot;?&quot;;&quot;?&quot;;1)))" table:style-name="ce1">
            <text:p>0</text:p>
          </table:table-cell>
          <table:table-cell office:value-type="float" office:value="1" table:formula="of:=IF([Data.FR18]=&quot;&quot;;0;(IF([Data.FR18]=&quot;?&quot;;&quot;?&quot;;1)))" table:style-name="ce1">
            <text:p>1</text:p>
          </table:table-cell>
          <table:table-cell office:value-type="float" office:value="1" table:formula="of:=IF([Data.FS18]=&quot;&quot;;0;(IF([Data.FS18]=&quot;?&quot;;&quot;?&quot;;1)))" table:style-name="ce1">
            <text:p>1</text:p>
          </table:table-cell>
          <table:table-cell office:value-type="float" office:value="0" table:formula="of:=IF([Data.FT18]=&quot;&quot;;0;(IF([Data.FT18]=&quot;?&quot;;&quot;?&quot;;1)))" table:style-name="ce1">
            <text:p>0</text:p>
          </table:table-cell>
          <table:table-cell office:value-type="float" office:value="0" table:formula="of:=IF([Data.FU18]=&quot;&quot;;0;(IF([Data.FU18]=&quot;?&quot;;&quot;?&quot;;1)))" table:style-name="ce1">
            <text:p>0</text:p>
          </table:table-cell>
          <table:table-cell office:value-type="float" office:value="0" table:formula="of:=IF([Data.FV18]=&quot;&quot;;0;(IF([Data.FV18]=&quot;?&quot;;&quot;?&quot;;1)))" table:style-name="ce1">
            <text:p>0</text:p>
          </table:table-cell>
          <table:table-cell office:value-type="float" office:value="0" table:formula="of:=IF([Data.FW18]=&quot;&quot;;0;(IF([Data.FW18]=&quot;?&quot;;&quot;?&quot;;1)))" table:style-name="ce1">
            <text:p>0</text:p>
          </table:table-cell>
          <table:table-cell office:value-type="float" office:value="1" table:formula="of:=IF([Data.FX18]=&quot;&quot;;0;(IF([Data.FX18]=&quot;?&quot;;&quot;?&quot;;1)))" table:style-name="ce1">
            <text:p>1</text:p>
          </table:table-cell>
          <table:table-cell office:value-type="float" office:value="0" table:formula="of:=IF([Data.FY18]=&quot;&quot;;0;(IF([Data.FY18]=&quot;?&quot;;&quot;?&quot;;1)))" table:style-name="ce1">
            <text:p>0</text:p>
          </table:table-cell>
          <table:table-cell office:value-type="float" office:value="1" table:formula="of:=IF([Data.FZ18]=&quot;&quot;;0;(IF([Data.FZ18]=&quot;?&quot;;&quot;?&quot;;1)))" table:style-name="ce1">
            <text:p>1</text:p>
          </table:table-cell>
          <table:table-cell office:value-type="float" office:value="1" table:formula="of:=IF([Data.GA18]=&quot;&quot;;0;(IF([Data.GA18]=&quot;?&quot;;&quot;?&quot;;1)))" table:style-name="ce1">
            <text:p>1</text:p>
          </table:table-cell>
          <table:table-cell office:value-type="float" office:value="0" table:formula="of:=IF([Data.GB18]=&quot;&quot;;0;(IF([Data.GB18]=&quot;?&quot;;&quot;?&quot;;1)))" table:style-name="ce1">
            <text:p>0</text:p>
          </table:table-cell>
          <table:table-cell office:value-type="float" office:value="0" table:formula="of:=IF([Data.GC18]=&quot;&quot;;0;(IF([Data.GC18]=&quot;?&quot;;&quot;?&quot;;1)))" table:style-name="ce1">
            <text:p>0</text:p>
          </table:table-cell>
          <table:table-cell office:value-type="float" office:value="1" table:formula="of:=IF([Data.GD18]=&quot;&quot;;0;(IF([Data.GD18]=&quot;?&quot;;&quot;?&quot;;1)))" table:style-name="ce1">
            <text:p>1</text:p>
          </table:table-cell>
          <table:table-cell office:value-type="float" office:value="0" table:formula="of:=IF([Data.GE18]=&quot;&quot;;0;(IF([Data.GE18]=&quot;?&quot;;&quot;?&quot;;1)))" table:style-name="ce1">
            <text:p>0</text:p>
          </table:table-cell>
          <table:table-cell office:value-type="float" office:value="0" table:formula="of:=IF([Data.GF18]=&quot;&quot;;0;(IF([Data.GF18]=&quot;?&quot;;&quot;?&quot;;1)))" table:style-name="ce1">
            <text:p>0</text:p>
          </table:table-cell>
          <table:table-cell office:value-type="float" office:value="0" table:formula="of:=IF([Data.GG18]=&quot;&quot;;0;(IF([Data.GG18]=&quot;?&quot;;&quot;?&quot;;1)))" table:style-name="ce1">
            <text:p>0</text:p>
          </table:table-cell>
          <table:table-cell office:value-type="float" office:value="0" table:formula="of:=IF([Data.GH18]=&quot;&quot;;0;(IF([Data.GH18]=&quot;?&quot;;&quot;?&quot;;1)))" table:style-name="ce1">
            <text:p>0</text:p>
          </table:table-cell>
          <table:table-cell office:value-type="float" office:value="0" table:formula="of:=IF([Data.GI18]=&quot;&quot;;0;(IF([Data.GI18]=&quot;?&quot;;&quot;?&quot;;1)))" table:style-name="ce1">
            <text:p>0</text:p>
          </table:table-cell>
          <table:table-cell office:value-type="float" office:value="0" table:formula="of:=IF([Data.GJ18]=&quot;&quot;;0;(IF([Data.GJ18]=&quot;?&quot;;&quot;?&quot;;1)))" table:style-name="ce1">
            <text:p>0</text:p>
          </table:table-cell>
          <table:table-cell office:value-type="float" office:value="0" table:formula="of:=IF([Data.GK18]=&quot;&quot;;0;(IF([Data.GK18]=&quot;?&quot;;&quot;?&quot;;1)))" table:style-name="ce1">
            <text:p>0</text:p>
          </table:table-cell>
          <table:table-cell office:value-type="float" office:value="0" table:formula="of:=IF([Data.GL18]=&quot;&quot;;0;(IF([Data.GL18]=&quot;?&quot;;&quot;?&quot;;1)))" table:style-name="ce1">
            <text:p>0</text:p>
          </table:table-cell>
          <table:table-cell office:value-type="float" office:value="1" table:formula="of:=IF([Data.GM18]=&quot;&quot;;0;(IF([Data.GM18]=&quot;?&quot;;&quot;?&quot;;1)))" table:style-name="ce1">
            <text:p>1</text:p>
          </table:table-cell>
          <table:table-cell office:value-type="float" office:value="1" table:formula="of:=IF([Data.GN18]=&quot;&quot;;0;(IF([Data.GN18]=&quot;?&quot;;&quot;?&quot;;1)))" table:style-name="ce1">
            <text:p>1</text:p>
          </table:table-cell>
          <table:table-cell office:value-type="float" office:value="1" table:formula="of:=IF([Data.GO18]=&quot;&quot;;0;(IF([Data.GO18]=&quot;?&quot;;&quot;?&quot;;1)))" table:style-name="ce1">
            <text:p>1</text:p>
          </table:table-cell>
          <table:table-cell office:value-type="float" office:value="1" table:formula="of:=IF([Data.GP18]=&quot;&quot;;0;(IF([Data.GP18]=&quot;?&quot;;&quot;?&quot;;1)))" table:style-name="ce1">
            <text:p>1</text:p>
          </table:table-cell>
          <table:table-cell office:value-type="float" office:value="0" table:formula="of:=IF([Data.GQ18]=&quot;&quot;;0;(IF([Data.GQ18]=&quot;?&quot;;&quot;?&quot;;1)))" table:style-name="ce1">
            <text:p>0</text:p>
          </table:table-cell>
          <table:table-cell office:value-type="float" office:value="1" table:formula="of:=IF([Data.GR18]=&quot;&quot;;0;(IF([Data.GR18]=&quot;?&quot;;&quot;?&quot;;1)))" table:style-name="ce1">
            <text:p>1</text:p>
          </table:table-cell>
          <table:table-cell office:value-type="float" office:value="1" table:formula="of:=IF([Data.GS18]=&quot;&quot;;0;(IF([Data.GS18]=&quot;?&quot;;&quot;?&quot;;1)))" table:style-name="ce1">
            <text:p>1</text:p>
          </table:table-cell>
          <table:table-cell office:value-type="float" office:value="0" table:formula="of:=IF([Data.GT18]=&quot;&quot;;0;(IF([Data.GT18]=&quot;?&quot;;&quot;?&quot;;1)))" table:style-name="ce1">
            <text:p>0</text:p>
          </table:table-cell>
          <table:table-cell office:value-type="float" office:value="0" table:formula="of:=IF([Data.GU18]=&quot;&quot;;0;(IF([Data.GU18]=&quot;?&quot;;&quot;?&quot;;1)))" table:style-name="ce1">
            <text:p>0</text:p>
          </table:table-cell>
          <table:table-cell office:value-type="float" office:value="1" table:formula="of:=IF([Data.GV18]=&quot;&quot;;0;(IF([Data.GV18]=&quot;?&quot;;&quot;?&quot;;1)))" table:style-name="ce1">
            <text:p>1</text:p>
          </table:table-cell>
          <table:table-cell office:value-type="float" office:value="0" table:formula="of:=IF([Data.GW18]=&quot;&quot;;0;(IF([Data.GW18]=&quot;?&quot;;&quot;?&quot;;1)))" table:style-name="ce1">
            <text:p>0</text:p>
          </table:table-cell>
          <table:table-cell office:value-type="float" office:value="0" table:formula="of:=IF([Data.GX18]=&quot;&quot;;0;(IF([Data.GX18]=&quot;?&quot;;&quot;?&quot;;1)))" table:style-name="ce1">
            <text:p>0</text:p>
          </table:table-cell>
          <table:table-cell office:value-type="float" office:value="0" table:formula="of:=IF([Data.GY18]=&quot;&quot;;0;(IF([Data.GY18]=&quot;?&quot;;&quot;?&quot;;1)))" table:style-name="ce1">
            <text:p>0</text:p>
          </table:table-cell>
          <table:table-cell office:value-type="float" office:value="0" table:formula="of:=IF([Data.GZ18]=&quot;&quot;;0;(IF([Data.GZ18]=&quot;?&quot;;&quot;?&quot;;1)))" table:style-name="ce1">
            <text:p>0</text:p>
          </table:table-cell>
          <table:table-cell office:value-type="float" office:value="0" table:formula="of:=IF([Data.HA18]=&quot;&quot;;0;(IF([Data.HA18]=&quot;?&quot;;&quot;?&quot;;1)))" table:style-name="ce1">
            <text:p>0</text:p>
          </table:table-cell>
          <table:table-cell office:value-type="float" office:value="0" table:formula="of:=IF([Data.HB18]=&quot;&quot;;0;(IF([Data.HB18]=&quot;?&quot;;&quot;?&quot;;1)))" table:style-name="ce1">
            <text:p>0</text:p>
          </table:table-cell>
          <table:table-cell office:value-type="float" office:value="0" table:formula="of:=IF([Data.HC18]=&quot;&quot;;0;(IF([Data.HC18]=&quot;?&quot;;&quot;?&quot;;1)))" table:style-name="ce1">
            <text:p>0</text:p>
          </table:table-cell>
          <table:table-cell office:value-type="float" office:value="0" table:formula="of:=IF([Data.HD18]=&quot;&quot;;0;(IF([Data.HD18]=&quot;?&quot;;&quot;?&quot;;1)))" table:style-name="ce1">
            <text:p>0</text:p>
          </table:table-cell>
          <table:table-cell office:value-type="float" office:value="1" table:formula="of:=IF([Data.HE18]=&quot;&quot;;0;(IF([Data.HE18]=&quot;?&quot;;&quot;?&quot;;1)))" table:style-name="ce1">
            <text:p>1</text:p>
          </table:table-cell>
          <table:table-cell office:value-type="float" office:value="1" table:formula="of:=IF([Data.HF18]=&quot;&quot;;0;(IF([Data.HF18]=&quot;?&quot;;&quot;?&quot;;1)))" table:style-name="ce1">
            <text:p>1</text:p>
          </table:table-cell>
          <table:table-cell office:value-type="float" office:value="0" table:formula="of:=IF([Data.HG18]=&quot;&quot;;0;(IF([Data.HG18]=&quot;?&quot;;&quot;?&quot;;1)))" table:style-name="ce1">
            <text:p>0</text:p>
          </table:table-cell>
          <table:table-cell office:value-type="float" office:value="1" table:formula="of:=IF([Data.HH18]=&quot;&quot;;0;(IF([Data.HH18]=&quot;?&quot;;&quot;?&quot;;1)))" table:style-name="ce1">
            <text:p>1</text:p>
          </table:table-cell>
          <table:table-cell office:value-type="float" office:value="1" table:formula="of:=IF([Data.HI18]=&quot;&quot;;0;(IF([Data.HI18]=&quot;?&quot;;&quot;?&quot;;1)))" table:style-name="ce1">
            <text:p>1</text:p>
          </table:table-cell>
          <table:table-cell office:value-type="float" office:value="1" table:formula="of:=IF([Data.HJ18]=&quot;&quot;;0;(IF([Data.HJ18]=&quot;?&quot;;&quot;?&quot;;1)))" table:style-name="ce1">
            <text:p>1</text:p>
          </table:table-cell>
          <table:table-cell office:value-type="float" office:value="0" table:formula="of:=IF([Data.HK18]=&quot;&quot;;0;(IF([Data.HK18]=&quot;?&quot;;&quot;?&quot;;1)))" table:style-name="ce1">
            <text:p>0</text:p>
          </table:table-cell>
          <table:table-cell office:value-type="float" office:value="0" table:formula="of:=IF([Data.HL18]=&quot;&quot;;0;(IF([Data.HL18]=&quot;?&quot;;&quot;?&quot;;1)))" table:style-name="ce1">
            <text:p>0</text:p>
          </table:table-cell>
          <table:table-cell office:value-type="float" office:value="1" table:formula="of:=IF([Data.HM18]=&quot;&quot;;0;(IF([Data.HM18]=&quot;?&quot;;&quot;?&quot;;1)))" table:style-name="ce1">
            <text:p>1</text:p>
          </table:table-cell>
          <table:table-cell office:value-type="float" office:value="0" table:formula="of:=IF([Data.HN18]=&quot;&quot;;0;(IF([Data.HN18]=&quot;?&quot;;&quot;?&quot;;1)))" table:style-name="ce1">
            <text:p>0</text:p>
          </table:table-cell>
          <table:table-cell office:value-type="float" office:value="1" table:formula="of:=IF([Data.HO18]=&quot;&quot;;0;(IF([Data.HO18]=&quot;?&quot;;&quot;?&quot;;1)))" table:style-name="ce1">
            <text:p>1</text:p>
          </table:table-cell>
          <table:table-cell office:value-type="float" office:value="1" table:formula="of:=IF([Data.HP18]=&quot;&quot;;0;(IF([Data.HP18]=&quot;?&quot;;&quot;?&quot;;1)))" table:style-name="ce1">
            <text:p>1</text:p>
          </table:table-cell>
          <table:table-cell office:value-type="float" office:value="0" table:formula="of:=IF([Data.HQ18]=&quot;&quot;;0;(IF([Data.HQ18]=&quot;?&quot;;&quot;?&quot;;1)))" table:style-name="ce1">
            <text:p>0</text:p>
          </table:table-cell>
          <table:table-cell office:value-type="float" office:value="0" table:formula="of:=IF([Data.HR18]=&quot;&quot;;0;(IF([Data.HR18]=&quot;?&quot;;&quot;?&quot;;1)))" table:style-name="ce1">
            <text:p>0</text:p>
          </table:table-cell>
          <table:table-cell office:value-type="float" office:value="0" table:formula="of:=IF([Data.HS18]=&quot;&quot;;0;(IF([Data.HS18]=&quot;?&quot;;&quot;?&quot;;1)))" table:style-name="ce1">
            <text:p>0</text:p>
          </table:table-cell>
          <table:table-cell office:value-type="float" office:value="0" table:formula="of:=IF([Data.HT18]=&quot;&quot;;0;(IF([Data.HT18]=&quot;?&quot;;&quot;?&quot;;1)))" table:style-name="ce1">
            <text:p>0</text:p>
          </table:table-cell>
          <table:table-cell office:value-type="float" office:value="1" table:formula="of:=IF([Data.HU18]=&quot;&quot;;0;(IF([Data.HU18]=&quot;?&quot;;&quot;?&quot;;1)))" table:style-name="ce1">
            <text:p>1</text:p>
          </table:table-cell>
          <table:table-cell office:value-type="float" office:value="1" table:formula="of:=IF([Data.HV18]=&quot;&quot;;0;(IF([Data.HV18]=&quot;?&quot;;&quot;?&quot;;1)))" table:style-name="ce1">
            <text:p>1</text:p>
          </table:table-cell>
          <table:table-cell office:value-type="float" office:value="0" table:formula="of:=IF([Data.HW18]=&quot;&quot;;0;(IF([Data.HW18]=&quot;?&quot;;&quot;?&quot;;1)))" table:style-name="ce1">
            <text:p>0</text:p>
          </table:table-cell>
          <table:table-cell office:value-type="float" office:value="0" table:formula="of:=IF([Data.HX18]=&quot;&quot;;0;(IF([Data.HX18]=&quot;?&quot;;&quot;?&quot;;1)))" table:style-name="ce1">
            <text:p>0</text:p>
          </table:table-cell>
          <table:table-cell office:value-type="float" office:value="1" table:formula="of:=IF([Data.HY18]=&quot;&quot;;0;(IF([Data.HY18]=&quot;?&quot;;&quot;?&quot;;1)))" table:style-name="ce1">
            <text:p>1</text:p>
          </table:table-cell>
          <table:table-cell office:value-type="float" office:value="1" table:formula="of:=IF([Data.HZ18]=&quot;&quot;;0;(IF([Data.HZ18]=&quot;?&quot;;&quot;?&quot;;1)))" table:style-name="ce1">
            <text:p>1</text:p>
          </table:table-cell>
          <table:table-cell office:value-type="float" office:value="0" table:formula="of:=IF([Data.IA18]=&quot;&quot;;0;(IF([Data.IA18]=&quot;?&quot;;&quot;?&quot;;1)))" table:style-name="ce1">
            <text:p>0</text:p>
          </table:table-cell>
          <table:table-cell office:value-type="float" office:value="0" table:formula="of:=IF([Data.IB18]=&quot;&quot;;0;(IF([Data.IB18]=&quot;?&quot;;&quot;?&quot;;1)))" table:style-name="ce1">
            <text:p>0</text:p>
          </table:table-cell>
          <table:table-cell office:value-type="float" office:value="0" table:formula="of:=IF([Data.IC18]=&quot;&quot;;0;(IF([Data.IC18]=&quot;?&quot;;&quot;?&quot;;1)))" table:style-name="ce1">
            <text:p>0</text:p>
          </table:table-cell>
          <table:table-cell office:value-type="float" office:value="0" table:formula="of:=IF([Data.ID18]=&quot;&quot;;0;(IF([Data.ID18]=&quot;?&quot;;&quot;?&quot;;1)))" table:style-name="ce1">
            <text:p>0</text:p>
          </table:table-cell>
          <table:table-cell office:value-type="float" office:value="1" table:formula="of:=IF([Data.IE18]=&quot;&quot;;0;(IF([Data.IE18]=&quot;?&quot;;&quot;?&quot;;1)))" table:style-name="ce1">
            <text:p>1</text:p>
          </table:table-cell>
          <table:table-cell office:value-type="float" office:value="0" table:formula="of:=IF([Data.IF18]=&quot;&quot;;0;(IF([Data.IF18]=&quot;?&quot;;&quot;?&quot;;1)))" table:style-name="ce1">
            <text:p>0</text:p>
          </table:table-cell>
          <table:table-cell office:value-type="float" office:value="0" table:formula="of:=IF([Data.IG18]=&quot;&quot;;0;(IF([Data.IG18]=&quot;?&quot;;&quot;?&quot;;1)))" table:style-name="ce1">
            <text:p>0</text:p>
          </table:table-cell>
          <table:table-cell office:value-type="float" office:value="0" table:formula="of:=IF([Data.IH18]=&quot;&quot;;0;(IF([Data.IH18]=&quot;?&quot;;&quot;?&quot;;1)))" table:style-name="ce1">
            <text:p>0</text:p>
          </table:table-cell>
          <table:table-cell office:value-type="float" office:value="0" table:formula="of:=IF([Data.II18]=&quot;&quot;;0;(IF([Data.II18]=&quot;?&quot;;&quot;?&quot;;1)))" table:style-name="ce1">
            <text:p>0</text:p>
          </table:table-cell>
          <table:table-cell office:value-type="float" office:value="1" table:formula="of:=IF([Data.IJ18]=&quot;&quot;;0;(IF([Data.IJ18]=&quot;?&quot;;&quot;?&quot;;1)))" table:style-name="ce1">
            <text:p>1</text:p>
          </table:table-cell>
          <table:table-cell office:value-type="float" office:value="0" table:formula="of:=IF([Data.IK18]=&quot;&quot;;0;(IF([Data.IK18]=&quot;?&quot;;&quot;?&quot;;1)))" table:style-name="ce1">
            <text:p>0</text:p>
          </table:table-cell>
          <table:table-cell table:number-columns-repeated="2" table:style-name="ce1"/>
          <table:table-cell office:value-type="float" office:value="80" table:formula="of:=SUM([.B16:.HI16])" table:style-name="ce1">
            <text:p>80</text:p>
          </table:table-cell>
          <table:table-cell table:number-columns-repeated="16164"/>
        </table:table-row>
        <table:table-row table:style-name="ro3">
          <table:table-cell office:value-type="string" office:string-value="TnQianxi" table:formula="of:=[Data.C19]" table:style-name="ce1">
            <text:p>TnQianxi</text:p>
          </table:table-cell>
          <table:table-cell office:value-type="float" office:value="1" table:formula="of:=IF([Data.AD19]=&quot;&quot;;0;(IF([Data.AD19]=&quot;?&quot;;&quot;?&quot;;1)))" table:style-name="ce1">
            <text:p>1</text:p>
          </table:table-cell>
          <table:table-cell office:value-type="float" office:value="0" table:formula="of:=IF([Data.AE19]=&quot;&quot;;0;(IF([Data.AE19]=&quot;?&quot;;&quot;?&quot;;1)))" table:style-name="ce1">
            <text:p>0</text:p>
          </table:table-cell>
          <table:table-cell office:value-type="float" office:value="1" table:formula="of:=IF([Data.AF19]=&quot;&quot;;0;(IF([Data.AF19]=&quot;?&quot;;&quot;?&quot;;1)))" table:style-name="ce1">
            <text:p>1</text:p>
          </table:table-cell>
          <table:table-cell office:value-type="float" office:value="1" table:formula="of:=IF([Data.AG19]=&quot;&quot;;0;(IF([Data.AG19]=&quot;?&quot;;&quot;?&quot;;1)))" table:style-name="ce1">
            <text:p>1</text:p>
          </table:table-cell>
          <table:table-cell office:value-type="float" office:value="1" table:formula="of:=IF([Data.AH19]=&quot;&quot;;0;(IF([Data.AH19]=&quot;?&quot;;&quot;?&quot;;1)))" table:style-name="ce1">
            <text:p>1</text:p>
          </table:table-cell>
          <table:table-cell office:value-type="float" office:value="1" table:formula="of:=IF([Data.AI19]=&quot;&quot;;0;(IF([Data.AI19]=&quot;?&quot;;&quot;?&quot;;1)))" table:style-name="ce1">
            <text:p>1</text:p>
          </table:table-cell>
          <table:table-cell office:value-type="float" office:value="0" table:formula="of:=IF([Data.AJ19]=&quot;&quot;;0;(IF([Data.AJ19]=&quot;?&quot;;&quot;?&quot;;1)))" table:style-name="ce1">
            <text:p>0</text:p>
          </table:table-cell>
          <table:table-cell office:value-type="float" office:value="1" table:formula="of:=IF([Data.AK19]=&quot;&quot;;0;(IF([Data.AK19]=&quot;?&quot;;&quot;?&quot;;1)))" table:style-name="ce1">
            <text:p>1</text:p>
          </table:table-cell>
          <table:table-cell office:value-type="float" office:value="0" table:formula="of:=IF([Data.AL19]=&quot;&quot;;0;(IF([Data.AL19]=&quot;?&quot;;&quot;?&quot;;1)))" table:style-name="ce1">
            <text:p>0</text:p>
          </table:table-cell>
          <table:table-cell office:value-type="float" office:value="0" table:formula="of:=IF([Data.AM19]=&quot;&quot;;0;(IF([Data.AM19]=&quot;?&quot;;&quot;?&quot;;1)))" table:style-name="ce1">
            <text:p>0</text:p>
          </table:table-cell>
          <table:table-cell office:value-type="float" office:value="1" table:formula="of:=IF([Data.AN19]=&quot;&quot;;0;(IF([Data.AN19]=&quot;?&quot;;&quot;?&quot;;1)))" table:style-name="ce1">
            <text:p>1</text:p>
          </table:table-cell>
          <table:table-cell office:value-type="float" office:value="0" table:formula="of:=IF([Data.AO19]=&quot;&quot;;0;(IF([Data.AO19]=&quot;?&quot;;&quot;?&quot;;1)))" table:style-name="ce1">
            <text:p>0</text:p>
          </table:table-cell>
          <table:table-cell office:value-type="float" office:value="1" table:formula="of:=IF([Data.AP19]=&quot;&quot;;0;(IF([Data.AP19]=&quot;?&quot;;&quot;?&quot;;1)))" table:style-name="ce1">
            <text:p>1</text:p>
          </table:table-cell>
          <table:table-cell office:value-type="float" office:value="1" table:formula="of:=IF([Data.AQ19]=&quot;&quot;;0;(IF([Data.AQ19]=&quot;?&quot;;&quot;?&quot;;1)))" table:style-name="ce1">
            <text:p>1</text:p>
          </table:table-cell>
          <table:table-cell office:value-type="float" office:value="1" table:formula="of:=IF([Data.AR19]=&quot;&quot;;0;(IF([Data.AR19]=&quot;?&quot;;&quot;?&quot;;1)))" table:style-name="ce1">
            <text:p>1</text:p>
          </table:table-cell>
          <table:table-cell office:value-type="float" office:value="0" table:formula="of:=IF([Data.AS19]=&quot;&quot;;0;(IF([Data.AS19]=&quot;?&quot;;&quot;?&quot;;1)))" table:style-name="ce1">
            <text:p>0</text:p>
          </table:table-cell>
          <table:table-cell office:value-type="float" office:value="1" table:formula="of:=IF([Data.AT19]=&quot;&quot;;0;(IF([Data.AT19]=&quot;?&quot;;&quot;?&quot;;1)))" table:style-name="ce1">
            <text:p>1</text:p>
          </table:table-cell>
          <table:table-cell office:value-type="float" office:value="1" table:formula="of:=IF([Data.AU19]=&quot;&quot;;0;(IF([Data.AU19]=&quot;?&quot;;&quot;?&quot;;1)))" table:style-name="ce1">
            <text:p>1</text:p>
          </table:table-cell>
          <table:table-cell office:value-type="float" office:value="1" table:formula="of:=IF([Data.AV19]=&quot;&quot;;0;(IF([Data.AV19]=&quot;?&quot;;&quot;?&quot;;1)))" table:style-name="ce1">
            <text:p>1</text:p>
          </table:table-cell>
          <table:table-cell office:value-type="float" office:value="1" table:formula="of:=IF([Data.AW19]=&quot;&quot;;0;(IF([Data.AW19]=&quot;?&quot;;&quot;?&quot;;1)))" table:style-name="ce1">
            <text:p>1</text:p>
          </table:table-cell>
          <table:table-cell office:value-type="float" office:value="0" table:formula="of:=IF([Data.AX19]=&quot;&quot;;0;(IF([Data.AX19]=&quot;?&quot;;&quot;?&quot;;1)))" table:style-name="ce1">
            <text:p>0</text:p>
          </table:table-cell>
          <table:table-cell office:value-type="float" office:value="0" table:formula="of:=IF([Data.AY19]=&quot;&quot;;0;(IF([Data.AY19]=&quot;?&quot;;&quot;?&quot;;1)))" table:style-name="ce1">
            <text:p>0</text:p>
          </table:table-cell>
          <table:table-cell office:value-type="float" office:value="0" table:formula="of:=IF([Data.AZ19]=&quot;&quot;;0;(IF([Data.AZ19]=&quot;?&quot;;&quot;?&quot;;1)))" table:style-name="ce1">
            <text:p>0</text:p>
          </table:table-cell>
          <table:table-cell office:value-type="float" office:value="0" table:formula="of:=IF([Data.BA19]=&quot;&quot;;0;(IF([Data.BA19]=&quot;?&quot;;&quot;?&quot;;1)))" table:style-name="ce1">
            <text:p>0</text:p>
          </table:table-cell>
          <table:table-cell office:value-type="float" office:value="0" table:formula="of:=IF([Data.BB19]=&quot;&quot;;0;(IF([Data.BB19]=&quot;?&quot;;&quot;?&quot;;1)))" table:style-name="ce1">
            <text:p>0</text:p>
          </table:table-cell>
          <table:table-cell office:value-type="float" office:value="1" table:formula="of:=IF([Data.BC19]=&quot;&quot;;0;(IF([Data.BC19]=&quot;?&quot;;&quot;?&quot;;1)))" table:style-name="ce1">
            <text:p>1</text:p>
          </table:table-cell>
          <table:table-cell office:value-type="float" office:value="0" table:formula="of:=IF([Data.BD19]=&quot;&quot;;0;(IF([Data.BD19]=&quot;?&quot;;&quot;?&quot;;1)))" table:style-name="ce1">
            <text:p>0</text:p>
          </table:table-cell>
          <table:table-cell office:value-type="float" office:value="0" table:formula="of:=IF([Data.BE19]=&quot;&quot;;0;(IF([Data.BE19]=&quot;?&quot;;&quot;?&quot;;1)))" table:style-name="ce1">
            <text:p>0</text:p>
          </table:table-cell>
          <table:table-cell office:value-type="float" office:value="1" table:formula="of:=IF([Data.BF19]=&quot;&quot;;0;(IF([Data.BF19]=&quot;?&quot;;&quot;?&quot;;1)))" table:style-name="ce1">
            <text:p>1</text:p>
          </table:table-cell>
          <table:table-cell office:value-type="float" office:value="1" table:formula="of:=IF([Data.BG19]=&quot;&quot;;0;(IF([Data.BG19]=&quot;?&quot;;&quot;?&quot;;1)))" table:style-name="ce1">
            <text:p>1</text:p>
          </table:table-cell>
          <table:table-cell office:value-type="float" office:value="0" table:formula="of:=IF([Data.BH19]=&quot;&quot;;0;(IF([Data.BH19]=&quot;?&quot;;&quot;?&quot;;1)))" table:style-name="ce1">
            <text:p>0</text:p>
          </table:table-cell>
          <table:table-cell office:value-type="float" office:value="0" table:formula="of:=IF([Data.BI19]=&quot;&quot;;0;(IF([Data.BI19]=&quot;?&quot;;&quot;?&quot;;1)))" table:style-name="ce1">
            <text:p>0</text:p>
          </table:table-cell>
          <table:table-cell office:value-type="float" office:value="0" table:formula="of:=IF([Data.BJ19]=&quot;&quot;;0;(IF([Data.BJ19]=&quot;?&quot;;&quot;?&quot;;1)))" table:style-name="ce1">
            <text:p>0</text:p>
          </table:table-cell>
          <table:table-cell office:value-type="float" office:value="1" table:formula="of:=IF([Data.BK19]=&quot;&quot;;0;(IF([Data.BK19]=&quot;?&quot;;&quot;?&quot;;1)))" table:style-name="ce1">
            <text:p>1</text:p>
          </table:table-cell>
          <table:table-cell office:value-type="float" office:value="1" table:formula="of:=IF([Data.BL19]=&quot;&quot;;0;(IF([Data.BL19]=&quot;?&quot;;&quot;?&quot;;1)))" table:style-name="ce1">
            <text:p>1</text:p>
          </table:table-cell>
          <table:table-cell office:value-type="float" office:value="1" table:formula="of:=IF([Data.BM19]=&quot;&quot;;0;(IF([Data.BM19]=&quot;?&quot;;&quot;?&quot;;1)))" table:style-name="ce1">
            <text:p>1</text:p>
          </table:table-cell>
          <table:table-cell office:value-type="float" office:value="1" table:formula="of:=IF([Data.BN19]=&quot;&quot;;0;(IF([Data.BN19]=&quot;?&quot;;&quot;?&quot;;1)))" table:style-name="ce1">
            <text:p>1</text:p>
          </table:table-cell>
          <table:table-cell office:value-type="float" office:value="0" table:formula="of:=IF([Data.BO19]=&quot;&quot;;0;(IF([Data.BO19]=&quot;?&quot;;&quot;?&quot;;1)))" table:style-name="ce1">
            <text:p>0</text:p>
          </table:table-cell>
          <table:table-cell office:value-type="float" office:value="1" table:formula="of:=IF([Data.BP19]=&quot;&quot;;0;(IF([Data.BP19]=&quot;?&quot;;&quot;?&quot;;1)))" table:style-name="ce1">
            <text:p>1</text:p>
          </table:table-cell>
          <table:table-cell office:value-type="float" office:value="0" table:formula="of:=IF([Data.BQ19]=&quot;&quot;;0;(IF([Data.BQ19]=&quot;?&quot;;&quot;?&quot;;1)))" table:style-name="ce1">
            <text:p>0</text:p>
          </table:table-cell>
          <table:table-cell office:value-type="float" office:value="0" table:formula="of:=IF([Data.BR19]=&quot;&quot;;0;(IF([Data.BR19]=&quot;?&quot;;&quot;?&quot;;1)))" table:style-name="ce1">
            <text:p>0</text:p>
          </table:table-cell>
          <table:table-cell office:value-type="float" office:value="0" table:formula="of:=IF([Data.BS19]=&quot;&quot;;0;(IF([Data.BS19]=&quot;?&quot;;&quot;?&quot;;1)))" table:style-name="ce1">
            <text:p>0</text:p>
          </table:table-cell>
          <table:table-cell office:value-type="float" office:value="0" table:formula="of:=IF([Data.BT19]=&quot;&quot;;0;(IF([Data.BT19]=&quot;?&quot;;&quot;?&quot;;1)))" table:style-name="ce1">
            <text:p>0</text:p>
          </table:table-cell>
          <table:table-cell office:value-type="float" office:value="1" table:formula="of:=IF([Data.BU19]=&quot;&quot;;0;(IF([Data.BU19]=&quot;?&quot;;&quot;?&quot;;1)))" table:style-name="ce1">
            <text:p>1</text:p>
          </table:table-cell>
          <table:table-cell office:value-type="float" office:value="1" table:formula="of:=IF([Data.BV19]=&quot;&quot;;0;(IF([Data.BV19]=&quot;?&quot;;&quot;?&quot;;1)))" table:style-name="ce1">
            <text:p>1</text:p>
          </table:table-cell>
          <table:table-cell office:value-type="float" office:value="0" table:formula="of:=IF([Data.BW19]=&quot;&quot;;0;(IF([Data.BW19]=&quot;?&quot;;&quot;?&quot;;1)))" table:style-name="ce1">
            <text:p>0</text:p>
          </table:table-cell>
          <table:table-cell office:value-type="float" office:value="0" table:formula="of:=IF([Data.BX19]=&quot;&quot;;0;(IF([Data.BX19]=&quot;?&quot;;&quot;?&quot;;1)))" table:style-name="ce1">
            <text:p>0</text:p>
          </table:table-cell>
          <table:table-cell office:value-type="float" office:value="1" table:formula="of:=IF([Data.BY19]=&quot;&quot;;0;(IF([Data.BY19]=&quot;?&quot;;&quot;?&quot;;1)))" table:style-name="ce1">
            <text:p>1</text:p>
          </table:table-cell>
          <table:table-cell office:value-type="float" office:value="1" table:formula="of:=IF([Data.BZ19]=&quot;&quot;;0;(IF([Data.BZ19]=&quot;?&quot;;&quot;?&quot;;1)))" table:style-name="ce1">
            <text:p>1</text:p>
          </table:table-cell>
          <table:table-cell office:value-type="float" office:value="0" table:formula="of:=IF([Data.CA19]=&quot;&quot;;0;(IF([Data.CA19]=&quot;?&quot;;&quot;?&quot;;1)))" table:style-name="ce1">
            <text:p>0</text:p>
          </table:table-cell>
          <table:table-cell office:value-type="float" office:value="1" table:formula="of:=IF([Data.CB19]=&quot;&quot;;0;(IF([Data.CB19]=&quot;?&quot;;&quot;?&quot;;1)))" table:style-name="ce1">
            <text:p>1</text:p>
          </table:table-cell>
          <table:table-cell office:value-type="float" office:value="1" table:formula="of:=IF([Data.CC19]=&quot;&quot;;0;(IF([Data.CC19]=&quot;?&quot;;&quot;?&quot;;1)))" table:style-name="ce1">
            <text:p>1</text:p>
          </table:table-cell>
          <table:table-cell office:value-type="float" office:value="0" table:formula="of:=IF([Data.CD19]=&quot;&quot;;0;(IF([Data.CD19]=&quot;?&quot;;&quot;?&quot;;1)))" table:style-name="ce1">
            <text:p>0</text:p>
          </table:table-cell>
          <table:table-cell office:value-type="float" office:value="0" table:formula="of:=IF([Data.CE19]=&quot;&quot;;0;(IF([Data.CE19]=&quot;?&quot;;&quot;?&quot;;1)))" table:style-name="ce1">
            <text:p>0</text:p>
          </table:table-cell>
          <table:table-cell office:value-type="float" office:value="1" table:formula="of:=IF([Data.CF19]=&quot;&quot;;0;(IF([Data.CF19]=&quot;?&quot;;&quot;?&quot;;1)))" table:style-name="ce1">
            <text:p>1</text:p>
          </table:table-cell>
          <table:table-cell office:value-type="float" office:value="0" table:formula="of:=IF([Data.CG19]=&quot;&quot;;0;(IF([Data.CG19]=&quot;?&quot;;&quot;?&quot;;1)))" table:style-name="ce1">
            <text:p>0</text:p>
          </table:table-cell>
          <table:table-cell office:value-type="float" office:value="1" table:formula="of:=IF([Data.CH19]=&quot;&quot;;0;(IF([Data.CH19]=&quot;?&quot;;&quot;?&quot;;1)))" table:style-name="ce1">
            <text:p>1</text:p>
          </table:table-cell>
          <table:table-cell office:value-type="float" office:value="1" table:formula="of:=IF([Data.CI19]=&quot;&quot;;0;(IF([Data.CI19]=&quot;?&quot;;&quot;?&quot;;1)))" table:style-name="ce1">
            <text:p>1</text:p>
          </table:table-cell>
          <table:table-cell office:value-type="float" office:value="0" table:formula="of:=IF([Data.CJ19]=&quot;&quot;;0;(IF([Data.CJ19]=&quot;?&quot;;&quot;?&quot;;1)))" table:style-name="ce1">
            <text:p>0</text:p>
          </table:table-cell>
          <table:table-cell office:value-type="float" office:value="1" table:formula="of:=IF([Data.CK19]=&quot;&quot;;0;(IF([Data.CK19]=&quot;?&quot;;&quot;?&quot;;1)))" table:style-name="ce1">
            <text:p>1</text:p>
          </table:table-cell>
          <table:table-cell office:value-type="float" office:value="0" table:formula="of:=IF([Data.CL19]=&quot;&quot;;0;(IF([Data.CL19]=&quot;?&quot;;&quot;?&quot;;1)))" table:style-name="ce1">
            <text:p>0</text:p>
          </table:table-cell>
          <table:table-cell office:value-type="float" office:value="0" table:formula="of:=IF([Data.CM19]=&quot;&quot;;0;(IF([Data.CM19]=&quot;?&quot;;&quot;?&quot;;1)))" table:style-name="ce1">
            <text:p>0</text:p>
          </table:table-cell>
          <table:table-cell office:value-type="float" office:value="0" table:formula="of:=IF([Data.CN19]=&quot;&quot;;0;(IF([Data.CN19]=&quot;?&quot;;&quot;?&quot;;1)))" table:style-name="ce1">
            <text:p>0</text:p>
          </table:table-cell>
          <table:table-cell office:value-type="float" office:value="0" table:formula="of:=IF([Data.CO19]=&quot;&quot;;0;(IF([Data.CO19]=&quot;?&quot;;&quot;?&quot;;1)))" table:style-name="ce1">
            <text:p>0</text:p>
          </table:table-cell>
          <table:table-cell office:value-type="float" office:value="1" table:formula="of:=IF([Data.CP19]=&quot;&quot;;0;(IF([Data.CP19]=&quot;?&quot;;&quot;?&quot;;1)))" table:style-name="ce1">
            <text:p>1</text:p>
          </table:table-cell>
          <table:table-cell office:value-type="float" office:value="0" table:formula="of:=IF([Data.CQ19]=&quot;&quot;;0;(IF([Data.CQ19]=&quot;?&quot;;&quot;?&quot;;1)))" table:style-name="ce1">
            <text:p>0</text:p>
          </table:table-cell>
          <table:table-cell office:value-type="float" office:value="0" table:formula="of:=IF([Data.CR19]=&quot;&quot;;0;(IF([Data.CR19]=&quot;?&quot;;&quot;?&quot;;1)))" table:style-name="ce1">
            <text:p>0</text:p>
          </table:table-cell>
          <table:table-cell office:value-type="float" office:value="0" table:formula="of:=IF([Data.CS19]=&quot;&quot;;0;(IF([Data.CS19]=&quot;?&quot;;&quot;?&quot;;1)))" table:style-name="ce1">
            <text:p>0</text:p>
          </table:table-cell>
          <table:table-cell office:value-type="float" office:value="0" table:formula="of:=IF([Data.CT19]=&quot;&quot;;0;(IF([Data.CT19]=&quot;?&quot;;&quot;?&quot;;1)))" table:style-name="ce1">
            <text:p>0</text:p>
          </table:table-cell>
          <table:table-cell office:value-type="float" office:value="0" table:formula="of:=IF([Data.CU19]=&quot;&quot;;0;(IF([Data.CU19]=&quot;?&quot;;&quot;?&quot;;1)))" table:style-name="ce1">
            <text:p>0</text:p>
          </table:table-cell>
          <table:table-cell office:value-type="float" office:value="1" table:formula="of:=IF([Data.CV19]=&quot;&quot;;0;(IF([Data.CV19]=&quot;?&quot;;&quot;?&quot;;1)))" table:style-name="ce1">
            <text:p>1</text:p>
          </table:table-cell>
          <table:table-cell office:value-type="float" office:value="0" table:formula="of:=IF([Data.CW19]=&quot;&quot;;0;(IF([Data.CW19]=&quot;?&quot;;&quot;?&quot;;1)))" table:style-name="ce1">
            <text:p>0</text:p>
          </table:table-cell>
          <table:table-cell office:value-type="float" office:value="1" table:formula="of:=IF([Data.CX19]=&quot;&quot;;0;(IF([Data.CX19]=&quot;?&quot;;&quot;?&quot;;1)))" table:style-name="ce1">
            <text:p>1</text:p>
          </table:table-cell>
          <table:table-cell office:value-type="float" office:value="0" table:formula="of:=IF([Data.CY19]=&quot;&quot;;0;(IF([Data.CY19]=&quot;?&quot;;&quot;?&quot;;1)))" table:style-name="ce1">
            <text:p>0</text:p>
          </table:table-cell>
          <table:table-cell office:value-type="float" office:value="1" table:formula="of:=IF([Data.CZ19]=&quot;&quot;;0;(IF([Data.CZ19]=&quot;?&quot;;&quot;?&quot;;1)))" table:style-name="ce1">
            <text:p>1</text:p>
          </table:table-cell>
          <table:table-cell office:value-type="float" office:value="1" table:formula="of:=IF([Data.DA19]=&quot;&quot;;0;(IF([Data.DA19]=&quot;?&quot;;&quot;?&quot;;1)))" table:style-name="ce1">
            <text:p>1</text:p>
          </table:table-cell>
          <table:table-cell office:value-type="float" office:value="1" table:formula="of:=IF([Data.DB19]=&quot;&quot;;0;(IF([Data.DB19]=&quot;?&quot;;&quot;?&quot;;1)))" table:style-name="ce1">
            <text:p>1</text:p>
          </table:table-cell>
          <table:table-cell office:value-type="float" office:value="1" table:formula="of:=IF([Data.DC19]=&quot;&quot;;0;(IF([Data.DC19]=&quot;?&quot;;&quot;?&quot;;1)))" table:style-name="ce1">
            <text:p>1</text:p>
          </table:table-cell>
          <table:table-cell office:value-type="float" office:value="1" table:formula="of:=IF([Data.DD19]=&quot;&quot;;0;(IF([Data.DD19]=&quot;?&quot;;&quot;?&quot;;1)))" table:style-name="ce1">
            <text:p>1</text:p>
          </table:table-cell>
          <table:table-cell office:value-type="float" office:value="0" table:formula="of:=IF([Data.DE19]=&quot;&quot;;0;(IF([Data.DE19]=&quot;?&quot;;&quot;?&quot;;1)))" table:style-name="ce1">
            <text:p>0</text:p>
          </table:table-cell>
          <table:table-cell office:value-type="float" office:value="1" table:formula="of:=IF([Data.DF19]=&quot;&quot;;0;(IF([Data.DF19]=&quot;?&quot;;&quot;?&quot;;1)))" table:style-name="ce1">
            <text:p>1</text:p>
          </table:table-cell>
          <table:table-cell office:value-type="float" office:value="1" table:formula="of:=IF([Data.DG19]=&quot;&quot;;0;(IF([Data.DG19]=&quot;?&quot;;&quot;?&quot;;1)))" table:style-name="ce1">
            <text:p>1</text:p>
          </table:table-cell>
          <table:table-cell office:value-type="float" office:value="1" table:formula="of:=IF([Data.DH19]=&quot;&quot;;0;(IF([Data.DH19]=&quot;?&quot;;&quot;?&quot;;1)))" table:style-name="ce1">
            <text:p>1</text:p>
          </table:table-cell>
          <table:table-cell office:value-type="float" office:value="0" table:formula="of:=IF([Data.DI19]=&quot;&quot;;0;(IF([Data.DI19]=&quot;?&quot;;&quot;?&quot;;1)))" table:style-name="ce1">
            <text:p>0</text:p>
          </table:table-cell>
          <table:table-cell office:value-type="float" office:value="1" table:formula="of:=IF([Data.DJ19]=&quot;&quot;;0;(IF([Data.DJ19]=&quot;?&quot;;&quot;?&quot;;1)))" table:style-name="ce1">
            <text:p>1</text:p>
          </table:table-cell>
          <table:table-cell office:value-type="float" office:value="1" table:formula="of:=IF([Data.DK19]=&quot;&quot;;0;(IF([Data.DK19]=&quot;?&quot;;&quot;?&quot;;1)))" table:style-name="ce1">
            <text:p>1</text:p>
          </table:table-cell>
          <table:table-cell office:value-type="float" office:value="0" table:formula="of:=IF([Data.DL19]=&quot;&quot;;0;(IF([Data.DL19]=&quot;?&quot;;&quot;?&quot;;1)))" table:style-name="ce1">
            <text:p>0</text:p>
          </table:table-cell>
          <table:table-cell office:value-type="float" office:value="0" table:formula="of:=IF([Data.DM19]=&quot;&quot;;0;(IF([Data.DM19]=&quot;?&quot;;&quot;?&quot;;1)))" table:style-name="ce1">
            <text:p>0</text:p>
          </table:table-cell>
          <table:table-cell office:value-type="float" office:value="0" table:formula="of:=IF([Data.DN19]=&quot;&quot;;0;(IF([Data.DN19]=&quot;?&quot;;&quot;?&quot;;1)))" table:style-name="ce1">
            <text:p>0</text:p>
          </table:table-cell>
          <table:table-cell office:value-type="float" office:value="1" table:formula="of:=IF([Data.DO19]=&quot;&quot;;0;(IF([Data.DO19]=&quot;?&quot;;&quot;?&quot;;1)))" table:style-name="ce1">
            <text:p>1</text:p>
          </table:table-cell>
          <table:table-cell office:value-type="float" office:value="0" table:formula="of:=IF([Data.DP19]=&quot;&quot;;0;(IF([Data.DP19]=&quot;?&quot;;&quot;?&quot;;1)))" table:style-name="ce1">
            <text:p>0</text:p>
          </table:table-cell>
          <table:table-cell office:value-type="float" office:value="1" table:formula="of:=IF([Data.DQ19]=&quot;&quot;;0;(IF([Data.DQ19]=&quot;?&quot;;&quot;?&quot;;1)))" table:style-name="ce1">
            <text:p>1</text:p>
          </table:table-cell>
          <table:table-cell office:value-type="float" office:value="0" table:formula="of:=IF([Data.DR19]=&quot;&quot;;0;(IF([Data.DR19]=&quot;?&quot;;&quot;?&quot;;1)))" table:style-name="ce1">
            <text:p>0</text:p>
          </table:table-cell>
          <table:table-cell office:value-type="float" office:value="0" table:formula="of:=IF([Data.DS19]=&quot;&quot;;0;(IF([Data.DS19]=&quot;?&quot;;&quot;?&quot;;1)))" table:style-name="ce1">
            <text:p>0</text:p>
          </table:table-cell>
          <table:table-cell office:value-type="float" office:value="0" table:formula="of:=IF([Data.DT19]=&quot;&quot;;0;(IF([Data.DT19]=&quot;?&quot;;&quot;?&quot;;1)))" table:style-name="ce1">
            <text:p>0</text:p>
          </table:table-cell>
          <table:table-cell office:value-type="float" office:value="1" table:formula="of:=IF([Data.DU19]=&quot;&quot;;0;(IF([Data.DU19]=&quot;?&quot;;&quot;?&quot;;1)))" table:style-name="ce1">
            <text:p>1</text:p>
          </table:table-cell>
          <table:table-cell office:value-type="float" office:value="0" table:formula="of:=IF([Data.DV19]=&quot;&quot;;0;(IF([Data.DV19]=&quot;?&quot;;&quot;?&quot;;1)))" table:style-name="ce1">
            <text:p>0</text:p>
          </table:table-cell>
          <table:table-cell office:value-type="float" office:value="0" table:formula="of:=IF([Data.DW19]=&quot;&quot;;0;(IF([Data.DW19]=&quot;?&quot;;&quot;?&quot;;1)))" table:style-name="ce1">
            <text:p>0</text:p>
          </table:table-cell>
          <table:table-cell office:value-type="float" office:value="0" table:formula="of:=IF([Data.DX19]=&quot;&quot;;0;(IF([Data.DX19]=&quot;?&quot;;&quot;?&quot;;1)))" table:style-name="ce1">
            <text:p>0</text:p>
          </table:table-cell>
          <table:table-cell office:value-type="float" office:value="0" table:formula="of:=IF([Data.DY19]=&quot;&quot;;0;(IF([Data.DY19]=&quot;?&quot;;&quot;?&quot;;1)))" table:style-name="ce1">
            <text:p>0</text:p>
          </table:table-cell>
          <table:table-cell office:value-type="float" office:value="1" table:formula="of:=IF([Data.DZ19]=&quot;&quot;;0;(IF([Data.DZ19]=&quot;?&quot;;&quot;?&quot;;1)))" table:style-name="ce1">
            <text:p>1</text:p>
          </table:table-cell>
          <table:table-cell office:value-type="float" office:value="1" table:formula="of:=IF([Data.EA19]=&quot;&quot;;0;(IF([Data.EA19]=&quot;?&quot;;&quot;?&quot;;1)))" table:style-name="ce1">
            <text:p>1</text:p>
          </table:table-cell>
          <table:table-cell office:value-type="float" office:value="0" table:formula="of:=IF([Data.EB19]=&quot;&quot;;0;(IF([Data.EB19]=&quot;?&quot;;&quot;?&quot;;1)))" table:style-name="ce1">
            <text:p>0</text:p>
          </table:table-cell>
          <table:table-cell office:value-type="float" office:value="1" table:formula="of:=IF([Data.EC19]=&quot;&quot;;0;(IF([Data.EC19]=&quot;?&quot;;&quot;?&quot;;1)))" table:style-name="ce1">
            <text:p>1</text:p>
          </table:table-cell>
          <table:table-cell office:value-type="float" office:value="0" table:formula="of:=IF([Data.ED19]=&quot;&quot;;0;(IF([Data.ED19]=&quot;?&quot;;&quot;?&quot;;1)))" table:style-name="ce1">
            <text:p>0</text:p>
          </table:table-cell>
          <table:table-cell office:value-type="float" office:value="1" table:formula="of:=IF([Data.EE19]=&quot;&quot;;0;(IF([Data.EE19]=&quot;?&quot;;&quot;?&quot;;1)))" table:style-name="ce1">
            <text:p>1</text:p>
          </table:table-cell>
          <table:table-cell office:value-type="float" office:value="0" table:formula="of:=IF([Data.EF19]=&quot;&quot;;0;(IF([Data.EF19]=&quot;?&quot;;&quot;?&quot;;1)))" table:style-name="ce1">
            <text:p>0</text:p>
          </table:table-cell>
          <table:table-cell office:value-type="float" office:value="1" table:formula="of:=IF([Data.EG19]=&quot;&quot;;0;(IF([Data.EG19]=&quot;?&quot;;&quot;?&quot;;1)))" table:style-name="ce1">
            <text:p>1</text:p>
          </table:table-cell>
          <table:table-cell office:value-type="float" office:value="0" table:formula="of:=IF([Data.EH19]=&quot;&quot;;0;(IF([Data.EH19]=&quot;?&quot;;&quot;?&quot;;1)))" table:style-name="ce1">
            <text:p>0</text:p>
          </table:table-cell>
          <table:table-cell office:value-type="float" office:value="0" table:formula="of:=IF([Data.EI19]=&quot;&quot;;0;(IF([Data.EI19]=&quot;?&quot;;&quot;?&quot;;1)))" table:style-name="ce1">
            <text:p>0</text:p>
          </table:table-cell>
          <table:table-cell office:value-type="float" office:value="1" table:formula="of:=IF([Data.EJ19]=&quot;&quot;;0;(IF([Data.EJ19]=&quot;?&quot;;&quot;?&quot;;1)))" table:style-name="ce1">
            <text:p>1</text:p>
          </table:table-cell>
          <table:table-cell office:value-type="float" office:value="1" table:formula="of:=IF([Data.EK19]=&quot;&quot;;0;(IF([Data.EK19]=&quot;?&quot;;&quot;?&quot;;1)))" table:style-name="ce1">
            <text:p>1</text:p>
          </table:table-cell>
          <table:table-cell office:value-type="float" office:value="0" table:formula="of:=IF([Data.EL19]=&quot;&quot;;0;(IF([Data.EL19]=&quot;?&quot;;&quot;?&quot;;1)))" table:style-name="ce1">
            <text:p>0</text:p>
          </table:table-cell>
          <table:table-cell office:value-type="float" office:value="0" table:formula="of:=IF([Data.EM19]=&quot;&quot;;0;(IF([Data.EM19]=&quot;?&quot;;&quot;?&quot;;1)))" table:style-name="ce1">
            <text:p>0</text:p>
          </table:table-cell>
          <table:table-cell office:value-type="float" office:value="0" table:formula="of:=IF([Data.EN19]=&quot;&quot;;0;(IF([Data.EN19]=&quot;?&quot;;&quot;?&quot;;1)))" table:style-name="ce1">
            <text:p>0</text:p>
          </table:table-cell>
          <table:table-cell office:value-type="float" office:value="0" table:formula="of:=IF([Data.EO19]=&quot;&quot;;0;(IF([Data.EO19]=&quot;?&quot;;&quot;?&quot;;1)))" table:style-name="ce1">
            <text:p>0</text:p>
          </table:table-cell>
          <table:table-cell office:value-type="float" office:value="0" table:formula="of:=IF([Data.EP19]=&quot;&quot;;0;(IF([Data.EP19]=&quot;?&quot;;&quot;?&quot;;1)))" table:style-name="ce1">
            <text:p>0</text:p>
          </table:table-cell>
          <table:table-cell office:value-type="float" office:value="0" table:formula="of:=IF([Data.EQ19]=&quot;&quot;;0;(IF([Data.EQ19]=&quot;?&quot;;&quot;?&quot;;1)))" table:style-name="ce1">
            <text:p>0</text:p>
          </table:table-cell>
          <table:table-cell office:value-type="float" office:value="0" table:formula="of:=IF([Data.ER19]=&quot;&quot;;0;(IF([Data.ER19]=&quot;?&quot;;&quot;?&quot;;1)))" table:style-name="ce1">
            <text:p>0</text:p>
          </table:table-cell>
          <table:table-cell office:value-type="float" office:value="0" table:formula="of:=IF([Data.ES19]=&quot;&quot;;0;(IF([Data.ES19]=&quot;?&quot;;&quot;?&quot;;1)))" table:style-name="ce1">
            <text:p>0</text:p>
          </table:table-cell>
          <table:table-cell office:value-type="float" office:value="0" table:formula="of:=IF([Data.ET19]=&quot;&quot;;0;(IF([Data.ET19]=&quot;?&quot;;&quot;?&quot;;1)))" table:style-name="ce1">
            <text:p>0</text:p>
          </table:table-cell>
          <table:table-cell office:value-type="float" office:value="0" table:formula="of:=IF([Data.EU19]=&quot;&quot;;0;(IF([Data.EU19]=&quot;?&quot;;&quot;?&quot;;1)))" table:style-name="ce1">
            <text:p>0</text:p>
          </table:table-cell>
          <table:table-cell office:value-type="float" office:value="0" table:formula="of:=IF([Data.EV19]=&quot;&quot;;0;(IF([Data.EV19]=&quot;?&quot;;&quot;?&quot;;1)))" table:style-name="ce1">
            <text:p>0</text:p>
          </table:table-cell>
          <table:table-cell office:value-type="float" office:value="0" table:formula="of:=IF([Data.EW19]=&quot;&quot;;0;(IF([Data.EW19]=&quot;?&quot;;&quot;?&quot;;1)))" table:style-name="ce1">
            <text:p>0</text:p>
          </table:table-cell>
          <table:table-cell office:value-type="float" office:value="0" table:formula="of:=IF([Data.EX19]=&quot;&quot;;0;(IF([Data.EX19]=&quot;?&quot;;&quot;?&quot;;1)))" table:style-name="ce1">
            <text:p>0</text:p>
          </table:table-cell>
          <table:table-cell office:value-type="float" office:value="0" table:formula="of:=IF([Data.EY19]=&quot;&quot;;0;(IF([Data.EY19]=&quot;?&quot;;&quot;?&quot;;1)))" table:style-name="ce1">
            <text:p>0</text:p>
          </table:table-cell>
          <table:table-cell office:value-type="float" office:value="0" table:formula="of:=IF([Data.EZ19]=&quot;&quot;;0;(IF([Data.EZ19]=&quot;?&quot;;&quot;?&quot;;1)))" table:style-name="ce1">
            <text:p>0</text:p>
          </table:table-cell>
          <table:table-cell office:value-type="float" office:value="0" table:formula="of:=IF([Data.FA19]=&quot;&quot;;0;(IF([Data.FA19]=&quot;?&quot;;&quot;?&quot;;1)))" table:style-name="ce1">
            <text:p>0</text:p>
          </table:table-cell>
          <table:table-cell office:value-type="float" office:value="0" table:formula="of:=IF([Data.FB19]=&quot;&quot;;0;(IF([Data.FB19]=&quot;?&quot;;&quot;?&quot;;1)))" table:style-name="ce1">
            <text:p>0</text:p>
          </table:table-cell>
          <table:table-cell office:value-type="float" office:value="0" table:formula="of:=IF([Data.FC19]=&quot;&quot;;0;(IF([Data.FC19]=&quot;?&quot;;&quot;?&quot;;1)))" table:style-name="ce1">
            <text:p>0</text:p>
          </table:table-cell>
          <table:table-cell office:value-type="float" office:value="0" table:formula="of:=IF([Data.FD19]=&quot;&quot;;0;(IF([Data.FD19]=&quot;?&quot;;&quot;?&quot;;1)))" table:style-name="ce1">
            <text:p>0</text:p>
          </table:table-cell>
          <table:table-cell office:value-type="float" office:value="0" table:formula="of:=IF([Data.FE19]=&quot;&quot;;0;(IF([Data.FE19]=&quot;?&quot;;&quot;?&quot;;1)))" table:style-name="ce1">
            <text:p>0</text:p>
          </table:table-cell>
          <table:table-cell office:value-type="float" office:value="0" table:formula="of:=IF([Data.FF19]=&quot;&quot;;0;(IF([Data.FF19]=&quot;?&quot;;&quot;?&quot;;1)))" table:style-name="ce1">
            <text:p>0</text:p>
          </table:table-cell>
          <table:table-cell office:value-type="float" office:value="0" table:formula="of:=IF([Data.FG19]=&quot;&quot;;0;(IF([Data.FG19]=&quot;?&quot;;&quot;?&quot;;1)))" table:style-name="ce1">
            <text:p>0</text:p>
          </table:table-cell>
          <table:table-cell office:value-type="float" office:value="0" table:formula="of:=IF([Data.FH19]=&quot;&quot;;0;(IF([Data.FH19]=&quot;?&quot;;&quot;?&quot;;1)))" table:style-name="ce1">
            <text:p>0</text:p>
          </table:table-cell>
          <table:table-cell office:value-type="float" office:value="0" table:formula="of:=IF([Data.FI19]=&quot;&quot;;0;(IF([Data.FI19]=&quot;?&quot;;&quot;?&quot;;1)))" table:style-name="ce1">
            <text:p>0</text:p>
          </table:table-cell>
          <table:table-cell office:value-type="float" office:value="0" table:formula="of:=IF([Data.FJ19]=&quot;&quot;;0;(IF([Data.FJ19]=&quot;?&quot;;&quot;?&quot;;1)))" table:style-name="ce1">
            <text:p>0</text:p>
          </table:table-cell>
          <table:table-cell office:value-type="float" office:value="0" table:formula="of:=IF([Data.FK19]=&quot;&quot;;0;(IF([Data.FK19]=&quot;?&quot;;&quot;?&quot;;1)))" table:style-name="ce1">
            <text:p>0</text:p>
          </table:table-cell>
          <table:table-cell office:value-type="float" office:value="0" table:formula="of:=IF([Data.FL19]=&quot;&quot;;0;(IF([Data.FL19]=&quot;?&quot;;&quot;?&quot;;1)))" table:style-name="ce1">
            <text:p>0</text:p>
          </table:table-cell>
          <table:table-cell office:value-type="float" office:value="0" table:formula="of:=IF([Data.FM19]=&quot;&quot;;0;(IF([Data.FM19]=&quot;?&quot;;&quot;?&quot;;1)))" table:style-name="ce1">
            <text:p>0</text:p>
          </table:table-cell>
          <table:table-cell office:value-type="float" office:value="0" table:formula="of:=IF([Data.FN19]=&quot;&quot;;0;(IF([Data.FN19]=&quot;?&quot;;&quot;?&quot;;1)))" table:style-name="ce1">
            <text:p>0</text:p>
          </table:table-cell>
          <table:table-cell office:value-type="float" office:value="1" table:formula="of:=IF([Data.FO19]=&quot;&quot;;0;(IF([Data.FO19]=&quot;?&quot;;&quot;?&quot;;1)))" table:style-name="ce1">
            <text:p>1</text:p>
          </table:table-cell>
          <table:table-cell office:value-type="float" office:value="0" table:formula="of:=IF([Data.FP19]=&quot;&quot;;0;(IF([Data.FP19]=&quot;?&quot;;&quot;?&quot;;1)))" table:style-name="ce1">
            <text:p>0</text:p>
          </table:table-cell>
          <table:table-cell office:value-type="float" office:value="0" table:formula="of:=IF([Data.FQ19]=&quot;&quot;;0;(IF([Data.FQ19]=&quot;?&quot;;&quot;?&quot;;1)))" table:style-name="ce1">
            <text:p>0</text:p>
          </table:table-cell>
          <table:table-cell office:value-type="float" office:value="1" table:formula="of:=IF([Data.FR19]=&quot;&quot;;0;(IF([Data.FR19]=&quot;?&quot;;&quot;?&quot;;1)))" table:style-name="ce1">
            <text:p>1</text:p>
          </table:table-cell>
          <table:table-cell office:value-type="float" office:value="1" table:formula="of:=IF([Data.FS19]=&quot;&quot;;0;(IF([Data.FS19]=&quot;?&quot;;&quot;?&quot;;1)))" table:style-name="ce1">
            <text:p>1</text:p>
          </table:table-cell>
          <table:table-cell office:value-type="float" office:value="1" table:formula="of:=IF([Data.FT19]=&quot;&quot;;0;(IF([Data.FT19]=&quot;?&quot;;&quot;?&quot;;1)))" table:style-name="ce1">
            <text:p>1</text:p>
          </table:table-cell>
          <table:table-cell office:value-type="float" office:value="1" table:formula="of:=IF([Data.FU19]=&quot;&quot;;0;(IF([Data.FU19]=&quot;?&quot;;&quot;?&quot;;1)))" table:style-name="ce1">
            <text:p>1</text:p>
          </table:table-cell>
          <table:table-cell office:value-type="float" office:value="0" table:formula="of:=IF([Data.FV19]=&quot;&quot;;0;(IF([Data.FV19]=&quot;?&quot;;&quot;?&quot;;1)))" table:style-name="ce1">
            <text:p>0</text:p>
          </table:table-cell>
          <table:table-cell office:value-type="float" office:value="0" table:formula="of:=IF([Data.FW19]=&quot;&quot;;0;(IF([Data.FW19]=&quot;?&quot;;&quot;?&quot;;1)))" table:style-name="ce1">
            <text:p>0</text:p>
          </table:table-cell>
          <table:table-cell office:value-type="float" office:value="0" table:formula="of:=IF([Data.FX19]=&quot;&quot;;0;(IF([Data.FX19]=&quot;?&quot;;&quot;?&quot;;1)))" table:style-name="ce1">
            <text:p>0</text:p>
          </table:table-cell>
          <table:table-cell office:value-type="float" office:value="0" table:formula="of:=IF([Data.FY19]=&quot;&quot;;0;(IF([Data.FY19]=&quot;?&quot;;&quot;?&quot;;1)))" table:style-name="ce1">
            <text:p>0</text:p>
          </table:table-cell>
          <table:table-cell office:value-type="float" office:value="1" table:formula="of:=IF([Data.FZ19]=&quot;&quot;;0;(IF([Data.FZ19]=&quot;?&quot;;&quot;?&quot;;1)))" table:style-name="ce1">
            <text:p>1</text:p>
          </table:table-cell>
          <table:table-cell office:value-type="float" office:value="1" table:formula="of:=IF([Data.GA19]=&quot;&quot;;0;(IF([Data.GA19]=&quot;?&quot;;&quot;?&quot;;1)))" table:style-name="ce1">
            <text:p>1</text:p>
          </table:table-cell>
          <table:table-cell office:value-type="float" office:value="0" table:formula="of:=IF([Data.GB19]=&quot;&quot;;0;(IF([Data.GB19]=&quot;?&quot;;&quot;?&quot;;1)))" table:style-name="ce1">
            <text:p>0</text:p>
          </table:table-cell>
          <table:table-cell office:value-type="float" office:value="1" table:formula="of:=IF([Data.GC19]=&quot;&quot;;0;(IF([Data.GC19]=&quot;?&quot;;&quot;?&quot;;1)))" table:style-name="ce1">
            <text:p>1</text:p>
          </table:table-cell>
          <table:table-cell office:value-type="string" office:string-value="?" table:formula="of:=IF([Data.GD19]=&quot;&quot;;0;(IF([Data.GD19]=&quot;?&quot;;&quot;?&quot;;1)))" table:style-name="ce1">
            <text:p>?</text:p>
          </table:table-cell>
          <table:table-cell office:value-type="float" office:value="0" table:formula="of:=IF([Data.GE19]=&quot;&quot;;0;(IF([Data.GE19]=&quot;?&quot;;&quot;?&quot;;1)))" table:style-name="ce1">
            <text:p>0</text:p>
          </table:table-cell>
          <table:table-cell office:value-type="float" office:value="0" table:formula="of:=IF([Data.GF19]=&quot;&quot;;0;(IF([Data.GF19]=&quot;?&quot;;&quot;?&quot;;1)))" table:style-name="ce1">
            <text:p>0</text:p>
          </table:table-cell>
          <table:table-cell office:value-type="float" office:value="0" table:formula="of:=IF([Data.GG19]=&quot;&quot;;0;(IF([Data.GG19]=&quot;?&quot;;&quot;?&quot;;1)))" table:style-name="ce1">
            <text:p>0</text:p>
          </table:table-cell>
          <table:table-cell office:value-type="float" office:value="1" table:formula="of:=IF([Data.GH19]=&quot;&quot;;0;(IF([Data.GH19]=&quot;?&quot;;&quot;?&quot;;1)))" table:style-name="ce1">
            <text:p>1</text:p>
          </table:table-cell>
          <table:table-cell office:value-type="float" office:value="1" table:formula="of:=IF([Data.GI19]=&quot;&quot;;0;(IF([Data.GI19]=&quot;?&quot;;&quot;?&quot;;1)))" table:style-name="ce1">
            <text:p>1</text:p>
          </table:table-cell>
          <table:table-cell office:value-type="float" office:value="0" table:formula="of:=IF([Data.GJ19]=&quot;&quot;;0;(IF([Data.GJ19]=&quot;?&quot;;&quot;?&quot;;1)))" table:style-name="ce1">
            <text:p>0</text:p>
          </table:table-cell>
          <table:table-cell office:value-type="float" office:value="0" table:formula="of:=IF([Data.GK19]=&quot;&quot;;0;(IF([Data.GK19]=&quot;?&quot;;&quot;?&quot;;1)))" table:style-name="ce1">
            <text:p>0</text:p>
          </table:table-cell>
          <table:table-cell office:value-type="float" office:value="1" table:formula="of:=IF([Data.GL19]=&quot;&quot;;0;(IF([Data.GL19]=&quot;?&quot;;&quot;?&quot;;1)))" table:style-name="ce1">
            <text:p>1</text:p>
          </table:table-cell>
          <table:table-cell office:value-type="float" office:value="0" table:formula="of:=IF([Data.GM19]=&quot;&quot;;0;(IF([Data.GM19]=&quot;?&quot;;&quot;?&quot;;1)))" table:style-name="ce1">
            <text:p>0</text:p>
          </table:table-cell>
          <table:table-cell office:value-type="float" office:value="0" table:formula="of:=IF([Data.GN19]=&quot;&quot;;0;(IF([Data.GN19]=&quot;?&quot;;&quot;?&quot;;1)))" table:style-name="ce1">
            <text:p>0</text:p>
          </table:table-cell>
          <table:table-cell office:value-type="float" office:value="0" table:formula="of:=IF([Data.GO19]=&quot;&quot;;0;(IF([Data.GO19]=&quot;?&quot;;&quot;?&quot;;1)))" table:style-name="ce1">
            <text:p>0</text:p>
          </table:table-cell>
          <table:table-cell office:value-type="float" office:value="0" table:formula="of:=IF([Data.GP19]=&quot;&quot;;0;(IF([Data.GP19]=&quot;?&quot;;&quot;?&quot;;1)))" table:style-name="ce1">
            <text:p>0</text:p>
          </table:table-cell>
          <table:table-cell office:value-type="float" office:value="0" table:formula="of:=IF([Data.GQ19]=&quot;&quot;;0;(IF([Data.GQ19]=&quot;?&quot;;&quot;?&quot;;1)))" table:style-name="ce1">
            <text:p>0</text:p>
          </table:table-cell>
          <table:table-cell office:value-type="float" office:value="0" table:formula="of:=IF([Data.GR19]=&quot;&quot;;0;(IF([Data.GR19]=&quot;?&quot;;&quot;?&quot;;1)))" table:style-name="ce1">
            <text:p>0</text:p>
          </table:table-cell>
          <table:table-cell office:value-type="float" office:value="0" table:formula="of:=IF([Data.GS19]=&quot;&quot;;0;(IF([Data.GS19]=&quot;?&quot;;&quot;?&quot;;1)))" table:style-name="ce1">
            <text:p>0</text:p>
          </table:table-cell>
          <table:table-cell office:value-type="float" office:value="1" table:formula="of:=IF([Data.GT19]=&quot;&quot;;0;(IF([Data.GT19]=&quot;?&quot;;&quot;?&quot;;1)))" table:style-name="ce1">
            <text:p>1</text:p>
          </table:table-cell>
          <table:table-cell office:value-type="float" office:value="1" table:formula="of:=IF([Data.GU19]=&quot;&quot;;0;(IF([Data.GU19]=&quot;?&quot;;&quot;?&quot;;1)))" table:style-name="ce1">
            <text:p>1</text:p>
          </table:table-cell>
          <table:table-cell office:value-type="float" office:value="0" table:formula="of:=IF([Data.GV19]=&quot;&quot;;0;(IF([Data.GV19]=&quot;?&quot;;&quot;?&quot;;1)))" table:style-name="ce1">
            <text:p>0</text:p>
          </table:table-cell>
          <table:table-cell office:value-type="float" office:value="0" table:formula="of:=IF([Data.GW19]=&quot;&quot;;0;(IF([Data.GW19]=&quot;?&quot;;&quot;?&quot;;1)))" table:style-name="ce1">
            <text:p>0</text:p>
          </table:table-cell>
          <table:table-cell office:value-type="float" office:value="0" table:formula="of:=IF([Data.GX19]=&quot;&quot;;0;(IF([Data.GX19]=&quot;?&quot;;&quot;?&quot;;1)))" table:style-name="ce1">
            <text:p>0</text:p>
          </table:table-cell>
          <table:table-cell office:value-type="float" office:value="0" table:formula="of:=IF([Data.GY19]=&quot;&quot;;0;(IF([Data.GY19]=&quot;?&quot;;&quot;?&quot;;1)))" table:style-name="ce1">
            <text:p>0</text:p>
          </table:table-cell>
          <table:table-cell office:value-type="float" office:value="0" table:formula="of:=IF([Data.GZ19]=&quot;&quot;;0;(IF([Data.GZ19]=&quot;?&quot;;&quot;?&quot;;1)))" table:style-name="ce1">
            <text:p>0</text:p>
          </table:table-cell>
          <table:table-cell office:value-type="float" office:value="0" table:formula="of:=IF([Data.HA19]=&quot;&quot;;0;(IF([Data.HA19]=&quot;?&quot;;&quot;?&quot;;1)))" table:style-name="ce1">
            <text:p>0</text:p>
          </table:table-cell>
          <table:table-cell office:value-type="float" office:value="0" table:formula="of:=IF([Data.HB19]=&quot;&quot;;0;(IF([Data.HB19]=&quot;?&quot;;&quot;?&quot;;1)))" table:style-name="ce1">
            <text:p>0</text:p>
          </table:table-cell>
          <table:table-cell office:value-type="float" office:value="0" table:formula="of:=IF([Data.HC19]=&quot;&quot;;0;(IF([Data.HC19]=&quot;?&quot;;&quot;?&quot;;1)))" table:style-name="ce1">
            <text:p>0</text:p>
          </table:table-cell>
          <table:table-cell office:value-type="float" office:value="0" table:formula="of:=IF([Data.HD19]=&quot;&quot;;0;(IF([Data.HD19]=&quot;?&quot;;&quot;?&quot;;1)))" table:style-name="ce1">
            <text:p>0</text:p>
          </table:table-cell>
          <table:table-cell office:value-type="float" office:value="0" table:formula="of:=IF([Data.HE19]=&quot;&quot;;0;(IF([Data.HE19]=&quot;?&quot;;&quot;?&quot;;1)))" table:style-name="ce1">
            <text:p>0</text:p>
          </table:table-cell>
          <table:table-cell office:value-type="float" office:value="0" table:formula="of:=IF([Data.HF19]=&quot;&quot;;0;(IF([Data.HF19]=&quot;?&quot;;&quot;?&quot;;1)))" table:style-name="ce1">
            <text:p>0</text:p>
          </table:table-cell>
          <table:table-cell office:value-type="float" office:value="0" table:formula="of:=IF([Data.HG19]=&quot;&quot;;0;(IF([Data.HG19]=&quot;?&quot;;&quot;?&quot;;1)))" table:style-name="ce1">
            <text:p>0</text:p>
          </table:table-cell>
          <table:table-cell office:value-type="float" office:value="0" table:formula="of:=IF([Data.HH19]=&quot;&quot;;0;(IF([Data.HH19]=&quot;?&quot;;&quot;?&quot;;1)))" table:style-name="ce1">
            <text:p>0</text:p>
          </table:table-cell>
          <table:table-cell office:value-type="float" office:value="0" table:formula="of:=IF([Data.HI19]=&quot;&quot;;0;(IF([Data.HI19]=&quot;?&quot;;&quot;?&quot;;1)))" table:style-name="ce1">
            <text:p>0</text:p>
          </table:table-cell>
          <table:table-cell office:value-type="float" office:value="0" table:formula="of:=IF([Data.HJ19]=&quot;&quot;;0;(IF([Data.HJ19]=&quot;?&quot;;&quot;?&quot;;1)))" table:style-name="ce1">
            <text:p>0</text:p>
          </table:table-cell>
          <table:table-cell office:value-type="float" office:value="0" table:formula="of:=IF([Data.HK19]=&quot;&quot;;0;(IF([Data.HK19]=&quot;?&quot;;&quot;?&quot;;1)))" table:style-name="ce1">
            <text:p>0</text:p>
          </table:table-cell>
          <table:table-cell office:value-type="float" office:value="0" table:formula="of:=IF([Data.HL19]=&quot;&quot;;0;(IF([Data.HL19]=&quot;?&quot;;&quot;?&quot;;1)))" table:style-name="ce1">
            <text:p>0</text:p>
          </table:table-cell>
          <table:table-cell office:value-type="float" office:value="0" table:formula="of:=IF([Data.HM19]=&quot;&quot;;0;(IF([Data.HM19]=&quot;?&quot;;&quot;?&quot;;1)))" table:style-name="ce1">
            <text:p>0</text:p>
          </table:table-cell>
          <table:table-cell office:value-type="float" office:value="0" table:formula="of:=IF([Data.HN19]=&quot;&quot;;0;(IF([Data.HN19]=&quot;?&quot;;&quot;?&quot;;1)))" table:style-name="ce1">
            <text:p>0</text:p>
          </table:table-cell>
          <table:table-cell office:value-type="float" office:value="0" table:formula="of:=IF([Data.HO19]=&quot;&quot;;0;(IF([Data.HO19]=&quot;?&quot;;&quot;?&quot;;1)))" table:style-name="ce1">
            <text:p>0</text:p>
          </table:table-cell>
          <table:table-cell office:value-type="float" office:value="0" table:formula="of:=IF([Data.HP19]=&quot;&quot;;0;(IF([Data.HP19]=&quot;?&quot;;&quot;?&quot;;1)))" table:style-name="ce1">
            <text:p>0</text:p>
          </table:table-cell>
          <table:table-cell office:value-type="float" office:value="0" table:formula="of:=IF([Data.HQ19]=&quot;&quot;;0;(IF([Data.HQ19]=&quot;?&quot;;&quot;?&quot;;1)))" table:style-name="ce1">
            <text:p>0</text:p>
          </table:table-cell>
          <table:table-cell office:value-type="float" office:value="0" table:formula="of:=IF([Data.HR19]=&quot;&quot;;0;(IF([Data.HR19]=&quot;?&quot;;&quot;?&quot;;1)))" table:style-name="ce1">
            <text:p>0</text:p>
          </table:table-cell>
          <table:table-cell office:value-type="float" office:value="0" table:formula="of:=IF([Data.HS19]=&quot;&quot;;0;(IF([Data.HS19]=&quot;?&quot;;&quot;?&quot;;1)))" table:style-name="ce1">
            <text:p>0</text:p>
          </table:table-cell>
          <table:table-cell office:value-type="float" office:value="0" table:formula="of:=IF([Data.HT19]=&quot;&quot;;0;(IF([Data.HT19]=&quot;?&quot;;&quot;?&quot;;1)))" table:style-name="ce1">
            <text:p>0</text:p>
          </table:table-cell>
          <table:table-cell office:value-type="float" office:value="0" table:formula="of:=IF([Data.HU19]=&quot;&quot;;0;(IF([Data.HU19]=&quot;?&quot;;&quot;?&quot;;1)))" table:style-name="ce1">
            <text:p>0</text:p>
          </table:table-cell>
          <table:table-cell office:value-type="float" office:value="0" table:formula="of:=IF([Data.HV19]=&quot;&quot;;0;(IF([Data.HV19]=&quot;?&quot;;&quot;?&quot;;1)))" table:style-name="ce1">
            <text:p>0</text:p>
          </table:table-cell>
          <table:table-cell office:value-type="float" office:value="0" table:formula="of:=IF([Data.HW19]=&quot;&quot;;0;(IF([Data.HW19]=&quot;?&quot;;&quot;?&quot;;1)))" table:style-name="ce1">
            <text:p>0</text:p>
          </table:table-cell>
          <table:table-cell office:value-type="float" office:value="0" table:formula="of:=IF([Data.HX19]=&quot;&quot;;0;(IF([Data.HX19]=&quot;?&quot;;&quot;?&quot;;1)))" table:style-name="ce1">
            <text:p>0</text:p>
          </table:table-cell>
          <table:table-cell office:value-type="float" office:value="0" table:formula="of:=IF([Data.HY19]=&quot;&quot;;0;(IF([Data.HY19]=&quot;?&quot;;&quot;?&quot;;1)))" table:style-name="ce1">
            <text:p>0</text:p>
          </table:table-cell>
          <table:table-cell office:value-type="float" office:value="0" table:formula="of:=IF([Data.HZ19]=&quot;&quot;;0;(IF([Data.HZ19]=&quot;?&quot;;&quot;?&quot;;1)))" table:style-name="ce1">
            <text:p>0</text:p>
          </table:table-cell>
          <table:table-cell office:value-type="float" office:value="0" table:formula="of:=IF([Data.IA19]=&quot;&quot;;0;(IF([Data.IA19]=&quot;?&quot;;&quot;?&quot;;1)))" table:style-name="ce1">
            <text:p>0</text:p>
          </table:table-cell>
          <table:table-cell office:value-type="float" office:value="0" table:formula="of:=IF([Data.IB19]=&quot;&quot;;0;(IF([Data.IB19]=&quot;?&quot;;&quot;?&quot;;1)))" table:style-name="ce1">
            <text:p>0</text:p>
          </table:table-cell>
          <table:table-cell office:value-type="float" office:value="0" table:formula="of:=IF([Data.IC19]=&quot;&quot;;0;(IF([Data.IC19]=&quot;?&quot;;&quot;?&quot;;1)))" table:style-name="ce1">
            <text:p>0</text:p>
          </table:table-cell>
          <table:table-cell office:value-type="float" office:value="0" table:formula="of:=IF([Data.ID19]=&quot;&quot;;0;(IF([Data.ID19]=&quot;?&quot;;&quot;?&quot;;1)))" table:style-name="ce1">
            <text:p>0</text:p>
          </table:table-cell>
          <table:table-cell office:value-type="float" office:value="0" table:formula="of:=IF([Data.IE19]=&quot;&quot;;0;(IF([Data.IE19]=&quot;?&quot;;&quot;?&quot;;1)))" table:style-name="ce1">
            <text:p>0</text:p>
          </table:table-cell>
          <table:table-cell office:value-type="float" office:value="0" table:formula="of:=IF([Data.IF19]=&quot;&quot;;0;(IF([Data.IF19]=&quot;?&quot;;&quot;?&quot;;1)))" table:style-name="ce1">
            <text:p>0</text:p>
          </table:table-cell>
          <table:table-cell office:value-type="float" office:value="0" table:formula="of:=IF([Data.IG19]=&quot;&quot;;0;(IF([Data.IG19]=&quot;?&quot;;&quot;?&quot;;1)))" table:style-name="ce1">
            <text:p>0</text:p>
          </table:table-cell>
          <table:table-cell office:value-type="float" office:value="0" table:formula="of:=IF([Data.IH19]=&quot;&quot;;0;(IF([Data.IH19]=&quot;?&quot;;&quot;?&quot;;1)))" table:style-name="ce1">
            <text:p>0</text:p>
          </table:table-cell>
          <table:table-cell office:value-type="float" office:value="0" table:formula="of:=IF([Data.II19]=&quot;&quot;;0;(IF([Data.II19]=&quot;?&quot;;&quot;?&quot;;1)))" table:style-name="ce1">
            <text:p>0</text:p>
          </table:table-cell>
          <table:table-cell office:value-type="float" office:value="0" table:formula="of:=IF([Data.IJ19]=&quot;&quot;;0;(IF([Data.IJ19]=&quot;?&quot;;&quot;?&quot;;1)))" table:style-name="ce1">
            <text:p>0</text:p>
          </table:table-cell>
          <table:table-cell office:value-type="float" office:value="0" table:formula="of:=IF([Data.IK19]=&quot;&quot;;0;(IF([Data.IK19]=&quot;?&quot;;&quot;?&quot;;1)))" table:style-name="ce1">
            <text:p>0</text:p>
          </table:table-cell>
          <table:table-cell table:number-columns-repeated="2" table:style-name="ce1"/>
          <table:table-cell office:value-type="float" office:value="68" table:formula="of:=SUM([.B17:.HI17])" table:style-name="ce1">
            <text:p>68</text:p>
          </table:table-cell>
          <table:table-cell table:number-columns-repeated="16164"/>
        </table:table-row>
        <table:table-row table:style-name="ro3">
          <table:table-cell office:value-type="string" office:string-value="TcDebao" table:formula="of:=[Data.C20]" table:style-name="ce1">
            <text:p>TcDebao</text:p>
          </table:table-cell>
          <table:table-cell office:value-type="float" office:value="1" table:formula="of:=IF([Data.AD20]=&quot;&quot;;0;(IF([Data.AD20]=&quot;?&quot;;&quot;?&quot;;1)))" table:style-name="ce1">
            <text:p>1</text:p>
          </table:table-cell>
          <table:table-cell office:value-type="float" office:value="0" table:formula="of:=IF([Data.AE20]=&quot;&quot;;0;(IF([Data.AE20]=&quot;?&quot;;&quot;?&quot;;1)))" table:style-name="ce1">
            <text:p>0</text:p>
          </table:table-cell>
          <table:table-cell office:value-type="float" office:value="1" table:formula="of:=IF([Data.AF20]=&quot;&quot;;0;(IF([Data.AF20]=&quot;?&quot;;&quot;?&quot;;1)))" table:style-name="ce1">
            <text:p>1</text:p>
          </table:table-cell>
          <table:table-cell office:value-type="float" office:value="1" table:formula="of:=IF([Data.AG20]=&quot;&quot;;0;(IF([Data.AG20]=&quot;?&quot;;&quot;?&quot;;1)))" table:style-name="ce1">
            <text:p>1</text:p>
          </table:table-cell>
          <table:table-cell office:value-type="float" office:value="1" table:formula="of:=IF([Data.AH20]=&quot;&quot;;0;(IF([Data.AH20]=&quot;?&quot;;&quot;?&quot;;1)))" table:style-name="ce1">
            <text:p>1</text:p>
          </table:table-cell>
          <table:table-cell office:value-type="float" office:value="1" table:formula="of:=IF([Data.AI20]=&quot;&quot;;0;(IF([Data.AI20]=&quot;?&quot;;&quot;?&quot;;1)))" table:style-name="ce1">
            <text:p>1</text:p>
          </table:table-cell>
          <table:table-cell office:value-type="float" office:value="0" table:formula="of:=IF([Data.AJ20]=&quot;&quot;;0;(IF([Data.AJ20]=&quot;?&quot;;&quot;?&quot;;1)))" table:style-name="ce1">
            <text:p>0</text:p>
          </table:table-cell>
          <table:table-cell office:value-type="float" office:value="1" table:formula="of:=IF([Data.AK20]=&quot;&quot;;0;(IF([Data.AK20]=&quot;?&quot;;&quot;?&quot;;1)))" table:style-name="ce1">
            <text:p>1</text:p>
          </table:table-cell>
          <table:table-cell office:value-type="float" office:value="0" table:formula="of:=IF([Data.AL20]=&quot;&quot;;0;(IF([Data.AL20]=&quot;?&quot;;&quot;?&quot;;1)))" table:style-name="ce1">
            <text:p>0</text:p>
          </table:table-cell>
          <table:table-cell office:value-type="float" office:value="0" table:formula="of:=IF([Data.AM20]=&quot;&quot;;0;(IF([Data.AM20]=&quot;?&quot;;&quot;?&quot;;1)))" table:style-name="ce1">
            <text:p>0</text:p>
          </table:table-cell>
          <table:table-cell office:value-type="float" office:value="1" table:formula="of:=IF([Data.AN20]=&quot;&quot;;0;(IF([Data.AN20]=&quot;?&quot;;&quot;?&quot;;1)))" table:style-name="ce1">
            <text:p>1</text:p>
          </table:table-cell>
          <table:table-cell office:value-type="float" office:value="0" table:formula="of:=IF([Data.AO20]=&quot;&quot;;0;(IF([Data.AO20]=&quot;?&quot;;&quot;?&quot;;1)))" table:style-name="ce1">
            <text:p>0</text:p>
          </table:table-cell>
          <table:table-cell office:value-type="float" office:value="1" table:formula="of:=IF([Data.AP20]=&quot;&quot;;0;(IF([Data.AP20]=&quot;?&quot;;&quot;?&quot;;1)))" table:style-name="ce1">
            <text:p>1</text:p>
          </table:table-cell>
          <table:table-cell office:value-type="float" office:value="1" table:formula="of:=IF([Data.AQ20]=&quot;&quot;;0;(IF([Data.AQ20]=&quot;?&quot;;&quot;?&quot;;1)))" table:style-name="ce1">
            <text:p>1</text:p>
          </table:table-cell>
          <table:table-cell office:value-type="float" office:value="1" table:formula="of:=IF([Data.AR20]=&quot;&quot;;0;(IF([Data.AR20]=&quot;?&quot;;&quot;?&quot;;1)))" table:style-name="ce1">
            <text:p>1</text:p>
          </table:table-cell>
          <table:table-cell office:value-type="float" office:value="0" table:formula="of:=IF([Data.AS20]=&quot;&quot;;0;(IF([Data.AS20]=&quot;?&quot;;&quot;?&quot;;1)))" table:style-name="ce1">
            <text:p>0</text:p>
          </table:table-cell>
          <table:table-cell office:value-type="float" office:value="1" table:formula="of:=IF([Data.AT20]=&quot;&quot;;0;(IF([Data.AT20]=&quot;?&quot;;&quot;?&quot;;1)))" table:style-name="ce1">
            <text:p>1</text:p>
          </table:table-cell>
          <table:table-cell office:value-type="float" office:value="1" table:formula="of:=IF([Data.AU20]=&quot;&quot;;0;(IF([Data.AU20]=&quot;?&quot;;&quot;?&quot;;1)))" table:style-name="ce1">
            <text:p>1</text:p>
          </table:table-cell>
          <table:table-cell office:value-type="float" office:value="1" table:formula="of:=IF([Data.AV20]=&quot;&quot;;0;(IF([Data.AV20]=&quot;?&quot;;&quot;?&quot;;1)))" table:style-name="ce1">
            <text:p>1</text:p>
          </table:table-cell>
          <table:table-cell office:value-type="float" office:value="1" table:formula="of:=IF([Data.AW20]=&quot;&quot;;0;(IF([Data.AW20]=&quot;?&quot;;&quot;?&quot;;1)))" table:style-name="ce1">
            <text:p>1</text:p>
          </table:table-cell>
          <table:table-cell office:value-type="float" office:value="0" table:formula="of:=IF([Data.AX20]=&quot;&quot;;0;(IF([Data.AX20]=&quot;?&quot;;&quot;?&quot;;1)))" table:style-name="ce1">
            <text:p>0</text:p>
          </table:table-cell>
          <table:table-cell office:value-type="float" office:value="0" table:formula="of:=IF([Data.AY20]=&quot;&quot;;0;(IF([Data.AY20]=&quot;?&quot;;&quot;?&quot;;1)))" table:style-name="ce1">
            <text:p>0</text:p>
          </table:table-cell>
          <table:table-cell office:value-type="float" office:value="0" table:formula="of:=IF([Data.AZ20]=&quot;&quot;;0;(IF([Data.AZ20]=&quot;?&quot;;&quot;?&quot;;1)))" table:style-name="ce1">
            <text:p>0</text:p>
          </table:table-cell>
          <table:table-cell office:value-type="float" office:value="0" table:formula="of:=IF([Data.BA20]=&quot;&quot;;0;(IF([Data.BA20]=&quot;?&quot;;&quot;?&quot;;1)))" table:style-name="ce1">
            <text:p>0</text:p>
          </table:table-cell>
          <table:table-cell office:value-type="float" office:value="0" table:formula="of:=IF([Data.BB20]=&quot;&quot;;0;(IF([Data.BB20]=&quot;?&quot;;&quot;?&quot;;1)))" table:style-name="ce1">
            <text:p>0</text:p>
          </table:table-cell>
          <table:table-cell office:value-type="float" office:value="1" table:formula="of:=IF([Data.BC20]=&quot;&quot;;0;(IF([Data.BC20]=&quot;?&quot;;&quot;?&quot;;1)))" table:style-name="ce1">
            <text:p>1</text:p>
          </table:table-cell>
          <table:table-cell office:value-type="float" office:value="0" table:formula="of:=IF([Data.BD20]=&quot;&quot;;0;(IF([Data.BD20]=&quot;?&quot;;&quot;?&quot;;1)))" table:style-name="ce1">
            <text:p>0</text:p>
          </table:table-cell>
          <table:table-cell office:value-type="float" office:value="0" table:formula="of:=IF([Data.BE20]=&quot;&quot;;0;(IF([Data.BE20]=&quot;?&quot;;&quot;?&quot;;1)))" table:style-name="ce1">
            <text:p>0</text:p>
          </table:table-cell>
          <table:table-cell office:value-type="float" office:value="1" table:formula="of:=IF([Data.BF20]=&quot;&quot;;0;(IF([Data.BF20]=&quot;?&quot;;&quot;?&quot;;1)))" table:style-name="ce1">
            <text:p>1</text:p>
          </table:table-cell>
          <table:table-cell office:value-type="float" office:value="1" table:formula="of:=IF([Data.BG20]=&quot;&quot;;0;(IF([Data.BG20]=&quot;?&quot;;&quot;?&quot;;1)))" table:style-name="ce1">
            <text:p>1</text:p>
          </table:table-cell>
          <table:table-cell office:value-type="float" office:value="0" table:formula="of:=IF([Data.BH20]=&quot;&quot;;0;(IF([Data.BH20]=&quot;?&quot;;&quot;?&quot;;1)))" table:style-name="ce1">
            <text:p>0</text:p>
          </table:table-cell>
          <table:table-cell office:value-type="float" office:value="0" table:formula="of:=IF([Data.BI20]=&quot;&quot;;0;(IF([Data.BI20]=&quot;?&quot;;&quot;?&quot;;1)))" table:style-name="ce1">
            <text:p>0</text:p>
          </table:table-cell>
          <table:table-cell office:value-type="float" office:value="0" table:formula="of:=IF([Data.BJ20]=&quot;&quot;;0;(IF([Data.BJ20]=&quot;?&quot;;&quot;?&quot;;1)))" table:style-name="ce1">
            <text:p>0</text:p>
          </table:table-cell>
          <table:table-cell office:value-type="float" office:value="1" table:formula="of:=IF([Data.BK20]=&quot;&quot;;0;(IF([Data.BK20]=&quot;?&quot;;&quot;?&quot;;1)))" table:style-name="ce1">
            <text:p>1</text:p>
          </table:table-cell>
          <table:table-cell office:value-type="float" office:value="1" table:formula="of:=IF([Data.BL20]=&quot;&quot;;0;(IF([Data.BL20]=&quot;?&quot;;&quot;?&quot;;1)))" table:style-name="ce1">
            <text:p>1</text:p>
          </table:table-cell>
          <table:table-cell office:value-type="float" office:value="1" table:formula="of:=IF([Data.BM20]=&quot;&quot;;0;(IF([Data.BM20]=&quot;?&quot;;&quot;?&quot;;1)))" table:style-name="ce1">
            <text:p>1</text:p>
          </table:table-cell>
          <table:table-cell office:value-type="float" office:value="1" table:formula="of:=IF([Data.BN20]=&quot;&quot;;0;(IF([Data.BN20]=&quot;?&quot;;&quot;?&quot;;1)))" table:style-name="ce1">
            <text:p>1</text:p>
          </table:table-cell>
          <table:table-cell office:value-type="float" office:value="0" table:formula="of:=IF([Data.BO20]=&quot;&quot;;0;(IF([Data.BO20]=&quot;?&quot;;&quot;?&quot;;1)))" table:style-name="ce1">
            <text:p>0</text:p>
          </table:table-cell>
          <table:table-cell office:value-type="float" office:value="1" table:formula="of:=IF([Data.BP20]=&quot;&quot;;0;(IF([Data.BP20]=&quot;?&quot;;&quot;?&quot;;1)))" table:style-name="ce1">
            <text:p>1</text:p>
          </table:table-cell>
          <table:table-cell office:value-type="float" office:value="0" table:formula="of:=IF([Data.BQ20]=&quot;&quot;;0;(IF([Data.BQ20]=&quot;?&quot;;&quot;?&quot;;1)))" table:style-name="ce1">
            <text:p>0</text:p>
          </table:table-cell>
          <table:table-cell office:value-type="float" office:value="0" table:formula="of:=IF([Data.BR20]=&quot;&quot;;0;(IF([Data.BR20]=&quot;?&quot;;&quot;?&quot;;1)))" table:style-name="ce1">
            <text:p>0</text:p>
          </table:table-cell>
          <table:table-cell office:value-type="float" office:value="0" table:formula="of:=IF([Data.BS20]=&quot;&quot;;0;(IF([Data.BS20]=&quot;?&quot;;&quot;?&quot;;1)))" table:style-name="ce1">
            <text:p>0</text:p>
          </table:table-cell>
          <table:table-cell office:value-type="float" office:value="0" table:formula="of:=IF([Data.BT20]=&quot;&quot;;0;(IF([Data.BT20]=&quot;?&quot;;&quot;?&quot;;1)))" table:style-name="ce1">
            <text:p>0</text:p>
          </table:table-cell>
          <table:table-cell office:value-type="float" office:value="1" table:formula="of:=IF([Data.BU20]=&quot;&quot;;0;(IF([Data.BU20]=&quot;?&quot;;&quot;?&quot;;1)))" table:style-name="ce1">
            <text:p>1</text:p>
          </table:table-cell>
          <table:table-cell office:value-type="float" office:value="1" table:formula="of:=IF([Data.BV20]=&quot;&quot;;0;(IF([Data.BV20]=&quot;?&quot;;&quot;?&quot;;1)))" table:style-name="ce1">
            <text:p>1</text:p>
          </table:table-cell>
          <table:table-cell office:value-type="float" office:value="0" table:formula="of:=IF([Data.BW20]=&quot;&quot;;0;(IF([Data.BW20]=&quot;?&quot;;&quot;?&quot;;1)))" table:style-name="ce1">
            <text:p>0</text:p>
          </table:table-cell>
          <table:table-cell office:value-type="float" office:value="0" table:formula="of:=IF([Data.BX20]=&quot;&quot;;0;(IF([Data.BX20]=&quot;?&quot;;&quot;?&quot;;1)))" table:style-name="ce1">
            <text:p>0</text:p>
          </table:table-cell>
          <table:table-cell office:value-type="float" office:value="1" table:formula="of:=IF([Data.BY20]=&quot;&quot;;0;(IF([Data.BY20]=&quot;?&quot;;&quot;?&quot;;1)))" table:style-name="ce1">
            <text:p>1</text:p>
          </table:table-cell>
          <table:table-cell office:value-type="float" office:value="1" table:formula="of:=IF([Data.BZ20]=&quot;&quot;;0;(IF([Data.BZ20]=&quot;?&quot;;&quot;?&quot;;1)))" table:style-name="ce1">
            <text:p>1</text:p>
          </table:table-cell>
          <table:table-cell office:value-type="float" office:value="0" table:formula="of:=IF([Data.CA20]=&quot;&quot;;0;(IF([Data.CA20]=&quot;?&quot;;&quot;?&quot;;1)))" table:style-name="ce1">
            <text:p>0</text:p>
          </table:table-cell>
          <table:table-cell office:value-type="float" office:value="1" table:formula="of:=IF([Data.CB20]=&quot;&quot;;0;(IF([Data.CB20]=&quot;?&quot;;&quot;?&quot;;1)))" table:style-name="ce1">
            <text:p>1</text:p>
          </table:table-cell>
          <table:table-cell office:value-type="float" office:value="1" table:formula="of:=IF([Data.CC20]=&quot;&quot;;0;(IF([Data.CC20]=&quot;?&quot;;&quot;?&quot;;1)))" table:style-name="ce1">
            <text:p>1</text:p>
          </table:table-cell>
          <table:table-cell office:value-type="float" office:value="0" table:formula="of:=IF([Data.CD20]=&quot;&quot;;0;(IF([Data.CD20]=&quot;?&quot;;&quot;?&quot;;1)))" table:style-name="ce1">
            <text:p>0</text:p>
          </table:table-cell>
          <table:table-cell office:value-type="float" office:value="0" table:formula="of:=IF([Data.CE20]=&quot;&quot;;0;(IF([Data.CE20]=&quot;?&quot;;&quot;?&quot;;1)))" table:style-name="ce1">
            <text:p>0</text:p>
          </table:table-cell>
          <table:table-cell office:value-type="float" office:value="1" table:formula="of:=IF([Data.CF20]=&quot;&quot;;0;(IF([Data.CF20]=&quot;?&quot;;&quot;?&quot;;1)))" table:style-name="ce1">
            <text:p>1</text:p>
          </table:table-cell>
          <table:table-cell office:value-type="float" office:value="0" table:formula="of:=IF([Data.CG20]=&quot;&quot;;0;(IF([Data.CG20]=&quot;?&quot;;&quot;?&quot;;1)))" table:style-name="ce1">
            <text:p>0</text:p>
          </table:table-cell>
          <table:table-cell office:value-type="float" office:value="1" table:formula="of:=IF([Data.CH20]=&quot;&quot;;0;(IF([Data.CH20]=&quot;?&quot;;&quot;?&quot;;1)))" table:style-name="ce1">
            <text:p>1</text:p>
          </table:table-cell>
          <table:table-cell office:value-type="float" office:value="1" table:formula="of:=IF([Data.CI20]=&quot;&quot;;0;(IF([Data.CI20]=&quot;?&quot;;&quot;?&quot;;1)))" table:style-name="ce1">
            <text:p>1</text:p>
          </table:table-cell>
          <table:table-cell office:value-type="float" office:value="0" table:formula="of:=IF([Data.CJ20]=&quot;&quot;;0;(IF([Data.CJ20]=&quot;?&quot;;&quot;?&quot;;1)))" table:style-name="ce1">
            <text:p>0</text:p>
          </table:table-cell>
          <table:table-cell office:value-type="float" office:value="1" table:formula="of:=IF([Data.CK20]=&quot;&quot;;0;(IF([Data.CK20]=&quot;?&quot;;&quot;?&quot;;1)))" table:style-name="ce1">
            <text:p>1</text:p>
          </table:table-cell>
          <table:table-cell office:value-type="float" office:value="0" table:formula="of:=IF([Data.CL20]=&quot;&quot;;0;(IF([Data.CL20]=&quot;?&quot;;&quot;?&quot;;1)))" table:style-name="ce1">
            <text:p>0</text:p>
          </table:table-cell>
          <table:table-cell office:value-type="float" office:value="0" table:formula="of:=IF([Data.CM20]=&quot;&quot;;0;(IF([Data.CM20]=&quot;?&quot;;&quot;?&quot;;1)))" table:style-name="ce1">
            <text:p>0</text:p>
          </table:table-cell>
          <table:table-cell office:value-type="float" office:value="0" table:formula="of:=IF([Data.CN20]=&quot;&quot;;0;(IF([Data.CN20]=&quot;?&quot;;&quot;?&quot;;1)))" table:style-name="ce1">
            <text:p>0</text:p>
          </table:table-cell>
          <table:table-cell office:value-type="float" office:value="0" table:formula="of:=IF([Data.CO20]=&quot;&quot;;0;(IF([Data.CO20]=&quot;?&quot;;&quot;?&quot;;1)))" table:style-name="ce1">
            <text:p>0</text:p>
          </table:table-cell>
          <table:table-cell office:value-type="float" office:value="1" table:formula="of:=IF([Data.CP20]=&quot;&quot;;0;(IF([Data.CP20]=&quot;?&quot;;&quot;?&quot;;1)))" table:style-name="ce1">
            <text:p>1</text:p>
          </table:table-cell>
          <table:table-cell office:value-type="float" office:value="0" table:formula="of:=IF([Data.CQ20]=&quot;&quot;;0;(IF([Data.CQ20]=&quot;?&quot;;&quot;?&quot;;1)))" table:style-name="ce1">
            <text:p>0</text:p>
          </table:table-cell>
          <table:table-cell office:value-type="float" office:value="0" table:formula="of:=IF([Data.CR20]=&quot;&quot;;0;(IF([Data.CR20]=&quot;?&quot;;&quot;?&quot;;1)))" table:style-name="ce1">
            <text:p>0</text:p>
          </table:table-cell>
          <table:table-cell office:value-type="float" office:value="0" table:formula="of:=IF([Data.CS20]=&quot;&quot;;0;(IF([Data.CS20]=&quot;?&quot;;&quot;?&quot;;1)))" table:style-name="ce1">
            <text:p>0</text:p>
          </table:table-cell>
          <table:table-cell office:value-type="float" office:value="0" table:formula="of:=IF([Data.CT20]=&quot;&quot;;0;(IF([Data.CT20]=&quot;?&quot;;&quot;?&quot;;1)))" table:style-name="ce1">
            <text:p>0</text:p>
          </table:table-cell>
          <table:table-cell office:value-type="float" office:value="0" table:formula="of:=IF([Data.CU20]=&quot;&quot;;0;(IF([Data.CU20]=&quot;?&quot;;&quot;?&quot;;1)))" table:style-name="ce1">
            <text:p>0</text:p>
          </table:table-cell>
          <table:table-cell office:value-type="float" office:value="1" table:formula="of:=IF([Data.CV20]=&quot;&quot;;0;(IF([Data.CV20]=&quot;?&quot;;&quot;?&quot;;1)))" table:style-name="ce1">
            <text:p>1</text:p>
          </table:table-cell>
          <table:table-cell office:value-type="float" office:value="0" table:formula="of:=IF([Data.CW20]=&quot;&quot;;0;(IF([Data.CW20]=&quot;?&quot;;&quot;?&quot;;1)))" table:style-name="ce1">
            <text:p>0</text:p>
          </table:table-cell>
          <table:table-cell office:value-type="float" office:value="1" table:formula="of:=IF([Data.CX20]=&quot;&quot;;0;(IF([Data.CX20]=&quot;?&quot;;&quot;?&quot;;1)))" table:style-name="ce1">
            <text:p>1</text:p>
          </table:table-cell>
          <table:table-cell office:value-type="float" office:value="0" table:formula="of:=IF([Data.CY20]=&quot;&quot;;0;(IF([Data.CY20]=&quot;?&quot;;&quot;?&quot;;1)))" table:style-name="ce1">
            <text:p>0</text:p>
          </table:table-cell>
          <table:table-cell office:value-type="float" office:value="1" table:formula="of:=IF([Data.CZ20]=&quot;&quot;;0;(IF([Data.CZ20]=&quot;?&quot;;&quot;?&quot;;1)))" table:style-name="ce1">
            <text:p>1</text:p>
          </table:table-cell>
          <table:table-cell office:value-type="float" office:value="1" table:formula="of:=IF([Data.DA20]=&quot;&quot;;0;(IF([Data.DA20]=&quot;?&quot;;&quot;?&quot;;1)))" table:style-name="ce1">
            <text:p>1</text:p>
          </table:table-cell>
          <table:table-cell office:value-type="float" office:value="1" table:formula="of:=IF([Data.DB20]=&quot;&quot;;0;(IF([Data.DB20]=&quot;?&quot;;&quot;?&quot;;1)))" table:style-name="ce1">
            <text:p>1</text:p>
          </table:table-cell>
          <table:table-cell office:value-type="float" office:value="1" table:formula="of:=IF([Data.DC20]=&quot;&quot;;0;(IF([Data.DC20]=&quot;?&quot;;&quot;?&quot;;1)))" table:style-name="ce1">
            <text:p>1</text:p>
          </table:table-cell>
          <table:table-cell office:value-type="float" office:value="1" table:formula="of:=IF([Data.DD20]=&quot;&quot;;0;(IF([Data.DD20]=&quot;?&quot;;&quot;?&quot;;1)))" table:style-name="ce1">
            <text:p>1</text:p>
          </table:table-cell>
          <table:table-cell office:value-type="float" office:value="0" table:formula="of:=IF([Data.DE20]=&quot;&quot;;0;(IF([Data.DE20]=&quot;?&quot;;&quot;?&quot;;1)))" table:style-name="ce1">
            <text:p>0</text:p>
          </table:table-cell>
          <table:table-cell office:value-type="float" office:value="1" table:formula="of:=IF([Data.DF20]=&quot;&quot;;0;(IF([Data.DF20]=&quot;?&quot;;&quot;?&quot;;1)))" table:style-name="ce1">
            <text:p>1</text:p>
          </table:table-cell>
          <table:table-cell office:value-type="float" office:value="1" table:formula="of:=IF([Data.DG20]=&quot;&quot;;0;(IF([Data.DG20]=&quot;?&quot;;&quot;?&quot;;1)))" table:style-name="ce1">
            <text:p>1</text:p>
          </table:table-cell>
          <table:table-cell office:value-type="float" office:value="1" table:formula="of:=IF([Data.DH20]=&quot;&quot;;0;(IF([Data.DH20]=&quot;?&quot;;&quot;?&quot;;1)))" table:style-name="ce1">
            <text:p>1</text:p>
          </table:table-cell>
          <table:table-cell office:value-type="float" office:value="0" table:formula="of:=IF([Data.DI20]=&quot;&quot;;0;(IF([Data.DI20]=&quot;?&quot;;&quot;?&quot;;1)))" table:style-name="ce1">
            <text:p>0</text:p>
          </table:table-cell>
          <table:table-cell office:value-type="float" office:value="1" table:formula="of:=IF([Data.DJ20]=&quot;&quot;;0;(IF([Data.DJ20]=&quot;?&quot;;&quot;?&quot;;1)))" table:style-name="ce1">
            <text:p>1</text:p>
          </table:table-cell>
          <table:table-cell office:value-type="float" office:value="1" table:formula="of:=IF([Data.DK20]=&quot;&quot;;0;(IF([Data.DK20]=&quot;?&quot;;&quot;?&quot;;1)))" table:style-name="ce1">
            <text:p>1</text:p>
          </table:table-cell>
          <table:table-cell office:value-type="float" office:value="0" table:formula="of:=IF([Data.DL20]=&quot;&quot;;0;(IF([Data.DL20]=&quot;?&quot;;&quot;?&quot;;1)))" table:style-name="ce1">
            <text:p>0</text:p>
          </table:table-cell>
          <table:table-cell office:value-type="float" office:value="0" table:formula="of:=IF([Data.DM20]=&quot;&quot;;0;(IF([Data.DM20]=&quot;?&quot;;&quot;?&quot;;1)))" table:style-name="ce1">
            <text:p>0</text:p>
          </table:table-cell>
          <table:table-cell office:value-type="float" office:value="0" table:formula="of:=IF([Data.DN20]=&quot;&quot;;0;(IF([Data.DN20]=&quot;?&quot;;&quot;?&quot;;1)))" table:style-name="ce1">
            <text:p>0</text:p>
          </table:table-cell>
          <table:table-cell office:value-type="float" office:value="1" table:formula="of:=IF([Data.DO20]=&quot;&quot;;0;(IF([Data.DO20]=&quot;?&quot;;&quot;?&quot;;1)))" table:style-name="ce1">
            <text:p>1</text:p>
          </table:table-cell>
          <table:table-cell office:value-type="float" office:value="0" table:formula="of:=IF([Data.DP20]=&quot;&quot;;0;(IF([Data.DP20]=&quot;?&quot;;&quot;?&quot;;1)))" table:style-name="ce1">
            <text:p>0</text:p>
          </table:table-cell>
          <table:table-cell office:value-type="float" office:value="1" table:formula="of:=IF([Data.DQ20]=&quot;&quot;;0;(IF([Data.DQ20]=&quot;?&quot;;&quot;?&quot;;1)))" table:style-name="ce1">
            <text:p>1</text:p>
          </table:table-cell>
          <table:table-cell office:value-type="float" office:value="0" table:formula="of:=IF([Data.DR20]=&quot;&quot;;0;(IF([Data.DR20]=&quot;?&quot;;&quot;?&quot;;1)))" table:style-name="ce1">
            <text:p>0</text:p>
          </table:table-cell>
          <table:table-cell office:value-type="float" office:value="0" table:formula="of:=IF([Data.DS20]=&quot;&quot;;0;(IF([Data.DS20]=&quot;?&quot;;&quot;?&quot;;1)))" table:style-name="ce1">
            <text:p>0</text:p>
          </table:table-cell>
          <table:table-cell office:value-type="float" office:value="0" table:formula="of:=IF([Data.DT20]=&quot;&quot;;0;(IF([Data.DT20]=&quot;?&quot;;&quot;?&quot;;1)))" table:style-name="ce1">
            <text:p>0</text:p>
          </table:table-cell>
          <table:table-cell office:value-type="float" office:value="1" table:formula="of:=IF([Data.DU20]=&quot;&quot;;0;(IF([Data.DU20]=&quot;?&quot;;&quot;?&quot;;1)))" table:style-name="ce1">
            <text:p>1</text:p>
          </table:table-cell>
          <table:table-cell office:value-type="float" office:value="0" table:formula="of:=IF([Data.DV20]=&quot;&quot;;0;(IF([Data.DV20]=&quot;?&quot;;&quot;?&quot;;1)))" table:style-name="ce1">
            <text:p>0</text:p>
          </table:table-cell>
          <table:table-cell office:value-type="float" office:value="0" table:formula="of:=IF([Data.DW20]=&quot;&quot;;0;(IF([Data.DW20]=&quot;?&quot;;&quot;?&quot;;1)))" table:style-name="ce1">
            <text:p>0</text:p>
          </table:table-cell>
          <table:table-cell office:value-type="float" office:value="0" table:formula="of:=IF([Data.DX20]=&quot;&quot;;0;(IF([Data.DX20]=&quot;?&quot;;&quot;?&quot;;1)))" table:style-name="ce1">
            <text:p>0</text:p>
          </table:table-cell>
          <table:table-cell office:value-type="float" office:value="0" table:formula="of:=IF([Data.DY20]=&quot;&quot;;0;(IF([Data.DY20]=&quot;?&quot;;&quot;?&quot;;1)))" table:style-name="ce1">
            <text:p>0</text:p>
          </table:table-cell>
          <table:table-cell office:value-type="float" office:value="1" table:formula="of:=IF([Data.DZ20]=&quot;&quot;;0;(IF([Data.DZ20]=&quot;?&quot;;&quot;?&quot;;1)))" table:style-name="ce1">
            <text:p>1</text:p>
          </table:table-cell>
          <table:table-cell office:value-type="float" office:value="1" table:formula="of:=IF([Data.EA20]=&quot;&quot;;0;(IF([Data.EA20]=&quot;?&quot;;&quot;?&quot;;1)))" table:style-name="ce1">
            <text:p>1</text:p>
          </table:table-cell>
          <table:table-cell office:value-type="float" office:value="0" table:formula="of:=IF([Data.EB20]=&quot;&quot;;0;(IF([Data.EB20]=&quot;?&quot;;&quot;?&quot;;1)))" table:style-name="ce1">
            <text:p>0</text:p>
          </table:table-cell>
          <table:table-cell office:value-type="float" office:value="1" table:formula="of:=IF([Data.EC20]=&quot;&quot;;0;(IF([Data.EC20]=&quot;?&quot;;&quot;?&quot;;1)))" table:style-name="ce1">
            <text:p>1</text:p>
          </table:table-cell>
          <table:table-cell office:value-type="float" office:value="0" table:formula="of:=IF([Data.ED20]=&quot;&quot;;0;(IF([Data.ED20]=&quot;?&quot;;&quot;?&quot;;1)))" table:style-name="ce1">
            <text:p>0</text:p>
          </table:table-cell>
          <table:table-cell office:value-type="float" office:value="1" table:formula="of:=IF([Data.EE20]=&quot;&quot;;0;(IF([Data.EE20]=&quot;?&quot;;&quot;?&quot;;1)))" table:style-name="ce1">
            <text:p>1</text:p>
          </table:table-cell>
          <table:table-cell office:value-type="float" office:value="0" table:formula="of:=IF([Data.EF20]=&quot;&quot;;0;(IF([Data.EF20]=&quot;?&quot;;&quot;?&quot;;1)))" table:style-name="ce1">
            <text:p>0</text:p>
          </table:table-cell>
          <table:table-cell office:value-type="float" office:value="1" table:formula="of:=IF([Data.EG20]=&quot;&quot;;0;(IF([Data.EG20]=&quot;?&quot;;&quot;?&quot;;1)))" table:style-name="ce1">
            <text:p>1</text:p>
          </table:table-cell>
          <table:table-cell office:value-type="float" office:value="0" table:formula="of:=IF([Data.EH20]=&quot;&quot;;0;(IF([Data.EH20]=&quot;?&quot;;&quot;?&quot;;1)))" table:style-name="ce1">
            <text:p>0</text:p>
          </table:table-cell>
          <table:table-cell office:value-type="float" office:value="1" table:formula="of:=IF([Data.EI20]=&quot;&quot;;0;(IF([Data.EI20]=&quot;?&quot;;&quot;?&quot;;1)))" table:style-name="ce1">
            <text:p>1</text:p>
          </table:table-cell>
          <table:table-cell office:value-type="float" office:value="0" table:formula="of:=IF([Data.EJ20]=&quot;&quot;;0;(IF([Data.EJ20]=&quot;?&quot;;&quot;?&quot;;1)))" table:style-name="ce1">
            <text:p>0</text:p>
          </table:table-cell>
          <table:table-cell office:value-type="float" office:value="1" table:formula="of:=IF([Data.EK20]=&quot;&quot;;0;(IF([Data.EK20]=&quot;?&quot;;&quot;?&quot;;1)))" table:style-name="ce1">
            <text:p>1</text:p>
          </table:table-cell>
          <table:table-cell office:value-type="float" office:value="1" table:formula="of:=IF([Data.EL20]=&quot;&quot;;0;(IF([Data.EL20]=&quot;?&quot;;&quot;?&quot;;1)))" table:style-name="ce1">
            <text:p>1</text:p>
          </table:table-cell>
          <table:table-cell office:value-type="float" office:value="0" table:formula="of:=IF([Data.EM20]=&quot;&quot;;0;(IF([Data.EM20]=&quot;?&quot;;&quot;?&quot;;1)))" table:style-name="ce1">
            <text:p>0</text:p>
          </table:table-cell>
          <table:table-cell office:value-type="float" office:value="0" table:formula="of:=IF([Data.EN20]=&quot;&quot;;0;(IF([Data.EN20]=&quot;?&quot;;&quot;?&quot;;1)))" table:style-name="ce1">
            <text:p>0</text:p>
          </table:table-cell>
          <table:table-cell office:value-type="float" office:value="0" table:formula="of:=IF([Data.EO20]=&quot;&quot;;0;(IF([Data.EO20]=&quot;?&quot;;&quot;?&quot;;1)))" table:style-name="ce1">
            <text:p>0</text:p>
          </table:table-cell>
          <table:table-cell office:value-type="float" office:value="0" table:formula="of:=IF([Data.EP20]=&quot;&quot;;0;(IF([Data.EP20]=&quot;?&quot;;&quot;?&quot;;1)))" table:style-name="ce1">
            <text:p>0</text:p>
          </table:table-cell>
          <table:table-cell office:value-type="float" office:value="0" table:formula="of:=IF([Data.EQ20]=&quot;&quot;;0;(IF([Data.EQ20]=&quot;?&quot;;&quot;?&quot;;1)))" table:style-name="ce1">
            <text:p>0</text:p>
          </table:table-cell>
          <table:table-cell office:value-type="float" office:value="0" table:formula="of:=IF([Data.ER20]=&quot;&quot;;0;(IF([Data.ER20]=&quot;?&quot;;&quot;?&quot;;1)))" table:style-name="ce1">
            <text:p>0</text:p>
          </table:table-cell>
          <table:table-cell office:value-type="float" office:value="0" table:formula="of:=IF([Data.ES20]=&quot;&quot;;0;(IF([Data.ES20]=&quot;?&quot;;&quot;?&quot;;1)))" table:style-name="ce1">
            <text:p>0</text:p>
          </table:table-cell>
          <table:table-cell office:value-type="float" office:value="0" table:formula="of:=IF([Data.ET20]=&quot;&quot;;0;(IF([Data.ET20]=&quot;?&quot;;&quot;?&quot;;1)))" table:style-name="ce1">
            <text:p>0</text:p>
          </table:table-cell>
          <table:table-cell office:value-type="float" office:value="0" table:formula="of:=IF([Data.EU20]=&quot;&quot;;0;(IF([Data.EU20]=&quot;?&quot;;&quot;?&quot;;1)))" table:style-name="ce1">
            <text:p>0</text:p>
          </table:table-cell>
          <table:table-cell office:value-type="float" office:value="0" table:formula="of:=IF([Data.EV20]=&quot;&quot;;0;(IF([Data.EV20]=&quot;?&quot;;&quot;?&quot;;1)))" table:style-name="ce1">
            <text:p>0</text:p>
          </table:table-cell>
          <table:table-cell office:value-type="float" office:value="0" table:formula="of:=IF([Data.EW20]=&quot;&quot;;0;(IF([Data.EW20]=&quot;?&quot;;&quot;?&quot;;1)))" table:style-name="ce1">
            <text:p>0</text:p>
          </table:table-cell>
          <table:table-cell office:value-type="float" office:value="0" table:formula="of:=IF([Data.EX20]=&quot;&quot;;0;(IF([Data.EX20]=&quot;?&quot;;&quot;?&quot;;1)))" table:style-name="ce1">
            <text:p>0</text:p>
          </table:table-cell>
          <table:table-cell office:value-type="float" office:value="0" table:formula="of:=IF([Data.EY20]=&quot;&quot;;0;(IF([Data.EY20]=&quot;?&quot;;&quot;?&quot;;1)))" table:style-name="ce1">
            <text:p>0</text:p>
          </table:table-cell>
          <table:table-cell office:value-type="float" office:value="0" table:formula="of:=IF([Data.EZ20]=&quot;&quot;;0;(IF([Data.EZ20]=&quot;?&quot;;&quot;?&quot;;1)))" table:style-name="ce1">
            <text:p>0</text:p>
          </table:table-cell>
          <table:table-cell office:value-type="float" office:value="0" table:formula="of:=IF([Data.FA20]=&quot;&quot;;0;(IF([Data.FA20]=&quot;?&quot;;&quot;?&quot;;1)))" table:style-name="ce1">
            <text:p>0</text:p>
          </table:table-cell>
          <table:table-cell office:value-type="float" office:value="0" table:formula="of:=IF([Data.FB20]=&quot;&quot;;0;(IF([Data.FB20]=&quot;?&quot;;&quot;?&quot;;1)))" table:style-name="ce1">
            <text:p>0</text:p>
          </table:table-cell>
          <table:table-cell office:value-type="float" office:value="0" table:formula="of:=IF([Data.FC20]=&quot;&quot;;0;(IF([Data.FC20]=&quot;?&quot;;&quot;?&quot;;1)))" table:style-name="ce1">
            <text:p>0</text:p>
          </table:table-cell>
          <table:table-cell office:value-type="float" office:value="0" table:formula="of:=IF([Data.FD20]=&quot;&quot;;0;(IF([Data.FD20]=&quot;?&quot;;&quot;?&quot;;1)))" table:style-name="ce1">
            <text:p>0</text:p>
          </table:table-cell>
          <table:table-cell office:value-type="float" office:value="0" table:formula="of:=IF([Data.FE20]=&quot;&quot;;0;(IF([Data.FE20]=&quot;?&quot;;&quot;?&quot;;1)))" table:style-name="ce1">
            <text:p>0</text:p>
          </table:table-cell>
          <table:table-cell office:value-type="float" office:value="0" table:formula="of:=IF([Data.FF20]=&quot;&quot;;0;(IF([Data.FF20]=&quot;?&quot;;&quot;?&quot;;1)))" table:style-name="ce1">
            <text:p>0</text:p>
          </table:table-cell>
          <table:table-cell office:value-type="float" office:value="0" table:formula="of:=IF([Data.FG20]=&quot;&quot;;0;(IF([Data.FG20]=&quot;?&quot;;&quot;?&quot;;1)))" table:style-name="ce1">
            <text:p>0</text:p>
          </table:table-cell>
          <table:table-cell office:value-type="float" office:value="0" table:formula="of:=IF([Data.FH20]=&quot;&quot;;0;(IF([Data.FH20]=&quot;?&quot;;&quot;?&quot;;1)))" table:style-name="ce1">
            <text:p>0</text:p>
          </table:table-cell>
          <table:table-cell office:value-type="float" office:value="0" table:formula="of:=IF([Data.FI20]=&quot;&quot;;0;(IF([Data.FI20]=&quot;?&quot;;&quot;?&quot;;1)))" table:style-name="ce1">
            <text:p>0</text:p>
          </table:table-cell>
          <table:table-cell office:value-type="float" office:value="0" table:formula="of:=IF([Data.FJ20]=&quot;&quot;;0;(IF([Data.FJ20]=&quot;?&quot;;&quot;?&quot;;1)))" table:style-name="ce1">
            <text:p>0</text:p>
          </table:table-cell>
          <table:table-cell office:value-type="float" office:value="0" table:formula="of:=IF([Data.FK20]=&quot;&quot;;0;(IF([Data.FK20]=&quot;?&quot;;&quot;?&quot;;1)))" table:style-name="ce1">
            <text:p>0</text:p>
          </table:table-cell>
          <table:table-cell office:value-type="float" office:value="0" table:formula="of:=IF([Data.FL20]=&quot;&quot;;0;(IF([Data.FL20]=&quot;?&quot;;&quot;?&quot;;1)))" table:style-name="ce1">
            <text:p>0</text:p>
          </table:table-cell>
          <table:table-cell office:value-type="float" office:value="0" table:formula="of:=IF([Data.FM20]=&quot;&quot;;0;(IF([Data.FM20]=&quot;?&quot;;&quot;?&quot;;1)))" table:style-name="ce1">
            <text:p>0</text:p>
          </table:table-cell>
          <table:table-cell office:value-type="float" office:value="0" table:formula="of:=IF([Data.FN20]=&quot;&quot;;0;(IF([Data.FN20]=&quot;?&quot;;&quot;?&quot;;1)))" table:style-name="ce1">
            <text:p>0</text:p>
          </table:table-cell>
          <table:table-cell office:value-type="float" office:value="1" table:formula="of:=IF([Data.FO20]=&quot;&quot;;0;(IF([Data.FO20]=&quot;?&quot;;&quot;?&quot;;1)))" table:style-name="ce1">
            <text:p>1</text:p>
          </table:table-cell>
          <table:table-cell office:value-type="float" office:value="0" table:formula="of:=IF([Data.FP20]=&quot;&quot;;0;(IF([Data.FP20]=&quot;?&quot;;&quot;?&quot;;1)))" table:style-name="ce1">
            <text:p>0</text:p>
          </table:table-cell>
          <table:table-cell office:value-type="float" office:value="0" table:formula="of:=IF([Data.FQ20]=&quot;&quot;;0;(IF([Data.FQ20]=&quot;?&quot;;&quot;?&quot;;1)))" table:style-name="ce1">
            <text:p>0</text:p>
          </table:table-cell>
          <table:table-cell office:value-type="float" office:value="1" table:formula="of:=IF([Data.FR20]=&quot;&quot;;0;(IF([Data.FR20]=&quot;?&quot;;&quot;?&quot;;1)))" table:style-name="ce1">
            <text:p>1</text:p>
          </table:table-cell>
          <table:table-cell office:value-type="float" office:value="1" table:formula="of:=IF([Data.FS20]=&quot;&quot;;0;(IF([Data.FS20]=&quot;?&quot;;&quot;?&quot;;1)))" table:style-name="ce1">
            <text:p>1</text:p>
          </table:table-cell>
          <table:table-cell office:value-type="float" office:value="1" table:formula="of:=IF([Data.FT20]=&quot;&quot;;0;(IF([Data.FT20]=&quot;?&quot;;&quot;?&quot;;1)))" table:style-name="ce1">
            <text:p>1</text:p>
          </table:table-cell>
          <table:table-cell office:value-type="float" office:value="1" table:formula="of:=IF([Data.FU20]=&quot;&quot;;0;(IF([Data.FU20]=&quot;?&quot;;&quot;?&quot;;1)))" table:style-name="ce1">
            <text:p>1</text:p>
          </table:table-cell>
          <table:table-cell office:value-type="float" office:value="0" table:formula="of:=IF([Data.FV20]=&quot;&quot;;0;(IF([Data.FV20]=&quot;?&quot;;&quot;?&quot;;1)))" table:style-name="ce1">
            <text:p>0</text:p>
          </table:table-cell>
          <table:table-cell office:value-type="float" office:value="0" table:formula="of:=IF([Data.FW20]=&quot;&quot;;0;(IF([Data.FW20]=&quot;?&quot;;&quot;?&quot;;1)))" table:style-name="ce1">
            <text:p>0</text:p>
          </table:table-cell>
          <table:table-cell office:value-type="float" office:value="1" table:formula="of:=IF([Data.FX20]=&quot;&quot;;0;(IF([Data.FX20]=&quot;?&quot;;&quot;?&quot;;1)))" table:style-name="ce1">
            <text:p>1</text:p>
          </table:table-cell>
          <table:table-cell office:value-type="float" office:value="0" table:formula="of:=IF([Data.FY20]=&quot;&quot;;0;(IF([Data.FY20]=&quot;?&quot;;&quot;?&quot;;1)))" table:style-name="ce1">
            <text:p>0</text:p>
          </table:table-cell>
          <table:table-cell office:value-type="float" office:value="1" table:formula="of:=IF([Data.FZ20]=&quot;&quot;;0;(IF([Data.FZ20]=&quot;?&quot;;&quot;?&quot;;1)))" table:style-name="ce1">
            <text:p>1</text:p>
          </table:table-cell>
          <table:table-cell office:value-type="float" office:value="1" table:formula="of:=IF([Data.GA20]=&quot;&quot;;0;(IF([Data.GA20]=&quot;?&quot;;&quot;?&quot;;1)))" table:style-name="ce1">
            <text:p>1</text:p>
          </table:table-cell>
          <table:table-cell office:value-type="float" office:value="0" table:formula="of:=IF([Data.GB20]=&quot;&quot;;0;(IF([Data.GB20]=&quot;?&quot;;&quot;?&quot;;1)))" table:style-name="ce1">
            <text:p>0</text:p>
          </table:table-cell>
          <table:table-cell office:value-type="float" office:value="0" table:formula="of:=IF([Data.GC20]=&quot;&quot;;0;(IF([Data.GC20]=&quot;?&quot;;&quot;?&quot;;1)))" table:style-name="ce1">
            <text:p>0</text:p>
          </table:table-cell>
          <table:table-cell office:value-type="float" office:value="1" table:formula="of:=IF([Data.GD20]=&quot;&quot;;0;(IF([Data.GD20]=&quot;?&quot;;&quot;?&quot;;1)))" table:style-name="ce1">
            <text:p>1</text:p>
          </table:table-cell>
          <table:table-cell office:value-type="float" office:value="0" table:formula="of:=IF([Data.GE20]=&quot;&quot;;0;(IF([Data.GE20]=&quot;?&quot;;&quot;?&quot;;1)))" table:style-name="ce1">
            <text:p>0</text:p>
          </table:table-cell>
          <table:table-cell office:value-type="float" office:value="0" table:formula="of:=IF([Data.GF20]=&quot;&quot;;0;(IF([Data.GF20]=&quot;?&quot;;&quot;?&quot;;1)))" table:style-name="ce1">
            <text:p>0</text:p>
          </table:table-cell>
          <table:table-cell office:value-type="float" office:value="0" table:formula="of:=IF([Data.GG20]=&quot;&quot;;0;(IF([Data.GG20]=&quot;?&quot;;&quot;?&quot;;1)))" table:style-name="ce1">
            <text:p>0</text:p>
          </table:table-cell>
          <table:table-cell office:value-type="float" office:value="0" table:formula="of:=IF([Data.GH20]=&quot;&quot;;0;(IF([Data.GH20]=&quot;?&quot;;&quot;?&quot;;1)))" table:style-name="ce1">
            <text:p>0</text:p>
          </table:table-cell>
          <table:table-cell office:value-type="float" office:value="0" table:formula="of:=IF([Data.GI20]=&quot;&quot;;0;(IF([Data.GI20]=&quot;?&quot;;&quot;?&quot;;1)))" table:style-name="ce1">
            <text:p>0</text:p>
          </table:table-cell>
          <table:table-cell office:value-type="float" office:value="0" table:formula="of:=IF([Data.GJ20]=&quot;&quot;;0;(IF([Data.GJ20]=&quot;?&quot;;&quot;?&quot;;1)))" table:style-name="ce1">
            <text:p>0</text:p>
          </table:table-cell>
          <table:table-cell office:value-type="float" office:value="0" table:formula="of:=IF([Data.GK20]=&quot;&quot;;0;(IF([Data.GK20]=&quot;?&quot;;&quot;?&quot;;1)))" table:style-name="ce1">
            <text:p>0</text:p>
          </table:table-cell>
          <table:table-cell office:value-type="float" office:value="0" table:formula="of:=IF([Data.GL20]=&quot;&quot;;0;(IF([Data.GL20]=&quot;?&quot;;&quot;?&quot;;1)))" table:style-name="ce1">
            <text:p>0</text:p>
          </table:table-cell>
          <table:table-cell office:value-type="float" office:value="1" table:formula="of:=IF([Data.GM20]=&quot;&quot;;0;(IF([Data.GM20]=&quot;?&quot;;&quot;?&quot;;1)))" table:style-name="ce1">
            <text:p>1</text:p>
          </table:table-cell>
          <table:table-cell office:value-type="float" office:value="1" table:formula="of:=IF([Data.GN20]=&quot;&quot;;0;(IF([Data.GN20]=&quot;?&quot;;&quot;?&quot;;1)))" table:style-name="ce1">
            <text:p>1</text:p>
          </table:table-cell>
          <table:table-cell office:value-type="float" office:value="1" table:formula="of:=IF([Data.GO20]=&quot;&quot;;0;(IF([Data.GO20]=&quot;?&quot;;&quot;?&quot;;1)))" table:style-name="ce1">
            <text:p>1</text:p>
          </table:table-cell>
          <table:table-cell office:value-type="float" office:value="1" table:formula="of:=IF([Data.GP20]=&quot;&quot;;0;(IF([Data.GP20]=&quot;?&quot;;&quot;?&quot;;1)))" table:style-name="ce1">
            <text:p>1</text:p>
          </table:table-cell>
          <table:table-cell office:value-type="float" office:value="0" table:formula="of:=IF([Data.GQ20]=&quot;&quot;;0;(IF([Data.GQ20]=&quot;?&quot;;&quot;?&quot;;1)))" table:style-name="ce1">
            <text:p>0</text:p>
          </table:table-cell>
          <table:table-cell office:value-type="float" office:value="0" table:formula="of:=IF([Data.GR20]=&quot;&quot;;0;(IF([Data.GR20]=&quot;?&quot;;&quot;?&quot;;1)))" table:style-name="ce1">
            <text:p>0</text:p>
          </table:table-cell>
          <table:table-cell office:value-type="float" office:value="1" table:formula="of:=IF([Data.GS20]=&quot;&quot;;0;(IF([Data.GS20]=&quot;?&quot;;&quot;?&quot;;1)))" table:style-name="ce1">
            <text:p>1</text:p>
          </table:table-cell>
          <table:table-cell office:value-type="float" office:value="0" table:formula="of:=IF([Data.GT20]=&quot;&quot;;0;(IF([Data.GT20]=&quot;?&quot;;&quot;?&quot;;1)))" table:style-name="ce1">
            <text:p>0</text:p>
          </table:table-cell>
          <table:table-cell office:value-type="float" office:value="0" table:formula="of:=IF([Data.GU20]=&quot;&quot;;0;(IF([Data.GU20]=&quot;?&quot;;&quot;?&quot;;1)))" table:style-name="ce1">
            <text:p>0</text:p>
          </table:table-cell>
          <table:table-cell office:value-type="float" office:value="0" table:formula="of:=IF([Data.GV20]=&quot;&quot;;0;(IF([Data.GV20]=&quot;?&quot;;&quot;?&quot;;1)))" table:style-name="ce1">
            <text:p>0</text:p>
          </table:table-cell>
          <table:table-cell office:value-type="float" office:value="0" table:formula="of:=IF([Data.GW20]=&quot;&quot;;0;(IF([Data.GW20]=&quot;?&quot;;&quot;?&quot;;1)))" table:style-name="ce1">
            <text:p>0</text:p>
          </table:table-cell>
          <table:table-cell office:value-type="float" office:value="0" table:formula="of:=IF([Data.GX20]=&quot;&quot;;0;(IF([Data.GX20]=&quot;?&quot;;&quot;?&quot;;1)))" table:style-name="ce1">
            <text:p>0</text:p>
          </table:table-cell>
          <table:table-cell office:value-type="float" office:value="0" table:formula="of:=IF([Data.GY20]=&quot;&quot;;0;(IF([Data.GY20]=&quot;?&quot;;&quot;?&quot;;1)))" table:style-name="ce1">
            <text:p>0</text:p>
          </table:table-cell>
          <table:table-cell office:value-type="float" office:value="0" table:formula="of:=IF([Data.GZ20]=&quot;&quot;;0;(IF([Data.GZ20]=&quot;?&quot;;&quot;?&quot;;1)))" table:style-name="ce1">
            <text:p>0</text:p>
          </table:table-cell>
          <table:table-cell office:value-type="float" office:value="0" table:formula="of:=IF([Data.HA20]=&quot;&quot;;0;(IF([Data.HA20]=&quot;?&quot;;&quot;?&quot;;1)))" table:style-name="ce1">
            <text:p>0</text:p>
          </table:table-cell>
          <table:table-cell office:value-type="float" office:value="0" table:formula="of:=IF([Data.HB20]=&quot;&quot;;0;(IF([Data.HB20]=&quot;?&quot;;&quot;?&quot;;1)))" table:style-name="ce1">
            <text:p>0</text:p>
          </table:table-cell>
          <table:table-cell office:value-type="float" office:value="0" table:formula="of:=IF([Data.HC20]=&quot;&quot;;0;(IF([Data.HC20]=&quot;?&quot;;&quot;?&quot;;1)))" table:style-name="ce1">
            <text:p>0</text:p>
          </table:table-cell>
          <table:table-cell office:value-type="float" office:value="0" table:formula="of:=IF([Data.HD20]=&quot;&quot;;0;(IF([Data.HD20]=&quot;?&quot;;&quot;?&quot;;1)))" table:style-name="ce1">
            <text:p>0</text:p>
          </table:table-cell>
          <table:table-cell office:value-type="float" office:value="0" table:formula="of:=IF([Data.HE20]=&quot;&quot;;0;(IF([Data.HE20]=&quot;?&quot;;&quot;?&quot;;1)))" table:style-name="ce1">
            <text:p>0</text:p>
          </table:table-cell>
          <table:table-cell office:value-type="float" office:value="0" table:formula="of:=IF([Data.HF20]=&quot;&quot;;0;(IF([Data.HF20]=&quot;?&quot;;&quot;?&quot;;1)))" table:style-name="ce1">
            <text:p>0</text:p>
          </table:table-cell>
          <table:table-cell office:value-type="float" office:value="1" table:formula="of:=IF([Data.HG20]=&quot;&quot;;0;(IF([Data.HG20]=&quot;?&quot;;&quot;?&quot;;1)))" table:style-name="ce1">
            <text:p>1</text:p>
          </table:table-cell>
          <table:table-cell office:value-type="float" office:value="0" table:formula="of:=IF([Data.HH20]=&quot;&quot;;0;(IF([Data.HH20]=&quot;?&quot;;&quot;?&quot;;1)))" table:style-name="ce1">
            <text:p>0</text:p>
          </table:table-cell>
          <table:table-cell office:value-type="float" office:value="0" table:formula="of:=IF([Data.HI20]=&quot;&quot;;0;(IF([Data.HI20]=&quot;?&quot;;&quot;?&quot;;1)))" table:style-name="ce1">
            <text:p>0</text:p>
          </table:table-cell>
          <table:table-cell office:value-type="float" office:value="0" table:formula="of:=IF([Data.HJ20]=&quot;&quot;;0;(IF([Data.HJ20]=&quot;?&quot;;&quot;?&quot;;1)))" table:style-name="ce1">
            <text:p>0</text:p>
          </table:table-cell>
          <table:table-cell office:value-type="float" office:value="0" table:formula="of:=IF([Data.HK20]=&quot;&quot;;0;(IF([Data.HK20]=&quot;?&quot;;&quot;?&quot;;1)))" table:style-name="ce1">
            <text:p>0</text:p>
          </table:table-cell>
          <table:table-cell office:value-type="float" office:value="0" table:formula="of:=IF([Data.HL20]=&quot;&quot;;0;(IF([Data.HL20]=&quot;?&quot;;&quot;?&quot;;1)))" table:style-name="ce1">
            <text:p>0</text:p>
          </table:table-cell>
          <table:table-cell office:value-type="float" office:value="0" table:formula="of:=IF([Data.HM20]=&quot;&quot;;0;(IF([Data.HM20]=&quot;?&quot;;&quot;?&quot;;1)))" table:style-name="ce1">
            <text:p>0</text:p>
          </table:table-cell>
          <table:table-cell office:value-type="float" office:value="0" table:formula="of:=IF([Data.HN20]=&quot;&quot;;0;(IF([Data.HN20]=&quot;?&quot;;&quot;?&quot;;1)))" table:style-name="ce1">
            <text:p>0</text:p>
          </table:table-cell>
          <table:table-cell office:value-type="float" office:value="0" table:formula="of:=IF([Data.HO20]=&quot;&quot;;0;(IF([Data.HO20]=&quot;?&quot;;&quot;?&quot;;1)))" table:style-name="ce1">
            <text:p>0</text:p>
          </table:table-cell>
          <table:table-cell office:value-type="float" office:value="0" table:formula="of:=IF([Data.HP20]=&quot;&quot;;0;(IF([Data.HP20]=&quot;?&quot;;&quot;?&quot;;1)))" table:style-name="ce1">
            <text:p>0</text:p>
          </table:table-cell>
          <table:table-cell office:value-type="float" office:value="0" table:formula="of:=IF([Data.HQ20]=&quot;&quot;;0;(IF([Data.HQ20]=&quot;?&quot;;&quot;?&quot;;1)))" table:style-name="ce1">
            <text:p>0</text:p>
          </table:table-cell>
          <table:table-cell office:value-type="float" office:value="0" table:formula="of:=IF([Data.HR20]=&quot;&quot;;0;(IF([Data.HR20]=&quot;?&quot;;&quot;?&quot;;1)))" table:style-name="ce1">
            <text:p>0</text:p>
          </table:table-cell>
          <table:table-cell office:value-type="float" office:value="0" table:formula="of:=IF([Data.HS20]=&quot;&quot;;0;(IF([Data.HS20]=&quot;?&quot;;&quot;?&quot;;1)))" table:style-name="ce1">
            <text:p>0</text:p>
          </table:table-cell>
          <table:table-cell office:value-type="float" office:value="0" table:formula="of:=IF([Data.HT20]=&quot;&quot;;0;(IF([Data.HT20]=&quot;?&quot;;&quot;?&quot;;1)))" table:style-name="ce1">
            <text:p>0</text:p>
          </table:table-cell>
          <table:table-cell office:value-type="float" office:value="0" table:formula="of:=IF([Data.HU20]=&quot;&quot;;0;(IF([Data.HU20]=&quot;?&quot;;&quot;?&quot;;1)))" table:style-name="ce1">
            <text:p>0</text:p>
          </table:table-cell>
          <table:table-cell office:value-type="float" office:value="0" table:formula="of:=IF([Data.HV20]=&quot;&quot;;0;(IF([Data.HV20]=&quot;?&quot;;&quot;?&quot;;1)))" table:style-name="ce1">
            <text:p>0</text:p>
          </table:table-cell>
          <table:table-cell office:value-type="float" office:value="0" table:formula="of:=IF([Data.HW20]=&quot;&quot;;0;(IF([Data.HW20]=&quot;?&quot;;&quot;?&quot;;1)))" table:style-name="ce1">
            <text:p>0</text:p>
          </table:table-cell>
          <table:table-cell office:value-type="float" office:value="0" table:formula="of:=IF([Data.HX20]=&quot;&quot;;0;(IF([Data.HX20]=&quot;?&quot;;&quot;?&quot;;1)))" table:style-name="ce1">
            <text:p>0</text:p>
          </table:table-cell>
          <table:table-cell office:value-type="float" office:value="0" table:formula="of:=IF([Data.HY20]=&quot;&quot;;0;(IF([Data.HY20]=&quot;?&quot;;&quot;?&quot;;1)))" table:style-name="ce1">
            <text:p>0</text:p>
          </table:table-cell>
          <table:table-cell office:value-type="float" office:value="0" table:formula="of:=IF([Data.HZ20]=&quot;&quot;;0;(IF([Data.HZ20]=&quot;?&quot;;&quot;?&quot;;1)))" table:style-name="ce1">
            <text:p>0</text:p>
          </table:table-cell>
          <table:table-cell office:value-type="float" office:value="0" table:formula="of:=IF([Data.IA20]=&quot;&quot;;0;(IF([Data.IA20]=&quot;?&quot;;&quot;?&quot;;1)))" table:style-name="ce1">
            <text:p>0</text:p>
          </table:table-cell>
          <table:table-cell office:value-type="float" office:value="0" table:formula="of:=IF([Data.IB20]=&quot;&quot;;0;(IF([Data.IB20]=&quot;?&quot;;&quot;?&quot;;1)))" table:style-name="ce1">
            <text:p>0</text:p>
          </table:table-cell>
          <table:table-cell office:value-type="float" office:value="0" table:formula="of:=IF([Data.IC20]=&quot;&quot;;0;(IF([Data.IC20]=&quot;?&quot;;&quot;?&quot;;1)))" table:style-name="ce1">
            <text:p>0</text:p>
          </table:table-cell>
          <table:table-cell office:value-type="float" office:value="0" table:formula="of:=IF([Data.ID20]=&quot;&quot;;0;(IF([Data.ID20]=&quot;?&quot;;&quot;?&quot;;1)))" table:style-name="ce1">
            <text:p>0</text:p>
          </table:table-cell>
          <table:table-cell office:value-type="float" office:value="0" table:formula="of:=IF([Data.IE20]=&quot;&quot;;0;(IF([Data.IE20]=&quot;?&quot;;&quot;?&quot;;1)))" table:style-name="ce1">
            <text:p>0</text:p>
          </table:table-cell>
          <table:table-cell office:value-type="float" office:value="0" table:formula="of:=IF([Data.IF20]=&quot;&quot;;0;(IF([Data.IF20]=&quot;?&quot;;&quot;?&quot;;1)))" table:style-name="ce1">
            <text:p>0</text:p>
          </table:table-cell>
          <table:table-cell office:value-type="float" office:value="0" table:formula="of:=IF([Data.IG20]=&quot;&quot;;0;(IF([Data.IG20]=&quot;?&quot;;&quot;?&quot;;1)))" table:style-name="ce1">
            <text:p>0</text:p>
          </table:table-cell>
          <table:table-cell office:value-type="float" office:value="0" table:formula="of:=IF([Data.IH20]=&quot;&quot;;0;(IF([Data.IH20]=&quot;?&quot;;&quot;?&quot;;1)))" table:style-name="ce1">
            <text:p>0</text:p>
          </table:table-cell>
          <table:table-cell office:value-type="float" office:value="0" table:formula="of:=IF([Data.II20]=&quot;&quot;;0;(IF([Data.II20]=&quot;?&quot;;&quot;?&quot;;1)))" table:style-name="ce1">
            <text:p>0</text:p>
          </table:table-cell>
          <table:table-cell office:value-type="float" office:value="0" table:formula="of:=IF([Data.IJ20]=&quot;&quot;;0;(IF([Data.IJ20]=&quot;?&quot;;&quot;?&quot;;1)))" table:style-name="ce1">
            <text:p>0</text:p>
          </table:table-cell>
          <table:table-cell office:value-type="float" office:value="0" table:formula="of:=IF([Data.IK20]=&quot;&quot;;0;(IF([Data.IK20]=&quot;?&quot;;&quot;?&quot;;1)))" table:style-name="ce1">
            <text:p>0</text:p>
          </table:table-cell>
          <table:table-cell table:number-columns-repeated="2" table:style-name="ce1"/>
          <table:table-cell office:value-type="float" office:value="71" table:formula="of:=SUM([.B18:.HI18])" table:style-name="ce1">
            <text:p>71</text:p>
          </table:table-cell>
          <table:table-cell table:number-columns-repeated="16164"/>
        </table:table-row>
        <table:table-row table:style-name="ro3">
          <table:table-cell office:value-type="string" office:string-value="TswHuayao" table:formula="of:=[Data.C21]" table:style-name="ce1">
            <text:p>TswHuayao</text:p>
          </table:table-cell>
          <table:table-cell office:value-type="float" office:value="1" table:formula="of:=IF([Data.AD21]=&quot;&quot;;0;(IF([Data.AD21]=&quot;?&quot;;&quot;?&quot;;1)))" table:style-name="ce1">
            <text:p>1</text:p>
          </table:table-cell>
          <table:table-cell office:value-type="float" office:value="0" table:formula="of:=IF([Data.AE21]=&quot;&quot;;0;(IF([Data.AE21]=&quot;?&quot;;&quot;?&quot;;1)))" table:style-name="ce1">
            <text:p>0</text:p>
          </table:table-cell>
          <table:table-cell office:value-type="float" office:value="1" table:formula="of:=IF([Data.AF21]=&quot;&quot;;0;(IF([Data.AF21]=&quot;?&quot;;&quot;?&quot;;1)))" table:style-name="ce1">
            <text:p>1</text:p>
          </table:table-cell>
          <table:table-cell office:value-type="float" office:value="1" table:formula="of:=IF([Data.AG21]=&quot;&quot;;0;(IF([Data.AG21]=&quot;?&quot;;&quot;?&quot;;1)))" table:style-name="ce1">
            <text:p>1</text:p>
          </table:table-cell>
          <table:table-cell office:value-type="float" office:value="1" table:formula="of:=IF([Data.AH21]=&quot;&quot;;0;(IF([Data.AH21]=&quot;?&quot;;&quot;?&quot;;1)))" table:style-name="ce1">
            <text:p>1</text:p>
          </table:table-cell>
          <table:table-cell office:value-type="float" office:value="0" table:formula="of:=IF([Data.AI21]=&quot;&quot;;0;(IF([Data.AI21]=&quot;?&quot;;&quot;?&quot;;1)))" table:style-name="ce1">
            <text:p>0</text:p>
          </table:table-cell>
          <table:table-cell office:value-type="float" office:value="0" table:formula="of:=IF([Data.AJ21]=&quot;&quot;;0;(IF([Data.AJ21]=&quot;?&quot;;&quot;?&quot;;1)))" table:style-name="ce1">
            <text:p>0</text:p>
          </table:table-cell>
          <table:table-cell office:value-type="float" office:value="1" table:formula="of:=IF([Data.AK21]=&quot;&quot;;0;(IF([Data.AK21]=&quot;?&quot;;&quot;?&quot;;1)))" table:style-name="ce1">
            <text:p>1</text:p>
          </table:table-cell>
          <table:table-cell office:value-type="float" office:value="1" table:formula="of:=IF([Data.AL21]=&quot;&quot;;0;(IF([Data.AL21]=&quot;?&quot;;&quot;?&quot;;1)))" table:style-name="ce1">
            <text:p>1</text:p>
          </table:table-cell>
          <table:table-cell office:value-type="float" office:value="0" table:formula="of:=IF([Data.AM21]=&quot;&quot;;0;(IF([Data.AM21]=&quot;?&quot;;&quot;?&quot;;1)))" table:style-name="ce1">
            <text:p>0</text:p>
          </table:table-cell>
          <table:table-cell office:value-type="float" office:value="1" table:formula="of:=IF([Data.AN21]=&quot;&quot;;0;(IF([Data.AN21]=&quot;?&quot;;&quot;?&quot;;1)))" table:style-name="ce1">
            <text:p>1</text:p>
          </table:table-cell>
          <table:table-cell office:value-type="float" office:value="0" table:formula="of:=IF([Data.AO21]=&quot;&quot;;0;(IF([Data.AO21]=&quot;?&quot;;&quot;?&quot;;1)))" table:style-name="ce1">
            <text:p>0</text:p>
          </table:table-cell>
          <table:table-cell office:value-type="float" office:value="1" table:formula="of:=IF([Data.AP21]=&quot;&quot;;0;(IF([Data.AP21]=&quot;?&quot;;&quot;?&quot;;1)))" table:style-name="ce1">
            <text:p>1</text:p>
          </table:table-cell>
          <table:table-cell office:value-type="float" office:value="1" table:formula="of:=IF([Data.AQ21]=&quot;&quot;;0;(IF([Data.AQ21]=&quot;?&quot;;&quot;?&quot;;1)))" table:style-name="ce1">
            <text:p>1</text:p>
          </table:table-cell>
          <table:table-cell office:value-type="float" office:value="1" table:formula="of:=IF([Data.AR21]=&quot;&quot;;0;(IF([Data.AR21]=&quot;?&quot;;&quot;?&quot;;1)))" table:style-name="ce1">
            <text:p>1</text:p>
          </table:table-cell>
          <table:table-cell office:value-type="float" office:value="0" table:formula="of:=IF([Data.AS21]=&quot;&quot;;0;(IF([Data.AS21]=&quot;?&quot;;&quot;?&quot;;1)))" table:style-name="ce1">
            <text:p>0</text:p>
          </table:table-cell>
          <table:table-cell office:value-type="float" office:value="1" table:formula="of:=IF([Data.AT21]=&quot;&quot;;0;(IF([Data.AT21]=&quot;?&quot;;&quot;?&quot;;1)))" table:style-name="ce1">
            <text:p>1</text:p>
          </table:table-cell>
          <table:table-cell office:value-type="float" office:value="1" table:formula="of:=IF([Data.AU21]=&quot;&quot;;0;(IF([Data.AU21]=&quot;?&quot;;&quot;?&quot;;1)))" table:style-name="ce1">
            <text:p>1</text:p>
          </table:table-cell>
          <table:table-cell office:value-type="float" office:value="0" table:formula="of:=IF([Data.AV21]=&quot;&quot;;0;(IF([Data.AV21]=&quot;?&quot;;&quot;?&quot;;1)))" table:style-name="ce1">
            <text:p>0</text:p>
          </table:table-cell>
          <table:table-cell office:value-type="float" office:value="1" table:formula="of:=IF([Data.AW21]=&quot;&quot;;0;(IF([Data.AW21]=&quot;?&quot;;&quot;?&quot;;1)))" table:style-name="ce1">
            <text:p>1</text:p>
          </table:table-cell>
          <table:table-cell office:value-type="float" office:value="0" table:formula="of:=IF([Data.AX21]=&quot;&quot;;0;(IF([Data.AX21]=&quot;?&quot;;&quot;?&quot;;1)))" table:style-name="ce1">
            <text:p>0</text:p>
          </table:table-cell>
          <table:table-cell office:value-type="float" office:value="1" table:formula="of:=IF([Data.AY21]=&quot;&quot;;0;(IF([Data.AY21]=&quot;?&quot;;&quot;?&quot;;1)))" table:style-name="ce1">
            <text:p>1</text:p>
          </table:table-cell>
          <table:table-cell office:value-type="float" office:value="0" table:formula="of:=IF([Data.AZ21]=&quot;&quot;;0;(IF([Data.AZ21]=&quot;?&quot;;&quot;?&quot;;1)))" table:style-name="ce1">
            <text:p>0</text:p>
          </table:table-cell>
          <table:table-cell office:value-type="float" office:value="0" table:formula="of:=IF([Data.BA21]=&quot;&quot;;0;(IF([Data.BA21]=&quot;?&quot;;&quot;?&quot;;1)))" table:style-name="ce1">
            <text:p>0</text:p>
          </table:table-cell>
          <table:table-cell office:value-type="float" office:value="0" table:formula="of:=IF([Data.BB21]=&quot;&quot;;0;(IF([Data.BB21]=&quot;?&quot;;&quot;?&quot;;1)))" table:style-name="ce1">
            <text:p>0</text:p>
          </table:table-cell>
          <table:table-cell office:value-type="float" office:value="1" table:formula="of:=IF([Data.BC21]=&quot;&quot;;0;(IF([Data.BC21]=&quot;?&quot;;&quot;?&quot;;1)))" table:style-name="ce1">
            <text:p>1</text:p>
          </table:table-cell>
          <table:table-cell office:value-type="float" office:value="0" table:formula="of:=IF([Data.BD21]=&quot;&quot;;0;(IF([Data.BD21]=&quot;?&quot;;&quot;?&quot;;1)))" table:style-name="ce1">
            <text:p>0</text:p>
          </table:table-cell>
          <table:table-cell office:value-type="float" office:value="0" table:formula="of:=IF([Data.BE21]=&quot;&quot;;0;(IF([Data.BE21]=&quot;?&quot;;&quot;?&quot;;1)))" table:style-name="ce1">
            <text:p>0</text:p>
          </table:table-cell>
          <table:table-cell office:value-type="float" office:value="0" table:formula="of:=IF([Data.BF21]=&quot;&quot;;0;(IF([Data.BF21]=&quot;?&quot;;&quot;?&quot;;1)))" table:style-name="ce1">
            <text:p>0</text:p>
          </table:table-cell>
          <table:table-cell office:value-type="float" office:value="0" table:formula="of:=IF([Data.BG21]=&quot;&quot;;0;(IF([Data.BG21]=&quot;?&quot;;&quot;?&quot;;1)))" table:style-name="ce1">
            <text:p>0</text:p>
          </table:table-cell>
          <table:table-cell office:value-type="float" office:value="1" table:formula="of:=IF([Data.BH21]=&quot;&quot;;0;(IF([Data.BH21]=&quot;?&quot;;&quot;?&quot;;1)))" table:style-name="ce1">
            <text:p>1</text:p>
          </table:table-cell>
          <table:table-cell office:value-type="float" office:value="0" table:formula="of:=IF([Data.BI21]=&quot;&quot;;0;(IF([Data.BI21]=&quot;?&quot;;&quot;?&quot;;1)))" table:style-name="ce1">
            <text:p>0</text:p>
          </table:table-cell>
          <table:table-cell office:value-type="float" office:value="0" table:formula="of:=IF([Data.BJ21]=&quot;&quot;;0;(IF([Data.BJ21]=&quot;?&quot;;&quot;?&quot;;1)))" table:style-name="ce1">
            <text:p>0</text:p>
          </table:table-cell>
          <table:table-cell office:value-type="float" office:value="0" table:formula="of:=IF([Data.BK21]=&quot;&quot;;0;(IF([Data.BK21]=&quot;?&quot;;&quot;?&quot;;1)))" table:style-name="ce1">
            <text:p>0</text:p>
          </table:table-cell>
          <table:table-cell office:value-type="float" office:value="0" table:formula="of:=IF([Data.BL21]=&quot;&quot;;0;(IF([Data.BL21]=&quot;?&quot;;&quot;?&quot;;1)))" table:style-name="ce1">
            <text:p>0</text:p>
          </table:table-cell>
          <table:table-cell office:value-type="float" office:value="0" table:formula="of:=IF([Data.BM21]=&quot;&quot;;0;(IF([Data.BM21]=&quot;?&quot;;&quot;?&quot;;1)))" table:style-name="ce1">
            <text:p>0</text:p>
          </table:table-cell>
          <table:table-cell office:value-type="float" office:value="0" table:formula="of:=IF([Data.BN21]=&quot;&quot;;0;(IF([Data.BN21]=&quot;?&quot;;&quot;?&quot;;1)))" table:style-name="ce1">
            <text:p>0</text:p>
          </table:table-cell>
          <table:table-cell office:value-type="float" office:value="0" table:formula="of:=IF([Data.BO21]=&quot;&quot;;0;(IF([Data.BO21]=&quot;?&quot;;&quot;?&quot;;1)))" table:style-name="ce1">
            <text:p>0</text:p>
          </table:table-cell>
          <table:table-cell office:value-type="float" office:value="0" table:formula="of:=IF([Data.BP21]=&quot;&quot;;0;(IF([Data.BP21]=&quot;?&quot;;&quot;?&quot;;1)))" table:style-name="ce1">
            <text:p>0</text:p>
          </table:table-cell>
          <table:table-cell office:value-type="float" office:value="0" table:formula="of:=IF([Data.BQ21]=&quot;&quot;;0;(IF([Data.BQ21]=&quot;?&quot;;&quot;?&quot;;1)))" table:style-name="ce1">
            <text:p>0</text:p>
          </table:table-cell>
          <table:table-cell office:value-type="float" office:value="0" table:formula="of:=IF([Data.BR21]=&quot;&quot;;0;(IF([Data.BR21]=&quot;?&quot;;&quot;?&quot;;1)))" table:style-name="ce1">
            <text:p>0</text:p>
          </table:table-cell>
          <table:table-cell office:value-type="float" office:value="0" table:formula="of:=IF([Data.BS21]=&quot;&quot;;0;(IF([Data.BS21]=&quot;?&quot;;&quot;?&quot;;1)))" table:style-name="ce1">
            <text:p>0</text:p>
          </table:table-cell>
          <table:table-cell office:value-type="float" office:value="0" table:formula="of:=IF([Data.BT21]=&quot;&quot;;0;(IF([Data.BT21]=&quot;?&quot;;&quot;?&quot;;1)))" table:style-name="ce1">
            <text:p>0</text:p>
          </table:table-cell>
          <table:table-cell office:value-type="float" office:value="1" table:formula="of:=IF([Data.BU21]=&quot;&quot;;0;(IF([Data.BU21]=&quot;?&quot;;&quot;?&quot;;1)))" table:style-name="ce1">
            <text:p>1</text:p>
          </table:table-cell>
          <table:table-cell office:value-type="float" office:value="1" table:formula="of:=IF([Data.BV21]=&quot;&quot;;0;(IF([Data.BV21]=&quot;?&quot;;&quot;?&quot;;1)))" table:style-name="ce1">
            <text:p>1</text:p>
          </table:table-cell>
          <table:table-cell office:value-type="float" office:value="0" table:formula="of:=IF([Data.BW21]=&quot;&quot;;0;(IF([Data.BW21]=&quot;?&quot;;&quot;?&quot;;1)))" table:style-name="ce1">
            <text:p>0</text:p>
          </table:table-cell>
          <table:table-cell office:value-type="float" office:value="0" table:formula="of:=IF([Data.BX21]=&quot;&quot;;0;(IF([Data.BX21]=&quot;?&quot;;&quot;?&quot;;1)))" table:style-name="ce1">
            <text:p>0</text:p>
          </table:table-cell>
          <table:table-cell office:value-type="float" office:value="1" table:formula="of:=IF([Data.BY21]=&quot;&quot;;0;(IF([Data.BY21]=&quot;?&quot;;&quot;?&quot;;1)))" table:style-name="ce1">
            <text:p>1</text:p>
          </table:table-cell>
          <table:table-cell office:value-type="float" office:value="1" table:formula="of:=IF([Data.BZ21]=&quot;&quot;;0;(IF([Data.BZ21]=&quot;?&quot;;&quot;?&quot;;1)))" table:style-name="ce1">
            <text:p>1</text:p>
          </table:table-cell>
          <table:table-cell office:value-type="float" office:value="0" table:formula="of:=IF([Data.CA21]=&quot;&quot;;0;(IF([Data.CA21]=&quot;?&quot;;&quot;?&quot;;1)))" table:style-name="ce1">
            <text:p>0</text:p>
          </table:table-cell>
          <table:table-cell office:value-type="float" office:value="1" table:formula="of:=IF([Data.CB21]=&quot;&quot;;0;(IF([Data.CB21]=&quot;?&quot;;&quot;?&quot;;1)))" table:style-name="ce1">
            <text:p>1</text:p>
          </table:table-cell>
          <table:table-cell office:value-type="float" office:value="0" table:formula="of:=IF([Data.CC21]=&quot;&quot;;0;(IF([Data.CC21]=&quot;?&quot;;&quot;?&quot;;1)))" table:style-name="ce1">
            <text:p>0</text:p>
          </table:table-cell>
          <table:table-cell office:value-type="float" office:value="0" table:formula="of:=IF([Data.CD21]=&quot;&quot;;0;(IF([Data.CD21]=&quot;?&quot;;&quot;?&quot;;1)))" table:style-name="ce1">
            <text:p>0</text:p>
          </table:table-cell>
          <table:table-cell office:value-type="float" office:value="0" table:formula="of:=IF([Data.CE21]=&quot;&quot;;0;(IF([Data.CE21]=&quot;?&quot;;&quot;?&quot;;1)))" table:style-name="ce1">
            <text:p>0</text:p>
          </table:table-cell>
          <table:table-cell office:value-type="float" office:value="0" table:formula="of:=IF([Data.CF21]=&quot;&quot;;0;(IF([Data.CF21]=&quot;?&quot;;&quot;?&quot;;1)))" table:style-name="ce1">
            <text:p>0</text:p>
          </table:table-cell>
          <table:table-cell office:value-type="float" office:value="0" table:formula="of:=IF([Data.CG21]=&quot;&quot;;0;(IF([Data.CG21]=&quot;?&quot;;&quot;?&quot;;1)))" table:style-name="ce1">
            <text:p>0</text:p>
          </table:table-cell>
          <table:table-cell office:value-type="float" office:value="0" table:formula="of:=IF([Data.CH21]=&quot;&quot;;0;(IF([Data.CH21]=&quot;?&quot;;&quot;?&quot;;1)))" table:style-name="ce1">
            <text:p>0</text:p>
          </table:table-cell>
          <table:table-cell office:value-type="float" office:value="1" table:formula="of:=IF([Data.CI21]=&quot;&quot;;0;(IF([Data.CI21]=&quot;?&quot;;&quot;?&quot;;1)))" table:style-name="ce1">
            <text:p>1</text:p>
          </table:table-cell>
          <table:table-cell office:value-type="float" office:value="0" table:formula="of:=IF([Data.CJ21]=&quot;&quot;;0;(IF([Data.CJ21]=&quot;?&quot;;&quot;?&quot;;1)))" table:style-name="ce1">
            <text:p>0</text:p>
          </table:table-cell>
          <table:table-cell office:value-type="float" office:value="1" table:formula="of:=IF([Data.CK21]=&quot;&quot;;0;(IF([Data.CK21]=&quot;?&quot;;&quot;?&quot;;1)))" table:style-name="ce1">
            <text:p>1</text:p>
          </table:table-cell>
          <table:table-cell office:value-type="float" office:value="0" table:formula="of:=IF([Data.CL21]=&quot;&quot;;0;(IF([Data.CL21]=&quot;?&quot;;&quot;?&quot;;1)))" table:style-name="ce1">
            <text:p>0</text:p>
          </table:table-cell>
          <table:table-cell office:value-type="float" office:value="0" table:formula="of:=IF([Data.CM21]=&quot;&quot;;0;(IF([Data.CM21]=&quot;?&quot;;&quot;?&quot;;1)))" table:style-name="ce1">
            <text:p>0</text:p>
          </table:table-cell>
          <table:table-cell office:value-type="float" office:value="0" table:formula="of:=IF([Data.CN21]=&quot;&quot;;0;(IF([Data.CN21]=&quot;?&quot;;&quot;?&quot;;1)))" table:style-name="ce1">
            <text:p>0</text:p>
          </table:table-cell>
          <table:table-cell office:value-type="float" office:value="0" table:formula="of:=IF([Data.CO21]=&quot;&quot;;0;(IF([Data.CO21]=&quot;?&quot;;&quot;?&quot;;1)))" table:style-name="ce1">
            <text:p>0</text:p>
          </table:table-cell>
          <table:table-cell office:value-type="float" office:value="1" table:formula="of:=IF([Data.CP21]=&quot;&quot;;0;(IF([Data.CP21]=&quot;?&quot;;&quot;?&quot;;1)))" table:style-name="ce1">
            <text:p>1</text:p>
          </table:table-cell>
          <table:table-cell office:value-type="float" office:value="1" table:formula="of:=IF([Data.CQ21]=&quot;&quot;;0;(IF([Data.CQ21]=&quot;?&quot;;&quot;?&quot;;1)))" table:style-name="ce1">
            <text:p>1</text:p>
          </table:table-cell>
          <table:table-cell office:value-type="float" office:value="1" table:formula="of:=IF([Data.CR21]=&quot;&quot;;0;(IF([Data.CR21]=&quot;?&quot;;&quot;?&quot;;1)))" table:style-name="ce1">
            <text:p>1</text:p>
          </table:table-cell>
          <table:table-cell office:value-type="float" office:value="0" table:formula="of:=IF([Data.CS21]=&quot;&quot;;0;(IF([Data.CS21]=&quot;?&quot;;&quot;?&quot;;1)))" table:style-name="ce1">
            <text:p>0</text:p>
          </table:table-cell>
          <table:table-cell office:value-type="float" office:value="0" table:formula="of:=IF([Data.CT21]=&quot;&quot;;0;(IF([Data.CT21]=&quot;?&quot;;&quot;?&quot;;1)))" table:style-name="ce1">
            <text:p>0</text:p>
          </table:table-cell>
          <table:table-cell office:value-type="float" office:value="0" table:formula="of:=IF([Data.CU21]=&quot;&quot;;0;(IF([Data.CU21]=&quot;?&quot;;&quot;?&quot;;1)))" table:style-name="ce1">
            <text:p>0</text:p>
          </table:table-cell>
          <table:table-cell office:value-type="float" office:value="1" table:formula="of:=IF([Data.CV21]=&quot;&quot;;0;(IF([Data.CV21]=&quot;?&quot;;&quot;?&quot;;1)))" table:style-name="ce1">
            <text:p>1</text:p>
          </table:table-cell>
          <table:table-cell office:value-type="float" office:value="0" table:formula="of:=IF([Data.CW21]=&quot;&quot;;0;(IF([Data.CW21]=&quot;?&quot;;&quot;?&quot;;1)))" table:style-name="ce1">
            <text:p>0</text:p>
          </table:table-cell>
          <table:table-cell office:value-type="float" office:value="0" table:formula="of:=IF([Data.CX21]=&quot;&quot;;0;(IF([Data.CX21]=&quot;?&quot;;&quot;?&quot;;1)))" table:style-name="ce1">
            <text:p>0</text:p>
          </table:table-cell>
          <table:table-cell office:value-type="float" office:value="0" table:formula="of:=IF([Data.CY21]=&quot;&quot;;0;(IF([Data.CY21]=&quot;?&quot;;&quot;?&quot;;1)))" table:style-name="ce1">
            <text:p>0</text:p>
          </table:table-cell>
          <table:table-cell office:value-type="float" office:value="1" table:formula="of:=IF([Data.CZ21]=&quot;&quot;;0;(IF([Data.CZ21]=&quot;?&quot;;&quot;?&quot;;1)))" table:style-name="ce1">
            <text:p>1</text:p>
          </table:table-cell>
          <table:table-cell office:value-type="float" office:value="1" table:formula="of:=IF([Data.DA21]=&quot;&quot;;0;(IF([Data.DA21]=&quot;?&quot;;&quot;?&quot;;1)))" table:style-name="ce1">
            <text:p>1</text:p>
          </table:table-cell>
          <table:table-cell office:value-type="float" office:value="0" table:formula="of:=IF([Data.DB21]=&quot;&quot;;0;(IF([Data.DB21]=&quot;?&quot;;&quot;?&quot;;1)))" table:style-name="ce1">
            <text:p>0</text:p>
          </table:table-cell>
          <table:table-cell office:value-type="float" office:value="1" table:formula="of:=IF([Data.DC21]=&quot;&quot;;0;(IF([Data.DC21]=&quot;?&quot;;&quot;?&quot;;1)))" table:style-name="ce1">
            <text:p>1</text:p>
          </table:table-cell>
          <table:table-cell office:value-type="float" office:value="0" table:formula="of:=IF([Data.DD21]=&quot;&quot;;0;(IF([Data.DD21]=&quot;?&quot;;&quot;?&quot;;1)))" table:style-name="ce1">
            <text:p>0</text:p>
          </table:table-cell>
          <table:table-cell office:value-type="float" office:value="1" table:formula="of:=IF([Data.DE21]=&quot;&quot;;0;(IF([Data.DE21]=&quot;?&quot;;&quot;?&quot;;1)))" table:style-name="ce1">
            <text:p>1</text:p>
          </table:table-cell>
          <table:table-cell office:value-type="float" office:value="0" table:formula="of:=IF([Data.DF21]=&quot;&quot;;0;(IF([Data.DF21]=&quot;?&quot;;&quot;?&quot;;1)))" table:style-name="ce1">
            <text:p>0</text:p>
          </table:table-cell>
          <table:table-cell office:value-type="float" office:value="0" table:formula="of:=IF([Data.DG21]=&quot;&quot;;0;(IF([Data.DG21]=&quot;?&quot;;&quot;?&quot;;1)))" table:style-name="ce1">
            <text:p>0</text:p>
          </table:table-cell>
          <table:table-cell office:value-type="float" office:value="0" table:formula="of:=IF([Data.DH21]=&quot;&quot;;0;(IF([Data.DH21]=&quot;?&quot;;&quot;?&quot;;1)))" table:style-name="ce1">
            <text:p>0</text:p>
          </table:table-cell>
          <table:table-cell office:value-type="float" office:value="0" table:formula="of:=IF([Data.DI21]=&quot;&quot;;0;(IF([Data.DI21]=&quot;?&quot;;&quot;?&quot;;1)))" table:style-name="ce1">
            <text:p>0</text:p>
          </table:table-cell>
          <table:table-cell office:value-type="float" office:value="1" table:formula="of:=IF([Data.DJ21]=&quot;&quot;;0;(IF([Data.DJ21]=&quot;?&quot;;&quot;?&quot;;1)))" table:style-name="ce1">
            <text:p>1</text:p>
          </table:table-cell>
          <table:table-cell office:value-type="string" office:string-value="?" table:formula="of:=IF([Data.DK21]=&quot;&quot;;0;(IF([Data.DK21]=&quot;?&quot;;&quot;?&quot;;1)))" table:style-name="ce1">
            <text:p>?</text:p>
          </table:table-cell>
          <table:table-cell office:value-type="string" office:string-value="?" table:formula="of:=IF([Data.DL21]=&quot;&quot;;0;(IF([Data.DL21]=&quot;?&quot;;&quot;?&quot;;1)))" table:style-name="ce1">
            <text:p>?</text:p>
          </table:table-cell>
          <table:table-cell office:value-type="float" office:value="0" table:formula="of:=IF([Data.DM21]=&quot;&quot;;0;(IF([Data.DM21]=&quot;?&quot;;&quot;?&quot;;1)))" table:style-name="ce1">
            <text:p>0</text:p>
          </table:table-cell>
          <table:table-cell office:value-type="float" office:value="1" table:formula="of:=IF([Data.DN21]=&quot;&quot;;0;(IF([Data.DN21]=&quot;?&quot;;&quot;?&quot;;1)))" table:style-name="ce1">
            <text:p>1</text:p>
          </table:table-cell>
          <table:table-cell office:value-type="float" office:value="0" table:formula="of:=IF([Data.DO21]=&quot;&quot;;0;(IF([Data.DO21]=&quot;?&quot;;&quot;?&quot;;1)))" table:style-name="ce1">
            <text:p>0</text:p>
          </table:table-cell>
          <table:table-cell office:value-type="float" office:value="0" table:formula="of:=IF([Data.DP21]=&quot;&quot;;0;(IF([Data.DP21]=&quot;?&quot;;&quot;?&quot;;1)))" table:style-name="ce1">
            <text:p>0</text:p>
          </table:table-cell>
          <table:table-cell office:value-type="float" office:value="0" table:formula="of:=IF([Data.DQ21]=&quot;&quot;;0;(IF([Data.DQ21]=&quot;?&quot;;&quot;?&quot;;1)))" table:style-name="ce1">
            <text:p>0</text:p>
          </table:table-cell>
          <table:table-cell office:value-type="float" office:value="0" table:formula="of:=IF([Data.DR21]=&quot;&quot;;0;(IF([Data.DR21]=&quot;?&quot;;&quot;?&quot;;1)))" table:style-name="ce1">
            <text:p>0</text:p>
          </table:table-cell>
          <table:table-cell office:value-type="float" office:value="0" table:formula="of:=IF([Data.DS21]=&quot;&quot;;0;(IF([Data.DS21]=&quot;?&quot;;&quot;?&quot;;1)))" table:style-name="ce1">
            <text:p>0</text:p>
          </table:table-cell>
          <table:table-cell office:value-type="float" office:value="0" table:formula="of:=IF([Data.DT21]=&quot;&quot;;0;(IF([Data.DT21]=&quot;?&quot;;&quot;?&quot;;1)))" table:style-name="ce1">
            <text:p>0</text:p>
          </table:table-cell>
          <table:table-cell office:value-type="float" office:value="1" table:formula="of:=IF([Data.DU21]=&quot;&quot;;0;(IF([Data.DU21]=&quot;?&quot;;&quot;?&quot;;1)))" table:style-name="ce1">
            <text:p>1</text:p>
          </table:table-cell>
          <table:table-cell office:value-type="float" office:value="1" table:formula="of:=IF([Data.DV21]=&quot;&quot;;0;(IF([Data.DV21]=&quot;?&quot;;&quot;?&quot;;1)))" table:style-name="ce1">
            <text:p>1</text:p>
          </table:table-cell>
          <table:table-cell office:value-type="float" office:value="0" table:formula="of:=IF([Data.DW21]=&quot;&quot;;0;(IF([Data.DW21]=&quot;?&quot;;&quot;?&quot;;1)))" table:style-name="ce1">
            <text:p>0</text:p>
          </table:table-cell>
          <table:table-cell office:value-type="float" office:value="0" table:formula="of:=IF([Data.DX21]=&quot;&quot;;0;(IF([Data.DX21]=&quot;?&quot;;&quot;?&quot;;1)))" table:style-name="ce1">
            <text:p>0</text:p>
          </table:table-cell>
          <table:table-cell office:value-type="float" office:value="1" table:formula="of:=IF([Data.DY21]=&quot;&quot;;0;(IF([Data.DY21]=&quot;?&quot;;&quot;?&quot;;1)))" table:style-name="ce1">
            <text:p>1</text:p>
          </table:table-cell>
          <table:table-cell office:value-type="float" office:value="1" table:formula="of:=IF([Data.DZ21]=&quot;&quot;;0;(IF([Data.DZ21]=&quot;?&quot;;&quot;?&quot;;1)))" table:style-name="ce1">
            <text:p>1</text:p>
          </table:table-cell>
          <table:table-cell office:value-type="float" office:value="0" table:formula="of:=IF([Data.EA21]=&quot;&quot;;0;(IF([Data.EA21]=&quot;?&quot;;&quot;?&quot;;1)))" table:style-name="ce1">
            <text:p>0</text:p>
          </table:table-cell>
          <table:table-cell office:value-type="float" office:value="1" table:formula="of:=IF([Data.EB21]=&quot;&quot;;0;(IF([Data.EB21]=&quot;?&quot;;&quot;?&quot;;1)))" table:style-name="ce1">
            <text:p>1</text:p>
          </table:table-cell>
          <table:table-cell office:value-type="float" office:value="0" table:formula="of:=IF([Data.EC21]=&quot;&quot;;0;(IF([Data.EC21]=&quot;?&quot;;&quot;?&quot;;1)))" table:style-name="ce1">
            <text:p>0</text:p>
          </table:table-cell>
          <table:table-cell office:value-type="float" office:value="0" table:formula="of:=IF([Data.ED21]=&quot;&quot;;0;(IF([Data.ED21]=&quot;?&quot;;&quot;?&quot;;1)))" table:style-name="ce1">
            <text:p>0</text:p>
          </table:table-cell>
          <table:table-cell office:value-type="float" office:value="0" table:formula="of:=IF([Data.EE21]=&quot;&quot;;0;(IF([Data.EE21]=&quot;?&quot;;&quot;?&quot;;1)))" table:style-name="ce1">
            <text:p>0</text:p>
          </table:table-cell>
          <table:table-cell office:value-type="float" office:value="0" table:formula="of:=IF([Data.EF21]=&quot;&quot;;0;(IF([Data.EF21]=&quot;?&quot;;&quot;?&quot;;1)))" table:style-name="ce1">
            <text:p>0</text:p>
          </table:table-cell>
          <table:table-cell office:value-type="float" office:value="0" table:formula="of:=IF([Data.EG21]=&quot;&quot;;0;(IF([Data.EG21]=&quot;?&quot;;&quot;?&quot;;1)))" table:style-name="ce1">
            <text:p>0</text:p>
          </table:table-cell>
          <table:table-cell office:value-type="float" office:value="0" table:formula="of:=IF([Data.EH21]=&quot;&quot;;0;(IF([Data.EH21]=&quot;?&quot;;&quot;?&quot;;1)))" table:style-name="ce1">
            <text:p>0</text:p>
          </table:table-cell>
          <table:table-cell office:value-type="float" office:value="0" table:formula="of:=IF([Data.EI21]=&quot;&quot;;0;(IF([Data.EI21]=&quot;?&quot;;&quot;?&quot;;1)))" table:style-name="ce1">
            <text:p>0</text:p>
          </table:table-cell>
          <table:table-cell office:value-type="float" office:value="0" table:formula="of:=IF([Data.EJ21]=&quot;&quot;;0;(IF([Data.EJ21]=&quot;?&quot;;&quot;?&quot;;1)))" table:style-name="ce1">
            <text:p>0</text:p>
          </table:table-cell>
          <table:table-cell office:value-type="float" office:value="0" table:formula="of:=IF([Data.EK21]=&quot;&quot;;0;(IF([Data.EK21]=&quot;?&quot;;&quot;?&quot;;1)))" table:style-name="ce1">
            <text:p>0</text:p>
          </table:table-cell>
          <table:table-cell office:value-type="float" office:value="0" table:formula="of:=IF([Data.EL21]=&quot;&quot;;0;(IF([Data.EL21]=&quot;?&quot;;&quot;?&quot;;1)))" table:style-name="ce1">
            <text:p>0</text:p>
          </table:table-cell>
          <table:table-cell office:value-type="float" office:value="0" table:formula="of:=IF([Data.EM21]=&quot;&quot;;0;(IF([Data.EM21]=&quot;?&quot;;&quot;?&quot;;1)))" table:style-name="ce1">
            <text:p>0</text:p>
          </table:table-cell>
          <table:table-cell office:value-type="float" office:value="0" table:formula="of:=IF([Data.EN21]=&quot;&quot;;0;(IF([Data.EN21]=&quot;?&quot;;&quot;?&quot;;1)))" table:style-name="ce1">
            <text:p>0</text:p>
          </table:table-cell>
          <table:table-cell office:value-type="float" office:value="0" table:formula="of:=IF([Data.EO21]=&quot;&quot;;0;(IF([Data.EO21]=&quot;?&quot;;&quot;?&quot;;1)))" table:style-name="ce1">
            <text:p>0</text:p>
          </table:table-cell>
          <table:table-cell office:value-type="float" office:value="0" table:formula="of:=IF([Data.EP21]=&quot;&quot;;0;(IF([Data.EP21]=&quot;?&quot;;&quot;?&quot;;1)))" table:style-name="ce1">
            <text:p>0</text:p>
          </table:table-cell>
          <table:table-cell office:value-type="float" office:value="0" table:formula="of:=IF([Data.EQ21]=&quot;&quot;;0;(IF([Data.EQ21]=&quot;?&quot;;&quot;?&quot;;1)))" table:style-name="ce1">
            <text:p>0</text:p>
          </table:table-cell>
          <table:table-cell office:value-type="float" office:value="0" table:formula="of:=IF([Data.ER21]=&quot;&quot;;0;(IF([Data.ER21]=&quot;?&quot;;&quot;?&quot;;1)))" table:style-name="ce1">
            <text:p>0</text:p>
          </table:table-cell>
          <table:table-cell office:value-type="float" office:value="0" table:formula="of:=IF([Data.ES21]=&quot;&quot;;0;(IF([Data.ES21]=&quot;?&quot;;&quot;?&quot;;1)))" table:style-name="ce1">
            <text:p>0</text:p>
          </table:table-cell>
          <table:table-cell office:value-type="float" office:value="0" table:formula="of:=IF([Data.ET21]=&quot;&quot;;0;(IF([Data.ET21]=&quot;?&quot;;&quot;?&quot;;1)))" table:style-name="ce1">
            <text:p>0</text:p>
          </table:table-cell>
          <table:table-cell office:value-type="float" office:value="0" table:formula="of:=IF([Data.EU21]=&quot;&quot;;0;(IF([Data.EU21]=&quot;?&quot;;&quot;?&quot;;1)))" table:style-name="ce1">
            <text:p>0</text:p>
          </table:table-cell>
          <table:table-cell office:value-type="float" office:value="0" table:formula="of:=IF([Data.EV21]=&quot;&quot;;0;(IF([Data.EV21]=&quot;?&quot;;&quot;?&quot;;1)))" table:style-name="ce1">
            <text:p>0</text:p>
          </table:table-cell>
          <table:table-cell office:value-type="float" office:value="0" table:formula="of:=IF([Data.EW21]=&quot;&quot;;0;(IF([Data.EW21]=&quot;?&quot;;&quot;?&quot;;1)))" table:style-name="ce1">
            <text:p>0</text:p>
          </table:table-cell>
          <table:table-cell office:value-type="float" office:value="0" table:formula="of:=IF([Data.EX21]=&quot;&quot;;0;(IF([Data.EX21]=&quot;?&quot;;&quot;?&quot;;1)))" table:style-name="ce1">
            <text:p>0</text:p>
          </table:table-cell>
          <table:table-cell office:value-type="float" office:value="0" table:formula="of:=IF([Data.EY21]=&quot;&quot;;0;(IF([Data.EY21]=&quot;?&quot;;&quot;?&quot;;1)))" table:style-name="ce1">
            <text:p>0</text:p>
          </table:table-cell>
          <table:table-cell office:value-type="float" office:value="0" table:formula="of:=IF([Data.EZ21]=&quot;&quot;;0;(IF([Data.EZ21]=&quot;?&quot;;&quot;?&quot;;1)))" table:style-name="ce1">
            <text:p>0</text:p>
          </table:table-cell>
          <table:table-cell office:value-type="float" office:value="1" table:formula="of:=IF([Data.FA21]=&quot;&quot;;0;(IF([Data.FA21]=&quot;?&quot;;&quot;?&quot;;1)))" table:style-name="ce1">
            <text:p>1</text:p>
          </table:table-cell>
          <table:table-cell office:value-type="float" office:value="1" table:formula="of:=IF([Data.FB21]=&quot;&quot;;0;(IF([Data.FB21]=&quot;?&quot;;&quot;?&quot;;1)))" table:style-name="ce1">
            <text:p>1</text:p>
          </table:table-cell>
          <table:table-cell office:value-type="float" office:value="0" table:formula="of:=IF([Data.FC21]=&quot;&quot;;0;(IF([Data.FC21]=&quot;?&quot;;&quot;?&quot;;1)))" table:style-name="ce1">
            <text:p>0</text:p>
          </table:table-cell>
          <table:table-cell office:value-type="float" office:value="0" table:formula="of:=IF([Data.FD21]=&quot;&quot;;0;(IF([Data.FD21]=&quot;?&quot;;&quot;?&quot;;1)))" table:style-name="ce1">
            <text:p>0</text:p>
          </table:table-cell>
          <table:table-cell office:value-type="float" office:value="1" table:formula="of:=IF([Data.FE21]=&quot;&quot;;0;(IF([Data.FE21]=&quot;?&quot;;&quot;?&quot;;1)))" table:style-name="ce1">
            <text:p>1</text:p>
          </table:table-cell>
          <table:table-cell office:value-type="float" office:value="0" table:formula="of:=IF([Data.FF21]=&quot;&quot;;0;(IF([Data.FF21]=&quot;?&quot;;&quot;?&quot;;1)))" table:style-name="ce1">
            <text:p>0</text:p>
          </table:table-cell>
          <table:table-cell office:value-type="float" office:value="0" table:formula="of:=IF([Data.FG21]=&quot;&quot;;0;(IF([Data.FG21]=&quot;?&quot;;&quot;?&quot;;1)))" table:style-name="ce1">
            <text:p>0</text:p>
          </table:table-cell>
          <table:table-cell office:value-type="float" office:value="0" table:formula="of:=IF([Data.FH21]=&quot;&quot;;0;(IF([Data.FH21]=&quot;?&quot;;&quot;?&quot;;1)))" table:style-name="ce1">
            <text:p>0</text:p>
          </table:table-cell>
          <table:table-cell office:value-type="float" office:value="1" table:formula="of:=IF([Data.FI21]=&quot;&quot;;0;(IF([Data.FI21]=&quot;?&quot;;&quot;?&quot;;1)))" table:style-name="ce1">
            <text:p>1</text:p>
          </table:table-cell>
          <table:table-cell office:value-type="float" office:value="0" table:formula="of:=IF([Data.FJ21]=&quot;&quot;;0;(IF([Data.FJ21]=&quot;?&quot;;&quot;?&quot;;1)))" table:style-name="ce1">
            <text:p>0</text:p>
          </table:table-cell>
          <table:table-cell office:value-type="float" office:value="0" table:formula="of:=IF([Data.FK21]=&quot;&quot;;0;(IF([Data.FK21]=&quot;?&quot;;&quot;?&quot;;1)))" table:style-name="ce1">
            <text:p>0</text:p>
          </table:table-cell>
          <table:table-cell office:value-type="float" office:value="0" table:formula="of:=IF([Data.FL21]=&quot;&quot;;0;(IF([Data.FL21]=&quot;?&quot;;&quot;?&quot;;1)))" table:style-name="ce1">
            <text:p>0</text:p>
          </table:table-cell>
          <table:table-cell office:value-type="float" office:value="0" table:formula="of:=IF([Data.FM21]=&quot;&quot;;0;(IF([Data.FM21]=&quot;?&quot;;&quot;?&quot;;1)))" table:style-name="ce1">
            <text:p>0</text:p>
          </table:table-cell>
          <table:table-cell office:value-type="float" office:value="0" table:formula="of:=IF([Data.FN21]=&quot;&quot;;0;(IF([Data.FN21]=&quot;?&quot;;&quot;?&quot;;1)))" table:style-name="ce1">
            <text:p>0</text:p>
          </table:table-cell>
          <table:table-cell office:value-type="float" office:value="1" table:formula="of:=IF([Data.FO21]=&quot;&quot;;0;(IF([Data.FO21]=&quot;?&quot;;&quot;?&quot;;1)))" table:style-name="ce1">
            <text:p>1</text:p>
          </table:table-cell>
          <table:table-cell office:value-type="float" office:value="0" table:formula="of:=IF([Data.FP21]=&quot;&quot;;0;(IF([Data.FP21]=&quot;?&quot;;&quot;?&quot;;1)))" table:style-name="ce1">
            <text:p>0</text:p>
          </table:table-cell>
          <table:table-cell office:value-type="float" office:value="1" table:formula="of:=IF([Data.FQ21]=&quot;&quot;;0;(IF([Data.FQ21]=&quot;?&quot;;&quot;?&quot;;1)))" table:style-name="ce1">
            <text:p>1</text:p>
          </table:table-cell>
          <table:table-cell office:value-type="float" office:value="0" table:formula="of:=IF([Data.FR21]=&quot;&quot;;0;(IF([Data.FR21]=&quot;?&quot;;&quot;?&quot;;1)))" table:style-name="ce1">
            <text:p>0</text:p>
          </table:table-cell>
          <table:table-cell office:value-type="float" office:value="0" table:formula="of:=IF([Data.FS21]=&quot;&quot;;0;(IF([Data.FS21]=&quot;?&quot;;&quot;?&quot;;1)))" table:style-name="ce1">
            <text:p>0</text:p>
          </table:table-cell>
          <table:table-cell office:value-type="float" office:value="0" table:formula="of:=IF([Data.FT21]=&quot;&quot;;0;(IF([Data.FT21]=&quot;?&quot;;&quot;?&quot;;1)))" table:style-name="ce1">
            <text:p>0</text:p>
          </table:table-cell>
          <table:table-cell office:value-type="float" office:value="0" table:formula="of:=IF([Data.FU21]=&quot;&quot;;0;(IF([Data.FU21]=&quot;?&quot;;&quot;?&quot;;1)))" table:style-name="ce1">
            <text:p>0</text:p>
          </table:table-cell>
          <table:table-cell office:value-type="float" office:value="0" table:formula="of:=IF([Data.FV21]=&quot;&quot;;0;(IF([Data.FV21]=&quot;?&quot;;&quot;?&quot;;1)))" table:style-name="ce1">
            <text:p>0</text:p>
          </table:table-cell>
          <table:table-cell office:value-type="float" office:value="0" table:formula="of:=IF([Data.FW21]=&quot;&quot;;0;(IF([Data.FW21]=&quot;?&quot;;&quot;?&quot;;1)))" table:style-name="ce1">
            <text:p>0</text:p>
          </table:table-cell>
          <table:table-cell office:value-type="float" office:value="0" table:formula="of:=IF([Data.FX21]=&quot;&quot;;0;(IF([Data.FX21]=&quot;?&quot;;&quot;?&quot;;1)))" table:style-name="ce1">
            <text:p>0</text:p>
          </table:table-cell>
          <table:table-cell office:value-type="float" office:value="0" table:formula="of:=IF([Data.FY21]=&quot;&quot;;0;(IF([Data.FY21]=&quot;?&quot;;&quot;?&quot;;1)))" table:style-name="ce1">
            <text:p>0</text:p>
          </table:table-cell>
          <table:table-cell office:value-type="float" office:value="1" table:formula="of:=IF([Data.FZ21]=&quot;&quot;;0;(IF([Data.FZ21]=&quot;?&quot;;&quot;?&quot;;1)))" table:style-name="ce1">
            <text:p>1</text:p>
          </table:table-cell>
          <table:table-cell office:value-type="float" office:value="1" table:formula="of:=IF([Data.GA21]=&quot;&quot;;0;(IF([Data.GA21]=&quot;?&quot;;&quot;?&quot;;1)))" table:style-name="ce1">
            <text:p>1</text:p>
          </table:table-cell>
          <table:table-cell office:value-type="float" office:value="0" table:formula="of:=IF([Data.GB21]=&quot;&quot;;0;(IF([Data.GB21]=&quot;?&quot;;&quot;?&quot;;1)))" table:style-name="ce1">
            <text:p>0</text:p>
          </table:table-cell>
          <table:table-cell office:value-type="float" office:value="0" table:formula="of:=IF([Data.GC21]=&quot;&quot;;0;(IF([Data.GC21]=&quot;?&quot;;&quot;?&quot;;1)))" table:style-name="ce1">
            <text:p>0</text:p>
          </table:table-cell>
          <table:table-cell office:value-type="float" office:value="0" table:formula="of:=IF([Data.GD21]=&quot;&quot;;0;(IF([Data.GD21]=&quot;?&quot;;&quot;?&quot;;1)))" table:style-name="ce1">
            <text:p>0</text:p>
          </table:table-cell>
          <table:table-cell office:value-type="float" office:value="0" table:formula="of:=IF([Data.GE21]=&quot;&quot;;0;(IF([Data.GE21]=&quot;?&quot;;&quot;?&quot;;1)))" table:style-name="ce1">
            <text:p>0</text:p>
          </table:table-cell>
          <table:table-cell office:value-type="float" office:value="1" table:formula="of:=IF([Data.GF21]=&quot;&quot;;0;(IF([Data.GF21]=&quot;?&quot;;&quot;?&quot;;1)))" table:style-name="ce1">
            <text:p>1</text:p>
          </table:table-cell>
          <table:table-cell office:value-type="float" office:value="0" table:formula="of:=IF([Data.GG21]=&quot;&quot;;0;(IF([Data.GG21]=&quot;?&quot;;&quot;?&quot;;1)))" table:style-name="ce1">
            <text:p>0</text:p>
          </table:table-cell>
          <table:table-cell office:value-type="float" office:value="0" table:formula="of:=IF([Data.GH21]=&quot;&quot;;0;(IF([Data.GH21]=&quot;?&quot;;&quot;?&quot;;1)))" table:style-name="ce1">
            <text:p>0</text:p>
          </table:table-cell>
          <table:table-cell office:value-type="float" office:value="0" table:formula="of:=IF([Data.GI21]=&quot;&quot;;0;(IF([Data.GI21]=&quot;?&quot;;&quot;?&quot;;1)))" table:style-name="ce1">
            <text:p>0</text:p>
          </table:table-cell>
          <table:table-cell office:value-type="float" office:value="0" table:formula="of:=IF([Data.GJ21]=&quot;&quot;;0;(IF([Data.GJ21]=&quot;?&quot;;&quot;?&quot;;1)))" table:style-name="ce1">
            <text:p>0</text:p>
          </table:table-cell>
          <table:table-cell office:value-type="float" office:value="0" table:formula="of:=IF([Data.GK21]=&quot;&quot;;0;(IF([Data.GK21]=&quot;?&quot;;&quot;?&quot;;1)))" table:style-name="ce1">
            <text:p>0</text:p>
          </table:table-cell>
          <table:table-cell office:value-type="float" office:value="0" table:formula="of:=IF([Data.GL21]=&quot;&quot;;0;(IF([Data.GL21]=&quot;?&quot;;&quot;?&quot;;1)))" table:style-name="ce1">
            <text:p>0</text:p>
          </table:table-cell>
          <table:table-cell office:value-type="float" office:value="0" table:formula="of:=IF([Data.GM21]=&quot;&quot;;0;(IF([Data.GM21]=&quot;?&quot;;&quot;?&quot;;1)))" table:style-name="ce1">
            <text:p>0</text:p>
          </table:table-cell>
          <table:table-cell office:value-type="float" office:value="1" table:formula="of:=IF([Data.GN21]=&quot;&quot;;0;(IF([Data.GN21]=&quot;?&quot;;&quot;?&quot;;1)))" table:style-name="ce1">
            <text:p>1</text:p>
          </table:table-cell>
          <table:table-cell office:value-type="float" office:value="1" table:formula="of:=IF([Data.GO21]=&quot;&quot;;0;(IF([Data.GO21]=&quot;?&quot;;&quot;?&quot;;1)))" table:style-name="ce1">
            <text:p>1</text:p>
          </table:table-cell>
          <table:table-cell office:value-type="float" office:value="1" table:formula="of:=IF([Data.GP21]=&quot;&quot;;0;(IF([Data.GP21]=&quot;?&quot;;&quot;?&quot;;1)))" table:style-name="ce1">
            <text:p>1</text:p>
          </table:table-cell>
          <table:table-cell office:value-type="float" office:value="1" table:formula="of:=IF([Data.GQ21]=&quot;&quot;;0;(IF([Data.GQ21]=&quot;?&quot;;&quot;?&quot;;1)))" table:style-name="ce1">
            <text:p>1</text:p>
          </table:table-cell>
          <table:table-cell office:value-type="float" office:value="0" table:formula="of:=IF([Data.GR21]=&quot;&quot;;0;(IF([Data.GR21]=&quot;?&quot;;&quot;?&quot;;1)))" table:style-name="ce1">
            <text:p>0</text:p>
          </table:table-cell>
          <table:table-cell office:value-type="float" office:value="0" table:formula="of:=IF([Data.GS21]=&quot;&quot;;0;(IF([Data.GS21]=&quot;?&quot;;&quot;?&quot;;1)))" table:style-name="ce1">
            <text:p>0</text:p>
          </table:table-cell>
          <table:table-cell office:value-type="float" office:value="0" table:formula="of:=IF([Data.GT21]=&quot;&quot;;0;(IF([Data.GT21]=&quot;?&quot;;&quot;?&quot;;1)))" table:style-name="ce1">
            <text:p>0</text:p>
          </table:table-cell>
          <table:table-cell office:value-type="float" office:value="0" table:formula="of:=IF([Data.GU21]=&quot;&quot;;0;(IF([Data.GU21]=&quot;?&quot;;&quot;?&quot;;1)))" table:style-name="ce1">
            <text:p>0</text:p>
          </table:table-cell>
          <table:table-cell office:value-type="float" office:value="0" table:formula="of:=IF([Data.GV21]=&quot;&quot;;0;(IF([Data.GV21]=&quot;?&quot;;&quot;?&quot;;1)))" table:style-name="ce1">
            <text:p>0</text:p>
          </table:table-cell>
          <table:table-cell office:value-type="float" office:value="0" table:formula="of:=IF([Data.GW21]=&quot;&quot;;0;(IF([Data.GW21]=&quot;?&quot;;&quot;?&quot;;1)))" table:style-name="ce1">
            <text:p>0</text:p>
          </table:table-cell>
          <table:table-cell office:value-type="float" office:value="0" table:formula="of:=IF([Data.GX21]=&quot;&quot;;0;(IF([Data.GX21]=&quot;?&quot;;&quot;?&quot;;1)))" table:style-name="ce1">
            <text:p>0</text:p>
          </table:table-cell>
          <table:table-cell office:value-type="float" office:value="0" table:formula="of:=IF([Data.GY21]=&quot;&quot;;0;(IF([Data.GY21]=&quot;?&quot;;&quot;?&quot;;1)))" table:style-name="ce1">
            <text:p>0</text:p>
          </table:table-cell>
          <table:table-cell office:value-type="float" office:value="0" table:formula="of:=IF([Data.GZ21]=&quot;&quot;;0;(IF([Data.GZ21]=&quot;?&quot;;&quot;?&quot;;1)))" table:style-name="ce1">
            <text:p>0</text:p>
          </table:table-cell>
          <table:table-cell office:value-type="float" office:value="0" table:formula="of:=IF([Data.HA21]=&quot;&quot;;0;(IF([Data.HA21]=&quot;?&quot;;&quot;?&quot;;1)))" table:style-name="ce1">
            <text:p>0</text:p>
          </table:table-cell>
          <table:table-cell office:value-type="float" office:value="0" table:formula="of:=IF([Data.HB21]=&quot;&quot;;0;(IF([Data.HB21]=&quot;?&quot;;&quot;?&quot;;1)))" table:style-name="ce1">
            <text:p>0</text:p>
          </table:table-cell>
          <table:table-cell office:value-type="float" office:value="0" table:formula="of:=IF([Data.HC21]=&quot;&quot;;0;(IF([Data.HC21]=&quot;?&quot;;&quot;?&quot;;1)))" table:style-name="ce1">
            <text:p>0</text:p>
          </table:table-cell>
          <table:table-cell office:value-type="float" office:value="0" table:formula="of:=IF([Data.HD21]=&quot;&quot;;0;(IF([Data.HD21]=&quot;?&quot;;&quot;?&quot;;1)))" table:style-name="ce1">
            <text:p>0</text:p>
          </table:table-cell>
          <table:table-cell office:value-type="float" office:value="0" table:formula="of:=IF([Data.HE21]=&quot;&quot;;0;(IF([Data.HE21]=&quot;?&quot;;&quot;?&quot;;1)))" table:style-name="ce1">
            <text:p>0</text:p>
          </table:table-cell>
          <table:table-cell office:value-type="float" office:value="0" table:formula="of:=IF([Data.HF21]=&quot;&quot;;0;(IF([Data.HF21]=&quot;?&quot;;&quot;?&quot;;1)))" table:style-name="ce1">
            <text:p>0</text:p>
          </table:table-cell>
          <table:table-cell office:value-type="float" office:value="0" table:formula="of:=IF([Data.HG21]=&quot;&quot;;0;(IF([Data.HG21]=&quot;?&quot;;&quot;?&quot;;1)))" table:style-name="ce1">
            <text:p>0</text:p>
          </table:table-cell>
          <table:table-cell office:value-type="float" office:value="0" table:formula="of:=IF([Data.HH21]=&quot;&quot;;0;(IF([Data.HH21]=&quot;?&quot;;&quot;?&quot;;1)))" table:style-name="ce1">
            <text:p>0</text:p>
          </table:table-cell>
          <table:table-cell office:value-type="float" office:value="0" table:formula="of:=IF([Data.HI21]=&quot;&quot;;0;(IF([Data.HI21]=&quot;?&quot;;&quot;?&quot;;1)))" table:style-name="ce1">
            <text:p>0</text:p>
          </table:table-cell>
          <table:table-cell office:value-type="float" office:value="0" table:formula="of:=IF([Data.HJ21]=&quot;&quot;;0;(IF([Data.HJ21]=&quot;?&quot;;&quot;?&quot;;1)))" table:style-name="ce1">
            <text:p>0</text:p>
          </table:table-cell>
          <table:table-cell office:value-type="float" office:value="0" table:formula="of:=IF([Data.HK21]=&quot;&quot;;0;(IF([Data.HK21]=&quot;?&quot;;&quot;?&quot;;1)))" table:style-name="ce1">
            <text:p>0</text:p>
          </table:table-cell>
          <table:table-cell office:value-type="float" office:value="0" table:formula="of:=IF([Data.HL21]=&quot;&quot;;0;(IF([Data.HL21]=&quot;?&quot;;&quot;?&quot;;1)))" table:style-name="ce1">
            <text:p>0</text:p>
          </table:table-cell>
          <table:table-cell office:value-type="float" office:value="0" table:formula="of:=IF([Data.HM21]=&quot;&quot;;0;(IF([Data.HM21]=&quot;?&quot;;&quot;?&quot;;1)))" table:style-name="ce1">
            <text:p>0</text:p>
          </table:table-cell>
          <table:table-cell office:value-type="float" office:value="0" table:formula="of:=IF([Data.HN21]=&quot;&quot;;0;(IF([Data.HN21]=&quot;?&quot;;&quot;?&quot;;1)))" table:style-name="ce1">
            <text:p>0</text:p>
          </table:table-cell>
          <table:table-cell office:value-type="float" office:value="0" table:formula="of:=IF([Data.HO21]=&quot;&quot;;0;(IF([Data.HO21]=&quot;?&quot;;&quot;?&quot;;1)))" table:style-name="ce1">
            <text:p>0</text:p>
          </table:table-cell>
          <table:table-cell office:value-type="float" office:value="0" table:formula="of:=IF([Data.HP21]=&quot;&quot;;0;(IF([Data.HP21]=&quot;?&quot;;&quot;?&quot;;1)))" table:style-name="ce1">
            <text:p>0</text:p>
          </table:table-cell>
          <table:table-cell office:value-type="float" office:value="0" table:formula="of:=IF([Data.HQ21]=&quot;&quot;;0;(IF([Data.HQ21]=&quot;?&quot;;&quot;?&quot;;1)))" table:style-name="ce1">
            <text:p>0</text:p>
          </table:table-cell>
          <table:table-cell office:value-type="float" office:value="0" table:formula="of:=IF([Data.HR21]=&quot;&quot;;0;(IF([Data.HR21]=&quot;?&quot;;&quot;?&quot;;1)))" table:style-name="ce1">
            <text:p>0</text:p>
          </table:table-cell>
          <table:table-cell office:value-type="float" office:value="0" table:formula="of:=IF([Data.HS21]=&quot;&quot;;0;(IF([Data.HS21]=&quot;?&quot;;&quot;?&quot;;1)))" table:style-name="ce1">
            <text:p>0</text:p>
          </table:table-cell>
          <table:table-cell office:value-type="float" office:value="0" table:formula="of:=IF([Data.HT21]=&quot;&quot;;0;(IF([Data.HT21]=&quot;?&quot;;&quot;?&quot;;1)))" table:style-name="ce1">
            <text:p>0</text:p>
          </table:table-cell>
          <table:table-cell office:value-type="float" office:value="0" table:formula="of:=IF([Data.HU21]=&quot;&quot;;0;(IF([Data.HU21]=&quot;?&quot;;&quot;?&quot;;1)))" table:style-name="ce1">
            <text:p>0</text:p>
          </table:table-cell>
          <table:table-cell office:value-type="float" office:value="0" table:formula="of:=IF([Data.HV21]=&quot;&quot;;0;(IF([Data.HV21]=&quot;?&quot;;&quot;?&quot;;1)))" table:style-name="ce1">
            <text:p>0</text:p>
          </table:table-cell>
          <table:table-cell office:value-type="float" office:value="0" table:formula="of:=IF([Data.HW21]=&quot;&quot;;0;(IF([Data.HW21]=&quot;?&quot;;&quot;?&quot;;1)))" table:style-name="ce1">
            <text:p>0</text:p>
          </table:table-cell>
          <table:table-cell office:value-type="float" office:value="0" table:formula="of:=IF([Data.HX21]=&quot;&quot;;0;(IF([Data.HX21]=&quot;?&quot;;&quot;?&quot;;1)))" table:style-name="ce1">
            <text:p>0</text:p>
          </table:table-cell>
          <table:table-cell office:value-type="float" office:value="0" table:formula="of:=IF([Data.HY21]=&quot;&quot;;0;(IF([Data.HY21]=&quot;?&quot;;&quot;?&quot;;1)))" table:style-name="ce1">
            <text:p>0</text:p>
          </table:table-cell>
          <table:table-cell office:value-type="float" office:value="0" table:formula="of:=IF([Data.HZ21]=&quot;&quot;;0;(IF([Data.HZ21]=&quot;?&quot;;&quot;?&quot;;1)))" table:style-name="ce1">
            <text:p>0</text:p>
          </table:table-cell>
          <table:table-cell office:value-type="float" office:value="0" table:formula="of:=IF([Data.IA21]=&quot;&quot;;0;(IF([Data.IA21]=&quot;?&quot;;&quot;?&quot;;1)))" table:style-name="ce1">
            <text:p>0</text:p>
          </table:table-cell>
          <table:table-cell office:value-type="float" office:value="0" table:formula="of:=IF([Data.IB21]=&quot;&quot;;0;(IF([Data.IB21]=&quot;?&quot;;&quot;?&quot;;1)))" table:style-name="ce1">
            <text:p>0</text:p>
          </table:table-cell>
          <table:table-cell office:value-type="float" office:value="0" table:formula="of:=IF([Data.IC21]=&quot;&quot;;0;(IF([Data.IC21]=&quot;?&quot;;&quot;?&quot;;1)))" table:style-name="ce1">
            <text:p>0</text:p>
          </table:table-cell>
          <table:table-cell office:value-type="float" office:value="0" table:formula="of:=IF([Data.ID21]=&quot;&quot;;0;(IF([Data.ID21]=&quot;?&quot;;&quot;?&quot;;1)))" table:style-name="ce1">
            <text:p>0</text:p>
          </table:table-cell>
          <table:table-cell office:value-type="float" office:value="0" table:formula="of:=IF([Data.IE21]=&quot;&quot;;0;(IF([Data.IE21]=&quot;?&quot;;&quot;?&quot;;1)))" table:style-name="ce1">
            <text:p>0</text:p>
          </table:table-cell>
          <table:table-cell office:value-type="float" office:value="0" table:formula="of:=IF([Data.IF21]=&quot;&quot;;0;(IF([Data.IF21]=&quot;?&quot;;&quot;?&quot;;1)))" table:style-name="ce1">
            <text:p>0</text:p>
          </table:table-cell>
          <table:table-cell office:value-type="float" office:value="0" table:formula="of:=IF([Data.IG21]=&quot;&quot;;0;(IF([Data.IG21]=&quot;?&quot;;&quot;?&quot;;1)))" table:style-name="ce1">
            <text:p>0</text:p>
          </table:table-cell>
          <table:table-cell office:value-type="float" office:value="0" table:formula="of:=IF([Data.IH21]=&quot;&quot;;0;(IF([Data.IH21]=&quot;?&quot;;&quot;?&quot;;1)))" table:style-name="ce1">
            <text:p>0</text:p>
          </table:table-cell>
          <table:table-cell office:value-type="float" office:value="0" table:formula="of:=IF([Data.II21]=&quot;&quot;;0;(IF([Data.II21]=&quot;?&quot;;&quot;?&quot;;1)))" table:style-name="ce1">
            <text:p>0</text:p>
          </table:table-cell>
          <table:table-cell office:value-type="float" office:value="0" table:formula="of:=IF([Data.IJ21]=&quot;&quot;;0;(IF([Data.IJ21]=&quot;?&quot;;&quot;?&quot;;1)))" table:style-name="ce1">
            <text:p>0</text:p>
          </table:table-cell>
          <table:table-cell office:value-type="float" office:value="0" table:formula="of:=IF([Data.IK21]=&quot;&quot;;0;(IF([Data.IK21]=&quot;?&quot;;&quot;?&quot;;1)))" table:style-name="ce1">
            <text:p>0</text:p>
          </table:table-cell>
          <table:table-cell table:number-columns-repeated="2" table:style-name="ce1"/>
          <table:table-cell office:value-type="float" office:value="51" table:formula="of:=SUM([.B19:.HI19])" table:style-name="ce1">
            <text:p>51</text:p>
          </table:table-cell>
          <table:table-cell table:number-columns-repeated="16164"/>
        </table:table-row>
        <table:table-row table:style-name="ro3">
          <table:table-cell office:value-type="string" office:string-value="TswYuanjiang" table:formula="of:=[Data.C22]" table:style-name="ce1">
            <text:p>TswYuanjiang</text:p>
          </table:table-cell>
          <table:table-cell office:value-type="float" office:value="1" table:formula="of:=IF([Data.AD22]=&quot;&quot;;0;(IF([Data.AD22]=&quot;?&quot;;&quot;?&quot;;1)))" table:style-name="ce1">
            <text:p>1</text:p>
          </table:table-cell>
          <table:table-cell office:value-type="float" office:value="0" table:formula="of:=IF([Data.AE22]=&quot;&quot;;0;(IF([Data.AE22]=&quot;?&quot;;&quot;?&quot;;1)))" table:style-name="ce1">
            <text:p>0</text:p>
          </table:table-cell>
          <table:table-cell office:value-type="float" office:value="1" table:formula="of:=IF([Data.AF22]=&quot;&quot;;0;(IF([Data.AF22]=&quot;?&quot;;&quot;?&quot;;1)))" table:style-name="ce1">
            <text:p>1</text:p>
          </table:table-cell>
          <table:table-cell office:value-type="float" office:value="1" table:formula="of:=IF([Data.AG22]=&quot;&quot;;0;(IF([Data.AG22]=&quot;?&quot;;&quot;?&quot;;1)))" table:style-name="ce1">
            <text:p>1</text:p>
          </table:table-cell>
          <table:table-cell office:value-type="float" office:value="1" table:formula="of:=IF([Data.AH22]=&quot;&quot;;0;(IF([Data.AH22]=&quot;?&quot;;&quot;?&quot;;1)))" table:style-name="ce1">
            <text:p>1</text:p>
          </table:table-cell>
          <table:table-cell office:value-type="float" office:value="0" table:formula="of:=IF([Data.AI22]=&quot;&quot;;0;(IF([Data.AI22]=&quot;?&quot;;&quot;?&quot;;1)))" table:style-name="ce1">
            <text:p>0</text:p>
          </table:table-cell>
          <table:table-cell office:value-type="float" office:value="0" table:formula="of:=IF([Data.AJ22]=&quot;&quot;;0;(IF([Data.AJ22]=&quot;?&quot;;&quot;?&quot;;1)))" table:style-name="ce1">
            <text:p>0</text:p>
          </table:table-cell>
          <table:table-cell office:value-type="float" office:value="1" table:formula="of:=IF([Data.AK22]=&quot;&quot;;0;(IF([Data.AK22]=&quot;?&quot;;&quot;?&quot;;1)))" table:style-name="ce1">
            <text:p>1</text:p>
          </table:table-cell>
          <table:table-cell office:value-type="float" office:value="1" table:formula="of:=IF([Data.AL22]=&quot;&quot;;0;(IF([Data.AL22]=&quot;?&quot;;&quot;?&quot;;1)))" table:style-name="ce1">
            <text:p>1</text:p>
          </table:table-cell>
          <table:table-cell office:value-type="float" office:value="0" table:formula="of:=IF([Data.AM22]=&quot;&quot;;0;(IF([Data.AM22]=&quot;?&quot;;&quot;?&quot;;1)))" table:style-name="ce1">
            <text:p>0</text:p>
          </table:table-cell>
          <table:table-cell office:value-type="float" office:value="1" table:formula="of:=IF([Data.AN22]=&quot;&quot;;0;(IF([Data.AN22]=&quot;?&quot;;&quot;?&quot;;1)))" table:style-name="ce1">
            <text:p>1</text:p>
          </table:table-cell>
          <table:table-cell office:value-type="float" office:value="0" table:formula="of:=IF([Data.AO22]=&quot;&quot;;0;(IF([Data.AO22]=&quot;?&quot;;&quot;?&quot;;1)))" table:style-name="ce1">
            <text:p>0</text:p>
          </table:table-cell>
          <table:table-cell office:value-type="float" office:value="1" table:formula="of:=IF([Data.AP22]=&quot;&quot;;0;(IF([Data.AP22]=&quot;?&quot;;&quot;?&quot;;1)))" table:style-name="ce1">
            <text:p>1</text:p>
          </table:table-cell>
          <table:table-cell office:value-type="float" office:value="1" table:formula="of:=IF([Data.AQ22]=&quot;&quot;;0;(IF([Data.AQ22]=&quot;?&quot;;&quot;?&quot;;1)))" table:style-name="ce1">
            <text:p>1</text:p>
          </table:table-cell>
          <table:table-cell office:value-type="float" office:value="1" table:formula="of:=IF([Data.AR22]=&quot;&quot;;0;(IF([Data.AR22]=&quot;?&quot;;&quot;?&quot;;1)))" table:style-name="ce1">
            <text:p>1</text:p>
          </table:table-cell>
          <table:table-cell office:value-type="float" office:value="0" table:formula="of:=IF([Data.AS22]=&quot;&quot;;0;(IF([Data.AS22]=&quot;?&quot;;&quot;?&quot;;1)))" table:style-name="ce1">
            <text:p>0</text:p>
          </table:table-cell>
          <table:table-cell office:value-type="float" office:value="1" table:formula="of:=IF([Data.AT22]=&quot;&quot;;0;(IF([Data.AT22]=&quot;?&quot;;&quot;?&quot;;1)))" table:style-name="ce1">
            <text:p>1</text:p>
          </table:table-cell>
          <table:table-cell office:value-type="float" office:value="1" table:formula="of:=IF([Data.AU22]=&quot;&quot;;0;(IF([Data.AU22]=&quot;?&quot;;&quot;?&quot;;1)))" table:style-name="ce1">
            <text:p>1</text:p>
          </table:table-cell>
          <table:table-cell office:value-type="float" office:value="0" table:formula="of:=IF([Data.AV22]=&quot;&quot;;0;(IF([Data.AV22]=&quot;?&quot;;&quot;?&quot;;1)))" table:style-name="ce1">
            <text:p>0</text:p>
          </table:table-cell>
          <table:table-cell office:value-type="float" office:value="1" table:formula="of:=IF([Data.AW22]=&quot;&quot;;0;(IF([Data.AW22]=&quot;?&quot;;&quot;?&quot;;1)))" table:style-name="ce1">
            <text:p>1</text:p>
          </table:table-cell>
          <table:table-cell office:value-type="float" office:value="0" table:formula="of:=IF([Data.AX22]=&quot;&quot;;0;(IF([Data.AX22]=&quot;?&quot;;&quot;?&quot;;1)))" table:style-name="ce1">
            <text:p>0</text:p>
          </table:table-cell>
          <table:table-cell office:value-type="float" office:value="1" table:formula="of:=IF([Data.AY22]=&quot;&quot;;0;(IF([Data.AY22]=&quot;?&quot;;&quot;?&quot;;1)))" table:style-name="ce1">
            <text:p>1</text:p>
          </table:table-cell>
          <table:table-cell office:value-type="float" office:value="0" table:formula="of:=IF([Data.AZ22]=&quot;&quot;;0;(IF([Data.AZ22]=&quot;?&quot;;&quot;?&quot;;1)))" table:style-name="ce1">
            <text:p>0</text:p>
          </table:table-cell>
          <table:table-cell office:value-type="float" office:value="0" table:formula="of:=IF([Data.BA22]=&quot;&quot;;0;(IF([Data.BA22]=&quot;?&quot;;&quot;?&quot;;1)))" table:style-name="ce1">
            <text:p>0</text:p>
          </table:table-cell>
          <table:table-cell office:value-type="float" office:value="0" table:formula="of:=IF([Data.BB22]=&quot;&quot;;0;(IF([Data.BB22]=&quot;?&quot;;&quot;?&quot;;1)))" table:style-name="ce1">
            <text:p>0</text:p>
          </table:table-cell>
          <table:table-cell office:value-type="float" office:value="1" table:formula="of:=IF([Data.BC22]=&quot;&quot;;0;(IF([Data.BC22]=&quot;?&quot;;&quot;?&quot;;1)))" table:style-name="ce1">
            <text:p>1</text:p>
          </table:table-cell>
          <table:table-cell office:value-type="float" office:value="0" table:formula="of:=IF([Data.BD22]=&quot;&quot;;0;(IF([Data.BD22]=&quot;?&quot;;&quot;?&quot;;1)))" table:style-name="ce1">
            <text:p>0</text:p>
          </table:table-cell>
          <table:table-cell office:value-type="float" office:value="0" table:formula="of:=IF([Data.BE22]=&quot;&quot;;0;(IF([Data.BE22]=&quot;?&quot;;&quot;?&quot;;1)))" table:style-name="ce1">
            <text:p>0</text:p>
          </table:table-cell>
          <table:table-cell office:value-type="float" office:value="0" table:formula="of:=IF([Data.BF22]=&quot;&quot;;0;(IF([Data.BF22]=&quot;?&quot;;&quot;?&quot;;1)))" table:style-name="ce1">
            <text:p>0</text:p>
          </table:table-cell>
          <table:table-cell office:value-type="float" office:value="0" table:formula="of:=IF([Data.BG22]=&quot;&quot;;0;(IF([Data.BG22]=&quot;?&quot;;&quot;?&quot;;1)))" table:style-name="ce1">
            <text:p>0</text:p>
          </table:table-cell>
          <table:table-cell office:value-type="float" office:value="1" table:formula="of:=IF([Data.BH22]=&quot;&quot;;0;(IF([Data.BH22]=&quot;?&quot;;&quot;?&quot;;1)))" table:style-name="ce1">
            <text:p>1</text:p>
          </table:table-cell>
          <table:table-cell office:value-type="float" office:value="0" table:formula="of:=IF([Data.BI22]=&quot;&quot;;0;(IF([Data.BI22]=&quot;?&quot;;&quot;?&quot;;1)))" table:style-name="ce1">
            <text:p>0</text:p>
          </table:table-cell>
          <table:table-cell office:value-type="float" office:value="0" table:formula="of:=IF([Data.BJ22]=&quot;&quot;;0;(IF([Data.BJ22]=&quot;?&quot;;&quot;?&quot;;1)))" table:style-name="ce1">
            <text:p>0</text:p>
          </table:table-cell>
          <table:table-cell office:value-type="float" office:value="0" table:formula="of:=IF([Data.BK22]=&quot;&quot;;0;(IF([Data.BK22]=&quot;?&quot;;&quot;?&quot;;1)))" table:style-name="ce1">
            <text:p>0</text:p>
          </table:table-cell>
          <table:table-cell office:value-type="float" office:value="0" table:formula="of:=IF([Data.BL22]=&quot;&quot;;0;(IF([Data.BL22]=&quot;?&quot;;&quot;?&quot;;1)))" table:style-name="ce1">
            <text:p>0</text:p>
          </table:table-cell>
          <table:table-cell office:value-type="float" office:value="0" table:formula="of:=IF([Data.BM22]=&quot;&quot;;0;(IF([Data.BM22]=&quot;?&quot;;&quot;?&quot;;1)))" table:style-name="ce1">
            <text:p>0</text:p>
          </table:table-cell>
          <table:table-cell office:value-type="float" office:value="0" table:formula="of:=IF([Data.BN22]=&quot;&quot;;0;(IF([Data.BN22]=&quot;?&quot;;&quot;?&quot;;1)))" table:style-name="ce1">
            <text:p>0</text:p>
          </table:table-cell>
          <table:table-cell office:value-type="float" office:value="0" table:formula="of:=IF([Data.BO22]=&quot;&quot;;0;(IF([Data.BO22]=&quot;?&quot;;&quot;?&quot;;1)))" table:style-name="ce1">
            <text:p>0</text:p>
          </table:table-cell>
          <table:table-cell office:value-type="float" office:value="0" table:formula="of:=IF([Data.BP22]=&quot;&quot;;0;(IF([Data.BP22]=&quot;?&quot;;&quot;?&quot;;1)))" table:style-name="ce1">
            <text:p>0</text:p>
          </table:table-cell>
          <table:table-cell office:value-type="float" office:value="0" table:formula="of:=IF([Data.BQ22]=&quot;&quot;;0;(IF([Data.BQ22]=&quot;?&quot;;&quot;?&quot;;1)))" table:style-name="ce1">
            <text:p>0</text:p>
          </table:table-cell>
          <table:table-cell office:value-type="float" office:value="0" table:formula="of:=IF([Data.BR22]=&quot;&quot;;0;(IF([Data.BR22]=&quot;?&quot;;&quot;?&quot;;1)))" table:style-name="ce1">
            <text:p>0</text:p>
          </table:table-cell>
          <table:table-cell office:value-type="float" office:value="0" table:formula="of:=IF([Data.BS22]=&quot;&quot;;0;(IF([Data.BS22]=&quot;?&quot;;&quot;?&quot;;1)))" table:style-name="ce1">
            <text:p>0</text:p>
          </table:table-cell>
          <table:table-cell office:value-type="float" office:value="0" table:formula="of:=IF([Data.BT22]=&quot;&quot;;0;(IF([Data.BT22]=&quot;?&quot;;&quot;?&quot;;1)))" table:style-name="ce1">
            <text:p>0</text:p>
          </table:table-cell>
          <table:table-cell office:value-type="float" office:value="1" table:formula="of:=IF([Data.BU22]=&quot;&quot;;0;(IF([Data.BU22]=&quot;?&quot;;&quot;?&quot;;1)))" table:style-name="ce1">
            <text:p>1</text:p>
          </table:table-cell>
          <table:table-cell office:value-type="float" office:value="1" table:formula="of:=IF([Data.BV22]=&quot;&quot;;0;(IF([Data.BV22]=&quot;?&quot;;&quot;?&quot;;1)))" table:style-name="ce1">
            <text:p>1</text:p>
          </table:table-cell>
          <table:table-cell office:value-type="float" office:value="0" table:formula="of:=IF([Data.BW22]=&quot;&quot;;0;(IF([Data.BW22]=&quot;?&quot;;&quot;?&quot;;1)))" table:style-name="ce1">
            <text:p>0</text:p>
          </table:table-cell>
          <table:table-cell office:value-type="float" office:value="0" table:formula="of:=IF([Data.BX22]=&quot;&quot;;0;(IF([Data.BX22]=&quot;?&quot;;&quot;?&quot;;1)))" table:style-name="ce1">
            <text:p>0</text:p>
          </table:table-cell>
          <table:table-cell office:value-type="float" office:value="1" table:formula="of:=IF([Data.BY22]=&quot;&quot;;0;(IF([Data.BY22]=&quot;?&quot;;&quot;?&quot;;1)))" table:style-name="ce1">
            <text:p>1</text:p>
          </table:table-cell>
          <table:table-cell office:value-type="float" office:value="1" table:formula="of:=IF([Data.BZ22]=&quot;&quot;;0;(IF([Data.BZ22]=&quot;?&quot;;&quot;?&quot;;1)))" table:style-name="ce1">
            <text:p>1</text:p>
          </table:table-cell>
          <table:table-cell office:value-type="float" office:value="0" table:formula="of:=IF([Data.CA22]=&quot;&quot;;0;(IF([Data.CA22]=&quot;?&quot;;&quot;?&quot;;1)))" table:style-name="ce1">
            <text:p>0</text:p>
          </table:table-cell>
          <table:table-cell office:value-type="float" office:value="1" table:formula="of:=IF([Data.CB22]=&quot;&quot;;0;(IF([Data.CB22]=&quot;?&quot;;&quot;?&quot;;1)))" table:style-name="ce1">
            <text:p>1</text:p>
          </table:table-cell>
          <table:table-cell office:value-type="float" office:value="0" table:formula="of:=IF([Data.CC22]=&quot;&quot;;0;(IF([Data.CC22]=&quot;?&quot;;&quot;?&quot;;1)))" table:style-name="ce1">
            <text:p>0</text:p>
          </table:table-cell>
          <table:table-cell office:value-type="float" office:value="0" table:formula="of:=IF([Data.CD22]=&quot;&quot;;0;(IF([Data.CD22]=&quot;?&quot;;&quot;?&quot;;1)))" table:style-name="ce1">
            <text:p>0</text:p>
          </table:table-cell>
          <table:table-cell office:value-type="float" office:value="0" table:formula="of:=IF([Data.CE22]=&quot;&quot;;0;(IF([Data.CE22]=&quot;?&quot;;&quot;?&quot;;1)))" table:style-name="ce1">
            <text:p>0</text:p>
          </table:table-cell>
          <table:table-cell office:value-type="float" office:value="0" table:formula="of:=IF([Data.CF22]=&quot;&quot;;0;(IF([Data.CF22]=&quot;?&quot;;&quot;?&quot;;1)))" table:style-name="ce1">
            <text:p>0</text:p>
          </table:table-cell>
          <table:table-cell office:value-type="float" office:value="0" table:formula="of:=IF([Data.CG22]=&quot;&quot;;0;(IF([Data.CG22]=&quot;?&quot;;&quot;?&quot;;1)))" table:style-name="ce1">
            <text:p>0</text:p>
          </table:table-cell>
          <table:table-cell office:value-type="float" office:value="0" table:formula="of:=IF([Data.CH22]=&quot;&quot;;0;(IF([Data.CH22]=&quot;?&quot;;&quot;?&quot;;1)))" table:style-name="ce1">
            <text:p>0</text:p>
          </table:table-cell>
          <table:table-cell office:value-type="float" office:value="1" table:formula="of:=IF([Data.CI22]=&quot;&quot;;0;(IF([Data.CI22]=&quot;?&quot;;&quot;?&quot;;1)))" table:style-name="ce1">
            <text:p>1</text:p>
          </table:table-cell>
          <table:table-cell office:value-type="float" office:value="0" table:formula="of:=IF([Data.CJ22]=&quot;&quot;;0;(IF([Data.CJ22]=&quot;?&quot;;&quot;?&quot;;1)))" table:style-name="ce1">
            <text:p>0</text:p>
          </table:table-cell>
          <table:table-cell office:value-type="float" office:value="1" table:formula="of:=IF([Data.CK22]=&quot;&quot;;0;(IF([Data.CK22]=&quot;?&quot;;&quot;?&quot;;1)))" table:style-name="ce1">
            <text:p>1</text:p>
          </table:table-cell>
          <table:table-cell office:value-type="float" office:value="0" table:formula="of:=IF([Data.CL22]=&quot;&quot;;0;(IF([Data.CL22]=&quot;?&quot;;&quot;?&quot;;1)))" table:style-name="ce1">
            <text:p>0</text:p>
          </table:table-cell>
          <table:table-cell office:value-type="float" office:value="0" table:formula="of:=IF([Data.CM22]=&quot;&quot;;0;(IF([Data.CM22]=&quot;?&quot;;&quot;?&quot;;1)))" table:style-name="ce1">
            <text:p>0</text:p>
          </table:table-cell>
          <table:table-cell office:value-type="float" office:value="0" table:formula="of:=IF([Data.CN22]=&quot;&quot;;0;(IF([Data.CN22]=&quot;?&quot;;&quot;?&quot;;1)))" table:style-name="ce1">
            <text:p>0</text:p>
          </table:table-cell>
          <table:table-cell office:value-type="float" office:value="0" table:formula="of:=IF([Data.CO22]=&quot;&quot;;0;(IF([Data.CO22]=&quot;?&quot;;&quot;?&quot;;1)))" table:style-name="ce1">
            <text:p>0</text:p>
          </table:table-cell>
          <table:table-cell office:value-type="float" office:value="1" table:formula="of:=IF([Data.CP22]=&quot;&quot;;0;(IF([Data.CP22]=&quot;?&quot;;&quot;?&quot;;1)))" table:style-name="ce1">
            <text:p>1</text:p>
          </table:table-cell>
          <table:table-cell office:value-type="float" office:value="1" table:formula="of:=IF([Data.CQ22]=&quot;&quot;;0;(IF([Data.CQ22]=&quot;?&quot;;&quot;?&quot;;1)))" table:style-name="ce1">
            <text:p>1</text:p>
          </table:table-cell>
          <table:table-cell office:value-type="float" office:value="1" table:formula="of:=IF([Data.CR22]=&quot;&quot;;0;(IF([Data.CR22]=&quot;?&quot;;&quot;?&quot;;1)))" table:style-name="ce1">
            <text:p>1</text:p>
          </table:table-cell>
          <table:table-cell office:value-type="float" office:value="0" table:formula="of:=IF([Data.CS22]=&quot;&quot;;0;(IF([Data.CS22]=&quot;?&quot;;&quot;?&quot;;1)))" table:style-name="ce1">
            <text:p>0</text:p>
          </table:table-cell>
          <table:table-cell office:value-type="float" office:value="0" table:formula="of:=IF([Data.CT22]=&quot;&quot;;0;(IF([Data.CT22]=&quot;?&quot;;&quot;?&quot;;1)))" table:style-name="ce1">
            <text:p>0</text:p>
          </table:table-cell>
          <table:table-cell office:value-type="float" office:value="0" table:formula="of:=IF([Data.CU22]=&quot;&quot;;0;(IF([Data.CU22]=&quot;?&quot;;&quot;?&quot;;1)))" table:style-name="ce1">
            <text:p>0</text:p>
          </table:table-cell>
          <table:table-cell office:value-type="float" office:value="1" table:formula="of:=IF([Data.CV22]=&quot;&quot;;0;(IF([Data.CV22]=&quot;?&quot;;&quot;?&quot;;1)))" table:style-name="ce1">
            <text:p>1</text:p>
          </table:table-cell>
          <table:table-cell office:value-type="float" office:value="0" table:formula="of:=IF([Data.CW22]=&quot;&quot;;0;(IF([Data.CW22]=&quot;?&quot;;&quot;?&quot;;1)))" table:style-name="ce1">
            <text:p>0</text:p>
          </table:table-cell>
          <table:table-cell office:value-type="float" office:value="0" table:formula="of:=IF([Data.CX22]=&quot;&quot;;0;(IF([Data.CX22]=&quot;?&quot;;&quot;?&quot;;1)))" table:style-name="ce1">
            <text:p>0</text:p>
          </table:table-cell>
          <table:table-cell office:value-type="float" office:value="0" table:formula="of:=IF([Data.CY22]=&quot;&quot;;0;(IF([Data.CY22]=&quot;?&quot;;&quot;?&quot;;1)))" table:style-name="ce1">
            <text:p>0</text:p>
          </table:table-cell>
          <table:table-cell office:value-type="float" office:value="1" table:formula="of:=IF([Data.CZ22]=&quot;&quot;;0;(IF([Data.CZ22]=&quot;?&quot;;&quot;?&quot;;1)))" table:style-name="ce1">
            <text:p>1</text:p>
          </table:table-cell>
          <table:table-cell office:value-type="float" office:value="1" table:formula="of:=IF([Data.DA22]=&quot;&quot;;0;(IF([Data.DA22]=&quot;?&quot;;&quot;?&quot;;1)))" table:style-name="ce1">
            <text:p>1</text:p>
          </table:table-cell>
          <table:table-cell office:value-type="float" office:value="0" table:formula="of:=IF([Data.DB22]=&quot;&quot;;0;(IF([Data.DB22]=&quot;?&quot;;&quot;?&quot;;1)))" table:style-name="ce1">
            <text:p>0</text:p>
          </table:table-cell>
          <table:table-cell office:value-type="float" office:value="0" table:formula="of:=IF([Data.DC22]=&quot;&quot;;0;(IF([Data.DC22]=&quot;?&quot;;&quot;?&quot;;1)))" table:style-name="ce1">
            <text:p>0</text:p>
          </table:table-cell>
          <table:table-cell office:value-type="float" office:value="0" table:formula="of:=IF([Data.DD22]=&quot;&quot;;0;(IF([Data.DD22]=&quot;?&quot;;&quot;?&quot;;1)))" table:style-name="ce1">
            <text:p>0</text:p>
          </table:table-cell>
          <table:table-cell office:value-type="float" office:value="1" table:formula="of:=IF([Data.DE22]=&quot;&quot;;0;(IF([Data.DE22]=&quot;?&quot;;&quot;?&quot;;1)))" table:style-name="ce1">
            <text:p>1</text:p>
          </table:table-cell>
          <table:table-cell office:value-type="float" office:value="0" table:formula="of:=IF([Data.DF22]=&quot;&quot;;0;(IF([Data.DF22]=&quot;?&quot;;&quot;?&quot;;1)))" table:style-name="ce1">
            <text:p>0</text:p>
          </table:table-cell>
          <table:table-cell office:value-type="float" office:value="0" table:formula="of:=IF([Data.DG22]=&quot;&quot;;0;(IF([Data.DG22]=&quot;?&quot;;&quot;?&quot;;1)))" table:style-name="ce1">
            <text:p>0</text:p>
          </table:table-cell>
          <table:table-cell office:value-type="float" office:value="0" table:formula="of:=IF([Data.DH22]=&quot;&quot;;0;(IF([Data.DH22]=&quot;?&quot;;&quot;?&quot;;1)))" table:style-name="ce1">
            <text:p>0</text:p>
          </table:table-cell>
          <table:table-cell office:value-type="float" office:value="0" table:formula="of:=IF([Data.DI22]=&quot;&quot;;0;(IF([Data.DI22]=&quot;?&quot;;&quot;?&quot;;1)))" table:style-name="ce1">
            <text:p>0</text:p>
          </table:table-cell>
          <table:table-cell office:value-type="float" office:value="1" table:formula="of:=IF([Data.DJ22]=&quot;&quot;;0;(IF([Data.DJ22]=&quot;?&quot;;&quot;?&quot;;1)))" table:style-name="ce1">
            <text:p>1</text:p>
          </table:table-cell>
          <table:table-cell office:value-type="string" office:string-value="?" table:formula="of:=IF([Data.DK22]=&quot;&quot;;0;(IF([Data.DK22]=&quot;?&quot;;&quot;?&quot;;1)))" table:style-name="ce1">
            <text:p>?</text:p>
          </table:table-cell>
          <table:table-cell office:value-type="string" office:string-value="?" table:formula="of:=IF([Data.DL22]=&quot;&quot;;0;(IF([Data.DL22]=&quot;?&quot;;&quot;?&quot;;1)))" table:style-name="ce1">
            <text:p>?</text:p>
          </table:table-cell>
          <table:table-cell office:value-type="float" office:value="0" table:formula="of:=IF([Data.DM22]=&quot;&quot;;0;(IF([Data.DM22]=&quot;?&quot;;&quot;?&quot;;1)))" table:style-name="ce1">
            <text:p>0</text:p>
          </table:table-cell>
          <table:table-cell office:value-type="float" office:value="1" table:formula="of:=IF([Data.DN22]=&quot;&quot;;0;(IF([Data.DN22]=&quot;?&quot;;&quot;?&quot;;1)))" table:style-name="ce1">
            <text:p>1</text:p>
          </table:table-cell>
          <table:table-cell office:value-type="float" office:value="0" table:formula="of:=IF([Data.DO22]=&quot;&quot;;0;(IF([Data.DO22]=&quot;?&quot;;&quot;?&quot;;1)))" table:style-name="ce1">
            <text:p>0</text:p>
          </table:table-cell>
          <table:table-cell office:value-type="float" office:value="0" table:formula="of:=IF([Data.DP22]=&quot;&quot;;0;(IF([Data.DP22]=&quot;?&quot;;&quot;?&quot;;1)))" table:style-name="ce1">
            <text:p>0</text:p>
          </table:table-cell>
          <table:table-cell office:value-type="float" office:value="0" table:formula="of:=IF([Data.DQ22]=&quot;&quot;;0;(IF([Data.DQ22]=&quot;?&quot;;&quot;?&quot;;1)))" table:style-name="ce1">
            <text:p>0</text:p>
          </table:table-cell>
          <table:table-cell office:value-type="float" office:value="0" table:formula="of:=IF([Data.DR22]=&quot;&quot;;0;(IF([Data.DR22]=&quot;?&quot;;&quot;?&quot;;1)))" table:style-name="ce1">
            <text:p>0</text:p>
          </table:table-cell>
          <table:table-cell office:value-type="float" office:value="0" table:formula="of:=IF([Data.DS22]=&quot;&quot;;0;(IF([Data.DS22]=&quot;?&quot;;&quot;?&quot;;1)))" table:style-name="ce1">
            <text:p>0</text:p>
          </table:table-cell>
          <table:table-cell office:value-type="float" office:value="0" table:formula="of:=IF([Data.DT22]=&quot;&quot;;0;(IF([Data.DT22]=&quot;?&quot;;&quot;?&quot;;1)))" table:style-name="ce1">
            <text:p>0</text:p>
          </table:table-cell>
          <table:table-cell office:value-type="float" office:value="1" table:formula="of:=IF([Data.DU22]=&quot;&quot;;0;(IF([Data.DU22]=&quot;?&quot;;&quot;?&quot;;1)))" table:style-name="ce1">
            <text:p>1</text:p>
          </table:table-cell>
          <table:table-cell office:value-type="float" office:value="1" table:formula="of:=IF([Data.DV22]=&quot;&quot;;0;(IF([Data.DV22]=&quot;?&quot;;&quot;?&quot;;1)))" table:style-name="ce1">
            <text:p>1</text:p>
          </table:table-cell>
          <table:table-cell office:value-type="float" office:value="0" table:formula="of:=IF([Data.DW22]=&quot;&quot;;0;(IF([Data.DW22]=&quot;?&quot;;&quot;?&quot;;1)))" table:style-name="ce1">
            <text:p>0</text:p>
          </table:table-cell>
          <table:table-cell office:value-type="float" office:value="0" table:formula="of:=IF([Data.DX22]=&quot;&quot;;0;(IF([Data.DX22]=&quot;?&quot;;&quot;?&quot;;1)))" table:style-name="ce1">
            <text:p>0</text:p>
          </table:table-cell>
          <table:table-cell office:value-type="float" office:value="1" table:formula="of:=IF([Data.DY22]=&quot;&quot;;0;(IF([Data.DY22]=&quot;?&quot;;&quot;?&quot;;1)))" table:style-name="ce1">
            <text:p>1</text:p>
          </table:table-cell>
          <table:table-cell office:value-type="float" office:value="1" table:formula="of:=IF([Data.DZ22]=&quot;&quot;;0;(IF([Data.DZ22]=&quot;?&quot;;&quot;?&quot;;1)))" table:style-name="ce1">
            <text:p>1</text:p>
          </table:table-cell>
          <table:table-cell office:value-type="float" office:value="0" table:formula="of:=IF([Data.EA22]=&quot;&quot;;0;(IF([Data.EA22]=&quot;?&quot;;&quot;?&quot;;1)))" table:style-name="ce1">
            <text:p>0</text:p>
          </table:table-cell>
          <table:table-cell office:value-type="float" office:value="1" table:formula="of:=IF([Data.EB22]=&quot;&quot;;0;(IF([Data.EB22]=&quot;?&quot;;&quot;?&quot;;1)))" table:style-name="ce1">
            <text:p>1</text:p>
          </table:table-cell>
          <table:table-cell office:value-type="float" office:value="0" table:formula="of:=IF([Data.EC22]=&quot;&quot;;0;(IF([Data.EC22]=&quot;?&quot;;&quot;?&quot;;1)))" table:style-name="ce1">
            <text:p>0</text:p>
          </table:table-cell>
          <table:table-cell office:value-type="float" office:value="0" table:formula="of:=IF([Data.ED22]=&quot;&quot;;0;(IF([Data.ED22]=&quot;?&quot;;&quot;?&quot;;1)))" table:style-name="ce1">
            <text:p>0</text:p>
          </table:table-cell>
          <table:table-cell office:value-type="float" office:value="0" table:formula="of:=IF([Data.EE22]=&quot;&quot;;0;(IF([Data.EE22]=&quot;?&quot;;&quot;?&quot;;1)))" table:style-name="ce1">
            <text:p>0</text:p>
          </table:table-cell>
          <table:table-cell office:value-type="float" office:value="0" table:formula="of:=IF([Data.EF22]=&quot;&quot;;0;(IF([Data.EF22]=&quot;?&quot;;&quot;?&quot;;1)))" table:style-name="ce1">
            <text:p>0</text:p>
          </table:table-cell>
          <table:table-cell office:value-type="float" office:value="0" table:formula="of:=IF([Data.EG22]=&quot;&quot;;0;(IF([Data.EG22]=&quot;?&quot;;&quot;?&quot;;1)))" table:style-name="ce1">
            <text:p>0</text:p>
          </table:table-cell>
          <table:table-cell office:value-type="float" office:value="0" table:formula="of:=IF([Data.EH22]=&quot;&quot;;0;(IF([Data.EH22]=&quot;?&quot;;&quot;?&quot;;1)))" table:style-name="ce1">
            <text:p>0</text:p>
          </table:table-cell>
          <table:table-cell office:value-type="float" office:value="0" table:formula="of:=IF([Data.EI22]=&quot;&quot;;0;(IF([Data.EI22]=&quot;?&quot;;&quot;?&quot;;1)))" table:style-name="ce1">
            <text:p>0</text:p>
          </table:table-cell>
          <table:table-cell office:value-type="float" office:value="0" table:formula="of:=IF([Data.EJ22]=&quot;&quot;;0;(IF([Data.EJ22]=&quot;?&quot;;&quot;?&quot;;1)))" table:style-name="ce1">
            <text:p>0</text:p>
          </table:table-cell>
          <table:table-cell office:value-type="float" office:value="0" table:formula="of:=IF([Data.EK22]=&quot;&quot;;0;(IF([Data.EK22]=&quot;?&quot;;&quot;?&quot;;1)))" table:style-name="ce1">
            <text:p>0</text:p>
          </table:table-cell>
          <table:table-cell office:value-type="float" office:value="0" table:formula="of:=IF([Data.EL22]=&quot;&quot;;0;(IF([Data.EL22]=&quot;?&quot;;&quot;?&quot;;1)))" table:style-name="ce1">
            <text:p>0</text:p>
          </table:table-cell>
          <table:table-cell office:value-type="float" office:value="0" table:formula="of:=IF([Data.EM22]=&quot;&quot;;0;(IF([Data.EM22]=&quot;?&quot;;&quot;?&quot;;1)))" table:style-name="ce1">
            <text:p>0</text:p>
          </table:table-cell>
          <table:table-cell office:value-type="float" office:value="0" table:formula="of:=IF([Data.EN22]=&quot;&quot;;0;(IF([Data.EN22]=&quot;?&quot;;&quot;?&quot;;1)))" table:style-name="ce1">
            <text:p>0</text:p>
          </table:table-cell>
          <table:table-cell office:value-type="float" office:value="0" table:formula="of:=IF([Data.EO22]=&quot;&quot;;0;(IF([Data.EO22]=&quot;?&quot;;&quot;?&quot;;1)))" table:style-name="ce1">
            <text:p>0</text:p>
          </table:table-cell>
          <table:table-cell office:value-type="float" office:value="0" table:formula="of:=IF([Data.EP22]=&quot;&quot;;0;(IF([Data.EP22]=&quot;?&quot;;&quot;?&quot;;1)))" table:style-name="ce1">
            <text:p>0</text:p>
          </table:table-cell>
          <table:table-cell office:value-type="float" office:value="1" table:formula="of:=IF([Data.EQ22]=&quot;&quot;;0;(IF([Data.EQ22]=&quot;?&quot;;&quot;?&quot;;1)))" table:style-name="ce1">
            <text:p>1</text:p>
          </table:table-cell>
          <table:table-cell office:value-type="float" office:value="1" table:formula="of:=IF([Data.ER22]=&quot;&quot;;0;(IF([Data.ER22]=&quot;?&quot;;&quot;?&quot;;1)))" table:style-name="ce1">
            <text:p>1</text:p>
          </table:table-cell>
          <table:table-cell office:value-type="float" office:value="1" table:formula="of:=IF([Data.ES22]=&quot;&quot;;0;(IF([Data.ES22]=&quot;?&quot;;&quot;?&quot;;1)))" table:style-name="ce1">
            <text:p>1</text:p>
          </table:table-cell>
          <table:table-cell office:value-type="float" office:value="0" table:formula="of:=IF([Data.ET22]=&quot;&quot;;0;(IF([Data.ET22]=&quot;?&quot;;&quot;?&quot;;1)))" table:style-name="ce1">
            <text:p>0</text:p>
          </table:table-cell>
          <table:table-cell office:value-type="float" office:value="0" table:formula="of:=IF([Data.EU22]=&quot;&quot;;0;(IF([Data.EU22]=&quot;?&quot;;&quot;?&quot;;1)))" table:style-name="ce1">
            <text:p>0</text:p>
          </table:table-cell>
          <table:table-cell office:value-type="float" office:value="0" table:formula="of:=IF([Data.EV22]=&quot;&quot;;0;(IF([Data.EV22]=&quot;?&quot;;&quot;?&quot;;1)))" table:style-name="ce1">
            <text:p>0</text:p>
          </table:table-cell>
          <table:table-cell office:value-type="float" office:value="0" table:formula="of:=IF([Data.EW22]=&quot;&quot;;0;(IF([Data.EW22]=&quot;?&quot;;&quot;?&quot;;1)))" table:style-name="ce1">
            <text:p>0</text:p>
          </table:table-cell>
          <table:table-cell office:value-type="float" office:value="0" table:formula="of:=IF([Data.EX22]=&quot;&quot;;0;(IF([Data.EX22]=&quot;?&quot;;&quot;?&quot;;1)))" table:style-name="ce1">
            <text:p>0</text:p>
          </table:table-cell>
          <table:table-cell office:value-type="float" office:value="0" table:formula="of:=IF([Data.EY22]=&quot;&quot;;0;(IF([Data.EY22]=&quot;?&quot;;&quot;?&quot;;1)))" table:style-name="ce1">
            <text:p>0</text:p>
          </table:table-cell>
          <table:table-cell office:value-type="float" office:value="0" table:formula="of:=IF([Data.EZ22]=&quot;&quot;;0;(IF([Data.EZ22]=&quot;?&quot;;&quot;?&quot;;1)))" table:style-name="ce1">
            <text:p>0</text:p>
          </table:table-cell>
          <table:table-cell office:value-type="float" office:value="1" table:formula="of:=IF([Data.FA22]=&quot;&quot;;0;(IF([Data.FA22]=&quot;?&quot;;&quot;?&quot;;1)))" table:style-name="ce1">
            <text:p>1</text:p>
          </table:table-cell>
          <table:table-cell office:value-type="float" office:value="1" table:formula="of:=IF([Data.FB22]=&quot;&quot;;0;(IF([Data.FB22]=&quot;?&quot;;&quot;?&quot;;1)))" table:style-name="ce1">
            <text:p>1</text:p>
          </table:table-cell>
          <table:table-cell office:value-type="float" office:value="0" table:formula="of:=IF([Data.FC22]=&quot;&quot;;0;(IF([Data.FC22]=&quot;?&quot;;&quot;?&quot;;1)))" table:style-name="ce1">
            <text:p>0</text:p>
          </table:table-cell>
          <table:table-cell office:value-type="float" office:value="0" table:formula="of:=IF([Data.FD22]=&quot;&quot;;0;(IF([Data.FD22]=&quot;?&quot;;&quot;?&quot;;1)))" table:style-name="ce1">
            <text:p>0</text:p>
          </table:table-cell>
          <table:table-cell office:value-type="float" office:value="1" table:formula="of:=IF([Data.FE22]=&quot;&quot;;0;(IF([Data.FE22]=&quot;?&quot;;&quot;?&quot;;1)))" table:style-name="ce1">
            <text:p>1</text:p>
          </table:table-cell>
          <table:table-cell office:value-type="float" office:value="0" table:formula="of:=IF([Data.FF22]=&quot;&quot;;0;(IF([Data.FF22]=&quot;?&quot;;&quot;?&quot;;1)))" table:style-name="ce1">
            <text:p>0</text:p>
          </table:table-cell>
          <table:table-cell office:value-type="float" office:value="0" table:formula="of:=IF([Data.FG22]=&quot;&quot;;0;(IF([Data.FG22]=&quot;?&quot;;&quot;?&quot;;1)))" table:style-name="ce1">
            <text:p>0</text:p>
          </table:table-cell>
          <table:table-cell office:value-type="float" office:value="0" table:formula="of:=IF([Data.FH22]=&quot;&quot;;0;(IF([Data.FH22]=&quot;?&quot;;&quot;?&quot;;1)))" table:style-name="ce1">
            <text:p>0</text:p>
          </table:table-cell>
          <table:table-cell office:value-type="float" office:value="1" table:formula="of:=IF([Data.FI22]=&quot;&quot;;0;(IF([Data.FI22]=&quot;?&quot;;&quot;?&quot;;1)))" table:style-name="ce1">
            <text:p>1</text:p>
          </table:table-cell>
          <table:table-cell office:value-type="float" office:value="0" table:formula="of:=IF([Data.FJ22]=&quot;&quot;;0;(IF([Data.FJ22]=&quot;?&quot;;&quot;?&quot;;1)))" table:style-name="ce1">
            <text:p>0</text:p>
          </table:table-cell>
          <table:table-cell office:value-type="float" office:value="0" table:formula="of:=IF([Data.FK22]=&quot;&quot;;0;(IF([Data.FK22]=&quot;?&quot;;&quot;?&quot;;1)))" table:style-name="ce1">
            <text:p>0</text:p>
          </table:table-cell>
          <table:table-cell office:value-type="float" office:value="0" table:formula="of:=IF([Data.FL22]=&quot;&quot;;0;(IF([Data.FL22]=&quot;?&quot;;&quot;?&quot;;1)))" table:style-name="ce1">
            <text:p>0</text:p>
          </table:table-cell>
          <table:table-cell office:value-type="float" office:value="0" table:formula="of:=IF([Data.FM22]=&quot;&quot;;0;(IF([Data.FM22]=&quot;?&quot;;&quot;?&quot;;1)))" table:style-name="ce1">
            <text:p>0</text:p>
          </table:table-cell>
          <table:table-cell office:value-type="float" office:value="0" table:formula="of:=IF([Data.FN22]=&quot;&quot;;0;(IF([Data.FN22]=&quot;?&quot;;&quot;?&quot;;1)))" table:style-name="ce1">
            <text:p>0</text:p>
          </table:table-cell>
          <table:table-cell office:value-type="float" office:value="1" table:formula="of:=IF([Data.FO22]=&quot;&quot;;0;(IF([Data.FO22]=&quot;?&quot;;&quot;?&quot;;1)))" table:style-name="ce1">
            <text:p>1</text:p>
          </table:table-cell>
          <table:table-cell office:value-type="float" office:value="0" table:formula="of:=IF([Data.FP22]=&quot;&quot;;0;(IF([Data.FP22]=&quot;?&quot;;&quot;?&quot;;1)))" table:style-name="ce1">
            <text:p>0</text:p>
          </table:table-cell>
          <table:table-cell office:value-type="float" office:value="1" table:formula="of:=IF([Data.FQ22]=&quot;&quot;;0;(IF([Data.FQ22]=&quot;?&quot;;&quot;?&quot;;1)))" table:style-name="ce1">
            <text:p>1</text:p>
          </table:table-cell>
          <table:table-cell office:value-type="float" office:value="0" table:formula="of:=IF([Data.FR22]=&quot;&quot;;0;(IF([Data.FR22]=&quot;?&quot;;&quot;?&quot;;1)))" table:style-name="ce1">
            <text:p>0</text:p>
          </table:table-cell>
          <table:table-cell office:value-type="float" office:value="0" table:formula="of:=IF([Data.FS22]=&quot;&quot;;0;(IF([Data.FS22]=&quot;?&quot;;&quot;?&quot;;1)))" table:style-name="ce1">
            <text:p>0</text:p>
          </table:table-cell>
          <table:table-cell office:value-type="float" office:value="0" table:formula="of:=IF([Data.FT22]=&quot;&quot;;0;(IF([Data.FT22]=&quot;?&quot;;&quot;?&quot;;1)))" table:style-name="ce1">
            <text:p>0</text:p>
          </table:table-cell>
          <table:table-cell office:value-type="float" office:value="0" table:formula="of:=IF([Data.FU22]=&quot;&quot;;0;(IF([Data.FU22]=&quot;?&quot;;&quot;?&quot;;1)))" table:style-name="ce1">
            <text:p>0</text:p>
          </table:table-cell>
          <table:table-cell office:value-type="float" office:value="0" table:formula="of:=IF([Data.FV22]=&quot;&quot;;0;(IF([Data.FV22]=&quot;?&quot;;&quot;?&quot;;1)))" table:style-name="ce1">
            <text:p>0</text:p>
          </table:table-cell>
          <table:table-cell office:value-type="float" office:value="0" table:formula="of:=IF([Data.FW22]=&quot;&quot;;0;(IF([Data.FW22]=&quot;?&quot;;&quot;?&quot;;1)))" table:style-name="ce1">
            <text:p>0</text:p>
          </table:table-cell>
          <table:table-cell office:value-type="float" office:value="0" table:formula="of:=IF([Data.FX22]=&quot;&quot;;0;(IF([Data.FX22]=&quot;?&quot;;&quot;?&quot;;1)))" table:style-name="ce1">
            <text:p>0</text:p>
          </table:table-cell>
          <table:table-cell office:value-type="float" office:value="0" table:formula="of:=IF([Data.FY22]=&quot;&quot;;0;(IF([Data.FY22]=&quot;?&quot;;&quot;?&quot;;1)))" table:style-name="ce1">
            <text:p>0</text:p>
          </table:table-cell>
          <table:table-cell office:value-type="float" office:value="1" table:formula="of:=IF([Data.FZ22]=&quot;&quot;;0;(IF([Data.FZ22]=&quot;?&quot;;&quot;?&quot;;1)))" table:style-name="ce1">
            <text:p>1</text:p>
          </table:table-cell>
          <table:table-cell office:value-type="float" office:value="1" table:formula="of:=IF([Data.GA22]=&quot;&quot;;0;(IF([Data.GA22]=&quot;?&quot;;&quot;?&quot;;1)))" table:style-name="ce1">
            <text:p>1</text:p>
          </table:table-cell>
          <table:table-cell office:value-type="float" office:value="0" table:formula="of:=IF([Data.GB22]=&quot;&quot;;0;(IF([Data.GB22]=&quot;?&quot;;&quot;?&quot;;1)))" table:style-name="ce1">
            <text:p>0</text:p>
          </table:table-cell>
          <table:table-cell office:value-type="float" office:value="0" table:formula="of:=IF([Data.GC22]=&quot;&quot;;0;(IF([Data.GC22]=&quot;?&quot;;&quot;?&quot;;1)))" table:style-name="ce1">
            <text:p>0</text:p>
          </table:table-cell>
          <table:table-cell office:value-type="float" office:value="1" table:formula="of:=IF([Data.GD22]=&quot;&quot;;0;(IF([Data.GD22]=&quot;?&quot;;&quot;?&quot;;1)))" table:style-name="ce1">
            <text:p>1</text:p>
          </table:table-cell>
          <table:table-cell office:value-type="float" office:value="0" table:formula="of:=IF([Data.GE22]=&quot;&quot;;0;(IF([Data.GE22]=&quot;?&quot;;&quot;?&quot;;1)))" table:style-name="ce1">
            <text:p>0</text:p>
          </table:table-cell>
          <table:table-cell office:value-type="float" office:value="1" table:formula="of:=IF([Data.GF22]=&quot;&quot;;0;(IF([Data.GF22]=&quot;?&quot;;&quot;?&quot;;1)))" table:style-name="ce1">
            <text:p>1</text:p>
          </table:table-cell>
          <table:table-cell office:value-type="float" office:value="0" table:formula="of:=IF([Data.GG22]=&quot;&quot;;0;(IF([Data.GG22]=&quot;?&quot;;&quot;?&quot;;1)))" table:style-name="ce1">
            <text:p>0</text:p>
          </table:table-cell>
          <table:table-cell office:value-type="float" office:value="0" table:formula="of:=IF([Data.GH22]=&quot;&quot;;0;(IF([Data.GH22]=&quot;?&quot;;&quot;?&quot;;1)))" table:style-name="ce1">
            <text:p>0</text:p>
          </table:table-cell>
          <table:table-cell office:value-type="float" office:value="0" table:formula="of:=IF([Data.GI22]=&quot;&quot;;0;(IF([Data.GI22]=&quot;?&quot;;&quot;?&quot;;1)))" table:style-name="ce1">
            <text:p>0</text:p>
          </table:table-cell>
          <table:table-cell office:value-type="float" office:value="0" table:formula="of:=IF([Data.GJ22]=&quot;&quot;;0;(IF([Data.GJ22]=&quot;?&quot;;&quot;?&quot;;1)))" table:style-name="ce1">
            <text:p>0</text:p>
          </table:table-cell>
          <table:table-cell office:value-type="float" office:value="0" table:formula="of:=IF([Data.GK22]=&quot;&quot;;0;(IF([Data.GK22]=&quot;?&quot;;&quot;?&quot;;1)))" table:style-name="ce1">
            <text:p>0</text:p>
          </table:table-cell>
          <table:table-cell office:value-type="float" office:value="0" table:formula="of:=IF([Data.GL22]=&quot;&quot;;0;(IF([Data.GL22]=&quot;?&quot;;&quot;?&quot;;1)))" table:style-name="ce1">
            <text:p>0</text:p>
          </table:table-cell>
          <table:table-cell office:value-type="float" office:value="0" table:formula="of:=IF([Data.GM22]=&quot;&quot;;0;(IF([Data.GM22]=&quot;?&quot;;&quot;?&quot;;1)))" table:style-name="ce1">
            <text:p>0</text:p>
          </table:table-cell>
          <table:table-cell office:value-type="float" office:value="0" table:formula="of:=IF([Data.GN22]=&quot;&quot;;0;(IF([Data.GN22]=&quot;?&quot;;&quot;?&quot;;1)))" table:style-name="ce1">
            <text:p>0</text:p>
          </table:table-cell>
          <table:table-cell office:value-type="float" office:value="0" table:formula="of:=IF([Data.GO22]=&quot;&quot;;0;(IF([Data.GO22]=&quot;?&quot;;&quot;?&quot;;1)))" table:style-name="ce1">
            <text:p>0</text:p>
          </table:table-cell>
          <table:table-cell office:value-type="float" office:value="0" table:formula="of:=IF([Data.GP22]=&quot;&quot;;0;(IF([Data.GP22]=&quot;?&quot;;&quot;?&quot;;1)))" table:style-name="ce1">
            <text:p>0</text:p>
          </table:table-cell>
          <table:table-cell office:value-type="float" office:value="0" table:formula="of:=IF([Data.GQ22]=&quot;&quot;;0;(IF([Data.GQ22]=&quot;?&quot;;&quot;?&quot;;1)))" table:style-name="ce1">
            <text:p>0</text:p>
          </table:table-cell>
          <table:table-cell office:value-type="float" office:value="0" table:formula="of:=IF([Data.GR22]=&quot;&quot;;0;(IF([Data.GR22]=&quot;?&quot;;&quot;?&quot;;1)))" table:style-name="ce1">
            <text:p>0</text:p>
          </table:table-cell>
          <table:table-cell office:value-type="float" office:value="0" table:formula="of:=IF([Data.GS22]=&quot;&quot;;0;(IF([Data.GS22]=&quot;?&quot;;&quot;?&quot;;1)))" table:style-name="ce1">
            <text:p>0</text:p>
          </table:table-cell>
          <table:table-cell office:value-type="float" office:value="0" table:formula="of:=IF([Data.GT22]=&quot;&quot;;0;(IF([Data.GT22]=&quot;?&quot;;&quot;?&quot;;1)))" table:style-name="ce1">
            <text:p>0</text:p>
          </table:table-cell>
          <table:table-cell office:value-type="float" office:value="0" table:formula="of:=IF([Data.GU22]=&quot;&quot;;0;(IF([Data.GU22]=&quot;?&quot;;&quot;?&quot;;1)))" table:style-name="ce1">
            <text:p>0</text:p>
          </table:table-cell>
          <table:table-cell office:value-type="float" office:value="0" table:formula="of:=IF([Data.GV22]=&quot;&quot;;0;(IF([Data.GV22]=&quot;?&quot;;&quot;?&quot;;1)))" table:style-name="ce1">
            <text:p>0</text:p>
          </table:table-cell>
          <table:table-cell office:value-type="float" office:value="0" table:formula="of:=IF([Data.GW22]=&quot;&quot;;0;(IF([Data.GW22]=&quot;?&quot;;&quot;?&quot;;1)))" table:style-name="ce1">
            <text:p>0</text:p>
          </table:table-cell>
          <table:table-cell office:value-type="float" office:value="0" table:formula="of:=IF([Data.GX22]=&quot;&quot;;0;(IF([Data.GX22]=&quot;?&quot;;&quot;?&quot;;1)))" table:style-name="ce1">
            <text:p>0</text:p>
          </table:table-cell>
          <table:table-cell office:value-type="float" office:value="0" table:formula="of:=IF([Data.GY22]=&quot;&quot;;0;(IF([Data.GY22]=&quot;?&quot;;&quot;?&quot;;1)))" table:style-name="ce1">
            <text:p>0</text:p>
          </table:table-cell>
          <table:table-cell office:value-type="float" office:value="0" table:formula="of:=IF([Data.GZ22]=&quot;&quot;;0;(IF([Data.GZ22]=&quot;?&quot;;&quot;?&quot;;1)))" table:style-name="ce1">
            <text:p>0</text:p>
          </table:table-cell>
          <table:table-cell office:value-type="float" office:value="0" table:formula="of:=IF([Data.HA22]=&quot;&quot;;0;(IF([Data.HA22]=&quot;?&quot;;&quot;?&quot;;1)))" table:style-name="ce1">
            <text:p>0</text:p>
          </table:table-cell>
          <table:table-cell office:value-type="float" office:value="0" table:formula="of:=IF([Data.HB22]=&quot;&quot;;0;(IF([Data.HB22]=&quot;?&quot;;&quot;?&quot;;1)))" table:style-name="ce1">
            <text:p>0</text:p>
          </table:table-cell>
          <table:table-cell office:value-type="float" office:value="0" table:formula="of:=IF([Data.HC22]=&quot;&quot;;0;(IF([Data.HC22]=&quot;?&quot;;&quot;?&quot;;1)))" table:style-name="ce1">
            <text:p>0</text:p>
          </table:table-cell>
          <table:table-cell office:value-type="float" office:value="0" table:formula="of:=IF([Data.HD22]=&quot;&quot;;0;(IF([Data.HD22]=&quot;?&quot;;&quot;?&quot;;1)))" table:style-name="ce1">
            <text:p>0</text:p>
          </table:table-cell>
          <table:table-cell office:value-type="float" office:value="0" table:formula="of:=IF([Data.HE22]=&quot;&quot;;0;(IF([Data.HE22]=&quot;?&quot;;&quot;?&quot;;1)))" table:style-name="ce1">
            <text:p>0</text:p>
          </table:table-cell>
          <table:table-cell office:value-type="float" office:value="0" table:formula="of:=IF([Data.HF22]=&quot;&quot;;0;(IF([Data.HF22]=&quot;?&quot;;&quot;?&quot;;1)))" table:style-name="ce1">
            <text:p>0</text:p>
          </table:table-cell>
          <table:table-cell office:value-type="float" office:value="0" table:formula="of:=IF([Data.HG22]=&quot;&quot;;0;(IF([Data.HG22]=&quot;?&quot;;&quot;?&quot;;1)))" table:style-name="ce1">
            <text:p>0</text:p>
          </table:table-cell>
          <table:table-cell office:value-type="float" office:value="1" table:formula="of:=IF([Data.HH22]=&quot;&quot;;0;(IF([Data.HH22]=&quot;?&quot;;&quot;?&quot;;1)))" table:style-name="ce1">
            <text:p>1</text:p>
          </table:table-cell>
          <table:table-cell office:value-type="float" office:value="1" table:formula="of:=IF([Data.HI22]=&quot;&quot;;0;(IF([Data.HI22]=&quot;?&quot;;&quot;?&quot;;1)))" table:style-name="ce1">
            <text:p>1</text:p>
          </table:table-cell>
          <table:table-cell office:value-type="float" office:value="1" table:formula="of:=IF([Data.HJ22]=&quot;&quot;;0;(IF([Data.HJ22]=&quot;?&quot;;&quot;?&quot;;1)))" table:style-name="ce1">
            <text:p>1</text:p>
          </table:table-cell>
          <table:table-cell office:value-type="float" office:value="0" table:formula="of:=IF([Data.HK22]=&quot;&quot;;0;(IF([Data.HK22]=&quot;?&quot;;&quot;?&quot;;1)))" table:style-name="ce1">
            <text:p>0</text:p>
          </table:table-cell>
          <table:table-cell office:value-type="float" office:value="0" table:formula="of:=IF([Data.HL22]=&quot;&quot;;0;(IF([Data.HL22]=&quot;?&quot;;&quot;?&quot;;1)))" table:style-name="ce1">
            <text:p>0</text:p>
          </table:table-cell>
          <table:table-cell office:value-type="float" office:value="0" table:formula="of:=IF([Data.HM22]=&quot;&quot;;0;(IF([Data.HM22]=&quot;?&quot;;&quot;?&quot;;1)))" table:style-name="ce1">
            <text:p>0</text:p>
          </table:table-cell>
          <table:table-cell office:value-type="float" office:value="0" table:formula="of:=IF([Data.HN22]=&quot;&quot;;0;(IF([Data.HN22]=&quot;?&quot;;&quot;?&quot;;1)))" table:style-name="ce1">
            <text:p>0</text:p>
          </table:table-cell>
          <table:table-cell office:value-type="float" office:value="0" table:formula="of:=IF([Data.HO22]=&quot;&quot;;0;(IF([Data.HO22]=&quot;?&quot;;&quot;?&quot;;1)))" table:style-name="ce1">
            <text:p>0</text:p>
          </table:table-cell>
          <table:table-cell office:value-type="float" office:value="0" table:formula="of:=IF([Data.HP22]=&quot;&quot;;0;(IF([Data.HP22]=&quot;?&quot;;&quot;?&quot;;1)))" table:style-name="ce1">
            <text:p>0</text:p>
          </table:table-cell>
          <table:table-cell office:value-type="float" office:value="0" table:formula="of:=IF([Data.HQ22]=&quot;&quot;;0;(IF([Data.HQ22]=&quot;?&quot;;&quot;?&quot;;1)))" table:style-name="ce1">
            <text:p>0</text:p>
          </table:table-cell>
          <table:table-cell office:value-type="float" office:value="0" table:formula="of:=IF([Data.HR22]=&quot;&quot;;0;(IF([Data.HR22]=&quot;?&quot;;&quot;?&quot;;1)))" table:style-name="ce1">
            <text:p>0</text:p>
          </table:table-cell>
          <table:table-cell office:value-type="float" office:value="0" table:formula="of:=IF([Data.HS22]=&quot;&quot;;0;(IF([Data.HS22]=&quot;?&quot;;&quot;?&quot;;1)))" table:style-name="ce1">
            <text:p>0</text:p>
          </table:table-cell>
          <table:table-cell office:value-type="float" office:value="0" table:formula="of:=IF([Data.HT22]=&quot;&quot;;0;(IF([Data.HT22]=&quot;?&quot;;&quot;?&quot;;1)))" table:style-name="ce1">
            <text:p>0</text:p>
          </table:table-cell>
          <table:table-cell office:value-type="float" office:value="1" table:formula="of:=IF([Data.HU22]=&quot;&quot;;0;(IF([Data.HU22]=&quot;?&quot;;&quot;?&quot;;1)))" table:style-name="ce1">
            <text:p>1</text:p>
          </table:table-cell>
          <table:table-cell office:value-type="float" office:value="0" table:formula="of:=IF([Data.HV22]=&quot;&quot;;0;(IF([Data.HV22]=&quot;?&quot;;&quot;?&quot;;1)))" table:style-name="ce1">
            <text:p>0</text:p>
          </table:table-cell>
          <table:table-cell office:value-type="float" office:value="0" table:formula="of:=IF([Data.HW22]=&quot;&quot;;0;(IF([Data.HW22]=&quot;?&quot;;&quot;?&quot;;1)))" table:style-name="ce1">
            <text:p>0</text:p>
          </table:table-cell>
          <table:table-cell office:value-type="float" office:value="0" table:formula="of:=IF([Data.HX22]=&quot;&quot;;0;(IF([Data.HX22]=&quot;?&quot;;&quot;?&quot;;1)))" table:style-name="ce1">
            <text:p>0</text:p>
          </table:table-cell>
          <table:table-cell office:value-type="float" office:value="1" table:formula="of:=IF([Data.HY22]=&quot;&quot;;0;(IF([Data.HY22]=&quot;?&quot;;&quot;?&quot;;1)))" table:style-name="ce1">
            <text:p>1</text:p>
          </table:table-cell>
          <table:table-cell office:value-type="float" office:value="0" table:formula="of:=IF([Data.HZ22]=&quot;&quot;;0;(IF([Data.HZ22]=&quot;?&quot;;&quot;?&quot;;1)))" table:style-name="ce1">
            <text:p>0</text:p>
          </table:table-cell>
          <table:table-cell office:value-type="float" office:value="1" table:formula="of:=IF([Data.IA22]=&quot;&quot;;0;(IF([Data.IA22]=&quot;?&quot;;&quot;?&quot;;1)))" table:style-name="ce1">
            <text:p>1</text:p>
          </table:table-cell>
          <table:table-cell office:value-type="float" office:value="1" table:formula="of:=IF([Data.IB22]=&quot;&quot;;0;(IF([Data.IB22]=&quot;?&quot;;&quot;?&quot;;1)))" table:style-name="ce1">
            <text:p>1</text:p>
          </table:table-cell>
          <table:table-cell office:value-type="float" office:value="0" table:formula="of:=IF([Data.IC22]=&quot;&quot;;0;(IF([Data.IC22]=&quot;?&quot;;&quot;?&quot;;1)))" table:style-name="ce1">
            <text:p>0</text:p>
          </table:table-cell>
          <table:table-cell office:value-type="float" office:value="0" table:formula="of:=IF([Data.ID22]=&quot;&quot;;0;(IF([Data.ID22]=&quot;?&quot;;&quot;?&quot;;1)))" table:style-name="ce1">
            <text:p>0</text:p>
          </table:table-cell>
          <table:table-cell office:value-type="float" office:value="1" table:formula="of:=IF([Data.IE22]=&quot;&quot;;0;(IF([Data.IE22]=&quot;?&quot;;&quot;?&quot;;1)))" table:style-name="ce1">
            <text:p>1</text:p>
          </table:table-cell>
          <table:table-cell office:value-type="float" office:value="1" table:formula="of:=IF([Data.IF22]=&quot;&quot;;0;(IF([Data.IF22]=&quot;?&quot;;&quot;?&quot;;1)))" table:style-name="ce1">
            <text:p>1</text:p>
          </table:table-cell>
          <table:table-cell office:value-type="float" office:value="0" table:formula="of:=IF([Data.IG22]=&quot;&quot;;0;(IF([Data.IG22]=&quot;?&quot;;&quot;?&quot;;1)))" table:style-name="ce1">
            <text:p>0</text:p>
          </table:table-cell>
          <table:table-cell office:value-type="float" office:value="0" table:formula="of:=IF([Data.IH22]=&quot;&quot;;0;(IF([Data.IH22]=&quot;?&quot;;&quot;?&quot;;1)))" table:style-name="ce1">
            <text:p>0</text:p>
          </table:table-cell>
          <table:table-cell office:value-type="float" office:value="0" table:formula="of:=IF([Data.II22]=&quot;&quot;;0;(IF([Data.II22]=&quot;?&quot;;&quot;?&quot;;1)))" table:style-name="ce1">
            <text:p>0</text:p>
          </table:table-cell>
          <table:table-cell office:value-type="float" office:value="0" table:formula="of:=IF([Data.IJ22]=&quot;&quot;;0;(IF([Data.IJ22]=&quot;?&quot;;&quot;?&quot;;1)))" table:style-name="ce1">
            <text:p>0</text:p>
          </table:table-cell>
          <table:table-cell office:value-type="float" office:value="0" table:formula="of:=IF([Data.IK22]=&quot;&quot;;0;(IF([Data.IK22]=&quot;?&quot;;&quot;?&quot;;1)))" table:style-name="ce1">
            <text:p>0</text:p>
          </table:table-cell>
          <table:table-cell table:number-columns-repeated="2" table:style-name="ce1"/>
          <table:table-cell office:value-type="float" office:value="59" table:formula="of:=SUM([.B20:.HI20])" table:style-name="ce1">
            <text:p>59</text:p>
          </table:table-cell>
          <table:table-cell table:number-columns-repeated="16164"/>
        </table:table-row>
        <table:table-row table:style-name="ro3">
          <table:table-cell office:value-type="string" office:string-value="TswMangshi" table:formula="of:=[Data.C23]" table:style-name="ce1">
            <text:p>TswMangshi</text:p>
          </table:table-cell>
          <table:table-cell office:value-type="float" office:value="1" table:formula="of:=IF([Data.AD23]=&quot;&quot;;0;(IF([Data.AD23]=&quot;?&quot;;&quot;?&quot;;1)))" table:style-name="ce1">
            <text:p>1</text:p>
          </table:table-cell>
          <table:table-cell office:value-type="float" office:value="0" table:formula="of:=IF([Data.AE23]=&quot;&quot;;0;(IF([Data.AE23]=&quot;?&quot;;&quot;?&quot;;1)))" table:style-name="ce1">
            <text:p>0</text:p>
          </table:table-cell>
          <table:table-cell office:value-type="float" office:value="1" table:formula="of:=IF([Data.AF23]=&quot;&quot;;0;(IF([Data.AF23]=&quot;?&quot;;&quot;?&quot;;1)))" table:style-name="ce1">
            <text:p>1</text:p>
          </table:table-cell>
          <table:table-cell office:value-type="float" office:value="1" table:formula="of:=IF([Data.AG23]=&quot;&quot;;0;(IF([Data.AG23]=&quot;?&quot;;&quot;?&quot;;1)))" table:style-name="ce1">
            <text:p>1</text:p>
          </table:table-cell>
          <table:table-cell office:value-type="float" office:value="1" table:formula="of:=IF([Data.AH23]=&quot;&quot;;0;(IF([Data.AH23]=&quot;?&quot;;&quot;?&quot;;1)))" table:style-name="ce1">
            <text:p>1</text:p>
          </table:table-cell>
          <table:table-cell office:value-type="float" office:value="0" table:formula="of:=IF([Data.AI23]=&quot;&quot;;0;(IF([Data.AI23]=&quot;?&quot;;&quot;?&quot;;1)))" table:style-name="ce1">
            <text:p>0</text:p>
          </table:table-cell>
          <table:table-cell office:value-type="float" office:value="0" table:formula="of:=IF([Data.AJ23]=&quot;&quot;;0;(IF([Data.AJ23]=&quot;?&quot;;&quot;?&quot;;1)))" table:style-name="ce1">
            <text:p>0</text:p>
          </table:table-cell>
          <table:table-cell office:value-type="float" office:value="1" table:formula="of:=IF([Data.AK23]=&quot;&quot;;0;(IF([Data.AK23]=&quot;?&quot;;&quot;?&quot;;1)))" table:style-name="ce1">
            <text:p>1</text:p>
          </table:table-cell>
          <table:table-cell office:value-type="float" office:value="1" table:formula="of:=IF([Data.AL23]=&quot;&quot;;0;(IF([Data.AL23]=&quot;?&quot;;&quot;?&quot;;1)))" table:style-name="ce1">
            <text:p>1</text:p>
          </table:table-cell>
          <table:table-cell office:value-type="float" office:value="0" table:formula="of:=IF([Data.AM23]=&quot;&quot;;0;(IF([Data.AM23]=&quot;?&quot;;&quot;?&quot;;1)))" table:style-name="ce1">
            <text:p>0</text:p>
          </table:table-cell>
          <table:table-cell office:value-type="float" office:value="1" table:formula="of:=IF([Data.AN23]=&quot;&quot;;0;(IF([Data.AN23]=&quot;?&quot;;&quot;?&quot;;1)))" table:style-name="ce1">
            <text:p>1</text:p>
          </table:table-cell>
          <table:table-cell office:value-type="float" office:value="0" table:formula="of:=IF([Data.AO23]=&quot;&quot;;0;(IF([Data.AO23]=&quot;?&quot;;&quot;?&quot;;1)))" table:style-name="ce1">
            <text:p>0</text:p>
          </table:table-cell>
          <table:table-cell office:value-type="float" office:value="1" table:formula="of:=IF([Data.AP23]=&quot;&quot;;0;(IF([Data.AP23]=&quot;?&quot;;&quot;?&quot;;1)))" table:style-name="ce1">
            <text:p>1</text:p>
          </table:table-cell>
          <table:table-cell office:value-type="float" office:value="1" table:formula="of:=IF([Data.AQ23]=&quot;&quot;;0;(IF([Data.AQ23]=&quot;?&quot;;&quot;?&quot;;1)))" table:style-name="ce1">
            <text:p>1</text:p>
          </table:table-cell>
          <table:table-cell office:value-type="float" office:value="1" table:formula="of:=IF([Data.AR23]=&quot;&quot;;0;(IF([Data.AR23]=&quot;?&quot;;&quot;?&quot;;1)))" table:style-name="ce1">
            <text:p>1</text:p>
          </table:table-cell>
          <table:table-cell office:value-type="float" office:value="0" table:formula="of:=IF([Data.AS23]=&quot;&quot;;0;(IF([Data.AS23]=&quot;?&quot;;&quot;?&quot;;1)))" table:style-name="ce1">
            <text:p>0</text:p>
          </table:table-cell>
          <table:table-cell office:value-type="float" office:value="1" table:formula="of:=IF([Data.AT23]=&quot;&quot;;0;(IF([Data.AT23]=&quot;?&quot;;&quot;?&quot;;1)))" table:style-name="ce1">
            <text:p>1</text:p>
          </table:table-cell>
          <table:table-cell office:value-type="float" office:value="1" table:formula="of:=IF([Data.AU23]=&quot;&quot;;0;(IF([Data.AU23]=&quot;?&quot;;&quot;?&quot;;1)))" table:style-name="ce1">
            <text:p>1</text:p>
          </table:table-cell>
          <table:table-cell office:value-type="float" office:value="0" table:formula="of:=IF([Data.AV23]=&quot;&quot;;0;(IF([Data.AV23]=&quot;?&quot;;&quot;?&quot;;1)))" table:style-name="ce1">
            <text:p>0</text:p>
          </table:table-cell>
          <table:table-cell office:value-type="float" office:value="1" table:formula="of:=IF([Data.AW23]=&quot;&quot;;0;(IF([Data.AW23]=&quot;?&quot;;&quot;?&quot;;1)))" table:style-name="ce1">
            <text:p>1</text:p>
          </table:table-cell>
          <table:table-cell office:value-type="float" office:value="0" table:formula="of:=IF([Data.AX23]=&quot;&quot;;0;(IF([Data.AX23]=&quot;?&quot;;&quot;?&quot;;1)))" table:style-name="ce1">
            <text:p>0</text:p>
          </table:table-cell>
          <table:table-cell office:value-type="float" office:value="1" table:formula="of:=IF([Data.AY23]=&quot;&quot;;0;(IF([Data.AY23]=&quot;?&quot;;&quot;?&quot;;1)))" table:style-name="ce1">
            <text:p>1</text:p>
          </table:table-cell>
          <table:table-cell office:value-type="float" office:value="0" table:formula="of:=IF([Data.AZ23]=&quot;&quot;;0;(IF([Data.AZ23]=&quot;?&quot;;&quot;?&quot;;1)))" table:style-name="ce1">
            <text:p>0</text:p>
          </table:table-cell>
          <table:table-cell office:value-type="float" office:value="0" table:formula="of:=IF([Data.BA23]=&quot;&quot;;0;(IF([Data.BA23]=&quot;?&quot;;&quot;?&quot;;1)))" table:style-name="ce1">
            <text:p>0</text:p>
          </table:table-cell>
          <table:table-cell office:value-type="float" office:value="0" table:formula="of:=IF([Data.BB23]=&quot;&quot;;0;(IF([Data.BB23]=&quot;?&quot;;&quot;?&quot;;1)))" table:style-name="ce1">
            <text:p>0</text:p>
          </table:table-cell>
          <table:table-cell office:value-type="float" office:value="1" table:formula="of:=IF([Data.BC23]=&quot;&quot;;0;(IF([Data.BC23]=&quot;?&quot;;&quot;?&quot;;1)))" table:style-name="ce1">
            <text:p>1</text:p>
          </table:table-cell>
          <table:table-cell office:value-type="float" office:value="0" table:formula="of:=IF([Data.BD23]=&quot;&quot;;0;(IF([Data.BD23]=&quot;?&quot;;&quot;?&quot;;1)))" table:style-name="ce1">
            <text:p>0</text:p>
          </table:table-cell>
          <table:table-cell office:value-type="float" office:value="0" table:formula="of:=IF([Data.BE23]=&quot;&quot;;0;(IF([Data.BE23]=&quot;?&quot;;&quot;?&quot;;1)))" table:style-name="ce1">
            <text:p>0</text:p>
          </table:table-cell>
          <table:table-cell office:value-type="float" office:value="0" table:formula="of:=IF([Data.BF23]=&quot;&quot;;0;(IF([Data.BF23]=&quot;?&quot;;&quot;?&quot;;1)))" table:style-name="ce1">
            <text:p>0</text:p>
          </table:table-cell>
          <table:table-cell office:value-type="float" office:value="0" table:formula="of:=IF([Data.BG23]=&quot;&quot;;0;(IF([Data.BG23]=&quot;?&quot;;&quot;?&quot;;1)))" table:style-name="ce1">
            <text:p>0</text:p>
          </table:table-cell>
          <table:table-cell office:value-type="float" office:value="1" table:formula="of:=IF([Data.BH23]=&quot;&quot;;0;(IF([Data.BH23]=&quot;?&quot;;&quot;?&quot;;1)))" table:style-name="ce1">
            <text:p>1</text:p>
          </table:table-cell>
          <table:table-cell office:value-type="float" office:value="0" table:formula="of:=IF([Data.BI23]=&quot;&quot;;0;(IF([Data.BI23]=&quot;?&quot;;&quot;?&quot;;1)))" table:style-name="ce1">
            <text:p>0</text:p>
          </table:table-cell>
          <table:table-cell office:value-type="float" office:value="0" table:formula="of:=IF([Data.BJ23]=&quot;&quot;;0;(IF([Data.BJ23]=&quot;?&quot;;&quot;?&quot;;1)))" table:style-name="ce1">
            <text:p>0</text:p>
          </table:table-cell>
          <table:table-cell office:value-type="float" office:value="0" table:formula="of:=IF([Data.BK23]=&quot;&quot;;0;(IF([Data.BK23]=&quot;?&quot;;&quot;?&quot;;1)))" table:style-name="ce1">
            <text:p>0</text:p>
          </table:table-cell>
          <table:table-cell office:value-type="float" office:value="0" table:formula="of:=IF([Data.BL23]=&quot;&quot;;0;(IF([Data.BL23]=&quot;?&quot;;&quot;?&quot;;1)))" table:style-name="ce1">
            <text:p>0</text:p>
          </table:table-cell>
          <table:table-cell office:value-type="float" office:value="0" table:formula="of:=IF([Data.BM23]=&quot;&quot;;0;(IF([Data.BM23]=&quot;?&quot;;&quot;?&quot;;1)))" table:style-name="ce1">
            <text:p>0</text:p>
          </table:table-cell>
          <table:table-cell office:value-type="float" office:value="0" table:formula="of:=IF([Data.BN23]=&quot;&quot;;0;(IF([Data.BN23]=&quot;?&quot;;&quot;?&quot;;1)))" table:style-name="ce1">
            <text:p>0</text:p>
          </table:table-cell>
          <table:table-cell office:value-type="float" office:value="0" table:formula="of:=IF([Data.BO23]=&quot;&quot;;0;(IF([Data.BO23]=&quot;?&quot;;&quot;?&quot;;1)))" table:style-name="ce1">
            <text:p>0</text:p>
          </table:table-cell>
          <table:table-cell office:value-type="float" office:value="0" table:formula="of:=IF([Data.BP23]=&quot;&quot;;0;(IF([Data.BP23]=&quot;?&quot;;&quot;?&quot;;1)))" table:style-name="ce1">
            <text:p>0</text:p>
          </table:table-cell>
          <table:table-cell office:value-type="float" office:value="0" table:formula="of:=IF([Data.BQ23]=&quot;&quot;;0;(IF([Data.BQ23]=&quot;?&quot;;&quot;?&quot;;1)))" table:style-name="ce1">
            <text:p>0</text:p>
          </table:table-cell>
          <table:table-cell office:value-type="float" office:value="0" table:formula="of:=IF([Data.BR23]=&quot;&quot;;0;(IF([Data.BR23]=&quot;?&quot;;&quot;?&quot;;1)))" table:style-name="ce1">
            <text:p>0</text:p>
          </table:table-cell>
          <table:table-cell office:value-type="float" office:value="0" table:formula="of:=IF([Data.BS23]=&quot;&quot;;0;(IF([Data.BS23]=&quot;?&quot;;&quot;?&quot;;1)))" table:style-name="ce1">
            <text:p>0</text:p>
          </table:table-cell>
          <table:table-cell office:value-type="float" office:value="0" table:formula="of:=IF([Data.BT23]=&quot;&quot;;0;(IF([Data.BT23]=&quot;?&quot;;&quot;?&quot;;1)))" table:style-name="ce1">
            <text:p>0</text:p>
          </table:table-cell>
          <table:table-cell office:value-type="float" office:value="1" table:formula="of:=IF([Data.BU23]=&quot;&quot;;0;(IF([Data.BU23]=&quot;?&quot;;&quot;?&quot;;1)))" table:style-name="ce1">
            <text:p>1</text:p>
          </table:table-cell>
          <table:table-cell office:value-type="float" office:value="0" table:formula="of:=IF([Data.BV23]=&quot;&quot;;0;(IF([Data.BV23]=&quot;?&quot;;&quot;?&quot;;1)))" table:style-name="ce1">
            <text:p>0</text:p>
          </table:table-cell>
          <table:table-cell office:value-type="float" office:value="1" table:formula="of:=IF([Data.BW23]=&quot;&quot;;0;(IF([Data.BW23]=&quot;?&quot;;&quot;?&quot;;1)))" table:style-name="ce1">
            <text:p>1</text:p>
          </table:table-cell>
          <table:table-cell office:value-type="float" office:value="0" table:formula="of:=IF([Data.BX23]=&quot;&quot;;0;(IF([Data.BX23]=&quot;?&quot;;&quot;?&quot;;1)))" table:style-name="ce1">
            <text:p>0</text:p>
          </table:table-cell>
          <table:table-cell office:value-type="float" office:value="1" table:formula="of:=IF([Data.BY23]=&quot;&quot;;0;(IF([Data.BY23]=&quot;?&quot;;&quot;?&quot;;1)))" table:style-name="ce1">
            <text:p>1</text:p>
          </table:table-cell>
          <table:table-cell office:value-type="float" office:value="1" table:formula="of:=IF([Data.BZ23]=&quot;&quot;;0;(IF([Data.BZ23]=&quot;?&quot;;&quot;?&quot;;1)))" table:style-name="ce1">
            <text:p>1</text:p>
          </table:table-cell>
          <table:table-cell office:value-type="float" office:value="0" table:formula="of:=IF([Data.CA23]=&quot;&quot;;0;(IF([Data.CA23]=&quot;?&quot;;&quot;?&quot;;1)))" table:style-name="ce1">
            <text:p>0</text:p>
          </table:table-cell>
          <table:table-cell office:value-type="float" office:value="1" table:formula="of:=IF([Data.CB23]=&quot;&quot;;0;(IF([Data.CB23]=&quot;?&quot;;&quot;?&quot;;1)))" table:style-name="ce1">
            <text:p>1</text:p>
          </table:table-cell>
          <table:table-cell office:value-type="float" office:value="0" table:formula="of:=IF([Data.CC23]=&quot;&quot;;0;(IF([Data.CC23]=&quot;?&quot;;&quot;?&quot;;1)))" table:style-name="ce1">
            <text:p>0</text:p>
          </table:table-cell>
          <table:table-cell office:value-type="float" office:value="0" table:formula="of:=IF([Data.CD23]=&quot;&quot;;0;(IF([Data.CD23]=&quot;?&quot;;&quot;?&quot;;1)))" table:style-name="ce1">
            <text:p>0</text:p>
          </table:table-cell>
          <table:table-cell office:value-type="float" office:value="0" table:formula="of:=IF([Data.CE23]=&quot;&quot;;0;(IF([Data.CE23]=&quot;?&quot;;&quot;?&quot;;1)))" table:style-name="ce1">
            <text:p>0</text:p>
          </table:table-cell>
          <table:table-cell office:value-type="float" office:value="0" table:formula="of:=IF([Data.CF23]=&quot;&quot;;0;(IF([Data.CF23]=&quot;?&quot;;&quot;?&quot;;1)))" table:style-name="ce1">
            <text:p>0</text:p>
          </table:table-cell>
          <table:table-cell office:value-type="float" office:value="0" table:formula="of:=IF([Data.CG23]=&quot;&quot;;0;(IF([Data.CG23]=&quot;?&quot;;&quot;?&quot;;1)))" table:style-name="ce1">
            <text:p>0</text:p>
          </table:table-cell>
          <table:table-cell office:value-type="float" office:value="0" table:formula="of:=IF([Data.CH23]=&quot;&quot;;0;(IF([Data.CH23]=&quot;?&quot;;&quot;?&quot;;1)))" table:style-name="ce1">
            <text:p>0</text:p>
          </table:table-cell>
          <table:table-cell office:value-type="float" office:value="1" table:formula="of:=IF([Data.CI23]=&quot;&quot;;0;(IF([Data.CI23]=&quot;?&quot;;&quot;?&quot;;1)))" table:style-name="ce1">
            <text:p>1</text:p>
          </table:table-cell>
          <table:table-cell office:value-type="float" office:value="0" table:formula="of:=IF([Data.CJ23]=&quot;&quot;;0;(IF([Data.CJ23]=&quot;?&quot;;&quot;?&quot;;1)))" table:style-name="ce1">
            <text:p>0</text:p>
          </table:table-cell>
          <table:table-cell office:value-type="float" office:value="1" table:formula="of:=IF([Data.CK23]=&quot;&quot;;0;(IF([Data.CK23]=&quot;?&quot;;&quot;?&quot;;1)))" table:style-name="ce1">
            <text:p>1</text:p>
          </table:table-cell>
          <table:table-cell office:value-type="float" office:value="0" table:formula="of:=IF([Data.CL23]=&quot;&quot;;0;(IF([Data.CL23]=&quot;?&quot;;&quot;?&quot;;1)))" table:style-name="ce1">
            <text:p>0</text:p>
          </table:table-cell>
          <table:table-cell office:value-type="float" office:value="0" table:formula="of:=IF([Data.CM23]=&quot;&quot;;0;(IF([Data.CM23]=&quot;?&quot;;&quot;?&quot;;1)))" table:style-name="ce1">
            <text:p>0</text:p>
          </table:table-cell>
          <table:table-cell office:value-type="float" office:value="0" table:formula="of:=IF([Data.CN23]=&quot;&quot;;0;(IF([Data.CN23]=&quot;?&quot;;&quot;?&quot;;1)))" table:style-name="ce1">
            <text:p>0</text:p>
          </table:table-cell>
          <table:table-cell office:value-type="float" office:value="0" table:formula="of:=IF([Data.CO23]=&quot;&quot;;0;(IF([Data.CO23]=&quot;?&quot;;&quot;?&quot;;1)))" table:style-name="ce1">
            <text:p>0</text:p>
          </table:table-cell>
          <table:table-cell office:value-type="float" office:value="1" table:formula="of:=IF([Data.CP23]=&quot;&quot;;0;(IF([Data.CP23]=&quot;?&quot;;&quot;?&quot;;1)))" table:style-name="ce1">
            <text:p>1</text:p>
          </table:table-cell>
          <table:table-cell office:value-type="float" office:value="1" table:formula="of:=IF([Data.CQ23]=&quot;&quot;;0;(IF([Data.CQ23]=&quot;?&quot;;&quot;?&quot;;1)))" table:style-name="ce1">
            <text:p>1</text:p>
          </table:table-cell>
          <table:table-cell office:value-type="float" office:value="1" table:formula="of:=IF([Data.CR23]=&quot;&quot;;0;(IF([Data.CR23]=&quot;?&quot;;&quot;?&quot;;1)))" table:style-name="ce1">
            <text:p>1</text:p>
          </table:table-cell>
          <table:table-cell office:value-type="float" office:value="0" table:formula="of:=IF([Data.CS23]=&quot;&quot;;0;(IF([Data.CS23]=&quot;?&quot;;&quot;?&quot;;1)))" table:style-name="ce1">
            <text:p>0</text:p>
          </table:table-cell>
          <table:table-cell office:value-type="float" office:value="0" table:formula="of:=IF([Data.CT23]=&quot;&quot;;0;(IF([Data.CT23]=&quot;?&quot;;&quot;?&quot;;1)))" table:style-name="ce1">
            <text:p>0</text:p>
          </table:table-cell>
          <table:table-cell office:value-type="float" office:value="0" table:formula="of:=IF([Data.CU23]=&quot;&quot;;0;(IF([Data.CU23]=&quot;?&quot;;&quot;?&quot;;1)))" table:style-name="ce1">
            <text:p>0</text:p>
          </table:table-cell>
          <table:table-cell office:value-type="float" office:value="1" table:formula="of:=IF([Data.CV23]=&quot;&quot;;0;(IF([Data.CV23]=&quot;?&quot;;&quot;?&quot;;1)))" table:style-name="ce1">
            <text:p>1</text:p>
          </table:table-cell>
          <table:table-cell office:value-type="float" office:value="0" table:formula="of:=IF([Data.CW23]=&quot;&quot;;0;(IF([Data.CW23]=&quot;?&quot;;&quot;?&quot;;1)))" table:style-name="ce1">
            <text:p>0</text:p>
          </table:table-cell>
          <table:table-cell office:value-type="float" office:value="0" table:formula="of:=IF([Data.CX23]=&quot;&quot;;0;(IF([Data.CX23]=&quot;?&quot;;&quot;?&quot;;1)))" table:style-name="ce1">
            <text:p>0</text:p>
          </table:table-cell>
          <table:table-cell office:value-type="float" office:value="0" table:formula="of:=IF([Data.CY23]=&quot;&quot;;0;(IF([Data.CY23]=&quot;?&quot;;&quot;?&quot;;1)))" table:style-name="ce1">
            <text:p>0</text:p>
          </table:table-cell>
          <table:table-cell office:value-type="float" office:value="1" table:formula="of:=IF([Data.CZ23]=&quot;&quot;;0;(IF([Data.CZ23]=&quot;?&quot;;&quot;?&quot;;1)))" table:style-name="ce1">
            <text:p>1</text:p>
          </table:table-cell>
          <table:table-cell office:value-type="float" office:value="1" table:formula="of:=IF([Data.DA23]=&quot;&quot;;0;(IF([Data.DA23]=&quot;?&quot;;&quot;?&quot;;1)))" table:style-name="ce1">
            <text:p>1</text:p>
          </table:table-cell>
          <table:table-cell office:value-type="float" office:value="0" table:formula="of:=IF([Data.DB23]=&quot;&quot;;0;(IF([Data.DB23]=&quot;?&quot;;&quot;?&quot;;1)))" table:style-name="ce1">
            <text:p>0</text:p>
          </table:table-cell>
          <table:table-cell office:value-type="float" office:value="0" table:formula="of:=IF([Data.DC23]=&quot;&quot;;0;(IF([Data.DC23]=&quot;?&quot;;&quot;?&quot;;1)))" table:style-name="ce1">
            <text:p>0</text:p>
          </table:table-cell>
          <table:table-cell office:value-type="float" office:value="0" table:formula="of:=IF([Data.DD23]=&quot;&quot;;0;(IF([Data.DD23]=&quot;?&quot;;&quot;?&quot;;1)))" table:style-name="ce1">
            <text:p>0</text:p>
          </table:table-cell>
          <table:table-cell office:value-type="float" office:value="1" table:formula="of:=IF([Data.DE23]=&quot;&quot;;0;(IF([Data.DE23]=&quot;?&quot;;&quot;?&quot;;1)))" table:style-name="ce1">
            <text:p>1</text:p>
          </table:table-cell>
          <table:table-cell office:value-type="float" office:value="0" table:formula="of:=IF([Data.DF23]=&quot;&quot;;0;(IF([Data.DF23]=&quot;?&quot;;&quot;?&quot;;1)))" table:style-name="ce1">
            <text:p>0</text:p>
          </table:table-cell>
          <table:table-cell office:value-type="float" office:value="0" table:formula="of:=IF([Data.DG23]=&quot;&quot;;0;(IF([Data.DG23]=&quot;?&quot;;&quot;?&quot;;1)))" table:style-name="ce1">
            <text:p>0</text:p>
          </table:table-cell>
          <table:table-cell office:value-type="float" office:value="0" table:formula="of:=IF([Data.DH23]=&quot;&quot;;0;(IF([Data.DH23]=&quot;?&quot;;&quot;?&quot;;1)))" table:style-name="ce1">
            <text:p>0</text:p>
          </table:table-cell>
          <table:table-cell office:value-type="float" office:value="0" table:formula="of:=IF([Data.DI23]=&quot;&quot;;0;(IF([Data.DI23]=&quot;?&quot;;&quot;?&quot;;1)))" table:style-name="ce1">
            <text:p>0</text:p>
          </table:table-cell>
          <table:table-cell office:value-type="float" office:value="1" table:formula="of:=IF([Data.DJ23]=&quot;&quot;;0;(IF([Data.DJ23]=&quot;?&quot;;&quot;?&quot;;1)))" table:style-name="ce1">
            <text:p>1</text:p>
          </table:table-cell>
          <table:table-cell office:value-type="float" office:value="1" table:formula="of:=IF([Data.DK23]=&quot;&quot;;0;(IF([Data.DK23]=&quot;?&quot;;&quot;?&quot;;1)))" table:style-name="ce1">
            <text:p>1</text:p>
          </table:table-cell>
          <table:table-cell office:value-type="float" office:value="0" table:formula="of:=IF([Data.DL23]=&quot;&quot;;0;(IF([Data.DL23]=&quot;?&quot;;&quot;?&quot;;1)))" table:style-name="ce1">
            <text:p>0</text:p>
          </table:table-cell>
          <table:table-cell office:value-type="float" office:value="0" table:formula="of:=IF([Data.DM23]=&quot;&quot;;0;(IF([Data.DM23]=&quot;?&quot;;&quot;?&quot;;1)))" table:style-name="ce1">
            <text:p>0</text:p>
          </table:table-cell>
          <table:table-cell office:value-type="float" office:value="1" table:formula="of:=IF([Data.DN23]=&quot;&quot;;0;(IF([Data.DN23]=&quot;?&quot;;&quot;?&quot;;1)))" table:style-name="ce1">
            <text:p>1</text:p>
          </table:table-cell>
          <table:table-cell office:value-type="float" office:value="1" table:formula="of:=IF([Data.DO23]=&quot;&quot;;0;(IF([Data.DO23]=&quot;?&quot;;&quot;?&quot;;1)))" table:style-name="ce1">
            <text:p>1</text:p>
          </table:table-cell>
          <table:table-cell office:value-type="float" office:value="0" table:formula="of:=IF([Data.DP23]=&quot;&quot;;0;(IF([Data.DP23]=&quot;?&quot;;&quot;?&quot;;1)))" table:style-name="ce1">
            <text:p>0</text:p>
          </table:table-cell>
          <table:table-cell office:value-type="float" office:value="1" table:formula="of:=IF([Data.DQ23]=&quot;&quot;;0;(IF([Data.DQ23]=&quot;?&quot;;&quot;?&quot;;1)))" table:style-name="ce1">
            <text:p>1</text:p>
          </table:table-cell>
          <table:table-cell office:value-type="float" office:value="0" table:formula="of:=IF([Data.DR23]=&quot;&quot;;0;(IF([Data.DR23]=&quot;?&quot;;&quot;?&quot;;1)))" table:style-name="ce1">
            <text:p>0</text:p>
          </table:table-cell>
          <table:table-cell office:value-type="float" office:value="0" table:formula="of:=IF([Data.DS23]=&quot;&quot;;0;(IF([Data.DS23]=&quot;?&quot;;&quot;?&quot;;1)))" table:style-name="ce1">
            <text:p>0</text:p>
          </table:table-cell>
          <table:table-cell office:value-type="float" office:value="0" table:formula="of:=IF([Data.DT23]=&quot;&quot;;0;(IF([Data.DT23]=&quot;?&quot;;&quot;?&quot;;1)))" table:style-name="ce1">
            <text:p>0</text:p>
          </table:table-cell>
          <table:table-cell office:value-type="float" office:value="1" table:formula="of:=IF([Data.DU23]=&quot;&quot;;0;(IF([Data.DU23]=&quot;?&quot;;&quot;?&quot;;1)))" table:style-name="ce1">
            <text:p>1</text:p>
          </table:table-cell>
          <table:table-cell office:value-type="float" office:value="1" table:formula="of:=IF([Data.DV23]=&quot;&quot;;0;(IF([Data.DV23]=&quot;?&quot;;&quot;?&quot;;1)))" table:style-name="ce1">
            <text:p>1</text:p>
          </table:table-cell>
          <table:table-cell office:value-type="float" office:value="0" table:formula="of:=IF([Data.DW23]=&quot;&quot;;0;(IF([Data.DW23]=&quot;?&quot;;&quot;?&quot;;1)))" table:style-name="ce1">
            <text:p>0</text:p>
          </table:table-cell>
          <table:table-cell office:value-type="float" office:value="0" table:formula="of:=IF([Data.DX23]=&quot;&quot;;0;(IF([Data.DX23]=&quot;?&quot;;&quot;?&quot;;1)))" table:style-name="ce1">
            <text:p>0</text:p>
          </table:table-cell>
          <table:table-cell office:value-type="float" office:value="1" table:formula="of:=IF([Data.DY23]=&quot;&quot;;0;(IF([Data.DY23]=&quot;?&quot;;&quot;?&quot;;1)))" table:style-name="ce1">
            <text:p>1</text:p>
          </table:table-cell>
          <table:table-cell office:value-type="float" office:value="1" table:formula="of:=IF([Data.DZ23]=&quot;&quot;;0;(IF([Data.DZ23]=&quot;?&quot;;&quot;?&quot;;1)))" table:style-name="ce1">
            <text:p>1</text:p>
          </table:table-cell>
          <table:table-cell office:value-type="float" office:value="0" table:formula="of:=IF([Data.EA23]=&quot;&quot;;0;(IF([Data.EA23]=&quot;?&quot;;&quot;?&quot;;1)))" table:style-name="ce1">
            <text:p>0</text:p>
          </table:table-cell>
          <table:table-cell office:value-type="float" office:value="1" table:formula="of:=IF([Data.EB23]=&quot;&quot;;0;(IF([Data.EB23]=&quot;?&quot;;&quot;?&quot;;1)))" table:style-name="ce1">
            <text:p>1</text:p>
          </table:table-cell>
          <table:table-cell office:value-type="float" office:value="0" table:formula="of:=IF([Data.EC23]=&quot;&quot;;0;(IF([Data.EC23]=&quot;?&quot;;&quot;?&quot;;1)))" table:style-name="ce1">
            <text:p>0</text:p>
          </table:table-cell>
          <table:table-cell office:value-type="float" office:value="0" table:formula="of:=IF([Data.ED23]=&quot;&quot;;0;(IF([Data.ED23]=&quot;?&quot;;&quot;?&quot;;1)))" table:style-name="ce1">
            <text:p>0</text:p>
          </table:table-cell>
          <table:table-cell office:value-type="float" office:value="0" table:formula="of:=IF([Data.EE23]=&quot;&quot;;0;(IF([Data.EE23]=&quot;?&quot;;&quot;?&quot;;1)))" table:style-name="ce1">
            <text:p>0</text:p>
          </table:table-cell>
          <table:table-cell office:value-type="float" office:value="0" table:formula="of:=IF([Data.EF23]=&quot;&quot;;0;(IF([Data.EF23]=&quot;?&quot;;&quot;?&quot;;1)))" table:style-name="ce1">
            <text:p>0</text:p>
          </table:table-cell>
          <table:table-cell office:value-type="float" office:value="0" table:formula="of:=IF([Data.EG23]=&quot;&quot;;0;(IF([Data.EG23]=&quot;?&quot;;&quot;?&quot;;1)))" table:style-name="ce1">
            <text:p>0</text:p>
          </table:table-cell>
          <table:table-cell office:value-type="float" office:value="0" table:formula="of:=IF([Data.EH23]=&quot;&quot;;0;(IF([Data.EH23]=&quot;?&quot;;&quot;?&quot;;1)))" table:style-name="ce1">
            <text:p>0</text:p>
          </table:table-cell>
          <table:table-cell office:value-type="float" office:value="0" table:formula="of:=IF([Data.EI23]=&quot;&quot;;0;(IF([Data.EI23]=&quot;?&quot;;&quot;?&quot;;1)))" table:style-name="ce1">
            <text:p>0</text:p>
          </table:table-cell>
          <table:table-cell office:value-type="float" office:value="0" table:formula="of:=IF([Data.EJ23]=&quot;&quot;;0;(IF([Data.EJ23]=&quot;?&quot;;&quot;?&quot;;1)))" table:style-name="ce1">
            <text:p>0</text:p>
          </table:table-cell>
          <table:table-cell office:value-type="float" office:value="0" table:formula="of:=IF([Data.EK23]=&quot;&quot;;0;(IF([Data.EK23]=&quot;?&quot;;&quot;?&quot;;1)))" table:style-name="ce1">
            <text:p>0</text:p>
          </table:table-cell>
          <table:table-cell office:value-type="float" office:value="0" table:formula="of:=IF([Data.EL23]=&quot;&quot;;0;(IF([Data.EL23]=&quot;?&quot;;&quot;?&quot;;1)))" table:style-name="ce1">
            <text:p>0</text:p>
          </table:table-cell>
          <table:table-cell office:value-type="float" office:value="0" table:formula="of:=IF([Data.EM23]=&quot;&quot;;0;(IF([Data.EM23]=&quot;?&quot;;&quot;?&quot;;1)))" table:style-name="ce1">
            <text:p>0</text:p>
          </table:table-cell>
          <table:table-cell office:value-type="float" office:value="0" table:formula="of:=IF([Data.EN23]=&quot;&quot;;0;(IF([Data.EN23]=&quot;?&quot;;&quot;?&quot;;1)))" table:style-name="ce1">
            <text:p>0</text:p>
          </table:table-cell>
          <table:table-cell office:value-type="float" office:value="0" table:formula="of:=IF([Data.EO23]=&quot;&quot;;0;(IF([Data.EO23]=&quot;?&quot;;&quot;?&quot;;1)))" table:style-name="ce1">
            <text:p>0</text:p>
          </table:table-cell>
          <table:table-cell office:value-type="float" office:value="0" table:formula="of:=IF([Data.EP23]=&quot;&quot;;0;(IF([Data.EP23]=&quot;?&quot;;&quot;?&quot;;1)))" table:style-name="ce1">
            <text:p>0</text:p>
          </table:table-cell>
          <table:table-cell office:value-type="float" office:value="1" table:formula="of:=IF([Data.EQ23]=&quot;&quot;;0;(IF([Data.EQ23]=&quot;?&quot;;&quot;?&quot;;1)))" table:style-name="ce1">
            <text:p>1</text:p>
          </table:table-cell>
          <table:table-cell office:value-type="float" office:value="1" table:formula="of:=IF([Data.ER23]=&quot;&quot;;0;(IF([Data.ER23]=&quot;?&quot;;&quot;?&quot;;1)))" table:style-name="ce1">
            <text:p>1</text:p>
          </table:table-cell>
          <table:table-cell office:value-type="float" office:value="0" table:formula="of:=IF([Data.ES23]=&quot;&quot;;0;(IF([Data.ES23]=&quot;?&quot;;&quot;?&quot;;1)))" table:style-name="ce1">
            <text:p>0</text:p>
          </table:table-cell>
          <table:table-cell office:value-type="float" office:value="1" table:formula="of:=IF([Data.ET23]=&quot;&quot;;0;(IF([Data.ET23]=&quot;?&quot;;&quot;?&quot;;1)))" table:style-name="ce1">
            <text:p>1</text:p>
          </table:table-cell>
          <table:table-cell office:value-type="float" office:value="0" table:formula="of:=IF([Data.EU23]=&quot;&quot;;0;(IF([Data.EU23]=&quot;?&quot;;&quot;?&quot;;1)))" table:style-name="ce1">
            <text:p>0</text:p>
          </table:table-cell>
          <table:table-cell office:value-type="float" office:value="0" table:formula="of:=IF([Data.EV23]=&quot;&quot;;0;(IF([Data.EV23]=&quot;?&quot;;&quot;?&quot;;1)))" table:style-name="ce1">
            <text:p>0</text:p>
          </table:table-cell>
          <table:table-cell office:value-type="float" office:value="0" table:formula="of:=IF([Data.EW23]=&quot;&quot;;0;(IF([Data.EW23]=&quot;?&quot;;&quot;?&quot;;1)))" table:style-name="ce1">
            <text:p>0</text:p>
          </table:table-cell>
          <table:table-cell office:value-type="float" office:value="0" table:formula="of:=IF([Data.EX23]=&quot;&quot;;0;(IF([Data.EX23]=&quot;?&quot;;&quot;?&quot;;1)))" table:style-name="ce1">
            <text:p>0</text:p>
          </table:table-cell>
          <table:table-cell office:value-type="float" office:value="0" table:formula="of:=IF([Data.EY23]=&quot;&quot;;0;(IF([Data.EY23]=&quot;?&quot;;&quot;?&quot;;1)))" table:style-name="ce1">
            <text:p>0</text:p>
          </table:table-cell>
          <table:table-cell office:value-type="float" office:value="0" table:formula="of:=IF([Data.EZ23]=&quot;&quot;;0;(IF([Data.EZ23]=&quot;?&quot;;&quot;?&quot;;1)))" table:style-name="ce1">
            <text:p>0</text:p>
          </table:table-cell>
          <table:table-cell office:value-type="float" office:value="1" table:formula="of:=IF([Data.FA23]=&quot;&quot;;0;(IF([Data.FA23]=&quot;?&quot;;&quot;?&quot;;1)))" table:style-name="ce1">
            <text:p>1</text:p>
          </table:table-cell>
          <table:table-cell office:value-type="float" office:value="1" table:formula="of:=IF([Data.FB23]=&quot;&quot;;0;(IF([Data.FB23]=&quot;?&quot;;&quot;?&quot;;1)))" table:style-name="ce1">
            <text:p>1</text:p>
          </table:table-cell>
          <table:table-cell office:value-type="float" office:value="0" table:formula="of:=IF([Data.FC23]=&quot;&quot;;0;(IF([Data.FC23]=&quot;?&quot;;&quot;?&quot;;1)))" table:style-name="ce1">
            <text:p>0</text:p>
          </table:table-cell>
          <table:table-cell office:value-type="float" office:value="0" table:formula="of:=IF([Data.FD23]=&quot;&quot;;0;(IF([Data.FD23]=&quot;?&quot;;&quot;?&quot;;1)))" table:style-name="ce1">
            <text:p>0</text:p>
          </table:table-cell>
          <table:table-cell office:value-type="float" office:value="1" table:formula="of:=IF([Data.FE23]=&quot;&quot;;0;(IF([Data.FE23]=&quot;?&quot;;&quot;?&quot;;1)))" table:style-name="ce1">
            <text:p>1</text:p>
          </table:table-cell>
          <table:table-cell office:value-type="float" office:value="0" table:formula="of:=IF([Data.FF23]=&quot;&quot;;0;(IF([Data.FF23]=&quot;?&quot;;&quot;?&quot;;1)))" table:style-name="ce1">
            <text:p>0</text:p>
          </table:table-cell>
          <table:table-cell office:value-type="float" office:value="0" table:formula="of:=IF([Data.FG23]=&quot;&quot;;0;(IF([Data.FG23]=&quot;?&quot;;&quot;?&quot;;1)))" table:style-name="ce1">
            <text:p>0</text:p>
          </table:table-cell>
          <table:table-cell office:value-type="float" office:value="0" table:formula="of:=IF([Data.FH23]=&quot;&quot;;0;(IF([Data.FH23]=&quot;?&quot;;&quot;?&quot;;1)))" table:style-name="ce1">
            <text:p>0</text:p>
          </table:table-cell>
          <table:table-cell office:value-type="float" office:value="1" table:formula="of:=IF([Data.FI23]=&quot;&quot;;0;(IF([Data.FI23]=&quot;?&quot;;&quot;?&quot;;1)))" table:style-name="ce1">
            <text:p>1</text:p>
          </table:table-cell>
          <table:table-cell office:value-type="float" office:value="0" table:formula="of:=IF([Data.FJ23]=&quot;&quot;;0;(IF([Data.FJ23]=&quot;?&quot;;&quot;?&quot;;1)))" table:style-name="ce1">
            <text:p>0</text:p>
          </table:table-cell>
          <table:table-cell office:value-type="float" office:value="0" table:formula="of:=IF([Data.FK23]=&quot;&quot;;0;(IF([Data.FK23]=&quot;?&quot;;&quot;?&quot;;1)))" table:style-name="ce1">
            <text:p>0</text:p>
          </table:table-cell>
          <table:table-cell office:value-type="float" office:value="0" table:formula="of:=IF([Data.FL23]=&quot;&quot;;0;(IF([Data.FL23]=&quot;?&quot;;&quot;?&quot;;1)))" table:style-name="ce1">
            <text:p>0</text:p>
          </table:table-cell>
          <table:table-cell office:value-type="float" office:value="0" table:formula="of:=IF([Data.FM23]=&quot;&quot;;0;(IF([Data.FM23]=&quot;?&quot;;&quot;?&quot;;1)))" table:style-name="ce1">
            <text:p>0</text:p>
          </table:table-cell>
          <table:table-cell office:value-type="float" office:value="0" table:formula="of:=IF([Data.FN23]=&quot;&quot;;0;(IF([Data.FN23]=&quot;?&quot;;&quot;?&quot;;1)))" table:style-name="ce1">
            <text:p>0</text:p>
          </table:table-cell>
          <table:table-cell office:value-type="float" office:value="1" table:formula="of:=IF([Data.FO23]=&quot;&quot;;0;(IF([Data.FO23]=&quot;?&quot;;&quot;?&quot;;1)))" table:style-name="ce1">
            <text:p>1</text:p>
          </table:table-cell>
          <table:table-cell office:value-type="float" office:value="0" table:formula="of:=IF([Data.FP23]=&quot;&quot;;0;(IF([Data.FP23]=&quot;?&quot;;&quot;?&quot;;1)))" table:style-name="ce1">
            <text:p>0</text:p>
          </table:table-cell>
          <table:table-cell office:value-type="float" office:value="1" table:formula="of:=IF([Data.FQ23]=&quot;&quot;;0;(IF([Data.FQ23]=&quot;?&quot;;&quot;?&quot;;1)))" table:style-name="ce1">
            <text:p>1</text:p>
          </table:table-cell>
          <table:table-cell office:value-type="float" office:value="0" table:formula="of:=IF([Data.FR23]=&quot;&quot;;0;(IF([Data.FR23]=&quot;?&quot;;&quot;?&quot;;1)))" table:style-name="ce1">
            <text:p>0</text:p>
          </table:table-cell>
          <table:table-cell office:value-type="float" office:value="0" table:formula="of:=IF([Data.FS23]=&quot;&quot;;0;(IF([Data.FS23]=&quot;?&quot;;&quot;?&quot;;1)))" table:style-name="ce1">
            <text:p>0</text:p>
          </table:table-cell>
          <table:table-cell office:value-type="float" office:value="0" table:formula="of:=IF([Data.FT23]=&quot;&quot;;0;(IF([Data.FT23]=&quot;?&quot;;&quot;?&quot;;1)))" table:style-name="ce1">
            <text:p>0</text:p>
          </table:table-cell>
          <table:table-cell office:value-type="float" office:value="0" table:formula="of:=IF([Data.FU23]=&quot;&quot;;0;(IF([Data.FU23]=&quot;?&quot;;&quot;?&quot;;1)))" table:style-name="ce1">
            <text:p>0</text:p>
          </table:table-cell>
          <table:table-cell office:value-type="float" office:value="0" table:formula="of:=IF([Data.FV23]=&quot;&quot;;0;(IF([Data.FV23]=&quot;?&quot;;&quot;?&quot;;1)))" table:style-name="ce1">
            <text:p>0</text:p>
          </table:table-cell>
          <table:table-cell office:value-type="float" office:value="0" table:formula="of:=IF([Data.FW23]=&quot;&quot;;0;(IF([Data.FW23]=&quot;?&quot;;&quot;?&quot;;1)))" table:style-name="ce1">
            <text:p>0</text:p>
          </table:table-cell>
          <table:table-cell office:value-type="float" office:value="0" table:formula="of:=IF([Data.FX23]=&quot;&quot;;0;(IF([Data.FX23]=&quot;?&quot;;&quot;?&quot;;1)))" table:style-name="ce1">
            <text:p>0</text:p>
          </table:table-cell>
          <table:table-cell office:value-type="float" office:value="0" table:formula="of:=IF([Data.FY23]=&quot;&quot;;0;(IF([Data.FY23]=&quot;?&quot;;&quot;?&quot;;1)))" table:style-name="ce1">
            <text:p>0</text:p>
          </table:table-cell>
          <table:table-cell office:value-type="float" office:value="1" table:formula="of:=IF([Data.FZ23]=&quot;&quot;;0;(IF([Data.FZ23]=&quot;?&quot;;&quot;?&quot;;1)))" table:style-name="ce1">
            <text:p>1</text:p>
          </table:table-cell>
          <table:table-cell office:value-type="float" office:value="1" table:formula="of:=IF([Data.GA23]=&quot;&quot;;0;(IF([Data.GA23]=&quot;?&quot;;&quot;?&quot;;1)))" table:style-name="ce1">
            <text:p>1</text:p>
          </table:table-cell>
          <table:table-cell office:value-type="float" office:value="0" table:formula="of:=IF([Data.GB23]=&quot;&quot;;0;(IF([Data.GB23]=&quot;?&quot;;&quot;?&quot;;1)))" table:style-name="ce1">
            <text:p>0</text:p>
          </table:table-cell>
          <table:table-cell office:value-type="float" office:value="0" table:formula="of:=IF([Data.GC23]=&quot;&quot;;0;(IF([Data.GC23]=&quot;?&quot;;&quot;?&quot;;1)))" table:style-name="ce1">
            <text:p>0</text:p>
          </table:table-cell>
          <table:table-cell office:value-type="float" office:value="1" table:formula="of:=IF([Data.GD23]=&quot;&quot;;0;(IF([Data.GD23]=&quot;?&quot;;&quot;?&quot;;1)))" table:style-name="ce1">
            <text:p>1</text:p>
          </table:table-cell>
          <table:table-cell office:value-type="float" office:value="0" table:formula="of:=IF([Data.GE23]=&quot;&quot;;0;(IF([Data.GE23]=&quot;?&quot;;&quot;?&quot;;1)))" table:style-name="ce1">
            <text:p>0</text:p>
          </table:table-cell>
          <table:table-cell office:value-type="float" office:value="1" table:formula="of:=IF([Data.GF23]=&quot;&quot;;0;(IF([Data.GF23]=&quot;?&quot;;&quot;?&quot;;1)))" table:style-name="ce1">
            <text:p>1</text:p>
          </table:table-cell>
          <table:table-cell office:value-type="float" office:value="0" table:formula="of:=IF([Data.GG23]=&quot;&quot;;0;(IF([Data.GG23]=&quot;?&quot;;&quot;?&quot;;1)))" table:style-name="ce1">
            <text:p>0</text:p>
          </table:table-cell>
          <table:table-cell office:value-type="float" office:value="0" table:formula="of:=IF([Data.GH23]=&quot;&quot;;0;(IF([Data.GH23]=&quot;?&quot;;&quot;?&quot;;1)))" table:style-name="ce1">
            <text:p>0</text:p>
          </table:table-cell>
          <table:table-cell office:value-type="float" office:value="0" table:formula="of:=IF([Data.GI23]=&quot;&quot;;0;(IF([Data.GI23]=&quot;?&quot;;&quot;?&quot;;1)))" table:style-name="ce1">
            <text:p>0</text:p>
          </table:table-cell>
          <table:table-cell office:value-type="float" office:value="0" table:formula="of:=IF([Data.GJ23]=&quot;&quot;;0;(IF([Data.GJ23]=&quot;?&quot;;&quot;?&quot;;1)))" table:style-name="ce1">
            <text:p>0</text:p>
          </table:table-cell>
          <table:table-cell office:value-type="float" office:value="0" table:formula="of:=IF([Data.GK23]=&quot;&quot;;0;(IF([Data.GK23]=&quot;?&quot;;&quot;?&quot;;1)))" table:style-name="ce1">
            <text:p>0</text:p>
          </table:table-cell>
          <table:table-cell office:value-type="float" office:value="0" table:formula="of:=IF([Data.GL23]=&quot;&quot;;0;(IF([Data.GL23]=&quot;?&quot;;&quot;?&quot;;1)))" table:style-name="ce1">
            <text:p>0</text:p>
          </table:table-cell>
          <table:table-cell office:value-type="float" office:value="0" table:formula="of:=IF([Data.GM23]=&quot;&quot;;0;(IF([Data.GM23]=&quot;?&quot;;&quot;?&quot;;1)))" table:style-name="ce1">
            <text:p>0</text:p>
          </table:table-cell>
          <table:table-cell office:value-type="float" office:value="0" table:formula="of:=IF([Data.GN23]=&quot;&quot;;0;(IF([Data.GN23]=&quot;?&quot;;&quot;?&quot;;1)))" table:style-name="ce1">
            <text:p>0</text:p>
          </table:table-cell>
          <table:table-cell office:value-type="float" office:value="0" table:formula="of:=IF([Data.GO23]=&quot;&quot;;0;(IF([Data.GO23]=&quot;?&quot;;&quot;?&quot;;1)))" table:style-name="ce1">
            <text:p>0</text:p>
          </table:table-cell>
          <table:table-cell office:value-type="float" office:value="0" table:formula="of:=IF([Data.GP23]=&quot;&quot;;0;(IF([Data.GP23]=&quot;?&quot;;&quot;?&quot;;1)))" table:style-name="ce1">
            <text:p>0</text:p>
          </table:table-cell>
          <table:table-cell office:value-type="float" office:value="0" table:formula="of:=IF([Data.GQ23]=&quot;&quot;;0;(IF([Data.GQ23]=&quot;?&quot;;&quot;?&quot;;1)))" table:style-name="ce1">
            <text:p>0</text:p>
          </table:table-cell>
          <table:table-cell office:value-type="float" office:value="0" table:formula="of:=IF([Data.GR23]=&quot;&quot;;0;(IF([Data.GR23]=&quot;?&quot;;&quot;?&quot;;1)))" table:style-name="ce1">
            <text:p>0</text:p>
          </table:table-cell>
          <table:table-cell office:value-type="float" office:value="0" table:formula="of:=IF([Data.GS23]=&quot;&quot;;0;(IF([Data.GS23]=&quot;?&quot;;&quot;?&quot;;1)))" table:style-name="ce1">
            <text:p>0</text:p>
          </table:table-cell>
          <table:table-cell office:value-type="float" office:value="0" table:formula="of:=IF([Data.GT23]=&quot;&quot;;0;(IF([Data.GT23]=&quot;?&quot;;&quot;?&quot;;1)))" table:style-name="ce1">
            <text:p>0</text:p>
          </table:table-cell>
          <table:table-cell office:value-type="float" office:value="0" table:formula="of:=IF([Data.GU23]=&quot;&quot;;0;(IF([Data.GU23]=&quot;?&quot;;&quot;?&quot;;1)))" table:style-name="ce1">
            <text:p>0</text:p>
          </table:table-cell>
          <table:table-cell office:value-type="float" office:value="0" table:formula="of:=IF([Data.GV23]=&quot;&quot;;0;(IF([Data.GV23]=&quot;?&quot;;&quot;?&quot;;1)))" table:style-name="ce1">
            <text:p>0</text:p>
          </table:table-cell>
          <table:table-cell office:value-type="float" office:value="0" table:formula="of:=IF([Data.GW23]=&quot;&quot;;0;(IF([Data.GW23]=&quot;?&quot;;&quot;?&quot;;1)))" table:style-name="ce1">
            <text:p>0</text:p>
          </table:table-cell>
          <table:table-cell office:value-type="float" office:value="0" table:formula="of:=IF([Data.GX23]=&quot;&quot;;0;(IF([Data.GX23]=&quot;?&quot;;&quot;?&quot;;1)))" table:style-name="ce1">
            <text:p>0</text:p>
          </table:table-cell>
          <table:table-cell office:value-type="float" office:value="0" table:formula="of:=IF([Data.GY23]=&quot;&quot;;0;(IF([Data.GY23]=&quot;?&quot;;&quot;?&quot;;1)))" table:style-name="ce1">
            <text:p>0</text:p>
          </table:table-cell>
          <table:table-cell office:value-type="float" office:value="0" table:formula="of:=IF([Data.GZ23]=&quot;&quot;;0;(IF([Data.GZ23]=&quot;?&quot;;&quot;?&quot;;1)))" table:style-name="ce1">
            <text:p>0</text:p>
          </table:table-cell>
          <table:table-cell office:value-type="float" office:value="0" table:formula="of:=IF([Data.HA23]=&quot;&quot;;0;(IF([Data.HA23]=&quot;?&quot;;&quot;?&quot;;1)))" table:style-name="ce1">
            <text:p>0</text:p>
          </table:table-cell>
          <table:table-cell office:value-type="float" office:value="0" table:formula="of:=IF([Data.HB23]=&quot;&quot;;0;(IF([Data.HB23]=&quot;?&quot;;&quot;?&quot;;1)))" table:style-name="ce1">
            <text:p>0</text:p>
          </table:table-cell>
          <table:table-cell office:value-type="float" office:value="0" table:formula="of:=IF([Data.HC23]=&quot;&quot;;0;(IF([Data.HC23]=&quot;?&quot;;&quot;?&quot;;1)))" table:style-name="ce1">
            <text:p>0</text:p>
          </table:table-cell>
          <table:table-cell office:value-type="float" office:value="0" table:formula="of:=IF([Data.HD23]=&quot;&quot;;0;(IF([Data.HD23]=&quot;?&quot;;&quot;?&quot;;1)))" table:style-name="ce1">
            <text:p>0</text:p>
          </table:table-cell>
          <table:table-cell office:value-type="float" office:value="0" table:formula="of:=IF([Data.HE23]=&quot;&quot;;0;(IF([Data.HE23]=&quot;?&quot;;&quot;?&quot;;1)))" table:style-name="ce1">
            <text:p>0</text:p>
          </table:table-cell>
          <table:table-cell office:value-type="float" office:value="0" table:formula="of:=IF([Data.HF23]=&quot;&quot;;0;(IF([Data.HF23]=&quot;?&quot;;&quot;?&quot;;1)))" table:style-name="ce1">
            <text:p>0</text:p>
          </table:table-cell>
          <table:table-cell office:value-type="float" office:value="0" table:formula="of:=IF([Data.HG23]=&quot;&quot;;0;(IF([Data.HG23]=&quot;?&quot;;&quot;?&quot;;1)))" table:style-name="ce1">
            <text:p>0</text:p>
          </table:table-cell>
          <table:table-cell office:value-type="float" office:value="1" table:formula="of:=IF([Data.HH23]=&quot;&quot;;0;(IF([Data.HH23]=&quot;?&quot;;&quot;?&quot;;1)))" table:style-name="ce1">
            <text:p>1</text:p>
          </table:table-cell>
          <table:table-cell office:value-type="float" office:value="1" table:formula="of:=IF([Data.HI23]=&quot;&quot;;0;(IF([Data.HI23]=&quot;?&quot;;&quot;?&quot;;1)))" table:style-name="ce1">
            <text:p>1</text:p>
          </table:table-cell>
          <table:table-cell office:value-type="float" office:value="0" table:formula="of:=IF([Data.HJ23]=&quot;&quot;;0;(IF([Data.HJ23]=&quot;?&quot;;&quot;?&quot;;1)))" table:style-name="ce1">
            <text:p>0</text:p>
          </table:table-cell>
          <table:table-cell office:value-type="float" office:value="0" table:formula="of:=IF([Data.HK23]=&quot;&quot;;0;(IF([Data.HK23]=&quot;?&quot;;&quot;?&quot;;1)))" table:style-name="ce1">
            <text:p>0</text:p>
          </table:table-cell>
          <table:table-cell office:value-type="float" office:value="1" table:formula="of:=IF([Data.HL23]=&quot;&quot;;0;(IF([Data.HL23]=&quot;?&quot;;&quot;?&quot;;1)))" table:style-name="ce1">
            <text:p>1</text:p>
          </table:table-cell>
          <table:table-cell office:value-type="float" office:value="0" table:formula="of:=IF([Data.HM23]=&quot;&quot;;0;(IF([Data.HM23]=&quot;?&quot;;&quot;?&quot;;1)))" table:style-name="ce1">
            <text:p>0</text:p>
          </table:table-cell>
          <table:table-cell office:value-type="float" office:value="1" table:formula="of:=IF([Data.HN23]=&quot;&quot;;0;(IF([Data.HN23]=&quot;?&quot;;&quot;?&quot;;1)))" table:style-name="ce1">
            <text:p>1</text:p>
          </table:table-cell>
          <table:table-cell office:value-type="float" office:value="1" table:formula="of:=IF([Data.HO23]=&quot;&quot;;0;(IF([Data.HO23]=&quot;?&quot;;&quot;?&quot;;1)))" table:style-name="ce1">
            <text:p>1</text:p>
          </table:table-cell>
          <table:table-cell office:value-type="float" office:value="0" table:formula="of:=IF([Data.HP23]=&quot;&quot;;0;(IF([Data.HP23]=&quot;?&quot;;&quot;?&quot;;1)))" table:style-name="ce1">
            <text:p>0</text:p>
          </table:table-cell>
          <table:table-cell office:value-type="float" office:value="1" table:formula="of:=IF([Data.HQ23]=&quot;&quot;;0;(IF([Data.HQ23]=&quot;?&quot;;&quot;?&quot;;1)))" table:style-name="ce1">
            <text:p>1</text:p>
          </table:table-cell>
          <table:table-cell office:value-type="float" office:value="1" table:formula="of:=IF([Data.HR23]=&quot;&quot;;0;(IF([Data.HR23]=&quot;?&quot;;&quot;?&quot;;1)))" table:style-name="ce1">
            <text:p>1</text:p>
          </table:table-cell>
          <table:table-cell office:value-type="float" office:value="0" table:formula="of:=IF([Data.HS23]=&quot;&quot;;0;(IF([Data.HS23]=&quot;?&quot;;&quot;?&quot;;1)))" table:style-name="ce1">
            <text:p>0</text:p>
          </table:table-cell>
          <table:table-cell office:value-type="float" office:value="0" table:formula="of:=IF([Data.HT23]=&quot;&quot;;0;(IF([Data.HT23]=&quot;?&quot;;&quot;?&quot;;1)))" table:style-name="ce1">
            <text:p>0</text:p>
          </table:table-cell>
          <table:table-cell office:value-type="float" office:value="0" table:formula="of:=IF([Data.HU23]=&quot;&quot;;0;(IF([Data.HU23]=&quot;?&quot;;&quot;?&quot;;1)))" table:style-name="ce1">
            <text:p>0</text:p>
          </table:table-cell>
          <table:table-cell office:value-type="float" office:value="0" table:formula="of:=IF([Data.HV23]=&quot;&quot;;0;(IF([Data.HV23]=&quot;?&quot;;&quot;?&quot;;1)))" table:style-name="ce1">
            <text:p>0</text:p>
          </table:table-cell>
          <table:table-cell office:value-type="float" office:value="0" table:formula="of:=IF([Data.HW23]=&quot;&quot;;0;(IF([Data.HW23]=&quot;?&quot;;&quot;?&quot;;1)))" table:style-name="ce1">
            <text:p>0</text:p>
          </table:table-cell>
          <table:table-cell office:value-type="float" office:value="0" table:formula="of:=IF([Data.HX23]=&quot;&quot;;0;(IF([Data.HX23]=&quot;?&quot;;&quot;?&quot;;1)))" table:style-name="ce1">
            <text:p>0</text:p>
          </table:table-cell>
          <table:table-cell office:value-type="float" office:value="1" table:formula="of:=IF([Data.HY23]=&quot;&quot;;0;(IF([Data.HY23]=&quot;?&quot;;&quot;?&quot;;1)))" table:style-name="ce1">
            <text:p>1</text:p>
          </table:table-cell>
          <table:table-cell office:value-type="float" office:value="1" table:formula="of:=IF([Data.HZ23]=&quot;&quot;;0;(IF([Data.HZ23]=&quot;?&quot;;&quot;?&quot;;1)))" table:style-name="ce1">
            <text:p>1</text:p>
          </table:table-cell>
          <table:table-cell office:value-type="float" office:value="1" table:formula="of:=IF([Data.IA23]=&quot;&quot;;0;(IF([Data.IA23]=&quot;?&quot;;&quot;?&quot;;1)))" table:style-name="ce1">
            <text:p>1</text:p>
          </table:table-cell>
          <table:table-cell office:value-type="float" office:value="1" table:formula="of:=IF([Data.IB23]=&quot;&quot;;0;(IF([Data.IB23]=&quot;?&quot;;&quot;?&quot;;1)))" table:style-name="ce1">
            <text:p>1</text:p>
          </table:table-cell>
          <table:table-cell office:value-type="float" office:value="0" table:formula="of:=IF([Data.IC23]=&quot;&quot;;0;(IF([Data.IC23]=&quot;?&quot;;&quot;?&quot;;1)))" table:style-name="ce1">
            <text:p>0</text:p>
          </table:table-cell>
          <table:table-cell office:value-type="float" office:value="0" table:formula="of:=IF([Data.ID23]=&quot;&quot;;0;(IF([Data.ID23]=&quot;?&quot;;&quot;?&quot;;1)))" table:style-name="ce1">
            <text:p>0</text:p>
          </table:table-cell>
          <table:table-cell office:value-type="float" office:value="0" table:formula="of:=IF([Data.IE23]=&quot;&quot;;0;(IF([Data.IE23]=&quot;?&quot;;&quot;?&quot;;1)))" table:style-name="ce1">
            <text:p>0</text:p>
          </table:table-cell>
          <table:table-cell office:value-type="float" office:value="0" table:formula="of:=IF([Data.IF23]=&quot;&quot;;0;(IF([Data.IF23]=&quot;?&quot;;&quot;?&quot;;1)))" table:style-name="ce1">
            <text:p>0</text:p>
          </table:table-cell>
          <table:table-cell office:value-type="float" office:value="0" table:formula="of:=IF([Data.IG23]=&quot;&quot;;0;(IF([Data.IG23]=&quot;?&quot;;&quot;?&quot;;1)))" table:style-name="ce1">
            <text:p>0</text:p>
          </table:table-cell>
          <table:table-cell office:value-type="float" office:value="0" table:formula="of:=IF([Data.IH23]=&quot;&quot;;0;(IF([Data.IH23]=&quot;?&quot;;&quot;?&quot;;1)))" table:style-name="ce1">
            <text:p>0</text:p>
          </table:table-cell>
          <table:table-cell office:value-type="float" office:value="0" table:formula="of:=IF([Data.II23]=&quot;&quot;;0;(IF([Data.II23]=&quot;?&quot;;&quot;?&quot;;1)))" table:style-name="ce1">
            <text:p>0</text:p>
          </table:table-cell>
          <table:table-cell office:value-type="float" office:value="0" table:formula="of:=IF([Data.IJ23]=&quot;&quot;;0;(IF([Data.IJ23]=&quot;?&quot;;&quot;?&quot;;1)))" table:style-name="ce1">
            <text:p>0</text:p>
          </table:table-cell>
          <table:table-cell office:value-type="float" office:value="0" table:formula="of:=IF([Data.IK23]=&quot;&quot;;0;(IF([Data.IK23]=&quot;?&quot;;&quot;?&quot;;1)))" table:style-name="ce1">
            <text:p>0</text:p>
          </table:table-cell>
          <table:table-cell table:number-columns-repeated="2" table:style-name="ce1"/>
          <table:table-cell office:value-type="float" office:value="64" table:formula="of:=SUM([.B21:.HI21])" table:style-name="ce1">
            <text:p>64</text:p>
          </table:table-cell>
          <table:table-cell table:number-columns-repeated="16164"/>
        </table:table-row>
        <table:table-row table:style-name="ro3">
          <table:table-cell office:value-type="string" office:string-value="TswPhake" table:formula="of:=[Data.C24]" table:style-name="ce1">
            <text:p>TswPhake</text:p>
          </table:table-cell>
          <table:table-cell office:value-type="float" office:value="1" table:formula="of:=IF([Data.AD24]=&quot;&quot;;0;(IF([Data.AD24]=&quot;?&quot;;&quot;?&quot;;1)))" table:style-name="ce1">
            <text:p>1</text:p>
          </table:table-cell>
          <table:table-cell office:value-type="float" office:value="0" table:formula="of:=IF([Data.AE24]=&quot;&quot;;0;(IF([Data.AE24]=&quot;?&quot;;&quot;?&quot;;1)))" table:style-name="ce1">
            <text:p>0</text:p>
          </table:table-cell>
          <table:table-cell office:value-type="float" office:value="1" table:formula="of:=IF([Data.AF24]=&quot;&quot;;0;(IF([Data.AF24]=&quot;?&quot;;&quot;?&quot;;1)))" table:style-name="ce1">
            <text:p>1</text:p>
          </table:table-cell>
          <table:table-cell office:value-type="float" office:value="1" table:formula="of:=IF([Data.AG24]=&quot;&quot;;0;(IF([Data.AG24]=&quot;?&quot;;&quot;?&quot;;1)))" table:style-name="ce1">
            <text:p>1</text:p>
          </table:table-cell>
          <table:table-cell office:value-type="float" office:value="1" table:formula="of:=IF([Data.AH24]=&quot;&quot;;0;(IF([Data.AH24]=&quot;?&quot;;&quot;?&quot;;1)))" table:style-name="ce1">
            <text:p>1</text:p>
          </table:table-cell>
          <table:table-cell office:value-type="float" office:value="0" table:formula="of:=IF([Data.AI24]=&quot;&quot;;0;(IF([Data.AI24]=&quot;?&quot;;&quot;?&quot;;1)))" table:style-name="ce1">
            <text:p>0</text:p>
          </table:table-cell>
          <table:table-cell office:value-type="float" office:value="0" table:formula="of:=IF([Data.AJ24]=&quot;&quot;;0;(IF([Data.AJ24]=&quot;?&quot;;&quot;?&quot;;1)))" table:style-name="ce1">
            <text:p>0</text:p>
          </table:table-cell>
          <table:table-cell office:value-type="float" office:value="1" table:formula="of:=IF([Data.AK24]=&quot;&quot;;0;(IF([Data.AK24]=&quot;?&quot;;&quot;?&quot;;1)))" table:style-name="ce1">
            <text:p>1</text:p>
          </table:table-cell>
          <table:table-cell office:value-type="float" office:value="1" table:formula="of:=IF([Data.AL24]=&quot;&quot;;0;(IF([Data.AL24]=&quot;?&quot;;&quot;?&quot;;1)))" table:style-name="ce1">
            <text:p>1</text:p>
          </table:table-cell>
          <table:table-cell office:value-type="float" office:value="0" table:formula="of:=IF([Data.AM24]=&quot;&quot;;0;(IF([Data.AM24]=&quot;?&quot;;&quot;?&quot;;1)))" table:style-name="ce1">
            <text:p>0</text:p>
          </table:table-cell>
          <table:table-cell office:value-type="float" office:value="1" table:formula="of:=IF([Data.AN24]=&quot;&quot;;0;(IF([Data.AN24]=&quot;?&quot;;&quot;?&quot;;1)))" table:style-name="ce1">
            <text:p>1</text:p>
          </table:table-cell>
          <table:table-cell office:value-type="float" office:value="0" table:formula="of:=IF([Data.AO24]=&quot;&quot;;0;(IF([Data.AO24]=&quot;?&quot;;&quot;?&quot;;1)))" table:style-name="ce1">
            <text:p>0</text:p>
          </table:table-cell>
          <table:table-cell office:value-type="float" office:value="1" table:formula="of:=IF([Data.AP24]=&quot;&quot;;0;(IF([Data.AP24]=&quot;?&quot;;&quot;?&quot;;1)))" table:style-name="ce1">
            <text:p>1</text:p>
          </table:table-cell>
          <table:table-cell office:value-type="float" office:value="1" table:formula="of:=IF([Data.AQ24]=&quot;&quot;;0;(IF([Data.AQ24]=&quot;?&quot;;&quot;?&quot;;1)))" table:style-name="ce1">
            <text:p>1</text:p>
          </table:table-cell>
          <table:table-cell office:value-type="float" office:value="0" table:formula="of:=IF([Data.AR24]=&quot;&quot;;0;(IF([Data.AR24]=&quot;?&quot;;&quot;?&quot;;1)))" table:style-name="ce1">
            <text:p>0</text:p>
          </table:table-cell>
          <table:table-cell office:value-type="float" office:value="1" table:formula="of:=IF([Data.AS24]=&quot;&quot;;0;(IF([Data.AS24]=&quot;?&quot;;&quot;?&quot;;1)))" table:style-name="ce1">
            <text:p>1</text:p>
          </table:table-cell>
          <table:table-cell office:value-type="float" office:value="1" table:formula="of:=IF([Data.AT24]=&quot;&quot;;0;(IF([Data.AT24]=&quot;?&quot;;&quot;?&quot;;1)))" table:style-name="ce1">
            <text:p>1</text:p>
          </table:table-cell>
          <table:table-cell office:value-type="float" office:value="1" table:formula="of:=IF([Data.AU24]=&quot;&quot;;0;(IF([Data.AU24]=&quot;?&quot;;&quot;?&quot;;1)))" table:style-name="ce1">
            <text:p>1</text:p>
          </table:table-cell>
          <table:table-cell office:value-type="float" office:value="0" table:formula="of:=IF([Data.AV24]=&quot;&quot;;0;(IF([Data.AV24]=&quot;?&quot;;&quot;?&quot;;1)))" table:style-name="ce1">
            <text:p>0</text:p>
          </table:table-cell>
          <table:table-cell office:value-type="float" office:value="1" table:formula="of:=IF([Data.AW24]=&quot;&quot;;0;(IF([Data.AW24]=&quot;?&quot;;&quot;?&quot;;1)))" table:style-name="ce1">
            <text:p>1</text:p>
          </table:table-cell>
          <table:table-cell office:value-type="float" office:value="0" table:formula="of:=IF([Data.AX24]=&quot;&quot;;0;(IF([Data.AX24]=&quot;?&quot;;&quot;?&quot;;1)))" table:style-name="ce1">
            <text:p>0</text:p>
          </table:table-cell>
          <table:table-cell office:value-type="float" office:value="1" table:formula="of:=IF([Data.AY24]=&quot;&quot;;0;(IF([Data.AY24]=&quot;?&quot;;&quot;?&quot;;1)))" table:style-name="ce1">
            <text:p>1</text:p>
          </table:table-cell>
          <table:table-cell office:value-type="float" office:value="0" table:formula="of:=IF([Data.AZ24]=&quot;&quot;;0;(IF([Data.AZ24]=&quot;?&quot;;&quot;?&quot;;1)))" table:style-name="ce1">
            <text:p>0</text:p>
          </table:table-cell>
          <table:table-cell office:value-type="float" office:value="0" table:formula="of:=IF([Data.BA24]=&quot;&quot;;0;(IF([Data.BA24]=&quot;?&quot;;&quot;?&quot;;1)))" table:style-name="ce1">
            <text:p>0</text:p>
          </table:table-cell>
          <table:table-cell office:value-type="float" office:value="0" table:formula="of:=IF([Data.BB24]=&quot;&quot;;0;(IF([Data.BB24]=&quot;?&quot;;&quot;?&quot;;1)))" table:style-name="ce1">
            <text:p>0</text:p>
          </table:table-cell>
          <table:table-cell office:value-type="float" office:value="1" table:formula="of:=IF([Data.BC24]=&quot;&quot;;0;(IF([Data.BC24]=&quot;?&quot;;&quot;?&quot;;1)))" table:style-name="ce1">
            <text:p>1</text:p>
          </table:table-cell>
          <table:table-cell office:value-type="float" office:value="0" table:formula="of:=IF([Data.BD24]=&quot;&quot;;0;(IF([Data.BD24]=&quot;?&quot;;&quot;?&quot;;1)))" table:style-name="ce1">
            <text:p>0</text:p>
          </table:table-cell>
          <table:table-cell office:value-type="float" office:value="0" table:formula="of:=IF([Data.BE24]=&quot;&quot;;0;(IF([Data.BE24]=&quot;?&quot;;&quot;?&quot;;1)))" table:style-name="ce1">
            <text:p>0</text:p>
          </table:table-cell>
          <table:table-cell office:value-type="float" office:value="1" table:formula="of:=IF([Data.BF24]=&quot;&quot;;0;(IF([Data.BF24]=&quot;?&quot;;&quot;?&quot;;1)))" table:style-name="ce1">
            <text:p>1</text:p>
          </table:table-cell>
          <table:table-cell office:value-type="float" office:value="0" table:formula="of:=IF([Data.BG24]=&quot;&quot;;0;(IF([Data.BG24]=&quot;?&quot;;&quot;?&quot;;1)))" table:style-name="ce1">
            <text:p>0</text:p>
          </table:table-cell>
          <table:table-cell office:value-type="float" office:value="0" table:formula="of:=IF([Data.BH24]=&quot;&quot;;0;(IF([Data.BH24]=&quot;?&quot;;&quot;?&quot;;1)))" table:style-name="ce1">
            <text:p>0</text:p>
          </table:table-cell>
          <table:table-cell office:value-type="float" office:value="0" table:formula="of:=IF([Data.BI24]=&quot;&quot;;0;(IF([Data.BI24]=&quot;?&quot;;&quot;?&quot;;1)))" table:style-name="ce1">
            <text:p>0</text:p>
          </table:table-cell>
          <table:table-cell office:value-type="float" office:value="0" table:formula="of:=IF([Data.BJ24]=&quot;&quot;;0;(IF([Data.BJ24]=&quot;?&quot;;&quot;?&quot;;1)))" table:style-name="ce1">
            <text:p>0</text:p>
          </table:table-cell>
          <table:table-cell office:value-type="float" office:value="0" table:formula="of:=IF([Data.BK24]=&quot;&quot;;0;(IF([Data.BK24]=&quot;?&quot;;&quot;?&quot;;1)))" table:style-name="ce1">
            <text:p>0</text:p>
          </table:table-cell>
          <table:table-cell office:value-type="float" office:value="0" table:formula="of:=IF([Data.BL24]=&quot;&quot;;0;(IF([Data.BL24]=&quot;?&quot;;&quot;?&quot;;1)))" table:style-name="ce1">
            <text:p>0</text:p>
          </table:table-cell>
          <table:table-cell office:value-type="float" office:value="0" table:formula="of:=IF([Data.BM24]=&quot;&quot;;0;(IF([Data.BM24]=&quot;?&quot;;&quot;?&quot;;1)))" table:style-name="ce1">
            <text:p>0</text:p>
          </table:table-cell>
          <table:table-cell office:value-type="float" office:value="0" table:formula="of:=IF([Data.BN24]=&quot;&quot;;0;(IF([Data.BN24]=&quot;?&quot;;&quot;?&quot;;1)))" table:style-name="ce1">
            <text:p>0</text:p>
          </table:table-cell>
          <table:table-cell office:value-type="float" office:value="0" table:formula="of:=IF([Data.BO24]=&quot;&quot;;0;(IF([Data.BO24]=&quot;?&quot;;&quot;?&quot;;1)))" table:style-name="ce1">
            <text:p>0</text:p>
          </table:table-cell>
          <table:table-cell office:value-type="float" office:value="0" table:formula="of:=IF([Data.BP24]=&quot;&quot;;0;(IF([Data.BP24]=&quot;?&quot;;&quot;?&quot;;1)))" table:style-name="ce1">
            <text:p>0</text:p>
          </table:table-cell>
          <table:table-cell office:value-type="float" office:value="0" table:formula="of:=IF([Data.BQ24]=&quot;&quot;;0;(IF([Data.BQ24]=&quot;?&quot;;&quot;?&quot;;1)))" table:style-name="ce1">
            <text:p>0</text:p>
          </table:table-cell>
          <table:table-cell office:value-type="float" office:value="0" table:formula="of:=IF([Data.BR24]=&quot;&quot;;0;(IF([Data.BR24]=&quot;?&quot;;&quot;?&quot;;1)))" table:style-name="ce1">
            <text:p>0</text:p>
          </table:table-cell>
          <table:table-cell office:value-type="float" office:value="0" table:formula="of:=IF([Data.BS24]=&quot;&quot;;0;(IF([Data.BS24]=&quot;?&quot;;&quot;?&quot;;1)))" table:style-name="ce1">
            <text:p>0</text:p>
          </table:table-cell>
          <table:table-cell office:value-type="float" office:value="0" table:formula="of:=IF([Data.BT24]=&quot;&quot;;0;(IF([Data.BT24]=&quot;?&quot;;&quot;?&quot;;1)))" table:style-name="ce1">
            <text:p>0</text:p>
          </table:table-cell>
          <table:table-cell office:value-type="float" office:value="1" table:formula="of:=IF([Data.BU24]=&quot;&quot;;0;(IF([Data.BU24]=&quot;?&quot;;&quot;?&quot;;1)))" table:style-name="ce1">
            <text:p>1</text:p>
          </table:table-cell>
          <table:table-cell office:value-type="float" office:value="0" table:formula="of:=IF([Data.BV24]=&quot;&quot;;0;(IF([Data.BV24]=&quot;?&quot;;&quot;?&quot;;1)))" table:style-name="ce1">
            <text:p>0</text:p>
          </table:table-cell>
          <table:table-cell office:value-type="float" office:value="0" table:formula="of:=IF([Data.BW24]=&quot;&quot;;0;(IF([Data.BW24]=&quot;?&quot;;&quot;?&quot;;1)))" table:style-name="ce1">
            <text:p>0</text:p>
          </table:table-cell>
          <table:table-cell office:value-type="float" office:value="1" table:formula="of:=IF([Data.BX24]=&quot;&quot;;0;(IF([Data.BX24]=&quot;?&quot;;&quot;?&quot;;1)))" table:style-name="ce1">
            <text:p>1</text:p>
          </table:table-cell>
          <table:table-cell office:value-type="float" office:value="0" table:formula="of:=IF([Data.BY24]=&quot;&quot;;0;(IF([Data.BY24]=&quot;?&quot;;&quot;?&quot;;1)))" table:style-name="ce1">
            <text:p>0</text:p>
          </table:table-cell>
          <table:table-cell office:value-type="float" office:value="0" table:formula="of:=IF([Data.BZ24]=&quot;&quot;;0;(IF([Data.BZ24]=&quot;?&quot;;&quot;?&quot;;1)))" table:style-name="ce1">
            <text:p>0</text:p>
          </table:table-cell>
          <table:table-cell office:value-type="float" office:value="0" table:formula="of:=IF([Data.CA24]=&quot;&quot;;0;(IF([Data.CA24]=&quot;?&quot;;&quot;?&quot;;1)))" table:style-name="ce1">
            <text:p>0</text:p>
          </table:table-cell>
          <table:table-cell office:value-type="float" office:value="1" table:formula="of:=IF([Data.CB24]=&quot;&quot;;0;(IF([Data.CB24]=&quot;?&quot;;&quot;?&quot;;1)))" table:style-name="ce1">
            <text:p>1</text:p>
          </table:table-cell>
          <table:table-cell office:value-type="float" office:value="0" table:formula="of:=IF([Data.CC24]=&quot;&quot;;0;(IF([Data.CC24]=&quot;?&quot;;&quot;?&quot;;1)))" table:style-name="ce1">
            <text:p>0</text:p>
          </table:table-cell>
          <table:table-cell office:value-type="float" office:value="0" table:formula="of:=IF([Data.CD24]=&quot;&quot;;0;(IF([Data.CD24]=&quot;?&quot;;&quot;?&quot;;1)))" table:style-name="ce1">
            <text:p>0</text:p>
          </table:table-cell>
          <table:table-cell office:value-type="float" office:value="0" table:formula="of:=IF([Data.CE24]=&quot;&quot;;0;(IF([Data.CE24]=&quot;?&quot;;&quot;?&quot;;1)))" table:style-name="ce1">
            <text:p>0</text:p>
          </table:table-cell>
          <table:table-cell office:value-type="float" office:value="0" table:formula="of:=IF([Data.CF24]=&quot;&quot;;0;(IF([Data.CF24]=&quot;?&quot;;&quot;?&quot;;1)))" table:style-name="ce1">
            <text:p>0</text:p>
          </table:table-cell>
          <table:table-cell office:value-type="float" office:value="0" table:formula="of:=IF([Data.CG24]=&quot;&quot;;0;(IF([Data.CG24]=&quot;?&quot;;&quot;?&quot;;1)))" table:style-name="ce1">
            <text:p>0</text:p>
          </table:table-cell>
          <table:table-cell office:value-type="float" office:value="0" table:formula="of:=IF([Data.CH24]=&quot;&quot;;0;(IF([Data.CH24]=&quot;?&quot;;&quot;?&quot;;1)))" table:style-name="ce1">
            <text:p>0</text:p>
          </table:table-cell>
          <table:table-cell office:value-type="float" office:value="0" table:formula="of:=IF([Data.CI24]=&quot;&quot;;0;(IF([Data.CI24]=&quot;?&quot;;&quot;?&quot;;1)))" table:style-name="ce1">
            <text:p>0</text:p>
          </table:table-cell>
          <table:table-cell office:value-type="float" office:value="1" table:formula="of:=IF([Data.CJ24]=&quot;&quot;;0;(IF([Data.CJ24]=&quot;?&quot;;&quot;?&quot;;1)))" table:style-name="ce1">
            <text:p>1</text:p>
          </table:table-cell>
          <table:table-cell office:value-type="float" office:value="1" table:formula="of:=IF([Data.CK24]=&quot;&quot;;0;(IF([Data.CK24]=&quot;?&quot;;&quot;?&quot;;1)))" table:style-name="ce1">
            <text:p>1</text:p>
          </table:table-cell>
          <table:table-cell office:value-type="float" office:value="1" table:formula="of:=IF([Data.CL24]=&quot;&quot;;0;(IF([Data.CL24]=&quot;?&quot;;&quot;?&quot;;1)))" table:style-name="ce1">
            <text:p>1</text:p>
          </table:table-cell>
          <table:table-cell office:value-type="float" office:value="0" table:formula="of:=IF([Data.CM24]=&quot;&quot;;0;(IF([Data.CM24]=&quot;?&quot;;&quot;?&quot;;1)))" table:style-name="ce1">
            <text:p>0</text:p>
          </table:table-cell>
          <table:table-cell office:value-type="float" office:value="1" table:formula="of:=IF([Data.CN24]=&quot;&quot;;0;(IF([Data.CN24]=&quot;?&quot;;&quot;?&quot;;1)))" table:style-name="ce1">
            <text:p>1</text:p>
          </table:table-cell>
          <table:table-cell office:value-type="float" office:value="0" table:formula="of:=IF([Data.CO24]=&quot;&quot;;0;(IF([Data.CO24]=&quot;?&quot;;&quot;?&quot;;1)))" table:style-name="ce1">
            <text:p>0</text:p>
          </table:table-cell>
          <table:table-cell office:value-type="float" office:value="0" table:formula="of:=IF([Data.CP24]=&quot;&quot;;0;(IF([Data.CP24]=&quot;?&quot;;&quot;?&quot;;1)))" table:style-name="ce1">
            <text:p>0</text:p>
          </table:table-cell>
          <table:table-cell office:value-type="float" office:value="1" table:formula="of:=IF([Data.CQ24]=&quot;&quot;;0;(IF([Data.CQ24]=&quot;?&quot;;&quot;?&quot;;1)))" table:style-name="ce1">
            <text:p>1</text:p>
          </table:table-cell>
          <table:table-cell office:value-type="float" office:value="1" table:formula="of:=IF([Data.CR24]=&quot;&quot;;0;(IF([Data.CR24]=&quot;?&quot;;&quot;?&quot;;1)))" table:style-name="ce1">
            <text:p>1</text:p>
          </table:table-cell>
          <table:table-cell office:value-type="float" office:value="0" table:formula="of:=IF([Data.CS24]=&quot;&quot;;0;(IF([Data.CS24]=&quot;?&quot;;&quot;?&quot;;1)))" table:style-name="ce1">
            <text:p>0</text:p>
          </table:table-cell>
          <table:table-cell office:value-type="float" office:value="0" table:formula="of:=IF([Data.CT24]=&quot;&quot;;0;(IF([Data.CT24]=&quot;?&quot;;&quot;?&quot;;1)))" table:style-name="ce1">
            <text:p>0</text:p>
          </table:table-cell>
          <table:table-cell office:value-type="float" office:value="0" table:formula="of:=IF([Data.CU24]=&quot;&quot;;0;(IF([Data.CU24]=&quot;?&quot;;&quot;?&quot;;1)))" table:style-name="ce1">
            <text:p>0</text:p>
          </table:table-cell>
          <table:table-cell office:value-type="float" office:value="1" table:formula="of:=IF([Data.CV24]=&quot;&quot;;0;(IF([Data.CV24]=&quot;?&quot;;&quot;?&quot;;1)))" table:style-name="ce1">
            <text:p>1</text:p>
          </table:table-cell>
          <table:table-cell office:value-type="float" office:value="0" table:formula="of:=IF([Data.CW24]=&quot;&quot;;0;(IF([Data.CW24]=&quot;?&quot;;&quot;?&quot;;1)))" table:style-name="ce1">
            <text:p>0</text:p>
          </table:table-cell>
          <table:table-cell office:value-type="float" office:value="0" table:formula="of:=IF([Data.CX24]=&quot;&quot;;0;(IF([Data.CX24]=&quot;?&quot;;&quot;?&quot;;1)))" table:style-name="ce1">
            <text:p>0</text:p>
          </table:table-cell>
          <table:table-cell office:value-type="float" office:value="0" table:formula="of:=IF([Data.CY24]=&quot;&quot;;0;(IF([Data.CY24]=&quot;?&quot;;&quot;?&quot;;1)))" table:style-name="ce1">
            <text:p>0</text:p>
          </table:table-cell>
          <table:table-cell office:value-type="float" office:value="1" table:formula="of:=IF([Data.CZ24]=&quot;&quot;;0;(IF([Data.CZ24]=&quot;?&quot;;&quot;?&quot;;1)))" table:style-name="ce1">
            <text:p>1</text:p>
          </table:table-cell>
          <table:table-cell office:value-type="float" office:value="1" table:formula="of:=IF([Data.DA24]=&quot;&quot;;0;(IF([Data.DA24]=&quot;?&quot;;&quot;?&quot;;1)))" table:style-name="ce1">
            <text:p>1</text:p>
          </table:table-cell>
          <table:table-cell office:value-type="float" office:value="0" table:formula="of:=IF([Data.DB24]=&quot;&quot;;0;(IF([Data.DB24]=&quot;?&quot;;&quot;?&quot;;1)))" table:style-name="ce1">
            <text:p>0</text:p>
          </table:table-cell>
          <table:table-cell office:value-type="float" office:value="0" table:formula="of:=IF([Data.DC24]=&quot;&quot;;0;(IF([Data.DC24]=&quot;?&quot;;&quot;?&quot;;1)))" table:style-name="ce1">
            <text:p>0</text:p>
          </table:table-cell>
          <table:table-cell office:value-type="float" office:value="0" table:formula="of:=IF([Data.DD24]=&quot;&quot;;0;(IF([Data.DD24]=&quot;?&quot;;&quot;?&quot;;1)))" table:style-name="ce1">
            <text:p>0</text:p>
          </table:table-cell>
          <table:table-cell office:value-type="float" office:value="1" table:formula="of:=IF([Data.DE24]=&quot;&quot;;0;(IF([Data.DE24]=&quot;?&quot;;&quot;?&quot;;1)))" table:style-name="ce1">
            <text:p>1</text:p>
          </table:table-cell>
          <table:table-cell office:value-type="float" office:value="0" table:formula="of:=IF([Data.DF24]=&quot;&quot;;0;(IF([Data.DF24]=&quot;?&quot;;&quot;?&quot;;1)))" table:style-name="ce1">
            <text:p>0</text:p>
          </table:table-cell>
          <table:table-cell office:value-type="float" office:value="0" table:formula="of:=IF([Data.DG24]=&quot;&quot;;0;(IF([Data.DG24]=&quot;?&quot;;&quot;?&quot;;1)))" table:style-name="ce1">
            <text:p>0</text:p>
          </table:table-cell>
          <table:table-cell office:value-type="float" office:value="0" table:formula="of:=IF([Data.DH24]=&quot;&quot;;0;(IF([Data.DH24]=&quot;?&quot;;&quot;?&quot;;1)))" table:style-name="ce1">
            <text:p>0</text:p>
          </table:table-cell>
          <table:table-cell office:value-type="float" office:value="0" table:formula="of:=IF([Data.DI24]=&quot;&quot;;0;(IF([Data.DI24]=&quot;?&quot;;&quot;?&quot;;1)))" table:style-name="ce1">
            <text:p>0</text:p>
          </table:table-cell>
          <table:table-cell office:value-type="float" office:value="1" table:formula="of:=IF([Data.DJ24]=&quot;&quot;;0;(IF([Data.DJ24]=&quot;?&quot;;&quot;?&quot;;1)))" table:style-name="ce1">
            <text:p>1</text:p>
          </table:table-cell>
          <table:table-cell office:value-type="float" office:value="1" table:formula="of:=IF([Data.DK24]=&quot;&quot;;0;(IF([Data.DK24]=&quot;?&quot;;&quot;?&quot;;1)))" table:style-name="ce1">
            <text:p>1</text:p>
          </table:table-cell>
          <table:table-cell office:value-type="float" office:value="0" table:formula="of:=IF([Data.DL24]=&quot;&quot;;0;(IF([Data.DL24]=&quot;?&quot;;&quot;?&quot;;1)))" table:style-name="ce1">
            <text:p>0</text:p>
          </table:table-cell>
          <table:table-cell office:value-type="float" office:value="0" table:formula="of:=IF([Data.DM24]=&quot;&quot;;0;(IF([Data.DM24]=&quot;?&quot;;&quot;?&quot;;1)))" table:style-name="ce1">
            <text:p>0</text:p>
          </table:table-cell>
          <table:table-cell office:value-type="float" office:value="0" table:formula="of:=IF([Data.DN24]=&quot;&quot;;0;(IF([Data.DN24]=&quot;?&quot;;&quot;?&quot;;1)))" table:style-name="ce1">
            <text:p>0</text:p>
          </table:table-cell>
          <table:table-cell office:value-type="float" office:value="1" table:formula="of:=IF([Data.DO24]=&quot;&quot;;0;(IF([Data.DO24]=&quot;?&quot;;&quot;?&quot;;1)))" table:style-name="ce1">
            <text:p>1</text:p>
          </table:table-cell>
          <table:table-cell office:value-type="float" office:value="0" table:formula="of:=IF([Data.DP24]=&quot;&quot;;0;(IF([Data.DP24]=&quot;?&quot;;&quot;?&quot;;1)))" table:style-name="ce1">
            <text:p>0</text:p>
          </table:table-cell>
          <table:table-cell office:value-type="float" office:value="1" table:formula="of:=IF([Data.DQ24]=&quot;&quot;;0;(IF([Data.DQ24]=&quot;?&quot;;&quot;?&quot;;1)))" table:style-name="ce1">
            <text:p>1</text:p>
          </table:table-cell>
          <table:table-cell office:value-type="float" office:value="0" table:formula="of:=IF([Data.DR24]=&quot;&quot;;0;(IF([Data.DR24]=&quot;?&quot;;&quot;?&quot;;1)))" table:style-name="ce1">
            <text:p>0</text:p>
          </table:table-cell>
          <table:table-cell office:value-type="float" office:value="0" table:formula="of:=IF([Data.DS24]=&quot;&quot;;0;(IF([Data.DS24]=&quot;?&quot;;&quot;?&quot;;1)))" table:style-name="ce1">
            <text:p>0</text:p>
          </table:table-cell>
          <table:table-cell office:value-type="float" office:value="1" table:formula="of:=IF([Data.DT24]=&quot;&quot;;0;(IF([Data.DT24]=&quot;?&quot;;&quot;?&quot;;1)))" table:style-name="ce1">
            <text:p>1</text:p>
          </table:table-cell>
          <table:table-cell office:value-type="float" office:value="1" table:formula="of:=IF([Data.DU24]=&quot;&quot;;0;(IF([Data.DU24]=&quot;?&quot;;&quot;?&quot;;1)))" table:style-name="ce1">
            <text:p>1</text:p>
          </table:table-cell>
          <table:table-cell office:value-type="float" office:value="1" table:formula="of:=IF([Data.DV24]=&quot;&quot;;0;(IF([Data.DV24]=&quot;?&quot;;&quot;?&quot;;1)))" table:style-name="ce1">
            <text:p>1</text:p>
          </table:table-cell>
          <table:table-cell office:value-type="float" office:value="1" table:formula="of:=IF([Data.DW24]=&quot;&quot;;0;(IF([Data.DW24]=&quot;?&quot;;&quot;?&quot;;1)))" table:style-name="ce1">
            <text:p>1</text:p>
          </table:table-cell>
          <table:table-cell office:value-type="float" office:value="0" table:formula="of:=IF([Data.DX24]=&quot;&quot;;0;(IF([Data.DX24]=&quot;?&quot;;&quot;?&quot;;1)))" table:style-name="ce1">
            <text:p>0</text:p>
          </table:table-cell>
          <table:table-cell office:value-type="float" office:value="1" table:formula="of:=IF([Data.DY24]=&quot;&quot;;0;(IF([Data.DY24]=&quot;?&quot;;&quot;?&quot;;1)))" table:style-name="ce1">
            <text:p>1</text:p>
          </table:table-cell>
          <table:table-cell office:value-type="float" office:value="1" table:formula="of:=IF([Data.DZ24]=&quot;&quot;;0;(IF([Data.DZ24]=&quot;?&quot;;&quot;?&quot;;1)))" table:style-name="ce1">
            <text:p>1</text:p>
          </table:table-cell>
          <table:table-cell office:value-type="float" office:value="0" table:formula="of:=IF([Data.EA24]=&quot;&quot;;0;(IF([Data.EA24]=&quot;?&quot;;&quot;?&quot;;1)))" table:style-name="ce1">
            <text:p>0</text:p>
          </table:table-cell>
          <table:table-cell office:value-type="float" office:value="1" table:formula="of:=IF([Data.EB24]=&quot;&quot;;0;(IF([Data.EB24]=&quot;?&quot;;&quot;?&quot;;1)))" table:style-name="ce1">
            <text:p>1</text:p>
          </table:table-cell>
          <table:table-cell office:value-type="float" office:value="0" table:formula="of:=IF([Data.EC24]=&quot;&quot;;0;(IF([Data.EC24]=&quot;?&quot;;&quot;?&quot;;1)))" table:style-name="ce1">
            <text:p>0</text:p>
          </table:table-cell>
          <table:table-cell office:value-type="float" office:value="0" table:formula="of:=IF([Data.ED24]=&quot;&quot;;0;(IF([Data.ED24]=&quot;?&quot;;&quot;?&quot;;1)))" table:style-name="ce1">
            <text:p>0</text:p>
          </table:table-cell>
          <table:table-cell office:value-type="float" office:value="0" table:formula="of:=IF([Data.EE24]=&quot;&quot;;0;(IF([Data.EE24]=&quot;?&quot;;&quot;?&quot;;1)))" table:style-name="ce1">
            <text:p>0</text:p>
          </table:table-cell>
          <table:table-cell office:value-type="float" office:value="0" table:formula="of:=IF([Data.EF24]=&quot;&quot;;0;(IF([Data.EF24]=&quot;?&quot;;&quot;?&quot;;1)))" table:style-name="ce1">
            <text:p>0</text:p>
          </table:table-cell>
          <table:table-cell office:value-type="float" office:value="0" table:formula="of:=IF([Data.EG24]=&quot;&quot;;0;(IF([Data.EG24]=&quot;?&quot;;&quot;?&quot;;1)))" table:style-name="ce1">
            <text:p>0</text:p>
          </table:table-cell>
          <table:table-cell office:value-type="float" office:value="0" table:formula="of:=IF([Data.EH24]=&quot;&quot;;0;(IF([Data.EH24]=&quot;?&quot;;&quot;?&quot;;1)))" table:style-name="ce1">
            <text:p>0</text:p>
          </table:table-cell>
          <table:table-cell office:value-type="float" office:value="0" table:formula="of:=IF([Data.EI24]=&quot;&quot;;0;(IF([Data.EI24]=&quot;?&quot;;&quot;?&quot;;1)))" table:style-name="ce1">
            <text:p>0</text:p>
          </table:table-cell>
          <table:table-cell office:value-type="float" office:value="0" table:formula="of:=IF([Data.EJ24]=&quot;&quot;;0;(IF([Data.EJ24]=&quot;?&quot;;&quot;?&quot;;1)))" table:style-name="ce1">
            <text:p>0</text:p>
          </table:table-cell>
          <table:table-cell office:value-type="float" office:value="0" table:formula="of:=IF([Data.EK24]=&quot;&quot;;0;(IF([Data.EK24]=&quot;?&quot;;&quot;?&quot;;1)))" table:style-name="ce1">
            <text:p>0</text:p>
          </table:table-cell>
          <table:table-cell office:value-type="float" office:value="0" table:formula="of:=IF([Data.EL24]=&quot;&quot;;0;(IF([Data.EL24]=&quot;?&quot;;&quot;?&quot;;1)))" table:style-name="ce1">
            <text:p>0</text:p>
          </table:table-cell>
          <table:table-cell office:value-type="float" office:value="0" table:formula="of:=IF([Data.EM24]=&quot;&quot;;0;(IF([Data.EM24]=&quot;?&quot;;&quot;?&quot;;1)))" table:style-name="ce1">
            <text:p>0</text:p>
          </table:table-cell>
          <table:table-cell office:value-type="float" office:value="0" table:formula="of:=IF([Data.EN24]=&quot;&quot;;0;(IF([Data.EN24]=&quot;?&quot;;&quot;?&quot;;1)))" table:style-name="ce1">
            <text:p>0</text:p>
          </table:table-cell>
          <table:table-cell office:value-type="float" office:value="0" table:formula="of:=IF([Data.EO24]=&quot;&quot;;0;(IF([Data.EO24]=&quot;?&quot;;&quot;?&quot;;1)))" table:style-name="ce1">
            <text:p>0</text:p>
          </table:table-cell>
          <table:table-cell office:value-type="float" office:value="0" table:formula="of:=IF([Data.EP24]=&quot;&quot;;0;(IF([Data.EP24]=&quot;?&quot;;&quot;?&quot;;1)))" table:style-name="ce1">
            <text:p>0</text:p>
          </table:table-cell>
          <table:table-cell office:value-type="float" office:value="0" table:formula="of:=IF([Data.EQ24]=&quot;&quot;;0;(IF([Data.EQ24]=&quot;?&quot;;&quot;?&quot;;1)))" table:style-name="ce1">
            <text:p>0</text:p>
          </table:table-cell>
          <table:table-cell office:value-type="float" office:value="1" table:formula="of:=IF([Data.ER24]=&quot;&quot;;0;(IF([Data.ER24]=&quot;?&quot;;&quot;?&quot;;1)))" table:style-name="ce1">
            <text:p>1</text:p>
          </table:table-cell>
          <table:table-cell office:value-type="float" office:value="0" table:formula="of:=IF([Data.ES24]=&quot;&quot;;0;(IF([Data.ES24]=&quot;?&quot;;&quot;?&quot;;1)))" table:style-name="ce1">
            <text:p>0</text:p>
          </table:table-cell>
          <table:table-cell office:value-type="float" office:value="1" table:formula="of:=IF([Data.ET24]=&quot;&quot;;0;(IF([Data.ET24]=&quot;?&quot;;&quot;?&quot;;1)))" table:style-name="ce1">
            <text:p>1</text:p>
          </table:table-cell>
          <table:table-cell office:value-type="float" office:value="1" table:formula="of:=IF([Data.EU24]=&quot;&quot;;0;(IF([Data.EU24]=&quot;?&quot;;&quot;?&quot;;1)))" table:style-name="ce1">
            <text:p>1</text:p>
          </table:table-cell>
          <table:table-cell office:value-type="float" office:value="0" table:formula="of:=IF([Data.EV24]=&quot;&quot;;0;(IF([Data.EV24]=&quot;?&quot;;&quot;?&quot;;1)))" table:style-name="ce1">
            <text:p>0</text:p>
          </table:table-cell>
          <table:table-cell office:value-type="float" office:value="0" table:formula="of:=IF([Data.EW24]=&quot;&quot;;0;(IF([Data.EW24]=&quot;?&quot;;&quot;?&quot;;1)))" table:style-name="ce1">
            <text:p>0</text:p>
          </table:table-cell>
          <table:table-cell office:value-type="float" office:value="0" table:formula="of:=IF([Data.EX24]=&quot;&quot;;0;(IF([Data.EX24]=&quot;?&quot;;&quot;?&quot;;1)))" table:style-name="ce1">
            <text:p>0</text:p>
          </table:table-cell>
          <table:table-cell office:value-type="float" office:value="0" table:formula="of:=IF([Data.EY24]=&quot;&quot;;0;(IF([Data.EY24]=&quot;?&quot;;&quot;?&quot;;1)))" table:style-name="ce1">
            <text:p>0</text:p>
          </table:table-cell>
          <table:table-cell office:value-type="float" office:value="0" table:formula="of:=IF([Data.EZ24]=&quot;&quot;;0;(IF([Data.EZ24]=&quot;?&quot;;&quot;?&quot;;1)))" table:style-name="ce1">
            <text:p>0</text:p>
          </table:table-cell>
          <table:table-cell office:value-type="float" office:value="1" table:formula="of:=IF([Data.FA24]=&quot;&quot;;0;(IF([Data.FA24]=&quot;?&quot;;&quot;?&quot;;1)))" table:style-name="ce1">
            <text:p>1</text:p>
          </table:table-cell>
          <table:table-cell office:value-type="float" office:value="1" table:formula="of:=IF([Data.FB24]=&quot;&quot;;0;(IF([Data.FB24]=&quot;?&quot;;&quot;?&quot;;1)))" table:style-name="ce1">
            <text:p>1</text:p>
          </table:table-cell>
          <table:table-cell office:value-type="float" office:value="0" table:formula="of:=IF([Data.FC24]=&quot;&quot;;0;(IF([Data.FC24]=&quot;?&quot;;&quot;?&quot;;1)))" table:style-name="ce1">
            <text:p>0</text:p>
          </table:table-cell>
          <table:table-cell office:value-type="float" office:value="1" table:formula="of:=IF([Data.FD24]=&quot;&quot;;0;(IF([Data.FD24]=&quot;?&quot;;&quot;?&quot;;1)))" table:style-name="ce1">
            <text:p>1</text:p>
          </table:table-cell>
          <table:table-cell office:value-type="float" office:value="1" table:formula="of:=IF([Data.FE24]=&quot;&quot;;0;(IF([Data.FE24]=&quot;?&quot;;&quot;?&quot;;1)))" table:style-name="ce1">
            <text:p>1</text:p>
          </table:table-cell>
          <table:table-cell office:value-type="float" office:value="0" table:formula="of:=IF([Data.FF24]=&quot;&quot;;0;(IF([Data.FF24]=&quot;?&quot;;&quot;?&quot;;1)))" table:style-name="ce1">
            <text:p>0</text:p>
          </table:table-cell>
          <table:table-cell office:value-type="float" office:value="0" table:formula="of:=IF([Data.FG24]=&quot;&quot;;0;(IF([Data.FG24]=&quot;?&quot;;&quot;?&quot;;1)))" table:style-name="ce1">
            <text:p>0</text:p>
          </table:table-cell>
          <table:table-cell office:value-type="float" office:value="0" table:formula="of:=IF([Data.FH24]=&quot;&quot;;0;(IF([Data.FH24]=&quot;?&quot;;&quot;?&quot;;1)))" table:style-name="ce1">
            <text:p>0</text:p>
          </table:table-cell>
          <table:table-cell office:value-type="float" office:value="1" table:formula="of:=IF([Data.FI24]=&quot;&quot;;0;(IF([Data.FI24]=&quot;?&quot;;&quot;?&quot;;1)))" table:style-name="ce1">
            <text:p>1</text:p>
          </table:table-cell>
          <table:table-cell office:value-type="float" office:value="1" table:formula="of:=IF([Data.FJ24]=&quot;&quot;;0;(IF([Data.FJ24]=&quot;?&quot;;&quot;?&quot;;1)))" table:style-name="ce1">
            <text:p>1</text:p>
          </table:table-cell>
          <table:table-cell office:value-type="float" office:value="1" table:formula="of:=IF([Data.FK24]=&quot;&quot;;0;(IF([Data.FK24]=&quot;?&quot;;&quot;?&quot;;1)))" table:style-name="ce1">
            <text:p>1</text:p>
          </table:table-cell>
          <table:table-cell office:value-type="float" office:value="0" table:formula="of:=IF([Data.FL24]=&quot;&quot;;0;(IF([Data.FL24]=&quot;?&quot;;&quot;?&quot;;1)))" table:style-name="ce1">
            <text:p>0</text:p>
          </table:table-cell>
          <table:table-cell office:value-type="float" office:value="1" table:formula="of:=IF([Data.FM24]=&quot;&quot;;0;(IF([Data.FM24]=&quot;?&quot;;&quot;?&quot;;1)))" table:style-name="ce1">
            <text:p>1</text:p>
          </table:table-cell>
          <table:table-cell office:value-type="float" office:value="0" table:formula="of:=IF([Data.FN24]=&quot;&quot;;0;(IF([Data.FN24]=&quot;?&quot;;&quot;?&quot;;1)))" table:style-name="ce1">
            <text:p>0</text:p>
          </table:table-cell>
          <table:table-cell office:value-type="float" office:value="1" table:formula="of:=IF([Data.FO24]=&quot;&quot;;0;(IF([Data.FO24]=&quot;?&quot;;&quot;?&quot;;1)))" table:style-name="ce1">
            <text:p>1</text:p>
          </table:table-cell>
          <table:table-cell office:value-type="float" office:value="0" table:formula="of:=IF([Data.FP24]=&quot;&quot;;0;(IF([Data.FP24]=&quot;?&quot;;&quot;?&quot;;1)))" table:style-name="ce1">
            <text:p>0</text:p>
          </table:table-cell>
          <table:table-cell office:value-type="float" office:value="1" table:formula="of:=IF([Data.FQ24]=&quot;&quot;;0;(IF([Data.FQ24]=&quot;?&quot;;&quot;?&quot;;1)))" table:style-name="ce1">
            <text:p>1</text:p>
          </table:table-cell>
          <table:table-cell office:value-type="float" office:value="0" table:formula="of:=IF([Data.FR24]=&quot;&quot;;0;(IF([Data.FR24]=&quot;?&quot;;&quot;?&quot;;1)))" table:style-name="ce1">
            <text:p>0</text:p>
          </table:table-cell>
          <table:table-cell office:value-type="float" office:value="0" table:formula="of:=IF([Data.FS24]=&quot;&quot;;0;(IF([Data.FS24]=&quot;?&quot;;&quot;?&quot;;1)))" table:style-name="ce1">
            <text:p>0</text:p>
          </table:table-cell>
          <table:table-cell office:value-type="float" office:value="0" table:formula="of:=IF([Data.FT24]=&quot;&quot;;0;(IF([Data.FT24]=&quot;?&quot;;&quot;?&quot;;1)))" table:style-name="ce1">
            <text:p>0</text:p>
          </table:table-cell>
          <table:table-cell office:value-type="float" office:value="0" table:formula="of:=IF([Data.FU24]=&quot;&quot;;0;(IF([Data.FU24]=&quot;?&quot;;&quot;?&quot;;1)))" table:style-name="ce1">
            <text:p>0</text:p>
          </table:table-cell>
          <table:table-cell office:value-type="float" office:value="0" table:formula="of:=IF([Data.FV24]=&quot;&quot;;0;(IF([Data.FV24]=&quot;?&quot;;&quot;?&quot;;1)))" table:style-name="ce1">
            <text:p>0</text:p>
          </table:table-cell>
          <table:table-cell office:value-type="float" office:value="0" table:formula="of:=IF([Data.FW24]=&quot;&quot;;0;(IF([Data.FW24]=&quot;?&quot;;&quot;?&quot;;1)))" table:style-name="ce1">
            <text:p>0</text:p>
          </table:table-cell>
          <table:table-cell office:value-type="float" office:value="0" table:formula="of:=IF([Data.FX24]=&quot;&quot;;0;(IF([Data.FX24]=&quot;?&quot;;&quot;?&quot;;1)))" table:style-name="ce1">
            <text:p>0</text:p>
          </table:table-cell>
          <table:table-cell office:value-type="float" office:value="0" table:formula="of:=IF([Data.FY24]=&quot;&quot;;0;(IF([Data.FY24]=&quot;?&quot;;&quot;?&quot;;1)))" table:style-name="ce1">
            <text:p>0</text:p>
          </table:table-cell>
          <table:table-cell office:value-type="float" office:value="1" table:formula="of:=IF([Data.FZ24]=&quot;&quot;;0;(IF([Data.FZ24]=&quot;?&quot;;&quot;?&quot;;1)))" table:style-name="ce1">
            <text:p>1</text:p>
          </table:table-cell>
          <table:table-cell office:value-type="float" office:value="1" table:formula="of:=IF([Data.GA24]=&quot;&quot;;0;(IF([Data.GA24]=&quot;?&quot;;&quot;?&quot;;1)))" table:style-name="ce1">
            <text:p>1</text:p>
          </table:table-cell>
          <table:table-cell office:value-type="float" office:value="0" table:formula="of:=IF([Data.GB24]=&quot;&quot;;0;(IF([Data.GB24]=&quot;?&quot;;&quot;?&quot;;1)))" table:style-name="ce1">
            <text:p>0</text:p>
          </table:table-cell>
          <table:table-cell office:value-type="float" office:value="0" table:formula="of:=IF([Data.GC24]=&quot;&quot;;0;(IF([Data.GC24]=&quot;?&quot;;&quot;?&quot;;1)))" table:style-name="ce1">
            <text:p>0</text:p>
          </table:table-cell>
          <table:table-cell office:value-type="float" office:value="1" table:formula="of:=IF([Data.GD24]=&quot;&quot;;0;(IF([Data.GD24]=&quot;?&quot;;&quot;?&quot;;1)))" table:style-name="ce1">
            <text:p>1</text:p>
          </table:table-cell>
          <table:table-cell office:value-type="float" office:value="0" table:formula="of:=IF([Data.GE24]=&quot;&quot;;0;(IF([Data.GE24]=&quot;?&quot;;&quot;?&quot;;1)))" table:style-name="ce1">
            <text:p>0</text:p>
          </table:table-cell>
          <table:table-cell office:value-type="float" office:value="1" table:formula="of:=IF([Data.GF24]=&quot;&quot;;0;(IF([Data.GF24]=&quot;?&quot;;&quot;?&quot;;1)))" table:style-name="ce1">
            <text:p>1</text:p>
          </table:table-cell>
          <table:table-cell office:value-type="float" office:value="0" table:formula="of:=IF([Data.GG24]=&quot;&quot;;0;(IF([Data.GG24]=&quot;?&quot;;&quot;?&quot;;1)))" table:style-name="ce1">
            <text:p>0</text:p>
          </table:table-cell>
          <table:table-cell office:value-type="float" office:value="0" table:formula="of:=IF([Data.GH24]=&quot;&quot;;0;(IF([Data.GH24]=&quot;?&quot;;&quot;?&quot;;1)))" table:style-name="ce1">
            <text:p>0</text:p>
          </table:table-cell>
          <table:table-cell office:value-type="float" office:value="0" table:formula="of:=IF([Data.GI24]=&quot;&quot;;0;(IF([Data.GI24]=&quot;?&quot;;&quot;?&quot;;1)))" table:style-name="ce1">
            <text:p>0</text:p>
          </table:table-cell>
          <table:table-cell office:value-type="float" office:value="0" table:formula="of:=IF([Data.GJ24]=&quot;&quot;;0;(IF([Data.GJ24]=&quot;?&quot;;&quot;?&quot;;1)))" table:style-name="ce1">
            <text:p>0</text:p>
          </table:table-cell>
          <table:table-cell office:value-type="float" office:value="0" table:formula="of:=IF([Data.GK24]=&quot;&quot;;0;(IF([Data.GK24]=&quot;?&quot;;&quot;?&quot;;1)))" table:style-name="ce1">
            <text:p>0</text:p>
          </table:table-cell>
          <table:table-cell office:value-type="float" office:value="0" table:formula="of:=IF([Data.GL24]=&quot;&quot;;0;(IF([Data.GL24]=&quot;?&quot;;&quot;?&quot;;1)))" table:style-name="ce1">
            <text:p>0</text:p>
          </table:table-cell>
          <table:table-cell office:value-type="float" office:value="0" table:formula="of:=IF([Data.GM24]=&quot;&quot;;0;(IF([Data.GM24]=&quot;?&quot;;&quot;?&quot;;1)))" table:style-name="ce1">
            <text:p>0</text:p>
          </table:table-cell>
          <table:table-cell office:value-type="float" office:value="0" table:formula="of:=IF([Data.GN24]=&quot;&quot;;0;(IF([Data.GN24]=&quot;?&quot;;&quot;?&quot;;1)))" table:style-name="ce1">
            <text:p>0</text:p>
          </table:table-cell>
          <table:table-cell office:value-type="float" office:value="0" table:formula="of:=IF([Data.GO24]=&quot;&quot;;0;(IF([Data.GO24]=&quot;?&quot;;&quot;?&quot;;1)))" table:style-name="ce1">
            <text:p>0</text:p>
          </table:table-cell>
          <table:table-cell office:value-type="float" office:value="0" table:formula="of:=IF([Data.GP24]=&quot;&quot;;0;(IF([Data.GP24]=&quot;?&quot;;&quot;?&quot;;1)))" table:style-name="ce1">
            <text:p>0</text:p>
          </table:table-cell>
          <table:table-cell office:value-type="float" office:value="0" table:formula="of:=IF([Data.GQ24]=&quot;&quot;;0;(IF([Data.GQ24]=&quot;?&quot;;&quot;?&quot;;1)))" table:style-name="ce1">
            <text:p>0</text:p>
          </table:table-cell>
          <table:table-cell office:value-type="float" office:value="0" table:formula="of:=IF([Data.GR24]=&quot;&quot;;0;(IF([Data.GR24]=&quot;?&quot;;&quot;?&quot;;1)))" table:style-name="ce1">
            <text:p>0</text:p>
          </table:table-cell>
          <table:table-cell office:value-type="float" office:value="0" table:formula="of:=IF([Data.GS24]=&quot;&quot;;0;(IF([Data.GS24]=&quot;?&quot;;&quot;?&quot;;1)))" table:style-name="ce1">
            <text:p>0</text:p>
          </table:table-cell>
          <table:table-cell office:value-type="float" office:value="0" table:formula="of:=IF([Data.GT24]=&quot;&quot;;0;(IF([Data.GT24]=&quot;?&quot;;&quot;?&quot;;1)))" table:style-name="ce1">
            <text:p>0</text:p>
          </table:table-cell>
          <table:table-cell office:value-type="float" office:value="0" table:formula="of:=IF([Data.GU24]=&quot;&quot;;0;(IF([Data.GU24]=&quot;?&quot;;&quot;?&quot;;1)))" table:style-name="ce1">
            <text:p>0</text:p>
          </table:table-cell>
          <table:table-cell office:value-type="float" office:value="0" table:formula="of:=IF([Data.GV24]=&quot;&quot;;0;(IF([Data.GV24]=&quot;?&quot;;&quot;?&quot;;1)))" table:style-name="ce1">
            <text:p>0</text:p>
          </table:table-cell>
          <table:table-cell office:value-type="float" office:value="0" table:formula="of:=IF([Data.GW24]=&quot;&quot;;0;(IF([Data.GW24]=&quot;?&quot;;&quot;?&quot;;1)))" table:style-name="ce1">
            <text:p>0</text:p>
          </table:table-cell>
          <table:table-cell office:value-type="float" office:value="0" table:formula="of:=IF([Data.GX24]=&quot;&quot;;0;(IF([Data.GX24]=&quot;?&quot;;&quot;?&quot;;1)))" table:style-name="ce1">
            <text:p>0</text:p>
          </table:table-cell>
          <table:table-cell office:value-type="float" office:value="0" table:formula="of:=IF([Data.GY24]=&quot;&quot;;0;(IF([Data.GY24]=&quot;?&quot;;&quot;?&quot;;1)))" table:style-name="ce1">
            <text:p>0</text:p>
          </table:table-cell>
          <table:table-cell office:value-type="float" office:value="0" table:formula="of:=IF([Data.GZ24]=&quot;&quot;;0;(IF([Data.GZ24]=&quot;?&quot;;&quot;?&quot;;1)))" table:style-name="ce1">
            <text:p>0</text:p>
          </table:table-cell>
          <table:table-cell office:value-type="float" office:value="0" table:formula="of:=IF([Data.HA24]=&quot;&quot;;0;(IF([Data.HA24]=&quot;?&quot;;&quot;?&quot;;1)))" table:style-name="ce1">
            <text:p>0</text:p>
          </table:table-cell>
          <table:table-cell office:value-type="float" office:value="0" table:formula="of:=IF([Data.HB24]=&quot;&quot;;0;(IF([Data.HB24]=&quot;?&quot;;&quot;?&quot;;1)))" table:style-name="ce1">
            <text:p>0</text:p>
          </table:table-cell>
          <table:table-cell office:value-type="float" office:value="0" table:formula="of:=IF([Data.HC24]=&quot;&quot;;0;(IF([Data.HC24]=&quot;?&quot;;&quot;?&quot;;1)))" table:style-name="ce1">
            <text:p>0</text:p>
          </table:table-cell>
          <table:table-cell office:value-type="float" office:value="0" table:formula="of:=IF([Data.HD24]=&quot;&quot;;0;(IF([Data.HD24]=&quot;?&quot;;&quot;?&quot;;1)))" table:style-name="ce1">
            <text:p>0</text:p>
          </table:table-cell>
          <table:table-cell office:value-type="float" office:value="0" table:formula="of:=IF([Data.HE24]=&quot;&quot;;0;(IF([Data.HE24]=&quot;?&quot;;&quot;?&quot;;1)))" table:style-name="ce1">
            <text:p>0</text:p>
          </table:table-cell>
          <table:table-cell office:value-type="float" office:value="0" table:formula="of:=IF([Data.HF24]=&quot;&quot;;0;(IF([Data.HF24]=&quot;?&quot;;&quot;?&quot;;1)))" table:style-name="ce1">
            <text:p>0</text:p>
          </table:table-cell>
          <table:table-cell office:value-type="float" office:value="0" table:formula="of:=IF([Data.HG24]=&quot;&quot;;0;(IF([Data.HG24]=&quot;?&quot;;&quot;?&quot;;1)))" table:style-name="ce1">
            <text:p>0</text:p>
          </table:table-cell>
          <table:table-cell office:value-type="float" office:value="0" table:formula="of:=IF([Data.HH24]=&quot;&quot;;0;(IF([Data.HH24]=&quot;?&quot;;&quot;?&quot;;1)))" table:style-name="ce1">
            <text:p>0</text:p>
          </table:table-cell>
          <table:table-cell office:value-type="float" office:value="0" table:formula="of:=IF([Data.HI24]=&quot;&quot;;0;(IF([Data.HI24]=&quot;?&quot;;&quot;?&quot;;1)))" table:style-name="ce1">
            <text:p>0</text:p>
          </table:table-cell>
          <table:table-cell office:value-type="float" office:value="0" table:formula="of:=IF([Data.HJ24]=&quot;&quot;;0;(IF([Data.HJ24]=&quot;?&quot;;&quot;?&quot;;1)))" table:style-name="ce1">
            <text:p>0</text:p>
          </table:table-cell>
          <table:table-cell office:value-type="float" office:value="0" table:formula="of:=IF([Data.HK24]=&quot;&quot;;0;(IF([Data.HK24]=&quot;?&quot;;&quot;?&quot;;1)))" table:style-name="ce1">
            <text:p>0</text:p>
          </table:table-cell>
          <table:table-cell office:value-type="float" office:value="0" table:formula="of:=IF([Data.HL24]=&quot;&quot;;0;(IF([Data.HL24]=&quot;?&quot;;&quot;?&quot;;1)))" table:style-name="ce1">
            <text:p>0</text:p>
          </table:table-cell>
          <table:table-cell office:value-type="float" office:value="0" table:formula="of:=IF([Data.HM24]=&quot;&quot;;0;(IF([Data.HM24]=&quot;?&quot;;&quot;?&quot;;1)))" table:style-name="ce1">
            <text:p>0</text:p>
          </table:table-cell>
          <table:table-cell office:value-type="float" office:value="0" table:formula="of:=IF([Data.HN24]=&quot;&quot;;0;(IF([Data.HN24]=&quot;?&quot;;&quot;?&quot;;1)))" table:style-name="ce1">
            <text:p>0</text:p>
          </table:table-cell>
          <table:table-cell office:value-type="float" office:value="0" table:formula="of:=IF([Data.HO24]=&quot;&quot;;0;(IF([Data.HO24]=&quot;?&quot;;&quot;?&quot;;1)))" table:style-name="ce1">
            <text:p>0</text:p>
          </table:table-cell>
          <table:table-cell office:value-type="float" office:value="0" table:formula="of:=IF([Data.HP24]=&quot;&quot;;0;(IF([Data.HP24]=&quot;?&quot;;&quot;?&quot;;1)))" table:style-name="ce1">
            <text:p>0</text:p>
          </table:table-cell>
          <table:table-cell office:value-type="float" office:value="0" table:formula="of:=IF([Data.HQ24]=&quot;&quot;;0;(IF([Data.HQ24]=&quot;?&quot;;&quot;?&quot;;1)))" table:style-name="ce1">
            <text:p>0</text:p>
          </table:table-cell>
          <table:table-cell office:value-type="float" office:value="0" table:formula="of:=IF([Data.HR24]=&quot;&quot;;0;(IF([Data.HR24]=&quot;?&quot;;&quot;?&quot;;1)))" table:style-name="ce1">
            <text:p>0</text:p>
          </table:table-cell>
          <table:table-cell office:value-type="float" office:value="0" table:formula="of:=IF([Data.HS24]=&quot;&quot;;0;(IF([Data.HS24]=&quot;?&quot;;&quot;?&quot;;1)))" table:style-name="ce1">
            <text:p>0</text:p>
          </table:table-cell>
          <table:table-cell office:value-type="float" office:value="0" table:formula="of:=IF([Data.HT24]=&quot;&quot;;0;(IF([Data.HT24]=&quot;?&quot;;&quot;?&quot;;1)))" table:style-name="ce1">
            <text:p>0</text:p>
          </table:table-cell>
          <table:table-cell office:value-type="float" office:value="0" table:formula="of:=IF([Data.HU24]=&quot;&quot;;0;(IF([Data.HU24]=&quot;?&quot;;&quot;?&quot;;1)))" table:style-name="ce1">
            <text:p>0</text:p>
          </table:table-cell>
          <table:table-cell office:value-type="float" office:value="0" table:formula="of:=IF([Data.HV24]=&quot;&quot;;0;(IF([Data.HV24]=&quot;?&quot;;&quot;?&quot;;1)))" table:style-name="ce1">
            <text:p>0</text:p>
          </table:table-cell>
          <table:table-cell office:value-type="float" office:value="0" table:formula="of:=IF([Data.HW24]=&quot;&quot;;0;(IF([Data.HW24]=&quot;?&quot;;&quot;?&quot;;1)))" table:style-name="ce1">
            <text:p>0</text:p>
          </table:table-cell>
          <table:table-cell office:value-type="float" office:value="0" table:formula="of:=IF([Data.HX24]=&quot;&quot;;0;(IF([Data.HX24]=&quot;?&quot;;&quot;?&quot;;1)))" table:style-name="ce1">
            <text:p>0</text:p>
          </table:table-cell>
          <table:table-cell office:value-type="float" office:value="0" table:formula="of:=IF([Data.HY24]=&quot;&quot;;0;(IF([Data.HY24]=&quot;?&quot;;&quot;?&quot;;1)))" table:style-name="ce1">
            <text:p>0</text:p>
          </table:table-cell>
          <table:table-cell office:value-type="float" office:value="0" table:formula="of:=IF([Data.HZ24]=&quot;&quot;;0;(IF([Data.HZ24]=&quot;?&quot;;&quot;?&quot;;1)))" table:style-name="ce1">
            <text:p>0</text:p>
          </table:table-cell>
          <table:table-cell office:value-type="float" office:value="0" table:formula="of:=IF([Data.IA24]=&quot;&quot;;0;(IF([Data.IA24]=&quot;?&quot;;&quot;?&quot;;1)))" table:style-name="ce1">
            <text:p>0</text:p>
          </table:table-cell>
          <table:table-cell office:value-type="float" office:value="0" table:formula="of:=IF([Data.IB24]=&quot;&quot;;0;(IF([Data.IB24]=&quot;?&quot;;&quot;?&quot;;1)))" table:style-name="ce1">
            <text:p>0</text:p>
          </table:table-cell>
          <table:table-cell office:value-type="float" office:value="0" table:formula="of:=IF([Data.IC24]=&quot;&quot;;0;(IF([Data.IC24]=&quot;?&quot;;&quot;?&quot;;1)))" table:style-name="ce1">
            <text:p>0</text:p>
          </table:table-cell>
          <table:table-cell office:value-type="float" office:value="0" table:formula="of:=IF([Data.ID24]=&quot;&quot;;0;(IF([Data.ID24]=&quot;?&quot;;&quot;?&quot;;1)))" table:style-name="ce1">
            <text:p>0</text:p>
          </table:table-cell>
          <table:table-cell office:value-type="float" office:value="0" table:formula="of:=IF([Data.IE24]=&quot;&quot;;0;(IF([Data.IE24]=&quot;?&quot;;&quot;?&quot;;1)))" table:style-name="ce1">
            <text:p>0</text:p>
          </table:table-cell>
          <table:table-cell office:value-type="float" office:value="0" table:formula="of:=IF([Data.IF24]=&quot;&quot;;0;(IF([Data.IF24]=&quot;?&quot;;&quot;?&quot;;1)))" table:style-name="ce1">
            <text:p>0</text:p>
          </table:table-cell>
          <table:table-cell office:value-type="float" office:value="0" table:formula="of:=IF([Data.IG24]=&quot;&quot;;0;(IF([Data.IG24]=&quot;?&quot;;&quot;?&quot;;1)))" table:style-name="ce1">
            <text:p>0</text:p>
          </table:table-cell>
          <table:table-cell office:value-type="float" office:value="0" table:formula="of:=IF([Data.IH24]=&quot;&quot;;0;(IF([Data.IH24]=&quot;?&quot;;&quot;?&quot;;1)))" table:style-name="ce1">
            <text:p>0</text:p>
          </table:table-cell>
          <table:table-cell office:value-type="float" office:value="0" table:formula="of:=IF([Data.II24]=&quot;&quot;;0;(IF([Data.II24]=&quot;?&quot;;&quot;?&quot;;1)))" table:style-name="ce1">
            <text:p>0</text:p>
          </table:table-cell>
          <table:table-cell office:value-type="float" office:value="0" table:formula="of:=IF([Data.IJ24]=&quot;&quot;;0;(IF([Data.IJ24]=&quot;?&quot;;&quot;?&quot;;1)))" table:style-name="ce1">
            <text:p>0</text:p>
          </table:table-cell>
          <table:table-cell office:value-type="float" office:value="0" table:formula="of:=IF([Data.IK24]=&quot;&quot;;0;(IF([Data.IK24]=&quot;?&quot;;&quot;?&quot;;1)))" table:style-name="ce1">
            <text:p>0</text:p>
          </table:table-cell>
          <table:table-cell table:number-columns-repeated="2" table:style-name="ce1"/>
          <table:table-cell office:value-type="float" office:value="57" table:formula="of:=SUM([.B22:.HI22])" table:style-name="ce1">
            <text:p>57</text:p>
          </table:table-cell>
          <table:table-cell table:number-columns-repeated="16164"/>
        </table:table-row>
        <table:table-row table:style-name="ro3">
          <table:table-cell office:value-type="string" office:string-value="TswTengchong" table:formula="of:=[Data.C25]" table:style-name="ce1">
            <text:p>TswTengchong</text:p>
          </table:table-cell>
          <table:table-cell office:value-type="float" office:value="1" table:formula="of:=IF([Data.AD25]=&quot;&quot;;0;(IF([Data.AD25]=&quot;?&quot;;&quot;?&quot;;1)))" table:style-name="ce1">
            <text:p>1</text:p>
          </table:table-cell>
          <table:table-cell office:value-type="float" office:value="0" table:formula="of:=IF([Data.AE25]=&quot;&quot;;0;(IF([Data.AE25]=&quot;?&quot;;&quot;?&quot;;1)))" table:style-name="ce1">
            <text:p>0</text:p>
          </table:table-cell>
          <table:table-cell office:value-type="float" office:value="1" table:formula="of:=IF([Data.AF25]=&quot;&quot;;0;(IF([Data.AF25]=&quot;?&quot;;&quot;?&quot;;1)))" table:style-name="ce1">
            <text:p>1</text:p>
          </table:table-cell>
          <table:table-cell office:value-type="float" office:value="1" table:formula="of:=IF([Data.AG25]=&quot;&quot;;0;(IF([Data.AG25]=&quot;?&quot;;&quot;?&quot;;1)))" table:style-name="ce1">
            <text:p>1</text:p>
          </table:table-cell>
          <table:table-cell office:value-type="float" office:value="1" table:formula="of:=IF([Data.AH25]=&quot;&quot;;0;(IF([Data.AH25]=&quot;?&quot;;&quot;?&quot;;1)))" table:style-name="ce1">
            <text:p>1</text:p>
          </table:table-cell>
          <table:table-cell office:value-type="float" office:value="1" table:formula="of:=IF([Data.AI25]=&quot;&quot;;0;(IF([Data.AI25]=&quot;?&quot;;&quot;?&quot;;1)))" table:style-name="ce1">
            <text:p>1</text:p>
          </table:table-cell>
          <table:table-cell office:value-type="float" office:value="0" table:formula="of:=IF([Data.AJ25]=&quot;&quot;;0;(IF([Data.AJ25]=&quot;?&quot;;&quot;?&quot;;1)))" table:style-name="ce1">
            <text:p>0</text:p>
          </table:table-cell>
          <table:table-cell office:value-type="float" office:value="1" table:formula="of:=IF([Data.AK25]=&quot;&quot;;0;(IF([Data.AK25]=&quot;?&quot;;&quot;?&quot;;1)))" table:style-name="ce1">
            <text:p>1</text:p>
          </table:table-cell>
          <table:table-cell office:value-type="float" office:value="0" table:formula="of:=IF([Data.AL25]=&quot;&quot;;0;(IF([Data.AL25]=&quot;?&quot;;&quot;?&quot;;1)))" table:style-name="ce1">
            <text:p>0</text:p>
          </table:table-cell>
          <table:table-cell office:value-type="float" office:value="0" table:formula="of:=IF([Data.AM25]=&quot;&quot;;0;(IF([Data.AM25]=&quot;?&quot;;&quot;?&quot;;1)))" table:style-name="ce1">
            <text:p>0</text:p>
          </table:table-cell>
          <table:table-cell office:value-type="float" office:value="1" table:formula="of:=IF([Data.AN25]=&quot;&quot;;0;(IF([Data.AN25]=&quot;?&quot;;&quot;?&quot;;1)))" table:style-name="ce1">
            <text:p>1</text:p>
          </table:table-cell>
          <table:table-cell office:value-type="float" office:value="0" table:formula="of:=IF([Data.AO25]=&quot;&quot;;0;(IF([Data.AO25]=&quot;?&quot;;&quot;?&quot;;1)))" table:style-name="ce1">
            <text:p>0</text:p>
          </table:table-cell>
          <table:table-cell office:value-type="float" office:value="1" table:formula="of:=IF([Data.AP25]=&quot;&quot;;0;(IF([Data.AP25]=&quot;?&quot;;&quot;?&quot;;1)))" table:style-name="ce1">
            <text:p>1</text:p>
          </table:table-cell>
          <table:table-cell office:value-type="float" office:value="1" table:formula="of:=IF([Data.AQ25]=&quot;&quot;;0;(IF([Data.AQ25]=&quot;?&quot;;&quot;?&quot;;1)))" table:style-name="ce1">
            <text:p>1</text:p>
          </table:table-cell>
          <table:table-cell office:value-type="float" office:value="0" table:formula="of:=IF([Data.AR25]=&quot;&quot;;0;(IF([Data.AR25]=&quot;?&quot;;&quot;?&quot;;1)))" table:style-name="ce1">
            <text:p>0</text:p>
          </table:table-cell>
          <table:table-cell office:value-type="float" office:value="1" table:formula="of:=IF([Data.AS25]=&quot;&quot;;0;(IF([Data.AS25]=&quot;?&quot;;&quot;?&quot;;1)))" table:style-name="ce1">
            <text:p>1</text:p>
          </table:table-cell>
          <table:table-cell office:value-type="float" office:value="1" table:formula="of:=IF([Data.AT25]=&quot;&quot;;0;(IF([Data.AT25]=&quot;?&quot;;&quot;?&quot;;1)))" table:style-name="ce1">
            <text:p>1</text:p>
          </table:table-cell>
          <table:table-cell office:value-type="float" office:value="1" table:formula="of:=IF([Data.AU25]=&quot;&quot;;0;(IF([Data.AU25]=&quot;?&quot;;&quot;?&quot;;1)))" table:style-name="ce1">
            <text:p>1</text:p>
          </table:table-cell>
          <table:table-cell office:value-type="float" office:value="0" table:formula="of:=IF([Data.AV25]=&quot;&quot;;0;(IF([Data.AV25]=&quot;?&quot;;&quot;?&quot;;1)))" table:style-name="ce1">
            <text:p>0</text:p>
          </table:table-cell>
          <table:table-cell office:value-type="float" office:value="1" table:formula="of:=IF([Data.AW25]=&quot;&quot;;0;(IF([Data.AW25]=&quot;?&quot;;&quot;?&quot;;1)))" table:style-name="ce1">
            <text:p>1</text:p>
          </table:table-cell>
          <table:table-cell office:value-type="float" office:value="0" table:formula="of:=IF([Data.AX25]=&quot;&quot;;0;(IF([Data.AX25]=&quot;?&quot;;&quot;?&quot;;1)))" table:style-name="ce1">
            <text:p>0</text:p>
          </table:table-cell>
          <table:table-cell office:value-type="float" office:value="1" table:formula="of:=IF([Data.AY25]=&quot;&quot;;0;(IF([Data.AY25]=&quot;?&quot;;&quot;?&quot;;1)))" table:style-name="ce1">
            <text:p>1</text:p>
          </table:table-cell>
          <table:table-cell office:value-type="float" office:value="0" table:formula="of:=IF([Data.AZ25]=&quot;&quot;;0;(IF([Data.AZ25]=&quot;?&quot;;&quot;?&quot;;1)))" table:style-name="ce1">
            <text:p>0</text:p>
          </table:table-cell>
          <table:table-cell office:value-type="float" office:value="0" table:formula="of:=IF([Data.BA25]=&quot;&quot;;0;(IF([Data.BA25]=&quot;?&quot;;&quot;?&quot;;1)))" table:style-name="ce1">
            <text:p>0</text:p>
          </table:table-cell>
          <table:table-cell office:value-type="float" office:value="0" table:formula="of:=IF([Data.BB25]=&quot;&quot;;0;(IF([Data.BB25]=&quot;?&quot;;&quot;?&quot;;1)))" table:style-name="ce1">
            <text:p>0</text:p>
          </table:table-cell>
          <table:table-cell office:value-type="float" office:value="1" table:formula="of:=IF([Data.BC25]=&quot;&quot;;0;(IF([Data.BC25]=&quot;?&quot;;&quot;?&quot;;1)))" table:style-name="ce1">
            <text:p>1</text:p>
          </table:table-cell>
          <table:table-cell office:value-type="float" office:value="0" table:formula="of:=IF([Data.BD25]=&quot;&quot;;0;(IF([Data.BD25]=&quot;?&quot;;&quot;?&quot;;1)))" table:style-name="ce1">
            <text:p>0</text:p>
          </table:table-cell>
          <table:table-cell office:value-type="float" office:value="0" table:formula="of:=IF([Data.BE25]=&quot;&quot;;0;(IF([Data.BE25]=&quot;?&quot;;&quot;?&quot;;1)))" table:style-name="ce1">
            <text:p>0</text:p>
          </table:table-cell>
          <table:table-cell office:value-type="float" office:value="0" table:formula="of:=IF([Data.BF25]=&quot;&quot;;0;(IF([Data.BF25]=&quot;?&quot;;&quot;?&quot;;1)))" table:style-name="ce1">
            <text:p>0</text:p>
          </table:table-cell>
          <table:table-cell office:value-type="float" office:value="0" table:formula="of:=IF([Data.BG25]=&quot;&quot;;0;(IF([Data.BG25]=&quot;?&quot;;&quot;?&quot;;1)))" table:style-name="ce1">
            <text:p>0</text:p>
          </table:table-cell>
          <table:table-cell office:value-type="float" office:value="1" table:formula="of:=IF([Data.BH25]=&quot;&quot;;0;(IF([Data.BH25]=&quot;?&quot;;&quot;?&quot;;1)))" table:style-name="ce1">
            <text:p>1</text:p>
          </table:table-cell>
          <table:table-cell office:value-type="float" office:value="0" table:formula="of:=IF([Data.BI25]=&quot;&quot;;0;(IF([Data.BI25]=&quot;?&quot;;&quot;?&quot;;1)))" table:style-name="ce1">
            <text:p>0</text:p>
          </table:table-cell>
          <table:table-cell office:value-type="float" office:value="0" table:formula="of:=IF([Data.BJ25]=&quot;&quot;;0;(IF([Data.BJ25]=&quot;?&quot;;&quot;?&quot;;1)))" table:style-name="ce1">
            <text:p>0</text:p>
          </table:table-cell>
          <table:table-cell office:value-type="float" office:value="0" table:formula="of:=IF([Data.BK25]=&quot;&quot;;0;(IF([Data.BK25]=&quot;?&quot;;&quot;?&quot;;1)))" table:style-name="ce1">
            <text:p>0</text:p>
          </table:table-cell>
          <table:table-cell office:value-type="float" office:value="0" table:formula="of:=IF([Data.BL25]=&quot;&quot;;0;(IF([Data.BL25]=&quot;?&quot;;&quot;?&quot;;1)))" table:style-name="ce1">
            <text:p>0</text:p>
          </table:table-cell>
          <table:table-cell office:value-type="float" office:value="0" table:formula="of:=IF([Data.BM25]=&quot;&quot;;0;(IF([Data.BM25]=&quot;?&quot;;&quot;?&quot;;1)))" table:style-name="ce1">
            <text:p>0</text:p>
          </table:table-cell>
          <table:table-cell office:value-type="float" office:value="0" table:formula="of:=IF([Data.BN25]=&quot;&quot;;0;(IF([Data.BN25]=&quot;?&quot;;&quot;?&quot;;1)))" table:style-name="ce1">
            <text:p>0</text:p>
          </table:table-cell>
          <table:table-cell office:value-type="float" office:value="0" table:formula="of:=IF([Data.BO25]=&quot;&quot;;0;(IF([Data.BO25]=&quot;?&quot;;&quot;?&quot;;1)))" table:style-name="ce1">
            <text:p>0</text:p>
          </table:table-cell>
          <table:table-cell office:value-type="float" office:value="1" table:formula="of:=IF([Data.BP25]=&quot;&quot;;0;(IF([Data.BP25]=&quot;?&quot;;&quot;?&quot;;1)))" table:style-name="ce1">
            <text:p>1</text:p>
          </table:table-cell>
          <table:table-cell office:value-type="float" office:value="0" table:formula="of:=IF([Data.BQ25]=&quot;&quot;;0;(IF([Data.BQ25]=&quot;?&quot;;&quot;?&quot;;1)))" table:style-name="ce1">
            <text:p>0</text:p>
          </table:table-cell>
          <table:table-cell office:value-type="float" office:value="0" table:formula="of:=IF([Data.BR25]=&quot;&quot;;0;(IF([Data.BR25]=&quot;?&quot;;&quot;?&quot;;1)))" table:style-name="ce1">
            <text:p>0</text:p>
          </table:table-cell>
          <table:table-cell office:value-type="float" office:value="0" table:formula="of:=IF([Data.BS25]=&quot;&quot;;0;(IF([Data.BS25]=&quot;?&quot;;&quot;?&quot;;1)))" table:style-name="ce1">
            <text:p>0</text:p>
          </table:table-cell>
          <table:table-cell office:value-type="float" office:value="0" table:formula="of:=IF([Data.BT25]=&quot;&quot;;0;(IF([Data.BT25]=&quot;?&quot;;&quot;?&quot;;1)))" table:style-name="ce1">
            <text:p>0</text:p>
          </table:table-cell>
          <table:table-cell office:value-type="float" office:value="1" table:formula="of:=IF([Data.BU25]=&quot;&quot;;0;(IF([Data.BU25]=&quot;?&quot;;&quot;?&quot;;1)))" table:style-name="ce1">
            <text:p>1</text:p>
          </table:table-cell>
          <table:table-cell office:value-type="float" office:value="1" table:formula="of:=IF([Data.BV25]=&quot;&quot;;0;(IF([Data.BV25]=&quot;?&quot;;&quot;?&quot;;1)))" table:style-name="ce1">
            <text:p>1</text:p>
          </table:table-cell>
          <table:table-cell office:value-type="float" office:value="0" table:formula="of:=IF([Data.BW25]=&quot;&quot;;0;(IF([Data.BW25]=&quot;?&quot;;&quot;?&quot;;1)))" table:style-name="ce1">
            <text:p>0</text:p>
          </table:table-cell>
          <table:table-cell office:value-type="float" office:value="0" table:formula="of:=IF([Data.BX25]=&quot;&quot;;0;(IF([Data.BX25]=&quot;?&quot;;&quot;?&quot;;1)))" table:style-name="ce1">
            <text:p>0</text:p>
          </table:table-cell>
          <table:table-cell office:value-type="float" office:value="1" table:formula="of:=IF([Data.BY25]=&quot;&quot;;0;(IF([Data.BY25]=&quot;?&quot;;&quot;?&quot;;1)))" table:style-name="ce1">
            <text:p>1</text:p>
          </table:table-cell>
          <table:table-cell office:value-type="float" office:value="1" table:formula="of:=IF([Data.BZ25]=&quot;&quot;;0;(IF([Data.BZ25]=&quot;?&quot;;&quot;?&quot;;1)))" table:style-name="ce1">
            <text:p>1</text:p>
          </table:table-cell>
          <table:table-cell office:value-type="float" office:value="0" table:formula="of:=IF([Data.CA25]=&quot;&quot;;0;(IF([Data.CA25]=&quot;?&quot;;&quot;?&quot;;1)))" table:style-name="ce1">
            <text:p>0</text:p>
          </table:table-cell>
          <table:table-cell office:value-type="float" office:value="1" table:formula="of:=IF([Data.CB25]=&quot;&quot;;0;(IF([Data.CB25]=&quot;?&quot;;&quot;?&quot;;1)))" table:style-name="ce1">
            <text:p>1</text:p>
          </table:table-cell>
          <table:table-cell office:value-type="float" office:value="0" table:formula="of:=IF([Data.CC25]=&quot;&quot;;0;(IF([Data.CC25]=&quot;?&quot;;&quot;?&quot;;1)))" table:style-name="ce1">
            <text:p>0</text:p>
          </table:table-cell>
          <table:table-cell office:value-type="float" office:value="0" table:formula="of:=IF([Data.CD25]=&quot;&quot;;0;(IF([Data.CD25]=&quot;?&quot;;&quot;?&quot;;1)))" table:style-name="ce1">
            <text:p>0</text:p>
          </table:table-cell>
          <table:table-cell office:value-type="float" office:value="0" table:formula="of:=IF([Data.CE25]=&quot;&quot;;0;(IF([Data.CE25]=&quot;?&quot;;&quot;?&quot;;1)))" table:style-name="ce1">
            <text:p>0</text:p>
          </table:table-cell>
          <table:table-cell office:value-type="float" office:value="0" table:formula="of:=IF([Data.CF25]=&quot;&quot;;0;(IF([Data.CF25]=&quot;?&quot;;&quot;?&quot;;1)))" table:style-name="ce1">
            <text:p>0</text:p>
          </table:table-cell>
          <table:table-cell office:value-type="float" office:value="0" table:formula="of:=IF([Data.CG25]=&quot;&quot;;0;(IF([Data.CG25]=&quot;?&quot;;&quot;?&quot;;1)))" table:style-name="ce1">
            <text:p>0</text:p>
          </table:table-cell>
          <table:table-cell office:value-type="float" office:value="0" table:formula="of:=IF([Data.CH25]=&quot;&quot;;0;(IF([Data.CH25]=&quot;?&quot;;&quot;?&quot;;1)))" table:style-name="ce1">
            <text:p>0</text:p>
          </table:table-cell>
          <table:table-cell office:value-type="float" office:value="1" table:formula="of:=IF([Data.CI25]=&quot;&quot;;0;(IF([Data.CI25]=&quot;?&quot;;&quot;?&quot;;1)))" table:style-name="ce1">
            <text:p>1</text:p>
          </table:table-cell>
          <table:table-cell office:value-type="float" office:value="0" table:formula="of:=IF([Data.CJ25]=&quot;&quot;;0;(IF([Data.CJ25]=&quot;?&quot;;&quot;?&quot;;1)))" table:style-name="ce1">
            <text:p>0</text:p>
          </table:table-cell>
          <table:table-cell office:value-type="float" office:value="1" table:formula="of:=IF([Data.CK25]=&quot;&quot;;0;(IF([Data.CK25]=&quot;?&quot;;&quot;?&quot;;1)))" table:style-name="ce1">
            <text:p>1</text:p>
          </table:table-cell>
          <table:table-cell office:value-type="float" office:value="0" table:formula="of:=IF([Data.CL25]=&quot;&quot;;0;(IF([Data.CL25]=&quot;?&quot;;&quot;?&quot;;1)))" table:style-name="ce1">
            <text:p>0</text:p>
          </table:table-cell>
          <table:table-cell office:value-type="float" office:value="0" table:formula="of:=IF([Data.CM25]=&quot;&quot;;0;(IF([Data.CM25]=&quot;?&quot;;&quot;?&quot;;1)))" table:style-name="ce1">
            <text:p>0</text:p>
          </table:table-cell>
          <table:table-cell office:value-type="float" office:value="0" table:formula="of:=IF([Data.CN25]=&quot;&quot;;0;(IF([Data.CN25]=&quot;?&quot;;&quot;?&quot;;1)))" table:style-name="ce1">
            <text:p>0</text:p>
          </table:table-cell>
          <table:table-cell office:value-type="float" office:value="0" table:formula="of:=IF([Data.CO25]=&quot;&quot;;0;(IF([Data.CO25]=&quot;?&quot;;&quot;?&quot;;1)))" table:style-name="ce1">
            <text:p>0</text:p>
          </table:table-cell>
          <table:table-cell office:value-type="float" office:value="1" table:formula="of:=IF([Data.CP25]=&quot;&quot;;0;(IF([Data.CP25]=&quot;?&quot;;&quot;?&quot;;1)))" table:style-name="ce1">
            <text:p>1</text:p>
          </table:table-cell>
          <table:table-cell office:value-type="float" office:value="0" table:formula="of:=IF([Data.CQ25]=&quot;&quot;;0;(IF([Data.CQ25]=&quot;?&quot;;&quot;?&quot;;1)))" table:style-name="ce1">
            <text:p>0</text:p>
          </table:table-cell>
          <table:table-cell office:value-type="float" office:value="0" table:formula="of:=IF([Data.CR25]=&quot;&quot;;0;(IF([Data.CR25]=&quot;?&quot;;&quot;?&quot;;1)))" table:style-name="ce1">
            <text:p>0</text:p>
          </table:table-cell>
          <table:table-cell office:value-type="float" office:value="0" table:formula="of:=IF([Data.CS25]=&quot;&quot;;0;(IF([Data.CS25]=&quot;?&quot;;&quot;?&quot;;1)))" table:style-name="ce1">
            <text:p>0</text:p>
          </table:table-cell>
          <table:table-cell office:value-type="float" office:value="0" table:formula="of:=IF([Data.CT25]=&quot;&quot;;0;(IF([Data.CT25]=&quot;?&quot;;&quot;?&quot;;1)))" table:style-name="ce1">
            <text:p>0</text:p>
          </table:table-cell>
          <table:table-cell office:value-type="float" office:value="0" table:formula="of:=IF([Data.CU25]=&quot;&quot;;0;(IF([Data.CU25]=&quot;?&quot;;&quot;?&quot;;1)))" table:style-name="ce1">
            <text:p>0</text:p>
          </table:table-cell>
          <table:table-cell office:value-type="float" office:value="1" table:formula="of:=IF([Data.CV25]=&quot;&quot;;0;(IF([Data.CV25]=&quot;?&quot;;&quot;?&quot;;1)))" table:style-name="ce1">
            <text:p>1</text:p>
          </table:table-cell>
          <table:table-cell office:value-type="float" office:value="0" table:formula="of:=IF([Data.CW25]=&quot;&quot;;0;(IF([Data.CW25]=&quot;?&quot;;&quot;?&quot;;1)))" table:style-name="ce1">
            <text:p>0</text:p>
          </table:table-cell>
          <table:table-cell office:value-type="float" office:value="1" table:formula="of:=IF([Data.CX25]=&quot;&quot;;0;(IF([Data.CX25]=&quot;?&quot;;&quot;?&quot;;1)))" table:style-name="ce1">
            <text:p>1</text:p>
          </table:table-cell>
          <table:table-cell office:value-type="float" office:value="0" table:formula="of:=IF([Data.CY25]=&quot;&quot;;0;(IF([Data.CY25]=&quot;?&quot;;&quot;?&quot;;1)))" table:style-name="ce1">
            <text:p>0</text:p>
          </table:table-cell>
          <table:table-cell office:value-type="float" office:value="1" table:formula="of:=IF([Data.CZ25]=&quot;&quot;;0;(IF([Data.CZ25]=&quot;?&quot;;&quot;?&quot;;1)))" table:style-name="ce1">
            <text:p>1</text:p>
          </table:table-cell>
          <table:table-cell office:value-type="float" office:value="1" table:formula="of:=IF([Data.DA25]=&quot;&quot;;0;(IF([Data.DA25]=&quot;?&quot;;&quot;?&quot;;1)))" table:style-name="ce1">
            <text:p>1</text:p>
          </table:table-cell>
          <table:table-cell office:value-type="float" office:value="1" table:formula="of:=IF([Data.DB25]=&quot;&quot;;0;(IF([Data.DB25]=&quot;?&quot;;&quot;?&quot;;1)))" table:style-name="ce1">
            <text:p>1</text:p>
          </table:table-cell>
          <table:table-cell office:value-type="float" office:value="1" table:formula="of:=IF([Data.DC25]=&quot;&quot;;0;(IF([Data.DC25]=&quot;?&quot;;&quot;?&quot;;1)))" table:style-name="ce1">
            <text:p>1</text:p>
          </table:table-cell>
          <table:table-cell office:value-type="float" office:value="1" table:formula="of:=IF([Data.DD25]=&quot;&quot;;0;(IF([Data.DD25]=&quot;?&quot;;&quot;?&quot;;1)))" table:style-name="ce1">
            <text:p>1</text:p>
          </table:table-cell>
          <table:table-cell office:value-type="float" office:value="0" table:formula="of:=IF([Data.DE25]=&quot;&quot;;0;(IF([Data.DE25]=&quot;?&quot;;&quot;?&quot;;1)))" table:style-name="ce1">
            <text:p>0</text:p>
          </table:table-cell>
          <table:table-cell office:value-type="float" office:value="1" table:formula="of:=IF([Data.DF25]=&quot;&quot;;0;(IF([Data.DF25]=&quot;?&quot;;&quot;?&quot;;1)))" table:style-name="ce1">
            <text:p>1</text:p>
          </table:table-cell>
          <table:table-cell office:value-type="float" office:value="1" table:formula="of:=IF([Data.DG25]=&quot;&quot;;0;(IF([Data.DG25]=&quot;?&quot;;&quot;?&quot;;1)))" table:style-name="ce1">
            <text:p>1</text:p>
          </table:table-cell>
          <table:table-cell office:value-type="float" office:value="0" table:formula="of:=IF([Data.DH25]=&quot;&quot;;0;(IF([Data.DH25]=&quot;?&quot;;&quot;?&quot;;1)))" table:style-name="ce1">
            <text:p>0</text:p>
          </table:table-cell>
          <table:table-cell office:value-type="float" office:value="0" table:formula="of:=IF([Data.DI25]=&quot;&quot;;0;(IF([Data.DI25]=&quot;?&quot;;&quot;?&quot;;1)))" table:style-name="ce1">
            <text:p>0</text:p>
          </table:table-cell>
          <table:table-cell office:value-type="float" office:value="1" table:formula="of:=IF([Data.DJ25]=&quot;&quot;;0;(IF([Data.DJ25]=&quot;?&quot;;&quot;?&quot;;1)))" table:style-name="ce1">
            <text:p>1</text:p>
          </table:table-cell>
          <table:table-cell office:value-type="float" office:value="1" table:formula="of:=IF([Data.DK25]=&quot;&quot;;0;(IF([Data.DK25]=&quot;?&quot;;&quot;?&quot;;1)))" table:style-name="ce1">
            <text:p>1</text:p>
          </table:table-cell>
          <table:table-cell office:value-type="float" office:value="0" table:formula="of:=IF([Data.DL25]=&quot;&quot;;0;(IF([Data.DL25]=&quot;?&quot;;&quot;?&quot;;1)))" table:style-name="ce1">
            <text:p>0</text:p>
          </table:table-cell>
          <table:table-cell office:value-type="float" office:value="0" table:formula="of:=IF([Data.DM25]=&quot;&quot;;0;(IF([Data.DM25]=&quot;?&quot;;&quot;?&quot;;1)))" table:style-name="ce1">
            <text:p>0</text:p>
          </table:table-cell>
          <table:table-cell office:value-type="float" office:value="0" table:formula="of:=IF([Data.DN25]=&quot;&quot;;0;(IF([Data.DN25]=&quot;?&quot;;&quot;?&quot;;1)))" table:style-name="ce1">
            <text:p>0</text:p>
          </table:table-cell>
          <table:table-cell office:value-type="float" office:value="0" table:formula="of:=IF([Data.DO25]=&quot;&quot;;0;(IF([Data.DO25]=&quot;?&quot;;&quot;?&quot;;1)))" table:style-name="ce1">
            <text:p>0</text:p>
          </table:table-cell>
          <table:table-cell office:value-type="float" office:value="0" table:formula="of:=IF([Data.DP25]=&quot;&quot;;0;(IF([Data.DP25]=&quot;?&quot;;&quot;?&quot;;1)))" table:style-name="ce1">
            <text:p>0</text:p>
          </table:table-cell>
          <table:table-cell office:value-type="float" office:value="0" table:formula="of:=IF([Data.DQ25]=&quot;&quot;;0;(IF([Data.DQ25]=&quot;?&quot;;&quot;?&quot;;1)))" table:style-name="ce1">
            <text:p>0</text:p>
          </table:table-cell>
          <table:table-cell office:value-type="float" office:value="0" table:formula="of:=IF([Data.DR25]=&quot;&quot;;0;(IF([Data.DR25]=&quot;?&quot;;&quot;?&quot;;1)))" table:style-name="ce1">
            <text:p>0</text:p>
          </table:table-cell>
          <table:table-cell office:value-type="float" office:value="0" table:formula="of:=IF([Data.DS25]=&quot;&quot;;0;(IF([Data.DS25]=&quot;?&quot;;&quot;?&quot;;1)))" table:style-name="ce1">
            <text:p>0</text:p>
          </table:table-cell>
          <table:table-cell office:value-type="float" office:value="0" table:formula="of:=IF([Data.DT25]=&quot;&quot;;0;(IF([Data.DT25]=&quot;?&quot;;&quot;?&quot;;1)))" table:style-name="ce1">
            <text:p>0</text:p>
          </table:table-cell>
          <table:table-cell office:value-type="float" office:value="1" table:formula="of:=IF([Data.DU25]=&quot;&quot;;0;(IF([Data.DU25]=&quot;?&quot;;&quot;?&quot;;1)))" table:style-name="ce1">
            <text:p>1</text:p>
          </table:table-cell>
          <table:table-cell office:value-type="float" office:value="1" table:formula="of:=IF([Data.DV25]=&quot;&quot;;0;(IF([Data.DV25]=&quot;?&quot;;&quot;?&quot;;1)))" table:style-name="ce1">
            <text:p>1</text:p>
          </table:table-cell>
          <table:table-cell office:value-type="float" office:value="0" table:formula="of:=IF([Data.DW25]=&quot;&quot;;0;(IF([Data.DW25]=&quot;?&quot;;&quot;?&quot;;1)))" table:style-name="ce1">
            <text:p>0</text:p>
          </table:table-cell>
          <table:table-cell office:value-type="float" office:value="0" table:formula="of:=IF([Data.DX25]=&quot;&quot;;0;(IF([Data.DX25]=&quot;?&quot;;&quot;?&quot;;1)))" table:style-name="ce1">
            <text:p>0</text:p>
          </table:table-cell>
          <table:table-cell office:value-type="float" office:value="1" table:formula="of:=IF([Data.DY25]=&quot;&quot;;0;(IF([Data.DY25]=&quot;?&quot;;&quot;?&quot;;1)))" table:style-name="ce1">
            <text:p>1</text:p>
          </table:table-cell>
          <table:table-cell office:value-type="float" office:value="1" table:formula="of:=IF([Data.DZ25]=&quot;&quot;;0;(IF([Data.DZ25]=&quot;?&quot;;&quot;?&quot;;1)))" table:style-name="ce1">
            <text:p>1</text:p>
          </table:table-cell>
          <table:table-cell office:value-type="float" office:value="0" table:formula="of:=IF([Data.EA25]=&quot;&quot;;0;(IF([Data.EA25]=&quot;?&quot;;&quot;?&quot;;1)))" table:style-name="ce1">
            <text:p>0</text:p>
          </table:table-cell>
          <table:table-cell office:value-type="float" office:value="1" table:formula="of:=IF([Data.EB25]=&quot;&quot;;0;(IF([Data.EB25]=&quot;?&quot;;&quot;?&quot;;1)))" table:style-name="ce1">
            <text:p>1</text:p>
          </table:table-cell>
          <table:table-cell office:value-type="float" office:value="0" table:formula="of:=IF([Data.EC25]=&quot;&quot;;0;(IF([Data.EC25]=&quot;?&quot;;&quot;?&quot;;1)))" table:style-name="ce1">
            <text:p>0</text:p>
          </table:table-cell>
          <table:table-cell office:value-type="float" office:value="0" table:formula="of:=IF([Data.ED25]=&quot;&quot;;0;(IF([Data.ED25]=&quot;?&quot;;&quot;?&quot;;1)))" table:style-name="ce1">
            <text:p>0</text:p>
          </table:table-cell>
          <table:table-cell office:value-type="float" office:value="0" table:formula="of:=IF([Data.EE25]=&quot;&quot;;0;(IF([Data.EE25]=&quot;?&quot;;&quot;?&quot;;1)))" table:style-name="ce1">
            <text:p>0</text:p>
          </table:table-cell>
          <table:table-cell office:value-type="float" office:value="0" table:formula="of:=IF([Data.EF25]=&quot;&quot;;0;(IF([Data.EF25]=&quot;?&quot;;&quot;?&quot;;1)))" table:style-name="ce1">
            <text:p>0</text:p>
          </table:table-cell>
          <table:table-cell office:value-type="float" office:value="0" table:formula="of:=IF([Data.EG25]=&quot;&quot;;0;(IF([Data.EG25]=&quot;?&quot;;&quot;?&quot;;1)))" table:style-name="ce1">
            <text:p>0</text:p>
          </table:table-cell>
          <table:table-cell office:value-type="float" office:value="0" table:formula="of:=IF([Data.EH25]=&quot;&quot;;0;(IF([Data.EH25]=&quot;?&quot;;&quot;?&quot;;1)))" table:style-name="ce1">
            <text:p>0</text:p>
          </table:table-cell>
          <table:table-cell office:value-type="float" office:value="0" table:formula="of:=IF([Data.EI25]=&quot;&quot;;0;(IF([Data.EI25]=&quot;?&quot;;&quot;?&quot;;1)))" table:style-name="ce1">
            <text:p>0</text:p>
          </table:table-cell>
          <table:table-cell office:value-type="float" office:value="0" table:formula="of:=IF([Data.EJ25]=&quot;&quot;;0;(IF([Data.EJ25]=&quot;?&quot;;&quot;?&quot;;1)))" table:style-name="ce1">
            <text:p>0</text:p>
          </table:table-cell>
          <table:table-cell office:value-type="float" office:value="0" table:formula="of:=IF([Data.EK25]=&quot;&quot;;0;(IF([Data.EK25]=&quot;?&quot;;&quot;?&quot;;1)))" table:style-name="ce1">
            <text:p>0</text:p>
          </table:table-cell>
          <table:table-cell office:value-type="float" office:value="0" table:formula="of:=IF([Data.EL25]=&quot;&quot;;0;(IF([Data.EL25]=&quot;?&quot;;&quot;?&quot;;1)))" table:style-name="ce1">
            <text:p>0</text:p>
          </table:table-cell>
          <table:table-cell office:value-type="float" office:value="0" table:formula="of:=IF([Data.EM25]=&quot;&quot;;0;(IF([Data.EM25]=&quot;?&quot;;&quot;?&quot;;1)))" table:style-name="ce1">
            <text:p>0</text:p>
          </table:table-cell>
          <table:table-cell office:value-type="float" office:value="0" table:formula="of:=IF([Data.EN25]=&quot;&quot;;0;(IF([Data.EN25]=&quot;?&quot;;&quot;?&quot;;1)))" table:style-name="ce1">
            <text:p>0</text:p>
          </table:table-cell>
          <table:table-cell office:value-type="float" office:value="0" table:formula="of:=IF([Data.EO25]=&quot;&quot;;0;(IF([Data.EO25]=&quot;?&quot;;&quot;?&quot;;1)))" table:style-name="ce1">
            <text:p>0</text:p>
          </table:table-cell>
          <table:table-cell office:value-type="float" office:value="0" table:formula="of:=IF([Data.EP25]=&quot;&quot;;0;(IF([Data.EP25]=&quot;?&quot;;&quot;?&quot;;1)))" table:style-name="ce1">
            <text:p>0</text:p>
          </table:table-cell>
          <table:table-cell office:value-type="float" office:value="0" table:formula="of:=IF([Data.EQ25]=&quot;&quot;;0;(IF([Data.EQ25]=&quot;?&quot;;&quot;?&quot;;1)))" table:style-name="ce1">
            <text:p>0</text:p>
          </table:table-cell>
          <table:table-cell office:value-type="float" office:value="0" table:formula="of:=IF([Data.ER25]=&quot;&quot;;0;(IF([Data.ER25]=&quot;?&quot;;&quot;?&quot;;1)))" table:style-name="ce1">
            <text:p>0</text:p>
          </table:table-cell>
          <table:table-cell office:value-type="float" office:value="0" table:formula="of:=IF([Data.ES25]=&quot;&quot;;0;(IF([Data.ES25]=&quot;?&quot;;&quot;?&quot;;1)))" table:style-name="ce1">
            <text:p>0</text:p>
          </table:table-cell>
          <table:table-cell office:value-type="float" office:value="0" table:formula="of:=IF([Data.ET25]=&quot;&quot;;0;(IF([Data.ET25]=&quot;?&quot;;&quot;?&quot;;1)))" table:style-name="ce1">
            <text:p>0</text:p>
          </table:table-cell>
          <table:table-cell office:value-type="float" office:value="0" table:formula="of:=IF([Data.EU25]=&quot;&quot;;0;(IF([Data.EU25]=&quot;?&quot;;&quot;?&quot;;1)))" table:style-name="ce1">
            <text:p>0</text:p>
          </table:table-cell>
          <table:table-cell office:value-type="float" office:value="0" table:formula="of:=IF([Data.EV25]=&quot;&quot;;0;(IF([Data.EV25]=&quot;?&quot;;&quot;?&quot;;1)))" table:style-name="ce1">
            <text:p>0</text:p>
          </table:table-cell>
          <table:table-cell office:value-type="float" office:value="0" table:formula="of:=IF([Data.EW25]=&quot;&quot;;0;(IF([Data.EW25]=&quot;?&quot;;&quot;?&quot;;1)))" table:style-name="ce1">
            <text:p>0</text:p>
          </table:table-cell>
          <table:table-cell office:value-type="float" office:value="0" table:formula="of:=IF([Data.EX25]=&quot;&quot;;0;(IF([Data.EX25]=&quot;?&quot;;&quot;?&quot;;1)))" table:style-name="ce1">
            <text:p>0</text:p>
          </table:table-cell>
          <table:table-cell office:value-type="float" office:value="0" table:formula="of:=IF([Data.EY25]=&quot;&quot;;0;(IF([Data.EY25]=&quot;?&quot;;&quot;?&quot;;1)))" table:style-name="ce1">
            <text:p>0</text:p>
          </table:table-cell>
          <table:table-cell office:value-type="float" office:value="0" table:formula="of:=IF([Data.EZ25]=&quot;&quot;;0;(IF([Data.EZ25]=&quot;?&quot;;&quot;?&quot;;1)))" table:style-name="ce1">
            <text:p>0</text:p>
          </table:table-cell>
          <table:table-cell office:value-type="float" office:value="0" table:formula="of:=IF([Data.FA25]=&quot;&quot;;0;(IF([Data.FA25]=&quot;?&quot;;&quot;?&quot;;1)))" table:style-name="ce1">
            <text:p>0</text:p>
          </table:table-cell>
          <table:table-cell office:value-type="float" office:value="0" table:formula="of:=IF([Data.FB25]=&quot;&quot;;0;(IF([Data.FB25]=&quot;?&quot;;&quot;?&quot;;1)))" table:style-name="ce1">
            <text:p>0</text:p>
          </table:table-cell>
          <table:table-cell office:value-type="float" office:value="0" table:formula="of:=IF([Data.FC25]=&quot;&quot;;0;(IF([Data.FC25]=&quot;?&quot;;&quot;?&quot;;1)))" table:style-name="ce1">
            <text:p>0</text:p>
          </table:table-cell>
          <table:table-cell office:value-type="float" office:value="0" table:formula="of:=IF([Data.FD25]=&quot;&quot;;0;(IF([Data.FD25]=&quot;?&quot;;&quot;?&quot;;1)))" table:style-name="ce1">
            <text:p>0</text:p>
          </table:table-cell>
          <table:table-cell office:value-type="float" office:value="1" table:formula="of:=IF([Data.FE25]=&quot;&quot;;0;(IF([Data.FE25]=&quot;?&quot;;&quot;?&quot;;1)))" table:style-name="ce1">
            <text:p>1</text:p>
          </table:table-cell>
          <table:table-cell office:value-type="float" office:value="0" table:formula="of:=IF([Data.FF25]=&quot;&quot;;0;(IF([Data.FF25]=&quot;?&quot;;&quot;?&quot;;1)))" table:style-name="ce1">
            <text:p>0</text:p>
          </table:table-cell>
          <table:table-cell office:value-type="float" office:value="0" table:formula="of:=IF([Data.FG25]=&quot;&quot;;0;(IF([Data.FG25]=&quot;?&quot;;&quot;?&quot;;1)))" table:style-name="ce1">
            <text:p>0</text:p>
          </table:table-cell>
          <table:table-cell office:value-type="float" office:value="0" table:formula="of:=IF([Data.FH25]=&quot;&quot;;0;(IF([Data.FH25]=&quot;?&quot;;&quot;?&quot;;1)))" table:style-name="ce1">
            <text:p>0</text:p>
          </table:table-cell>
          <table:table-cell office:value-type="float" office:value="1" table:formula="of:=IF([Data.FI25]=&quot;&quot;;0;(IF([Data.FI25]=&quot;?&quot;;&quot;?&quot;;1)))" table:style-name="ce1">
            <text:p>1</text:p>
          </table:table-cell>
          <table:table-cell office:value-type="float" office:value="1" table:formula="of:=IF([Data.FJ25]=&quot;&quot;;0;(IF([Data.FJ25]=&quot;?&quot;;&quot;?&quot;;1)))" table:style-name="ce1">
            <text:p>1</text:p>
          </table:table-cell>
          <table:table-cell office:value-type="float" office:value="1" table:formula="of:=IF([Data.FK25]=&quot;&quot;;0;(IF([Data.FK25]=&quot;?&quot;;&quot;?&quot;;1)))" table:style-name="ce1">
            <text:p>1</text:p>
          </table:table-cell>
          <table:table-cell office:value-type="float" office:value="1" table:formula="of:=IF([Data.FL25]=&quot;&quot;;0;(IF([Data.FL25]=&quot;?&quot;;&quot;?&quot;;1)))" table:style-name="ce1">
            <text:p>1</text:p>
          </table:table-cell>
          <table:table-cell office:value-type="float" office:value="1" table:formula="of:=IF([Data.FM25]=&quot;&quot;;0;(IF([Data.FM25]=&quot;?&quot;;&quot;?&quot;;1)))" table:style-name="ce1">
            <text:p>1</text:p>
          </table:table-cell>
          <table:table-cell office:value-type="float" office:value="0" table:formula="of:=IF([Data.FN25]=&quot;&quot;;0;(IF([Data.FN25]=&quot;?&quot;;&quot;?&quot;;1)))" table:style-name="ce1">
            <text:p>0</text:p>
          </table:table-cell>
          <table:table-cell office:value-type="float" office:value="1" table:formula="of:=IF([Data.FO25]=&quot;&quot;;0;(IF([Data.FO25]=&quot;?&quot;;&quot;?&quot;;1)))" table:style-name="ce1">
            <text:p>1</text:p>
          </table:table-cell>
          <table:table-cell office:value-type="float" office:value="0" table:formula="of:=IF([Data.FP25]=&quot;&quot;;0;(IF([Data.FP25]=&quot;?&quot;;&quot;?&quot;;1)))" table:style-name="ce1">
            <text:p>0</text:p>
          </table:table-cell>
          <table:table-cell office:value-type="float" office:value="1" table:formula="of:=IF([Data.FQ25]=&quot;&quot;;0;(IF([Data.FQ25]=&quot;?&quot;;&quot;?&quot;;1)))" table:style-name="ce1">
            <text:p>1</text:p>
          </table:table-cell>
          <table:table-cell office:value-type="float" office:value="0" table:formula="of:=IF([Data.FR25]=&quot;&quot;;0;(IF([Data.FR25]=&quot;?&quot;;&quot;?&quot;;1)))" table:style-name="ce1">
            <text:p>0</text:p>
          </table:table-cell>
          <table:table-cell office:value-type="float" office:value="0" table:formula="of:=IF([Data.FS25]=&quot;&quot;;0;(IF([Data.FS25]=&quot;?&quot;;&quot;?&quot;;1)))" table:style-name="ce1">
            <text:p>0</text:p>
          </table:table-cell>
          <table:table-cell office:value-type="float" office:value="0" table:formula="of:=IF([Data.FT25]=&quot;&quot;;0;(IF([Data.FT25]=&quot;?&quot;;&quot;?&quot;;1)))" table:style-name="ce1">
            <text:p>0</text:p>
          </table:table-cell>
          <table:table-cell office:value-type="float" office:value="0" table:formula="of:=IF([Data.FU25]=&quot;&quot;;0;(IF([Data.FU25]=&quot;?&quot;;&quot;?&quot;;1)))" table:style-name="ce1">
            <text:p>0</text:p>
          </table:table-cell>
          <table:table-cell office:value-type="float" office:value="0" table:formula="of:=IF([Data.FV25]=&quot;&quot;;0;(IF([Data.FV25]=&quot;?&quot;;&quot;?&quot;;1)))" table:style-name="ce1">
            <text:p>0</text:p>
          </table:table-cell>
          <table:table-cell office:value-type="float" office:value="0" table:formula="of:=IF([Data.FW25]=&quot;&quot;;0;(IF([Data.FW25]=&quot;?&quot;;&quot;?&quot;;1)))" table:style-name="ce1">
            <text:p>0</text:p>
          </table:table-cell>
          <table:table-cell office:value-type="float" office:value="0" table:formula="of:=IF([Data.FX25]=&quot;&quot;;0;(IF([Data.FX25]=&quot;?&quot;;&quot;?&quot;;1)))" table:style-name="ce1">
            <text:p>0</text:p>
          </table:table-cell>
          <table:table-cell office:value-type="float" office:value="0" table:formula="of:=IF([Data.FY25]=&quot;&quot;;0;(IF([Data.FY25]=&quot;?&quot;;&quot;?&quot;;1)))" table:style-name="ce1">
            <text:p>0</text:p>
          </table:table-cell>
          <table:table-cell office:value-type="float" office:value="1" table:formula="of:=IF([Data.FZ25]=&quot;&quot;;0;(IF([Data.FZ25]=&quot;?&quot;;&quot;?&quot;;1)))" table:style-name="ce1">
            <text:p>1</text:p>
          </table:table-cell>
          <table:table-cell office:value-type="float" office:value="1" table:formula="of:=IF([Data.GA25]=&quot;&quot;;0;(IF([Data.GA25]=&quot;?&quot;;&quot;?&quot;;1)))" table:style-name="ce1">
            <text:p>1</text:p>
          </table:table-cell>
          <table:table-cell office:value-type="float" office:value="0" table:formula="of:=IF([Data.GB25]=&quot;&quot;;0;(IF([Data.GB25]=&quot;?&quot;;&quot;?&quot;;1)))" table:style-name="ce1">
            <text:p>0</text:p>
          </table:table-cell>
          <table:table-cell office:value-type="float" office:value="0" table:formula="of:=IF([Data.GC25]=&quot;&quot;;0;(IF([Data.GC25]=&quot;?&quot;;&quot;?&quot;;1)))" table:style-name="ce1">
            <text:p>0</text:p>
          </table:table-cell>
          <table:table-cell office:value-type="float" office:value="1" table:formula="of:=IF([Data.GD25]=&quot;&quot;;0;(IF([Data.GD25]=&quot;?&quot;;&quot;?&quot;;1)))" table:style-name="ce1">
            <text:p>1</text:p>
          </table:table-cell>
          <table:table-cell office:value-type="float" office:value="0" table:formula="of:=IF([Data.GE25]=&quot;&quot;;0;(IF([Data.GE25]=&quot;?&quot;;&quot;?&quot;;1)))" table:style-name="ce1">
            <text:p>0</text:p>
          </table:table-cell>
          <table:table-cell office:value-type="float" office:value="1" table:formula="of:=IF([Data.GF25]=&quot;&quot;;0;(IF([Data.GF25]=&quot;?&quot;;&quot;?&quot;;1)))" table:style-name="ce1">
            <text:p>1</text:p>
          </table:table-cell>
          <table:table-cell office:value-type="float" office:value="0" table:formula="of:=IF([Data.GG25]=&quot;&quot;;0;(IF([Data.GG25]=&quot;?&quot;;&quot;?&quot;;1)))" table:style-name="ce1">
            <text:p>0</text:p>
          </table:table-cell>
          <table:table-cell office:value-type="float" office:value="0" table:formula="of:=IF([Data.GH25]=&quot;&quot;;0;(IF([Data.GH25]=&quot;?&quot;;&quot;?&quot;;1)))" table:style-name="ce1">
            <text:p>0</text:p>
          </table:table-cell>
          <table:table-cell office:value-type="float" office:value="0" table:formula="of:=IF([Data.GI25]=&quot;&quot;;0;(IF([Data.GI25]=&quot;?&quot;;&quot;?&quot;;1)))" table:style-name="ce1">
            <text:p>0</text:p>
          </table:table-cell>
          <table:table-cell office:value-type="float" office:value="0" table:formula="of:=IF([Data.GJ25]=&quot;&quot;;0;(IF([Data.GJ25]=&quot;?&quot;;&quot;?&quot;;1)))" table:style-name="ce1">
            <text:p>0</text:p>
          </table:table-cell>
          <table:table-cell office:value-type="float" office:value="0" table:formula="of:=IF([Data.GK25]=&quot;&quot;;0;(IF([Data.GK25]=&quot;?&quot;;&quot;?&quot;;1)))" table:style-name="ce1">
            <text:p>0</text:p>
          </table:table-cell>
          <table:table-cell office:value-type="float" office:value="0" table:formula="of:=IF([Data.GL25]=&quot;&quot;;0;(IF([Data.GL25]=&quot;?&quot;;&quot;?&quot;;1)))" table:style-name="ce1">
            <text:p>0</text:p>
          </table:table-cell>
          <table:table-cell office:value-type="float" office:value="0" table:formula="of:=IF([Data.GM25]=&quot;&quot;;0;(IF([Data.GM25]=&quot;?&quot;;&quot;?&quot;;1)))" table:style-name="ce1">
            <text:p>0</text:p>
          </table:table-cell>
          <table:table-cell office:value-type="float" office:value="0" table:formula="of:=IF([Data.GN25]=&quot;&quot;;0;(IF([Data.GN25]=&quot;?&quot;;&quot;?&quot;;1)))" table:style-name="ce1">
            <text:p>0</text:p>
          </table:table-cell>
          <table:table-cell office:value-type="float" office:value="0" table:formula="of:=IF([Data.GO25]=&quot;&quot;;0;(IF([Data.GO25]=&quot;?&quot;;&quot;?&quot;;1)))" table:style-name="ce1">
            <text:p>0</text:p>
          </table:table-cell>
          <table:table-cell office:value-type="float" office:value="0" table:formula="of:=IF([Data.GP25]=&quot;&quot;;0;(IF([Data.GP25]=&quot;?&quot;;&quot;?&quot;;1)))" table:style-name="ce1">
            <text:p>0</text:p>
          </table:table-cell>
          <table:table-cell office:value-type="float" office:value="1" table:formula="of:=IF([Data.GQ25]=&quot;&quot;;0;(IF([Data.GQ25]=&quot;?&quot;;&quot;?&quot;;1)))" table:style-name="ce1">
            <text:p>1</text:p>
          </table:table-cell>
          <table:table-cell office:value-type="float" office:value="0" table:formula="of:=IF([Data.GR25]=&quot;&quot;;0;(IF([Data.GR25]=&quot;?&quot;;&quot;?&quot;;1)))" table:style-name="ce1">
            <text:p>0</text:p>
          </table:table-cell>
          <table:table-cell office:value-type="float" office:value="0" table:formula="of:=IF([Data.GS25]=&quot;&quot;;0;(IF([Data.GS25]=&quot;?&quot;;&quot;?&quot;;1)))" table:style-name="ce1">
            <text:p>0</text:p>
          </table:table-cell>
          <table:table-cell office:value-type="float" office:value="1" table:formula="of:=IF([Data.GT25]=&quot;&quot;;0;(IF([Data.GT25]=&quot;?&quot;;&quot;?&quot;;1)))" table:style-name="ce1">
            <text:p>1</text:p>
          </table:table-cell>
          <table:table-cell office:value-type="float" office:value="1" table:formula="of:=IF([Data.GU25]=&quot;&quot;;0;(IF([Data.GU25]=&quot;?&quot;;&quot;?&quot;;1)))" table:style-name="ce1">
            <text:p>1</text:p>
          </table:table-cell>
          <table:table-cell office:value-type="float" office:value="0" table:formula="of:=IF([Data.GV25]=&quot;&quot;;0;(IF([Data.GV25]=&quot;?&quot;;&quot;?&quot;;1)))" table:style-name="ce1">
            <text:p>0</text:p>
          </table:table-cell>
          <table:table-cell office:value-type="float" office:value="0" table:formula="of:=IF([Data.GW25]=&quot;&quot;;0;(IF([Data.GW25]=&quot;?&quot;;&quot;?&quot;;1)))" table:style-name="ce1">
            <text:p>0</text:p>
          </table:table-cell>
          <table:table-cell office:value-type="float" office:value="0" table:formula="of:=IF([Data.GX25]=&quot;&quot;;0;(IF([Data.GX25]=&quot;?&quot;;&quot;?&quot;;1)))" table:style-name="ce1">
            <text:p>0</text:p>
          </table:table-cell>
          <table:table-cell office:value-type="float" office:value="0" table:formula="of:=IF([Data.GY25]=&quot;&quot;;0;(IF([Data.GY25]=&quot;?&quot;;&quot;?&quot;;1)))" table:style-name="ce1">
            <text:p>0</text:p>
          </table:table-cell>
          <table:table-cell office:value-type="float" office:value="0" table:formula="of:=IF([Data.GZ25]=&quot;&quot;;0;(IF([Data.GZ25]=&quot;?&quot;;&quot;?&quot;;1)))" table:style-name="ce1">
            <text:p>0</text:p>
          </table:table-cell>
          <table:table-cell office:value-type="float" office:value="0" table:formula="of:=IF([Data.HA25]=&quot;&quot;;0;(IF([Data.HA25]=&quot;?&quot;;&quot;?&quot;;1)))" table:style-name="ce1">
            <text:p>0</text:p>
          </table:table-cell>
          <table:table-cell office:value-type="float" office:value="0" table:formula="of:=IF([Data.HB25]=&quot;&quot;;0;(IF([Data.HB25]=&quot;?&quot;;&quot;?&quot;;1)))" table:style-name="ce1">
            <text:p>0</text:p>
          </table:table-cell>
          <table:table-cell office:value-type="float" office:value="0" table:formula="of:=IF([Data.HC25]=&quot;&quot;;0;(IF([Data.HC25]=&quot;?&quot;;&quot;?&quot;;1)))" table:style-name="ce1">
            <text:p>0</text:p>
          </table:table-cell>
          <table:table-cell office:value-type="float" office:value="0" table:formula="of:=IF([Data.HD25]=&quot;&quot;;0;(IF([Data.HD25]=&quot;?&quot;;&quot;?&quot;;1)))" table:style-name="ce1">
            <text:p>0</text:p>
          </table:table-cell>
          <table:table-cell office:value-type="float" office:value="0" table:formula="of:=IF([Data.HE25]=&quot;&quot;;0;(IF([Data.HE25]=&quot;?&quot;;&quot;?&quot;;1)))" table:style-name="ce1">
            <text:p>0</text:p>
          </table:table-cell>
          <table:table-cell office:value-type="float" office:value="0" table:formula="of:=IF([Data.HF25]=&quot;&quot;;0;(IF([Data.HF25]=&quot;?&quot;;&quot;?&quot;;1)))" table:style-name="ce1">
            <text:p>0</text:p>
          </table:table-cell>
          <table:table-cell office:value-type="float" office:value="0" table:formula="of:=IF([Data.HG25]=&quot;&quot;;0;(IF([Data.HG25]=&quot;?&quot;;&quot;?&quot;;1)))" table:style-name="ce1">
            <text:p>0</text:p>
          </table:table-cell>
          <table:table-cell office:value-type="float" office:value="1" table:formula="of:=IF([Data.HH25]=&quot;&quot;;0;(IF([Data.HH25]=&quot;?&quot;;&quot;?&quot;;1)))" table:style-name="ce1">
            <text:p>1</text:p>
          </table:table-cell>
          <table:table-cell office:value-type="float" office:value="1" table:formula="of:=IF([Data.HI25]=&quot;&quot;;0;(IF([Data.HI25]=&quot;?&quot;;&quot;?&quot;;1)))" table:style-name="ce1">
            <text:p>1</text:p>
          </table:table-cell>
          <table:table-cell office:value-type="float" office:value="0" table:formula="of:=IF([Data.HJ25]=&quot;&quot;;0;(IF([Data.HJ25]=&quot;?&quot;;&quot;?&quot;;1)))" table:style-name="ce1">
            <text:p>0</text:p>
          </table:table-cell>
          <table:table-cell office:value-type="float" office:value="0" table:formula="of:=IF([Data.HK25]=&quot;&quot;;0;(IF([Data.HK25]=&quot;?&quot;;&quot;?&quot;;1)))" table:style-name="ce1">
            <text:p>0</text:p>
          </table:table-cell>
          <table:table-cell office:value-type="float" office:value="1" table:formula="of:=IF([Data.HL25]=&quot;&quot;;0;(IF([Data.HL25]=&quot;?&quot;;&quot;?&quot;;1)))" table:style-name="ce1">
            <text:p>1</text:p>
          </table:table-cell>
          <table:table-cell office:value-type="float" office:value="0" table:formula="of:=IF([Data.HM25]=&quot;&quot;;0;(IF([Data.HM25]=&quot;?&quot;;&quot;?&quot;;1)))" table:style-name="ce1">
            <text:p>0</text:p>
          </table:table-cell>
          <table:table-cell office:value-type="float" office:value="1" table:formula="of:=IF([Data.HN25]=&quot;&quot;;0;(IF([Data.HN25]=&quot;?&quot;;&quot;?&quot;;1)))" table:style-name="ce1">
            <text:p>1</text:p>
          </table:table-cell>
          <table:table-cell office:value-type="float" office:value="1" table:formula="of:=IF([Data.HO25]=&quot;&quot;;0;(IF([Data.HO25]=&quot;?&quot;;&quot;?&quot;;1)))" table:style-name="ce1">
            <text:p>1</text:p>
          </table:table-cell>
          <table:table-cell office:value-type="float" office:value="0" table:formula="of:=IF([Data.HP25]=&quot;&quot;;0;(IF([Data.HP25]=&quot;?&quot;;&quot;?&quot;;1)))" table:style-name="ce1">
            <text:p>0</text:p>
          </table:table-cell>
          <table:table-cell office:value-type="float" office:value="1" table:formula="of:=IF([Data.HQ25]=&quot;&quot;;0;(IF([Data.HQ25]=&quot;?&quot;;&quot;?&quot;;1)))" table:style-name="ce1">
            <text:p>1</text:p>
          </table:table-cell>
          <table:table-cell office:value-type="float" office:value="0" table:formula="of:=IF([Data.HR25]=&quot;&quot;;0;(IF([Data.HR25]=&quot;?&quot;;&quot;?&quot;;1)))" table:style-name="ce1">
            <text:p>0</text:p>
          </table:table-cell>
          <table:table-cell office:value-type="float" office:value="0" table:formula="of:=IF([Data.HS25]=&quot;&quot;;0;(IF([Data.HS25]=&quot;?&quot;;&quot;?&quot;;1)))" table:style-name="ce1">
            <text:p>0</text:p>
          </table:table-cell>
          <table:table-cell office:value-type="float" office:value="0" table:formula="of:=IF([Data.HT25]=&quot;&quot;;0;(IF([Data.HT25]=&quot;?&quot;;&quot;?&quot;;1)))" table:style-name="ce1">
            <text:p>0</text:p>
          </table:table-cell>
          <table:table-cell office:value-type="float" office:value="0" table:formula="of:=IF([Data.HU25]=&quot;&quot;;0;(IF([Data.HU25]=&quot;?&quot;;&quot;?&quot;;1)))" table:style-name="ce1">
            <text:p>0</text:p>
          </table:table-cell>
          <table:table-cell office:value-type="float" office:value="0" table:formula="of:=IF([Data.HV25]=&quot;&quot;;0;(IF([Data.HV25]=&quot;?&quot;;&quot;?&quot;;1)))" table:style-name="ce1">
            <text:p>0</text:p>
          </table:table-cell>
          <table:table-cell office:value-type="float" office:value="0" table:formula="of:=IF([Data.HW25]=&quot;&quot;;0;(IF([Data.HW25]=&quot;?&quot;;&quot;?&quot;;1)))" table:style-name="ce1">
            <text:p>0</text:p>
          </table:table-cell>
          <table:table-cell office:value-type="float" office:value="0" table:formula="of:=IF([Data.HX25]=&quot;&quot;;0;(IF([Data.HX25]=&quot;?&quot;;&quot;?&quot;;1)))" table:style-name="ce1">
            <text:p>0</text:p>
          </table:table-cell>
          <table:table-cell office:value-type="float" office:value="1" table:formula="of:=IF([Data.HY25]=&quot;&quot;;0;(IF([Data.HY25]=&quot;?&quot;;&quot;?&quot;;1)))" table:style-name="ce1">
            <text:p>1</text:p>
          </table:table-cell>
          <table:table-cell office:value-type="float" office:value="1" table:formula="of:=IF([Data.HZ25]=&quot;&quot;;0;(IF([Data.HZ25]=&quot;?&quot;;&quot;?&quot;;1)))" table:style-name="ce1">
            <text:p>1</text:p>
          </table:table-cell>
          <table:table-cell office:value-type="float" office:value="1" table:formula="of:=IF([Data.IA25]=&quot;&quot;;0;(IF([Data.IA25]=&quot;?&quot;;&quot;?&quot;;1)))" table:style-name="ce1">
            <text:p>1</text:p>
          </table:table-cell>
          <table:table-cell office:value-type="float" office:value="1" table:formula="of:=IF([Data.IB25]=&quot;&quot;;0;(IF([Data.IB25]=&quot;?&quot;;&quot;?&quot;;1)))" table:style-name="ce1">
            <text:p>1</text:p>
          </table:table-cell>
          <table:table-cell office:value-type="float" office:value="0" table:formula="of:=IF([Data.IC25]=&quot;&quot;;0;(IF([Data.IC25]=&quot;?&quot;;&quot;?&quot;;1)))" table:style-name="ce1">
            <text:p>0</text:p>
          </table:table-cell>
          <table:table-cell office:value-type="float" office:value="0" table:formula="of:=IF([Data.ID25]=&quot;&quot;;0;(IF([Data.ID25]=&quot;?&quot;;&quot;?&quot;;1)))" table:style-name="ce1">
            <text:p>0</text:p>
          </table:table-cell>
          <table:table-cell office:value-type="float" office:value="0" table:formula="of:=IF([Data.IE25]=&quot;&quot;;0;(IF([Data.IE25]=&quot;?&quot;;&quot;?&quot;;1)))" table:style-name="ce1">
            <text:p>0</text:p>
          </table:table-cell>
          <table:table-cell office:value-type="float" office:value="0" table:formula="of:=IF([Data.IF25]=&quot;&quot;;0;(IF([Data.IF25]=&quot;?&quot;;&quot;?&quot;;1)))" table:style-name="ce1">
            <text:p>0</text:p>
          </table:table-cell>
          <table:table-cell office:value-type="float" office:value="0" table:formula="of:=IF([Data.IG25]=&quot;&quot;;0;(IF([Data.IG25]=&quot;?&quot;;&quot;?&quot;;1)))" table:style-name="ce1">
            <text:p>0</text:p>
          </table:table-cell>
          <table:table-cell office:value-type="float" office:value="0" table:formula="of:=IF([Data.IH25]=&quot;&quot;;0;(IF([Data.IH25]=&quot;?&quot;;&quot;?&quot;;1)))" table:style-name="ce1">
            <text:p>0</text:p>
          </table:table-cell>
          <table:table-cell office:value-type="float" office:value="0" table:formula="of:=IF([Data.II25]=&quot;&quot;;0;(IF([Data.II25]=&quot;?&quot;;&quot;?&quot;;1)))" table:style-name="ce1">
            <text:p>0</text:p>
          </table:table-cell>
          <table:table-cell office:value-type="float" office:value="0" table:formula="of:=IF([Data.IJ25]=&quot;&quot;;0;(IF([Data.IJ25]=&quot;?&quot;;&quot;?&quot;;1)))" table:style-name="ce1">
            <text:p>0</text:p>
          </table:table-cell>
          <table:table-cell office:value-type="float" office:value="0" table:formula="of:=IF([Data.IK25]=&quot;&quot;;0;(IF([Data.IK25]=&quot;?&quot;;&quot;?&quot;;1)))" table:style-name="ce1">
            <text:p>0</text:p>
          </table:table-cell>
          <table:table-cell table:number-columns-repeated="2" table:style-name="ce1"/>
          <table:table-cell office:value-type="float" office:value="66" table:formula="of:=SUM([.B23:.HI23])" table:style-name="ce1">
            <text:p>66</text:p>
          </table:table-cell>
          <table:table-cell table:number-columns-repeated="16164"/>
        </table:table-row>
        <table:table-row table:style-name="ro3">
          <table:table-cell office:value-type="string" office:string-value="TcNapo" table:formula="of:=[Data.C26]" table:style-name="ce1">
            <text:p>TcNapo</text:p>
          </table:table-cell>
          <table:table-cell office:value-type="float" office:value="1" table:formula="of:=IF([Data.AD26]=&quot;&quot;;0;(IF([Data.AD26]=&quot;?&quot;;&quot;?&quot;;1)))" table:style-name="ce1">
            <text:p>1</text:p>
          </table:table-cell>
          <table:table-cell office:value-type="float" office:value="0" table:formula="of:=IF([Data.AE26]=&quot;&quot;;0;(IF([Data.AE26]=&quot;?&quot;;&quot;?&quot;;1)))" table:style-name="ce1">
            <text:p>0</text:p>
          </table:table-cell>
          <table:table-cell office:value-type="float" office:value="1" table:formula="of:=IF([Data.AF26]=&quot;&quot;;0;(IF([Data.AF26]=&quot;?&quot;;&quot;?&quot;;1)))" table:style-name="ce1">
            <text:p>1</text:p>
          </table:table-cell>
          <table:table-cell office:value-type="float" office:value="1" table:formula="of:=IF([Data.AG26]=&quot;&quot;;0;(IF([Data.AG26]=&quot;?&quot;;&quot;?&quot;;1)))" table:style-name="ce1">
            <text:p>1</text:p>
          </table:table-cell>
          <table:table-cell office:value-type="float" office:value="1" table:formula="of:=IF([Data.AH26]=&quot;&quot;;0;(IF([Data.AH26]=&quot;?&quot;;&quot;?&quot;;1)))" table:style-name="ce1">
            <text:p>1</text:p>
          </table:table-cell>
          <table:table-cell office:value-type="float" office:value="0" table:formula="of:=IF([Data.AI26]=&quot;&quot;;0;(IF([Data.AI26]=&quot;?&quot;;&quot;?&quot;;1)))" table:style-name="ce1">
            <text:p>0</text:p>
          </table:table-cell>
          <table:table-cell office:value-type="float" office:value="0" table:formula="of:=IF([Data.AJ26]=&quot;&quot;;0;(IF([Data.AJ26]=&quot;?&quot;;&quot;?&quot;;1)))" table:style-name="ce1">
            <text:p>0</text:p>
          </table:table-cell>
          <table:table-cell office:value-type="float" office:value="1" table:formula="of:=IF([Data.AK26]=&quot;&quot;;0;(IF([Data.AK26]=&quot;?&quot;;&quot;?&quot;;1)))" table:style-name="ce1">
            <text:p>1</text:p>
          </table:table-cell>
          <table:table-cell office:value-type="float" office:value="1" table:formula="of:=IF([Data.AL26]=&quot;&quot;;0;(IF([Data.AL26]=&quot;?&quot;;&quot;?&quot;;1)))" table:style-name="ce1">
            <text:p>1</text:p>
          </table:table-cell>
          <table:table-cell office:value-type="float" office:value="0" table:formula="of:=IF([Data.AM26]=&quot;&quot;;0;(IF([Data.AM26]=&quot;?&quot;;&quot;?&quot;;1)))" table:style-name="ce1">
            <text:p>0</text:p>
          </table:table-cell>
          <table:table-cell office:value-type="float" office:value="1" table:formula="of:=IF([Data.AN26]=&quot;&quot;;0;(IF([Data.AN26]=&quot;?&quot;;&quot;?&quot;;1)))" table:style-name="ce1">
            <text:p>1</text:p>
          </table:table-cell>
          <table:table-cell office:value-type="float" office:value="0" table:formula="of:=IF([Data.AO26]=&quot;&quot;;0;(IF([Data.AO26]=&quot;?&quot;;&quot;?&quot;;1)))" table:style-name="ce1">
            <text:p>0</text:p>
          </table:table-cell>
          <table:table-cell office:value-type="float" office:value="1" table:formula="of:=IF([Data.AP26]=&quot;&quot;;0;(IF([Data.AP26]=&quot;?&quot;;&quot;?&quot;;1)))" table:style-name="ce1">
            <text:p>1</text:p>
          </table:table-cell>
          <table:table-cell office:value-type="float" office:value="1" table:formula="of:=IF([Data.AQ26]=&quot;&quot;;0;(IF([Data.AQ26]=&quot;?&quot;;&quot;?&quot;;1)))" table:style-name="ce1">
            <text:p>1</text:p>
          </table:table-cell>
          <table:table-cell office:value-type="float" office:value="0" table:formula="of:=IF([Data.AR26]=&quot;&quot;;0;(IF([Data.AR26]=&quot;?&quot;;&quot;?&quot;;1)))" table:style-name="ce1">
            <text:p>0</text:p>
          </table:table-cell>
          <table:table-cell office:value-type="float" office:value="1" table:formula="of:=IF([Data.AS26]=&quot;&quot;;0;(IF([Data.AS26]=&quot;?&quot;;&quot;?&quot;;1)))" table:style-name="ce1">
            <text:p>1</text:p>
          </table:table-cell>
          <table:table-cell office:value-type="float" office:value="1" table:formula="of:=IF([Data.AT26]=&quot;&quot;;0;(IF([Data.AT26]=&quot;?&quot;;&quot;?&quot;;1)))" table:style-name="ce1">
            <text:p>1</text:p>
          </table:table-cell>
          <table:table-cell office:value-type="float" office:value="1" table:formula="of:=IF([Data.AU26]=&quot;&quot;;0;(IF([Data.AU26]=&quot;?&quot;;&quot;?&quot;;1)))" table:style-name="ce1">
            <text:p>1</text:p>
          </table:table-cell>
          <table:table-cell office:value-type="float" office:value="0" table:formula="of:=IF([Data.AV26]=&quot;&quot;;0;(IF([Data.AV26]=&quot;?&quot;;&quot;?&quot;;1)))" table:style-name="ce1">
            <text:p>0</text:p>
          </table:table-cell>
          <table:table-cell office:value-type="float" office:value="1" table:formula="of:=IF([Data.AW26]=&quot;&quot;;0;(IF([Data.AW26]=&quot;?&quot;;&quot;?&quot;;1)))" table:style-name="ce1">
            <text:p>1</text:p>
          </table:table-cell>
          <table:table-cell office:value-type="float" office:value="0" table:formula="of:=IF([Data.AX26]=&quot;&quot;;0;(IF([Data.AX26]=&quot;?&quot;;&quot;?&quot;;1)))" table:style-name="ce1">
            <text:p>0</text:p>
          </table:table-cell>
          <table:table-cell office:value-type="float" office:value="1" table:formula="of:=IF([Data.AY26]=&quot;&quot;;0;(IF([Data.AY26]=&quot;?&quot;;&quot;?&quot;;1)))" table:style-name="ce1">
            <text:p>1</text:p>
          </table:table-cell>
          <table:table-cell office:value-type="float" office:value="0" table:formula="of:=IF([Data.AZ26]=&quot;&quot;;0;(IF([Data.AZ26]=&quot;?&quot;;&quot;?&quot;;1)))" table:style-name="ce1">
            <text:p>0</text:p>
          </table:table-cell>
          <table:table-cell office:value-type="float" office:value="0" table:formula="of:=IF([Data.BA26]=&quot;&quot;;0;(IF([Data.BA26]=&quot;?&quot;;&quot;?&quot;;1)))" table:style-name="ce1">
            <text:p>0</text:p>
          </table:table-cell>
          <table:table-cell office:value-type="float" office:value="0" table:formula="of:=IF([Data.BB26]=&quot;&quot;;0;(IF([Data.BB26]=&quot;?&quot;;&quot;?&quot;;1)))" table:style-name="ce1">
            <text:p>0</text:p>
          </table:table-cell>
          <table:table-cell office:value-type="float" office:value="1" table:formula="of:=IF([Data.BC26]=&quot;&quot;;0;(IF([Data.BC26]=&quot;?&quot;;&quot;?&quot;;1)))" table:style-name="ce1">
            <text:p>1</text:p>
          </table:table-cell>
          <table:table-cell office:value-type="float" office:value="1" table:formula="of:=IF([Data.BD26]=&quot;&quot;;0;(IF([Data.BD26]=&quot;?&quot;;&quot;?&quot;;1)))" table:style-name="ce1">
            <text:p>1</text:p>
          </table:table-cell>
          <table:table-cell office:value-type="float" office:value="1" table:formula="of:=IF([Data.BE26]=&quot;&quot;;0;(IF([Data.BE26]=&quot;?&quot;;&quot;?&quot;;1)))" table:style-name="ce1">
            <text:p>1</text:p>
          </table:table-cell>
          <table:table-cell office:value-type="float" office:value="0" table:formula="of:=IF([Data.BF26]=&quot;&quot;;0;(IF([Data.BF26]=&quot;?&quot;;&quot;?&quot;;1)))" table:style-name="ce1">
            <text:p>0</text:p>
          </table:table-cell>
          <table:table-cell office:value-type="float" office:value="0" table:formula="of:=IF([Data.BG26]=&quot;&quot;;0;(IF([Data.BG26]=&quot;?&quot;;&quot;?&quot;;1)))" table:style-name="ce1">
            <text:p>0</text:p>
          </table:table-cell>
          <table:table-cell office:value-type="float" office:value="0" table:formula="of:=IF([Data.BH26]=&quot;&quot;;0;(IF([Data.BH26]=&quot;?&quot;;&quot;?&quot;;1)))" table:style-name="ce1">
            <text:p>0</text:p>
          </table:table-cell>
          <table:table-cell office:value-type="float" office:value="0" table:formula="of:=IF([Data.BI26]=&quot;&quot;;0;(IF([Data.BI26]=&quot;?&quot;;&quot;?&quot;;1)))" table:style-name="ce1">
            <text:p>0</text:p>
          </table:table-cell>
          <table:table-cell office:value-type="float" office:value="0" table:formula="of:=IF([Data.BJ26]=&quot;&quot;;0;(IF([Data.BJ26]=&quot;?&quot;;&quot;?&quot;;1)))" table:style-name="ce1">
            <text:p>0</text:p>
          </table:table-cell>
          <table:table-cell office:value-type="float" office:value="0" table:formula="of:=IF([Data.BK26]=&quot;&quot;;0;(IF([Data.BK26]=&quot;?&quot;;&quot;?&quot;;1)))" table:style-name="ce1">
            <text:p>0</text:p>
          </table:table-cell>
          <table:table-cell office:value-type="float" office:value="0" table:formula="of:=IF([Data.BL26]=&quot;&quot;;0;(IF([Data.BL26]=&quot;?&quot;;&quot;?&quot;;1)))" table:style-name="ce1">
            <text:p>0</text:p>
          </table:table-cell>
          <table:table-cell office:value-type="float" office:value="0" table:formula="of:=IF([Data.BM26]=&quot;&quot;;0;(IF([Data.BM26]=&quot;?&quot;;&quot;?&quot;;1)))" table:style-name="ce1">
            <text:p>0</text:p>
          </table:table-cell>
          <table:table-cell office:value-type="float" office:value="0" table:formula="of:=IF([Data.BN26]=&quot;&quot;;0;(IF([Data.BN26]=&quot;?&quot;;&quot;?&quot;;1)))" table:style-name="ce1">
            <text:p>0</text:p>
          </table:table-cell>
          <table:table-cell office:value-type="float" office:value="0" table:formula="of:=IF([Data.BO26]=&quot;&quot;;0;(IF([Data.BO26]=&quot;?&quot;;&quot;?&quot;;1)))" table:style-name="ce1">
            <text:p>0</text:p>
          </table:table-cell>
          <table:table-cell office:value-type="float" office:value="0" table:formula="of:=IF([Data.BP26]=&quot;&quot;;0;(IF([Data.BP26]=&quot;?&quot;;&quot;?&quot;;1)))" table:style-name="ce1">
            <text:p>0</text:p>
          </table:table-cell>
          <table:table-cell office:value-type="float" office:value="0" table:formula="of:=IF([Data.BQ26]=&quot;&quot;;0;(IF([Data.BQ26]=&quot;?&quot;;&quot;?&quot;;1)))" table:style-name="ce1">
            <text:p>0</text:p>
          </table:table-cell>
          <table:table-cell office:value-type="float" office:value="0" table:formula="of:=IF([Data.BR26]=&quot;&quot;;0;(IF([Data.BR26]=&quot;?&quot;;&quot;?&quot;;1)))" table:style-name="ce1">
            <text:p>0</text:p>
          </table:table-cell>
          <table:table-cell office:value-type="float" office:value="0" table:formula="of:=IF([Data.BS26]=&quot;&quot;;0;(IF([Data.BS26]=&quot;?&quot;;&quot;?&quot;;1)))" table:style-name="ce1">
            <text:p>0</text:p>
          </table:table-cell>
          <table:table-cell office:value-type="float" office:value="0" table:formula="of:=IF([Data.BT26]=&quot;&quot;;0;(IF([Data.BT26]=&quot;?&quot;;&quot;?&quot;;1)))" table:style-name="ce1">
            <text:p>0</text:p>
          </table:table-cell>
          <table:table-cell office:value-type="float" office:value="1" table:formula="of:=IF([Data.BU26]=&quot;&quot;;0;(IF([Data.BU26]=&quot;?&quot;;&quot;?&quot;;1)))" table:style-name="ce1">
            <text:p>1</text:p>
          </table:table-cell>
          <table:table-cell office:value-type="float" office:value="1" table:formula="of:=IF([Data.BV26]=&quot;&quot;;0;(IF([Data.BV26]=&quot;?&quot;;&quot;?&quot;;1)))" table:style-name="ce1">
            <text:p>1</text:p>
          </table:table-cell>
          <table:table-cell office:value-type="float" office:value="0" table:formula="of:=IF([Data.BW26]=&quot;&quot;;0;(IF([Data.BW26]=&quot;?&quot;;&quot;?&quot;;1)))" table:style-name="ce1">
            <text:p>0</text:p>
          </table:table-cell>
          <table:table-cell office:value-type="float" office:value="0" table:formula="of:=IF([Data.BX26]=&quot;&quot;;0;(IF([Data.BX26]=&quot;?&quot;;&quot;?&quot;;1)))" table:style-name="ce1">
            <text:p>0</text:p>
          </table:table-cell>
          <table:table-cell office:value-type="float" office:value="1" table:formula="of:=IF([Data.BY26]=&quot;&quot;;0;(IF([Data.BY26]=&quot;?&quot;;&quot;?&quot;;1)))" table:style-name="ce1">
            <text:p>1</text:p>
          </table:table-cell>
          <table:table-cell office:value-type="float" office:value="1" table:formula="of:=IF([Data.BZ26]=&quot;&quot;;0;(IF([Data.BZ26]=&quot;?&quot;;&quot;?&quot;;1)))" table:style-name="ce1">
            <text:p>1</text:p>
          </table:table-cell>
          <table:table-cell office:value-type="float" office:value="0" table:formula="of:=IF([Data.CA26]=&quot;&quot;;0;(IF([Data.CA26]=&quot;?&quot;;&quot;?&quot;;1)))" table:style-name="ce1">
            <text:p>0</text:p>
          </table:table-cell>
          <table:table-cell office:value-type="float" office:value="1" table:formula="of:=IF([Data.CB26]=&quot;&quot;;0;(IF([Data.CB26]=&quot;?&quot;;&quot;?&quot;;1)))" table:style-name="ce1">
            <text:p>1</text:p>
          </table:table-cell>
          <table:table-cell office:value-type="float" office:value="0" table:formula="of:=IF([Data.CC26]=&quot;&quot;;0;(IF([Data.CC26]=&quot;?&quot;;&quot;?&quot;;1)))" table:style-name="ce1">
            <text:p>0</text:p>
          </table:table-cell>
          <table:table-cell office:value-type="float" office:value="0" table:formula="of:=IF([Data.CD26]=&quot;&quot;;0;(IF([Data.CD26]=&quot;?&quot;;&quot;?&quot;;1)))" table:style-name="ce1">
            <text:p>0</text:p>
          </table:table-cell>
          <table:table-cell office:value-type="float" office:value="0" table:formula="of:=IF([Data.CE26]=&quot;&quot;;0;(IF([Data.CE26]=&quot;?&quot;;&quot;?&quot;;1)))" table:style-name="ce1">
            <text:p>0</text:p>
          </table:table-cell>
          <table:table-cell office:value-type="float" office:value="0" table:formula="of:=IF([Data.CF26]=&quot;&quot;;0;(IF([Data.CF26]=&quot;?&quot;;&quot;?&quot;;1)))" table:style-name="ce1">
            <text:p>0</text:p>
          </table:table-cell>
          <table:table-cell office:value-type="float" office:value="0" table:formula="of:=IF([Data.CG26]=&quot;&quot;;0;(IF([Data.CG26]=&quot;?&quot;;&quot;?&quot;;1)))" table:style-name="ce1">
            <text:p>0</text:p>
          </table:table-cell>
          <table:table-cell office:value-type="float" office:value="0" table:formula="of:=IF([Data.CH26]=&quot;&quot;;0;(IF([Data.CH26]=&quot;?&quot;;&quot;?&quot;;1)))" table:style-name="ce1">
            <text:p>0</text:p>
          </table:table-cell>
          <table:table-cell office:value-type="float" office:value="1" table:formula="of:=IF([Data.CI26]=&quot;&quot;;0;(IF([Data.CI26]=&quot;?&quot;;&quot;?&quot;;1)))" table:style-name="ce1">
            <text:p>1</text:p>
          </table:table-cell>
          <table:table-cell office:value-type="float" office:value="1" table:formula="of:=IF([Data.CJ26]=&quot;&quot;;0;(IF([Data.CJ26]=&quot;?&quot;;&quot;?&quot;;1)))" table:style-name="ce1">
            <text:p>1</text:p>
          </table:table-cell>
          <table:table-cell office:value-type="float" office:value="0" table:formula="of:=IF([Data.CK26]=&quot;&quot;;0;(IF([Data.CK26]=&quot;?&quot;;&quot;?&quot;;1)))" table:style-name="ce1">
            <text:p>0</text:p>
          </table:table-cell>
          <table:table-cell office:value-type="float" office:value="1" table:formula="of:=IF([Data.CL26]=&quot;&quot;;0;(IF([Data.CL26]=&quot;?&quot;;&quot;?&quot;;1)))" table:style-name="ce1">
            <text:p>1</text:p>
          </table:table-cell>
          <table:table-cell office:value-type="float" office:value="0" table:formula="of:=IF([Data.CM26]=&quot;&quot;;0;(IF([Data.CM26]=&quot;?&quot;;&quot;?&quot;;1)))" table:style-name="ce1">
            <text:p>0</text:p>
          </table:table-cell>
          <table:table-cell office:value-type="float" office:value="0" table:formula="of:=IF([Data.CN26]=&quot;&quot;;0;(IF([Data.CN26]=&quot;?&quot;;&quot;?&quot;;1)))" table:style-name="ce1">
            <text:p>0</text:p>
          </table:table-cell>
          <table:table-cell office:value-type="float" office:value="0" table:formula="of:=IF([Data.CO26]=&quot;&quot;;0;(IF([Data.CO26]=&quot;?&quot;;&quot;?&quot;;1)))" table:style-name="ce1">
            <text:p>0</text:p>
          </table:table-cell>
          <table:table-cell office:value-type="float" office:value="0" table:formula="of:=IF([Data.CP26]=&quot;&quot;;0;(IF([Data.CP26]=&quot;?&quot;;&quot;?&quot;;1)))" table:style-name="ce1">
            <text:p>0</text:p>
          </table:table-cell>
          <table:table-cell office:value-type="float" office:value="0" table:formula="of:=IF([Data.CQ26]=&quot;&quot;;0;(IF([Data.CQ26]=&quot;?&quot;;&quot;?&quot;;1)))" table:style-name="ce1">
            <text:p>0</text:p>
          </table:table-cell>
          <table:table-cell office:value-type="float" office:value="0" table:formula="of:=IF([Data.CR26]=&quot;&quot;;0;(IF([Data.CR26]=&quot;?&quot;;&quot;?&quot;;1)))" table:style-name="ce1">
            <text:p>0</text:p>
          </table:table-cell>
          <table:table-cell office:value-type="float" office:value="0" table:formula="of:=IF([Data.CS26]=&quot;&quot;;0;(IF([Data.CS26]=&quot;?&quot;;&quot;?&quot;;1)))" table:style-name="ce1">
            <text:p>0</text:p>
          </table:table-cell>
          <table:table-cell office:value-type="float" office:value="1" table:formula="of:=IF([Data.CT26]=&quot;&quot;;0;(IF([Data.CT26]=&quot;?&quot;;&quot;?&quot;;1)))" table:style-name="ce1">
            <text:p>1</text:p>
          </table:table-cell>
          <table:table-cell office:value-type="float" office:value="0" table:formula="of:=IF([Data.CU26]=&quot;&quot;;0;(IF([Data.CU26]=&quot;?&quot;;&quot;?&quot;;1)))" table:style-name="ce1">
            <text:p>0</text:p>
          </table:table-cell>
          <table:table-cell office:value-type="float" office:value="1" table:formula="of:=IF([Data.CV26]=&quot;&quot;;0;(IF([Data.CV26]=&quot;?&quot;;&quot;?&quot;;1)))" table:style-name="ce1">
            <text:p>1</text:p>
          </table:table-cell>
          <table:table-cell office:value-type="float" office:value="0" table:formula="of:=IF([Data.CW26]=&quot;&quot;;0;(IF([Data.CW26]=&quot;?&quot;;&quot;?&quot;;1)))" table:style-name="ce1">
            <text:p>0</text:p>
          </table:table-cell>
          <table:table-cell office:value-type="float" office:value="0" table:formula="of:=IF([Data.CX26]=&quot;&quot;;0;(IF([Data.CX26]=&quot;?&quot;;&quot;?&quot;;1)))" table:style-name="ce1">
            <text:p>0</text:p>
          </table:table-cell>
          <table:table-cell office:value-type="float" office:value="0" table:formula="of:=IF([Data.CY26]=&quot;&quot;;0;(IF([Data.CY26]=&quot;?&quot;;&quot;?&quot;;1)))" table:style-name="ce1">
            <text:p>0</text:p>
          </table:table-cell>
          <table:table-cell office:value-type="float" office:value="1" table:formula="of:=IF([Data.CZ26]=&quot;&quot;;0;(IF([Data.CZ26]=&quot;?&quot;;&quot;?&quot;;1)))" table:style-name="ce1">
            <text:p>1</text:p>
          </table:table-cell>
          <table:table-cell office:value-type="float" office:value="1" table:formula="of:=IF([Data.DA26]=&quot;&quot;;0;(IF([Data.DA26]=&quot;?&quot;;&quot;?&quot;;1)))" table:style-name="ce1">
            <text:p>1</text:p>
          </table:table-cell>
          <table:table-cell office:value-type="float" office:value="0" table:formula="of:=IF([Data.DB26]=&quot;&quot;;0;(IF([Data.DB26]=&quot;?&quot;;&quot;?&quot;;1)))" table:style-name="ce1">
            <text:p>0</text:p>
          </table:table-cell>
          <table:table-cell office:value-type="float" office:value="0" table:formula="of:=IF([Data.DC26]=&quot;&quot;;0;(IF([Data.DC26]=&quot;?&quot;;&quot;?&quot;;1)))" table:style-name="ce1">
            <text:p>0</text:p>
          </table:table-cell>
          <table:table-cell office:value-type="float" office:value="0" table:formula="of:=IF([Data.DD26]=&quot;&quot;;0;(IF([Data.DD26]=&quot;?&quot;;&quot;?&quot;;1)))" table:style-name="ce1">
            <text:p>0</text:p>
          </table:table-cell>
          <table:table-cell office:value-type="float" office:value="1" table:formula="of:=IF([Data.DE26]=&quot;&quot;;0;(IF([Data.DE26]=&quot;?&quot;;&quot;?&quot;;1)))" table:style-name="ce1">
            <text:p>1</text:p>
          </table:table-cell>
          <table:table-cell office:value-type="float" office:value="0" table:formula="of:=IF([Data.DF26]=&quot;&quot;;0;(IF([Data.DF26]=&quot;?&quot;;&quot;?&quot;;1)))" table:style-name="ce1">
            <text:p>0</text:p>
          </table:table-cell>
          <table:table-cell office:value-type="float" office:value="0" table:formula="of:=IF([Data.DG26]=&quot;&quot;;0;(IF([Data.DG26]=&quot;?&quot;;&quot;?&quot;;1)))" table:style-name="ce1">
            <text:p>0</text:p>
          </table:table-cell>
          <table:table-cell office:value-type="float" office:value="0" table:formula="of:=IF([Data.DH26]=&quot;&quot;;0;(IF([Data.DH26]=&quot;?&quot;;&quot;?&quot;;1)))" table:style-name="ce1">
            <text:p>0</text:p>
          </table:table-cell>
          <table:table-cell office:value-type="float" office:value="0" table:formula="of:=IF([Data.DI26]=&quot;&quot;;0;(IF([Data.DI26]=&quot;?&quot;;&quot;?&quot;;1)))" table:style-name="ce1">
            <text:p>0</text:p>
          </table:table-cell>
          <table:table-cell office:value-type="float" office:value="1" table:formula="of:=IF([Data.DJ26]=&quot;&quot;;0;(IF([Data.DJ26]=&quot;?&quot;;&quot;?&quot;;1)))" table:style-name="ce1">
            <text:p>1</text:p>
          </table:table-cell>
          <table:table-cell office:value-type="float" office:value="1" table:formula="of:=IF([Data.DK26]=&quot;&quot;;0;(IF([Data.DK26]=&quot;?&quot;;&quot;?&quot;;1)))" table:style-name="ce1">
            <text:p>1</text:p>
          </table:table-cell>
          <table:table-cell office:value-type="float" office:value="0" table:formula="of:=IF([Data.DL26]=&quot;&quot;;0;(IF([Data.DL26]=&quot;?&quot;;&quot;?&quot;;1)))" table:style-name="ce1">
            <text:p>0</text:p>
          </table:table-cell>
          <table:table-cell office:value-type="float" office:value="0" table:formula="of:=IF([Data.DM26]=&quot;&quot;;0;(IF([Data.DM26]=&quot;?&quot;;&quot;?&quot;;1)))" table:style-name="ce1">
            <text:p>0</text:p>
          </table:table-cell>
          <table:table-cell office:value-type="float" office:value="0" table:formula="of:=IF([Data.DN26]=&quot;&quot;;0;(IF([Data.DN26]=&quot;?&quot;;&quot;?&quot;;1)))" table:style-name="ce1">
            <text:p>0</text:p>
          </table:table-cell>
          <table:table-cell office:value-type="float" office:value="1" table:formula="of:=IF([Data.DO26]=&quot;&quot;;0;(IF([Data.DO26]=&quot;?&quot;;&quot;?&quot;;1)))" table:style-name="ce1">
            <text:p>1</text:p>
          </table:table-cell>
          <table:table-cell office:value-type="float" office:value="0" table:formula="of:=IF([Data.DP26]=&quot;&quot;;0;(IF([Data.DP26]=&quot;?&quot;;&quot;?&quot;;1)))" table:style-name="ce1">
            <text:p>0</text:p>
          </table:table-cell>
          <table:table-cell office:value-type="float" office:value="1" table:formula="of:=IF([Data.DQ26]=&quot;&quot;;0;(IF([Data.DQ26]=&quot;?&quot;;&quot;?&quot;;1)))" table:style-name="ce1">
            <text:p>1</text:p>
          </table:table-cell>
          <table:table-cell office:value-type="float" office:value="0" table:formula="of:=IF([Data.DR26]=&quot;&quot;;0;(IF([Data.DR26]=&quot;?&quot;;&quot;?&quot;;1)))" table:style-name="ce1">
            <text:p>0</text:p>
          </table:table-cell>
          <table:table-cell office:value-type="float" office:value="0" table:formula="of:=IF([Data.DS26]=&quot;&quot;;0;(IF([Data.DS26]=&quot;?&quot;;&quot;?&quot;;1)))" table:style-name="ce1">
            <text:p>0</text:p>
          </table:table-cell>
          <table:table-cell office:value-type="float" office:value="0" table:formula="of:=IF([Data.DT26]=&quot;&quot;;0;(IF([Data.DT26]=&quot;?&quot;;&quot;?&quot;;1)))" table:style-name="ce1">
            <text:p>0</text:p>
          </table:table-cell>
          <table:table-cell office:value-type="float" office:value="1" table:formula="of:=IF([Data.DU26]=&quot;&quot;;0;(IF([Data.DU26]=&quot;?&quot;;&quot;?&quot;;1)))" table:style-name="ce1">
            <text:p>1</text:p>
          </table:table-cell>
          <table:table-cell office:value-type="float" office:value="0" table:formula="of:=IF([Data.DV26]=&quot;&quot;;0;(IF([Data.DV26]=&quot;?&quot;;&quot;?&quot;;1)))" table:style-name="ce1">
            <text:p>0</text:p>
          </table:table-cell>
          <table:table-cell office:value-type="float" office:value="0" table:formula="of:=IF([Data.DW26]=&quot;&quot;;0;(IF([Data.DW26]=&quot;?&quot;;&quot;?&quot;;1)))" table:style-name="ce1">
            <text:p>0</text:p>
          </table:table-cell>
          <table:table-cell office:value-type="float" office:value="0" table:formula="of:=IF([Data.DX26]=&quot;&quot;;0;(IF([Data.DX26]=&quot;?&quot;;&quot;?&quot;;1)))" table:style-name="ce1">
            <text:p>0</text:p>
          </table:table-cell>
          <table:table-cell office:value-type="float" office:value="0" table:formula="of:=IF([Data.DY26]=&quot;&quot;;0;(IF([Data.DY26]=&quot;?&quot;;&quot;?&quot;;1)))" table:style-name="ce1">
            <text:p>0</text:p>
          </table:table-cell>
          <table:table-cell office:value-type="float" office:value="0" table:formula="of:=IF([Data.DZ26]=&quot;&quot;;0;(IF([Data.DZ26]=&quot;?&quot;;&quot;?&quot;;1)))" table:style-name="ce1">
            <text:p>0</text:p>
          </table:table-cell>
          <table:table-cell office:value-type="float" office:value="0" table:formula="of:=IF([Data.EA26]=&quot;&quot;;0;(IF([Data.EA26]=&quot;?&quot;;&quot;?&quot;;1)))" table:style-name="ce1">
            <text:p>0</text:p>
          </table:table-cell>
          <table:table-cell office:value-type="float" office:value="0" table:formula="of:=IF([Data.EB26]=&quot;&quot;;0;(IF([Data.EB26]=&quot;?&quot;;&quot;?&quot;;1)))" table:style-name="ce1">
            <text:p>0</text:p>
          </table:table-cell>
          <table:table-cell office:value-type="float" office:value="0" table:formula="of:=IF([Data.EC26]=&quot;&quot;;0;(IF([Data.EC26]=&quot;?&quot;;&quot;?&quot;;1)))" table:style-name="ce1">
            <text:p>0</text:p>
          </table:table-cell>
          <table:table-cell office:value-type="float" office:value="1" table:formula="of:=IF([Data.ED26]=&quot;&quot;;0;(IF([Data.ED26]=&quot;?&quot;;&quot;?&quot;;1)))" table:style-name="ce1">
            <text:p>1</text:p>
          </table:table-cell>
          <table:table-cell office:value-type="float" office:value="0" table:formula="of:=IF([Data.EE26]=&quot;&quot;;0;(IF([Data.EE26]=&quot;?&quot;;&quot;?&quot;;1)))" table:style-name="ce1">
            <text:p>0</text:p>
          </table:table-cell>
          <table:table-cell office:value-type="float" office:value="0" table:formula="of:=IF([Data.EF26]=&quot;&quot;;0;(IF([Data.EF26]=&quot;?&quot;;&quot;?&quot;;1)))" table:style-name="ce1">
            <text:p>0</text:p>
          </table:table-cell>
          <table:table-cell office:value-type="float" office:value="0" table:formula="of:=IF([Data.EG26]=&quot;&quot;;0;(IF([Data.EG26]=&quot;?&quot;;&quot;?&quot;;1)))" table:style-name="ce1">
            <text:p>0</text:p>
          </table:table-cell>
          <table:table-cell office:value-type="float" office:value="0" table:formula="of:=IF([Data.EH26]=&quot;&quot;;0;(IF([Data.EH26]=&quot;?&quot;;&quot;?&quot;;1)))" table:style-name="ce1">
            <text:p>0</text:p>
          </table:table-cell>
          <table:table-cell office:value-type="float" office:value="0" table:formula="of:=IF([Data.EI26]=&quot;&quot;;0;(IF([Data.EI26]=&quot;?&quot;;&quot;?&quot;;1)))" table:style-name="ce1">
            <text:p>0</text:p>
          </table:table-cell>
          <table:table-cell office:value-type="float" office:value="0" table:formula="of:=IF([Data.EJ26]=&quot;&quot;;0;(IF([Data.EJ26]=&quot;?&quot;;&quot;?&quot;;1)))" table:style-name="ce1">
            <text:p>0</text:p>
          </table:table-cell>
          <table:table-cell office:value-type="float" office:value="0" table:formula="of:=IF([Data.EK26]=&quot;&quot;;0;(IF([Data.EK26]=&quot;?&quot;;&quot;?&quot;;1)))" table:style-name="ce1">
            <text:p>0</text:p>
          </table:table-cell>
          <table:table-cell office:value-type="float" office:value="0" table:formula="of:=IF([Data.EL26]=&quot;&quot;;0;(IF([Data.EL26]=&quot;?&quot;;&quot;?&quot;;1)))" table:style-name="ce1">
            <text:p>0</text:p>
          </table:table-cell>
          <table:table-cell office:value-type="float" office:value="0" table:formula="of:=IF([Data.EM26]=&quot;&quot;;0;(IF([Data.EM26]=&quot;?&quot;;&quot;?&quot;;1)))" table:style-name="ce1">
            <text:p>0</text:p>
          </table:table-cell>
          <table:table-cell office:value-type="float" office:value="0" table:formula="of:=IF([Data.EN26]=&quot;&quot;;0;(IF([Data.EN26]=&quot;?&quot;;&quot;?&quot;;1)))" table:style-name="ce1">
            <text:p>0</text:p>
          </table:table-cell>
          <table:table-cell office:value-type="float" office:value="1" table:formula="of:=IF([Data.EO26]=&quot;&quot;;0;(IF([Data.EO26]=&quot;?&quot;;&quot;?&quot;;1)))" table:style-name="ce1">
            <text:p>1</text:p>
          </table:table-cell>
          <table:table-cell office:value-type="float" office:value="1" table:formula="of:=IF([Data.EP26]=&quot;&quot;;0;(IF([Data.EP26]=&quot;?&quot;;&quot;?&quot;;1)))" table:style-name="ce1">
            <text:p>1</text:p>
          </table:table-cell>
          <table:table-cell office:value-type="float" office:value="0" table:formula="of:=IF([Data.EQ26]=&quot;&quot;;0;(IF([Data.EQ26]=&quot;?&quot;;&quot;?&quot;;1)))" table:style-name="ce1">
            <text:p>0</text:p>
          </table:table-cell>
          <table:table-cell office:value-type="float" office:value="1" table:formula="of:=IF([Data.ER26]=&quot;&quot;;0;(IF([Data.ER26]=&quot;?&quot;;&quot;?&quot;;1)))" table:style-name="ce1">
            <text:p>1</text:p>
          </table:table-cell>
          <table:table-cell office:value-type="float" office:value="0" table:formula="of:=IF([Data.ES26]=&quot;&quot;;0;(IF([Data.ES26]=&quot;?&quot;;&quot;?&quot;;1)))" table:style-name="ce1">
            <text:p>0</text:p>
          </table:table-cell>
          <table:table-cell office:value-type="float" office:value="0" table:formula="of:=IF([Data.ET26]=&quot;&quot;;0;(IF([Data.ET26]=&quot;?&quot;;&quot;?&quot;;1)))" table:style-name="ce1">
            <text:p>0</text:p>
          </table:table-cell>
          <table:table-cell office:value-type="float" office:value="0" table:formula="of:=IF([Data.EU26]=&quot;&quot;;0;(IF([Data.EU26]=&quot;?&quot;;&quot;?&quot;;1)))" table:style-name="ce1">
            <text:p>0</text:p>
          </table:table-cell>
          <table:table-cell office:value-type="float" office:value="0" table:formula="of:=IF([Data.EV26]=&quot;&quot;;0;(IF([Data.EV26]=&quot;?&quot;;&quot;?&quot;;1)))" table:style-name="ce1">
            <text:p>0</text:p>
          </table:table-cell>
          <table:table-cell office:value-type="float" office:value="0" table:formula="of:=IF([Data.EW26]=&quot;&quot;;0;(IF([Data.EW26]=&quot;?&quot;;&quot;?&quot;;1)))" table:style-name="ce1">
            <text:p>0</text:p>
          </table:table-cell>
          <table:table-cell office:value-type="float" office:value="1" table:formula="of:=IF([Data.EX26]=&quot;&quot;;0;(IF([Data.EX26]=&quot;?&quot;;&quot;?&quot;;1)))" table:style-name="ce1">
            <text:p>1</text:p>
          </table:table-cell>
          <table:table-cell office:value-type="float" office:value="0" table:formula="of:=IF([Data.EY26]=&quot;&quot;;0;(IF([Data.EY26]=&quot;?&quot;;&quot;?&quot;;1)))" table:style-name="ce1">
            <text:p>0</text:p>
          </table:table-cell>
          <table:table-cell office:value-type="float" office:value="0" table:formula="of:=IF([Data.EZ26]=&quot;&quot;;0;(IF([Data.EZ26]=&quot;?&quot;;&quot;?&quot;;1)))" table:style-name="ce1">
            <text:p>0</text:p>
          </table:table-cell>
          <table:table-cell office:value-type="float" office:value="1" table:formula="of:=IF([Data.FA26]=&quot;&quot;;0;(IF([Data.FA26]=&quot;?&quot;;&quot;?&quot;;1)))" table:style-name="ce1">
            <text:p>1</text:p>
          </table:table-cell>
          <table:table-cell office:value-type="float" office:value="0" table:formula="of:=IF([Data.FB26]=&quot;&quot;;0;(IF([Data.FB26]=&quot;?&quot;;&quot;?&quot;;1)))" table:style-name="ce1">
            <text:p>0</text:p>
          </table:table-cell>
          <table:table-cell office:value-type="float" office:value="0" table:formula="of:=IF([Data.FC26]=&quot;&quot;;0;(IF([Data.FC26]=&quot;?&quot;;&quot;?&quot;;1)))" table:style-name="ce1">
            <text:p>0</text:p>
          </table:table-cell>
          <table:table-cell office:value-type="float" office:value="0" table:formula="of:=IF([Data.FD26]=&quot;&quot;;0;(IF([Data.FD26]=&quot;?&quot;;&quot;?&quot;;1)))" table:style-name="ce1">
            <text:p>0</text:p>
          </table:table-cell>
          <table:table-cell office:value-type="float" office:value="1" table:formula="of:=IF([Data.FE26]=&quot;&quot;;0;(IF([Data.FE26]=&quot;?&quot;;&quot;?&quot;;1)))" table:style-name="ce1">
            <text:p>1</text:p>
          </table:table-cell>
          <table:table-cell office:value-type="float" office:value="0" table:formula="of:=IF([Data.FF26]=&quot;&quot;;0;(IF([Data.FF26]=&quot;?&quot;;&quot;?&quot;;1)))" table:style-name="ce1">
            <text:p>0</text:p>
          </table:table-cell>
          <table:table-cell office:value-type="float" office:value="0" table:formula="of:=IF([Data.FG26]=&quot;&quot;;0;(IF([Data.FG26]=&quot;?&quot;;&quot;?&quot;;1)))" table:style-name="ce1">
            <text:p>0</text:p>
          </table:table-cell>
          <table:table-cell office:value-type="float" office:value="0" table:formula="of:=IF([Data.FH26]=&quot;&quot;;0;(IF([Data.FH26]=&quot;?&quot;;&quot;?&quot;;1)))" table:style-name="ce1">
            <text:p>0</text:p>
          </table:table-cell>
          <table:table-cell office:value-type="float" office:value="0" table:formula="of:=IF([Data.FI26]=&quot;&quot;;0;(IF([Data.FI26]=&quot;?&quot;;&quot;?&quot;;1)))" table:style-name="ce1">
            <text:p>0</text:p>
          </table:table-cell>
          <table:table-cell office:value-type="float" office:value="1" table:formula="of:=IF([Data.FJ26]=&quot;&quot;;0;(IF([Data.FJ26]=&quot;?&quot;;&quot;?&quot;;1)))" table:style-name="ce1">
            <text:p>1</text:p>
          </table:table-cell>
          <table:table-cell office:value-type="float" office:value="1" table:formula="of:=IF([Data.FK26]=&quot;&quot;;0;(IF([Data.FK26]=&quot;?&quot;;&quot;?&quot;;1)))" table:style-name="ce1">
            <text:p>1</text:p>
          </table:table-cell>
          <table:table-cell office:value-type="float" office:value="1" table:formula="of:=IF([Data.FL26]=&quot;&quot;;0;(IF([Data.FL26]=&quot;?&quot;;&quot;?&quot;;1)))" table:style-name="ce1">
            <text:p>1</text:p>
          </table:table-cell>
          <table:table-cell office:value-type="float" office:value="0" table:formula="of:=IF([Data.FM26]=&quot;&quot;;0;(IF([Data.FM26]=&quot;?&quot;;&quot;?&quot;;1)))" table:style-name="ce1">
            <text:p>0</text:p>
          </table:table-cell>
          <table:table-cell office:value-type="float" office:value="0" table:formula="of:=IF([Data.FN26]=&quot;&quot;;0;(IF([Data.FN26]=&quot;?&quot;;&quot;?&quot;;1)))" table:style-name="ce1">
            <text:p>0</text:p>
          </table:table-cell>
          <table:table-cell office:value-type="float" office:value="1" table:formula="of:=IF([Data.FO26]=&quot;&quot;;0;(IF([Data.FO26]=&quot;?&quot;;&quot;?&quot;;1)))" table:style-name="ce1">
            <text:p>1</text:p>
          </table:table-cell>
          <table:table-cell office:value-type="float" office:value="0" table:formula="of:=IF([Data.FP26]=&quot;&quot;;0;(IF([Data.FP26]=&quot;?&quot;;&quot;?&quot;;1)))" table:style-name="ce1">
            <text:p>0</text:p>
          </table:table-cell>
          <table:table-cell office:value-type="float" office:value="0" table:formula="of:=IF([Data.FQ26]=&quot;&quot;;0;(IF([Data.FQ26]=&quot;?&quot;;&quot;?&quot;;1)))" table:style-name="ce1">
            <text:p>0</text:p>
          </table:table-cell>
          <table:table-cell office:value-type="float" office:value="1" table:formula="of:=IF([Data.FR26]=&quot;&quot;;0;(IF([Data.FR26]=&quot;?&quot;;&quot;?&quot;;1)))" table:style-name="ce1">
            <text:p>1</text:p>
          </table:table-cell>
          <table:table-cell office:value-type="float" office:value="1" table:formula="of:=IF([Data.FS26]=&quot;&quot;;0;(IF([Data.FS26]=&quot;?&quot;;&quot;?&quot;;1)))" table:style-name="ce1">
            <text:p>1</text:p>
          </table:table-cell>
          <table:table-cell office:value-type="float" office:value="1" table:formula="of:=IF([Data.FT26]=&quot;&quot;;0;(IF([Data.FT26]=&quot;?&quot;;&quot;?&quot;;1)))" table:style-name="ce1">
            <text:p>1</text:p>
          </table:table-cell>
          <table:table-cell office:value-type="float" office:value="0" table:formula="of:=IF([Data.FU26]=&quot;&quot;;0;(IF([Data.FU26]=&quot;?&quot;;&quot;?&quot;;1)))" table:style-name="ce1">
            <text:p>0</text:p>
          </table:table-cell>
          <table:table-cell office:value-type="float" office:value="1" table:formula="of:=IF([Data.FV26]=&quot;&quot;;0;(IF([Data.FV26]=&quot;?&quot;;&quot;?&quot;;1)))" table:style-name="ce1">
            <text:p>1</text:p>
          </table:table-cell>
          <table:table-cell office:value-type="float" office:value="0" table:formula="of:=IF([Data.FW26]=&quot;&quot;;0;(IF([Data.FW26]=&quot;?&quot;;&quot;?&quot;;1)))" table:style-name="ce1">
            <text:p>0</text:p>
          </table:table-cell>
          <table:table-cell office:value-type="float" office:value="0" table:formula="of:=IF([Data.FX26]=&quot;&quot;;0;(IF([Data.FX26]=&quot;?&quot;;&quot;?&quot;;1)))" table:style-name="ce1">
            <text:p>0</text:p>
          </table:table-cell>
          <table:table-cell office:value-type="float" office:value="0" table:formula="of:=IF([Data.FY26]=&quot;&quot;;0;(IF([Data.FY26]=&quot;?&quot;;&quot;?&quot;;1)))" table:style-name="ce1">
            <text:p>0</text:p>
          </table:table-cell>
          <table:table-cell office:value-type="float" office:value="1" table:formula="of:=IF([Data.FZ26]=&quot;&quot;;0;(IF([Data.FZ26]=&quot;?&quot;;&quot;?&quot;;1)))" table:style-name="ce1">
            <text:p>1</text:p>
          </table:table-cell>
          <table:table-cell office:value-type="float" office:value="1" table:formula="of:=IF([Data.GA26]=&quot;&quot;;0;(IF([Data.GA26]=&quot;?&quot;;&quot;?&quot;;1)))" table:style-name="ce1">
            <text:p>1</text:p>
          </table:table-cell>
          <table:table-cell office:value-type="float" office:value="0" table:formula="of:=IF([Data.GB26]=&quot;&quot;;0;(IF([Data.GB26]=&quot;?&quot;;&quot;?&quot;;1)))" table:style-name="ce1">
            <text:p>0</text:p>
          </table:table-cell>
          <table:table-cell office:value-type="float" office:value="0" table:formula="of:=IF([Data.GC26]=&quot;&quot;;0;(IF([Data.GC26]=&quot;?&quot;;&quot;?&quot;;1)))" table:style-name="ce1">
            <text:p>0</text:p>
          </table:table-cell>
          <table:table-cell office:value-type="float" office:value="1" table:formula="of:=IF([Data.GD26]=&quot;&quot;;0;(IF([Data.GD26]=&quot;?&quot;;&quot;?&quot;;1)))" table:style-name="ce1">
            <text:p>1</text:p>
          </table:table-cell>
          <table:table-cell office:value-type="float" office:value="0" table:formula="of:=IF([Data.GE26]=&quot;&quot;;0;(IF([Data.GE26]=&quot;?&quot;;&quot;?&quot;;1)))" table:style-name="ce1">
            <text:p>0</text:p>
          </table:table-cell>
          <table:table-cell office:value-type="float" office:value="1" table:formula="of:=IF([Data.GF26]=&quot;&quot;;0;(IF([Data.GF26]=&quot;?&quot;;&quot;?&quot;;1)))" table:style-name="ce1">
            <text:p>1</text:p>
          </table:table-cell>
          <table:table-cell office:value-type="float" office:value="0" table:formula="of:=IF([Data.GG26]=&quot;&quot;;0;(IF([Data.GG26]=&quot;?&quot;;&quot;?&quot;;1)))" table:style-name="ce1">
            <text:p>0</text:p>
          </table:table-cell>
          <table:table-cell office:value-type="float" office:value="0" table:formula="of:=IF([Data.GH26]=&quot;&quot;;0;(IF([Data.GH26]=&quot;?&quot;;&quot;?&quot;;1)))" table:style-name="ce1">
            <text:p>0</text:p>
          </table:table-cell>
          <table:table-cell office:value-type="float" office:value="0" table:formula="of:=IF([Data.GI26]=&quot;&quot;;0;(IF([Data.GI26]=&quot;?&quot;;&quot;?&quot;;1)))" table:style-name="ce1">
            <text:p>0</text:p>
          </table:table-cell>
          <table:table-cell office:value-type="float" office:value="0" table:formula="of:=IF([Data.GJ26]=&quot;&quot;;0;(IF([Data.GJ26]=&quot;?&quot;;&quot;?&quot;;1)))" table:style-name="ce1">
            <text:p>0</text:p>
          </table:table-cell>
          <table:table-cell office:value-type="float" office:value="0" table:formula="of:=IF([Data.GK26]=&quot;&quot;;0;(IF([Data.GK26]=&quot;?&quot;;&quot;?&quot;;1)))" table:style-name="ce1">
            <text:p>0</text:p>
          </table:table-cell>
          <table:table-cell office:value-type="float" office:value="0" table:formula="of:=IF([Data.GL26]=&quot;&quot;;0;(IF([Data.GL26]=&quot;?&quot;;&quot;?&quot;;1)))" table:style-name="ce1">
            <text:p>0</text:p>
          </table:table-cell>
          <table:table-cell office:value-type="float" office:value="0" table:formula="of:=IF([Data.GM26]=&quot;&quot;;0;(IF([Data.GM26]=&quot;?&quot;;&quot;?&quot;;1)))" table:style-name="ce1">
            <text:p>0</text:p>
          </table:table-cell>
          <table:table-cell office:value-type="float" office:value="0" table:formula="of:=IF([Data.GN26]=&quot;&quot;;0;(IF([Data.GN26]=&quot;?&quot;;&quot;?&quot;;1)))" table:style-name="ce1">
            <text:p>0</text:p>
          </table:table-cell>
          <table:table-cell office:value-type="float" office:value="0" table:formula="of:=IF([Data.GO26]=&quot;&quot;;0;(IF([Data.GO26]=&quot;?&quot;;&quot;?&quot;;1)))" table:style-name="ce1">
            <text:p>0</text:p>
          </table:table-cell>
          <table:table-cell office:value-type="float" office:value="0" table:formula="of:=IF([Data.GP26]=&quot;&quot;;0;(IF([Data.GP26]=&quot;?&quot;;&quot;?&quot;;1)))" table:style-name="ce1">
            <text:p>0</text:p>
          </table:table-cell>
          <table:table-cell office:value-type="float" office:value="0" table:formula="of:=IF([Data.GQ26]=&quot;&quot;;0;(IF([Data.GQ26]=&quot;?&quot;;&quot;?&quot;;1)))" table:style-name="ce1">
            <text:p>0</text:p>
          </table:table-cell>
          <table:table-cell office:value-type="float" office:value="0" table:formula="of:=IF([Data.GR26]=&quot;&quot;;0;(IF([Data.GR26]=&quot;?&quot;;&quot;?&quot;;1)))" table:style-name="ce1">
            <text:p>0</text:p>
          </table:table-cell>
          <table:table-cell office:value-type="float" office:value="0" table:formula="of:=IF([Data.GS26]=&quot;&quot;;0;(IF([Data.GS26]=&quot;?&quot;;&quot;?&quot;;1)))" table:style-name="ce1">
            <text:p>0</text:p>
          </table:table-cell>
          <table:table-cell office:value-type="float" office:value="0" table:formula="of:=IF([Data.GT26]=&quot;&quot;;0;(IF([Data.GT26]=&quot;?&quot;;&quot;?&quot;;1)))" table:style-name="ce1">
            <text:p>0</text:p>
          </table:table-cell>
          <table:table-cell office:value-type="float" office:value="0" table:formula="of:=IF([Data.GU26]=&quot;&quot;;0;(IF([Data.GU26]=&quot;?&quot;;&quot;?&quot;;1)))" table:style-name="ce1">
            <text:p>0</text:p>
          </table:table-cell>
          <table:table-cell office:value-type="float" office:value="0" table:formula="of:=IF([Data.GV26]=&quot;&quot;;0;(IF([Data.GV26]=&quot;?&quot;;&quot;?&quot;;1)))" table:style-name="ce1">
            <text:p>0</text:p>
          </table:table-cell>
          <table:table-cell office:value-type="float" office:value="0" table:formula="of:=IF([Data.GW26]=&quot;&quot;;0;(IF([Data.GW26]=&quot;?&quot;;&quot;?&quot;;1)))" table:style-name="ce1">
            <text:p>0</text:p>
          </table:table-cell>
          <table:table-cell office:value-type="float" office:value="0" table:formula="of:=IF([Data.GX26]=&quot;&quot;;0;(IF([Data.GX26]=&quot;?&quot;;&quot;?&quot;;1)))" table:style-name="ce1">
            <text:p>0</text:p>
          </table:table-cell>
          <table:table-cell office:value-type="float" office:value="0" table:formula="of:=IF([Data.GY26]=&quot;&quot;;0;(IF([Data.GY26]=&quot;?&quot;;&quot;?&quot;;1)))" table:style-name="ce1">
            <text:p>0</text:p>
          </table:table-cell>
          <table:table-cell office:value-type="float" office:value="0" table:formula="of:=IF([Data.GZ26]=&quot;&quot;;0;(IF([Data.GZ26]=&quot;?&quot;;&quot;?&quot;;1)))" table:style-name="ce1">
            <text:p>0</text:p>
          </table:table-cell>
          <table:table-cell office:value-type="float" office:value="0" table:formula="of:=IF([Data.HA26]=&quot;&quot;;0;(IF([Data.HA26]=&quot;?&quot;;&quot;?&quot;;1)))" table:style-name="ce1">
            <text:p>0</text:p>
          </table:table-cell>
          <table:table-cell office:value-type="float" office:value="0" table:formula="of:=IF([Data.HB26]=&quot;&quot;;0;(IF([Data.HB26]=&quot;?&quot;;&quot;?&quot;;1)))" table:style-name="ce1">
            <text:p>0</text:p>
          </table:table-cell>
          <table:table-cell office:value-type="float" office:value="0" table:formula="of:=IF([Data.HC26]=&quot;&quot;;0;(IF([Data.HC26]=&quot;?&quot;;&quot;?&quot;;1)))" table:style-name="ce1">
            <text:p>0</text:p>
          </table:table-cell>
          <table:table-cell office:value-type="float" office:value="0" table:formula="of:=IF([Data.HD26]=&quot;&quot;;0;(IF([Data.HD26]=&quot;?&quot;;&quot;?&quot;;1)))" table:style-name="ce1">
            <text:p>0</text:p>
          </table:table-cell>
          <table:table-cell office:value-type="float" office:value="0" table:formula="of:=IF([Data.HE26]=&quot;&quot;;0;(IF([Data.HE26]=&quot;?&quot;;&quot;?&quot;;1)))" table:style-name="ce1">
            <text:p>0</text:p>
          </table:table-cell>
          <table:table-cell office:value-type="float" office:value="0" table:formula="of:=IF([Data.HF26]=&quot;&quot;;0;(IF([Data.HF26]=&quot;?&quot;;&quot;?&quot;;1)))" table:style-name="ce1">
            <text:p>0</text:p>
          </table:table-cell>
          <table:table-cell office:value-type="float" office:value="0" table:formula="of:=IF([Data.HG26]=&quot;&quot;;0;(IF([Data.HG26]=&quot;?&quot;;&quot;?&quot;;1)))" table:style-name="ce1">
            <text:p>0</text:p>
          </table:table-cell>
          <table:table-cell office:value-type="float" office:value="0" table:formula="of:=IF([Data.HH26]=&quot;&quot;;0;(IF([Data.HH26]=&quot;?&quot;;&quot;?&quot;;1)))" table:style-name="ce1">
            <text:p>0</text:p>
          </table:table-cell>
          <table:table-cell office:value-type="float" office:value="0" table:formula="of:=IF([Data.HI26]=&quot;&quot;;0;(IF([Data.HI26]=&quot;?&quot;;&quot;?&quot;;1)))" table:style-name="ce1">
            <text:p>0</text:p>
          </table:table-cell>
          <table:table-cell office:value-type="float" office:value="0" table:formula="of:=IF([Data.HJ26]=&quot;&quot;;0;(IF([Data.HJ26]=&quot;?&quot;;&quot;?&quot;;1)))" table:style-name="ce1">
            <text:p>0</text:p>
          </table:table-cell>
          <table:table-cell office:value-type="float" office:value="0" table:formula="of:=IF([Data.HK26]=&quot;&quot;;0;(IF([Data.HK26]=&quot;?&quot;;&quot;?&quot;;1)))" table:style-name="ce1">
            <text:p>0</text:p>
          </table:table-cell>
          <table:table-cell office:value-type="float" office:value="0" table:formula="of:=IF([Data.HL26]=&quot;&quot;;0;(IF([Data.HL26]=&quot;?&quot;;&quot;?&quot;;1)))" table:style-name="ce1">
            <text:p>0</text:p>
          </table:table-cell>
          <table:table-cell office:value-type="float" office:value="0" table:formula="of:=IF([Data.HM26]=&quot;&quot;;0;(IF([Data.HM26]=&quot;?&quot;;&quot;?&quot;;1)))" table:style-name="ce1">
            <text:p>0</text:p>
          </table:table-cell>
          <table:table-cell office:value-type="float" office:value="0" table:formula="of:=IF([Data.HN26]=&quot;&quot;;0;(IF([Data.HN26]=&quot;?&quot;;&quot;?&quot;;1)))" table:style-name="ce1">
            <text:p>0</text:p>
          </table:table-cell>
          <table:table-cell office:value-type="float" office:value="0" table:formula="of:=IF([Data.HO26]=&quot;&quot;;0;(IF([Data.HO26]=&quot;?&quot;;&quot;?&quot;;1)))" table:style-name="ce1">
            <text:p>0</text:p>
          </table:table-cell>
          <table:table-cell office:value-type="float" office:value="0" table:formula="of:=IF([Data.HP26]=&quot;&quot;;0;(IF([Data.HP26]=&quot;?&quot;;&quot;?&quot;;1)))" table:style-name="ce1">
            <text:p>0</text:p>
          </table:table-cell>
          <table:table-cell office:value-type="float" office:value="0" table:formula="of:=IF([Data.HQ26]=&quot;&quot;;0;(IF([Data.HQ26]=&quot;?&quot;;&quot;?&quot;;1)))" table:style-name="ce1">
            <text:p>0</text:p>
          </table:table-cell>
          <table:table-cell office:value-type="float" office:value="0" table:formula="of:=IF([Data.HR26]=&quot;&quot;;0;(IF([Data.HR26]=&quot;?&quot;;&quot;?&quot;;1)))" table:style-name="ce1">
            <text:p>0</text:p>
          </table:table-cell>
          <table:table-cell office:value-type="float" office:value="0" table:formula="of:=IF([Data.HS26]=&quot;&quot;;0;(IF([Data.HS26]=&quot;?&quot;;&quot;?&quot;;1)))" table:style-name="ce1">
            <text:p>0</text:p>
          </table:table-cell>
          <table:table-cell office:value-type="float" office:value="0" table:formula="of:=IF([Data.HT26]=&quot;&quot;;0;(IF([Data.HT26]=&quot;?&quot;;&quot;?&quot;;1)))" table:style-name="ce1">
            <text:p>0</text:p>
          </table:table-cell>
          <table:table-cell office:value-type="float" office:value="0" table:formula="of:=IF([Data.HU26]=&quot;&quot;;0;(IF([Data.HU26]=&quot;?&quot;;&quot;?&quot;;1)))" table:style-name="ce1">
            <text:p>0</text:p>
          </table:table-cell>
          <table:table-cell office:value-type="float" office:value="0" table:formula="of:=IF([Data.HV26]=&quot;&quot;;0;(IF([Data.HV26]=&quot;?&quot;;&quot;?&quot;;1)))" table:style-name="ce1">
            <text:p>0</text:p>
          </table:table-cell>
          <table:table-cell office:value-type="float" office:value="0" table:formula="of:=IF([Data.HW26]=&quot;&quot;;0;(IF([Data.HW26]=&quot;?&quot;;&quot;?&quot;;1)))" table:style-name="ce1">
            <text:p>0</text:p>
          </table:table-cell>
          <table:table-cell office:value-type="float" office:value="0" table:formula="of:=IF([Data.HX26]=&quot;&quot;;0;(IF([Data.HX26]=&quot;?&quot;;&quot;?&quot;;1)))" table:style-name="ce1">
            <text:p>0</text:p>
          </table:table-cell>
          <table:table-cell office:value-type="float" office:value="0" table:formula="of:=IF([Data.HY26]=&quot;&quot;;0;(IF([Data.HY26]=&quot;?&quot;;&quot;?&quot;;1)))" table:style-name="ce1">
            <text:p>0</text:p>
          </table:table-cell>
          <table:table-cell office:value-type="float" office:value="0" table:formula="of:=IF([Data.HZ26]=&quot;&quot;;0;(IF([Data.HZ26]=&quot;?&quot;;&quot;?&quot;;1)))" table:style-name="ce1">
            <text:p>0</text:p>
          </table:table-cell>
          <table:table-cell office:value-type="float" office:value="0" table:formula="of:=IF([Data.IA26]=&quot;&quot;;0;(IF([Data.IA26]=&quot;?&quot;;&quot;?&quot;;1)))" table:style-name="ce1">
            <text:p>0</text:p>
          </table:table-cell>
          <table:table-cell office:value-type="float" office:value="0" table:formula="of:=IF([Data.IB26]=&quot;&quot;;0;(IF([Data.IB26]=&quot;?&quot;;&quot;?&quot;;1)))" table:style-name="ce1">
            <text:p>0</text:p>
          </table:table-cell>
          <table:table-cell office:value-type="float" office:value="0" table:formula="of:=IF([Data.IC26]=&quot;&quot;;0;(IF([Data.IC26]=&quot;?&quot;;&quot;?&quot;;1)))" table:style-name="ce1">
            <text:p>0</text:p>
          </table:table-cell>
          <table:table-cell office:value-type="float" office:value="0" table:formula="of:=IF([Data.ID26]=&quot;&quot;;0;(IF([Data.ID26]=&quot;?&quot;;&quot;?&quot;;1)))" table:style-name="ce1">
            <text:p>0</text:p>
          </table:table-cell>
          <table:table-cell office:value-type="float" office:value="0" table:formula="of:=IF([Data.IE26]=&quot;&quot;;0;(IF([Data.IE26]=&quot;?&quot;;&quot;?&quot;;1)))" table:style-name="ce1">
            <text:p>0</text:p>
          </table:table-cell>
          <table:table-cell office:value-type="float" office:value="0" table:formula="of:=IF([Data.IF26]=&quot;&quot;;0;(IF([Data.IF26]=&quot;?&quot;;&quot;?&quot;;1)))" table:style-name="ce1">
            <text:p>0</text:p>
          </table:table-cell>
          <table:table-cell office:value-type="float" office:value="0" table:formula="of:=IF([Data.IG26]=&quot;&quot;;0;(IF([Data.IG26]=&quot;?&quot;;&quot;?&quot;;1)))" table:style-name="ce1">
            <text:p>0</text:p>
          </table:table-cell>
          <table:table-cell office:value-type="float" office:value="0" table:formula="of:=IF([Data.IH26]=&quot;&quot;;0;(IF([Data.IH26]=&quot;?&quot;;&quot;?&quot;;1)))" table:style-name="ce1">
            <text:p>0</text:p>
          </table:table-cell>
          <table:table-cell office:value-type="float" office:value="0" table:formula="of:=IF([Data.II26]=&quot;&quot;;0;(IF([Data.II26]=&quot;?&quot;;&quot;?&quot;;1)))" table:style-name="ce1">
            <text:p>0</text:p>
          </table:table-cell>
          <table:table-cell office:value-type="float" office:value="0" table:formula="of:=IF([Data.IJ26]=&quot;&quot;;0;(IF([Data.IJ26]=&quot;?&quot;;&quot;?&quot;;1)))" table:style-name="ce1">
            <text:p>0</text:p>
          </table:table-cell>
          <table:table-cell office:value-type="float" office:value="0" table:formula="of:=IF([Data.IK26]=&quot;&quot;;0;(IF([Data.IK26]=&quot;?&quot;;&quot;?&quot;;1)))" table:style-name="ce1">
            <text:p>0</text:p>
          </table:table-cell>
          <table:table-cell table:number-columns-repeated="2" table:style-name="ce1"/>
          <table:table-cell office:value-type="float" office:value="54" table:formula="of:=SUM([.B24:.HI24])" table:style-name="ce1">
            <text:p>54</text:p>
          </table:table-cell>
          <table:table-cell table:number-columns-repeated="16164"/>
        </table:table-row>
        <table:table-row table:style-name="ro3">
          <table:table-cell office:value-type="string" office:string-value="TcLongzhou" table:formula="of:=[Data.C27]" table:style-name="ce1">
            <text:p>TcLongzhou</text:p>
          </table:table-cell>
          <table:table-cell office:value-type="float" office:value="1" table:formula="of:=IF([Data.AD27]=&quot;&quot;;0;(IF([Data.AD27]=&quot;?&quot;;&quot;?&quot;;1)))" table:style-name="ce1">
            <text:p>1</text:p>
          </table:table-cell>
          <table:table-cell office:value-type="float" office:value="0" table:formula="of:=IF([Data.AE27]=&quot;&quot;;0;(IF([Data.AE27]=&quot;?&quot;;&quot;?&quot;;1)))" table:style-name="ce1">
            <text:p>0</text:p>
          </table:table-cell>
          <table:table-cell office:value-type="float" office:value="1" table:formula="of:=IF([Data.AF27]=&quot;&quot;;0;(IF([Data.AF27]=&quot;?&quot;;&quot;?&quot;;1)))" table:style-name="ce1">
            <text:p>1</text:p>
          </table:table-cell>
          <table:table-cell office:value-type="float" office:value="1" table:formula="of:=IF([Data.AG27]=&quot;&quot;;0;(IF([Data.AG27]=&quot;?&quot;;&quot;?&quot;;1)))" table:style-name="ce1">
            <text:p>1</text:p>
          </table:table-cell>
          <table:table-cell office:value-type="float" office:value="1" table:formula="of:=IF([Data.AH27]=&quot;&quot;;0;(IF([Data.AH27]=&quot;?&quot;;&quot;?&quot;;1)))" table:style-name="ce1">
            <text:p>1</text:p>
          </table:table-cell>
          <table:table-cell office:value-type="float" office:value="0" table:formula="of:=IF([Data.AI27]=&quot;&quot;;0;(IF([Data.AI27]=&quot;?&quot;;&quot;?&quot;;1)))" table:style-name="ce1">
            <text:p>0</text:p>
          </table:table-cell>
          <table:table-cell office:value-type="float" office:value="0" table:formula="of:=IF([Data.AJ27]=&quot;&quot;;0;(IF([Data.AJ27]=&quot;?&quot;;&quot;?&quot;;1)))" table:style-name="ce1">
            <text:p>0</text:p>
          </table:table-cell>
          <table:table-cell office:value-type="float" office:value="1" table:formula="of:=IF([Data.AK27]=&quot;&quot;;0;(IF([Data.AK27]=&quot;?&quot;;&quot;?&quot;;1)))" table:style-name="ce1">
            <text:p>1</text:p>
          </table:table-cell>
          <table:table-cell office:value-type="float" office:value="1" table:formula="of:=IF([Data.AL27]=&quot;&quot;;0;(IF([Data.AL27]=&quot;?&quot;;&quot;?&quot;;1)))" table:style-name="ce1">
            <text:p>1</text:p>
          </table:table-cell>
          <table:table-cell office:value-type="float" office:value="0" table:formula="of:=IF([Data.AM27]=&quot;&quot;;0;(IF([Data.AM27]=&quot;?&quot;;&quot;?&quot;;1)))" table:style-name="ce1">
            <text:p>0</text:p>
          </table:table-cell>
          <table:table-cell office:value-type="float" office:value="1" table:formula="of:=IF([Data.AN27]=&quot;&quot;;0;(IF([Data.AN27]=&quot;?&quot;;&quot;?&quot;;1)))" table:style-name="ce1">
            <text:p>1</text:p>
          </table:table-cell>
          <table:table-cell office:value-type="float" office:value="0" table:formula="of:=IF([Data.AO27]=&quot;&quot;;0;(IF([Data.AO27]=&quot;?&quot;;&quot;?&quot;;1)))" table:style-name="ce1">
            <text:p>0</text:p>
          </table:table-cell>
          <table:table-cell office:value-type="float" office:value="1" table:formula="of:=IF([Data.AP27]=&quot;&quot;;0;(IF([Data.AP27]=&quot;?&quot;;&quot;?&quot;;1)))" table:style-name="ce1">
            <text:p>1</text:p>
          </table:table-cell>
          <table:table-cell office:value-type="float" office:value="1" table:formula="of:=IF([Data.AQ27]=&quot;&quot;;0;(IF([Data.AQ27]=&quot;?&quot;;&quot;?&quot;;1)))" table:style-name="ce1">
            <text:p>1</text:p>
          </table:table-cell>
          <table:table-cell office:value-type="float" office:value="0" table:formula="of:=IF([Data.AR27]=&quot;&quot;;0;(IF([Data.AR27]=&quot;?&quot;;&quot;?&quot;;1)))" table:style-name="ce1">
            <text:p>0</text:p>
          </table:table-cell>
          <table:table-cell office:value-type="float" office:value="1" table:formula="of:=IF([Data.AS27]=&quot;&quot;;0;(IF([Data.AS27]=&quot;?&quot;;&quot;?&quot;;1)))" table:style-name="ce1">
            <text:p>1</text:p>
          </table:table-cell>
          <table:table-cell office:value-type="float" office:value="1" table:formula="of:=IF([Data.AT27]=&quot;&quot;;0;(IF([Data.AT27]=&quot;?&quot;;&quot;?&quot;;1)))" table:style-name="ce1">
            <text:p>1</text:p>
          </table:table-cell>
          <table:table-cell office:value-type="float" office:value="1" table:formula="of:=IF([Data.AU27]=&quot;&quot;;0;(IF([Data.AU27]=&quot;?&quot;;&quot;?&quot;;1)))" table:style-name="ce1">
            <text:p>1</text:p>
          </table:table-cell>
          <table:table-cell office:value-type="float" office:value="0" table:formula="of:=IF([Data.AV27]=&quot;&quot;;0;(IF([Data.AV27]=&quot;?&quot;;&quot;?&quot;;1)))" table:style-name="ce1">
            <text:p>0</text:p>
          </table:table-cell>
          <table:table-cell office:value-type="float" office:value="1" table:formula="of:=IF([Data.AW27]=&quot;&quot;;0;(IF([Data.AW27]=&quot;?&quot;;&quot;?&quot;;1)))" table:style-name="ce1">
            <text:p>1</text:p>
          </table:table-cell>
          <table:table-cell office:value-type="float" office:value="0" table:formula="of:=IF([Data.AX27]=&quot;&quot;;0;(IF([Data.AX27]=&quot;?&quot;;&quot;?&quot;;1)))" table:style-name="ce1">
            <text:p>0</text:p>
          </table:table-cell>
          <table:table-cell office:value-type="float" office:value="1" table:formula="of:=IF([Data.AY27]=&quot;&quot;;0;(IF([Data.AY27]=&quot;?&quot;;&quot;?&quot;;1)))" table:style-name="ce1">
            <text:p>1</text:p>
          </table:table-cell>
          <table:table-cell office:value-type="float" office:value="0" table:formula="of:=IF([Data.AZ27]=&quot;&quot;;0;(IF([Data.AZ27]=&quot;?&quot;;&quot;?&quot;;1)))" table:style-name="ce1">
            <text:p>0</text:p>
          </table:table-cell>
          <table:table-cell office:value-type="float" office:value="0" table:formula="of:=IF([Data.BA27]=&quot;&quot;;0;(IF([Data.BA27]=&quot;?&quot;;&quot;?&quot;;1)))" table:style-name="ce1">
            <text:p>0</text:p>
          </table:table-cell>
          <table:table-cell office:value-type="float" office:value="0" table:formula="of:=IF([Data.BB27]=&quot;&quot;;0;(IF([Data.BB27]=&quot;?&quot;;&quot;?&quot;;1)))" table:style-name="ce1">
            <text:p>0</text:p>
          </table:table-cell>
          <table:table-cell office:value-type="float" office:value="1" table:formula="of:=IF([Data.BC27]=&quot;&quot;;0;(IF([Data.BC27]=&quot;?&quot;;&quot;?&quot;;1)))" table:style-name="ce1">
            <text:p>1</text:p>
          </table:table-cell>
          <table:table-cell office:value-type="float" office:value="1" table:formula="of:=IF([Data.BD27]=&quot;&quot;;0;(IF([Data.BD27]=&quot;?&quot;;&quot;?&quot;;1)))" table:style-name="ce1">
            <text:p>1</text:p>
          </table:table-cell>
          <table:table-cell office:value-type="float" office:value="1" table:formula="of:=IF([Data.BE27]=&quot;&quot;;0;(IF([Data.BE27]=&quot;?&quot;;&quot;?&quot;;1)))" table:style-name="ce1">
            <text:p>1</text:p>
          </table:table-cell>
          <table:table-cell office:value-type="float" office:value="0" table:formula="of:=IF([Data.BF27]=&quot;&quot;;0;(IF([Data.BF27]=&quot;?&quot;;&quot;?&quot;;1)))" table:style-name="ce1">
            <text:p>0</text:p>
          </table:table-cell>
          <table:table-cell office:value-type="float" office:value="0" table:formula="of:=IF([Data.BG27]=&quot;&quot;;0;(IF([Data.BG27]=&quot;?&quot;;&quot;?&quot;;1)))" table:style-name="ce1">
            <text:p>0</text:p>
          </table:table-cell>
          <table:table-cell office:value-type="float" office:value="0" table:formula="of:=IF([Data.BH27]=&quot;&quot;;0;(IF([Data.BH27]=&quot;?&quot;;&quot;?&quot;;1)))" table:style-name="ce1">
            <text:p>0</text:p>
          </table:table-cell>
          <table:table-cell office:value-type="float" office:value="0" table:formula="of:=IF([Data.BI27]=&quot;&quot;;0;(IF([Data.BI27]=&quot;?&quot;;&quot;?&quot;;1)))" table:style-name="ce1">
            <text:p>0</text:p>
          </table:table-cell>
          <table:table-cell office:value-type="float" office:value="0" table:formula="of:=IF([Data.BJ27]=&quot;&quot;;0;(IF([Data.BJ27]=&quot;?&quot;;&quot;?&quot;;1)))" table:style-name="ce1">
            <text:p>0</text:p>
          </table:table-cell>
          <table:table-cell office:value-type="float" office:value="0" table:formula="of:=IF([Data.BK27]=&quot;&quot;;0;(IF([Data.BK27]=&quot;?&quot;;&quot;?&quot;;1)))" table:style-name="ce1">
            <text:p>0</text:p>
          </table:table-cell>
          <table:table-cell office:value-type="float" office:value="0" table:formula="of:=IF([Data.BL27]=&quot;&quot;;0;(IF([Data.BL27]=&quot;?&quot;;&quot;?&quot;;1)))" table:style-name="ce1">
            <text:p>0</text:p>
          </table:table-cell>
          <table:table-cell office:value-type="float" office:value="0" table:formula="of:=IF([Data.BM27]=&quot;&quot;;0;(IF([Data.BM27]=&quot;?&quot;;&quot;?&quot;;1)))" table:style-name="ce1">
            <text:p>0</text:p>
          </table:table-cell>
          <table:table-cell office:value-type="float" office:value="0" table:formula="of:=IF([Data.BN27]=&quot;&quot;;0;(IF([Data.BN27]=&quot;?&quot;;&quot;?&quot;;1)))" table:style-name="ce1">
            <text:p>0</text:p>
          </table:table-cell>
          <table:table-cell office:value-type="float" office:value="0" table:formula="of:=IF([Data.BO27]=&quot;&quot;;0;(IF([Data.BO27]=&quot;?&quot;;&quot;?&quot;;1)))" table:style-name="ce1">
            <text:p>0</text:p>
          </table:table-cell>
          <table:table-cell office:value-type="float" office:value="0" table:formula="of:=IF([Data.BP27]=&quot;&quot;;0;(IF([Data.BP27]=&quot;?&quot;;&quot;?&quot;;1)))" table:style-name="ce1">
            <text:p>0</text:p>
          </table:table-cell>
          <table:table-cell office:value-type="float" office:value="0" table:formula="of:=IF([Data.BQ27]=&quot;&quot;;0;(IF([Data.BQ27]=&quot;?&quot;;&quot;?&quot;;1)))" table:style-name="ce1">
            <text:p>0</text:p>
          </table:table-cell>
          <table:table-cell office:value-type="float" office:value="0" table:formula="of:=IF([Data.BR27]=&quot;&quot;;0;(IF([Data.BR27]=&quot;?&quot;;&quot;?&quot;;1)))" table:style-name="ce1">
            <text:p>0</text:p>
          </table:table-cell>
          <table:table-cell office:value-type="float" office:value="0" table:formula="of:=IF([Data.BS27]=&quot;&quot;;0;(IF([Data.BS27]=&quot;?&quot;;&quot;?&quot;;1)))" table:style-name="ce1">
            <text:p>0</text:p>
          </table:table-cell>
          <table:table-cell office:value-type="float" office:value="0" table:formula="of:=IF([Data.BT27]=&quot;&quot;;0;(IF([Data.BT27]=&quot;?&quot;;&quot;?&quot;;1)))" table:style-name="ce1">
            <text:p>0</text:p>
          </table:table-cell>
          <table:table-cell office:value-type="float" office:value="1" table:formula="of:=IF([Data.BU27]=&quot;&quot;;0;(IF([Data.BU27]=&quot;?&quot;;&quot;?&quot;;1)))" table:style-name="ce1">
            <text:p>1</text:p>
          </table:table-cell>
          <table:table-cell office:value-type="float" office:value="0" table:formula="of:=IF([Data.BV27]=&quot;&quot;;0;(IF([Data.BV27]=&quot;?&quot;;&quot;?&quot;;1)))" table:style-name="ce1">
            <text:p>0</text:p>
          </table:table-cell>
          <table:table-cell office:value-type="float" office:value="1" table:formula="of:=IF([Data.BW27]=&quot;&quot;;0;(IF([Data.BW27]=&quot;?&quot;;&quot;?&quot;;1)))" table:style-name="ce1">
            <text:p>1</text:p>
          </table:table-cell>
          <table:table-cell office:value-type="float" office:value="0" table:formula="of:=IF([Data.BX27]=&quot;&quot;;0;(IF([Data.BX27]=&quot;?&quot;;&quot;?&quot;;1)))" table:style-name="ce1">
            <text:p>0</text:p>
          </table:table-cell>
          <table:table-cell office:value-type="float" office:value="1" table:formula="of:=IF([Data.BY27]=&quot;&quot;;0;(IF([Data.BY27]=&quot;?&quot;;&quot;?&quot;;1)))" table:style-name="ce1">
            <text:p>1</text:p>
          </table:table-cell>
          <table:table-cell office:value-type="float" office:value="1" table:formula="of:=IF([Data.BZ27]=&quot;&quot;;0;(IF([Data.BZ27]=&quot;?&quot;;&quot;?&quot;;1)))" table:style-name="ce1">
            <text:p>1</text:p>
          </table:table-cell>
          <table:table-cell office:value-type="float" office:value="0" table:formula="of:=IF([Data.CA27]=&quot;&quot;;0;(IF([Data.CA27]=&quot;?&quot;;&quot;?&quot;;1)))" table:style-name="ce1">
            <text:p>0</text:p>
          </table:table-cell>
          <table:table-cell office:value-type="float" office:value="1" table:formula="of:=IF([Data.CB27]=&quot;&quot;;0;(IF([Data.CB27]=&quot;?&quot;;&quot;?&quot;;1)))" table:style-name="ce1">
            <text:p>1</text:p>
          </table:table-cell>
          <table:table-cell office:value-type="float" office:value="0" table:formula="of:=IF([Data.CC27]=&quot;&quot;;0;(IF([Data.CC27]=&quot;?&quot;;&quot;?&quot;;1)))" table:style-name="ce1">
            <text:p>0</text:p>
          </table:table-cell>
          <table:table-cell office:value-type="float" office:value="0" table:formula="of:=IF([Data.CD27]=&quot;&quot;;0;(IF([Data.CD27]=&quot;?&quot;;&quot;?&quot;;1)))" table:style-name="ce1">
            <text:p>0</text:p>
          </table:table-cell>
          <table:table-cell office:value-type="float" office:value="0" table:formula="of:=IF([Data.CE27]=&quot;&quot;;0;(IF([Data.CE27]=&quot;?&quot;;&quot;?&quot;;1)))" table:style-name="ce1">
            <text:p>0</text:p>
          </table:table-cell>
          <table:table-cell office:value-type="float" office:value="0" table:formula="of:=IF([Data.CF27]=&quot;&quot;;0;(IF([Data.CF27]=&quot;?&quot;;&quot;?&quot;;1)))" table:style-name="ce1">
            <text:p>0</text:p>
          </table:table-cell>
          <table:table-cell office:value-type="float" office:value="0" table:formula="of:=IF([Data.CG27]=&quot;&quot;;0;(IF([Data.CG27]=&quot;?&quot;;&quot;?&quot;;1)))" table:style-name="ce1">
            <text:p>0</text:p>
          </table:table-cell>
          <table:table-cell office:value-type="float" office:value="0" table:formula="of:=IF([Data.CH27]=&quot;&quot;;0;(IF([Data.CH27]=&quot;?&quot;;&quot;?&quot;;1)))" table:style-name="ce1">
            <text:p>0</text:p>
          </table:table-cell>
          <table:table-cell office:value-type="float" office:value="1" table:formula="of:=IF([Data.CI27]=&quot;&quot;;0;(IF([Data.CI27]=&quot;?&quot;;&quot;?&quot;;1)))" table:style-name="ce1">
            <text:p>1</text:p>
          </table:table-cell>
          <table:table-cell office:value-type="float" office:value="1" table:formula="of:=IF([Data.CJ27]=&quot;&quot;;0;(IF([Data.CJ27]=&quot;?&quot;;&quot;?&quot;;1)))" table:style-name="ce1">
            <text:p>1</text:p>
          </table:table-cell>
          <table:table-cell office:value-type="float" office:value="0" table:formula="of:=IF([Data.CK27]=&quot;&quot;;0;(IF([Data.CK27]=&quot;?&quot;;&quot;?&quot;;1)))" table:style-name="ce1">
            <text:p>0</text:p>
          </table:table-cell>
          <table:table-cell office:value-type="float" office:value="1" table:formula="of:=IF([Data.CL27]=&quot;&quot;;0;(IF([Data.CL27]=&quot;?&quot;;&quot;?&quot;;1)))" table:style-name="ce1">
            <text:p>1</text:p>
          </table:table-cell>
          <table:table-cell office:value-type="float" office:value="0" table:formula="of:=IF([Data.CM27]=&quot;&quot;;0;(IF([Data.CM27]=&quot;?&quot;;&quot;?&quot;;1)))" table:style-name="ce1">
            <text:p>0</text:p>
          </table:table-cell>
          <table:table-cell office:value-type="float" office:value="0" table:formula="of:=IF([Data.CN27]=&quot;&quot;;0;(IF([Data.CN27]=&quot;?&quot;;&quot;?&quot;;1)))" table:style-name="ce1">
            <text:p>0</text:p>
          </table:table-cell>
          <table:table-cell office:value-type="float" office:value="0" table:formula="of:=IF([Data.CO27]=&quot;&quot;;0;(IF([Data.CO27]=&quot;?&quot;;&quot;?&quot;;1)))" table:style-name="ce1">
            <text:p>0</text:p>
          </table:table-cell>
          <table:table-cell office:value-type="float" office:value="0" table:formula="of:=IF([Data.CP27]=&quot;&quot;;0;(IF([Data.CP27]=&quot;?&quot;;&quot;?&quot;;1)))" table:style-name="ce1">
            <text:p>0</text:p>
          </table:table-cell>
          <table:table-cell office:value-type="float" office:value="0" table:formula="of:=IF([Data.CQ27]=&quot;&quot;;0;(IF([Data.CQ27]=&quot;?&quot;;&quot;?&quot;;1)))" table:style-name="ce1">
            <text:p>0</text:p>
          </table:table-cell>
          <table:table-cell office:value-type="float" office:value="0" table:formula="of:=IF([Data.CR27]=&quot;&quot;;0;(IF([Data.CR27]=&quot;?&quot;;&quot;?&quot;;1)))" table:style-name="ce1">
            <text:p>0</text:p>
          </table:table-cell>
          <table:table-cell office:value-type="float" office:value="0" table:formula="of:=IF([Data.CS27]=&quot;&quot;;0;(IF([Data.CS27]=&quot;?&quot;;&quot;?&quot;;1)))" table:style-name="ce1">
            <text:p>0</text:p>
          </table:table-cell>
          <table:table-cell office:value-type="float" office:value="1" table:formula="of:=IF([Data.CT27]=&quot;&quot;;0;(IF([Data.CT27]=&quot;?&quot;;&quot;?&quot;;1)))" table:style-name="ce1">
            <text:p>1</text:p>
          </table:table-cell>
          <table:table-cell office:value-type="float" office:value="0" table:formula="of:=IF([Data.CU27]=&quot;&quot;;0;(IF([Data.CU27]=&quot;?&quot;;&quot;?&quot;;1)))" table:style-name="ce1">
            <text:p>0</text:p>
          </table:table-cell>
          <table:table-cell office:value-type="float" office:value="1" table:formula="of:=IF([Data.CV27]=&quot;&quot;;0;(IF([Data.CV27]=&quot;?&quot;;&quot;?&quot;;1)))" table:style-name="ce1">
            <text:p>1</text:p>
          </table:table-cell>
          <table:table-cell office:value-type="float" office:value="0" table:formula="of:=IF([Data.CW27]=&quot;&quot;;0;(IF([Data.CW27]=&quot;?&quot;;&quot;?&quot;;1)))" table:style-name="ce1">
            <text:p>0</text:p>
          </table:table-cell>
          <table:table-cell office:value-type="float" office:value="0" table:formula="of:=IF([Data.CX27]=&quot;&quot;;0;(IF([Data.CX27]=&quot;?&quot;;&quot;?&quot;;1)))" table:style-name="ce1">
            <text:p>0</text:p>
          </table:table-cell>
          <table:table-cell office:value-type="float" office:value="0" table:formula="of:=IF([Data.CY27]=&quot;&quot;;0;(IF([Data.CY27]=&quot;?&quot;;&quot;?&quot;;1)))" table:style-name="ce1">
            <text:p>0</text:p>
          </table:table-cell>
          <table:table-cell office:value-type="float" office:value="1" table:formula="of:=IF([Data.CZ27]=&quot;&quot;;0;(IF([Data.CZ27]=&quot;?&quot;;&quot;?&quot;;1)))" table:style-name="ce1">
            <text:p>1</text:p>
          </table:table-cell>
          <table:table-cell office:value-type="float" office:value="1" table:formula="of:=IF([Data.DA27]=&quot;&quot;;0;(IF([Data.DA27]=&quot;?&quot;;&quot;?&quot;;1)))" table:style-name="ce1">
            <text:p>1</text:p>
          </table:table-cell>
          <table:table-cell office:value-type="float" office:value="0" table:formula="of:=IF([Data.DB27]=&quot;&quot;;0;(IF([Data.DB27]=&quot;?&quot;;&quot;?&quot;;1)))" table:style-name="ce1">
            <text:p>0</text:p>
          </table:table-cell>
          <table:table-cell office:value-type="float" office:value="0" table:formula="of:=IF([Data.DC27]=&quot;&quot;;0;(IF([Data.DC27]=&quot;?&quot;;&quot;?&quot;;1)))" table:style-name="ce1">
            <text:p>0</text:p>
          </table:table-cell>
          <table:table-cell office:value-type="float" office:value="0" table:formula="of:=IF([Data.DD27]=&quot;&quot;;0;(IF([Data.DD27]=&quot;?&quot;;&quot;?&quot;;1)))" table:style-name="ce1">
            <text:p>0</text:p>
          </table:table-cell>
          <table:table-cell office:value-type="float" office:value="1" table:formula="of:=IF([Data.DE27]=&quot;&quot;;0;(IF([Data.DE27]=&quot;?&quot;;&quot;?&quot;;1)))" table:style-name="ce1">
            <text:p>1</text:p>
          </table:table-cell>
          <table:table-cell office:value-type="float" office:value="0" table:formula="of:=IF([Data.DF27]=&quot;&quot;;0;(IF([Data.DF27]=&quot;?&quot;;&quot;?&quot;;1)))" table:style-name="ce1">
            <text:p>0</text:p>
          </table:table-cell>
          <table:table-cell office:value-type="float" office:value="0" table:formula="of:=IF([Data.DG27]=&quot;&quot;;0;(IF([Data.DG27]=&quot;?&quot;;&quot;?&quot;;1)))" table:style-name="ce1">
            <text:p>0</text:p>
          </table:table-cell>
          <table:table-cell office:value-type="float" office:value="0" table:formula="of:=IF([Data.DH27]=&quot;&quot;;0;(IF([Data.DH27]=&quot;?&quot;;&quot;?&quot;;1)))" table:style-name="ce1">
            <text:p>0</text:p>
          </table:table-cell>
          <table:table-cell office:value-type="float" office:value="0" table:formula="of:=IF([Data.DI27]=&quot;&quot;;0;(IF([Data.DI27]=&quot;?&quot;;&quot;?&quot;;1)))" table:style-name="ce1">
            <text:p>0</text:p>
          </table:table-cell>
          <table:table-cell office:value-type="float" office:value="1" table:formula="of:=IF([Data.DJ27]=&quot;&quot;;0;(IF([Data.DJ27]=&quot;?&quot;;&quot;?&quot;;1)))" table:style-name="ce1">
            <text:p>1</text:p>
          </table:table-cell>
          <table:table-cell office:value-type="float" office:value="1" table:formula="of:=IF([Data.DK27]=&quot;&quot;;0;(IF([Data.DK27]=&quot;?&quot;;&quot;?&quot;;1)))" table:style-name="ce1">
            <text:p>1</text:p>
          </table:table-cell>
          <table:table-cell office:value-type="float" office:value="0" table:formula="of:=IF([Data.DL27]=&quot;&quot;;0;(IF([Data.DL27]=&quot;?&quot;;&quot;?&quot;;1)))" table:style-name="ce1">
            <text:p>0</text:p>
          </table:table-cell>
          <table:table-cell office:value-type="float" office:value="0" table:formula="of:=IF([Data.DM27]=&quot;&quot;;0;(IF([Data.DM27]=&quot;?&quot;;&quot;?&quot;;1)))" table:style-name="ce1">
            <text:p>0</text:p>
          </table:table-cell>
          <table:table-cell office:value-type="float" office:value="0" table:formula="of:=IF([Data.DN27]=&quot;&quot;;0;(IF([Data.DN27]=&quot;?&quot;;&quot;?&quot;;1)))" table:style-name="ce1">
            <text:p>0</text:p>
          </table:table-cell>
          <table:table-cell office:value-type="float" office:value="1" table:formula="of:=IF([Data.DO27]=&quot;&quot;;0;(IF([Data.DO27]=&quot;?&quot;;&quot;?&quot;;1)))" table:style-name="ce1">
            <text:p>1</text:p>
          </table:table-cell>
          <table:table-cell office:value-type="float" office:value="0" table:formula="of:=IF([Data.DP27]=&quot;&quot;;0;(IF([Data.DP27]=&quot;?&quot;;&quot;?&quot;;1)))" table:style-name="ce1">
            <text:p>0</text:p>
          </table:table-cell>
          <table:table-cell office:value-type="float" office:value="1" table:formula="of:=IF([Data.DQ27]=&quot;&quot;;0;(IF([Data.DQ27]=&quot;?&quot;;&quot;?&quot;;1)))" table:style-name="ce1">
            <text:p>1</text:p>
          </table:table-cell>
          <table:table-cell office:value-type="float" office:value="0" table:formula="of:=IF([Data.DR27]=&quot;&quot;;0;(IF([Data.DR27]=&quot;?&quot;;&quot;?&quot;;1)))" table:style-name="ce1">
            <text:p>0</text:p>
          </table:table-cell>
          <table:table-cell office:value-type="float" office:value="0" table:formula="of:=IF([Data.DS27]=&quot;&quot;;0;(IF([Data.DS27]=&quot;?&quot;;&quot;?&quot;;1)))" table:style-name="ce1">
            <text:p>0</text:p>
          </table:table-cell>
          <table:table-cell office:value-type="float" office:value="0" table:formula="of:=IF([Data.DT27]=&quot;&quot;;0;(IF([Data.DT27]=&quot;?&quot;;&quot;?&quot;;1)))" table:style-name="ce1">
            <text:p>0</text:p>
          </table:table-cell>
          <table:table-cell office:value-type="float" office:value="1" table:formula="of:=IF([Data.DU27]=&quot;&quot;;0;(IF([Data.DU27]=&quot;?&quot;;&quot;?&quot;;1)))" table:style-name="ce1">
            <text:p>1</text:p>
          </table:table-cell>
          <table:table-cell office:value-type="float" office:value="0" table:formula="of:=IF([Data.DV27]=&quot;&quot;;0;(IF([Data.DV27]=&quot;?&quot;;&quot;?&quot;;1)))" table:style-name="ce1">
            <text:p>0</text:p>
          </table:table-cell>
          <table:table-cell office:value-type="float" office:value="0" table:formula="of:=IF([Data.DW27]=&quot;&quot;;0;(IF([Data.DW27]=&quot;?&quot;;&quot;?&quot;;1)))" table:style-name="ce1">
            <text:p>0</text:p>
          </table:table-cell>
          <table:table-cell office:value-type="float" office:value="0" table:formula="of:=IF([Data.DX27]=&quot;&quot;;0;(IF([Data.DX27]=&quot;?&quot;;&quot;?&quot;;1)))" table:style-name="ce1">
            <text:p>0</text:p>
          </table:table-cell>
          <table:table-cell office:value-type="float" office:value="0" table:formula="of:=IF([Data.DY27]=&quot;&quot;;0;(IF([Data.DY27]=&quot;?&quot;;&quot;?&quot;;1)))" table:style-name="ce1">
            <text:p>0</text:p>
          </table:table-cell>
          <table:table-cell office:value-type="float" office:value="0" table:formula="of:=IF([Data.DZ27]=&quot;&quot;;0;(IF([Data.DZ27]=&quot;?&quot;;&quot;?&quot;;1)))" table:style-name="ce1">
            <text:p>0</text:p>
          </table:table-cell>
          <table:table-cell office:value-type="float" office:value="0" table:formula="of:=IF([Data.EA27]=&quot;&quot;;0;(IF([Data.EA27]=&quot;?&quot;;&quot;?&quot;;1)))" table:style-name="ce1">
            <text:p>0</text:p>
          </table:table-cell>
          <table:table-cell office:value-type="float" office:value="0" table:formula="of:=IF([Data.EB27]=&quot;&quot;;0;(IF([Data.EB27]=&quot;?&quot;;&quot;?&quot;;1)))" table:style-name="ce1">
            <text:p>0</text:p>
          </table:table-cell>
          <table:table-cell office:value-type="float" office:value="0" table:formula="of:=IF([Data.EC27]=&quot;&quot;;0;(IF([Data.EC27]=&quot;?&quot;;&quot;?&quot;;1)))" table:style-name="ce1">
            <text:p>0</text:p>
          </table:table-cell>
          <table:table-cell office:value-type="float" office:value="1" table:formula="of:=IF([Data.ED27]=&quot;&quot;;0;(IF([Data.ED27]=&quot;?&quot;;&quot;?&quot;;1)))" table:style-name="ce1">
            <text:p>1</text:p>
          </table:table-cell>
          <table:table-cell office:value-type="float" office:value="0" table:formula="of:=IF([Data.EE27]=&quot;&quot;;0;(IF([Data.EE27]=&quot;?&quot;;&quot;?&quot;;1)))" table:style-name="ce1">
            <text:p>0</text:p>
          </table:table-cell>
          <table:table-cell office:value-type="float" office:value="0" table:formula="of:=IF([Data.EF27]=&quot;&quot;;0;(IF([Data.EF27]=&quot;?&quot;;&quot;?&quot;;1)))" table:style-name="ce1">
            <text:p>0</text:p>
          </table:table-cell>
          <table:table-cell office:value-type="float" office:value="0" table:formula="of:=IF([Data.EG27]=&quot;&quot;;0;(IF([Data.EG27]=&quot;?&quot;;&quot;?&quot;;1)))" table:style-name="ce1">
            <text:p>0</text:p>
          </table:table-cell>
          <table:table-cell office:value-type="float" office:value="0" table:formula="of:=IF([Data.EH27]=&quot;&quot;;0;(IF([Data.EH27]=&quot;?&quot;;&quot;?&quot;;1)))" table:style-name="ce1">
            <text:p>0</text:p>
          </table:table-cell>
          <table:table-cell office:value-type="float" office:value="0" table:formula="of:=IF([Data.EI27]=&quot;&quot;;0;(IF([Data.EI27]=&quot;?&quot;;&quot;?&quot;;1)))" table:style-name="ce1">
            <text:p>0</text:p>
          </table:table-cell>
          <table:table-cell office:value-type="float" office:value="0" table:formula="of:=IF([Data.EJ27]=&quot;&quot;;0;(IF([Data.EJ27]=&quot;?&quot;;&quot;?&quot;;1)))" table:style-name="ce1">
            <text:p>0</text:p>
          </table:table-cell>
          <table:table-cell office:value-type="float" office:value="0" table:formula="of:=IF([Data.EK27]=&quot;&quot;;0;(IF([Data.EK27]=&quot;?&quot;;&quot;?&quot;;1)))" table:style-name="ce1">
            <text:p>0</text:p>
          </table:table-cell>
          <table:table-cell office:value-type="float" office:value="0" table:formula="of:=IF([Data.EL27]=&quot;&quot;;0;(IF([Data.EL27]=&quot;?&quot;;&quot;?&quot;;1)))" table:style-name="ce1">
            <text:p>0</text:p>
          </table:table-cell>
          <table:table-cell office:value-type="float" office:value="0" table:formula="of:=IF([Data.EM27]=&quot;&quot;;0;(IF([Data.EM27]=&quot;?&quot;;&quot;?&quot;;1)))" table:style-name="ce1">
            <text:p>0</text:p>
          </table:table-cell>
          <table:table-cell office:value-type="float" office:value="0" table:formula="of:=IF([Data.EN27]=&quot;&quot;;0;(IF([Data.EN27]=&quot;?&quot;;&quot;?&quot;;1)))" table:style-name="ce1">
            <text:p>0</text:p>
          </table:table-cell>
          <table:table-cell office:value-type="float" office:value="1" table:formula="of:=IF([Data.EO27]=&quot;&quot;;0;(IF([Data.EO27]=&quot;?&quot;;&quot;?&quot;;1)))" table:style-name="ce1">
            <text:p>1</text:p>
          </table:table-cell>
          <table:table-cell office:value-type="float" office:value="1" table:formula="of:=IF([Data.EP27]=&quot;&quot;;0;(IF([Data.EP27]=&quot;?&quot;;&quot;?&quot;;1)))" table:style-name="ce1">
            <text:p>1</text:p>
          </table:table-cell>
          <table:table-cell office:value-type="float" office:value="0" table:formula="of:=IF([Data.EQ27]=&quot;&quot;;0;(IF([Data.EQ27]=&quot;?&quot;;&quot;?&quot;;1)))" table:style-name="ce1">
            <text:p>0</text:p>
          </table:table-cell>
          <table:table-cell office:value-type="float" office:value="1" table:formula="of:=IF([Data.ER27]=&quot;&quot;;0;(IF([Data.ER27]=&quot;?&quot;;&quot;?&quot;;1)))" table:style-name="ce1">
            <text:p>1</text:p>
          </table:table-cell>
          <table:table-cell office:value-type="float" office:value="1" table:formula="of:=IF([Data.ES27]=&quot;&quot;;0;(IF([Data.ES27]=&quot;?&quot;;&quot;?&quot;;1)))" table:style-name="ce1">
            <text:p>1</text:p>
          </table:table-cell>
          <table:table-cell office:value-type="float" office:value="0" table:formula="of:=IF([Data.ET27]=&quot;&quot;;0;(IF([Data.ET27]=&quot;?&quot;;&quot;?&quot;;1)))" table:style-name="ce1">
            <text:p>0</text:p>
          </table:table-cell>
          <table:table-cell office:value-type="float" office:value="0" table:formula="of:=IF([Data.EU27]=&quot;&quot;;0;(IF([Data.EU27]=&quot;?&quot;;&quot;?&quot;;1)))" table:style-name="ce1">
            <text:p>0</text:p>
          </table:table-cell>
          <table:table-cell office:value-type="float" office:value="0" table:formula="of:=IF([Data.EV27]=&quot;&quot;;0;(IF([Data.EV27]=&quot;?&quot;;&quot;?&quot;;1)))" table:style-name="ce1">
            <text:p>0</text:p>
          </table:table-cell>
          <table:table-cell office:value-type="float" office:value="0" table:formula="of:=IF([Data.EW27]=&quot;&quot;;0;(IF([Data.EW27]=&quot;?&quot;;&quot;?&quot;;1)))" table:style-name="ce1">
            <text:p>0</text:p>
          </table:table-cell>
          <table:table-cell office:value-type="float" office:value="1" table:formula="of:=IF([Data.EX27]=&quot;&quot;;0;(IF([Data.EX27]=&quot;?&quot;;&quot;?&quot;;1)))" table:style-name="ce1">
            <text:p>1</text:p>
          </table:table-cell>
          <table:table-cell office:value-type="float" office:value="0" table:formula="of:=IF([Data.EY27]=&quot;&quot;;0;(IF([Data.EY27]=&quot;?&quot;;&quot;?&quot;;1)))" table:style-name="ce1">
            <text:p>0</text:p>
          </table:table-cell>
          <table:table-cell office:value-type="float" office:value="0" table:formula="of:=IF([Data.EZ27]=&quot;&quot;;0;(IF([Data.EZ27]=&quot;?&quot;;&quot;?&quot;;1)))" table:style-name="ce1">
            <text:p>0</text:p>
          </table:table-cell>
          <table:table-cell office:value-type="float" office:value="1" table:formula="of:=IF([Data.FA27]=&quot;&quot;;0;(IF([Data.FA27]=&quot;?&quot;;&quot;?&quot;;1)))" table:style-name="ce1">
            <text:p>1</text:p>
          </table:table-cell>
          <table:table-cell office:value-type="float" office:value="0" table:formula="of:=IF([Data.FB27]=&quot;&quot;;0;(IF([Data.FB27]=&quot;?&quot;;&quot;?&quot;;1)))" table:style-name="ce1">
            <text:p>0</text:p>
          </table:table-cell>
          <table:table-cell office:value-type="float" office:value="0" table:formula="of:=IF([Data.FC27]=&quot;&quot;;0;(IF([Data.FC27]=&quot;?&quot;;&quot;?&quot;;1)))" table:style-name="ce1">
            <text:p>0</text:p>
          </table:table-cell>
          <table:table-cell office:value-type="float" office:value="0" table:formula="of:=IF([Data.FD27]=&quot;&quot;;0;(IF([Data.FD27]=&quot;?&quot;;&quot;?&quot;;1)))" table:style-name="ce1">
            <text:p>0</text:p>
          </table:table-cell>
          <table:table-cell office:value-type="float" office:value="1" table:formula="of:=IF([Data.FE27]=&quot;&quot;;0;(IF([Data.FE27]=&quot;?&quot;;&quot;?&quot;;1)))" table:style-name="ce1">
            <text:p>1</text:p>
          </table:table-cell>
          <table:table-cell office:value-type="float" office:value="0" table:formula="of:=IF([Data.FF27]=&quot;&quot;;0;(IF([Data.FF27]=&quot;?&quot;;&quot;?&quot;;1)))" table:style-name="ce1">
            <text:p>0</text:p>
          </table:table-cell>
          <table:table-cell office:value-type="float" office:value="0" table:formula="of:=IF([Data.FG27]=&quot;&quot;;0;(IF([Data.FG27]=&quot;?&quot;;&quot;?&quot;;1)))" table:style-name="ce1">
            <text:p>0</text:p>
          </table:table-cell>
          <table:table-cell office:value-type="float" office:value="0" table:formula="of:=IF([Data.FH27]=&quot;&quot;;0;(IF([Data.FH27]=&quot;?&quot;;&quot;?&quot;;1)))" table:style-name="ce1">
            <text:p>0</text:p>
          </table:table-cell>
          <table:table-cell office:value-type="float" office:value="0" table:formula="of:=IF([Data.FI27]=&quot;&quot;;0;(IF([Data.FI27]=&quot;?&quot;;&quot;?&quot;;1)))" table:style-name="ce1">
            <text:p>0</text:p>
          </table:table-cell>
          <table:table-cell office:value-type="float" office:value="1" table:formula="of:=IF([Data.FJ27]=&quot;&quot;;0;(IF([Data.FJ27]=&quot;?&quot;;&quot;?&quot;;1)))" table:style-name="ce1">
            <text:p>1</text:p>
          </table:table-cell>
          <table:table-cell office:value-type="float" office:value="1" table:formula="of:=IF([Data.FK27]=&quot;&quot;;0;(IF([Data.FK27]=&quot;?&quot;;&quot;?&quot;;1)))" table:style-name="ce1">
            <text:p>1</text:p>
          </table:table-cell>
          <table:table-cell office:value-type="string" office:string-value="?" table:formula="of:=IF([Data.FL27]=&quot;&quot;;0;(IF([Data.FL27]=&quot;?&quot;;&quot;?&quot;;1)))" table:style-name="ce1">
            <text:p>?</text:p>
          </table:table-cell>
          <table:table-cell office:value-type="float" office:value="1" table:formula="of:=IF([Data.FM27]=&quot;&quot;;0;(IF([Data.FM27]=&quot;?&quot;;&quot;?&quot;;1)))" table:style-name="ce1">
            <text:p>1</text:p>
          </table:table-cell>
          <table:table-cell office:value-type="float" office:value="0" table:formula="of:=IF([Data.FN27]=&quot;&quot;;0;(IF([Data.FN27]=&quot;?&quot;;&quot;?&quot;;1)))" table:style-name="ce1">
            <text:p>0</text:p>
          </table:table-cell>
          <table:table-cell office:value-type="float" office:value="1" table:formula="of:=IF([Data.FO27]=&quot;&quot;;0;(IF([Data.FO27]=&quot;?&quot;;&quot;?&quot;;1)))" table:style-name="ce1">
            <text:p>1</text:p>
          </table:table-cell>
          <table:table-cell office:value-type="float" office:value="0" table:formula="of:=IF([Data.FP27]=&quot;&quot;;0;(IF([Data.FP27]=&quot;?&quot;;&quot;?&quot;;1)))" table:style-name="ce1">
            <text:p>0</text:p>
          </table:table-cell>
          <table:table-cell office:value-type="float" office:value="0" table:formula="of:=IF([Data.FQ27]=&quot;&quot;;0;(IF([Data.FQ27]=&quot;?&quot;;&quot;?&quot;;1)))" table:style-name="ce1">
            <text:p>0</text:p>
          </table:table-cell>
          <table:table-cell office:value-type="float" office:value="1" table:formula="of:=IF([Data.FR27]=&quot;&quot;;0;(IF([Data.FR27]=&quot;?&quot;;&quot;?&quot;;1)))" table:style-name="ce1">
            <text:p>1</text:p>
          </table:table-cell>
          <table:table-cell office:value-type="float" office:value="0" table:formula="of:=IF([Data.FS27]=&quot;&quot;;0;(IF([Data.FS27]=&quot;?&quot;;&quot;?&quot;;1)))" table:style-name="ce1">
            <text:p>0</text:p>
          </table:table-cell>
          <table:table-cell office:value-type="float" office:value="0" table:formula="of:=IF([Data.FT27]=&quot;&quot;;0;(IF([Data.FT27]=&quot;?&quot;;&quot;?&quot;;1)))" table:style-name="ce1">
            <text:p>0</text:p>
          </table:table-cell>
          <table:table-cell office:value-type="float" office:value="0" table:formula="of:=IF([Data.FU27]=&quot;&quot;;0;(IF([Data.FU27]=&quot;?&quot;;&quot;?&quot;;1)))" table:style-name="ce1">
            <text:p>0</text:p>
          </table:table-cell>
          <table:table-cell office:value-type="float" office:value="0" table:formula="of:=IF([Data.FV27]=&quot;&quot;;0;(IF([Data.FV27]=&quot;?&quot;;&quot;?&quot;;1)))" table:style-name="ce1">
            <text:p>0</text:p>
          </table:table-cell>
          <table:table-cell office:value-type="float" office:value="0" table:formula="of:=IF([Data.FW27]=&quot;&quot;;0;(IF([Data.FW27]=&quot;?&quot;;&quot;?&quot;;1)))" table:style-name="ce1">
            <text:p>0</text:p>
          </table:table-cell>
          <table:table-cell office:value-type="float" office:value="0" table:formula="of:=IF([Data.FX27]=&quot;&quot;;0;(IF([Data.FX27]=&quot;?&quot;;&quot;?&quot;;1)))" table:style-name="ce1">
            <text:p>0</text:p>
          </table:table-cell>
          <table:table-cell office:value-type="float" office:value="0" table:formula="of:=IF([Data.FY27]=&quot;&quot;;0;(IF([Data.FY27]=&quot;?&quot;;&quot;?&quot;;1)))" table:style-name="ce1">
            <text:p>0</text:p>
          </table:table-cell>
          <table:table-cell office:value-type="float" office:value="1" table:formula="of:=IF([Data.FZ27]=&quot;&quot;;0;(IF([Data.FZ27]=&quot;?&quot;;&quot;?&quot;;1)))" table:style-name="ce1">
            <text:p>1</text:p>
          </table:table-cell>
          <table:table-cell office:value-type="float" office:value="1" table:formula="of:=IF([Data.GA27]=&quot;&quot;;0;(IF([Data.GA27]=&quot;?&quot;;&quot;?&quot;;1)))" table:style-name="ce1">
            <text:p>1</text:p>
          </table:table-cell>
          <table:table-cell office:value-type="float" office:value="0" table:formula="of:=IF([Data.GB27]=&quot;&quot;;0;(IF([Data.GB27]=&quot;?&quot;;&quot;?&quot;;1)))" table:style-name="ce1">
            <text:p>0</text:p>
          </table:table-cell>
          <table:table-cell office:value-type="float" office:value="0" table:formula="of:=IF([Data.GC27]=&quot;&quot;;0;(IF([Data.GC27]=&quot;?&quot;;&quot;?&quot;;1)))" table:style-name="ce1">
            <text:p>0</text:p>
          </table:table-cell>
          <table:table-cell office:value-type="float" office:value="1" table:formula="of:=IF([Data.GD27]=&quot;&quot;;0;(IF([Data.GD27]=&quot;?&quot;;&quot;?&quot;;1)))" table:style-name="ce1">
            <text:p>1</text:p>
          </table:table-cell>
          <table:table-cell office:value-type="float" office:value="0" table:formula="of:=IF([Data.GE27]=&quot;&quot;;0;(IF([Data.GE27]=&quot;?&quot;;&quot;?&quot;;1)))" table:style-name="ce1">
            <text:p>0</text:p>
          </table:table-cell>
          <table:table-cell office:value-type="float" office:value="0" table:formula="of:=IF([Data.GF27]=&quot;&quot;;0;(IF([Data.GF27]=&quot;?&quot;;&quot;?&quot;;1)))" table:style-name="ce1">
            <text:p>0</text:p>
          </table:table-cell>
          <table:table-cell office:value-type="float" office:value="0" table:formula="of:=IF([Data.GG27]=&quot;&quot;;0;(IF([Data.GG27]=&quot;?&quot;;&quot;?&quot;;1)))" table:style-name="ce1">
            <text:p>0</text:p>
          </table:table-cell>
          <table:table-cell office:value-type="float" office:value="0" table:formula="of:=IF([Data.GH27]=&quot;&quot;;0;(IF([Data.GH27]=&quot;?&quot;;&quot;?&quot;;1)))" table:style-name="ce1">
            <text:p>0</text:p>
          </table:table-cell>
          <table:table-cell office:value-type="float" office:value="0" table:formula="of:=IF([Data.GI27]=&quot;&quot;;0;(IF([Data.GI27]=&quot;?&quot;;&quot;?&quot;;1)))" table:style-name="ce1">
            <text:p>0</text:p>
          </table:table-cell>
          <table:table-cell office:value-type="float" office:value="0" table:formula="of:=IF([Data.GJ27]=&quot;&quot;;0;(IF([Data.GJ27]=&quot;?&quot;;&quot;?&quot;;1)))" table:style-name="ce1">
            <text:p>0</text:p>
          </table:table-cell>
          <table:table-cell office:value-type="float" office:value="0" table:formula="of:=IF([Data.GK27]=&quot;&quot;;0;(IF([Data.GK27]=&quot;?&quot;;&quot;?&quot;;1)))" table:style-name="ce1">
            <text:p>0</text:p>
          </table:table-cell>
          <table:table-cell office:value-type="float" office:value="0" table:formula="of:=IF([Data.GL27]=&quot;&quot;;0;(IF([Data.GL27]=&quot;?&quot;;&quot;?&quot;;1)))" table:style-name="ce1">
            <text:p>0</text:p>
          </table:table-cell>
          <table:table-cell office:value-type="float" office:value="0" table:formula="of:=IF([Data.GM27]=&quot;&quot;;0;(IF([Data.GM27]=&quot;?&quot;;&quot;?&quot;;1)))" table:style-name="ce1">
            <text:p>0</text:p>
          </table:table-cell>
          <table:table-cell office:value-type="float" office:value="0" table:formula="of:=IF([Data.GN27]=&quot;&quot;;0;(IF([Data.GN27]=&quot;?&quot;;&quot;?&quot;;1)))" table:style-name="ce1">
            <text:p>0</text:p>
          </table:table-cell>
          <table:table-cell office:value-type="float" office:value="0" table:formula="of:=IF([Data.GO27]=&quot;&quot;;0;(IF([Data.GO27]=&quot;?&quot;;&quot;?&quot;;1)))" table:style-name="ce1">
            <text:p>0</text:p>
          </table:table-cell>
          <table:table-cell office:value-type="float" office:value="0" table:formula="of:=IF([Data.GP27]=&quot;&quot;;0;(IF([Data.GP27]=&quot;?&quot;;&quot;?&quot;;1)))" table:style-name="ce1">
            <text:p>0</text:p>
          </table:table-cell>
          <table:table-cell office:value-type="float" office:value="0" table:formula="of:=IF([Data.GQ27]=&quot;&quot;;0;(IF([Data.GQ27]=&quot;?&quot;;&quot;?&quot;;1)))" table:style-name="ce1">
            <text:p>0</text:p>
          </table:table-cell>
          <table:table-cell office:value-type="float" office:value="0" table:formula="of:=IF([Data.GR27]=&quot;&quot;;0;(IF([Data.GR27]=&quot;?&quot;;&quot;?&quot;;1)))" table:style-name="ce1">
            <text:p>0</text:p>
          </table:table-cell>
          <table:table-cell office:value-type="float" office:value="0" table:formula="of:=IF([Data.GS27]=&quot;&quot;;0;(IF([Data.GS27]=&quot;?&quot;;&quot;?&quot;;1)))" table:style-name="ce1">
            <text:p>0</text:p>
          </table:table-cell>
          <table:table-cell office:value-type="float" office:value="0" table:formula="of:=IF([Data.GT27]=&quot;&quot;;0;(IF([Data.GT27]=&quot;?&quot;;&quot;?&quot;;1)))" table:style-name="ce1">
            <text:p>0</text:p>
          </table:table-cell>
          <table:table-cell office:value-type="float" office:value="0" table:formula="of:=IF([Data.GU27]=&quot;&quot;;0;(IF([Data.GU27]=&quot;?&quot;;&quot;?&quot;;1)))" table:style-name="ce1">
            <text:p>0</text:p>
          </table:table-cell>
          <table:table-cell office:value-type="float" office:value="0" table:formula="of:=IF([Data.GV27]=&quot;&quot;;0;(IF([Data.GV27]=&quot;?&quot;;&quot;?&quot;;1)))" table:style-name="ce1">
            <text:p>0</text:p>
          </table:table-cell>
          <table:table-cell office:value-type="float" office:value="0" table:formula="of:=IF([Data.GW27]=&quot;&quot;;0;(IF([Data.GW27]=&quot;?&quot;;&quot;?&quot;;1)))" table:style-name="ce1">
            <text:p>0</text:p>
          </table:table-cell>
          <table:table-cell office:value-type="float" office:value="0" table:formula="of:=IF([Data.GX27]=&quot;&quot;;0;(IF([Data.GX27]=&quot;?&quot;;&quot;?&quot;;1)))" table:style-name="ce1">
            <text:p>0</text:p>
          </table:table-cell>
          <table:table-cell office:value-type="float" office:value="0" table:formula="of:=IF([Data.GY27]=&quot;&quot;;0;(IF([Data.GY27]=&quot;?&quot;;&quot;?&quot;;1)))" table:style-name="ce1">
            <text:p>0</text:p>
          </table:table-cell>
          <table:table-cell office:value-type="float" office:value="0" table:formula="of:=IF([Data.GZ27]=&quot;&quot;;0;(IF([Data.GZ27]=&quot;?&quot;;&quot;?&quot;;1)))" table:style-name="ce1">
            <text:p>0</text:p>
          </table:table-cell>
          <table:table-cell office:value-type="float" office:value="0" table:formula="of:=IF([Data.HA27]=&quot;&quot;;0;(IF([Data.HA27]=&quot;?&quot;;&quot;?&quot;;1)))" table:style-name="ce1">
            <text:p>0</text:p>
          </table:table-cell>
          <table:table-cell office:value-type="float" office:value="0" table:formula="of:=IF([Data.HB27]=&quot;&quot;;0;(IF([Data.HB27]=&quot;?&quot;;&quot;?&quot;;1)))" table:style-name="ce1">
            <text:p>0</text:p>
          </table:table-cell>
          <table:table-cell office:value-type="float" office:value="0" table:formula="of:=IF([Data.HC27]=&quot;&quot;;0;(IF([Data.HC27]=&quot;?&quot;;&quot;?&quot;;1)))" table:style-name="ce1">
            <text:p>0</text:p>
          </table:table-cell>
          <table:table-cell office:value-type="float" office:value="0" table:formula="of:=IF([Data.HD27]=&quot;&quot;;0;(IF([Data.HD27]=&quot;?&quot;;&quot;?&quot;;1)))" table:style-name="ce1">
            <text:p>0</text:p>
          </table:table-cell>
          <table:table-cell office:value-type="float" office:value="0" table:formula="of:=IF([Data.HE27]=&quot;&quot;;0;(IF([Data.HE27]=&quot;?&quot;;&quot;?&quot;;1)))" table:style-name="ce1">
            <text:p>0</text:p>
          </table:table-cell>
          <table:table-cell office:value-type="float" office:value="0" table:formula="of:=IF([Data.HF27]=&quot;&quot;;0;(IF([Data.HF27]=&quot;?&quot;;&quot;?&quot;;1)))" table:style-name="ce1">
            <text:p>0</text:p>
          </table:table-cell>
          <table:table-cell office:value-type="float" office:value="0" table:formula="of:=IF([Data.HG27]=&quot;&quot;;0;(IF([Data.HG27]=&quot;?&quot;;&quot;?&quot;;1)))" table:style-name="ce1">
            <text:p>0</text:p>
          </table:table-cell>
          <table:table-cell office:value-type="float" office:value="1" table:formula="of:=IF([Data.HH27]=&quot;&quot;;0;(IF([Data.HH27]=&quot;?&quot;;&quot;?&quot;;1)))" table:style-name="ce1">
            <text:p>1</text:p>
          </table:table-cell>
          <table:table-cell office:value-type="float" office:value="1" table:formula="of:=IF([Data.HI27]=&quot;&quot;;0;(IF([Data.HI27]=&quot;?&quot;;&quot;?&quot;;1)))" table:style-name="ce1">
            <text:p>1</text:p>
          </table:table-cell>
          <table:table-cell office:value-type="float" office:value="1" table:formula="of:=IF([Data.HJ27]=&quot;&quot;;0;(IF([Data.HJ27]=&quot;?&quot;;&quot;?&quot;;1)))" table:style-name="ce1">
            <text:p>1</text:p>
          </table:table-cell>
          <table:table-cell office:value-type="float" office:value="0" table:formula="of:=IF([Data.HK27]=&quot;&quot;;0;(IF([Data.HK27]=&quot;?&quot;;&quot;?&quot;;1)))" table:style-name="ce1">
            <text:p>0</text:p>
          </table:table-cell>
          <table:table-cell office:value-type="float" office:value="0" table:formula="of:=IF([Data.HL27]=&quot;&quot;;0;(IF([Data.HL27]=&quot;?&quot;;&quot;?&quot;;1)))" table:style-name="ce1">
            <text:p>0</text:p>
          </table:table-cell>
          <table:table-cell office:value-type="float" office:value="1" table:formula="of:=IF([Data.HM27]=&quot;&quot;;0;(IF([Data.HM27]=&quot;?&quot;;&quot;?&quot;;1)))" table:style-name="ce1">
            <text:p>1</text:p>
          </table:table-cell>
          <table:table-cell office:value-type="float" office:value="0" table:formula="of:=IF([Data.HN27]=&quot;&quot;;0;(IF([Data.HN27]=&quot;?&quot;;&quot;?&quot;;1)))" table:style-name="ce1">
            <text:p>0</text:p>
          </table:table-cell>
          <table:table-cell office:value-type="float" office:value="0" table:formula="of:=IF([Data.HO27]=&quot;&quot;;0;(IF([Data.HO27]=&quot;?&quot;;&quot;?&quot;;1)))" table:style-name="ce1">
            <text:p>0</text:p>
          </table:table-cell>
          <table:table-cell office:value-type="float" office:value="1" table:formula="of:=IF([Data.HP27]=&quot;&quot;;0;(IF([Data.HP27]=&quot;?&quot;;&quot;?&quot;;1)))" table:style-name="ce1">
            <text:p>1</text:p>
          </table:table-cell>
          <table:table-cell office:value-type="float" office:value="0" table:formula="of:=IF([Data.HQ27]=&quot;&quot;;0;(IF([Data.HQ27]=&quot;?&quot;;&quot;?&quot;;1)))" table:style-name="ce1">
            <text:p>0</text:p>
          </table:table-cell>
          <table:table-cell office:value-type="float" office:value="0" table:formula="of:=IF([Data.HR27]=&quot;&quot;;0;(IF([Data.HR27]=&quot;?&quot;;&quot;?&quot;;1)))" table:style-name="ce1">
            <text:p>0</text:p>
          </table:table-cell>
          <table:table-cell office:value-type="float" office:value="0" table:formula="of:=IF([Data.HS27]=&quot;&quot;;0;(IF([Data.HS27]=&quot;?&quot;;&quot;?&quot;;1)))" table:style-name="ce1">
            <text:p>0</text:p>
          </table:table-cell>
          <table:table-cell office:value-type="float" office:value="0" table:formula="of:=IF([Data.HT27]=&quot;&quot;;0;(IF([Data.HT27]=&quot;?&quot;;&quot;?&quot;;1)))" table:style-name="ce1">
            <text:p>0</text:p>
          </table:table-cell>
          <table:table-cell office:value-type="float" office:value="1" table:formula="of:=IF([Data.HU27]=&quot;&quot;;0;(IF([Data.HU27]=&quot;?&quot;;&quot;?&quot;;1)))" table:style-name="ce1">
            <text:p>1</text:p>
          </table:table-cell>
          <table:table-cell office:value-type="float" office:value="1" table:formula="of:=IF([Data.HV27]=&quot;&quot;;0;(IF([Data.HV27]=&quot;?&quot;;&quot;?&quot;;1)))" table:style-name="ce1">
            <text:p>1</text:p>
          </table:table-cell>
          <table:table-cell office:value-type="float" office:value="0" table:formula="of:=IF([Data.HW27]=&quot;&quot;;0;(IF([Data.HW27]=&quot;?&quot;;&quot;?&quot;;1)))" table:style-name="ce1">
            <text:p>0</text:p>
          </table:table-cell>
          <table:table-cell office:value-type="float" office:value="0" table:formula="of:=IF([Data.HX27]=&quot;&quot;;0;(IF([Data.HX27]=&quot;?&quot;;&quot;?&quot;;1)))" table:style-name="ce1">
            <text:p>0</text:p>
          </table:table-cell>
          <table:table-cell office:value-type="float" office:value="0" table:formula="of:=IF([Data.HY27]=&quot;&quot;;0;(IF([Data.HY27]=&quot;?&quot;;&quot;?&quot;;1)))" table:style-name="ce1">
            <text:p>0</text:p>
          </table:table-cell>
          <table:table-cell office:value-type="float" office:value="0" table:formula="of:=IF([Data.HZ27]=&quot;&quot;;0;(IF([Data.HZ27]=&quot;?&quot;;&quot;?&quot;;1)))" table:style-name="ce1">
            <text:p>0</text:p>
          </table:table-cell>
          <table:table-cell office:value-type="float" office:value="0" table:formula="of:=IF([Data.IA27]=&quot;&quot;;0;(IF([Data.IA27]=&quot;?&quot;;&quot;?&quot;;1)))" table:style-name="ce1">
            <text:p>0</text:p>
          </table:table-cell>
          <table:table-cell office:value-type="float" office:value="0" table:formula="of:=IF([Data.IB27]=&quot;&quot;;0;(IF([Data.IB27]=&quot;?&quot;;&quot;?&quot;;1)))" table:style-name="ce1">
            <text:p>0</text:p>
          </table:table-cell>
          <table:table-cell office:value-type="float" office:value="0" table:formula="of:=IF([Data.IC27]=&quot;&quot;;0;(IF([Data.IC27]=&quot;?&quot;;&quot;?&quot;;1)))" table:style-name="ce1">
            <text:p>0</text:p>
          </table:table-cell>
          <table:table-cell office:value-type="float" office:value="0" table:formula="of:=IF([Data.ID27]=&quot;&quot;;0;(IF([Data.ID27]=&quot;?&quot;;&quot;?&quot;;1)))" table:style-name="ce1">
            <text:p>0</text:p>
          </table:table-cell>
          <table:table-cell office:value-type="float" office:value="1" table:formula="of:=IF([Data.IE27]=&quot;&quot;;0;(IF([Data.IE27]=&quot;?&quot;;&quot;?&quot;;1)))" table:style-name="ce1">
            <text:p>1</text:p>
          </table:table-cell>
          <table:table-cell office:value-type="float" office:value="1" table:formula="of:=IF([Data.IF27]=&quot;&quot;;0;(IF([Data.IF27]=&quot;?&quot;;&quot;?&quot;;1)))" table:style-name="ce1">
            <text:p>1</text:p>
          </table:table-cell>
          <table:table-cell office:value-type="float" office:value="1" table:formula="of:=IF([Data.IG27]=&quot;&quot;;0;(IF([Data.IG27]=&quot;?&quot;;&quot;?&quot;;1)))" table:style-name="ce1">
            <text:p>1</text:p>
          </table:table-cell>
          <table:table-cell office:value-type="float" office:value="0" table:formula="of:=IF([Data.IH27]=&quot;&quot;;0;(IF([Data.IH27]=&quot;?&quot;;&quot;?&quot;;1)))" table:style-name="ce1">
            <text:p>0</text:p>
          </table:table-cell>
          <table:table-cell office:value-type="float" office:value="0" table:formula="of:=IF([Data.II27]=&quot;&quot;;0;(IF([Data.II27]=&quot;?&quot;;&quot;?&quot;;1)))" table:style-name="ce1">
            <text:p>0</text:p>
          </table:table-cell>
          <table:table-cell office:value-type="float" office:value="0" table:formula="of:=IF([Data.IJ27]=&quot;&quot;;0;(IF([Data.IJ27]=&quot;?&quot;;&quot;?&quot;;1)))" table:style-name="ce1">
            <text:p>0</text:p>
          </table:table-cell>
          <table:table-cell office:value-type="float" office:value="0" table:formula="of:=IF([Data.IK27]=&quot;&quot;;0;(IF([Data.IK27]=&quot;?&quot;;&quot;?&quot;;1)))" table:style-name="ce1">
            <text:p>0</text:p>
          </table:table-cell>
          <table:table-cell table:number-columns-repeated="2" table:style-name="ce1"/>
          <table:table-cell office:value-type="float" office:value="61" table:formula="of:=SUM([.B25:.HI25])" table:style-name="ce1">
            <text:p>61</text:p>
          </table:table-cell>
          <table:table-cell table:number-columns-repeated="16164"/>
        </table:table-row>
        <table:table-row table:style-name="ro3">
          <table:table-cell office:value-type="string" office:string-value="TcCaoBanTai" table:formula="of:=[Data.C28]" table:style-name="ce1">
            <text:p>TcCaoBanTai</text:p>
          </table:table-cell>
          <table:table-cell office:value-type="float" office:value="1" table:formula="of:=IF([Data.AD28]=&quot;&quot;;0;(IF([Data.AD28]=&quot;?&quot;;&quot;?&quot;;1)))" table:style-name="ce1">
            <text:p>1</text:p>
          </table:table-cell>
          <table:table-cell office:value-type="float" office:value="0" table:formula="of:=IF([Data.AE28]=&quot;&quot;;0;(IF([Data.AE28]=&quot;?&quot;;&quot;?&quot;;1)))" table:style-name="ce1">
            <text:p>0</text:p>
          </table:table-cell>
          <table:table-cell office:value-type="float" office:value="1" table:formula="of:=IF([Data.AF28]=&quot;&quot;;0;(IF([Data.AF28]=&quot;?&quot;;&quot;?&quot;;1)))" table:style-name="ce1">
            <text:p>1</text:p>
          </table:table-cell>
          <table:table-cell office:value-type="float" office:value="1" table:formula="of:=IF([Data.AG28]=&quot;&quot;;0;(IF([Data.AG28]=&quot;?&quot;;&quot;?&quot;;1)))" table:style-name="ce1">
            <text:p>1</text:p>
          </table:table-cell>
          <table:table-cell office:value-type="float" office:value="1" table:formula="of:=IF([Data.AH28]=&quot;&quot;;0;(IF([Data.AH28]=&quot;?&quot;;&quot;?&quot;;1)))" table:style-name="ce1">
            <text:p>1</text:p>
          </table:table-cell>
          <table:table-cell office:value-type="float" office:value="0" table:formula="of:=IF([Data.AI28]=&quot;&quot;;0;(IF([Data.AI28]=&quot;?&quot;;&quot;?&quot;;1)))" table:style-name="ce1">
            <text:p>0</text:p>
          </table:table-cell>
          <table:table-cell office:value-type="float" office:value="0" table:formula="of:=IF([Data.AJ28]=&quot;&quot;;0;(IF([Data.AJ28]=&quot;?&quot;;&quot;?&quot;;1)))" table:style-name="ce1">
            <text:p>0</text:p>
          </table:table-cell>
          <table:table-cell office:value-type="float" office:value="1" table:formula="of:=IF([Data.AK28]=&quot;&quot;;0;(IF([Data.AK28]=&quot;?&quot;;&quot;?&quot;;1)))" table:style-name="ce1">
            <text:p>1</text:p>
          </table:table-cell>
          <table:table-cell office:value-type="float" office:value="1" table:formula="of:=IF([Data.AL28]=&quot;&quot;;0;(IF([Data.AL28]=&quot;?&quot;;&quot;?&quot;;1)))" table:style-name="ce1">
            <text:p>1</text:p>
          </table:table-cell>
          <table:table-cell office:value-type="float" office:value="0" table:formula="of:=IF([Data.AM28]=&quot;&quot;;0;(IF([Data.AM28]=&quot;?&quot;;&quot;?&quot;;1)))" table:style-name="ce1">
            <text:p>0</text:p>
          </table:table-cell>
          <table:table-cell office:value-type="float" office:value="1" table:formula="of:=IF([Data.AN28]=&quot;&quot;;0;(IF([Data.AN28]=&quot;?&quot;;&quot;?&quot;;1)))" table:style-name="ce1">
            <text:p>1</text:p>
          </table:table-cell>
          <table:table-cell office:value-type="float" office:value="0" table:formula="of:=IF([Data.AO28]=&quot;&quot;;0;(IF([Data.AO28]=&quot;?&quot;;&quot;?&quot;;1)))" table:style-name="ce1">
            <text:p>0</text:p>
          </table:table-cell>
          <table:table-cell office:value-type="float" office:value="1" table:formula="of:=IF([Data.AP28]=&quot;&quot;;0;(IF([Data.AP28]=&quot;?&quot;;&quot;?&quot;;1)))" table:style-name="ce1">
            <text:p>1</text:p>
          </table:table-cell>
          <table:table-cell office:value-type="float" office:value="1" table:formula="of:=IF([Data.AQ28]=&quot;&quot;;0;(IF([Data.AQ28]=&quot;?&quot;;&quot;?&quot;;1)))" table:style-name="ce1">
            <text:p>1</text:p>
          </table:table-cell>
          <table:table-cell office:value-type="float" office:value="0" table:formula="of:=IF([Data.AR28]=&quot;&quot;;0;(IF([Data.AR28]=&quot;?&quot;;&quot;?&quot;;1)))" table:style-name="ce1">
            <text:p>0</text:p>
          </table:table-cell>
          <table:table-cell office:value-type="float" office:value="1" table:formula="of:=IF([Data.AS28]=&quot;&quot;;0;(IF([Data.AS28]=&quot;?&quot;;&quot;?&quot;;1)))" table:style-name="ce1">
            <text:p>1</text:p>
          </table:table-cell>
          <table:table-cell office:value-type="float" office:value="1" table:formula="of:=IF([Data.AT28]=&quot;&quot;;0;(IF([Data.AT28]=&quot;?&quot;;&quot;?&quot;;1)))" table:style-name="ce1">
            <text:p>1</text:p>
          </table:table-cell>
          <table:table-cell office:value-type="float" office:value="1" table:formula="of:=IF([Data.AU28]=&quot;&quot;;0;(IF([Data.AU28]=&quot;?&quot;;&quot;?&quot;;1)))" table:style-name="ce1">
            <text:p>1</text:p>
          </table:table-cell>
          <table:table-cell office:value-type="float" office:value="0" table:formula="of:=IF([Data.AV28]=&quot;&quot;;0;(IF([Data.AV28]=&quot;?&quot;;&quot;?&quot;;1)))" table:style-name="ce1">
            <text:p>0</text:p>
          </table:table-cell>
          <table:table-cell office:value-type="float" office:value="1" table:formula="of:=IF([Data.AW28]=&quot;&quot;;0;(IF([Data.AW28]=&quot;?&quot;;&quot;?&quot;;1)))" table:style-name="ce1">
            <text:p>1</text:p>
          </table:table-cell>
          <table:table-cell office:value-type="float" office:value="0" table:formula="of:=IF([Data.AX28]=&quot;&quot;;0;(IF([Data.AX28]=&quot;?&quot;;&quot;?&quot;;1)))" table:style-name="ce1">
            <text:p>0</text:p>
          </table:table-cell>
          <table:table-cell office:value-type="float" office:value="1" table:formula="of:=IF([Data.AY28]=&quot;&quot;;0;(IF([Data.AY28]=&quot;?&quot;;&quot;?&quot;;1)))" table:style-name="ce1">
            <text:p>1</text:p>
          </table:table-cell>
          <table:table-cell office:value-type="float" office:value="0" table:formula="of:=IF([Data.AZ28]=&quot;&quot;;0;(IF([Data.AZ28]=&quot;?&quot;;&quot;?&quot;;1)))" table:style-name="ce1">
            <text:p>0</text:p>
          </table:table-cell>
          <table:table-cell office:value-type="float" office:value="0" table:formula="of:=IF([Data.BA28]=&quot;&quot;;0;(IF([Data.BA28]=&quot;?&quot;;&quot;?&quot;;1)))" table:style-name="ce1">
            <text:p>0</text:p>
          </table:table-cell>
          <table:table-cell office:value-type="float" office:value="0" table:formula="of:=IF([Data.BB28]=&quot;&quot;;0;(IF([Data.BB28]=&quot;?&quot;;&quot;?&quot;;1)))" table:style-name="ce1">
            <text:p>0</text:p>
          </table:table-cell>
          <table:table-cell office:value-type="float" office:value="1" table:formula="of:=IF([Data.BC28]=&quot;&quot;;0;(IF([Data.BC28]=&quot;?&quot;;&quot;?&quot;;1)))" table:style-name="ce1">
            <text:p>1</text:p>
          </table:table-cell>
          <table:table-cell office:value-type="float" office:value="1" table:formula="of:=IF([Data.BD28]=&quot;&quot;;0;(IF([Data.BD28]=&quot;?&quot;;&quot;?&quot;;1)))" table:style-name="ce1">
            <text:p>1</text:p>
          </table:table-cell>
          <table:table-cell office:value-type="float" office:value="1" table:formula="of:=IF([Data.BE28]=&quot;&quot;;0;(IF([Data.BE28]=&quot;?&quot;;&quot;?&quot;;1)))" table:style-name="ce1">
            <text:p>1</text:p>
          </table:table-cell>
          <table:table-cell office:value-type="float" office:value="0" table:formula="of:=IF([Data.BF28]=&quot;&quot;;0;(IF([Data.BF28]=&quot;?&quot;;&quot;?&quot;;1)))" table:style-name="ce1">
            <text:p>0</text:p>
          </table:table-cell>
          <table:table-cell office:value-type="float" office:value="0" table:formula="of:=IF([Data.BG28]=&quot;&quot;;0;(IF([Data.BG28]=&quot;?&quot;;&quot;?&quot;;1)))" table:style-name="ce1">
            <text:p>0</text:p>
          </table:table-cell>
          <table:table-cell office:value-type="float" office:value="0" table:formula="of:=IF([Data.BH28]=&quot;&quot;;0;(IF([Data.BH28]=&quot;?&quot;;&quot;?&quot;;1)))" table:style-name="ce1">
            <text:p>0</text:p>
          </table:table-cell>
          <table:table-cell office:value-type="float" office:value="0" table:formula="of:=IF([Data.BI28]=&quot;&quot;;0;(IF([Data.BI28]=&quot;?&quot;;&quot;?&quot;;1)))" table:style-name="ce1">
            <text:p>0</text:p>
          </table:table-cell>
          <table:table-cell office:value-type="float" office:value="0" table:formula="of:=IF([Data.BJ28]=&quot;&quot;;0;(IF([Data.BJ28]=&quot;?&quot;;&quot;?&quot;;1)))" table:style-name="ce1">
            <text:p>0</text:p>
          </table:table-cell>
          <table:table-cell office:value-type="float" office:value="0" table:formula="of:=IF([Data.BK28]=&quot;&quot;;0;(IF([Data.BK28]=&quot;?&quot;;&quot;?&quot;;1)))" table:style-name="ce1">
            <text:p>0</text:p>
          </table:table-cell>
          <table:table-cell office:value-type="float" office:value="0" table:formula="of:=IF([Data.BL28]=&quot;&quot;;0;(IF([Data.BL28]=&quot;?&quot;;&quot;?&quot;;1)))" table:style-name="ce1">
            <text:p>0</text:p>
          </table:table-cell>
          <table:table-cell office:value-type="float" office:value="0" table:formula="of:=IF([Data.BM28]=&quot;&quot;;0;(IF([Data.BM28]=&quot;?&quot;;&quot;?&quot;;1)))" table:style-name="ce1">
            <text:p>0</text:p>
          </table:table-cell>
          <table:table-cell office:value-type="float" office:value="0" table:formula="of:=IF([Data.BN28]=&quot;&quot;;0;(IF([Data.BN28]=&quot;?&quot;;&quot;?&quot;;1)))" table:style-name="ce1">
            <text:p>0</text:p>
          </table:table-cell>
          <table:table-cell office:value-type="float" office:value="0" table:formula="of:=IF([Data.BO28]=&quot;&quot;;0;(IF([Data.BO28]=&quot;?&quot;;&quot;?&quot;;1)))" table:style-name="ce1">
            <text:p>0</text:p>
          </table:table-cell>
          <table:table-cell office:value-type="float" office:value="0" table:formula="of:=IF([Data.BP28]=&quot;&quot;;0;(IF([Data.BP28]=&quot;?&quot;;&quot;?&quot;;1)))" table:style-name="ce1">
            <text:p>0</text:p>
          </table:table-cell>
          <table:table-cell office:value-type="float" office:value="0" table:formula="of:=IF([Data.BQ28]=&quot;&quot;;0;(IF([Data.BQ28]=&quot;?&quot;;&quot;?&quot;;1)))" table:style-name="ce1">
            <text:p>0</text:p>
          </table:table-cell>
          <table:table-cell office:value-type="float" office:value="0" table:formula="of:=IF([Data.BR28]=&quot;&quot;;0;(IF([Data.BR28]=&quot;?&quot;;&quot;?&quot;;1)))" table:style-name="ce1">
            <text:p>0</text:p>
          </table:table-cell>
          <table:table-cell office:value-type="float" office:value="0" table:formula="of:=IF([Data.BS28]=&quot;&quot;;0;(IF([Data.BS28]=&quot;?&quot;;&quot;?&quot;;1)))" table:style-name="ce1">
            <text:p>0</text:p>
          </table:table-cell>
          <table:table-cell office:value-type="float" office:value="0" table:formula="of:=IF([Data.BT28]=&quot;&quot;;0;(IF([Data.BT28]=&quot;?&quot;;&quot;?&quot;;1)))" table:style-name="ce1">
            <text:p>0</text:p>
          </table:table-cell>
          <table:table-cell office:value-type="float" office:value="1" table:formula="of:=IF([Data.BU28]=&quot;&quot;;0;(IF([Data.BU28]=&quot;?&quot;;&quot;?&quot;;1)))" table:style-name="ce1">
            <text:p>1</text:p>
          </table:table-cell>
          <table:table-cell office:value-type="float" office:value="1" table:formula="of:=IF([Data.BV28]=&quot;&quot;;0;(IF([Data.BV28]=&quot;?&quot;;&quot;?&quot;;1)))" table:style-name="ce1">
            <text:p>1</text:p>
          </table:table-cell>
          <table:table-cell office:value-type="float" office:value="0" table:formula="of:=IF([Data.BW28]=&quot;&quot;;0;(IF([Data.BW28]=&quot;?&quot;;&quot;?&quot;;1)))" table:style-name="ce1">
            <text:p>0</text:p>
          </table:table-cell>
          <table:table-cell office:value-type="float" office:value="0" table:formula="of:=IF([Data.BX28]=&quot;&quot;;0;(IF([Data.BX28]=&quot;?&quot;;&quot;?&quot;;1)))" table:style-name="ce1">
            <text:p>0</text:p>
          </table:table-cell>
          <table:table-cell office:value-type="float" office:value="1" table:formula="of:=IF([Data.BY28]=&quot;&quot;;0;(IF([Data.BY28]=&quot;?&quot;;&quot;?&quot;;1)))" table:style-name="ce1">
            <text:p>1</text:p>
          </table:table-cell>
          <table:table-cell office:value-type="float" office:value="1" table:formula="of:=IF([Data.BZ28]=&quot;&quot;;0;(IF([Data.BZ28]=&quot;?&quot;;&quot;?&quot;;1)))" table:style-name="ce1">
            <text:p>1</text:p>
          </table:table-cell>
          <table:table-cell office:value-type="float" office:value="0" table:formula="of:=IF([Data.CA28]=&quot;&quot;;0;(IF([Data.CA28]=&quot;?&quot;;&quot;?&quot;;1)))" table:style-name="ce1">
            <text:p>0</text:p>
          </table:table-cell>
          <table:table-cell office:value-type="float" office:value="1" table:formula="of:=IF([Data.CB28]=&quot;&quot;;0;(IF([Data.CB28]=&quot;?&quot;;&quot;?&quot;;1)))" table:style-name="ce1">
            <text:p>1</text:p>
          </table:table-cell>
          <table:table-cell office:value-type="float" office:value="0" table:formula="of:=IF([Data.CC28]=&quot;&quot;;0;(IF([Data.CC28]=&quot;?&quot;;&quot;?&quot;;1)))" table:style-name="ce1">
            <text:p>0</text:p>
          </table:table-cell>
          <table:table-cell office:value-type="float" office:value="0" table:formula="of:=IF([Data.CD28]=&quot;&quot;;0;(IF([Data.CD28]=&quot;?&quot;;&quot;?&quot;;1)))" table:style-name="ce1">
            <text:p>0</text:p>
          </table:table-cell>
          <table:table-cell office:value-type="float" office:value="0" table:formula="of:=IF([Data.CE28]=&quot;&quot;;0;(IF([Data.CE28]=&quot;?&quot;;&quot;?&quot;;1)))" table:style-name="ce1">
            <text:p>0</text:p>
          </table:table-cell>
          <table:table-cell office:value-type="float" office:value="0" table:formula="of:=IF([Data.CF28]=&quot;&quot;;0;(IF([Data.CF28]=&quot;?&quot;;&quot;?&quot;;1)))" table:style-name="ce1">
            <text:p>0</text:p>
          </table:table-cell>
          <table:table-cell office:value-type="float" office:value="0" table:formula="of:=IF([Data.CG28]=&quot;&quot;;0;(IF([Data.CG28]=&quot;?&quot;;&quot;?&quot;;1)))" table:style-name="ce1">
            <text:p>0</text:p>
          </table:table-cell>
          <table:table-cell office:value-type="float" office:value="0" table:formula="of:=IF([Data.CH28]=&quot;&quot;;0;(IF([Data.CH28]=&quot;?&quot;;&quot;?&quot;;1)))" table:style-name="ce1">
            <text:p>0</text:p>
          </table:table-cell>
          <table:table-cell office:value-type="float" office:value="0" table:formula="of:=IF([Data.CI28]=&quot;&quot;;0;(IF([Data.CI28]=&quot;?&quot;;&quot;?&quot;;1)))" table:style-name="ce1">
            <text:p>0</text:p>
          </table:table-cell>
          <table:table-cell office:value-type="float" office:value="1" table:formula="of:=IF([Data.CJ28]=&quot;&quot;;0;(IF([Data.CJ28]=&quot;?&quot;;&quot;?&quot;;1)))" table:style-name="ce1">
            <text:p>1</text:p>
          </table:table-cell>
          <table:table-cell office:value-type="float" office:value="0" table:formula="of:=IF([Data.CK28]=&quot;&quot;;0;(IF([Data.CK28]=&quot;?&quot;;&quot;?&quot;;1)))" table:style-name="ce1">
            <text:p>0</text:p>
          </table:table-cell>
          <table:table-cell office:value-type="string" office:string-value="?" table:formula="of:=IF([Data.CL28]=&quot;&quot;;0;(IF([Data.CL28]=&quot;?&quot;;&quot;?&quot;;1)))" table:style-name="ce1">
            <text:p>?</text:p>
          </table:table-cell>
          <table:table-cell office:value-type="float" office:value="0" table:formula="of:=IF([Data.CM28]=&quot;&quot;;0;(IF([Data.CM28]=&quot;?&quot;;&quot;?&quot;;1)))" table:style-name="ce1">
            <text:p>0</text:p>
          </table:table-cell>
          <table:table-cell office:value-type="float" office:value="0" table:formula="of:=IF([Data.CN28]=&quot;&quot;;0;(IF([Data.CN28]=&quot;?&quot;;&quot;?&quot;;1)))" table:style-name="ce1">
            <text:p>0</text:p>
          </table:table-cell>
          <table:table-cell office:value-type="float" office:value="0" table:formula="of:=IF([Data.CO28]=&quot;&quot;;0;(IF([Data.CO28]=&quot;?&quot;;&quot;?&quot;;1)))" table:style-name="ce1">
            <text:p>0</text:p>
          </table:table-cell>
          <table:table-cell office:value-type="float" office:value="0" table:formula="of:=IF([Data.CP28]=&quot;&quot;;0;(IF([Data.CP28]=&quot;?&quot;;&quot;?&quot;;1)))" table:style-name="ce1">
            <text:p>0</text:p>
          </table:table-cell>
          <table:table-cell office:value-type="float" office:value="0" table:formula="of:=IF([Data.CQ28]=&quot;&quot;;0;(IF([Data.CQ28]=&quot;?&quot;;&quot;?&quot;;1)))" table:style-name="ce1">
            <text:p>0</text:p>
          </table:table-cell>
          <table:table-cell office:value-type="float" office:value="0" table:formula="of:=IF([Data.CR28]=&quot;&quot;;0;(IF([Data.CR28]=&quot;?&quot;;&quot;?&quot;;1)))" table:style-name="ce1">
            <text:p>0</text:p>
          </table:table-cell>
          <table:table-cell office:value-type="float" office:value="0" table:formula="of:=IF([Data.CS28]=&quot;&quot;;0;(IF([Data.CS28]=&quot;?&quot;;&quot;?&quot;;1)))" table:style-name="ce1">
            <text:p>0</text:p>
          </table:table-cell>
          <table:table-cell office:value-type="float" office:value="1" table:formula="of:=IF([Data.CT28]=&quot;&quot;;0;(IF([Data.CT28]=&quot;?&quot;;&quot;?&quot;;1)))" table:style-name="ce1">
            <text:p>1</text:p>
          </table:table-cell>
          <table:table-cell office:value-type="float" office:value="0" table:formula="of:=IF([Data.CU28]=&quot;&quot;;0;(IF([Data.CU28]=&quot;?&quot;;&quot;?&quot;;1)))" table:style-name="ce1">
            <text:p>0</text:p>
          </table:table-cell>
          <table:table-cell office:value-type="float" office:value="1" table:formula="of:=IF([Data.CV28]=&quot;&quot;;0;(IF([Data.CV28]=&quot;?&quot;;&quot;?&quot;;1)))" table:style-name="ce1">
            <text:p>1</text:p>
          </table:table-cell>
          <table:table-cell office:value-type="float" office:value="0" table:formula="of:=IF([Data.CW28]=&quot;&quot;;0;(IF([Data.CW28]=&quot;?&quot;;&quot;?&quot;;1)))" table:style-name="ce1">
            <text:p>0</text:p>
          </table:table-cell>
          <table:table-cell office:value-type="float" office:value="0" table:formula="of:=IF([Data.CX28]=&quot;&quot;;0;(IF([Data.CX28]=&quot;?&quot;;&quot;?&quot;;1)))" table:style-name="ce1">
            <text:p>0</text:p>
          </table:table-cell>
          <table:table-cell office:value-type="float" office:value="0" table:formula="of:=IF([Data.CY28]=&quot;&quot;;0;(IF([Data.CY28]=&quot;?&quot;;&quot;?&quot;;1)))" table:style-name="ce1">
            <text:p>0</text:p>
          </table:table-cell>
          <table:table-cell office:value-type="float" office:value="1" table:formula="of:=IF([Data.CZ28]=&quot;&quot;;0;(IF([Data.CZ28]=&quot;?&quot;;&quot;?&quot;;1)))" table:style-name="ce1">
            <text:p>1</text:p>
          </table:table-cell>
          <table:table-cell office:value-type="float" office:value="1" table:formula="of:=IF([Data.DA28]=&quot;&quot;;0;(IF([Data.DA28]=&quot;?&quot;;&quot;?&quot;;1)))" table:style-name="ce1">
            <text:p>1</text:p>
          </table:table-cell>
          <table:table-cell office:value-type="float" office:value="0" table:formula="of:=IF([Data.DB28]=&quot;&quot;;0;(IF([Data.DB28]=&quot;?&quot;;&quot;?&quot;;1)))" table:style-name="ce1">
            <text:p>0</text:p>
          </table:table-cell>
          <table:table-cell office:value-type="float" office:value="0" table:formula="of:=IF([Data.DC28]=&quot;&quot;;0;(IF([Data.DC28]=&quot;?&quot;;&quot;?&quot;;1)))" table:style-name="ce1">
            <text:p>0</text:p>
          </table:table-cell>
          <table:table-cell office:value-type="float" office:value="0" table:formula="of:=IF([Data.DD28]=&quot;&quot;;0;(IF([Data.DD28]=&quot;?&quot;;&quot;?&quot;;1)))" table:style-name="ce1">
            <text:p>0</text:p>
          </table:table-cell>
          <table:table-cell office:value-type="float" office:value="1" table:formula="of:=IF([Data.DE28]=&quot;&quot;;0;(IF([Data.DE28]=&quot;?&quot;;&quot;?&quot;;1)))" table:style-name="ce1">
            <text:p>1</text:p>
          </table:table-cell>
          <table:table-cell office:value-type="float" office:value="0" table:formula="of:=IF([Data.DF28]=&quot;&quot;;0;(IF([Data.DF28]=&quot;?&quot;;&quot;?&quot;;1)))" table:style-name="ce1">
            <text:p>0</text:p>
          </table:table-cell>
          <table:table-cell office:value-type="float" office:value="0" table:formula="of:=IF([Data.DG28]=&quot;&quot;;0;(IF([Data.DG28]=&quot;?&quot;;&quot;?&quot;;1)))" table:style-name="ce1">
            <text:p>0</text:p>
          </table:table-cell>
          <table:table-cell office:value-type="float" office:value="0" table:formula="of:=IF([Data.DH28]=&quot;&quot;;0;(IF([Data.DH28]=&quot;?&quot;;&quot;?&quot;;1)))" table:style-name="ce1">
            <text:p>0</text:p>
          </table:table-cell>
          <table:table-cell office:value-type="float" office:value="0" table:formula="of:=IF([Data.DI28]=&quot;&quot;;0;(IF([Data.DI28]=&quot;?&quot;;&quot;?&quot;;1)))" table:style-name="ce1">
            <text:p>0</text:p>
          </table:table-cell>
          <table:table-cell office:value-type="float" office:value="1" table:formula="of:=IF([Data.DJ28]=&quot;&quot;;0;(IF([Data.DJ28]=&quot;?&quot;;&quot;?&quot;;1)))" table:style-name="ce1">
            <text:p>1</text:p>
          </table:table-cell>
          <table:table-cell office:value-type="string" office:string-value="?" table:formula="of:=IF([Data.DK28]=&quot;&quot;;0;(IF([Data.DK28]=&quot;?&quot;;&quot;?&quot;;1)))" table:style-name="ce1">
            <text:p>?</text:p>
          </table:table-cell>
          <table:table-cell office:value-type="float" office:value="0" table:formula="of:=IF([Data.DL28]=&quot;&quot;;0;(IF([Data.DL28]=&quot;?&quot;;&quot;?&quot;;1)))" table:style-name="ce1">
            <text:p>0</text:p>
          </table:table-cell>
          <table:table-cell office:value-type="float" office:value="0" table:formula="of:=IF([Data.DM28]=&quot;&quot;;0;(IF([Data.DM28]=&quot;?&quot;;&quot;?&quot;;1)))" table:style-name="ce1">
            <text:p>0</text:p>
          </table:table-cell>
          <table:table-cell office:value-type="float" office:value="0" table:formula="of:=IF([Data.DN28]=&quot;&quot;;0;(IF([Data.DN28]=&quot;?&quot;;&quot;?&quot;;1)))" table:style-name="ce1">
            <text:p>0</text:p>
          </table:table-cell>
          <table:table-cell office:value-type="float" office:value="1" table:formula="of:=IF([Data.DO28]=&quot;&quot;;0;(IF([Data.DO28]=&quot;?&quot;;&quot;?&quot;;1)))" table:style-name="ce1">
            <text:p>1</text:p>
          </table:table-cell>
          <table:table-cell office:value-type="float" office:value="0" table:formula="of:=IF([Data.DP28]=&quot;&quot;;0;(IF([Data.DP28]=&quot;?&quot;;&quot;?&quot;;1)))" table:style-name="ce1">
            <text:p>0</text:p>
          </table:table-cell>
          <table:table-cell office:value-type="float" office:value="1" table:formula="of:=IF([Data.DQ28]=&quot;&quot;;0;(IF([Data.DQ28]=&quot;?&quot;;&quot;?&quot;;1)))" table:style-name="ce1">
            <text:p>1</text:p>
          </table:table-cell>
          <table:table-cell office:value-type="float" office:value="0" table:formula="of:=IF([Data.DR28]=&quot;&quot;;0;(IF([Data.DR28]=&quot;?&quot;;&quot;?&quot;;1)))" table:style-name="ce1">
            <text:p>0</text:p>
          </table:table-cell>
          <table:table-cell office:value-type="float" office:value="0" table:formula="of:=IF([Data.DS28]=&quot;&quot;;0;(IF([Data.DS28]=&quot;?&quot;;&quot;?&quot;;1)))" table:style-name="ce1">
            <text:p>0</text:p>
          </table:table-cell>
          <table:table-cell office:value-type="float" office:value="0" table:formula="of:=IF([Data.DT28]=&quot;&quot;;0;(IF([Data.DT28]=&quot;?&quot;;&quot;?&quot;;1)))" table:style-name="ce1">
            <text:p>0</text:p>
          </table:table-cell>
          <table:table-cell office:value-type="float" office:value="1" table:formula="of:=IF([Data.DU28]=&quot;&quot;;0;(IF([Data.DU28]=&quot;?&quot;;&quot;?&quot;;1)))" table:style-name="ce1">
            <text:p>1</text:p>
          </table:table-cell>
          <table:table-cell office:value-type="float" office:value="0" table:formula="of:=IF([Data.DV28]=&quot;&quot;;0;(IF([Data.DV28]=&quot;?&quot;;&quot;?&quot;;1)))" table:style-name="ce1">
            <text:p>0</text:p>
          </table:table-cell>
          <table:table-cell office:value-type="float" office:value="0" table:formula="of:=IF([Data.DW28]=&quot;&quot;;0;(IF([Data.DW28]=&quot;?&quot;;&quot;?&quot;;1)))" table:style-name="ce1">
            <text:p>0</text:p>
          </table:table-cell>
          <table:table-cell office:value-type="float" office:value="0" table:formula="of:=IF([Data.DX28]=&quot;&quot;;0;(IF([Data.DX28]=&quot;?&quot;;&quot;?&quot;;1)))" table:style-name="ce1">
            <text:p>0</text:p>
          </table:table-cell>
          <table:table-cell office:value-type="float" office:value="0" table:formula="of:=IF([Data.DY28]=&quot;&quot;;0;(IF([Data.DY28]=&quot;?&quot;;&quot;?&quot;;1)))" table:style-name="ce1">
            <text:p>0</text:p>
          </table:table-cell>
          <table:table-cell office:value-type="float" office:value="0" table:formula="of:=IF([Data.DZ28]=&quot;&quot;;0;(IF([Data.DZ28]=&quot;?&quot;;&quot;?&quot;;1)))" table:style-name="ce1">
            <text:p>0</text:p>
          </table:table-cell>
          <table:table-cell office:value-type="float" office:value="0" table:formula="of:=IF([Data.EA28]=&quot;&quot;;0;(IF([Data.EA28]=&quot;?&quot;;&quot;?&quot;;1)))" table:style-name="ce1">
            <text:p>0</text:p>
          </table:table-cell>
          <table:table-cell office:value-type="float" office:value="0" table:formula="of:=IF([Data.EB28]=&quot;&quot;;0;(IF([Data.EB28]=&quot;?&quot;;&quot;?&quot;;1)))" table:style-name="ce1">
            <text:p>0</text:p>
          </table:table-cell>
          <table:table-cell office:value-type="float" office:value="0" table:formula="of:=IF([Data.EC28]=&quot;&quot;;0;(IF([Data.EC28]=&quot;?&quot;;&quot;?&quot;;1)))" table:style-name="ce1">
            <text:p>0</text:p>
          </table:table-cell>
          <table:table-cell office:value-type="float" office:value="1" table:formula="of:=IF([Data.ED28]=&quot;&quot;;0;(IF([Data.ED28]=&quot;?&quot;;&quot;?&quot;;1)))" table:style-name="ce1">
            <text:p>1</text:p>
          </table:table-cell>
          <table:table-cell office:value-type="float" office:value="0" table:formula="of:=IF([Data.EE28]=&quot;&quot;;0;(IF([Data.EE28]=&quot;?&quot;;&quot;?&quot;;1)))" table:style-name="ce1">
            <text:p>0</text:p>
          </table:table-cell>
          <table:table-cell office:value-type="float" office:value="0" table:formula="of:=IF([Data.EF28]=&quot;&quot;;0;(IF([Data.EF28]=&quot;?&quot;;&quot;?&quot;;1)))" table:style-name="ce1">
            <text:p>0</text:p>
          </table:table-cell>
          <table:table-cell office:value-type="float" office:value="0" table:formula="of:=IF([Data.EG28]=&quot;&quot;;0;(IF([Data.EG28]=&quot;?&quot;;&quot;?&quot;;1)))" table:style-name="ce1">
            <text:p>0</text:p>
          </table:table-cell>
          <table:table-cell office:value-type="float" office:value="0" table:formula="of:=IF([Data.EH28]=&quot;&quot;;0;(IF([Data.EH28]=&quot;?&quot;;&quot;?&quot;;1)))" table:style-name="ce1">
            <text:p>0</text:p>
          </table:table-cell>
          <table:table-cell office:value-type="float" office:value="0" table:formula="of:=IF([Data.EI28]=&quot;&quot;;0;(IF([Data.EI28]=&quot;?&quot;;&quot;?&quot;;1)))" table:style-name="ce1">
            <text:p>0</text:p>
          </table:table-cell>
          <table:table-cell office:value-type="float" office:value="0" table:formula="of:=IF([Data.EJ28]=&quot;&quot;;0;(IF([Data.EJ28]=&quot;?&quot;;&quot;?&quot;;1)))" table:style-name="ce1">
            <text:p>0</text:p>
          </table:table-cell>
          <table:table-cell office:value-type="float" office:value="0" table:formula="of:=IF([Data.EK28]=&quot;&quot;;0;(IF([Data.EK28]=&quot;?&quot;;&quot;?&quot;;1)))" table:style-name="ce1">
            <text:p>0</text:p>
          </table:table-cell>
          <table:table-cell office:value-type="float" office:value="0" table:formula="of:=IF([Data.EL28]=&quot;&quot;;0;(IF([Data.EL28]=&quot;?&quot;;&quot;?&quot;;1)))" table:style-name="ce1">
            <text:p>0</text:p>
          </table:table-cell>
          <table:table-cell office:value-type="float" office:value="0" table:formula="of:=IF([Data.EM28]=&quot;&quot;;0;(IF([Data.EM28]=&quot;?&quot;;&quot;?&quot;;1)))" table:style-name="ce1">
            <text:p>0</text:p>
          </table:table-cell>
          <table:table-cell office:value-type="float" office:value="0" table:formula="of:=IF([Data.EN28]=&quot;&quot;;0;(IF([Data.EN28]=&quot;?&quot;;&quot;?&quot;;1)))" table:style-name="ce1">
            <text:p>0</text:p>
          </table:table-cell>
          <table:table-cell office:value-type="float" office:value="1" table:formula="of:=IF([Data.EO28]=&quot;&quot;;0;(IF([Data.EO28]=&quot;?&quot;;&quot;?&quot;;1)))" table:style-name="ce1">
            <text:p>1</text:p>
          </table:table-cell>
          <table:table-cell office:value-type="float" office:value="1" table:formula="of:=IF([Data.EP28]=&quot;&quot;;0;(IF([Data.EP28]=&quot;?&quot;;&quot;?&quot;;1)))" table:style-name="ce1">
            <text:p>1</text:p>
          </table:table-cell>
          <table:table-cell office:value-type="float" office:value="0" table:formula="of:=IF([Data.EQ28]=&quot;&quot;;0;(IF([Data.EQ28]=&quot;?&quot;;&quot;?&quot;;1)))" table:style-name="ce1">
            <text:p>0</text:p>
          </table:table-cell>
          <table:table-cell office:value-type="float" office:value="1" table:formula="of:=IF([Data.ER28]=&quot;&quot;;0;(IF([Data.ER28]=&quot;?&quot;;&quot;?&quot;;1)))" table:style-name="ce1">
            <text:p>1</text:p>
          </table:table-cell>
          <table:table-cell office:value-type="float" office:value="0" table:formula="of:=IF([Data.ES28]=&quot;&quot;;0;(IF([Data.ES28]=&quot;?&quot;;&quot;?&quot;;1)))" table:style-name="ce1">
            <text:p>0</text:p>
          </table:table-cell>
          <table:table-cell office:value-type="float" office:value="0" table:formula="of:=IF([Data.ET28]=&quot;&quot;;0;(IF([Data.ET28]=&quot;?&quot;;&quot;?&quot;;1)))" table:style-name="ce1">
            <text:p>0</text:p>
          </table:table-cell>
          <table:table-cell office:value-type="float" office:value="0" table:formula="of:=IF([Data.EU28]=&quot;&quot;;0;(IF([Data.EU28]=&quot;?&quot;;&quot;?&quot;;1)))" table:style-name="ce1">
            <text:p>0</text:p>
          </table:table-cell>
          <table:table-cell office:value-type="float" office:value="0" table:formula="of:=IF([Data.EV28]=&quot;&quot;;0;(IF([Data.EV28]=&quot;?&quot;;&quot;?&quot;;1)))" table:style-name="ce1">
            <text:p>0</text:p>
          </table:table-cell>
          <table:table-cell office:value-type="float" office:value="0" table:formula="of:=IF([Data.EW28]=&quot;&quot;;0;(IF([Data.EW28]=&quot;?&quot;;&quot;?&quot;;1)))" table:style-name="ce1">
            <text:p>0</text:p>
          </table:table-cell>
          <table:table-cell office:value-type="float" office:value="1" table:formula="of:=IF([Data.EX28]=&quot;&quot;;0;(IF([Data.EX28]=&quot;?&quot;;&quot;?&quot;;1)))" table:style-name="ce1">
            <text:p>1</text:p>
          </table:table-cell>
          <table:table-cell office:value-type="float" office:value="0" table:formula="of:=IF([Data.EY28]=&quot;&quot;;0;(IF([Data.EY28]=&quot;?&quot;;&quot;?&quot;;1)))" table:style-name="ce1">
            <text:p>0</text:p>
          </table:table-cell>
          <table:table-cell office:value-type="float" office:value="0" table:formula="of:=IF([Data.EZ28]=&quot;&quot;;0;(IF([Data.EZ28]=&quot;?&quot;;&quot;?&quot;;1)))" table:style-name="ce1">
            <text:p>0</text:p>
          </table:table-cell>
          <table:table-cell office:value-type="float" office:value="1" table:formula="of:=IF([Data.FA28]=&quot;&quot;;0;(IF([Data.FA28]=&quot;?&quot;;&quot;?&quot;;1)))" table:style-name="ce1">
            <text:p>1</text:p>
          </table:table-cell>
          <table:table-cell office:value-type="float" office:value="0" table:formula="of:=IF([Data.FB28]=&quot;&quot;;0;(IF([Data.FB28]=&quot;?&quot;;&quot;?&quot;;1)))" table:style-name="ce1">
            <text:p>0</text:p>
          </table:table-cell>
          <table:table-cell office:value-type="float" office:value="0" table:formula="of:=IF([Data.FC28]=&quot;&quot;;0;(IF([Data.FC28]=&quot;?&quot;;&quot;?&quot;;1)))" table:style-name="ce1">
            <text:p>0</text:p>
          </table:table-cell>
          <table:table-cell office:value-type="float" office:value="0" table:formula="of:=IF([Data.FD28]=&quot;&quot;;0;(IF([Data.FD28]=&quot;?&quot;;&quot;?&quot;;1)))" table:style-name="ce1">
            <text:p>0</text:p>
          </table:table-cell>
          <table:table-cell office:value-type="string" office:string-value="?" table:formula="of:=IF([Data.FE28]=&quot;&quot;;0;(IF([Data.FE28]=&quot;?&quot;;&quot;?&quot;;1)))" table:style-name="ce1">
            <text:p>?</text:p>
          </table:table-cell>
          <table:table-cell office:value-type="float" office:value="0" table:formula="of:=IF([Data.FF28]=&quot;&quot;;0;(IF([Data.FF28]=&quot;?&quot;;&quot;?&quot;;1)))" table:style-name="ce1">
            <text:p>0</text:p>
          </table:table-cell>
          <table:table-cell office:value-type="float" office:value="0" table:formula="of:=IF([Data.FG28]=&quot;&quot;;0;(IF([Data.FG28]=&quot;?&quot;;&quot;?&quot;;1)))" table:style-name="ce1">
            <text:p>0</text:p>
          </table:table-cell>
          <table:table-cell office:value-type="float" office:value="0" table:formula="of:=IF([Data.FH28]=&quot;&quot;;0;(IF([Data.FH28]=&quot;?&quot;;&quot;?&quot;;1)))" table:style-name="ce1">
            <text:p>0</text:p>
          </table:table-cell>
          <table:table-cell office:value-type="string" office:string-value="?" table:formula="of:=IF([Data.FI28]=&quot;&quot;;0;(IF([Data.FI28]=&quot;?&quot;;&quot;?&quot;;1)))" table:style-name="ce1">
            <text:p>?</text:p>
          </table:table-cell>
          <table:table-cell office:value-type="float" office:value="1" table:formula="of:=IF([Data.FJ28]=&quot;&quot;;0;(IF([Data.FJ28]=&quot;?&quot;;&quot;?&quot;;1)))" table:style-name="ce1">
            <text:p>1</text:p>
          </table:table-cell>
          <table:table-cell office:value-type="float" office:value="1" table:formula="of:=IF([Data.FK28]=&quot;&quot;;0;(IF([Data.FK28]=&quot;?&quot;;&quot;?&quot;;1)))" table:style-name="ce1">
            <text:p>1</text:p>
          </table:table-cell>
          <table:table-cell office:value-type="float" office:value="1" table:formula="of:=IF([Data.FL28]=&quot;&quot;;0;(IF([Data.FL28]=&quot;?&quot;;&quot;?&quot;;1)))" table:style-name="ce1">
            <text:p>1</text:p>
          </table:table-cell>
          <table:table-cell office:value-type="float" office:value="0" table:formula="of:=IF([Data.FM28]=&quot;&quot;;0;(IF([Data.FM28]=&quot;?&quot;;&quot;?&quot;;1)))" table:style-name="ce1">
            <text:p>0</text:p>
          </table:table-cell>
          <table:table-cell office:value-type="float" office:value="0" table:formula="of:=IF([Data.FN28]=&quot;&quot;;0;(IF([Data.FN28]=&quot;?&quot;;&quot;?&quot;;1)))" table:style-name="ce1">
            <text:p>0</text:p>
          </table:table-cell>
          <table:table-cell office:value-type="float" office:value="1" table:formula="of:=IF([Data.FO28]=&quot;&quot;;0;(IF([Data.FO28]=&quot;?&quot;;&quot;?&quot;;1)))" table:style-name="ce1">
            <text:p>1</text:p>
          </table:table-cell>
          <table:table-cell office:value-type="float" office:value="0" table:formula="of:=IF([Data.FP28]=&quot;&quot;;0;(IF([Data.FP28]=&quot;?&quot;;&quot;?&quot;;1)))" table:style-name="ce1">
            <text:p>0</text:p>
          </table:table-cell>
          <table:table-cell office:value-type="float" office:value="0" table:formula="of:=IF([Data.FQ28]=&quot;&quot;;0;(IF([Data.FQ28]=&quot;?&quot;;&quot;?&quot;;1)))" table:style-name="ce1">
            <text:p>0</text:p>
          </table:table-cell>
          <table:table-cell office:value-type="float" office:value="1" table:formula="of:=IF([Data.FR28]=&quot;&quot;;0;(IF([Data.FR28]=&quot;?&quot;;&quot;?&quot;;1)))" table:style-name="ce1">
            <text:p>1</text:p>
          </table:table-cell>
          <table:table-cell office:value-type="float" office:value="1" table:formula="of:=IF([Data.FS28]=&quot;&quot;;0;(IF([Data.FS28]=&quot;?&quot;;&quot;?&quot;;1)))" table:style-name="ce1">
            <text:p>1</text:p>
          </table:table-cell>
          <table:table-cell office:value-type="float" office:value="1" table:formula="of:=IF([Data.FT28]=&quot;&quot;;0;(IF([Data.FT28]=&quot;?&quot;;&quot;?&quot;;1)))" table:style-name="ce1">
            <text:p>1</text:p>
          </table:table-cell>
          <table:table-cell office:value-type="float" office:value="0" table:formula="of:=IF([Data.FU28]=&quot;&quot;;0;(IF([Data.FU28]=&quot;?&quot;;&quot;?&quot;;1)))" table:style-name="ce1">
            <text:p>0</text:p>
          </table:table-cell>
          <table:table-cell office:value-type="float" office:value="1" table:formula="of:=IF([Data.FV28]=&quot;&quot;;0;(IF([Data.FV28]=&quot;?&quot;;&quot;?&quot;;1)))" table:style-name="ce1">
            <text:p>1</text:p>
          </table:table-cell>
          <table:table-cell office:value-type="float" office:value="0" table:formula="of:=IF([Data.FW28]=&quot;&quot;;0;(IF([Data.FW28]=&quot;?&quot;;&quot;?&quot;;1)))" table:style-name="ce1">
            <text:p>0</text:p>
          </table:table-cell>
          <table:table-cell office:value-type="float" office:value="0" table:formula="of:=IF([Data.FX28]=&quot;&quot;;0;(IF([Data.FX28]=&quot;?&quot;;&quot;?&quot;;1)))" table:style-name="ce1">
            <text:p>0</text:p>
          </table:table-cell>
          <table:table-cell office:value-type="float" office:value="0" table:formula="of:=IF([Data.FY28]=&quot;&quot;;0;(IF([Data.FY28]=&quot;?&quot;;&quot;?&quot;;1)))" table:style-name="ce1">
            <text:p>0</text:p>
          </table:table-cell>
          <table:table-cell office:value-type="float" office:value="1" table:formula="of:=IF([Data.FZ28]=&quot;&quot;;0;(IF([Data.FZ28]=&quot;?&quot;;&quot;?&quot;;1)))" table:style-name="ce1">
            <text:p>1</text:p>
          </table:table-cell>
          <table:table-cell office:value-type="float" office:value="1" table:formula="of:=IF([Data.GA28]=&quot;&quot;;0;(IF([Data.GA28]=&quot;?&quot;;&quot;?&quot;;1)))" table:style-name="ce1">
            <text:p>1</text:p>
          </table:table-cell>
          <table:table-cell office:value-type="float" office:value="0" table:formula="of:=IF([Data.GB28]=&quot;&quot;;0;(IF([Data.GB28]=&quot;?&quot;;&quot;?&quot;;1)))" table:style-name="ce1">
            <text:p>0</text:p>
          </table:table-cell>
          <table:table-cell office:value-type="float" office:value="0" table:formula="of:=IF([Data.GC28]=&quot;&quot;;0;(IF([Data.GC28]=&quot;?&quot;;&quot;?&quot;;1)))" table:style-name="ce1">
            <text:p>0</text:p>
          </table:table-cell>
          <table:table-cell office:value-type="string" office:string-value="?" table:formula="of:=IF([Data.GD28]=&quot;&quot;;0;(IF([Data.GD28]=&quot;?&quot;;&quot;?&quot;;1)))" table:style-name="ce1">
            <text:p>?</text:p>
          </table:table-cell>
          <table:table-cell office:value-type="float" office:value="0" table:formula="of:=IF([Data.GE28]=&quot;&quot;;0;(IF([Data.GE28]=&quot;?&quot;;&quot;?&quot;;1)))" table:style-name="ce1">
            <text:p>0</text:p>
          </table:table-cell>
          <table:table-cell office:value-type="string" office:string-value="?" table:formula="of:=IF([Data.GF28]=&quot;&quot;;0;(IF([Data.GF28]=&quot;?&quot;;&quot;?&quot;;1)))" table:style-name="ce1">
            <text:p>?</text:p>
          </table:table-cell>
          <table:table-cell office:value-type="float" office:value="0" table:formula="of:=IF([Data.GG28]=&quot;&quot;;0;(IF([Data.GG28]=&quot;?&quot;;&quot;?&quot;;1)))" table:style-name="ce1">
            <text:p>0</text:p>
          </table:table-cell>
          <table:table-cell office:value-type="float" office:value="0" table:formula="of:=IF([Data.GH28]=&quot;&quot;;0;(IF([Data.GH28]=&quot;?&quot;;&quot;?&quot;;1)))" table:style-name="ce1">
            <text:p>0</text:p>
          </table:table-cell>
          <table:table-cell office:value-type="float" office:value="0" table:formula="of:=IF([Data.GI28]=&quot;&quot;;0;(IF([Data.GI28]=&quot;?&quot;;&quot;?&quot;;1)))" table:style-name="ce1">
            <text:p>0</text:p>
          </table:table-cell>
          <table:table-cell office:value-type="float" office:value="0" table:formula="of:=IF([Data.GJ28]=&quot;&quot;;0;(IF([Data.GJ28]=&quot;?&quot;;&quot;?&quot;;1)))" table:style-name="ce1">
            <text:p>0</text:p>
          </table:table-cell>
          <table:table-cell office:value-type="float" office:value="0" table:formula="of:=IF([Data.GK28]=&quot;&quot;;0;(IF([Data.GK28]=&quot;?&quot;;&quot;?&quot;;1)))" table:style-name="ce1">
            <text:p>0</text:p>
          </table:table-cell>
          <table:table-cell office:value-type="float" office:value="0" table:formula="of:=IF([Data.GL28]=&quot;&quot;;0;(IF([Data.GL28]=&quot;?&quot;;&quot;?&quot;;1)))" table:style-name="ce1">
            <text:p>0</text:p>
          </table:table-cell>
          <table:table-cell office:value-type="float" office:value="0" table:formula="of:=IF([Data.GM28]=&quot;&quot;;0;(IF([Data.GM28]=&quot;?&quot;;&quot;?&quot;;1)))" table:style-name="ce1">
            <text:p>0</text:p>
          </table:table-cell>
          <table:table-cell office:value-type="float" office:value="0" table:formula="of:=IF([Data.GN28]=&quot;&quot;;0;(IF([Data.GN28]=&quot;?&quot;;&quot;?&quot;;1)))" table:style-name="ce1">
            <text:p>0</text:p>
          </table:table-cell>
          <table:table-cell office:value-type="float" office:value="0" table:formula="of:=IF([Data.GO28]=&quot;&quot;;0;(IF([Data.GO28]=&quot;?&quot;;&quot;?&quot;;1)))" table:style-name="ce1">
            <text:p>0</text:p>
          </table:table-cell>
          <table:table-cell office:value-type="float" office:value="0" table:formula="of:=IF([Data.GP28]=&quot;&quot;;0;(IF([Data.GP28]=&quot;?&quot;;&quot;?&quot;;1)))" table:style-name="ce1">
            <text:p>0</text:p>
          </table:table-cell>
          <table:table-cell office:value-type="float" office:value="0" table:formula="of:=IF([Data.GQ28]=&quot;&quot;;0;(IF([Data.GQ28]=&quot;?&quot;;&quot;?&quot;;1)))" table:style-name="ce1">
            <text:p>0</text:p>
          </table:table-cell>
          <table:table-cell office:value-type="float" office:value="0" table:formula="of:=IF([Data.GR28]=&quot;&quot;;0;(IF([Data.GR28]=&quot;?&quot;;&quot;?&quot;;1)))" table:style-name="ce1">
            <text:p>0</text:p>
          </table:table-cell>
          <table:table-cell office:value-type="float" office:value="0" table:formula="of:=IF([Data.GS28]=&quot;&quot;;0;(IF([Data.GS28]=&quot;?&quot;;&quot;?&quot;;1)))" table:style-name="ce1">
            <text:p>0</text:p>
          </table:table-cell>
          <table:table-cell office:value-type="float" office:value="0" table:formula="of:=IF([Data.GT28]=&quot;&quot;;0;(IF([Data.GT28]=&quot;?&quot;;&quot;?&quot;;1)))" table:style-name="ce1">
            <text:p>0</text:p>
          </table:table-cell>
          <table:table-cell office:value-type="float" office:value="0" table:formula="of:=IF([Data.GU28]=&quot;&quot;;0;(IF([Data.GU28]=&quot;?&quot;;&quot;?&quot;;1)))" table:style-name="ce1">
            <text:p>0</text:p>
          </table:table-cell>
          <table:table-cell office:value-type="float" office:value="0" table:formula="of:=IF([Data.GV28]=&quot;&quot;;0;(IF([Data.GV28]=&quot;?&quot;;&quot;?&quot;;1)))" table:style-name="ce1">
            <text:p>0</text:p>
          </table:table-cell>
          <table:table-cell office:value-type="float" office:value="0" table:formula="of:=IF([Data.GW28]=&quot;&quot;;0;(IF([Data.GW28]=&quot;?&quot;;&quot;?&quot;;1)))" table:style-name="ce1">
            <text:p>0</text:p>
          </table:table-cell>
          <table:table-cell office:value-type="float" office:value="0" table:formula="of:=IF([Data.GX28]=&quot;&quot;;0;(IF([Data.GX28]=&quot;?&quot;;&quot;?&quot;;1)))" table:style-name="ce1">
            <text:p>0</text:p>
          </table:table-cell>
          <table:table-cell office:value-type="float" office:value="0" table:formula="of:=IF([Data.GY28]=&quot;&quot;;0;(IF([Data.GY28]=&quot;?&quot;;&quot;?&quot;;1)))" table:style-name="ce1">
            <text:p>0</text:p>
          </table:table-cell>
          <table:table-cell office:value-type="float" office:value="0" table:formula="of:=IF([Data.GZ28]=&quot;&quot;;0;(IF([Data.GZ28]=&quot;?&quot;;&quot;?&quot;;1)))" table:style-name="ce1">
            <text:p>0</text:p>
          </table:table-cell>
          <table:table-cell office:value-type="float" office:value="0" table:formula="of:=IF([Data.HA28]=&quot;&quot;;0;(IF([Data.HA28]=&quot;?&quot;;&quot;?&quot;;1)))" table:style-name="ce1">
            <text:p>0</text:p>
          </table:table-cell>
          <table:table-cell office:value-type="float" office:value="0" table:formula="of:=IF([Data.HB28]=&quot;&quot;;0;(IF([Data.HB28]=&quot;?&quot;;&quot;?&quot;;1)))" table:style-name="ce1">
            <text:p>0</text:p>
          </table:table-cell>
          <table:table-cell office:value-type="float" office:value="0" table:formula="of:=IF([Data.HC28]=&quot;&quot;;0;(IF([Data.HC28]=&quot;?&quot;;&quot;?&quot;;1)))" table:style-name="ce1">
            <text:p>0</text:p>
          </table:table-cell>
          <table:table-cell office:value-type="float" office:value="0" table:formula="of:=IF([Data.HD28]=&quot;&quot;;0;(IF([Data.HD28]=&quot;?&quot;;&quot;?&quot;;1)))" table:style-name="ce1">
            <text:p>0</text:p>
          </table:table-cell>
          <table:table-cell office:value-type="float" office:value="0" table:formula="of:=IF([Data.HE28]=&quot;&quot;;0;(IF([Data.HE28]=&quot;?&quot;;&quot;?&quot;;1)))" table:style-name="ce1">
            <text:p>0</text:p>
          </table:table-cell>
          <table:table-cell office:value-type="float" office:value="0" table:formula="of:=IF([Data.HF28]=&quot;&quot;;0;(IF([Data.HF28]=&quot;?&quot;;&quot;?&quot;;1)))" table:style-name="ce1">
            <text:p>0</text:p>
          </table:table-cell>
          <table:table-cell office:value-type="float" office:value="0" table:formula="of:=IF([Data.HG28]=&quot;&quot;;0;(IF([Data.HG28]=&quot;?&quot;;&quot;?&quot;;1)))" table:style-name="ce1">
            <text:p>0</text:p>
          </table:table-cell>
          <table:table-cell office:value-type="float" office:value="0" table:formula="of:=IF([Data.HH28]=&quot;&quot;;0;(IF([Data.HH28]=&quot;?&quot;;&quot;?&quot;;1)))" table:style-name="ce1">
            <text:p>0</text:p>
          </table:table-cell>
          <table:table-cell office:value-type="float" office:value="0" table:formula="of:=IF([Data.HI28]=&quot;&quot;;0;(IF([Data.HI28]=&quot;?&quot;;&quot;?&quot;;1)))" table:style-name="ce1">
            <text:p>0</text:p>
          </table:table-cell>
          <table:table-cell office:value-type="float" office:value="0" table:formula="of:=IF([Data.HJ28]=&quot;&quot;;0;(IF([Data.HJ28]=&quot;?&quot;;&quot;?&quot;;1)))" table:style-name="ce1">
            <text:p>0</text:p>
          </table:table-cell>
          <table:table-cell office:value-type="float" office:value="0" table:formula="of:=IF([Data.HK28]=&quot;&quot;;0;(IF([Data.HK28]=&quot;?&quot;;&quot;?&quot;;1)))" table:style-name="ce1">
            <text:p>0</text:p>
          </table:table-cell>
          <table:table-cell office:value-type="float" office:value="0" table:formula="of:=IF([Data.HL28]=&quot;&quot;;0;(IF([Data.HL28]=&quot;?&quot;;&quot;?&quot;;1)))" table:style-name="ce1">
            <text:p>0</text:p>
          </table:table-cell>
          <table:table-cell office:value-type="float" office:value="0" table:formula="of:=IF([Data.HM28]=&quot;&quot;;0;(IF([Data.HM28]=&quot;?&quot;;&quot;?&quot;;1)))" table:style-name="ce1">
            <text:p>0</text:p>
          </table:table-cell>
          <table:table-cell office:value-type="float" office:value="0" table:formula="of:=IF([Data.HN28]=&quot;&quot;;0;(IF([Data.HN28]=&quot;?&quot;;&quot;?&quot;;1)))" table:style-name="ce1">
            <text:p>0</text:p>
          </table:table-cell>
          <table:table-cell office:value-type="float" office:value="0" table:formula="of:=IF([Data.HO28]=&quot;&quot;;0;(IF([Data.HO28]=&quot;?&quot;;&quot;?&quot;;1)))" table:style-name="ce1">
            <text:p>0</text:p>
          </table:table-cell>
          <table:table-cell office:value-type="float" office:value="0" table:formula="of:=IF([Data.HP28]=&quot;&quot;;0;(IF([Data.HP28]=&quot;?&quot;;&quot;?&quot;;1)))" table:style-name="ce1">
            <text:p>0</text:p>
          </table:table-cell>
          <table:table-cell office:value-type="float" office:value="0" table:formula="of:=IF([Data.HQ28]=&quot;&quot;;0;(IF([Data.HQ28]=&quot;?&quot;;&quot;?&quot;;1)))" table:style-name="ce1">
            <text:p>0</text:p>
          </table:table-cell>
          <table:table-cell office:value-type="float" office:value="0" table:formula="of:=IF([Data.HR28]=&quot;&quot;;0;(IF([Data.HR28]=&quot;?&quot;;&quot;?&quot;;1)))" table:style-name="ce1">
            <text:p>0</text:p>
          </table:table-cell>
          <table:table-cell office:value-type="float" office:value="0" table:formula="of:=IF([Data.HS28]=&quot;&quot;;0;(IF([Data.HS28]=&quot;?&quot;;&quot;?&quot;;1)))" table:style-name="ce1">
            <text:p>0</text:p>
          </table:table-cell>
          <table:table-cell office:value-type="float" office:value="0" table:formula="of:=IF([Data.HT28]=&quot;&quot;;0;(IF([Data.HT28]=&quot;?&quot;;&quot;?&quot;;1)))" table:style-name="ce1">
            <text:p>0</text:p>
          </table:table-cell>
          <table:table-cell office:value-type="float" office:value="0" table:formula="of:=IF([Data.HU28]=&quot;&quot;;0;(IF([Data.HU28]=&quot;?&quot;;&quot;?&quot;;1)))" table:style-name="ce1">
            <text:p>0</text:p>
          </table:table-cell>
          <table:table-cell office:value-type="float" office:value="0" table:formula="of:=IF([Data.HV28]=&quot;&quot;;0;(IF([Data.HV28]=&quot;?&quot;;&quot;?&quot;;1)))" table:style-name="ce1">
            <text:p>0</text:p>
          </table:table-cell>
          <table:table-cell office:value-type="float" office:value="0" table:formula="of:=IF([Data.HW28]=&quot;&quot;;0;(IF([Data.HW28]=&quot;?&quot;;&quot;?&quot;;1)))" table:style-name="ce1">
            <text:p>0</text:p>
          </table:table-cell>
          <table:table-cell office:value-type="float" office:value="0" table:formula="of:=IF([Data.HX28]=&quot;&quot;;0;(IF([Data.HX28]=&quot;?&quot;;&quot;?&quot;;1)))" table:style-name="ce1">
            <text:p>0</text:p>
          </table:table-cell>
          <table:table-cell office:value-type="float" office:value="0" table:formula="of:=IF([Data.HY28]=&quot;&quot;;0;(IF([Data.HY28]=&quot;?&quot;;&quot;?&quot;;1)))" table:style-name="ce1">
            <text:p>0</text:p>
          </table:table-cell>
          <table:table-cell office:value-type="float" office:value="0" table:formula="of:=IF([Data.HZ28]=&quot;&quot;;0;(IF([Data.HZ28]=&quot;?&quot;;&quot;?&quot;;1)))" table:style-name="ce1">
            <text:p>0</text:p>
          </table:table-cell>
          <table:table-cell office:value-type="float" office:value="0" table:formula="of:=IF([Data.IA28]=&quot;&quot;;0;(IF([Data.IA28]=&quot;?&quot;;&quot;?&quot;;1)))" table:style-name="ce1">
            <text:p>0</text:p>
          </table:table-cell>
          <table:table-cell office:value-type="float" office:value="0" table:formula="of:=IF([Data.IB28]=&quot;&quot;;0;(IF([Data.IB28]=&quot;?&quot;;&quot;?&quot;;1)))" table:style-name="ce1">
            <text:p>0</text:p>
          </table:table-cell>
          <table:table-cell office:value-type="float" office:value="0" table:formula="of:=IF([Data.IC28]=&quot;&quot;;0;(IF([Data.IC28]=&quot;?&quot;;&quot;?&quot;;1)))" table:style-name="ce1">
            <text:p>0</text:p>
          </table:table-cell>
          <table:table-cell office:value-type="float" office:value="0" table:formula="of:=IF([Data.ID28]=&quot;&quot;;0;(IF([Data.ID28]=&quot;?&quot;;&quot;?&quot;;1)))" table:style-name="ce1">
            <text:p>0</text:p>
          </table:table-cell>
          <table:table-cell office:value-type="float" office:value="0" table:formula="of:=IF([Data.IE28]=&quot;&quot;;0;(IF([Data.IE28]=&quot;?&quot;;&quot;?&quot;;1)))" table:style-name="ce1">
            <text:p>0</text:p>
          </table:table-cell>
          <table:table-cell office:value-type="float" office:value="0" table:formula="of:=IF([Data.IF28]=&quot;&quot;;0;(IF([Data.IF28]=&quot;?&quot;;&quot;?&quot;;1)))" table:style-name="ce1">
            <text:p>0</text:p>
          </table:table-cell>
          <table:table-cell office:value-type="float" office:value="0" table:formula="of:=IF([Data.IG28]=&quot;&quot;;0;(IF([Data.IG28]=&quot;?&quot;;&quot;?&quot;;1)))" table:style-name="ce1">
            <text:p>0</text:p>
          </table:table-cell>
          <table:table-cell office:value-type="float" office:value="0" table:formula="of:=IF([Data.IH28]=&quot;&quot;;0;(IF([Data.IH28]=&quot;?&quot;;&quot;?&quot;;1)))" table:style-name="ce1">
            <text:p>0</text:p>
          </table:table-cell>
          <table:table-cell office:value-type="float" office:value="0" table:formula="of:=IF([Data.II28]=&quot;&quot;;0;(IF([Data.II28]=&quot;?&quot;;&quot;?&quot;;1)))" table:style-name="ce1">
            <text:p>0</text:p>
          </table:table-cell>
          <table:table-cell office:value-type="float" office:value="0" table:formula="of:=IF([Data.IJ28]=&quot;&quot;;0;(IF([Data.IJ28]=&quot;?&quot;;&quot;?&quot;;1)))" table:style-name="ce1">
            <text:p>0</text:p>
          </table:table-cell>
          <table:table-cell office:value-type="float" office:value="0" table:formula="of:=IF([Data.IK28]=&quot;&quot;;0;(IF([Data.IK28]=&quot;?&quot;;&quot;?&quot;;1)))" table:style-name="ce1">
            <text:p>0</text:p>
          </table:table-cell>
          <table:table-cell table:number-columns-repeated="2" table:style-name="ce1"/>
          <table:table-cell office:value-type="float" office:value="48" table:formula="of:=SUM([.B26:.HI26])" table:style-name="ce1">
            <text:p>48</text:p>
          </table:table-cell>
          <table:table-cell table:number-columns-repeated="16164"/>
        </table:table-row>
        <table:table-row table:style-name="ro3">
          <table:table-cell office:value-type="string" office:string-value="KsKamLP" table:formula="of:=[Data.C29]" table:style-name="ce1">
            <text:p>KsKamLP</text:p>
          </table:table-cell>
          <table:table-cell office:value-type="float" office:value="1" table:formula="of:=IF([Data.AD29]=&quot;&quot;;0;(IF([Data.AD29]=&quot;?&quot;;&quot;?&quot;;1)))" table:style-name="ce1">
            <text:p>1</text:p>
          </table:table-cell>
          <table:table-cell office:value-type="float" office:value="0" table:formula="of:=IF([Data.AE29]=&quot;&quot;;0;(IF([Data.AE29]=&quot;?&quot;;&quot;?&quot;;1)))" table:style-name="ce1">
            <text:p>0</text:p>
          </table:table-cell>
          <table:table-cell office:value-type="float" office:value="1" table:formula="of:=IF([Data.AF29]=&quot;&quot;;0;(IF([Data.AF29]=&quot;?&quot;;&quot;?&quot;;1)))" table:style-name="ce1">
            <text:p>1</text:p>
          </table:table-cell>
          <table:table-cell office:value-type="float" office:value="1" table:formula="of:=IF([Data.AG29]=&quot;&quot;;0;(IF([Data.AG29]=&quot;?&quot;;&quot;?&quot;;1)))" table:style-name="ce1">
            <text:p>1</text:p>
          </table:table-cell>
          <table:table-cell office:value-type="float" office:value="1" table:formula="of:=IF([Data.AH29]=&quot;&quot;;0;(IF([Data.AH29]=&quot;?&quot;;&quot;?&quot;;1)))" table:style-name="ce1">
            <text:p>1</text:p>
          </table:table-cell>
          <table:table-cell office:value-type="float" office:value="0" table:formula="of:=IF([Data.AI29]=&quot;&quot;;0;(IF([Data.AI29]=&quot;?&quot;;&quot;?&quot;;1)))" table:style-name="ce1">
            <text:p>0</text:p>
          </table:table-cell>
          <table:table-cell office:value-type="float" office:value="0" table:formula="of:=IF([Data.AJ29]=&quot;&quot;;0;(IF([Data.AJ29]=&quot;?&quot;;&quot;?&quot;;1)))" table:style-name="ce1">
            <text:p>0</text:p>
          </table:table-cell>
          <table:table-cell office:value-type="float" office:value="1" table:formula="of:=IF([Data.AK29]=&quot;&quot;;0;(IF([Data.AK29]=&quot;?&quot;;&quot;?&quot;;1)))" table:style-name="ce1">
            <text:p>1</text:p>
          </table:table-cell>
          <table:table-cell office:value-type="float" office:value="1" table:formula="of:=IF([Data.AL29]=&quot;&quot;;0;(IF([Data.AL29]=&quot;?&quot;;&quot;?&quot;;1)))" table:style-name="ce1">
            <text:p>1</text:p>
          </table:table-cell>
          <table:table-cell office:value-type="float" office:value="0" table:formula="of:=IF([Data.AM29]=&quot;&quot;;0;(IF([Data.AM29]=&quot;?&quot;;&quot;?&quot;;1)))" table:style-name="ce1">
            <text:p>0</text:p>
          </table:table-cell>
          <table:table-cell office:value-type="float" office:value="1" table:formula="of:=IF([Data.AN29]=&quot;&quot;;0;(IF([Data.AN29]=&quot;?&quot;;&quot;?&quot;;1)))" table:style-name="ce1">
            <text:p>1</text:p>
          </table:table-cell>
          <table:table-cell office:value-type="float" office:value="0" table:formula="of:=IF([Data.AO29]=&quot;&quot;;0;(IF([Data.AO29]=&quot;?&quot;;&quot;?&quot;;1)))" table:style-name="ce1">
            <text:p>0</text:p>
          </table:table-cell>
          <table:table-cell office:value-type="float" office:value="1" table:formula="of:=IF([Data.AP29]=&quot;&quot;;0;(IF([Data.AP29]=&quot;?&quot;;&quot;?&quot;;1)))" table:style-name="ce1">
            <text:p>1</text:p>
          </table:table-cell>
          <table:table-cell office:value-type="float" office:value="1" table:formula="of:=IF([Data.AQ29]=&quot;&quot;;0;(IF([Data.AQ29]=&quot;?&quot;;&quot;?&quot;;1)))" table:style-name="ce1">
            <text:p>1</text:p>
          </table:table-cell>
          <table:table-cell office:value-type="float" office:value="0" table:formula="of:=IF([Data.AR29]=&quot;&quot;;0;(IF([Data.AR29]=&quot;?&quot;;&quot;?&quot;;1)))" table:style-name="ce1">
            <text:p>0</text:p>
          </table:table-cell>
          <table:table-cell office:value-type="float" office:value="1" table:formula="of:=IF([Data.AS29]=&quot;&quot;;0;(IF([Data.AS29]=&quot;?&quot;;&quot;?&quot;;1)))" table:style-name="ce1">
            <text:p>1</text:p>
          </table:table-cell>
          <table:table-cell office:value-type="float" office:value="1" table:formula="of:=IF([Data.AT29]=&quot;&quot;;0;(IF([Data.AT29]=&quot;?&quot;;&quot;?&quot;;1)))" table:style-name="ce1">
            <text:p>1</text:p>
          </table:table-cell>
          <table:table-cell office:value-type="float" office:value="0" table:formula="of:=IF([Data.AU29]=&quot;&quot;;0;(IF([Data.AU29]=&quot;?&quot;;&quot;?&quot;;1)))" table:style-name="ce1">
            <text:p>0</text:p>
          </table:table-cell>
          <table:table-cell office:value-type="float" office:value="0" table:formula="of:=IF([Data.AV29]=&quot;&quot;;0;(IF([Data.AV29]=&quot;?&quot;;&quot;?&quot;;1)))" table:style-name="ce1">
            <text:p>0</text:p>
          </table:table-cell>
          <table:table-cell office:value-type="float" office:value="1" table:formula="of:=IF([Data.AW29]=&quot;&quot;;0;(IF([Data.AW29]=&quot;?&quot;;&quot;?&quot;;1)))" table:style-name="ce1">
            <text:p>1</text:p>
          </table:table-cell>
          <table:table-cell office:value-type="float" office:value="0" table:formula="of:=IF([Data.AX29]=&quot;&quot;;0;(IF([Data.AX29]=&quot;?&quot;;&quot;?&quot;;1)))" table:style-name="ce1">
            <text:p>0</text:p>
          </table:table-cell>
          <table:table-cell office:value-type="float" office:value="1" table:formula="of:=IF([Data.AY29]=&quot;&quot;;0;(IF([Data.AY29]=&quot;?&quot;;&quot;?&quot;;1)))" table:style-name="ce1">
            <text:p>1</text:p>
          </table:table-cell>
          <table:table-cell office:value-type="float" office:value="1" table:formula="of:=IF([Data.AZ29]=&quot;&quot;;0;(IF([Data.AZ29]=&quot;?&quot;;&quot;?&quot;;1)))" table:style-name="ce1">
            <text:p>1</text:p>
          </table:table-cell>
          <table:table-cell office:value-type="float" office:value="1" table:formula="of:=IF([Data.BA29]=&quot;&quot;;0;(IF([Data.BA29]=&quot;?&quot;;&quot;?&quot;;1)))" table:style-name="ce1">
            <text:p>1</text:p>
          </table:table-cell>
          <table:table-cell office:value-type="float" office:value="1" table:formula="of:=IF([Data.BB29]=&quot;&quot;;0;(IF([Data.BB29]=&quot;?&quot;;&quot;?&quot;;1)))" table:style-name="ce1">
            <text:p>1</text:p>
          </table:table-cell>
          <table:table-cell office:value-type="float" office:value="1" table:formula="of:=IF([Data.BC29]=&quot;&quot;;0;(IF([Data.BC29]=&quot;?&quot;;&quot;?&quot;;1)))" table:style-name="ce1">
            <text:p>1</text:p>
          </table:table-cell>
          <table:table-cell office:value-type="float" office:value="0" table:formula="of:=IF([Data.BD29]=&quot;&quot;;0;(IF([Data.BD29]=&quot;?&quot;;&quot;?&quot;;1)))" table:style-name="ce1">
            <text:p>0</text:p>
          </table:table-cell>
          <table:table-cell office:value-type="float" office:value="0" table:formula="of:=IF([Data.BE29]=&quot;&quot;;0;(IF([Data.BE29]=&quot;?&quot;;&quot;?&quot;;1)))" table:style-name="ce1">
            <text:p>0</text:p>
          </table:table-cell>
          <table:table-cell office:value-type="float" office:value="1" table:formula="of:=IF([Data.BF29]=&quot;&quot;;0;(IF([Data.BF29]=&quot;?&quot;;&quot;?&quot;;1)))" table:style-name="ce1">
            <text:p>1</text:p>
          </table:table-cell>
          <table:table-cell office:value-type="float" office:value="0" table:formula="of:=IF([Data.BG29]=&quot;&quot;;0;(IF([Data.BG29]=&quot;?&quot;;&quot;?&quot;;1)))" table:style-name="ce1">
            <text:p>0</text:p>
          </table:table-cell>
          <table:table-cell office:value-type="float" office:value="0" table:formula="of:=IF([Data.BH29]=&quot;&quot;;0;(IF([Data.BH29]=&quot;?&quot;;&quot;?&quot;;1)))" table:style-name="ce1">
            <text:p>0</text:p>
          </table:table-cell>
          <table:table-cell office:value-type="float" office:value="0" table:formula="of:=IF([Data.BI29]=&quot;&quot;;0;(IF([Data.BI29]=&quot;?&quot;;&quot;?&quot;;1)))" table:style-name="ce1">
            <text:p>0</text:p>
          </table:table-cell>
          <table:table-cell office:value-type="float" office:value="0" table:formula="of:=IF([Data.BJ29]=&quot;&quot;;0;(IF([Data.BJ29]=&quot;?&quot;;&quot;?&quot;;1)))" table:style-name="ce1">
            <text:p>0</text:p>
          </table:table-cell>
          <table:table-cell office:value-type="float" office:value="0" table:formula="of:=IF([Data.BK29]=&quot;&quot;;0;(IF([Data.BK29]=&quot;?&quot;;&quot;?&quot;;1)))" table:style-name="ce1">
            <text:p>0</text:p>
          </table:table-cell>
          <table:table-cell office:value-type="float" office:value="0" table:formula="of:=IF([Data.BL29]=&quot;&quot;;0;(IF([Data.BL29]=&quot;?&quot;;&quot;?&quot;;1)))" table:style-name="ce1">
            <text:p>0</text:p>
          </table:table-cell>
          <table:table-cell office:value-type="float" office:value="0" table:formula="of:=IF([Data.BM29]=&quot;&quot;;0;(IF([Data.BM29]=&quot;?&quot;;&quot;?&quot;;1)))" table:style-name="ce1">
            <text:p>0</text:p>
          </table:table-cell>
          <table:table-cell office:value-type="float" office:value="0" table:formula="of:=IF([Data.BN29]=&quot;&quot;;0;(IF([Data.BN29]=&quot;?&quot;;&quot;?&quot;;1)))" table:style-name="ce1">
            <text:p>0</text:p>
          </table:table-cell>
          <table:table-cell office:value-type="float" office:value="0" table:formula="of:=IF([Data.BO29]=&quot;&quot;;0;(IF([Data.BO29]=&quot;?&quot;;&quot;?&quot;;1)))" table:style-name="ce1">
            <text:p>0</text:p>
          </table:table-cell>
          <table:table-cell office:value-type="float" office:value="0" table:formula="of:=IF([Data.BP29]=&quot;&quot;;0;(IF([Data.BP29]=&quot;?&quot;;&quot;?&quot;;1)))" table:style-name="ce1">
            <text:p>0</text:p>
          </table:table-cell>
          <table:table-cell office:value-type="float" office:value="0" table:formula="of:=IF([Data.BQ29]=&quot;&quot;;0;(IF([Data.BQ29]=&quot;?&quot;;&quot;?&quot;;1)))" table:style-name="ce1">
            <text:p>0</text:p>
          </table:table-cell>
          <table:table-cell office:value-type="float" office:value="0" table:formula="of:=IF([Data.BR29]=&quot;&quot;;0;(IF([Data.BR29]=&quot;?&quot;;&quot;?&quot;;1)))" table:style-name="ce1">
            <text:p>0</text:p>
          </table:table-cell>
          <table:table-cell office:value-type="float" office:value="0" table:formula="of:=IF([Data.BS29]=&quot;&quot;;0;(IF([Data.BS29]=&quot;?&quot;;&quot;?&quot;;1)))" table:style-name="ce1">
            <text:p>0</text:p>
          </table:table-cell>
          <table:table-cell office:value-type="float" office:value="0" table:formula="of:=IF([Data.BT29]=&quot;&quot;;0;(IF([Data.BT29]=&quot;?&quot;;&quot;?&quot;;1)))" table:style-name="ce1">
            <text:p>0</text:p>
          </table:table-cell>
          <table:table-cell office:value-type="float" office:value="1" table:formula="of:=IF([Data.BU29]=&quot;&quot;;0;(IF([Data.BU29]=&quot;?&quot;;&quot;?&quot;;1)))" table:style-name="ce1">
            <text:p>1</text:p>
          </table:table-cell>
          <table:table-cell office:value-type="float" office:value="0" table:formula="of:=IF([Data.BV29]=&quot;&quot;;0;(IF([Data.BV29]=&quot;?&quot;;&quot;?&quot;;1)))" table:style-name="ce1">
            <text:p>0</text:p>
          </table:table-cell>
          <table:table-cell office:value-type="float" office:value="0" table:formula="of:=IF([Data.BW29]=&quot;&quot;;0;(IF([Data.BW29]=&quot;?&quot;;&quot;?&quot;;1)))" table:style-name="ce1">
            <text:p>0</text:p>
          </table:table-cell>
          <table:table-cell office:value-type="float" office:value="1" table:formula="of:=IF([Data.BX29]=&quot;&quot;;0;(IF([Data.BX29]=&quot;?&quot;;&quot;?&quot;;1)))" table:style-name="ce1">
            <text:p>1</text:p>
          </table:table-cell>
          <table:table-cell office:value-type="float" office:value="0" table:formula="of:=IF([Data.BY29]=&quot;&quot;;0;(IF([Data.BY29]=&quot;?&quot;;&quot;?&quot;;1)))" table:style-name="ce1">
            <text:p>0</text:p>
          </table:table-cell>
          <table:table-cell office:value-type="float" office:value="0" table:formula="of:=IF([Data.BZ29]=&quot;&quot;;0;(IF([Data.BZ29]=&quot;?&quot;;&quot;?&quot;;1)))" table:style-name="ce1">
            <text:p>0</text:p>
          </table:table-cell>
          <table:table-cell office:value-type="float" office:value="0" table:formula="of:=IF([Data.CA29]=&quot;&quot;;0;(IF([Data.CA29]=&quot;?&quot;;&quot;?&quot;;1)))" table:style-name="ce1">
            <text:p>0</text:p>
          </table:table-cell>
          <table:table-cell office:value-type="float" office:value="1" table:formula="of:=IF([Data.CB29]=&quot;&quot;;0;(IF([Data.CB29]=&quot;?&quot;;&quot;?&quot;;1)))" table:style-name="ce1">
            <text:p>1</text:p>
          </table:table-cell>
          <table:table-cell office:value-type="float" office:value="0" table:formula="of:=IF([Data.CC29]=&quot;&quot;;0;(IF([Data.CC29]=&quot;?&quot;;&quot;?&quot;;1)))" table:style-name="ce1">
            <text:p>0</text:p>
          </table:table-cell>
          <table:table-cell office:value-type="float" office:value="0" table:formula="of:=IF([Data.CD29]=&quot;&quot;;0;(IF([Data.CD29]=&quot;?&quot;;&quot;?&quot;;1)))" table:style-name="ce1">
            <text:p>0</text:p>
          </table:table-cell>
          <table:table-cell office:value-type="float" office:value="0" table:formula="of:=IF([Data.CE29]=&quot;&quot;;0;(IF([Data.CE29]=&quot;?&quot;;&quot;?&quot;;1)))" table:style-name="ce1">
            <text:p>0</text:p>
          </table:table-cell>
          <table:table-cell office:value-type="float" office:value="0" table:formula="of:=IF([Data.CF29]=&quot;&quot;;0;(IF([Data.CF29]=&quot;?&quot;;&quot;?&quot;;1)))" table:style-name="ce1">
            <text:p>0</text:p>
          </table:table-cell>
          <table:table-cell office:value-type="float" office:value="0" table:formula="of:=IF([Data.CG29]=&quot;&quot;;0;(IF([Data.CG29]=&quot;?&quot;;&quot;?&quot;;1)))" table:style-name="ce1">
            <text:p>0</text:p>
          </table:table-cell>
          <table:table-cell office:value-type="float" office:value="0" table:formula="of:=IF([Data.CH29]=&quot;&quot;;0;(IF([Data.CH29]=&quot;?&quot;;&quot;?&quot;;1)))" table:style-name="ce1">
            <text:p>0</text:p>
          </table:table-cell>
          <table:table-cell office:value-type="float" office:value="1" table:formula="of:=IF([Data.CI29]=&quot;&quot;;0;(IF([Data.CI29]=&quot;?&quot;;&quot;?&quot;;1)))" table:style-name="ce1">
            <text:p>1</text:p>
          </table:table-cell>
          <table:table-cell office:value-type="float" office:value="0" table:formula="of:=IF([Data.CJ29]=&quot;&quot;;0;(IF([Data.CJ29]=&quot;?&quot;;&quot;?&quot;;1)))" table:style-name="ce1">
            <text:p>0</text:p>
          </table:table-cell>
          <table:table-cell office:value-type="float" office:value="1" table:formula="of:=IF([Data.CK29]=&quot;&quot;;0;(IF([Data.CK29]=&quot;?&quot;;&quot;?&quot;;1)))" table:style-name="ce1">
            <text:p>1</text:p>
          </table:table-cell>
          <table:table-cell office:value-type="float" office:value="0" table:formula="of:=IF([Data.CL29]=&quot;&quot;;0;(IF([Data.CL29]=&quot;?&quot;;&quot;?&quot;;1)))" table:style-name="ce1">
            <text:p>0</text:p>
          </table:table-cell>
          <table:table-cell office:value-type="float" office:value="0" table:formula="of:=IF([Data.CM29]=&quot;&quot;;0;(IF([Data.CM29]=&quot;?&quot;;&quot;?&quot;;1)))" table:style-name="ce1">
            <text:p>0</text:p>
          </table:table-cell>
          <table:table-cell office:value-type="float" office:value="0" table:formula="of:=IF([Data.CN29]=&quot;&quot;;0;(IF([Data.CN29]=&quot;?&quot;;&quot;?&quot;;1)))" table:style-name="ce1">
            <text:p>0</text:p>
          </table:table-cell>
          <table:table-cell office:value-type="float" office:value="0" table:formula="of:=IF([Data.CO29]=&quot;&quot;;0;(IF([Data.CO29]=&quot;?&quot;;&quot;?&quot;;1)))" table:style-name="ce1">
            <text:p>0</text:p>
          </table:table-cell>
          <table:table-cell office:value-type="float" office:value="1" table:formula="of:=IF([Data.CP29]=&quot;&quot;;0;(IF([Data.CP29]=&quot;?&quot;;&quot;?&quot;;1)))" table:style-name="ce1">
            <text:p>1</text:p>
          </table:table-cell>
          <table:table-cell office:value-type="float" office:value="1" table:formula="of:=IF([Data.CQ29]=&quot;&quot;;0;(IF([Data.CQ29]=&quot;?&quot;;&quot;?&quot;;1)))" table:style-name="ce1">
            <text:p>1</text:p>
          </table:table-cell>
          <table:table-cell office:value-type="float" office:value="1" table:formula="of:=IF([Data.CR29]=&quot;&quot;;0;(IF([Data.CR29]=&quot;?&quot;;&quot;?&quot;;1)))" table:style-name="ce1">
            <text:p>1</text:p>
          </table:table-cell>
          <table:table-cell office:value-type="float" office:value="0" table:formula="of:=IF([Data.CS29]=&quot;&quot;;0;(IF([Data.CS29]=&quot;?&quot;;&quot;?&quot;;1)))" table:style-name="ce1">
            <text:p>0</text:p>
          </table:table-cell>
          <table:table-cell office:value-type="float" office:value="0" table:formula="of:=IF([Data.CT29]=&quot;&quot;;0;(IF([Data.CT29]=&quot;?&quot;;&quot;?&quot;;1)))" table:style-name="ce1">
            <text:p>0</text:p>
          </table:table-cell>
          <table:table-cell office:value-type="float" office:value="0" table:formula="of:=IF([Data.CU29]=&quot;&quot;;0;(IF([Data.CU29]=&quot;?&quot;;&quot;?&quot;;1)))" table:style-name="ce1">
            <text:p>0</text:p>
          </table:table-cell>
          <table:table-cell office:value-type="float" office:value="1" table:formula="of:=IF([Data.CV29]=&quot;&quot;;0;(IF([Data.CV29]=&quot;?&quot;;&quot;?&quot;;1)))" table:style-name="ce1">
            <text:p>1</text:p>
          </table:table-cell>
          <table:table-cell office:value-type="float" office:value="0" table:formula="of:=IF([Data.CW29]=&quot;&quot;;0;(IF([Data.CW29]=&quot;?&quot;;&quot;?&quot;;1)))" table:style-name="ce1">
            <text:p>0</text:p>
          </table:table-cell>
          <table:table-cell office:value-type="float" office:value="0" table:formula="of:=IF([Data.CX29]=&quot;&quot;;0;(IF([Data.CX29]=&quot;?&quot;;&quot;?&quot;;1)))" table:style-name="ce1">
            <text:p>0</text:p>
          </table:table-cell>
          <table:table-cell office:value-type="float" office:value="0" table:formula="of:=IF([Data.CY29]=&quot;&quot;;0;(IF([Data.CY29]=&quot;?&quot;;&quot;?&quot;;1)))" table:style-name="ce1">
            <text:p>0</text:p>
          </table:table-cell>
          <table:table-cell office:value-type="float" office:value="1" table:formula="of:=IF([Data.CZ29]=&quot;&quot;;0;(IF([Data.CZ29]=&quot;?&quot;;&quot;?&quot;;1)))" table:style-name="ce1">
            <text:p>1</text:p>
          </table:table-cell>
          <table:table-cell office:value-type="float" office:value="1" table:formula="of:=IF([Data.DA29]=&quot;&quot;;0;(IF([Data.DA29]=&quot;?&quot;;&quot;?&quot;;1)))" table:style-name="ce1">
            <text:p>1</text:p>
          </table:table-cell>
          <table:table-cell office:value-type="float" office:value="0" table:formula="of:=IF([Data.DB29]=&quot;&quot;;0;(IF([Data.DB29]=&quot;?&quot;;&quot;?&quot;;1)))" table:style-name="ce1">
            <text:p>0</text:p>
          </table:table-cell>
          <table:table-cell office:value-type="float" office:value="0" table:formula="of:=IF([Data.DC29]=&quot;&quot;;0;(IF([Data.DC29]=&quot;?&quot;;&quot;?&quot;;1)))" table:style-name="ce1">
            <text:p>0</text:p>
          </table:table-cell>
          <table:table-cell office:value-type="float" office:value="0" table:formula="of:=IF([Data.DD29]=&quot;&quot;;0;(IF([Data.DD29]=&quot;?&quot;;&quot;?&quot;;1)))" table:style-name="ce1">
            <text:p>0</text:p>
          </table:table-cell>
          <table:table-cell office:value-type="float" office:value="1" table:formula="of:=IF([Data.DE29]=&quot;&quot;;0;(IF([Data.DE29]=&quot;?&quot;;&quot;?&quot;;1)))" table:style-name="ce1">
            <text:p>1</text:p>
          </table:table-cell>
          <table:table-cell office:value-type="float" office:value="0" table:formula="of:=IF([Data.DF29]=&quot;&quot;;0;(IF([Data.DF29]=&quot;?&quot;;&quot;?&quot;;1)))" table:style-name="ce1">
            <text:p>0</text:p>
          </table:table-cell>
          <table:table-cell office:value-type="float" office:value="0" table:formula="of:=IF([Data.DG29]=&quot;&quot;;0;(IF([Data.DG29]=&quot;?&quot;;&quot;?&quot;;1)))" table:style-name="ce1">
            <text:p>0</text:p>
          </table:table-cell>
          <table:table-cell office:value-type="float" office:value="0" table:formula="of:=IF([Data.DH29]=&quot;&quot;;0;(IF([Data.DH29]=&quot;?&quot;;&quot;?&quot;;1)))" table:style-name="ce1">
            <text:p>0</text:p>
          </table:table-cell>
          <table:table-cell office:value-type="float" office:value="0" table:formula="of:=IF([Data.DI29]=&quot;&quot;;0;(IF([Data.DI29]=&quot;?&quot;;&quot;?&quot;;1)))" table:style-name="ce1">
            <text:p>0</text:p>
          </table:table-cell>
          <table:table-cell office:value-type="float" office:value="1" table:formula="of:=IF([Data.DJ29]=&quot;&quot;;0;(IF([Data.DJ29]=&quot;?&quot;;&quot;?&quot;;1)))" table:style-name="ce1">
            <text:p>1</text:p>
          </table:table-cell>
          <table:table-cell office:value-type="float" office:value="1" table:formula="of:=IF([Data.DK29]=&quot;&quot;;0;(IF([Data.DK29]=&quot;?&quot;;&quot;?&quot;;1)))" table:style-name="ce1">
            <text:p>1</text:p>
          </table:table-cell>
          <table:table-cell office:value-type="float" office:value="0" table:formula="of:=IF([Data.DL29]=&quot;&quot;;0;(IF([Data.DL29]=&quot;?&quot;;&quot;?&quot;;1)))" table:style-name="ce1">
            <text:p>0</text:p>
          </table:table-cell>
          <table:table-cell office:value-type="float" office:value="0" table:formula="of:=IF([Data.DM29]=&quot;&quot;;0;(IF([Data.DM29]=&quot;?&quot;;&quot;?&quot;;1)))" table:style-name="ce1">
            <text:p>0</text:p>
          </table:table-cell>
          <table:table-cell office:value-type="float" office:value="0" table:formula="of:=IF([Data.DN29]=&quot;&quot;;0;(IF([Data.DN29]=&quot;?&quot;;&quot;?&quot;;1)))" table:style-name="ce1">
            <text:p>0</text:p>
          </table:table-cell>
          <table:table-cell office:value-type="float" office:value="1" table:formula="of:=IF([Data.DO29]=&quot;&quot;;0;(IF([Data.DO29]=&quot;?&quot;;&quot;?&quot;;1)))" table:style-name="ce1">
            <text:p>1</text:p>
          </table:table-cell>
          <table:table-cell office:value-type="float" office:value="0" table:formula="of:=IF([Data.DP29]=&quot;&quot;;0;(IF([Data.DP29]=&quot;?&quot;;&quot;?&quot;;1)))" table:style-name="ce1">
            <text:p>0</text:p>
          </table:table-cell>
          <table:table-cell office:value-type="float" office:value="1" table:formula="of:=IF([Data.DQ29]=&quot;&quot;;0;(IF([Data.DQ29]=&quot;?&quot;;&quot;?&quot;;1)))" table:style-name="ce1">
            <text:p>1</text:p>
          </table:table-cell>
          <table:table-cell office:value-type="float" office:value="0" table:formula="of:=IF([Data.DR29]=&quot;&quot;;0;(IF([Data.DR29]=&quot;?&quot;;&quot;?&quot;;1)))" table:style-name="ce1">
            <text:p>0</text:p>
          </table:table-cell>
          <table:table-cell office:value-type="float" office:value="0" table:formula="of:=IF([Data.DS29]=&quot;&quot;;0;(IF([Data.DS29]=&quot;?&quot;;&quot;?&quot;;1)))" table:style-name="ce1">
            <text:p>0</text:p>
          </table:table-cell>
          <table:table-cell office:value-type="float" office:value="0" table:formula="of:=IF([Data.DT29]=&quot;&quot;;0;(IF([Data.DT29]=&quot;?&quot;;&quot;?&quot;;1)))" table:style-name="ce1">
            <text:p>0</text:p>
          </table:table-cell>
          <table:table-cell office:value-type="float" office:value="1" table:formula="of:=IF([Data.DU29]=&quot;&quot;;0;(IF([Data.DU29]=&quot;?&quot;;&quot;?&quot;;1)))" table:style-name="ce1">
            <text:p>1</text:p>
          </table:table-cell>
          <table:table-cell office:value-type="float" office:value="1" table:formula="of:=IF([Data.DV29]=&quot;&quot;;0;(IF([Data.DV29]=&quot;?&quot;;&quot;?&quot;;1)))" table:style-name="ce1">
            <text:p>1</text:p>
          </table:table-cell>
          <table:table-cell office:value-type="float" office:value="0" table:formula="of:=IF([Data.DW29]=&quot;&quot;;0;(IF([Data.DW29]=&quot;?&quot;;&quot;?&quot;;1)))" table:style-name="ce1">
            <text:p>0</text:p>
          </table:table-cell>
          <table:table-cell office:value-type="float" office:value="1" table:formula="of:=IF([Data.DX29]=&quot;&quot;;0;(IF([Data.DX29]=&quot;?&quot;;&quot;?&quot;;1)))" table:style-name="ce1">
            <text:p>1</text:p>
          </table:table-cell>
          <table:table-cell office:value-type="float" office:value="1" table:formula="of:=IF([Data.DY29]=&quot;&quot;;0;(IF([Data.DY29]=&quot;?&quot;;&quot;?&quot;;1)))" table:style-name="ce1">
            <text:p>1</text:p>
          </table:table-cell>
          <table:table-cell office:value-type="float" office:value="0" table:formula="of:=IF([Data.DZ29]=&quot;&quot;;0;(IF([Data.DZ29]=&quot;?&quot;;&quot;?&quot;;1)))" table:style-name="ce1">
            <text:p>0</text:p>
          </table:table-cell>
          <table:table-cell office:value-type="float" office:value="0" table:formula="of:=IF([Data.EA29]=&quot;&quot;;0;(IF([Data.EA29]=&quot;?&quot;;&quot;?&quot;;1)))" table:style-name="ce1">
            <text:p>0</text:p>
          </table:table-cell>
          <table:table-cell office:value-type="float" office:value="0" table:formula="of:=IF([Data.EB29]=&quot;&quot;;0;(IF([Data.EB29]=&quot;?&quot;;&quot;?&quot;;1)))" table:style-name="ce1">
            <text:p>0</text:p>
          </table:table-cell>
          <table:table-cell office:value-type="float" office:value="0" table:formula="of:=IF([Data.EC29]=&quot;&quot;;0;(IF([Data.EC29]=&quot;?&quot;;&quot;?&quot;;1)))" table:style-name="ce1">
            <text:p>0</text:p>
          </table:table-cell>
          <table:table-cell office:value-type="float" office:value="0" table:formula="of:=IF([Data.ED29]=&quot;&quot;;0;(IF([Data.ED29]=&quot;?&quot;;&quot;?&quot;;1)))" table:style-name="ce1">
            <text:p>0</text:p>
          </table:table-cell>
          <table:table-cell office:value-type="float" office:value="0" table:formula="of:=IF([Data.EE29]=&quot;&quot;;0;(IF([Data.EE29]=&quot;?&quot;;&quot;?&quot;;1)))" table:style-name="ce1">
            <text:p>0</text:p>
          </table:table-cell>
          <table:table-cell office:value-type="float" office:value="0" table:formula="of:=IF([Data.EF29]=&quot;&quot;;0;(IF([Data.EF29]=&quot;?&quot;;&quot;?&quot;;1)))" table:style-name="ce1">
            <text:p>0</text:p>
          </table:table-cell>
          <table:table-cell office:value-type="float" office:value="0" table:formula="of:=IF([Data.EG29]=&quot;&quot;;0;(IF([Data.EG29]=&quot;?&quot;;&quot;?&quot;;1)))" table:style-name="ce1">
            <text:p>0</text:p>
          </table:table-cell>
          <table:table-cell office:value-type="float" office:value="0" table:formula="of:=IF([Data.EH29]=&quot;&quot;;0;(IF([Data.EH29]=&quot;?&quot;;&quot;?&quot;;1)))" table:style-name="ce1">
            <text:p>0</text:p>
          </table:table-cell>
          <table:table-cell office:value-type="float" office:value="0" table:formula="of:=IF([Data.EI29]=&quot;&quot;;0;(IF([Data.EI29]=&quot;?&quot;;&quot;?&quot;;1)))" table:style-name="ce1">
            <text:p>0</text:p>
          </table:table-cell>
          <table:table-cell office:value-type="float" office:value="0" table:formula="of:=IF([Data.EJ29]=&quot;&quot;;0;(IF([Data.EJ29]=&quot;?&quot;;&quot;?&quot;;1)))" table:style-name="ce1">
            <text:p>0</text:p>
          </table:table-cell>
          <table:table-cell office:value-type="float" office:value="0" table:formula="of:=IF([Data.EK29]=&quot;&quot;;0;(IF([Data.EK29]=&quot;?&quot;;&quot;?&quot;;1)))" table:style-name="ce1">
            <text:p>0</text:p>
          </table:table-cell>
          <table:table-cell office:value-type="float" office:value="0" table:formula="of:=IF([Data.EL29]=&quot;&quot;;0;(IF([Data.EL29]=&quot;?&quot;;&quot;?&quot;;1)))" table:style-name="ce1">
            <text:p>0</text:p>
          </table:table-cell>
          <table:table-cell office:value-type="float" office:value="0" table:formula="of:=IF([Data.EM29]=&quot;&quot;;0;(IF([Data.EM29]=&quot;?&quot;;&quot;?&quot;;1)))" table:style-name="ce1">
            <text:p>0</text:p>
          </table:table-cell>
          <table:table-cell office:value-type="float" office:value="0" table:formula="of:=IF([Data.EN29]=&quot;&quot;;0;(IF([Data.EN29]=&quot;?&quot;;&quot;?&quot;;1)))" table:style-name="ce1">
            <text:p>0</text:p>
          </table:table-cell>
          <table:table-cell office:value-type="float" office:value="0" table:formula="of:=IF([Data.EO29]=&quot;&quot;;0;(IF([Data.EO29]=&quot;?&quot;;&quot;?&quot;;1)))" table:style-name="ce1">
            <text:p>0</text:p>
          </table:table-cell>
          <table:table-cell office:value-type="float" office:value="0" table:formula="of:=IF([Data.EP29]=&quot;&quot;;0;(IF([Data.EP29]=&quot;?&quot;;&quot;?&quot;;1)))" table:style-name="ce1">
            <text:p>0</text:p>
          </table:table-cell>
          <table:table-cell office:value-type="float" office:value="0" table:formula="of:=IF([Data.EQ29]=&quot;&quot;;0;(IF([Data.EQ29]=&quot;?&quot;;&quot;?&quot;;1)))" table:style-name="ce1">
            <text:p>0</text:p>
          </table:table-cell>
          <table:table-cell office:value-type="float" office:value="1" table:formula="of:=IF([Data.ER29]=&quot;&quot;;0;(IF([Data.ER29]=&quot;?&quot;;&quot;?&quot;;1)))" table:style-name="ce1">
            <text:p>1</text:p>
          </table:table-cell>
          <table:table-cell office:value-type="float" office:value="0" table:formula="of:=IF([Data.ES29]=&quot;&quot;;0;(IF([Data.ES29]=&quot;?&quot;;&quot;?&quot;;1)))" table:style-name="ce1">
            <text:p>0</text:p>
          </table:table-cell>
          <table:table-cell office:value-type="float" office:value="1" table:formula="of:=IF([Data.ET29]=&quot;&quot;;0;(IF([Data.ET29]=&quot;?&quot;;&quot;?&quot;;1)))" table:style-name="ce1">
            <text:p>1</text:p>
          </table:table-cell>
          <table:table-cell office:value-type="float" office:value="0" table:formula="of:=IF([Data.EU29]=&quot;&quot;;0;(IF([Data.EU29]=&quot;?&quot;;&quot;?&quot;;1)))" table:style-name="ce1">
            <text:p>0</text:p>
          </table:table-cell>
          <table:table-cell office:value-type="float" office:value="1" table:formula="of:=IF([Data.EV29]=&quot;&quot;;0;(IF([Data.EV29]=&quot;?&quot;;&quot;?&quot;;1)))" table:style-name="ce1">
            <text:p>1</text:p>
          </table:table-cell>
          <table:table-cell office:value-type="float" office:value="0" table:formula="of:=IF([Data.EW29]=&quot;&quot;;0;(IF([Data.EW29]=&quot;?&quot;;&quot;?&quot;;1)))" table:style-name="ce1">
            <text:p>0</text:p>
          </table:table-cell>
          <table:table-cell office:value-type="float" office:value="0" table:formula="of:=IF([Data.EX29]=&quot;&quot;;0;(IF([Data.EX29]=&quot;?&quot;;&quot;?&quot;;1)))" table:style-name="ce1">
            <text:p>0</text:p>
          </table:table-cell>
          <table:table-cell office:value-type="float" office:value="0" table:formula="of:=IF([Data.EY29]=&quot;&quot;;0;(IF([Data.EY29]=&quot;?&quot;;&quot;?&quot;;1)))" table:style-name="ce1">
            <text:p>0</text:p>
          </table:table-cell>
          <table:table-cell office:value-type="float" office:value="0" table:formula="of:=IF([Data.EZ29]=&quot;&quot;;0;(IF([Data.EZ29]=&quot;?&quot;;&quot;?&quot;;1)))" table:style-name="ce1">
            <text:p>0</text:p>
          </table:table-cell>
          <table:table-cell office:value-type="float" office:value="1" table:formula="of:=IF([Data.FA29]=&quot;&quot;;0;(IF([Data.FA29]=&quot;?&quot;;&quot;?&quot;;1)))" table:style-name="ce1">
            <text:p>1</text:p>
          </table:table-cell>
          <table:table-cell office:value-type="float" office:value="0" table:formula="of:=IF([Data.FB29]=&quot;&quot;;0;(IF([Data.FB29]=&quot;?&quot;;&quot;?&quot;;1)))" table:style-name="ce1">
            <text:p>0</text:p>
          </table:table-cell>
          <table:table-cell office:value-type="float" office:value="1" table:formula="of:=IF([Data.FC29]=&quot;&quot;;0;(IF([Data.FC29]=&quot;?&quot;;&quot;?&quot;;1)))" table:style-name="ce1">
            <text:p>1</text:p>
          </table:table-cell>
          <table:table-cell office:value-type="float" office:value="0" table:formula="of:=IF([Data.FD29]=&quot;&quot;;0;(IF([Data.FD29]=&quot;?&quot;;&quot;?&quot;;1)))" table:style-name="ce1">
            <text:p>0</text:p>
          </table:table-cell>
          <table:table-cell office:value-type="float" office:value="1" table:formula="of:=IF([Data.FE29]=&quot;&quot;;0;(IF([Data.FE29]=&quot;?&quot;;&quot;?&quot;;1)))" table:style-name="ce1">
            <text:p>1</text:p>
          </table:table-cell>
          <table:table-cell office:value-type="float" office:value="0" table:formula="of:=IF([Data.FF29]=&quot;&quot;;0;(IF([Data.FF29]=&quot;?&quot;;&quot;?&quot;;1)))" table:style-name="ce1">
            <text:p>0</text:p>
          </table:table-cell>
          <table:table-cell office:value-type="float" office:value="0" table:formula="of:=IF([Data.FG29]=&quot;&quot;;0;(IF([Data.FG29]=&quot;?&quot;;&quot;?&quot;;1)))" table:style-name="ce1">
            <text:p>0</text:p>
          </table:table-cell>
          <table:table-cell office:value-type="float" office:value="0" table:formula="of:=IF([Data.FH29]=&quot;&quot;;0;(IF([Data.FH29]=&quot;?&quot;;&quot;?&quot;;1)))" table:style-name="ce1">
            <text:p>0</text:p>
          </table:table-cell>
          <table:table-cell office:value-type="float" office:value="1" table:formula="of:=IF([Data.FI29]=&quot;&quot;;0;(IF([Data.FI29]=&quot;?&quot;;&quot;?&quot;;1)))" table:style-name="ce1">
            <text:p>1</text:p>
          </table:table-cell>
          <table:table-cell office:value-type="float" office:value="1" table:formula="of:=IF([Data.FJ29]=&quot;&quot;;0;(IF([Data.FJ29]=&quot;?&quot;;&quot;?&quot;;1)))" table:style-name="ce1">
            <text:p>1</text:p>
          </table:table-cell>
          <table:table-cell office:value-type="float" office:value="1" table:formula="of:=IF([Data.FK29]=&quot;&quot;;0;(IF([Data.FK29]=&quot;?&quot;;&quot;?&quot;;1)))" table:style-name="ce1">
            <text:p>1</text:p>
          </table:table-cell>
          <table:table-cell office:value-type="float" office:value="1" table:formula="of:=IF([Data.FL29]=&quot;&quot;;0;(IF([Data.FL29]=&quot;?&quot;;&quot;?&quot;;1)))" table:style-name="ce1">
            <text:p>1</text:p>
          </table:table-cell>
          <table:table-cell office:value-type="float" office:value="1" table:formula="of:=IF([Data.FM29]=&quot;&quot;;0;(IF([Data.FM29]=&quot;?&quot;;&quot;?&quot;;1)))" table:style-name="ce1">
            <text:p>1</text:p>
          </table:table-cell>
          <table:table-cell office:value-type="float" office:value="0" table:formula="of:=IF([Data.FN29]=&quot;&quot;;0;(IF([Data.FN29]=&quot;?&quot;;&quot;?&quot;;1)))" table:style-name="ce1">
            <text:p>0</text:p>
          </table:table-cell>
          <table:table-cell office:value-type="float" office:value="1" table:formula="of:=IF([Data.FO29]=&quot;&quot;;0;(IF([Data.FO29]=&quot;?&quot;;&quot;?&quot;;1)))" table:style-name="ce1">
            <text:p>1</text:p>
          </table:table-cell>
          <table:table-cell office:value-type="float" office:value="0" table:formula="of:=IF([Data.FP29]=&quot;&quot;;0;(IF([Data.FP29]=&quot;?&quot;;&quot;?&quot;;1)))" table:style-name="ce1">
            <text:p>0</text:p>
          </table:table-cell>
          <table:table-cell office:value-type="float" office:value="1" table:formula="of:=IF([Data.FQ29]=&quot;&quot;;0;(IF([Data.FQ29]=&quot;?&quot;;&quot;?&quot;;1)))" table:style-name="ce1">
            <text:p>1</text:p>
          </table:table-cell>
          <table:table-cell office:value-type="float" office:value="0" table:formula="of:=IF([Data.FR29]=&quot;&quot;;0;(IF([Data.FR29]=&quot;?&quot;;&quot;?&quot;;1)))" table:style-name="ce1">
            <text:p>0</text:p>
          </table:table-cell>
          <table:table-cell office:value-type="float" office:value="0" table:formula="of:=IF([Data.FS29]=&quot;&quot;;0;(IF([Data.FS29]=&quot;?&quot;;&quot;?&quot;;1)))" table:style-name="ce1">
            <text:p>0</text:p>
          </table:table-cell>
          <table:table-cell office:value-type="float" office:value="0" table:formula="of:=IF([Data.FT29]=&quot;&quot;;0;(IF([Data.FT29]=&quot;?&quot;;&quot;?&quot;;1)))" table:style-name="ce1">
            <text:p>0</text:p>
          </table:table-cell>
          <table:table-cell office:value-type="float" office:value="0" table:formula="of:=IF([Data.FU29]=&quot;&quot;;0;(IF([Data.FU29]=&quot;?&quot;;&quot;?&quot;;1)))" table:style-name="ce1">
            <text:p>0</text:p>
          </table:table-cell>
          <table:table-cell office:value-type="float" office:value="0" table:formula="of:=IF([Data.FV29]=&quot;&quot;;0;(IF([Data.FV29]=&quot;?&quot;;&quot;?&quot;;1)))" table:style-name="ce1">
            <text:p>0</text:p>
          </table:table-cell>
          <table:table-cell office:value-type="float" office:value="0" table:formula="of:=IF([Data.FW29]=&quot;&quot;;0;(IF([Data.FW29]=&quot;?&quot;;&quot;?&quot;;1)))" table:style-name="ce1">
            <text:p>0</text:p>
          </table:table-cell>
          <table:table-cell office:value-type="float" office:value="0" table:formula="of:=IF([Data.FX29]=&quot;&quot;;0;(IF([Data.FX29]=&quot;?&quot;;&quot;?&quot;;1)))" table:style-name="ce1">
            <text:p>0</text:p>
          </table:table-cell>
          <table:table-cell office:value-type="float" office:value="1" table:formula="of:=IF([Data.FY29]=&quot;&quot;;0;(IF([Data.FY29]=&quot;?&quot;;&quot;?&quot;;1)))" table:style-name="ce1">
            <text:p>1</text:p>
          </table:table-cell>
          <table:table-cell office:value-type="float" office:value="1" table:formula="of:=IF([Data.FZ29]=&quot;&quot;;0;(IF([Data.FZ29]=&quot;?&quot;;&quot;?&quot;;1)))" table:style-name="ce1">
            <text:p>1</text:p>
          </table:table-cell>
          <table:table-cell office:value-type="float" office:value="1" table:formula="of:=IF([Data.GA29]=&quot;&quot;;0;(IF([Data.GA29]=&quot;?&quot;;&quot;?&quot;;1)))" table:style-name="ce1">
            <text:p>1</text:p>
          </table:table-cell>
          <table:table-cell office:value-type="float" office:value="0" table:formula="of:=IF([Data.GB29]=&quot;&quot;;0;(IF([Data.GB29]=&quot;?&quot;;&quot;?&quot;;1)))" table:style-name="ce1">
            <text:p>0</text:p>
          </table:table-cell>
          <table:table-cell office:value-type="float" office:value="0" table:formula="of:=IF([Data.GC29]=&quot;&quot;;0;(IF([Data.GC29]=&quot;?&quot;;&quot;?&quot;;1)))" table:style-name="ce1">
            <text:p>0</text:p>
          </table:table-cell>
          <table:table-cell office:value-type="float" office:value="0" table:formula="of:=IF([Data.GD29]=&quot;&quot;;0;(IF([Data.GD29]=&quot;?&quot;;&quot;?&quot;;1)))" table:style-name="ce1">
            <text:p>0</text:p>
          </table:table-cell>
          <table:table-cell office:value-type="float" office:value="0" table:formula="of:=IF([Data.GE29]=&quot;&quot;;0;(IF([Data.GE29]=&quot;?&quot;;&quot;?&quot;;1)))" table:style-name="ce1">
            <text:p>0</text:p>
          </table:table-cell>
          <table:table-cell office:value-type="float" office:value="1" table:formula="of:=IF([Data.GF29]=&quot;&quot;;0;(IF([Data.GF29]=&quot;?&quot;;&quot;?&quot;;1)))" table:style-name="ce1">
            <text:p>1</text:p>
          </table:table-cell>
          <table:table-cell office:value-type="float" office:value="0" table:formula="of:=IF([Data.GG29]=&quot;&quot;;0;(IF([Data.GG29]=&quot;?&quot;;&quot;?&quot;;1)))" table:style-name="ce1">
            <text:p>0</text:p>
          </table:table-cell>
          <table:table-cell office:value-type="float" office:value="1" table:formula="of:=IF([Data.GH29]=&quot;&quot;;0;(IF([Data.GH29]=&quot;?&quot;;&quot;?&quot;;1)))" table:style-name="ce1">
            <text:p>1</text:p>
          </table:table-cell>
          <table:table-cell office:value-type="float" office:value="0" table:formula="of:=IF([Data.GI29]=&quot;&quot;;0;(IF([Data.GI29]=&quot;?&quot;;&quot;?&quot;;1)))" table:style-name="ce1">
            <text:p>0</text:p>
          </table:table-cell>
          <table:table-cell office:value-type="float" office:value="1" table:formula="of:=IF([Data.GJ29]=&quot;&quot;;0;(IF([Data.GJ29]=&quot;?&quot;;&quot;?&quot;;1)))" table:style-name="ce1">
            <text:p>1</text:p>
          </table:table-cell>
          <table:table-cell office:value-type="float" office:value="0" table:formula="of:=IF([Data.GK29]=&quot;&quot;;0;(IF([Data.GK29]=&quot;?&quot;;&quot;?&quot;;1)))" table:style-name="ce1">
            <text:p>0</text:p>
          </table:table-cell>
          <table:table-cell office:value-type="float" office:value="0" table:formula="of:=IF([Data.GL29]=&quot;&quot;;0;(IF([Data.GL29]=&quot;?&quot;;&quot;?&quot;;1)))" table:style-name="ce1">
            <text:p>0</text:p>
          </table:table-cell>
          <table:table-cell office:value-type="float" office:value="0" table:formula="of:=IF([Data.GM29]=&quot;&quot;;0;(IF([Data.GM29]=&quot;?&quot;;&quot;?&quot;;1)))" table:style-name="ce1">
            <text:p>0</text:p>
          </table:table-cell>
          <table:table-cell office:value-type="float" office:value="0" table:formula="of:=IF([Data.GN29]=&quot;&quot;;0;(IF([Data.GN29]=&quot;?&quot;;&quot;?&quot;;1)))" table:style-name="ce1">
            <text:p>0</text:p>
          </table:table-cell>
          <table:table-cell office:value-type="float" office:value="0" table:formula="of:=IF([Data.GO29]=&quot;&quot;;0;(IF([Data.GO29]=&quot;?&quot;;&quot;?&quot;;1)))" table:style-name="ce1">
            <text:p>0</text:p>
          </table:table-cell>
          <table:table-cell office:value-type="float" office:value="0" table:formula="of:=IF([Data.GP29]=&quot;&quot;;0;(IF([Data.GP29]=&quot;?&quot;;&quot;?&quot;;1)))" table:style-name="ce1">
            <text:p>0</text:p>
          </table:table-cell>
          <table:table-cell office:value-type="float" office:value="0" table:formula="of:=IF([Data.GQ29]=&quot;&quot;;0;(IF([Data.GQ29]=&quot;?&quot;;&quot;?&quot;;1)))" table:style-name="ce1">
            <text:p>0</text:p>
          </table:table-cell>
          <table:table-cell office:value-type="float" office:value="0" table:formula="of:=IF([Data.GR29]=&quot;&quot;;0;(IF([Data.GR29]=&quot;?&quot;;&quot;?&quot;;1)))" table:style-name="ce1">
            <text:p>0</text:p>
          </table:table-cell>
          <table:table-cell office:value-type="float" office:value="0" table:formula="of:=IF([Data.GS29]=&quot;&quot;;0;(IF([Data.GS29]=&quot;?&quot;;&quot;?&quot;;1)))" table:style-name="ce1">
            <text:p>0</text:p>
          </table:table-cell>
          <table:table-cell office:value-type="float" office:value="0" table:formula="of:=IF([Data.GT29]=&quot;&quot;;0;(IF([Data.GT29]=&quot;?&quot;;&quot;?&quot;;1)))" table:style-name="ce1">
            <text:p>0</text:p>
          </table:table-cell>
          <table:table-cell office:value-type="float" office:value="0" table:formula="of:=IF([Data.GU29]=&quot;&quot;;0;(IF([Data.GU29]=&quot;?&quot;;&quot;?&quot;;1)))" table:style-name="ce1">
            <text:p>0</text:p>
          </table:table-cell>
          <table:table-cell office:value-type="float" office:value="0" table:formula="of:=IF([Data.GV29]=&quot;&quot;;0;(IF([Data.GV29]=&quot;?&quot;;&quot;?&quot;;1)))" table:style-name="ce1">
            <text:p>0</text:p>
          </table:table-cell>
          <table:table-cell office:value-type="float" office:value="0" table:formula="of:=IF([Data.GW29]=&quot;&quot;;0;(IF([Data.GW29]=&quot;?&quot;;&quot;?&quot;;1)))" table:style-name="ce1">
            <text:p>0</text:p>
          </table:table-cell>
          <table:table-cell office:value-type="float" office:value="0" table:formula="of:=IF([Data.GX29]=&quot;&quot;;0;(IF([Data.GX29]=&quot;?&quot;;&quot;?&quot;;1)))" table:style-name="ce1">
            <text:p>0</text:p>
          </table:table-cell>
          <table:table-cell office:value-type="float" office:value="0" table:formula="of:=IF([Data.GY29]=&quot;&quot;;0;(IF([Data.GY29]=&quot;?&quot;;&quot;?&quot;;1)))" table:style-name="ce1">
            <text:p>0</text:p>
          </table:table-cell>
          <table:table-cell office:value-type="float" office:value="0" table:formula="of:=IF([Data.GZ29]=&quot;&quot;;0;(IF([Data.GZ29]=&quot;?&quot;;&quot;?&quot;;1)))" table:style-name="ce1">
            <text:p>0</text:p>
          </table:table-cell>
          <table:table-cell office:value-type="float" office:value="0" table:formula="of:=IF([Data.HA29]=&quot;&quot;;0;(IF([Data.HA29]=&quot;?&quot;;&quot;?&quot;;1)))" table:style-name="ce1">
            <text:p>0</text:p>
          </table:table-cell>
          <table:table-cell office:value-type="float" office:value="0" table:formula="of:=IF([Data.HB29]=&quot;&quot;;0;(IF([Data.HB29]=&quot;?&quot;;&quot;?&quot;;1)))" table:style-name="ce1">
            <text:p>0</text:p>
          </table:table-cell>
          <table:table-cell office:value-type="float" office:value="0" table:formula="of:=IF([Data.HC29]=&quot;&quot;;0;(IF([Data.HC29]=&quot;?&quot;;&quot;?&quot;;1)))" table:style-name="ce1">
            <text:p>0</text:p>
          </table:table-cell>
          <table:table-cell office:value-type="float" office:value="0" table:formula="of:=IF([Data.HD29]=&quot;&quot;;0;(IF([Data.HD29]=&quot;?&quot;;&quot;?&quot;;1)))" table:style-name="ce1">
            <text:p>0</text:p>
          </table:table-cell>
          <table:table-cell office:value-type="float" office:value="0" table:formula="of:=IF([Data.HE29]=&quot;&quot;;0;(IF([Data.HE29]=&quot;?&quot;;&quot;?&quot;;1)))" table:style-name="ce1">
            <text:p>0</text:p>
          </table:table-cell>
          <table:table-cell office:value-type="float" office:value="0" table:formula="of:=IF([Data.HF29]=&quot;&quot;;0;(IF([Data.HF29]=&quot;?&quot;;&quot;?&quot;;1)))" table:style-name="ce1">
            <text:p>0</text:p>
          </table:table-cell>
          <table:table-cell office:value-type="float" office:value="0" table:formula="of:=IF([Data.HG29]=&quot;&quot;;0;(IF([Data.HG29]=&quot;?&quot;;&quot;?&quot;;1)))" table:style-name="ce1">
            <text:p>0</text:p>
          </table:table-cell>
          <table:table-cell office:value-type="float" office:value="1" table:formula="of:=IF([Data.HH29]=&quot;&quot;;0;(IF([Data.HH29]=&quot;?&quot;;&quot;?&quot;;1)))" table:style-name="ce1">
            <text:p>1</text:p>
          </table:table-cell>
          <table:table-cell office:value-type="float" office:value="0" table:formula="of:=IF([Data.HI29]=&quot;&quot;;0;(IF([Data.HI29]=&quot;?&quot;;&quot;?&quot;;1)))" table:style-name="ce1">
            <text:p>0</text:p>
          </table:table-cell>
          <table:table-cell office:value-type="float" office:value="1" table:formula="of:=IF([Data.HJ29]=&quot;&quot;;0;(IF([Data.HJ29]=&quot;?&quot;;&quot;?&quot;;1)))" table:style-name="ce1">
            <text:p>1</text:p>
          </table:table-cell>
          <table:table-cell office:value-type="float" office:value="0" table:formula="of:=IF([Data.HK29]=&quot;&quot;;0;(IF([Data.HK29]=&quot;?&quot;;&quot;?&quot;;1)))" table:style-name="ce1">
            <text:p>0</text:p>
          </table:table-cell>
          <table:table-cell office:value-type="float" office:value="0" table:formula="of:=IF([Data.HL29]=&quot;&quot;;0;(IF([Data.HL29]=&quot;?&quot;;&quot;?&quot;;1)))" table:style-name="ce1">
            <text:p>0</text:p>
          </table:table-cell>
          <table:table-cell office:value-type="float" office:value="1" table:formula="of:=IF([Data.HM29]=&quot;&quot;;0;(IF([Data.HM29]=&quot;?&quot;;&quot;?&quot;;1)))" table:style-name="ce1">
            <text:p>1</text:p>
          </table:table-cell>
          <table:table-cell office:value-type="float" office:value="0" table:formula="of:=IF([Data.HN29]=&quot;&quot;;0;(IF([Data.HN29]=&quot;?&quot;;&quot;?&quot;;1)))" table:style-name="ce1">
            <text:p>0</text:p>
          </table:table-cell>
          <table:table-cell office:value-type="float" office:value="1" table:formula="of:=IF([Data.HO29]=&quot;&quot;;0;(IF([Data.HO29]=&quot;?&quot;;&quot;?&quot;;1)))" table:style-name="ce1">
            <text:p>1</text:p>
          </table:table-cell>
          <table:table-cell office:value-type="float" office:value="0" table:formula="of:=IF([Data.HP29]=&quot;&quot;;0;(IF([Data.HP29]=&quot;?&quot;;&quot;?&quot;;1)))" table:style-name="ce1">
            <text:p>0</text:p>
          </table:table-cell>
          <table:table-cell office:value-type="float" office:value="0" table:formula="of:=IF([Data.HQ29]=&quot;&quot;;0;(IF([Data.HQ29]=&quot;?&quot;;&quot;?&quot;;1)))" table:style-name="ce1">
            <text:p>0</text:p>
          </table:table-cell>
          <table:table-cell office:value-type="float" office:value="0" table:formula="of:=IF([Data.HR29]=&quot;&quot;;0;(IF([Data.HR29]=&quot;?&quot;;&quot;?&quot;;1)))" table:style-name="ce1">
            <text:p>0</text:p>
          </table:table-cell>
          <table:table-cell office:value-type="float" office:value="1" table:formula="of:=IF([Data.HS29]=&quot;&quot;;0;(IF([Data.HS29]=&quot;?&quot;;&quot;?&quot;;1)))" table:style-name="ce1">
            <text:p>1</text:p>
          </table:table-cell>
          <table:table-cell office:value-type="float" office:value="0" table:formula="of:=IF([Data.HT29]=&quot;&quot;;0;(IF([Data.HT29]=&quot;?&quot;;&quot;?&quot;;1)))" table:style-name="ce1">
            <text:p>0</text:p>
          </table:table-cell>
          <table:table-cell office:value-type="float" office:value="1" table:formula="of:=IF([Data.HU29]=&quot;&quot;;0;(IF([Data.HU29]=&quot;?&quot;;&quot;?&quot;;1)))" table:style-name="ce1">
            <text:p>1</text:p>
          </table:table-cell>
          <table:table-cell office:value-type="float" office:value="1" table:formula="of:=IF([Data.HV29]=&quot;&quot;;0;(IF([Data.HV29]=&quot;?&quot;;&quot;?&quot;;1)))" table:style-name="ce1">
            <text:p>1</text:p>
          </table:table-cell>
          <table:table-cell office:value-type="float" office:value="0" table:formula="of:=IF([Data.HW29]=&quot;&quot;;0;(IF([Data.HW29]=&quot;?&quot;;&quot;?&quot;;1)))" table:style-name="ce1">
            <text:p>0</text:p>
          </table:table-cell>
          <table:table-cell office:value-type="float" office:value="0" table:formula="of:=IF([Data.HX29]=&quot;&quot;;0;(IF([Data.HX29]=&quot;?&quot;;&quot;?&quot;;1)))" table:style-name="ce1">
            <text:p>0</text:p>
          </table:table-cell>
          <table:table-cell office:value-type="float" office:value="0" table:formula="of:=IF([Data.HY29]=&quot;&quot;;0;(IF([Data.HY29]=&quot;?&quot;;&quot;?&quot;;1)))" table:style-name="ce1">
            <text:p>0</text:p>
          </table:table-cell>
          <table:table-cell office:value-type="float" office:value="0" table:formula="of:=IF([Data.HZ29]=&quot;&quot;;0;(IF([Data.HZ29]=&quot;?&quot;;&quot;?&quot;;1)))" table:style-name="ce1">
            <text:p>0</text:p>
          </table:table-cell>
          <table:table-cell office:value-type="float" office:value="1" table:formula="of:=IF([Data.IA29]=&quot;&quot;;0;(IF([Data.IA29]=&quot;?&quot;;&quot;?&quot;;1)))" table:style-name="ce1">
            <text:p>1</text:p>
          </table:table-cell>
          <table:table-cell office:value-type="float" office:value="0" table:formula="of:=IF([Data.IB29]=&quot;&quot;;0;(IF([Data.IB29]=&quot;?&quot;;&quot;?&quot;;1)))" table:style-name="ce1">
            <text:p>0</text:p>
          </table:table-cell>
          <table:table-cell office:value-type="float" office:value="1" table:formula="of:=IF([Data.IC29]=&quot;&quot;;0;(IF([Data.IC29]=&quot;?&quot;;&quot;?&quot;;1)))" table:style-name="ce1">
            <text:p>1</text:p>
          </table:table-cell>
          <table:table-cell office:value-type="float" office:value="0" table:formula="of:=IF([Data.ID29]=&quot;&quot;;0;(IF([Data.ID29]=&quot;?&quot;;&quot;?&quot;;1)))" table:style-name="ce1">
            <text:p>0</text:p>
          </table:table-cell>
          <table:table-cell office:value-type="float" office:value="1" table:formula="of:=IF([Data.IE29]=&quot;&quot;;0;(IF([Data.IE29]=&quot;?&quot;;&quot;?&quot;;1)))" table:style-name="ce1">
            <text:p>1</text:p>
          </table:table-cell>
          <table:table-cell office:value-type="float" office:value="1" table:formula="of:=IF([Data.IF29]=&quot;&quot;;0;(IF([Data.IF29]=&quot;?&quot;;&quot;?&quot;;1)))" table:style-name="ce1">
            <text:p>1</text:p>
          </table:table-cell>
          <table:table-cell office:value-type="float" office:value="0" table:formula="of:=IF([Data.IG29]=&quot;&quot;;0;(IF([Data.IG29]=&quot;?&quot;;&quot;?&quot;;1)))" table:style-name="ce1">
            <text:p>0</text:p>
          </table:table-cell>
          <table:table-cell office:value-type="float" office:value="0" table:formula="of:=IF([Data.IH29]=&quot;&quot;;0;(IF([Data.IH29]=&quot;?&quot;;&quot;?&quot;;1)))" table:style-name="ce1">
            <text:p>0</text:p>
          </table:table-cell>
          <table:table-cell office:value-type="float" office:value="0" table:formula="of:=IF([Data.II29]=&quot;&quot;;0;(IF([Data.II29]=&quot;?&quot;;&quot;?&quot;;1)))" table:style-name="ce1">
            <text:p>0</text:p>
          </table:table-cell>
          <table:table-cell office:value-type="float" office:value="0" table:formula="of:=IF([Data.IJ29]=&quot;&quot;;0;(IF([Data.IJ29]=&quot;?&quot;;&quot;?&quot;;1)))" table:style-name="ce1">
            <text:p>0</text:p>
          </table:table-cell>
          <table:table-cell office:value-type="float" office:value="0" table:formula="of:=IF([Data.IK29]=&quot;&quot;;0;(IF([Data.IK29]=&quot;?&quot;;&quot;?&quot;;1)))" table:style-name="ce1">
            <text:p>0</text:p>
          </table:table-cell>
          <table:table-cell table:number-columns-repeated="2" table:style-name="ce1"/>
          <table:table-cell office:value-type="float" office:value="68" table:formula="of:=SUM([.B27:.HI27])" table:style-name="ce1">
            <text:p>68</text:p>
          </table:table-cell>
          <table:table-cell table:number-columns-repeated="16164"/>
        </table:table-row>
        <table:table-row table:style-name="ro3">
          <table:table-cell office:value-type="string" office:string-value="KsKamRJ" table:formula="of:=[Data.C30]" table:style-name="ce1">
            <text:p>KsKamRJ</text:p>
          </table:table-cell>
          <table:table-cell office:value-type="float" office:value="1" table:formula="of:=IF([Data.AD30]=&quot;&quot;;0;(IF([Data.AD30]=&quot;?&quot;;&quot;?&quot;;1)))" table:style-name="ce1">
            <text:p>1</text:p>
          </table:table-cell>
          <table:table-cell office:value-type="float" office:value="0" table:formula="of:=IF([Data.AE30]=&quot;&quot;;0;(IF([Data.AE30]=&quot;?&quot;;&quot;?&quot;;1)))" table:style-name="ce1">
            <text:p>0</text:p>
          </table:table-cell>
          <table:table-cell office:value-type="float" office:value="1" table:formula="of:=IF([Data.AF30]=&quot;&quot;;0;(IF([Data.AF30]=&quot;?&quot;;&quot;?&quot;;1)))" table:style-name="ce1">
            <text:p>1</text:p>
          </table:table-cell>
          <table:table-cell office:value-type="float" office:value="1" table:formula="of:=IF([Data.AG30]=&quot;&quot;;0;(IF([Data.AG30]=&quot;?&quot;;&quot;?&quot;;1)))" table:style-name="ce1">
            <text:p>1</text:p>
          </table:table-cell>
          <table:table-cell office:value-type="float" office:value="1" table:formula="of:=IF([Data.AH30]=&quot;&quot;;0;(IF([Data.AH30]=&quot;?&quot;;&quot;?&quot;;1)))" table:style-name="ce1">
            <text:p>1</text:p>
          </table:table-cell>
          <table:table-cell office:value-type="float" office:value="1" table:formula="of:=IF([Data.AI30]=&quot;&quot;;0;(IF([Data.AI30]=&quot;?&quot;;&quot;?&quot;;1)))" table:style-name="ce1">
            <text:p>1</text:p>
          </table:table-cell>
          <table:table-cell office:value-type="float" office:value="0" table:formula="of:=IF([Data.AJ30]=&quot;&quot;;0;(IF([Data.AJ30]=&quot;?&quot;;&quot;?&quot;;1)))" table:style-name="ce1">
            <text:p>0</text:p>
          </table:table-cell>
          <table:table-cell office:value-type="float" office:value="1" table:formula="of:=IF([Data.AK30]=&quot;&quot;;0;(IF([Data.AK30]=&quot;?&quot;;&quot;?&quot;;1)))" table:style-name="ce1">
            <text:p>1</text:p>
          </table:table-cell>
          <table:table-cell office:value-type="float" office:value="0" table:formula="of:=IF([Data.AL30]=&quot;&quot;;0;(IF([Data.AL30]=&quot;?&quot;;&quot;?&quot;;1)))" table:style-name="ce1">
            <text:p>0</text:p>
          </table:table-cell>
          <table:table-cell office:value-type="float" office:value="0" table:formula="of:=IF([Data.AM30]=&quot;&quot;;0;(IF([Data.AM30]=&quot;?&quot;;&quot;?&quot;;1)))" table:style-name="ce1">
            <text:p>0</text:p>
          </table:table-cell>
          <table:table-cell office:value-type="float" office:value="1" table:formula="of:=IF([Data.AN30]=&quot;&quot;;0;(IF([Data.AN30]=&quot;?&quot;;&quot;?&quot;;1)))" table:style-name="ce1">
            <text:p>1</text:p>
          </table:table-cell>
          <table:table-cell office:value-type="float" office:value="0" table:formula="of:=IF([Data.AO30]=&quot;&quot;;0;(IF([Data.AO30]=&quot;?&quot;;&quot;?&quot;;1)))" table:style-name="ce1">
            <text:p>0</text:p>
          </table:table-cell>
          <table:table-cell office:value-type="float" office:value="1" table:formula="of:=IF([Data.AP30]=&quot;&quot;;0;(IF([Data.AP30]=&quot;?&quot;;&quot;?&quot;;1)))" table:style-name="ce1">
            <text:p>1</text:p>
          </table:table-cell>
          <table:table-cell office:value-type="float" office:value="1" table:formula="of:=IF([Data.AQ30]=&quot;&quot;;0;(IF([Data.AQ30]=&quot;?&quot;;&quot;?&quot;;1)))" table:style-name="ce1">
            <text:p>1</text:p>
          </table:table-cell>
          <table:table-cell office:value-type="float" office:value="0" table:formula="of:=IF([Data.AR30]=&quot;&quot;;0;(IF([Data.AR30]=&quot;?&quot;;&quot;?&quot;;1)))" table:style-name="ce1">
            <text:p>0</text:p>
          </table:table-cell>
          <table:table-cell office:value-type="float" office:value="1" table:formula="of:=IF([Data.AS30]=&quot;&quot;;0;(IF([Data.AS30]=&quot;?&quot;;&quot;?&quot;;1)))" table:style-name="ce1">
            <text:p>1</text:p>
          </table:table-cell>
          <table:table-cell office:value-type="float" office:value="1" table:formula="of:=IF([Data.AT30]=&quot;&quot;;0;(IF([Data.AT30]=&quot;?&quot;;&quot;?&quot;;1)))" table:style-name="ce1">
            <text:p>1</text:p>
          </table:table-cell>
          <table:table-cell office:value-type="float" office:value="1" table:formula="of:=IF([Data.AU30]=&quot;&quot;;0;(IF([Data.AU30]=&quot;?&quot;;&quot;?&quot;;1)))" table:style-name="ce1">
            <text:p>1</text:p>
          </table:table-cell>
          <table:table-cell office:value-type="float" office:value="0" table:formula="of:=IF([Data.AV30]=&quot;&quot;;0;(IF([Data.AV30]=&quot;?&quot;;&quot;?&quot;;1)))" table:style-name="ce1">
            <text:p>0</text:p>
          </table:table-cell>
          <table:table-cell office:value-type="float" office:value="1" table:formula="of:=IF([Data.AW30]=&quot;&quot;;0;(IF([Data.AW30]=&quot;?&quot;;&quot;?&quot;;1)))" table:style-name="ce1">
            <text:p>1</text:p>
          </table:table-cell>
          <table:table-cell office:value-type="float" office:value="0" table:formula="of:=IF([Data.AX30]=&quot;&quot;;0;(IF([Data.AX30]=&quot;?&quot;;&quot;?&quot;;1)))" table:style-name="ce1">
            <text:p>0</text:p>
          </table:table-cell>
          <table:table-cell office:value-type="float" office:value="1" table:formula="of:=IF([Data.AY30]=&quot;&quot;;0;(IF([Data.AY30]=&quot;?&quot;;&quot;?&quot;;1)))" table:style-name="ce1">
            <text:p>1</text:p>
          </table:table-cell>
          <table:table-cell office:value-type="float" office:value="0" table:formula="of:=IF([Data.AZ30]=&quot;&quot;;0;(IF([Data.AZ30]=&quot;?&quot;;&quot;?&quot;;1)))" table:style-name="ce1">
            <text:p>0</text:p>
          </table:table-cell>
          <table:table-cell office:value-type="float" office:value="0" table:formula="of:=IF([Data.BA30]=&quot;&quot;;0;(IF([Data.BA30]=&quot;?&quot;;&quot;?&quot;;1)))" table:style-name="ce1">
            <text:p>0</text:p>
          </table:table-cell>
          <table:table-cell office:value-type="float" office:value="0" table:formula="of:=IF([Data.BB30]=&quot;&quot;;0;(IF([Data.BB30]=&quot;?&quot;;&quot;?&quot;;1)))" table:style-name="ce1">
            <text:p>0</text:p>
          </table:table-cell>
          <table:table-cell office:value-type="float" office:value="1" table:formula="of:=IF([Data.BC30]=&quot;&quot;;0;(IF([Data.BC30]=&quot;?&quot;;&quot;?&quot;;1)))" table:style-name="ce1">
            <text:p>1</text:p>
          </table:table-cell>
          <table:table-cell office:value-type="float" office:value="1" table:formula="of:=IF([Data.BD30]=&quot;&quot;;0;(IF([Data.BD30]=&quot;?&quot;;&quot;?&quot;;1)))" table:style-name="ce1">
            <text:p>1</text:p>
          </table:table-cell>
          <table:table-cell office:value-type="float" office:value="0" table:formula="of:=IF([Data.BE30]=&quot;&quot;;0;(IF([Data.BE30]=&quot;?&quot;;&quot;?&quot;;1)))" table:style-name="ce1">
            <text:p>0</text:p>
          </table:table-cell>
          <table:table-cell office:value-type="float" office:value="1" table:formula="of:=IF([Data.BF30]=&quot;&quot;;0;(IF([Data.BF30]=&quot;?&quot;;&quot;?&quot;;1)))" table:style-name="ce1">
            <text:p>1</text:p>
          </table:table-cell>
          <table:table-cell office:value-type="float" office:value="1" table:formula="of:=IF([Data.BG30]=&quot;&quot;;0;(IF([Data.BG30]=&quot;?&quot;;&quot;?&quot;;1)))" table:style-name="ce1">
            <text:p>1</text:p>
          </table:table-cell>
          <table:table-cell office:value-type="float" office:value="0" table:formula="of:=IF([Data.BH30]=&quot;&quot;;0;(IF([Data.BH30]=&quot;?&quot;;&quot;?&quot;;1)))" table:style-name="ce1">
            <text:p>0</text:p>
          </table:table-cell>
          <table:table-cell office:value-type="float" office:value="0" table:formula="of:=IF([Data.BI30]=&quot;&quot;;0;(IF([Data.BI30]=&quot;?&quot;;&quot;?&quot;;1)))" table:style-name="ce1">
            <text:p>0</text:p>
          </table:table-cell>
          <table:table-cell office:value-type="float" office:value="0" table:formula="of:=IF([Data.BJ30]=&quot;&quot;;0;(IF([Data.BJ30]=&quot;?&quot;;&quot;?&quot;;1)))" table:style-name="ce1">
            <text:p>0</text:p>
          </table:table-cell>
          <table:table-cell office:value-type="float" office:value="0" table:formula="of:=IF([Data.BK30]=&quot;&quot;;0;(IF([Data.BK30]=&quot;?&quot;;&quot;?&quot;;1)))" table:style-name="ce1">
            <text:p>0</text:p>
          </table:table-cell>
          <table:table-cell office:value-type="float" office:value="0" table:formula="of:=IF([Data.BL30]=&quot;&quot;;0;(IF([Data.BL30]=&quot;?&quot;;&quot;?&quot;;1)))" table:style-name="ce1">
            <text:p>0</text:p>
          </table:table-cell>
          <table:table-cell office:value-type="float" office:value="0" table:formula="of:=IF([Data.BM30]=&quot;&quot;;0;(IF([Data.BM30]=&quot;?&quot;;&quot;?&quot;;1)))" table:style-name="ce1">
            <text:p>0</text:p>
          </table:table-cell>
          <table:table-cell office:value-type="float" office:value="0" table:formula="of:=IF([Data.BN30]=&quot;&quot;;0;(IF([Data.BN30]=&quot;?&quot;;&quot;?&quot;;1)))" table:style-name="ce1">
            <text:p>0</text:p>
          </table:table-cell>
          <table:table-cell office:value-type="float" office:value="0" table:formula="of:=IF([Data.BO30]=&quot;&quot;;0;(IF([Data.BO30]=&quot;?&quot;;&quot;?&quot;;1)))" table:style-name="ce1">
            <text:p>0</text:p>
          </table:table-cell>
          <table:table-cell office:value-type="float" office:value="1" table:formula="of:=IF([Data.BP30]=&quot;&quot;;0;(IF([Data.BP30]=&quot;?&quot;;&quot;?&quot;;1)))" table:style-name="ce1">
            <text:p>1</text:p>
          </table:table-cell>
          <table:table-cell office:value-type="float" office:value="0" table:formula="of:=IF([Data.BQ30]=&quot;&quot;;0;(IF([Data.BQ30]=&quot;?&quot;;&quot;?&quot;;1)))" table:style-name="ce1">
            <text:p>0</text:p>
          </table:table-cell>
          <table:table-cell office:value-type="float" office:value="0" table:formula="of:=IF([Data.BR30]=&quot;&quot;;0;(IF([Data.BR30]=&quot;?&quot;;&quot;?&quot;;1)))" table:style-name="ce1">
            <text:p>0</text:p>
          </table:table-cell>
          <table:table-cell office:value-type="float" office:value="0" table:formula="of:=IF([Data.BS30]=&quot;&quot;;0;(IF([Data.BS30]=&quot;?&quot;;&quot;?&quot;;1)))" table:style-name="ce1">
            <text:p>0</text:p>
          </table:table-cell>
          <table:table-cell office:value-type="float" office:value="0" table:formula="of:=IF([Data.BT30]=&quot;&quot;;0;(IF([Data.BT30]=&quot;?&quot;;&quot;?&quot;;1)))" table:style-name="ce1">
            <text:p>0</text:p>
          </table:table-cell>
          <table:table-cell office:value-type="float" office:value="1" table:formula="of:=IF([Data.BU30]=&quot;&quot;;0;(IF([Data.BU30]=&quot;?&quot;;&quot;?&quot;;1)))" table:style-name="ce1">
            <text:p>1</text:p>
          </table:table-cell>
          <table:table-cell office:value-type="float" office:value="1" table:formula="of:=IF([Data.BV30]=&quot;&quot;;0;(IF([Data.BV30]=&quot;?&quot;;&quot;?&quot;;1)))" table:style-name="ce1">
            <text:p>1</text:p>
          </table:table-cell>
          <table:table-cell office:value-type="float" office:value="0" table:formula="of:=IF([Data.BW30]=&quot;&quot;;0;(IF([Data.BW30]=&quot;?&quot;;&quot;?&quot;;1)))" table:style-name="ce1">
            <text:p>0</text:p>
          </table:table-cell>
          <table:table-cell office:value-type="float" office:value="0" table:formula="of:=IF([Data.BX30]=&quot;&quot;;0;(IF([Data.BX30]=&quot;?&quot;;&quot;?&quot;;1)))" table:style-name="ce1">
            <text:p>0</text:p>
          </table:table-cell>
          <table:table-cell office:value-type="float" office:value="1" table:formula="of:=IF([Data.BY30]=&quot;&quot;;0;(IF([Data.BY30]=&quot;?&quot;;&quot;?&quot;;1)))" table:style-name="ce1">
            <text:p>1</text:p>
          </table:table-cell>
          <table:table-cell office:value-type="float" office:value="1" table:formula="of:=IF([Data.BZ30]=&quot;&quot;;0;(IF([Data.BZ30]=&quot;?&quot;;&quot;?&quot;;1)))" table:style-name="ce1">
            <text:p>1</text:p>
          </table:table-cell>
          <table:table-cell office:value-type="float" office:value="0" table:formula="of:=IF([Data.CA30]=&quot;&quot;;0;(IF([Data.CA30]=&quot;?&quot;;&quot;?&quot;;1)))" table:style-name="ce1">
            <text:p>0</text:p>
          </table:table-cell>
          <table:table-cell office:value-type="float" office:value="1" table:formula="of:=IF([Data.CB30]=&quot;&quot;;0;(IF([Data.CB30]=&quot;?&quot;;&quot;?&quot;;1)))" table:style-name="ce1">
            <text:p>1</text:p>
          </table:table-cell>
          <table:table-cell office:value-type="float" office:value="0" table:formula="of:=IF([Data.CC30]=&quot;&quot;;0;(IF([Data.CC30]=&quot;?&quot;;&quot;?&quot;;1)))" table:style-name="ce1">
            <text:p>0</text:p>
          </table:table-cell>
          <table:table-cell office:value-type="float" office:value="0" table:formula="of:=IF([Data.CD30]=&quot;&quot;;0;(IF([Data.CD30]=&quot;?&quot;;&quot;?&quot;;1)))" table:style-name="ce1">
            <text:p>0</text:p>
          </table:table-cell>
          <table:table-cell office:value-type="float" office:value="0" table:formula="of:=IF([Data.CE30]=&quot;&quot;;0;(IF([Data.CE30]=&quot;?&quot;;&quot;?&quot;;1)))" table:style-name="ce1">
            <text:p>0</text:p>
          </table:table-cell>
          <table:table-cell office:value-type="float" office:value="0" table:formula="of:=IF([Data.CF30]=&quot;&quot;;0;(IF([Data.CF30]=&quot;?&quot;;&quot;?&quot;;1)))" table:style-name="ce1">
            <text:p>0</text:p>
          </table:table-cell>
          <table:table-cell office:value-type="float" office:value="0" table:formula="of:=IF([Data.CG30]=&quot;&quot;;0;(IF([Data.CG30]=&quot;?&quot;;&quot;?&quot;;1)))" table:style-name="ce1">
            <text:p>0</text:p>
          </table:table-cell>
          <table:table-cell office:value-type="float" office:value="0" table:formula="of:=IF([Data.CH30]=&quot;&quot;;0;(IF([Data.CH30]=&quot;?&quot;;&quot;?&quot;;1)))" table:style-name="ce1">
            <text:p>0</text:p>
          </table:table-cell>
          <table:table-cell office:value-type="float" office:value="1" table:formula="of:=IF([Data.CI30]=&quot;&quot;;0;(IF([Data.CI30]=&quot;?&quot;;&quot;?&quot;;1)))" table:style-name="ce1">
            <text:p>1</text:p>
          </table:table-cell>
          <table:table-cell office:value-type="float" office:value="0" table:formula="of:=IF([Data.CJ30]=&quot;&quot;;0;(IF([Data.CJ30]=&quot;?&quot;;&quot;?&quot;;1)))" table:style-name="ce1">
            <text:p>0</text:p>
          </table:table-cell>
          <table:table-cell office:value-type="float" office:value="1" table:formula="of:=IF([Data.CK30]=&quot;&quot;;0;(IF([Data.CK30]=&quot;?&quot;;&quot;?&quot;;1)))" table:style-name="ce1">
            <text:p>1</text:p>
          </table:table-cell>
          <table:table-cell office:value-type="float" office:value="0" table:formula="of:=IF([Data.CL30]=&quot;&quot;;0;(IF([Data.CL30]=&quot;?&quot;;&quot;?&quot;;1)))" table:style-name="ce1">
            <text:p>0</text:p>
          </table:table-cell>
          <table:table-cell office:value-type="float" office:value="0" table:formula="of:=IF([Data.CM30]=&quot;&quot;;0;(IF([Data.CM30]=&quot;?&quot;;&quot;?&quot;;1)))" table:style-name="ce1">
            <text:p>0</text:p>
          </table:table-cell>
          <table:table-cell office:value-type="float" office:value="0" table:formula="of:=IF([Data.CN30]=&quot;&quot;;0;(IF([Data.CN30]=&quot;?&quot;;&quot;?&quot;;1)))" table:style-name="ce1">
            <text:p>0</text:p>
          </table:table-cell>
          <table:table-cell office:value-type="float" office:value="0" table:formula="of:=IF([Data.CO30]=&quot;&quot;;0;(IF([Data.CO30]=&quot;?&quot;;&quot;?&quot;;1)))" table:style-name="ce1">
            <text:p>0</text:p>
          </table:table-cell>
          <table:table-cell office:value-type="float" office:value="1" table:formula="of:=IF([Data.CP30]=&quot;&quot;;0;(IF([Data.CP30]=&quot;?&quot;;&quot;?&quot;;1)))" table:style-name="ce1">
            <text:p>1</text:p>
          </table:table-cell>
          <table:table-cell office:value-type="float" office:value="0" table:formula="of:=IF([Data.CQ30]=&quot;&quot;;0;(IF([Data.CQ30]=&quot;?&quot;;&quot;?&quot;;1)))" table:style-name="ce1">
            <text:p>0</text:p>
          </table:table-cell>
          <table:table-cell office:value-type="float" office:value="0" table:formula="of:=IF([Data.CR30]=&quot;&quot;;0;(IF([Data.CR30]=&quot;?&quot;;&quot;?&quot;;1)))" table:style-name="ce1">
            <text:p>0</text:p>
          </table:table-cell>
          <table:table-cell office:value-type="float" office:value="0" table:formula="of:=IF([Data.CS30]=&quot;&quot;;0;(IF([Data.CS30]=&quot;?&quot;;&quot;?&quot;;1)))" table:style-name="ce1">
            <text:p>0</text:p>
          </table:table-cell>
          <table:table-cell office:value-type="float" office:value="0" table:formula="of:=IF([Data.CT30]=&quot;&quot;;0;(IF([Data.CT30]=&quot;?&quot;;&quot;?&quot;;1)))" table:style-name="ce1">
            <text:p>0</text:p>
          </table:table-cell>
          <table:table-cell office:value-type="float" office:value="0" table:formula="of:=IF([Data.CU30]=&quot;&quot;;0;(IF([Data.CU30]=&quot;?&quot;;&quot;?&quot;;1)))" table:style-name="ce1">
            <text:p>0</text:p>
          </table:table-cell>
          <table:table-cell office:value-type="float" office:value="1" table:formula="of:=IF([Data.CV30]=&quot;&quot;;0;(IF([Data.CV30]=&quot;?&quot;;&quot;?&quot;;1)))" table:style-name="ce1">
            <text:p>1</text:p>
          </table:table-cell>
          <table:table-cell office:value-type="float" office:value="0" table:formula="of:=IF([Data.CW30]=&quot;&quot;;0;(IF([Data.CW30]=&quot;?&quot;;&quot;?&quot;;1)))" table:style-name="ce1">
            <text:p>0</text:p>
          </table:table-cell>
          <table:table-cell office:value-type="float" office:value="1" table:formula="of:=IF([Data.CX30]=&quot;&quot;;0;(IF([Data.CX30]=&quot;?&quot;;&quot;?&quot;;1)))" table:style-name="ce1">
            <text:p>1</text:p>
          </table:table-cell>
          <table:table-cell office:value-type="float" office:value="0" table:formula="of:=IF([Data.CY30]=&quot;&quot;;0;(IF([Data.CY30]=&quot;?&quot;;&quot;?&quot;;1)))" table:style-name="ce1">
            <text:p>0</text:p>
          </table:table-cell>
          <table:table-cell office:value-type="float" office:value="1" table:formula="of:=IF([Data.CZ30]=&quot;&quot;;0;(IF([Data.CZ30]=&quot;?&quot;;&quot;?&quot;;1)))" table:style-name="ce1">
            <text:p>1</text:p>
          </table:table-cell>
          <table:table-cell office:value-type="float" office:value="1" table:formula="of:=IF([Data.DA30]=&quot;&quot;;0;(IF([Data.DA30]=&quot;?&quot;;&quot;?&quot;;1)))" table:style-name="ce1">
            <text:p>1</text:p>
          </table:table-cell>
          <table:table-cell office:value-type="float" office:value="0" table:formula="of:=IF([Data.DB30]=&quot;&quot;;0;(IF([Data.DB30]=&quot;?&quot;;&quot;?&quot;;1)))" table:style-name="ce1">
            <text:p>0</text:p>
          </table:table-cell>
          <table:table-cell office:value-type="float" office:value="0" table:formula="of:=IF([Data.DC30]=&quot;&quot;;0;(IF([Data.DC30]=&quot;?&quot;;&quot;?&quot;;1)))" table:style-name="ce1">
            <text:p>0</text:p>
          </table:table-cell>
          <table:table-cell office:value-type="float" office:value="0" table:formula="of:=IF([Data.DD30]=&quot;&quot;;0;(IF([Data.DD30]=&quot;?&quot;;&quot;?&quot;;1)))" table:style-name="ce1">
            <text:p>0</text:p>
          </table:table-cell>
          <table:table-cell office:value-type="float" office:value="1" table:formula="of:=IF([Data.DE30]=&quot;&quot;;0;(IF([Data.DE30]=&quot;?&quot;;&quot;?&quot;;1)))" table:style-name="ce1">
            <text:p>1</text:p>
          </table:table-cell>
          <table:table-cell office:value-type="float" office:value="0" table:formula="of:=IF([Data.DF30]=&quot;&quot;;0;(IF([Data.DF30]=&quot;?&quot;;&quot;?&quot;;1)))" table:style-name="ce1">
            <text:p>0</text:p>
          </table:table-cell>
          <table:table-cell office:value-type="float" office:value="0" table:formula="of:=IF([Data.DG30]=&quot;&quot;;0;(IF([Data.DG30]=&quot;?&quot;;&quot;?&quot;;1)))" table:style-name="ce1">
            <text:p>0</text:p>
          </table:table-cell>
          <table:table-cell office:value-type="float" office:value="0" table:formula="of:=IF([Data.DH30]=&quot;&quot;;0;(IF([Data.DH30]=&quot;?&quot;;&quot;?&quot;;1)))" table:style-name="ce1">
            <text:p>0</text:p>
          </table:table-cell>
          <table:table-cell office:value-type="float" office:value="0" table:formula="of:=IF([Data.DI30]=&quot;&quot;;0;(IF([Data.DI30]=&quot;?&quot;;&quot;?&quot;;1)))" table:style-name="ce1">
            <text:p>0</text:p>
          </table:table-cell>
          <table:table-cell office:value-type="float" office:value="1" table:formula="of:=IF([Data.DJ30]=&quot;&quot;;0;(IF([Data.DJ30]=&quot;?&quot;;&quot;?&quot;;1)))" table:style-name="ce1">
            <text:p>1</text:p>
          </table:table-cell>
          <table:table-cell office:value-type="float" office:value="1" table:formula="of:=IF([Data.DK30]=&quot;&quot;;0;(IF([Data.DK30]=&quot;?&quot;;&quot;?&quot;;1)))" table:style-name="ce1">
            <text:p>1</text:p>
          </table:table-cell>
          <table:table-cell office:value-type="float" office:value="0" table:formula="of:=IF([Data.DL30]=&quot;&quot;;0;(IF([Data.DL30]=&quot;?&quot;;&quot;?&quot;;1)))" table:style-name="ce1">
            <text:p>0</text:p>
          </table:table-cell>
          <table:table-cell office:value-type="float" office:value="0" table:formula="of:=IF([Data.DM30]=&quot;&quot;;0;(IF([Data.DM30]=&quot;?&quot;;&quot;?&quot;;1)))" table:style-name="ce1">
            <text:p>0</text:p>
          </table:table-cell>
          <table:table-cell office:value-type="float" office:value="0" table:formula="of:=IF([Data.DN30]=&quot;&quot;;0;(IF([Data.DN30]=&quot;?&quot;;&quot;?&quot;;1)))" table:style-name="ce1">
            <text:p>0</text:p>
          </table:table-cell>
          <table:table-cell office:value-type="float" office:value="1" table:formula="of:=IF([Data.DO30]=&quot;&quot;;0;(IF([Data.DO30]=&quot;?&quot;;&quot;?&quot;;1)))" table:style-name="ce1">
            <text:p>1</text:p>
          </table:table-cell>
          <table:table-cell office:value-type="float" office:value="0" table:formula="of:=IF([Data.DP30]=&quot;&quot;;0;(IF([Data.DP30]=&quot;?&quot;;&quot;?&quot;;1)))" table:style-name="ce1">
            <text:p>0</text:p>
          </table:table-cell>
          <table:table-cell office:value-type="float" office:value="1" table:formula="of:=IF([Data.DQ30]=&quot;&quot;;0;(IF([Data.DQ30]=&quot;?&quot;;&quot;?&quot;;1)))" table:style-name="ce1">
            <text:p>1</text:p>
          </table:table-cell>
          <table:table-cell office:value-type="float" office:value="0" table:formula="of:=IF([Data.DR30]=&quot;&quot;;0;(IF([Data.DR30]=&quot;?&quot;;&quot;?&quot;;1)))" table:style-name="ce1">
            <text:p>0</text:p>
          </table:table-cell>
          <table:table-cell office:value-type="float" office:value="0" table:formula="of:=IF([Data.DS30]=&quot;&quot;;0;(IF([Data.DS30]=&quot;?&quot;;&quot;?&quot;;1)))" table:style-name="ce1">
            <text:p>0</text:p>
          </table:table-cell>
          <table:table-cell office:value-type="float" office:value="0" table:formula="of:=IF([Data.DT30]=&quot;&quot;;0;(IF([Data.DT30]=&quot;?&quot;;&quot;?&quot;;1)))" table:style-name="ce1">
            <text:p>0</text:p>
          </table:table-cell>
          <table:table-cell office:value-type="float" office:value="1" table:formula="of:=IF([Data.DU30]=&quot;&quot;;0;(IF([Data.DU30]=&quot;?&quot;;&quot;?&quot;;1)))" table:style-name="ce1">
            <text:p>1</text:p>
          </table:table-cell>
          <table:table-cell office:value-type="float" office:value="1" table:formula="of:=IF([Data.DV30]=&quot;&quot;;0;(IF([Data.DV30]=&quot;?&quot;;&quot;?&quot;;1)))" table:style-name="ce1">
            <text:p>1</text:p>
          </table:table-cell>
          <table:table-cell office:value-type="float" office:value="0" table:formula="of:=IF([Data.DW30]=&quot;&quot;;0;(IF([Data.DW30]=&quot;?&quot;;&quot;?&quot;;1)))" table:style-name="ce1">
            <text:p>0</text:p>
          </table:table-cell>
          <table:table-cell office:value-type="float" office:value="0" table:formula="of:=IF([Data.DX30]=&quot;&quot;;0;(IF([Data.DX30]=&quot;?&quot;;&quot;?&quot;;1)))" table:style-name="ce1">
            <text:p>0</text:p>
          </table:table-cell>
          <table:table-cell office:value-type="float" office:value="0" table:formula="of:=IF([Data.DY30]=&quot;&quot;;0;(IF([Data.DY30]=&quot;?&quot;;&quot;?&quot;;1)))" table:style-name="ce1">
            <text:p>0</text:p>
          </table:table-cell>
          <table:table-cell office:value-type="float" office:value="1" table:formula="of:=IF([Data.DZ30]=&quot;&quot;;0;(IF([Data.DZ30]=&quot;?&quot;;&quot;?&quot;;1)))" table:style-name="ce1">
            <text:p>1</text:p>
          </table:table-cell>
          <table:table-cell office:value-type="float" office:value="0" table:formula="of:=IF([Data.EA30]=&quot;&quot;;0;(IF([Data.EA30]=&quot;?&quot;;&quot;?&quot;;1)))" table:style-name="ce1">
            <text:p>0</text:p>
          </table:table-cell>
          <table:table-cell office:value-type="float" office:value="1" table:formula="of:=IF([Data.EB30]=&quot;&quot;;0;(IF([Data.EB30]=&quot;?&quot;;&quot;?&quot;;1)))" table:style-name="ce1">
            <text:p>1</text:p>
          </table:table-cell>
          <table:table-cell office:value-type="float" office:value="0" table:formula="of:=IF([Data.EC30]=&quot;&quot;;0;(IF([Data.EC30]=&quot;?&quot;;&quot;?&quot;;1)))" table:style-name="ce1">
            <text:p>0</text:p>
          </table:table-cell>
          <table:table-cell office:value-type="float" office:value="0" table:formula="of:=IF([Data.ED30]=&quot;&quot;;0;(IF([Data.ED30]=&quot;?&quot;;&quot;?&quot;;1)))" table:style-name="ce1">
            <text:p>0</text:p>
          </table:table-cell>
          <table:table-cell office:value-type="float" office:value="0" table:formula="of:=IF([Data.EE30]=&quot;&quot;;0;(IF([Data.EE30]=&quot;?&quot;;&quot;?&quot;;1)))" table:style-name="ce1">
            <text:p>0</text:p>
          </table:table-cell>
          <table:table-cell office:value-type="float" office:value="0" table:formula="of:=IF([Data.EF30]=&quot;&quot;;0;(IF([Data.EF30]=&quot;?&quot;;&quot;?&quot;;1)))" table:style-name="ce1">
            <text:p>0</text:p>
          </table:table-cell>
          <table:table-cell office:value-type="float" office:value="0" table:formula="of:=IF([Data.EG30]=&quot;&quot;;0;(IF([Data.EG30]=&quot;?&quot;;&quot;?&quot;;1)))" table:style-name="ce1">
            <text:p>0</text:p>
          </table:table-cell>
          <table:table-cell office:value-type="float" office:value="0" table:formula="of:=IF([Data.EH30]=&quot;&quot;;0;(IF([Data.EH30]=&quot;?&quot;;&quot;?&quot;;1)))" table:style-name="ce1">
            <text:p>0</text:p>
          </table:table-cell>
          <table:table-cell office:value-type="float" office:value="0" table:formula="of:=IF([Data.EI30]=&quot;&quot;;0;(IF([Data.EI30]=&quot;?&quot;;&quot;?&quot;;1)))" table:style-name="ce1">
            <text:p>0</text:p>
          </table:table-cell>
          <table:table-cell office:value-type="float" office:value="0" table:formula="of:=IF([Data.EJ30]=&quot;&quot;;0;(IF([Data.EJ30]=&quot;?&quot;;&quot;?&quot;;1)))" table:style-name="ce1">
            <text:p>0</text:p>
          </table:table-cell>
          <table:table-cell office:value-type="float" office:value="0" table:formula="of:=IF([Data.EK30]=&quot;&quot;;0;(IF([Data.EK30]=&quot;?&quot;;&quot;?&quot;;1)))" table:style-name="ce1">
            <text:p>0</text:p>
          </table:table-cell>
          <table:table-cell office:value-type="float" office:value="0" table:formula="of:=IF([Data.EL30]=&quot;&quot;;0;(IF([Data.EL30]=&quot;?&quot;;&quot;?&quot;;1)))" table:style-name="ce1">
            <text:p>0</text:p>
          </table:table-cell>
          <table:table-cell office:value-type="float" office:value="0" table:formula="of:=IF([Data.EM30]=&quot;&quot;;0;(IF([Data.EM30]=&quot;?&quot;;&quot;?&quot;;1)))" table:style-name="ce1">
            <text:p>0</text:p>
          </table:table-cell>
          <table:table-cell office:value-type="float" office:value="0" table:formula="of:=IF([Data.EN30]=&quot;&quot;;0;(IF([Data.EN30]=&quot;?&quot;;&quot;?&quot;;1)))" table:style-name="ce1">
            <text:p>0</text:p>
          </table:table-cell>
          <table:table-cell office:value-type="float" office:value="0" table:formula="of:=IF([Data.EO30]=&quot;&quot;;0;(IF([Data.EO30]=&quot;?&quot;;&quot;?&quot;;1)))" table:style-name="ce1">
            <text:p>0</text:p>
          </table:table-cell>
          <table:table-cell office:value-type="float" office:value="0" table:formula="of:=IF([Data.EP30]=&quot;&quot;;0;(IF([Data.EP30]=&quot;?&quot;;&quot;?&quot;;1)))" table:style-name="ce1">
            <text:p>0</text:p>
          </table:table-cell>
          <table:table-cell office:value-type="float" office:value="0" table:formula="of:=IF([Data.EQ30]=&quot;&quot;;0;(IF([Data.EQ30]=&quot;?&quot;;&quot;?&quot;;1)))" table:style-name="ce1">
            <text:p>0</text:p>
          </table:table-cell>
          <table:table-cell office:value-type="float" office:value="1" table:formula="of:=IF([Data.ER30]=&quot;&quot;;0;(IF([Data.ER30]=&quot;?&quot;;&quot;?&quot;;1)))" table:style-name="ce1">
            <text:p>1</text:p>
          </table:table-cell>
          <table:table-cell office:value-type="float" office:value="0" table:formula="of:=IF([Data.ES30]=&quot;&quot;;0;(IF([Data.ES30]=&quot;?&quot;;&quot;?&quot;;1)))" table:style-name="ce1">
            <text:p>0</text:p>
          </table:table-cell>
          <table:table-cell office:value-type="float" office:value="0" table:formula="of:=IF([Data.ET30]=&quot;&quot;;0;(IF([Data.ET30]=&quot;?&quot;;&quot;?&quot;;1)))" table:style-name="ce1">
            <text:p>0</text:p>
          </table:table-cell>
          <table:table-cell office:value-type="float" office:value="0" table:formula="of:=IF([Data.EU30]=&quot;&quot;;0;(IF([Data.EU30]=&quot;?&quot;;&quot;?&quot;;1)))" table:style-name="ce1">
            <text:p>0</text:p>
          </table:table-cell>
          <table:table-cell office:value-type="float" office:value="0" table:formula="of:=IF([Data.EV30]=&quot;&quot;;0;(IF([Data.EV30]=&quot;?&quot;;&quot;?&quot;;1)))" table:style-name="ce1">
            <text:p>0</text:p>
          </table:table-cell>
          <table:table-cell office:value-type="float" office:value="0" table:formula="of:=IF([Data.EW30]=&quot;&quot;;0;(IF([Data.EW30]=&quot;?&quot;;&quot;?&quot;;1)))" table:style-name="ce1">
            <text:p>0</text:p>
          </table:table-cell>
          <table:table-cell office:value-type="float" office:value="0" table:formula="of:=IF([Data.EX30]=&quot;&quot;;0;(IF([Data.EX30]=&quot;?&quot;;&quot;?&quot;;1)))" table:style-name="ce1">
            <text:p>0</text:p>
          </table:table-cell>
          <table:table-cell office:value-type="float" office:value="1" table:formula="of:=IF([Data.EY30]=&quot;&quot;;0;(IF([Data.EY30]=&quot;?&quot;;&quot;?&quot;;1)))" table:style-name="ce1">
            <text:p>1</text:p>
          </table:table-cell>
          <table:table-cell office:value-type="float" office:value="1" table:formula="of:=IF([Data.EZ30]=&quot;&quot;;0;(IF([Data.EZ30]=&quot;?&quot;;&quot;?&quot;;1)))" table:style-name="ce1">
            <text:p>1</text:p>
          </table:table-cell>
          <table:table-cell office:value-type="float" office:value="1" table:formula="of:=IF([Data.FA30]=&quot;&quot;;0;(IF([Data.FA30]=&quot;?&quot;;&quot;?&quot;;1)))" table:style-name="ce1">
            <text:p>1</text:p>
          </table:table-cell>
          <table:table-cell office:value-type="float" office:value="0" table:formula="of:=IF([Data.FB30]=&quot;&quot;;0;(IF([Data.FB30]=&quot;?&quot;;&quot;?&quot;;1)))" table:style-name="ce1">
            <text:p>0</text:p>
          </table:table-cell>
          <table:table-cell office:value-type="float" office:value="1" table:formula="of:=IF([Data.FC30]=&quot;&quot;;0;(IF([Data.FC30]=&quot;?&quot;;&quot;?&quot;;1)))" table:style-name="ce1">
            <text:p>1</text:p>
          </table:table-cell>
          <table:table-cell office:value-type="float" office:value="0" table:formula="of:=IF([Data.FD30]=&quot;&quot;;0;(IF([Data.FD30]=&quot;?&quot;;&quot;?&quot;;1)))" table:style-name="ce1">
            <text:p>0</text:p>
          </table:table-cell>
          <table:table-cell office:value-type="float" office:value="1" table:formula="of:=IF([Data.FE30]=&quot;&quot;;0;(IF([Data.FE30]=&quot;?&quot;;&quot;?&quot;;1)))" table:style-name="ce1">
            <text:p>1</text:p>
          </table:table-cell>
          <table:table-cell office:value-type="float" office:value="0" table:formula="of:=IF([Data.FF30]=&quot;&quot;;0;(IF([Data.FF30]=&quot;?&quot;;&quot;?&quot;;1)))" table:style-name="ce1">
            <text:p>0</text:p>
          </table:table-cell>
          <table:table-cell office:value-type="float" office:value="0" table:formula="of:=IF([Data.FG30]=&quot;&quot;;0;(IF([Data.FG30]=&quot;?&quot;;&quot;?&quot;;1)))" table:style-name="ce1">
            <text:p>0</text:p>
          </table:table-cell>
          <table:table-cell office:value-type="float" office:value="0" table:formula="of:=IF([Data.FH30]=&quot;&quot;;0;(IF([Data.FH30]=&quot;?&quot;;&quot;?&quot;;1)))" table:style-name="ce1">
            <text:p>0</text:p>
          </table:table-cell>
          <table:table-cell office:value-type="float" office:value="1" table:formula="of:=IF([Data.FI30]=&quot;&quot;;0;(IF([Data.FI30]=&quot;?&quot;;&quot;?&quot;;1)))" table:style-name="ce1">
            <text:p>1</text:p>
          </table:table-cell>
          <table:table-cell office:value-type="float" office:value="1" table:formula="of:=IF([Data.FJ30]=&quot;&quot;;0;(IF([Data.FJ30]=&quot;?&quot;;&quot;?&quot;;1)))" table:style-name="ce1">
            <text:p>1</text:p>
          </table:table-cell>
          <table:table-cell office:value-type="float" office:value="1" table:formula="of:=IF([Data.FK30]=&quot;&quot;;0;(IF([Data.FK30]=&quot;?&quot;;&quot;?&quot;;1)))" table:style-name="ce1">
            <text:p>1</text:p>
          </table:table-cell>
          <table:table-cell office:value-type="float" office:value="1" table:formula="of:=IF([Data.FL30]=&quot;&quot;;0;(IF([Data.FL30]=&quot;?&quot;;&quot;?&quot;;1)))" table:style-name="ce1">
            <text:p>1</text:p>
          </table:table-cell>
          <table:table-cell office:value-type="float" office:value="1" table:formula="of:=IF([Data.FM30]=&quot;&quot;;0;(IF([Data.FM30]=&quot;?&quot;;&quot;?&quot;;1)))" table:style-name="ce1">
            <text:p>1</text:p>
          </table:table-cell>
          <table:table-cell office:value-type="float" office:value="0" table:formula="of:=IF([Data.FN30]=&quot;&quot;;0;(IF([Data.FN30]=&quot;?&quot;;&quot;?&quot;;1)))" table:style-name="ce1">
            <text:p>0</text:p>
          </table:table-cell>
          <table:table-cell office:value-type="float" office:value="1" table:formula="of:=IF([Data.FO30]=&quot;&quot;;0;(IF([Data.FO30]=&quot;?&quot;;&quot;?&quot;;1)))" table:style-name="ce1">
            <text:p>1</text:p>
          </table:table-cell>
          <table:table-cell office:value-type="float" office:value="1" table:formula="of:=IF([Data.FP30]=&quot;&quot;;0;(IF([Data.FP30]=&quot;?&quot;;&quot;?&quot;;1)))" table:style-name="ce1">
            <text:p>1</text:p>
          </table:table-cell>
          <table:table-cell office:value-type="float" office:value="0" table:formula="of:=IF([Data.FQ30]=&quot;&quot;;0;(IF([Data.FQ30]=&quot;?&quot;;&quot;?&quot;;1)))" table:style-name="ce1">
            <text:p>0</text:p>
          </table:table-cell>
          <table:table-cell office:value-type="float" office:value="0" table:formula="of:=IF([Data.FR30]=&quot;&quot;;0;(IF([Data.FR30]=&quot;?&quot;;&quot;?&quot;;1)))" table:style-name="ce1">
            <text:p>0</text:p>
          </table:table-cell>
          <table:table-cell office:value-type="float" office:value="0" table:formula="of:=IF([Data.FS30]=&quot;&quot;;0;(IF([Data.FS30]=&quot;?&quot;;&quot;?&quot;;1)))" table:style-name="ce1">
            <text:p>0</text:p>
          </table:table-cell>
          <table:table-cell office:value-type="float" office:value="0" table:formula="of:=IF([Data.FT30]=&quot;&quot;;0;(IF([Data.FT30]=&quot;?&quot;;&quot;?&quot;;1)))" table:style-name="ce1">
            <text:p>0</text:p>
          </table:table-cell>
          <table:table-cell office:value-type="float" office:value="0" table:formula="of:=IF([Data.FU30]=&quot;&quot;;0;(IF([Data.FU30]=&quot;?&quot;;&quot;?&quot;;1)))" table:style-name="ce1">
            <text:p>0</text:p>
          </table:table-cell>
          <table:table-cell office:value-type="float" office:value="0" table:formula="of:=IF([Data.FV30]=&quot;&quot;;0;(IF([Data.FV30]=&quot;?&quot;;&quot;?&quot;;1)))" table:style-name="ce1">
            <text:p>0</text:p>
          </table:table-cell>
          <table:table-cell office:value-type="float" office:value="0" table:formula="of:=IF([Data.FW30]=&quot;&quot;;0;(IF([Data.FW30]=&quot;?&quot;;&quot;?&quot;;1)))" table:style-name="ce1">
            <text:p>0</text:p>
          </table:table-cell>
          <table:table-cell office:value-type="float" office:value="1" table:formula="of:=IF([Data.FX30]=&quot;&quot;;0;(IF([Data.FX30]=&quot;?&quot;;&quot;?&quot;;1)))" table:style-name="ce1">
            <text:p>1</text:p>
          </table:table-cell>
          <table:table-cell office:value-type="float" office:value="1" table:formula="of:=IF([Data.FY30]=&quot;&quot;;0;(IF([Data.FY30]=&quot;?&quot;;&quot;?&quot;;1)))" table:style-name="ce1">
            <text:p>1</text:p>
          </table:table-cell>
          <table:table-cell office:value-type="float" office:value="0" table:formula="of:=IF([Data.FZ30]=&quot;&quot;;0;(IF([Data.FZ30]=&quot;?&quot;;&quot;?&quot;;1)))" table:style-name="ce1">
            <text:p>0</text:p>
          </table:table-cell>
          <table:table-cell office:value-type="float" office:value="0" table:formula="of:=IF([Data.GA30]=&quot;&quot;;0;(IF([Data.GA30]=&quot;?&quot;;&quot;?&quot;;1)))" table:style-name="ce1">
            <text:p>0</text:p>
          </table:table-cell>
          <table:table-cell office:value-type="float" office:value="0" table:formula="of:=IF([Data.GB30]=&quot;&quot;;0;(IF([Data.GB30]=&quot;?&quot;;&quot;?&quot;;1)))" table:style-name="ce1">
            <text:p>0</text:p>
          </table:table-cell>
          <table:table-cell office:value-type="float" office:value="0" table:formula="of:=IF([Data.GC30]=&quot;&quot;;0;(IF([Data.GC30]=&quot;?&quot;;&quot;?&quot;;1)))" table:style-name="ce1">
            <text:p>0</text:p>
          </table:table-cell>
          <table:table-cell office:value-type="float" office:value="0" table:formula="of:=IF([Data.GD30]=&quot;&quot;;0;(IF([Data.GD30]=&quot;?&quot;;&quot;?&quot;;1)))" table:style-name="ce1">
            <text:p>0</text:p>
          </table:table-cell>
          <table:table-cell office:value-type="float" office:value="0" table:formula="of:=IF([Data.GE30]=&quot;&quot;;0;(IF([Data.GE30]=&quot;?&quot;;&quot;?&quot;;1)))" table:style-name="ce1">
            <text:p>0</text:p>
          </table:table-cell>
          <table:table-cell office:value-type="float" office:value="1" table:formula="of:=IF([Data.GF30]=&quot;&quot;;0;(IF([Data.GF30]=&quot;?&quot;;&quot;?&quot;;1)))" table:style-name="ce1">
            <text:p>1</text:p>
          </table:table-cell>
          <table:table-cell office:value-type="float" office:value="0" table:formula="of:=IF([Data.GG30]=&quot;&quot;;0;(IF([Data.GG30]=&quot;?&quot;;&quot;?&quot;;1)))" table:style-name="ce1">
            <text:p>0</text:p>
          </table:table-cell>
          <table:table-cell office:value-type="float" office:value="1" table:formula="of:=IF([Data.GH30]=&quot;&quot;;0;(IF([Data.GH30]=&quot;?&quot;;&quot;?&quot;;1)))" table:style-name="ce1">
            <text:p>1</text:p>
          </table:table-cell>
          <table:table-cell office:value-type="float" office:value="0" table:formula="of:=IF([Data.GI30]=&quot;&quot;;0;(IF([Data.GI30]=&quot;?&quot;;&quot;?&quot;;1)))" table:style-name="ce1">
            <text:p>0</text:p>
          </table:table-cell>
          <table:table-cell office:value-type="float" office:value="1" table:formula="of:=IF([Data.GJ30]=&quot;&quot;;0;(IF([Data.GJ30]=&quot;?&quot;;&quot;?&quot;;1)))" table:style-name="ce1">
            <text:p>1</text:p>
          </table:table-cell>
          <table:table-cell office:value-type="float" office:value="0" table:formula="of:=IF([Data.GK30]=&quot;&quot;;0;(IF([Data.GK30]=&quot;?&quot;;&quot;?&quot;;1)))" table:style-name="ce1">
            <text:p>0</text:p>
          </table:table-cell>
          <table:table-cell office:value-type="float" office:value="0" table:formula="of:=IF([Data.GL30]=&quot;&quot;;0;(IF([Data.GL30]=&quot;?&quot;;&quot;?&quot;;1)))" table:style-name="ce1">
            <text:p>0</text:p>
          </table:table-cell>
          <table:table-cell office:value-type="float" office:value="0" table:formula="of:=IF([Data.GM30]=&quot;&quot;;0;(IF([Data.GM30]=&quot;?&quot;;&quot;?&quot;;1)))" table:style-name="ce1">
            <text:p>0</text:p>
          </table:table-cell>
          <table:table-cell office:value-type="float" office:value="0" table:formula="of:=IF([Data.GN30]=&quot;&quot;;0;(IF([Data.GN30]=&quot;?&quot;;&quot;?&quot;;1)))" table:style-name="ce1">
            <text:p>0</text:p>
          </table:table-cell>
          <table:table-cell office:value-type="float" office:value="0" table:formula="of:=IF([Data.GO30]=&quot;&quot;;0;(IF([Data.GO30]=&quot;?&quot;;&quot;?&quot;;1)))" table:style-name="ce1">
            <text:p>0</text:p>
          </table:table-cell>
          <table:table-cell office:value-type="float" office:value="0" table:formula="of:=IF([Data.GP30]=&quot;&quot;;0;(IF([Data.GP30]=&quot;?&quot;;&quot;?&quot;;1)))" table:style-name="ce1">
            <text:p>0</text:p>
          </table:table-cell>
          <table:table-cell office:value-type="float" office:value="0" table:formula="of:=IF([Data.GQ30]=&quot;&quot;;0;(IF([Data.GQ30]=&quot;?&quot;;&quot;?&quot;;1)))" table:style-name="ce1">
            <text:p>0</text:p>
          </table:table-cell>
          <table:table-cell office:value-type="float" office:value="0" table:formula="of:=IF([Data.GR30]=&quot;&quot;;0;(IF([Data.GR30]=&quot;?&quot;;&quot;?&quot;;1)))" table:style-name="ce1">
            <text:p>0</text:p>
          </table:table-cell>
          <table:table-cell office:value-type="float" office:value="0" table:formula="of:=IF([Data.GS30]=&quot;&quot;;0;(IF([Data.GS30]=&quot;?&quot;;&quot;?&quot;;1)))" table:style-name="ce1">
            <text:p>0</text:p>
          </table:table-cell>
          <table:table-cell office:value-type="float" office:value="0" table:formula="of:=IF([Data.GT30]=&quot;&quot;;0;(IF([Data.GT30]=&quot;?&quot;;&quot;?&quot;;1)))" table:style-name="ce1">
            <text:p>0</text:p>
          </table:table-cell>
          <table:table-cell office:value-type="float" office:value="0" table:formula="of:=IF([Data.GU30]=&quot;&quot;;0;(IF([Data.GU30]=&quot;?&quot;;&quot;?&quot;;1)))" table:style-name="ce1">
            <text:p>0</text:p>
          </table:table-cell>
          <table:table-cell office:value-type="float" office:value="0" table:formula="of:=IF([Data.GV30]=&quot;&quot;;0;(IF([Data.GV30]=&quot;?&quot;;&quot;?&quot;;1)))" table:style-name="ce1">
            <text:p>0</text:p>
          </table:table-cell>
          <table:table-cell office:value-type="float" office:value="0" table:formula="of:=IF([Data.GW30]=&quot;&quot;;0;(IF([Data.GW30]=&quot;?&quot;;&quot;?&quot;;1)))" table:style-name="ce1">
            <text:p>0</text:p>
          </table:table-cell>
          <table:table-cell office:value-type="float" office:value="0" table:formula="of:=IF([Data.GX30]=&quot;&quot;;0;(IF([Data.GX30]=&quot;?&quot;;&quot;?&quot;;1)))" table:style-name="ce1">
            <text:p>0</text:p>
          </table:table-cell>
          <table:table-cell office:value-type="float" office:value="0" table:formula="of:=IF([Data.GY30]=&quot;&quot;;0;(IF([Data.GY30]=&quot;?&quot;;&quot;?&quot;;1)))" table:style-name="ce1">
            <text:p>0</text:p>
          </table:table-cell>
          <table:table-cell office:value-type="float" office:value="0" table:formula="of:=IF([Data.GZ30]=&quot;&quot;;0;(IF([Data.GZ30]=&quot;?&quot;;&quot;?&quot;;1)))" table:style-name="ce1">
            <text:p>0</text:p>
          </table:table-cell>
          <table:table-cell office:value-type="float" office:value="0" table:formula="of:=IF([Data.HA30]=&quot;&quot;;0;(IF([Data.HA30]=&quot;?&quot;;&quot;?&quot;;1)))" table:style-name="ce1">
            <text:p>0</text:p>
          </table:table-cell>
          <table:table-cell office:value-type="float" office:value="0" table:formula="of:=IF([Data.HB30]=&quot;&quot;;0;(IF([Data.HB30]=&quot;?&quot;;&quot;?&quot;;1)))" table:style-name="ce1">
            <text:p>0</text:p>
          </table:table-cell>
          <table:table-cell office:value-type="float" office:value="0" table:formula="of:=IF([Data.HC30]=&quot;&quot;;0;(IF([Data.HC30]=&quot;?&quot;;&quot;?&quot;;1)))" table:style-name="ce1">
            <text:p>0</text:p>
          </table:table-cell>
          <table:table-cell office:value-type="float" office:value="0" table:formula="of:=IF([Data.HD30]=&quot;&quot;;0;(IF([Data.HD30]=&quot;?&quot;;&quot;?&quot;;1)))" table:style-name="ce1">
            <text:p>0</text:p>
          </table:table-cell>
          <table:table-cell office:value-type="float" office:value="0" table:formula="of:=IF([Data.HE30]=&quot;&quot;;0;(IF([Data.HE30]=&quot;?&quot;;&quot;?&quot;;1)))" table:style-name="ce1">
            <text:p>0</text:p>
          </table:table-cell>
          <table:table-cell office:value-type="float" office:value="0" table:formula="of:=IF([Data.HF30]=&quot;&quot;;0;(IF([Data.HF30]=&quot;?&quot;;&quot;?&quot;;1)))" table:style-name="ce1">
            <text:p>0</text:p>
          </table:table-cell>
          <table:table-cell office:value-type="float" office:value="0" table:formula="of:=IF([Data.HG30]=&quot;&quot;;0;(IF([Data.HG30]=&quot;?&quot;;&quot;?&quot;;1)))" table:style-name="ce1">
            <text:p>0</text:p>
          </table:table-cell>
          <table:table-cell office:value-type="float" office:value="0" table:formula="of:=IF([Data.HH30]=&quot;&quot;;0;(IF([Data.HH30]=&quot;?&quot;;&quot;?&quot;;1)))" table:style-name="ce1">
            <text:p>0</text:p>
          </table:table-cell>
          <table:table-cell office:value-type="float" office:value="0" table:formula="of:=IF([Data.HI30]=&quot;&quot;;0;(IF([Data.HI30]=&quot;?&quot;;&quot;?&quot;;1)))" table:style-name="ce1">
            <text:p>0</text:p>
          </table:table-cell>
          <table:table-cell office:value-type="float" office:value="0" table:formula="of:=IF([Data.HJ30]=&quot;&quot;;0;(IF([Data.HJ30]=&quot;?&quot;;&quot;?&quot;;1)))" table:style-name="ce1">
            <text:p>0</text:p>
          </table:table-cell>
          <table:table-cell office:value-type="float" office:value="0" table:formula="of:=IF([Data.HK30]=&quot;&quot;;0;(IF([Data.HK30]=&quot;?&quot;;&quot;?&quot;;1)))" table:style-name="ce1">
            <text:p>0</text:p>
          </table:table-cell>
          <table:table-cell office:value-type="float" office:value="0" table:formula="of:=IF([Data.HL30]=&quot;&quot;;0;(IF([Data.HL30]=&quot;?&quot;;&quot;?&quot;;1)))" table:style-name="ce1">
            <text:p>0</text:p>
          </table:table-cell>
          <table:table-cell office:value-type="float" office:value="0" table:formula="of:=IF([Data.HM30]=&quot;&quot;;0;(IF([Data.HM30]=&quot;?&quot;;&quot;?&quot;;1)))" table:style-name="ce1">
            <text:p>0</text:p>
          </table:table-cell>
          <table:table-cell office:value-type="float" office:value="0" table:formula="of:=IF([Data.HN30]=&quot;&quot;;0;(IF([Data.HN30]=&quot;?&quot;;&quot;?&quot;;1)))" table:style-name="ce1">
            <text:p>0</text:p>
          </table:table-cell>
          <table:table-cell office:value-type="float" office:value="0" table:formula="of:=IF([Data.HO30]=&quot;&quot;;0;(IF([Data.HO30]=&quot;?&quot;;&quot;?&quot;;1)))" table:style-name="ce1">
            <text:p>0</text:p>
          </table:table-cell>
          <table:table-cell office:value-type="float" office:value="0" table:formula="of:=IF([Data.HP30]=&quot;&quot;;0;(IF([Data.HP30]=&quot;?&quot;;&quot;?&quot;;1)))" table:style-name="ce1">
            <text:p>0</text:p>
          </table:table-cell>
          <table:table-cell office:value-type="float" office:value="0" table:formula="of:=IF([Data.HQ30]=&quot;&quot;;0;(IF([Data.HQ30]=&quot;?&quot;;&quot;?&quot;;1)))" table:style-name="ce1">
            <text:p>0</text:p>
          </table:table-cell>
          <table:table-cell office:value-type="float" office:value="0" table:formula="of:=IF([Data.HR30]=&quot;&quot;;0;(IF([Data.HR30]=&quot;?&quot;;&quot;?&quot;;1)))" table:style-name="ce1">
            <text:p>0</text:p>
          </table:table-cell>
          <table:table-cell office:value-type="float" office:value="0" table:formula="of:=IF([Data.HS30]=&quot;&quot;;0;(IF([Data.HS30]=&quot;?&quot;;&quot;?&quot;;1)))" table:style-name="ce1">
            <text:p>0</text:p>
          </table:table-cell>
          <table:table-cell office:value-type="float" office:value="0" table:formula="of:=IF([Data.HT30]=&quot;&quot;;0;(IF([Data.HT30]=&quot;?&quot;;&quot;?&quot;;1)))" table:style-name="ce1">
            <text:p>0</text:p>
          </table:table-cell>
          <table:table-cell office:value-type="float" office:value="0" table:formula="of:=IF([Data.HU30]=&quot;&quot;;0;(IF([Data.HU30]=&quot;?&quot;;&quot;?&quot;;1)))" table:style-name="ce1">
            <text:p>0</text:p>
          </table:table-cell>
          <table:table-cell office:value-type="float" office:value="0" table:formula="of:=IF([Data.HV30]=&quot;&quot;;0;(IF([Data.HV30]=&quot;?&quot;;&quot;?&quot;;1)))" table:style-name="ce1">
            <text:p>0</text:p>
          </table:table-cell>
          <table:table-cell office:value-type="float" office:value="0" table:formula="of:=IF([Data.HW30]=&quot;&quot;;0;(IF([Data.HW30]=&quot;?&quot;;&quot;?&quot;;1)))" table:style-name="ce1">
            <text:p>0</text:p>
          </table:table-cell>
          <table:table-cell office:value-type="float" office:value="0" table:formula="of:=IF([Data.HX30]=&quot;&quot;;0;(IF([Data.HX30]=&quot;?&quot;;&quot;?&quot;;1)))" table:style-name="ce1">
            <text:p>0</text:p>
          </table:table-cell>
          <table:table-cell office:value-type="float" office:value="0" table:formula="of:=IF([Data.HY30]=&quot;&quot;;0;(IF([Data.HY30]=&quot;?&quot;;&quot;?&quot;;1)))" table:style-name="ce1">
            <text:p>0</text:p>
          </table:table-cell>
          <table:table-cell office:value-type="float" office:value="0" table:formula="of:=IF([Data.HZ30]=&quot;&quot;;0;(IF([Data.HZ30]=&quot;?&quot;;&quot;?&quot;;1)))" table:style-name="ce1">
            <text:p>0</text:p>
          </table:table-cell>
          <table:table-cell office:value-type="float" office:value="0" table:formula="of:=IF([Data.IA30]=&quot;&quot;;0;(IF([Data.IA30]=&quot;?&quot;;&quot;?&quot;;1)))" table:style-name="ce1">
            <text:p>0</text:p>
          </table:table-cell>
          <table:table-cell office:value-type="float" office:value="0" table:formula="of:=IF([Data.IB30]=&quot;&quot;;0;(IF([Data.IB30]=&quot;?&quot;;&quot;?&quot;;1)))" table:style-name="ce1">
            <text:p>0</text:p>
          </table:table-cell>
          <table:table-cell office:value-type="float" office:value="0" table:formula="of:=IF([Data.IC30]=&quot;&quot;;0;(IF([Data.IC30]=&quot;?&quot;;&quot;?&quot;;1)))" table:style-name="ce1">
            <text:p>0</text:p>
          </table:table-cell>
          <table:table-cell office:value-type="float" office:value="0" table:formula="of:=IF([Data.ID30]=&quot;&quot;;0;(IF([Data.ID30]=&quot;?&quot;;&quot;?&quot;;1)))" table:style-name="ce1">
            <text:p>0</text:p>
          </table:table-cell>
          <table:table-cell office:value-type="float" office:value="0" table:formula="of:=IF([Data.IE30]=&quot;&quot;;0;(IF([Data.IE30]=&quot;?&quot;;&quot;?&quot;;1)))" table:style-name="ce1">
            <text:p>0</text:p>
          </table:table-cell>
          <table:table-cell office:value-type="float" office:value="0" table:formula="of:=IF([Data.IF30]=&quot;&quot;;0;(IF([Data.IF30]=&quot;?&quot;;&quot;?&quot;;1)))" table:style-name="ce1">
            <text:p>0</text:p>
          </table:table-cell>
          <table:table-cell office:value-type="float" office:value="0" table:formula="of:=IF([Data.IG30]=&quot;&quot;;0;(IF([Data.IG30]=&quot;?&quot;;&quot;?&quot;;1)))" table:style-name="ce1">
            <text:p>0</text:p>
          </table:table-cell>
          <table:table-cell office:value-type="float" office:value="0" table:formula="of:=IF([Data.IH30]=&quot;&quot;;0;(IF([Data.IH30]=&quot;?&quot;;&quot;?&quot;;1)))" table:style-name="ce1">
            <text:p>0</text:p>
          </table:table-cell>
          <table:table-cell office:value-type="float" office:value="0" table:formula="of:=IF([Data.II30]=&quot;&quot;;0;(IF([Data.II30]=&quot;?&quot;;&quot;?&quot;;1)))" table:style-name="ce1">
            <text:p>0</text:p>
          </table:table-cell>
          <table:table-cell office:value-type="float" office:value="0" table:formula="of:=IF([Data.IJ30]=&quot;&quot;;0;(IF([Data.IJ30]=&quot;?&quot;;&quot;?&quot;;1)))" table:style-name="ce1">
            <text:p>0</text:p>
          </table:table-cell>
          <table:table-cell office:value-type="float" office:value="0" table:formula="of:=IF([Data.IK30]=&quot;&quot;;0;(IF([Data.IK30]=&quot;?&quot;;&quot;?&quot;;1)))" table:style-name="ce1">
            <text:p>0</text:p>
          </table:table-cell>
          <table:table-cell table:number-columns-repeated="2" table:style-name="ce1"/>
          <table:table-cell office:value-type="float" office:value="58" table:formula="of:=SUM([.B28:.HI28])" table:style-name="ce1">
            <text:p>58</text:p>
          </table:table-cell>
          <table:table-cell table:number-columns-repeated="16164"/>
        </table:table-row>
        <table:table-row table:style-name="ro3">
          <table:table-cell office:value-type="string" office:string-value="KsMaonan" table:formula="of:=[Data.C31]" table:style-name="ce1">
            <text:p>KsMaonan</text:p>
          </table:table-cell>
          <table:table-cell office:value-type="float" office:value="1" table:formula="of:=IF([Data.AD31]=&quot;&quot;;0;(IF([Data.AD31]=&quot;?&quot;;&quot;?&quot;;1)))" table:style-name="ce1">
            <text:p>1</text:p>
          </table:table-cell>
          <table:table-cell office:value-type="float" office:value="0" table:formula="of:=IF([Data.AE31]=&quot;&quot;;0;(IF([Data.AE31]=&quot;?&quot;;&quot;?&quot;;1)))" table:style-name="ce1">
            <text:p>0</text:p>
          </table:table-cell>
          <table:table-cell office:value-type="float" office:value="1" table:formula="of:=IF([Data.AF31]=&quot;&quot;;0;(IF([Data.AF31]=&quot;?&quot;;&quot;?&quot;;1)))" table:style-name="ce1">
            <text:p>1</text:p>
          </table:table-cell>
          <table:table-cell office:value-type="float" office:value="1" table:formula="of:=IF([Data.AG31]=&quot;&quot;;0;(IF([Data.AG31]=&quot;?&quot;;&quot;?&quot;;1)))" table:style-name="ce1">
            <text:p>1</text:p>
          </table:table-cell>
          <table:table-cell office:value-type="float" office:value="1" table:formula="of:=IF([Data.AH31]=&quot;&quot;;0;(IF([Data.AH31]=&quot;?&quot;;&quot;?&quot;;1)))" table:style-name="ce1">
            <text:p>1</text:p>
          </table:table-cell>
          <table:table-cell office:value-type="float" office:value="0" table:formula="of:=IF([Data.AI31]=&quot;&quot;;0;(IF([Data.AI31]=&quot;?&quot;;&quot;?&quot;;1)))" table:style-name="ce1">
            <text:p>0</text:p>
          </table:table-cell>
          <table:table-cell office:value-type="float" office:value="0" table:formula="of:=IF([Data.AJ31]=&quot;&quot;;0;(IF([Data.AJ31]=&quot;?&quot;;&quot;?&quot;;1)))" table:style-name="ce1">
            <text:p>0</text:p>
          </table:table-cell>
          <table:table-cell office:value-type="float" office:value="1" table:formula="of:=IF([Data.AK31]=&quot;&quot;;0;(IF([Data.AK31]=&quot;?&quot;;&quot;?&quot;;1)))" table:style-name="ce1">
            <text:p>1</text:p>
          </table:table-cell>
          <table:table-cell office:value-type="float" office:value="1" table:formula="of:=IF([Data.AL31]=&quot;&quot;;0;(IF([Data.AL31]=&quot;?&quot;;&quot;?&quot;;1)))" table:style-name="ce1">
            <text:p>1</text:p>
          </table:table-cell>
          <table:table-cell office:value-type="float" office:value="0" table:formula="of:=IF([Data.AM31]=&quot;&quot;;0;(IF([Data.AM31]=&quot;?&quot;;&quot;?&quot;;1)))" table:style-name="ce1">
            <text:p>0</text:p>
          </table:table-cell>
          <table:table-cell office:value-type="float" office:value="1" table:formula="of:=IF([Data.AN31]=&quot;&quot;;0;(IF([Data.AN31]=&quot;?&quot;;&quot;?&quot;;1)))" table:style-name="ce1">
            <text:p>1</text:p>
          </table:table-cell>
          <table:table-cell office:value-type="float" office:value="0" table:formula="of:=IF([Data.AO31]=&quot;&quot;;0;(IF([Data.AO31]=&quot;?&quot;;&quot;?&quot;;1)))" table:style-name="ce1">
            <text:p>0</text:p>
          </table:table-cell>
          <table:table-cell office:value-type="float" office:value="1" table:formula="of:=IF([Data.AP31]=&quot;&quot;;0;(IF([Data.AP31]=&quot;?&quot;;&quot;?&quot;;1)))" table:style-name="ce1">
            <text:p>1</text:p>
          </table:table-cell>
          <table:table-cell office:value-type="float" office:value="1" table:formula="of:=IF([Data.AQ31]=&quot;&quot;;0;(IF([Data.AQ31]=&quot;?&quot;;&quot;?&quot;;1)))" table:style-name="ce1">
            <text:p>1</text:p>
          </table:table-cell>
          <table:table-cell office:value-type="float" office:value="0" table:formula="of:=IF([Data.AR31]=&quot;&quot;;0;(IF([Data.AR31]=&quot;?&quot;;&quot;?&quot;;1)))" table:style-name="ce1">
            <text:p>0</text:p>
          </table:table-cell>
          <table:table-cell office:value-type="float" office:value="1" table:formula="of:=IF([Data.AS31]=&quot;&quot;;0;(IF([Data.AS31]=&quot;?&quot;;&quot;?&quot;;1)))" table:style-name="ce1">
            <text:p>1</text:p>
          </table:table-cell>
          <table:table-cell office:value-type="float" office:value="1" table:formula="of:=IF([Data.AT31]=&quot;&quot;;0;(IF([Data.AT31]=&quot;?&quot;;&quot;?&quot;;1)))" table:style-name="ce1">
            <text:p>1</text:p>
          </table:table-cell>
          <table:table-cell office:value-type="float" office:value="1" table:formula="of:=IF([Data.AU31]=&quot;&quot;;0;(IF([Data.AU31]=&quot;?&quot;;&quot;?&quot;;1)))" table:style-name="ce1">
            <text:p>1</text:p>
          </table:table-cell>
          <table:table-cell office:value-type="float" office:value="0" table:formula="of:=IF([Data.AV31]=&quot;&quot;;0;(IF([Data.AV31]=&quot;?&quot;;&quot;?&quot;;1)))" table:style-name="ce1">
            <text:p>0</text:p>
          </table:table-cell>
          <table:table-cell office:value-type="float" office:value="1" table:formula="of:=IF([Data.AW31]=&quot;&quot;;0;(IF([Data.AW31]=&quot;?&quot;;&quot;?&quot;;1)))" table:style-name="ce1">
            <text:p>1</text:p>
          </table:table-cell>
          <table:table-cell office:value-type="float" office:value="0" table:formula="of:=IF([Data.AX31]=&quot;&quot;;0;(IF([Data.AX31]=&quot;?&quot;;&quot;?&quot;;1)))" table:style-name="ce1">
            <text:p>0</text:p>
          </table:table-cell>
          <table:table-cell office:value-type="float" office:value="1" table:formula="of:=IF([Data.AY31]=&quot;&quot;;0;(IF([Data.AY31]=&quot;?&quot;;&quot;?&quot;;1)))" table:style-name="ce1">
            <text:p>1</text:p>
          </table:table-cell>
          <table:table-cell office:value-type="float" office:value="0" table:formula="of:=IF([Data.AZ31]=&quot;&quot;;0;(IF([Data.AZ31]=&quot;?&quot;;&quot;?&quot;;1)))" table:style-name="ce1">
            <text:p>0</text:p>
          </table:table-cell>
          <table:table-cell office:value-type="float" office:value="0" table:formula="of:=IF([Data.BA31]=&quot;&quot;;0;(IF([Data.BA31]=&quot;?&quot;;&quot;?&quot;;1)))" table:style-name="ce1">
            <text:p>0</text:p>
          </table:table-cell>
          <table:table-cell office:value-type="float" office:value="0" table:formula="of:=IF([Data.BB31]=&quot;&quot;;0;(IF([Data.BB31]=&quot;?&quot;;&quot;?&quot;;1)))" table:style-name="ce1">
            <text:p>0</text:p>
          </table:table-cell>
          <table:table-cell office:value-type="float" office:value="1" table:formula="of:=IF([Data.BC31]=&quot;&quot;;0;(IF([Data.BC31]=&quot;?&quot;;&quot;?&quot;;1)))" table:style-name="ce1">
            <text:p>1</text:p>
          </table:table-cell>
          <table:table-cell office:value-type="float" office:value="0" table:formula="of:=IF([Data.BD31]=&quot;&quot;;0;(IF([Data.BD31]=&quot;?&quot;;&quot;?&quot;;1)))" table:style-name="ce1">
            <text:p>0</text:p>
          </table:table-cell>
          <table:table-cell office:value-type="float" office:value="0" table:formula="of:=IF([Data.BE31]=&quot;&quot;;0;(IF([Data.BE31]=&quot;?&quot;;&quot;?&quot;;1)))" table:style-name="ce1">
            <text:p>0</text:p>
          </table:table-cell>
          <table:table-cell office:value-type="float" office:value="1" table:formula="of:=IF([Data.BF31]=&quot;&quot;;0;(IF([Data.BF31]=&quot;?&quot;;&quot;?&quot;;1)))" table:style-name="ce1">
            <text:p>1</text:p>
          </table:table-cell>
          <table:table-cell office:value-type="float" office:value="0" table:formula="of:=IF([Data.BG31]=&quot;&quot;;0;(IF([Data.BG31]=&quot;?&quot;;&quot;?&quot;;1)))" table:style-name="ce1">
            <text:p>0</text:p>
          </table:table-cell>
          <table:table-cell office:value-type="float" office:value="0" table:formula="of:=IF([Data.BH31]=&quot;&quot;;0;(IF([Data.BH31]=&quot;?&quot;;&quot;?&quot;;1)))" table:style-name="ce1">
            <text:p>0</text:p>
          </table:table-cell>
          <table:table-cell office:value-type="float" office:value="0" table:formula="of:=IF([Data.BI31]=&quot;&quot;;0;(IF([Data.BI31]=&quot;?&quot;;&quot;?&quot;;1)))" table:style-name="ce1">
            <text:p>0</text:p>
          </table:table-cell>
          <table:table-cell office:value-type="float" office:value="0" table:formula="of:=IF([Data.BJ31]=&quot;&quot;;0;(IF([Data.BJ31]=&quot;?&quot;;&quot;?&quot;;1)))" table:style-name="ce1">
            <text:p>0</text:p>
          </table:table-cell>
          <table:table-cell office:value-type="float" office:value="0" table:formula="of:=IF([Data.BK31]=&quot;&quot;;0;(IF([Data.BK31]=&quot;?&quot;;&quot;?&quot;;1)))" table:style-name="ce1">
            <text:p>0</text:p>
          </table:table-cell>
          <table:table-cell office:value-type="float" office:value="0" table:formula="of:=IF([Data.BL31]=&quot;&quot;;0;(IF([Data.BL31]=&quot;?&quot;;&quot;?&quot;;1)))" table:style-name="ce1">
            <text:p>0</text:p>
          </table:table-cell>
          <table:table-cell office:value-type="float" office:value="0" table:formula="of:=IF([Data.BM31]=&quot;&quot;;0;(IF([Data.BM31]=&quot;?&quot;;&quot;?&quot;;1)))" table:style-name="ce1">
            <text:p>0</text:p>
          </table:table-cell>
          <table:table-cell office:value-type="float" office:value="0" table:formula="of:=IF([Data.BN31]=&quot;&quot;;0;(IF([Data.BN31]=&quot;?&quot;;&quot;?&quot;;1)))" table:style-name="ce1">
            <text:p>0</text:p>
          </table:table-cell>
          <table:table-cell office:value-type="float" office:value="0" table:formula="of:=IF([Data.BO31]=&quot;&quot;;0;(IF([Data.BO31]=&quot;?&quot;;&quot;?&quot;;1)))" table:style-name="ce1">
            <text:p>0</text:p>
          </table:table-cell>
          <table:table-cell office:value-type="float" office:value="0" table:formula="of:=IF([Data.BP31]=&quot;&quot;;0;(IF([Data.BP31]=&quot;?&quot;;&quot;?&quot;;1)))" table:style-name="ce1">
            <text:p>0</text:p>
          </table:table-cell>
          <table:table-cell office:value-type="float" office:value="0" table:formula="of:=IF([Data.BQ31]=&quot;&quot;;0;(IF([Data.BQ31]=&quot;?&quot;;&quot;?&quot;;1)))" table:style-name="ce1">
            <text:p>0</text:p>
          </table:table-cell>
          <table:table-cell office:value-type="float" office:value="0" table:formula="of:=IF([Data.BR31]=&quot;&quot;;0;(IF([Data.BR31]=&quot;?&quot;;&quot;?&quot;;1)))" table:style-name="ce1">
            <text:p>0</text:p>
          </table:table-cell>
          <table:table-cell office:value-type="float" office:value="0" table:formula="of:=IF([Data.BS31]=&quot;&quot;;0;(IF([Data.BS31]=&quot;?&quot;;&quot;?&quot;;1)))" table:style-name="ce1">
            <text:p>0</text:p>
          </table:table-cell>
          <table:table-cell office:value-type="float" office:value="0" table:formula="of:=IF([Data.BT31]=&quot;&quot;;0;(IF([Data.BT31]=&quot;?&quot;;&quot;?&quot;;1)))" table:style-name="ce1">
            <text:p>0</text:p>
          </table:table-cell>
          <table:table-cell office:value-type="float" office:value="1" table:formula="of:=IF([Data.BU31]=&quot;&quot;;0;(IF([Data.BU31]=&quot;?&quot;;&quot;?&quot;;1)))" table:style-name="ce1">
            <text:p>1</text:p>
          </table:table-cell>
          <table:table-cell office:value-type="float" office:value="0" table:formula="of:=IF([Data.BV31]=&quot;&quot;;0;(IF([Data.BV31]=&quot;?&quot;;&quot;?&quot;;1)))" table:style-name="ce1">
            <text:p>0</text:p>
          </table:table-cell>
          <table:table-cell office:value-type="float" office:value="0" table:formula="of:=IF([Data.BW31]=&quot;&quot;;0;(IF([Data.BW31]=&quot;?&quot;;&quot;?&quot;;1)))" table:style-name="ce1">
            <text:p>0</text:p>
          </table:table-cell>
          <table:table-cell office:value-type="float" office:value="1" table:formula="of:=IF([Data.BX31]=&quot;&quot;;0;(IF([Data.BX31]=&quot;?&quot;;&quot;?&quot;;1)))" table:style-name="ce1">
            <text:p>1</text:p>
          </table:table-cell>
          <table:table-cell office:value-type="float" office:value="0" table:formula="of:=IF([Data.BY31]=&quot;&quot;;0;(IF([Data.BY31]=&quot;?&quot;;&quot;?&quot;;1)))" table:style-name="ce1">
            <text:p>0</text:p>
          </table:table-cell>
          <table:table-cell office:value-type="float" office:value="0" table:formula="of:=IF([Data.BZ31]=&quot;&quot;;0;(IF([Data.BZ31]=&quot;?&quot;;&quot;?&quot;;1)))" table:style-name="ce1">
            <text:p>0</text:p>
          </table:table-cell>
          <table:table-cell office:value-type="float" office:value="0" table:formula="of:=IF([Data.CA31]=&quot;&quot;;0;(IF([Data.CA31]=&quot;?&quot;;&quot;?&quot;;1)))" table:style-name="ce1">
            <text:p>0</text:p>
          </table:table-cell>
          <table:table-cell office:value-type="float" office:value="1" table:formula="of:=IF([Data.CB31]=&quot;&quot;;0;(IF([Data.CB31]=&quot;?&quot;;&quot;?&quot;;1)))" table:style-name="ce1">
            <text:p>1</text:p>
          </table:table-cell>
          <table:table-cell office:value-type="float" office:value="0" table:formula="of:=IF([Data.CC31]=&quot;&quot;;0;(IF([Data.CC31]=&quot;?&quot;;&quot;?&quot;;1)))" table:style-name="ce1">
            <text:p>0</text:p>
          </table:table-cell>
          <table:table-cell office:value-type="float" office:value="0" table:formula="of:=IF([Data.CD31]=&quot;&quot;;0;(IF([Data.CD31]=&quot;?&quot;;&quot;?&quot;;1)))" table:style-name="ce1">
            <text:p>0</text:p>
          </table:table-cell>
          <table:table-cell office:value-type="float" office:value="0" table:formula="of:=IF([Data.CE31]=&quot;&quot;;0;(IF([Data.CE31]=&quot;?&quot;;&quot;?&quot;;1)))" table:style-name="ce1">
            <text:p>0</text:p>
          </table:table-cell>
          <table:table-cell office:value-type="float" office:value="0" table:formula="of:=IF([Data.CF31]=&quot;&quot;;0;(IF([Data.CF31]=&quot;?&quot;;&quot;?&quot;;1)))" table:style-name="ce1">
            <text:p>0</text:p>
          </table:table-cell>
          <table:table-cell office:value-type="float" office:value="0" table:formula="of:=IF([Data.CG31]=&quot;&quot;;0;(IF([Data.CG31]=&quot;?&quot;;&quot;?&quot;;1)))" table:style-name="ce1">
            <text:p>0</text:p>
          </table:table-cell>
          <table:table-cell office:value-type="float" office:value="0" table:formula="of:=IF([Data.CH31]=&quot;&quot;;0;(IF([Data.CH31]=&quot;?&quot;;&quot;?&quot;;1)))" table:style-name="ce1">
            <text:p>0</text:p>
          </table:table-cell>
          <table:table-cell office:value-type="float" office:value="1" table:formula="of:=IF([Data.CI31]=&quot;&quot;;0;(IF([Data.CI31]=&quot;?&quot;;&quot;?&quot;;1)))" table:style-name="ce1">
            <text:p>1</text:p>
          </table:table-cell>
          <table:table-cell office:value-type="float" office:value="0" table:formula="of:=IF([Data.CJ31]=&quot;&quot;;0;(IF([Data.CJ31]=&quot;?&quot;;&quot;?&quot;;1)))" table:style-name="ce1">
            <text:p>0</text:p>
          </table:table-cell>
          <table:table-cell office:value-type="float" office:value="1" table:formula="of:=IF([Data.CK31]=&quot;&quot;;0;(IF([Data.CK31]=&quot;?&quot;;&quot;?&quot;;1)))" table:style-name="ce1">
            <text:p>1</text:p>
          </table:table-cell>
          <table:table-cell office:value-type="float" office:value="0" table:formula="of:=IF([Data.CL31]=&quot;&quot;;0;(IF([Data.CL31]=&quot;?&quot;;&quot;?&quot;;1)))" table:style-name="ce1">
            <text:p>0</text:p>
          </table:table-cell>
          <table:table-cell office:value-type="float" office:value="0" table:formula="of:=IF([Data.CM31]=&quot;&quot;;0;(IF([Data.CM31]=&quot;?&quot;;&quot;?&quot;;1)))" table:style-name="ce1">
            <text:p>0</text:p>
          </table:table-cell>
          <table:table-cell office:value-type="float" office:value="0" table:formula="of:=IF([Data.CN31]=&quot;&quot;;0;(IF([Data.CN31]=&quot;?&quot;;&quot;?&quot;;1)))" table:style-name="ce1">
            <text:p>0</text:p>
          </table:table-cell>
          <table:table-cell office:value-type="float" office:value="0" table:formula="of:=IF([Data.CO31]=&quot;&quot;;0;(IF([Data.CO31]=&quot;?&quot;;&quot;?&quot;;1)))" table:style-name="ce1">
            <text:p>0</text:p>
          </table:table-cell>
          <table:table-cell office:value-type="float" office:value="1" table:formula="of:=IF([Data.CP31]=&quot;&quot;;0;(IF([Data.CP31]=&quot;?&quot;;&quot;?&quot;;1)))" table:style-name="ce1">
            <text:p>1</text:p>
          </table:table-cell>
          <table:table-cell office:value-type="float" office:value="1" table:formula="of:=IF([Data.CQ31]=&quot;&quot;;0;(IF([Data.CQ31]=&quot;?&quot;;&quot;?&quot;;1)))" table:style-name="ce1">
            <text:p>1</text:p>
          </table:table-cell>
          <table:table-cell office:value-type="float" office:value="1" table:formula="of:=IF([Data.CR31]=&quot;&quot;;0;(IF([Data.CR31]=&quot;?&quot;;&quot;?&quot;;1)))" table:style-name="ce1">
            <text:p>1</text:p>
          </table:table-cell>
          <table:table-cell office:value-type="float" office:value="0" table:formula="of:=IF([Data.CS31]=&quot;&quot;;0;(IF([Data.CS31]=&quot;?&quot;;&quot;?&quot;;1)))" table:style-name="ce1">
            <text:p>0</text:p>
          </table:table-cell>
          <table:table-cell office:value-type="float" office:value="0" table:formula="of:=IF([Data.CT31]=&quot;&quot;;0;(IF([Data.CT31]=&quot;?&quot;;&quot;?&quot;;1)))" table:style-name="ce1">
            <text:p>0</text:p>
          </table:table-cell>
          <table:table-cell office:value-type="float" office:value="0" table:formula="of:=IF([Data.CU31]=&quot;&quot;;0;(IF([Data.CU31]=&quot;?&quot;;&quot;?&quot;;1)))" table:style-name="ce1">
            <text:p>0</text:p>
          </table:table-cell>
          <table:table-cell office:value-type="float" office:value="1" table:formula="of:=IF([Data.CV31]=&quot;&quot;;0;(IF([Data.CV31]=&quot;?&quot;;&quot;?&quot;;1)))" table:style-name="ce1">
            <text:p>1</text:p>
          </table:table-cell>
          <table:table-cell office:value-type="float" office:value="0" table:formula="of:=IF([Data.CW31]=&quot;&quot;;0;(IF([Data.CW31]=&quot;?&quot;;&quot;?&quot;;1)))" table:style-name="ce1">
            <text:p>0</text:p>
          </table:table-cell>
          <table:table-cell office:value-type="float" office:value="0" table:formula="of:=IF([Data.CX31]=&quot;&quot;;0;(IF([Data.CX31]=&quot;?&quot;;&quot;?&quot;;1)))" table:style-name="ce1">
            <text:p>0</text:p>
          </table:table-cell>
          <table:table-cell office:value-type="float" office:value="0" table:formula="of:=IF([Data.CY31]=&quot;&quot;;0;(IF([Data.CY31]=&quot;?&quot;;&quot;?&quot;;1)))" table:style-name="ce1">
            <text:p>0</text:p>
          </table:table-cell>
          <table:table-cell office:value-type="float" office:value="1" table:formula="of:=IF([Data.CZ31]=&quot;&quot;;0;(IF([Data.CZ31]=&quot;?&quot;;&quot;?&quot;;1)))" table:style-name="ce1">
            <text:p>1</text:p>
          </table:table-cell>
          <table:table-cell office:value-type="float" office:value="1" table:formula="of:=IF([Data.DA31]=&quot;&quot;;0;(IF([Data.DA31]=&quot;?&quot;;&quot;?&quot;;1)))" table:style-name="ce1">
            <text:p>1</text:p>
          </table:table-cell>
          <table:table-cell office:value-type="float" office:value="0" table:formula="of:=IF([Data.DB31]=&quot;&quot;;0;(IF([Data.DB31]=&quot;?&quot;;&quot;?&quot;;1)))" table:style-name="ce1">
            <text:p>0</text:p>
          </table:table-cell>
          <table:table-cell office:value-type="float" office:value="0" table:formula="of:=IF([Data.DC31]=&quot;&quot;;0;(IF([Data.DC31]=&quot;?&quot;;&quot;?&quot;;1)))" table:style-name="ce1">
            <text:p>0</text:p>
          </table:table-cell>
          <table:table-cell office:value-type="float" office:value="0" table:formula="of:=IF([Data.DD31]=&quot;&quot;;0;(IF([Data.DD31]=&quot;?&quot;;&quot;?&quot;;1)))" table:style-name="ce1">
            <text:p>0</text:p>
          </table:table-cell>
          <table:table-cell office:value-type="float" office:value="1" table:formula="of:=IF([Data.DE31]=&quot;&quot;;0;(IF([Data.DE31]=&quot;?&quot;;&quot;?&quot;;1)))" table:style-name="ce1">
            <text:p>1</text:p>
          </table:table-cell>
          <table:table-cell office:value-type="float" office:value="0" table:formula="of:=IF([Data.DF31]=&quot;&quot;;0;(IF([Data.DF31]=&quot;?&quot;;&quot;?&quot;;1)))" table:style-name="ce1">
            <text:p>0</text:p>
          </table:table-cell>
          <table:table-cell office:value-type="float" office:value="0" table:formula="of:=IF([Data.DG31]=&quot;&quot;;0;(IF([Data.DG31]=&quot;?&quot;;&quot;?&quot;;1)))" table:style-name="ce1">
            <text:p>0</text:p>
          </table:table-cell>
          <table:table-cell office:value-type="float" office:value="0" table:formula="of:=IF([Data.DH31]=&quot;&quot;;0;(IF([Data.DH31]=&quot;?&quot;;&quot;?&quot;;1)))" table:style-name="ce1">
            <text:p>0</text:p>
          </table:table-cell>
          <table:table-cell office:value-type="float" office:value="0" table:formula="of:=IF([Data.DI31]=&quot;&quot;;0;(IF([Data.DI31]=&quot;?&quot;;&quot;?&quot;;1)))" table:style-name="ce1">
            <text:p>0</text:p>
          </table:table-cell>
          <table:table-cell office:value-type="float" office:value="0" table:formula="of:=IF([Data.DJ31]=&quot;&quot;;0;(IF([Data.DJ31]=&quot;?&quot;;&quot;?&quot;;1)))" table:style-name="ce1">
            <text:p>0</text:p>
          </table:table-cell>
          <table:table-cell office:value-type="float" office:value="0" table:formula="of:=IF([Data.DK31]=&quot;&quot;;0;(IF([Data.DK31]=&quot;?&quot;;&quot;?&quot;;1)))" table:style-name="ce1">
            <text:p>0</text:p>
          </table:table-cell>
          <table:table-cell office:value-type="float" office:value="0" table:formula="of:=IF([Data.DL31]=&quot;&quot;;0;(IF([Data.DL31]=&quot;?&quot;;&quot;?&quot;;1)))" table:style-name="ce1">
            <text:p>0</text:p>
          </table:table-cell>
          <table:table-cell office:value-type="float" office:value="1" table:formula="of:=IF([Data.DM31]=&quot;&quot;;0;(IF([Data.DM31]=&quot;?&quot;;&quot;?&quot;;1)))" table:style-name="ce1">
            <text:p>1</text:p>
          </table:table-cell>
          <table:table-cell office:value-type="float" office:value="0" table:formula="of:=IF([Data.DN31]=&quot;&quot;;0;(IF([Data.DN31]=&quot;?&quot;;&quot;?&quot;;1)))" table:style-name="ce1">
            <text:p>0</text:p>
          </table:table-cell>
          <table:table-cell office:value-type="float" office:value="1" table:formula="of:=IF([Data.DO31]=&quot;&quot;;0;(IF([Data.DO31]=&quot;?&quot;;&quot;?&quot;;1)))" table:style-name="ce1">
            <text:p>1</text:p>
          </table:table-cell>
          <table:table-cell office:value-type="float" office:value="0" table:formula="of:=IF([Data.DP31]=&quot;&quot;;0;(IF([Data.DP31]=&quot;?&quot;;&quot;?&quot;;1)))" table:style-name="ce1">
            <text:p>0</text:p>
          </table:table-cell>
          <table:table-cell office:value-type="float" office:value="0" table:formula="of:=IF([Data.DQ31]=&quot;&quot;;0;(IF([Data.DQ31]=&quot;?&quot;;&quot;?&quot;;1)))" table:style-name="ce1">
            <text:p>0</text:p>
          </table:table-cell>
          <table:table-cell office:value-type="float" office:value="0" table:formula="of:=IF([Data.DR31]=&quot;&quot;;0;(IF([Data.DR31]=&quot;?&quot;;&quot;?&quot;;1)))" table:style-name="ce1">
            <text:p>0</text:p>
          </table:table-cell>
          <table:table-cell office:value-type="float" office:value="1" table:formula="of:=IF([Data.DS31]=&quot;&quot;;0;(IF([Data.DS31]=&quot;?&quot;;&quot;?&quot;;1)))" table:style-name="ce1">
            <text:p>1</text:p>
          </table:table-cell>
          <table:table-cell office:value-type="float" office:value="0" table:formula="of:=IF([Data.DT31]=&quot;&quot;;0;(IF([Data.DT31]=&quot;?&quot;;&quot;?&quot;;1)))" table:style-name="ce1">
            <text:p>0</text:p>
          </table:table-cell>
          <table:table-cell office:value-type="float" office:value="1" table:formula="of:=IF([Data.DU31]=&quot;&quot;;0;(IF([Data.DU31]=&quot;?&quot;;&quot;?&quot;;1)))" table:style-name="ce1">
            <text:p>1</text:p>
          </table:table-cell>
          <table:table-cell office:value-type="float" office:value="1" table:formula="of:=IF([Data.DV31]=&quot;&quot;;0;(IF([Data.DV31]=&quot;?&quot;;&quot;?&quot;;1)))" table:style-name="ce1">
            <text:p>1</text:p>
          </table:table-cell>
          <table:table-cell office:value-type="float" office:value="0" table:formula="of:=IF([Data.DW31]=&quot;&quot;;0;(IF([Data.DW31]=&quot;?&quot;;&quot;?&quot;;1)))" table:style-name="ce1">
            <text:p>0</text:p>
          </table:table-cell>
          <table:table-cell office:value-type="float" office:value="0" table:formula="of:=IF([Data.DX31]=&quot;&quot;;0;(IF([Data.DX31]=&quot;?&quot;;&quot;?&quot;;1)))" table:style-name="ce1">
            <text:p>0</text:p>
          </table:table-cell>
          <table:table-cell office:value-type="float" office:value="1" table:formula="of:=IF([Data.DY31]=&quot;&quot;;0;(IF([Data.DY31]=&quot;?&quot;;&quot;?&quot;;1)))" table:style-name="ce1">
            <text:p>1</text:p>
          </table:table-cell>
          <table:table-cell office:value-type="float" office:value="1" table:formula="of:=IF([Data.DZ31]=&quot;&quot;;0;(IF([Data.DZ31]=&quot;?&quot;;&quot;?&quot;;1)))" table:style-name="ce1">
            <text:p>1</text:p>
          </table:table-cell>
          <table:table-cell office:value-type="float" office:value="0" table:formula="of:=IF([Data.EA31]=&quot;&quot;;0;(IF([Data.EA31]=&quot;?&quot;;&quot;?&quot;;1)))" table:style-name="ce1">
            <text:p>0</text:p>
          </table:table-cell>
          <table:table-cell office:value-type="float" office:value="1" table:formula="of:=IF([Data.EB31]=&quot;&quot;;0;(IF([Data.EB31]=&quot;?&quot;;&quot;?&quot;;1)))" table:style-name="ce1">
            <text:p>1</text:p>
          </table:table-cell>
          <table:table-cell office:value-type="float" office:value="0" table:formula="of:=IF([Data.EC31]=&quot;&quot;;0;(IF([Data.EC31]=&quot;?&quot;;&quot;?&quot;;1)))" table:style-name="ce1">
            <text:p>0</text:p>
          </table:table-cell>
          <table:table-cell office:value-type="float" office:value="0" table:formula="of:=IF([Data.ED31]=&quot;&quot;;0;(IF([Data.ED31]=&quot;?&quot;;&quot;?&quot;;1)))" table:style-name="ce1">
            <text:p>0</text:p>
          </table:table-cell>
          <table:table-cell office:value-type="float" office:value="0" table:formula="of:=IF([Data.EE31]=&quot;&quot;;0;(IF([Data.EE31]=&quot;?&quot;;&quot;?&quot;;1)))" table:style-name="ce1">
            <text:p>0</text:p>
          </table:table-cell>
          <table:table-cell office:value-type="float" office:value="0" table:formula="of:=IF([Data.EF31]=&quot;&quot;;0;(IF([Data.EF31]=&quot;?&quot;;&quot;?&quot;;1)))" table:style-name="ce1">
            <text:p>0</text:p>
          </table:table-cell>
          <table:table-cell office:value-type="float" office:value="0" table:formula="of:=IF([Data.EG31]=&quot;&quot;;0;(IF([Data.EG31]=&quot;?&quot;;&quot;?&quot;;1)))" table:style-name="ce1">
            <text:p>0</text:p>
          </table:table-cell>
          <table:table-cell office:value-type="float" office:value="0" table:formula="of:=IF([Data.EH31]=&quot;&quot;;0;(IF([Data.EH31]=&quot;?&quot;;&quot;?&quot;;1)))" table:style-name="ce1">
            <text:p>0</text:p>
          </table:table-cell>
          <table:table-cell office:value-type="float" office:value="0" table:formula="of:=IF([Data.EI31]=&quot;&quot;;0;(IF([Data.EI31]=&quot;?&quot;;&quot;?&quot;;1)))" table:style-name="ce1">
            <text:p>0</text:p>
          </table:table-cell>
          <table:table-cell office:value-type="float" office:value="0" table:formula="of:=IF([Data.EJ31]=&quot;&quot;;0;(IF([Data.EJ31]=&quot;?&quot;;&quot;?&quot;;1)))" table:style-name="ce1">
            <text:p>0</text:p>
          </table:table-cell>
          <table:table-cell office:value-type="float" office:value="0" table:formula="of:=IF([Data.EK31]=&quot;&quot;;0;(IF([Data.EK31]=&quot;?&quot;;&quot;?&quot;;1)))" table:style-name="ce1">
            <text:p>0</text:p>
          </table:table-cell>
          <table:table-cell office:value-type="float" office:value="0" table:formula="of:=IF([Data.EL31]=&quot;&quot;;0;(IF([Data.EL31]=&quot;?&quot;;&quot;?&quot;;1)))" table:style-name="ce1">
            <text:p>0</text:p>
          </table:table-cell>
          <table:table-cell office:value-type="float" office:value="0" table:formula="of:=IF([Data.EM31]=&quot;&quot;;0;(IF([Data.EM31]=&quot;?&quot;;&quot;?&quot;;1)))" table:style-name="ce1">
            <text:p>0</text:p>
          </table:table-cell>
          <table:table-cell office:value-type="float" office:value="0" table:formula="of:=IF([Data.EN31]=&quot;&quot;;0;(IF([Data.EN31]=&quot;?&quot;;&quot;?&quot;;1)))" table:style-name="ce1">
            <text:p>0</text:p>
          </table:table-cell>
          <table:table-cell office:value-type="float" office:value="0" table:formula="of:=IF([Data.EO31]=&quot;&quot;;0;(IF([Data.EO31]=&quot;?&quot;;&quot;?&quot;;1)))" table:style-name="ce1">
            <text:p>0</text:p>
          </table:table-cell>
          <table:table-cell office:value-type="float" office:value="0" table:formula="of:=IF([Data.EP31]=&quot;&quot;;0;(IF([Data.EP31]=&quot;?&quot;;&quot;?&quot;;1)))" table:style-name="ce1">
            <text:p>0</text:p>
          </table:table-cell>
          <table:table-cell office:value-type="float" office:value="0" table:formula="of:=IF([Data.EQ31]=&quot;&quot;;0;(IF([Data.EQ31]=&quot;?&quot;;&quot;?&quot;;1)))" table:style-name="ce1">
            <text:p>0</text:p>
          </table:table-cell>
          <table:table-cell office:value-type="float" office:value="1" table:formula="of:=IF([Data.ER31]=&quot;&quot;;0;(IF([Data.ER31]=&quot;?&quot;;&quot;?&quot;;1)))" table:style-name="ce1">
            <text:p>1</text:p>
          </table:table-cell>
          <table:table-cell office:value-type="float" office:value="0" table:formula="of:=IF([Data.ES31]=&quot;&quot;;0;(IF([Data.ES31]=&quot;?&quot;;&quot;?&quot;;1)))" table:style-name="ce1">
            <text:p>0</text:p>
          </table:table-cell>
          <table:table-cell office:value-type="float" office:value="1" table:formula="of:=IF([Data.ET31]=&quot;&quot;;0;(IF([Data.ET31]=&quot;?&quot;;&quot;?&quot;;1)))" table:style-name="ce1">
            <text:p>1</text:p>
          </table:table-cell>
          <table:table-cell office:value-type="float" office:value="0" table:formula="of:=IF([Data.EU31]=&quot;&quot;;0;(IF([Data.EU31]=&quot;?&quot;;&quot;?&quot;;1)))" table:style-name="ce1">
            <text:p>0</text:p>
          </table:table-cell>
          <table:table-cell office:value-type="float" office:value="0" table:formula="of:=IF([Data.EV31]=&quot;&quot;;0;(IF([Data.EV31]=&quot;?&quot;;&quot;?&quot;;1)))" table:style-name="ce1">
            <text:p>0</text:p>
          </table:table-cell>
          <table:table-cell office:value-type="float" office:value="1" table:formula="of:=IF([Data.EW31]=&quot;&quot;;0;(IF([Data.EW31]=&quot;?&quot;;&quot;?&quot;;1)))" table:style-name="ce1">
            <text:p>1</text:p>
          </table:table-cell>
          <table:table-cell office:value-type="float" office:value="1" table:formula="of:=IF([Data.EX31]=&quot;&quot;;0;(IF([Data.EX31]=&quot;?&quot;;&quot;?&quot;;1)))" table:style-name="ce1">
            <text:p>1</text:p>
          </table:table-cell>
          <table:table-cell office:value-type="float" office:value="0" table:formula="of:=IF([Data.EY31]=&quot;&quot;;0;(IF([Data.EY31]=&quot;?&quot;;&quot;?&quot;;1)))" table:style-name="ce1">
            <text:p>0</text:p>
          </table:table-cell>
          <table:table-cell office:value-type="float" office:value="0" table:formula="of:=IF([Data.EZ31]=&quot;&quot;;0;(IF([Data.EZ31]=&quot;?&quot;;&quot;?&quot;;1)))" table:style-name="ce1">
            <text:p>0</text:p>
          </table:table-cell>
          <table:table-cell office:value-type="float" office:value="0" table:formula="of:=IF([Data.FA31]=&quot;&quot;;0;(IF([Data.FA31]=&quot;?&quot;;&quot;?&quot;;1)))" table:style-name="ce1">
            <text:p>0</text:p>
          </table:table-cell>
          <table:table-cell office:value-type="float" office:value="0" table:formula="of:=IF([Data.FB31]=&quot;&quot;;0;(IF([Data.FB31]=&quot;?&quot;;&quot;?&quot;;1)))" table:style-name="ce1">
            <text:p>0</text:p>
          </table:table-cell>
          <table:table-cell office:value-type="float" office:value="0" table:formula="of:=IF([Data.FC31]=&quot;&quot;;0;(IF([Data.FC31]=&quot;?&quot;;&quot;?&quot;;1)))" table:style-name="ce1">
            <text:p>0</text:p>
          </table:table-cell>
          <table:table-cell office:value-type="float" office:value="0" table:formula="of:=IF([Data.FD31]=&quot;&quot;;0;(IF([Data.FD31]=&quot;?&quot;;&quot;?&quot;;1)))" table:style-name="ce1">
            <text:p>0</text:p>
          </table:table-cell>
          <table:table-cell office:value-type="float" office:value="1" table:formula="of:=IF([Data.FE31]=&quot;&quot;;0;(IF([Data.FE31]=&quot;?&quot;;&quot;?&quot;;1)))" table:style-name="ce1">
            <text:p>1</text:p>
          </table:table-cell>
          <table:table-cell office:value-type="float" office:value="0" table:formula="of:=IF([Data.FF31]=&quot;&quot;;0;(IF([Data.FF31]=&quot;?&quot;;&quot;?&quot;;1)))" table:style-name="ce1">
            <text:p>0</text:p>
          </table:table-cell>
          <table:table-cell office:value-type="float" office:value="0" table:formula="of:=IF([Data.FG31]=&quot;&quot;;0;(IF([Data.FG31]=&quot;?&quot;;&quot;?&quot;;1)))" table:style-name="ce1">
            <text:p>0</text:p>
          </table:table-cell>
          <table:table-cell office:value-type="float" office:value="0" table:formula="of:=IF([Data.FH31]=&quot;&quot;;0;(IF([Data.FH31]=&quot;?&quot;;&quot;?&quot;;1)))" table:style-name="ce1">
            <text:p>0</text:p>
          </table:table-cell>
          <table:table-cell office:value-type="float" office:value="1" table:formula="of:=IF([Data.FI31]=&quot;&quot;;0;(IF([Data.FI31]=&quot;?&quot;;&quot;?&quot;;1)))" table:style-name="ce1">
            <text:p>1</text:p>
          </table:table-cell>
          <table:table-cell office:value-type="float" office:value="0" table:formula="of:=IF([Data.FJ31]=&quot;&quot;;0;(IF([Data.FJ31]=&quot;?&quot;;&quot;?&quot;;1)))" table:style-name="ce1">
            <text:p>0</text:p>
          </table:table-cell>
          <table:table-cell office:value-type="float" office:value="0" table:formula="of:=IF([Data.FK31]=&quot;&quot;;0;(IF([Data.FK31]=&quot;?&quot;;&quot;?&quot;;1)))" table:style-name="ce1">
            <text:p>0</text:p>
          </table:table-cell>
          <table:table-cell office:value-type="float" office:value="0" table:formula="of:=IF([Data.FL31]=&quot;&quot;;0;(IF([Data.FL31]=&quot;?&quot;;&quot;?&quot;;1)))" table:style-name="ce1">
            <text:p>0</text:p>
          </table:table-cell>
          <table:table-cell office:value-type="float" office:value="0" table:formula="of:=IF([Data.FM31]=&quot;&quot;;0;(IF([Data.FM31]=&quot;?&quot;;&quot;?&quot;;1)))" table:style-name="ce1">
            <text:p>0</text:p>
          </table:table-cell>
          <table:table-cell office:value-type="float" office:value="0" table:formula="of:=IF([Data.FN31]=&quot;&quot;;0;(IF([Data.FN31]=&quot;?&quot;;&quot;?&quot;;1)))" table:style-name="ce1">
            <text:p>0</text:p>
          </table:table-cell>
          <table:table-cell office:value-type="float" office:value="1" table:formula="of:=IF([Data.FO31]=&quot;&quot;;0;(IF([Data.FO31]=&quot;?&quot;;&quot;?&quot;;1)))" table:style-name="ce1">
            <text:p>1</text:p>
          </table:table-cell>
          <table:table-cell office:value-type="float" office:value="0" table:formula="of:=IF([Data.FP31]=&quot;&quot;;0;(IF([Data.FP31]=&quot;?&quot;;&quot;?&quot;;1)))" table:style-name="ce1">
            <text:p>0</text:p>
          </table:table-cell>
          <table:table-cell office:value-type="float" office:value="1" table:formula="of:=IF([Data.FQ31]=&quot;&quot;;0;(IF([Data.FQ31]=&quot;?&quot;;&quot;?&quot;;1)))" table:style-name="ce1">
            <text:p>1</text:p>
          </table:table-cell>
          <table:table-cell office:value-type="float" office:value="0" table:formula="of:=IF([Data.FR31]=&quot;&quot;;0;(IF([Data.FR31]=&quot;?&quot;;&quot;?&quot;;1)))" table:style-name="ce1">
            <text:p>0</text:p>
          </table:table-cell>
          <table:table-cell office:value-type="float" office:value="0" table:formula="of:=IF([Data.FS31]=&quot;&quot;;0;(IF([Data.FS31]=&quot;?&quot;;&quot;?&quot;;1)))" table:style-name="ce1">
            <text:p>0</text:p>
          </table:table-cell>
          <table:table-cell office:value-type="float" office:value="0" table:formula="of:=IF([Data.FT31]=&quot;&quot;;0;(IF([Data.FT31]=&quot;?&quot;;&quot;?&quot;;1)))" table:style-name="ce1">
            <text:p>0</text:p>
          </table:table-cell>
          <table:table-cell office:value-type="float" office:value="0" table:formula="of:=IF([Data.FU31]=&quot;&quot;;0;(IF([Data.FU31]=&quot;?&quot;;&quot;?&quot;;1)))" table:style-name="ce1">
            <text:p>0</text:p>
          </table:table-cell>
          <table:table-cell office:value-type="float" office:value="0" table:formula="of:=IF([Data.FV31]=&quot;&quot;;0;(IF([Data.FV31]=&quot;?&quot;;&quot;?&quot;;1)))" table:style-name="ce1">
            <text:p>0</text:p>
          </table:table-cell>
          <table:table-cell office:value-type="float" office:value="0" table:formula="of:=IF([Data.FW31]=&quot;&quot;;0;(IF([Data.FW31]=&quot;?&quot;;&quot;?&quot;;1)))" table:style-name="ce1">
            <text:p>0</text:p>
          </table:table-cell>
          <table:table-cell office:value-type="float" office:value="1" table:formula="of:=IF([Data.FX31]=&quot;&quot;;0;(IF([Data.FX31]=&quot;?&quot;;&quot;?&quot;;1)))" table:style-name="ce1">
            <text:p>1</text:p>
          </table:table-cell>
          <table:table-cell office:value-type="float" office:value="0" table:formula="of:=IF([Data.FY31]=&quot;&quot;;0;(IF([Data.FY31]=&quot;?&quot;;&quot;?&quot;;1)))" table:style-name="ce1">
            <text:p>0</text:p>
          </table:table-cell>
          <table:table-cell office:value-type="float" office:value="1" table:formula="of:=IF([Data.FZ31]=&quot;&quot;;0;(IF([Data.FZ31]=&quot;?&quot;;&quot;?&quot;;1)))" table:style-name="ce1">
            <text:p>1</text:p>
          </table:table-cell>
          <table:table-cell office:value-type="float" office:value="1" table:formula="of:=IF([Data.GA31]=&quot;&quot;;0;(IF([Data.GA31]=&quot;?&quot;;&quot;?&quot;;1)))" table:style-name="ce1">
            <text:p>1</text:p>
          </table:table-cell>
          <table:table-cell office:value-type="float" office:value="0" table:formula="of:=IF([Data.GB31]=&quot;&quot;;0;(IF([Data.GB31]=&quot;?&quot;;&quot;?&quot;;1)))" table:style-name="ce1">
            <text:p>0</text:p>
          </table:table-cell>
          <table:table-cell office:value-type="float" office:value="0" table:formula="of:=IF([Data.GC31]=&quot;&quot;;0;(IF([Data.GC31]=&quot;?&quot;;&quot;?&quot;;1)))" table:style-name="ce1">
            <text:p>0</text:p>
          </table:table-cell>
          <table:table-cell office:value-type="float" office:value="1" table:formula="of:=IF([Data.GD31]=&quot;&quot;;0;(IF([Data.GD31]=&quot;?&quot;;&quot;?&quot;;1)))" table:style-name="ce1">
            <text:p>1</text:p>
          </table:table-cell>
          <table:table-cell office:value-type="float" office:value="0" table:formula="of:=IF([Data.GE31]=&quot;&quot;;0;(IF([Data.GE31]=&quot;?&quot;;&quot;?&quot;;1)))" table:style-name="ce1">
            <text:p>0</text:p>
          </table:table-cell>
          <table:table-cell office:value-type="float" office:value="1" table:formula="of:=IF([Data.GF31]=&quot;&quot;;0;(IF([Data.GF31]=&quot;?&quot;;&quot;?&quot;;1)))" table:style-name="ce1">
            <text:p>1</text:p>
          </table:table-cell>
          <table:table-cell office:value-type="float" office:value="0" table:formula="of:=IF([Data.GG31]=&quot;&quot;;0;(IF([Data.GG31]=&quot;?&quot;;&quot;?&quot;;1)))" table:style-name="ce1">
            <text:p>0</text:p>
          </table:table-cell>
          <table:table-cell office:value-type="float" office:value="0" table:formula="of:=IF([Data.GH31]=&quot;&quot;;0;(IF([Data.GH31]=&quot;?&quot;;&quot;?&quot;;1)))" table:style-name="ce1">
            <text:p>0</text:p>
          </table:table-cell>
          <table:table-cell office:value-type="float" office:value="0" table:formula="of:=IF([Data.GI31]=&quot;&quot;;0;(IF([Data.GI31]=&quot;?&quot;;&quot;?&quot;;1)))" table:style-name="ce1">
            <text:p>0</text:p>
          </table:table-cell>
          <table:table-cell office:value-type="float" office:value="0" table:formula="of:=IF([Data.GJ31]=&quot;&quot;;0;(IF([Data.GJ31]=&quot;?&quot;;&quot;?&quot;;1)))" table:style-name="ce1">
            <text:p>0</text:p>
          </table:table-cell>
          <table:table-cell office:value-type="float" office:value="0" table:formula="of:=IF([Data.GK31]=&quot;&quot;;0;(IF([Data.GK31]=&quot;?&quot;;&quot;?&quot;;1)))" table:style-name="ce1">
            <text:p>0</text:p>
          </table:table-cell>
          <table:table-cell office:value-type="float" office:value="0" table:formula="of:=IF([Data.GL31]=&quot;&quot;;0;(IF([Data.GL31]=&quot;?&quot;;&quot;?&quot;;1)))" table:style-name="ce1">
            <text:p>0</text:p>
          </table:table-cell>
          <table:table-cell office:value-type="float" office:value="0" table:formula="of:=IF([Data.GM31]=&quot;&quot;;0;(IF([Data.GM31]=&quot;?&quot;;&quot;?&quot;;1)))" table:style-name="ce1">
            <text:p>0</text:p>
          </table:table-cell>
          <table:table-cell office:value-type="float" office:value="0" table:formula="of:=IF([Data.GN31]=&quot;&quot;;0;(IF([Data.GN31]=&quot;?&quot;;&quot;?&quot;;1)))" table:style-name="ce1">
            <text:p>0</text:p>
          </table:table-cell>
          <table:table-cell office:value-type="float" office:value="0" table:formula="of:=IF([Data.GO31]=&quot;&quot;;0;(IF([Data.GO31]=&quot;?&quot;;&quot;?&quot;;1)))" table:style-name="ce1">
            <text:p>0</text:p>
          </table:table-cell>
          <table:table-cell office:value-type="float" office:value="0" table:formula="of:=IF([Data.GP31]=&quot;&quot;;0;(IF([Data.GP31]=&quot;?&quot;;&quot;?&quot;;1)))" table:style-name="ce1">
            <text:p>0</text:p>
          </table:table-cell>
          <table:table-cell office:value-type="float" office:value="0" table:formula="of:=IF([Data.GQ31]=&quot;&quot;;0;(IF([Data.GQ31]=&quot;?&quot;;&quot;?&quot;;1)))" table:style-name="ce1">
            <text:p>0</text:p>
          </table:table-cell>
          <table:table-cell office:value-type="float" office:value="0" table:formula="of:=IF([Data.GR31]=&quot;&quot;;0;(IF([Data.GR31]=&quot;?&quot;;&quot;?&quot;;1)))" table:style-name="ce1">
            <text:p>0</text:p>
          </table:table-cell>
          <table:table-cell office:value-type="float" office:value="0" table:formula="of:=IF([Data.GS31]=&quot;&quot;;0;(IF([Data.GS31]=&quot;?&quot;;&quot;?&quot;;1)))" table:style-name="ce1">
            <text:p>0</text:p>
          </table:table-cell>
          <table:table-cell office:value-type="float" office:value="0" table:formula="of:=IF([Data.GT31]=&quot;&quot;;0;(IF([Data.GT31]=&quot;?&quot;;&quot;?&quot;;1)))" table:style-name="ce1">
            <text:p>0</text:p>
          </table:table-cell>
          <table:table-cell office:value-type="float" office:value="0" table:formula="of:=IF([Data.GU31]=&quot;&quot;;0;(IF([Data.GU31]=&quot;?&quot;;&quot;?&quot;;1)))" table:style-name="ce1">
            <text:p>0</text:p>
          </table:table-cell>
          <table:table-cell office:value-type="float" office:value="0" table:formula="of:=IF([Data.GV31]=&quot;&quot;;0;(IF([Data.GV31]=&quot;?&quot;;&quot;?&quot;;1)))" table:style-name="ce1">
            <text:p>0</text:p>
          </table:table-cell>
          <table:table-cell office:value-type="float" office:value="0" table:formula="of:=IF([Data.GW31]=&quot;&quot;;0;(IF([Data.GW31]=&quot;?&quot;;&quot;?&quot;;1)))" table:style-name="ce1">
            <text:p>0</text:p>
          </table:table-cell>
          <table:table-cell office:value-type="float" office:value="0" table:formula="of:=IF([Data.GX31]=&quot;&quot;;0;(IF([Data.GX31]=&quot;?&quot;;&quot;?&quot;;1)))" table:style-name="ce1">
            <text:p>0</text:p>
          </table:table-cell>
          <table:table-cell office:value-type="float" office:value="0" table:formula="of:=IF([Data.GY31]=&quot;&quot;;0;(IF([Data.GY31]=&quot;?&quot;;&quot;?&quot;;1)))" table:style-name="ce1">
            <text:p>0</text:p>
          </table:table-cell>
          <table:table-cell office:value-type="float" office:value="0" table:formula="of:=IF([Data.GZ31]=&quot;&quot;;0;(IF([Data.GZ31]=&quot;?&quot;;&quot;?&quot;;1)))" table:style-name="ce1">
            <text:p>0</text:p>
          </table:table-cell>
          <table:table-cell office:value-type="float" office:value="0" table:formula="of:=IF([Data.HA31]=&quot;&quot;;0;(IF([Data.HA31]=&quot;?&quot;;&quot;?&quot;;1)))" table:style-name="ce1">
            <text:p>0</text:p>
          </table:table-cell>
          <table:table-cell office:value-type="float" office:value="0" table:formula="of:=IF([Data.HB31]=&quot;&quot;;0;(IF([Data.HB31]=&quot;?&quot;;&quot;?&quot;;1)))" table:style-name="ce1">
            <text:p>0</text:p>
          </table:table-cell>
          <table:table-cell office:value-type="float" office:value="0" table:formula="of:=IF([Data.HC31]=&quot;&quot;;0;(IF([Data.HC31]=&quot;?&quot;;&quot;?&quot;;1)))" table:style-name="ce1">
            <text:p>0</text:p>
          </table:table-cell>
          <table:table-cell office:value-type="float" office:value="0" table:formula="of:=IF([Data.HD31]=&quot;&quot;;0;(IF([Data.HD31]=&quot;?&quot;;&quot;?&quot;;1)))" table:style-name="ce1">
            <text:p>0</text:p>
          </table:table-cell>
          <table:table-cell office:value-type="float" office:value="0" table:formula="of:=IF([Data.HE31]=&quot;&quot;;0;(IF([Data.HE31]=&quot;?&quot;;&quot;?&quot;;1)))" table:style-name="ce1">
            <text:p>0</text:p>
          </table:table-cell>
          <table:table-cell office:value-type="float" office:value="0" table:formula="of:=IF([Data.HF31]=&quot;&quot;;0;(IF([Data.HF31]=&quot;?&quot;;&quot;?&quot;;1)))" table:style-name="ce1">
            <text:p>0</text:p>
          </table:table-cell>
          <table:table-cell office:value-type="float" office:value="0" table:formula="of:=IF([Data.HG31]=&quot;&quot;;0;(IF([Data.HG31]=&quot;?&quot;;&quot;?&quot;;1)))" table:style-name="ce1">
            <text:p>0</text:p>
          </table:table-cell>
          <table:table-cell office:value-type="float" office:value="1" table:formula="of:=IF([Data.HH31]=&quot;&quot;;0;(IF([Data.HH31]=&quot;?&quot;;&quot;?&quot;;1)))" table:style-name="ce1">
            <text:p>1</text:p>
          </table:table-cell>
          <table:table-cell office:value-type="float" office:value="1" table:formula="of:=IF([Data.HI31]=&quot;&quot;;0;(IF([Data.HI31]=&quot;?&quot;;&quot;?&quot;;1)))" table:style-name="ce1">
            <text:p>1</text:p>
          </table:table-cell>
          <table:table-cell office:value-type="float" office:value="0" table:formula="of:=IF([Data.HJ31]=&quot;&quot;;0;(IF([Data.HJ31]=&quot;?&quot;;&quot;?&quot;;1)))" table:style-name="ce1">
            <text:p>0</text:p>
          </table:table-cell>
          <table:table-cell office:value-type="float" office:value="1" table:formula="of:=IF([Data.HK31]=&quot;&quot;;0;(IF([Data.HK31]=&quot;?&quot;;&quot;?&quot;;1)))" table:style-name="ce1">
            <text:p>1</text:p>
          </table:table-cell>
          <table:table-cell office:value-type="float" office:value="0" table:formula="of:=IF([Data.HL31]=&quot;&quot;;0;(IF([Data.HL31]=&quot;?&quot;;&quot;?&quot;;1)))" table:style-name="ce1">
            <text:p>0</text:p>
          </table:table-cell>
          <table:table-cell office:value-type="float" office:value="1" table:formula="of:=IF([Data.HM31]=&quot;&quot;;0;(IF([Data.HM31]=&quot;?&quot;;&quot;?&quot;;1)))" table:style-name="ce1">
            <text:p>1</text:p>
          </table:table-cell>
          <table:table-cell office:value-type="float" office:value="0" table:formula="of:=IF([Data.HN31]=&quot;&quot;;0;(IF([Data.HN31]=&quot;?&quot;;&quot;?&quot;;1)))" table:style-name="ce1">
            <text:p>0</text:p>
          </table:table-cell>
          <table:table-cell office:value-type="float" office:value="0" table:formula="of:=IF([Data.HO31]=&quot;&quot;;0;(IF([Data.HO31]=&quot;?&quot;;&quot;?&quot;;1)))" table:style-name="ce1">
            <text:p>0</text:p>
          </table:table-cell>
          <table:table-cell office:value-type="float" office:value="0" table:formula="of:=IF([Data.HP31]=&quot;&quot;;0;(IF([Data.HP31]=&quot;?&quot;;&quot;?&quot;;1)))" table:style-name="ce1">
            <text:p>0</text:p>
          </table:table-cell>
          <table:table-cell office:value-type="float" office:value="0" table:formula="of:=IF([Data.HQ31]=&quot;&quot;;0;(IF([Data.HQ31]=&quot;?&quot;;&quot;?&quot;;1)))" table:style-name="ce1">
            <text:p>0</text:p>
          </table:table-cell>
          <table:table-cell office:value-type="float" office:value="0" table:formula="of:=IF([Data.HR31]=&quot;&quot;;0;(IF([Data.HR31]=&quot;?&quot;;&quot;?&quot;;1)))" table:style-name="ce1">
            <text:p>0</text:p>
          </table:table-cell>
          <table:table-cell office:value-type="float" office:value="1" table:formula="of:=IF([Data.HS31]=&quot;&quot;;0;(IF([Data.HS31]=&quot;?&quot;;&quot;?&quot;;1)))" table:style-name="ce1">
            <text:p>1</text:p>
          </table:table-cell>
          <table:table-cell office:value-type="float" office:value="0" table:formula="of:=IF([Data.HT31]=&quot;&quot;;0;(IF([Data.HT31]=&quot;?&quot;;&quot;?&quot;;1)))" table:style-name="ce1">
            <text:p>0</text:p>
          </table:table-cell>
          <table:table-cell office:value-type="float" office:value="1" table:formula="of:=IF([Data.HU31]=&quot;&quot;;0;(IF([Data.HU31]=&quot;?&quot;;&quot;?&quot;;1)))" table:style-name="ce1">
            <text:p>1</text:p>
          </table:table-cell>
          <table:table-cell office:value-type="float" office:value="1" table:formula="of:=IF([Data.HV31]=&quot;&quot;;0;(IF([Data.HV31]=&quot;?&quot;;&quot;?&quot;;1)))" table:style-name="ce1">
            <text:p>1</text:p>
          </table:table-cell>
          <table:table-cell office:value-type="float" office:value="1" table:formula="of:=IF([Data.HW31]=&quot;&quot;;0;(IF([Data.HW31]=&quot;?&quot;;&quot;?&quot;;1)))" table:style-name="ce1">
            <text:p>1</text:p>
          </table:table-cell>
          <table:table-cell office:value-type="float" office:value="1" table:formula="of:=IF([Data.HX31]=&quot;&quot;;0;(IF([Data.HX31]=&quot;?&quot;;&quot;?&quot;;1)))" table:style-name="ce1">
            <text:p>1</text:p>
          </table:table-cell>
          <table:table-cell office:value-type="float" office:value="0" table:formula="of:=IF([Data.HY31]=&quot;&quot;;0;(IF([Data.HY31]=&quot;?&quot;;&quot;?&quot;;1)))" table:style-name="ce1">
            <text:p>0</text:p>
          </table:table-cell>
          <table:table-cell office:value-type="float" office:value="0" table:formula="of:=IF([Data.HZ31]=&quot;&quot;;0;(IF([Data.HZ31]=&quot;?&quot;;&quot;?&quot;;1)))" table:style-name="ce1">
            <text:p>0</text:p>
          </table:table-cell>
          <table:table-cell office:value-type="float" office:value="1" table:formula="of:=IF([Data.IA31]=&quot;&quot;;0;(IF([Data.IA31]=&quot;?&quot;;&quot;?&quot;;1)))" table:style-name="ce1">
            <text:p>1</text:p>
          </table:table-cell>
          <table:table-cell office:value-type="float" office:value="1" table:formula="of:=IF([Data.IB31]=&quot;&quot;;0;(IF([Data.IB31]=&quot;?&quot;;&quot;?&quot;;1)))" table:style-name="ce1">
            <text:p>1</text:p>
          </table:table-cell>
          <table:table-cell office:value-type="float" office:value="0" table:formula="of:=IF([Data.IC31]=&quot;&quot;;0;(IF([Data.IC31]=&quot;?&quot;;&quot;?&quot;;1)))" table:style-name="ce1">
            <text:p>0</text:p>
          </table:table-cell>
          <table:table-cell office:value-type="float" office:value="1" table:formula="of:=IF([Data.ID31]=&quot;&quot;;0;(IF([Data.ID31]=&quot;?&quot;;&quot;?&quot;;1)))" table:style-name="ce1">
            <text:p>1</text:p>
          </table:table-cell>
          <table:table-cell office:value-type="float" office:value="1" table:formula="of:=IF([Data.IE31]=&quot;&quot;;0;(IF([Data.IE31]=&quot;?&quot;;&quot;?&quot;;1)))" table:style-name="ce1">
            <text:p>1</text:p>
          </table:table-cell>
          <table:table-cell office:value-type="float" office:value="1" table:formula="of:=IF([Data.IF31]=&quot;&quot;;0;(IF([Data.IF31]=&quot;?&quot;;&quot;?&quot;;1)))" table:style-name="ce1">
            <text:p>1</text:p>
          </table:table-cell>
          <table:table-cell office:value-type="float" office:value="0" table:formula="of:=IF([Data.IG31]=&quot;&quot;;0;(IF([Data.IG31]=&quot;?&quot;;&quot;?&quot;;1)))" table:style-name="ce1">
            <text:p>0</text:p>
          </table:table-cell>
          <table:table-cell office:value-type="float" office:value="0" table:formula="of:=IF([Data.IH31]=&quot;&quot;;0;(IF([Data.IH31]=&quot;?&quot;;&quot;?&quot;;1)))" table:style-name="ce1">
            <text:p>0</text:p>
          </table:table-cell>
          <table:table-cell office:value-type="float" office:value="1" table:formula="of:=IF([Data.II31]=&quot;&quot;;0;(IF([Data.II31]=&quot;?&quot;;&quot;?&quot;;1)))" table:style-name="ce1">
            <text:p>1</text:p>
          </table:table-cell>
          <table:table-cell office:value-type="float" office:value="0" table:formula="of:=IF([Data.IJ31]=&quot;&quot;;0;(IF([Data.IJ31]=&quot;?&quot;;&quot;?&quot;;1)))" table:style-name="ce1">
            <text:p>0</text:p>
          </table:table-cell>
          <table:table-cell office:value-type="float" office:value="0" table:formula="of:=IF([Data.IK31]=&quot;&quot;;0;(IF([Data.IK31]=&quot;?&quot;;&quot;?&quot;;1)))" table:style-name="ce1">
            <text:p>0</text:p>
          </table:table-cell>
          <table:table-cell table:number-columns-repeated="2" table:style-name="ce1"/>
          <table:table-cell office:value-type="float" office:value="64" table:formula="of:=SUM([.B29:.HI29])" table:style-name="ce1">
            <text:p>64</text:p>
          </table:table-cell>
          <table:table-cell table:number-columns-repeated="16164"/>
        </table:table-row>
        <table:table-row table:style-name="ro3">
          <table:table-cell office:value-type="string" office:string-value="TnWuming" table:formula="of:=[Data.C32]" table:style-name="ce1">
            <text:p>TnWuming</text:p>
          </table:table-cell>
          <table:table-cell office:value-type="float" office:value="1" table:formula="of:=IF([Data.AD32]=&quot;&quot;;0;(IF([Data.AD32]=&quot;?&quot;;&quot;?&quot;;1)))" table:style-name="ce1">
            <text:p>1</text:p>
          </table:table-cell>
          <table:table-cell office:value-type="float" office:value="0" table:formula="of:=IF([Data.AE32]=&quot;&quot;;0;(IF([Data.AE32]=&quot;?&quot;;&quot;?&quot;;1)))" table:style-name="ce1">
            <text:p>0</text:p>
          </table:table-cell>
          <table:table-cell office:value-type="float" office:value="1" table:formula="of:=IF([Data.AF32]=&quot;&quot;;0;(IF([Data.AF32]=&quot;?&quot;;&quot;?&quot;;1)))" table:style-name="ce1">
            <text:p>1</text:p>
          </table:table-cell>
          <table:table-cell office:value-type="float" office:value="1" table:formula="of:=IF([Data.AG32]=&quot;&quot;;0;(IF([Data.AG32]=&quot;?&quot;;&quot;?&quot;;1)))" table:style-name="ce1">
            <text:p>1</text:p>
          </table:table-cell>
          <table:table-cell office:value-type="float" office:value="1" table:formula="of:=IF([Data.AH32]=&quot;&quot;;0;(IF([Data.AH32]=&quot;?&quot;;&quot;?&quot;;1)))" table:style-name="ce1">
            <text:p>1</text:p>
          </table:table-cell>
          <table:table-cell office:value-type="float" office:value="0" table:formula="of:=IF([Data.AI32]=&quot;&quot;;0;(IF([Data.AI32]=&quot;?&quot;;&quot;?&quot;;1)))" table:style-name="ce1">
            <text:p>0</text:p>
          </table:table-cell>
          <table:table-cell office:value-type="float" office:value="0" table:formula="of:=IF([Data.AJ32]=&quot;&quot;;0;(IF([Data.AJ32]=&quot;?&quot;;&quot;?&quot;;1)))" table:style-name="ce1">
            <text:p>0</text:p>
          </table:table-cell>
          <table:table-cell office:value-type="float" office:value="1" table:formula="of:=IF([Data.AK32]=&quot;&quot;;0;(IF([Data.AK32]=&quot;?&quot;;&quot;?&quot;;1)))" table:style-name="ce1">
            <text:p>1</text:p>
          </table:table-cell>
          <table:table-cell office:value-type="float" office:value="1" table:formula="of:=IF([Data.AL32]=&quot;&quot;;0;(IF([Data.AL32]=&quot;?&quot;;&quot;?&quot;;1)))" table:style-name="ce1">
            <text:p>1</text:p>
          </table:table-cell>
          <table:table-cell office:value-type="float" office:value="0" table:formula="of:=IF([Data.AM32]=&quot;&quot;;0;(IF([Data.AM32]=&quot;?&quot;;&quot;?&quot;;1)))" table:style-name="ce1">
            <text:p>0</text:p>
          </table:table-cell>
          <table:table-cell office:value-type="float" office:value="1" table:formula="of:=IF([Data.AN32]=&quot;&quot;;0;(IF([Data.AN32]=&quot;?&quot;;&quot;?&quot;;1)))" table:style-name="ce1">
            <text:p>1</text:p>
          </table:table-cell>
          <table:table-cell office:value-type="float" office:value="0" table:formula="of:=IF([Data.AO32]=&quot;&quot;;0;(IF([Data.AO32]=&quot;?&quot;;&quot;?&quot;;1)))" table:style-name="ce1">
            <text:p>0</text:p>
          </table:table-cell>
          <table:table-cell office:value-type="float" office:value="1" table:formula="of:=IF([Data.AP32]=&quot;&quot;;0;(IF([Data.AP32]=&quot;?&quot;;&quot;?&quot;;1)))" table:style-name="ce1">
            <text:p>1</text:p>
          </table:table-cell>
          <table:table-cell office:value-type="float" office:value="1" table:formula="of:=IF([Data.AQ32]=&quot;&quot;;0;(IF([Data.AQ32]=&quot;?&quot;;&quot;?&quot;;1)))" table:style-name="ce1">
            <text:p>1</text:p>
          </table:table-cell>
          <table:table-cell office:value-type="float" office:value="0" table:formula="of:=IF([Data.AR32]=&quot;&quot;;0;(IF([Data.AR32]=&quot;?&quot;;&quot;?&quot;;1)))" table:style-name="ce1">
            <text:p>0</text:p>
          </table:table-cell>
          <table:table-cell office:value-type="float" office:value="1" table:formula="of:=IF([Data.AS32]=&quot;&quot;;0;(IF([Data.AS32]=&quot;?&quot;;&quot;?&quot;;1)))" table:style-name="ce1">
            <text:p>1</text:p>
          </table:table-cell>
          <table:table-cell office:value-type="float" office:value="1" table:formula="of:=IF([Data.AT32]=&quot;&quot;;0;(IF([Data.AT32]=&quot;?&quot;;&quot;?&quot;;1)))" table:style-name="ce1">
            <text:p>1</text:p>
          </table:table-cell>
          <table:table-cell office:value-type="float" office:value="1" table:formula="of:=IF([Data.AU32]=&quot;&quot;;0;(IF([Data.AU32]=&quot;?&quot;;&quot;?&quot;;1)))" table:style-name="ce1">
            <text:p>1</text:p>
          </table:table-cell>
          <table:table-cell office:value-type="float" office:value="0" table:formula="of:=IF([Data.AV32]=&quot;&quot;;0;(IF([Data.AV32]=&quot;?&quot;;&quot;?&quot;;1)))" table:style-name="ce1">
            <text:p>0</text:p>
          </table:table-cell>
          <table:table-cell office:value-type="float" office:value="1" table:formula="of:=IF([Data.AW32]=&quot;&quot;;0;(IF([Data.AW32]=&quot;?&quot;;&quot;?&quot;;1)))" table:style-name="ce1">
            <text:p>1</text:p>
          </table:table-cell>
          <table:table-cell office:value-type="float" office:value="0" table:formula="of:=IF([Data.AX32]=&quot;&quot;;0;(IF([Data.AX32]=&quot;?&quot;;&quot;?&quot;;1)))" table:style-name="ce1">
            <text:p>0</text:p>
          </table:table-cell>
          <table:table-cell office:value-type="float" office:value="1" table:formula="of:=IF([Data.AY32]=&quot;&quot;;0;(IF([Data.AY32]=&quot;?&quot;;&quot;?&quot;;1)))" table:style-name="ce1">
            <text:p>1</text:p>
          </table:table-cell>
          <table:table-cell office:value-type="float" office:value="0" table:formula="of:=IF([Data.AZ32]=&quot;&quot;;0;(IF([Data.AZ32]=&quot;?&quot;;&quot;?&quot;;1)))" table:style-name="ce1">
            <text:p>0</text:p>
          </table:table-cell>
          <table:table-cell office:value-type="float" office:value="0" table:formula="of:=IF([Data.BA32]=&quot;&quot;;0;(IF([Data.BA32]=&quot;?&quot;;&quot;?&quot;;1)))" table:style-name="ce1">
            <text:p>0</text:p>
          </table:table-cell>
          <table:table-cell office:value-type="float" office:value="0" table:formula="of:=IF([Data.BB32]=&quot;&quot;;0;(IF([Data.BB32]=&quot;?&quot;;&quot;?&quot;;1)))" table:style-name="ce1">
            <text:p>0</text:p>
          </table:table-cell>
          <table:table-cell office:value-type="float" office:value="1" table:formula="of:=IF([Data.BC32]=&quot;&quot;;0;(IF([Data.BC32]=&quot;?&quot;;&quot;?&quot;;1)))" table:style-name="ce1">
            <text:p>1</text:p>
          </table:table-cell>
          <table:table-cell office:value-type="float" office:value="0" table:formula="of:=IF([Data.BD32]=&quot;&quot;;0;(IF([Data.BD32]=&quot;?&quot;;&quot;?&quot;;1)))" table:style-name="ce1">
            <text:p>0</text:p>
          </table:table-cell>
          <table:table-cell office:value-type="float" office:value="0" table:formula="of:=IF([Data.BE32]=&quot;&quot;;0;(IF([Data.BE32]=&quot;?&quot;;&quot;?&quot;;1)))" table:style-name="ce1">
            <text:p>0</text:p>
          </table:table-cell>
          <table:table-cell office:value-type="float" office:value="1" table:formula="of:=IF([Data.BF32]=&quot;&quot;;0;(IF([Data.BF32]=&quot;?&quot;;&quot;?&quot;;1)))" table:style-name="ce1">
            <text:p>1</text:p>
          </table:table-cell>
          <table:table-cell office:value-type="float" office:value="0" table:formula="of:=IF([Data.BG32]=&quot;&quot;;0;(IF([Data.BG32]=&quot;?&quot;;&quot;?&quot;;1)))" table:style-name="ce1">
            <text:p>0</text:p>
          </table:table-cell>
          <table:table-cell office:value-type="float" office:value="0" table:formula="of:=IF([Data.BH32]=&quot;&quot;;0;(IF([Data.BH32]=&quot;?&quot;;&quot;?&quot;;1)))" table:style-name="ce1">
            <text:p>0</text:p>
          </table:table-cell>
          <table:table-cell office:value-type="float" office:value="0" table:formula="of:=IF([Data.BI32]=&quot;&quot;;0;(IF([Data.BI32]=&quot;?&quot;;&quot;?&quot;;1)))" table:style-name="ce1">
            <text:p>0</text:p>
          </table:table-cell>
          <table:table-cell office:value-type="float" office:value="0" table:formula="of:=IF([Data.BJ32]=&quot;&quot;;0;(IF([Data.BJ32]=&quot;?&quot;;&quot;?&quot;;1)))" table:style-name="ce1">
            <text:p>0</text:p>
          </table:table-cell>
          <table:table-cell office:value-type="float" office:value="0" table:formula="of:=IF([Data.BK32]=&quot;&quot;;0;(IF([Data.BK32]=&quot;?&quot;;&quot;?&quot;;1)))" table:style-name="ce1">
            <text:p>0</text:p>
          </table:table-cell>
          <table:table-cell office:value-type="float" office:value="0" table:formula="of:=IF([Data.BL32]=&quot;&quot;;0;(IF([Data.BL32]=&quot;?&quot;;&quot;?&quot;;1)))" table:style-name="ce1">
            <text:p>0</text:p>
          </table:table-cell>
          <table:table-cell office:value-type="float" office:value="0" table:formula="of:=IF([Data.BM32]=&quot;&quot;;0;(IF([Data.BM32]=&quot;?&quot;;&quot;?&quot;;1)))" table:style-name="ce1">
            <text:p>0</text:p>
          </table:table-cell>
          <table:table-cell office:value-type="float" office:value="0" table:formula="of:=IF([Data.BN32]=&quot;&quot;;0;(IF([Data.BN32]=&quot;?&quot;;&quot;?&quot;;1)))" table:style-name="ce1">
            <text:p>0</text:p>
          </table:table-cell>
          <table:table-cell office:value-type="float" office:value="0" table:formula="of:=IF([Data.BO32]=&quot;&quot;;0;(IF([Data.BO32]=&quot;?&quot;;&quot;?&quot;;1)))" table:style-name="ce1">
            <text:p>0</text:p>
          </table:table-cell>
          <table:table-cell office:value-type="float" office:value="0" table:formula="of:=IF([Data.BP32]=&quot;&quot;;0;(IF([Data.BP32]=&quot;?&quot;;&quot;?&quot;;1)))" table:style-name="ce1">
            <text:p>0</text:p>
          </table:table-cell>
          <table:table-cell office:value-type="float" office:value="0" table:formula="of:=IF([Data.BQ32]=&quot;&quot;;0;(IF([Data.BQ32]=&quot;?&quot;;&quot;?&quot;;1)))" table:style-name="ce1">
            <text:p>0</text:p>
          </table:table-cell>
          <table:table-cell office:value-type="float" office:value="0" table:formula="of:=IF([Data.BR32]=&quot;&quot;;0;(IF([Data.BR32]=&quot;?&quot;;&quot;?&quot;;1)))" table:style-name="ce1">
            <text:p>0</text:p>
          </table:table-cell>
          <table:table-cell office:value-type="float" office:value="0" table:formula="of:=IF([Data.BS32]=&quot;&quot;;0;(IF([Data.BS32]=&quot;?&quot;;&quot;?&quot;;1)))" table:style-name="ce1">
            <text:p>0</text:p>
          </table:table-cell>
          <table:table-cell office:value-type="float" office:value="0" table:formula="of:=IF([Data.BT32]=&quot;&quot;;0;(IF([Data.BT32]=&quot;?&quot;;&quot;?&quot;;1)))" table:style-name="ce1">
            <text:p>0</text:p>
          </table:table-cell>
          <table:table-cell office:value-type="float" office:value="1" table:formula="of:=IF([Data.BU32]=&quot;&quot;;0;(IF([Data.BU32]=&quot;?&quot;;&quot;?&quot;;1)))" table:style-name="ce1">
            <text:p>1</text:p>
          </table:table-cell>
          <table:table-cell office:value-type="float" office:value="0" table:formula="of:=IF([Data.BV32]=&quot;&quot;;0;(IF([Data.BV32]=&quot;?&quot;;&quot;?&quot;;1)))" table:style-name="ce1">
            <text:p>0</text:p>
          </table:table-cell>
          <table:table-cell office:value-type="float" office:value="0" table:formula="of:=IF([Data.BW32]=&quot;&quot;;0;(IF([Data.BW32]=&quot;?&quot;;&quot;?&quot;;1)))" table:style-name="ce1">
            <text:p>0</text:p>
          </table:table-cell>
          <table:table-cell office:value-type="float" office:value="1" table:formula="of:=IF([Data.BX32]=&quot;&quot;;0;(IF([Data.BX32]=&quot;?&quot;;&quot;?&quot;;1)))" table:style-name="ce1">
            <text:p>1</text:p>
          </table:table-cell>
          <table:table-cell office:value-type="float" office:value="0" table:formula="of:=IF([Data.BY32]=&quot;&quot;;0;(IF([Data.BY32]=&quot;?&quot;;&quot;?&quot;;1)))" table:style-name="ce1">
            <text:p>0</text:p>
          </table:table-cell>
          <table:table-cell office:value-type="float" office:value="0" table:formula="of:=IF([Data.BZ32]=&quot;&quot;;0;(IF([Data.BZ32]=&quot;?&quot;;&quot;?&quot;;1)))" table:style-name="ce1">
            <text:p>0</text:p>
          </table:table-cell>
          <table:table-cell office:value-type="float" office:value="0" table:formula="of:=IF([Data.CA32]=&quot;&quot;;0;(IF([Data.CA32]=&quot;?&quot;;&quot;?&quot;;1)))" table:style-name="ce1">
            <text:p>0</text:p>
          </table:table-cell>
          <table:table-cell office:value-type="float" office:value="1" table:formula="of:=IF([Data.CB32]=&quot;&quot;;0;(IF([Data.CB32]=&quot;?&quot;;&quot;?&quot;;1)))" table:style-name="ce1">
            <text:p>1</text:p>
          </table:table-cell>
          <table:table-cell office:value-type="float" office:value="0" table:formula="of:=IF([Data.CC32]=&quot;&quot;;0;(IF([Data.CC32]=&quot;?&quot;;&quot;?&quot;;1)))" table:style-name="ce1">
            <text:p>0</text:p>
          </table:table-cell>
          <table:table-cell office:value-type="float" office:value="0" table:formula="of:=IF([Data.CD32]=&quot;&quot;;0;(IF([Data.CD32]=&quot;?&quot;;&quot;?&quot;;1)))" table:style-name="ce1">
            <text:p>0</text:p>
          </table:table-cell>
          <table:table-cell office:value-type="float" office:value="0" table:formula="of:=IF([Data.CE32]=&quot;&quot;;0;(IF([Data.CE32]=&quot;?&quot;;&quot;?&quot;;1)))" table:style-name="ce1">
            <text:p>0</text:p>
          </table:table-cell>
          <table:table-cell office:value-type="float" office:value="0" table:formula="of:=IF([Data.CF32]=&quot;&quot;;0;(IF([Data.CF32]=&quot;?&quot;;&quot;?&quot;;1)))" table:style-name="ce1">
            <text:p>0</text:p>
          </table:table-cell>
          <table:table-cell office:value-type="float" office:value="0" table:formula="of:=IF([Data.CG32]=&quot;&quot;;0;(IF([Data.CG32]=&quot;?&quot;;&quot;?&quot;;1)))" table:style-name="ce1">
            <text:p>0</text:p>
          </table:table-cell>
          <table:table-cell office:value-type="float" office:value="0" table:formula="of:=IF([Data.CH32]=&quot;&quot;;0;(IF([Data.CH32]=&quot;?&quot;;&quot;?&quot;;1)))" table:style-name="ce1">
            <text:p>0</text:p>
          </table:table-cell>
          <table:table-cell office:value-type="float" office:value="1" table:formula="of:=IF([Data.CI32]=&quot;&quot;;0;(IF([Data.CI32]=&quot;?&quot;;&quot;?&quot;;1)))" table:style-name="ce1">
            <text:p>1</text:p>
          </table:table-cell>
          <table:table-cell office:value-type="float" office:value="0" table:formula="of:=IF([Data.CJ32]=&quot;&quot;;0;(IF([Data.CJ32]=&quot;?&quot;;&quot;?&quot;;1)))" table:style-name="ce1">
            <text:p>0</text:p>
          </table:table-cell>
          <table:table-cell office:value-type="float" office:value="1" table:formula="of:=IF([Data.CK32]=&quot;&quot;;0;(IF([Data.CK32]=&quot;?&quot;;&quot;?&quot;;1)))" table:style-name="ce1">
            <text:p>1</text:p>
          </table:table-cell>
          <table:table-cell office:value-type="float" office:value="0" table:formula="of:=IF([Data.CL32]=&quot;&quot;;0;(IF([Data.CL32]=&quot;?&quot;;&quot;?&quot;;1)))" table:style-name="ce1">
            <text:p>0</text:p>
          </table:table-cell>
          <table:table-cell office:value-type="float" office:value="0" table:formula="of:=IF([Data.CM32]=&quot;&quot;;0;(IF([Data.CM32]=&quot;?&quot;;&quot;?&quot;;1)))" table:style-name="ce1">
            <text:p>0</text:p>
          </table:table-cell>
          <table:table-cell office:value-type="float" office:value="0" table:formula="of:=IF([Data.CN32]=&quot;&quot;;0;(IF([Data.CN32]=&quot;?&quot;;&quot;?&quot;;1)))" table:style-name="ce1">
            <text:p>0</text:p>
          </table:table-cell>
          <table:table-cell office:value-type="float" office:value="0" table:formula="of:=IF([Data.CO32]=&quot;&quot;;0;(IF([Data.CO32]=&quot;?&quot;;&quot;?&quot;;1)))" table:style-name="ce1">
            <text:p>0</text:p>
          </table:table-cell>
          <table:table-cell office:value-type="float" office:value="1" table:formula="of:=IF([Data.CP32]=&quot;&quot;;0;(IF([Data.CP32]=&quot;?&quot;;&quot;?&quot;;1)))" table:style-name="ce1">
            <text:p>1</text:p>
          </table:table-cell>
          <table:table-cell office:value-type="float" office:value="0" table:formula="of:=IF([Data.CQ32]=&quot;&quot;;0;(IF([Data.CQ32]=&quot;?&quot;;&quot;?&quot;;1)))" table:style-name="ce1">
            <text:p>0</text:p>
          </table:table-cell>
          <table:table-cell office:value-type="float" office:value="0" table:formula="of:=IF([Data.CR32]=&quot;&quot;;0;(IF([Data.CR32]=&quot;?&quot;;&quot;?&quot;;1)))" table:style-name="ce1">
            <text:p>0</text:p>
          </table:table-cell>
          <table:table-cell office:value-type="float" office:value="0" table:formula="of:=IF([Data.CS32]=&quot;&quot;;0;(IF([Data.CS32]=&quot;?&quot;;&quot;?&quot;;1)))" table:style-name="ce1">
            <text:p>0</text:p>
          </table:table-cell>
          <table:table-cell office:value-type="float" office:value="1" table:formula="of:=IF([Data.CT32]=&quot;&quot;;0;(IF([Data.CT32]=&quot;?&quot;;&quot;?&quot;;1)))" table:style-name="ce1">
            <text:p>1</text:p>
          </table:table-cell>
          <table:table-cell office:value-type="float" office:value="0" table:formula="of:=IF([Data.CU32]=&quot;&quot;;0;(IF([Data.CU32]=&quot;?&quot;;&quot;?&quot;;1)))" table:style-name="ce1">
            <text:p>0</text:p>
          </table:table-cell>
          <table:table-cell office:value-type="float" office:value="1" table:formula="of:=IF([Data.CV32]=&quot;&quot;;0;(IF([Data.CV32]=&quot;?&quot;;&quot;?&quot;;1)))" table:style-name="ce1">
            <text:p>1</text:p>
          </table:table-cell>
          <table:table-cell office:value-type="float" office:value="0" table:formula="of:=IF([Data.CW32]=&quot;&quot;;0;(IF([Data.CW32]=&quot;?&quot;;&quot;?&quot;;1)))" table:style-name="ce1">
            <text:p>0</text:p>
          </table:table-cell>
          <table:table-cell office:value-type="float" office:value="0" table:formula="of:=IF([Data.CX32]=&quot;&quot;;0;(IF([Data.CX32]=&quot;?&quot;;&quot;?&quot;;1)))" table:style-name="ce1">
            <text:p>0</text:p>
          </table:table-cell>
          <table:table-cell office:value-type="float" office:value="0" table:formula="of:=IF([Data.CY32]=&quot;&quot;;0;(IF([Data.CY32]=&quot;?&quot;;&quot;?&quot;;1)))" table:style-name="ce1">
            <text:p>0</text:p>
          </table:table-cell>
          <table:table-cell office:value-type="float" office:value="1" table:formula="of:=IF([Data.CZ32]=&quot;&quot;;0;(IF([Data.CZ32]=&quot;?&quot;;&quot;?&quot;;1)))" table:style-name="ce1">
            <text:p>1</text:p>
          </table:table-cell>
          <table:table-cell office:value-type="float" office:value="1" table:formula="of:=IF([Data.DA32]=&quot;&quot;;0;(IF([Data.DA32]=&quot;?&quot;;&quot;?&quot;;1)))" table:style-name="ce1">
            <text:p>1</text:p>
          </table:table-cell>
          <table:table-cell office:value-type="float" office:value="0" table:formula="of:=IF([Data.DB32]=&quot;&quot;;0;(IF([Data.DB32]=&quot;?&quot;;&quot;?&quot;;1)))" table:style-name="ce1">
            <text:p>0</text:p>
          </table:table-cell>
          <table:table-cell office:value-type="float" office:value="0" table:formula="of:=IF([Data.DC32]=&quot;&quot;;0;(IF([Data.DC32]=&quot;?&quot;;&quot;?&quot;;1)))" table:style-name="ce1">
            <text:p>0</text:p>
          </table:table-cell>
          <table:table-cell office:value-type="float" office:value="0" table:formula="of:=IF([Data.DD32]=&quot;&quot;;0;(IF([Data.DD32]=&quot;?&quot;;&quot;?&quot;;1)))" table:style-name="ce1">
            <text:p>0</text:p>
          </table:table-cell>
          <table:table-cell office:value-type="float" office:value="1" table:formula="of:=IF([Data.DE32]=&quot;&quot;;0;(IF([Data.DE32]=&quot;?&quot;;&quot;?&quot;;1)))" table:style-name="ce1">
            <text:p>1</text:p>
          </table:table-cell>
          <table:table-cell office:value-type="float" office:value="0" table:formula="of:=IF([Data.DF32]=&quot;&quot;;0;(IF([Data.DF32]=&quot;?&quot;;&quot;?&quot;;1)))" table:style-name="ce1">
            <text:p>0</text:p>
          </table:table-cell>
          <table:table-cell office:value-type="float" office:value="0" table:formula="of:=IF([Data.DG32]=&quot;&quot;;0;(IF([Data.DG32]=&quot;?&quot;;&quot;?&quot;;1)))" table:style-name="ce1">
            <text:p>0</text:p>
          </table:table-cell>
          <table:table-cell office:value-type="float" office:value="0" table:formula="of:=IF([Data.DH32]=&quot;&quot;;0;(IF([Data.DH32]=&quot;?&quot;;&quot;?&quot;;1)))" table:style-name="ce1">
            <text:p>0</text:p>
          </table:table-cell>
          <table:table-cell office:value-type="float" office:value="0" table:formula="of:=IF([Data.DI32]=&quot;&quot;;0;(IF([Data.DI32]=&quot;?&quot;;&quot;?&quot;;1)))" table:style-name="ce1">
            <text:p>0</text:p>
          </table:table-cell>
          <table:table-cell office:value-type="float" office:value="1" table:formula="of:=IF([Data.DJ32]=&quot;&quot;;0;(IF([Data.DJ32]=&quot;?&quot;;&quot;?&quot;;1)))" table:style-name="ce1">
            <text:p>1</text:p>
          </table:table-cell>
          <table:table-cell office:value-type="float" office:value="1" table:formula="of:=IF([Data.DK32]=&quot;&quot;;0;(IF([Data.DK32]=&quot;?&quot;;&quot;?&quot;;1)))" table:style-name="ce1">
            <text:p>1</text:p>
          </table:table-cell>
          <table:table-cell office:value-type="float" office:value="0" table:formula="of:=IF([Data.DL32]=&quot;&quot;;0;(IF([Data.DL32]=&quot;?&quot;;&quot;?&quot;;1)))" table:style-name="ce1">
            <text:p>0</text:p>
          </table:table-cell>
          <table:table-cell office:value-type="float" office:value="0" table:formula="of:=IF([Data.DM32]=&quot;&quot;;0;(IF([Data.DM32]=&quot;?&quot;;&quot;?&quot;;1)))" table:style-name="ce1">
            <text:p>0</text:p>
          </table:table-cell>
          <table:table-cell office:value-type="float" office:value="0" table:formula="of:=IF([Data.DN32]=&quot;&quot;;0;(IF([Data.DN32]=&quot;?&quot;;&quot;?&quot;;1)))" table:style-name="ce1">
            <text:p>0</text:p>
          </table:table-cell>
          <table:table-cell office:value-type="float" office:value="1" table:formula="of:=IF([Data.DO32]=&quot;&quot;;0;(IF([Data.DO32]=&quot;?&quot;;&quot;?&quot;;1)))" table:style-name="ce1">
            <text:p>1</text:p>
          </table:table-cell>
          <table:table-cell office:value-type="float" office:value="0" table:formula="of:=IF([Data.DP32]=&quot;&quot;;0;(IF([Data.DP32]=&quot;?&quot;;&quot;?&quot;;1)))" table:style-name="ce1">
            <text:p>0</text:p>
          </table:table-cell>
          <table:table-cell office:value-type="float" office:value="1" table:formula="of:=IF([Data.DQ32]=&quot;&quot;;0;(IF([Data.DQ32]=&quot;?&quot;;&quot;?&quot;;1)))" table:style-name="ce1">
            <text:p>1</text:p>
          </table:table-cell>
          <table:table-cell office:value-type="float" office:value="0" table:formula="of:=IF([Data.DR32]=&quot;&quot;;0;(IF([Data.DR32]=&quot;?&quot;;&quot;?&quot;;1)))" table:style-name="ce1">
            <text:p>0</text:p>
          </table:table-cell>
          <table:table-cell office:value-type="float" office:value="0" table:formula="of:=IF([Data.DS32]=&quot;&quot;;0;(IF([Data.DS32]=&quot;?&quot;;&quot;?&quot;;1)))" table:style-name="ce1">
            <text:p>0</text:p>
          </table:table-cell>
          <table:table-cell office:value-type="float" office:value="0" table:formula="of:=IF([Data.DT32]=&quot;&quot;;0;(IF([Data.DT32]=&quot;?&quot;;&quot;?&quot;;1)))" table:style-name="ce1">
            <text:p>0</text:p>
          </table:table-cell>
          <table:table-cell office:value-type="float" office:value="1" table:formula="of:=IF([Data.DU32]=&quot;&quot;;0;(IF([Data.DU32]=&quot;?&quot;;&quot;?&quot;;1)))" table:style-name="ce1">
            <text:p>1</text:p>
          </table:table-cell>
          <table:table-cell office:value-type="float" office:value="1" table:formula="of:=IF([Data.DV32]=&quot;&quot;;0;(IF([Data.DV32]=&quot;?&quot;;&quot;?&quot;;1)))" table:style-name="ce1">
            <text:p>1</text:p>
          </table:table-cell>
          <table:table-cell office:value-type="float" office:value="0" table:formula="of:=IF([Data.DW32]=&quot;&quot;;0;(IF([Data.DW32]=&quot;?&quot;;&quot;?&quot;;1)))" table:style-name="ce1">
            <text:p>0</text:p>
          </table:table-cell>
          <table:table-cell office:value-type="float" office:value="0" table:formula="of:=IF([Data.DX32]=&quot;&quot;;0;(IF([Data.DX32]=&quot;?&quot;;&quot;?&quot;;1)))" table:style-name="ce1">
            <text:p>0</text:p>
          </table:table-cell>
          <table:table-cell office:value-type="float" office:value="1" table:formula="of:=IF([Data.DY32]=&quot;&quot;;0;(IF([Data.DY32]=&quot;?&quot;;&quot;?&quot;;1)))" table:style-name="ce1">
            <text:p>1</text:p>
          </table:table-cell>
          <table:table-cell office:value-type="float" office:value="1" table:formula="of:=IF([Data.DZ32]=&quot;&quot;;0;(IF([Data.DZ32]=&quot;?&quot;;&quot;?&quot;;1)))" table:style-name="ce1">
            <text:p>1</text:p>
          </table:table-cell>
          <table:table-cell office:value-type="float" office:value="0" table:formula="of:=IF([Data.EA32]=&quot;&quot;;0;(IF([Data.EA32]=&quot;?&quot;;&quot;?&quot;;1)))" table:style-name="ce1">
            <text:p>0</text:p>
          </table:table-cell>
          <table:table-cell office:value-type="float" office:value="1" table:formula="of:=IF([Data.EB32]=&quot;&quot;;0;(IF([Data.EB32]=&quot;?&quot;;&quot;?&quot;;1)))" table:style-name="ce1">
            <text:p>1</text:p>
          </table:table-cell>
          <table:table-cell office:value-type="float" office:value="0" table:formula="of:=IF([Data.EC32]=&quot;&quot;;0;(IF([Data.EC32]=&quot;?&quot;;&quot;?&quot;;1)))" table:style-name="ce1">
            <text:p>0</text:p>
          </table:table-cell>
          <table:table-cell office:value-type="float" office:value="0" table:formula="of:=IF([Data.ED32]=&quot;&quot;;0;(IF([Data.ED32]=&quot;?&quot;;&quot;?&quot;;1)))" table:style-name="ce1">
            <text:p>0</text:p>
          </table:table-cell>
          <table:table-cell office:value-type="float" office:value="0" table:formula="of:=IF([Data.EE32]=&quot;&quot;;0;(IF([Data.EE32]=&quot;?&quot;;&quot;?&quot;;1)))" table:style-name="ce1">
            <text:p>0</text:p>
          </table:table-cell>
          <table:table-cell office:value-type="float" office:value="0" table:formula="of:=IF([Data.EF32]=&quot;&quot;;0;(IF([Data.EF32]=&quot;?&quot;;&quot;?&quot;;1)))" table:style-name="ce1">
            <text:p>0</text:p>
          </table:table-cell>
          <table:table-cell office:value-type="float" office:value="0" table:formula="of:=IF([Data.EG32]=&quot;&quot;;0;(IF([Data.EG32]=&quot;?&quot;;&quot;?&quot;;1)))" table:style-name="ce1">
            <text:p>0</text:p>
          </table:table-cell>
          <table:table-cell office:value-type="float" office:value="0" table:formula="of:=IF([Data.EH32]=&quot;&quot;;0;(IF([Data.EH32]=&quot;?&quot;;&quot;?&quot;;1)))" table:style-name="ce1">
            <text:p>0</text:p>
          </table:table-cell>
          <table:table-cell office:value-type="float" office:value="0" table:formula="of:=IF([Data.EI32]=&quot;&quot;;0;(IF([Data.EI32]=&quot;?&quot;;&quot;?&quot;;1)))" table:style-name="ce1">
            <text:p>0</text:p>
          </table:table-cell>
          <table:table-cell office:value-type="float" office:value="0" table:formula="of:=IF([Data.EJ32]=&quot;&quot;;0;(IF([Data.EJ32]=&quot;?&quot;;&quot;?&quot;;1)))" table:style-name="ce1">
            <text:p>0</text:p>
          </table:table-cell>
          <table:table-cell office:value-type="float" office:value="0" table:formula="of:=IF([Data.EK32]=&quot;&quot;;0;(IF([Data.EK32]=&quot;?&quot;;&quot;?&quot;;1)))" table:style-name="ce1">
            <text:p>0</text:p>
          </table:table-cell>
          <table:table-cell office:value-type="float" office:value="0" table:formula="of:=IF([Data.EL32]=&quot;&quot;;0;(IF([Data.EL32]=&quot;?&quot;;&quot;?&quot;;1)))" table:style-name="ce1">
            <text:p>0</text:p>
          </table:table-cell>
          <table:table-cell office:value-type="float" office:value="0" table:formula="of:=IF([Data.EM32]=&quot;&quot;;0;(IF([Data.EM32]=&quot;?&quot;;&quot;?&quot;;1)))" table:style-name="ce1">
            <text:p>0</text:p>
          </table:table-cell>
          <table:table-cell office:value-type="float" office:value="0" table:formula="of:=IF([Data.EN32]=&quot;&quot;;0;(IF([Data.EN32]=&quot;?&quot;;&quot;?&quot;;1)))" table:style-name="ce1">
            <text:p>0</text:p>
          </table:table-cell>
          <table:table-cell office:value-type="float" office:value="0" table:formula="of:=IF([Data.EO32]=&quot;&quot;;0;(IF([Data.EO32]=&quot;?&quot;;&quot;?&quot;;1)))" table:style-name="ce1">
            <text:p>0</text:p>
          </table:table-cell>
          <table:table-cell office:value-type="float" office:value="0" table:formula="of:=IF([Data.EP32]=&quot;&quot;;0;(IF([Data.EP32]=&quot;?&quot;;&quot;?&quot;;1)))" table:style-name="ce1">
            <text:p>0</text:p>
          </table:table-cell>
          <table:table-cell office:value-type="float" office:value="0" table:formula="of:=IF([Data.EQ32]=&quot;&quot;;0;(IF([Data.EQ32]=&quot;?&quot;;&quot;?&quot;;1)))" table:style-name="ce1">
            <text:p>0</text:p>
          </table:table-cell>
          <table:table-cell office:value-type="float" office:value="1" table:formula="of:=IF([Data.ER32]=&quot;&quot;;0;(IF([Data.ER32]=&quot;?&quot;;&quot;?&quot;;1)))" table:style-name="ce1">
            <text:p>1</text:p>
          </table:table-cell>
          <table:table-cell office:value-type="float" office:value="1" table:formula="of:=IF([Data.ES32]=&quot;&quot;;0;(IF([Data.ES32]=&quot;?&quot;;&quot;?&quot;;1)))" table:style-name="ce1">
            <text:p>1</text:p>
          </table:table-cell>
          <table:table-cell office:value-type="float" office:value="1" table:formula="of:=IF([Data.ET32]=&quot;&quot;;0;(IF([Data.ET32]=&quot;?&quot;;&quot;?&quot;;1)))" table:style-name="ce1">
            <text:p>1</text:p>
          </table:table-cell>
          <table:table-cell office:value-type="float" office:value="0" table:formula="of:=IF([Data.EU32]=&quot;&quot;;0;(IF([Data.EU32]=&quot;?&quot;;&quot;?&quot;;1)))" table:style-name="ce1">
            <text:p>0</text:p>
          </table:table-cell>
          <table:table-cell office:value-type="float" office:value="0" table:formula="of:=IF([Data.EV32]=&quot;&quot;;0;(IF([Data.EV32]=&quot;?&quot;;&quot;?&quot;;1)))" table:style-name="ce1">
            <text:p>0</text:p>
          </table:table-cell>
          <table:table-cell office:value-type="float" office:value="0" table:formula="of:=IF([Data.EW32]=&quot;&quot;;0;(IF([Data.EW32]=&quot;?&quot;;&quot;?&quot;;1)))" table:style-name="ce1">
            <text:p>0</text:p>
          </table:table-cell>
          <table:table-cell office:value-type="float" office:value="0" table:formula="of:=IF([Data.EX32]=&quot;&quot;;0;(IF([Data.EX32]=&quot;?&quot;;&quot;?&quot;;1)))" table:style-name="ce1">
            <text:p>0</text:p>
          </table:table-cell>
          <table:table-cell office:value-type="float" office:value="0" table:formula="of:=IF([Data.EY32]=&quot;&quot;;0;(IF([Data.EY32]=&quot;?&quot;;&quot;?&quot;;1)))" table:style-name="ce1">
            <text:p>0</text:p>
          </table:table-cell>
          <table:table-cell office:value-type="float" office:value="0" table:formula="of:=IF([Data.EZ32]=&quot;&quot;;0;(IF([Data.EZ32]=&quot;?&quot;;&quot;?&quot;;1)))" table:style-name="ce1">
            <text:p>0</text:p>
          </table:table-cell>
          <table:table-cell office:value-type="float" office:value="1" table:formula="of:=IF([Data.FA32]=&quot;&quot;;0;(IF([Data.FA32]=&quot;?&quot;;&quot;?&quot;;1)))" table:style-name="ce1">
            <text:p>1</text:p>
          </table:table-cell>
          <table:table-cell office:value-type="float" office:value="1" table:formula="of:=IF([Data.FB32]=&quot;&quot;;0;(IF([Data.FB32]=&quot;?&quot;;&quot;?&quot;;1)))" table:style-name="ce1">
            <text:p>1</text:p>
          </table:table-cell>
          <table:table-cell office:value-type="float" office:value="0" table:formula="of:=IF([Data.FC32]=&quot;&quot;;0;(IF([Data.FC32]=&quot;?&quot;;&quot;?&quot;;1)))" table:style-name="ce1">
            <text:p>0</text:p>
          </table:table-cell>
          <table:table-cell office:value-type="float" office:value="0" table:formula="of:=IF([Data.FD32]=&quot;&quot;;0;(IF([Data.FD32]=&quot;?&quot;;&quot;?&quot;;1)))" table:style-name="ce1">
            <text:p>0</text:p>
          </table:table-cell>
          <table:table-cell office:value-type="float" office:value="0" table:formula="of:=IF([Data.FE32]=&quot;&quot;;0;(IF([Data.FE32]=&quot;?&quot;;&quot;?&quot;;1)))" table:style-name="ce1">
            <text:p>0</text:p>
          </table:table-cell>
          <table:table-cell office:value-type="float" office:value="0" table:formula="of:=IF([Data.FF32]=&quot;&quot;;0;(IF([Data.FF32]=&quot;?&quot;;&quot;?&quot;;1)))" table:style-name="ce1">
            <text:p>0</text:p>
          </table:table-cell>
          <table:table-cell office:value-type="float" office:value="0" table:formula="of:=IF([Data.FG32]=&quot;&quot;;0;(IF([Data.FG32]=&quot;?&quot;;&quot;?&quot;;1)))" table:style-name="ce1">
            <text:p>0</text:p>
          </table:table-cell>
          <table:table-cell office:value-type="float" office:value="0" table:formula="of:=IF([Data.FH32]=&quot;&quot;;0;(IF([Data.FH32]=&quot;?&quot;;&quot;?&quot;;1)))" table:style-name="ce1">
            <text:p>0</text:p>
          </table:table-cell>
          <table:table-cell office:value-type="float" office:value="0" table:formula="of:=IF([Data.FI32]=&quot;&quot;;0;(IF([Data.FI32]=&quot;?&quot;;&quot;?&quot;;1)))" table:style-name="ce1">
            <text:p>0</text:p>
          </table:table-cell>
          <table:table-cell office:value-type="float" office:value="1" table:formula="of:=IF([Data.FJ32]=&quot;&quot;;0;(IF([Data.FJ32]=&quot;?&quot;;&quot;?&quot;;1)))" table:style-name="ce1">
            <text:p>1</text:p>
          </table:table-cell>
          <table:table-cell office:value-type="float" office:value="1" table:formula="of:=IF([Data.FK32]=&quot;&quot;;0;(IF([Data.FK32]=&quot;?&quot;;&quot;?&quot;;1)))" table:style-name="ce1">
            <text:p>1</text:p>
          </table:table-cell>
          <table:table-cell office:value-type="float" office:value="0" table:formula="of:=IF([Data.FL32]=&quot;&quot;;0;(IF([Data.FL32]=&quot;?&quot;;&quot;?&quot;;1)))" table:style-name="ce1">
            <text:p>0</text:p>
          </table:table-cell>
          <table:table-cell office:value-type="float" office:value="0" table:formula="of:=IF([Data.FM32]=&quot;&quot;;0;(IF([Data.FM32]=&quot;?&quot;;&quot;?&quot;;1)))" table:style-name="ce1">
            <text:p>0</text:p>
          </table:table-cell>
          <table:table-cell office:value-type="float" office:value="0" table:formula="of:=IF([Data.FN32]=&quot;&quot;;0;(IF([Data.FN32]=&quot;?&quot;;&quot;?&quot;;1)))" table:style-name="ce1">
            <text:p>0</text:p>
          </table:table-cell>
          <table:table-cell office:value-type="float" office:value="1" table:formula="of:=IF([Data.FO32]=&quot;&quot;;0;(IF([Data.FO32]=&quot;?&quot;;&quot;?&quot;;1)))" table:style-name="ce1">
            <text:p>1</text:p>
          </table:table-cell>
          <table:table-cell office:value-type="float" office:value="0" table:formula="of:=IF([Data.FP32]=&quot;&quot;;0;(IF([Data.FP32]=&quot;?&quot;;&quot;?&quot;;1)))" table:style-name="ce1">
            <text:p>0</text:p>
          </table:table-cell>
          <table:table-cell office:value-type="float" office:value="0" table:formula="of:=IF([Data.FQ32]=&quot;&quot;;0;(IF([Data.FQ32]=&quot;?&quot;;&quot;?&quot;;1)))" table:style-name="ce1">
            <text:p>0</text:p>
          </table:table-cell>
          <table:table-cell office:value-type="float" office:value="1" table:formula="of:=IF([Data.FR32]=&quot;&quot;;0;(IF([Data.FR32]=&quot;?&quot;;&quot;?&quot;;1)))" table:style-name="ce1">
            <text:p>1</text:p>
          </table:table-cell>
          <table:table-cell office:value-type="float" office:value="1" table:formula="of:=IF([Data.FS32]=&quot;&quot;;0;(IF([Data.FS32]=&quot;?&quot;;&quot;?&quot;;1)))" table:style-name="ce1">
            <text:p>1</text:p>
          </table:table-cell>
          <table:table-cell office:value-type="float" office:value="0" table:formula="of:=IF([Data.FT32]=&quot;&quot;;0;(IF([Data.FT32]=&quot;?&quot;;&quot;?&quot;;1)))" table:style-name="ce1">
            <text:p>0</text:p>
          </table:table-cell>
          <table:table-cell office:value-type="float" office:value="0" table:formula="of:=IF([Data.FU32]=&quot;&quot;;0;(IF([Data.FU32]=&quot;?&quot;;&quot;?&quot;;1)))" table:style-name="ce1">
            <text:p>0</text:p>
          </table:table-cell>
          <table:table-cell office:value-type="float" office:value="0" table:formula="of:=IF([Data.FV32]=&quot;&quot;;0;(IF([Data.FV32]=&quot;?&quot;;&quot;?&quot;;1)))" table:style-name="ce1">
            <text:p>0</text:p>
          </table:table-cell>
          <table:table-cell office:value-type="float" office:value="0" table:formula="of:=IF([Data.FW32]=&quot;&quot;;0;(IF([Data.FW32]=&quot;?&quot;;&quot;?&quot;;1)))" table:style-name="ce1">
            <text:p>0</text:p>
          </table:table-cell>
          <table:table-cell office:value-type="float" office:value="1" table:formula="of:=IF([Data.FX32]=&quot;&quot;;0;(IF([Data.FX32]=&quot;?&quot;;&quot;?&quot;;1)))" table:style-name="ce1">
            <text:p>1</text:p>
          </table:table-cell>
          <table:table-cell office:value-type="float" office:value="0" table:formula="of:=IF([Data.FY32]=&quot;&quot;;0;(IF([Data.FY32]=&quot;?&quot;;&quot;?&quot;;1)))" table:style-name="ce1">
            <text:p>0</text:p>
          </table:table-cell>
          <table:table-cell office:value-type="float" office:value="1" table:formula="of:=IF([Data.FZ32]=&quot;&quot;;0;(IF([Data.FZ32]=&quot;?&quot;;&quot;?&quot;;1)))" table:style-name="ce1">
            <text:p>1</text:p>
          </table:table-cell>
          <table:table-cell office:value-type="float" office:value="1" table:formula="of:=IF([Data.GA32]=&quot;&quot;;0;(IF([Data.GA32]=&quot;?&quot;;&quot;?&quot;;1)))" table:style-name="ce1">
            <text:p>1</text:p>
          </table:table-cell>
          <table:table-cell office:value-type="float" office:value="0" table:formula="of:=IF([Data.GB32]=&quot;&quot;;0;(IF([Data.GB32]=&quot;?&quot;;&quot;?&quot;;1)))" table:style-name="ce1">
            <text:p>0</text:p>
          </table:table-cell>
          <table:table-cell office:value-type="float" office:value="0" table:formula="of:=IF([Data.GC32]=&quot;&quot;;0;(IF([Data.GC32]=&quot;?&quot;;&quot;?&quot;;1)))" table:style-name="ce1">
            <text:p>0</text:p>
          </table:table-cell>
          <table:table-cell office:value-type="float" office:value="1" table:formula="of:=IF([Data.GD32]=&quot;&quot;;0;(IF([Data.GD32]=&quot;?&quot;;&quot;?&quot;;1)))" table:style-name="ce1">
            <text:p>1</text:p>
          </table:table-cell>
          <table:table-cell office:value-type="float" office:value="0" table:formula="of:=IF([Data.GE32]=&quot;&quot;;0;(IF([Data.GE32]=&quot;?&quot;;&quot;?&quot;;1)))" table:style-name="ce1">
            <text:p>0</text:p>
          </table:table-cell>
          <table:table-cell office:value-type="float" office:value="0" table:formula="of:=IF([Data.GF32]=&quot;&quot;;0;(IF([Data.GF32]=&quot;?&quot;;&quot;?&quot;;1)))" table:style-name="ce1">
            <text:p>0</text:p>
          </table:table-cell>
          <table:table-cell office:value-type="float" office:value="0" table:formula="of:=IF([Data.GG32]=&quot;&quot;;0;(IF([Data.GG32]=&quot;?&quot;;&quot;?&quot;;1)))" table:style-name="ce1">
            <text:p>0</text:p>
          </table:table-cell>
          <table:table-cell office:value-type="float" office:value="0" table:formula="of:=IF([Data.GH32]=&quot;&quot;;0;(IF([Data.GH32]=&quot;?&quot;;&quot;?&quot;;1)))" table:style-name="ce1">
            <text:p>0</text:p>
          </table:table-cell>
          <table:table-cell office:value-type="float" office:value="0" table:formula="of:=IF([Data.GI32]=&quot;&quot;;0;(IF([Data.GI32]=&quot;?&quot;;&quot;?&quot;;1)))" table:style-name="ce1">
            <text:p>0</text:p>
          </table:table-cell>
          <table:table-cell office:value-type="float" office:value="0" table:formula="of:=IF([Data.GJ32]=&quot;&quot;;0;(IF([Data.GJ32]=&quot;?&quot;;&quot;?&quot;;1)))" table:style-name="ce1">
            <text:p>0</text:p>
          </table:table-cell>
          <table:table-cell office:value-type="float" office:value="0" table:formula="of:=IF([Data.GK32]=&quot;&quot;;0;(IF([Data.GK32]=&quot;?&quot;;&quot;?&quot;;1)))" table:style-name="ce1">
            <text:p>0</text:p>
          </table:table-cell>
          <table:table-cell office:value-type="float" office:value="0" table:formula="of:=IF([Data.GL32]=&quot;&quot;;0;(IF([Data.GL32]=&quot;?&quot;;&quot;?&quot;;1)))" table:style-name="ce1">
            <text:p>0</text:p>
          </table:table-cell>
          <table:table-cell office:value-type="float" office:value="0" table:formula="of:=IF([Data.GM32]=&quot;&quot;;0;(IF([Data.GM32]=&quot;?&quot;;&quot;?&quot;;1)))" table:style-name="ce1">
            <text:p>0</text:p>
          </table:table-cell>
          <table:table-cell office:value-type="float" office:value="0" table:formula="of:=IF([Data.GN32]=&quot;&quot;;0;(IF([Data.GN32]=&quot;?&quot;;&quot;?&quot;;1)))" table:style-name="ce1">
            <text:p>0</text:p>
          </table:table-cell>
          <table:table-cell office:value-type="float" office:value="0" table:formula="of:=IF([Data.GO32]=&quot;&quot;;0;(IF([Data.GO32]=&quot;?&quot;;&quot;?&quot;;1)))" table:style-name="ce1">
            <text:p>0</text:p>
          </table:table-cell>
          <table:table-cell office:value-type="float" office:value="0" table:formula="of:=IF([Data.GP32]=&quot;&quot;;0;(IF([Data.GP32]=&quot;?&quot;;&quot;?&quot;;1)))" table:style-name="ce1">
            <text:p>0</text:p>
          </table:table-cell>
          <table:table-cell office:value-type="float" office:value="0" table:formula="of:=IF([Data.GQ32]=&quot;&quot;;0;(IF([Data.GQ32]=&quot;?&quot;;&quot;?&quot;;1)))" table:style-name="ce1">
            <text:p>0</text:p>
          </table:table-cell>
          <table:table-cell office:value-type="float" office:value="0" table:formula="of:=IF([Data.GR32]=&quot;&quot;;0;(IF([Data.GR32]=&quot;?&quot;;&quot;?&quot;;1)))" table:style-name="ce1">
            <text:p>0</text:p>
          </table:table-cell>
          <table:table-cell office:value-type="float" office:value="0" table:formula="of:=IF([Data.GS32]=&quot;&quot;;0;(IF([Data.GS32]=&quot;?&quot;;&quot;?&quot;;1)))" table:style-name="ce1">
            <text:p>0</text:p>
          </table:table-cell>
          <table:table-cell office:value-type="float" office:value="0" table:formula="of:=IF([Data.GT32]=&quot;&quot;;0;(IF([Data.GT32]=&quot;?&quot;;&quot;?&quot;;1)))" table:style-name="ce1">
            <text:p>0</text:p>
          </table:table-cell>
          <table:table-cell office:value-type="float" office:value="0" table:formula="of:=IF([Data.GU32]=&quot;&quot;;0;(IF([Data.GU32]=&quot;?&quot;;&quot;?&quot;;1)))" table:style-name="ce1">
            <text:p>0</text:p>
          </table:table-cell>
          <table:table-cell office:value-type="float" office:value="0" table:formula="of:=IF([Data.GV32]=&quot;&quot;;0;(IF([Data.GV32]=&quot;?&quot;;&quot;?&quot;;1)))" table:style-name="ce1">
            <text:p>0</text:p>
          </table:table-cell>
          <table:table-cell office:value-type="float" office:value="0" table:formula="of:=IF([Data.GW32]=&quot;&quot;;0;(IF([Data.GW32]=&quot;?&quot;;&quot;?&quot;;1)))" table:style-name="ce1">
            <text:p>0</text:p>
          </table:table-cell>
          <table:table-cell office:value-type="float" office:value="0" table:formula="of:=IF([Data.GX32]=&quot;&quot;;0;(IF([Data.GX32]=&quot;?&quot;;&quot;?&quot;;1)))" table:style-name="ce1">
            <text:p>0</text:p>
          </table:table-cell>
          <table:table-cell office:value-type="float" office:value="0" table:formula="of:=IF([Data.GY32]=&quot;&quot;;0;(IF([Data.GY32]=&quot;?&quot;;&quot;?&quot;;1)))" table:style-name="ce1">
            <text:p>0</text:p>
          </table:table-cell>
          <table:table-cell office:value-type="float" office:value="0" table:formula="of:=IF([Data.GZ32]=&quot;&quot;;0;(IF([Data.GZ32]=&quot;?&quot;;&quot;?&quot;;1)))" table:style-name="ce1">
            <text:p>0</text:p>
          </table:table-cell>
          <table:table-cell office:value-type="float" office:value="0" table:formula="of:=IF([Data.HA32]=&quot;&quot;;0;(IF([Data.HA32]=&quot;?&quot;;&quot;?&quot;;1)))" table:style-name="ce1">
            <text:p>0</text:p>
          </table:table-cell>
          <table:table-cell office:value-type="float" office:value="0" table:formula="of:=IF([Data.HB32]=&quot;&quot;;0;(IF([Data.HB32]=&quot;?&quot;;&quot;?&quot;;1)))" table:style-name="ce1">
            <text:p>0</text:p>
          </table:table-cell>
          <table:table-cell office:value-type="float" office:value="0" table:formula="of:=IF([Data.HC32]=&quot;&quot;;0;(IF([Data.HC32]=&quot;?&quot;;&quot;?&quot;;1)))" table:style-name="ce1">
            <text:p>0</text:p>
          </table:table-cell>
          <table:table-cell office:value-type="float" office:value="0" table:formula="of:=IF([Data.HD32]=&quot;&quot;;0;(IF([Data.HD32]=&quot;?&quot;;&quot;?&quot;;1)))" table:style-name="ce1">
            <text:p>0</text:p>
          </table:table-cell>
          <table:table-cell office:value-type="float" office:value="0" table:formula="of:=IF([Data.HE32]=&quot;&quot;;0;(IF([Data.HE32]=&quot;?&quot;;&quot;?&quot;;1)))" table:style-name="ce1">
            <text:p>0</text:p>
          </table:table-cell>
          <table:table-cell office:value-type="float" office:value="0" table:formula="of:=IF([Data.HF32]=&quot;&quot;;0;(IF([Data.HF32]=&quot;?&quot;;&quot;?&quot;;1)))" table:style-name="ce1">
            <text:p>0</text:p>
          </table:table-cell>
          <table:table-cell office:value-type="float" office:value="0" table:formula="of:=IF([Data.HG32]=&quot;&quot;;0;(IF([Data.HG32]=&quot;?&quot;;&quot;?&quot;;1)))" table:style-name="ce1">
            <text:p>0</text:p>
          </table:table-cell>
          <table:table-cell office:value-type="float" office:value="1" table:formula="of:=IF([Data.HH32]=&quot;&quot;;0;(IF([Data.HH32]=&quot;?&quot;;&quot;?&quot;;1)))" table:style-name="ce1">
            <text:p>1</text:p>
          </table:table-cell>
          <table:table-cell office:value-type="float" office:value="1" table:formula="of:=IF([Data.HI32]=&quot;&quot;;0;(IF([Data.HI32]=&quot;?&quot;;&quot;?&quot;;1)))" table:style-name="ce1">
            <text:p>1</text:p>
          </table:table-cell>
          <table:table-cell office:value-type="float" office:value="0" table:formula="of:=IF([Data.HJ32]=&quot;&quot;;0;(IF([Data.HJ32]=&quot;?&quot;;&quot;?&quot;;1)))" table:style-name="ce1">
            <text:p>0</text:p>
          </table:table-cell>
          <table:table-cell office:value-type="float" office:value="1" table:formula="of:=IF([Data.HK32]=&quot;&quot;;0;(IF([Data.HK32]=&quot;?&quot;;&quot;?&quot;;1)))" table:style-name="ce1">
            <text:p>1</text:p>
          </table:table-cell>
          <table:table-cell office:value-type="float" office:value="0" table:formula="of:=IF([Data.HL32]=&quot;&quot;;0;(IF([Data.HL32]=&quot;?&quot;;&quot;?&quot;;1)))" table:style-name="ce1">
            <text:p>0</text:p>
          </table:table-cell>
          <table:table-cell office:value-type="float" office:value="1" table:formula="of:=IF([Data.HM32]=&quot;&quot;;0;(IF([Data.HM32]=&quot;?&quot;;&quot;?&quot;;1)))" table:style-name="ce1">
            <text:p>1</text:p>
          </table:table-cell>
          <table:table-cell office:value-type="float" office:value="0" table:formula="of:=IF([Data.HN32]=&quot;&quot;;0;(IF([Data.HN32]=&quot;?&quot;;&quot;?&quot;;1)))" table:style-name="ce1">
            <text:p>0</text:p>
          </table:table-cell>
          <table:table-cell office:value-type="float" office:value="0" table:formula="of:=IF([Data.HO32]=&quot;&quot;;0;(IF([Data.HO32]=&quot;?&quot;;&quot;?&quot;;1)))" table:style-name="ce1">
            <text:p>0</text:p>
          </table:table-cell>
          <table:table-cell office:value-type="float" office:value="0" table:formula="of:=IF([Data.HP32]=&quot;&quot;;0;(IF([Data.HP32]=&quot;?&quot;;&quot;?&quot;;1)))" table:style-name="ce1">
            <text:p>0</text:p>
          </table:table-cell>
          <table:table-cell office:value-type="float" office:value="0" table:formula="of:=IF([Data.HQ32]=&quot;&quot;;0;(IF([Data.HQ32]=&quot;?&quot;;&quot;?&quot;;1)))" table:style-name="ce1">
            <text:p>0</text:p>
          </table:table-cell>
          <table:table-cell office:value-type="float" office:value="0" table:formula="of:=IF([Data.HR32]=&quot;&quot;;0;(IF([Data.HR32]=&quot;?&quot;;&quot;?&quot;;1)))" table:style-name="ce1">
            <text:p>0</text:p>
          </table:table-cell>
          <table:table-cell office:value-type="float" office:value="1" table:formula="of:=IF([Data.HS32]=&quot;&quot;;0;(IF([Data.HS32]=&quot;?&quot;;&quot;?&quot;;1)))" table:style-name="ce1">
            <text:p>1</text:p>
          </table:table-cell>
          <table:table-cell office:value-type="float" office:value="0" table:formula="of:=IF([Data.HT32]=&quot;&quot;;0;(IF([Data.HT32]=&quot;?&quot;;&quot;?&quot;;1)))" table:style-name="ce1">
            <text:p>0</text:p>
          </table:table-cell>
          <table:table-cell office:value-type="float" office:value="1" table:formula="of:=IF([Data.HU32]=&quot;&quot;;0;(IF([Data.HU32]=&quot;?&quot;;&quot;?&quot;;1)))" table:style-name="ce1">
            <text:p>1</text:p>
          </table:table-cell>
          <table:table-cell office:value-type="float" office:value="1" table:formula="of:=IF([Data.HV32]=&quot;&quot;;0;(IF([Data.HV32]=&quot;?&quot;;&quot;?&quot;;1)))" table:style-name="ce1">
            <text:p>1</text:p>
          </table:table-cell>
          <table:table-cell office:value-type="float" office:value="0" table:formula="of:=IF([Data.HW32]=&quot;&quot;;0;(IF([Data.HW32]=&quot;?&quot;;&quot;?&quot;;1)))" table:style-name="ce1">
            <text:p>0</text:p>
          </table:table-cell>
          <table:table-cell office:value-type="float" office:value="0" table:formula="of:=IF([Data.HX32]=&quot;&quot;;0;(IF([Data.HX32]=&quot;?&quot;;&quot;?&quot;;1)))" table:style-name="ce1">
            <text:p>0</text:p>
          </table:table-cell>
          <table:table-cell office:value-type="float" office:value="0" table:formula="of:=IF([Data.HY32]=&quot;&quot;;0;(IF([Data.HY32]=&quot;?&quot;;&quot;?&quot;;1)))" table:style-name="ce1">
            <text:p>0</text:p>
          </table:table-cell>
          <table:table-cell office:value-type="float" office:value="0" table:formula="of:=IF([Data.HZ32]=&quot;&quot;;0;(IF([Data.HZ32]=&quot;?&quot;;&quot;?&quot;;1)))" table:style-name="ce1">
            <text:p>0</text:p>
          </table:table-cell>
          <table:table-cell office:value-type="float" office:value="1" table:formula="of:=IF([Data.IA32]=&quot;&quot;;0;(IF([Data.IA32]=&quot;?&quot;;&quot;?&quot;;1)))" table:style-name="ce1">
            <text:p>1</text:p>
          </table:table-cell>
          <table:table-cell office:value-type="float" office:value="1" table:formula="of:=IF([Data.IB32]=&quot;&quot;;0;(IF([Data.IB32]=&quot;?&quot;;&quot;?&quot;;1)))" table:style-name="ce1">
            <text:p>1</text:p>
          </table:table-cell>
          <table:table-cell office:value-type="float" office:value="0" table:formula="of:=IF([Data.IC32]=&quot;&quot;;0;(IF([Data.IC32]=&quot;?&quot;;&quot;?&quot;;1)))" table:style-name="ce1">
            <text:p>0</text:p>
          </table:table-cell>
          <table:table-cell office:value-type="float" office:value="1" table:formula="of:=IF([Data.ID32]=&quot;&quot;;0;(IF([Data.ID32]=&quot;?&quot;;&quot;?&quot;;1)))" table:style-name="ce1">
            <text:p>1</text:p>
          </table:table-cell>
          <table:table-cell office:value-type="float" office:value="1" table:formula="of:=IF([Data.IE32]=&quot;&quot;;0;(IF([Data.IE32]=&quot;?&quot;;&quot;?&quot;;1)))" table:style-name="ce1">
            <text:p>1</text:p>
          </table:table-cell>
          <table:table-cell office:value-type="float" office:value="1" table:formula="of:=IF([Data.IF32]=&quot;&quot;;0;(IF([Data.IF32]=&quot;?&quot;;&quot;?&quot;;1)))" table:style-name="ce1">
            <text:p>1</text:p>
          </table:table-cell>
          <table:table-cell office:value-type="float" office:value="0" table:formula="of:=IF([Data.IG32]=&quot;&quot;;0;(IF([Data.IG32]=&quot;?&quot;;&quot;?&quot;;1)))" table:style-name="ce1">
            <text:p>0</text:p>
          </table:table-cell>
          <table:table-cell office:value-type="float" office:value="0" table:formula="of:=IF([Data.IH32]=&quot;&quot;;0;(IF([Data.IH32]=&quot;?&quot;;&quot;?&quot;;1)))" table:style-name="ce1">
            <text:p>0</text:p>
          </table:table-cell>
          <table:table-cell office:value-type="float" office:value="1" table:formula="of:=IF([Data.II32]=&quot;&quot;;0;(IF([Data.II32]=&quot;?&quot;;&quot;?&quot;;1)))" table:style-name="ce1">
            <text:p>1</text:p>
          </table:table-cell>
          <table:table-cell office:value-type="float" office:value="0" table:formula="of:=IF([Data.IJ32]=&quot;&quot;;0;(IF([Data.IJ32]=&quot;?&quot;;&quot;?&quot;;1)))" table:style-name="ce1">
            <text:p>0</text:p>
          </table:table-cell>
          <table:table-cell office:value-type="float" office:value="0" table:formula="of:=IF([Data.IK32]=&quot;&quot;;0;(IF([Data.IK32]=&quot;?&quot;;&quot;?&quot;;1)))" table:style-name="ce1">
            <text:p>0</text:p>
          </table:table-cell>
          <table:table-cell table:number-columns-repeated="2" table:style-name="ce1"/>
          <table:table-cell office:value-type="float" office:value="63" table:formula="of:=SUM([.B30:.HI30])" table:style-name="ce1">
            <text:p>63</text:p>
          </table:table-cell>
          <table:table-cell table:number-columns-repeated="16164"/>
        </table:table-row>
        <table:table-row table:style-name="ro3">
          <table:table-cell office:value-type="string" office:string-value="TnLibo" table:formula="of:=[Data.C33]" table:style-name="ce1">
            <text:p>TnLibo</text:p>
          </table:table-cell>
          <table:table-cell office:value-type="float" office:value="1" table:formula="of:=IF([Data.AD33]=&quot;&quot;;0;(IF([Data.AD33]=&quot;?&quot;;&quot;?&quot;;1)))" table:style-name="ce1">
            <text:p>1</text:p>
          </table:table-cell>
          <table:table-cell office:value-type="float" office:value="0" table:formula="of:=IF([Data.AE33]=&quot;&quot;;0;(IF([Data.AE33]=&quot;?&quot;;&quot;?&quot;;1)))" table:style-name="ce1">
            <text:p>0</text:p>
          </table:table-cell>
          <table:table-cell office:value-type="float" office:value="1" table:formula="of:=IF([Data.AF33]=&quot;&quot;;0;(IF([Data.AF33]=&quot;?&quot;;&quot;?&quot;;1)))" table:style-name="ce1">
            <text:p>1</text:p>
          </table:table-cell>
          <table:table-cell office:value-type="float" office:value="1" table:formula="of:=IF([Data.AG33]=&quot;&quot;;0;(IF([Data.AG33]=&quot;?&quot;;&quot;?&quot;;1)))" table:style-name="ce1">
            <text:p>1</text:p>
          </table:table-cell>
          <table:table-cell office:value-type="float" office:value="1" table:formula="of:=IF([Data.AH33]=&quot;&quot;;0;(IF([Data.AH33]=&quot;?&quot;;&quot;?&quot;;1)))" table:style-name="ce1">
            <text:p>1</text:p>
          </table:table-cell>
          <table:table-cell office:value-type="float" office:value="0" table:formula="of:=IF([Data.AI33]=&quot;&quot;;0;(IF([Data.AI33]=&quot;?&quot;;&quot;?&quot;;1)))" table:style-name="ce1">
            <text:p>0</text:p>
          </table:table-cell>
          <table:table-cell office:value-type="float" office:value="0" table:formula="of:=IF([Data.AJ33]=&quot;&quot;;0;(IF([Data.AJ33]=&quot;?&quot;;&quot;?&quot;;1)))" table:style-name="ce1">
            <text:p>0</text:p>
          </table:table-cell>
          <table:table-cell office:value-type="float" office:value="1" table:formula="of:=IF([Data.AK33]=&quot;&quot;;0;(IF([Data.AK33]=&quot;?&quot;;&quot;?&quot;;1)))" table:style-name="ce1">
            <text:p>1</text:p>
          </table:table-cell>
          <table:table-cell office:value-type="float" office:value="1" table:formula="of:=IF([Data.AL33]=&quot;&quot;;0;(IF([Data.AL33]=&quot;?&quot;;&quot;?&quot;;1)))" table:style-name="ce1">
            <text:p>1</text:p>
          </table:table-cell>
          <table:table-cell office:value-type="float" office:value="0" table:formula="of:=IF([Data.AM33]=&quot;&quot;;0;(IF([Data.AM33]=&quot;?&quot;;&quot;?&quot;;1)))" table:style-name="ce1">
            <text:p>0</text:p>
          </table:table-cell>
          <table:table-cell office:value-type="float" office:value="1" table:formula="of:=IF([Data.AN33]=&quot;&quot;;0;(IF([Data.AN33]=&quot;?&quot;;&quot;?&quot;;1)))" table:style-name="ce1">
            <text:p>1</text:p>
          </table:table-cell>
          <table:table-cell office:value-type="float" office:value="0" table:formula="of:=IF([Data.AO33]=&quot;&quot;;0;(IF([Data.AO33]=&quot;?&quot;;&quot;?&quot;;1)))" table:style-name="ce1">
            <text:p>0</text:p>
          </table:table-cell>
          <table:table-cell office:value-type="float" office:value="1" table:formula="of:=IF([Data.AP33]=&quot;&quot;;0;(IF([Data.AP33]=&quot;?&quot;;&quot;?&quot;;1)))" table:style-name="ce1">
            <text:p>1</text:p>
          </table:table-cell>
          <table:table-cell office:value-type="float" office:value="1" table:formula="of:=IF([Data.AQ33]=&quot;&quot;;0;(IF([Data.AQ33]=&quot;?&quot;;&quot;?&quot;;1)))" table:style-name="ce1">
            <text:p>1</text:p>
          </table:table-cell>
          <table:table-cell office:value-type="float" office:value="1" table:formula="of:=IF([Data.AR33]=&quot;&quot;;0;(IF([Data.AR33]=&quot;?&quot;;&quot;?&quot;;1)))" table:style-name="ce1">
            <text:p>1</text:p>
          </table:table-cell>
          <table:table-cell office:value-type="float" office:value="0" table:formula="of:=IF([Data.AS33]=&quot;&quot;;0;(IF([Data.AS33]=&quot;?&quot;;&quot;?&quot;;1)))" table:style-name="ce1">
            <text:p>0</text:p>
          </table:table-cell>
          <table:table-cell office:value-type="float" office:value="1" table:formula="of:=IF([Data.AT33]=&quot;&quot;;0;(IF([Data.AT33]=&quot;?&quot;;&quot;?&quot;;1)))" table:style-name="ce1">
            <text:p>1</text:p>
          </table:table-cell>
          <table:table-cell office:value-type="float" office:value="0" table:formula="of:=IF([Data.AU33]=&quot;&quot;;0;(IF([Data.AU33]=&quot;?&quot;;&quot;?&quot;;1)))" table:style-name="ce1">
            <text:p>0</text:p>
          </table:table-cell>
          <table:table-cell office:value-type="float" office:value="0" table:formula="of:=IF([Data.AV33]=&quot;&quot;;0;(IF([Data.AV33]=&quot;?&quot;;&quot;?&quot;;1)))" table:style-name="ce1">
            <text:p>0</text:p>
          </table:table-cell>
          <table:table-cell office:value-type="float" office:value="1" table:formula="of:=IF([Data.AW33]=&quot;&quot;;0;(IF([Data.AW33]=&quot;?&quot;;&quot;?&quot;;1)))" table:style-name="ce1">
            <text:p>1</text:p>
          </table:table-cell>
          <table:table-cell office:value-type="float" office:value="1" table:formula="of:=IF([Data.AX33]=&quot;&quot;;0;(IF([Data.AX33]=&quot;?&quot;;&quot;?&quot;;1)))" table:style-name="ce1">
            <text:p>1</text:p>
          </table:table-cell>
          <table:table-cell office:value-type="float" office:value="0" table:formula="of:=IF([Data.AY33]=&quot;&quot;;0;(IF([Data.AY33]=&quot;?&quot;;&quot;?&quot;;1)))" table:style-name="ce1">
            <text:p>0</text:p>
          </table:table-cell>
          <table:table-cell office:value-type="float" office:value="0" table:formula="of:=IF([Data.AZ33]=&quot;&quot;;0;(IF([Data.AZ33]=&quot;?&quot;;&quot;?&quot;;1)))" table:style-name="ce1">
            <text:p>0</text:p>
          </table:table-cell>
          <table:table-cell office:value-type="float" office:value="0" table:formula="of:=IF([Data.BA33]=&quot;&quot;;0;(IF([Data.BA33]=&quot;?&quot;;&quot;?&quot;;1)))" table:style-name="ce1">
            <text:p>0</text:p>
          </table:table-cell>
          <table:table-cell office:value-type="float" office:value="0" table:formula="of:=IF([Data.BB33]=&quot;&quot;;0;(IF([Data.BB33]=&quot;?&quot;;&quot;?&quot;;1)))" table:style-name="ce1">
            <text:p>0</text:p>
          </table:table-cell>
          <table:table-cell office:value-type="float" office:value="1" table:formula="of:=IF([Data.BC33]=&quot;&quot;;0;(IF([Data.BC33]=&quot;?&quot;;&quot;?&quot;;1)))" table:style-name="ce1">
            <text:p>1</text:p>
          </table:table-cell>
          <table:table-cell office:value-type="float" office:value="0" table:formula="of:=IF([Data.BD33]=&quot;&quot;;0;(IF([Data.BD33]=&quot;?&quot;;&quot;?&quot;;1)))" table:style-name="ce1">
            <text:p>0</text:p>
          </table:table-cell>
          <table:table-cell office:value-type="float" office:value="0" table:formula="of:=IF([Data.BE33]=&quot;&quot;;0;(IF([Data.BE33]=&quot;?&quot;;&quot;?&quot;;1)))" table:style-name="ce1">
            <text:p>0</text:p>
          </table:table-cell>
          <table:table-cell office:value-type="float" office:value="1" table:formula="of:=IF([Data.BF33]=&quot;&quot;;0;(IF([Data.BF33]=&quot;?&quot;;&quot;?&quot;;1)))" table:style-name="ce1">
            <text:p>1</text:p>
          </table:table-cell>
          <table:table-cell office:value-type="float" office:value="0" table:formula="of:=IF([Data.BG33]=&quot;&quot;;0;(IF([Data.BG33]=&quot;?&quot;;&quot;?&quot;;1)))" table:style-name="ce1">
            <text:p>0</text:p>
          </table:table-cell>
          <table:table-cell office:value-type="float" office:value="0" table:formula="of:=IF([Data.BH33]=&quot;&quot;;0;(IF([Data.BH33]=&quot;?&quot;;&quot;?&quot;;1)))" table:style-name="ce1">
            <text:p>0</text:p>
          </table:table-cell>
          <table:table-cell office:value-type="float" office:value="0" table:formula="of:=IF([Data.BI33]=&quot;&quot;;0;(IF([Data.BI33]=&quot;?&quot;;&quot;?&quot;;1)))" table:style-name="ce1">
            <text:p>0</text:p>
          </table:table-cell>
          <table:table-cell office:value-type="float" office:value="0" table:formula="of:=IF([Data.BJ33]=&quot;&quot;;0;(IF([Data.BJ33]=&quot;?&quot;;&quot;?&quot;;1)))" table:style-name="ce1">
            <text:p>0</text:p>
          </table:table-cell>
          <table:table-cell office:value-type="float" office:value="1" table:formula="of:=IF([Data.BK33]=&quot;&quot;;0;(IF([Data.BK33]=&quot;?&quot;;&quot;?&quot;;1)))" table:style-name="ce1">
            <text:p>1</text:p>
          </table:table-cell>
          <table:table-cell office:value-type="float" office:value="1" table:formula="of:=IF([Data.BL33]=&quot;&quot;;0;(IF([Data.BL33]=&quot;?&quot;;&quot;?&quot;;1)))" table:style-name="ce1">
            <text:p>1</text:p>
          </table:table-cell>
          <table:table-cell office:value-type="float" office:value="0" table:formula="of:=IF([Data.BM33]=&quot;&quot;;0;(IF([Data.BM33]=&quot;?&quot;;&quot;?&quot;;1)))" table:style-name="ce1">
            <text:p>0</text:p>
          </table:table-cell>
          <table:table-cell office:value-type="float" office:value="0" table:formula="of:=IF([Data.BN33]=&quot;&quot;;0;(IF([Data.BN33]=&quot;?&quot;;&quot;?&quot;;1)))" table:style-name="ce1">
            <text:p>0</text:p>
          </table:table-cell>
          <table:table-cell office:value-type="float" office:value="0" table:formula="of:=IF([Data.BO33]=&quot;&quot;;0;(IF([Data.BO33]=&quot;?&quot;;&quot;?&quot;;1)))" table:style-name="ce1">
            <text:p>0</text:p>
          </table:table-cell>
          <table:table-cell office:value-type="float" office:value="0" table:formula="of:=IF([Data.BP33]=&quot;&quot;;0;(IF([Data.BP33]=&quot;?&quot;;&quot;?&quot;;1)))" table:style-name="ce1">
            <text:p>0</text:p>
          </table:table-cell>
          <table:table-cell office:value-type="float" office:value="0" table:formula="of:=IF([Data.BQ33]=&quot;&quot;;0;(IF([Data.BQ33]=&quot;?&quot;;&quot;?&quot;;1)))" table:style-name="ce1">
            <text:p>0</text:p>
          </table:table-cell>
          <table:table-cell office:value-type="float" office:value="0" table:formula="of:=IF([Data.BR33]=&quot;&quot;;0;(IF([Data.BR33]=&quot;?&quot;;&quot;?&quot;;1)))" table:style-name="ce1">
            <text:p>0</text:p>
          </table:table-cell>
          <table:table-cell office:value-type="float" office:value="0" table:formula="of:=IF([Data.BS33]=&quot;&quot;;0;(IF([Data.BS33]=&quot;?&quot;;&quot;?&quot;;1)))" table:style-name="ce1">
            <text:p>0</text:p>
          </table:table-cell>
          <table:table-cell office:value-type="float" office:value="0" table:formula="of:=IF([Data.BT33]=&quot;&quot;;0;(IF([Data.BT33]=&quot;?&quot;;&quot;?&quot;;1)))" table:style-name="ce1">
            <text:p>0</text:p>
          </table:table-cell>
          <table:table-cell office:value-type="float" office:value="1" table:formula="of:=IF([Data.BU33]=&quot;&quot;;0;(IF([Data.BU33]=&quot;?&quot;;&quot;?&quot;;1)))" table:style-name="ce1">
            <text:p>1</text:p>
          </table:table-cell>
          <table:table-cell office:value-type="float" office:value="0" table:formula="of:=IF([Data.BV33]=&quot;&quot;;0;(IF([Data.BV33]=&quot;?&quot;;&quot;?&quot;;1)))" table:style-name="ce1">
            <text:p>0</text:p>
          </table:table-cell>
          <table:table-cell office:value-type="float" office:value="1" table:formula="of:=IF([Data.BW33]=&quot;&quot;;0;(IF([Data.BW33]=&quot;?&quot;;&quot;?&quot;;1)))" table:style-name="ce1">
            <text:p>1</text:p>
          </table:table-cell>
          <table:table-cell office:value-type="float" office:value="0" table:formula="of:=IF([Data.BX33]=&quot;&quot;;0;(IF([Data.BX33]=&quot;?&quot;;&quot;?&quot;;1)))" table:style-name="ce1">
            <text:p>0</text:p>
          </table:table-cell>
          <table:table-cell office:value-type="float" office:value="1" table:formula="of:=IF([Data.BY33]=&quot;&quot;;0;(IF([Data.BY33]=&quot;?&quot;;&quot;?&quot;;1)))" table:style-name="ce1">
            <text:p>1</text:p>
          </table:table-cell>
          <table:table-cell office:value-type="float" office:value="1" table:formula="of:=IF([Data.BZ33]=&quot;&quot;;0;(IF([Data.BZ33]=&quot;?&quot;;&quot;?&quot;;1)))" table:style-name="ce1">
            <text:p>1</text:p>
          </table:table-cell>
          <table:table-cell office:value-type="float" office:value="0" table:formula="of:=IF([Data.CA33]=&quot;&quot;;0;(IF([Data.CA33]=&quot;?&quot;;&quot;?&quot;;1)))" table:style-name="ce1">
            <text:p>0</text:p>
          </table:table-cell>
          <table:table-cell office:value-type="float" office:value="1" table:formula="of:=IF([Data.CB33]=&quot;&quot;;0;(IF([Data.CB33]=&quot;?&quot;;&quot;?&quot;;1)))" table:style-name="ce1">
            <text:p>1</text:p>
          </table:table-cell>
          <table:table-cell office:value-type="float" office:value="0" table:formula="of:=IF([Data.CC33]=&quot;&quot;;0;(IF([Data.CC33]=&quot;?&quot;;&quot;?&quot;;1)))" table:style-name="ce1">
            <text:p>0</text:p>
          </table:table-cell>
          <table:table-cell office:value-type="float" office:value="0" table:formula="of:=IF([Data.CD33]=&quot;&quot;;0;(IF([Data.CD33]=&quot;?&quot;;&quot;?&quot;;1)))" table:style-name="ce1">
            <text:p>0</text:p>
          </table:table-cell>
          <table:table-cell office:value-type="float" office:value="0" table:formula="of:=IF([Data.CE33]=&quot;&quot;;0;(IF([Data.CE33]=&quot;?&quot;;&quot;?&quot;;1)))" table:style-name="ce1">
            <text:p>0</text:p>
          </table:table-cell>
          <table:table-cell office:value-type="float" office:value="0" table:formula="of:=IF([Data.CF33]=&quot;&quot;;0;(IF([Data.CF33]=&quot;?&quot;;&quot;?&quot;;1)))" table:style-name="ce1">
            <text:p>0</text:p>
          </table:table-cell>
          <table:table-cell office:value-type="float" office:value="0" table:formula="of:=IF([Data.CG33]=&quot;&quot;;0;(IF([Data.CG33]=&quot;?&quot;;&quot;?&quot;;1)))" table:style-name="ce1">
            <text:p>0</text:p>
          </table:table-cell>
          <table:table-cell office:value-type="float" office:value="0" table:formula="of:=IF([Data.CH33]=&quot;&quot;;0;(IF([Data.CH33]=&quot;?&quot;;&quot;?&quot;;1)))" table:style-name="ce1">
            <text:p>0</text:p>
          </table:table-cell>
          <table:table-cell office:value-type="float" office:value="1" table:formula="of:=IF([Data.CI33]=&quot;&quot;;0;(IF([Data.CI33]=&quot;?&quot;;&quot;?&quot;;1)))" table:style-name="ce1">
            <text:p>1</text:p>
          </table:table-cell>
          <table:table-cell office:value-type="float" office:value="0" table:formula="of:=IF([Data.CJ33]=&quot;&quot;;0;(IF([Data.CJ33]=&quot;?&quot;;&quot;?&quot;;1)))" table:style-name="ce1">
            <text:p>0</text:p>
          </table:table-cell>
          <table:table-cell office:value-type="float" office:value="1" table:formula="of:=IF([Data.CK33]=&quot;&quot;;0;(IF([Data.CK33]=&quot;?&quot;;&quot;?&quot;;1)))" table:style-name="ce1">
            <text:p>1</text:p>
          </table:table-cell>
          <table:table-cell office:value-type="float" office:value="0" table:formula="of:=IF([Data.CL33]=&quot;&quot;;0;(IF([Data.CL33]=&quot;?&quot;;&quot;?&quot;;1)))" table:style-name="ce1">
            <text:p>0</text:p>
          </table:table-cell>
          <table:table-cell office:value-type="float" office:value="0" table:formula="of:=IF([Data.CM33]=&quot;&quot;;0;(IF([Data.CM33]=&quot;?&quot;;&quot;?&quot;;1)))" table:style-name="ce1">
            <text:p>0</text:p>
          </table:table-cell>
          <table:table-cell office:value-type="float" office:value="0" table:formula="of:=IF([Data.CN33]=&quot;&quot;;0;(IF([Data.CN33]=&quot;?&quot;;&quot;?&quot;;1)))" table:style-name="ce1">
            <text:p>0</text:p>
          </table:table-cell>
          <table:table-cell office:value-type="float" office:value="0" table:formula="of:=IF([Data.CO33]=&quot;&quot;;0;(IF([Data.CO33]=&quot;?&quot;;&quot;?&quot;;1)))" table:style-name="ce1">
            <text:p>0</text:p>
          </table:table-cell>
          <table:table-cell office:value-type="float" office:value="1" table:formula="of:=IF([Data.CP33]=&quot;&quot;;0;(IF([Data.CP33]=&quot;?&quot;;&quot;?&quot;;1)))" table:style-name="ce1">
            <text:p>1</text:p>
          </table:table-cell>
          <table:table-cell office:value-type="float" office:value="1" table:formula="of:=IF([Data.CQ33]=&quot;&quot;;0;(IF([Data.CQ33]=&quot;?&quot;;&quot;?&quot;;1)))" table:style-name="ce1">
            <text:p>1</text:p>
          </table:table-cell>
          <table:table-cell office:value-type="float" office:value="1" table:formula="of:=IF([Data.CR33]=&quot;&quot;;0;(IF([Data.CR33]=&quot;?&quot;;&quot;?&quot;;1)))" table:style-name="ce1">
            <text:p>1</text:p>
          </table:table-cell>
          <table:table-cell office:value-type="float" office:value="0" table:formula="of:=IF([Data.CS33]=&quot;&quot;;0;(IF([Data.CS33]=&quot;?&quot;;&quot;?&quot;;1)))" table:style-name="ce1">
            <text:p>0</text:p>
          </table:table-cell>
          <table:table-cell office:value-type="float" office:value="0" table:formula="of:=IF([Data.CT33]=&quot;&quot;;0;(IF([Data.CT33]=&quot;?&quot;;&quot;?&quot;;1)))" table:style-name="ce1">
            <text:p>0</text:p>
          </table:table-cell>
          <table:table-cell office:value-type="float" office:value="0" table:formula="of:=IF([Data.CU33]=&quot;&quot;;0;(IF([Data.CU33]=&quot;?&quot;;&quot;?&quot;;1)))" table:style-name="ce1">
            <text:p>0</text:p>
          </table:table-cell>
          <table:table-cell office:value-type="float" office:value="1" table:formula="of:=IF([Data.CV33]=&quot;&quot;;0;(IF([Data.CV33]=&quot;?&quot;;&quot;?&quot;;1)))" table:style-name="ce1">
            <text:p>1</text:p>
          </table:table-cell>
          <table:table-cell office:value-type="float" office:value="0" table:formula="of:=IF([Data.CW33]=&quot;&quot;;0;(IF([Data.CW33]=&quot;?&quot;;&quot;?&quot;;1)))" table:style-name="ce1">
            <text:p>0</text:p>
          </table:table-cell>
          <table:table-cell office:value-type="float" office:value="0" table:formula="of:=IF([Data.CX33]=&quot;&quot;;0;(IF([Data.CX33]=&quot;?&quot;;&quot;?&quot;;1)))" table:style-name="ce1">
            <text:p>0</text:p>
          </table:table-cell>
          <table:table-cell office:value-type="float" office:value="0" table:formula="of:=IF([Data.CY33]=&quot;&quot;;0;(IF([Data.CY33]=&quot;?&quot;;&quot;?&quot;;1)))" table:style-name="ce1">
            <text:p>0</text:p>
          </table:table-cell>
          <table:table-cell office:value-type="float" office:value="1" table:formula="of:=IF([Data.CZ33]=&quot;&quot;;0;(IF([Data.CZ33]=&quot;?&quot;;&quot;?&quot;;1)))" table:style-name="ce1">
            <text:p>1</text:p>
          </table:table-cell>
          <table:table-cell office:value-type="float" office:value="1" table:formula="of:=IF([Data.DA33]=&quot;&quot;;0;(IF([Data.DA33]=&quot;?&quot;;&quot;?&quot;;1)))" table:style-name="ce1">
            <text:p>1</text:p>
          </table:table-cell>
          <table:table-cell office:value-type="float" office:value="1" table:formula="of:=IF([Data.DB33]=&quot;&quot;;0;(IF([Data.DB33]=&quot;?&quot;;&quot;?&quot;;1)))" table:style-name="ce1">
            <text:p>1</text:p>
          </table:table-cell>
          <table:table-cell office:value-type="float" office:value="1" table:formula="of:=IF([Data.DC33]=&quot;&quot;;0;(IF([Data.DC33]=&quot;?&quot;;&quot;?&quot;;1)))" table:style-name="ce1">
            <text:p>1</text:p>
          </table:table-cell>
          <table:table-cell office:value-type="float" office:value="1" table:formula="of:=IF([Data.DD33]=&quot;&quot;;0;(IF([Data.DD33]=&quot;?&quot;;&quot;?&quot;;1)))" table:style-name="ce1">
            <text:p>1</text:p>
          </table:table-cell>
          <table:table-cell office:value-type="float" office:value="0" table:formula="of:=IF([Data.DE33]=&quot;&quot;;0;(IF([Data.DE33]=&quot;?&quot;;&quot;?&quot;;1)))" table:style-name="ce1">
            <text:p>0</text:p>
          </table:table-cell>
          <table:table-cell office:value-type="float" office:value="1" table:formula="of:=IF([Data.DF33]=&quot;&quot;;0;(IF([Data.DF33]=&quot;?&quot;;&quot;?&quot;;1)))" table:style-name="ce1">
            <text:p>1</text:p>
          </table:table-cell>
          <table:table-cell office:value-type="float" office:value="1" table:formula="of:=IF([Data.DG33]=&quot;&quot;;0;(IF([Data.DG33]=&quot;?&quot;;&quot;?&quot;;1)))" table:style-name="ce1">
            <text:p>1</text:p>
          </table:table-cell>
          <table:table-cell office:value-type="float" office:value="1" table:formula="of:=IF([Data.DH33]=&quot;&quot;;0;(IF([Data.DH33]=&quot;?&quot;;&quot;?&quot;;1)))" table:style-name="ce1">
            <text:p>1</text:p>
          </table:table-cell>
          <table:table-cell office:value-type="float" office:value="0" table:formula="of:=IF([Data.DI33]=&quot;&quot;;0;(IF([Data.DI33]=&quot;?&quot;;&quot;?&quot;;1)))" table:style-name="ce1">
            <text:p>0</text:p>
          </table:table-cell>
          <table:table-cell office:value-type="float" office:value="1" table:formula="of:=IF([Data.DJ33]=&quot;&quot;;0;(IF([Data.DJ33]=&quot;?&quot;;&quot;?&quot;;1)))" table:style-name="ce1">
            <text:p>1</text:p>
          </table:table-cell>
          <table:table-cell office:value-type="float" office:value="1" table:formula="of:=IF([Data.DK33]=&quot;&quot;;0;(IF([Data.DK33]=&quot;?&quot;;&quot;?&quot;;1)))" table:style-name="ce1">
            <text:p>1</text:p>
          </table:table-cell>
          <table:table-cell office:value-type="float" office:value="0" table:formula="of:=IF([Data.DL33]=&quot;&quot;;0;(IF([Data.DL33]=&quot;?&quot;;&quot;?&quot;;1)))" table:style-name="ce1">
            <text:p>0</text:p>
          </table:table-cell>
          <table:table-cell office:value-type="float" office:value="0" table:formula="of:=IF([Data.DM33]=&quot;&quot;;0;(IF([Data.DM33]=&quot;?&quot;;&quot;?&quot;;1)))" table:style-name="ce1">
            <text:p>0</text:p>
          </table:table-cell>
          <table:table-cell office:value-type="float" office:value="0" table:formula="of:=IF([Data.DN33]=&quot;&quot;;0;(IF([Data.DN33]=&quot;?&quot;;&quot;?&quot;;1)))" table:style-name="ce1">
            <text:p>0</text:p>
          </table:table-cell>
          <table:table-cell office:value-type="float" office:value="1" table:formula="of:=IF([Data.DO33]=&quot;&quot;;0;(IF([Data.DO33]=&quot;?&quot;;&quot;?&quot;;1)))" table:style-name="ce1">
            <text:p>1</text:p>
          </table:table-cell>
          <table:table-cell office:value-type="float" office:value="0" table:formula="of:=IF([Data.DP33]=&quot;&quot;;0;(IF([Data.DP33]=&quot;?&quot;;&quot;?&quot;;1)))" table:style-name="ce1">
            <text:p>0</text:p>
          </table:table-cell>
          <table:table-cell office:value-type="float" office:value="1" table:formula="of:=IF([Data.DQ33]=&quot;&quot;;0;(IF([Data.DQ33]=&quot;?&quot;;&quot;?&quot;;1)))" table:style-name="ce1">
            <text:p>1</text:p>
          </table:table-cell>
          <table:table-cell office:value-type="float" office:value="0" table:formula="of:=IF([Data.DR33]=&quot;&quot;;0;(IF([Data.DR33]=&quot;?&quot;;&quot;?&quot;;1)))" table:style-name="ce1">
            <text:p>0</text:p>
          </table:table-cell>
          <table:table-cell office:value-type="float" office:value="0" table:formula="of:=IF([Data.DS33]=&quot;&quot;;0;(IF([Data.DS33]=&quot;?&quot;;&quot;?&quot;;1)))" table:style-name="ce1">
            <text:p>0</text:p>
          </table:table-cell>
          <table:table-cell office:value-type="float" office:value="0" table:formula="of:=IF([Data.DT33]=&quot;&quot;;0;(IF([Data.DT33]=&quot;?&quot;;&quot;?&quot;;1)))" table:style-name="ce1">
            <text:p>0</text:p>
          </table:table-cell>
          <table:table-cell office:value-type="float" office:value="1" table:formula="of:=IF([Data.DU33]=&quot;&quot;;0;(IF([Data.DU33]=&quot;?&quot;;&quot;?&quot;;1)))" table:style-name="ce1">
            <text:p>1</text:p>
          </table:table-cell>
          <table:table-cell office:value-type="float" office:value="0" table:formula="of:=IF([Data.DV33]=&quot;&quot;;0;(IF([Data.DV33]=&quot;?&quot;;&quot;?&quot;;1)))" table:style-name="ce1">
            <text:p>0</text:p>
          </table:table-cell>
          <table:table-cell office:value-type="float" office:value="0" table:formula="of:=IF([Data.DW33]=&quot;&quot;;0;(IF([Data.DW33]=&quot;?&quot;;&quot;?&quot;;1)))" table:style-name="ce1">
            <text:p>0</text:p>
          </table:table-cell>
          <table:table-cell office:value-type="float" office:value="1" table:formula="of:=IF([Data.DX33]=&quot;&quot;;0;(IF([Data.DX33]=&quot;?&quot;;&quot;?&quot;;1)))" table:style-name="ce1">
            <text:p>1</text:p>
          </table:table-cell>
          <table:table-cell office:value-type="float" office:value="0" table:formula="of:=IF([Data.DY33]=&quot;&quot;;0;(IF([Data.DY33]=&quot;?&quot;;&quot;?&quot;;1)))" table:style-name="ce1">
            <text:p>0</text:p>
          </table:table-cell>
          <table:table-cell office:value-type="float" office:value="0" table:formula="of:=IF([Data.DZ33]=&quot;&quot;;0;(IF([Data.DZ33]=&quot;?&quot;;&quot;?&quot;;1)))" table:style-name="ce1">
            <text:p>0</text:p>
          </table:table-cell>
          <table:table-cell office:value-type="float" office:value="0" table:formula="of:=IF([Data.EA33]=&quot;&quot;;0;(IF([Data.EA33]=&quot;?&quot;;&quot;?&quot;;1)))" table:style-name="ce1">
            <text:p>0</text:p>
          </table:table-cell>
          <table:table-cell office:value-type="float" office:value="0" table:formula="of:=IF([Data.EB33]=&quot;&quot;;0;(IF([Data.EB33]=&quot;?&quot;;&quot;?&quot;;1)))" table:style-name="ce1">
            <text:p>0</text:p>
          </table:table-cell>
          <table:table-cell office:value-type="float" office:value="0" table:formula="of:=IF([Data.EC33]=&quot;&quot;;0;(IF([Data.EC33]=&quot;?&quot;;&quot;?&quot;;1)))" table:style-name="ce1">
            <text:p>0</text:p>
          </table:table-cell>
          <table:table-cell office:value-type="float" office:value="0" table:formula="of:=IF([Data.ED33]=&quot;&quot;;0;(IF([Data.ED33]=&quot;?&quot;;&quot;?&quot;;1)))" table:style-name="ce1">
            <text:p>0</text:p>
          </table:table-cell>
          <table:table-cell office:value-type="float" office:value="1" table:formula="of:=IF([Data.EE33]=&quot;&quot;;0;(IF([Data.EE33]=&quot;?&quot;;&quot;?&quot;;1)))" table:style-name="ce1">
            <text:p>1</text:p>
          </table:table-cell>
          <table:table-cell office:value-type="float" office:value="0" table:formula="of:=IF([Data.EF33]=&quot;&quot;;0;(IF([Data.EF33]=&quot;?&quot;;&quot;?&quot;;1)))" table:style-name="ce1">
            <text:p>0</text:p>
          </table:table-cell>
          <table:table-cell office:value-type="float" office:value="1" table:formula="of:=IF([Data.EG33]=&quot;&quot;;0;(IF([Data.EG33]=&quot;?&quot;;&quot;?&quot;;1)))" table:style-name="ce1">
            <text:p>1</text:p>
          </table:table-cell>
          <table:table-cell office:value-type="float" office:value="1" table:formula="of:=IF([Data.EH33]=&quot;&quot;;0;(IF([Data.EH33]=&quot;?&quot;;&quot;?&quot;;1)))" table:style-name="ce1">
            <text:p>1</text:p>
          </table:table-cell>
          <table:table-cell office:value-type="float" office:value="0" table:formula="of:=IF([Data.EI33]=&quot;&quot;;0;(IF([Data.EI33]=&quot;?&quot;;&quot;?&quot;;1)))" table:style-name="ce1">
            <text:p>0</text:p>
          </table:table-cell>
          <table:table-cell office:value-type="float" office:value="0" table:formula="of:=IF([Data.EJ33]=&quot;&quot;;0;(IF([Data.EJ33]=&quot;?&quot;;&quot;?&quot;;1)))" table:style-name="ce1">
            <text:p>0</text:p>
          </table:table-cell>
          <table:table-cell office:value-type="float" office:value="0" table:formula="of:=IF([Data.EK33]=&quot;&quot;;0;(IF([Data.EK33]=&quot;?&quot;;&quot;?&quot;;1)))" table:style-name="ce1">
            <text:p>0</text:p>
          </table:table-cell>
          <table:table-cell office:value-type="float" office:value="0" table:formula="of:=IF([Data.EL33]=&quot;&quot;;0;(IF([Data.EL33]=&quot;?&quot;;&quot;?&quot;;1)))" table:style-name="ce1">
            <text:p>0</text:p>
          </table:table-cell>
          <table:table-cell office:value-type="float" office:value="0" table:formula="of:=IF([Data.EM33]=&quot;&quot;;0;(IF([Data.EM33]=&quot;?&quot;;&quot;?&quot;;1)))" table:style-name="ce1">
            <text:p>0</text:p>
          </table:table-cell>
          <table:table-cell office:value-type="float" office:value="0" table:formula="of:=IF([Data.EN33]=&quot;&quot;;0;(IF([Data.EN33]=&quot;?&quot;;&quot;?&quot;;1)))" table:style-name="ce1">
            <text:p>0</text:p>
          </table:table-cell>
          <table:table-cell office:value-type="float" office:value="0" table:formula="of:=IF([Data.EO33]=&quot;&quot;;0;(IF([Data.EO33]=&quot;?&quot;;&quot;?&quot;;1)))" table:style-name="ce1">
            <text:p>0</text:p>
          </table:table-cell>
          <table:table-cell office:value-type="float" office:value="0" table:formula="of:=IF([Data.EP33]=&quot;&quot;;0;(IF([Data.EP33]=&quot;?&quot;;&quot;?&quot;;1)))" table:style-name="ce1">
            <text:p>0</text:p>
          </table:table-cell>
          <table:table-cell office:value-type="float" office:value="0" table:formula="of:=IF([Data.EQ33]=&quot;&quot;;0;(IF([Data.EQ33]=&quot;?&quot;;&quot;?&quot;;1)))" table:style-name="ce1">
            <text:p>0</text:p>
          </table:table-cell>
          <table:table-cell office:value-type="float" office:value="0" table:formula="of:=IF([Data.ER33]=&quot;&quot;;0;(IF([Data.ER33]=&quot;?&quot;;&quot;?&quot;;1)))" table:style-name="ce1">
            <text:p>0</text:p>
          </table:table-cell>
          <table:table-cell office:value-type="float" office:value="0" table:formula="of:=IF([Data.ES33]=&quot;&quot;;0;(IF([Data.ES33]=&quot;?&quot;;&quot;?&quot;;1)))" table:style-name="ce1">
            <text:p>0</text:p>
          </table:table-cell>
          <table:table-cell office:value-type="float" office:value="0" table:formula="of:=IF([Data.ET33]=&quot;&quot;;0;(IF([Data.ET33]=&quot;?&quot;;&quot;?&quot;;1)))" table:style-name="ce1">
            <text:p>0</text:p>
          </table:table-cell>
          <table:table-cell office:value-type="float" office:value="0" table:formula="of:=IF([Data.EU33]=&quot;&quot;;0;(IF([Data.EU33]=&quot;?&quot;;&quot;?&quot;;1)))" table:style-name="ce1">
            <text:p>0</text:p>
          </table:table-cell>
          <table:table-cell office:value-type="float" office:value="0" table:formula="of:=IF([Data.EV33]=&quot;&quot;;0;(IF([Data.EV33]=&quot;?&quot;;&quot;?&quot;;1)))" table:style-name="ce1">
            <text:p>0</text:p>
          </table:table-cell>
          <table:table-cell office:value-type="float" office:value="0" table:formula="of:=IF([Data.EW33]=&quot;&quot;;0;(IF([Data.EW33]=&quot;?&quot;;&quot;?&quot;;1)))" table:style-name="ce1">
            <text:p>0</text:p>
          </table:table-cell>
          <table:table-cell office:value-type="float" office:value="0" table:formula="of:=IF([Data.EX33]=&quot;&quot;;0;(IF([Data.EX33]=&quot;?&quot;;&quot;?&quot;;1)))" table:style-name="ce1">
            <text:p>0</text:p>
          </table:table-cell>
          <table:table-cell office:value-type="float" office:value="0" table:formula="of:=IF([Data.EY33]=&quot;&quot;;0;(IF([Data.EY33]=&quot;?&quot;;&quot;?&quot;;1)))" table:style-name="ce1">
            <text:p>0</text:p>
          </table:table-cell>
          <table:table-cell office:value-type="float" office:value="0" table:formula="of:=IF([Data.EZ33]=&quot;&quot;;0;(IF([Data.EZ33]=&quot;?&quot;;&quot;?&quot;;1)))" table:style-name="ce1">
            <text:p>0</text:p>
          </table:table-cell>
          <table:table-cell office:value-type="float" office:value="0" table:formula="of:=IF([Data.FA33]=&quot;&quot;;0;(IF([Data.FA33]=&quot;?&quot;;&quot;?&quot;;1)))" table:style-name="ce1">
            <text:p>0</text:p>
          </table:table-cell>
          <table:table-cell office:value-type="float" office:value="0" table:formula="of:=IF([Data.FB33]=&quot;&quot;;0;(IF([Data.FB33]=&quot;?&quot;;&quot;?&quot;;1)))" table:style-name="ce1">
            <text:p>0</text:p>
          </table:table-cell>
          <table:table-cell office:value-type="float" office:value="0" table:formula="of:=IF([Data.FC33]=&quot;&quot;;0;(IF([Data.FC33]=&quot;?&quot;;&quot;?&quot;;1)))" table:style-name="ce1">
            <text:p>0</text:p>
          </table:table-cell>
          <table:table-cell office:value-type="float" office:value="0" table:formula="of:=IF([Data.FD33]=&quot;&quot;;0;(IF([Data.FD33]=&quot;?&quot;;&quot;?&quot;;1)))" table:style-name="ce1">
            <text:p>0</text:p>
          </table:table-cell>
          <table:table-cell office:value-type="float" office:value="1" table:formula="of:=IF([Data.FE33]=&quot;&quot;;0;(IF([Data.FE33]=&quot;?&quot;;&quot;?&quot;;1)))" table:style-name="ce1">
            <text:p>1</text:p>
          </table:table-cell>
          <table:table-cell office:value-type="float" office:value="0" table:formula="of:=IF([Data.FF33]=&quot;&quot;;0;(IF([Data.FF33]=&quot;?&quot;;&quot;?&quot;;1)))" table:style-name="ce1">
            <text:p>0</text:p>
          </table:table-cell>
          <table:table-cell office:value-type="float" office:value="0" table:formula="of:=IF([Data.FG33]=&quot;&quot;;0;(IF([Data.FG33]=&quot;?&quot;;&quot;?&quot;;1)))" table:style-name="ce1">
            <text:p>0</text:p>
          </table:table-cell>
          <table:table-cell office:value-type="float" office:value="0" table:formula="of:=IF([Data.FH33]=&quot;&quot;;0;(IF([Data.FH33]=&quot;?&quot;;&quot;?&quot;;1)))" table:style-name="ce1">
            <text:p>0</text:p>
          </table:table-cell>
          <table:table-cell office:value-type="float" office:value="1" table:formula="of:=IF([Data.FI33]=&quot;&quot;;0;(IF([Data.FI33]=&quot;?&quot;;&quot;?&quot;;1)))" table:style-name="ce1">
            <text:p>1</text:p>
          </table:table-cell>
          <table:table-cell office:value-type="float" office:value="0" table:formula="of:=IF([Data.FJ33]=&quot;&quot;;0;(IF([Data.FJ33]=&quot;?&quot;;&quot;?&quot;;1)))" table:style-name="ce1">
            <text:p>0</text:p>
          </table:table-cell>
          <table:table-cell office:value-type="float" office:value="0" table:formula="of:=IF([Data.FK33]=&quot;&quot;;0;(IF([Data.FK33]=&quot;?&quot;;&quot;?&quot;;1)))" table:style-name="ce1">
            <text:p>0</text:p>
          </table:table-cell>
          <table:table-cell office:value-type="float" office:value="0" table:formula="of:=IF([Data.FL33]=&quot;&quot;;0;(IF([Data.FL33]=&quot;?&quot;;&quot;?&quot;;1)))" table:style-name="ce1">
            <text:p>0</text:p>
          </table:table-cell>
          <table:table-cell office:value-type="float" office:value="0" table:formula="of:=IF([Data.FM33]=&quot;&quot;;0;(IF([Data.FM33]=&quot;?&quot;;&quot;?&quot;;1)))" table:style-name="ce1">
            <text:p>0</text:p>
          </table:table-cell>
          <table:table-cell office:value-type="float" office:value="0" table:formula="of:=IF([Data.FN33]=&quot;&quot;;0;(IF([Data.FN33]=&quot;?&quot;;&quot;?&quot;;1)))" table:style-name="ce1">
            <text:p>0</text:p>
          </table:table-cell>
          <table:table-cell office:value-type="float" office:value="1" table:formula="of:=IF([Data.FO33]=&quot;&quot;;0;(IF([Data.FO33]=&quot;?&quot;;&quot;?&quot;;1)))" table:style-name="ce1">
            <text:p>1</text:p>
          </table:table-cell>
          <table:table-cell office:value-type="float" office:value="0" table:formula="of:=IF([Data.FP33]=&quot;&quot;;0;(IF([Data.FP33]=&quot;?&quot;;&quot;?&quot;;1)))" table:style-name="ce1">
            <text:p>0</text:p>
          </table:table-cell>
          <table:table-cell office:value-type="float" office:value="1" table:formula="of:=IF([Data.FQ33]=&quot;&quot;;0;(IF([Data.FQ33]=&quot;?&quot;;&quot;?&quot;;1)))" table:style-name="ce1">
            <text:p>1</text:p>
          </table:table-cell>
          <table:table-cell office:value-type="float" office:value="0" table:formula="of:=IF([Data.FR33]=&quot;&quot;;0;(IF([Data.FR33]=&quot;?&quot;;&quot;?&quot;;1)))" table:style-name="ce1">
            <text:p>0</text:p>
          </table:table-cell>
          <table:table-cell office:value-type="float" office:value="0" table:formula="of:=IF([Data.FS33]=&quot;&quot;;0;(IF([Data.FS33]=&quot;?&quot;;&quot;?&quot;;1)))" table:style-name="ce1">
            <text:p>0</text:p>
          </table:table-cell>
          <table:table-cell office:value-type="float" office:value="0" table:formula="of:=IF([Data.FT33]=&quot;&quot;;0;(IF([Data.FT33]=&quot;?&quot;;&quot;?&quot;;1)))" table:style-name="ce1">
            <text:p>0</text:p>
          </table:table-cell>
          <table:table-cell office:value-type="float" office:value="0" table:formula="of:=IF([Data.FU33]=&quot;&quot;;0;(IF([Data.FU33]=&quot;?&quot;;&quot;?&quot;;1)))" table:style-name="ce1">
            <text:p>0</text:p>
          </table:table-cell>
          <table:table-cell office:value-type="float" office:value="0" table:formula="of:=IF([Data.FV33]=&quot;&quot;;0;(IF([Data.FV33]=&quot;?&quot;;&quot;?&quot;;1)))" table:style-name="ce1">
            <text:p>0</text:p>
          </table:table-cell>
          <table:table-cell office:value-type="float" office:value="0" table:formula="of:=IF([Data.FW33]=&quot;&quot;;0;(IF([Data.FW33]=&quot;?&quot;;&quot;?&quot;;1)))" table:style-name="ce1">
            <text:p>0</text:p>
          </table:table-cell>
          <table:table-cell office:value-type="float" office:value="0" table:formula="of:=IF([Data.FX33]=&quot;&quot;;0;(IF([Data.FX33]=&quot;?&quot;;&quot;?&quot;;1)))" table:style-name="ce1">
            <text:p>0</text:p>
          </table:table-cell>
          <table:table-cell office:value-type="float" office:value="0" table:formula="of:=IF([Data.FY33]=&quot;&quot;;0;(IF([Data.FY33]=&quot;?&quot;;&quot;?&quot;;1)))" table:style-name="ce1">
            <text:p>0</text:p>
          </table:table-cell>
          <table:table-cell office:value-type="float" office:value="1" table:formula="of:=IF([Data.FZ33]=&quot;&quot;;0;(IF([Data.FZ33]=&quot;?&quot;;&quot;?&quot;;1)))" table:style-name="ce1">
            <text:p>1</text:p>
          </table:table-cell>
          <table:table-cell office:value-type="float" office:value="1" table:formula="of:=IF([Data.GA33]=&quot;&quot;;0;(IF([Data.GA33]=&quot;?&quot;;&quot;?&quot;;1)))" table:style-name="ce1">
            <text:p>1</text:p>
          </table:table-cell>
          <table:table-cell office:value-type="float" office:value="0" table:formula="of:=IF([Data.GB33]=&quot;&quot;;0;(IF([Data.GB33]=&quot;?&quot;;&quot;?&quot;;1)))" table:style-name="ce1">
            <text:p>0</text:p>
          </table:table-cell>
          <table:table-cell office:value-type="float" office:value="0" table:formula="of:=IF([Data.GC33]=&quot;&quot;;0;(IF([Data.GC33]=&quot;?&quot;;&quot;?&quot;;1)))" table:style-name="ce1">
            <text:p>0</text:p>
          </table:table-cell>
          <table:table-cell office:value-type="float" office:value="0" table:formula="of:=IF([Data.GD33]=&quot;&quot;;0;(IF([Data.GD33]=&quot;?&quot;;&quot;?&quot;;1)))" table:style-name="ce1">
            <text:p>0</text:p>
          </table:table-cell>
          <table:table-cell office:value-type="float" office:value="0" table:formula="of:=IF([Data.GE33]=&quot;&quot;;0;(IF([Data.GE33]=&quot;?&quot;;&quot;?&quot;;1)))" table:style-name="ce1">
            <text:p>0</text:p>
          </table:table-cell>
          <table:table-cell office:value-type="float" office:value="1" table:formula="of:=IF([Data.GF33]=&quot;&quot;;0;(IF([Data.GF33]=&quot;?&quot;;&quot;?&quot;;1)))" table:style-name="ce1">
            <text:p>1</text:p>
          </table:table-cell>
          <table:table-cell office:value-type="float" office:value="0" table:formula="of:=IF([Data.GG33]=&quot;&quot;;0;(IF([Data.GG33]=&quot;?&quot;;&quot;?&quot;;1)))" table:style-name="ce1">
            <text:p>0</text:p>
          </table:table-cell>
          <table:table-cell office:value-type="float" office:value="0" table:formula="of:=IF([Data.GH33]=&quot;&quot;;0;(IF([Data.GH33]=&quot;?&quot;;&quot;?&quot;;1)))" table:style-name="ce1">
            <text:p>0</text:p>
          </table:table-cell>
          <table:table-cell office:value-type="float" office:value="0" table:formula="of:=IF([Data.GI33]=&quot;&quot;;0;(IF([Data.GI33]=&quot;?&quot;;&quot;?&quot;;1)))" table:style-name="ce1">
            <text:p>0</text:p>
          </table:table-cell>
          <table:table-cell office:value-type="float" office:value="0" table:formula="of:=IF([Data.GJ33]=&quot;&quot;;0;(IF([Data.GJ33]=&quot;?&quot;;&quot;?&quot;;1)))" table:style-name="ce1">
            <text:p>0</text:p>
          </table:table-cell>
          <table:table-cell office:value-type="float" office:value="0" table:formula="of:=IF([Data.GK33]=&quot;&quot;;0;(IF([Data.GK33]=&quot;?&quot;;&quot;?&quot;;1)))" table:style-name="ce1">
            <text:p>0</text:p>
          </table:table-cell>
          <table:table-cell office:value-type="float" office:value="0" table:formula="of:=IF([Data.GL33]=&quot;&quot;;0;(IF([Data.GL33]=&quot;?&quot;;&quot;?&quot;;1)))" table:style-name="ce1">
            <text:p>0</text:p>
          </table:table-cell>
          <table:table-cell office:value-type="float" office:value="0" table:formula="of:=IF([Data.GM33]=&quot;&quot;;0;(IF([Data.GM33]=&quot;?&quot;;&quot;?&quot;;1)))" table:style-name="ce1">
            <text:p>0</text:p>
          </table:table-cell>
          <table:table-cell office:value-type="float" office:value="0" table:formula="of:=IF([Data.GN33]=&quot;&quot;;0;(IF([Data.GN33]=&quot;?&quot;;&quot;?&quot;;1)))" table:style-name="ce1">
            <text:p>0</text:p>
          </table:table-cell>
          <table:table-cell office:value-type="float" office:value="0" table:formula="of:=IF([Data.GO33]=&quot;&quot;;0;(IF([Data.GO33]=&quot;?&quot;;&quot;?&quot;;1)))" table:style-name="ce1">
            <text:p>0</text:p>
          </table:table-cell>
          <table:table-cell office:value-type="float" office:value="0" table:formula="of:=IF([Data.GP33]=&quot;&quot;;0;(IF([Data.GP33]=&quot;?&quot;;&quot;?&quot;;1)))" table:style-name="ce1">
            <text:p>0</text:p>
          </table:table-cell>
          <table:table-cell office:value-type="float" office:value="0" table:formula="of:=IF([Data.GQ33]=&quot;&quot;;0;(IF([Data.GQ33]=&quot;?&quot;;&quot;?&quot;;1)))" table:style-name="ce1">
            <text:p>0</text:p>
          </table:table-cell>
          <table:table-cell office:value-type="float" office:value="0" table:formula="of:=IF([Data.GR33]=&quot;&quot;;0;(IF([Data.GR33]=&quot;?&quot;;&quot;?&quot;;1)))" table:style-name="ce1">
            <text:p>0</text:p>
          </table:table-cell>
          <table:table-cell office:value-type="float" office:value="0" table:formula="of:=IF([Data.GS33]=&quot;&quot;;0;(IF([Data.GS33]=&quot;?&quot;;&quot;?&quot;;1)))" table:style-name="ce1">
            <text:p>0</text:p>
          </table:table-cell>
          <table:table-cell office:value-type="float" office:value="0" table:formula="of:=IF([Data.GT33]=&quot;&quot;;0;(IF([Data.GT33]=&quot;?&quot;;&quot;?&quot;;1)))" table:style-name="ce1">
            <text:p>0</text:p>
          </table:table-cell>
          <table:table-cell office:value-type="float" office:value="0" table:formula="of:=IF([Data.GU33]=&quot;&quot;;0;(IF([Data.GU33]=&quot;?&quot;;&quot;?&quot;;1)))" table:style-name="ce1">
            <text:p>0</text:p>
          </table:table-cell>
          <table:table-cell office:value-type="float" office:value="0" table:formula="of:=IF([Data.GV33]=&quot;&quot;;0;(IF([Data.GV33]=&quot;?&quot;;&quot;?&quot;;1)))" table:style-name="ce1">
            <text:p>0</text:p>
          </table:table-cell>
          <table:table-cell office:value-type="float" office:value="0" table:formula="of:=IF([Data.GW33]=&quot;&quot;;0;(IF([Data.GW33]=&quot;?&quot;;&quot;?&quot;;1)))" table:style-name="ce1">
            <text:p>0</text:p>
          </table:table-cell>
          <table:table-cell office:value-type="float" office:value="0" table:formula="of:=IF([Data.GX33]=&quot;&quot;;0;(IF([Data.GX33]=&quot;?&quot;;&quot;?&quot;;1)))" table:style-name="ce1">
            <text:p>0</text:p>
          </table:table-cell>
          <table:table-cell office:value-type="float" office:value="0" table:formula="of:=IF([Data.GY33]=&quot;&quot;;0;(IF([Data.GY33]=&quot;?&quot;;&quot;?&quot;;1)))" table:style-name="ce1">
            <text:p>0</text:p>
          </table:table-cell>
          <table:table-cell office:value-type="float" office:value="0" table:formula="of:=IF([Data.GZ33]=&quot;&quot;;0;(IF([Data.GZ33]=&quot;?&quot;;&quot;?&quot;;1)))" table:style-name="ce1">
            <text:p>0</text:p>
          </table:table-cell>
          <table:table-cell office:value-type="float" office:value="0" table:formula="of:=IF([Data.HA33]=&quot;&quot;;0;(IF([Data.HA33]=&quot;?&quot;;&quot;?&quot;;1)))" table:style-name="ce1">
            <text:p>0</text:p>
          </table:table-cell>
          <table:table-cell office:value-type="float" office:value="0" table:formula="of:=IF([Data.HB33]=&quot;&quot;;0;(IF([Data.HB33]=&quot;?&quot;;&quot;?&quot;;1)))" table:style-name="ce1">
            <text:p>0</text:p>
          </table:table-cell>
          <table:table-cell office:value-type="float" office:value="0" table:formula="of:=IF([Data.HC33]=&quot;&quot;;0;(IF([Data.HC33]=&quot;?&quot;;&quot;?&quot;;1)))" table:style-name="ce1">
            <text:p>0</text:p>
          </table:table-cell>
          <table:table-cell office:value-type="float" office:value="0" table:formula="of:=IF([Data.HD33]=&quot;&quot;;0;(IF([Data.HD33]=&quot;?&quot;;&quot;?&quot;;1)))" table:style-name="ce1">
            <text:p>0</text:p>
          </table:table-cell>
          <table:table-cell office:value-type="float" office:value="0" table:formula="of:=IF([Data.HE33]=&quot;&quot;;0;(IF([Data.HE33]=&quot;?&quot;;&quot;?&quot;;1)))" table:style-name="ce1">
            <text:p>0</text:p>
          </table:table-cell>
          <table:table-cell office:value-type="float" office:value="0" table:formula="of:=IF([Data.HF33]=&quot;&quot;;0;(IF([Data.HF33]=&quot;?&quot;;&quot;?&quot;;1)))" table:style-name="ce1">
            <text:p>0</text:p>
          </table:table-cell>
          <table:table-cell office:value-type="float" office:value="0" table:formula="of:=IF([Data.HG33]=&quot;&quot;;0;(IF([Data.HG33]=&quot;?&quot;;&quot;?&quot;;1)))" table:style-name="ce1">
            <text:p>0</text:p>
          </table:table-cell>
          <table:table-cell office:value-type="float" office:value="1" table:formula="of:=IF([Data.HH33]=&quot;&quot;;0;(IF([Data.HH33]=&quot;?&quot;;&quot;?&quot;;1)))" table:style-name="ce1">
            <text:p>1</text:p>
          </table:table-cell>
          <table:table-cell office:value-type="float" office:value="1" table:formula="of:=IF([Data.HI33]=&quot;&quot;;0;(IF([Data.HI33]=&quot;?&quot;;&quot;?&quot;;1)))" table:style-name="ce1">
            <text:p>1</text:p>
          </table:table-cell>
          <table:table-cell office:value-type="float" office:value="0" table:formula="of:=IF([Data.HJ33]=&quot;&quot;;0;(IF([Data.HJ33]=&quot;?&quot;;&quot;?&quot;;1)))" table:style-name="ce1">
            <text:p>0</text:p>
          </table:table-cell>
          <table:table-cell office:value-type="float" office:value="1" table:formula="of:=IF([Data.HK33]=&quot;&quot;;0;(IF([Data.HK33]=&quot;?&quot;;&quot;?&quot;;1)))" table:style-name="ce1">
            <text:p>1</text:p>
          </table:table-cell>
          <table:table-cell office:value-type="float" office:value="0" table:formula="of:=IF([Data.HL33]=&quot;&quot;;0;(IF([Data.HL33]=&quot;?&quot;;&quot;?&quot;;1)))" table:style-name="ce1">
            <text:p>0</text:p>
          </table:table-cell>
          <table:table-cell office:value-type="float" office:value="1" table:formula="of:=IF([Data.HM33]=&quot;&quot;;0;(IF([Data.HM33]=&quot;?&quot;;&quot;?&quot;;1)))" table:style-name="ce1">
            <text:p>1</text:p>
          </table:table-cell>
          <table:table-cell office:value-type="float" office:value="0" table:formula="of:=IF([Data.HN33]=&quot;&quot;;0;(IF([Data.HN33]=&quot;?&quot;;&quot;?&quot;;1)))" table:style-name="ce1">
            <text:p>0</text:p>
          </table:table-cell>
          <table:table-cell office:value-type="float" office:value="0" table:formula="of:=IF([Data.HO33]=&quot;&quot;;0;(IF([Data.HO33]=&quot;?&quot;;&quot;?&quot;;1)))" table:style-name="ce1">
            <text:p>0</text:p>
          </table:table-cell>
          <table:table-cell office:value-type="float" office:value="1" table:formula="of:=IF([Data.HP33]=&quot;&quot;;0;(IF([Data.HP33]=&quot;?&quot;;&quot;?&quot;;1)))" table:style-name="ce1">
            <text:p>1</text:p>
          </table:table-cell>
          <table:table-cell office:value-type="float" office:value="0" table:formula="of:=IF([Data.HQ33]=&quot;&quot;;0;(IF([Data.HQ33]=&quot;?&quot;;&quot;?&quot;;1)))" table:style-name="ce1">
            <text:p>0</text:p>
          </table:table-cell>
          <table:table-cell office:value-type="float" office:value="0" table:formula="of:=IF([Data.HR33]=&quot;&quot;;0;(IF([Data.HR33]=&quot;?&quot;;&quot;?&quot;;1)))" table:style-name="ce1">
            <text:p>0</text:p>
          </table:table-cell>
          <table:table-cell office:value-type="float" office:value="1" table:formula="of:=IF([Data.HS33]=&quot;&quot;;0;(IF([Data.HS33]=&quot;?&quot;;&quot;?&quot;;1)))" table:style-name="ce1">
            <text:p>1</text:p>
          </table:table-cell>
          <table:table-cell office:value-type="float" office:value="0" table:formula="of:=IF([Data.HT33]=&quot;&quot;;0;(IF([Data.HT33]=&quot;?&quot;;&quot;?&quot;;1)))" table:style-name="ce1">
            <text:p>0</text:p>
          </table:table-cell>
          <table:table-cell office:value-type="float" office:value="1" table:formula="of:=IF([Data.HU33]=&quot;&quot;;0;(IF([Data.HU33]=&quot;?&quot;;&quot;?&quot;;1)))" table:style-name="ce1">
            <text:p>1</text:p>
          </table:table-cell>
          <table:table-cell office:value-type="float" office:value="1" table:formula="of:=IF([Data.HV33]=&quot;&quot;;0;(IF([Data.HV33]=&quot;?&quot;;&quot;?&quot;;1)))" table:style-name="ce1">
            <text:p>1</text:p>
          </table:table-cell>
          <table:table-cell office:value-type="float" office:value="0" table:formula="of:=IF([Data.HW33]=&quot;&quot;;0;(IF([Data.HW33]=&quot;?&quot;;&quot;?&quot;;1)))" table:style-name="ce1">
            <text:p>0</text:p>
          </table:table-cell>
          <table:table-cell office:value-type="float" office:value="0" table:formula="of:=IF([Data.HX33]=&quot;&quot;;0;(IF([Data.HX33]=&quot;?&quot;;&quot;?&quot;;1)))" table:style-name="ce1">
            <text:p>0</text:p>
          </table:table-cell>
          <table:table-cell office:value-type="float" office:value="0" table:formula="of:=IF([Data.HY33]=&quot;&quot;;0;(IF([Data.HY33]=&quot;?&quot;;&quot;?&quot;;1)))" table:style-name="ce1">
            <text:p>0</text:p>
          </table:table-cell>
          <table:table-cell office:value-type="float" office:value="0" table:formula="of:=IF([Data.HZ33]=&quot;&quot;;0;(IF([Data.HZ33]=&quot;?&quot;;&quot;?&quot;;1)))" table:style-name="ce1">
            <text:p>0</text:p>
          </table:table-cell>
          <table:table-cell office:value-type="float" office:value="0" table:formula="of:=IF([Data.IA33]=&quot;&quot;;0;(IF([Data.IA33]=&quot;?&quot;;&quot;?&quot;;1)))" table:style-name="ce1">
            <text:p>0</text:p>
          </table:table-cell>
          <table:table-cell office:value-type="float" office:value="0" table:formula="of:=IF([Data.IB33]=&quot;&quot;;0;(IF([Data.IB33]=&quot;?&quot;;&quot;?&quot;;1)))" table:style-name="ce1">
            <text:p>0</text:p>
          </table:table-cell>
          <table:table-cell office:value-type="float" office:value="0" table:formula="of:=IF([Data.IC33]=&quot;&quot;;0;(IF([Data.IC33]=&quot;?&quot;;&quot;?&quot;;1)))" table:style-name="ce1">
            <text:p>0</text:p>
          </table:table-cell>
          <table:table-cell office:value-type="float" office:value="0" table:formula="of:=IF([Data.ID33]=&quot;&quot;;0;(IF([Data.ID33]=&quot;?&quot;;&quot;?&quot;;1)))" table:style-name="ce1">
            <text:p>0</text:p>
          </table:table-cell>
          <table:table-cell office:value-type="float" office:value="1" table:formula="of:=IF([Data.IE33]=&quot;&quot;;0;(IF([Data.IE33]=&quot;?&quot;;&quot;?&quot;;1)))" table:style-name="ce1">
            <text:p>1</text:p>
          </table:table-cell>
          <table:table-cell office:value-type="float" office:value="0" table:formula="of:=IF([Data.IF33]=&quot;&quot;;0;(IF([Data.IF33]=&quot;?&quot;;&quot;?&quot;;1)))" table:style-name="ce1">
            <text:p>0</text:p>
          </table:table-cell>
          <table:table-cell office:value-type="float" office:value="0" table:formula="of:=IF([Data.IG33]=&quot;&quot;;0;(IF([Data.IG33]=&quot;?&quot;;&quot;?&quot;;1)))" table:style-name="ce1">
            <text:p>0</text:p>
          </table:table-cell>
          <table:table-cell office:value-type="float" office:value="0" table:formula="of:=IF([Data.IH33]=&quot;&quot;;0;(IF([Data.IH33]=&quot;?&quot;;&quot;?&quot;;1)))" table:style-name="ce1">
            <text:p>0</text:p>
          </table:table-cell>
          <table:table-cell office:value-type="float" office:value="0" table:formula="of:=IF([Data.II33]=&quot;&quot;;0;(IF([Data.II33]=&quot;?&quot;;&quot;?&quot;;1)))" table:style-name="ce1">
            <text:p>0</text:p>
          </table:table-cell>
          <table:table-cell office:value-type="float" office:value="0" table:formula="of:=IF([Data.IJ33]=&quot;&quot;;0;(IF([Data.IJ33]=&quot;?&quot;;&quot;?&quot;;1)))" table:style-name="ce1">
            <text:p>0</text:p>
          </table:table-cell>
          <table:table-cell office:value-type="float" office:value="0" table:formula="of:=IF([Data.IK33]=&quot;&quot;;0;(IF([Data.IK33]=&quot;?&quot;;&quot;?&quot;;1)))" table:style-name="ce1">
            <text:p>0</text:p>
          </table:table-cell>
          <table:table-cell table:number-columns-repeated="2" table:style-name="ce1"/>
          <table:table-cell office:value-type="float" office:value="61" table:formula="of:=SUM([.B31:.HI31])" table:style-name="ce1">
            <text:p>61</text:p>
          </table:table-cell>
          <table:table-cell table:number-columns-repeated="16164"/>
        </table:table-row>
        <table:table-row table:style-name="ro3">
          <table:table-cell office:value-type="string" office:string-value="TcTayBanRang" table:formula="of:=[Data.C34]" table:style-name="ce1">
            <text:p>TcTayBanRang</text:p>
          </table:table-cell>
          <table:table-cell office:value-type="float" office:value="1" table:formula="of:=IF([Data.AD34]=&quot;&quot;;0;(IF([Data.AD34]=&quot;?&quot;;&quot;?&quot;;1)))" table:style-name="ce1">
            <text:p>1</text:p>
          </table:table-cell>
          <table:table-cell office:value-type="float" office:value="0" table:formula="of:=IF([Data.AE34]=&quot;&quot;;0;(IF([Data.AE34]=&quot;?&quot;;&quot;?&quot;;1)))" table:style-name="ce1">
            <text:p>0</text:p>
          </table:table-cell>
          <table:table-cell office:value-type="float" office:value="1" table:formula="of:=IF([Data.AF34]=&quot;&quot;;0;(IF([Data.AF34]=&quot;?&quot;;&quot;?&quot;;1)))" table:style-name="ce1">
            <text:p>1</text:p>
          </table:table-cell>
          <table:table-cell office:value-type="float" office:value="1" table:formula="of:=IF([Data.AG34]=&quot;&quot;;0;(IF([Data.AG34]=&quot;?&quot;;&quot;?&quot;;1)))" table:style-name="ce1">
            <text:p>1</text:p>
          </table:table-cell>
          <table:table-cell office:value-type="float" office:value="1" table:formula="of:=IF([Data.AH34]=&quot;&quot;;0;(IF([Data.AH34]=&quot;?&quot;;&quot;?&quot;;1)))" table:style-name="ce1">
            <text:p>1</text:p>
          </table:table-cell>
          <table:table-cell office:value-type="float" office:value="1" table:formula="of:=IF([Data.AI34]=&quot;&quot;;0;(IF([Data.AI34]=&quot;?&quot;;&quot;?&quot;;1)))" table:style-name="ce1">
            <text:p>1</text:p>
          </table:table-cell>
          <table:table-cell office:value-type="float" office:value="0" table:formula="of:=IF([Data.AJ34]=&quot;&quot;;0;(IF([Data.AJ34]=&quot;?&quot;;&quot;?&quot;;1)))" table:style-name="ce1">
            <text:p>0</text:p>
          </table:table-cell>
          <table:table-cell office:value-type="float" office:value="1" table:formula="of:=IF([Data.AK34]=&quot;&quot;;0;(IF([Data.AK34]=&quot;?&quot;;&quot;?&quot;;1)))" table:style-name="ce1">
            <text:p>1</text:p>
          </table:table-cell>
          <table:table-cell office:value-type="float" office:value="0" table:formula="of:=IF([Data.AL34]=&quot;&quot;;0;(IF([Data.AL34]=&quot;?&quot;;&quot;?&quot;;1)))" table:style-name="ce1">
            <text:p>0</text:p>
          </table:table-cell>
          <table:table-cell office:value-type="float" office:value="0" table:formula="of:=IF([Data.AM34]=&quot;&quot;;0;(IF([Data.AM34]=&quot;?&quot;;&quot;?&quot;;1)))" table:style-name="ce1">
            <text:p>0</text:p>
          </table:table-cell>
          <table:table-cell office:value-type="float" office:value="1" table:formula="of:=IF([Data.AN34]=&quot;&quot;;0;(IF([Data.AN34]=&quot;?&quot;;&quot;?&quot;;1)))" table:style-name="ce1">
            <text:p>1</text:p>
          </table:table-cell>
          <table:table-cell office:value-type="float" office:value="1" table:formula="of:=IF([Data.AO34]=&quot;&quot;;0;(IF([Data.AO34]=&quot;?&quot;;&quot;?&quot;;1)))" table:style-name="ce1">
            <text:p>1</text:p>
          </table:table-cell>
          <table:table-cell office:value-type="float" office:value="1" table:formula="of:=IF([Data.AP34]=&quot;&quot;;0;(IF([Data.AP34]=&quot;?&quot;;&quot;?&quot;;1)))" table:style-name="ce1">
            <text:p>1</text:p>
          </table:table-cell>
          <table:table-cell office:value-type="float" office:value="1" table:formula="of:=IF([Data.AQ34]=&quot;&quot;;0;(IF([Data.AQ34]=&quot;?&quot;;&quot;?&quot;;1)))" table:style-name="ce1">
            <text:p>1</text:p>
          </table:table-cell>
          <table:table-cell office:value-type="float" office:value="1" table:formula="of:=IF([Data.AR34]=&quot;&quot;;0;(IF([Data.AR34]=&quot;?&quot;;&quot;?&quot;;1)))" table:style-name="ce1">
            <text:p>1</text:p>
          </table:table-cell>
          <table:table-cell office:value-type="float" office:value="0" table:formula="of:=IF([Data.AS34]=&quot;&quot;;0;(IF([Data.AS34]=&quot;?&quot;;&quot;?&quot;;1)))" table:style-name="ce1">
            <text:p>0</text:p>
          </table:table-cell>
          <table:table-cell office:value-type="float" office:value="1" table:formula="of:=IF([Data.AT34]=&quot;&quot;;0;(IF([Data.AT34]=&quot;?&quot;;&quot;?&quot;;1)))" table:style-name="ce1">
            <text:p>1</text:p>
          </table:table-cell>
          <table:table-cell office:value-type="float" office:value="1" table:formula="of:=IF([Data.AU34]=&quot;&quot;;0;(IF([Data.AU34]=&quot;?&quot;;&quot;?&quot;;1)))" table:style-name="ce1">
            <text:p>1</text:p>
          </table:table-cell>
          <table:table-cell office:value-type="float" office:value="1" table:formula="of:=IF([Data.AV34]=&quot;&quot;;0;(IF([Data.AV34]=&quot;?&quot;;&quot;?&quot;;1)))" table:style-name="ce1">
            <text:p>1</text:p>
          </table:table-cell>
          <table:table-cell office:value-type="float" office:value="1" table:formula="of:=IF([Data.AW34]=&quot;&quot;;0;(IF([Data.AW34]=&quot;?&quot;;&quot;?&quot;;1)))" table:style-name="ce1">
            <text:p>1</text:p>
          </table:table-cell>
          <table:table-cell office:value-type="float" office:value="0" table:formula="of:=IF([Data.AX34]=&quot;&quot;;0;(IF([Data.AX34]=&quot;?&quot;;&quot;?&quot;;1)))" table:style-name="ce1">
            <text:p>0</text:p>
          </table:table-cell>
          <table:table-cell office:value-type="float" office:value="0" table:formula="of:=IF([Data.AY34]=&quot;&quot;;0;(IF([Data.AY34]=&quot;?&quot;;&quot;?&quot;;1)))" table:style-name="ce1">
            <text:p>0</text:p>
          </table:table-cell>
          <table:table-cell office:value-type="float" office:value="0" table:formula="of:=IF([Data.AZ34]=&quot;&quot;;0;(IF([Data.AZ34]=&quot;?&quot;;&quot;?&quot;;1)))" table:style-name="ce1">
            <text:p>0</text:p>
          </table:table-cell>
          <table:table-cell office:value-type="float" office:value="0" table:formula="of:=IF([Data.BA34]=&quot;&quot;;0;(IF([Data.BA34]=&quot;?&quot;;&quot;?&quot;;1)))" table:style-name="ce1">
            <text:p>0</text:p>
          </table:table-cell>
          <table:table-cell office:value-type="float" office:value="0" table:formula="of:=IF([Data.BB34]=&quot;&quot;;0;(IF([Data.BB34]=&quot;?&quot;;&quot;?&quot;;1)))" table:style-name="ce1">
            <text:p>0</text:p>
          </table:table-cell>
          <table:table-cell office:value-type="float" office:value="1" table:formula="of:=IF([Data.BC34]=&quot;&quot;;0;(IF([Data.BC34]=&quot;?&quot;;&quot;?&quot;;1)))" table:style-name="ce1">
            <text:p>1</text:p>
          </table:table-cell>
          <table:table-cell office:value-type="float" office:value="0" table:formula="of:=IF([Data.BD34]=&quot;&quot;;0;(IF([Data.BD34]=&quot;?&quot;;&quot;?&quot;;1)))" table:style-name="ce1">
            <text:p>0</text:p>
          </table:table-cell>
          <table:table-cell office:value-type="float" office:value="0" table:formula="of:=IF([Data.BE34]=&quot;&quot;;0;(IF([Data.BE34]=&quot;?&quot;;&quot;?&quot;;1)))" table:style-name="ce1">
            <text:p>0</text:p>
          </table:table-cell>
          <table:table-cell office:value-type="float" office:value="0" table:formula="of:=IF([Data.BF34]=&quot;&quot;;0;(IF([Data.BF34]=&quot;?&quot;;&quot;?&quot;;1)))" table:style-name="ce1">
            <text:p>0</text:p>
          </table:table-cell>
          <table:table-cell office:value-type="float" office:value="0" table:formula="of:=IF([Data.BG34]=&quot;&quot;;0;(IF([Data.BG34]=&quot;?&quot;;&quot;?&quot;;1)))" table:style-name="ce1">
            <text:p>0</text:p>
          </table:table-cell>
          <table:table-cell office:value-type="float" office:value="0" table:formula="of:=IF([Data.BH34]=&quot;&quot;;0;(IF([Data.BH34]=&quot;?&quot;;&quot;?&quot;;1)))" table:style-name="ce1">
            <text:p>0</text:p>
          </table:table-cell>
          <table:table-cell office:value-type="float" office:value="0" table:formula="of:=IF([Data.BI34]=&quot;&quot;;0;(IF([Data.BI34]=&quot;?&quot;;&quot;?&quot;;1)))" table:style-name="ce1">
            <text:p>0</text:p>
          </table:table-cell>
          <table:table-cell office:value-type="float" office:value="0" table:formula="of:=IF([Data.BJ34]=&quot;&quot;;0;(IF([Data.BJ34]=&quot;?&quot;;&quot;?&quot;;1)))" table:style-name="ce1">
            <text:p>0</text:p>
          </table:table-cell>
          <table:table-cell office:value-type="float" office:value="1" table:formula="of:=IF([Data.BK34]=&quot;&quot;;0;(IF([Data.BK34]=&quot;?&quot;;&quot;?&quot;;1)))" table:style-name="ce1">
            <text:p>1</text:p>
          </table:table-cell>
          <table:table-cell office:value-type="float" office:value="1" table:formula="of:=IF([Data.BL34]=&quot;&quot;;0;(IF([Data.BL34]=&quot;?&quot;;&quot;?&quot;;1)))" table:style-name="ce1">
            <text:p>1</text:p>
          </table:table-cell>
          <table:table-cell office:value-type="float" office:value="1" table:formula="of:=IF([Data.BM34]=&quot;&quot;;0;(IF([Data.BM34]=&quot;?&quot;;&quot;?&quot;;1)))" table:style-name="ce1">
            <text:p>1</text:p>
          </table:table-cell>
          <table:table-cell office:value-type="float" office:value="0" table:formula="of:=IF([Data.BN34]=&quot;&quot;;0;(IF([Data.BN34]=&quot;?&quot;;&quot;?&quot;;1)))" table:style-name="ce1">
            <text:p>0</text:p>
          </table:table-cell>
          <table:table-cell office:value-type="float" office:value="0" table:formula="of:=IF([Data.BO34]=&quot;&quot;;0;(IF([Data.BO34]=&quot;?&quot;;&quot;?&quot;;1)))" table:style-name="ce1">
            <text:p>0</text:p>
          </table:table-cell>
          <table:table-cell office:value-type="float" office:value="1" table:formula="of:=IF([Data.BP34]=&quot;&quot;;0;(IF([Data.BP34]=&quot;?&quot;;&quot;?&quot;;1)))" table:style-name="ce1">
            <text:p>1</text:p>
          </table:table-cell>
          <table:table-cell office:value-type="float" office:value="0" table:formula="of:=IF([Data.BQ34]=&quot;&quot;;0;(IF([Data.BQ34]=&quot;?&quot;;&quot;?&quot;;1)))" table:style-name="ce1">
            <text:p>0</text:p>
          </table:table-cell>
          <table:table-cell office:value-type="float" office:value="0" table:formula="of:=IF([Data.BR34]=&quot;&quot;;0;(IF([Data.BR34]=&quot;?&quot;;&quot;?&quot;;1)))" table:style-name="ce1">
            <text:p>0</text:p>
          </table:table-cell>
          <table:table-cell office:value-type="float" office:value="1" table:formula="of:=IF([Data.BS34]=&quot;&quot;;0;(IF([Data.BS34]=&quot;?&quot;;&quot;?&quot;;1)))" table:style-name="ce1">
            <text:p>1</text:p>
          </table:table-cell>
          <table:table-cell office:value-type="float" office:value="1" table:formula="of:=IF([Data.BT34]=&quot;&quot;;0;(IF([Data.BT34]=&quot;?&quot;;&quot;?&quot;;1)))" table:style-name="ce1">
            <text:p>1</text:p>
          </table:table-cell>
          <table:table-cell office:value-type="float" office:value="1" table:formula="of:=IF([Data.BU34]=&quot;&quot;;0;(IF([Data.BU34]=&quot;?&quot;;&quot;?&quot;;1)))" table:style-name="ce1">
            <text:p>1</text:p>
          </table:table-cell>
          <table:table-cell office:value-type="float" office:value="1" table:formula="of:=IF([Data.BV34]=&quot;&quot;;0;(IF([Data.BV34]=&quot;?&quot;;&quot;?&quot;;1)))" table:style-name="ce1">
            <text:p>1</text:p>
          </table:table-cell>
          <table:table-cell office:value-type="float" office:value="0" table:formula="of:=IF([Data.BW34]=&quot;&quot;;0;(IF([Data.BW34]=&quot;?&quot;;&quot;?&quot;;1)))" table:style-name="ce1">
            <text:p>0</text:p>
          </table:table-cell>
          <table:table-cell office:value-type="float" office:value="0" table:formula="of:=IF([Data.BX34]=&quot;&quot;;0;(IF([Data.BX34]=&quot;?&quot;;&quot;?&quot;;1)))" table:style-name="ce1">
            <text:p>0</text:p>
          </table:table-cell>
          <table:table-cell office:value-type="float" office:value="1" table:formula="of:=IF([Data.BY34]=&quot;&quot;;0;(IF([Data.BY34]=&quot;?&quot;;&quot;?&quot;;1)))" table:style-name="ce1">
            <text:p>1</text:p>
          </table:table-cell>
          <table:table-cell office:value-type="float" office:value="1" table:formula="of:=IF([Data.BZ34]=&quot;&quot;;0;(IF([Data.BZ34]=&quot;?&quot;;&quot;?&quot;;1)))" table:style-name="ce1">
            <text:p>1</text:p>
          </table:table-cell>
          <table:table-cell office:value-type="float" office:value="0" table:formula="of:=IF([Data.CA34]=&quot;&quot;;0;(IF([Data.CA34]=&quot;?&quot;;&quot;?&quot;;1)))" table:style-name="ce1">
            <text:p>0</text:p>
          </table:table-cell>
          <table:table-cell office:value-type="float" office:value="1" table:formula="of:=IF([Data.CB34]=&quot;&quot;;0;(IF([Data.CB34]=&quot;?&quot;;&quot;?&quot;;1)))" table:style-name="ce1">
            <text:p>1</text:p>
          </table:table-cell>
          <table:table-cell office:value-type="float" office:value="1" table:formula="of:=IF([Data.CC34]=&quot;&quot;;0;(IF([Data.CC34]=&quot;?&quot;;&quot;?&quot;;1)))" table:style-name="ce1">
            <text:p>1</text:p>
          </table:table-cell>
          <table:table-cell office:value-type="float" office:value="0" table:formula="of:=IF([Data.CD34]=&quot;&quot;;0;(IF([Data.CD34]=&quot;?&quot;;&quot;?&quot;;1)))" table:style-name="ce1">
            <text:p>0</text:p>
          </table:table-cell>
          <table:table-cell office:value-type="float" office:value="0" table:formula="of:=IF([Data.CE34]=&quot;&quot;;0;(IF([Data.CE34]=&quot;?&quot;;&quot;?&quot;;1)))" table:style-name="ce1">
            <text:p>0</text:p>
          </table:table-cell>
          <table:table-cell office:value-type="float" office:value="1" table:formula="of:=IF([Data.CF34]=&quot;&quot;;0;(IF([Data.CF34]=&quot;?&quot;;&quot;?&quot;;1)))" table:style-name="ce1">
            <text:p>1</text:p>
          </table:table-cell>
          <table:table-cell office:value-type="float" office:value="0" table:formula="of:=IF([Data.CG34]=&quot;&quot;;0;(IF([Data.CG34]=&quot;?&quot;;&quot;?&quot;;1)))" table:style-name="ce1">
            <text:p>0</text:p>
          </table:table-cell>
          <table:table-cell office:value-type="float" office:value="1" table:formula="of:=IF([Data.CH34]=&quot;&quot;;0;(IF([Data.CH34]=&quot;?&quot;;&quot;?&quot;;1)))" table:style-name="ce1">
            <text:p>1</text:p>
          </table:table-cell>
          <table:table-cell office:value-type="float" office:value="1" table:formula="of:=IF([Data.CI34]=&quot;&quot;;0;(IF([Data.CI34]=&quot;?&quot;;&quot;?&quot;;1)))" table:style-name="ce1">
            <text:p>1</text:p>
          </table:table-cell>
          <table:table-cell office:value-type="float" office:value="0" table:formula="of:=IF([Data.CJ34]=&quot;&quot;;0;(IF([Data.CJ34]=&quot;?&quot;;&quot;?&quot;;1)))" table:style-name="ce1">
            <text:p>0</text:p>
          </table:table-cell>
          <table:table-cell office:value-type="float" office:value="1" table:formula="of:=IF([Data.CK34]=&quot;&quot;;0;(IF([Data.CK34]=&quot;?&quot;;&quot;?&quot;;1)))" table:style-name="ce1">
            <text:p>1</text:p>
          </table:table-cell>
          <table:table-cell office:value-type="float" office:value="0" table:formula="of:=IF([Data.CL34]=&quot;&quot;;0;(IF([Data.CL34]=&quot;?&quot;;&quot;?&quot;;1)))" table:style-name="ce1">
            <text:p>0</text:p>
          </table:table-cell>
          <table:table-cell office:value-type="float" office:value="0" table:formula="of:=IF([Data.CM34]=&quot;&quot;;0;(IF([Data.CM34]=&quot;?&quot;;&quot;?&quot;;1)))" table:style-name="ce1">
            <text:p>0</text:p>
          </table:table-cell>
          <table:table-cell office:value-type="float" office:value="0" table:formula="of:=IF([Data.CN34]=&quot;&quot;;0;(IF([Data.CN34]=&quot;?&quot;;&quot;?&quot;;1)))" table:style-name="ce1">
            <text:p>0</text:p>
          </table:table-cell>
          <table:table-cell office:value-type="float" office:value="0" table:formula="of:=IF([Data.CO34]=&quot;&quot;;0;(IF([Data.CO34]=&quot;?&quot;;&quot;?&quot;;1)))" table:style-name="ce1">
            <text:p>0</text:p>
          </table:table-cell>
          <table:table-cell office:value-type="float" office:value="1" table:formula="of:=IF([Data.CP34]=&quot;&quot;;0;(IF([Data.CP34]=&quot;?&quot;;&quot;?&quot;;1)))" table:style-name="ce1">
            <text:p>1</text:p>
          </table:table-cell>
          <table:table-cell office:value-type="float" office:value="0" table:formula="of:=IF([Data.CQ34]=&quot;&quot;;0;(IF([Data.CQ34]=&quot;?&quot;;&quot;?&quot;;1)))" table:style-name="ce1">
            <text:p>0</text:p>
          </table:table-cell>
          <table:table-cell office:value-type="float" office:value="0" table:formula="of:=IF([Data.CR34]=&quot;&quot;;0;(IF([Data.CR34]=&quot;?&quot;;&quot;?&quot;;1)))" table:style-name="ce1">
            <text:p>0</text:p>
          </table:table-cell>
          <table:table-cell office:value-type="float" office:value="0" table:formula="of:=IF([Data.CS34]=&quot;&quot;;0;(IF([Data.CS34]=&quot;?&quot;;&quot;?&quot;;1)))" table:style-name="ce1">
            <text:p>0</text:p>
          </table:table-cell>
          <table:table-cell office:value-type="float" office:value="0" table:formula="of:=IF([Data.CT34]=&quot;&quot;;0;(IF([Data.CT34]=&quot;?&quot;;&quot;?&quot;;1)))" table:style-name="ce1">
            <text:p>0</text:p>
          </table:table-cell>
          <table:table-cell office:value-type="float" office:value="0" table:formula="of:=IF([Data.CU34]=&quot;&quot;;0;(IF([Data.CU34]=&quot;?&quot;;&quot;?&quot;;1)))" table:style-name="ce1">
            <text:p>0</text:p>
          </table:table-cell>
          <table:table-cell office:value-type="float" office:value="1" table:formula="of:=IF([Data.CV34]=&quot;&quot;;0;(IF([Data.CV34]=&quot;?&quot;;&quot;?&quot;;1)))" table:style-name="ce1">
            <text:p>1</text:p>
          </table:table-cell>
          <table:table-cell office:value-type="float" office:value="0" table:formula="of:=IF([Data.CW34]=&quot;&quot;;0;(IF([Data.CW34]=&quot;?&quot;;&quot;?&quot;;1)))" table:style-name="ce1">
            <text:p>0</text:p>
          </table:table-cell>
          <table:table-cell office:value-type="float" office:value="1" table:formula="of:=IF([Data.CX34]=&quot;&quot;;0;(IF([Data.CX34]=&quot;?&quot;;&quot;?&quot;;1)))" table:style-name="ce1">
            <text:p>1</text:p>
          </table:table-cell>
          <table:table-cell office:value-type="float" office:value="0" table:formula="of:=IF([Data.CY34]=&quot;&quot;;0;(IF([Data.CY34]=&quot;?&quot;;&quot;?&quot;;1)))" table:style-name="ce1">
            <text:p>0</text:p>
          </table:table-cell>
          <table:table-cell office:value-type="float" office:value="1" table:formula="of:=IF([Data.CZ34]=&quot;&quot;;0;(IF([Data.CZ34]=&quot;?&quot;;&quot;?&quot;;1)))" table:style-name="ce1">
            <text:p>1</text:p>
          </table:table-cell>
          <table:table-cell office:value-type="float" office:value="1" table:formula="of:=IF([Data.DA34]=&quot;&quot;;0;(IF([Data.DA34]=&quot;?&quot;;&quot;?&quot;;1)))" table:style-name="ce1">
            <text:p>1</text:p>
          </table:table-cell>
          <table:table-cell office:value-type="float" office:value="1" table:formula="of:=IF([Data.DB34]=&quot;&quot;;0;(IF([Data.DB34]=&quot;?&quot;;&quot;?&quot;;1)))" table:style-name="ce1">
            <text:p>1</text:p>
          </table:table-cell>
          <table:table-cell office:value-type="float" office:value="1" table:formula="of:=IF([Data.DC34]=&quot;&quot;;0;(IF([Data.DC34]=&quot;?&quot;;&quot;?&quot;;1)))" table:style-name="ce1">
            <text:p>1</text:p>
          </table:table-cell>
          <table:table-cell office:value-type="float" office:value="1" table:formula="of:=IF([Data.DD34]=&quot;&quot;;0;(IF([Data.DD34]=&quot;?&quot;;&quot;?&quot;;1)))" table:style-name="ce1">
            <text:p>1</text:p>
          </table:table-cell>
          <table:table-cell office:value-type="float" office:value="0" table:formula="of:=IF([Data.DE34]=&quot;&quot;;0;(IF([Data.DE34]=&quot;?&quot;;&quot;?&quot;;1)))" table:style-name="ce1">
            <text:p>0</text:p>
          </table:table-cell>
          <table:table-cell office:value-type="float" office:value="1" table:formula="of:=IF([Data.DF34]=&quot;&quot;;0;(IF([Data.DF34]=&quot;?&quot;;&quot;?&quot;;1)))" table:style-name="ce1">
            <text:p>1</text:p>
          </table:table-cell>
          <table:table-cell office:value-type="float" office:value="1" table:formula="of:=IF([Data.DG34]=&quot;&quot;;0;(IF([Data.DG34]=&quot;?&quot;;&quot;?&quot;;1)))" table:style-name="ce1">
            <text:p>1</text:p>
          </table:table-cell>
          <table:table-cell office:value-type="float" office:value="1" table:formula="of:=IF([Data.DH34]=&quot;&quot;;0;(IF([Data.DH34]=&quot;?&quot;;&quot;?&quot;;1)))" table:style-name="ce1">
            <text:p>1</text:p>
          </table:table-cell>
          <table:table-cell office:value-type="float" office:value="0" table:formula="of:=IF([Data.DI34]=&quot;&quot;;0;(IF([Data.DI34]=&quot;?&quot;;&quot;?&quot;;1)))" table:style-name="ce1">
            <text:p>0</text:p>
          </table:table-cell>
          <table:table-cell office:value-type="float" office:value="1" table:formula="of:=IF([Data.DJ34]=&quot;&quot;;0;(IF([Data.DJ34]=&quot;?&quot;;&quot;?&quot;;1)))" table:style-name="ce1">
            <text:p>1</text:p>
          </table:table-cell>
          <table:table-cell office:value-type="float" office:value="1" table:formula="of:=IF([Data.DK34]=&quot;&quot;;0;(IF([Data.DK34]=&quot;?&quot;;&quot;?&quot;;1)))" table:style-name="ce1">
            <text:p>1</text:p>
          </table:table-cell>
          <table:table-cell office:value-type="float" office:value="0" table:formula="of:=IF([Data.DL34]=&quot;&quot;;0;(IF([Data.DL34]=&quot;?&quot;;&quot;?&quot;;1)))" table:style-name="ce1">
            <text:p>0</text:p>
          </table:table-cell>
          <table:table-cell office:value-type="float" office:value="0" table:formula="of:=IF([Data.DM34]=&quot;&quot;;0;(IF([Data.DM34]=&quot;?&quot;;&quot;?&quot;;1)))" table:style-name="ce1">
            <text:p>0</text:p>
          </table:table-cell>
          <table:table-cell office:value-type="float" office:value="0" table:formula="of:=IF([Data.DN34]=&quot;&quot;;0;(IF([Data.DN34]=&quot;?&quot;;&quot;?&quot;;1)))" table:style-name="ce1">
            <text:p>0</text:p>
          </table:table-cell>
          <table:table-cell office:value-type="float" office:value="1" table:formula="of:=IF([Data.DO34]=&quot;&quot;;0;(IF([Data.DO34]=&quot;?&quot;;&quot;?&quot;;1)))" table:style-name="ce1">
            <text:p>1</text:p>
          </table:table-cell>
          <table:table-cell office:value-type="float" office:value="0" table:formula="of:=IF([Data.DP34]=&quot;&quot;;0;(IF([Data.DP34]=&quot;?&quot;;&quot;?&quot;;1)))" table:style-name="ce1">
            <text:p>0</text:p>
          </table:table-cell>
          <table:table-cell office:value-type="float" office:value="1" table:formula="of:=IF([Data.DQ34]=&quot;&quot;;0;(IF([Data.DQ34]=&quot;?&quot;;&quot;?&quot;;1)))" table:style-name="ce1">
            <text:p>1</text:p>
          </table:table-cell>
          <table:table-cell office:value-type="float" office:value="0" table:formula="of:=IF([Data.DR34]=&quot;&quot;;0;(IF([Data.DR34]=&quot;?&quot;;&quot;?&quot;;1)))" table:style-name="ce1">
            <text:p>0</text:p>
          </table:table-cell>
          <table:table-cell office:value-type="float" office:value="0" table:formula="of:=IF([Data.DS34]=&quot;&quot;;0;(IF([Data.DS34]=&quot;?&quot;;&quot;?&quot;;1)))" table:style-name="ce1">
            <text:p>0</text:p>
          </table:table-cell>
          <table:table-cell office:value-type="float" office:value="0" table:formula="of:=IF([Data.DT34]=&quot;&quot;;0;(IF([Data.DT34]=&quot;?&quot;;&quot;?&quot;;1)))" table:style-name="ce1">
            <text:p>0</text:p>
          </table:table-cell>
          <table:table-cell office:value-type="float" office:value="1" table:formula="of:=IF([Data.DU34]=&quot;&quot;;0;(IF([Data.DU34]=&quot;?&quot;;&quot;?&quot;;1)))" table:style-name="ce1">
            <text:p>1</text:p>
          </table:table-cell>
          <table:table-cell office:value-type="float" office:value="0" table:formula="of:=IF([Data.DV34]=&quot;&quot;;0;(IF([Data.DV34]=&quot;?&quot;;&quot;?&quot;;1)))" table:style-name="ce1">
            <text:p>0</text:p>
          </table:table-cell>
          <table:table-cell office:value-type="float" office:value="0" table:formula="of:=IF([Data.DW34]=&quot;&quot;;0;(IF([Data.DW34]=&quot;?&quot;;&quot;?&quot;;1)))" table:style-name="ce1">
            <text:p>0</text:p>
          </table:table-cell>
          <table:table-cell office:value-type="float" office:value="0" table:formula="of:=IF([Data.DX34]=&quot;&quot;;0;(IF([Data.DX34]=&quot;?&quot;;&quot;?&quot;;1)))" table:style-name="ce1">
            <text:p>0</text:p>
          </table:table-cell>
          <table:table-cell office:value-type="float" office:value="0" table:formula="of:=IF([Data.DY34]=&quot;&quot;;0;(IF([Data.DY34]=&quot;?&quot;;&quot;?&quot;;1)))" table:style-name="ce1">
            <text:p>0</text:p>
          </table:table-cell>
          <table:table-cell office:value-type="float" office:value="1" table:formula="of:=IF([Data.DZ34]=&quot;&quot;;0;(IF([Data.DZ34]=&quot;?&quot;;&quot;?&quot;;1)))" table:style-name="ce1">
            <text:p>1</text:p>
          </table:table-cell>
          <table:table-cell office:value-type="float" office:value="0" table:formula="of:=IF([Data.EA34]=&quot;&quot;;0;(IF([Data.EA34]=&quot;?&quot;;&quot;?&quot;;1)))" table:style-name="ce1">
            <text:p>0</text:p>
          </table:table-cell>
          <table:table-cell office:value-type="float" office:value="0" table:formula="of:=IF([Data.EB34]=&quot;&quot;;0;(IF([Data.EB34]=&quot;?&quot;;&quot;?&quot;;1)))" table:style-name="ce1">
            <text:p>0</text:p>
          </table:table-cell>
          <table:table-cell office:value-type="float" office:value="1" table:formula="of:=IF([Data.EC34]=&quot;&quot;;0;(IF([Data.EC34]=&quot;?&quot;;&quot;?&quot;;1)))" table:style-name="ce1">
            <text:p>1</text:p>
          </table:table-cell>
          <table:table-cell office:value-type="float" office:value="0" table:formula="of:=IF([Data.ED34]=&quot;&quot;;0;(IF([Data.ED34]=&quot;?&quot;;&quot;?&quot;;1)))" table:style-name="ce1">
            <text:p>0</text:p>
          </table:table-cell>
          <table:table-cell office:value-type="float" office:value="0" table:formula="of:=IF([Data.EE34]=&quot;&quot;;0;(IF([Data.EE34]=&quot;?&quot;;&quot;?&quot;;1)))" table:style-name="ce1">
            <text:p>0</text:p>
          </table:table-cell>
          <table:table-cell office:value-type="float" office:value="0" table:formula="of:=IF([Data.EF34]=&quot;&quot;;0;(IF([Data.EF34]=&quot;?&quot;;&quot;?&quot;;1)))" table:style-name="ce1">
            <text:p>0</text:p>
          </table:table-cell>
          <table:table-cell office:value-type="float" office:value="1" table:formula="of:=IF([Data.EG34]=&quot;&quot;;0;(IF([Data.EG34]=&quot;?&quot;;&quot;?&quot;;1)))" table:style-name="ce1">
            <text:p>1</text:p>
          </table:table-cell>
          <table:table-cell office:value-type="float" office:value="0" table:formula="of:=IF([Data.EH34]=&quot;&quot;;0;(IF([Data.EH34]=&quot;?&quot;;&quot;?&quot;;1)))" table:style-name="ce1">
            <text:p>0</text:p>
          </table:table-cell>
          <table:table-cell office:value-type="float" office:value="0" table:formula="of:=IF([Data.EI34]=&quot;&quot;;0;(IF([Data.EI34]=&quot;?&quot;;&quot;?&quot;;1)))" table:style-name="ce1">
            <text:p>0</text:p>
          </table:table-cell>
          <table:table-cell office:value-type="float" office:value="1" table:formula="of:=IF([Data.EJ34]=&quot;&quot;;0;(IF([Data.EJ34]=&quot;?&quot;;&quot;?&quot;;1)))" table:style-name="ce1">
            <text:p>1</text:p>
          </table:table-cell>
          <table:table-cell office:value-type="float" office:value="0" table:formula="of:=IF([Data.EK34]=&quot;&quot;;0;(IF([Data.EK34]=&quot;?&quot;;&quot;?&quot;;1)))" table:style-name="ce1">
            <text:p>0</text:p>
          </table:table-cell>
          <table:table-cell office:value-type="float" office:value="0" table:formula="of:=IF([Data.EL34]=&quot;&quot;;0;(IF([Data.EL34]=&quot;?&quot;;&quot;?&quot;;1)))" table:style-name="ce1">
            <text:p>0</text:p>
          </table:table-cell>
          <table:table-cell office:value-type="float" office:value="0" table:formula="of:=IF([Data.EM34]=&quot;&quot;;0;(IF([Data.EM34]=&quot;?&quot;;&quot;?&quot;;1)))" table:style-name="ce1">
            <text:p>0</text:p>
          </table:table-cell>
          <table:table-cell office:value-type="float" office:value="0" table:formula="of:=IF([Data.EN34]=&quot;&quot;;0;(IF([Data.EN34]=&quot;?&quot;;&quot;?&quot;;1)))" table:style-name="ce1">
            <text:p>0</text:p>
          </table:table-cell>
          <table:table-cell office:value-type="float" office:value="0" table:formula="of:=IF([Data.EO34]=&quot;&quot;;0;(IF([Data.EO34]=&quot;?&quot;;&quot;?&quot;;1)))" table:style-name="ce1">
            <text:p>0</text:p>
          </table:table-cell>
          <table:table-cell office:value-type="float" office:value="0" table:formula="of:=IF([Data.EP34]=&quot;&quot;;0;(IF([Data.EP34]=&quot;?&quot;;&quot;?&quot;;1)))" table:style-name="ce1">
            <text:p>0</text:p>
          </table:table-cell>
          <table:table-cell office:value-type="float" office:value="0" table:formula="of:=IF([Data.EQ34]=&quot;&quot;;0;(IF([Data.EQ34]=&quot;?&quot;;&quot;?&quot;;1)))" table:style-name="ce1">
            <text:p>0</text:p>
          </table:table-cell>
          <table:table-cell office:value-type="float" office:value="0" table:formula="of:=IF([Data.ER34]=&quot;&quot;;0;(IF([Data.ER34]=&quot;?&quot;;&quot;?&quot;;1)))" table:style-name="ce1">
            <text:p>0</text:p>
          </table:table-cell>
          <table:table-cell office:value-type="float" office:value="0" table:formula="of:=IF([Data.ES34]=&quot;&quot;;0;(IF([Data.ES34]=&quot;?&quot;;&quot;?&quot;;1)))" table:style-name="ce1">
            <text:p>0</text:p>
          </table:table-cell>
          <table:table-cell office:value-type="float" office:value="0" table:formula="of:=IF([Data.ET34]=&quot;&quot;;0;(IF([Data.ET34]=&quot;?&quot;;&quot;?&quot;;1)))" table:style-name="ce1">
            <text:p>0</text:p>
          </table:table-cell>
          <table:table-cell office:value-type="float" office:value="0" table:formula="of:=IF([Data.EU34]=&quot;&quot;;0;(IF([Data.EU34]=&quot;?&quot;;&quot;?&quot;;1)))" table:style-name="ce1">
            <text:p>0</text:p>
          </table:table-cell>
          <table:table-cell office:value-type="float" office:value="0" table:formula="of:=IF([Data.EV34]=&quot;&quot;;0;(IF([Data.EV34]=&quot;?&quot;;&quot;?&quot;;1)))" table:style-name="ce1">
            <text:p>0</text:p>
          </table:table-cell>
          <table:table-cell office:value-type="float" office:value="0" table:formula="of:=IF([Data.EW34]=&quot;&quot;;0;(IF([Data.EW34]=&quot;?&quot;;&quot;?&quot;;1)))" table:style-name="ce1">
            <text:p>0</text:p>
          </table:table-cell>
          <table:table-cell office:value-type="float" office:value="0" table:formula="of:=IF([Data.EX34]=&quot;&quot;;0;(IF([Data.EX34]=&quot;?&quot;;&quot;?&quot;;1)))" table:style-name="ce1">
            <text:p>0</text:p>
          </table:table-cell>
          <table:table-cell office:value-type="float" office:value="0" table:formula="of:=IF([Data.EY34]=&quot;&quot;;0;(IF([Data.EY34]=&quot;?&quot;;&quot;?&quot;;1)))" table:style-name="ce1">
            <text:p>0</text:p>
          </table:table-cell>
          <table:table-cell office:value-type="float" office:value="0" table:formula="of:=IF([Data.EZ34]=&quot;&quot;;0;(IF([Data.EZ34]=&quot;?&quot;;&quot;?&quot;;1)))" table:style-name="ce1">
            <text:p>0</text:p>
          </table:table-cell>
          <table:table-cell office:value-type="float" office:value="0" table:formula="of:=IF([Data.FA34]=&quot;&quot;;0;(IF([Data.FA34]=&quot;?&quot;;&quot;?&quot;;1)))" table:style-name="ce1">
            <text:p>0</text:p>
          </table:table-cell>
          <table:table-cell office:value-type="float" office:value="0" table:formula="of:=IF([Data.FB34]=&quot;&quot;;0;(IF([Data.FB34]=&quot;?&quot;;&quot;?&quot;;1)))" table:style-name="ce1">
            <text:p>0</text:p>
          </table:table-cell>
          <table:table-cell office:value-type="float" office:value="0" table:formula="of:=IF([Data.FC34]=&quot;&quot;;0;(IF([Data.FC34]=&quot;?&quot;;&quot;?&quot;;1)))" table:style-name="ce1">
            <text:p>0</text:p>
          </table:table-cell>
          <table:table-cell office:value-type="float" office:value="0" table:formula="of:=IF([Data.FD34]=&quot;&quot;;0;(IF([Data.FD34]=&quot;?&quot;;&quot;?&quot;;1)))" table:style-name="ce1">
            <text:p>0</text:p>
          </table:table-cell>
          <table:table-cell office:value-type="float" office:value="1" table:formula="of:=IF([Data.FE34]=&quot;&quot;;0;(IF([Data.FE34]=&quot;?&quot;;&quot;?&quot;;1)))" table:style-name="ce1">
            <text:p>1</text:p>
          </table:table-cell>
          <table:table-cell office:value-type="float" office:value="0" table:formula="of:=IF([Data.FF34]=&quot;&quot;;0;(IF([Data.FF34]=&quot;?&quot;;&quot;?&quot;;1)))" table:style-name="ce1">
            <text:p>0</text:p>
          </table:table-cell>
          <table:table-cell office:value-type="float" office:value="0" table:formula="of:=IF([Data.FG34]=&quot;&quot;;0;(IF([Data.FG34]=&quot;?&quot;;&quot;?&quot;;1)))" table:style-name="ce1">
            <text:p>0</text:p>
          </table:table-cell>
          <table:table-cell office:value-type="float" office:value="0" table:formula="of:=IF([Data.FH34]=&quot;&quot;;0;(IF([Data.FH34]=&quot;?&quot;;&quot;?&quot;;1)))" table:style-name="ce1">
            <text:p>0</text:p>
          </table:table-cell>
          <table:table-cell office:value-type="float" office:value="0" table:formula="of:=IF([Data.FI34]=&quot;&quot;;0;(IF([Data.FI34]=&quot;?&quot;;&quot;?&quot;;1)))" table:style-name="ce1">
            <text:p>0</text:p>
          </table:table-cell>
          <table:table-cell office:value-type="float" office:value="1" table:formula="of:=IF([Data.FJ34]=&quot;&quot;;0;(IF([Data.FJ34]=&quot;?&quot;;&quot;?&quot;;1)))" table:style-name="ce1">
            <text:p>1</text:p>
          </table:table-cell>
          <table:table-cell office:value-type="float" office:value="1" table:formula="of:=IF([Data.FK34]=&quot;&quot;;0;(IF([Data.FK34]=&quot;?&quot;;&quot;?&quot;;1)))" table:style-name="ce1">
            <text:p>1</text:p>
          </table:table-cell>
          <table:table-cell office:value-type="float" office:value="1" table:formula="of:=IF([Data.FL34]=&quot;&quot;;0;(IF([Data.FL34]=&quot;?&quot;;&quot;?&quot;;1)))" table:style-name="ce1">
            <text:p>1</text:p>
          </table:table-cell>
          <table:table-cell office:value-type="float" office:value="1" table:formula="of:=IF([Data.FM34]=&quot;&quot;;0;(IF([Data.FM34]=&quot;?&quot;;&quot;?&quot;;1)))" table:style-name="ce1">
            <text:p>1</text:p>
          </table:table-cell>
          <table:table-cell office:value-type="float" office:value="0" table:formula="of:=IF([Data.FN34]=&quot;&quot;;0;(IF([Data.FN34]=&quot;?&quot;;&quot;?&quot;;1)))" table:style-name="ce1">
            <text:p>0</text:p>
          </table:table-cell>
          <table:table-cell office:value-type="float" office:value="1" table:formula="of:=IF([Data.FO34]=&quot;&quot;;0;(IF([Data.FO34]=&quot;?&quot;;&quot;?&quot;;1)))" table:style-name="ce1">
            <text:p>1</text:p>
          </table:table-cell>
          <table:table-cell office:value-type="float" office:value="1" table:formula="of:=IF([Data.FP34]=&quot;&quot;;0;(IF([Data.FP34]=&quot;?&quot;;&quot;?&quot;;1)))" table:style-name="ce1">
            <text:p>1</text:p>
          </table:table-cell>
          <table:table-cell office:value-type="float" office:value="0" table:formula="of:=IF([Data.FQ34]=&quot;&quot;;0;(IF([Data.FQ34]=&quot;?&quot;;&quot;?&quot;;1)))" table:style-name="ce1">
            <text:p>0</text:p>
          </table:table-cell>
          <table:table-cell office:value-type="float" office:value="0" table:formula="of:=IF([Data.FR34]=&quot;&quot;;0;(IF([Data.FR34]=&quot;?&quot;;&quot;?&quot;;1)))" table:style-name="ce1">
            <text:p>0</text:p>
          </table:table-cell>
          <table:table-cell office:value-type="float" office:value="0" table:formula="of:=IF([Data.FS34]=&quot;&quot;;0;(IF([Data.FS34]=&quot;?&quot;;&quot;?&quot;;1)))" table:style-name="ce1">
            <text:p>0</text:p>
          </table:table-cell>
          <table:table-cell office:value-type="float" office:value="0" table:formula="of:=IF([Data.FT34]=&quot;&quot;;0;(IF([Data.FT34]=&quot;?&quot;;&quot;?&quot;;1)))" table:style-name="ce1">
            <text:p>0</text:p>
          </table:table-cell>
          <table:table-cell office:value-type="float" office:value="0" table:formula="of:=IF([Data.FU34]=&quot;&quot;;0;(IF([Data.FU34]=&quot;?&quot;;&quot;?&quot;;1)))" table:style-name="ce1">
            <text:p>0</text:p>
          </table:table-cell>
          <table:table-cell office:value-type="float" office:value="0" table:formula="of:=IF([Data.FV34]=&quot;&quot;;0;(IF([Data.FV34]=&quot;?&quot;;&quot;?&quot;;1)))" table:style-name="ce1">
            <text:p>0</text:p>
          </table:table-cell>
          <table:table-cell office:value-type="float" office:value="0" table:formula="of:=IF([Data.FW34]=&quot;&quot;;0;(IF([Data.FW34]=&quot;?&quot;;&quot;?&quot;;1)))" table:style-name="ce1">
            <text:p>0</text:p>
          </table:table-cell>
          <table:table-cell office:value-type="float" office:value="1" table:formula="of:=IF([Data.FX34]=&quot;&quot;;0;(IF([Data.FX34]=&quot;?&quot;;&quot;?&quot;;1)))" table:style-name="ce1">
            <text:p>1</text:p>
          </table:table-cell>
          <table:table-cell office:value-type="float" office:value="0" table:formula="of:=IF([Data.FY34]=&quot;&quot;;0;(IF([Data.FY34]=&quot;?&quot;;&quot;?&quot;;1)))" table:style-name="ce1">
            <text:p>0</text:p>
          </table:table-cell>
          <table:table-cell office:value-type="float" office:value="1" table:formula="of:=IF([Data.FZ34]=&quot;&quot;;0;(IF([Data.FZ34]=&quot;?&quot;;&quot;?&quot;;1)))" table:style-name="ce1">
            <text:p>1</text:p>
          </table:table-cell>
          <table:table-cell office:value-type="float" office:value="1" table:formula="of:=IF([Data.GA34]=&quot;&quot;;0;(IF([Data.GA34]=&quot;?&quot;;&quot;?&quot;;1)))" table:style-name="ce1">
            <text:p>1</text:p>
          </table:table-cell>
          <table:table-cell office:value-type="float" office:value="0" table:formula="of:=IF([Data.GB34]=&quot;&quot;;0;(IF([Data.GB34]=&quot;?&quot;;&quot;?&quot;;1)))" table:style-name="ce1">
            <text:p>0</text:p>
          </table:table-cell>
          <table:table-cell office:value-type="float" office:value="0" table:formula="of:=IF([Data.GC34]=&quot;&quot;;0;(IF([Data.GC34]=&quot;?&quot;;&quot;?&quot;;1)))" table:style-name="ce1">
            <text:p>0</text:p>
          </table:table-cell>
          <table:table-cell office:value-type="float" office:value="1" table:formula="of:=IF([Data.GD34]=&quot;&quot;;0;(IF([Data.GD34]=&quot;?&quot;;&quot;?&quot;;1)))" table:style-name="ce1">
            <text:p>1</text:p>
          </table:table-cell>
          <table:table-cell office:value-type="float" office:value="0" table:formula="of:=IF([Data.GE34]=&quot;&quot;;0;(IF([Data.GE34]=&quot;?&quot;;&quot;?&quot;;1)))" table:style-name="ce1">
            <text:p>0</text:p>
          </table:table-cell>
          <table:table-cell office:value-type="float" office:value="1" table:formula="of:=IF([Data.GF34]=&quot;&quot;;0;(IF([Data.GF34]=&quot;?&quot;;&quot;?&quot;;1)))" table:style-name="ce1">
            <text:p>1</text:p>
          </table:table-cell>
          <table:table-cell office:value-type="float" office:value="0" table:formula="of:=IF([Data.GG34]=&quot;&quot;;0;(IF([Data.GG34]=&quot;?&quot;;&quot;?&quot;;1)))" table:style-name="ce1">
            <text:p>0</text:p>
          </table:table-cell>
          <table:table-cell office:value-type="float" office:value="0" table:formula="of:=IF([Data.GH34]=&quot;&quot;;0;(IF([Data.GH34]=&quot;?&quot;;&quot;?&quot;;1)))" table:style-name="ce1">
            <text:p>0</text:p>
          </table:table-cell>
          <table:table-cell office:value-type="float" office:value="0" table:formula="of:=IF([Data.GI34]=&quot;&quot;;0;(IF([Data.GI34]=&quot;?&quot;;&quot;?&quot;;1)))" table:style-name="ce1">
            <text:p>0</text:p>
          </table:table-cell>
          <table:table-cell office:value-type="float" office:value="0" table:formula="of:=IF([Data.GJ34]=&quot;&quot;;0;(IF([Data.GJ34]=&quot;?&quot;;&quot;?&quot;;1)))" table:style-name="ce1">
            <text:p>0</text:p>
          </table:table-cell>
          <table:table-cell office:value-type="float" office:value="0" table:formula="of:=IF([Data.GK34]=&quot;&quot;;0;(IF([Data.GK34]=&quot;?&quot;;&quot;?&quot;;1)))" table:style-name="ce1">
            <text:p>0</text:p>
          </table:table-cell>
          <table:table-cell office:value-type="float" office:value="0" table:formula="of:=IF([Data.GL34]=&quot;&quot;;0;(IF([Data.GL34]=&quot;?&quot;;&quot;?&quot;;1)))" table:style-name="ce1">
            <text:p>0</text:p>
          </table:table-cell>
          <table:table-cell office:value-type="float" office:value="0" table:formula="of:=IF([Data.GM34]=&quot;&quot;;0;(IF([Data.GM34]=&quot;?&quot;;&quot;?&quot;;1)))" table:style-name="ce1">
            <text:p>0</text:p>
          </table:table-cell>
          <table:table-cell office:value-type="float" office:value="0" table:formula="of:=IF([Data.GN34]=&quot;&quot;;0;(IF([Data.GN34]=&quot;?&quot;;&quot;?&quot;;1)))" table:style-name="ce1">
            <text:p>0</text:p>
          </table:table-cell>
          <table:table-cell office:value-type="float" office:value="0" table:formula="of:=IF([Data.GO34]=&quot;&quot;;0;(IF([Data.GO34]=&quot;?&quot;;&quot;?&quot;;1)))" table:style-name="ce1">
            <text:p>0</text:p>
          </table:table-cell>
          <table:table-cell office:value-type="float" office:value="0" table:formula="of:=IF([Data.GP34]=&quot;&quot;;0;(IF([Data.GP34]=&quot;?&quot;;&quot;?&quot;;1)))" table:style-name="ce1">
            <text:p>0</text:p>
          </table:table-cell>
          <table:table-cell office:value-type="float" office:value="0" table:formula="of:=IF([Data.GQ34]=&quot;&quot;;0;(IF([Data.GQ34]=&quot;?&quot;;&quot;?&quot;;1)))" table:style-name="ce1">
            <text:p>0</text:p>
          </table:table-cell>
          <table:table-cell office:value-type="float" office:value="0" table:formula="of:=IF([Data.GR34]=&quot;&quot;;0;(IF([Data.GR34]=&quot;?&quot;;&quot;?&quot;;1)))" table:style-name="ce1">
            <text:p>0</text:p>
          </table:table-cell>
          <table:table-cell office:value-type="float" office:value="0" table:formula="of:=IF([Data.GS34]=&quot;&quot;;0;(IF([Data.GS34]=&quot;?&quot;;&quot;?&quot;;1)))" table:style-name="ce1">
            <text:p>0</text:p>
          </table:table-cell>
          <table:table-cell office:value-type="float" office:value="0" table:formula="of:=IF([Data.GT34]=&quot;&quot;;0;(IF([Data.GT34]=&quot;?&quot;;&quot;?&quot;;1)))" table:style-name="ce1">
            <text:p>0</text:p>
          </table:table-cell>
          <table:table-cell office:value-type="float" office:value="0" table:formula="of:=IF([Data.GU34]=&quot;&quot;;0;(IF([Data.GU34]=&quot;?&quot;;&quot;?&quot;;1)))" table:style-name="ce1">
            <text:p>0</text:p>
          </table:table-cell>
          <table:table-cell office:value-type="float" office:value="0" table:formula="of:=IF([Data.GV34]=&quot;&quot;;0;(IF([Data.GV34]=&quot;?&quot;;&quot;?&quot;;1)))" table:style-name="ce1">
            <text:p>0</text:p>
          </table:table-cell>
          <table:table-cell office:value-type="float" office:value="0" table:formula="of:=IF([Data.GW34]=&quot;&quot;;0;(IF([Data.GW34]=&quot;?&quot;;&quot;?&quot;;1)))" table:style-name="ce1">
            <text:p>0</text:p>
          </table:table-cell>
          <table:table-cell office:value-type="float" office:value="0" table:formula="of:=IF([Data.GX34]=&quot;&quot;;0;(IF([Data.GX34]=&quot;?&quot;;&quot;?&quot;;1)))" table:style-name="ce1">
            <text:p>0</text:p>
          </table:table-cell>
          <table:table-cell office:value-type="float" office:value="0" table:formula="of:=IF([Data.GY34]=&quot;&quot;;0;(IF([Data.GY34]=&quot;?&quot;;&quot;?&quot;;1)))" table:style-name="ce1">
            <text:p>0</text:p>
          </table:table-cell>
          <table:table-cell office:value-type="float" office:value="0" table:formula="of:=IF([Data.GZ34]=&quot;&quot;;0;(IF([Data.GZ34]=&quot;?&quot;;&quot;?&quot;;1)))" table:style-name="ce1">
            <text:p>0</text:p>
          </table:table-cell>
          <table:table-cell office:value-type="float" office:value="0" table:formula="of:=IF([Data.HA34]=&quot;&quot;;0;(IF([Data.HA34]=&quot;?&quot;;&quot;?&quot;;1)))" table:style-name="ce1">
            <text:p>0</text:p>
          </table:table-cell>
          <table:table-cell office:value-type="float" office:value="0" table:formula="of:=IF([Data.HB34]=&quot;&quot;;0;(IF([Data.HB34]=&quot;?&quot;;&quot;?&quot;;1)))" table:style-name="ce1">
            <text:p>0</text:p>
          </table:table-cell>
          <table:table-cell office:value-type="float" office:value="0" table:formula="of:=IF([Data.HC34]=&quot;&quot;;0;(IF([Data.HC34]=&quot;?&quot;;&quot;?&quot;;1)))" table:style-name="ce1">
            <text:p>0</text:p>
          </table:table-cell>
          <table:table-cell office:value-type="float" office:value="0" table:formula="of:=IF([Data.HD34]=&quot;&quot;;0;(IF([Data.HD34]=&quot;?&quot;;&quot;?&quot;;1)))" table:style-name="ce1">
            <text:p>0</text:p>
          </table:table-cell>
          <table:table-cell office:value-type="float" office:value="0" table:formula="of:=IF([Data.HE34]=&quot;&quot;;0;(IF([Data.HE34]=&quot;?&quot;;&quot;?&quot;;1)))" table:style-name="ce1">
            <text:p>0</text:p>
          </table:table-cell>
          <table:table-cell office:value-type="float" office:value="0" table:formula="of:=IF([Data.HF34]=&quot;&quot;;0;(IF([Data.HF34]=&quot;?&quot;;&quot;?&quot;;1)))" table:style-name="ce1">
            <text:p>0</text:p>
          </table:table-cell>
          <table:table-cell office:value-type="float" office:value="0" table:formula="of:=IF([Data.HG34]=&quot;&quot;;0;(IF([Data.HG34]=&quot;?&quot;;&quot;?&quot;;1)))" table:style-name="ce1">
            <text:p>0</text:p>
          </table:table-cell>
          <table:table-cell office:value-type="float" office:value="1" table:formula="of:=IF([Data.HH34]=&quot;&quot;;0;(IF([Data.HH34]=&quot;?&quot;;&quot;?&quot;;1)))" table:style-name="ce1">
            <text:p>1</text:p>
          </table:table-cell>
          <table:table-cell office:value-type="float" office:value="1" table:formula="of:=IF([Data.HI34]=&quot;&quot;;0;(IF([Data.HI34]=&quot;?&quot;;&quot;?&quot;;1)))" table:style-name="ce1">
            <text:p>1</text:p>
          </table:table-cell>
          <table:table-cell office:value-type="float" office:value="0" table:formula="of:=IF([Data.HJ34]=&quot;&quot;;0;(IF([Data.HJ34]=&quot;?&quot;;&quot;?&quot;;1)))" table:style-name="ce1">
            <text:p>0</text:p>
          </table:table-cell>
          <table:table-cell office:value-type="float" office:value="0" table:formula="of:=IF([Data.HK34]=&quot;&quot;;0;(IF([Data.HK34]=&quot;?&quot;;&quot;?&quot;;1)))" table:style-name="ce1">
            <text:p>0</text:p>
          </table:table-cell>
          <table:table-cell office:value-type="float" office:value="0" table:formula="of:=IF([Data.HL34]=&quot;&quot;;0;(IF([Data.HL34]=&quot;?&quot;;&quot;?&quot;;1)))" table:style-name="ce1">
            <text:p>0</text:p>
          </table:table-cell>
          <table:table-cell office:value-type="float" office:value="1" table:formula="of:=IF([Data.HM34]=&quot;&quot;;0;(IF([Data.HM34]=&quot;?&quot;;&quot;?&quot;;1)))" table:style-name="ce1">
            <text:p>1</text:p>
          </table:table-cell>
          <table:table-cell office:value-type="float" office:value="0" table:formula="of:=IF([Data.HN34]=&quot;&quot;;0;(IF([Data.HN34]=&quot;?&quot;;&quot;?&quot;;1)))" table:style-name="ce1">
            <text:p>0</text:p>
          </table:table-cell>
          <table:table-cell office:value-type="float" office:value="0" table:formula="of:=IF([Data.HO34]=&quot;&quot;;0;(IF([Data.HO34]=&quot;?&quot;;&quot;?&quot;;1)))" table:style-name="ce1">
            <text:p>0</text:p>
          </table:table-cell>
          <table:table-cell office:value-type="float" office:value="0" table:formula="of:=IF([Data.HP34]=&quot;&quot;;0;(IF([Data.HP34]=&quot;?&quot;;&quot;?&quot;;1)))" table:style-name="ce1">
            <text:p>0</text:p>
          </table:table-cell>
          <table:table-cell office:value-type="float" office:value="0" table:formula="of:=IF([Data.HQ34]=&quot;&quot;;0;(IF([Data.HQ34]=&quot;?&quot;;&quot;?&quot;;1)))" table:style-name="ce1">
            <text:p>0</text:p>
          </table:table-cell>
          <table:table-cell office:value-type="float" office:value="0" table:formula="of:=IF([Data.HR34]=&quot;&quot;;0;(IF([Data.HR34]=&quot;?&quot;;&quot;?&quot;;1)))" table:style-name="ce1">
            <text:p>0</text:p>
          </table:table-cell>
          <table:table-cell office:value-type="float" office:value="0" table:formula="of:=IF([Data.HS34]=&quot;&quot;;0;(IF([Data.HS34]=&quot;?&quot;;&quot;?&quot;;1)))" table:style-name="ce1">
            <text:p>0</text:p>
          </table:table-cell>
          <table:table-cell office:value-type="float" office:value="0" table:formula="of:=IF([Data.HT34]=&quot;&quot;;0;(IF([Data.HT34]=&quot;?&quot;;&quot;?&quot;;1)))" table:style-name="ce1">
            <text:p>0</text:p>
          </table:table-cell>
          <table:table-cell office:value-type="float" office:value="1" table:formula="of:=IF([Data.HU34]=&quot;&quot;;0;(IF([Data.HU34]=&quot;?&quot;;&quot;?&quot;;1)))" table:style-name="ce1">
            <text:p>1</text:p>
          </table:table-cell>
          <table:table-cell office:value-type="float" office:value="1" table:formula="of:=IF([Data.HV34]=&quot;&quot;;0;(IF([Data.HV34]=&quot;?&quot;;&quot;?&quot;;1)))" table:style-name="ce1">
            <text:p>1</text:p>
          </table:table-cell>
          <table:table-cell office:value-type="float" office:value="0" table:formula="of:=IF([Data.HW34]=&quot;&quot;;0;(IF([Data.HW34]=&quot;?&quot;;&quot;?&quot;;1)))" table:style-name="ce1">
            <text:p>0</text:p>
          </table:table-cell>
          <table:table-cell office:value-type="float" office:value="0" table:formula="of:=IF([Data.HX34]=&quot;&quot;;0;(IF([Data.HX34]=&quot;?&quot;;&quot;?&quot;;1)))" table:style-name="ce1">
            <text:p>0</text:p>
          </table:table-cell>
          <table:table-cell office:value-type="float" office:value="1" table:formula="of:=IF([Data.HY34]=&quot;&quot;;0;(IF([Data.HY34]=&quot;?&quot;;&quot;?&quot;;1)))" table:style-name="ce1">
            <text:p>1</text:p>
          </table:table-cell>
          <table:table-cell office:value-type="float" office:value="0" table:formula="of:=IF([Data.HZ34]=&quot;&quot;;0;(IF([Data.HZ34]=&quot;?&quot;;&quot;?&quot;;1)))" table:style-name="ce1">
            <text:p>0</text:p>
          </table:table-cell>
          <table:table-cell office:value-type="float" office:value="1" table:formula="of:=IF([Data.IA34]=&quot;&quot;;0;(IF([Data.IA34]=&quot;?&quot;;&quot;?&quot;;1)))" table:style-name="ce1">
            <text:p>1</text:p>
          </table:table-cell>
          <table:table-cell office:value-type="float" office:value="1" table:formula="of:=IF([Data.IB34]=&quot;&quot;;0;(IF([Data.IB34]=&quot;?&quot;;&quot;?&quot;;1)))" table:style-name="ce1">
            <text:p>1</text:p>
          </table:table-cell>
          <table:table-cell office:value-type="float" office:value="0" table:formula="of:=IF([Data.IC34]=&quot;&quot;;0;(IF([Data.IC34]=&quot;?&quot;;&quot;?&quot;;1)))" table:style-name="ce1">
            <text:p>0</text:p>
          </table:table-cell>
          <table:table-cell office:value-type="float" office:value="0" table:formula="of:=IF([Data.ID34]=&quot;&quot;;0;(IF([Data.ID34]=&quot;?&quot;;&quot;?&quot;;1)))" table:style-name="ce1">
            <text:p>0</text:p>
          </table:table-cell>
          <table:table-cell office:value-type="float" office:value="1" table:formula="of:=IF([Data.IE34]=&quot;&quot;;0;(IF([Data.IE34]=&quot;?&quot;;&quot;?&quot;;1)))" table:style-name="ce1">
            <text:p>1</text:p>
          </table:table-cell>
          <table:table-cell office:value-type="float" office:value="0" table:formula="of:=IF([Data.IF34]=&quot;&quot;;0;(IF([Data.IF34]=&quot;?&quot;;&quot;?&quot;;1)))" table:style-name="ce1">
            <text:p>0</text:p>
          </table:table-cell>
          <table:table-cell office:value-type="float" office:value="0" table:formula="of:=IF([Data.IG34]=&quot;&quot;;0;(IF([Data.IG34]=&quot;?&quot;;&quot;?&quot;;1)))" table:style-name="ce1">
            <text:p>0</text:p>
          </table:table-cell>
          <table:table-cell office:value-type="float" office:value="1" table:formula="of:=IF([Data.IH34]=&quot;&quot;;0;(IF([Data.IH34]=&quot;?&quot;;&quot;?&quot;;1)))" table:style-name="ce1">
            <text:p>1</text:p>
          </table:table-cell>
          <table:table-cell office:value-type="float" office:value="0" table:formula="of:=IF([Data.II34]=&quot;&quot;;0;(IF([Data.II34]=&quot;?&quot;;&quot;?&quot;;1)))" table:style-name="ce1">
            <text:p>0</text:p>
          </table:table-cell>
          <table:table-cell office:value-type="float" office:value="0" table:formula="of:=IF([Data.IJ34]=&quot;&quot;;0;(IF([Data.IJ34]=&quot;?&quot;;&quot;?&quot;;1)))" table:style-name="ce1">
            <text:p>0</text:p>
          </table:table-cell>
          <table:table-cell office:value-type="float" office:value="0" table:formula="of:=IF([Data.IK34]=&quot;&quot;;0;(IF([Data.IK34]=&quot;?&quot;;&quot;?&quot;;1)))" table:style-name="ce1">
            <text:p>0</text:p>
          </table:table-cell>
          <table:table-cell table:number-columns-repeated="2" table:style-name="ce1"/>
          <table:table-cell office:value-type="float" office:value="74" table:formula="of:=SUM([.B32:.HI32])" table:style-name="ce1">
            <text:p>74</text:p>
          </table:table-cell>
          <table:table-cell table:number-columns-repeated="16164"/>
        </table:table-row>
        <table:table-row table:style-name="ro3">
          <table:table-cell office:value-type="string" office:string-value="TcTayLungNoi" table:formula="of:=[Data.C35]" table:style-name="ce1">
            <text:p>TcTayLungNoi</text:p>
          </table:table-cell>
          <table:table-cell office:value-type="float" office:value="1" table:formula="of:=IF([Data.AD35]=&quot;&quot;;0;(IF([Data.AD35]=&quot;?&quot;;&quot;?&quot;;1)))" table:style-name="ce1">
            <text:p>1</text:p>
          </table:table-cell>
          <table:table-cell office:value-type="float" office:value="0" table:formula="of:=IF([Data.AE35]=&quot;&quot;;0;(IF([Data.AE35]=&quot;?&quot;;&quot;?&quot;;1)))" table:style-name="ce1">
            <text:p>0</text:p>
          </table:table-cell>
          <table:table-cell office:value-type="float" office:value="1" table:formula="of:=IF([Data.AF35]=&quot;&quot;;0;(IF([Data.AF35]=&quot;?&quot;;&quot;?&quot;;1)))" table:style-name="ce1">
            <text:p>1</text:p>
          </table:table-cell>
          <table:table-cell office:value-type="float" office:value="1" table:formula="of:=IF([Data.AG35]=&quot;&quot;;0;(IF([Data.AG35]=&quot;?&quot;;&quot;?&quot;;1)))" table:style-name="ce1">
            <text:p>1</text:p>
          </table:table-cell>
          <table:table-cell office:value-type="float" office:value="1" table:formula="of:=IF([Data.AH35]=&quot;&quot;;0;(IF([Data.AH35]=&quot;?&quot;;&quot;?&quot;;1)))" table:style-name="ce1">
            <text:p>1</text:p>
          </table:table-cell>
          <table:table-cell office:value-type="float" office:value="1" table:formula="of:=IF([Data.AI35]=&quot;&quot;;0;(IF([Data.AI35]=&quot;?&quot;;&quot;?&quot;;1)))" table:style-name="ce1">
            <text:p>1</text:p>
          </table:table-cell>
          <table:table-cell office:value-type="float" office:value="0" table:formula="of:=IF([Data.AJ35]=&quot;&quot;;0;(IF([Data.AJ35]=&quot;?&quot;;&quot;?&quot;;1)))" table:style-name="ce1">
            <text:p>0</text:p>
          </table:table-cell>
          <table:table-cell office:value-type="float" office:value="1" table:formula="of:=IF([Data.AK35]=&quot;&quot;;0;(IF([Data.AK35]=&quot;?&quot;;&quot;?&quot;;1)))" table:style-name="ce1">
            <text:p>1</text:p>
          </table:table-cell>
          <table:table-cell office:value-type="float" office:value="0" table:formula="of:=IF([Data.AL35]=&quot;&quot;;0;(IF([Data.AL35]=&quot;?&quot;;&quot;?&quot;;1)))" table:style-name="ce1">
            <text:p>0</text:p>
          </table:table-cell>
          <table:table-cell office:value-type="float" office:value="0" table:formula="of:=IF([Data.AM35]=&quot;&quot;;0;(IF([Data.AM35]=&quot;?&quot;;&quot;?&quot;;1)))" table:style-name="ce1">
            <text:p>0</text:p>
          </table:table-cell>
          <table:table-cell office:value-type="float" office:value="1" table:formula="of:=IF([Data.AN35]=&quot;&quot;;0;(IF([Data.AN35]=&quot;?&quot;;&quot;?&quot;;1)))" table:style-name="ce1">
            <text:p>1</text:p>
          </table:table-cell>
          <table:table-cell office:value-type="float" office:value="1" table:formula="of:=IF([Data.AO35]=&quot;&quot;;0;(IF([Data.AO35]=&quot;?&quot;;&quot;?&quot;;1)))" table:style-name="ce1">
            <text:p>1</text:p>
          </table:table-cell>
          <table:table-cell office:value-type="float" office:value="1" table:formula="of:=IF([Data.AP35]=&quot;&quot;;0;(IF([Data.AP35]=&quot;?&quot;;&quot;?&quot;;1)))" table:style-name="ce1">
            <text:p>1</text:p>
          </table:table-cell>
          <table:table-cell office:value-type="float" office:value="1" table:formula="of:=IF([Data.AQ35]=&quot;&quot;;0;(IF([Data.AQ35]=&quot;?&quot;;&quot;?&quot;;1)))" table:style-name="ce1">
            <text:p>1</text:p>
          </table:table-cell>
          <table:table-cell office:value-type="float" office:value="1" table:formula="of:=IF([Data.AR35]=&quot;&quot;;0;(IF([Data.AR35]=&quot;?&quot;;&quot;?&quot;;1)))" table:style-name="ce1">
            <text:p>1</text:p>
          </table:table-cell>
          <table:table-cell office:value-type="float" office:value="0" table:formula="of:=IF([Data.AS35]=&quot;&quot;;0;(IF([Data.AS35]=&quot;?&quot;;&quot;?&quot;;1)))" table:style-name="ce1">
            <text:p>0</text:p>
          </table:table-cell>
          <table:table-cell office:value-type="float" office:value="1" table:formula="of:=IF([Data.AT35]=&quot;&quot;;0;(IF([Data.AT35]=&quot;?&quot;;&quot;?&quot;;1)))" table:style-name="ce1">
            <text:p>1</text:p>
          </table:table-cell>
          <table:table-cell office:value-type="float" office:value="1" table:formula="of:=IF([Data.AU35]=&quot;&quot;;0;(IF([Data.AU35]=&quot;?&quot;;&quot;?&quot;;1)))" table:style-name="ce1">
            <text:p>1</text:p>
          </table:table-cell>
          <table:table-cell office:value-type="float" office:value="1" table:formula="of:=IF([Data.AV35]=&quot;&quot;;0;(IF([Data.AV35]=&quot;?&quot;;&quot;?&quot;;1)))" table:style-name="ce1">
            <text:p>1</text:p>
          </table:table-cell>
          <table:table-cell office:value-type="float" office:value="1" table:formula="of:=IF([Data.AW35]=&quot;&quot;;0;(IF([Data.AW35]=&quot;?&quot;;&quot;?&quot;;1)))" table:style-name="ce1">
            <text:p>1</text:p>
          </table:table-cell>
          <table:table-cell office:value-type="float" office:value="0" table:formula="of:=IF([Data.AX35]=&quot;&quot;;0;(IF([Data.AX35]=&quot;?&quot;;&quot;?&quot;;1)))" table:style-name="ce1">
            <text:p>0</text:p>
          </table:table-cell>
          <table:table-cell office:value-type="float" office:value="0" table:formula="of:=IF([Data.AY35]=&quot;&quot;;0;(IF([Data.AY35]=&quot;?&quot;;&quot;?&quot;;1)))" table:style-name="ce1">
            <text:p>0</text:p>
          </table:table-cell>
          <table:table-cell office:value-type="float" office:value="0" table:formula="of:=IF([Data.AZ35]=&quot;&quot;;0;(IF([Data.AZ35]=&quot;?&quot;;&quot;?&quot;;1)))" table:style-name="ce1">
            <text:p>0</text:p>
          </table:table-cell>
          <table:table-cell office:value-type="float" office:value="0" table:formula="of:=IF([Data.BA35]=&quot;&quot;;0;(IF([Data.BA35]=&quot;?&quot;;&quot;?&quot;;1)))" table:style-name="ce1">
            <text:p>0</text:p>
          </table:table-cell>
          <table:table-cell office:value-type="float" office:value="0" table:formula="of:=IF([Data.BB35]=&quot;&quot;;0;(IF([Data.BB35]=&quot;?&quot;;&quot;?&quot;;1)))" table:style-name="ce1">
            <text:p>0</text:p>
          </table:table-cell>
          <table:table-cell office:value-type="float" office:value="1" table:formula="of:=IF([Data.BC35]=&quot;&quot;;0;(IF([Data.BC35]=&quot;?&quot;;&quot;?&quot;;1)))" table:style-name="ce1">
            <text:p>1</text:p>
          </table:table-cell>
          <table:table-cell office:value-type="float" office:value="0" table:formula="of:=IF([Data.BD35]=&quot;&quot;;0;(IF([Data.BD35]=&quot;?&quot;;&quot;?&quot;;1)))" table:style-name="ce1">
            <text:p>0</text:p>
          </table:table-cell>
          <table:table-cell office:value-type="float" office:value="0" table:formula="of:=IF([Data.BE35]=&quot;&quot;;0;(IF([Data.BE35]=&quot;?&quot;;&quot;?&quot;;1)))" table:style-name="ce1">
            <text:p>0</text:p>
          </table:table-cell>
          <table:table-cell office:value-type="float" office:value="0" table:formula="of:=IF([Data.BF35]=&quot;&quot;;0;(IF([Data.BF35]=&quot;?&quot;;&quot;?&quot;;1)))" table:style-name="ce1">
            <text:p>0</text:p>
          </table:table-cell>
          <table:table-cell office:value-type="float" office:value="0" table:formula="of:=IF([Data.BG35]=&quot;&quot;;0;(IF([Data.BG35]=&quot;?&quot;;&quot;?&quot;;1)))" table:style-name="ce1">
            <text:p>0</text:p>
          </table:table-cell>
          <table:table-cell office:value-type="float" office:value="0" table:formula="of:=IF([Data.BH35]=&quot;&quot;;0;(IF([Data.BH35]=&quot;?&quot;;&quot;?&quot;;1)))" table:style-name="ce1">
            <text:p>0</text:p>
          </table:table-cell>
          <table:table-cell office:value-type="float" office:value="0" table:formula="of:=IF([Data.BI35]=&quot;&quot;;0;(IF([Data.BI35]=&quot;?&quot;;&quot;?&quot;;1)))" table:style-name="ce1">
            <text:p>0</text:p>
          </table:table-cell>
          <table:table-cell office:value-type="float" office:value="0" table:formula="of:=IF([Data.BJ35]=&quot;&quot;;0;(IF([Data.BJ35]=&quot;?&quot;;&quot;?&quot;;1)))" table:style-name="ce1">
            <text:p>0</text:p>
          </table:table-cell>
          <table:table-cell office:value-type="float" office:value="1" table:formula="of:=IF([Data.BK35]=&quot;&quot;;0;(IF([Data.BK35]=&quot;?&quot;;&quot;?&quot;;1)))" table:style-name="ce1">
            <text:p>1</text:p>
          </table:table-cell>
          <table:table-cell office:value-type="float" office:value="1" table:formula="of:=IF([Data.BL35]=&quot;&quot;;0;(IF([Data.BL35]=&quot;?&quot;;&quot;?&quot;;1)))" table:style-name="ce1">
            <text:p>1</text:p>
          </table:table-cell>
          <table:table-cell office:value-type="float" office:value="1" table:formula="of:=IF([Data.BM35]=&quot;&quot;;0;(IF([Data.BM35]=&quot;?&quot;;&quot;?&quot;;1)))" table:style-name="ce1">
            <text:p>1</text:p>
          </table:table-cell>
          <table:table-cell office:value-type="float" office:value="0" table:formula="of:=IF([Data.BN35]=&quot;&quot;;0;(IF([Data.BN35]=&quot;?&quot;;&quot;?&quot;;1)))" table:style-name="ce1">
            <text:p>0</text:p>
          </table:table-cell>
          <table:table-cell office:value-type="float" office:value="0" table:formula="of:=IF([Data.BO35]=&quot;&quot;;0;(IF([Data.BO35]=&quot;?&quot;;&quot;?&quot;;1)))" table:style-name="ce1">
            <text:p>0</text:p>
          </table:table-cell>
          <table:table-cell office:value-type="float" office:value="1" table:formula="of:=IF([Data.BP35]=&quot;&quot;;0;(IF([Data.BP35]=&quot;?&quot;;&quot;?&quot;;1)))" table:style-name="ce1">
            <text:p>1</text:p>
          </table:table-cell>
          <table:table-cell office:value-type="float" office:value="0" table:formula="of:=IF([Data.BQ35]=&quot;&quot;;0;(IF([Data.BQ35]=&quot;?&quot;;&quot;?&quot;;1)))" table:style-name="ce1">
            <text:p>0</text:p>
          </table:table-cell>
          <table:table-cell office:value-type="float" office:value="0" table:formula="of:=IF([Data.BR35]=&quot;&quot;;0;(IF([Data.BR35]=&quot;?&quot;;&quot;?&quot;;1)))" table:style-name="ce1">
            <text:p>0</text:p>
          </table:table-cell>
          <table:table-cell office:value-type="float" office:value="1" table:formula="of:=IF([Data.BS35]=&quot;&quot;;0;(IF([Data.BS35]=&quot;?&quot;;&quot;?&quot;;1)))" table:style-name="ce1">
            <text:p>1</text:p>
          </table:table-cell>
          <table:table-cell office:value-type="float" office:value="1" table:formula="of:=IF([Data.BT35]=&quot;&quot;;0;(IF([Data.BT35]=&quot;?&quot;;&quot;?&quot;;1)))" table:style-name="ce1">
            <text:p>1</text:p>
          </table:table-cell>
          <table:table-cell office:value-type="float" office:value="1" table:formula="of:=IF([Data.BU35]=&quot;&quot;;0;(IF([Data.BU35]=&quot;?&quot;;&quot;?&quot;;1)))" table:style-name="ce1">
            <text:p>1</text:p>
          </table:table-cell>
          <table:table-cell office:value-type="float" office:value="1" table:formula="of:=IF([Data.BV35]=&quot;&quot;;0;(IF([Data.BV35]=&quot;?&quot;;&quot;?&quot;;1)))" table:style-name="ce1">
            <text:p>1</text:p>
          </table:table-cell>
          <table:table-cell office:value-type="float" office:value="0" table:formula="of:=IF([Data.BW35]=&quot;&quot;;0;(IF([Data.BW35]=&quot;?&quot;;&quot;?&quot;;1)))" table:style-name="ce1">
            <text:p>0</text:p>
          </table:table-cell>
          <table:table-cell office:value-type="float" office:value="0" table:formula="of:=IF([Data.BX35]=&quot;&quot;;0;(IF([Data.BX35]=&quot;?&quot;;&quot;?&quot;;1)))" table:style-name="ce1">
            <text:p>0</text:p>
          </table:table-cell>
          <table:table-cell office:value-type="float" office:value="1" table:formula="of:=IF([Data.BY35]=&quot;&quot;;0;(IF([Data.BY35]=&quot;?&quot;;&quot;?&quot;;1)))" table:style-name="ce1">
            <text:p>1</text:p>
          </table:table-cell>
          <table:table-cell office:value-type="float" office:value="1" table:formula="of:=IF([Data.BZ35]=&quot;&quot;;0;(IF([Data.BZ35]=&quot;?&quot;;&quot;?&quot;;1)))" table:style-name="ce1">
            <text:p>1</text:p>
          </table:table-cell>
          <table:table-cell office:value-type="float" office:value="0" table:formula="of:=IF([Data.CA35]=&quot;&quot;;0;(IF([Data.CA35]=&quot;?&quot;;&quot;?&quot;;1)))" table:style-name="ce1">
            <text:p>0</text:p>
          </table:table-cell>
          <table:table-cell office:value-type="float" office:value="1" table:formula="of:=IF([Data.CB35]=&quot;&quot;;0;(IF([Data.CB35]=&quot;?&quot;;&quot;?&quot;;1)))" table:style-name="ce1">
            <text:p>1</text:p>
          </table:table-cell>
          <table:table-cell office:value-type="float" office:value="1" table:formula="of:=IF([Data.CC35]=&quot;&quot;;0;(IF([Data.CC35]=&quot;?&quot;;&quot;?&quot;;1)))" table:style-name="ce1">
            <text:p>1</text:p>
          </table:table-cell>
          <table:table-cell office:value-type="float" office:value="0" table:formula="of:=IF([Data.CD35]=&quot;&quot;;0;(IF([Data.CD35]=&quot;?&quot;;&quot;?&quot;;1)))" table:style-name="ce1">
            <text:p>0</text:p>
          </table:table-cell>
          <table:table-cell office:value-type="float" office:value="0" table:formula="of:=IF([Data.CE35]=&quot;&quot;;0;(IF([Data.CE35]=&quot;?&quot;;&quot;?&quot;;1)))" table:style-name="ce1">
            <text:p>0</text:p>
          </table:table-cell>
          <table:table-cell office:value-type="float" office:value="1" table:formula="of:=IF([Data.CF35]=&quot;&quot;;0;(IF([Data.CF35]=&quot;?&quot;;&quot;?&quot;;1)))" table:style-name="ce1">
            <text:p>1</text:p>
          </table:table-cell>
          <table:table-cell office:value-type="float" office:value="0" table:formula="of:=IF([Data.CG35]=&quot;&quot;;0;(IF([Data.CG35]=&quot;?&quot;;&quot;?&quot;;1)))" table:style-name="ce1">
            <text:p>0</text:p>
          </table:table-cell>
          <table:table-cell office:value-type="float" office:value="1" table:formula="of:=IF([Data.CH35]=&quot;&quot;;0;(IF([Data.CH35]=&quot;?&quot;;&quot;?&quot;;1)))" table:style-name="ce1">
            <text:p>1</text:p>
          </table:table-cell>
          <table:table-cell office:value-type="float" office:value="1" table:formula="of:=IF([Data.CI35]=&quot;&quot;;0;(IF([Data.CI35]=&quot;?&quot;;&quot;?&quot;;1)))" table:style-name="ce1">
            <text:p>1</text:p>
          </table:table-cell>
          <table:table-cell office:value-type="float" office:value="0" table:formula="of:=IF([Data.CJ35]=&quot;&quot;;0;(IF([Data.CJ35]=&quot;?&quot;;&quot;?&quot;;1)))" table:style-name="ce1">
            <text:p>0</text:p>
          </table:table-cell>
          <table:table-cell office:value-type="float" office:value="1" table:formula="of:=IF([Data.CK35]=&quot;&quot;;0;(IF([Data.CK35]=&quot;?&quot;;&quot;?&quot;;1)))" table:style-name="ce1">
            <text:p>1</text:p>
          </table:table-cell>
          <table:table-cell office:value-type="float" office:value="0" table:formula="of:=IF([Data.CL35]=&quot;&quot;;0;(IF([Data.CL35]=&quot;?&quot;;&quot;?&quot;;1)))" table:style-name="ce1">
            <text:p>0</text:p>
          </table:table-cell>
          <table:table-cell office:value-type="float" office:value="0" table:formula="of:=IF([Data.CM35]=&quot;&quot;;0;(IF([Data.CM35]=&quot;?&quot;;&quot;?&quot;;1)))" table:style-name="ce1">
            <text:p>0</text:p>
          </table:table-cell>
          <table:table-cell office:value-type="float" office:value="0" table:formula="of:=IF([Data.CN35]=&quot;&quot;;0;(IF([Data.CN35]=&quot;?&quot;;&quot;?&quot;;1)))" table:style-name="ce1">
            <text:p>0</text:p>
          </table:table-cell>
          <table:table-cell office:value-type="float" office:value="0" table:formula="of:=IF([Data.CO35]=&quot;&quot;;0;(IF([Data.CO35]=&quot;?&quot;;&quot;?&quot;;1)))" table:style-name="ce1">
            <text:p>0</text:p>
          </table:table-cell>
          <table:table-cell office:value-type="float" office:value="1" table:formula="of:=IF([Data.CP35]=&quot;&quot;;0;(IF([Data.CP35]=&quot;?&quot;;&quot;?&quot;;1)))" table:style-name="ce1">
            <text:p>1</text:p>
          </table:table-cell>
          <table:table-cell office:value-type="float" office:value="0" table:formula="of:=IF([Data.CQ35]=&quot;&quot;;0;(IF([Data.CQ35]=&quot;?&quot;;&quot;?&quot;;1)))" table:style-name="ce1">
            <text:p>0</text:p>
          </table:table-cell>
          <table:table-cell office:value-type="float" office:value="0" table:formula="of:=IF([Data.CR35]=&quot;&quot;;0;(IF([Data.CR35]=&quot;?&quot;;&quot;?&quot;;1)))" table:style-name="ce1">
            <text:p>0</text:p>
          </table:table-cell>
          <table:table-cell office:value-type="float" office:value="0" table:formula="of:=IF([Data.CS35]=&quot;&quot;;0;(IF([Data.CS35]=&quot;?&quot;;&quot;?&quot;;1)))" table:style-name="ce1">
            <text:p>0</text:p>
          </table:table-cell>
          <table:table-cell office:value-type="float" office:value="0" table:formula="of:=IF([Data.CT35]=&quot;&quot;;0;(IF([Data.CT35]=&quot;?&quot;;&quot;?&quot;;1)))" table:style-name="ce1">
            <text:p>0</text:p>
          </table:table-cell>
          <table:table-cell office:value-type="float" office:value="0" table:formula="of:=IF([Data.CU35]=&quot;&quot;;0;(IF([Data.CU35]=&quot;?&quot;;&quot;?&quot;;1)))" table:style-name="ce1">
            <text:p>0</text:p>
          </table:table-cell>
          <table:table-cell office:value-type="float" office:value="1" table:formula="of:=IF([Data.CV35]=&quot;&quot;;0;(IF([Data.CV35]=&quot;?&quot;;&quot;?&quot;;1)))" table:style-name="ce1">
            <text:p>1</text:p>
          </table:table-cell>
          <table:table-cell office:value-type="float" office:value="0" table:formula="of:=IF([Data.CW35]=&quot;&quot;;0;(IF([Data.CW35]=&quot;?&quot;;&quot;?&quot;;1)))" table:style-name="ce1">
            <text:p>0</text:p>
          </table:table-cell>
          <table:table-cell office:value-type="float" office:value="1" table:formula="of:=IF([Data.CX35]=&quot;&quot;;0;(IF([Data.CX35]=&quot;?&quot;;&quot;?&quot;;1)))" table:style-name="ce1">
            <text:p>1</text:p>
          </table:table-cell>
          <table:table-cell office:value-type="float" office:value="0" table:formula="of:=IF([Data.CY35]=&quot;&quot;;0;(IF([Data.CY35]=&quot;?&quot;;&quot;?&quot;;1)))" table:style-name="ce1">
            <text:p>0</text:p>
          </table:table-cell>
          <table:table-cell office:value-type="float" office:value="1" table:formula="of:=IF([Data.CZ35]=&quot;&quot;;0;(IF([Data.CZ35]=&quot;?&quot;;&quot;?&quot;;1)))" table:style-name="ce1">
            <text:p>1</text:p>
          </table:table-cell>
          <table:table-cell office:value-type="float" office:value="1" table:formula="of:=IF([Data.DA35]=&quot;&quot;;0;(IF([Data.DA35]=&quot;?&quot;;&quot;?&quot;;1)))" table:style-name="ce1">
            <text:p>1</text:p>
          </table:table-cell>
          <table:table-cell office:value-type="float" office:value="1" table:formula="of:=IF([Data.DB35]=&quot;&quot;;0;(IF([Data.DB35]=&quot;?&quot;;&quot;?&quot;;1)))" table:style-name="ce1">
            <text:p>1</text:p>
          </table:table-cell>
          <table:table-cell office:value-type="float" office:value="1" table:formula="of:=IF([Data.DC35]=&quot;&quot;;0;(IF([Data.DC35]=&quot;?&quot;;&quot;?&quot;;1)))" table:style-name="ce1">
            <text:p>1</text:p>
          </table:table-cell>
          <table:table-cell office:value-type="float" office:value="1" table:formula="of:=IF([Data.DD35]=&quot;&quot;;0;(IF([Data.DD35]=&quot;?&quot;;&quot;?&quot;;1)))" table:style-name="ce1">
            <text:p>1</text:p>
          </table:table-cell>
          <table:table-cell office:value-type="float" office:value="0" table:formula="of:=IF([Data.DE35]=&quot;&quot;;0;(IF([Data.DE35]=&quot;?&quot;;&quot;?&quot;;1)))" table:style-name="ce1">
            <text:p>0</text:p>
          </table:table-cell>
          <table:table-cell office:value-type="float" office:value="1" table:formula="of:=IF([Data.DF35]=&quot;&quot;;0;(IF([Data.DF35]=&quot;?&quot;;&quot;?&quot;;1)))" table:style-name="ce1">
            <text:p>1</text:p>
          </table:table-cell>
          <table:table-cell office:value-type="float" office:value="1" table:formula="of:=IF([Data.DG35]=&quot;&quot;;0;(IF([Data.DG35]=&quot;?&quot;;&quot;?&quot;;1)))" table:style-name="ce1">
            <text:p>1</text:p>
          </table:table-cell>
          <table:table-cell office:value-type="float" office:value="1" table:formula="of:=IF([Data.DH35]=&quot;&quot;;0;(IF([Data.DH35]=&quot;?&quot;;&quot;?&quot;;1)))" table:style-name="ce1">
            <text:p>1</text:p>
          </table:table-cell>
          <table:table-cell office:value-type="float" office:value="0" table:formula="of:=IF([Data.DI35]=&quot;&quot;;0;(IF([Data.DI35]=&quot;?&quot;;&quot;?&quot;;1)))" table:style-name="ce1">
            <text:p>0</text:p>
          </table:table-cell>
          <table:table-cell office:value-type="float" office:value="1" table:formula="of:=IF([Data.DJ35]=&quot;&quot;;0;(IF([Data.DJ35]=&quot;?&quot;;&quot;?&quot;;1)))" table:style-name="ce1">
            <text:p>1</text:p>
          </table:table-cell>
          <table:table-cell office:value-type="float" office:value="1" table:formula="of:=IF([Data.DK35]=&quot;&quot;;0;(IF([Data.DK35]=&quot;?&quot;;&quot;?&quot;;1)))" table:style-name="ce1">
            <text:p>1</text:p>
          </table:table-cell>
          <table:table-cell office:value-type="float" office:value="0" table:formula="of:=IF([Data.DL35]=&quot;&quot;;0;(IF([Data.DL35]=&quot;?&quot;;&quot;?&quot;;1)))" table:style-name="ce1">
            <text:p>0</text:p>
          </table:table-cell>
          <table:table-cell office:value-type="float" office:value="0" table:formula="of:=IF([Data.DM35]=&quot;&quot;;0;(IF([Data.DM35]=&quot;?&quot;;&quot;?&quot;;1)))" table:style-name="ce1">
            <text:p>0</text:p>
          </table:table-cell>
          <table:table-cell office:value-type="float" office:value="0" table:formula="of:=IF([Data.DN35]=&quot;&quot;;0;(IF([Data.DN35]=&quot;?&quot;;&quot;?&quot;;1)))" table:style-name="ce1">
            <text:p>0</text:p>
          </table:table-cell>
          <table:table-cell office:value-type="float" office:value="1" table:formula="of:=IF([Data.DO35]=&quot;&quot;;0;(IF([Data.DO35]=&quot;?&quot;;&quot;?&quot;;1)))" table:style-name="ce1">
            <text:p>1</text:p>
          </table:table-cell>
          <table:table-cell office:value-type="float" office:value="0" table:formula="of:=IF([Data.DP35]=&quot;&quot;;0;(IF([Data.DP35]=&quot;?&quot;;&quot;?&quot;;1)))" table:style-name="ce1">
            <text:p>0</text:p>
          </table:table-cell>
          <table:table-cell office:value-type="float" office:value="1" table:formula="of:=IF([Data.DQ35]=&quot;&quot;;0;(IF([Data.DQ35]=&quot;?&quot;;&quot;?&quot;;1)))" table:style-name="ce1">
            <text:p>1</text:p>
          </table:table-cell>
          <table:table-cell office:value-type="float" office:value="0" table:formula="of:=IF([Data.DR35]=&quot;&quot;;0;(IF([Data.DR35]=&quot;?&quot;;&quot;?&quot;;1)))" table:style-name="ce1">
            <text:p>0</text:p>
          </table:table-cell>
          <table:table-cell office:value-type="float" office:value="0" table:formula="of:=IF([Data.DS35]=&quot;&quot;;0;(IF([Data.DS35]=&quot;?&quot;;&quot;?&quot;;1)))" table:style-name="ce1">
            <text:p>0</text:p>
          </table:table-cell>
          <table:table-cell office:value-type="float" office:value="0" table:formula="of:=IF([Data.DT35]=&quot;&quot;;0;(IF([Data.DT35]=&quot;?&quot;;&quot;?&quot;;1)))" table:style-name="ce1">
            <text:p>0</text:p>
          </table:table-cell>
          <table:table-cell office:value-type="float" office:value="1" table:formula="of:=IF([Data.DU35]=&quot;&quot;;0;(IF([Data.DU35]=&quot;?&quot;;&quot;?&quot;;1)))" table:style-name="ce1">
            <text:p>1</text:p>
          </table:table-cell>
          <table:table-cell office:value-type="float" office:value="0" table:formula="of:=IF([Data.DV35]=&quot;&quot;;0;(IF([Data.DV35]=&quot;?&quot;;&quot;?&quot;;1)))" table:style-name="ce1">
            <text:p>0</text:p>
          </table:table-cell>
          <table:table-cell office:value-type="float" office:value="0" table:formula="of:=IF([Data.DW35]=&quot;&quot;;0;(IF([Data.DW35]=&quot;?&quot;;&quot;?&quot;;1)))" table:style-name="ce1">
            <text:p>0</text:p>
          </table:table-cell>
          <table:table-cell office:value-type="float" office:value="0" table:formula="of:=IF([Data.DX35]=&quot;&quot;;0;(IF([Data.DX35]=&quot;?&quot;;&quot;?&quot;;1)))" table:style-name="ce1">
            <text:p>0</text:p>
          </table:table-cell>
          <table:table-cell office:value-type="float" office:value="0" table:formula="of:=IF([Data.DY35]=&quot;&quot;;0;(IF([Data.DY35]=&quot;?&quot;;&quot;?&quot;;1)))" table:style-name="ce1">
            <text:p>0</text:p>
          </table:table-cell>
          <table:table-cell office:value-type="float" office:value="1" table:formula="of:=IF([Data.DZ35]=&quot;&quot;;0;(IF([Data.DZ35]=&quot;?&quot;;&quot;?&quot;;1)))" table:style-name="ce1">
            <text:p>1</text:p>
          </table:table-cell>
          <table:table-cell office:value-type="float" office:value="0" table:formula="of:=IF([Data.EA35]=&quot;&quot;;0;(IF([Data.EA35]=&quot;?&quot;;&quot;?&quot;;1)))" table:style-name="ce1">
            <text:p>0</text:p>
          </table:table-cell>
          <table:table-cell office:value-type="float" office:value="0" table:formula="of:=IF([Data.EB35]=&quot;&quot;;0;(IF([Data.EB35]=&quot;?&quot;;&quot;?&quot;;1)))" table:style-name="ce1">
            <text:p>0</text:p>
          </table:table-cell>
          <table:table-cell office:value-type="float" office:value="1" table:formula="of:=IF([Data.EC35]=&quot;&quot;;0;(IF([Data.EC35]=&quot;?&quot;;&quot;?&quot;;1)))" table:style-name="ce1">
            <text:p>1</text:p>
          </table:table-cell>
          <table:table-cell office:value-type="float" office:value="0" table:formula="of:=IF([Data.ED35]=&quot;&quot;;0;(IF([Data.ED35]=&quot;?&quot;;&quot;?&quot;;1)))" table:style-name="ce1">
            <text:p>0</text:p>
          </table:table-cell>
          <table:table-cell office:value-type="float" office:value="0" table:formula="of:=IF([Data.EE35]=&quot;&quot;;0;(IF([Data.EE35]=&quot;?&quot;;&quot;?&quot;;1)))" table:style-name="ce1">
            <text:p>0</text:p>
          </table:table-cell>
          <table:table-cell office:value-type="float" office:value="0" table:formula="of:=IF([Data.EF35]=&quot;&quot;;0;(IF([Data.EF35]=&quot;?&quot;;&quot;?&quot;;1)))" table:style-name="ce1">
            <text:p>0</text:p>
          </table:table-cell>
          <table:table-cell office:value-type="float" office:value="1" table:formula="of:=IF([Data.EG35]=&quot;&quot;;0;(IF([Data.EG35]=&quot;?&quot;;&quot;?&quot;;1)))" table:style-name="ce1">
            <text:p>1</text:p>
          </table:table-cell>
          <table:table-cell office:value-type="float" office:value="0" table:formula="of:=IF([Data.EH35]=&quot;&quot;;0;(IF([Data.EH35]=&quot;?&quot;;&quot;?&quot;;1)))" table:style-name="ce1">
            <text:p>0</text:p>
          </table:table-cell>
          <table:table-cell office:value-type="float" office:value="0" table:formula="of:=IF([Data.EI35]=&quot;&quot;;0;(IF([Data.EI35]=&quot;?&quot;;&quot;?&quot;;1)))" table:style-name="ce1">
            <text:p>0</text:p>
          </table:table-cell>
          <table:table-cell office:value-type="float" office:value="1" table:formula="of:=IF([Data.EJ35]=&quot;&quot;;0;(IF([Data.EJ35]=&quot;?&quot;;&quot;?&quot;;1)))" table:style-name="ce1">
            <text:p>1</text:p>
          </table:table-cell>
          <table:table-cell office:value-type="float" office:value="0" table:formula="of:=IF([Data.EK35]=&quot;&quot;;0;(IF([Data.EK35]=&quot;?&quot;;&quot;?&quot;;1)))" table:style-name="ce1">
            <text:p>0</text:p>
          </table:table-cell>
          <table:table-cell office:value-type="float" office:value="0" table:formula="of:=IF([Data.EL35]=&quot;&quot;;0;(IF([Data.EL35]=&quot;?&quot;;&quot;?&quot;;1)))" table:style-name="ce1">
            <text:p>0</text:p>
          </table:table-cell>
          <table:table-cell office:value-type="float" office:value="0" table:formula="of:=IF([Data.EM35]=&quot;&quot;;0;(IF([Data.EM35]=&quot;?&quot;;&quot;?&quot;;1)))" table:style-name="ce1">
            <text:p>0</text:p>
          </table:table-cell>
          <table:table-cell office:value-type="float" office:value="0" table:formula="of:=IF([Data.EN35]=&quot;&quot;;0;(IF([Data.EN35]=&quot;?&quot;;&quot;?&quot;;1)))" table:style-name="ce1">
            <text:p>0</text:p>
          </table:table-cell>
          <table:table-cell office:value-type="float" office:value="0" table:formula="of:=IF([Data.EO35]=&quot;&quot;;0;(IF([Data.EO35]=&quot;?&quot;;&quot;?&quot;;1)))" table:style-name="ce1">
            <text:p>0</text:p>
          </table:table-cell>
          <table:table-cell office:value-type="float" office:value="0" table:formula="of:=IF([Data.EP35]=&quot;&quot;;0;(IF([Data.EP35]=&quot;?&quot;;&quot;?&quot;;1)))" table:style-name="ce1">
            <text:p>0</text:p>
          </table:table-cell>
          <table:table-cell office:value-type="float" office:value="0" table:formula="of:=IF([Data.EQ35]=&quot;&quot;;0;(IF([Data.EQ35]=&quot;?&quot;;&quot;?&quot;;1)))" table:style-name="ce1">
            <text:p>0</text:p>
          </table:table-cell>
          <table:table-cell office:value-type="float" office:value="0" table:formula="of:=IF([Data.ER35]=&quot;&quot;;0;(IF([Data.ER35]=&quot;?&quot;;&quot;?&quot;;1)))" table:style-name="ce1">
            <text:p>0</text:p>
          </table:table-cell>
          <table:table-cell office:value-type="float" office:value="0" table:formula="of:=IF([Data.ES35]=&quot;&quot;;0;(IF([Data.ES35]=&quot;?&quot;;&quot;?&quot;;1)))" table:style-name="ce1">
            <text:p>0</text:p>
          </table:table-cell>
          <table:table-cell office:value-type="float" office:value="0" table:formula="of:=IF([Data.ET35]=&quot;&quot;;0;(IF([Data.ET35]=&quot;?&quot;;&quot;?&quot;;1)))" table:style-name="ce1">
            <text:p>0</text:p>
          </table:table-cell>
          <table:table-cell office:value-type="float" office:value="0" table:formula="of:=IF([Data.EU35]=&quot;&quot;;0;(IF([Data.EU35]=&quot;?&quot;;&quot;?&quot;;1)))" table:style-name="ce1">
            <text:p>0</text:p>
          </table:table-cell>
          <table:table-cell office:value-type="float" office:value="0" table:formula="of:=IF([Data.EV35]=&quot;&quot;;0;(IF([Data.EV35]=&quot;?&quot;;&quot;?&quot;;1)))" table:style-name="ce1">
            <text:p>0</text:p>
          </table:table-cell>
          <table:table-cell office:value-type="float" office:value="0" table:formula="of:=IF([Data.EW35]=&quot;&quot;;0;(IF([Data.EW35]=&quot;?&quot;;&quot;?&quot;;1)))" table:style-name="ce1">
            <text:p>0</text:p>
          </table:table-cell>
          <table:table-cell office:value-type="float" office:value="0" table:formula="of:=IF([Data.EX35]=&quot;&quot;;0;(IF([Data.EX35]=&quot;?&quot;;&quot;?&quot;;1)))" table:style-name="ce1">
            <text:p>0</text:p>
          </table:table-cell>
          <table:table-cell office:value-type="float" office:value="0" table:formula="of:=IF([Data.EY35]=&quot;&quot;;0;(IF([Data.EY35]=&quot;?&quot;;&quot;?&quot;;1)))" table:style-name="ce1">
            <text:p>0</text:p>
          </table:table-cell>
          <table:table-cell office:value-type="float" office:value="0" table:formula="of:=IF([Data.EZ35]=&quot;&quot;;0;(IF([Data.EZ35]=&quot;?&quot;;&quot;?&quot;;1)))" table:style-name="ce1">
            <text:p>0</text:p>
          </table:table-cell>
          <table:table-cell office:value-type="float" office:value="0" table:formula="of:=IF([Data.FA35]=&quot;&quot;;0;(IF([Data.FA35]=&quot;?&quot;;&quot;?&quot;;1)))" table:style-name="ce1">
            <text:p>0</text:p>
          </table:table-cell>
          <table:table-cell office:value-type="float" office:value="0" table:formula="of:=IF([Data.FB35]=&quot;&quot;;0;(IF([Data.FB35]=&quot;?&quot;;&quot;?&quot;;1)))" table:style-name="ce1">
            <text:p>0</text:p>
          </table:table-cell>
          <table:table-cell office:value-type="float" office:value="0" table:formula="of:=IF([Data.FC35]=&quot;&quot;;0;(IF([Data.FC35]=&quot;?&quot;;&quot;?&quot;;1)))" table:style-name="ce1">
            <text:p>0</text:p>
          </table:table-cell>
          <table:table-cell office:value-type="float" office:value="0" table:formula="of:=IF([Data.FD35]=&quot;&quot;;0;(IF([Data.FD35]=&quot;?&quot;;&quot;?&quot;;1)))" table:style-name="ce1">
            <text:p>0</text:p>
          </table:table-cell>
          <table:table-cell office:value-type="float" office:value="1" table:formula="of:=IF([Data.FE35]=&quot;&quot;;0;(IF([Data.FE35]=&quot;?&quot;;&quot;?&quot;;1)))" table:style-name="ce1">
            <text:p>1</text:p>
          </table:table-cell>
          <table:table-cell office:value-type="float" office:value="0" table:formula="of:=IF([Data.FF35]=&quot;&quot;;0;(IF([Data.FF35]=&quot;?&quot;;&quot;?&quot;;1)))" table:style-name="ce1">
            <text:p>0</text:p>
          </table:table-cell>
          <table:table-cell office:value-type="float" office:value="0" table:formula="of:=IF([Data.FG35]=&quot;&quot;;0;(IF([Data.FG35]=&quot;?&quot;;&quot;?&quot;;1)))" table:style-name="ce1">
            <text:p>0</text:p>
          </table:table-cell>
          <table:table-cell office:value-type="float" office:value="0" table:formula="of:=IF([Data.FH35]=&quot;&quot;;0;(IF([Data.FH35]=&quot;?&quot;;&quot;?&quot;;1)))" table:style-name="ce1">
            <text:p>0</text:p>
          </table:table-cell>
          <table:table-cell office:value-type="float" office:value="0" table:formula="of:=IF([Data.FI35]=&quot;&quot;;0;(IF([Data.FI35]=&quot;?&quot;;&quot;?&quot;;1)))" table:style-name="ce1">
            <text:p>0</text:p>
          </table:table-cell>
          <table:table-cell office:value-type="float" office:value="0" table:formula="of:=IF([Data.FJ35]=&quot;&quot;;0;(IF([Data.FJ35]=&quot;?&quot;;&quot;?&quot;;1)))" table:style-name="ce1">
            <text:p>0</text:p>
          </table:table-cell>
          <table:table-cell office:value-type="float" office:value="0" table:formula="of:=IF([Data.FK35]=&quot;&quot;;0;(IF([Data.FK35]=&quot;?&quot;;&quot;?&quot;;1)))" table:style-name="ce1">
            <text:p>0</text:p>
          </table:table-cell>
          <table:table-cell office:value-type="float" office:value="0" table:formula="of:=IF([Data.FL35]=&quot;&quot;;0;(IF([Data.FL35]=&quot;?&quot;;&quot;?&quot;;1)))" table:style-name="ce1">
            <text:p>0</text:p>
          </table:table-cell>
          <table:table-cell office:value-type="float" office:value="0" table:formula="of:=IF([Data.FM35]=&quot;&quot;;0;(IF([Data.FM35]=&quot;?&quot;;&quot;?&quot;;1)))" table:style-name="ce1">
            <text:p>0</text:p>
          </table:table-cell>
          <table:table-cell office:value-type="float" office:value="0" table:formula="of:=IF([Data.FN35]=&quot;&quot;;0;(IF([Data.FN35]=&quot;?&quot;;&quot;?&quot;;1)))" table:style-name="ce1">
            <text:p>0</text:p>
          </table:table-cell>
          <table:table-cell office:value-type="float" office:value="1" table:formula="of:=IF([Data.FO35]=&quot;&quot;;0;(IF([Data.FO35]=&quot;?&quot;;&quot;?&quot;;1)))" table:style-name="ce1">
            <text:p>1</text:p>
          </table:table-cell>
          <table:table-cell office:value-type="float" office:value="0" table:formula="of:=IF([Data.FP35]=&quot;&quot;;0;(IF([Data.FP35]=&quot;?&quot;;&quot;?&quot;;1)))" table:style-name="ce1">
            <text:p>0</text:p>
          </table:table-cell>
          <table:table-cell office:value-type="float" office:value="1" table:formula="of:=IF([Data.FQ35]=&quot;&quot;;0;(IF([Data.FQ35]=&quot;?&quot;;&quot;?&quot;;1)))" table:style-name="ce1">
            <text:p>1</text:p>
          </table:table-cell>
          <table:table-cell office:value-type="float" office:value="0" table:formula="of:=IF([Data.FR35]=&quot;&quot;;0;(IF([Data.FR35]=&quot;?&quot;;&quot;?&quot;;1)))" table:style-name="ce1">
            <text:p>0</text:p>
          </table:table-cell>
          <table:table-cell office:value-type="float" office:value="0" table:formula="of:=IF([Data.FS35]=&quot;&quot;;0;(IF([Data.FS35]=&quot;?&quot;;&quot;?&quot;;1)))" table:style-name="ce1">
            <text:p>0</text:p>
          </table:table-cell>
          <table:table-cell office:value-type="float" office:value="0" table:formula="of:=IF([Data.FT35]=&quot;&quot;;0;(IF([Data.FT35]=&quot;?&quot;;&quot;?&quot;;1)))" table:style-name="ce1">
            <text:p>0</text:p>
          </table:table-cell>
          <table:table-cell office:value-type="float" office:value="0" table:formula="of:=IF([Data.FU35]=&quot;&quot;;0;(IF([Data.FU35]=&quot;?&quot;;&quot;?&quot;;1)))" table:style-name="ce1">
            <text:p>0</text:p>
          </table:table-cell>
          <table:table-cell office:value-type="float" office:value="0" table:formula="of:=IF([Data.FV35]=&quot;&quot;;0;(IF([Data.FV35]=&quot;?&quot;;&quot;?&quot;;1)))" table:style-name="ce1">
            <text:p>0</text:p>
          </table:table-cell>
          <table:table-cell office:value-type="float" office:value="0" table:formula="of:=IF([Data.FW35]=&quot;&quot;;0;(IF([Data.FW35]=&quot;?&quot;;&quot;?&quot;;1)))" table:style-name="ce1">
            <text:p>0</text:p>
          </table:table-cell>
          <table:table-cell office:value-type="float" office:value="1" table:formula="of:=IF([Data.FX35]=&quot;&quot;;0;(IF([Data.FX35]=&quot;?&quot;;&quot;?&quot;;1)))" table:style-name="ce1">
            <text:p>1</text:p>
          </table:table-cell>
          <table:table-cell office:value-type="float" office:value="0" table:formula="of:=IF([Data.FY35]=&quot;&quot;;0;(IF([Data.FY35]=&quot;?&quot;;&quot;?&quot;;1)))" table:style-name="ce1">
            <text:p>0</text:p>
          </table:table-cell>
          <table:table-cell office:value-type="float" office:value="1" table:formula="of:=IF([Data.FZ35]=&quot;&quot;;0;(IF([Data.FZ35]=&quot;?&quot;;&quot;?&quot;;1)))" table:style-name="ce1">
            <text:p>1</text:p>
          </table:table-cell>
          <table:table-cell office:value-type="float" office:value="1" table:formula="of:=IF([Data.GA35]=&quot;&quot;;0;(IF([Data.GA35]=&quot;?&quot;;&quot;?&quot;;1)))" table:style-name="ce1">
            <text:p>1</text:p>
          </table:table-cell>
          <table:table-cell office:value-type="float" office:value="0" table:formula="of:=IF([Data.GB35]=&quot;&quot;;0;(IF([Data.GB35]=&quot;?&quot;;&quot;?&quot;;1)))" table:style-name="ce1">
            <text:p>0</text:p>
          </table:table-cell>
          <table:table-cell office:value-type="float" office:value="0" table:formula="of:=IF([Data.GC35]=&quot;&quot;;0;(IF([Data.GC35]=&quot;?&quot;;&quot;?&quot;;1)))" table:style-name="ce1">
            <text:p>0</text:p>
          </table:table-cell>
          <table:table-cell office:value-type="float" office:value="1" table:formula="of:=IF([Data.GD35]=&quot;&quot;;0;(IF([Data.GD35]=&quot;?&quot;;&quot;?&quot;;1)))" table:style-name="ce1">
            <text:p>1</text:p>
          </table:table-cell>
          <table:table-cell office:value-type="float" office:value="0" table:formula="of:=IF([Data.GE35]=&quot;&quot;;0;(IF([Data.GE35]=&quot;?&quot;;&quot;?&quot;;1)))" table:style-name="ce1">
            <text:p>0</text:p>
          </table:table-cell>
          <table:table-cell office:value-type="float" office:value="1" table:formula="of:=IF([Data.GF35]=&quot;&quot;;0;(IF([Data.GF35]=&quot;?&quot;;&quot;?&quot;;1)))" table:style-name="ce1">
            <text:p>1</text:p>
          </table:table-cell>
          <table:table-cell office:value-type="float" office:value="0" table:formula="of:=IF([Data.GG35]=&quot;&quot;;0;(IF([Data.GG35]=&quot;?&quot;;&quot;?&quot;;1)))" table:style-name="ce1">
            <text:p>0</text:p>
          </table:table-cell>
          <table:table-cell office:value-type="float" office:value="0" table:formula="of:=IF([Data.GH35]=&quot;&quot;;0;(IF([Data.GH35]=&quot;?&quot;;&quot;?&quot;;1)))" table:style-name="ce1">
            <text:p>0</text:p>
          </table:table-cell>
          <table:table-cell office:value-type="float" office:value="0" table:formula="of:=IF([Data.GI35]=&quot;&quot;;0;(IF([Data.GI35]=&quot;?&quot;;&quot;?&quot;;1)))" table:style-name="ce1">
            <text:p>0</text:p>
          </table:table-cell>
          <table:table-cell office:value-type="float" office:value="0" table:formula="of:=IF([Data.GJ35]=&quot;&quot;;0;(IF([Data.GJ35]=&quot;?&quot;;&quot;?&quot;;1)))" table:style-name="ce1">
            <text:p>0</text:p>
          </table:table-cell>
          <table:table-cell office:value-type="float" office:value="0" table:formula="of:=IF([Data.GK35]=&quot;&quot;;0;(IF([Data.GK35]=&quot;?&quot;;&quot;?&quot;;1)))" table:style-name="ce1">
            <text:p>0</text:p>
          </table:table-cell>
          <table:table-cell office:value-type="float" office:value="0" table:formula="of:=IF([Data.GL35]=&quot;&quot;;0;(IF([Data.GL35]=&quot;?&quot;;&quot;?&quot;;1)))" table:style-name="ce1">
            <text:p>0</text:p>
          </table:table-cell>
          <table:table-cell office:value-type="float" office:value="0" table:formula="of:=IF([Data.GM35]=&quot;&quot;;0;(IF([Data.GM35]=&quot;?&quot;;&quot;?&quot;;1)))" table:style-name="ce1">
            <text:p>0</text:p>
          </table:table-cell>
          <table:table-cell office:value-type="float" office:value="0" table:formula="of:=IF([Data.GN35]=&quot;&quot;;0;(IF([Data.GN35]=&quot;?&quot;;&quot;?&quot;;1)))" table:style-name="ce1">
            <text:p>0</text:p>
          </table:table-cell>
          <table:table-cell office:value-type="float" office:value="0" table:formula="of:=IF([Data.GO35]=&quot;&quot;;0;(IF([Data.GO35]=&quot;?&quot;;&quot;?&quot;;1)))" table:style-name="ce1">
            <text:p>0</text:p>
          </table:table-cell>
          <table:table-cell office:value-type="float" office:value="0" table:formula="of:=IF([Data.GP35]=&quot;&quot;;0;(IF([Data.GP35]=&quot;?&quot;;&quot;?&quot;;1)))" table:style-name="ce1">
            <text:p>0</text:p>
          </table:table-cell>
          <table:table-cell office:value-type="float" office:value="0" table:formula="of:=IF([Data.GQ35]=&quot;&quot;;0;(IF([Data.GQ35]=&quot;?&quot;;&quot;?&quot;;1)))" table:style-name="ce1">
            <text:p>0</text:p>
          </table:table-cell>
          <table:table-cell office:value-type="float" office:value="0" table:formula="of:=IF([Data.GR35]=&quot;&quot;;0;(IF([Data.GR35]=&quot;?&quot;;&quot;?&quot;;1)))" table:style-name="ce1">
            <text:p>0</text:p>
          </table:table-cell>
          <table:table-cell office:value-type="float" office:value="0" table:formula="of:=IF([Data.GS35]=&quot;&quot;;0;(IF([Data.GS35]=&quot;?&quot;;&quot;?&quot;;1)))" table:style-name="ce1">
            <text:p>0</text:p>
          </table:table-cell>
          <table:table-cell office:value-type="float" office:value="0" table:formula="of:=IF([Data.GT35]=&quot;&quot;;0;(IF([Data.GT35]=&quot;?&quot;;&quot;?&quot;;1)))" table:style-name="ce1">
            <text:p>0</text:p>
          </table:table-cell>
          <table:table-cell office:value-type="float" office:value="0" table:formula="of:=IF([Data.GU35]=&quot;&quot;;0;(IF([Data.GU35]=&quot;?&quot;;&quot;?&quot;;1)))" table:style-name="ce1">
            <text:p>0</text:p>
          </table:table-cell>
          <table:table-cell office:value-type="float" office:value="0" table:formula="of:=IF([Data.GV35]=&quot;&quot;;0;(IF([Data.GV35]=&quot;?&quot;;&quot;?&quot;;1)))" table:style-name="ce1">
            <text:p>0</text:p>
          </table:table-cell>
          <table:table-cell office:value-type="float" office:value="0" table:formula="of:=IF([Data.GW35]=&quot;&quot;;0;(IF([Data.GW35]=&quot;?&quot;;&quot;?&quot;;1)))" table:style-name="ce1">
            <text:p>0</text:p>
          </table:table-cell>
          <table:table-cell office:value-type="float" office:value="0" table:formula="of:=IF([Data.GX35]=&quot;&quot;;0;(IF([Data.GX35]=&quot;?&quot;;&quot;?&quot;;1)))" table:style-name="ce1">
            <text:p>0</text:p>
          </table:table-cell>
          <table:table-cell office:value-type="float" office:value="0" table:formula="of:=IF([Data.GY35]=&quot;&quot;;0;(IF([Data.GY35]=&quot;?&quot;;&quot;?&quot;;1)))" table:style-name="ce1">
            <text:p>0</text:p>
          </table:table-cell>
          <table:table-cell office:value-type="float" office:value="0" table:formula="of:=IF([Data.GZ35]=&quot;&quot;;0;(IF([Data.GZ35]=&quot;?&quot;;&quot;?&quot;;1)))" table:style-name="ce1">
            <text:p>0</text:p>
          </table:table-cell>
          <table:table-cell office:value-type="float" office:value="0" table:formula="of:=IF([Data.HA35]=&quot;&quot;;0;(IF([Data.HA35]=&quot;?&quot;;&quot;?&quot;;1)))" table:style-name="ce1">
            <text:p>0</text:p>
          </table:table-cell>
          <table:table-cell office:value-type="float" office:value="0" table:formula="of:=IF([Data.HB35]=&quot;&quot;;0;(IF([Data.HB35]=&quot;?&quot;;&quot;?&quot;;1)))" table:style-name="ce1">
            <text:p>0</text:p>
          </table:table-cell>
          <table:table-cell office:value-type="float" office:value="0" table:formula="of:=IF([Data.HC35]=&quot;&quot;;0;(IF([Data.HC35]=&quot;?&quot;;&quot;?&quot;;1)))" table:style-name="ce1">
            <text:p>0</text:p>
          </table:table-cell>
          <table:table-cell office:value-type="float" office:value="0" table:formula="of:=IF([Data.HD35]=&quot;&quot;;0;(IF([Data.HD35]=&quot;?&quot;;&quot;?&quot;;1)))" table:style-name="ce1">
            <text:p>0</text:p>
          </table:table-cell>
          <table:table-cell office:value-type="float" office:value="0" table:formula="of:=IF([Data.HE35]=&quot;&quot;;0;(IF([Data.HE35]=&quot;?&quot;;&quot;?&quot;;1)))" table:style-name="ce1">
            <text:p>0</text:p>
          </table:table-cell>
          <table:table-cell office:value-type="float" office:value="0" table:formula="of:=IF([Data.HF35]=&quot;&quot;;0;(IF([Data.HF35]=&quot;?&quot;;&quot;?&quot;;1)))" table:style-name="ce1">
            <text:p>0</text:p>
          </table:table-cell>
          <table:table-cell office:value-type="float" office:value="0" table:formula="of:=IF([Data.HG35]=&quot;&quot;;0;(IF([Data.HG35]=&quot;?&quot;;&quot;?&quot;;1)))" table:style-name="ce1">
            <text:p>0</text:p>
          </table:table-cell>
          <table:table-cell office:value-type="float" office:value="1" table:formula="of:=IF([Data.HH35]=&quot;&quot;;0;(IF([Data.HH35]=&quot;?&quot;;&quot;?&quot;;1)))" table:style-name="ce1">
            <text:p>1</text:p>
          </table:table-cell>
          <table:table-cell office:value-type="float" office:value="1" table:formula="of:=IF([Data.HI35]=&quot;&quot;;0;(IF([Data.HI35]=&quot;?&quot;;&quot;?&quot;;1)))" table:style-name="ce1">
            <text:p>1</text:p>
          </table:table-cell>
          <table:table-cell office:value-type="float" office:value="1" table:formula="of:=IF([Data.HJ35]=&quot;&quot;;0;(IF([Data.HJ35]=&quot;?&quot;;&quot;?&quot;;1)))" table:style-name="ce1">
            <text:p>1</text:p>
          </table:table-cell>
          <table:table-cell office:value-type="float" office:value="0" table:formula="of:=IF([Data.HK35]=&quot;&quot;;0;(IF([Data.HK35]=&quot;?&quot;;&quot;?&quot;;1)))" table:style-name="ce1">
            <text:p>0</text:p>
          </table:table-cell>
          <table:table-cell office:value-type="float" office:value="0" table:formula="of:=IF([Data.HL35]=&quot;&quot;;0;(IF([Data.HL35]=&quot;?&quot;;&quot;?&quot;;1)))" table:style-name="ce1">
            <text:p>0</text:p>
          </table:table-cell>
          <table:table-cell office:value-type="float" office:value="1" table:formula="of:=IF([Data.HM35]=&quot;&quot;;0;(IF([Data.HM35]=&quot;?&quot;;&quot;?&quot;;1)))" table:style-name="ce1">
            <text:p>1</text:p>
          </table:table-cell>
          <table:table-cell office:value-type="float" office:value="0" table:formula="of:=IF([Data.HN35]=&quot;&quot;;0;(IF([Data.HN35]=&quot;?&quot;;&quot;?&quot;;1)))" table:style-name="ce1">
            <text:p>0</text:p>
          </table:table-cell>
          <table:table-cell office:value-type="float" office:value="0" table:formula="of:=IF([Data.HO35]=&quot;&quot;;0;(IF([Data.HO35]=&quot;?&quot;;&quot;?&quot;;1)))" table:style-name="ce1">
            <text:p>0</text:p>
          </table:table-cell>
          <table:table-cell office:value-type="float" office:value="0" table:formula="of:=IF([Data.HP35]=&quot;&quot;;0;(IF([Data.HP35]=&quot;?&quot;;&quot;?&quot;;1)))" table:style-name="ce1">
            <text:p>0</text:p>
          </table:table-cell>
          <table:table-cell office:value-type="float" office:value="0" table:formula="of:=IF([Data.HQ35]=&quot;&quot;;0;(IF([Data.HQ35]=&quot;?&quot;;&quot;?&quot;;1)))" table:style-name="ce1">
            <text:p>0</text:p>
          </table:table-cell>
          <table:table-cell office:value-type="float" office:value="0" table:formula="of:=IF([Data.HR35]=&quot;&quot;;0;(IF([Data.HR35]=&quot;?&quot;;&quot;?&quot;;1)))" table:style-name="ce1">
            <text:p>0</text:p>
          </table:table-cell>
          <table:table-cell office:value-type="float" office:value="0" table:formula="of:=IF([Data.HS35]=&quot;&quot;;0;(IF([Data.HS35]=&quot;?&quot;;&quot;?&quot;;1)))" table:style-name="ce1">
            <text:p>0</text:p>
          </table:table-cell>
          <table:table-cell office:value-type="float" office:value="0" table:formula="of:=IF([Data.HT35]=&quot;&quot;;0;(IF([Data.HT35]=&quot;?&quot;;&quot;?&quot;;1)))" table:style-name="ce1">
            <text:p>0</text:p>
          </table:table-cell>
          <table:table-cell office:value-type="float" office:value="1" table:formula="of:=IF([Data.HU35]=&quot;&quot;;0;(IF([Data.HU35]=&quot;?&quot;;&quot;?&quot;;1)))" table:style-name="ce1">
            <text:p>1</text:p>
          </table:table-cell>
          <table:table-cell office:value-type="float" office:value="1" table:formula="of:=IF([Data.HV35]=&quot;&quot;;0;(IF([Data.HV35]=&quot;?&quot;;&quot;?&quot;;1)))" table:style-name="ce1">
            <text:p>1</text:p>
          </table:table-cell>
          <table:table-cell office:value-type="float" office:value="0" table:formula="of:=IF([Data.HW35]=&quot;&quot;;0;(IF([Data.HW35]=&quot;?&quot;;&quot;?&quot;;1)))" table:style-name="ce1">
            <text:p>0</text:p>
          </table:table-cell>
          <table:table-cell office:value-type="float" office:value="0" table:formula="of:=IF([Data.HX35]=&quot;&quot;;0;(IF([Data.HX35]=&quot;?&quot;;&quot;?&quot;;1)))" table:style-name="ce1">
            <text:p>0</text:p>
          </table:table-cell>
          <table:table-cell office:value-type="float" office:value="1" table:formula="of:=IF([Data.HY35]=&quot;&quot;;0;(IF([Data.HY35]=&quot;?&quot;;&quot;?&quot;;1)))" table:style-name="ce1">
            <text:p>1</text:p>
          </table:table-cell>
          <table:table-cell office:value-type="float" office:value="0" table:formula="of:=IF([Data.HZ35]=&quot;&quot;;0;(IF([Data.HZ35]=&quot;?&quot;;&quot;?&quot;;1)))" table:style-name="ce1">
            <text:p>0</text:p>
          </table:table-cell>
          <table:table-cell office:value-type="float" office:value="1" table:formula="of:=IF([Data.IA35]=&quot;&quot;;0;(IF([Data.IA35]=&quot;?&quot;;&quot;?&quot;;1)))" table:style-name="ce1">
            <text:p>1</text:p>
          </table:table-cell>
          <table:table-cell office:value-type="float" office:value="1" table:formula="of:=IF([Data.IB35]=&quot;&quot;;0;(IF([Data.IB35]=&quot;?&quot;;&quot;?&quot;;1)))" table:style-name="ce1">
            <text:p>1</text:p>
          </table:table-cell>
          <table:table-cell office:value-type="float" office:value="0" table:formula="of:=IF([Data.IC35]=&quot;&quot;;0;(IF([Data.IC35]=&quot;?&quot;;&quot;?&quot;;1)))" table:style-name="ce1">
            <text:p>0</text:p>
          </table:table-cell>
          <table:table-cell office:value-type="float" office:value="0" table:formula="of:=IF([Data.ID35]=&quot;&quot;;0;(IF([Data.ID35]=&quot;?&quot;;&quot;?&quot;;1)))" table:style-name="ce1">
            <text:p>0</text:p>
          </table:table-cell>
          <table:table-cell office:value-type="float" office:value="1" table:formula="of:=IF([Data.IE35]=&quot;&quot;;0;(IF([Data.IE35]=&quot;?&quot;;&quot;?&quot;;1)))" table:style-name="ce1">
            <text:p>1</text:p>
          </table:table-cell>
          <table:table-cell office:value-type="float" office:value="1" table:formula="of:=IF([Data.IF35]=&quot;&quot;;0;(IF([Data.IF35]=&quot;?&quot;;&quot;?&quot;;1)))" table:style-name="ce1">
            <text:p>1</text:p>
          </table:table-cell>
          <table:table-cell office:value-type="float" office:value="0" table:formula="of:=IF([Data.IG35]=&quot;&quot;;0;(IF([Data.IG35]=&quot;?&quot;;&quot;?&quot;;1)))" table:style-name="ce1">
            <text:p>0</text:p>
          </table:table-cell>
          <table:table-cell office:value-type="float" office:value="0" table:formula="of:=IF([Data.IH35]=&quot;&quot;;0;(IF([Data.IH35]=&quot;?&quot;;&quot;?&quot;;1)))" table:style-name="ce1">
            <text:p>0</text:p>
          </table:table-cell>
          <table:table-cell office:value-type="float" office:value="0" table:formula="of:=IF([Data.II35]=&quot;&quot;;0;(IF([Data.II35]=&quot;?&quot;;&quot;?&quot;;1)))" table:style-name="ce1">
            <text:p>0</text:p>
          </table:table-cell>
          <table:table-cell office:value-type="float" office:value="0" table:formula="of:=IF([Data.IJ35]=&quot;&quot;;0;(IF([Data.IJ35]=&quot;?&quot;;&quot;?&quot;;1)))" table:style-name="ce1">
            <text:p>0</text:p>
          </table:table-cell>
          <table:table-cell office:value-type="float" office:value="0" table:formula="of:=IF([Data.IK35]=&quot;&quot;;0;(IF([Data.IK35]=&quot;?&quot;;&quot;?&quot;;1)))" table:style-name="ce1">
            <text:p>0</text:p>
          </table:table-cell>
          <table:table-cell table:number-columns-repeated="2" table:style-name="ce1"/>
          <table:table-cell office:value-type="float" office:value="71" table:formula="of:=SUM([.B33:.HI33])" table:style-name="ce1">
            <text:p>71</text:p>
          </table:table-cell>
          <table:table-cell table:number-columns-repeated="16164"/>
        </table:table-row>
        <table:table-row table:number-rows-repeated="1048543" table:style-name="ro14">
          <table:table-cell table:number-columns-repeated="16384"/>
        </table:table-row>
      </table:table>
      <table:table table:name="References" table:style-name="ta1">
        <table:table-column table:style-name="co54" table:default-cell-style-name="ce50"/>
        <table:table-column table:style-name="co50" table:default-cell-style-name="ce49"/>
        <table:table-column table:style-name="co50" table:number-columns-repeated="1022" table:default-cell-style-name="ce50"/>
        <table:table-column table:style-name="co51" table:number-columns-repeated="15360" table:default-cell-style-name="ce1"/>
        <table:table-row table:style-name="ro3">
          <table:table-cell office:value-type="string" table:style-name="ce48">
            <text:p>References</text:p>
          </table:table-cell>
          <table:table-cell table:style-name="ce49"/>
          <table:table-cell table:number-columns-repeated="16382"/>
        </table:table-row>
        <table:table-row table:style-name="ro12">
          <table:table-cell table:number-columns-repeated="16384"/>
        </table:table-row>
        <table:table-row table:style-name="ro3">
          <table:table-cell office:value-type="string" table:style-name="ce50">
            <text:p>Boudot and Buckley <text:s/>2016</text:p>
          </table:table-cell>
          <table:table-cell office:value-type="string" table:style-name="ce49">
            <text:p>Boudot, Eric and Chris Buckley:<text:s/><text:span text:style-name="T3">Roots of Asian Weaving</text:span>. Oxbow Books, 2016.</text:p>
          </table:table-cell>
          <table:table-cell table:number-columns-repeated="16382"/>
        </table:table-row>
        <table:table-row table:style-name="ro3">
          <table:table-cell office:value-type="string" table:style-name="ce50">
            <text:p>Buckley and Boudot 2017</text:p>
          </table:table-cell>
          <table:table-cell office:value-type="string" table:style-name="ce49">
            <text:p>Buckley, Christopher D., and Eric Boudot. The evolution of an ancient technology.<text:s/><text:span text:style-name="T3">Royal Society open science</text:span><text:s/>4, no. 5 (2017): 170208.</text:p>
          </table:table-cell>
          <table:table-cell table:number-columns-repeated="16382"/>
        </table:table-row>
        <table:table-row table:style-name="ro3">
          <table:table-cell office:value-type="string" table:style-name="ce50">
            <text:p>Buckley 2019</text:p>
          </table:table-cell>
          <table:table-cell office:value-type="string" table:style-name="ce49">
            <text:p>Buckley, Christopher: Minority Looms of Southwest China. In:<text:s/><text:span text:style-name="T3">A World of Looms: Weaving: Technology and Textile Arts</text:span>, editors ZHAO Feng, Sandra Sardjono, Christopher Buckley. Zhejiang University Press, 2019, p30-41.</text:p>
          </table:table-cell>
          <table:table-cell table:number-columns-repeated="16382"/>
        </table:table-row>
        <table:table-row table:style-name="ro3">
          <table:table-cell office:value-type="string" table:style-name="ce50">
            <text:p>Cheesman 2004</text:p>
          </table:table-cell>
          <table:table-cell office:value-type="string" table:style-name="ce49">
            <text:p>Cheesman, Patricia.<text:s/><text:span text:style-name="T3">Lao-Tai Textiles: the textiles of Xam Nuea and Muang Phuan</text:span>, Studio Naenna, Chiang Mai, 2004.</text:p>
          </table:table-cell>
          <table:table-cell table:number-columns-repeated="16382"/>
        </table:table-row>
        <table:table-row table:style-name="ro3">
          <table:table-cell office:value-type="string" table:style-name="ce50">
            <text:p>Howard 2002</text:p>
          </table:table-cell>
          <table:table-cell office:value-type="string" table:style-name="ce49">
            <text:p>Howard Michael C and Howard Kim B.<text:s/><text:span text:style-name="T3">Textiles of the Highland Peoples of Northern Vietnam</text:span>, White Lotus, Bangkok, 2002.</text:p>
          </table:table-cell>
          <table:table-cell table:number-columns-repeated="16382"/>
        </table:table-row>
        <table:table-row table:style-name="ro3">
          <table:table-cell office:value-type="string" table:style-name="ce50">
            <text:p>Long 2012</text:p>
          </table:table-cell>
          <table:table-cell office:value-type="string" table:style-name="ce49">
            <text:p>Long, Bo.<text:s/><text:span text:style-name="T3">A study on low draft pattern looms and weaving techniques of warp brocade</text:span><text:s/>(Master's Thesis). Zhejiang Technical University, 2012.</text:p>
          </table:table-cell>
          <table:table-cell table:number-columns-repeated="16382"/>
        </table:table-row>
        <table:table-row table:style-name="ro3">
          <table:table-cell office:value-type="string" table:style-name="ce50">
            <text:p>McClintock 2013</text:p>
          </table:table-cell>
          <table:table-cell office:value-type="string" table:style-name="ce49">
            <text:p>Deb McClintock. Storing Pattern Above the Warp Line.<text:s/><text:span text:style-name="T3">Complex Weavers Journal<text:s/></text:span>June 2013.</text:p>
          </table:table-cell>
          <table:table-cell table:number-columns-repeated="16382"/>
        </table:table-row>
        <table:table-row table:style-name="ro3">
          <table:table-cell office:value-type="string" table:style-name="ce50">
            <text:p>Steubel 1937</text:p>
          </table:table-cell>
          <table:table-cell office:value-type="string" table:style-name="ce49">
            <text:p>Steubel, Hans.<text:s/><text:span text:style-name="T3">Die Li Stamme der Insel Hainan</text:span>. Klinkhardt &amp; Biermannn, Verlag, Berlin, 1937.</text:p>
          </table:table-cell>
          <table:table-cell table:number-columns-repeated="16382"/>
        </table:table-row>
        <table:table-row table:style-name="ro3">
          <table:table-cell office:value-type="string" table:style-name="ce50">
            <text:p>Thakur 1982</text:p>
          </table:table-cell>
          <table:table-cell office:value-type="string" table:style-name="ce49">
            <text:p>Thakur, GC Sharma.<text:s/><text:span text:style-name="T3">The Tai Phakes of Assam</text:span>. BR Publishing Corporation, 1982.</text:p>
          </table:table-cell>
          <table:table-cell table:number-columns-repeated="16382"/>
        </table:table-row>
        <table:table-row table:style-name="ro3">
          <table:table-cell office:value-type="string" table:style-name="ce50">
            <text:p>Yoshimoto 2013</text:p>
          </table:table-cell>
          <table:table-cell office:value-type="string" table:style-name="ce49">
            <text:p>Yoshimoto, Shinobu (editor),<text:s/><text:span text:style-name="T3">Looms and textiles of the world</text:span><text:s/>(exhibition catalog), Minpaku Museum, Japan.吉本忍,世界の織機と織物, 国立民族学博物館 編, 吹田, 2013.</text:p>
          </table:table-cell>
          <table:table-cell table:number-columns-repeated="16382"/>
        </table:table-row>
        <table:table-row table:style-name="ro3">
          <table:table-cell office:value-type="string" table:style-name="ce50">
            <text:p>Zhao et al 2019</text:p>
          </table:table-cell>
          <table:table-cell office:value-type="string" table:style-name="ce49">
            <text:p><text:span text:style-name="T3">A World of Looms: Weaving: Technology and Textile Arts.</text:span><text:s/>editors ZHAO Feng, Sandra Sardjono, Christopher Buckley. Zhejiang University Press, 2019.</text:p>
          </table:table-cell>
          <table:table-cell table:number-columns-repeated="16382"/>
        </table:table-row>
        <table:table-row table:number-rows-repeated="1048563" table:style-name="ro1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Verdana" svg:font-family="Verdana"/>
    <style:font-face style:name="Calibri (Body)" svg:font-family="&quot;Calibri (Body)&quot;"/>
  </office:font-face-decls>
  <office:styles>
    <number:number-style style:name="N0">
      <number:number number:min-integer-digits="1"/>
    </number:number-style>
    <number:date-style style:name="N20">
      <number:day number:style="long"/>
      <number:text>-</number:text>
      <number:month number:textual="true"/>
      <number:text>-</number:text>
      <number:year/>
    </number:date-style>
    <number:number-style style:name="N36">
      <number:number number:decimal-places="4" number:min-decimal-places="4"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font-name="Verdana" style:font-name-asian="Verdana" style:font-name-complex="Verdana" fo:font-size="10pt" style:font-size-asian="10pt" style:font-size-complex="10pt" style:text-underline-style="solid" style:text-underline-type="single"/>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1in" fo:margin-bottom="1in" fo:margin-left="0.75in" fo:margin-right="0.75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10112</meta:generator>
    <meta:initial-creator>Chris Buckley</meta:initial-creator>
    <dc:creator>Emma Kopp</dc:creator>
    <meta:creation-date>2016-10-24T10:56:05Z</meta:creation-date>
    <dc:date>2025-01-17T08:46:02Z</dc:date>
    <meta:user-defined meta:name="AppVersion">16.0300</meta:user-defined>
  </office:meta>
</office:document-meta>
</file>